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84cm"/>
    </style:style>
    <style:style style:name="co3" style:family="table-column">
      <style:table-column-properties fo:break-before="auto" style:column-width="2.91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>
      <style:table-cell-properties fo:background-color="#ff6666"/>
    </style:style>
    <style:style style:name="ce3" style:family="table-cell" style:parent-style-name="Default">
      <style:table-cell-properties fo:background-color="#3399ff"/>
    </style:style>
    <style:style style:name="ce4" style:family="table-cell" style:parent-style-name="Default">
      <style:table-cell-properties fo:background-color="#00ff66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66ccff"/>
    </style:style>
    <style:style style:name="ce7" style:family="table-cell" style:parent-style-name="Default">
      <style:table-cell-properties fo:background-color="#ffff66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ce1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2"/>
          <table:table-cell table:number-columns-repeated="2" office:value-type="string">
            <text:p>X</text:p>
          </table:table-cell>
          <table:table-cell table:number-columns-repeated="2" office:value-type="string">
            <text:p>Y</text:p>
          </table:table-cell>
          <table:table-cell table:number-columns-repeated="5"/>
          <table:table-cell table:style-name="ce2"/>
          <table:table-cell office:value-type="string">
            <text:p>Zone 1</text:p>
          </table:table-cell>
          <table:table-cell/>
          <table:table-cell table:style-name="ce2" table:formula="of:=[.B2]" office:value-type="string" office:string-value="N9">
            <text:p>N9</text:p>
          </table:table-cell>
          <table:table-cell table:style-name="ce2" table:formula="of:=[.D2]" office:value-type="string" office:string-value="X989">
            <text:p>X989</text:p>
          </table:table-cell>
          <table:table-cell table:style-name="ce2" table:formula="of:=[.F2]" office:value-type="string" office:string-value="Y2511.8">
            <text:p>Y2511.8</text:p>
          </table:table-cell>
          <table:table-cell/>
          <table:table-cell table:formula="of:=[.B2]" office:value-type="string" office:string-value="N9">
            <text:p>N9</text:p>
          </table:table-cell>
          <table:table-cell table:formula="of:=[.H2]" office:value-type="string" office:string-value="X995">
            <text:p>X995</text:p>
          </table:table-cell>
          <table:table-cell table:formula="of:=[.F2]" office:value-type="string" office:string-value="Y2511.8">
            <text:p>Y2511.8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&quot;N&quot;&amp;9" office:value-type="string" office:string-value="N9">
            <text:p>N9</text:p>
          </table:table-cell>
          <table:table-cell table:formula="of:=[.J2]" office:value-type="float" office:value="989">
            <text:p>989</text:p>
          </table:table-cell>
          <table:table-cell table:formula="of:= &quot;X&quot;&amp; [.C2]" office:value-type="string" office:string-value="X989">
            <text:p>X989</text:p>
          </table:table-cell>
          <table:table-cell table:formula="of:=[.J3]" office:value-type="float" office:value="2511.8">
            <text:p>2511.8</text:p>
          </table:table-cell>
          <table:table-cell table:formula="of:=&quot;Y&quot; &amp; [.E2]" office:value-type="string" office:string-value="Y2511.8">
            <text:p>Y2511.8</text:p>
          </table:table-cell>
          <table:table-cell table:formula="of:=[.C2] +6" office:value-type="float" office:value="995">
            <text:p>995</text:p>
          </table:table-cell>
          <table:table-cell table:formula="of:=&quot;X&quot;&amp; [.G2]" office:value-type="string" office:string-value="X995">
            <text:p>X995</text:p>
          </table:table-cell>
          <table:table-cell office:value-type="string">
            <text:p>X Position Head</text:p>
          </table:table-cell>
          <table:table-cell office:value-type="float" office:value="989">
            <text:p>989</text:p>
          </table:table-cell>
          <table:table-cell/>
          <table:table-cell table:style-name="ce3"/>
          <table:table-cell office:value-type="string">
            <text:p>Zone 2</text:p>
          </table:table-cell>
          <table:table-cell/>
          <table:table-cell table:style-name="ce2" table:formula="of:=[.B3]" office:value-type="string" office:string-value="N10">
            <text:p>N10</text:p>
          </table:table-cell>
          <table:table-cell table:style-name="ce2" table:formula="of:=[.D3]" office:value-type="string" office:string-value="X993">
            <text:p>X993</text:p>
          </table:table-cell>
          <table:table-cell table:style-name="ce2" table:formula="of:=[.F3]" office:value-type="string" office:string-value="Y2508.925">
            <text:p>Y2508.925</text:p>
          </table:table-cell>
          <table:table-cell/>
          <table:table-cell table:formula="of:=[.B3]" office:value-type="string" office:string-value="N10">
            <text:p>N10</text:p>
          </table:table-cell>
          <table:table-cell table:formula="of:=[.H3]" office:value-type="string" office:string-value="X999">
            <text:p>X999</text:p>
          </table:table-cell>
          <table:table-cell table:formula="of:=[.F3]" office:value-type="string" office:string-value="Y2508.925">
            <text:p>Y2508.925</text:p>
          </table:table-cell>
        </table:table-row>
        <table:table-row table:style-name="ro1">
          <table:table-cell table:formula="of:=[.A2]+1" office:value-type="float" office:value="10">
            <text:p>10</text:p>
          </table:table-cell>
          <table:table-cell table:formula="of:=&quot;N&quot;&amp;[.A3]" office:value-type="string" office:string-value="N10">
            <text:p>N10</text:p>
          </table:table-cell>
          <table:table-cell table:formula="of:=[.C2]+[.$J$4]" office:value-type="float" office:value="993">
            <text:p>993</text:p>
          </table:table-cell>
          <table:table-cell table:formula="of:= &quot;X&quot;&amp; [.C3]" office:value-type="string" office:string-value="X993">
            <text:p>X993</text:p>
          </table:table-cell>
          <table:table-cell table:formula="of:=[.E2]-[.$J$5]" office:value-type="float" office:value="2508.925">
            <text:p>2508.925</text:p>
          </table:table-cell>
          <table:table-cell table:formula="of:=&quot;Y&quot; &amp; [.E3]" office:value-type="string" office:string-value="Y2508.925">
            <text:p>Y2508.925</text:p>
          </table:table-cell>
          <table:table-cell table:formula="of:=[.C3] +6" office:value-type="float" office:value="999">
            <text:p>999</text:p>
          </table:table-cell>
          <table:table-cell table:formula="of:=&quot;X&quot;&amp; [.G3]" office:value-type="string" office:string-value="X999">
            <text:p>X999</text:p>
          </table:table-cell>
          <table:table-cell office:value-type="string">
            <text:p>Y Position Head</text:p>
          </table:table-cell>
          <table:table-cell office:value-type="float" office:value="2511.8">
            <text:p>2511.8</text:p>
          </table:table-cell>
          <table:table-cell/>
          <table:table-cell table:style-name="ce4"/>
          <table:table-cell office:value-type="string">
            <text:p>Zone 4</text:p>
          </table:table-cell>
          <table:table-cell/>
          <table:table-cell table:style-name="ce2" table:formula="of:=[.B4]" office:value-type="string" office:string-value="N11">
            <text:p>N11</text:p>
          </table:table-cell>
          <table:table-cell table:style-name="ce2" table:formula="of:=[.D4]" office:value-type="string" office:string-value="X997">
            <text:p>X997</text:p>
          </table:table-cell>
          <table:table-cell table:style-name="ce2" table:formula="of:=[.F4]" office:value-type="string" office:string-value="Y2506.05">
            <text:p>Y2506.05</text:p>
          </table:table-cell>
          <table:table-cell/>
          <table:table-cell table:formula="of:=[.B4]" office:value-type="string" office:string-value="N11">
            <text:p>N11</text:p>
          </table:table-cell>
          <table:table-cell table:formula="of:=[.H4]" office:value-type="string" office:string-value="X1003">
            <text:p>X1003</text:p>
          </table:table-cell>
          <table:table-cell table:formula="of:=[.F4]" office:value-type="string" office:string-value="Y2506.05">
            <text:p>Y2506.05</text:p>
          </table:table-cell>
        </table:table-row>
        <table:table-row table:style-name="ro2">
          <table:table-cell table:formula="of:=[.A3]+1" office:value-type="float" office:value="11">
            <text:p>11</text:p>
          </table:table-cell>
          <table:table-cell table:formula="of:=&quot;N&quot;&amp;[.A4]" office:value-type="string" office:string-value="N11">
            <text:p>N11</text:p>
          </table:table-cell>
          <table:table-cell table:formula="of:=[.C3]+[.$J$4]" office:value-type="float" office:value="997">
            <text:p>997</text:p>
          </table:table-cell>
          <table:table-cell table:formula="of:= &quot;X&quot;&amp; [.C4]" office:value-type="string" office:string-value="X997">
            <text:p>X997</text:p>
          </table:table-cell>
          <table:table-cell table:formula="of:=[.E3]-[.$J$5]" office:value-type="float" office:value="2506.05">
            <text:p>2506.05</text:p>
          </table:table-cell>
          <table:table-cell table:formula="of:=&quot;Y&quot; &amp; [.E4]" office:value-type="string" office:string-value="Y2506.05">
            <text:p>Y2506.05</text:p>
          </table:table-cell>
          <table:table-cell table:formula="of:=[.C4] +6" office:value-type="float" office:value="1003">
            <text:p>1003</text:p>
          </table:table-cell>
          <table:table-cell table:formula="of:=&quot;X&quot;&amp; [.G4]" office:value-type="string" office:string-value="X1003">
            <text:p>X1003</text:p>
          </table:table-cell>
          <table:table-cell office:value-type="string">
            <text:p>deltaX</text:p>
          </table:table-cell>
          <table:table-cell office:value-type="float" office:value="4">
            <text:p>4</text:p>
          </table:table-cell>
          <table:table-cell/>
          <table:table-cell table:style-name="ce5"/>
          <table:table-cell office:value-type="string">
            <text:p>Zone 5</text:p>
          </table:table-cell>
          <table:table-cell/>
          <table:table-cell table:style-name="ce2" table:formula="of:=[.B5]" office:value-type="string" office:string-value="N12">
            <text:p>N12</text:p>
          </table:table-cell>
          <table:table-cell table:style-name="ce2" table:formula="of:=[.D5]" office:value-type="string" office:string-value="X1001">
            <text:p>X1001</text:p>
          </table:table-cell>
          <table:table-cell table:style-name="ce2" table:formula="of:=[.F5]" office:value-type="string" office:string-value="Y2503.175">
            <text:p>Y2503.175</text:p>
          </table:table-cell>
          <table:table-cell/>
          <table:table-cell table:formula="of:=[.B5]" office:value-type="string" office:string-value="N12">
            <text:p>N12</text:p>
          </table:table-cell>
          <table:table-cell table:formula="of:=[.H5]" office:value-type="string" office:string-value="X1007">
            <text:p>X1007</text:p>
          </table:table-cell>
          <table:table-cell table:formula="of:=[.F5]" office:value-type="string" office:string-value="Y2503.175">
            <text:p>Y2503.175</text:p>
          </table:table-cell>
        </table:table-row>
        <table:table-row table:style-name="ro2">
          <table:table-cell table:formula="of:=[.A4]+1" office:value-type="float" office:value="12">
            <text:p>12</text:p>
          </table:table-cell>
          <table:table-cell table:formula="of:=&quot;N&quot;&amp;[.A5]" office:value-type="string" office:string-value="N12">
            <text:p>N12</text:p>
          </table:table-cell>
          <table:table-cell table:formula="of:=[.C4]+[.$J$4]" office:value-type="float" office:value="1001">
            <text:p>1001</text:p>
          </table:table-cell>
          <table:table-cell table:formula="of:= &quot;X&quot;&amp; [.C5]" office:value-type="string" office:string-value="X1001">
            <text:p>X1001</text:p>
          </table:table-cell>
          <table:table-cell table:formula="of:=[.E4]-[.$J$5]" office:value-type="float" office:value="2503.175">
            <text:p>2503.175</text:p>
          </table:table-cell>
          <table:table-cell table:formula="of:=&quot;Y&quot; &amp; [.E5]" office:value-type="string" office:string-value="Y2503.175">
            <text:p>Y2503.175</text:p>
          </table:table-cell>
          <table:table-cell table:formula="of:=[.C5] +6" office:value-type="float" office:value="1007">
            <text:p>1007</text:p>
          </table:table-cell>
          <table:table-cell table:formula="of:=&quot;X&quot;&amp; [.G5]" office:value-type="string" office:string-value="X1007">
            <text:p>X1007</text:p>
          </table:table-cell>
          <table:table-cell office:value-type="string">
            <text:p>deltaY</text:p>
          </table:table-cell>
          <table:table-cell office:value-type="float" office:value="2.875">
            <text:p>2.875</text:p>
          </table:table-cell>
          <table:table-cell table:number-columns-repeated="4"/>
          <table:table-cell table:style-name="ce2" table:formula="of:=[.B6]" office:value-type="string" office:string-value="N13">
            <text:p>N13</text:p>
          </table:table-cell>
          <table:table-cell table:style-name="ce2" table:formula="of:=[.D6]" office:value-type="string" office:string-value="X1005">
            <text:p>X1005</text:p>
          </table:table-cell>
          <table:table-cell table:style-name="ce2" table:formula="of:=[.F6]" office:value-type="string" office:string-value="Y2500.3">
            <text:p>Y2500.3</text:p>
          </table:table-cell>
          <table:table-cell/>
          <table:table-cell table:formula="of:=[.B6]" office:value-type="string" office:string-value="N13">
            <text:p>N13</text:p>
          </table:table-cell>
          <table:table-cell table:formula="of:=[.H6]" office:value-type="string" office:string-value="X1011">
            <text:p>X1011</text:p>
          </table:table-cell>
          <table:table-cell table:formula="of:=[.F6]" office:value-type="string" office:string-value="Y2500.3">
            <text:p>Y2500.3</text:p>
          </table:table-cell>
        </table:table-row>
        <table:table-row table:style-name="ro1">
          <table:table-cell table:formula="of:=[.A5]+1" office:value-type="float" office:value="13">
            <text:p>13</text:p>
          </table:table-cell>
          <table:table-cell table:formula="of:=&quot;N&quot;&amp;[.A6]" office:value-type="string" office:string-value="N13">
            <text:p>N13</text:p>
          </table:table-cell>
          <table:table-cell table:formula="of:=[.C5]+[.$J$4]" office:value-type="float" office:value="1005">
            <text:p>1005</text:p>
          </table:table-cell>
          <table:table-cell table:formula="of:= &quot;X&quot;&amp; [.C6]" office:value-type="string" office:string-value="X1005">
            <text:p>X1005</text:p>
          </table:table-cell>
          <table:table-cell table:formula="of:=[.E5]-[.$J$5]" office:value-type="float" office:value="2500.3">
            <text:p>2500.3</text:p>
          </table:table-cell>
          <table:table-cell table:formula="of:=&quot;Y&quot; &amp; [.E6]" office:value-type="string" office:string-value="Y2500.3">
            <text:p>Y2500.3</text:p>
          </table:table-cell>
          <table:table-cell table:formula="of:=[.C6] +6" office:value-type="float" office:value="1011">
            <text:p>1011</text:p>
          </table:table-cell>
          <table:table-cell table:formula="of:=&quot;X&quot;&amp; [.G6]" office:value-type="string" office:string-value="X1011">
            <text:p>X1011</text:p>
          </table:table-cell>
          <table:table-cell office:value-type="string">
            <text:p>Y delta</text:p>
          </table:table-cell>
          <table:table-cell office:value-type="float" office:value="5.75">
            <text:p>5.75</text:p>
          </table:table-cell>
          <table:table-cell table:number-columns-repeated="4"/>
          <table:table-cell table:style-name="ce2" table:formula="of:=[.B7]" office:value-type="string" office:string-value="N14">
            <text:p>N14</text:p>
          </table:table-cell>
          <table:table-cell table:style-name="ce2" table:formula="of:=[.D7]" office:value-type="string" office:string-value="X1009">
            <text:p>X1009</text:p>
          </table:table-cell>
          <table:table-cell table:style-name="ce2" table:formula="of:=[.F7]" office:value-type="string" office:string-value="Y2497.425">
            <text:p>Y2497.425</text:p>
          </table:table-cell>
          <table:table-cell/>
          <table:table-cell table:formula="of:=[.B7]" office:value-type="string" office:string-value="N14">
            <text:p>N14</text:p>
          </table:table-cell>
          <table:table-cell table:formula="of:=[.H7]" office:value-type="string" office:string-value="X1015">
            <text:p>X1015</text:p>
          </table:table-cell>
          <table:table-cell table:formula="of:=[.F7]" office:value-type="string" office:string-value="Y2497.425">
            <text:p>Y2497.425</text:p>
          </table:table-cell>
        </table:table-row>
        <table:table-row table:style-name="ro1">
          <table:table-cell table:formula="of:=[.A6]+1" office:value-type="float" office:value="14">
            <text:p>14</text:p>
          </table:table-cell>
          <table:table-cell table:formula="of:=&quot;N&quot;&amp;[.A7]" office:value-type="string" office:string-value="N14">
            <text:p>N14</text:p>
          </table:table-cell>
          <table:table-cell table:formula="of:=[.C6]+[.$J$4]" office:value-type="float" office:value="1009">
            <text:p>1009</text:p>
          </table:table-cell>
          <table:table-cell table:formula="of:= &quot;X&quot;&amp; [.C7]" office:value-type="string" office:string-value="X1009">
            <text:p>X1009</text:p>
          </table:table-cell>
          <table:table-cell table:formula="of:=[.E6]-[.$J$5]" office:value-type="float" office:value="2497.425">
            <text:p>2497.425</text:p>
          </table:table-cell>
          <table:table-cell table:formula="of:=&quot;Y&quot; &amp; [.E7]" office:value-type="string" office:string-value="Y2497.425">
            <text:p>Y2497.425</text:p>
          </table:table-cell>
          <table:table-cell table:formula="of:=[.C7] +6" office:value-type="float" office:value="1015">
            <text:p>1015</text:p>
          </table:table-cell>
          <table:table-cell table:formula="of:=&quot;X&quot;&amp; [.G7]" office:value-type="string" office:string-value="X1015">
            <text:p>X1015</text:p>
          </table:table-cell>
          <table:table-cell office:value-type="string">
            <text:p>X Position Foot</text:p>
          </table:table-cell>
          <table:table-cell table:formula="of:=6400-(4*15)" office:value-type="float" office:value="6340">
            <text:p>6340</text:p>
          </table:table-cell>
          <table:table-cell table:number-columns-repeated="4"/>
          <table:table-cell table:style-name="ce2" table:formula="of:=[.B8]" office:value-type="string" office:string-value="N15">
            <text:p>N15</text:p>
          </table:table-cell>
          <table:table-cell table:style-name="ce2" table:formula="of:=[.D8]" office:value-type="string" office:string-value="X1013">
            <text:p>X1013</text:p>
          </table:table-cell>
          <table:table-cell table:style-name="ce2" table:formula="of:=[.F8]" office:value-type="string" office:string-value="Y2494.55">
            <text:p>Y2494.55</text:p>
          </table:table-cell>
          <table:table-cell/>
          <table:table-cell table:formula="of:=[.B8]" office:value-type="string" office:string-value="N15">
            <text:p>N15</text:p>
          </table:table-cell>
          <table:table-cell table:formula="of:=[.H8]" office:value-type="string" office:string-value="X1019">
            <text:p>X1019</text:p>
          </table:table-cell>
          <table:table-cell table:formula="of:=[.F8]" office:value-type="string" office:string-value="Y2494.55">
            <text:p>Y2494.55</text:p>
          </table:table-cell>
        </table:table-row>
        <table:table-row table:style-name="ro1">
          <table:table-cell table:formula="of:=[.A7]+1" office:value-type="float" office:value="15">
            <text:p>15</text:p>
          </table:table-cell>
          <table:table-cell table:formula="of:=&quot;N&quot;&amp;[.A8]" office:value-type="string" office:string-value="N15">
            <text:p>N15</text:p>
          </table:table-cell>
          <table:table-cell table:formula="of:=[.C7]+[.$J$4]" office:value-type="float" office:value="1013">
            <text:p>1013</text:p>
          </table:table-cell>
          <table:table-cell table:formula="of:= &quot;X&quot;&amp; [.C8]" office:value-type="string" office:string-value="X1013">
            <text:p>X1013</text:p>
          </table:table-cell>
          <table:table-cell table:formula="of:=[.E7]-[.$J$5]" office:value-type="float" office:value="2494.55">
            <text:p>2494.55</text:p>
          </table:table-cell>
          <table:table-cell table:formula="of:=&quot;Y&quot; &amp; [.E8]" office:value-type="string" office:string-value="Y2494.55">
            <text:p>Y2494.55</text:p>
          </table:table-cell>
          <table:table-cell table:formula="of:=[.C8] +6" office:value-type="float" office:value="1019">
            <text:p>1019</text:p>
          </table:table-cell>
          <table:table-cell table:formula="of:=&quot;X&quot;&amp; [.G8]" office:value-type="string" office:string-value="X1019">
            <text:p>X1019</text:p>
          </table:table-cell>
          <table:table-cell office:value-type="string">
            <text:p>Y Position Foot</text:p>
          </table:table-cell>
          <table:table-cell table:formula="of:=650.6+([.J5]*15)" office:value-type="float" office:value="693.725">
            <text:p>693.725</text:p>
          </table:table-cell>
          <table:table-cell table:number-columns-repeated="4"/>
          <table:table-cell table:style-name="ce2" table:formula="of:=[.B9]" office:value-type="string" office:string-value="N16">
            <text:p>N16</text:p>
          </table:table-cell>
          <table:table-cell table:style-name="ce2" table:formula="of:=[.D9]" office:value-type="string" office:string-value="X1017">
            <text:p>X1017</text:p>
          </table:table-cell>
          <table:table-cell table:style-name="ce2" table:formula="of:=[.F9]" office:value-type="string" office:string-value="Y2491.675">
            <text:p>Y2491.675</text:p>
          </table:table-cell>
          <table:table-cell/>
          <table:table-cell table:formula="of:=[.B9]" office:value-type="string" office:string-value="N16">
            <text:p>N16</text:p>
          </table:table-cell>
          <table:table-cell table:formula="of:=[.H9]" office:value-type="string" office:string-value="X1023">
            <text:p>X1023</text:p>
          </table:table-cell>
          <table:table-cell table:formula="of:=[.F9]" office:value-type="string" office:string-value="Y2491.675">
            <text:p>Y2491.675</text:p>
          </table:table-cell>
        </table:table-row>
        <table:table-row table:style-name="ro1">
          <table:table-cell table:formula="of:=[.A8]+1" office:value-type="float" office:value="16">
            <text:p>16</text:p>
          </table:table-cell>
          <table:table-cell table:formula="of:=&quot;N&quot;&amp;[.A9]" office:value-type="string" office:string-value="N16">
            <text:p>N16</text:p>
          </table:table-cell>
          <table:table-cell table:formula="of:=[.C8]+[.$J$4]" office:value-type="float" office:value="1017">
            <text:p>1017</text:p>
          </table:table-cell>
          <table:table-cell table:formula="of:= &quot;X&quot;&amp; [.C9]" office:value-type="string" office:string-value="X1017">
            <text:p>X1017</text:p>
          </table:table-cell>
          <table:table-cell table:formula="of:=[.E8]-[.$J$5]" office:value-type="float" office:value="2491.675">
            <text:p>2491.675</text:p>
          </table:table-cell>
          <table:table-cell table:formula="of:=&quot;Y&quot; &amp; [.E9]" office:value-type="string" office:string-value="Y2491.675">
            <text:p>Y2491.675</text:p>
          </table:table-cell>
          <table:table-cell table:formula="of:=[.C9] +6" office:value-type="float" office:value="1023">
            <text:p>1023</text:p>
          </table:table-cell>
          <table:table-cell table:formula="of:=&quot;X&quot;&amp; [.G9]" office:value-type="string" office:string-value="X1023">
            <text:p>X1023</text:p>
          </table:table-cell>
          <table:table-cell table:number-columns-repeated="6"/>
          <table:table-cell table:style-name="ce2" table:formula="of:=[.B10]" office:value-type="string" office:string-value="N17">
            <text:p>N17</text:p>
          </table:table-cell>
          <table:table-cell table:style-name="ce2" table:formula="of:=[.D10]" office:value-type="string" office:string-value="X1021">
            <text:p>X1021</text:p>
          </table:table-cell>
          <table:table-cell table:style-name="ce2" table:formula="of:=[.F10]" office:value-type="string" office:string-value="Y2488.8">
            <text:p>Y2488.8</text:p>
          </table:table-cell>
          <table:table-cell/>
          <table:table-cell table:formula="of:=[.B10]" office:value-type="string" office:string-value="N17">
            <text:p>N17</text:p>
          </table:table-cell>
          <table:table-cell table:formula="of:=[.H10]" office:value-type="string" office:string-value="X1027">
            <text:p>X1027</text:p>
          </table:table-cell>
          <table:table-cell table:formula="of:=[.F10]" office:value-type="string" office:string-value="Y2488.8">
            <text:p>Y2488.8</text:p>
          </table:table-cell>
        </table:table-row>
        <table:table-row table:style-name="ro1">
          <table:table-cell table:formula="of:=[.A9]+1" office:value-type="float" office:value="17">
            <text:p>17</text:p>
          </table:table-cell>
          <table:table-cell table:formula="of:=&quot;N&quot;&amp;[.A10]" office:value-type="string" office:string-value="N17">
            <text:p>N17</text:p>
          </table:table-cell>
          <table:table-cell table:formula="of:=[.C9]+[.$J$4]" office:value-type="float" office:value="1021">
            <text:p>1021</text:p>
          </table:table-cell>
          <table:table-cell table:formula="of:= &quot;X&quot;&amp; [.C10]" office:value-type="string" office:string-value="X1021">
            <text:p>X1021</text:p>
          </table:table-cell>
          <table:table-cell table:formula="of:=[.E9]-[.$J$5]" office:value-type="float" office:value="2488.8">
            <text:p>2488.8</text:p>
          </table:table-cell>
          <table:table-cell table:formula="of:=&quot;Y&quot; &amp; [.E10]" office:value-type="string" office:string-value="Y2488.8">
            <text:p>Y2488.8</text:p>
          </table:table-cell>
          <table:table-cell table:formula="of:=[.C10] +6" office:value-type="float" office:value="1027">
            <text:p>1027</text:p>
          </table:table-cell>
          <table:table-cell table:formula="of:=&quot;X&quot;&amp; [.G10]" office:value-type="string" office:string-value="X1027">
            <text:p>X1027</text:p>
          </table:table-cell>
          <table:table-cell table:number-columns-repeated="6"/>
          <table:table-cell table:style-name="ce2" table:formula="of:=[.B11]" office:value-type="string" office:string-value="N18">
            <text:p>N18</text:p>
          </table:table-cell>
          <table:table-cell table:style-name="ce2" table:formula="of:=[.D11]" office:value-type="string" office:string-value="X1025">
            <text:p>X1025</text:p>
          </table:table-cell>
          <table:table-cell table:style-name="ce2" table:formula="of:=[.F11]" office:value-type="string" office:string-value="Y2485.925">
            <text:p>Y2485.925</text:p>
          </table:table-cell>
          <table:table-cell/>
          <table:table-cell table:formula="of:=[.B11]" office:value-type="string" office:string-value="N18">
            <text:p>N18</text:p>
          </table:table-cell>
          <table:table-cell table:formula="of:=[.H11]" office:value-type="string" office:string-value="X1031">
            <text:p>X1031</text:p>
          </table:table-cell>
          <table:table-cell table:formula="of:=[.F11]" office:value-type="string" office:string-value="Y2485.925">
            <text:p>Y2485.925</text:p>
          </table:table-cell>
        </table:table-row>
        <table:table-row table:style-name="ro1">
          <table:table-cell table:formula="of:=[.A10]+1" office:value-type="float" office:value="18">
            <text:p>18</text:p>
          </table:table-cell>
          <table:table-cell table:formula="of:=&quot;N&quot;&amp;[.A11]" office:value-type="string" office:string-value="N18">
            <text:p>N18</text:p>
          </table:table-cell>
          <table:table-cell table:formula="of:=[.C10]+[.$J$4]" office:value-type="float" office:value="1025">
            <text:p>1025</text:p>
          </table:table-cell>
          <table:table-cell table:formula="of:= &quot;X&quot;&amp; [.C11]" office:value-type="string" office:string-value="X1025">
            <text:p>X1025</text:p>
          </table:table-cell>
          <table:table-cell table:formula="of:=[.E10]-[.$J$5]" office:value-type="float" office:value="2485.925">
            <text:p>2485.925</text:p>
          </table:table-cell>
          <table:table-cell table:formula="of:=&quot;Y&quot; &amp; [.E11]" office:value-type="string" office:string-value="Y2485.925">
            <text:p>Y2485.925</text:p>
          </table:table-cell>
          <table:table-cell table:formula="of:=[.C11] +6" office:value-type="float" office:value="1031">
            <text:p>1031</text:p>
          </table:table-cell>
          <table:table-cell table:formula="of:=&quot;X&quot;&amp; [.G11]" office:value-type="string" office:string-value="X1031">
            <text:p>X1031</text:p>
          </table:table-cell>
          <table:table-cell table:number-columns-repeated="6"/>
          <table:table-cell table:style-name="ce2" table:formula="of:=[.B12]" office:value-type="string" office:string-value="N19">
            <text:p>N19</text:p>
          </table:table-cell>
          <table:table-cell table:style-name="ce2" table:formula="of:=[.D12]" office:value-type="string" office:string-value="X1029">
            <text:p>X1029</text:p>
          </table:table-cell>
          <table:table-cell table:style-name="ce2" table:formula="of:=[.F12]" office:value-type="string" office:string-value="Y2483.05">
            <text:p>Y2483.05</text:p>
          </table:table-cell>
          <table:table-cell/>
          <table:table-cell table:formula="of:=[.B12]" office:value-type="string" office:string-value="N19">
            <text:p>N19</text:p>
          </table:table-cell>
          <table:table-cell table:formula="of:=[.H12]" office:value-type="string" office:string-value="X1035">
            <text:p>X1035</text:p>
          </table:table-cell>
          <table:table-cell table:formula="of:=[.F12]" office:value-type="string" office:string-value="Y2483.05">
            <text:p>Y2483.05</text:p>
          </table:table-cell>
        </table:table-row>
        <table:table-row table:style-name="ro1">
          <table:table-cell table:formula="of:=[.A11]+1" office:value-type="float" office:value="19">
            <text:p>19</text:p>
          </table:table-cell>
          <table:table-cell table:formula="of:=&quot;N&quot;&amp;[.A12]" office:value-type="string" office:string-value="N19">
            <text:p>N19</text:p>
          </table:table-cell>
          <table:table-cell table:formula="of:=[.C11]+[.$J$4]" office:value-type="float" office:value="1029">
            <text:p>1029</text:p>
          </table:table-cell>
          <table:table-cell table:formula="of:= &quot;X&quot;&amp; [.C12]" office:value-type="string" office:string-value="X1029">
            <text:p>X1029</text:p>
          </table:table-cell>
          <table:table-cell table:formula="of:=[.E11]-[.$J$5]" office:value-type="float" office:value="2483.05">
            <text:p>2483.05</text:p>
          </table:table-cell>
          <table:table-cell table:formula="of:=&quot;Y&quot; &amp; [.E12]" office:value-type="string" office:string-value="Y2483.05">
            <text:p>Y2483.05</text:p>
          </table:table-cell>
          <table:table-cell table:formula="of:=[.C12] +6" office:value-type="float" office:value="1035">
            <text:p>1035</text:p>
          </table:table-cell>
          <table:table-cell table:formula="of:=&quot;X&quot;&amp; [.G12]" office:value-type="string" office:string-value="X1035">
            <text:p>X1035</text:p>
          </table:table-cell>
          <table:table-cell table:number-columns-repeated="6"/>
          <table:table-cell table:style-name="ce2" table:formula="of:=[.B13]" office:value-type="string" office:string-value="N20">
            <text:p>N20</text:p>
          </table:table-cell>
          <table:table-cell table:style-name="ce2" table:formula="of:=[.D13]" office:value-type="string" office:string-value="X1033">
            <text:p>X1033</text:p>
          </table:table-cell>
          <table:table-cell table:style-name="ce2" table:formula="of:=[.F13]" office:value-type="string" office:string-value="Y2480.175">
            <text:p>Y2480.175</text:p>
          </table:table-cell>
          <table:table-cell/>
          <table:table-cell table:formula="of:=[.B13]" office:value-type="string" office:string-value="N20">
            <text:p>N20</text:p>
          </table:table-cell>
          <table:table-cell table:formula="of:=[.H13]" office:value-type="string" office:string-value="X1039">
            <text:p>X1039</text:p>
          </table:table-cell>
          <table:table-cell table:formula="of:=[.F13]" office:value-type="string" office:string-value="Y2480.175">
            <text:p>Y2480.175</text:p>
          </table:table-cell>
        </table:table-row>
        <table:table-row table:style-name="ro1">
          <table:table-cell table:formula="of:=[.A12]+1" office:value-type="float" office:value="20">
            <text:p>20</text:p>
          </table:table-cell>
          <table:table-cell table:formula="of:=&quot;N&quot;&amp;[.A13]" office:value-type="string" office:string-value="N20">
            <text:p>N20</text:p>
          </table:table-cell>
          <table:table-cell table:formula="of:=[.C12]+[.$J$4]" office:value-type="float" office:value="1033">
            <text:p>1033</text:p>
          </table:table-cell>
          <table:table-cell table:formula="of:= &quot;X&quot;&amp; [.C13]" office:value-type="string" office:string-value="X1033">
            <text:p>X1033</text:p>
          </table:table-cell>
          <table:table-cell table:formula="of:=[.E12]-[.$J$5]" office:value-type="float" office:value="2480.175">
            <text:p>2480.175</text:p>
          </table:table-cell>
          <table:table-cell table:formula="of:=&quot;Y&quot; &amp; [.E13]" office:value-type="string" office:string-value="Y2480.175">
            <text:p>Y2480.175</text:p>
          </table:table-cell>
          <table:table-cell table:formula="of:=[.C13] +6" office:value-type="float" office:value="1039">
            <text:p>1039</text:p>
          </table:table-cell>
          <table:table-cell table:formula="of:=&quot;X&quot;&amp; [.G13]" office:value-type="string" office:string-value="X1039">
            <text:p>X1039</text:p>
          </table:table-cell>
          <table:table-cell table:number-columns-repeated="6"/>
          <table:table-cell table:style-name="ce2" table:formula="of:=[.B14]" office:value-type="string" office:string-value="N21">
            <text:p>N21</text:p>
          </table:table-cell>
          <table:table-cell table:style-name="ce2" table:formula="of:=[.D14]" office:value-type="string" office:string-value="X1037">
            <text:p>X1037</text:p>
          </table:table-cell>
          <table:table-cell table:style-name="ce2" table:formula="of:=[.F14]" office:value-type="string" office:string-value="Y2477.3">
            <text:p>Y2477.3</text:p>
          </table:table-cell>
          <table:table-cell/>
          <table:table-cell table:formula="of:=[.B14]" office:value-type="string" office:string-value="N21">
            <text:p>N21</text:p>
          </table:table-cell>
          <table:table-cell table:formula="of:=[.H14]" office:value-type="string" office:string-value="X1043">
            <text:p>X1043</text:p>
          </table:table-cell>
          <table:table-cell table:formula="of:=[.F14]" office:value-type="string" office:string-value="Y2477.3">
            <text:p>Y2477.3</text:p>
          </table:table-cell>
        </table:table-row>
        <table:table-row table:style-name="ro1">
          <table:table-cell table:formula="of:=[.A13]+1" office:value-type="float" office:value="21">
            <text:p>21</text:p>
          </table:table-cell>
          <table:table-cell table:formula="of:=&quot;N&quot;&amp;[.A14]" office:value-type="string" office:string-value="N21">
            <text:p>N21</text:p>
          </table:table-cell>
          <table:table-cell table:formula="of:=[.C13]+[.$J$4]" office:value-type="float" office:value="1037">
            <text:p>1037</text:p>
          </table:table-cell>
          <table:table-cell table:formula="of:= &quot;X&quot;&amp; [.C14]" office:value-type="string" office:string-value="X1037">
            <text:p>X1037</text:p>
          </table:table-cell>
          <table:table-cell table:formula="of:=[.E13]-[.$J$5]" office:value-type="float" office:value="2477.3">
            <text:p>2477.3</text:p>
          </table:table-cell>
          <table:table-cell table:formula="of:=&quot;Y&quot; &amp; [.E14]" office:value-type="string" office:string-value="Y2477.3">
            <text:p>Y2477.3</text:p>
          </table:table-cell>
          <table:table-cell table:formula="of:=[.C14] +6" office:value-type="float" office:value="1043">
            <text:p>1043</text:p>
          </table:table-cell>
          <table:table-cell table:formula="of:=&quot;X&quot;&amp; [.G14]" office:value-type="string" office:string-value="X1043">
            <text:p>X1043</text:p>
          </table:table-cell>
          <table:table-cell table:number-columns-repeated="6"/>
          <table:table-cell table:style-name="ce2" table:formula="of:=[.B15]" office:value-type="string" office:string-value="N22">
            <text:p>N22</text:p>
          </table:table-cell>
          <table:table-cell table:style-name="ce2" table:formula="of:=[.D15]" office:value-type="string" office:string-value="X1041">
            <text:p>X1041</text:p>
          </table:table-cell>
          <table:table-cell table:style-name="ce2" table:formula="of:=[.F15]" office:value-type="string" office:string-value="Y2474.425">
            <text:p>Y2474.425</text:p>
          </table:table-cell>
          <table:table-cell/>
          <table:table-cell table:formula="of:=[.B15]" office:value-type="string" office:string-value="N22">
            <text:p>N22</text:p>
          </table:table-cell>
          <table:table-cell table:formula="of:=[.H15]" office:value-type="string" office:string-value="X1047">
            <text:p>X1047</text:p>
          </table:table-cell>
          <table:table-cell table:formula="of:=[.F15]" office:value-type="string" office:string-value="Y2474.425">
            <text:p>Y2474.425</text:p>
          </table:table-cell>
        </table:table-row>
        <table:table-row table:style-name="ro1">
          <table:table-cell table:formula="of:=[.A14]+1" office:value-type="float" office:value="22">
            <text:p>22</text:p>
          </table:table-cell>
          <table:table-cell table:formula="of:=&quot;N&quot;&amp;[.A15]" office:value-type="string" office:string-value="N22">
            <text:p>N22</text:p>
          </table:table-cell>
          <table:table-cell table:formula="of:=[.C14]+[.$J$4]" office:value-type="float" office:value="1041">
            <text:p>1041</text:p>
          </table:table-cell>
          <table:table-cell table:formula="of:= &quot;X&quot;&amp; [.C15]" office:value-type="string" office:string-value="X1041">
            <text:p>X1041</text:p>
          </table:table-cell>
          <table:table-cell table:formula="of:=[.E14]-[.$J$5]" office:value-type="float" office:value="2474.425">
            <text:p>2474.425</text:p>
          </table:table-cell>
          <table:table-cell table:formula="of:=&quot;Y&quot; &amp; [.E15]" office:value-type="string" office:string-value="Y2474.425">
            <text:p>Y2474.425</text:p>
          </table:table-cell>
          <table:table-cell table:formula="of:=[.C15] +6" office:value-type="float" office:value="1047">
            <text:p>1047</text:p>
          </table:table-cell>
          <table:table-cell table:formula="of:=&quot;X&quot;&amp; [.G15]" office:value-type="string" office:string-value="X1047">
            <text:p>X1047</text:p>
          </table:table-cell>
          <table:table-cell table:number-columns-repeated="6"/>
          <table:table-cell table:style-name="ce2" table:formula="of:=[.B16]" office:value-type="string" office:string-value="N23">
            <text:p>N23</text:p>
          </table:table-cell>
          <table:table-cell table:style-name="ce2" table:formula="of:=[.D16]" office:value-type="string" office:string-value="X1045">
            <text:p>X1045</text:p>
          </table:table-cell>
          <table:table-cell table:style-name="ce2" table:formula="of:=[.F16]" office:value-type="string" office:string-value="Y2471.55">
            <text:p>Y2471.55</text:p>
          </table:table-cell>
          <table:table-cell/>
          <table:table-cell table:formula="of:=[.B16]" office:value-type="string" office:string-value="N23">
            <text:p>N23</text:p>
          </table:table-cell>
          <table:table-cell table:formula="of:=[.H16]" office:value-type="string" office:string-value="X1051">
            <text:p>X1051</text:p>
          </table:table-cell>
          <table:table-cell table:formula="of:=[.F16]" office:value-type="string" office:string-value="Y2471.55">
            <text:p>Y2471.55</text:p>
          </table:table-cell>
        </table:table-row>
        <table:table-row table:style-name="ro1">
          <table:table-cell table:formula="of:=[.A15]+1" office:value-type="float" office:value="23">
            <text:p>23</text:p>
          </table:table-cell>
          <table:table-cell table:formula="of:=&quot;N&quot;&amp;[.A16]" office:value-type="string" office:string-value="N23">
            <text:p>N23</text:p>
          </table:table-cell>
          <table:table-cell table:formula="of:=[.C15]+[.$J$4]" office:value-type="float" office:value="1045">
            <text:p>1045</text:p>
          </table:table-cell>
          <table:table-cell table:formula="of:= &quot;X&quot;&amp; [.C16]" office:value-type="string" office:string-value="X1045">
            <text:p>X1045</text:p>
          </table:table-cell>
          <table:table-cell table:formula="of:=[.E15]-[.$J$5]" office:value-type="float" office:value="2471.55">
            <text:p>2471.55</text:p>
          </table:table-cell>
          <table:table-cell table:formula="of:=&quot;Y&quot; &amp; [.E16]" office:value-type="string" office:string-value="Y2471.55">
            <text:p>Y2471.55</text:p>
          </table:table-cell>
          <table:table-cell table:formula="of:=[.C16] +6" office:value-type="float" office:value="1051">
            <text:p>1051</text:p>
          </table:table-cell>
          <table:table-cell table:formula="of:=&quot;X&quot;&amp; [.G16]" office:value-type="string" office:string-value="X1051">
            <text:p>X1051</text:p>
          </table:table-cell>
          <table:table-cell table:number-columns-repeated="6"/>
          <table:table-cell table:style-name="ce2" table:formula="of:=[.B17]" office:value-type="string" office:string-value="N24">
            <text:p>N24</text:p>
          </table:table-cell>
          <table:table-cell table:style-name="ce2" table:formula="of:=[.D17]" office:value-type="string" office:string-value="X1049">
            <text:p>X1049</text:p>
          </table:table-cell>
          <table:table-cell table:style-name="ce2" table:formula="of:=[.F17]" office:value-type="string" office:string-value="Y2468.675">
            <text:p>Y2468.675</text:p>
          </table:table-cell>
          <table:table-cell/>
          <table:table-cell table:formula="of:=[.B17]" office:value-type="string" office:string-value="N24">
            <text:p>N24</text:p>
          </table:table-cell>
          <table:table-cell table:formula="of:=[.H17]" office:value-type="string" office:string-value="X1055">
            <text:p>X1055</text:p>
          </table:table-cell>
          <table:table-cell table:formula="of:=[.F17]" office:value-type="string" office:string-value="Y2468.675">
            <text:p>Y2468.675</text:p>
          </table:table-cell>
        </table:table-row>
        <table:table-row table:style-name="ro1">
          <table:table-cell table:formula="of:=[.A16]+1" office:value-type="float" office:value="24">
            <text:p>24</text:p>
          </table:table-cell>
          <table:table-cell table:formula="of:=&quot;N&quot;&amp;[.A17]" office:value-type="string" office:string-value="N24">
            <text:p>N24</text:p>
          </table:table-cell>
          <table:table-cell table:formula="of:=[.C16]+[.$J$4]" office:value-type="float" office:value="1049">
            <text:p>1049</text:p>
          </table:table-cell>
          <table:table-cell table:formula="of:= &quot;X&quot;&amp; [.C17]" office:value-type="string" office:string-value="X1049">
            <text:p>X1049</text:p>
          </table:table-cell>
          <table:table-cell table:formula="of:=[.E16]-[.$J$5]" office:value-type="float" office:value="2468.675">
            <text:p>2468.675</text:p>
          </table:table-cell>
          <table:table-cell table:formula="of:=&quot;Y&quot; &amp; [.E17]" office:value-type="string" office:string-value="Y2468.675">
            <text:p>Y2468.675</text:p>
          </table:table-cell>
          <table:table-cell table:formula="of:=[.C17] +6" office:value-type="float" office:value="1055">
            <text:p>1055</text:p>
          </table:table-cell>
          <table:table-cell table:formula="of:=&quot;X&quot;&amp; [.G17]" office:value-type="string" office:string-value="X1055">
            <text:p>X1055</text:p>
          </table:table-cell>
          <table:table-cell table:number-columns-repeated="6"/>
          <table:table-cell table:style-name="ce2" table:formula="of:=[.B18]" office:value-type="string" office:string-value="N25">
            <text:p>N25</text:p>
          </table:table-cell>
          <table:table-cell table:style-name="ce2" table:formula="of:=[.D18]" office:value-type="string" office:string-value="X1053">
            <text:p>X1053</text:p>
          </table:table-cell>
          <table:table-cell table:style-name="ce2" table:formula="of:=[.F18]" office:value-type="string" office:string-value="Y2465.8">
            <text:p>Y2465.8</text:p>
          </table:table-cell>
          <table:table-cell/>
          <table:table-cell table:formula="of:=[.B18]" office:value-type="string" office:string-value="N25">
            <text:p>N25</text:p>
          </table:table-cell>
          <table:table-cell table:formula="of:=[.H18]" office:value-type="string" office:string-value="X1059">
            <text:p>X1059</text:p>
          </table:table-cell>
          <table:table-cell table:formula="of:=[.F18]" office:value-type="string" office:string-value="Y2465.8">
            <text:p>Y2465.8</text:p>
          </table:table-cell>
        </table:table-row>
        <table:table-row table:style-name="ro1">
          <table:table-cell table:formula="of:=[.A17]+1" office:value-type="float" office:value="25">
            <text:p>25</text:p>
          </table:table-cell>
          <table:table-cell table:formula="of:=&quot;N&quot;&amp;[.A18]" office:value-type="string" office:string-value="N25">
            <text:p>N25</text:p>
          </table:table-cell>
          <table:table-cell table:formula="of:=[.C17]+[.$J$4]" office:value-type="float" office:value="1053">
            <text:p>1053</text:p>
          </table:table-cell>
          <table:table-cell table:formula="of:= &quot;X&quot;&amp; [.C18]" office:value-type="string" office:string-value="X1053">
            <text:p>X1053</text:p>
          </table:table-cell>
          <table:table-cell table:formula="of:=[.E17]-[.$J$5]" office:value-type="float" office:value="2465.8">
            <text:p>2465.8</text:p>
          </table:table-cell>
          <table:table-cell table:formula="of:=&quot;Y&quot; &amp; [.E18]" office:value-type="string" office:string-value="Y2465.8">
            <text:p>Y2465.8</text:p>
          </table:table-cell>
          <table:table-cell table:formula="of:=[.C18] +6" office:value-type="float" office:value="1059">
            <text:p>1059</text:p>
          </table:table-cell>
          <table:table-cell table:formula="of:=&quot;X&quot;&amp; [.G18]" office:value-type="string" office:string-value="X1059">
            <text:p>X1059</text:p>
          </table:table-cell>
          <table:table-cell table:number-columns-repeated="6"/>
          <table:table-cell table:style-name="ce2" table:formula="of:=[.B19]" office:value-type="string" office:string-value="N26">
            <text:p>N26</text:p>
          </table:table-cell>
          <table:table-cell table:style-name="ce2" table:formula="of:=[.D19]" office:value-type="string" office:string-value="X1057">
            <text:p>X1057</text:p>
          </table:table-cell>
          <table:table-cell table:style-name="ce2" table:formula="of:=[.F19]" office:value-type="string" office:string-value="Y2462.925">
            <text:p>Y2462.925</text:p>
          </table:table-cell>
          <table:table-cell/>
          <table:table-cell table:formula="of:=[.B19]" office:value-type="string" office:string-value="N26">
            <text:p>N26</text:p>
          </table:table-cell>
          <table:table-cell table:formula="of:=[.H19]" office:value-type="string" office:string-value="X1063">
            <text:p>X1063</text:p>
          </table:table-cell>
          <table:table-cell table:formula="of:=[.F19]" office:value-type="string" office:string-value="Y2462.925">
            <text:p>Y2462.925</text:p>
          </table:table-cell>
        </table:table-row>
        <table:table-row table:style-name="ro1">
          <table:table-cell table:formula="of:=[.A18]+1" office:value-type="float" office:value="26">
            <text:p>26</text:p>
          </table:table-cell>
          <table:table-cell table:formula="of:=&quot;N&quot;&amp;[.A19]" office:value-type="string" office:string-value="N26">
            <text:p>N26</text:p>
          </table:table-cell>
          <table:table-cell table:formula="of:=[.C18]+[.$J$4]" office:value-type="float" office:value="1057">
            <text:p>1057</text:p>
          </table:table-cell>
          <table:table-cell table:formula="of:= &quot;X&quot;&amp; [.C19]" office:value-type="string" office:string-value="X1057">
            <text:p>X1057</text:p>
          </table:table-cell>
          <table:table-cell table:formula="of:=[.E18]-[.$J$5]" office:value-type="float" office:value="2462.925">
            <text:p>2462.925</text:p>
          </table:table-cell>
          <table:table-cell table:formula="of:=&quot;Y&quot; &amp; [.E19]" office:value-type="string" office:string-value="Y2462.925">
            <text:p>Y2462.925</text:p>
          </table:table-cell>
          <table:table-cell table:formula="of:=[.C19] +6" office:value-type="float" office:value="1063">
            <text:p>1063</text:p>
          </table:table-cell>
          <table:table-cell table:formula="of:=&quot;X&quot;&amp; [.G19]" office:value-type="string" office:string-value="X1063">
            <text:p>X1063</text:p>
          </table:table-cell>
          <table:table-cell table:number-columns-repeated="6"/>
          <table:table-cell table:style-name="ce2" table:formula="of:=[.B20]" office:value-type="string" office:string-value="N27">
            <text:p>N27</text:p>
          </table:table-cell>
          <table:table-cell table:style-name="ce2" table:formula="of:=[.D20]" office:value-type="string" office:string-value="X1061">
            <text:p>X1061</text:p>
          </table:table-cell>
          <table:table-cell table:style-name="ce2" table:formula="of:=[.F20]" office:value-type="string" office:string-value="Y2460.05">
            <text:p>Y2460.05</text:p>
          </table:table-cell>
          <table:table-cell/>
          <table:table-cell table:formula="of:=[.B20]" office:value-type="string" office:string-value="N27">
            <text:p>N27</text:p>
          </table:table-cell>
          <table:table-cell table:formula="of:=[.H20]" office:value-type="string" office:string-value="X1067">
            <text:p>X1067</text:p>
          </table:table-cell>
          <table:table-cell table:formula="of:=[.F20]" office:value-type="string" office:string-value="Y2460.05">
            <text:p>Y2460.05</text:p>
          </table:table-cell>
        </table:table-row>
        <table:table-row table:style-name="ro1">
          <table:table-cell table:formula="of:=[.A19]+1" office:value-type="float" office:value="27">
            <text:p>27</text:p>
          </table:table-cell>
          <table:table-cell table:formula="of:=&quot;N&quot;&amp;[.A20]" office:value-type="string" office:string-value="N27">
            <text:p>N27</text:p>
          </table:table-cell>
          <table:table-cell table:formula="of:=[.C19]+[.$J$4]" office:value-type="float" office:value="1061">
            <text:p>1061</text:p>
          </table:table-cell>
          <table:table-cell table:formula="of:= &quot;X&quot;&amp; [.C20]" office:value-type="string" office:string-value="X1061">
            <text:p>X1061</text:p>
          </table:table-cell>
          <table:table-cell table:formula="of:=[.E19]-[.$J$5]" office:value-type="float" office:value="2460.05">
            <text:p>2460.05</text:p>
          </table:table-cell>
          <table:table-cell table:formula="of:=&quot;Y&quot; &amp; [.E20]" office:value-type="string" office:string-value="Y2460.05">
            <text:p>Y2460.05</text:p>
          </table:table-cell>
          <table:table-cell table:formula="of:=[.C20] +6" office:value-type="float" office:value="1067">
            <text:p>1067</text:p>
          </table:table-cell>
          <table:table-cell table:formula="of:=&quot;X&quot;&amp; [.G20]" office:value-type="string" office:string-value="X1067">
            <text:p>X1067</text:p>
          </table:table-cell>
          <table:table-cell table:number-columns-repeated="6"/>
          <table:table-cell table:style-name="ce2" table:formula="of:=[.B21]" office:value-type="string" office:string-value="N28">
            <text:p>N28</text:p>
          </table:table-cell>
          <table:table-cell table:style-name="ce2" table:formula="of:=[.D21]" office:value-type="string" office:string-value="X1065">
            <text:p>X1065</text:p>
          </table:table-cell>
          <table:table-cell table:style-name="ce2" table:formula="of:=[.F21]" office:value-type="string" office:string-value="Y2457.175">
            <text:p>Y2457.175</text:p>
          </table:table-cell>
          <table:table-cell/>
          <table:table-cell table:formula="of:=[.B21]" office:value-type="string" office:string-value="N28">
            <text:p>N28</text:p>
          </table:table-cell>
          <table:table-cell table:formula="of:=[.H21]" office:value-type="string" office:string-value="X1071">
            <text:p>X1071</text:p>
          </table:table-cell>
          <table:table-cell table:formula="of:=[.F21]" office:value-type="string" office:string-value="Y2457.175">
            <text:p>Y2457.175</text:p>
          </table:table-cell>
        </table:table-row>
        <table:table-row table:style-name="ro1">
          <table:table-cell table:formula="of:=[.A20]+1" office:value-type="float" office:value="28">
            <text:p>28</text:p>
          </table:table-cell>
          <table:table-cell table:formula="of:=&quot;N&quot;&amp;[.A21]" office:value-type="string" office:string-value="N28">
            <text:p>N28</text:p>
          </table:table-cell>
          <table:table-cell table:formula="of:=[.C20]+[.$J$4]" office:value-type="float" office:value="1065">
            <text:p>1065</text:p>
          </table:table-cell>
          <table:table-cell table:formula="of:= &quot;X&quot;&amp; [.C21]" office:value-type="string" office:string-value="X1065">
            <text:p>X1065</text:p>
          </table:table-cell>
          <table:table-cell table:formula="of:=[.E20]-[.$J$5]" office:value-type="float" office:value="2457.175">
            <text:p>2457.175</text:p>
          </table:table-cell>
          <table:table-cell table:formula="of:=&quot;Y&quot; &amp; [.E21]" office:value-type="string" office:string-value="Y2457.175">
            <text:p>Y2457.175</text:p>
          </table:table-cell>
          <table:table-cell table:formula="of:=[.C21] +6" office:value-type="float" office:value="1071">
            <text:p>1071</text:p>
          </table:table-cell>
          <table:table-cell table:formula="of:=&quot;X&quot;&amp; [.G21]" office:value-type="string" office:string-value="X1071">
            <text:p>X1071</text:p>
          </table:table-cell>
          <table:table-cell table:number-columns-repeated="6"/>
          <table:table-cell table:style-name="ce2" table:formula="of:=[.B22]" office:value-type="string" office:string-value="N29">
            <text:p>N29</text:p>
          </table:table-cell>
          <table:table-cell table:style-name="ce2" table:formula="of:=[.D22]" office:value-type="string" office:string-value="X1069">
            <text:p>X1069</text:p>
          </table:table-cell>
          <table:table-cell table:style-name="ce2" table:formula="of:=[.F22]" office:value-type="string" office:string-value="Y2454.3">
            <text:p>Y2454.3</text:p>
          </table:table-cell>
          <table:table-cell/>
          <table:table-cell table:formula="of:=[.B22]" office:value-type="string" office:string-value="N29">
            <text:p>N29</text:p>
          </table:table-cell>
          <table:table-cell table:formula="of:=[.H22]" office:value-type="string" office:string-value="X1075">
            <text:p>X1075</text:p>
          </table:table-cell>
          <table:table-cell table:formula="of:=[.F22]" office:value-type="string" office:string-value="Y2454.3">
            <text:p>Y2454.3</text:p>
          </table:table-cell>
        </table:table-row>
        <table:table-row table:style-name="ro1">
          <table:table-cell table:formula="of:=[.A21]+1" office:value-type="float" office:value="29">
            <text:p>29</text:p>
          </table:table-cell>
          <table:table-cell table:formula="of:=&quot;N&quot;&amp;[.A22]" office:value-type="string" office:string-value="N29">
            <text:p>N29</text:p>
          </table:table-cell>
          <table:table-cell table:formula="of:=[.C21]+[.$J$4]" office:value-type="float" office:value="1069">
            <text:p>1069</text:p>
          </table:table-cell>
          <table:table-cell table:formula="of:= &quot;X&quot;&amp; [.C22]" office:value-type="string" office:string-value="X1069">
            <text:p>X1069</text:p>
          </table:table-cell>
          <table:table-cell table:formula="of:=[.E21]-[.$J$5]" office:value-type="float" office:value="2454.3">
            <text:p>2454.3</text:p>
          </table:table-cell>
          <table:table-cell table:formula="of:=&quot;Y&quot; &amp; [.E22]" office:value-type="string" office:string-value="Y2454.3">
            <text:p>Y2454.3</text:p>
          </table:table-cell>
          <table:table-cell table:formula="of:=[.C22] +6" office:value-type="float" office:value="1075">
            <text:p>1075</text:p>
          </table:table-cell>
          <table:table-cell table:formula="of:=&quot;X&quot;&amp; [.G22]" office:value-type="string" office:string-value="X1075">
            <text:p>X1075</text:p>
          </table:table-cell>
          <table:table-cell table:number-columns-repeated="6"/>
          <table:table-cell table:style-name="ce2" table:formula="of:=[.B23]" office:value-type="string" office:string-value="N30">
            <text:p>N30</text:p>
          </table:table-cell>
          <table:table-cell table:style-name="ce2" table:formula="of:=[.D23]" office:value-type="string" office:string-value="X1073">
            <text:p>X1073</text:p>
          </table:table-cell>
          <table:table-cell table:style-name="ce2" table:formula="of:=[.F23]" office:value-type="string" office:string-value="Y2451.425">
            <text:p>Y2451.425</text:p>
          </table:table-cell>
          <table:table-cell/>
          <table:table-cell table:formula="of:=[.B23]" office:value-type="string" office:string-value="N30">
            <text:p>N30</text:p>
          </table:table-cell>
          <table:table-cell table:formula="of:=[.H23]" office:value-type="string" office:string-value="X1079">
            <text:p>X1079</text:p>
          </table:table-cell>
          <table:table-cell table:formula="of:=[.F23]" office:value-type="string" office:string-value="Y2451.425">
            <text:p>Y2451.425</text:p>
          </table:table-cell>
        </table:table-row>
        <table:table-row table:style-name="ro1">
          <table:table-cell table:formula="of:=[.A22]+1" office:value-type="float" office:value="30">
            <text:p>30</text:p>
          </table:table-cell>
          <table:table-cell table:formula="of:=&quot;N&quot;&amp;[.A23]" office:value-type="string" office:string-value="N30">
            <text:p>N30</text:p>
          </table:table-cell>
          <table:table-cell table:formula="of:=[.C22]+[.$J$4]" office:value-type="float" office:value="1073">
            <text:p>1073</text:p>
          </table:table-cell>
          <table:table-cell table:formula="of:= &quot;X&quot;&amp; [.C23]" office:value-type="string" office:string-value="X1073">
            <text:p>X1073</text:p>
          </table:table-cell>
          <table:table-cell table:formula="of:=[.E22]-[.$J$5]" office:value-type="float" office:value="2451.425">
            <text:p>2451.425</text:p>
          </table:table-cell>
          <table:table-cell table:formula="of:=&quot;Y&quot; &amp; [.E23]" office:value-type="string" office:string-value="Y2451.425">
            <text:p>Y2451.425</text:p>
          </table:table-cell>
          <table:table-cell table:formula="of:=[.C23] +6" office:value-type="float" office:value="1079">
            <text:p>1079</text:p>
          </table:table-cell>
          <table:table-cell table:formula="of:=&quot;X&quot;&amp; [.G23]" office:value-type="string" office:string-value="X1079">
            <text:p>X1079</text:p>
          </table:table-cell>
          <table:table-cell table:number-columns-repeated="6"/>
          <table:table-cell table:style-name="ce2" table:formula="of:=[.B24]" office:value-type="string" office:string-value="N31">
            <text:p>N31</text:p>
          </table:table-cell>
          <table:table-cell table:style-name="ce2" table:formula="of:=[.D24]" office:value-type="string" office:string-value="X1077">
            <text:p>X1077</text:p>
          </table:table-cell>
          <table:table-cell table:style-name="ce2" table:formula="of:=[.F24]" office:value-type="string" office:string-value="Y2448.55">
            <text:p>Y2448.55</text:p>
          </table:table-cell>
          <table:table-cell/>
          <table:table-cell table:formula="of:=[.B24]" office:value-type="string" office:string-value="N31">
            <text:p>N31</text:p>
          </table:table-cell>
          <table:table-cell table:formula="of:=[.H24]" office:value-type="string" office:string-value="X1083">
            <text:p>X1083</text:p>
          </table:table-cell>
          <table:table-cell table:formula="of:=[.F24]" office:value-type="string" office:string-value="Y2448.55">
            <text:p>Y2448.55</text:p>
          </table:table-cell>
        </table:table-row>
        <table:table-row table:style-name="ro1">
          <table:table-cell table:formula="of:=[.A23]+1" office:value-type="float" office:value="31">
            <text:p>31</text:p>
          </table:table-cell>
          <table:table-cell table:formula="of:=&quot;N&quot;&amp;[.A24]" office:value-type="string" office:string-value="N31">
            <text:p>N31</text:p>
          </table:table-cell>
          <table:table-cell table:formula="of:=[.C23]+[.$J$4]" office:value-type="float" office:value="1077">
            <text:p>1077</text:p>
          </table:table-cell>
          <table:table-cell table:formula="of:= &quot;X&quot;&amp; [.C24]" office:value-type="string" office:string-value="X1077">
            <text:p>X1077</text:p>
          </table:table-cell>
          <table:table-cell table:formula="of:=[.E23]-[.$J$5]" office:value-type="float" office:value="2448.55">
            <text:p>2448.55</text:p>
          </table:table-cell>
          <table:table-cell table:formula="of:=&quot;Y&quot; &amp; [.E24]" office:value-type="string" office:string-value="Y2448.55">
            <text:p>Y2448.55</text:p>
          </table:table-cell>
          <table:table-cell table:formula="of:=[.C24] +6" office:value-type="float" office:value="1083">
            <text:p>1083</text:p>
          </table:table-cell>
          <table:table-cell table:formula="of:=&quot;X&quot;&amp; [.G24]" office:value-type="string" office:string-value="X1083">
            <text:p>X1083</text:p>
          </table:table-cell>
          <table:table-cell table:number-columns-repeated="6"/>
          <table:table-cell table:style-name="ce2" table:formula="of:=[.B25]" office:value-type="string" office:string-value="N32">
            <text:p>N32</text:p>
          </table:table-cell>
          <table:table-cell table:style-name="ce2" table:formula="of:=[.D25]" office:value-type="string" office:string-value="X1081">
            <text:p>X1081</text:p>
          </table:table-cell>
          <table:table-cell table:style-name="ce2" table:formula="of:=[.F25]" office:value-type="string" office:string-value="Y2445.675">
            <text:p>Y2445.675</text:p>
          </table:table-cell>
          <table:table-cell/>
          <table:table-cell table:formula="of:=[.B25]" office:value-type="string" office:string-value="N32">
            <text:p>N32</text:p>
          </table:table-cell>
          <table:table-cell table:formula="of:=[.H25]" office:value-type="string" office:string-value="X1087">
            <text:p>X1087</text:p>
          </table:table-cell>
          <table:table-cell table:formula="of:=[.F25]" office:value-type="string" office:string-value="Y2445.675">
            <text:p>Y2445.675</text:p>
          </table:table-cell>
        </table:table-row>
        <table:table-row table:style-name="ro1">
          <table:table-cell table:formula="of:=[.A24]+1" office:value-type="float" office:value="32">
            <text:p>32</text:p>
          </table:table-cell>
          <table:table-cell table:formula="of:=&quot;N&quot;&amp;[.A25]" office:value-type="string" office:string-value="N32">
            <text:p>N32</text:p>
          </table:table-cell>
          <table:table-cell table:formula="of:=[.C24]+[.$J$4]" office:value-type="float" office:value="1081">
            <text:p>1081</text:p>
          </table:table-cell>
          <table:table-cell table:formula="of:= &quot;X&quot;&amp; [.C25]" office:value-type="string" office:string-value="X1081">
            <text:p>X1081</text:p>
          </table:table-cell>
          <table:table-cell table:formula="of:=[.E24]-[.$J$5]" office:value-type="float" office:value="2445.675">
            <text:p>2445.675</text:p>
          </table:table-cell>
          <table:table-cell table:formula="of:=&quot;Y&quot; &amp; [.E25]" office:value-type="string" office:string-value="Y2445.675">
            <text:p>Y2445.675</text:p>
          </table:table-cell>
          <table:table-cell table:formula="of:=[.C25] +6" office:value-type="float" office:value="1087">
            <text:p>1087</text:p>
          </table:table-cell>
          <table:table-cell table:formula="of:=&quot;X&quot;&amp; [.G25]" office:value-type="string" office:string-value="X1087">
            <text:p>X1087</text:p>
          </table:table-cell>
          <table:table-cell table:number-columns-repeated="6"/>
          <table:table-cell table:style-name="ce2" table:formula="of:=[.B26]" office:value-type="string" office:string-value="N33">
            <text:p>N33</text:p>
          </table:table-cell>
          <table:table-cell table:style-name="ce2" table:formula="of:=[.D26]" office:value-type="string" office:string-value="X1085">
            <text:p>X1085</text:p>
          </table:table-cell>
          <table:table-cell table:style-name="ce2" table:formula="of:=[.F26]" office:value-type="string" office:string-value="Y2442.8">
            <text:p>Y2442.8</text:p>
          </table:table-cell>
          <table:table-cell/>
          <table:table-cell table:formula="of:=[.B26]" office:value-type="string" office:string-value="N33">
            <text:p>N33</text:p>
          </table:table-cell>
          <table:table-cell table:formula="of:=[.H26]" office:value-type="string" office:string-value="X1091">
            <text:p>X1091</text:p>
          </table:table-cell>
          <table:table-cell table:formula="of:=[.F26]" office:value-type="string" office:string-value="Y2442.8">
            <text:p>Y2442.8</text:p>
          </table:table-cell>
        </table:table-row>
        <table:table-row table:style-name="ro1">
          <table:table-cell table:formula="of:=[.A25]+1" office:value-type="float" office:value="33">
            <text:p>33</text:p>
          </table:table-cell>
          <table:table-cell table:formula="of:=&quot;N&quot;&amp;[.A26]" office:value-type="string" office:string-value="N33">
            <text:p>N33</text:p>
          </table:table-cell>
          <table:table-cell table:formula="of:=[.C25]+[.$J$4]" office:value-type="float" office:value="1085">
            <text:p>1085</text:p>
          </table:table-cell>
          <table:table-cell table:formula="of:= &quot;X&quot;&amp; [.C26]" office:value-type="string" office:string-value="X1085">
            <text:p>X1085</text:p>
          </table:table-cell>
          <table:table-cell table:formula="of:=[.E25]-[.$J$5]" office:value-type="float" office:value="2442.8">
            <text:p>2442.8</text:p>
          </table:table-cell>
          <table:table-cell table:formula="of:=&quot;Y&quot; &amp; [.E26]" office:value-type="string" office:string-value="Y2442.8">
            <text:p>Y2442.8</text:p>
          </table:table-cell>
          <table:table-cell table:formula="of:=[.C26] +6" office:value-type="float" office:value="1091">
            <text:p>1091</text:p>
          </table:table-cell>
          <table:table-cell table:formula="of:=&quot;X&quot;&amp; [.G26]" office:value-type="string" office:string-value="X1091">
            <text:p>X1091</text:p>
          </table:table-cell>
          <table:table-cell table:number-columns-repeated="6"/>
          <table:table-cell table:style-name="ce2" table:formula="of:=[.B27]" office:value-type="string" office:string-value="N34">
            <text:p>N34</text:p>
          </table:table-cell>
          <table:table-cell table:style-name="ce2" table:formula="of:=[.D27]" office:value-type="string" office:string-value="X1089">
            <text:p>X1089</text:p>
          </table:table-cell>
          <table:table-cell table:style-name="ce2" table:formula="of:=[.F27]" office:value-type="string" office:string-value="Y2439.925">
            <text:p>Y2439.925</text:p>
          </table:table-cell>
          <table:table-cell/>
          <table:table-cell table:formula="of:=[.B27]" office:value-type="string" office:string-value="N34">
            <text:p>N34</text:p>
          </table:table-cell>
          <table:table-cell table:formula="of:=[.H27]" office:value-type="string" office:string-value="X1095">
            <text:p>X1095</text:p>
          </table:table-cell>
          <table:table-cell table:formula="of:=[.F27]" office:value-type="string" office:string-value="Y2439.925">
            <text:p>Y2439.925</text:p>
          </table:table-cell>
        </table:table-row>
        <table:table-row table:style-name="ro1">
          <table:table-cell table:formula="of:=[.A26]+1" office:value-type="float" office:value="34">
            <text:p>34</text:p>
          </table:table-cell>
          <table:table-cell table:formula="of:=&quot;N&quot;&amp;[.A27]" office:value-type="string" office:string-value="N34">
            <text:p>N34</text:p>
          </table:table-cell>
          <table:table-cell table:formula="of:=[.C26]+[.$J$4]" office:value-type="float" office:value="1089">
            <text:p>1089</text:p>
          </table:table-cell>
          <table:table-cell table:formula="of:= &quot;X&quot;&amp; [.C27]" office:value-type="string" office:string-value="X1089">
            <text:p>X1089</text:p>
          </table:table-cell>
          <table:table-cell table:formula="of:=[.E26]-[.$J$5]" office:value-type="float" office:value="2439.925">
            <text:p>2439.925</text:p>
          </table:table-cell>
          <table:table-cell table:formula="of:=&quot;Y&quot; &amp; [.E27]" office:value-type="string" office:string-value="Y2439.925">
            <text:p>Y2439.925</text:p>
          </table:table-cell>
          <table:table-cell table:formula="of:=[.C27] +6" office:value-type="float" office:value="1095">
            <text:p>1095</text:p>
          </table:table-cell>
          <table:table-cell table:formula="of:=&quot;X&quot;&amp; [.G27]" office:value-type="string" office:string-value="X1095">
            <text:p>X1095</text:p>
          </table:table-cell>
          <table:table-cell table:number-columns-repeated="6"/>
          <table:table-cell table:style-name="ce2" table:formula="of:=[.B28]" office:value-type="string" office:string-value="N35">
            <text:p>N35</text:p>
          </table:table-cell>
          <table:table-cell table:style-name="ce2" table:formula="of:=[.D28]" office:value-type="string" office:string-value="X1093">
            <text:p>X1093</text:p>
          </table:table-cell>
          <table:table-cell table:style-name="ce2" table:formula="of:=[.F28]" office:value-type="string" office:string-value="Y2437.05">
            <text:p>Y2437.05</text:p>
          </table:table-cell>
          <table:table-cell/>
          <table:table-cell table:formula="of:=[.B28]" office:value-type="string" office:string-value="N35">
            <text:p>N35</text:p>
          </table:table-cell>
          <table:table-cell table:formula="of:=[.H28]" office:value-type="string" office:string-value="X1099">
            <text:p>X1099</text:p>
          </table:table-cell>
          <table:table-cell table:formula="of:=[.F28]" office:value-type="string" office:string-value="Y2437.05">
            <text:p>Y2437.05</text:p>
          </table:table-cell>
        </table:table-row>
        <table:table-row table:style-name="ro1">
          <table:table-cell table:formula="of:=[.A27]+1" office:value-type="float" office:value="35">
            <text:p>35</text:p>
          </table:table-cell>
          <table:table-cell table:formula="of:=&quot;N&quot;&amp;[.A28]" office:value-type="string" office:string-value="N35">
            <text:p>N35</text:p>
          </table:table-cell>
          <table:table-cell table:formula="of:=[.C27]+[.$J$4]" office:value-type="float" office:value="1093">
            <text:p>1093</text:p>
          </table:table-cell>
          <table:table-cell table:formula="of:= &quot;X&quot;&amp; [.C28]" office:value-type="string" office:string-value="X1093">
            <text:p>X1093</text:p>
          </table:table-cell>
          <table:table-cell table:formula="of:=[.E27]-[.$J$5]" office:value-type="float" office:value="2437.05">
            <text:p>2437.05</text:p>
          </table:table-cell>
          <table:table-cell table:formula="of:=&quot;Y&quot; &amp; [.E28]" office:value-type="string" office:string-value="Y2437.05">
            <text:p>Y2437.05</text:p>
          </table:table-cell>
          <table:table-cell table:formula="of:=[.C28] +6" office:value-type="float" office:value="1099">
            <text:p>1099</text:p>
          </table:table-cell>
          <table:table-cell table:formula="of:=&quot;X&quot;&amp; [.G28]" office:value-type="string" office:string-value="X1099">
            <text:p>X1099</text:p>
          </table:table-cell>
          <table:table-cell table:number-columns-repeated="6"/>
          <table:table-cell table:style-name="ce2" table:formula="of:=[.B29]" office:value-type="string" office:string-value="N36">
            <text:p>N36</text:p>
          </table:table-cell>
          <table:table-cell table:style-name="ce2" table:formula="of:=[.D29]" office:value-type="string" office:string-value="X1097">
            <text:p>X1097</text:p>
          </table:table-cell>
          <table:table-cell table:style-name="ce2" table:formula="of:=[.F29]" office:value-type="string" office:string-value="Y2434.175">
            <text:p>Y2434.175</text:p>
          </table:table-cell>
          <table:table-cell/>
          <table:table-cell table:formula="of:=[.B29]" office:value-type="string" office:string-value="N36">
            <text:p>N36</text:p>
          </table:table-cell>
          <table:table-cell table:formula="of:=[.H29]" office:value-type="string" office:string-value="X1103">
            <text:p>X1103</text:p>
          </table:table-cell>
          <table:table-cell table:formula="of:=[.F29]" office:value-type="string" office:string-value="Y2434.175">
            <text:p>Y2434.175</text:p>
          </table:table-cell>
        </table:table-row>
        <table:table-row table:style-name="ro1">
          <table:table-cell table:formula="of:=[.A28]+1" office:value-type="float" office:value="36">
            <text:p>36</text:p>
          </table:table-cell>
          <table:table-cell table:formula="of:=&quot;N&quot;&amp;[.A29]" office:value-type="string" office:string-value="N36">
            <text:p>N36</text:p>
          </table:table-cell>
          <table:table-cell table:formula="of:=[.C28]+[.$J$4]" office:value-type="float" office:value="1097">
            <text:p>1097</text:p>
          </table:table-cell>
          <table:table-cell table:formula="of:= &quot;X&quot;&amp; [.C29]" office:value-type="string" office:string-value="X1097">
            <text:p>X1097</text:p>
          </table:table-cell>
          <table:table-cell table:formula="of:=[.E28]-[.$J$5]" office:value-type="float" office:value="2434.175">
            <text:p>2434.175</text:p>
          </table:table-cell>
          <table:table-cell table:formula="of:=&quot;Y&quot; &amp; [.E29]" office:value-type="string" office:string-value="Y2434.175">
            <text:p>Y2434.175</text:p>
          </table:table-cell>
          <table:table-cell table:formula="of:=[.C29] +6" office:value-type="float" office:value="1103">
            <text:p>1103</text:p>
          </table:table-cell>
          <table:table-cell table:formula="of:=&quot;X&quot;&amp; [.G29]" office:value-type="string" office:string-value="X1103">
            <text:p>X1103</text:p>
          </table:table-cell>
          <table:table-cell table:number-columns-repeated="6"/>
          <table:table-cell table:style-name="ce2" table:formula="of:=[.B30]" office:value-type="string" office:string-value="N37">
            <text:p>N37</text:p>
          </table:table-cell>
          <table:table-cell table:style-name="ce2" table:formula="of:=[.D30]" office:value-type="string" office:string-value="X1101">
            <text:p>X1101</text:p>
          </table:table-cell>
          <table:table-cell table:style-name="ce2" table:formula="of:=[.F30]" office:value-type="string" office:string-value="Y2431.3">
            <text:p>Y2431.3</text:p>
          </table:table-cell>
          <table:table-cell/>
          <table:table-cell table:formula="of:=[.B30]" office:value-type="string" office:string-value="N37">
            <text:p>N37</text:p>
          </table:table-cell>
          <table:table-cell table:formula="of:=[.H30]" office:value-type="string" office:string-value="X1107">
            <text:p>X1107</text:p>
          </table:table-cell>
          <table:table-cell table:formula="of:=[.F30]" office:value-type="string" office:string-value="Y2431.3">
            <text:p>Y2431.3</text:p>
          </table:table-cell>
        </table:table-row>
        <table:table-row table:style-name="ro1">
          <table:table-cell table:formula="of:=[.A29]+1" office:value-type="float" office:value="37">
            <text:p>37</text:p>
          </table:table-cell>
          <table:table-cell table:formula="of:=&quot;N&quot;&amp;[.A30]" office:value-type="string" office:string-value="N37">
            <text:p>N37</text:p>
          </table:table-cell>
          <table:table-cell table:formula="of:=[.C29]+[.$J$4]" office:value-type="float" office:value="1101">
            <text:p>1101</text:p>
          </table:table-cell>
          <table:table-cell table:formula="of:= &quot;X&quot;&amp; [.C30]" office:value-type="string" office:string-value="X1101">
            <text:p>X1101</text:p>
          </table:table-cell>
          <table:table-cell table:formula="of:=[.E29]-[.$J$5]" office:value-type="float" office:value="2431.3">
            <text:p>2431.3</text:p>
          </table:table-cell>
          <table:table-cell table:formula="of:=&quot;Y&quot; &amp; [.E30]" office:value-type="string" office:string-value="Y2431.3">
            <text:p>Y2431.3</text:p>
          </table:table-cell>
          <table:table-cell table:formula="of:=[.C30] +6" office:value-type="float" office:value="1107">
            <text:p>1107</text:p>
          </table:table-cell>
          <table:table-cell table:formula="of:=&quot;X&quot;&amp; [.G30]" office:value-type="string" office:string-value="X1107">
            <text:p>X1107</text:p>
          </table:table-cell>
          <table:table-cell table:number-columns-repeated="6"/>
          <table:table-cell table:style-name="ce2" table:formula="of:=[.B31]" office:value-type="string" office:string-value="N38">
            <text:p>N38</text:p>
          </table:table-cell>
          <table:table-cell table:style-name="ce2" table:formula="of:=[.D31]" office:value-type="string" office:string-value="X1105">
            <text:p>X1105</text:p>
          </table:table-cell>
          <table:table-cell table:style-name="ce2" table:formula="of:=[.F31]" office:value-type="string" office:string-value="Y2428.425">
            <text:p>Y2428.425</text:p>
          </table:table-cell>
          <table:table-cell/>
          <table:table-cell table:formula="of:=[.B31]" office:value-type="string" office:string-value="N38">
            <text:p>N38</text:p>
          </table:table-cell>
          <table:table-cell table:formula="of:=[.H31]" office:value-type="string" office:string-value="X1111">
            <text:p>X1111</text:p>
          </table:table-cell>
          <table:table-cell table:formula="of:=[.F31]" office:value-type="string" office:string-value="Y2428.425">
            <text:p>Y2428.425</text:p>
          </table:table-cell>
        </table:table-row>
        <table:table-row table:style-name="ro1">
          <table:table-cell table:formula="of:=[.A30]+1" office:value-type="float" office:value="38">
            <text:p>38</text:p>
          </table:table-cell>
          <table:table-cell table:formula="of:=&quot;N&quot;&amp;[.A31]" office:value-type="string" office:string-value="N38">
            <text:p>N38</text:p>
          </table:table-cell>
          <table:table-cell table:formula="of:=[.C30]+[.$J$4]" office:value-type="float" office:value="1105">
            <text:p>1105</text:p>
          </table:table-cell>
          <table:table-cell table:formula="of:= &quot;X&quot;&amp; [.C31]" office:value-type="string" office:string-value="X1105">
            <text:p>X1105</text:p>
          </table:table-cell>
          <table:table-cell table:formula="of:=[.E30]-[.$J$5]" office:value-type="float" office:value="2428.425">
            <text:p>2428.425</text:p>
          </table:table-cell>
          <table:table-cell table:formula="of:=&quot;Y&quot; &amp; [.E31]" office:value-type="string" office:string-value="Y2428.425">
            <text:p>Y2428.425</text:p>
          </table:table-cell>
          <table:table-cell table:formula="of:=[.C31] +6" office:value-type="float" office:value="1111">
            <text:p>1111</text:p>
          </table:table-cell>
          <table:table-cell table:formula="of:=&quot;X&quot;&amp; [.G31]" office:value-type="string" office:string-value="X1111">
            <text:p>X1111</text:p>
          </table:table-cell>
          <table:table-cell table:number-columns-repeated="6"/>
          <table:table-cell table:style-name="ce2" table:formula="of:=[.B32]" office:value-type="string" office:string-value="N39">
            <text:p>N39</text:p>
          </table:table-cell>
          <table:table-cell table:style-name="ce2" table:formula="of:=[.D32]" office:value-type="string" office:string-value="X1109">
            <text:p>X1109</text:p>
          </table:table-cell>
          <table:table-cell table:style-name="ce2" table:formula="of:=[.F32]" office:value-type="string" office:string-value="Y2425.55">
            <text:p>Y2425.55</text:p>
          </table:table-cell>
          <table:table-cell/>
          <table:table-cell table:formula="of:=[.B32]" office:value-type="string" office:string-value="N39">
            <text:p>N39</text:p>
          </table:table-cell>
          <table:table-cell table:formula="of:=[.H32]" office:value-type="string" office:string-value="X1115">
            <text:p>X1115</text:p>
          </table:table-cell>
          <table:table-cell table:formula="of:=[.F32]" office:value-type="string" office:string-value="Y2425.55">
            <text:p>Y2425.55</text:p>
          </table:table-cell>
        </table:table-row>
        <table:table-row table:style-name="ro1">
          <table:table-cell table:formula="of:=[.A31]+1" office:value-type="float" office:value="39">
            <text:p>39</text:p>
          </table:table-cell>
          <table:table-cell table:formula="of:=&quot;N&quot;&amp;[.A32]" office:value-type="string" office:string-value="N39">
            <text:p>N39</text:p>
          </table:table-cell>
          <table:table-cell table:formula="of:=[.C31]+[.$J$4]" office:value-type="float" office:value="1109">
            <text:p>1109</text:p>
          </table:table-cell>
          <table:table-cell table:formula="of:= &quot;X&quot;&amp; [.C32]" office:value-type="string" office:string-value="X1109">
            <text:p>X1109</text:p>
          </table:table-cell>
          <table:table-cell table:formula="of:=[.E31]-[.$J$5]" office:value-type="float" office:value="2425.55">
            <text:p>2425.55</text:p>
          </table:table-cell>
          <table:table-cell table:formula="of:=&quot;Y&quot; &amp; [.E32]" office:value-type="string" office:string-value="Y2425.55">
            <text:p>Y2425.55</text:p>
          </table:table-cell>
          <table:table-cell table:formula="of:=[.C32] +6" office:value-type="float" office:value="1115">
            <text:p>1115</text:p>
          </table:table-cell>
          <table:table-cell table:formula="of:=&quot;X&quot;&amp; [.G32]" office:value-type="string" office:string-value="X1115">
            <text:p>X1115</text:p>
          </table:table-cell>
          <table:table-cell table:number-columns-repeated="6"/>
          <table:table-cell table:style-name="ce2" table:formula="of:=[.B33]" office:value-type="string" office:string-value="N40">
            <text:p>N40</text:p>
          </table:table-cell>
          <table:table-cell table:style-name="ce2" table:formula="of:=[.D33]" office:value-type="string" office:string-value="X1113">
            <text:p>X1113</text:p>
          </table:table-cell>
          <table:table-cell table:style-name="ce2" table:formula="of:=[.F33]" office:value-type="string" office:string-value="Y2422.675">
            <text:p>Y2422.675</text:p>
          </table:table-cell>
          <table:table-cell/>
          <table:table-cell table:formula="of:=[.B33]" office:value-type="string" office:string-value="N40">
            <text:p>N40</text:p>
          </table:table-cell>
          <table:table-cell table:formula="of:=[.H33]" office:value-type="string" office:string-value="X1119">
            <text:p>X1119</text:p>
          </table:table-cell>
          <table:table-cell table:formula="of:=[.F33]" office:value-type="string" office:string-value="Y2422.675">
            <text:p>Y2422.675</text:p>
          </table:table-cell>
        </table:table-row>
        <table:table-row table:style-name="ro1">
          <table:table-cell table:formula="of:=[.A32]+1" office:value-type="float" office:value="40">
            <text:p>40</text:p>
          </table:table-cell>
          <table:table-cell table:formula="of:=&quot;N&quot;&amp;[.A33]" office:value-type="string" office:string-value="N40">
            <text:p>N40</text:p>
          </table:table-cell>
          <table:table-cell table:formula="of:=[.C32]+[.$J$4]" office:value-type="float" office:value="1113">
            <text:p>1113</text:p>
          </table:table-cell>
          <table:table-cell table:formula="of:= &quot;X&quot;&amp; [.C33]" office:value-type="string" office:string-value="X1113">
            <text:p>X1113</text:p>
          </table:table-cell>
          <table:table-cell table:formula="of:=[.E32]-[.$J$5]" office:value-type="float" office:value="2422.675">
            <text:p>2422.675</text:p>
          </table:table-cell>
          <table:table-cell table:formula="of:=&quot;Y&quot; &amp; [.E33]" office:value-type="string" office:string-value="Y2422.675">
            <text:p>Y2422.675</text:p>
          </table:table-cell>
          <table:table-cell table:formula="of:=[.C33] +6" office:value-type="float" office:value="1119">
            <text:p>1119</text:p>
          </table:table-cell>
          <table:table-cell table:formula="of:=&quot;X&quot;&amp; [.G33]" office:value-type="string" office:string-value="X1119">
            <text:p>X1119</text:p>
          </table:table-cell>
          <table:table-cell table:number-columns-repeated="6"/>
          <table:table-cell table:style-name="ce2" table:formula="of:=[.B34]" office:value-type="string" office:string-value="N41">
            <text:p>N41</text:p>
          </table:table-cell>
          <table:table-cell table:style-name="ce2" table:formula="of:=[.D34]" office:value-type="string" office:string-value="X1117">
            <text:p>X1117</text:p>
          </table:table-cell>
          <table:table-cell table:style-name="ce2" table:formula="of:=[.F34]" office:value-type="string" office:string-value="Y2419.8">
            <text:p>Y2419.8</text:p>
          </table:table-cell>
          <table:table-cell/>
          <table:table-cell table:formula="of:=[.B34]" office:value-type="string" office:string-value="N41">
            <text:p>N41</text:p>
          </table:table-cell>
          <table:table-cell table:formula="of:=[.H34]" office:value-type="string" office:string-value="X1123">
            <text:p>X1123</text:p>
          </table:table-cell>
          <table:table-cell table:formula="of:=[.F34]" office:value-type="string" office:string-value="Y2419.8">
            <text:p>Y2419.8</text:p>
          </table:table-cell>
        </table:table-row>
        <table:table-row table:style-name="ro1">
          <table:table-cell table:formula="of:=[.A33]+1" office:value-type="float" office:value="41">
            <text:p>41</text:p>
          </table:table-cell>
          <table:table-cell table:formula="of:=&quot;N&quot;&amp;[.A34]" office:value-type="string" office:string-value="N41">
            <text:p>N41</text:p>
          </table:table-cell>
          <table:table-cell table:formula="of:=[.C33]+[.$J$4]" office:value-type="float" office:value="1117">
            <text:p>1117</text:p>
          </table:table-cell>
          <table:table-cell table:formula="of:= &quot;X&quot;&amp; [.C34]" office:value-type="string" office:string-value="X1117">
            <text:p>X1117</text:p>
          </table:table-cell>
          <table:table-cell table:formula="of:=[.E33]-[.$J$5]" office:value-type="float" office:value="2419.8">
            <text:p>2419.8</text:p>
          </table:table-cell>
          <table:table-cell table:formula="of:=&quot;Y&quot; &amp; [.E34]" office:value-type="string" office:string-value="Y2419.8">
            <text:p>Y2419.8</text:p>
          </table:table-cell>
          <table:table-cell table:formula="of:=[.C34] +6" office:value-type="float" office:value="1123">
            <text:p>1123</text:p>
          </table:table-cell>
          <table:table-cell table:formula="of:=&quot;X&quot;&amp; [.G34]" office:value-type="string" office:string-value="X1123">
            <text:p>X1123</text:p>
          </table:table-cell>
          <table:table-cell table:number-columns-repeated="6"/>
          <table:table-cell table:style-name="ce2" table:formula="of:=[.B35]" office:value-type="string" office:string-value="N42">
            <text:p>N42</text:p>
          </table:table-cell>
          <table:table-cell table:style-name="ce2" table:formula="of:=[.D35]" office:value-type="string" office:string-value="X1121">
            <text:p>X1121</text:p>
          </table:table-cell>
          <table:table-cell table:style-name="ce2" table:formula="of:=[.F35]" office:value-type="string" office:string-value="Y2416.925">
            <text:p>Y2416.925</text:p>
          </table:table-cell>
          <table:table-cell/>
          <table:table-cell table:formula="of:=[.B35]" office:value-type="string" office:string-value="N42">
            <text:p>N42</text:p>
          </table:table-cell>
          <table:table-cell table:formula="of:=[.H35]" office:value-type="string" office:string-value="X1127">
            <text:p>X1127</text:p>
          </table:table-cell>
          <table:table-cell table:formula="of:=[.F35]" office:value-type="string" office:string-value="Y2416.925">
            <text:p>Y2416.925</text:p>
          </table:table-cell>
        </table:table-row>
        <table:table-row table:style-name="ro1">
          <table:table-cell table:formula="of:=[.A34]+1" office:value-type="float" office:value="42">
            <text:p>42</text:p>
          </table:table-cell>
          <table:table-cell table:formula="of:=&quot;N&quot;&amp;[.A35]" office:value-type="string" office:string-value="N42">
            <text:p>N42</text:p>
          </table:table-cell>
          <table:table-cell table:formula="of:=[.C34]+[.$J$4]" office:value-type="float" office:value="1121">
            <text:p>1121</text:p>
          </table:table-cell>
          <table:table-cell table:formula="of:= &quot;X&quot;&amp; [.C35]" office:value-type="string" office:string-value="X1121">
            <text:p>X1121</text:p>
          </table:table-cell>
          <table:table-cell table:formula="of:=[.E34]-[.$J$5]" office:value-type="float" office:value="2416.925">
            <text:p>2416.925</text:p>
          </table:table-cell>
          <table:table-cell table:formula="of:=&quot;Y&quot; &amp; [.E35]" office:value-type="string" office:string-value="Y2416.925">
            <text:p>Y2416.925</text:p>
          </table:table-cell>
          <table:table-cell table:formula="of:=[.C35] +6" office:value-type="float" office:value="1127">
            <text:p>1127</text:p>
          </table:table-cell>
          <table:table-cell table:formula="of:=&quot;X&quot;&amp; [.G35]" office:value-type="string" office:string-value="X1127">
            <text:p>X1127</text:p>
          </table:table-cell>
          <table:table-cell table:number-columns-repeated="6"/>
          <table:table-cell table:style-name="ce2" table:formula="of:=[.B36]" office:value-type="string" office:string-value="N43">
            <text:p>N43</text:p>
          </table:table-cell>
          <table:table-cell table:style-name="ce2" table:formula="of:=[.D36]" office:value-type="string" office:string-value="X1125">
            <text:p>X1125</text:p>
          </table:table-cell>
          <table:table-cell table:style-name="ce2" table:formula="of:=[.F36]" office:value-type="string" office:string-value="Y2414.05">
            <text:p>Y2414.05</text:p>
          </table:table-cell>
          <table:table-cell/>
          <table:table-cell table:formula="of:=[.B36]" office:value-type="string" office:string-value="N43">
            <text:p>N43</text:p>
          </table:table-cell>
          <table:table-cell table:formula="of:=[.H36]" office:value-type="string" office:string-value="X1131">
            <text:p>X1131</text:p>
          </table:table-cell>
          <table:table-cell table:formula="of:=[.F36]" office:value-type="string" office:string-value="Y2414.05">
            <text:p>Y2414.05</text:p>
          </table:table-cell>
        </table:table-row>
        <table:table-row table:style-name="ro1">
          <table:table-cell table:formula="of:=[.A35]+1" office:value-type="float" office:value="43">
            <text:p>43</text:p>
          </table:table-cell>
          <table:table-cell table:formula="of:=&quot;N&quot;&amp;[.A36]" office:value-type="string" office:string-value="N43">
            <text:p>N43</text:p>
          </table:table-cell>
          <table:table-cell table:formula="of:=[.C35]+[.$J$4]" office:value-type="float" office:value="1125">
            <text:p>1125</text:p>
          </table:table-cell>
          <table:table-cell table:formula="of:= &quot;X&quot;&amp; [.C36]" office:value-type="string" office:string-value="X1125">
            <text:p>X1125</text:p>
          </table:table-cell>
          <table:table-cell table:formula="of:=[.E35]-[.$J$5]" office:value-type="float" office:value="2414.05">
            <text:p>2414.05</text:p>
          </table:table-cell>
          <table:table-cell table:formula="of:=&quot;Y&quot; &amp; [.E36]" office:value-type="string" office:string-value="Y2414.05">
            <text:p>Y2414.05</text:p>
          </table:table-cell>
          <table:table-cell table:formula="of:=[.C36] +6" office:value-type="float" office:value="1131">
            <text:p>1131</text:p>
          </table:table-cell>
          <table:table-cell table:formula="of:=&quot;X&quot;&amp; [.G36]" office:value-type="string" office:string-value="X1131">
            <text:p>X1131</text:p>
          </table:table-cell>
          <table:table-cell table:number-columns-repeated="6"/>
          <table:table-cell table:style-name="ce2" table:formula="of:=[.B37]" office:value-type="string" office:string-value="N44">
            <text:p>N44</text:p>
          </table:table-cell>
          <table:table-cell table:style-name="ce2" table:formula="of:=[.D37]" office:value-type="string" office:string-value="X1129">
            <text:p>X1129</text:p>
          </table:table-cell>
          <table:table-cell table:style-name="ce2" table:formula="of:=[.F37]" office:value-type="string" office:string-value="Y2411.175">
            <text:p>Y2411.175</text:p>
          </table:table-cell>
          <table:table-cell/>
          <table:table-cell table:formula="of:=[.B37]" office:value-type="string" office:string-value="N44">
            <text:p>N44</text:p>
          </table:table-cell>
          <table:table-cell table:formula="of:=[.H37]" office:value-type="string" office:string-value="X1135">
            <text:p>X1135</text:p>
          </table:table-cell>
          <table:table-cell table:formula="of:=[.F37]" office:value-type="string" office:string-value="Y2411.175">
            <text:p>Y2411.175</text:p>
          </table:table-cell>
        </table:table-row>
        <table:table-row table:style-name="ro1">
          <table:table-cell table:formula="of:=[.A36]+1" office:value-type="float" office:value="44">
            <text:p>44</text:p>
          </table:table-cell>
          <table:table-cell table:formula="of:=&quot;N&quot;&amp;[.A37]" office:value-type="string" office:string-value="N44">
            <text:p>N44</text:p>
          </table:table-cell>
          <table:table-cell table:formula="of:=[.C36]+[.$J$4]" office:value-type="float" office:value="1129">
            <text:p>1129</text:p>
          </table:table-cell>
          <table:table-cell table:formula="of:= &quot;X&quot;&amp; [.C37]" office:value-type="string" office:string-value="X1129">
            <text:p>X1129</text:p>
          </table:table-cell>
          <table:table-cell table:formula="of:=[.E36]-[.$J$5]" office:value-type="float" office:value="2411.175">
            <text:p>2411.175</text:p>
          </table:table-cell>
          <table:table-cell table:formula="of:=&quot;Y&quot; &amp; [.E37]" office:value-type="string" office:string-value="Y2411.175">
            <text:p>Y2411.175</text:p>
          </table:table-cell>
          <table:table-cell table:formula="of:=[.C37] +6" office:value-type="float" office:value="1135">
            <text:p>1135</text:p>
          </table:table-cell>
          <table:table-cell table:formula="of:=&quot;X&quot;&amp; [.G37]" office:value-type="string" office:string-value="X1135">
            <text:p>X1135</text:p>
          </table:table-cell>
          <table:table-cell table:number-columns-repeated="6"/>
          <table:table-cell table:style-name="ce2" table:formula="of:=[.B38]" office:value-type="string" office:string-value="N45">
            <text:p>N45</text:p>
          </table:table-cell>
          <table:table-cell table:style-name="ce2" table:formula="of:=[.D38]" office:value-type="string" office:string-value="X1133">
            <text:p>X1133</text:p>
          </table:table-cell>
          <table:table-cell table:style-name="ce2" table:formula="of:=[.F38]" office:value-type="string" office:string-value="Y2408.3">
            <text:p>Y2408.3</text:p>
          </table:table-cell>
          <table:table-cell/>
          <table:table-cell table:formula="of:=[.B38]" office:value-type="string" office:string-value="N45">
            <text:p>N45</text:p>
          </table:table-cell>
          <table:table-cell table:formula="of:=[.H38]" office:value-type="string" office:string-value="X1139">
            <text:p>X1139</text:p>
          </table:table-cell>
          <table:table-cell table:formula="of:=[.F38]" office:value-type="string" office:string-value="Y2408.3">
            <text:p>Y2408.3</text:p>
          </table:table-cell>
        </table:table-row>
        <table:table-row table:style-name="ro1">
          <table:table-cell table:formula="of:=[.A37]+1" office:value-type="float" office:value="45">
            <text:p>45</text:p>
          </table:table-cell>
          <table:table-cell table:formula="of:=&quot;N&quot;&amp;[.A38]" office:value-type="string" office:string-value="N45">
            <text:p>N45</text:p>
          </table:table-cell>
          <table:table-cell table:formula="of:=[.C37]+[.$J$4]" office:value-type="float" office:value="1133">
            <text:p>1133</text:p>
          </table:table-cell>
          <table:table-cell table:formula="of:= &quot;X&quot;&amp; [.C38]" office:value-type="string" office:string-value="X1133">
            <text:p>X1133</text:p>
          </table:table-cell>
          <table:table-cell table:formula="of:=[.E37]-[.$J$5]" office:value-type="float" office:value="2408.3">
            <text:p>2408.3</text:p>
          </table:table-cell>
          <table:table-cell table:formula="of:=&quot;Y&quot; &amp; [.E38]" office:value-type="string" office:string-value="Y2408.3">
            <text:p>Y2408.3</text:p>
          </table:table-cell>
          <table:table-cell table:formula="of:=[.C38] +6" office:value-type="float" office:value="1139">
            <text:p>1139</text:p>
          </table:table-cell>
          <table:table-cell table:formula="of:=&quot;X&quot;&amp; [.G38]" office:value-type="string" office:string-value="X1139">
            <text:p>X1139</text:p>
          </table:table-cell>
          <table:table-cell table:number-columns-repeated="6"/>
          <table:table-cell table:style-name="ce2" table:formula="of:=[.B39]" office:value-type="string" office:string-value="N46">
            <text:p>N46</text:p>
          </table:table-cell>
          <table:table-cell table:style-name="ce2" table:formula="of:=[.D39]" office:value-type="string" office:string-value="X1137">
            <text:p>X1137</text:p>
          </table:table-cell>
          <table:table-cell table:style-name="ce2" table:formula="of:=[.F39]" office:value-type="string" office:string-value="Y2405.425">
            <text:p>Y2405.425</text:p>
          </table:table-cell>
          <table:table-cell/>
          <table:table-cell table:formula="of:=[.B39]" office:value-type="string" office:string-value="N46">
            <text:p>N46</text:p>
          </table:table-cell>
          <table:table-cell table:formula="of:=[.H39]" office:value-type="string" office:string-value="X1143">
            <text:p>X1143</text:p>
          </table:table-cell>
          <table:table-cell table:formula="of:=[.F39]" office:value-type="string" office:string-value="Y2405.425">
            <text:p>Y2405.425</text:p>
          </table:table-cell>
        </table:table-row>
        <table:table-row table:style-name="ro1">
          <table:table-cell table:formula="of:=[.A38]+1" office:value-type="float" office:value="46">
            <text:p>46</text:p>
          </table:table-cell>
          <table:table-cell table:formula="of:=&quot;N&quot;&amp;[.A39]" office:value-type="string" office:string-value="N46">
            <text:p>N46</text:p>
          </table:table-cell>
          <table:table-cell table:formula="of:=[.C38]+[.$J$4]" office:value-type="float" office:value="1137">
            <text:p>1137</text:p>
          </table:table-cell>
          <table:table-cell table:formula="of:= &quot;X&quot;&amp; [.C39]" office:value-type="string" office:string-value="X1137">
            <text:p>X1137</text:p>
          </table:table-cell>
          <table:table-cell table:formula="of:=[.E38]-[.$J$5]" office:value-type="float" office:value="2405.425">
            <text:p>2405.425</text:p>
          </table:table-cell>
          <table:table-cell table:formula="of:=&quot;Y&quot; &amp; [.E39]" office:value-type="string" office:string-value="Y2405.425">
            <text:p>Y2405.425</text:p>
          </table:table-cell>
          <table:table-cell table:formula="of:=[.C39] +6" office:value-type="float" office:value="1143">
            <text:p>1143</text:p>
          </table:table-cell>
          <table:table-cell table:formula="of:=&quot;X&quot;&amp; [.G39]" office:value-type="string" office:string-value="X1143">
            <text:p>X1143</text:p>
          </table:table-cell>
          <table:table-cell table:number-columns-repeated="6"/>
          <table:table-cell table:style-name="ce2" table:formula="of:=[.B40]" office:value-type="string" office:string-value="N47">
            <text:p>N47</text:p>
          </table:table-cell>
          <table:table-cell table:style-name="ce2" table:formula="of:=[.D40]" office:value-type="string" office:string-value="X1141">
            <text:p>X1141</text:p>
          </table:table-cell>
          <table:table-cell table:style-name="ce2" table:formula="of:=[.F40]" office:value-type="string" office:string-value="Y2402.55">
            <text:p>Y2402.55</text:p>
          </table:table-cell>
          <table:table-cell/>
          <table:table-cell table:formula="of:=[.B40]" office:value-type="string" office:string-value="N47">
            <text:p>N47</text:p>
          </table:table-cell>
          <table:table-cell table:formula="of:=[.H40]" office:value-type="string" office:string-value="X1147">
            <text:p>X1147</text:p>
          </table:table-cell>
          <table:table-cell table:formula="of:=[.F40]" office:value-type="string" office:string-value="Y2402.55">
            <text:p>Y2402.55</text:p>
          </table:table-cell>
        </table:table-row>
        <table:table-row table:style-name="ro1">
          <table:table-cell table:formula="of:=[.A39]+1" office:value-type="float" office:value="47">
            <text:p>47</text:p>
          </table:table-cell>
          <table:table-cell table:formula="of:=&quot;N&quot;&amp;[.A40]" office:value-type="string" office:string-value="N47">
            <text:p>N47</text:p>
          </table:table-cell>
          <table:table-cell table:formula="of:=[.C39]+[.$J$4]" office:value-type="float" office:value="1141">
            <text:p>1141</text:p>
          </table:table-cell>
          <table:table-cell table:formula="of:= &quot;X&quot;&amp; [.C40]" office:value-type="string" office:string-value="X1141">
            <text:p>X1141</text:p>
          </table:table-cell>
          <table:table-cell table:formula="of:=[.E39]-[.$J$5]" office:value-type="float" office:value="2402.55">
            <text:p>2402.55</text:p>
          </table:table-cell>
          <table:table-cell table:formula="of:=&quot;Y&quot; &amp; [.E40]" office:value-type="string" office:string-value="Y2402.55">
            <text:p>Y2402.55</text:p>
          </table:table-cell>
          <table:table-cell table:formula="of:=[.C40] +6" office:value-type="float" office:value="1147">
            <text:p>1147</text:p>
          </table:table-cell>
          <table:table-cell table:formula="of:=&quot;X&quot;&amp; [.G40]" office:value-type="string" office:string-value="X1147">
            <text:p>X1147</text:p>
          </table:table-cell>
          <table:table-cell table:number-columns-repeated="6"/>
          <table:table-cell table:style-name="ce2" table:formula="of:=[.B41]" office:value-type="string" office:string-value="N48">
            <text:p>N48</text:p>
          </table:table-cell>
          <table:table-cell table:style-name="ce2" table:formula="of:=[.D41]" office:value-type="string" office:string-value="X1145">
            <text:p>X1145</text:p>
          </table:table-cell>
          <table:table-cell table:style-name="ce2" table:formula="of:=[.F41]" office:value-type="string" office:string-value="Y2399.675">
            <text:p>Y2399.675</text:p>
          </table:table-cell>
          <table:table-cell/>
          <table:table-cell table:formula="of:=[.B41]" office:value-type="string" office:string-value="N48">
            <text:p>N48</text:p>
          </table:table-cell>
          <table:table-cell table:formula="of:=[.H41]" office:value-type="string" office:string-value="X1151">
            <text:p>X1151</text:p>
          </table:table-cell>
          <table:table-cell table:formula="of:=[.F41]" office:value-type="string" office:string-value="Y2399.675">
            <text:p>Y2399.675</text:p>
          </table:table-cell>
        </table:table-row>
        <table:table-row table:style-name="ro1">
          <table:table-cell table:formula="of:=[.A40]+1" office:value-type="float" office:value="48">
            <text:p>48</text:p>
          </table:table-cell>
          <table:table-cell table:formula="of:=&quot;N&quot;&amp;[.A41]" office:value-type="string" office:string-value="N48">
            <text:p>N48</text:p>
          </table:table-cell>
          <table:table-cell table:formula="of:=[.C40]+[.$J$4]" office:value-type="float" office:value="1145">
            <text:p>1145</text:p>
          </table:table-cell>
          <table:table-cell table:formula="of:= &quot;X&quot;&amp; [.C41]" office:value-type="string" office:string-value="X1145">
            <text:p>X1145</text:p>
          </table:table-cell>
          <table:table-cell table:formula="of:=[.E40]-[.$J$5]" office:value-type="float" office:value="2399.675">
            <text:p>2399.675</text:p>
          </table:table-cell>
          <table:table-cell table:formula="of:=&quot;Y&quot; &amp; [.E41]" office:value-type="string" office:string-value="Y2399.675">
            <text:p>Y2399.675</text:p>
          </table:table-cell>
          <table:table-cell table:formula="of:=[.C41] +6" office:value-type="float" office:value="1151">
            <text:p>1151</text:p>
          </table:table-cell>
          <table:table-cell table:formula="of:=&quot;X&quot;&amp; [.G41]" office:value-type="string" office:string-value="X1151">
            <text:p>X1151</text:p>
          </table:table-cell>
          <table:table-cell table:number-columns-repeated="6"/>
          <table:table-cell table:style-name="ce2" table:formula="of:=[.B42]" office:value-type="string" office:string-value="N49">
            <text:p>N49</text:p>
          </table:table-cell>
          <table:table-cell table:style-name="ce2" table:formula="of:=[.D42]" office:value-type="string" office:string-value="X1149">
            <text:p>X1149</text:p>
          </table:table-cell>
          <table:table-cell table:style-name="ce2" table:formula="of:=[.F42]" office:value-type="string" office:string-value="Y2396.8">
            <text:p>Y2396.8</text:p>
          </table:table-cell>
          <table:table-cell/>
          <table:table-cell table:formula="of:=[.B42]" office:value-type="string" office:string-value="N49">
            <text:p>N49</text:p>
          </table:table-cell>
          <table:table-cell table:formula="of:=[.H42]" office:value-type="string" office:string-value="X1155">
            <text:p>X1155</text:p>
          </table:table-cell>
          <table:table-cell table:formula="of:=[.F42]" office:value-type="string" office:string-value="Y2396.8">
            <text:p>Y2396.8</text:p>
          </table:table-cell>
        </table:table-row>
        <table:table-row table:style-name="ro1">
          <table:table-cell table:formula="of:=[.A41]+1" office:value-type="float" office:value="49">
            <text:p>49</text:p>
          </table:table-cell>
          <table:table-cell table:formula="of:=&quot;N&quot;&amp;[.A42]" office:value-type="string" office:string-value="N49">
            <text:p>N49</text:p>
          </table:table-cell>
          <table:table-cell table:formula="of:=[.C41]+[.$J$4]" office:value-type="float" office:value="1149">
            <text:p>1149</text:p>
          </table:table-cell>
          <table:table-cell table:formula="of:= &quot;X&quot;&amp; [.C42]" office:value-type="string" office:string-value="X1149">
            <text:p>X1149</text:p>
          </table:table-cell>
          <table:table-cell table:formula="of:=[.E41]-[.$J$5]" office:value-type="float" office:value="2396.8">
            <text:p>2396.8</text:p>
          </table:table-cell>
          <table:table-cell table:formula="of:=&quot;Y&quot; &amp; [.E42]" office:value-type="string" office:string-value="Y2396.8">
            <text:p>Y2396.8</text:p>
          </table:table-cell>
          <table:table-cell table:formula="of:=[.C42] +6" office:value-type="float" office:value="1155">
            <text:p>1155</text:p>
          </table:table-cell>
          <table:table-cell table:formula="of:=&quot;X&quot;&amp; [.G42]" office:value-type="string" office:string-value="X1155">
            <text:p>X1155</text:p>
          </table:table-cell>
          <table:table-cell table:number-columns-repeated="6"/>
          <table:table-cell table:style-name="ce2" table:formula="of:=[.B43]" office:value-type="string" office:string-value="N50">
            <text:p>N50</text:p>
          </table:table-cell>
          <table:table-cell table:style-name="ce2" table:formula="of:=[.D43]" office:value-type="string" office:string-value="X1153">
            <text:p>X1153</text:p>
          </table:table-cell>
          <table:table-cell table:style-name="ce2" table:formula="of:=[.F43]" office:value-type="string" office:string-value="Y2393.925">
            <text:p>Y2393.925</text:p>
          </table:table-cell>
          <table:table-cell/>
          <table:table-cell table:formula="of:=[.B43]" office:value-type="string" office:string-value="N50">
            <text:p>N50</text:p>
          </table:table-cell>
          <table:table-cell table:formula="of:=[.H43]" office:value-type="string" office:string-value="X1159">
            <text:p>X1159</text:p>
          </table:table-cell>
          <table:table-cell table:formula="of:=[.F43]" office:value-type="string" office:string-value="Y2393.925">
            <text:p>Y2393.925</text:p>
          </table:table-cell>
        </table:table-row>
        <table:table-row table:style-name="ro1">
          <table:table-cell table:formula="of:=[.A42]+1" office:value-type="float" office:value="50">
            <text:p>50</text:p>
          </table:table-cell>
          <table:table-cell table:formula="of:=&quot;N&quot;&amp;[.A43]" office:value-type="string" office:string-value="N50">
            <text:p>N50</text:p>
          </table:table-cell>
          <table:table-cell table:formula="of:=[.C42]+[.$J$4]" office:value-type="float" office:value="1153">
            <text:p>1153</text:p>
          </table:table-cell>
          <table:table-cell table:formula="of:= &quot;X&quot;&amp; [.C43]" office:value-type="string" office:string-value="X1153">
            <text:p>X1153</text:p>
          </table:table-cell>
          <table:table-cell table:formula="of:=[.E42]-[.$J$5]" office:value-type="float" office:value="2393.925">
            <text:p>2393.925</text:p>
          </table:table-cell>
          <table:table-cell table:formula="of:=&quot;Y&quot; &amp; [.E43]" office:value-type="string" office:string-value="Y2393.925">
            <text:p>Y2393.925</text:p>
          </table:table-cell>
          <table:table-cell table:formula="of:=[.C43] +6" office:value-type="float" office:value="1159">
            <text:p>1159</text:p>
          </table:table-cell>
          <table:table-cell table:formula="of:=&quot;X&quot;&amp; [.G43]" office:value-type="string" office:string-value="X1159">
            <text:p>X1159</text:p>
          </table:table-cell>
          <table:table-cell table:number-columns-repeated="6"/>
          <table:table-cell table:style-name="ce2" table:formula="of:=[.B44]" office:value-type="string" office:string-value="N51">
            <text:p>N51</text:p>
          </table:table-cell>
          <table:table-cell table:style-name="ce2" table:formula="of:=[.D44]" office:value-type="string" office:string-value="X1157">
            <text:p>X1157</text:p>
          </table:table-cell>
          <table:table-cell table:style-name="ce2" table:formula="of:=[.F44]" office:value-type="string" office:string-value="Y2391.05">
            <text:p>Y2391.05</text:p>
          </table:table-cell>
          <table:table-cell/>
          <table:table-cell table:formula="of:=[.B44]" office:value-type="string" office:string-value="N51">
            <text:p>N51</text:p>
          </table:table-cell>
          <table:table-cell table:formula="of:=[.H44]" office:value-type="string" office:string-value="X1163">
            <text:p>X1163</text:p>
          </table:table-cell>
          <table:table-cell table:formula="of:=[.F44]" office:value-type="string" office:string-value="Y2391.05">
            <text:p>Y2391.05</text:p>
          </table:table-cell>
        </table:table-row>
        <table:table-row table:style-name="ro1">
          <table:table-cell table:formula="of:=[.A43]+1" office:value-type="float" office:value="51">
            <text:p>51</text:p>
          </table:table-cell>
          <table:table-cell table:formula="of:=&quot;N&quot;&amp;[.A44]" office:value-type="string" office:string-value="N51">
            <text:p>N51</text:p>
          </table:table-cell>
          <table:table-cell table:formula="of:=[.C43]+[.$J$4]" office:value-type="float" office:value="1157">
            <text:p>1157</text:p>
          </table:table-cell>
          <table:table-cell table:formula="of:= &quot;X&quot;&amp; [.C44]" office:value-type="string" office:string-value="X1157">
            <text:p>X1157</text:p>
          </table:table-cell>
          <table:table-cell table:formula="of:=[.E43]-[.$J$5]" office:value-type="float" office:value="2391.05">
            <text:p>2391.05</text:p>
          </table:table-cell>
          <table:table-cell table:formula="of:=&quot;Y&quot; &amp; [.E44]" office:value-type="string" office:string-value="Y2391.05">
            <text:p>Y2391.05</text:p>
          </table:table-cell>
          <table:table-cell table:formula="of:=[.C44] +6" office:value-type="float" office:value="1163">
            <text:p>1163</text:p>
          </table:table-cell>
          <table:table-cell table:formula="of:=&quot;X&quot;&amp; [.G44]" office:value-type="string" office:string-value="X1163">
            <text:p>X1163</text:p>
          </table:table-cell>
          <table:table-cell table:number-columns-repeated="6"/>
          <table:table-cell table:style-name="ce2" table:formula="of:=[.B45]" office:value-type="string" office:string-value="N52">
            <text:p>N52</text:p>
          </table:table-cell>
          <table:table-cell table:style-name="ce2" table:formula="of:=[.D45]" office:value-type="string" office:string-value="X1161">
            <text:p>X1161</text:p>
          </table:table-cell>
          <table:table-cell table:style-name="ce2" table:formula="of:=[.F45]" office:value-type="string" office:string-value="Y2388.175">
            <text:p>Y2388.175</text:p>
          </table:table-cell>
          <table:table-cell/>
          <table:table-cell table:formula="of:=[.B45]" office:value-type="string" office:string-value="N52">
            <text:p>N52</text:p>
          </table:table-cell>
          <table:table-cell table:formula="of:=[.H45]" office:value-type="string" office:string-value="X1167">
            <text:p>X1167</text:p>
          </table:table-cell>
          <table:table-cell table:formula="of:=[.F45]" office:value-type="string" office:string-value="Y2388.175">
            <text:p>Y2388.175</text:p>
          </table:table-cell>
        </table:table-row>
        <table:table-row table:style-name="ro1">
          <table:table-cell table:formula="of:=[.A44]+1" office:value-type="float" office:value="52">
            <text:p>52</text:p>
          </table:table-cell>
          <table:table-cell table:formula="of:=&quot;N&quot;&amp;[.A45]" office:value-type="string" office:string-value="N52">
            <text:p>N52</text:p>
          </table:table-cell>
          <table:table-cell table:formula="of:=[.C44]+[.$J$4]" office:value-type="float" office:value="1161">
            <text:p>1161</text:p>
          </table:table-cell>
          <table:table-cell table:formula="of:= &quot;X&quot;&amp; [.C45]" office:value-type="string" office:string-value="X1161">
            <text:p>X1161</text:p>
          </table:table-cell>
          <table:table-cell table:formula="of:=[.E44]-[.$J$5]" office:value-type="float" office:value="2388.175">
            <text:p>2388.175</text:p>
          </table:table-cell>
          <table:table-cell table:formula="of:=&quot;Y&quot; &amp; [.E45]" office:value-type="string" office:string-value="Y2388.175">
            <text:p>Y2388.175</text:p>
          </table:table-cell>
          <table:table-cell table:formula="of:=[.C45] +6" office:value-type="float" office:value="1167">
            <text:p>1167</text:p>
          </table:table-cell>
          <table:table-cell table:formula="of:=&quot;X&quot;&amp; [.G45]" office:value-type="string" office:string-value="X1167">
            <text:p>X1167</text:p>
          </table:table-cell>
          <table:table-cell table:number-columns-repeated="6"/>
          <table:table-cell table:style-name="ce2" table:formula="of:=[.B46]" office:value-type="string" office:string-value="N53">
            <text:p>N53</text:p>
          </table:table-cell>
          <table:table-cell table:style-name="ce2" table:formula="of:=[.D46]" office:value-type="string" office:string-value="X1165">
            <text:p>X1165</text:p>
          </table:table-cell>
          <table:table-cell table:style-name="ce2" table:formula="of:=[.F46]" office:value-type="string" office:string-value="Y2385.3">
            <text:p>Y2385.3</text:p>
          </table:table-cell>
          <table:table-cell/>
          <table:table-cell table:formula="of:=[.B46]" office:value-type="string" office:string-value="N53">
            <text:p>N53</text:p>
          </table:table-cell>
          <table:table-cell table:formula="of:=[.H46]" office:value-type="string" office:string-value="X1171">
            <text:p>X1171</text:p>
          </table:table-cell>
          <table:table-cell table:formula="of:=[.F46]" office:value-type="string" office:string-value="Y2385.3">
            <text:p>Y2385.3</text:p>
          </table:table-cell>
        </table:table-row>
        <table:table-row table:style-name="ro1">
          <table:table-cell table:formula="of:=[.A45]+1" office:value-type="float" office:value="53">
            <text:p>53</text:p>
          </table:table-cell>
          <table:table-cell table:formula="of:=&quot;N&quot;&amp;[.A46]" office:value-type="string" office:string-value="N53">
            <text:p>N53</text:p>
          </table:table-cell>
          <table:table-cell table:formula="of:=[.C45]+[.$J$4]" office:value-type="float" office:value="1165">
            <text:p>1165</text:p>
          </table:table-cell>
          <table:table-cell table:formula="of:= &quot;X&quot;&amp; [.C46]" office:value-type="string" office:string-value="X1165">
            <text:p>X1165</text:p>
          </table:table-cell>
          <table:table-cell table:formula="of:=[.E45]-[.$J$5]" office:value-type="float" office:value="2385.3">
            <text:p>2385.3</text:p>
          </table:table-cell>
          <table:table-cell table:formula="of:=&quot;Y&quot; &amp; [.E46]" office:value-type="string" office:string-value="Y2385.3">
            <text:p>Y2385.3</text:p>
          </table:table-cell>
          <table:table-cell table:formula="of:=[.C46] +6" office:value-type="float" office:value="1171">
            <text:p>1171</text:p>
          </table:table-cell>
          <table:table-cell table:formula="of:=&quot;X&quot;&amp; [.G46]" office:value-type="string" office:string-value="X1171">
            <text:p>X1171</text:p>
          </table:table-cell>
          <table:table-cell table:number-columns-repeated="6"/>
          <table:table-cell table:style-name="ce2" table:formula="of:=[.B47]" office:value-type="string" office:string-value="N54">
            <text:p>N54</text:p>
          </table:table-cell>
          <table:table-cell table:style-name="ce2" table:formula="of:=[.D47]" office:value-type="string" office:string-value="X1169">
            <text:p>X1169</text:p>
          </table:table-cell>
          <table:table-cell table:style-name="ce2" table:formula="of:=[.F47]" office:value-type="string" office:string-value="Y2382.425">
            <text:p>Y2382.425</text:p>
          </table:table-cell>
          <table:table-cell/>
          <table:table-cell table:formula="of:=[.B47]" office:value-type="string" office:string-value="N54">
            <text:p>N54</text:p>
          </table:table-cell>
          <table:table-cell table:formula="of:=[.H47]" office:value-type="string" office:string-value="X1175">
            <text:p>X1175</text:p>
          </table:table-cell>
          <table:table-cell table:formula="of:=[.F47]" office:value-type="string" office:string-value="Y2382.425">
            <text:p>Y2382.425</text:p>
          </table:table-cell>
        </table:table-row>
        <table:table-row table:style-name="ro1">
          <table:table-cell table:formula="of:=[.A46]+1" office:value-type="float" office:value="54">
            <text:p>54</text:p>
          </table:table-cell>
          <table:table-cell table:formula="of:=&quot;N&quot;&amp;[.A47]" office:value-type="string" office:string-value="N54">
            <text:p>N54</text:p>
          </table:table-cell>
          <table:table-cell table:formula="of:=[.C46]+[.$J$4]" office:value-type="float" office:value="1169">
            <text:p>1169</text:p>
          </table:table-cell>
          <table:table-cell table:formula="of:= &quot;X&quot;&amp; [.C47]" office:value-type="string" office:string-value="X1169">
            <text:p>X1169</text:p>
          </table:table-cell>
          <table:table-cell table:formula="of:=[.E46]-[.$J$5]" office:value-type="float" office:value="2382.425">
            <text:p>2382.425</text:p>
          </table:table-cell>
          <table:table-cell table:formula="of:=&quot;Y&quot; &amp; [.E47]" office:value-type="string" office:string-value="Y2382.425">
            <text:p>Y2382.425</text:p>
          </table:table-cell>
          <table:table-cell table:formula="of:=[.C47] +6" office:value-type="float" office:value="1175">
            <text:p>1175</text:p>
          </table:table-cell>
          <table:table-cell table:formula="of:=&quot;X&quot;&amp; [.G47]" office:value-type="string" office:string-value="X1175">
            <text:p>X1175</text:p>
          </table:table-cell>
          <table:table-cell table:number-columns-repeated="6"/>
          <table:table-cell table:style-name="ce2" table:formula="of:=[.B48]" office:value-type="string" office:string-value="N55">
            <text:p>N55</text:p>
          </table:table-cell>
          <table:table-cell table:style-name="ce2" table:formula="of:=[.D48]" office:value-type="string" office:string-value="X1173">
            <text:p>X1173</text:p>
          </table:table-cell>
          <table:table-cell table:style-name="ce2" table:formula="of:=[.F48]" office:value-type="string" office:string-value="Y2379.55">
            <text:p>Y2379.55</text:p>
          </table:table-cell>
          <table:table-cell/>
          <table:table-cell table:formula="of:=[.B48]" office:value-type="string" office:string-value="N55">
            <text:p>N55</text:p>
          </table:table-cell>
          <table:table-cell table:formula="of:=[.H48]" office:value-type="string" office:string-value="X1179">
            <text:p>X1179</text:p>
          </table:table-cell>
          <table:table-cell table:formula="of:=[.F48]" office:value-type="string" office:string-value="Y2379.55">
            <text:p>Y2379.55</text:p>
          </table:table-cell>
        </table:table-row>
        <table:table-row table:style-name="ro1">
          <table:table-cell table:formula="of:=[.A47]+1" office:value-type="float" office:value="55">
            <text:p>55</text:p>
          </table:table-cell>
          <table:table-cell table:formula="of:=&quot;N&quot;&amp;[.A48]" office:value-type="string" office:string-value="N55">
            <text:p>N55</text:p>
          </table:table-cell>
          <table:table-cell table:formula="of:=[.C47]+[.$J$4]" office:value-type="float" office:value="1173">
            <text:p>1173</text:p>
          </table:table-cell>
          <table:table-cell table:formula="of:= &quot;X&quot;&amp; [.C48]" office:value-type="string" office:string-value="X1173">
            <text:p>X1173</text:p>
          </table:table-cell>
          <table:table-cell table:formula="of:=[.E47]-[.$J$5]" office:value-type="float" office:value="2379.55">
            <text:p>2379.55</text:p>
          </table:table-cell>
          <table:table-cell table:formula="of:=&quot;Y&quot; &amp; [.E48]" office:value-type="string" office:string-value="Y2379.55">
            <text:p>Y2379.55</text:p>
          </table:table-cell>
          <table:table-cell table:formula="of:=[.C48] +6" office:value-type="float" office:value="1179">
            <text:p>1179</text:p>
          </table:table-cell>
          <table:table-cell table:formula="of:=&quot;X&quot;&amp; [.G48]" office:value-type="string" office:string-value="X1179">
            <text:p>X1179</text:p>
          </table:table-cell>
          <table:table-cell table:number-columns-repeated="6"/>
          <table:table-cell table:style-name="ce2" table:formula="of:=[.B49]" office:value-type="string" office:string-value="N56">
            <text:p>N56</text:p>
          </table:table-cell>
          <table:table-cell table:style-name="ce2" table:formula="of:=[.D49]" office:value-type="string" office:string-value="X1177">
            <text:p>X1177</text:p>
          </table:table-cell>
          <table:table-cell table:style-name="ce2" table:formula="of:=[.F49]" office:value-type="string" office:string-value="Y2376.675">
            <text:p>Y2376.675</text:p>
          </table:table-cell>
          <table:table-cell/>
          <table:table-cell table:formula="of:=[.B49]" office:value-type="string" office:string-value="N56">
            <text:p>N56</text:p>
          </table:table-cell>
          <table:table-cell table:formula="of:=[.H49]" office:value-type="string" office:string-value="X1183">
            <text:p>X1183</text:p>
          </table:table-cell>
          <table:table-cell table:formula="of:=[.F49]" office:value-type="string" office:string-value="Y2376.675">
            <text:p>Y2376.675</text:p>
          </table:table-cell>
        </table:table-row>
        <table:table-row table:style-name="ro1">
          <table:table-cell table:formula="of:=[.A48]+1" office:value-type="float" office:value="56">
            <text:p>56</text:p>
          </table:table-cell>
          <table:table-cell table:formula="of:=&quot;N&quot;&amp;[.A49]" office:value-type="string" office:string-value="N56">
            <text:p>N56</text:p>
          </table:table-cell>
          <table:table-cell table:formula="of:=[.C48]+[.$J$4]" office:value-type="float" office:value="1177">
            <text:p>1177</text:p>
          </table:table-cell>
          <table:table-cell table:formula="of:= &quot;X&quot;&amp; [.C49]" office:value-type="string" office:string-value="X1177">
            <text:p>X1177</text:p>
          </table:table-cell>
          <table:table-cell table:formula="of:=[.E48]-[.$J$5]" office:value-type="float" office:value="2376.675">
            <text:p>2376.675</text:p>
          </table:table-cell>
          <table:table-cell table:formula="of:=&quot;Y&quot; &amp; [.E49]" office:value-type="string" office:string-value="Y2376.675">
            <text:p>Y2376.675</text:p>
          </table:table-cell>
          <table:table-cell table:formula="of:=[.C49] +6" office:value-type="float" office:value="1183">
            <text:p>1183</text:p>
          </table:table-cell>
          <table:table-cell table:formula="of:=&quot;X&quot;&amp; [.G49]" office:value-type="string" office:string-value="X1183">
            <text:p>X1183</text:p>
          </table:table-cell>
          <table:table-cell table:number-columns-repeated="6"/>
          <table:table-cell table:style-name="ce2" table:formula="of:=[.B50]" office:value-type="string" office:string-value="N57">
            <text:p>N57</text:p>
          </table:table-cell>
          <table:table-cell table:style-name="ce2" table:formula="of:=[.D50]" office:value-type="string" office:string-value="X1181">
            <text:p>X1181</text:p>
          </table:table-cell>
          <table:table-cell table:style-name="ce2" table:formula="of:=[.F50]" office:value-type="string" office:string-value="Y2373.8">
            <text:p>Y2373.8</text:p>
          </table:table-cell>
          <table:table-cell/>
          <table:table-cell table:formula="of:=[.B50]" office:value-type="string" office:string-value="N57">
            <text:p>N57</text:p>
          </table:table-cell>
          <table:table-cell table:formula="of:=[.H50]" office:value-type="string" office:string-value="X1187">
            <text:p>X1187</text:p>
          </table:table-cell>
          <table:table-cell table:formula="of:=[.F50]" office:value-type="string" office:string-value="Y2373.8">
            <text:p>Y2373.8</text:p>
          </table:table-cell>
        </table:table-row>
        <table:table-row table:style-name="ro1">
          <table:table-cell table:formula="of:=[.A49]+1" office:value-type="float" office:value="57">
            <text:p>57</text:p>
          </table:table-cell>
          <table:table-cell table:formula="of:=&quot;N&quot;&amp;[.A50]" office:value-type="string" office:string-value="N57">
            <text:p>N57</text:p>
          </table:table-cell>
          <table:table-cell table:formula="of:=[.C49]+[.$J$4]" office:value-type="float" office:value="1181">
            <text:p>1181</text:p>
          </table:table-cell>
          <table:table-cell table:formula="of:= &quot;X&quot;&amp; [.C50]" office:value-type="string" office:string-value="X1181">
            <text:p>X1181</text:p>
          </table:table-cell>
          <table:table-cell table:formula="of:=[.E49]-[.$J$5]" office:value-type="float" office:value="2373.8">
            <text:p>2373.8</text:p>
          </table:table-cell>
          <table:table-cell table:formula="of:=&quot;Y&quot; &amp; [.E50]" office:value-type="string" office:string-value="Y2373.8">
            <text:p>Y2373.8</text:p>
          </table:table-cell>
          <table:table-cell table:formula="of:=[.C50] +6" office:value-type="float" office:value="1187">
            <text:p>1187</text:p>
          </table:table-cell>
          <table:table-cell table:formula="of:=&quot;X&quot;&amp; [.G50]" office:value-type="string" office:string-value="X1187">
            <text:p>X1187</text:p>
          </table:table-cell>
          <table:table-cell table:number-columns-repeated="6"/>
          <table:table-cell table:style-name="ce2" table:formula="of:=[.B51]" office:value-type="string" office:string-value="N58">
            <text:p>N58</text:p>
          </table:table-cell>
          <table:table-cell table:style-name="ce2" table:formula="of:=[.D51]" office:value-type="string" office:string-value="X1185">
            <text:p>X1185</text:p>
          </table:table-cell>
          <table:table-cell table:style-name="ce2" table:formula="of:=[.F51]" office:value-type="string" office:string-value="Y2370.925">
            <text:p>Y2370.925</text:p>
          </table:table-cell>
          <table:table-cell/>
          <table:table-cell table:formula="of:=[.B51]" office:value-type="string" office:string-value="N58">
            <text:p>N58</text:p>
          </table:table-cell>
          <table:table-cell table:formula="of:=[.H51]" office:value-type="string" office:string-value="X1191">
            <text:p>X1191</text:p>
          </table:table-cell>
          <table:table-cell table:formula="of:=[.F51]" office:value-type="string" office:string-value="Y2370.925">
            <text:p>Y2370.925</text:p>
          </table:table-cell>
        </table:table-row>
        <table:table-row table:style-name="ro1">
          <table:table-cell table:formula="of:=[.A50]+1" office:value-type="float" office:value="58">
            <text:p>58</text:p>
          </table:table-cell>
          <table:table-cell table:formula="of:=&quot;N&quot;&amp;[.A51]" office:value-type="string" office:string-value="N58">
            <text:p>N58</text:p>
          </table:table-cell>
          <table:table-cell table:formula="of:=[.C50]+[.$J$4]" office:value-type="float" office:value="1185">
            <text:p>1185</text:p>
          </table:table-cell>
          <table:table-cell table:formula="of:= &quot;X&quot;&amp; [.C51]" office:value-type="string" office:string-value="X1185">
            <text:p>X1185</text:p>
          </table:table-cell>
          <table:table-cell table:formula="of:=[.E50]-[.$J$5]" office:value-type="float" office:value="2370.925">
            <text:p>2370.925</text:p>
          </table:table-cell>
          <table:table-cell table:formula="of:=&quot;Y&quot; &amp; [.E51]" office:value-type="string" office:string-value="Y2370.925">
            <text:p>Y2370.925</text:p>
          </table:table-cell>
          <table:table-cell table:formula="of:=[.C51] +6" office:value-type="float" office:value="1191">
            <text:p>1191</text:p>
          </table:table-cell>
          <table:table-cell table:formula="of:=&quot;X&quot;&amp; [.G51]" office:value-type="string" office:string-value="X1191">
            <text:p>X1191</text:p>
          </table:table-cell>
          <table:table-cell table:number-columns-repeated="6"/>
          <table:table-cell table:style-name="ce2" table:formula="of:=[.B52]" office:value-type="string" office:string-value="N59">
            <text:p>N59</text:p>
          </table:table-cell>
          <table:table-cell table:style-name="ce2" table:formula="of:=[.D52]" office:value-type="string" office:string-value="X1189">
            <text:p>X1189</text:p>
          </table:table-cell>
          <table:table-cell table:style-name="ce2" table:formula="of:=[.F52]" office:value-type="string" office:string-value="Y2368.05">
            <text:p>Y2368.05</text:p>
          </table:table-cell>
          <table:table-cell/>
          <table:table-cell table:formula="of:=[.B52]" office:value-type="string" office:string-value="N59">
            <text:p>N59</text:p>
          </table:table-cell>
          <table:table-cell table:formula="of:=[.H52]" office:value-type="string" office:string-value="X1195">
            <text:p>X1195</text:p>
          </table:table-cell>
          <table:table-cell table:formula="of:=[.F52]" office:value-type="string" office:string-value="Y2368.05">
            <text:p>Y2368.05</text:p>
          </table:table-cell>
        </table:table-row>
        <table:table-row table:style-name="ro1">
          <table:table-cell table:formula="of:=[.A51]+1" office:value-type="float" office:value="59">
            <text:p>59</text:p>
          </table:table-cell>
          <table:table-cell table:formula="of:=&quot;N&quot;&amp;[.A52]" office:value-type="string" office:string-value="N59">
            <text:p>N59</text:p>
          </table:table-cell>
          <table:table-cell table:formula="of:=[.C51]+[.$J$4]" office:value-type="float" office:value="1189">
            <text:p>1189</text:p>
          </table:table-cell>
          <table:table-cell table:formula="of:= &quot;X&quot;&amp; [.C52]" office:value-type="string" office:string-value="X1189">
            <text:p>X1189</text:p>
          </table:table-cell>
          <table:table-cell table:formula="of:=[.E51]-[.$J$5]" office:value-type="float" office:value="2368.05">
            <text:p>2368.05</text:p>
          </table:table-cell>
          <table:table-cell table:formula="of:=&quot;Y&quot; &amp; [.E52]" office:value-type="string" office:string-value="Y2368.05">
            <text:p>Y2368.05</text:p>
          </table:table-cell>
          <table:table-cell table:formula="of:=[.C52] +6" office:value-type="float" office:value="1195">
            <text:p>1195</text:p>
          </table:table-cell>
          <table:table-cell table:formula="of:=&quot;X&quot;&amp; [.G52]" office:value-type="string" office:string-value="X1195">
            <text:p>X1195</text:p>
          </table:table-cell>
          <table:table-cell table:number-columns-repeated="6"/>
          <table:table-cell table:style-name="ce2" table:formula="of:=[.B53]" office:value-type="string" office:string-value="N60">
            <text:p>N60</text:p>
          </table:table-cell>
          <table:table-cell table:style-name="ce2" table:formula="of:=[.D53]" office:value-type="string" office:string-value="X1193">
            <text:p>X1193</text:p>
          </table:table-cell>
          <table:table-cell table:style-name="ce2" table:formula="of:=[.F53]" office:value-type="string" office:string-value="Y2365.175">
            <text:p>Y2365.175</text:p>
          </table:table-cell>
          <table:table-cell/>
          <table:table-cell table:formula="of:=[.B53]" office:value-type="string" office:string-value="N60">
            <text:p>N60</text:p>
          </table:table-cell>
          <table:table-cell table:formula="of:=[.H53]" office:value-type="string" office:string-value="X1199">
            <text:p>X1199</text:p>
          </table:table-cell>
          <table:table-cell table:formula="of:=[.F53]" office:value-type="string" office:string-value="Y2365.175">
            <text:p>Y2365.175</text:p>
          </table:table-cell>
        </table:table-row>
        <table:table-row table:style-name="ro1">
          <table:table-cell table:formula="of:=[.A52]+1" office:value-type="float" office:value="60">
            <text:p>60</text:p>
          </table:table-cell>
          <table:table-cell table:formula="of:=&quot;N&quot;&amp;[.A53]" office:value-type="string" office:string-value="N60">
            <text:p>N60</text:p>
          </table:table-cell>
          <table:table-cell table:formula="of:=[.C52]+[.$J$4]" office:value-type="float" office:value="1193">
            <text:p>1193</text:p>
          </table:table-cell>
          <table:table-cell table:formula="of:= &quot;X&quot;&amp; [.C53]" office:value-type="string" office:string-value="X1193">
            <text:p>X1193</text:p>
          </table:table-cell>
          <table:table-cell table:formula="of:=[.E52]-[.$J$5]" office:value-type="float" office:value="2365.175">
            <text:p>2365.175</text:p>
          </table:table-cell>
          <table:table-cell table:formula="of:=&quot;Y&quot; &amp; [.E53]" office:value-type="string" office:string-value="Y2365.175">
            <text:p>Y2365.175</text:p>
          </table:table-cell>
          <table:table-cell table:formula="of:=[.C53] +6" office:value-type="float" office:value="1199">
            <text:p>1199</text:p>
          </table:table-cell>
          <table:table-cell table:formula="of:=&quot;X&quot;&amp; [.G53]" office:value-type="string" office:string-value="X1199">
            <text:p>X1199</text:p>
          </table:table-cell>
          <table:table-cell table:number-columns-repeated="6"/>
          <table:table-cell table:style-name="ce2" table:formula="of:=[.B54]" office:value-type="string" office:string-value="N61">
            <text:p>N61</text:p>
          </table:table-cell>
          <table:table-cell table:style-name="ce2" table:formula="of:=[.D54]" office:value-type="string" office:string-value="X1197">
            <text:p>X1197</text:p>
          </table:table-cell>
          <table:table-cell table:style-name="ce2" table:formula="of:=[.F54]" office:value-type="string" office:string-value="Y2362.3">
            <text:p>Y2362.3</text:p>
          </table:table-cell>
          <table:table-cell/>
          <table:table-cell table:formula="of:=[.B54]" office:value-type="string" office:string-value="N61">
            <text:p>N61</text:p>
          </table:table-cell>
          <table:table-cell table:formula="of:=[.H54]" office:value-type="string" office:string-value="X1203">
            <text:p>X1203</text:p>
          </table:table-cell>
          <table:table-cell table:formula="of:=[.F54]" office:value-type="string" office:string-value="Y2362.3">
            <text:p>Y2362.3</text:p>
          </table:table-cell>
        </table:table-row>
        <table:table-row table:style-name="ro1">
          <table:table-cell table:formula="of:=[.A53]+1" office:value-type="float" office:value="61">
            <text:p>61</text:p>
          </table:table-cell>
          <table:table-cell table:formula="of:=&quot;N&quot;&amp;[.A54]" office:value-type="string" office:string-value="N61">
            <text:p>N61</text:p>
          </table:table-cell>
          <table:table-cell table:formula="of:=[.C53]+[.$J$4]" office:value-type="float" office:value="1197">
            <text:p>1197</text:p>
          </table:table-cell>
          <table:table-cell table:formula="of:= &quot;X&quot;&amp; [.C54]" office:value-type="string" office:string-value="X1197">
            <text:p>X1197</text:p>
          </table:table-cell>
          <table:table-cell table:formula="of:=[.E53]-[.$J$5]" office:value-type="float" office:value="2362.3">
            <text:p>2362.3</text:p>
          </table:table-cell>
          <table:table-cell table:formula="of:=&quot;Y&quot; &amp; [.E54]" office:value-type="string" office:string-value="Y2362.3">
            <text:p>Y2362.3</text:p>
          </table:table-cell>
          <table:table-cell table:formula="of:=[.C54] +6" office:value-type="float" office:value="1203">
            <text:p>1203</text:p>
          </table:table-cell>
          <table:table-cell table:formula="of:=&quot;X&quot;&amp; [.G54]" office:value-type="string" office:string-value="X1203">
            <text:p>X1203</text:p>
          </table:table-cell>
          <table:table-cell table:number-columns-repeated="6"/>
          <table:table-cell table:style-name="ce2" table:formula="of:=[.B55]" office:value-type="string" office:string-value="N62">
            <text:p>N62</text:p>
          </table:table-cell>
          <table:table-cell table:style-name="ce2" table:formula="of:=[.D55]" office:value-type="string" office:string-value="X1201">
            <text:p>X1201</text:p>
          </table:table-cell>
          <table:table-cell table:style-name="ce2" table:formula="of:=[.F55]" office:value-type="string" office:string-value="Y2359.425">
            <text:p>Y2359.425</text:p>
          </table:table-cell>
          <table:table-cell/>
          <table:table-cell table:formula="of:=[.B55]" office:value-type="string" office:string-value="N62">
            <text:p>N62</text:p>
          </table:table-cell>
          <table:table-cell table:formula="of:=[.H55]" office:value-type="string" office:string-value="X1207">
            <text:p>X1207</text:p>
          </table:table-cell>
          <table:table-cell table:formula="of:=[.F55]" office:value-type="string" office:string-value="Y2359.425">
            <text:p>Y2359.425</text:p>
          </table:table-cell>
        </table:table-row>
        <table:table-row table:style-name="ro1">
          <table:table-cell table:formula="of:=[.A54]+1" office:value-type="float" office:value="62">
            <text:p>62</text:p>
          </table:table-cell>
          <table:table-cell table:formula="of:=&quot;N&quot;&amp;[.A55]" office:value-type="string" office:string-value="N62">
            <text:p>N62</text:p>
          </table:table-cell>
          <table:table-cell table:formula="of:=[.C54]+[.$J$4]" office:value-type="float" office:value="1201">
            <text:p>1201</text:p>
          </table:table-cell>
          <table:table-cell table:formula="of:= &quot;X&quot;&amp; [.C55]" office:value-type="string" office:string-value="X1201">
            <text:p>X1201</text:p>
          </table:table-cell>
          <table:table-cell table:formula="of:=[.E54]-[.$J$5]" office:value-type="float" office:value="2359.425">
            <text:p>2359.425</text:p>
          </table:table-cell>
          <table:table-cell table:formula="of:=&quot;Y&quot; &amp; [.E55]" office:value-type="string" office:string-value="Y2359.425">
            <text:p>Y2359.425</text:p>
          </table:table-cell>
          <table:table-cell table:formula="of:=[.C55] +6" office:value-type="float" office:value="1207">
            <text:p>1207</text:p>
          </table:table-cell>
          <table:table-cell table:formula="of:=&quot;X&quot;&amp; [.G55]" office:value-type="string" office:string-value="X1207">
            <text:p>X1207</text:p>
          </table:table-cell>
          <table:table-cell table:number-columns-repeated="6"/>
          <table:table-cell table:style-name="ce2" table:formula="of:=[.B56]" office:value-type="string" office:string-value="N63">
            <text:p>N63</text:p>
          </table:table-cell>
          <table:table-cell table:style-name="ce2" table:formula="of:=[.D56]" office:value-type="string" office:string-value="X1205">
            <text:p>X1205</text:p>
          </table:table-cell>
          <table:table-cell table:style-name="ce2" table:formula="of:=[.F56]" office:value-type="string" office:string-value="Y2356.55">
            <text:p>Y2356.55</text:p>
          </table:table-cell>
          <table:table-cell/>
          <table:table-cell table:formula="of:=[.B56]" office:value-type="string" office:string-value="N63">
            <text:p>N63</text:p>
          </table:table-cell>
          <table:table-cell table:formula="of:=[.H56]" office:value-type="string" office:string-value="X1211">
            <text:p>X1211</text:p>
          </table:table-cell>
          <table:table-cell table:formula="of:=[.F56]" office:value-type="string" office:string-value="Y2356.55">
            <text:p>Y2356.55</text:p>
          </table:table-cell>
        </table:table-row>
        <table:table-row table:style-name="ro1">
          <table:table-cell table:formula="of:=[.A55]+1" office:value-type="float" office:value="63">
            <text:p>63</text:p>
          </table:table-cell>
          <table:table-cell table:formula="of:=&quot;N&quot;&amp;[.A56]" office:value-type="string" office:string-value="N63">
            <text:p>N63</text:p>
          </table:table-cell>
          <table:table-cell table:formula="of:=[.C55]+[.$J$4]" office:value-type="float" office:value="1205">
            <text:p>1205</text:p>
          </table:table-cell>
          <table:table-cell table:formula="of:= &quot;X&quot;&amp; [.C56]" office:value-type="string" office:string-value="X1205">
            <text:p>X1205</text:p>
          </table:table-cell>
          <table:table-cell table:formula="of:=[.E55]-[.$J$5]" office:value-type="float" office:value="2356.55">
            <text:p>2356.55</text:p>
          </table:table-cell>
          <table:table-cell table:formula="of:=&quot;Y&quot; &amp; [.E56]" office:value-type="string" office:string-value="Y2356.55">
            <text:p>Y2356.55</text:p>
          </table:table-cell>
          <table:table-cell table:formula="of:=[.C56] +6" office:value-type="float" office:value="1211">
            <text:p>1211</text:p>
          </table:table-cell>
          <table:table-cell table:formula="of:=&quot;X&quot;&amp; [.G56]" office:value-type="string" office:string-value="X1211">
            <text:p>X1211</text:p>
          </table:table-cell>
          <table:table-cell table:number-columns-repeated="6"/>
          <table:table-cell table:style-name="ce2" table:formula="of:=[.B57]" office:value-type="string" office:string-value="N64">
            <text:p>N64</text:p>
          </table:table-cell>
          <table:table-cell table:style-name="ce2" table:formula="of:=[.D57]" office:value-type="string" office:string-value="X1209">
            <text:p>X1209</text:p>
          </table:table-cell>
          <table:table-cell table:style-name="ce2" table:formula="of:=[.F57]" office:value-type="string" office:string-value="Y2353.675">
            <text:p>Y2353.675</text:p>
          </table:table-cell>
          <table:table-cell/>
          <table:table-cell table:formula="of:=[.B57]" office:value-type="string" office:string-value="N64">
            <text:p>N64</text:p>
          </table:table-cell>
          <table:table-cell table:formula="of:=[.H57]" office:value-type="string" office:string-value="X1215">
            <text:p>X1215</text:p>
          </table:table-cell>
          <table:table-cell table:formula="of:=[.F57]" office:value-type="string" office:string-value="Y2353.675">
            <text:p>Y2353.675</text:p>
          </table:table-cell>
        </table:table-row>
        <table:table-row table:style-name="ro1">
          <table:table-cell table:formula="of:=[.A56]+1" office:value-type="float" office:value="64">
            <text:p>64</text:p>
          </table:table-cell>
          <table:table-cell table:formula="of:=&quot;N&quot;&amp;[.A57]" office:value-type="string" office:string-value="N64">
            <text:p>N64</text:p>
          </table:table-cell>
          <table:table-cell table:formula="of:=[.C56]+[.$J$4]" office:value-type="float" office:value="1209">
            <text:p>1209</text:p>
          </table:table-cell>
          <table:table-cell table:formula="of:= &quot;X&quot;&amp; [.C57]" office:value-type="string" office:string-value="X1209">
            <text:p>X1209</text:p>
          </table:table-cell>
          <table:table-cell table:formula="of:=[.E56]-[.$J$5]" office:value-type="float" office:value="2353.675">
            <text:p>2353.675</text:p>
          </table:table-cell>
          <table:table-cell table:formula="of:=&quot;Y&quot; &amp; [.E57]" office:value-type="string" office:string-value="Y2353.675">
            <text:p>Y2353.675</text:p>
          </table:table-cell>
          <table:table-cell table:formula="of:=[.C57] +6" office:value-type="float" office:value="1215">
            <text:p>1215</text:p>
          </table:table-cell>
          <table:table-cell table:formula="of:=&quot;X&quot;&amp; [.G57]" office:value-type="string" office:string-value="X1215">
            <text:p>X1215</text:p>
          </table:table-cell>
          <table:table-cell table:number-columns-repeated="6"/>
          <table:table-cell table:style-name="ce2" table:formula="of:=[.B58]" office:value-type="string" office:string-value="N65">
            <text:p>N65</text:p>
          </table:table-cell>
          <table:table-cell table:style-name="ce2" table:formula="of:=[.D58]" office:value-type="string" office:string-value="X1213">
            <text:p>X1213</text:p>
          </table:table-cell>
          <table:table-cell table:style-name="ce2" table:formula="of:=[.F58]" office:value-type="string" office:string-value="Y2350.8">
            <text:p>Y2350.8</text:p>
          </table:table-cell>
          <table:table-cell/>
          <table:table-cell table:formula="of:=[.B58]" office:value-type="string" office:string-value="N65">
            <text:p>N65</text:p>
          </table:table-cell>
          <table:table-cell table:formula="of:=[.H58]" office:value-type="string" office:string-value="X1219">
            <text:p>X1219</text:p>
          </table:table-cell>
          <table:table-cell table:formula="of:=[.F58]" office:value-type="string" office:string-value="Y2350.8">
            <text:p>Y2350.8</text:p>
          </table:table-cell>
        </table:table-row>
        <table:table-row table:style-name="ro1">
          <table:table-cell table:formula="of:=[.A57]+1" office:value-type="float" office:value="65">
            <text:p>65</text:p>
          </table:table-cell>
          <table:table-cell table:formula="of:=&quot;N&quot;&amp;[.A58]" office:value-type="string" office:string-value="N65">
            <text:p>N65</text:p>
          </table:table-cell>
          <table:table-cell table:formula="of:=[.C57]+[.$J$4]" office:value-type="float" office:value="1213">
            <text:p>1213</text:p>
          </table:table-cell>
          <table:table-cell table:formula="of:= &quot;X&quot;&amp; [.C58]" office:value-type="string" office:string-value="X1213">
            <text:p>X1213</text:p>
          </table:table-cell>
          <table:table-cell table:formula="of:=[.E57]-[.$J$5]" office:value-type="float" office:value="2350.8">
            <text:p>2350.8</text:p>
          </table:table-cell>
          <table:table-cell table:formula="of:=&quot;Y&quot; &amp; [.E58]" office:value-type="string" office:string-value="Y2350.8">
            <text:p>Y2350.8</text:p>
          </table:table-cell>
          <table:table-cell table:formula="of:=[.C58] +6" office:value-type="float" office:value="1219">
            <text:p>1219</text:p>
          </table:table-cell>
          <table:table-cell table:formula="of:=&quot;X&quot;&amp; [.G58]" office:value-type="string" office:string-value="X1219">
            <text:p>X1219</text:p>
          </table:table-cell>
          <table:table-cell table:number-columns-repeated="6"/>
          <table:table-cell table:style-name="ce2" table:formula="of:=[.B59]" office:value-type="string" office:string-value="N66">
            <text:p>N66</text:p>
          </table:table-cell>
          <table:table-cell table:style-name="ce2" table:formula="of:=[.D59]" office:value-type="string" office:string-value="X1217">
            <text:p>X1217</text:p>
          </table:table-cell>
          <table:table-cell table:style-name="ce2" table:formula="of:=[.F59]" office:value-type="string" office:string-value="Y2347.925">
            <text:p>Y2347.925</text:p>
          </table:table-cell>
          <table:table-cell/>
          <table:table-cell table:formula="of:=[.B59]" office:value-type="string" office:string-value="N66">
            <text:p>N66</text:p>
          </table:table-cell>
          <table:table-cell table:formula="of:=[.H59]" office:value-type="string" office:string-value="X1223">
            <text:p>X1223</text:p>
          </table:table-cell>
          <table:table-cell table:formula="of:=[.F59]" office:value-type="string" office:string-value="Y2347.925">
            <text:p>Y2347.925</text:p>
          </table:table-cell>
        </table:table-row>
        <table:table-row table:style-name="ro1">
          <table:table-cell table:formula="of:=[.A58]+1" office:value-type="float" office:value="66">
            <text:p>66</text:p>
          </table:table-cell>
          <table:table-cell table:formula="of:=&quot;N&quot;&amp;[.A59]" office:value-type="string" office:string-value="N66">
            <text:p>N66</text:p>
          </table:table-cell>
          <table:table-cell table:formula="of:=[.C58]+[.$J$4]" office:value-type="float" office:value="1217">
            <text:p>1217</text:p>
          </table:table-cell>
          <table:table-cell table:formula="of:= &quot;X&quot;&amp; [.C59]" office:value-type="string" office:string-value="X1217">
            <text:p>X1217</text:p>
          </table:table-cell>
          <table:table-cell table:formula="of:=[.E58]-[.$J$5]" office:value-type="float" office:value="2347.925">
            <text:p>2347.925</text:p>
          </table:table-cell>
          <table:table-cell table:formula="of:=&quot;Y&quot; &amp; [.E59]" office:value-type="string" office:string-value="Y2347.925">
            <text:p>Y2347.925</text:p>
          </table:table-cell>
          <table:table-cell table:formula="of:=[.C59] +6" office:value-type="float" office:value="1223">
            <text:p>1223</text:p>
          </table:table-cell>
          <table:table-cell table:formula="of:=&quot;X&quot;&amp; [.G59]" office:value-type="string" office:string-value="X1223">
            <text:p>X1223</text:p>
          </table:table-cell>
          <table:table-cell table:number-columns-repeated="6"/>
          <table:table-cell table:style-name="ce2" table:formula="of:=[.B60]" office:value-type="string" office:string-value="N67">
            <text:p>N67</text:p>
          </table:table-cell>
          <table:table-cell table:style-name="ce2" table:formula="of:=[.D60]" office:value-type="string" office:string-value="X1221">
            <text:p>X1221</text:p>
          </table:table-cell>
          <table:table-cell table:style-name="ce2" table:formula="of:=[.F60]" office:value-type="string" office:string-value="Y2345.05">
            <text:p>Y2345.05</text:p>
          </table:table-cell>
          <table:table-cell/>
          <table:table-cell table:formula="of:=[.B60]" office:value-type="string" office:string-value="N67">
            <text:p>N67</text:p>
          </table:table-cell>
          <table:table-cell table:formula="of:=[.H60]" office:value-type="string" office:string-value="X1227">
            <text:p>X1227</text:p>
          </table:table-cell>
          <table:table-cell table:formula="of:=[.F60]" office:value-type="string" office:string-value="Y2345.05">
            <text:p>Y2345.05</text:p>
          </table:table-cell>
        </table:table-row>
        <table:table-row table:style-name="ro1">
          <table:table-cell table:formula="of:=[.A59]+1" office:value-type="float" office:value="67">
            <text:p>67</text:p>
          </table:table-cell>
          <table:table-cell table:formula="of:=&quot;N&quot;&amp;[.A60]" office:value-type="string" office:string-value="N67">
            <text:p>N67</text:p>
          </table:table-cell>
          <table:table-cell table:formula="of:=[.C59]+[.$J$4]" office:value-type="float" office:value="1221">
            <text:p>1221</text:p>
          </table:table-cell>
          <table:table-cell table:formula="of:= &quot;X&quot;&amp; [.C60]" office:value-type="string" office:string-value="X1221">
            <text:p>X1221</text:p>
          </table:table-cell>
          <table:table-cell table:formula="of:=[.E59]-[.$J$5]" office:value-type="float" office:value="2345.05">
            <text:p>2345.05</text:p>
          </table:table-cell>
          <table:table-cell table:formula="of:=&quot;Y&quot; &amp; [.E60]" office:value-type="string" office:string-value="Y2345.05">
            <text:p>Y2345.05</text:p>
          </table:table-cell>
          <table:table-cell table:formula="of:=[.C60] +6" office:value-type="float" office:value="1227">
            <text:p>1227</text:p>
          </table:table-cell>
          <table:table-cell table:formula="of:=&quot;X&quot;&amp; [.G60]" office:value-type="string" office:string-value="X1227">
            <text:p>X1227</text:p>
          </table:table-cell>
          <table:table-cell table:number-columns-repeated="6"/>
          <table:table-cell table:style-name="ce2" table:formula="of:=[.B61]" office:value-type="string" office:string-value="N68">
            <text:p>N68</text:p>
          </table:table-cell>
          <table:table-cell table:style-name="ce2" table:formula="of:=[.D61]" office:value-type="string" office:string-value="X1225">
            <text:p>X1225</text:p>
          </table:table-cell>
          <table:table-cell table:style-name="ce2" table:formula="of:=[.F61]" office:value-type="string" office:string-value="Y2342.175">
            <text:p>Y2342.175</text:p>
          </table:table-cell>
          <table:table-cell/>
          <table:table-cell table:formula="of:=[.B61]" office:value-type="string" office:string-value="N68">
            <text:p>N68</text:p>
          </table:table-cell>
          <table:table-cell table:formula="of:=[.H61]" office:value-type="string" office:string-value="X1231">
            <text:p>X1231</text:p>
          </table:table-cell>
          <table:table-cell table:formula="of:=[.F61]" office:value-type="string" office:string-value="Y2342.175">
            <text:p>Y2342.175</text:p>
          </table:table-cell>
        </table:table-row>
        <table:table-row table:style-name="ro1">
          <table:table-cell table:formula="of:=[.A60]+1" office:value-type="float" office:value="68">
            <text:p>68</text:p>
          </table:table-cell>
          <table:table-cell table:formula="of:=&quot;N&quot;&amp;[.A61]" office:value-type="string" office:string-value="N68">
            <text:p>N68</text:p>
          </table:table-cell>
          <table:table-cell table:formula="of:=[.C60]+[.$J$4]" office:value-type="float" office:value="1225">
            <text:p>1225</text:p>
          </table:table-cell>
          <table:table-cell table:formula="of:= &quot;X&quot;&amp; [.C61]" office:value-type="string" office:string-value="X1225">
            <text:p>X1225</text:p>
          </table:table-cell>
          <table:table-cell table:formula="of:=[.E60]-[.$J$5]" office:value-type="float" office:value="2342.175">
            <text:p>2342.175</text:p>
          </table:table-cell>
          <table:table-cell table:formula="of:=&quot;Y&quot; &amp; [.E61]" office:value-type="string" office:string-value="Y2342.175">
            <text:p>Y2342.175</text:p>
          </table:table-cell>
          <table:table-cell table:formula="of:=[.C61] +6" office:value-type="float" office:value="1231">
            <text:p>1231</text:p>
          </table:table-cell>
          <table:table-cell table:formula="of:=&quot;X&quot;&amp; [.G61]" office:value-type="string" office:string-value="X1231">
            <text:p>X1231</text:p>
          </table:table-cell>
          <table:table-cell table:number-columns-repeated="6"/>
          <table:table-cell table:style-name="ce2" table:formula="of:=[.B62]" office:value-type="string" office:string-value="N69">
            <text:p>N69</text:p>
          </table:table-cell>
          <table:table-cell table:style-name="ce2" table:formula="of:=[.D62]" office:value-type="string" office:string-value="X1229">
            <text:p>X1229</text:p>
          </table:table-cell>
          <table:table-cell table:style-name="ce2" table:formula="of:=[.F62]" office:value-type="string" office:string-value="Y2339.3">
            <text:p>Y2339.3</text:p>
          </table:table-cell>
          <table:table-cell/>
          <table:table-cell table:formula="of:=[.B62]" office:value-type="string" office:string-value="N69">
            <text:p>N69</text:p>
          </table:table-cell>
          <table:table-cell table:formula="of:=[.H62]" office:value-type="string" office:string-value="X1235">
            <text:p>X1235</text:p>
          </table:table-cell>
          <table:table-cell table:formula="of:=[.F62]" office:value-type="string" office:string-value="Y2339.3">
            <text:p>Y2339.3</text:p>
          </table:table-cell>
        </table:table-row>
        <table:table-row table:style-name="ro1">
          <table:table-cell table:formula="of:=[.A61]+1" office:value-type="float" office:value="69">
            <text:p>69</text:p>
          </table:table-cell>
          <table:table-cell table:formula="of:=&quot;N&quot;&amp;[.A62]" office:value-type="string" office:string-value="N69">
            <text:p>N69</text:p>
          </table:table-cell>
          <table:table-cell table:formula="of:=[.C61]+[.$J$4]" office:value-type="float" office:value="1229">
            <text:p>1229</text:p>
          </table:table-cell>
          <table:table-cell table:formula="of:= &quot;X&quot;&amp; [.C62]" office:value-type="string" office:string-value="X1229">
            <text:p>X1229</text:p>
          </table:table-cell>
          <table:table-cell table:formula="of:=[.E61]-[.$J$5]" office:value-type="float" office:value="2339.3">
            <text:p>2339.3</text:p>
          </table:table-cell>
          <table:table-cell table:formula="of:=&quot;Y&quot; &amp; [.E62]" office:value-type="string" office:string-value="Y2339.3">
            <text:p>Y2339.3</text:p>
          </table:table-cell>
          <table:table-cell table:formula="of:=[.C62] +6" office:value-type="float" office:value="1235">
            <text:p>1235</text:p>
          </table:table-cell>
          <table:table-cell table:formula="of:=&quot;X&quot;&amp; [.G62]" office:value-type="string" office:string-value="X1235">
            <text:p>X1235</text:p>
          </table:table-cell>
          <table:table-cell table:number-columns-repeated="6"/>
          <table:table-cell table:style-name="ce2" table:formula="of:=[.B63]" office:value-type="string" office:string-value="N70">
            <text:p>N70</text:p>
          </table:table-cell>
          <table:table-cell table:style-name="ce2" table:formula="of:=[.D63]" office:value-type="string" office:string-value="X1233">
            <text:p>X1233</text:p>
          </table:table-cell>
          <table:table-cell table:style-name="ce2" table:formula="of:=[.F63]" office:value-type="string" office:string-value="Y2336.425">
            <text:p>Y2336.425</text:p>
          </table:table-cell>
          <table:table-cell/>
          <table:table-cell table:formula="of:=[.B63]" office:value-type="string" office:string-value="N70">
            <text:p>N70</text:p>
          </table:table-cell>
          <table:table-cell table:formula="of:=[.H63]" office:value-type="string" office:string-value="X1239">
            <text:p>X1239</text:p>
          </table:table-cell>
          <table:table-cell table:formula="of:=[.F63]" office:value-type="string" office:string-value="Y2336.425">
            <text:p>Y2336.425</text:p>
          </table:table-cell>
        </table:table-row>
        <table:table-row table:style-name="ro1">
          <table:table-cell table:formula="of:=[.A62]+1" office:value-type="float" office:value="70">
            <text:p>70</text:p>
          </table:table-cell>
          <table:table-cell table:formula="of:=&quot;N&quot;&amp;[.A63]" office:value-type="string" office:string-value="N70">
            <text:p>N70</text:p>
          </table:table-cell>
          <table:table-cell table:formula="of:=[.C62]+[.$J$4]" office:value-type="float" office:value="1233">
            <text:p>1233</text:p>
          </table:table-cell>
          <table:table-cell table:formula="of:= &quot;X&quot;&amp; [.C63]" office:value-type="string" office:string-value="X1233">
            <text:p>X1233</text:p>
          </table:table-cell>
          <table:table-cell table:formula="of:=[.E62]-[.$J$5]" office:value-type="float" office:value="2336.425">
            <text:p>2336.425</text:p>
          </table:table-cell>
          <table:table-cell table:formula="of:=&quot;Y&quot; &amp; [.E63]" office:value-type="string" office:string-value="Y2336.425">
            <text:p>Y2336.425</text:p>
          </table:table-cell>
          <table:table-cell table:formula="of:=[.C63] +6" office:value-type="float" office:value="1239">
            <text:p>1239</text:p>
          </table:table-cell>
          <table:table-cell table:formula="of:=&quot;X&quot;&amp; [.G63]" office:value-type="string" office:string-value="X1239">
            <text:p>X1239</text:p>
          </table:table-cell>
          <table:table-cell table:number-columns-repeated="6"/>
          <table:table-cell table:style-name="ce2" table:formula="of:=[.B64]" office:value-type="string" office:string-value="N71">
            <text:p>N71</text:p>
          </table:table-cell>
          <table:table-cell table:style-name="ce2" table:formula="of:=[.D64]" office:value-type="string" office:string-value="X1237">
            <text:p>X1237</text:p>
          </table:table-cell>
          <table:table-cell table:style-name="ce2" table:formula="of:=[.F64]" office:value-type="string" office:string-value="Y2333.55">
            <text:p>Y2333.55</text:p>
          </table:table-cell>
          <table:table-cell/>
          <table:table-cell table:formula="of:=[.B64]" office:value-type="string" office:string-value="N71">
            <text:p>N71</text:p>
          </table:table-cell>
          <table:table-cell table:formula="of:=[.H64]" office:value-type="string" office:string-value="X1243">
            <text:p>X1243</text:p>
          </table:table-cell>
          <table:table-cell table:formula="of:=[.F64]" office:value-type="string" office:string-value="Y2333.55">
            <text:p>Y2333.55</text:p>
          </table:table-cell>
        </table:table-row>
        <table:table-row table:style-name="ro1">
          <table:table-cell table:formula="of:=[.A63]+1" office:value-type="float" office:value="71">
            <text:p>71</text:p>
          </table:table-cell>
          <table:table-cell table:formula="of:=&quot;N&quot;&amp;[.A64]" office:value-type="string" office:string-value="N71">
            <text:p>N71</text:p>
          </table:table-cell>
          <table:table-cell table:formula="of:=[.C63]+[.$J$4]" office:value-type="float" office:value="1237">
            <text:p>1237</text:p>
          </table:table-cell>
          <table:table-cell table:formula="of:= &quot;X&quot;&amp; [.C64]" office:value-type="string" office:string-value="X1237">
            <text:p>X1237</text:p>
          </table:table-cell>
          <table:table-cell table:formula="of:=[.E63]-[.$J$5]" office:value-type="float" office:value="2333.55">
            <text:p>2333.55</text:p>
          </table:table-cell>
          <table:table-cell table:formula="of:=&quot;Y&quot; &amp; [.E64]" office:value-type="string" office:string-value="Y2333.55">
            <text:p>Y2333.55</text:p>
          </table:table-cell>
          <table:table-cell table:formula="of:=[.C64] +6" office:value-type="float" office:value="1243">
            <text:p>1243</text:p>
          </table:table-cell>
          <table:table-cell table:formula="of:=&quot;X&quot;&amp; [.G64]" office:value-type="string" office:string-value="X1243">
            <text:p>X1243</text:p>
          </table:table-cell>
          <table:table-cell table:number-columns-repeated="6"/>
          <table:table-cell table:style-name="ce2" table:formula="of:=[.B65]" office:value-type="string" office:string-value="N72">
            <text:p>N72</text:p>
          </table:table-cell>
          <table:table-cell table:style-name="ce2" table:formula="of:=[.D65]" office:value-type="string" office:string-value="X1241">
            <text:p>X1241</text:p>
          </table:table-cell>
          <table:table-cell table:style-name="ce2" table:formula="of:=[.F65]" office:value-type="string" office:string-value="Y2330.675">
            <text:p>Y2330.675</text:p>
          </table:table-cell>
          <table:table-cell/>
          <table:table-cell table:formula="of:=[.B65]" office:value-type="string" office:string-value="N72">
            <text:p>N72</text:p>
          </table:table-cell>
          <table:table-cell table:formula="of:=[.H65]" office:value-type="string" office:string-value="X1247">
            <text:p>X1247</text:p>
          </table:table-cell>
          <table:table-cell table:formula="of:=[.F65]" office:value-type="string" office:string-value="Y2330.675">
            <text:p>Y2330.675</text:p>
          </table:table-cell>
        </table:table-row>
        <table:table-row table:style-name="ro1">
          <table:table-cell table:formula="of:=[.A64]+1" office:value-type="float" office:value="72">
            <text:p>72</text:p>
          </table:table-cell>
          <table:table-cell table:formula="of:=&quot;N&quot;&amp;[.A65]" office:value-type="string" office:string-value="N72">
            <text:p>N72</text:p>
          </table:table-cell>
          <table:table-cell table:formula="of:=[.C64]+[.$J$4]" office:value-type="float" office:value="1241">
            <text:p>1241</text:p>
          </table:table-cell>
          <table:table-cell table:formula="of:= &quot;X&quot;&amp; [.C65]" office:value-type="string" office:string-value="X1241">
            <text:p>X1241</text:p>
          </table:table-cell>
          <table:table-cell table:formula="of:=[.E64]-[.$J$5]" office:value-type="float" office:value="2330.675">
            <text:p>2330.675</text:p>
          </table:table-cell>
          <table:table-cell table:formula="of:=&quot;Y&quot; &amp; [.E65]" office:value-type="string" office:string-value="Y2330.675">
            <text:p>Y2330.675</text:p>
          </table:table-cell>
          <table:table-cell table:formula="of:=[.C65] +6" office:value-type="float" office:value="1247">
            <text:p>1247</text:p>
          </table:table-cell>
          <table:table-cell table:formula="of:=&quot;X&quot;&amp; [.G65]" office:value-type="string" office:string-value="X1247">
            <text:p>X1247</text:p>
          </table:table-cell>
          <table:table-cell table:number-columns-repeated="6"/>
          <table:table-cell table:style-name="ce2" table:formula="of:=[.B66]" office:value-type="string" office:string-value="N73">
            <text:p>N73</text:p>
          </table:table-cell>
          <table:table-cell table:style-name="ce2" table:formula="of:=[.D66]" office:value-type="string" office:string-value="X1245">
            <text:p>X1245</text:p>
          </table:table-cell>
          <table:table-cell table:style-name="ce2" table:formula="of:=[.F66]" office:value-type="string" office:string-value="Y2327.8">
            <text:p>Y2327.8</text:p>
          </table:table-cell>
          <table:table-cell/>
          <table:table-cell table:formula="of:=[.B66]" office:value-type="string" office:string-value="N73">
            <text:p>N73</text:p>
          </table:table-cell>
          <table:table-cell table:formula="of:=[.H66]" office:value-type="string" office:string-value="X1251">
            <text:p>X1251</text:p>
          </table:table-cell>
          <table:table-cell table:formula="of:=[.F66]" office:value-type="string" office:string-value="Y2327.8">
            <text:p>Y2327.8</text:p>
          </table:table-cell>
        </table:table-row>
        <table:table-row table:style-name="ro1">
          <table:table-cell table:formula="of:=[.A65]+1" office:value-type="float" office:value="73">
            <text:p>73</text:p>
          </table:table-cell>
          <table:table-cell table:formula="of:=&quot;N&quot;&amp;[.A66]" office:value-type="string" office:string-value="N73">
            <text:p>N73</text:p>
          </table:table-cell>
          <table:table-cell table:formula="of:=[.C65]+[.$J$4]" office:value-type="float" office:value="1245">
            <text:p>1245</text:p>
          </table:table-cell>
          <table:table-cell table:formula="of:= &quot;X&quot;&amp; [.C66]" office:value-type="string" office:string-value="X1245">
            <text:p>X1245</text:p>
          </table:table-cell>
          <table:table-cell table:formula="of:=[.E65]-[.$J$5]" office:value-type="float" office:value="2327.8">
            <text:p>2327.8</text:p>
          </table:table-cell>
          <table:table-cell table:formula="of:=&quot;Y&quot; &amp; [.E66]" office:value-type="string" office:string-value="Y2327.8">
            <text:p>Y2327.8</text:p>
          </table:table-cell>
          <table:table-cell table:formula="of:=[.C66] +6" office:value-type="float" office:value="1251">
            <text:p>1251</text:p>
          </table:table-cell>
          <table:table-cell table:formula="of:=&quot;X&quot;&amp; [.G66]" office:value-type="string" office:string-value="X1251">
            <text:p>X1251</text:p>
          </table:table-cell>
          <table:table-cell table:number-columns-repeated="6"/>
          <table:table-cell table:style-name="ce2" table:formula="of:=[.B67]" office:value-type="string" office:string-value="N74">
            <text:p>N74</text:p>
          </table:table-cell>
          <table:table-cell table:style-name="ce2" table:formula="of:=[.D67]" office:value-type="string" office:string-value="X1249">
            <text:p>X1249</text:p>
          </table:table-cell>
          <table:table-cell table:style-name="ce2" table:formula="of:=[.F67]" office:value-type="string" office:string-value="Y2324.925">
            <text:p>Y2324.925</text:p>
          </table:table-cell>
          <table:table-cell/>
          <table:table-cell table:formula="of:=[.B67]" office:value-type="string" office:string-value="N74">
            <text:p>N74</text:p>
          </table:table-cell>
          <table:table-cell table:formula="of:=[.H67]" office:value-type="string" office:string-value="X1255">
            <text:p>X1255</text:p>
          </table:table-cell>
          <table:table-cell table:formula="of:=[.F67]" office:value-type="string" office:string-value="Y2324.925">
            <text:p>Y2324.925</text:p>
          </table:table-cell>
        </table:table-row>
        <table:table-row table:style-name="ro1">
          <table:table-cell table:formula="of:=[.A66]+1" office:value-type="float" office:value="74">
            <text:p>74</text:p>
          </table:table-cell>
          <table:table-cell table:formula="of:=&quot;N&quot;&amp;[.A67]" office:value-type="string" office:string-value="N74">
            <text:p>N74</text:p>
          </table:table-cell>
          <table:table-cell table:formula="of:=[.C66]+[.$J$4]" office:value-type="float" office:value="1249">
            <text:p>1249</text:p>
          </table:table-cell>
          <table:table-cell table:formula="of:= &quot;X&quot;&amp; [.C67]" office:value-type="string" office:string-value="X1249">
            <text:p>X1249</text:p>
          </table:table-cell>
          <table:table-cell table:formula="of:=[.E66]-[.$J$5]" office:value-type="float" office:value="2324.925">
            <text:p>2324.925</text:p>
          </table:table-cell>
          <table:table-cell table:formula="of:=&quot;Y&quot; &amp; [.E67]" office:value-type="string" office:string-value="Y2324.925">
            <text:p>Y2324.925</text:p>
          </table:table-cell>
          <table:table-cell table:formula="of:=[.C67] +6" office:value-type="float" office:value="1255">
            <text:p>1255</text:p>
          </table:table-cell>
          <table:table-cell table:formula="of:=&quot;X&quot;&amp; [.G67]" office:value-type="string" office:string-value="X1255">
            <text:p>X1255</text:p>
          </table:table-cell>
          <table:table-cell table:number-columns-repeated="6"/>
          <table:table-cell table:style-name="ce2" table:formula="of:=[.B68]" office:value-type="string" office:string-value="N75">
            <text:p>N75</text:p>
          </table:table-cell>
          <table:table-cell table:style-name="ce2" table:formula="of:=[.D68]" office:value-type="string" office:string-value="X1253">
            <text:p>X1253</text:p>
          </table:table-cell>
          <table:table-cell table:style-name="ce2" table:formula="of:=[.F68]" office:value-type="string" office:string-value="Y2322.05">
            <text:p>Y2322.05</text:p>
          </table:table-cell>
          <table:table-cell/>
          <table:table-cell table:formula="of:=[.B68]" office:value-type="string" office:string-value="N75">
            <text:p>N75</text:p>
          </table:table-cell>
          <table:table-cell table:formula="of:=[.H68]" office:value-type="string" office:string-value="X1259">
            <text:p>X1259</text:p>
          </table:table-cell>
          <table:table-cell table:formula="of:=[.F68]" office:value-type="string" office:string-value="Y2322.05">
            <text:p>Y2322.05</text:p>
          </table:table-cell>
        </table:table-row>
        <table:table-row table:style-name="ro1">
          <table:table-cell table:formula="of:=[.A67]+1" office:value-type="float" office:value="75">
            <text:p>75</text:p>
          </table:table-cell>
          <table:table-cell table:formula="of:=&quot;N&quot;&amp;[.A68]" office:value-type="string" office:string-value="N75">
            <text:p>N75</text:p>
          </table:table-cell>
          <table:table-cell table:formula="of:=[.C67]+[.$J$4]" office:value-type="float" office:value="1253">
            <text:p>1253</text:p>
          </table:table-cell>
          <table:table-cell table:formula="of:= &quot;X&quot;&amp; [.C68]" office:value-type="string" office:string-value="X1253">
            <text:p>X1253</text:p>
          </table:table-cell>
          <table:table-cell table:formula="of:=[.E67]-[.$J$5]" office:value-type="float" office:value="2322.05">
            <text:p>2322.05</text:p>
          </table:table-cell>
          <table:table-cell table:formula="of:=&quot;Y&quot; &amp; [.E68]" office:value-type="string" office:string-value="Y2322.05">
            <text:p>Y2322.05</text:p>
          </table:table-cell>
          <table:table-cell table:formula="of:=[.C68] +6" office:value-type="float" office:value="1259">
            <text:p>1259</text:p>
          </table:table-cell>
          <table:table-cell table:formula="of:=&quot;X&quot;&amp; [.G68]" office:value-type="string" office:string-value="X1259">
            <text:p>X1259</text:p>
          </table:table-cell>
          <table:table-cell table:number-columns-repeated="6"/>
          <table:table-cell table:style-name="ce2" table:formula="of:=[.B69]" office:value-type="string" office:string-value="N76">
            <text:p>N76</text:p>
          </table:table-cell>
          <table:table-cell table:style-name="ce2" table:formula="of:=[.D69]" office:value-type="string" office:string-value="X1257">
            <text:p>X1257</text:p>
          </table:table-cell>
          <table:table-cell table:style-name="ce2" table:formula="of:=[.F69]" office:value-type="string" office:string-value="Y2319.175">
            <text:p>Y2319.175</text:p>
          </table:table-cell>
          <table:table-cell/>
          <table:table-cell table:formula="of:=[.B69]" office:value-type="string" office:string-value="N76">
            <text:p>N76</text:p>
          </table:table-cell>
          <table:table-cell table:formula="of:=[.H69]" office:value-type="string" office:string-value="X1263">
            <text:p>X1263</text:p>
          </table:table-cell>
          <table:table-cell table:formula="of:=[.F69]" office:value-type="string" office:string-value="Y2319.175">
            <text:p>Y2319.175</text:p>
          </table:table-cell>
        </table:table-row>
        <table:table-row table:style-name="ro1">
          <table:table-cell table:formula="of:=[.A68]+1" office:value-type="float" office:value="76">
            <text:p>76</text:p>
          </table:table-cell>
          <table:table-cell table:formula="of:=&quot;N&quot;&amp;[.A69]" office:value-type="string" office:string-value="N76">
            <text:p>N76</text:p>
          </table:table-cell>
          <table:table-cell table:formula="of:=[.C68]+[.$J$4]" office:value-type="float" office:value="1257">
            <text:p>1257</text:p>
          </table:table-cell>
          <table:table-cell table:formula="of:= &quot;X&quot;&amp; [.C69]" office:value-type="string" office:string-value="X1257">
            <text:p>X1257</text:p>
          </table:table-cell>
          <table:table-cell table:formula="of:=[.E68]-[.$J$5]" office:value-type="float" office:value="2319.175">
            <text:p>2319.175</text:p>
          </table:table-cell>
          <table:table-cell table:formula="of:=&quot;Y&quot; &amp; [.E69]" office:value-type="string" office:string-value="Y2319.175">
            <text:p>Y2319.175</text:p>
          </table:table-cell>
          <table:table-cell table:formula="of:=[.C69] +6" office:value-type="float" office:value="1263">
            <text:p>1263</text:p>
          </table:table-cell>
          <table:table-cell table:formula="of:=&quot;X&quot;&amp; [.G69]" office:value-type="string" office:string-value="X1263">
            <text:p>X1263</text:p>
          </table:table-cell>
          <table:table-cell table:number-columns-repeated="6"/>
          <table:table-cell table:style-name="ce2" table:formula="of:=[.B70]" office:value-type="string" office:string-value="N77">
            <text:p>N77</text:p>
          </table:table-cell>
          <table:table-cell table:style-name="ce2" table:formula="of:=[.D70]" office:value-type="string" office:string-value="X1261">
            <text:p>X1261</text:p>
          </table:table-cell>
          <table:table-cell table:style-name="ce2" table:formula="of:=[.F70]" office:value-type="string" office:string-value="Y2316.3">
            <text:p>Y2316.3</text:p>
          </table:table-cell>
          <table:table-cell/>
          <table:table-cell table:formula="of:=[.B70]" office:value-type="string" office:string-value="N77">
            <text:p>N77</text:p>
          </table:table-cell>
          <table:table-cell table:formula="of:=[.H70]" office:value-type="string" office:string-value="X1267">
            <text:p>X1267</text:p>
          </table:table-cell>
          <table:table-cell table:formula="of:=[.F70]" office:value-type="string" office:string-value="Y2316.3">
            <text:p>Y2316.3</text:p>
          </table:table-cell>
        </table:table-row>
        <table:table-row table:style-name="ro1">
          <table:table-cell table:formula="of:=[.A69]+1" office:value-type="float" office:value="77">
            <text:p>77</text:p>
          </table:table-cell>
          <table:table-cell table:formula="of:=&quot;N&quot;&amp;[.A70]" office:value-type="string" office:string-value="N77">
            <text:p>N77</text:p>
          </table:table-cell>
          <table:table-cell table:formula="of:=[.C69]+[.$J$4]" office:value-type="float" office:value="1261">
            <text:p>1261</text:p>
          </table:table-cell>
          <table:table-cell table:formula="of:= &quot;X&quot;&amp; [.C70]" office:value-type="string" office:string-value="X1261">
            <text:p>X1261</text:p>
          </table:table-cell>
          <table:table-cell table:formula="of:=[.E69]-[.$J$5]" office:value-type="float" office:value="2316.3">
            <text:p>2316.3</text:p>
          </table:table-cell>
          <table:table-cell table:formula="of:=&quot;Y&quot; &amp; [.E70]" office:value-type="string" office:string-value="Y2316.3">
            <text:p>Y2316.3</text:p>
          </table:table-cell>
          <table:table-cell table:formula="of:=[.C70] +6" office:value-type="float" office:value="1267">
            <text:p>1267</text:p>
          </table:table-cell>
          <table:table-cell table:formula="of:=&quot;X&quot;&amp; [.G70]" office:value-type="string" office:string-value="X1267">
            <text:p>X1267</text:p>
          </table:table-cell>
          <table:table-cell table:number-columns-repeated="6"/>
          <table:table-cell table:style-name="ce2" table:formula="of:=[.B71]" office:value-type="string" office:string-value="N78">
            <text:p>N78</text:p>
          </table:table-cell>
          <table:table-cell table:style-name="ce2" table:formula="of:=[.D71]" office:value-type="string" office:string-value="X1265">
            <text:p>X1265</text:p>
          </table:table-cell>
          <table:table-cell table:style-name="ce2" table:formula="of:=[.F71]" office:value-type="string" office:string-value="Y2313.425">
            <text:p>Y2313.425</text:p>
          </table:table-cell>
          <table:table-cell/>
          <table:table-cell table:formula="of:=[.B71]" office:value-type="string" office:string-value="N78">
            <text:p>N78</text:p>
          </table:table-cell>
          <table:table-cell table:formula="of:=[.H71]" office:value-type="string" office:string-value="X1271">
            <text:p>X1271</text:p>
          </table:table-cell>
          <table:table-cell table:formula="of:=[.F71]" office:value-type="string" office:string-value="Y2313.425">
            <text:p>Y2313.425</text:p>
          </table:table-cell>
        </table:table-row>
        <table:table-row table:style-name="ro1">
          <table:table-cell table:formula="of:=[.A70]+1" office:value-type="float" office:value="78">
            <text:p>78</text:p>
          </table:table-cell>
          <table:table-cell table:formula="of:=&quot;N&quot;&amp;[.A71]" office:value-type="string" office:string-value="N78">
            <text:p>N78</text:p>
          </table:table-cell>
          <table:table-cell table:formula="of:=[.C70]+[.$J$4]" office:value-type="float" office:value="1265">
            <text:p>1265</text:p>
          </table:table-cell>
          <table:table-cell table:formula="of:= &quot;X&quot;&amp; [.C71]" office:value-type="string" office:string-value="X1265">
            <text:p>X1265</text:p>
          </table:table-cell>
          <table:table-cell table:formula="of:=[.E70]-[.$J$5]" office:value-type="float" office:value="2313.425">
            <text:p>2313.425</text:p>
          </table:table-cell>
          <table:table-cell table:formula="of:=&quot;Y&quot; &amp; [.E71]" office:value-type="string" office:string-value="Y2313.425">
            <text:p>Y2313.425</text:p>
          </table:table-cell>
          <table:table-cell table:formula="of:=[.C71] +6" office:value-type="float" office:value="1271">
            <text:p>1271</text:p>
          </table:table-cell>
          <table:table-cell table:formula="of:=&quot;X&quot;&amp; [.G71]" office:value-type="string" office:string-value="X1271">
            <text:p>X1271</text:p>
          </table:table-cell>
          <table:table-cell table:number-columns-repeated="6"/>
          <table:table-cell table:style-name="ce2" table:formula="of:=[.B72]" office:value-type="string" office:string-value="N79">
            <text:p>N79</text:p>
          </table:table-cell>
          <table:table-cell table:style-name="ce2" table:formula="of:=[.D72]" office:value-type="string" office:string-value="X1269">
            <text:p>X1269</text:p>
          </table:table-cell>
          <table:table-cell table:style-name="ce2" table:formula="of:=[.F72]" office:value-type="string" office:string-value="Y2310.55">
            <text:p>Y2310.55</text:p>
          </table:table-cell>
          <table:table-cell/>
          <table:table-cell table:formula="of:=[.B72]" office:value-type="string" office:string-value="N79">
            <text:p>N79</text:p>
          </table:table-cell>
          <table:table-cell table:formula="of:=[.H72]" office:value-type="string" office:string-value="X1275">
            <text:p>X1275</text:p>
          </table:table-cell>
          <table:table-cell table:formula="of:=[.F72]" office:value-type="string" office:string-value="Y2310.55">
            <text:p>Y2310.55</text:p>
          </table:table-cell>
        </table:table-row>
        <table:table-row table:style-name="ro1">
          <table:table-cell table:formula="of:=[.A71]+1" office:value-type="float" office:value="79">
            <text:p>79</text:p>
          </table:table-cell>
          <table:table-cell table:formula="of:=&quot;N&quot;&amp;[.A72]" office:value-type="string" office:string-value="N79">
            <text:p>N79</text:p>
          </table:table-cell>
          <table:table-cell table:formula="of:=[.C71]+[.$J$4]" office:value-type="float" office:value="1269">
            <text:p>1269</text:p>
          </table:table-cell>
          <table:table-cell table:formula="of:= &quot;X&quot;&amp; [.C72]" office:value-type="string" office:string-value="X1269">
            <text:p>X1269</text:p>
          </table:table-cell>
          <table:table-cell table:formula="of:=[.E71]-[.$J$5]" office:value-type="float" office:value="2310.55">
            <text:p>2310.55</text:p>
          </table:table-cell>
          <table:table-cell table:formula="of:=&quot;Y&quot; &amp; [.E72]" office:value-type="string" office:string-value="Y2310.55">
            <text:p>Y2310.55</text:p>
          </table:table-cell>
          <table:table-cell table:formula="of:=[.C72] +6" office:value-type="float" office:value="1275">
            <text:p>1275</text:p>
          </table:table-cell>
          <table:table-cell table:formula="of:=&quot;X&quot;&amp; [.G72]" office:value-type="string" office:string-value="X1275">
            <text:p>X1275</text:p>
          </table:table-cell>
          <table:table-cell table:number-columns-repeated="6"/>
          <table:table-cell table:style-name="ce2" table:formula="of:=[.B73]" office:value-type="string" office:string-value="N80">
            <text:p>N80</text:p>
          </table:table-cell>
          <table:table-cell table:style-name="ce2" table:formula="of:=[.D73]" office:value-type="string" office:string-value="X1273">
            <text:p>X1273</text:p>
          </table:table-cell>
          <table:table-cell table:style-name="ce2" table:formula="of:=[.F73]" office:value-type="string" office:string-value="Y2307.675">
            <text:p>Y2307.675</text:p>
          </table:table-cell>
          <table:table-cell/>
          <table:table-cell table:formula="of:=[.B73]" office:value-type="string" office:string-value="N80">
            <text:p>N80</text:p>
          </table:table-cell>
          <table:table-cell table:formula="of:=[.H73]" office:value-type="string" office:string-value="X1279">
            <text:p>X1279</text:p>
          </table:table-cell>
          <table:table-cell table:formula="of:=[.F73]" office:value-type="string" office:string-value="Y2307.675">
            <text:p>Y2307.675</text:p>
          </table:table-cell>
        </table:table-row>
        <table:table-row table:style-name="ro1">
          <table:table-cell table:formula="of:=[.A72]+1" office:value-type="float" office:value="80">
            <text:p>80</text:p>
          </table:table-cell>
          <table:table-cell table:formula="of:=&quot;N&quot;&amp;[.A73]" office:value-type="string" office:string-value="N80">
            <text:p>N80</text:p>
          </table:table-cell>
          <table:table-cell table:formula="of:=[.C72]+[.$J$4]" office:value-type="float" office:value="1273">
            <text:p>1273</text:p>
          </table:table-cell>
          <table:table-cell table:formula="of:= &quot;X&quot;&amp; [.C73]" office:value-type="string" office:string-value="X1273">
            <text:p>X1273</text:p>
          </table:table-cell>
          <table:table-cell table:formula="of:=[.E72]-[.$J$5]" office:value-type="float" office:value="2307.675">
            <text:p>2307.675</text:p>
          </table:table-cell>
          <table:table-cell table:formula="of:=&quot;Y&quot; &amp; [.E73]" office:value-type="string" office:string-value="Y2307.675">
            <text:p>Y2307.675</text:p>
          </table:table-cell>
          <table:table-cell table:formula="of:=[.C73] +6" office:value-type="float" office:value="1279">
            <text:p>1279</text:p>
          </table:table-cell>
          <table:table-cell table:formula="of:=&quot;X&quot;&amp; [.G73]" office:value-type="string" office:string-value="X1279">
            <text:p>X1279</text:p>
          </table:table-cell>
          <table:table-cell table:number-columns-repeated="6"/>
          <table:table-cell table:style-name="ce2" table:formula="of:=[.B74]" office:value-type="string" office:string-value="N81">
            <text:p>N81</text:p>
          </table:table-cell>
          <table:table-cell table:style-name="ce2" table:formula="of:=[.D74]" office:value-type="string" office:string-value="X1277">
            <text:p>X1277</text:p>
          </table:table-cell>
          <table:table-cell table:style-name="ce2" table:formula="of:=[.F74]" office:value-type="string" office:string-value="Y2304.8">
            <text:p>Y2304.8</text:p>
          </table:table-cell>
          <table:table-cell/>
          <table:table-cell table:formula="of:=[.B74]" office:value-type="string" office:string-value="N81">
            <text:p>N81</text:p>
          </table:table-cell>
          <table:table-cell table:formula="of:=[.H74]" office:value-type="string" office:string-value="X1283">
            <text:p>X1283</text:p>
          </table:table-cell>
          <table:table-cell table:formula="of:=[.F74]" office:value-type="string" office:string-value="Y2304.8">
            <text:p>Y2304.8</text:p>
          </table:table-cell>
        </table:table-row>
        <table:table-row table:style-name="ro1">
          <table:table-cell table:formula="of:=[.A73]+1" office:value-type="float" office:value="81">
            <text:p>81</text:p>
          </table:table-cell>
          <table:table-cell table:formula="of:=&quot;N&quot;&amp;[.A74]" office:value-type="string" office:string-value="N81">
            <text:p>N81</text:p>
          </table:table-cell>
          <table:table-cell table:formula="of:=[.C73]+[.$J$4]" office:value-type="float" office:value="1277">
            <text:p>1277</text:p>
          </table:table-cell>
          <table:table-cell table:formula="of:= &quot;X&quot;&amp; [.C74]" office:value-type="string" office:string-value="X1277">
            <text:p>X1277</text:p>
          </table:table-cell>
          <table:table-cell table:formula="of:=[.E73]-[.$J$5]" office:value-type="float" office:value="2304.8">
            <text:p>2304.8</text:p>
          </table:table-cell>
          <table:table-cell table:formula="of:=&quot;Y&quot; &amp; [.E74]" office:value-type="string" office:string-value="Y2304.8">
            <text:p>Y2304.8</text:p>
          </table:table-cell>
          <table:table-cell table:formula="of:=[.C74] +6" office:value-type="float" office:value="1283">
            <text:p>1283</text:p>
          </table:table-cell>
          <table:table-cell table:formula="of:=&quot;X&quot;&amp; [.G74]" office:value-type="string" office:string-value="X1283">
            <text:p>X1283</text:p>
          </table:table-cell>
          <table:table-cell table:number-columns-repeated="6"/>
          <table:table-cell table:style-name="ce2" table:formula="of:=[.B75]" office:value-type="string" office:string-value="N82">
            <text:p>N82</text:p>
          </table:table-cell>
          <table:table-cell table:style-name="ce2" table:formula="of:=[.D75]" office:value-type="string" office:string-value="X1281">
            <text:p>X1281</text:p>
          </table:table-cell>
          <table:table-cell table:style-name="ce2" table:formula="of:=[.F75]" office:value-type="string" office:string-value="Y2301.925">
            <text:p>Y2301.925</text:p>
          </table:table-cell>
          <table:table-cell/>
          <table:table-cell table:formula="of:=[.B75]" office:value-type="string" office:string-value="N82">
            <text:p>N82</text:p>
          </table:table-cell>
          <table:table-cell table:formula="of:=[.H75]" office:value-type="string" office:string-value="X1287">
            <text:p>X1287</text:p>
          </table:table-cell>
          <table:table-cell table:formula="of:=[.F75]" office:value-type="string" office:string-value="Y2301.925">
            <text:p>Y2301.925</text:p>
          </table:table-cell>
        </table:table-row>
        <table:table-row table:style-name="ro1">
          <table:table-cell table:formula="of:=[.A74]+1" office:value-type="float" office:value="82">
            <text:p>82</text:p>
          </table:table-cell>
          <table:table-cell table:formula="of:=&quot;N&quot;&amp;[.A75]" office:value-type="string" office:string-value="N82">
            <text:p>N82</text:p>
          </table:table-cell>
          <table:table-cell table:formula="of:=[.C74]+[.$J$4]" office:value-type="float" office:value="1281">
            <text:p>1281</text:p>
          </table:table-cell>
          <table:table-cell table:formula="of:= &quot;X&quot;&amp; [.C75]" office:value-type="string" office:string-value="X1281">
            <text:p>X1281</text:p>
          </table:table-cell>
          <table:table-cell table:formula="of:=[.E74]-[.$J$5]" office:value-type="float" office:value="2301.925">
            <text:p>2301.925</text:p>
          </table:table-cell>
          <table:table-cell table:formula="of:=&quot;Y&quot; &amp; [.E75]" office:value-type="string" office:string-value="Y2301.925">
            <text:p>Y2301.925</text:p>
          </table:table-cell>
          <table:table-cell table:formula="of:=[.C75] +6" office:value-type="float" office:value="1287">
            <text:p>1287</text:p>
          </table:table-cell>
          <table:table-cell table:formula="of:=&quot;X&quot;&amp; [.G75]" office:value-type="string" office:string-value="X1287">
            <text:p>X1287</text:p>
          </table:table-cell>
          <table:table-cell table:number-columns-repeated="6"/>
          <table:table-cell table:style-name="ce2" table:formula="of:=[.B76]" office:value-type="string" office:string-value="N83">
            <text:p>N83</text:p>
          </table:table-cell>
          <table:table-cell table:style-name="ce2" table:formula="of:=[.D76]" office:value-type="string" office:string-value="X1285">
            <text:p>X1285</text:p>
          </table:table-cell>
          <table:table-cell table:style-name="ce2" table:formula="of:=[.F76]" office:value-type="string" office:string-value="Y2299.05">
            <text:p>Y2299.05</text:p>
          </table:table-cell>
          <table:table-cell/>
          <table:table-cell table:formula="of:=[.B76]" office:value-type="string" office:string-value="N83">
            <text:p>N83</text:p>
          </table:table-cell>
          <table:table-cell table:formula="of:=[.H76]" office:value-type="string" office:string-value="X1291">
            <text:p>X1291</text:p>
          </table:table-cell>
          <table:table-cell table:formula="of:=[.F76]" office:value-type="string" office:string-value="Y2299.05">
            <text:p>Y2299.05</text:p>
          </table:table-cell>
        </table:table-row>
        <table:table-row table:style-name="ro1">
          <table:table-cell table:formula="of:=[.A75]+1" office:value-type="float" office:value="83">
            <text:p>83</text:p>
          </table:table-cell>
          <table:table-cell table:formula="of:=&quot;N&quot;&amp;[.A76]" office:value-type="string" office:string-value="N83">
            <text:p>N83</text:p>
          </table:table-cell>
          <table:table-cell table:formula="of:=[.C75]+[.$J$4]" office:value-type="float" office:value="1285">
            <text:p>1285</text:p>
          </table:table-cell>
          <table:table-cell table:formula="of:= &quot;X&quot;&amp; [.C76]" office:value-type="string" office:string-value="X1285">
            <text:p>X1285</text:p>
          </table:table-cell>
          <table:table-cell table:formula="of:=[.E75]-[.$J$5]" office:value-type="float" office:value="2299.05">
            <text:p>2299.05</text:p>
          </table:table-cell>
          <table:table-cell table:formula="of:=&quot;Y&quot; &amp; [.E76]" office:value-type="string" office:string-value="Y2299.05">
            <text:p>Y2299.05</text:p>
          </table:table-cell>
          <table:table-cell table:formula="of:=[.C76] +6" office:value-type="float" office:value="1291">
            <text:p>1291</text:p>
          </table:table-cell>
          <table:table-cell table:formula="of:=&quot;X&quot;&amp; [.G76]" office:value-type="string" office:string-value="X1291">
            <text:p>X1291</text:p>
          </table:table-cell>
          <table:table-cell table:number-columns-repeated="6"/>
          <table:table-cell table:style-name="ce2" table:formula="of:=[.B77]" office:value-type="string" office:string-value="N84">
            <text:p>N84</text:p>
          </table:table-cell>
          <table:table-cell table:style-name="ce2" table:formula="of:=[.D77]" office:value-type="string" office:string-value="X1289">
            <text:p>X1289</text:p>
          </table:table-cell>
          <table:table-cell table:style-name="ce2" table:formula="of:=[.F77]" office:value-type="string" office:string-value="Y2296.175">
            <text:p>Y2296.175</text:p>
          </table:table-cell>
          <table:table-cell/>
          <table:table-cell table:formula="of:=[.B77]" office:value-type="string" office:string-value="N84">
            <text:p>N84</text:p>
          </table:table-cell>
          <table:table-cell table:formula="of:=[.H77]" office:value-type="string" office:string-value="X1295">
            <text:p>X1295</text:p>
          </table:table-cell>
          <table:table-cell table:formula="of:=[.F77]" office:value-type="string" office:string-value="Y2296.175">
            <text:p>Y2296.175</text:p>
          </table:table-cell>
        </table:table-row>
        <table:table-row table:style-name="ro1">
          <table:table-cell table:formula="of:=[.A76]+1" office:value-type="float" office:value="84">
            <text:p>84</text:p>
          </table:table-cell>
          <table:table-cell table:formula="of:=&quot;N&quot;&amp;[.A77]" office:value-type="string" office:string-value="N84">
            <text:p>N84</text:p>
          </table:table-cell>
          <table:table-cell table:formula="of:=[.C76]+[.$J$4]" office:value-type="float" office:value="1289">
            <text:p>1289</text:p>
          </table:table-cell>
          <table:table-cell table:formula="of:= &quot;X&quot;&amp; [.C77]" office:value-type="string" office:string-value="X1289">
            <text:p>X1289</text:p>
          </table:table-cell>
          <table:table-cell table:formula="of:=[.E76]-[.$J$5]" office:value-type="float" office:value="2296.175">
            <text:p>2296.175</text:p>
          </table:table-cell>
          <table:table-cell table:formula="of:=&quot;Y&quot; &amp; [.E77]" office:value-type="string" office:string-value="Y2296.175">
            <text:p>Y2296.175</text:p>
          </table:table-cell>
          <table:table-cell table:formula="of:=[.C77] +6" office:value-type="float" office:value="1295">
            <text:p>1295</text:p>
          </table:table-cell>
          <table:table-cell table:formula="of:=&quot;X&quot;&amp; [.G77]" office:value-type="string" office:string-value="X1295">
            <text:p>X1295</text:p>
          </table:table-cell>
          <table:table-cell table:number-columns-repeated="6"/>
          <table:table-cell table:style-name="ce2" table:formula="of:=[.B78]" office:value-type="string" office:string-value="N85">
            <text:p>N85</text:p>
          </table:table-cell>
          <table:table-cell table:style-name="ce2" table:formula="of:=[.D78]" office:value-type="string" office:string-value="X1293">
            <text:p>X1293</text:p>
          </table:table-cell>
          <table:table-cell table:style-name="ce2" table:formula="of:=[.F78]" office:value-type="string" office:string-value="Y2293.3">
            <text:p>Y2293.3</text:p>
          </table:table-cell>
          <table:table-cell/>
          <table:table-cell table:formula="of:=[.B78]" office:value-type="string" office:string-value="N85">
            <text:p>N85</text:p>
          </table:table-cell>
          <table:table-cell table:formula="of:=[.H78]" office:value-type="string" office:string-value="X1299">
            <text:p>X1299</text:p>
          </table:table-cell>
          <table:table-cell table:formula="of:=[.F78]" office:value-type="string" office:string-value="Y2293.3">
            <text:p>Y2293.3</text:p>
          </table:table-cell>
        </table:table-row>
        <table:table-row table:style-name="ro1">
          <table:table-cell table:formula="of:=[.A77]+1" office:value-type="float" office:value="85">
            <text:p>85</text:p>
          </table:table-cell>
          <table:table-cell table:formula="of:=&quot;N&quot;&amp;[.A78]" office:value-type="string" office:string-value="N85">
            <text:p>N85</text:p>
          </table:table-cell>
          <table:table-cell table:formula="of:=[.C77]+[.$J$4]" office:value-type="float" office:value="1293">
            <text:p>1293</text:p>
          </table:table-cell>
          <table:table-cell table:formula="of:= &quot;X&quot;&amp; [.C78]" office:value-type="string" office:string-value="X1293">
            <text:p>X1293</text:p>
          </table:table-cell>
          <table:table-cell table:formula="of:=[.E77]-[.$J$5]" office:value-type="float" office:value="2293.3">
            <text:p>2293.3</text:p>
          </table:table-cell>
          <table:table-cell table:formula="of:=&quot;Y&quot; &amp; [.E78]" office:value-type="string" office:string-value="Y2293.3">
            <text:p>Y2293.3</text:p>
          </table:table-cell>
          <table:table-cell table:formula="of:=[.C78] +6" office:value-type="float" office:value="1299">
            <text:p>1299</text:p>
          </table:table-cell>
          <table:table-cell table:formula="of:=&quot;X&quot;&amp; [.G78]" office:value-type="string" office:string-value="X1299">
            <text:p>X1299</text:p>
          </table:table-cell>
          <table:table-cell table:number-columns-repeated="6"/>
          <table:table-cell table:style-name="ce2" table:formula="of:=[.B79]" office:value-type="string" office:string-value="N86">
            <text:p>N86</text:p>
          </table:table-cell>
          <table:table-cell table:style-name="ce2" table:formula="of:=[.D79]" office:value-type="string" office:string-value="X1297">
            <text:p>X1297</text:p>
          </table:table-cell>
          <table:table-cell table:style-name="ce2" table:formula="of:=[.F79]" office:value-type="string" office:string-value="Y2290.425">
            <text:p>Y2290.425</text:p>
          </table:table-cell>
          <table:table-cell/>
          <table:table-cell table:formula="of:=[.B79]" office:value-type="string" office:string-value="N86">
            <text:p>N86</text:p>
          </table:table-cell>
          <table:table-cell table:formula="of:=[.H79]" office:value-type="string" office:string-value="X1303">
            <text:p>X1303</text:p>
          </table:table-cell>
          <table:table-cell table:formula="of:=[.F79]" office:value-type="string" office:string-value="Y2290.425">
            <text:p>Y2290.425</text:p>
          </table:table-cell>
        </table:table-row>
        <table:table-row table:style-name="ro1">
          <table:table-cell table:formula="of:=[.A78]+1" office:value-type="float" office:value="86">
            <text:p>86</text:p>
          </table:table-cell>
          <table:table-cell table:formula="of:=&quot;N&quot;&amp;[.A79]" office:value-type="string" office:string-value="N86">
            <text:p>N86</text:p>
          </table:table-cell>
          <table:table-cell table:formula="of:=[.C78]+[.$J$4]" office:value-type="float" office:value="1297">
            <text:p>1297</text:p>
          </table:table-cell>
          <table:table-cell table:formula="of:= &quot;X&quot;&amp; [.C79]" office:value-type="string" office:string-value="X1297">
            <text:p>X1297</text:p>
          </table:table-cell>
          <table:table-cell table:formula="of:=[.E78]-[.$J$5]" office:value-type="float" office:value="2290.425">
            <text:p>2290.425</text:p>
          </table:table-cell>
          <table:table-cell table:formula="of:=&quot;Y&quot; &amp; [.E79]" office:value-type="string" office:string-value="Y2290.425">
            <text:p>Y2290.425</text:p>
          </table:table-cell>
          <table:table-cell table:formula="of:=[.C79] +6" office:value-type="float" office:value="1303">
            <text:p>1303</text:p>
          </table:table-cell>
          <table:table-cell table:formula="of:=&quot;X&quot;&amp; [.G79]" office:value-type="string" office:string-value="X1303">
            <text:p>X1303</text:p>
          </table:table-cell>
          <table:table-cell table:number-columns-repeated="6"/>
          <table:table-cell table:style-name="ce2" table:formula="of:=[.B80]" office:value-type="string" office:string-value="N87">
            <text:p>N87</text:p>
          </table:table-cell>
          <table:table-cell table:style-name="ce2" table:formula="of:=[.D80]" office:value-type="string" office:string-value="X1301">
            <text:p>X1301</text:p>
          </table:table-cell>
          <table:table-cell table:style-name="ce2" table:formula="of:=[.F80]" office:value-type="string" office:string-value="Y2287.55">
            <text:p>Y2287.55</text:p>
          </table:table-cell>
          <table:table-cell/>
          <table:table-cell table:formula="of:=[.B80]" office:value-type="string" office:string-value="N87">
            <text:p>N87</text:p>
          </table:table-cell>
          <table:table-cell table:formula="of:=[.H80]" office:value-type="string" office:string-value="X1307">
            <text:p>X1307</text:p>
          </table:table-cell>
          <table:table-cell table:formula="of:=[.F80]" office:value-type="string" office:string-value="Y2287.55">
            <text:p>Y2287.55</text:p>
          </table:table-cell>
        </table:table-row>
        <table:table-row table:style-name="ro1">
          <table:table-cell table:formula="of:=[.A79]+1" office:value-type="float" office:value="87">
            <text:p>87</text:p>
          </table:table-cell>
          <table:table-cell table:formula="of:=&quot;N&quot;&amp;[.A80]" office:value-type="string" office:string-value="N87">
            <text:p>N87</text:p>
          </table:table-cell>
          <table:table-cell table:formula="of:=[.C79]+[.$J$4]" office:value-type="float" office:value="1301">
            <text:p>1301</text:p>
          </table:table-cell>
          <table:table-cell table:formula="of:= &quot;X&quot;&amp; [.C80]" office:value-type="string" office:string-value="X1301">
            <text:p>X1301</text:p>
          </table:table-cell>
          <table:table-cell table:formula="of:=[.E79]-[.$J$5]" office:value-type="float" office:value="2287.55">
            <text:p>2287.55</text:p>
          </table:table-cell>
          <table:table-cell table:formula="of:=&quot;Y&quot; &amp; [.E80]" office:value-type="string" office:string-value="Y2287.55">
            <text:p>Y2287.55</text:p>
          </table:table-cell>
          <table:table-cell table:formula="of:=[.C80] +6" office:value-type="float" office:value="1307">
            <text:p>1307</text:p>
          </table:table-cell>
          <table:table-cell table:formula="of:=&quot;X&quot;&amp; [.G80]" office:value-type="string" office:string-value="X1307">
            <text:p>X1307</text:p>
          </table:table-cell>
          <table:table-cell table:number-columns-repeated="6"/>
          <table:table-cell table:style-name="ce2" table:formula="of:=[.B81]" office:value-type="string" office:string-value="N88">
            <text:p>N88</text:p>
          </table:table-cell>
          <table:table-cell table:style-name="ce2" table:formula="of:=[.D81]" office:value-type="string" office:string-value="X1305">
            <text:p>X1305</text:p>
          </table:table-cell>
          <table:table-cell table:style-name="ce2" table:formula="of:=[.F81]" office:value-type="string" office:string-value="Y2284.675">
            <text:p>Y2284.675</text:p>
          </table:table-cell>
          <table:table-cell/>
          <table:table-cell table:formula="of:=[.B81]" office:value-type="string" office:string-value="N88">
            <text:p>N88</text:p>
          </table:table-cell>
          <table:table-cell table:formula="of:=[.H81]" office:value-type="string" office:string-value="X1311">
            <text:p>X1311</text:p>
          </table:table-cell>
          <table:table-cell table:formula="of:=[.F81]" office:value-type="string" office:string-value="Y2284.675">
            <text:p>Y2284.675</text:p>
          </table:table-cell>
        </table:table-row>
        <table:table-row table:style-name="ro1">
          <table:table-cell table:formula="of:=[.A80]+1" office:value-type="float" office:value="88">
            <text:p>88</text:p>
          </table:table-cell>
          <table:table-cell table:formula="of:=&quot;N&quot;&amp;[.A81]" office:value-type="string" office:string-value="N88">
            <text:p>N88</text:p>
          </table:table-cell>
          <table:table-cell table:formula="of:=[.C80]+[.$J$4]" office:value-type="float" office:value="1305">
            <text:p>1305</text:p>
          </table:table-cell>
          <table:table-cell table:formula="of:= &quot;X&quot;&amp; [.C81]" office:value-type="string" office:string-value="X1305">
            <text:p>X1305</text:p>
          </table:table-cell>
          <table:table-cell table:formula="of:=[.E80]-[.$J$5]" office:value-type="float" office:value="2284.675">
            <text:p>2284.675</text:p>
          </table:table-cell>
          <table:table-cell table:formula="of:=&quot;Y&quot; &amp; [.E81]" office:value-type="string" office:string-value="Y2284.675">
            <text:p>Y2284.675</text:p>
          </table:table-cell>
          <table:table-cell table:formula="of:=[.C81] +6" office:value-type="float" office:value="1311">
            <text:p>1311</text:p>
          </table:table-cell>
          <table:table-cell table:formula="of:=&quot;X&quot;&amp; [.G81]" office:value-type="string" office:string-value="X1311">
            <text:p>X1311</text:p>
          </table:table-cell>
          <table:table-cell table:number-columns-repeated="6"/>
          <table:table-cell table:style-name="ce2" table:formula="of:=[.B82]" office:value-type="string" office:string-value="N89">
            <text:p>N89</text:p>
          </table:table-cell>
          <table:table-cell table:style-name="ce2" table:formula="of:=[.D82]" office:value-type="string" office:string-value="X1309">
            <text:p>X1309</text:p>
          </table:table-cell>
          <table:table-cell table:style-name="ce2" table:formula="of:=[.F82]" office:value-type="string" office:string-value="Y2281.8">
            <text:p>Y2281.8</text:p>
          </table:table-cell>
          <table:table-cell/>
          <table:table-cell table:formula="of:=[.B82]" office:value-type="string" office:string-value="N89">
            <text:p>N89</text:p>
          </table:table-cell>
          <table:table-cell table:formula="of:=[.H82]" office:value-type="string" office:string-value="X1315">
            <text:p>X1315</text:p>
          </table:table-cell>
          <table:table-cell table:formula="of:=[.F82]" office:value-type="string" office:string-value="Y2281.8">
            <text:p>Y2281.8</text:p>
          </table:table-cell>
        </table:table-row>
        <table:table-row table:style-name="ro1">
          <table:table-cell table:formula="of:=[.A81]+1" office:value-type="float" office:value="89">
            <text:p>89</text:p>
          </table:table-cell>
          <table:table-cell table:formula="of:=&quot;N&quot;&amp;[.A82]" office:value-type="string" office:string-value="N89">
            <text:p>N89</text:p>
          </table:table-cell>
          <table:table-cell table:formula="of:=[.C81]+[.$J$4]" office:value-type="float" office:value="1309">
            <text:p>1309</text:p>
          </table:table-cell>
          <table:table-cell table:formula="of:= &quot;X&quot;&amp; [.C82]" office:value-type="string" office:string-value="X1309">
            <text:p>X1309</text:p>
          </table:table-cell>
          <table:table-cell table:formula="of:=[.E81]-[.$J$5]" office:value-type="float" office:value="2281.8">
            <text:p>2281.8</text:p>
          </table:table-cell>
          <table:table-cell table:formula="of:=&quot;Y&quot; &amp; [.E82]" office:value-type="string" office:string-value="Y2281.8">
            <text:p>Y2281.8</text:p>
          </table:table-cell>
          <table:table-cell table:formula="of:=[.C82] +6" office:value-type="float" office:value="1315">
            <text:p>1315</text:p>
          </table:table-cell>
          <table:table-cell table:formula="of:=&quot;X&quot;&amp; [.G82]" office:value-type="string" office:string-value="X1315">
            <text:p>X1315</text:p>
          </table:table-cell>
          <table:table-cell table:number-columns-repeated="6"/>
          <table:table-cell table:style-name="ce2" table:formula="of:=[.B83]" office:value-type="string" office:string-value="N90">
            <text:p>N90</text:p>
          </table:table-cell>
          <table:table-cell table:style-name="ce2" table:formula="of:=[.D83]" office:value-type="string" office:string-value="X1313">
            <text:p>X1313</text:p>
          </table:table-cell>
          <table:table-cell table:style-name="ce2" table:formula="of:=[.F83]" office:value-type="string" office:string-value="Y2278.925">
            <text:p>Y2278.925</text:p>
          </table:table-cell>
          <table:table-cell/>
          <table:table-cell table:formula="of:=[.B83]" office:value-type="string" office:string-value="N90">
            <text:p>N90</text:p>
          </table:table-cell>
          <table:table-cell table:formula="of:=[.H83]" office:value-type="string" office:string-value="X1319">
            <text:p>X1319</text:p>
          </table:table-cell>
          <table:table-cell table:formula="of:=[.F83]" office:value-type="string" office:string-value="Y2278.925">
            <text:p>Y2278.925</text:p>
          </table:table-cell>
        </table:table-row>
        <table:table-row table:style-name="ro1">
          <table:table-cell table:formula="of:=[.A82]+1" office:value-type="float" office:value="90">
            <text:p>90</text:p>
          </table:table-cell>
          <table:table-cell table:formula="of:=&quot;N&quot;&amp;[.A83]" office:value-type="string" office:string-value="N90">
            <text:p>N90</text:p>
          </table:table-cell>
          <table:table-cell table:formula="of:=[.C82]+[.$J$4]" office:value-type="float" office:value="1313">
            <text:p>1313</text:p>
          </table:table-cell>
          <table:table-cell table:formula="of:= &quot;X&quot;&amp; [.C83]" office:value-type="string" office:string-value="X1313">
            <text:p>X1313</text:p>
          </table:table-cell>
          <table:table-cell table:formula="of:=[.E82]-[.$J$5]" office:value-type="float" office:value="2278.925">
            <text:p>2278.925</text:p>
          </table:table-cell>
          <table:table-cell table:formula="of:=&quot;Y&quot; &amp; [.E83]" office:value-type="string" office:string-value="Y2278.925">
            <text:p>Y2278.925</text:p>
          </table:table-cell>
          <table:table-cell table:formula="of:=[.C83] +6" office:value-type="float" office:value="1319">
            <text:p>1319</text:p>
          </table:table-cell>
          <table:table-cell table:formula="of:=&quot;X&quot;&amp; [.G83]" office:value-type="string" office:string-value="X1319">
            <text:p>X1319</text:p>
          </table:table-cell>
          <table:table-cell table:number-columns-repeated="6"/>
          <table:table-cell table:style-name="ce2" table:formula="of:=[.B84]" office:value-type="string" office:string-value="N91">
            <text:p>N91</text:p>
          </table:table-cell>
          <table:table-cell table:style-name="ce2" table:formula="of:=[.D84]" office:value-type="string" office:string-value="X1317">
            <text:p>X1317</text:p>
          </table:table-cell>
          <table:table-cell table:style-name="ce2" table:formula="of:=[.F84]" office:value-type="string" office:string-value="Y2276.05">
            <text:p>Y2276.05</text:p>
          </table:table-cell>
          <table:table-cell/>
          <table:table-cell table:formula="of:=[.B84]" office:value-type="string" office:string-value="N91">
            <text:p>N91</text:p>
          </table:table-cell>
          <table:table-cell table:formula="of:=[.H84]" office:value-type="string" office:string-value="X1323">
            <text:p>X1323</text:p>
          </table:table-cell>
          <table:table-cell table:formula="of:=[.F84]" office:value-type="string" office:string-value="Y2276.05">
            <text:p>Y2276.05</text:p>
          </table:table-cell>
        </table:table-row>
        <table:table-row table:style-name="ro1">
          <table:table-cell table:formula="of:=[.A83]+1" office:value-type="float" office:value="91">
            <text:p>91</text:p>
          </table:table-cell>
          <table:table-cell table:formula="of:=&quot;N&quot;&amp;[.A84]" office:value-type="string" office:string-value="N91">
            <text:p>N91</text:p>
          </table:table-cell>
          <table:table-cell table:formula="of:=[.C83]+[.$J$4]" office:value-type="float" office:value="1317">
            <text:p>1317</text:p>
          </table:table-cell>
          <table:table-cell table:formula="of:= &quot;X&quot;&amp; [.C84]" office:value-type="string" office:string-value="X1317">
            <text:p>X1317</text:p>
          </table:table-cell>
          <table:table-cell table:formula="of:=[.E83]-[.$J$5]" office:value-type="float" office:value="2276.05">
            <text:p>2276.05</text:p>
          </table:table-cell>
          <table:table-cell table:formula="of:=&quot;Y&quot; &amp; [.E84]" office:value-type="string" office:string-value="Y2276.05">
            <text:p>Y2276.05</text:p>
          </table:table-cell>
          <table:table-cell table:formula="of:=[.C84] +6" office:value-type="float" office:value="1323">
            <text:p>1323</text:p>
          </table:table-cell>
          <table:table-cell table:formula="of:=&quot;X&quot;&amp; [.G84]" office:value-type="string" office:string-value="X1323">
            <text:p>X1323</text:p>
          </table:table-cell>
          <table:table-cell table:number-columns-repeated="6"/>
          <table:table-cell table:style-name="ce2" table:formula="of:=[.B85]" office:value-type="string" office:string-value="N92">
            <text:p>N92</text:p>
          </table:table-cell>
          <table:table-cell table:style-name="ce2" table:formula="of:=[.D85]" office:value-type="string" office:string-value="X1321">
            <text:p>X1321</text:p>
          </table:table-cell>
          <table:table-cell table:style-name="ce2" table:formula="of:=[.F85]" office:value-type="string" office:string-value="Y2273.175">
            <text:p>Y2273.175</text:p>
          </table:table-cell>
          <table:table-cell/>
          <table:table-cell table:formula="of:=[.B85]" office:value-type="string" office:string-value="N92">
            <text:p>N92</text:p>
          </table:table-cell>
          <table:table-cell table:formula="of:=[.H85]" office:value-type="string" office:string-value="X1327">
            <text:p>X1327</text:p>
          </table:table-cell>
          <table:table-cell table:formula="of:=[.F85]" office:value-type="string" office:string-value="Y2273.175">
            <text:p>Y2273.175</text:p>
          </table:table-cell>
        </table:table-row>
        <table:table-row table:style-name="ro1">
          <table:table-cell table:formula="of:=[.A84]+1" office:value-type="float" office:value="92">
            <text:p>92</text:p>
          </table:table-cell>
          <table:table-cell table:formula="of:=&quot;N&quot;&amp;[.A85]" office:value-type="string" office:string-value="N92">
            <text:p>N92</text:p>
          </table:table-cell>
          <table:table-cell table:formula="of:=[.C84]+[.$J$4]" office:value-type="float" office:value="1321">
            <text:p>1321</text:p>
          </table:table-cell>
          <table:table-cell table:formula="of:= &quot;X&quot;&amp; [.C85]" office:value-type="string" office:string-value="X1321">
            <text:p>X1321</text:p>
          </table:table-cell>
          <table:table-cell table:formula="of:=[.E84]-[.$J$5]" office:value-type="float" office:value="2273.175">
            <text:p>2273.175</text:p>
          </table:table-cell>
          <table:table-cell table:formula="of:=&quot;Y&quot; &amp; [.E85]" office:value-type="string" office:string-value="Y2273.175">
            <text:p>Y2273.175</text:p>
          </table:table-cell>
          <table:table-cell table:formula="of:=[.C85] +6" office:value-type="float" office:value="1327">
            <text:p>1327</text:p>
          </table:table-cell>
          <table:table-cell table:formula="of:=&quot;X&quot;&amp; [.G85]" office:value-type="string" office:string-value="X1327">
            <text:p>X1327</text:p>
          </table:table-cell>
          <table:table-cell table:number-columns-repeated="6"/>
          <table:table-cell table:style-name="ce2" table:formula="of:=[.B86]" office:value-type="string" office:string-value="N93">
            <text:p>N93</text:p>
          </table:table-cell>
          <table:table-cell table:style-name="ce2" table:formula="of:=[.D86]" office:value-type="string" office:string-value="X1325">
            <text:p>X1325</text:p>
          </table:table-cell>
          <table:table-cell table:style-name="ce2" table:formula="of:=[.F86]" office:value-type="string" office:string-value="Y2270.3">
            <text:p>Y2270.3</text:p>
          </table:table-cell>
          <table:table-cell/>
          <table:table-cell table:formula="of:=[.B86]" office:value-type="string" office:string-value="N93">
            <text:p>N93</text:p>
          </table:table-cell>
          <table:table-cell table:formula="of:=[.H86]" office:value-type="string" office:string-value="X1331">
            <text:p>X1331</text:p>
          </table:table-cell>
          <table:table-cell table:formula="of:=[.F86]" office:value-type="string" office:string-value="Y2270.3">
            <text:p>Y2270.3</text:p>
          </table:table-cell>
        </table:table-row>
        <table:table-row table:style-name="ro1">
          <table:table-cell table:formula="of:=[.A85]+1" office:value-type="float" office:value="93">
            <text:p>93</text:p>
          </table:table-cell>
          <table:table-cell table:formula="of:=&quot;N&quot;&amp;[.A86]" office:value-type="string" office:string-value="N93">
            <text:p>N93</text:p>
          </table:table-cell>
          <table:table-cell table:formula="of:=[.C85]+[.$J$4]" office:value-type="float" office:value="1325">
            <text:p>1325</text:p>
          </table:table-cell>
          <table:table-cell table:formula="of:= &quot;X&quot;&amp; [.C86]" office:value-type="string" office:string-value="X1325">
            <text:p>X1325</text:p>
          </table:table-cell>
          <table:table-cell table:formula="of:=[.E85]-[.$J$5]" office:value-type="float" office:value="2270.3">
            <text:p>2270.3</text:p>
          </table:table-cell>
          <table:table-cell table:formula="of:=&quot;Y&quot; &amp; [.E86]" office:value-type="string" office:string-value="Y2270.3">
            <text:p>Y2270.3</text:p>
          </table:table-cell>
          <table:table-cell table:formula="of:=[.C86] +6" office:value-type="float" office:value="1331">
            <text:p>1331</text:p>
          </table:table-cell>
          <table:table-cell table:formula="of:=&quot;X&quot;&amp; [.G86]" office:value-type="string" office:string-value="X1331">
            <text:p>X1331</text:p>
          </table:table-cell>
          <table:table-cell table:number-columns-repeated="6"/>
          <table:table-cell table:style-name="ce2" table:formula="of:=[.B87]" office:value-type="string" office:string-value="N94">
            <text:p>N94</text:p>
          </table:table-cell>
          <table:table-cell table:style-name="ce2" table:formula="of:=[.D87]" office:value-type="string" office:string-value="X1329">
            <text:p>X1329</text:p>
          </table:table-cell>
          <table:table-cell table:style-name="ce2" table:formula="of:=[.F87]" office:value-type="string" office:string-value="Y2267.425">
            <text:p>Y2267.425</text:p>
          </table:table-cell>
          <table:table-cell/>
          <table:table-cell table:formula="of:=[.B87]" office:value-type="string" office:string-value="N94">
            <text:p>N94</text:p>
          </table:table-cell>
          <table:table-cell table:formula="of:=[.H87]" office:value-type="string" office:string-value="X1335">
            <text:p>X1335</text:p>
          </table:table-cell>
          <table:table-cell table:formula="of:=[.F87]" office:value-type="string" office:string-value="Y2267.425">
            <text:p>Y2267.425</text:p>
          </table:table-cell>
        </table:table-row>
        <table:table-row table:style-name="ro1">
          <table:table-cell table:formula="of:=[.A86]+1" office:value-type="float" office:value="94">
            <text:p>94</text:p>
          </table:table-cell>
          <table:table-cell table:formula="of:=&quot;N&quot;&amp;[.A87]" office:value-type="string" office:string-value="N94">
            <text:p>N94</text:p>
          </table:table-cell>
          <table:table-cell table:formula="of:=[.C86]+[.$J$4]" office:value-type="float" office:value="1329">
            <text:p>1329</text:p>
          </table:table-cell>
          <table:table-cell table:formula="of:= &quot;X&quot;&amp; [.C87]" office:value-type="string" office:string-value="X1329">
            <text:p>X1329</text:p>
          </table:table-cell>
          <table:table-cell table:formula="of:=[.E86]-[.$J$5]" office:value-type="float" office:value="2267.425">
            <text:p>2267.425</text:p>
          </table:table-cell>
          <table:table-cell table:formula="of:=&quot;Y&quot; &amp; [.E87]" office:value-type="string" office:string-value="Y2267.425">
            <text:p>Y2267.425</text:p>
          </table:table-cell>
          <table:table-cell table:formula="of:=[.C87] +6" office:value-type="float" office:value="1335">
            <text:p>1335</text:p>
          </table:table-cell>
          <table:table-cell table:formula="of:=&quot;X&quot;&amp; [.G87]" office:value-type="string" office:string-value="X1335">
            <text:p>X1335</text:p>
          </table:table-cell>
          <table:table-cell table:number-columns-repeated="6"/>
          <table:table-cell table:style-name="ce2" table:formula="of:=[.B88]" office:value-type="string" office:string-value="N95">
            <text:p>N95</text:p>
          </table:table-cell>
          <table:table-cell table:style-name="ce2" table:formula="of:=[.D88]" office:value-type="string" office:string-value="X1333">
            <text:p>X1333</text:p>
          </table:table-cell>
          <table:table-cell table:style-name="ce2" table:formula="of:=[.F88]" office:value-type="string" office:string-value="Y2264.55">
            <text:p>Y2264.55</text:p>
          </table:table-cell>
          <table:table-cell/>
          <table:table-cell table:formula="of:=[.B88]" office:value-type="string" office:string-value="N95">
            <text:p>N95</text:p>
          </table:table-cell>
          <table:table-cell table:formula="of:=[.H88]" office:value-type="string" office:string-value="X1339">
            <text:p>X1339</text:p>
          </table:table-cell>
          <table:table-cell table:formula="of:=[.F88]" office:value-type="string" office:string-value="Y2264.55">
            <text:p>Y2264.55</text:p>
          </table:table-cell>
        </table:table-row>
        <table:table-row table:style-name="ro1">
          <table:table-cell table:formula="of:=[.A87]+1" office:value-type="float" office:value="95">
            <text:p>95</text:p>
          </table:table-cell>
          <table:table-cell table:formula="of:=&quot;N&quot;&amp;[.A88]" office:value-type="string" office:string-value="N95">
            <text:p>N95</text:p>
          </table:table-cell>
          <table:table-cell table:formula="of:=[.C87]+[.$J$4]" office:value-type="float" office:value="1333">
            <text:p>1333</text:p>
          </table:table-cell>
          <table:table-cell table:formula="of:= &quot;X&quot;&amp; [.C88]" office:value-type="string" office:string-value="X1333">
            <text:p>X1333</text:p>
          </table:table-cell>
          <table:table-cell table:formula="of:=[.E87]-[.$J$5]" office:value-type="float" office:value="2264.55">
            <text:p>2264.55</text:p>
          </table:table-cell>
          <table:table-cell table:formula="of:=&quot;Y&quot; &amp; [.E88]" office:value-type="string" office:string-value="Y2264.55">
            <text:p>Y2264.55</text:p>
          </table:table-cell>
          <table:table-cell table:formula="of:=[.C88] +6" office:value-type="float" office:value="1339">
            <text:p>1339</text:p>
          </table:table-cell>
          <table:table-cell table:formula="of:=&quot;X&quot;&amp; [.G88]" office:value-type="string" office:string-value="X1339">
            <text:p>X1339</text:p>
          </table:table-cell>
          <table:table-cell table:number-columns-repeated="6"/>
          <table:table-cell table:style-name="ce2" table:formula="of:=[.B89]" office:value-type="string" office:string-value="N96">
            <text:p>N96</text:p>
          </table:table-cell>
          <table:table-cell table:style-name="ce2" table:formula="of:=[.D89]" office:value-type="string" office:string-value="X1337">
            <text:p>X1337</text:p>
          </table:table-cell>
          <table:table-cell table:style-name="ce2" table:formula="of:=[.F89]" office:value-type="string" office:string-value="Y2261.675">
            <text:p>Y2261.675</text:p>
          </table:table-cell>
          <table:table-cell/>
          <table:table-cell table:formula="of:=[.B89]" office:value-type="string" office:string-value="N96">
            <text:p>N96</text:p>
          </table:table-cell>
          <table:table-cell table:formula="of:=[.H89]" office:value-type="string" office:string-value="X1343">
            <text:p>X1343</text:p>
          </table:table-cell>
          <table:table-cell table:formula="of:=[.F89]" office:value-type="string" office:string-value="Y2261.675">
            <text:p>Y2261.675</text:p>
          </table:table-cell>
        </table:table-row>
        <table:table-row table:style-name="ro1">
          <table:table-cell table:formula="of:=[.A88]+1" office:value-type="float" office:value="96">
            <text:p>96</text:p>
          </table:table-cell>
          <table:table-cell table:formula="of:=&quot;N&quot;&amp;[.A89]" office:value-type="string" office:string-value="N96">
            <text:p>N96</text:p>
          </table:table-cell>
          <table:table-cell table:formula="of:=[.C88]+[.$J$4]" office:value-type="float" office:value="1337">
            <text:p>1337</text:p>
          </table:table-cell>
          <table:table-cell table:formula="of:= &quot;X&quot;&amp; [.C89]" office:value-type="string" office:string-value="X1337">
            <text:p>X1337</text:p>
          </table:table-cell>
          <table:table-cell table:formula="of:=[.E88]-[.$J$5]" office:value-type="float" office:value="2261.675">
            <text:p>2261.675</text:p>
          </table:table-cell>
          <table:table-cell table:formula="of:=&quot;Y&quot; &amp; [.E89]" office:value-type="string" office:string-value="Y2261.675">
            <text:p>Y2261.675</text:p>
          </table:table-cell>
          <table:table-cell table:formula="of:=[.C89] +6" office:value-type="float" office:value="1343">
            <text:p>1343</text:p>
          </table:table-cell>
          <table:table-cell table:formula="of:=&quot;X&quot;&amp; [.G89]" office:value-type="string" office:string-value="X1343">
            <text:p>X1343</text:p>
          </table:table-cell>
          <table:table-cell table:number-columns-repeated="6"/>
          <table:table-cell table:style-name="ce2" table:formula="of:=[.B90]" office:value-type="string" office:string-value="N97">
            <text:p>N97</text:p>
          </table:table-cell>
          <table:table-cell table:style-name="ce2" table:formula="of:=[.D90]" office:value-type="string" office:string-value="X1341">
            <text:p>X1341</text:p>
          </table:table-cell>
          <table:table-cell table:style-name="ce2" table:formula="of:=[.F90]" office:value-type="string" office:string-value="Y2258.8">
            <text:p>Y2258.8</text:p>
          </table:table-cell>
          <table:table-cell/>
          <table:table-cell table:formula="of:=[.B90]" office:value-type="string" office:string-value="N97">
            <text:p>N97</text:p>
          </table:table-cell>
          <table:table-cell table:formula="of:=[.H90]" office:value-type="string" office:string-value="X1347">
            <text:p>X1347</text:p>
          </table:table-cell>
          <table:table-cell table:formula="of:=[.F90]" office:value-type="string" office:string-value="Y2258.8">
            <text:p>Y2258.8</text:p>
          </table:table-cell>
        </table:table-row>
        <table:table-row table:style-name="ro1">
          <table:table-cell table:formula="of:=[.A89]+1" office:value-type="float" office:value="97">
            <text:p>97</text:p>
          </table:table-cell>
          <table:table-cell table:formula="of:=&quot;N&quot;&amp;[.A90]" office:value-type="string" office:string-value="N97">
            <text:p>N97</text:p>
          </table:table-cell>
          <table:table-cell table:formula="of:=[.C89]+[.$J$4]" office:value-type="float" office:value="1341">
            <text:p>1341</text:p>
          </table:table-cell>
          <table:table-cell table:formula="of:= &quot;X&quot;&amp; [.C90]" office:value-type="string" office:string-value="X1341">
            <text:p>X1341</text:p>
          </table:table-cell>
          <table:table-cell table:formula="of:=[.E89]-[.$J$5]" office:value-type="float" office:value="2258.8">
            <text:p>2258.8</text:p>
          </table:table-cell>
          <table:table-cell table:formula="of:=&quot;Y&quot; &amp; [.E90]" office:value-type="string" office:string-value="Y2258.8">
            <text:p>Y2258.8</text:p>
          </table:table-cell>
          <table:table-cell table:formula="of:=[.C90] +6" office:value-type="float" office:value="1347">
            <text:p>1347</text:p>
          </table:table-cell>
          <table:table-cell table:formula="of:=&quot;X&quot;&amp; [.G90]" office:value-type="string" office:string-value="X1347">
            <text:p>X1347</text:p>
          </table:table-cell>
          <table:table-cell table:number-columns-repeated="6"/>
          <table:table-cell table:style-name="ce2" table:formula="of:=[.B91]" office:value-type="string" office:string-value="N98">
            <text:p>N98</text:p>
          </table:table-cell>
          <table:table-cell table:style-name="ce2" table:formula="of:=[.D91]" office:value-type="string" office:string-value="X1345">
            <text:p>X1345</text:p>
          </table:table-cell>
          <table:table-cell table:style-name="ce2" table:formula="of:=[.F91]" office:value-type="string" office:string-value="Y2255.925">
            <text:p>Y2255.925</text:p>
          </table:table-cell>
          <table:table-cell/>
          <table:table-cell table:formula="of:=[.B91]" office:value-type="string" office:string-value="N98">
            <text:p>N98</text:p>
          </table:table-cell>
          <table:table-cell table:formula="of:=[.H91]" office:value-type="string" office:string-value="X1351">
            <text:p>X1351</text:p>
          </table:table-cell>
          <table:table-cell table:formula="of:=[.F91]" office:value-type="string" office:string-value="Y2255.925">
            <text:p>Y2255.925</text:p>
          </table:table-cell>
        </table:table-row>
        <table:table-row table:style-name="ro1">
          <table:table-cell table:formula="of:=[.A90]+1" office:value-type="float" office:value="98">
            <text:p>98</text:p>
          </table:table-cell>
          <table:table-cell table:formula="of:=&quot;N&quot;&amp;[.A91]" office:value-type="string" office:string-value="N98">
            <text:p>N98</text:p>
          </table:table-cell>
          <table:table-cell table:formula="of:=[.C90]+[.$J$4]" office:value-type="float" office:value="1345">
            <text:p>1345</text:p>
          </table:table-cell>
          <table:table-cell table:formula="of:= &quot;X&quot;&amp; [.C91]" office:value-type="string" office:string-value="X1345">
            <text:p>X1345</text:p>
          </table:table-cell>
          <table:table-cell table:formula="of:=[.E90]-[.$J$5]" office:value-type="float" office:value="2255.925">
            <text:p>2255.925</text:p>
          </table:table-cell>
          <table:table-cell table:formula="of:=&quot;Y&quot; &amp; [.E91]" office:value-type="string" office:string-value="Y2255.925">
            <text:p>Y2255.925</text:p>
          </table:table-cell>
          <table:table-cell table:formula="of:=[.C91] +6" office:value-type="float" office:value="1351">
            <text:p>1351</text:p>
          </table:table-cell>
          <table:table-cell table:formula="of:=&quot;X&quot;&amp; [.G91]" office:value-type="string" office:string-value="X1351">
            <text:p>X1351</text:p>
          </table:table-cell>
          <table:table-cell table:number-columns-repeated="6"/>
          <table:table-cell table:style-name="ce2" table:formula="of:=[.B92]" office:value-type="string" office:string-value="N99">
            <text:p>N99</text:p>
          </table:table-cell>
          <table:table-cell table:style-name="ce2" table:formula="of:=[.D92]" office:value-type="string" office:string-value="X1349">
            <text:p>X1349</text:p>
          </table:table-cell>
          <table:table-cell table:style-name="ce2" table:formula="of:=[.F92]" office:value-type="string" office:string-value="Y2253.05">
            <text:p>Y2253.05</text:p>
          </table:table-cell>
          <table:table-cell/>
          <table:table-cell table:formula="of:=[.B92]" office:value-type="string" office:string-value="N99">
            <text:p>N99</text:p>
          </table:table-cell>
          <table:table-cell table:formula="of:=[.H92]" office:value-type="string" office:string-value="X1355">
            <text:p>X1355</text:p>
          </table:table-cell>
          <table:table-cell table:formula="of:=[.F92]" office:value-type="string" office:string-value="Y2253.05">
            <text:p>Y2253.05</text:p>
          </table:table-cell>
        </table:table-row>
        <table:table-row table:style-name="ro1">
          <table:table-cell table:formula="of:=[.A91]+1" office:value-type="float" office:value="99">
            <text:p>99</text:p>
          </table:table-cell>
          <table:table-cell table:formula="of:=&quot;N&quot;&amp;[.A92]" office:value-type="string" office:string-value="N99">
            <text:p>N99</text:p>
          </table:table-cell>
          <table:table-cell table:formula="of:=[.C91]+[.$J$4]" office:value-type="float" office:value="1349">
            <text:p>1349</text:p>
          </table:table-cell>
          <table:table-cell table:formula="of:= &quot;X&quot;&amp; [.C92]" office:value-type="string" office:string-value="X1349">
            <text:p>X1349</text:p>
          </table:table-cell>
          <table:table-cell table:formula="of:=[.E91]-[.$J$5]" office:value-type="float" office:value="2253.05">
            <text:p>2253.05</text:p>
          </table:table-cell>
          <table:table-cell table:formula="of:=&quot;Y&quot; &amp; [.E92]" office:value-type="string" office:string-value="Y2253.05">
            <text:p>Y2253.05</text:p>
          </table:table-cell>
          <table:table-cell table:formula="of:=[.C92] +6" office:value-type="float" office:value="1355">
            <text:p>1355</text:p>
          </table:table-cell>
          <table:table-cell table:formula="of:=&quot;X&quot;&amp; [.G92]" office:value-type="string" office:string-value="X1355">
            <text:p>X1355</text:p>
          </table:table-cell>
          <table:table-cell table:number-columns-repeated="6"/>
          <table:table-cell table:style-name="ce2" table:formula="of:=[.B93]" office:value-type="string" office:string-value="N100">
            <text:p>N100</text:p>
          </table:table-cell>
          <table:table-cell table:style-name="ce2" table:formula="of:=[.D93]" office:value-type="string" office:string-value="X1353">
            <text:p>X1353</text:p>
          </table:table-cell>
          <table:table-cell table:style-name="ce2" table:formula="of:=[.F93]" office:value-type="string" office:string-value="Y2250.175">
            <text:p>Y2250.175</text:p>
          </table:table-cell>
          <table:table-cell/>
          <table:table-cell table:formula="of:=[.B93]" office:value-type="string" office:string-value="N100">
            <text:p>N100</text:p>
          </table:table-cell>
          <table:table-cell table:formula="of:=[.H93]" office:value-type="string" office:string-value="X1359">
            <text:p>X1359</text:p>
          </table:table-cell>
          <table:table-cell table:formula="of:=[.F93]" office:value-type="string" office:string-value="Y2250.175">
            <text:p>Y2250.175</text:p>
          </table:table-cell>
        </table:table-row>
        <table:table-row table:style-name="ro1">
          <table:table-cell table:formula="of:=[.A92]+1" office:value-type="float" office:value="100">
            <text:p>100</text:p>
          </table:table-cell>
          <table:table-cell table:formula="of:=&quot;N&quot;&amp;[.A93]" office:value-type="string" office:string-value="N100">
            <text:p>N100</text:p>
          </table:table-cell>
          <table:table-cell table:formula="of:=[.C92]+[.$J$4]" office:value-type="float" office:value="1353">
            <text:p>1353</text:p>
          </table:table-cell>
          <table:table-cell table:formula="of:= &quot;X&quot;&amp; [.C93]" office:value-type="string" office:string-value="X1353">
            <text:p>X1353</text:p>
          </table:table-cell>
          <table:table-cell table:formula="of:=[.E92]-[.$J$5]" office:value-type="float" office:value="2250.175">
            <text:p>2250.175</text:p>
          </table:table-cell>
          <table:table-cell table:formula="of:=&quot;Y&quot; &amp; [.E93]" office:value-type="string" office:string-value="Y2250.175">
            <text:p>Y2250.175</text:p>
          </table:table-cell>
          <table:table-cell table:formula="of:=[.C93] +6" office:value-type="float" office:value="1359">
            <text:p>1359</text:p>
          </table:table-cell>
          <table:table-cell table:formula="of:=&quot;X&quot;&amp; [.G93]" office:value-type="string" office:string-value="X1359">
            <text:p>X1359</text:p>
          </table:table-cell>
          <table:table-cell table:number-columns-repeated="6"/>
          <table:table-cell table:style-name="ce2" table:formula="of:=[.B94]" office:value-type="string" office:string-value="N101">
            <text:p>N101</text:p>
          </table:table-cell>
          <table:table-cell table:style-name="ce2" table:formula="of:=[.D94]" office:value-type="string" office:string-value="X1357">
            <text:p>X1357</text:p>
          </table:table-cell>
          <table:table-cell table:style-name="ce2" table:formula="of:=[.F94]" office:value-type="string" office:string-value="Y2247.3">
            <text:p>Y2247.3</text:p>
          </table:table-cell>
          <table:table-cell/>
          <table:table-cell table:formula="of:=[.B94]" office:value-type="string" office:string-value="N101">
            <text:p>N101</text:p>
          </table:table-cell>
          <table:table-cell table:formula="of:=[.H94]" office:value-type="string" office:string-value="X1363">
            <text:p>X1363</text:p>
          </table:table-cell>
          <table:table-cell table:formula="of:=[.F94]" office:value-type="string" office:string-value="Y2247.3">
            <text:p>Y2247.3</text:p>
          </table:table-cell>
        </table:table-row>
        <table:table-row table:style-name="ro1">
          <table:table-cell table:formula="of:=[.A93]+1" office:value-type="float" office:value="101">
            <text:p>101</text:p>
          </table:table-cell>
          <table:table-cell table:formula="of:=&quot;N&quot;&amp;[.A94]" office:value-type="string" office:string-value="N101">
            <text:p>N101</text:p>
          </table:table-cell>
          <table:table-cell table:formula="of:=[.C93]+[.$J$4]" office:value-type="float" office:value="1357">
            <text:p>1357</text:p>
          </table:table-cell>
          <table:table-cell table:formula="of:= &quot;X&quot;&amp; [.C94]" office:value-type="string" office:string-value="X1357">
            <text:p>X1357</text:p>
          </table:table-cell>
          <table:table-cell table:formula="of:=[.E93]-[.$J$5]" office:value-type="float" office:value="2247.3">
            <text:p>2247.3</text:p>
          </table:table-cell>
          <table:table-cell table:formula="of:=&quot;Y&quot; &amp; [.E94]" office:value-type="string" office:string-value="Y2247.3">
            <text:p>Y2247.3</text:p>
          </table:table-cell>
          <table:table-cell table:formula="of:=[.C94] +6" office:value-type="float" office:value="1363">
            <text:p>1363</text:p>
          </table:table-cell>
          <table:table-cell table:formula="of:=&quot;X&quot;&amp; [.G94]" office:value-type="string" office:string-value="X1363">
            <text:p>X1363</text:p>
          </table:table-cell>
          <table:table-cell table:number-columns-repeated="6"/>
          <table:table-cell table:style-name="ce2" table:formula="of:=[.B95]" office:value-type="string" office:string-value="N102">
            <text:p>N102</text:p>
          </table:table-cell>
          <table:table-cell table:style-name="ce2" table:formula="of:=[.D95]" office:value-type="string" office:string-value="X1361">
            <text:p>X1361</text:p>
          </table:table-cell>
          <table:table-cell table:style-name="ce2" table:formula="of:=[.F95]" office:value-type="string" office:string-value="Y2244.425">
            <text:p>Y2244.425</text:p>
          </table:table-cell>
          <table:table-cell/>
          <table:table-cell table:formula="of:=[.B95]" office:value-type="string" office:string-value="N102">
            <text:p>N102</text:p>
          </table:table-cell>
          <table:table-cell table:formula="of:=[.H95]" office:value-type="string" office:string-value="X1367">
            <text:p>X1367</text:p>
          </table:table-cell>
          <table:table-cell table:formula="of:=[.F95]" office:value-type="string" office:string-value="Y2244.425">
            <text:p>Y2244.425</text:p>
          </table:table-cell>
        </table:table-row>
        <table:table-row table:style-name="ro1">
          <table:table-cell table:formula="of:=[.A94]+1" office:value-type="float" office:value="102">
            <text:p>102</text:p>
          </table:table-cell>
          <table:table-cell table:formula="of:=&quot;N&quot;&amp;[.A95]" office:value-type="string" office:string-value="N102">
            <text:p>N102</text:p>
          </table:table-cell>
          <table:table-cell table:formula="of:=[.C94]+[.$J$4]" office:value-type="float" office:value="1361">
            <text:p>1361</text:p>
          </table:table-cell>
          <table:table-cell table:formula="of:= &quot;X&quot;&amp; [.C95]" office:value-type="string" office:string-value="X1361">
            <text:p>X1361</text:p>
          </table:table-cell>
          <table:table-cell table:formula="of:=[.E94]-[.$J$5]" office:value-type="float" office:value="2244.425">
            <text:p>2244.425</text:p>
          </table:table-cell>
          <table:table-cell table:formula="of:=&quot;Y&quot; &amp; [.E95]" office:value-type="string" office:string-value="Y2244.425">
            <text:p>Y2244.425</text:p>
          </table:table-cell>
          <table:table-cell table:formula="of:=[.C95] +6" office:value-type="float" office:value="1367">
            <text:p>1367</text:p>
          </table:table-cell>
          <table:table-cell table:formula="of:=&quot;X&quot;&amp; [.G95]" office:value-type="string" office:string-value="X1367">
            <text:p>X1367</text:p>
          </table:table-cell>
          <table:table-cell table:number-columns-repeated="6"/>
          <table:table-cell table:style-name="ce2" table:formula="of:=[.B96]" office:value-type="string" office:string-value="N103">
            <text:p>N103</text:p>
          </table:table-cell>
          <table:table-cell table:style-name="ce2" table:formula="of:=[.D96]" office:value-type="string" office:string-value="X1365">
            <text:p>X1365</text:p>
          </table:table-cell>
          <table:table-cell table:style-name="ce2" table:formula="of:=[.F96]" office:value-type="string" office:string-value="Y2241.55">
            <text:p>Y2241.55</text:p>
          </table:table-cell>
          <table:table-cell/>
          <table:table-cell table:formula="of:=[.B96]" office:value-type="string" office:string-value="N103">
            <text:p>N103</text:p>
          </table:table-cell>
          <table:table-cell table:formula="of:=[.H96]" office:value-type="string" office:string-value="X1371">
            <text:p>X1371</text:p>
          </table:table-cell>
          <table:table-cell table:formula="of:=[.F96]" office:value-type="string" office:string-value="Y2241.55">
            <text:p>Y2241.55</text:p>
          </table:table-cell>
        </table:table-row>
        <table:table-row table:style-name="ro1">
          <table:table-cell table:formula="of:=[.A95]+1" office:value-type="float" office:value="103">
            <text:p>103</text:p>
          </table:table-cell>
          <table:table-cell table:formula="of:=&quot;N&quot;&amp;[.A96]" office:value-type="string" office:string-value="N103">
            <text:p>N103</text:p>
          </table:table-cell>
          <table:table-cell table:formula="of:=[.C95]+[.$J$4]" office:value-type="float" office:value="1365">
            <text:p>1365</text:p>
          </table:table-cell>
          <table:table-cell table:formula="of:= &quot;X&quot;&amp; [.C96]" office:value-type="string" office:string-value="X1365">
            <text:p>X1365</text:p>
          </table:table-cell>
          <table:table-cell table:formula="of:=[.E95]-[.$J$5]" office:value-type="float" office:value="2241.55">
            <text:p>2241.55</text:p>
          </table:table-cell>
          <table:table-cell table:formula="of:=&quot;Y&quot; &amp; [.E96]" office:value-type="string" office:string-value="Y2241.55">
            <text:p>Y2241.55</text:p>
          </table:table-cell>
          <table:table-cell table:formula="of:=[.C96] +6" office:value-type="float" office:value="1371">
            <text:p>1371</text:p>
          </table:table-cell>
          <table:table-cell table:formula="of:=&quot;X&quot;&amp; [.G96]" office:value-type="string" office:string-value="X1371">
            <text:p>X1371</text:p>
          </table:table-cell>
          <table:table-cell table:number-columns-repeated="6"/>
          <table:table-cell table:style-name="ce2" table:formula="of:=[.B97]" office:value-type="string" office:string-value="N104">
            <text:p>N104</text:p>
          </table:table-cell>
          <table:table-cell table:style-name="ce2" table:formula="of:=[.D97]" office:value-type="string" office:string-value="X1369">
            <text:p>X1369</text:p>
          </table:table-cell>
          <table:table-cell table:style-name="ce2" table:formula="of:=[.F97]" office:value-type="string" office:string-value="Y2238.675">
            <text:p>Y2238.675</text:p>
          </table:table-cell>
          <table:table-cell/>
          <table:table-cell table:formula="of:=[.B97]" office:value-type="string" office:string-value="N104">
            <text:p>N104</text:p>
          </table:table-cell>
          <table:table-cell table:formula="of:=[.H97]" office:value-type="string" office:string-value="X1375">
            <text:p>X1375</text:p>
          </table:table-cell>
          <table:table-cell table:formula="of:=[.F97]" office:value-type="string" office:string-value="Y2238.675">
            <text:p>Y2238.675</text:p>
          </table:table-cell>
        </table:table-row>
        <table:table-row table:style-name="ro1">
          <table:table-cell table:formula="of:=[.A96]+1" office:value-type="float" office:value="104">
            <text:p>104</text:p>
          </table:table-cell>
          <table:table-cell table:formula="of:=&quot;N&quot;&amp;[.A97]" office:value-type="string" office:string-value="N104">
            <text:p>N104</text:p>
          </table:table-cell>
          <table:table-cell table:formula="of:=[.C96]+[.$J$4]" office:value-type="float" office:value="1369">
            <text:p>1369</text:p>
          </table:table-cell>
          <table:table-cell table:formula="of:= &quot;X&quot;&amp; [.C97]" office:value-type="string" office:string-value="X1369">
            <text:p>X1369</text:p>
          </table:table-cell>
          <table:table-cell table:formula="of:=[.E96]-[.$J$5]" office:value-type="float" office:value="2238.675">
            <text:p>2238.675</text:p>
          </table:table-cell>
          <table:table-cell table:formula="of:=&quot;Y&quot; &amp; [.E97]" office:value-type="string" office:string-value="Y2238.675">
            <text:p>Y2238.675</text:p>
          </table:table-cell>
          <table:table-cell table:formula="of:=[.C97] +6" office:value-type="float" office:value="1375">
            <text:p>1375</text:p>
          </table:table-cell>
          <table:table-cell table:formula="of:=&quot;X&quot;&amp; [.G97]" office:value-type="string" office:string-value="X1375">
            <text:p>X1375</text:p>
          </table:table-cell>
          <table:table-cell table:number-columns-repeated="6"/>
          <table:table-cell table:style-name="ce2" table:formula="of:=[.B98]" office:value-type="string" office:string-value="N105">
            <text:p>N105</text:p>
          </table:table-cell>
          <table:table-cell table:style-name="ce2" table:formula="of:=[.D98]" office:value-type="string" office:string-value="X1373">
            <text:p>X1373</text:p>
          </table:table-cell>
          <table:table-cell table:style-name="ce2" table:formula="of:=[.F98]" office:value-type="string" office:string-value="Y2235.8">
            <text:p>Y2235.8</text:p>
          </table:table-cell>
          <table:table-cell/>
          <table:table-cell table:formula="of:=[.B98]" office:value-type="string" office:string-value="N105">
            <text:p>N105</text:p>
          </table:table-cell>
          <table:table-cell table:formula="of:=[.H98]" office:value-type="string" office:string-value="X1379">
            <text:p>X1379</text:p>
          </table:table-cell>
          <table:table-cell table:formula="of:=[.F98]" office:value-type="string" office:string-value="Y2235.8">
            <text:p>Y2235.8</text:p>
          </table:table-cell>
        </table:table-row>
        <table:table-row table:style-name="ro1">
          <table:table-cell table:formula="of:=[.A97]+1" office:value-type="float" office:value="105">
            <text:p>105</text:p>
          </table:table-cell>
          <table:table-cell table:formula="of:=&quot;N&quot;&amp;[.A98]" office:value-type="string" office:string-value="N105">
            <text:p>N105</text:p>
          </table:table-cell>
          <table:table-cell table:formula="of:=[.C97]+[.$J$4]" office:value-type="float" office:value="1373">
            <text:p>1373</text:p>
          </table:table-cell>
          <table:table-cell table:formula="of:= &quot;X&quot;&amp; [.C98]" office:value-type="string" office:string-value="X1373">
            <text:p>X1373</text:p>
          </table:table-cell>
          <table:table-cell table:formula="of:=[.E97]-[.$J$5]" office:value-type="float" office:value="2235.8">
            <text:p>2235.8</text:p>
          </table:table-cell>
          <table:table-cell table:formula="of:=&quot;Y&quot; &amp; [.E98]" office:value-type="string" office:string-value="Y2235.8">
            <text:p>Y2235.8</text:p>
          </table:table-cell>
          <table:table-cell table:formula="of:=[.C98] +6" office:value-type="float" office:value="1379">
            <text:p>1379</text:p>
          </table:table-cell>
          <table:table-cell table:formula="of:=&quot;X&quot;&amp; [.G98]" office:value-type="string" office:string-value="X1379">
            <text:p>X1379</text:p>
          </table:table-cell>
          <table:table-cell table:number-columns-repeated="6"/>
          <table:table-cell table:style-name="ce2" table:formula="of:=[.B99]" office:value-type="string" office:string-value="N106">
            <text:p>N106</text:p>
          </table:table-cell>
          <table:table-cell table:style-name="ce2" table:formula="of:=[.D99]" office:value-type="string" office:string-value="X1377">
            <text:p>X1377</text:p>
          </table:table-cell>
          <table:table-cell table:style-name="ce2" table:formula="of:=[.F99]" office:value-type="string" office:string-value="Y2232.925">
            <text:p>Y2232.925</text:p>
          </table:table-cell>
          <table:table-cell/>
          <table:table-cell table:formula="of:=[.B99]" office:value-type="string" office:string-value="N106">
            <text:p>N106</text:p>
          </table:table-cell>
          <table:table-cell table:formula="of:=[.H99]" office:value-type="string" office:string-value="X1383">
            <text:p>X1383</text:p>
          </table:table-cell>
          <table:table-cell table:formula="of:=[.F99]" office:value-type="string" office:string-value="Y2232.925">
            <text:p>Y2232.925</text:p>
          </table:table-cell>
        </table:table-row>
        <table:table-row table:style-name="ro1">
          <table:table-cell table:formula="of:=[.A98]+1" office:value-type="float" office:value="106">
            <text:p>106</text:p>
          </table:table-cell>
          <table:table-cell table:formula="of:=&quot;N&quot;&amp;[.A99]" office:value-type="string" office:string-value="N106">
            <text:p>N106</text:p>
          </table:table-cell>
          <table:table-cell table:formula="of:=[.C98]+[.$J$4]" office:value-type="float" office:value="1377">
            <text:p>1377</text:p>
          </table:table-cell>
          <table:table-cell table:formula="of:= &quot;X&quot;&amp; [.C99]" office:value-type="string" office:string-value="X1377">
            <text:p>X1377</text:p>
          </table:table-cell>
          <table:table-cell table:formula="of:=[.E98]-[.$J$5]" office:value-type="float" office:value="2232.925">
            <text:p>2232.925</text:p>
          </table:table-cell>
          <table:table-cell table:formula="of:=&quot;Y&quot; &amp; [.E99]" office:value-type="string" office:string-value="Y2232.925">
            <text:p>Y2232.925</text:p>
          </table:table-cell>
          <table:table-cell table:formula="of:=[.C99] +6" office:value-type="float" office:value="1383">
            <text:p>1383</text:p>
          </table:table-cell>
          <table:table-cell table:formula="of:=&quot;X&quot;&amp; [.G99]" office:value-type="string" office:string-value="X1383">
            <text:p>X1383</text:p>
          </table:table-cell>
          <table:table-cell table:number-columns-repeated="6"/>
          <table:table-cell table:style-name="ce2" table:formula="of:=[.B100]" office:value-type="string" office:string-value="N107">
            <text:p>N107</text:p>
          </table:table-cell>
          <table:table-cell table:style-name="ce2" table:formula="of:=[.D100]" office:value-type="string" office:string-value="X1381">
            <text:p>X1381</text:p>
          </table:table-cell>
          <table:table-cell table:style-name="ce2" table:formula="of:=[.F100]" office:value-type="string" office:string-value="Y2230.05">
            <text:p>Y2230.05</text:p>
          </table:table-cell>
          <table:table-cell/>
          <table:table-cell table:formula="of:=[.B100]" office:value-type="string" office:string-value="N107">
            <text:p>N107</text:p>
          </table:table-cell>
          <table:table-cell table:formula="of:=[.H100]" office:value-type="string" office:string-value="X1387">
            <text:p>X1387</text:p>
          </table:table-cell>
          <table:table-cell table:formula="of:=[.F100]" office:value-type="string" office:string-value="Y2230.05">
            <text:p>Y2230.05</text:p>
          </table:table-cell>
        </table:table-row>
        <table:table-row table:style-name="ro1">
          <table:table-cell table:formula="of:=[.A99]+1" office:value-type="float" office:value="107">
            <text:p>107</text:p>
          </table:table-cell>
          <table:table-cell table:formula="of:=&quot;N&quot;&amp;[.A100]" office:value-type="string" office:string-value="N107">
            <text:p>N107</text:p>
          </table:table-cell>
          <table:table-cell table:formula="of:=[.C99]+[.$J$4]" office:value-type="float" office:value="1381">
            <text:p>1381</text:p>
          </table:table-cell>
          <table:table-cell table:formula="of:= &quot;X&quot;&amp; [.C100]" office:value-type="string" office:string-value="X1381">
            <text:p>X1381</text:p>
          </table:table-cell>
          <table:table-cell table:formula="of:=[.E99]-[.$J$5]" office:value-type="float" office:value="2230.05">
            <text:p>2230.05</text:p>
          </table:table-cell>
          <table:table-cell table:formula="of:=&quot;Y&quot; &amp; [.E100]" office:value-type="string" office:string-value="Y2230.05">
            <text:p>Y2230.05</text:p>
          </table:table-cell>
          <table:table-cell table:formula="of:=[.C100] +6" office:value-type="float" office:value="1387">
            <text:p>1387</text:p>
          </table:table-cell>
          <table:table-cell table:formula="of:=&quot;X&quot;&amp; [.G100]" office:value-type="string" office:string-value="X1387">
            <text:p>X1387</text:p>
          </table:table-cell>
          <table:table-cell table:number-columns-repeated="6"/>
          <table:table-cell table:style-name="ce2" table:formula="of:=[.B101]" office:value-type="string" office:string-value="N108">
            <text:p>N108</text:p>
          </table:table-cell>
          <table:table-cell table:style-name="ce2" table:formula="of:=[.D101]" office:value-type="string" office:string-value="X1385">
            <text:p>X1385</text:p>
          </table:table-cell>
          <table:table-cell table:style-name="ce2" table:formula="of:=[.F101]" office:value-type="string" office:string-value="Y2227.175">
            <text:p>Y2227.175</text:p>
          </table:table-cell>
          <table:table-cell/>
          <table:table-cell table:formula="of:=[.B101]" office:value-type="string" office:string-value="N108">
            <text:p>N108</text:p>
          </table:table-cell>
          <table:table-cell table:formula="of:=[.H101]" office:value-type="string" office:string-value="X1391">
            <text:p>X1391</text:p>
          </table:table-cell>
          <table:table-cell table:formula="of:=[.F101]" office:value-type="string" office:string-value="Y2227.175">
            <text:p>Y2227.175</text:p>
          </table:table-cell>
        </table:table-row>
        <table:table-row table:style-name="ro1">
          <table:table-cell table:formula="of:=[.A100]+1" office:value-type="float" office:value="108">
            <text:p>108</text:p>
          </table:table-cell>
          <table:table-cell table:formula="of:=&quot;N&quot;&amp;[.A101]" office:value-type="string" office:string-value="N108">
            <text:p>N108</text:p>
          </table:table-cell>
          <table:table-cell table:formula="of:=[.C100]+[.$J$4]" office:value-type="float" office:value="1385">
            <text:p>1385</text:p>
          </table:table-cell>
          <table:table-cell table:formula="of:= &quot;X&quot;&amp; [.C101]" office:value-type="string" office:string-value="X1385">
            <text:p>X1385</text:p>
          </table:table-cell>
          <table:table-cell table:formula="of:=[.E100]-[.$J$5]" office:value-type="float" office:value="2227.175">
            <text:p>2227.175</text:p>
          </table:table-cell>
          <table:table-cell table:formula="of:=&quot;Y&quot; &amp; [.E101]" office:value-type="string" office:string-value="Y2227.175">
            <text:p>Y2227.175</text:p>
          </table:table-cell>
          <table:table-cell table:formula="of:=[.C101] +6" office:value-type="float" office:value="1391">
            <text:p>1391</text:p>
          </table:table-cell>
          <table:table-cell table:formula="of:=&quot;X&quot;&amp; [.G101]" office:value-type="string" office:string-value="X1391">
            <text:p>X1391</text:p>
          </table:table-cell>
          <table:table-cell table:number-columns-repeated="6"/>
          <table:table-cell table:style-name="ce2" table:formula="of:=[.B102]" office:value-type="string" office:string-value="N109">
            <text:p>N109</text:p>
          </table:table-cell>
          <table:table-cell table:style-name="ce2" table:formula="of:=[.D102]" office:value-type="string" office:string-value="X1389">
            <text:p>X1389</text:p>
          </table:table-cell>
          <table:table-cell table:style-name="ce2" table:formula="of:=[.F102]" office:value-type="string" office:string-value="Y2224.3">
            <text:p>Y2224.3</text:p>
          </table:table-cell>
          <table:table-cell/>
          <table:table-cell table:formula="of:=[.B102]" office:value-type="string" office:string-value="N109">
            <text:p>N109</text:p>
          </table:table-cell>
          <table:table-cell table:formula="of:=[.H102]" office:value-type="string" office:string-value="X1395">
            <text:p>X1395</text:p>
          </table:table-cell>
          <table:table-cell table:formula="of:=[.F102]" office:value-type="string" office:string-value="Y2224.3">
            <text:p>Y2224.3</text:p>
          </table:table-cell>
        </table:table-row>
        <table:table-row table:style-name="ro1">
          <table:table-cell table:formula="of:=[.A101]+1" office:value-type="float" office:value="109">
            <text:p>109</text:p>
          </table:table-cell>
          <table:table-cell table:formula="of:=&quot;N&quot;&amp;[.A102]" office:value-type="string" office:string-value="N109">
            <text:p>N109</text:p>
          </table:table-cell>
          <table:table-cell table:formula="of:=[.C101]+[.$J$4]" office:value-type="float" office:value="1389">
            <text:p>1389</text:p>
          </table:table-cell>
          <table:table-cell table:formula="of:= &quot;X&quot;&amp; [.C102]" office:value-type="string" office:string-value="X1389">
            <text:p>X1389</text:p>
          </table:table-cell>
          <table:table-cell table:formula="of:=[.E101]-[.$J$5]" office:value-type="float" office:value="2224.3">
            <text:p>2224.3</text:p>
          </table:table-cell>
          <table:table-cell table:formula="of:=&quot;Y&quot; &amp; [.E102]" office:value-type="string" office:string-value="Y2224.3">
            <text:p>Y2224.3</text:p>
          </table:table-cell>
          <table:table-cell table:formula="of:=[.C102] +6" office:value-type="float" office:value="1395">
            <text:p>1395</text:p>
          </table:table-cell>
          <table:table-cell table:formula="of:=&quot;X&quot;&amp; [.G102]" office:value-type="string" office:string-value="X1395">
            <text:p>X1395</text:p>
          </table:table-cell>
          <table:table-cell table:number-columns-repeated="6"/>
          <table:table-cell table:style-name="ce2" table:formula="of:=[.B103]" office:value-type="string" office:string-value="N110">
            <text:p>N110</text:p>
          </table:table-cell>
          <table:table-cell table:style-name="ce2" table:formula="of:=[.D103]" office:value-type="string" office:string-value="X1393">
            <text:p>X1393</text:p>
          </table:table-cell>
          <table:table-cell table:style-name="ce2" table:formula="of:=[.F103]" office:value-type="string" office:string-value="Y2221.425">
            <text:p>Y2221.425</text:p>
          </table:table-cell>
          <table:table-cell/>
          <table:table-cell table:formula="of:=[.B103]" office:value-type="string" office:string-value="N110">
            <text:p>N110</text:p>
          </table:table-cell>
          <table:table-cell table:formula="of:=[.H103]" office:value-type="string" office:string-value="X1399">
            <text:p>X1399</text:p>
          </table:table-cell>
          <table:table-cell table:formula="of:=[.F103]" office:value-type="string" office:string-value="Y2221.425">
            <text:p>Y2221.425</text:p>
          </table:table-cell>
        </table:table-row>
        <table:table-row table:style-name="ro1">
          <table:table-cell table:formula="of:=[.A102]+1" office:value-type="float" office:value="110">
            <text:p>110</text:p>
          </table:table-cell>
          <table:table-cell table:formula="of:=&quot;N&quot;&amp;[.A103]" office:value-type="string" office:string-value="N110">
            <text:p>N110</text:p>
          </table:table-cell>
          <table:table-cell table:formula="of:=[.C102]+[.$J$4]" office:value-type="float" office:value="1393">
            <text:p>1393</text:p>
          </table:table-cell>
          <table:table-cell table:formula="of:= &quot;X&quot;&amp; [.C103]" office:value-type="string" office:string-value="X1393">
            <text:p>X1393</text:p>
          </table:table-cell>
          <table:table-cell table:formula="of:=[.E102]-[.$J$5]" office:value-type="float" office:value="2221.425">
            <text:p>2221.425</text:p>
          </table:table-cell>
          <table:table-cell table:formula="of:=&quot;Y&quot; &amp; [.E103]" office:value-type="string" office:string-value="Y2221.425">
            <text:p>Y2221.425</text:p>
          </table:table-cell>
          <table:table-cell table:formula="of:=[.C103] +6" office:value-type="float" office:value="1399">
            <text:p>1399</text:p>
          </table:table-cell>
          <table:table-cell table:formula="of:=&quot;X&quot;&amp; [.G103]" office:value-type="string" office:string-value="X1399">
            <text:p>X1399</text:p>
          </table:table-cell>
          <table:table-cell table:number-columns-repeated="6"/>
          <table:table-cell table:style-name="ce2" table:formula="of:=[.B104]" office:value-type="string" office:string-value="N111">
            <text:p>N111</text:p>
          </table:table-cell>
          <table:table-cell table:style-name="ce2" table:formula="of:=[.D104]" office:value-type="string" office:string-value="X1397">
            <text:p>X1397</text:p>
          </table:table-cell>
          <table:table-cell table:style-name="ce2" table:formula="of:=[.F104]" office:value-type="string" office:string-value="Y2218.55">
            <text:p>Y2218.55</text:p>
          </table:table-cell>
          <table:table-cell/>
          <table:table-cell table:formula="of:=[.B104]" office:value-type="string" office:string-value="N111">
            <text:p>N111</text:p>
          </table:table-cell>
          <table:table-cell table:formula="of:=[.H104]" office:value-type="string" office:string-value="X1403">
            <text:p>X1403</text:p>
          </table:table-cell>
          <table:table-cell table:formula="of:=[.F104]" office:value-type="string" office:string-value="Y2218.55">
            <text:p>Y2218.55</text:p>
          </table:table-cell>
        </table:table-row>
        <table:table-row table:style-name="ro1">
          <table:table-cell table:formula="of:=[.A103]+1" office:value-type="float" office:value="111">
            <text:p>111</text:p>
          </table:table-cell>
          <table:table-cell table:formula="of:=&quot;N&quot;&amp;[.A104]" office:value-type="string" office:string-value="N111">
            <text:p>N111</text:p>
          </table:table-cell>
          <table:table-cell table:formula="of:=[.C103]+[.$J$4]" office:value-type="float" office:value="1397">
            <text:p>1397</text:p>
          </table:table-cell>
          <table:table-cell table:formula="of:= &quot;X&quot;&amp; [.C104]" office:value-type="string" office:string-value="X1397">
            <text:p>X1397</text:p>
          </table:table-cell>
          <table:table-cell table:formula="of:=[.E103]-[.$J$5]" office:value-type="float" office:value="2218.55">
            <text:p>2218.55</text:p>
          </table:table-cell>
          <table:table-cell table:formula="of:=&quot;Y&quot; &amp; [.E104]" office:value-type="string" office:string-value="Y2218.55">
            <text:p>Y2218.55</text:p>
          </table:table-cell>
          <table:table-cell table:formula="of:=[.C104] +6" office:value-type="float" office:value="1403">
            <text:p>1403</text:p>
          </table:table-cell>
          <table:table-cell table:formula="of:=&quot;X&quot;&amp; [.G104]" office:value-type="string" office:string-value="X1403">
            <text:p>X1403</text:p>
          </table:table-cell>
          <table:table-cell table:number-columns-repeated="6"/>
          <table:table-cell table:style-name="ce2" table:formula="of:=[.B105]" office:value-type="string" office:string-value="N112">
            <text:p>N112</text:p>
          </table:table-cell>
          <table:table-cell table:style-name="ce2" table:formula="of:=[.D105]" office:value-type="string" office:string-value="X1401">
            <text:p>X1401</text:p>
          </table:table-cell>
          <table:table-cell table:style-name="ce2" table:formula="of:=[.F105]" office:value-type="string" office:string-value="Y2215.675">
            <text:p>Y2215.675</text:p>
          </table:table-cell>
          <table:table-cell/>
          <table:table-cell table:formula="of:=[.B105]" office:value-type="string" office:string-value="N112">
            <text:p>N112</text:p>
          </table:table-cell>
          <table:table-cell table:formula="of:=[.H105]" office:value-type="string" office:string-value="X1407">
            <text:p>X1407</text:p>
          </table:table-cell>
          <table:table-cell table:formula="of:=[.F105]" office:value-type="string" office:string-value="Y2215.675">
            <text:p>Y2215.675</text:p>
          </table:table-cell>
        </table:table-row>
        <table:table-row table:style-name="ro1">
          <table:table-cell table:formula="of:=[.A104]+1" office:value-type="float" office:value="112">
            <text:p>112</text:p>
          </table:table-cell>
          <table:table-cell table:formula="of:=&quot;N&quot;&amp;[.A105]" office:value-type="string" office:string-value="N112">
            <text:p>N112</text:p>
          </table:table-cell>
          <table:table-cell table:formula="of:=[.C104]+[.$J$4]" office:value-type="float" office:value="1401">
            <text:p>1401</text:p>
          </table:table-cell>
          <table:table-cell table:formula="of:= &quot;X&quot;&amp; [.C105]" office:value-type="string" office:string-value="X1401">
            <text:p>X1401</text:p>
          </table:table-cell>
          <table:table-cell table:formula="of:=[.E104]-[.$J$5]" office:value-type="float" office:value="2215.675">
            <text:p>2215.675</text:p>
          </table:table-cell>
          <table:table-cell table:formula="of:=&quot;Y&quot; &amp; [.E105]" office:value-type="string" office:string-value="Y2215.675">
            <text:p>Y2215.675</text:p>
          </table:table-cell>
          <table:table-cell table:formula="of:=[.C105] +6" office:value-type="float" office:value="1407">
            <text:p>1407</text:p>
          </table:table-cell>
          <table:table-cell table:formula="of:=&quot;X&quot;&amp; [.G105]" office:value-type="string" office:string-value="X1407">
            <text:p>X1407</text:p>
          </table:table-cell>
          <table:table-cell table:number-columns-repeated="6"/>
          <table:table-cell table:style-name="ce2" table:formula="of:=[.B106]" office:value-type="string" office:string-value="N113">
            <text:p>N113</text:p>
          </table:table-cell>
          <table:table-cell table:style-name="ce2" table:formula="of:=[.D106]" office:value-type="string" office:string-value="X1405">
            <text:p>X1405</text:p>
          </table:table-cell>
          <table:table-cell table:style-name="ce2" table:formula="of:=[.F106]" office:value-type="string" office:string-value="Y2212.8">
            <text:p>Y2212.8</text:p>
          </table:table-cell>
          <table:table-cell/>
          <table:table-cell table:formula="of:=[.B106]" office:value-type="string" office:string-value="N113">
            <text:p>N113</text:p>
          </table:table-cell>
          <table:table-cell table:formula="of:=[.H106]" office:value-type="string" office:string-value="X1411">
            <text:p>X1411</text:p>
          </table:table-cell>
          <table:table-cell table:formula="of:=[.F106]" office:value-type="string" office:string-value="Y2212.8">
            <text:p>Y2212.8</text:p>
          </table:table-cell>
        </table:table-row>
        <table:table-row table:style-name="ro1">
          <table:table-cell table:formula="of:=[.A105]+1" office:value-type="float" office:value="113">
            <text:p>113</text:p>
          </table:table-cell>
          <table:table-cell table:formula="of:=&quot;N&quot;&amp;[.A106]" office:value-type="string" office:string-value="N113">
            <text:p>N113</text:p>
          </table:table-cell>
          <table:table-cell table:formula="of:=[.C105]+[.$J$4]" office:value-type="float" office:value="1405">
            <text:p>1405</text:p>
          </table:table-cell>
          <table:table-cell table:formula="of:= &quot;X&quot;&amp; [.C106]" office:value-type="string" office:string-value="X1405">
            <text:p>X1405</text:p>
          </table:table-cell>
          <table:table-cell table:formula="of:=[.E105]-[.$J$5]" office:value-type="float" office:value="2212.8">
            <text:p>2212.8</text:p>
          </table:table-cell>
          <table:table-cell table:formula="of:=&quot;Y&quot; &amp; [.E106]" office:value-type="string" office:string-value="Y2212.8">
            <text:p>Y2212.8</text:p>
          </table:table-cell>
          <table:table-cell table:formula="of:=[.C106] +6" office:value-type="float" office:value="1411">
            <text:p>1411</text:p>
          </table:table-cell>
          <table:table-cell table:formula="of:=&quot;X&quot;&amp; [.G106]" office:value-type="string" office:string-value="X1411">
            <text:p>X1411</text:p>
          </table:table-cell>
          <table:table-cell table:number-columns-repeated="6"/>
          <table:table-cell table:style-name="ce2" table:formula="of:=[.B107]" office:value-type="string" office:string-value="N114">
            <text:p>N114</text:p>
          </table:table-cell>
          <table:table-cell table:style-name="ce2" table:formula="of:=[.D107]" office:value-type="string" office:string-value="X1409">
            <text:p>X1409</text:p>
          </table:table-cell>
          <table:table-cell table:style-name="ce2" table:formula="of:=[.F107]" office:value-type="string" office:string-value="Y2209.925">
            <text:p>Y2209.925</text:p>
          </table:table-cell>
          <table:table-cell/>
          <table:table-cell table:formula="of:=[.B107]" office:value-type="string" office:string-value="N114">
            <text:p>N114</text:p>
          </table:table-cell>
          <table:table-cell table:formula="of:=[.H107]" office:value-type="string" office:string-value="X1415">
            <text:p>X1415</text:p>
          </table:table-cell>
          <table:table-cell table:formula="of:=[.F107]" office:value-type="string" office:string-value="Y2209.925">
            <text:p>Y2209.925</text:p>
          </table:table-cell>
        </table:table-row>
        <table:table-row table:style-name="ro1">
          <table:table-cell table:formula="of:=[.A106]+1" office:value-type="float" office:value="114">
            <text:p>114</text:p>
          </table:table-cell>
          <table:table-cell table:formula="of:=&quot;N&quot;&amp;[.A107]" office:value-type="string" office:string-value="N114">
            <text:p>N114</text:p>
          </table:table-cell>
          <table:table-cell table:formula="of:=[.C106]+[.$J$4]" office:value-type="float" office:value="1409">
            <text:p>1409</text:p>
          </table:table-cell>
          <table:table-cell table:formula="of:= &quot;X&quot;&amp; [.C107]" office:value-type="string" office:string-value="X1409">
            <text:p>X1409</text:p>
          </table:table-cell>
          <table:table-cell table:formula="of:=[.E106]-[.$J$5]" office:value-type="float" office:value="2209.925">
            <text:p>2209.925</text:p>
          </table:table-cell>
          <table:table-cell table:formula="of:=&quot;Y&quot; &amp; [.E107]" office:value-type="string" office:string-value="Y2209.925">
            <text:p>Y2209.925</text:p>
          </table:table-cell>
          <table:table-cell table:formula="of:=[.C107] +6" office:value-type="float" office:value="1415">
            <text:p>1415</text:p>
          </table:table-cell>
          <table:table-cell table:formula="of:=&quot;X&quot;&amp; [.G107]" office:value-type="string" office:string-value="X1415">
            <text:p>X1415</text:p>
          </table:table-cell>
          <table:table-cell table:number-columns-repeated="6"/>
          <table:table-cell table:style-name="ce2" table:formula="of:=[.B108]" office:value-type="string" office:string-value="N115">
            <text:p>N115</text:p>
          </table:table-cell>
          <table:table-cell table:style-name="ce2" table:formula="of:=[.D108]" office:value-type="string" office:string-value="X1413">
            <text:p>X1413</text:p>
          </table:table-cell>
          <table:table-cell table:style-name="ce2" table:formula="of:=[.F108]" office:value-type="string" office:string-value="Y2207.05">
            <text:p>Y2207.05</text:p>
          </table:table-cell>
          <table:table-cell/>
          <table:table-cell table:formula="of:=[.B108]" office:value-type="string" office:string-value="N115">
            <text:p>N115</text:p>
          </table:table-cell>
          <table:table-cell table:formula="of:=[.H108]" office:value-type="string" office:string-value="X1419">
            <text:p>X1419</text:p>
          </table:table-cell>
          <table:table-cell table:formula="of:=[.F108]" office:value-type="string" office:string-value="Y2207.05">
            <text:p>Y2207.05</text:p>
          </table:table-cell>
        </table:table-row>
        <table:table-row table:style-name="ro1">
          <table:table-cell table:formula="of:=[.A107]+1" office:value-type="float" office:value="115">
            <text:p>115</text:p>
          </table:table-cell>
          <table:table-cell table:formula="of:=&quot;N&quot;&amp;[.A108]" office:value-type="string" office:string-value="N115">
            <text:p>N115</text:p>
          </table:table-cell>
          <table:table-cell table:formula="of:=[.C107]+[.$J$4]" office:value-type="float" office:value="1413">
            <text:p>1413</text:p>
          </table:table-cell>
          <table:table-cell table:formula="of:= &quot;X&quot;&amp; [.C108]" office:value-type="string" office:string-value="X1413">
            <text:p>X1413</text:p>
          </table:table-cell>
          <table:table-cell table:formula="of:=[.E107]-[.$J$5]" office:value-type="float" office:value="2207.05">
            <text:p>2207.05</text:p>
          </table:table-cell>
          <table:table-cell table:formula="of:=&quot;Y&quot; &amp; [.E108]" office:value-type="string" office:string-value="Y2207.05">
            <text:p>Y2207.05</text:p>
          </table:table-cell>
          <table:table-cell table:formula="of:=[.C108] +6" office:value-type="float" office:value="1419">
            <text:p>1419</text:p>
          </table:table-cell>
          <table:table-cell table:formula="of:=&quot;X&quot;&amp; [.G108]" office:value-type="string" office:string-value="X1419">
            <text:p>X1419</text:p>
          </table:table-cell>
          <table:table-cell table:number-columns-repeated="6"/>
          <table:table-cell table:style-name="ce2" table:formula="of:=[.B109]" office:value-type="string" office:string-value="N116">
            <text:p>N116</text:p>
          </table:table-cell>
          <table:table-cell table:style-name="ce2" table:formula="of:=[.D109]" office:value-type="string" office:string-value="X1417">
            <text:p>X1417</text:p>
          </table:table-cell>
          <table:table-cell table:style-name="ce2" table:formula="of:=[.F109]" office:value-type="string" office:string-value="Y2204.175">
            <text:p>Y2204.175</text:p>
          </table:table-cell>
          <table:table-cell/>
          <table:table-cell table:formula="of:=[.B109]" office:value-type="string" office:string-value="N116">
            <text:p>N116</text:p>
          </table:table-cell>
          <table:table-cell table:formula="of:=[.H109]" office:value-type="string" office:string-value="X1423">
            <text:p>X1423</text:p>
          </table:table-cell>
          <table:table-cell table:formula="of:=[.F109]" office:value-type="string" office:string-value="Y2204.175">
            <text:p>Y2204.175</text:p>
          </table:table-cell>
        </table:table-row>
        <table:table-row table:style-name="ro1">
          <table:table-cell table:formula="of:=[.A108]+1" office:value-type="float" office:value="116">
            <text:p>116</text:p>
          </table:table-cell>
          <table:table-cell table:formula="of:=&quot;N&quot;&amp;[.A109]" office:value-type="string" office:string-value="N116">
            <text:p>N116</text:p>
          </table:table-cell>
          <table:table-cell table:formula="of:=[.C108]+[.$J$4]" office:value-type="float" office:value="1417">
            <text:p>1417</text:p>
          </table:table-cell>
          <table:table-cell table:formula="of:= &quot;X&quot;&amp; [.C109]" office:value-type="string" office:string-value="X1417">
            <text:p>X1417</text:p>
          </table:table-cell>
          <table:table-cell table:formula="of:=[.E108]-[.$J$5]" office:value-type="float" office:value="2204.175">
            <text:p>2204.175</text:p>
          </table:table-cell>
          <table:table-cell table:formula="of:=&quot;Y&quot; &amp; [.E109]" office:value-type="string" office:string-value="Y2204.175">
            <text:p>Y2204.175</text:p>
          </table:table-cell>
          <table:table-cell table:formula="of:=[.C109] +6" office:value-type="float" office:value="1423">
            <text:p>1423</text:p>
          </table:table-cell>
          <table:table-cell table:formula="of:=&quot;X&quot;&amp; [.G109]" office:value-type="string" office:string-value="X1423">
            <text:p>X1423</text:p>
          </table:table-cell>
          <table:table-cell table:number-columns-repeated="6"/>
          <table:table-cell table:style-name="ce2" table:formula="of:=[.B110]" office:value-type="string" office:string-value="N117">
            <text:p>N117</text:p>
          </table:table-cell>
          <table:table-cell table:style-name="ce2" table:formula="of:=[.D110]" office:value-type="string" office:string-value="X1421">
            <text:p>X1421</text:p>
          </table:table-cell>
          <table:table-cell table:style-name="ce2" table:formula="of:=[.F110]" office:value-type="string" office:string-value="Y2201.3">
            <text:p>Y2201.3</text:p>
          </table:table-cell>
          <table:table-cell/>
          <table:table-cell table:formula="of:=[.B110]" office:value-type="string" office:string-value="N117">
            <text:p>N117</text:p>
          </table:table-cell>
          <table:table-cell table:formula="of:=[.H110]" office:value-type="string" office:string-value="X1427">
            <text:p>X1427</text:p>
          </table:table-cell>
          <table:table-cell table:formula="of:=[.F110]" office:value-type="string" office:string-value="Y2201.3">
            <text:p>Y2201.3</text:p>
          </table:table-cell>
        </table:table-row>
        <table:table-row table:style-name="ro1">
          <table:table-cell table:formula="of:=[.A109]+1" office:value-type="float" office:value="117">
            <text:p>117</text:p>
          </table:table-cell>
          <table:table-cell table:formula="of:=&quot;N&quot;&amp;[.A110]" office:value-type="string" office:string-value="N117">
            <text:p>N117</text:p>
          </table:table-cell>
          <table:table-cell table:formula="of:=[.C109]+[.$J$4]" office:value-type="float" office:value="1421">
            <text:p>1421</text:p>
          </table:table-cell>
          <table:table-cell table:formula="of:= &quot;X&quot;&amp; [.C110]" office:value-type="string" office:string-value="X1421">
            <text:p>X1421</text:p>
          </table:table-cell>
          <table:table-cell table:formula="of:=[.E109]-[.$J$5]" office:value-type="float" office:value="2201.3">
            <text:p>2201.3</text:p>
          </table:table-cell>
          <table:table-cell table:formula="of:=&quot;Y&quot; &amp; [.E110]" office:value-type="string" office:string-value="Y2201.3">
            <text:p>Y2201.3</text:p>
          </table:table-cell>
          <table:table-cell table:formula="of:=[.C110] +6" office:value-type="float" office:value="1427">
            <text:p>1427</text:p>
          </table:table-cell>
          <table:table-cell table:formula="of:=&quot;X&quot;&amp; [.G110]" office:value-type="string" office:string-value="X1427">
            <text:p>X1427</text:p>
          </table:table-cell>
          <table:table-cell table:number-columns-repeated="6"/>
          <table:table-cell table:style-name="ce2" table:formula="of:=[.B111]" office:value-type="string" office:string-value="N118">
            <text:p>N118</text:p>
          </table:table-cell>
          <table:table-cell table:style-name="ce2" table:formula="of:=[.D111]" office:value-type="string" office:string-value="X1425">
            <text:p>X1425</text:p>
          </table:table-cell>
          <table:table-cell table:style-name="ce2" table:formula="of:=[.F111]" office:value-type="string" office:string-value="Y2198.425">
            <text:p>Y2198.425</text:p>
          </table:table-cell>
          <table:table-cell/>
          <table:table-cell table:formula="of:=[.B111]" office:value-type="string" office:string-value="N118">
            <text:p>N118</text:p>
          </table:table-cell>
          <table:table-cell table:formula="of:=[.H111]" office:value-type="string" office:string-value="X1431">
            <text:p>X1431</text:p>
          </table:table-cell>
          <table:table-cell table:formula="of:=[.F111]" office:value-type="string" office:string-value="Y2198.425">
            <text:p>Y2198.425</text:p>
          </table:table-cell>
        </table:table-row>
        <table:table-row table:style-name="ro1">
          <table:table-cell table:formula="of:=[.A110]+1" office:value-type="float" office:value="118">
            <text:p>118</text:p>
          </table:table-cell>
          <table:table-cell table:formula="of:=&quot;N&quot;&amp;[.A111]" office:value-type="string" office:string-value="N118">
            <text:p>N118</text:p>
          </table:table-cell>
          <table:table-cell table:formula="of:=[.C110]+[.$J$4]" office:value-type="float" office:value="1425">
            <text:p>1425</text:p>
          </table:table-cell>
          <table:table-cell table:formula="of:= &quot;X&quot;&amp; [.C111]" office:value-type="string" office:string-value="X1425">
            <text:p>X1425</text:p>
          </table:table-cell>
          <table:table-cell table:formula="of:=[.E110]-[.$J$5]" office:value-type="float" office:value="2198.425">
            <text:p>2198.425</text:p>
          </table:table-cell>
          <table:table-cell table:formula="of:=&quot;Y&quot; &amp; [.E111]" office:value-type="string" office:string-value="Y2198.425">
            <text:p>Y2198.425</text:p>
          </table:table-cell>
          <table:table-cell table:formula="of:=[.C111] +6" office:value-type="float" office:value="1431">
            <text:p>1431</text:p>
          </table:table-cell>
          <table:table-cell table:formula="of:=&quot;X&quot;&amp; [.G111]" office:value-type="string" office:string-value="X1431">
            <text:p>X1431</text:p>
          </table:table-cell>
          <table:table-cell table:number-columns-repeated="6"/>
          <table:table-cell table:style-name="ce2" table:formula="of:=[.B112]" office:value-type="string" office:string-value="N119">
            <text:p>N119</text:p>
          </table:table-cell>
          <table:table-cell table:style-name="ce2" table:formula="of:=[.D112]" office:value-type="string" office:string-value="X1429">
            <text:p>X1429</text:p>
          </table:table-cell>
          <table:table-cell table:style-name="ce2" table:formula="of:=[.F112]" office:value-type="string" office:string-value="Y2195.55">
            <text:p>Y2195.55</text:p>
          </table:table-cell>
          <table:table-cell/>
          <table:table-cell table:formula="of:=[.B112]" office:value-type="string" office:string-value="N119">
            <text:p>N119</text:p>
          </table:table-cell>
          <table:table-cell table:formula="of:=[.H112]" office:value-type="string" office:string-value="X1435">
            <text:p>X1435</text:p>
          </table:table-cell>
          <table:table-cell table:formula="of:=[.F112]" office:value-type="string" office:string-value="Y2195.55">
            <text:p>Y2195.55</text:p>
          </table:table-cell>
        </table:table-row>
        <table:table-row table:style-name="ro1">
          <table:table-cell table:formula="of:=[.A111]+1" office:value-type="float" office:value="119">
            <text:p>119</text:p>
          </table:table-cell>
          <table:table-cell table:formula="of:=&quot;N&quot;&amp;[.A112]" office:value-type="string" office:string-value="N119">
            <text:p>N119</text:p>
          </table:table-cell>
          <table:table-cell table:formula="of:=[.C111]+[.$J$4]" office:value-type="float" office:value="1429">
            <text:p>1429</text:p>
          </table:table-cell>
          <table:table-cell table:formula="of:= &quot;X&quot;&amp; [.C112]" office:value-type="string" office:string-value="X1429">
            <text:p>X1429</text:p>
          </table:table-cell>
          <table:table-cell table:formula="of:=[.E111]-[.$J$5]" office:value-type="float" office:value="2195.55">
            <text:p>2195.55</text:p>
          </table:table-cell>
          <table:table-cell table:formula="of:=&quot;Y&quot; &amp; [.E112]" office:value-type="string" office:string-value="Y2195.55">
            <text:p>Y2195.55</text:p>
          </table:table-cell>
          <table:table-cell table:formula="of:=[.C112] +6" office:value-type="float" office:value="1435">
            <text:p>1435</text:p>
          </table:table-cell>
          <table:table-cell table:formula="of:=&quot;X&quot;&amp; [.G112]" office:value-type="string" office:string-value="X1435">
            <text:p>X1435</text:p>
          </table:table-cell>
          <table:table-cell table:number-columns-repeated="6"/>
          <table:table-cell table:style-name="ce2" table:formula="of:=[.B113]" office:value-type="string" office:string-value="N120">
            <text:p>N120</text:p>
          </table:table-cell>
          <table:table-cell table:style-name="ce2" table:formula="of:=[.D113]" office:value-type="string" office:string-value="X1433">
            <text:p>X1433</text:p>
          </table:table-cell>
          <table:table-cell table:style-name="ce2" table:formula="of:=[.F113]" office:value-type="string" office:string-value="Y2192.675">
            <text:p>Y2192.675</text:p>
          </table:table-cell>
          <table:table-cell/>
          <table:table-cell table:formula="of:=[.B113]" office:value-type="string" office:string-value="N120">
            <text:p>N120</text:p>
          </table:table-cell>
          <table:table-cell table:formula="of:=[.H113]" office:value-type="string" office:string-value="X1439">
            <text:p>X1439</text:p>
          </table:table-cell>
          <table:table-cell table:formula="of:=[.F113]" office:value-type="string" office:string-value="Y2192.675">
            <text:p>Y2192.675</text:p>
          </table:table-cell>
        </table:table-row>
        <table:table-row table:style-name="ro1">
          <table:table-cell table:formula="of:=[.A112]+1" office:value-type="float" office:value="120">
            <text:p>120</text:p>
          </table:table-cell>
          <table:table-cell table:formula="of:=&quot;N&quot;&amp;[.A113]" office:value-type="string" office:string-value="N120">
            <text:p>N120</text:p>
          </table:table-cell>
          <table:table-cell table:formula="of:=[.C112]+[.$J$4]" office:value-type="float" office:value="1433">
            <text:p>1433</text:p>
          </table:table-cell>
          <table:table-cell table:formula="of:= &quot;X&quot;&amp; [.C113]" office:value-type="string" office:string-value="X1433">
            <text:p>X1433</text:p>
          </table:table-cell>
          <table:table-cell table:formula="of:=[.E112]-[.$J$5]" office:value-type="float" office:value="2192.675">
            <text:p>2192.675</text:p>
          </table:table-cell>
          <table:table-cell table:formula="of:=&quot;Y&quot; &amp; [.E113]" office:value-type="string" office:string-value="Y2192.675">
            <text:p>Y2192.675</text:p>
          </table:table-cell>
          <table:table-cell table:formula="of:=[.C113] +6" office:value-type="float" office:value="1439">
            <text:p>1439</text:p>
          </table:table-cell>
          <table:table-cell table:formula="of:=&quot;X&quot;&amp; [.G113]" office:value-type="string" office:string-value="X1439">
            <text:p>X1439</text:p>
          </table:table-cell>
          <table:table-cell table:number-columns-repeated="6"/>
          <table:table-cell table:style-name="ce2" table:formula="of:=[.B114]" office:value-type="string" office:string-value="N121">
            <text:p>N121</text:p>
          </table:table-cell>
          <table:table-cell table:style-name="ce2" table:formula="of:=[.D114]" office:value-type="string" office:string-value="X1437">
            <text:p>X1437</text:p>
          </table:table-cell>
          <table:table-cell table:style-name="ce2" table:formula="of:=[.F114]" office:value-type="string" office:string-value="Y2189.8">
            <text:p>Y2189.8</text:p>
          </table:table-cell>
          <table:table-cell/>
          <table:table-cell table:formula="of:=[.B114]" office:value-type="string" office:string-value="N121">
            <text:p>N121</text:p>
          </table:table-cell>
          <table:table-cell table:formula="of:=[.H114]" office:value-type="string" office:string-value="X1443">
            <text:p>X1443</text:p>
          </table:table-cell>
          <table:table-cell table:formula="of:=[.F114]" office:value-type="string" office:string-value="Y2189.8">
            <text:p>Y2189.8</text:p>
          </table:table-cell>
        </table:table-row>
        <table:table-row table:style-name="ro1">
          <table:table-cell table:formula="of:=[.A113]+1" office:value-type="float" office:value="121">
            <text:p>121</text:p>
          </table:table-cell>
          <table:table-cell table:formula="of:=&quot;N&quot;&amp;[.A114]" office:value-type="string" office:string-value="N121">
            <text:p>N121</text:p>
          </table:table-cell>
          <table:table-cell table:formula="of:=[.C113]+[.$J$4]" office:value-type="float" office:value="1437">
            <text:p>1437</text:p>
          </table:table-cell>
          <table:table-cell table:formula="of:= &quot;X&quot;&amp; [.C114]" office:value-type="string" office:string-value="X1437">
            <text:p>X1437</text:p>
          </table:table-cell>
          <table:table-cell table:formula="of:=[.E113]-[.$J$5]" office:value-type="float" office:value="2189.8">
            <text:p>2189.8</text:p>
          </table:table-cell>
          <table:table-cell table:formula="of:=&quot;Y&quot; &amp; [.E114]" office:value-type="string" office:string-value="Y2189.8">
            <text:p>Y2189.8</text:p>
          </table:table-cell>
          <table:table-cell table:formula="of:=[.C114] +6" office:value-type="float" office:value="1443">
            <text:p>1443</text:p>
          </table:table-cell>
          <table:table-cell table:formula="of:=&quot;X&quot;&amp; [.G114]" office:value-type="string" office:string-value="X1443">
            <text:p>X1443</text:p>
          </table:table-cell>
          <table:table-cell table:number-columns-repeated="6"/>
          <table:table-cell table:style-name="ce2" table:formula="of:=[.B115]" office:value-type="string" office:string-value="N122">
            <text:p>N122</text:p>
          </table:table-cell>
          <table:table-cell table:style-name="ce2" table:formula="of:=[.D115]" office:value-type="string" office:string-value="X1441">
            <text:p>X1441</text:p>
          </table:table-cell>
          <table:table-cell table:style-name="ce2" table:formula="of:=[.F115]" office:value-type="string" office:string-value="Y2186.925">
            <text:p>Y2186.925</text:p>
          </table:table-cell>
          <table:table-cell/>
          <table:table-cell table:formula="of:=[.B115]" office:value-type="string" office:string-value="N122">
            <text:p>N122</text:p>
          </table:table-cell>
          <table:table-cell table:formula="of:=[.H115]" office:value-type="string" office:string-value="X1447">
            <text:p>X1447</text:p>
          </table:table-cell>
          <table:table-cell table:formula="of:=[.F115]" office:value-type="string" office:string-value="Y2186.925">
            <text:p>Y2186.925</text:p>
          </table:table-cell>
        </table:table-row>
        <table:table-row table:style-name="ro1">
          <table:table-cell table:formula="of:=[.A114]+1" office:value-type="float" office:value="122">
            <text:p>122</text:p>
          </table:table-cell>
          <table:table-cell table:formula="of:=&quot;N&quot;&amp;[.A115]" office:value-type="string" office:string-value="N122">
            <text:p>N122</text:p>
          </table:table-cell>
          <table:table-cell table:formula="of:=[.C114]+[.$J$4]" office:value-type="float" office:value="1441">
            <text:p>1441</text:p>
          </table:table-cell>
          <table:table-cell table:formula="of:= &quot;X&quot;&amp; [.C115]" office:value-type="string" office:string-value="X1441">
            <text:p>X1441</text:p>
          </table:table-cell>
          <table:table-cell table:formula="of:=[.E114]-[.$J$5]" office:value-type="float" office:value="2186.925">
            <text:p>2186.925</text:p>
          </table:table-cell>
          <table:table-cell table:formula="of:=&quot;Y&quot; &amp; [.E115]" office:value-type="string" office:string-value="Y2186.925">
            <text:p>Y2186.925</text:p>
          </table:table-cell>
          <table:table-cell table:formula="of:=[.C115] +6" office:value-type="float" office:value="1447">
            <text:p>1447</text:p>
          </table:table-cell>
          <table:table-cell table:formula="of:=&quot;X&quot;&amp; [.G115]" office:value-type="string" office:string-value="X1447">
            <text:p>X1447</text:p>
          </table:table-cell>
          <table:table-cell table:number-columns-repeated="6"/>
          <table:table-cell table:style-name="ce2" table:formula="of:=[.B116]" office:value-type="string" office:string-value="N123">
            <text:p>N123</text:p>
          </table:table-cell>
          <table:table-cell table:style-name="ce2" table:formula="of:=[.D116]" office:value-type="string" office:string-value="X1445">
            <text:p>X1445</text:p>
          </table:table-cell>
          <table:table-cell table:style-name="ce2" table:formula="of:=[.F116]" office:value-type="string" office:string-value="Y2184.05">
            <text:p>Y2184.05</text:p>
          </table:table-cell>
          <table:table-cell/>
          <table:table-cell table:formula="of:=[.B116]" office:value-type="string" office:string-value="N123">
            <text:p>N123</text:p>
          </table:table-cell>
          <table:table-cell table:formula="of:=[.H116]" office:value-type="string" office:string-value="X1451">
            <text:p>X1451</text:p>
          </table:table-cell>
          <table:table-cell table:formula="of:=[.F116]" office:value-type="string" office:string-value="Y2184.05">
            <text:p>Y2184.05</text:p>
          </table:table-cell>
        </table:table-row>
        <table:table-row table:style-name="ro1">
          <table:table-cell table:formula="of:=[.A115]+1" office:value-type="float" office:value="123">
            <text:p>123</text:p>
          </table:table-cell>
          <table:table-cell table:formula="of:=&quot;N&quot;&amp;[.A116]" office:value-type="string" office:string-value="N123">
            <text:p>N123</text:p>
          </table:table-cell>
          <table:table-cell table:formula="of:=[.C115]+[.$J$4]" office:value-type="float" office:value="1445">
            <text:p>1445</text:p>
          </table:table-cell>
          <table:table-cell table:formula="of:= &quot;X&quot;&amp; [.C116]" office:value-type="string" office:string-value="X1445">
            <text:p>X1445</text:p>
          </table:table-cell>
          <table:table-cell table:formula="of:=[.E115]-[.$J$5]" office:value-type="float" office:value="2184.05">
            <text:p>2184.05</text:p>
          </table:table-cell>
          <table:table-cell table:formula="of:=&quot;Y&quot; &amp; [.E116]" office:value-type="string" office:string-value="Y2184.05">
            <text:p>Y2184.05</text:p>
          </table:table-cell>
          <table:table-cell table:formula="of:=[.C116] +6" office:value-type="float" office:value="1451">
            <text:p>1451</text:p>
          </table:table-cell>
          <table:table-cell table:formula="of:=&quot;X&quot;&amp; [.G116]" office:value-type="string" office:string-value="X1451">
            <text:p>X1451</text:p>
          </table:table-cell>
          <table:table-cell table:number-columns-repeated="6"/>
          <table:table-cell table:style-name="ce2" table:formula="of:=[.B117]" office:value-type="string" office:string-value="N124">
            <text:p>N124</text:p>
          </table:table-cell>
          <table:table-cell table:style-name="ce2" table:formula="of:=[.D117]" office:value-type="string" office:string-value="X1449">
            <text:p>X1449</text:p>
          </table:table-cell>
          <table:table-cell table:style-name="ce2" table:formula="of:=[.F117]" office:value-type="string" office:string-value="Y2181.175">
            <text:p>Y2181.175</text:p>
          </table:table-cell>
          <table:table-cell/>
          <table:table-cell table:formula="of:=[.B117]" office:value-type="string" office:string-value="N124">
            <text:p>N124</text:p>
          </table:table-cell>
          <table:table-cell table:formula="of:=[.H117]" office:value-type="string" office:string-value="X1455">
            <text:p>X1455</text:p>
          </table:table-cell>
          <table:table-cell table:formula="of:=[.F117]" office:value-type="string" office:string-value="Y2181.175">
            <text:p>Y2181.175</text:p>
          </table:table-cell>
        </table:table-row>
        <table:table-row table:style-name="ro1">
          <table:table-cell table:formula="of:=[.A116]+1" office:value-type="float" office:value="124">
            <text:p>124</text:p>
          </table:table-cell>
          <table:table-cell table:formula="of:=&quot;N&quot;&amp;[.A117]" office:value-type="string" office:string-value="N124">
            <text:p>N124</text:p>
          </table:table-cell>
          <table:table-cell table:formula="of:=[.C116]+[.$J$4]" office:value-type="float" office:value="1449">
            <text:p>1449</text:p>
          </table:table-cell>
          <table:table-cell table:formula="of:= &quot;X&quot;&amp; [.C117]" office:value-type="string" office:string-value="X1449">
            <text:p>X1449</text:p>
          </table:table-cell>
          <table:table-cell table:formula="of:=[.E116]-[.$J$5]" office:value-type="float" office:value="2181.175">
            <text:p>2181.175</text:p>
          </table:table-cell>
          <table:table-cell table:formula="of:=&quot;Y&quot; &amp; [.E117]" office:value-type="string" office:string-value="Y2181.175">
            <text:p>Y2181.175</text:p>
          </table:table-cell>
          <table:table-cell table:formula="of:=[.C117] +6" office:value-type="float" office:value="1455">
            <text:p>1455</text:p>
          </table:table-cell>
          <table:table-cell table:formula="of:=&quot;X&quot;&amp; [.G117]" office:value-type="string" office:string-value="X1455">
            <text:p>X1455</text:p>
          </table:table-cell>
          <table:table-cell table:number-columns-repeated="6"/>
          <table:table-cell table:style-name="ce2" table:formula="of:=[.B118]" office:value-type="string" office:string-value="N125">
            <text:p>N125</text:p>
          </table:table-cell>
          <table:table-cell table:style-name="ce2" table:formula="of:=[.D118]" office:value-type="string" office:string-value="X1453">
            <text:p>X1453</text:p>
          </table:table-cell>
          <table:table-cell table:style-name="ce2" table:formula="of:=[.F118]" office:value-type="string" office:string-value="Y2178.3">
            <text:p>Y2178.3</text:p>
          </table:table-cell>
          <table:table-cell/>
          <table:table-cell table:formula="of:=[.B118]" office:value-type="string" office:string-value="N125">
            <text:p>N125</text:p>
          </table:table-cell>
          <table:table-cell table:formula="of:=[.H118]" office:value-type="string" office:string-value="X1459">
            <text:p>X1459</text:p>
          </table:table-cell>
          <table:table-cell table:formula="of:=[.F118]" office:value-type="string" office:string-value="Y2178.3">
            <text:p>Y2178.3</text:p>
          </table:table-cell>
        </table:table-row>
        <table:table-row table:style-name="ro1">
          <table:table-cell table:formula="of:=[.A117]+1" office:value-type="float" office:value="125">
            <text:p>125</text:p>
          </table:table-cell>
          <table:table-cell table:formula="of:=&quot;N&quot;&amp;[.A118]" office:value-type="string" office:string-value="N125">
            <text:p>N125</text:p>
          </table:table-cell>
          <table:table-cell table:formula="of:=[.C117]+[.$J$4]" office:value-type="float" office:value="1453">
            <text:p>1453</text:p>
          </table:table-cell>
          <table:table-cell table:formula="of:= &quot;X&quot;&amp; [.C118]" office:value-type="string" office:string-value="X1453">
            <text:p>X1453</text:p>
          </table:table-cell>
          <table:table-cell table:formula="of:=[.E117]-[.$J$5]" office:value-type="float" office:value="2178.3">
            <text:p>2178.3</text:p>
          </table:table-cell>
          <table:table-cell table:formula="of:=&quot;Y&quot; &amp; [.E118]" office:value-type="string" office:string-value="Y2178.3">
            <text:p>Y2178.3</text:p>
          </table:table-cell>
          <table:table-cell table:formula="of:=[.C118] +6" office:value-type="float" office:value="1459">
            <text:p>1459</text:p>
          </table:table-cell>
          <table:table-cell table:formula="of:=&quot;X&quot;&amp; [.G118]" office:value-type="string" office:string-value="X1459">
            <text:p>X1459</text:p>
          </table:table-cell>
          <table:table-cell table:number-columns-repeated="6"/>
          <table:table-cell table:style-name="ce2" table:formula="of:=[.B119]" office:value-type="string" office:string-value="N126">
            <text:p>N126</text:p>
          </table:table-cell>
          <table:table-cell table:style-name="ce2" table:formula="of:=[.D119]" office:value-type="string" office:string-value="X1457">
            <text:p>X1457</text:p>
          </table:table-cell>
          <table:table-cell table:style-name="ce2" table:formula="of:=[.F119]" office:value-type="string" office:string-value="Y2175.425">
            <text:p>Y2175.425</text:p>
          </table:table-cell>
          <table:table-cell/>
          <table:table-cell table:formula="of:=[.B119]" office:value-type="string" office:string-value="N126">
            <text:p>N126</text:p>
          </table:table-cell>
          <table:table-cell table:formula="of:=[.H119]" office:value-type="string" office:string-value="X1463">
            <text:p>X1463</text:p>
          </table:table-cell>
          <table:table-cell table:formula="of:=[.F119]" office:value-type="string" office:string-value="Y2175.425">
            <text:p>Y2175.425</text:p>
          </table:table-cell>
        </table:table-row>
        <table:table-row table:style-name="ro1">
          <table:table-cell table:formula="of:=[.A118]+1" office:value-type="float" office:value="126">
            <text:p>126</text:p>
          </table:table-cell>
          <table:table-cell table:formula="of:=&quot;N&quot;&amp;[.A119]" office:value-type="string" office:string-value="N126">
            <text:p>N126</text:p>
          </table:table-cell>
          <table:table-cell table:formula="of:=[.C118]+[.$J$4]" office:value-type="float" office:value="1457">
            <text:p>1457</text:p>
          </table:table-cell>
          <table:table-cell table:formula="of:= &quot;X&quot;&amp; [.C119]" office:value-type="string" office:string-value="X1457">
            <text:p>X1457</text:p>
          </table:table-cell>
          <table:table-cell table:formula="of:=[.E118]-[.$J$5]" office:value-type="float" office:value="2175.425">
            <text:p>2175.425</text:p>
          </table:table-cell>
          <table:table-cell table:formula="of:=&quot;Y&quot; &amp; [.E119]" office:value-type="string" office:string-value="Y2175.425">
            <text:p>Y2175.425</text:p>
          </table:table-cell>
          <table:table-cell table:formula="of:=[.C119] +6" office:value-type="float" office:value="1463">
            <text:p>1463</text:p>
          </table:table-cell>
          <table:table-cell table:formula="of:=&quot;X&quot;&amp; [.G119]" office:value-type="string" office:string-value="X1463">
            <text:p>X1463</text:p>
          </table:table-cell>
          <table:table-cell table:number-columns-repeated="6"/>
          <table:table-cell table:style-name="ce2" table:formula="of:=[.B120]" office:value-type="string" office:string-value="N127">
            <text:p>N127</text:p>
          </table:table-cell>
          <table:table-cell table:style-name="ce2" table:formula="of:=[.D120]" office:value-type="string" office:string-value="X1461">
            <text:p>X1461</text:p>
          </table:table-cell>
          <table:table-cell table:style-name="ce2" table:formula="of:=[.F120]" office:value-type="string" office:string-value="Y2172.55">
            <text:p>Y2172.55</text:p>
          </table:table-cell>
          <table:table-cell/>
          <table:table-cell table:formula="of:=[.B120]" office:value-type="string" office:string-value="N127">
            <text:p>N127</text:p>
          </table:table-cell>
          <table:table-cell table:formula="of:=[.H120]" office:value-type="string" office:string-value="X1467">
            <text:p>X1467</text:p>
          </table:table-cell>
          <table:table-cell table:formula="of:=[.F120]" office:value-type="string" office:string-value="Y2172.55">
            <text:p>Y2172.55</text:p>
          </table:table-cell>
        </table:table-row>
        <table:table-row table:style-name="ro1">
          <table:table-cell table:formula="of:=[.A119]+1" office:value-type="float" office:value="127">
            <text:p>127</text:p>
          </table:table-cell>
          <table:table-cell table:formula="of:=&quot;N&quot;&amp;[.A120]" office:value-type="string" office:string-value="N127">
            <text:p>N127</text:p>
          </table:table-cell>
          <table:table-cell table:formula="of:=[.C119]+[.$J$4]" office:value-type="float" office:value="1461">
            <text:p>1461</text:p>
          </table:table-cell>
          <table:table-cell table:formula="of:= &quot;X&quot;&amp; [.C120]" office:value-type="string" office:string-value="X1461">
            <text:p>X1461</text:p>
          </table:table-cell>
          <table:table-cell table:formula="of:=[.E119]-[.$J$5]" office:value-type="float" office:value="2172.55">
            <text:p>2172.55</text:p>
          </table:table-cell>
          <table:table-cell table:formula="of:=&quot;Y&quot; &amp; [.E120]" office:value-type="string" office:string-value="Y2172.55">
            <text:p>Y2172.55</text:p>
          </table:table-cell>
          <table:table-cell table:formula="of:=[.C120] +6" office:value-type="float" office:value="1467">
            <text:p>1467</text:p>
          </table:table-cell>
          <table:table-cell table:formula="of:=&quot;X&quot;&amp; [.G120]" office:value-type="string" office:string-value="X1467">
            <text:p>X1467</text:p>
          </table:table-cell>
          <table:table-cell table:number-columns-repeated="6"/>
          <table:table-cell table:style-name="ce2" table:formula="of:=[.B121]" office:value-type="string" office:string-value="N128">
            <text:p>N128</text:p>
          </table:table-cell>
          <table:table-cell table:style-name="ce2" table:formula="of:=[.D121]" office:value-type="string" office:string-value="X1465">
            <text:p>X1465</text:p>
          </table:table-cell>
          <table:table-cell table:style-name="ce2" table:formula="of:=[.F121]" office:value-type="string" office:string-value="Y2169.675">
            <text:p>Y2169.675</text:p>
          </table:table-cell>
          <table:table-cell/>
          <table:table-cell table:formula="of:=[.B121]" office:value-type="string" office:string-value="N128">
            <text:p>N128</text:p>
          </table:table-cell>
          <table:table-cell table:formula="of:=[.H121]" office:value-type="string" office:string-value="X1471">
            <text:p>X1471</text:p>
          </table:table-cell>
          <table:table-cell table:formula="of:=[.F121]" office:value-type="string" office:string-value="Y2169.675">
            <text:p>Y2169.675</text:p>
          </table:table-cell>
        </table:table-row>
        <table:table-row table:style-name="ro1">
          <table:table-cell table:formula="of:=[.A120]+1" office:value-type="float" office:value="128">
            <text:p>128</text:p>
          </table:table-cell>
          <table:table-cell table:formula="of:=&quot;N&quot;&amp;[.A121]" office:value-type="string" office:string-value="N128">
            <text:p>N128</text:p>
          </table:table-cell>
          <table:table-cell table:formula="of:=[.C120]+[.$J$4]" office:value-type="float" office:value="1465">
            <text:p>1465</text:p>
          </table:table-cell>
          <table:table-cell table:formula="of:= &quot;X&quot;&amp; [.C121]" office:value-type="string" office:string-value="X1465">
            <text:p>X1465</text:p>
          </table:table-cell>
          <table:table-cell table:formula="of:=[.E120]-[.$J$5]" office:value-type="float" office:value="2169.675">
            <text:p>2169.675</text:p>
          </table:table-cell>
          <table:table-cell table:formula="of:=&quot;Y&quot; &amp; [.E121]" office:value-type="string" office:string-value="Y2169.675">
            <text:p>Y2169.675</text:p>
          </table:table-cell>
          <table:table-cell table:formula="of:=[.C121] +6" office:value-type="float" office:value="1471">
            <text:p>1471</text:p>
          </table:table-cell>
          <table:table-cell table:formula="of:=&quot;X&quot;&amp; [.G121]" office:value-type="string" office:string-value="X1471">
            <text:p>X1471</text:p>
          </table:table-cell>
          <table:table-cell table:number-columns-repeated="6"/>
          <table:table-cell table:style-name="ce2" table:formula="of:=[.B122]" office:value-type="string" office:string-value="N129">
            <text:p>N129</text:p>
          </table:table-cell>
          <table:table-cell table:style-name="ce2" table:formula="of:=[.D122]" office:value-type="string" office:string-value="X1469">
            <text:p>X1469</text:p>
          </table:table-cell>
          <table:table-cell table:style-name="ce2" table:formula="of:=[.F122]" office:value-type="string" office:string-value="Y2166.8">
            <text:p>Y2166.8</text:p>
          </table:table-cell>
          <table:table-cell/>
          <table:table-cell table:formula="of:=[.B122]" office:value-type="string" office:string-value="N129">
            <text:p>N129</text:p>
          </table:table-cell>
          <table:table-cell table:formula="of:=[.H122]" office:value-type="string" office:string-value="X1475">
            <text:p>X1475</text:p>
          </table:table-cell>
          <table:table-cell table:formula="of:=[.F122]" office:value-type="string" office:string-value="Y2166.8">
            <text:p>Y2166.8</text:p>
          </table:table-cell>
        </table:table-row>
        <table:table-row table:style-name="ro1">
          <table:table-cell table:formula="of:=[.A121]+1" office:value-type="float" office:value="129">
            <text:p>129</text:p>
          </table:table-cell>
          <table:table-cell table:formula="of:=&quot;N&quot;&amp;[.A122]" office:value-type="string" office:string-value="N129">
            <text:p>N129</text:p>
          </table:table-cell>
          <table:table-cell table:formula="of:=[.C121]+[.$J$4]" office:value-type="float" office:value="1469">
            <text:p>1469</text:p>
          </table:table-cell>
          <table:table-cell table:formula="of:= &quot;X&quot;&amp; [.C122]" office:value-type="string" office:string-value="X1469">
            <text:p>X1469</text:p>
          </table:table-cell>
          <table:table-cell table:formula="of:=[.E121]-[.$J$5]" office:value-type="float" office:value="2166.8">
            <text:p>2166.8</text:p>
          </table:table-cell>
          <table:table-cell table:formula="of:=&quot;Y&quot; &amp; [.E122]" office:value-type="string" office:string-value="Y2166.8">
            <text:p>Y2166.8</text:p>
          </table:table-cell>
          <table:table-cell table:formula="of:=[.C122] +6" office:value-type="float" office:value="1475">
            <text:p>1475</text:p>
          </table:table-cell>
          <table:table-cell table:formula="of:=&quot;X&quot;&amp; [.G122]" office:value-type="string" office:string-value="X1475">
            <text:p>X1475</text:p>
          </table:table-cell>
          <table:table-cell table:number-columns-repeated="6"/>
          <table:table-cell table:style-name="ce2" table:formula="of:=[.B123]" office:value-type="string" office:string-value="N130">
            <text:p>N130</text:p>
          </table:table-cell>
          <table:table-cell table:style-name="ce2" table:formula="of:=[.D123]" office:value-type="string" office:string-value="X1473">
            <text:p>X1473</text:p>
          </table:table-cell>
          <table:table-cell table:style-name="ce2" table:formula="of:=[.F123]" office:value-type="string" office:string-value="Y2163.925">
            <text:p>Y2163.925</text:p>
          </table:table-cell>
          <table:table-cell/>
          <table:table-cell table:formula="of:=[.B123]" office:value-type="string" office:string-value="N130">
            <text:p>N130</text:p>
          </table:table-cell>
          <table:table-cell table:formula="of:=[.H123]" office:value-type="string" office:string-value="X1479">
            <text:p>X1479</text:p>
          </table:table-cell>
          <table:table-cell table:formula="of:=[.F123]" office:value-type="string" office:string-value="Y2163.925">
            <text:p>Y2163.925</text:p>
          </table:table-cell>
        </table:table-row>
        <table:table-row table:style-name="ro1">
          <table:table-cell table:formula="of:=[.A122]+1" office:value-type="float" office:value="130">
            <text:p>130</text:p>
          </table:table-cell>
          <table:table-cell table:formula="of:=&quot;N&quot;&amp;[.A123]" office:value-type="string" office:string-value="N130">
            <text:p>N130</text:p>
          </table:table-cell>
          <table:table-cell table:formula="of:=[.C122]+[.$J$4]" office:value-type="float" office:value="1473">
            <text:p>1473</text:p>
          </table:table-cell>
          <table:table-cell table:formula="of:= &quot;X&quot;&amp; [.C123]" office:value-type="string" office:string-value="X1473">
            <text:p>X1473</text:p>
          </table:table-cell>
          <table:table-cell table:formula="of:=[.E122]-[.$J$5]" office:value-type="float" office:value="2163.925">
            <text:p>2163.925</text:p>
          </table:table-cell>
          <table:table-cell table:formula="of:=&quot;Y&quot; &amp; [.E123]" office:value-type="string" office:string-value="Y2163.925">
            <text:p>Y2163.925</text:p>
          </table:table-cell>
          <table:table-cell table:formula="of:=[.C123] +6" office:value-type="float" office:value="1479">
            <text:p>1479</text:p>
          </table:table-cell>
          <table:table-cell table:formula="of:=&quot;X&quot;&amp; [.G123]" office:value-type="string" office:string-value="X1479">
            <text:p>X1479</text:p>
          </table:table-cell>
          <table:table-cell table:number-columns-repeated="6"/>
          <table:table-cell table:style-name="ce2" table:formula="of:=[.B124]" office:value-type="string" office:string-value="N131">
            <text:p>N131</text:p>
          </table:table-cell>
          <table:table-cell table:style-name="ce2" table:formula="of:=[.D124]" office:value-type="string" office:string-value="X1477">
            <text:p>X1477</text:p>
          </table:table-cell>
          <table:table-cell table:style-name="ce2" table:formula="of:=[.F124]" office:value-type="string" office:string-value="Y2161.05">
            <text:p>Y2161.05</text:p>
          </table:table-cell>
          <table:table-cell/>
          <table:table-cell table:formula="of:=[.B124]" office:value-type="string" office:string-value="N131">
            <text:p>N131</text:p>
          </table:table-cell>
          <table:table-cell table:formula="of:=[.H124]" office:value-type="string" office:string-value="X1483">
            <text:p>X1483</text:p>
          </table:table-cell>
          <table:table-cell table:formula="of:=[.F124]" office:value-type="string" office:string-value="Y2161.05">
            <text:p>Y2161.05</text:p>
          </table:table-cell>
        </table:table-row>
        <table:table-row table:style-name="ro1">
          <table:table-cell table:formula="of:=[.A123]+1" office:value-type="float" office:value="131">
            <text:p>131</text:p>
          </table:table-cell>
          <table:table-cell table:formula="of:=&quot;N&quot;&amp;[.A124]" office:value-type="string" office:string-value="N131">
            <text:p>N131</text:p>
          </table:table-cell>
          <table:table-cell table:formula="of:=[.C123]+[.$J$4]" office:value-type="float" office:value="1477">
            <text:p>1477</text:p>
          </table:table-cell>
          <table:table-cell table:formula="of:= &quot;X&quot;&amp; [.C124]" office:value-type="string" office:string-value="X1477">
            <text:p>X1477</text:p>
          </table:table-cell>
          <table:table-cell table:formula="of:=[.E123]-[.$J$5]" office:value-type="float" office:value="2161.05">
            <text:p>2161.05</text:p>
          </table:table-cell>
          <table:table-cell table:formula="of:=&quot;Y&quot; &amp; [.E124]" office:value-type="string" office:string-value="Y2161.05">
            <text:p>Y2161.05</text:p>
          </table:table-cell>
          <table:table-cell table:formula="of:=[.C124] +6" office:value-type="float" office:value="1483">
            <text:p>1483</text:p>
          </table:table-cell>
          <table:table-cell table:formula="of:=&quot;X&quot;&amp; [.G124]" office:value-type="string" office:string-value="X1483">
            <text:p>X1483</text:p>
          </table:table-cell>
          <table:table-cell table:number-columns-repeated="6"/>
          <table:table-cell table:style-name="ce2" table:formula="of:=[.B125]" office:value-type="string" office:string-value="N132">
            <text:p>N132</text:p>
          </table:table-cell>
          <table:table-cell table:style-name="ce2" table:formula="of:=[.D125]" office:value-type="string" office:string-value="X1481">
            <text:p>X1481</text:p>
          </table:table-cell>
          <table:table-cell table:style-name="ce2" table:formula="of:=[.F125]" office:value-type="string" office:string-value="Y2158.175">
            <text:p>Y2158.175</text:p>
          </table:table-cell>
          <table:table-cell/>
          <table:table-cell table:formula="of:=[.B125]" office:value-type="string" office:string-value="N132">
            <text:p>N132</text:p>
          </table:table-cell>
          <table:table-cell table:formula="of:=[.H125]" office:value-type="string" office:string-value="X1487">
            <text:p>X1487</text:p>
          </table:table-cell>
          <table:table-cell table:formula="of:=[.F125]" office:value-type="string" office:string-value="Y2158.175">
            <text:p>Y2158.175</text:p>
          </table:table-cell>
        </table:table-row>
        <table:table-row table:style-name="ro1">
          <table:table-cell table:formula="of:=[.A124]+1" office:value-type="float" office:value="132">
            <text:p>132</text:p>
          </table:table-cell>
          <table:table-cell table:formula="of:=&quot;N&quot;&amp;[.A125]" office:value-type="string" office:string-value="N132">
            <text:p>N132</text:p>
          </table:table-cell>
          <table:table-cell table:formula="of:=[.C124]+[.$J$4]" office:value-type="float" office:value="1481">
            <text:p>1481</text:p>
          </table:table-cell>
          <table:table-cell table:formula="of:= &quot;X&quot;&amp; [.C125]" office:value-type="string" office:string-value="X1481">
            <text:p>X1481</text:p>
          </table:table-cell>
          <table:table-cell table:formula="of:=[.E124]-[.$J$5]" office:value-type="float" office:value="2158.175">
            <text:p>2158.175</text:p>
          </table:table-cell>
          <table:table-cell table:formula="of:=&quot;Y&quot; &amp; [.E125]" office:value-type="string" office:string-value="Y2158.175">
            <text:p>Y2158.175</text:p>
          </table:table-cell>
          <table:table-cell table:formula="of:=[.C125] +6" office:value-type="float" office:value="1487">
            <text:p>1487</text:p>
          </table:table-cell>
          <table:table-cell table:formula="of:=&quot;X&quot;&amp; [.G125]" office:value-type="string" office:string-value="X1487">
            <text:p>X1487</text:p>
          </table:table-cell>
          <table:table-cell table:number-columns-repeated="6"/>
          <table:table-cell table:style-name="ce2" table:formula="of:=[.B126]" office:value-type="string" office:string-value="N133">
            <text:p>N133</text:p>
          </table:table-cell>
          <table:table-cell table:style-name="ce2" table:formula="of:=[.D126]" office:value-type="string" office:string-value="X1485">
            <text:p>X1485</text:p>
          </table:table-cell>
          <table:table-cell table:style-name="ce2" table:formula="of:=[.F126]" office:value-type="string" office:string-value="Y2155.3">
            <text:p>Y2155.3</text:p>
          </table:table-cell>
          <table:table-cell/>
          <table:table-cell table:formula="of:=[.B126]" office:value-type="string" office:string-value="N133">
            <text:p>N133</text:p>
          </table:table-cell>
          <table:table-cell table:formula="of:=[.H126]" office:value-type="string" office:string-value="X1491">
            <text:p>X1491</text:p>
          </table:table-cell>
          <table:table-cell table:formula="of:=[.F126]" office:value-type="string" office:string-value="Y2155.3">
            <text:p>Y2155.3</text:p>
          </table:table-cell>
        </table:table-row>
        <table:table-row table:style-name="ro1">
          <table:table-cell table:formula="of:=[.A125]+1" office:value-type="float" office:value="133">
            <text:p>133</text:p>
          </table:table-cell>
          <table:table-cell table:formula="of:=&quot;N&quot;&amp;[.A126]" office:value-type="string" office:string-value="N133">
            <text:p>N133</text:p>
          </table:table-cell>
          <table:table-cell table:formula="of:=[.C125]+[.$J$4]" office:value-type="float" office:value="1485">
            <text:p>1485</text:p>
          </table:table-cell>
          <table:table-cell table:formula="of:= &quot;X&quot;&amp; [.C126]" office:value-type="string" office:string-value="X1485">
            <text:p>X1485</text:p>
          </table:table-cell>
          <table:table-cell table:formula="of:=[.E125]-[.$J$5]" office:value-type="float" office:value="2155.3">
            <text:p>2155.3</text:p>
          </table:table-cell>
          <table:table-cell table:formula="of:=&quot;Y&quot; &amp; [.E126]" office:value-type="string" office:string-value="Y2155.3">
            <text:p>Y2155.3</text:p>
          </table:table-cell>
          <table:table-cell table:formula="of:=[.C126] +6" office:value-type="float" office:value="1491">
            <text:p>1491</text:p>
          </table:table-cell>
          <table:table-cell table:formula="of:=&quot;X&quot;&amp; [.G126]" office:value-type="string" office:string-value="X1491">
            <text:p>X1491</text:p>
          </table:table-cell>
          <table:table-cell table:number-columns-repeated="6"/>
          <table:table-cell table:style-name="ce2" table:formula="of:=[.B127]" office:value-type="string" office:string-value="N134">
            <text:p>N134</text:p>
          </table:table-cell>
          <table:table-cell table:style-name="ce2" table:formula="of:=[.D127]" office:value-type="string" office:string-value="X1489">
            <text:p>X1489</text:p>
          </table:table-cell>
          <table:table-cell table:style-name="ce2" table:formula="of:=[.F127]" office:value-type="string" office:string-value="Y2152.425">
            <text:p>Y2152.425</text:p>
          </table:table-cell>
          <table:table-cell/>
          <table:table-cell table:formula="of:=[.B127]" office:value-type="string" office:string-value="N134">
            <text:p>N134</text:p>
          </table:table-cell>
          <table:table-cell table:formula="of:=[.H127]" office:value-type="string" office:string-value="X1495">
            <text:p>X1495</text:p>
          </table:table-cell>
          <table:table-cell table:formula="of:=[.F127]" office:value-type="string" office:string-value="Y2152.425">
            <text:p>Y2152.425</text:p>
          </table:table-cell>
        </table:table-row>
        <table:table-row table:style-name="ro1">
          <table:table-cell table:formula="of:=[.A126]+1" office:value-type="float" office:value="134">
            <text:p>134</text:p>
          </table:table-cell>
          <table:table-cell table:formula="of:=&quot;N&quot;&amp;[.A127]" office:value-type="string" office:string-value="N134">
            <text:p>N134</text:p>
          </table:table-cell>
          <table:table-cell table:formula="of:=[.C126]+[.$J$4]" office:value-type="float" office:value="1489">
            <text:p>1489</text:p>
          </table:table-cell>
          <table:table-cell table:formula="of:= &quot;X&quot;&amp; [.C127]" office:value-type="string" office:string-value="X1489">
            <text:p>X1489</text:p>
          </table:table-cell>
          <table:table-cell table:formula="of:=[.E126]-[.$J$5]" office:value-type="float" office:value="2152.425">
            <text:p>2152.425</text:p>
          </table:table-cell>
          <table:table-cell table:formula="of:=&quot;Y&quot; &amp; [.E127]" office:value-type="string" office:string-value="Y2152.425">
            <text:p>Y2152.425</text:p>
          </table:table-cell>
          <table:table-cell table:formula="of:=[.C127] +6" office:value-type="float" office:value="1495">
            <text:p>1495</text:p>
          </table:table-cell>
          <table:table-cell table:formula="of:=&quot;X&quot;&amp; [.G127]" office:value-type="string" office:string-value="X1495">
            <text:p>X1495</text:p>
          </table:table-cell>
          <table:table-cell table:number-columns-repeated="6"/>
          <table:table-cell table:style-name="ce2" table:formula="of:=[.B128]" office:value-type="string" office:string-value="N135">
            <text:p>N135</text:p>
          </table:table-cell>
          <table:table-cell table:style-name="ce2" table:formula="of:=[.D128]" office:value-type="string" office:string-value="X1493">
            <text:p>X1493</text:p>
          </table:table-cell>
          <table:table-cell table:style-name="ce2" table:formula="of:=[.F128]" office:value-type="string" office:string-value="Y2149.55">
            <text:p>Y2149.55</text:p>
          </table:table-cell>
          <table:table-cell/>
          <table:table-cell table:formula="of:=[.B128]" office:value-type="string" office:string-value="N135">
            <text:p>N135</text:p>
          </table:table-cell>
          <table:table-cell table:formula="of:=[.H128]" office:value-type="string" office:string-value="X1499">
            <text:p>X1499</text:p>
          </table:table-cell>
          <table:table-cell table:formula="of:=[.F128]" office:value-type="string" office:string-value="Y2149.55">
            <text:p>Y2149.55</text:p>
          </table:table-cell>
        </table:table-row>
        <table:table-row table:style-name="ro1">
          <table:table-cell table:formula="of:=[.A127]+1" office:value-type="float" office:value="135">
            <text:p>135</text:p>
          </table:table-cell>
          <table:table-cell table:formula="of:=&quot;N&quot;&amp;[.A128]" office:value-type="string" office:string-value="N135">
            <text:p>N135</text:p>
          </table:table-cell>
          <table:table-cell table:formula="of:=[.C127]+[.$J$4]" office:value-type="float" office:value="1493">
            <text:p>1493</text:p>
          </table:table-cell>
          <table:table-cell table:formula="of:= &quot;X&quot;&amp; [.C128]" office:value-type="string" office:string-value="X1493">
            <text:p>X1493</text:p>
          </table:table-cell>
          <table:table-cell table:formula="of:=[.E127]-[.$J$5]" office:value-type="float" office:value="2149.55">
            <text:p>2149.55</text:p>
          </table:table-cell>
          <table:table-cell table:formula="of:=&quot;Y&quot; &amp; [.E128]" office:value-type="string" office:string-value="Y2149.55">
            <text:p>Y2149.55</text:p>
          </table:table-cell>
          <table:table-cell table:formula="of:=[.C128] +6" office:value-type="float" office:value="1499">
            <text:p>1499</text:p>
          </table:table-cell>
          <table:table-cell table:formula="of:=&quot;X&quot;&amp; [.G128]" office:value-type="string" office:string-value="X1499">
            <text:p>X1499</text:p>
          </table:table-cell>
          <table:table-cell table:number-columns-repeated="6"/>
          <table:table-cell table:style-name="ce2" table:formula="of:=[.B129]" office:value-type="string" office:string-value="N136">
            <text:p>N136</text:p>
          </table:table-cell>
          <table:table-cell table:style-name="ce2" table:formula="of:=[.D129]" office:value-type="string" office:string-value="X1497">
            <text:p>X1497</text:p>
          </table:table-cell>
          <table:table-cell table:style-name="ce2" table:formula="of:=[.F129]" office:value-type="string" office:string-value="Y2146.675">
            <text:p>Y2146.675</text:p>
          </table:table-cell>
          <table:table-cell/>
          <table:table-cell table:formula="of:=[.B129]" office:value-type="string" office:string-value="N136">
            <text:p>N136</text:p>
          </table:table-cell>
          <table:table-cell table:formula="of:=[.H129]" office:value-type="string" office:string-value="X1503">
            <text:p>X1503</text:p>
          </table:table-cell>
          <table:table-cell table:formula="of:=[.F129]" office:value-type="string" office:string-value="Y2146.675">
            <text:p>Y2146.675</text:p>
          </table:table-cell>
        </table:table-row>
        <table:table-row table:style-name="ro1">
          <table:table-cell table:formula="of:=[.A128]+1" office:value-type="float" office:value="136">
            <text:p>136</text:p>
          </table:table-cell>
          <table:table-cell table:formula="of:=&quot;N&quot;&amp;[.A129]" office:value-type="string" office:string-value="N136">
            <text:p>N136</text:p>
          </table:table-cell>
          <table:table-cell table:formula="of:=[.C128]+[.$J$4]" office:value-type="float" office:value="1497">
            <text:p>1497</text:p>
          </table:table-cell>
          <table:table-cell table:formula="of:= &quot;X&quot;&amp; [.C129]" office:value-type="string" office:string-value="X1497">
            <text:p>X1497</text:p>
          </table:table-cell>
          <table:table-cell table:formula="of:=[.E128]-[.$J$5]" office:value-type="float" office:value="2146.675">
            <text:p>2146.675</text:p>
          </table:table-cell>
          <table:table-cell table:formula="of:=&quot;Y&quot; &amp; [.E129]" office:value-type="string" office:string-value="Y2146.675">
            <text:p>Y2146.675</text:p>
          </table:table-cell>
          <table:table-cell table:formula="of:=[.C129] +6" office:value-type="float" office:value="1503">
            <text:p>1503</text:p>
          </table:table-cell>
          <table:table-cell table:formula="of:=&quot;X&quot;&amp; [.G129]" office:value-type="string" office:string-value="X1503">
            <text:p>X1503</text:p>
          </table:table-cell>
          <table:table-cell table:number-columns-repeated="6"/>
          <table:table-cell table:style-name="ce2" table:formula="of:=[.B130]" office:value-type="string" office:string-value="N137">
            <text:p>N137</text:p>
          </table:table-cell>
          <table:table-cell table:style-name="ce2" table:formula="of:=[.D130]" office:value-type="string" office:string-value="X1501">
            <text:p>X1501</text:p>
          </table:table-cell>
          <table:table-cell table:style-name="ce2" table:formula="of:=[.F130]" office:value-type="string" office:string-value="Y2143.8">
            <text:p>Y2143.8</text:p>
          </table:table-cell>
          <table:table-cell/>
          <table:table-cell table:formula="of:=[.B130]" office:value-type="string" office:string-value="N137">
            <text:p>N137</text:p>
          </table:table-cell>
          <table:table-cell table:formula="of:=[.H130]" office:value-type="string" office:string-value="X1507">
            <text:p>X1507</text:p>
          </table:table-cell>
          <table:table-cell table:formula="of:=[.F130]" office:value-type="string" office:string-value="Y2143.8">
            <text:p>Y2143.8</text:p>
          </table:table-cell>
        </table:table-row>
        <table:table-row table:style-name="ro1">
          <table:table-cell table:formula="of:=[.A129]+1" office:value-type="float" office:value="137">
            <text:p>137</text:p>
          </table:table-cell>
          <table:table-cell table:formula="of:=&quot;N&quot;&amp;[.A130]" office:value-type="string" office:string-value="N137">
            <text:p>N137</text:p>
          </table:table-cell>
          <table:table-cell table:formula="of:=[.C129]+[.$J$4]" office:value-type="float" office:value="1501">
            <text:p>1501</text:p>
          </table:table-cell>
          <table:table-cell table:formula="of:= &quot;X&quot;&amp; [.C130]" office:value-type="string" office:string-value="X1501">
            <text:p>X1501</text:p>
          </table:table-cell>
          <table:table-cell table:formula="of:=[.E129]-[.$J$5]" office:value-type="float" office:value="2143.8">
            <text:p>2143.8</text:p>
          </table:table-cell>
          <table:table-cell table:formula="of:=&quot;Y&quot; &amp; [.E130]" office:value-type="string" office:string-value="Y2143.8">
            <text:p>Y2143.8</text:p>
          </table:table-cell>
          <table:table-cell table:formula="of:=[.C130] +6" office:value-type="float" office:value="1507">
            <text:p>1507</text:p>
          </table:table-cell>
          <table:table-cell table:formula="of:=&quot;X&quot;&amp; [.G130]" office:value-type="string" office:string-value="X1507">
            <text:p>X1507</text:p>
          </table:table-cell>
          <table:table-cell table:number-columns-repeated="6"/>
          <table:table-cell table:style-name="ce2" table:formula="of:=[.B131]" office:value-type="string" office:string-value="N138">
            <text:p>N138</text:p>
          </table:table-cell>
          <table:table-cell table:style-name="ce2" table:formula="of:=[.D131]" office:value-type="string" office:string-value="X1505">
            <text:p>X1505</text:p>
          </table:table-cell>
          <table:table-cell table:style-name="ce2" table:formula="of:=[.F131]" office:value-type="string" office:string-value="Y2140.925">
            <text:p>Y2140.925</text:p>
          </table:table-cell>
          <table:table-cell/>
          <table:table-cell table:formula="of:=[.B131]" office:value-type="string" office:string-value="N138">
            <text:p>N138</text:p>
          </table:table-cell>
          <table:table-cell table:formula="of:=[.H131]" office:value-type="string" office:string-value="X1511">
            <text:p>X1511</text:p>
          </table:table-cell>
          <table:table-cell table:formula="of:=[.F131]" office:value-type="string" office:string-value="Y2140.925">
            <text:p>Y2140.925</text:p>
          </table:table-cell>
        </table:table-row>
        <table:table-row table:style-name="ro1">
          <table:table-cell table:formula="of:=[.A130]+1" office:value-type="float" office:value="138">
            <text:p>138</text:p>
          </table:table-cell>
          <table:table-cell table:formula="of:=&quot;N&quot;&amp;[.A131]" office:value-type="string" office:string-value="N138">
            <text:p>N138</text:p>
          </table:table-cell>
          <table:table-cell table:formula="of:=[.C130]+[.$J$4]" office:value-type="float" office:value="1505">
            <text:p>1505</text:p>
          </table:table-cell>
          <table:table-cell table:formula="of:= &quot;X&quot;&amp; [.C131]" office:value-type="string" office:string-value="X1505">
            <text:p>X1505</text:p>
          </table:table-cell>
          <table:table-cell table:formula="of:=[.E130]-[.$J$5]" office:value-type="float" office:value="2140.925">
            <text:p>2140.925</text:p>
          </table:table-cell>
          <table:table-cell table:formula="of:=&quot;Y&quot; &amp; [.E131]" office:value-type="string" office:string-value="Y2140.925">
            <text:p>Y2140.925</text:p>
          </table:table-cell>
          <table:table-cell table:formula="of:=[.C131] +6" office:value-type="float" office:value="1511">
            <text:p>1511</text:p>
          </table:table-cell>
          <table:table-cell table:formula="of:=&quot;X&quot;&amp; [.G131]" office:value-type="string" office:string-value="X1511">
            <text:p>X1511</text:p>
          </table:table-cell>
          <table:table-cell table:number-columns-repeated="6"/>
          <table:table-cell table:style-name="ce2" table:formula="of:=[.B132]" office:value-type="string" office:string-value="N139">
            <text:p>N139</text:p>
          </table:table-cell>
          <table:table-cell table:style-name="ce2" table:formula="of:=[.D132]" office:value-type="string" office:string-value="X1509">
            <text:p>X1509</text:p>
          </table:table-cell>
          <table:table-cell table:style-name="ce2" table:formula="of:=[.F132]" office:value-type="string" office:string-value="Y2138.05">
            <text:p>Y2138.05</text:p>
          </table:table-cell>
          <table:table-cell/>
          <table:table-cell table:formula="of:=[.B132]" office:value-type="string" office:string-value="N139">
            <text:p>N139</text:p>
          </table:table-cell>
          <table:table-cell table:formula="of:=[.H132]" office:value-type="string" office:string-value="X1515">
            <text:p>X1515</text:p>
          </table:table-cell>
          <table:table-cell table:formula="of:=[.F132]" office:value-type="string" office:string-value="Y2138.05">
            <text:p>Y2138.05</text:p>
          </table:table-cell>
        </table:table-row>
        <table:table-row table:style-name="ro1">
          <table:table-cell table:formula="of:=[.A131]+1" office:value-type="float" office:value="139">
            <text:p>139</text:p>
          </table:table-cell>
          <table:table-cell table:formula="of:=&quot;N&quot;&amp;[.A132]" office:value-type="string" office:string-value="N139">
            <text:p>N139</text:p>
          </table:table-cell>
          <table:table-cell table:formula="of:=[.C131]+[.$J$4]" office:value-type="float" office:value="1509">
            <text:p>1509</text:p>
          </table:table-cell>
          <table:table-cell table:formula="of:= &quot;X&quot;&amp; [.C132]" office:value-type="string" office:string-value="X1509">
            <text:p>X1509</text:p>
          </table:table-cell>
          <table:table-cell table:formula="of:=[.E131]-[.$J$5]" office:value-type="float" office:value="2138.05">
            <text:p>2138.05</text:p>
          </table:table-cell>
          <table:table-cell table:formula="of:=&quot;Y&quot; &amp; [.E132]" office:value-type="string" office:string-value="Y2138.05">
            <text:p>Y2138.05</text:p>
          </table:table-cell>
          <table:table-cell table:formula="of:=[.C132] +6" office:value-type="float" office:value="1515">
            <text:p>1515</text:p>
          </table:table-cell>
          <table:table-cell table:formula="of:=&quot;X&quot;&amp; [.G132]" office:value-type="string" office:string-value="X1515">
            <text:p>X1515</text:p>
          </table:table-cell>
          <table:table-cell table:number-columns-repeated="6"/>
          <table:table-cell table:style-name="ce2" table:formula="of:=[.B133]" office:value-type="string" office:string-value="N140">
            <text:p>N140</text:p>
          </table:table-cell>
          <table:table-cell table:style-name="ce2" table:formula="of:=[.D133]" office:value-type="string" office:string-value="X1513">
            <text:p>X1513</text:p>
          </table:table-cell>
          <table:table-cell table:style-name="ce2" table:formula="of:=[.F133]" office:value-type="string" office:string-value="Y2135.175">
            <text:p>Y2135.175</text:p>
          </table:table-cell>
          <table:table-cell/>
          <table:table-cell table:formula="of:=[.B133]" office:value-type="string" office:string-value="N140">
            <text:p>N140</text:p>
          </table:table-cell>
          <table:table-cell table:formula="of:=[.H133]" office:value-type="string" office:string-value="X1519">
            <text:p>X1519</text:p>
          </table:table-cell>
          <table:table-cell table:formula="of:=[.F133]" office:value-type="string" office:string-value="Y2135.175">
            <text:p>Y2135.175</text:p>
          </table:table-cell>
        </table:table-row>
        <table:table-row table:style-name="ro1">
          <table:table-cell table:formula="of:=[.A132]+1" office:value-type="float" office:value="140">
            <text:p>140</text:p>
          </table:table-cell>
          <table:table-cell table:formula="of:=&quot;N&quot;&amp;[.A133]" office:value-type="string" office:string-value="N140">
            <text:p>N140</text:p>
          </table:table-cell>
          <table:table-cell table:formula="of:=[.C132]+[.$J$4]" office:value-type="float" office:value="1513">
            <text:p>1513</text:p>
          </table:table-cell>
          <table:table-cell table:formula="of:= &quot;X&quot;&amp; [.C133]" office:value-type="string" office:string-value="X1513">
            <text:p>X1513</text:p>
          </table:table-cell>
          <table:table-cell table:formula="of:=[.E132]-[.$J$5]" office:value-type="float" office:value="2135.175">
            <text:p>2135.175</text:p>
          </table:table-cell>
          <table:table-cell table:formula="of:=&quot;Y&quot; &amp; [.E133]" office:value-type="string" office:string-value="Y2135.175">
            <text:p>Y2135.175</text:p>
          </table:table-cell>
          <table:table-cell table:formula="of:=[.C133] +6" office:value-type="float" office:value="1519">
            <text:p>1519</text:p>
          </table:table-cell>
          <table:table-cell table:formula="of:=&quot;X&quot;&amp; [.G133]" office:value-type="string" office:string-value="X1519">
            <text:p>X1519</text:p>
          </table:table-cell>
          <table:table-cell table:number-columns-repeated="6"/>
          <table:table-cell table:style-name="ce2" table:formula="of:=[.B134]" office:value-type="string" office:string-value="N141">
            <text:p>N141</text:p>
          </table:table-cell>
          <table:table-cell table:style-name="ce2" table:formula="of:=[.D134]" office:value-type="string" office:string-value="X1517">
            <text:p>X1517</text:p>
          </table:table-cell>
          <table:table-cell table:style-name="ce2" table:formula="of:=[.F134]" office:value-type="string" office:string-value="Y2132.3">
            <text:p>Y2132.3</text:p>
          </table:table-cell>
          <table:table-cell/>
          <table:table-cell table:formula="of:=[.B134]" office:value-type="string" office:string-value="N141">
            <text:p>N141</text:p>
          </table:table-cell>
          <table:table-cell table:formula="of:=[.H134]" office:value-type="string" office:string-value="X1523">
            <text:p>X1523</text:p>
          </table:table-cell>
          <table:table-cell table:formula="of:=[.F134]" office:value-type="string" office:string-value="Y2132.3">
            <text:p>Y2132.3</text:p>
          </table:table-cell>
        </table:table-row>
        <table:table-row table:style-name="ro1">
          <table:table-cell table:formula="of:=[.A133]+1" office:value-type="float" office:value="141">
            <text:p>141</text:p>
          </table:table-cell>
          <table:table-cell table:formula="of:=&quot;N&quot;&amp;[.A134]" office:value-type="string" office:string-value="N141">
            <text:p>N141</text:p>
          </table:table-cell>
          <table:table-cell table:formula="of:=[.C133]+[.$J$4]" office:value-type="float" office:value="1517">
            <text:p>1517</text:p>
          </table:table-cell>
          <table:table-cell table:formula="of:= &quot;X&quot;&amp; [.C134]" office:value-type="string" office:string-value="X1517">
            <text:p>X1517</text:p>
          </table:table-cell>
          <table:table-cell table:formula="of:=[.E133]-[.$J$5]" office:value-type="float" office:value="2132.3">
            <text:p>2132.3</text:p>
          </table:table-cell>
          <table:table-cell table:formula="of:=&quot;Y&quot; &amp; [.E134]" office:value-type="string" office:string-value="Y2132.3">
            <text:p>Y2132.3</text:p>
          </table:table-cell>
          <table:table-cell table:formula="of:=[.C134] +6" office:value-type="float" office:value="1523">
            <text:p>1523</text:p>
          </table:table-cell>
          <table:table-cell table:formula="of:=&quot;X&quot;&amp; [.G134]" office:value-type="string" office:string-value="X1523">
            <text:p>X1523</text:p>
          </table:table-cell>
          <table:table-cell table:number-columns-repeated="6"/>
          <table:table-cell table:style-name="ce2" table:formula="of:=[.B135]" office:value-type="string" office:string-value="N142">
            <text:p>N142</text:p>
          </table:table-cell>
          <table:table-cell table:style-name="ce2" table:formula="of:=[.D135]" office:value-type="string" office:string-value="X1521">
            <text:p>X1521</text:p>
          </table:table-cell>
          <table:table-cell table:style-name="ce2" table:formula="of:=[.F135]" office:value-type="string" office:string-value="Y2129.425">
            <text:p>Y2129.425</text:p>
          </table:table-cell>
          <table:table-cell/>
          <table:table-cell table:formula="of:=[.B135]" office:value-type="string" office:string-value="N142">
            <text:p>N142</text:p>
          </table:table-cell>
          <table:table-cell table:formula="of:=[.H135]" office:value-type="string" office:string-value="X1527">
            <text:p>X1527</text:p>
          </table:table-cell>
          <table:table-cell table:formula="of:=[.F135]" office:value-type="string" office:string-value="Y2129.425">
            <text:p>Y2129.425</text:p>
          </table:table-cell>
        </table:table-row>
        <table:table-row table:style-name="ro1">
          <table:table-cell table:formula="of:=[.A134]+1" office:value-type="float" office:value="142">
            <text:p>142</text:p>
          </table:table-cell>
          <table:table-cell table:formula="of:=&quot;N&quot;&amp;[.A135]" office:value-type="string" office:string-value="N142">
            <text:p>N142</text:p>
          </table:table-cell>
          <table:table-cell table:formula="of:=[.C134]+[.$J$4]" office:value-type="float" office:value="1521">
            <text:p>1521</text:p>
          </table:table-cell>
          <table:table-cell table:formula="of:= &quot;X&quot;&amp; [.C135]" office:value-type="string" office:string-value="X1521">
            <text:p>X1521</text:p>
          </table:table-cell>
          <table:table-cell table:formula="of:=[.E134]-[.$J$5]" office:value-type="float" office:value="2129.425">
            <text:p>2129.425</text:p>
          </table:table-cell>
          <table:table-cell table:formula="of:=&quot;Y&quot; &amp; [.E135]" office:value-type="string" office:string-value="Y2129.425">
            <text:p>Y2129.425</text:p>
          </table:table-cell>
          <table:table-cell table:formula="of:=[.C135] +6" office:value-type="float" office:value="1527">
            <text:p>1527</text:p>
          </table:table-cell>
          <table:table-cell table:formula="of:=&quot;X&quot;&amp; [.G135]" office:value-type="string" office:string-value="X1527">
            <text:p>X1527</text:p>
          </table:table-cell>
          <table:table-cell table:number-columns-repeated="6"/>
          <table:table-cell table:style-name="ce2" table:formula="of:=[.B136]" office:value-type="string" office:string-value="N143">
            <text:p>N143</text:p>
          </table:table-cell>
          <table:table-cell table:style-name="ce2" table:formula="of:=[.D136]" office:value-type="string" office:string-value="X1525">
            <text:p>X1525</text:p>
          </table:table-cell>
          <table:table-cell table:style-name="ce2" table:formula="of:=[.F136]" office:value-type="string" office:string-value="Y2126.55">
            <text:p>Y2126.55</text:p>
          </table:table-cell>
          <table:table-cell/>
          <table:table-cell table:formula="of:=[.B136]" office:value-type="string" office:string-value="N143">
            <text:p>N143</text:p>
          </table:table-cell>
          <table:table-cell table:formula="of:=[.H136]" office:value-type="string" office:string-value="X1531">
            <text:p>X1531</text:p>
          </table:table-cell>
          <table:table-cell table:formula="of:=[.F136]" office:value-type="string" office:string-value="Y2126.55">
            <text:p>Y2126.55</text:p>
          </table:table-cell>
        </table:table-row>
        <table:table-row table:style-name="ro1">
          <table:table-cell table:formula="of:=[.A135]+1" office:value-type="float" office:value="143">
            <text:p>143</text:p>
          </table:table-cell>
          <table:table-cell table:formula="of:=&quot;N&quot;&amp;[.A136]" office:value-type="string" office:string-value="N143">
            <text:p>N143</text:p>
          </table:table-cell>
          <table:table-cell table:formula="of:=[.C135]+[.$J$4]" office:value-type="float" office:value="1525">
            <text:p>1525</text:p>
          </table:table-cell>
          <table:table-cell table:formula="of:= &quot;X&quot;&amp; [.C136]" office:value-type="string" office:string-value="X1525">
            <text:p>X1525</text:p>
          </table:table-cell>
          <table:table-cell table:formula="of:=[.E135]-[.$J$5]" office:value-type="float" office:value="2126.55">
            <text:p>2126.55</text:p>
          </table:table-cell>
          <table:table-cell table:formula="of:=&quot;Y&quot; &amp; [.E136]" office:value-type="string" office:string-value="Y2126.55">
            <text:p>Y2126.55</text:p>
          </table:table-cell>
          <table:table-cell table:formula="of:=[.C136] +6" office:value-type="float" office:value="1531">
            <text:p>1531</text:p>
          </table:table-cell>
          <table:table-cell table:formula="of:=&quot;X&quot;&amp; [.G136]" office:value-type="string" office:string-value="X1531">
            <text:p>X1531</text:p>
          </table:table-cell>
          <table:table-cell table:number-columns-repeated="6"/>
          <table:table-cell table:style-name="ce2" table:formula="of:=[.B137]" office:value-type="string" office:string-value="N144">
            <text:p>N144</text:p>
          </table:table-cell>
          <table:table-cell table:style-name="ce2" table:formula="of:=[.D137]" office:value-type="string" office:string-value="X1529">
            <text:p>X1529</text:p>
          </table:table-cell>
          <table:table-cell table:style-name="ce2" table:formula="of:=[.F137]" office:value-type="string" office:string-value="Y2123.675">
            <text:p>Y2123.675</text:p>
          </table:table-cell>
          <table:table-cell/>
          <table:table-cell table:formula="of:=[.B137]" office:value-type="string" office:string-value="N144">
            <text:p>N144</text:p>
          </table:table-cell>
          <table:table-cell table:formula="of:=[.H137]" office:value-type="string" office:string-value="X1535">
            <text:p>X1535</text:p>
          </table:table-cell>
          <table:table-cell table:formula="of:=[.F137]" office:value-type="string" office:string-value="Y2123.675">
            <text:p>Y2123.675</text:p>
          </table:table-cell>
        </table:table-row>
        <table:table-row table:style-name="ro1">
          <table:table-cell table:formula="of:=[.A136]+1" office:value-type="float" office:value="144">
            <text:p>144</text:p>
          </table:table-cell>
          <table:table-cell table:formula="of:=&quot;N&quot;&amp;[.A137]" office:value-type="string" office:string-value="N144">
            <text:p>N144</text:p>
          </table:table-cell>
          <table:table-cell table:formula="of:=[.C136]+[.$J$4]" office:value-type="float" office:value="1529">
            <text:p>1529</text:p>
          </table:table-cell>
          <table:table-cell table:formula="of:= &quot;X&quot;&amp; [.C137]" office:value-type="string" office:string-value="X1529">
            <text:p>X1529</text:p>
          </table:table-cell>
          <table:table-cell table:formula="of:=[.E136]-[.$J$5]" office:value-type="float" office:value="2123.675">
            <text:p>2123.675</text:p>
          </table:table-cell>
          <table:table-cell table:formula="of:=&quot;Y&quot; &amp; [.E137]" office:value-type="string" office:string-value="Y2123.675">
            <text:p>Y2123.675</text:p>
          </table:table-cell>
          <table:table-cell table:formula="of:=[.C137] +6" office:value-type="float" office:value="1535">
            <text:p>1535</text:p>
          </table:table-cell>
          <table:table-cell table:formula="of:=&quot;X&quot;&amp; [.G137]" office:value-type="string" office:string-value="X1535">
            <text:p>X1535</text:p>
          </table:table-cell>
          <table:table-cell table:number-columns-repeated="6"/>
          <table:table-cell table:style-name="ce2" table:formula="of:=[.B138]" office:value-type="string" office:string-value="N145">
            <text:p>N145</text:p>
          </table:table-cell>
          <table:table-cell table:style-name="ce2" table:formula="of:=[.D138]" office:value-type="string" office:string-value="X1533">
            <text:p>X1533</text:p>
          </table:table-cell>
          <table:table-cell table:style-name="ce2" table:formula="of:=[.F138]" office:value-type="string" office:string-value="Y2120.8">
            <text:p>Y2120.8</text:p>
          </table:table-cell>
          <table:table-cell/>
          <table:table-cell table:formula="of:=[.B138]" office:value-type="string" office:string-value="N145">
            <text:p>N145</text:p>
          </table:table-cell>
          <table:table-cell table:formula="of:=[.H138]" office:value-type="string" office:string-value="X1539">
            <text:p>X1539</text:p>
          </table:table-cell>
          <table:table-cell table:formula="of:=[.F138]" office:value-type="string" office:string-value="Y2120.8">
            <text:p>Y2120.8</text:p>
          </table:table-cell>
        </table:table-row>
        <table:table-row table:style-name="ro1">
          <table:table-cell table:formula="of:=[.A137]+1" office:value-type="float" office:value="145">
            <text:p>145</text:p>
          </table:table-cell>
          <table:table-cell table:formula="of:=&quot;N&quot;&amp;[.A138]" office:value-type="string" office:string-value="N145">
            <text:p>N145</text:p>
          </table:table-cell>
          <table:table-cell table:formula="of:=[.C137]+[.$J$4]" office:value-type="float" office:value="1533">
            <text:p>1533</text:p>
          </table:table-cell>
          <table:table-cell table:formula="of:= &quot;X&quot;&amp; [.C138]" office:value-type="string" office:string-value="X1533">
            <text:p>X1533</text:p>
          </table:table-cell>
          <table:table-cell table:formula="of:=[.E137]-[.$J$5]" office:value-type="float" office:value="2120.8">
            <text:p>2120.8</text:p>
          </table:table-cell>
          <table:table-cell table:formula="of:=&quot;Y&quot; &amp; [.E138]" office:value-type="string" office:string-value="Y2120.8">
            <text:p>Y2120.8</text:p>
          </table:table-cell>
          <table:table-cell table:formula="of:=[.C138] +6" office:value-type="float" office:value="1539">
            <text:p>1539</text:p>
          </table:table-cell>
          <table:table-cell table:formula="of:=&quot;X&quot;&amp; [.G138]" office:value-type="string" office:string-value="X1539">
            <text:p>X1539</text:p>
          </table:table-cell>
          <table:table-cell table:number-columns-repeated="6"/>
          <table:table-cell table:style-name="ce2" table:formula="of:=[.B139]" office:value-type="string" office:string-value="N146">
            <text:p>N146</text:p>
          </table:table-cell>
          <table:table-cell table:style-name="ce2" table:formula="of:=[.D139]" office:value-type="string" office:string-value="X1537">
            <text:p>X1537</text:p>
          </table:table-cell>
          <table:table-cell table:style-name="ce2" table:formula="of:=[.F139]" office:value-type="string" office:string-value="Y2117.925">
            <text:p>Y2117.925</text:p>
          </table:table-cell>
          <table:table-cell/>
          <table:table-cell table:formula="of:=[.B139]" office:value-type="string" office:string-value="N146">
            <text:p>N146</text:p>
          </table:table-cell>
          <table:table-cell table:formula="of:=[.H139]" office:value-type="string" office:string-value="X1543">
            <text:p>X1543</text:p>
          </table:table-cell>
          <table:table-cell table:formula="of:=[.F139]" office:value-type="string" office:string-value="Y2117.925">
            <text:p>Y2117.925</text:p>
          </table:table-cell>
        </table:table-row>
        <table:table-row table:style-name="ro1">
          <table:table-cell table:formula="of:=[.A138]+1" office:value-type="float" office:value="146">
            <text:p>146</text:p>
          </table:table-cell>
          <table:table-cell table:formula="of:=&quot;N&quot;&amp;[.A139]" office:value-type="string" office:string-value="N146">
            <text:p>N146</text:p>
          </table:table-cell>
          <table:table-cell table:formula="of:=[.C138]+[.$J$4]" office:value-type="float" office:value="1537">
            <text:p>1537</text:p>
          </table:table-cell>
          <table:table-cell table:formula="of:= &quot;X&quot;&amp; [.C139]" office:value-type="string" office:string-value="X1537">
            <text:p>X1537</text:p>
          </table:table-cell>
          <table:table-cell table:formula="of:=[.E138]-[.$J$5]" office:value-type="float" office:value="2117.925">
            <text:p>2117.925</text:p>
          </table:table-cell>
          <table:table-cell table:formula="of:=&quot;Y&quot; &amp; [.E139]" office:value-type="string" office:string-value="Y2117.925">
            <text:p>Y2117.925</text:p>
          </table:table-cell>
          <table:table-cell table:formula="of:=[.C139] +6" office:value-type="float" office:value="1543">
            <text:p>1543</text:p>
          </table:table-cell>
          <table:table-cell table:formula="of:=&quot;X&quot;&amp; [.G139]" office:value-type="string" office:string-value="X1543">
            <text:p>X1543</text:p>
          </table:table-cell>
          <table:table-cell table:number-columns-repeated="6"/>
          <table:table-cell table:style-name="ce2" table:formula="of:=[.B140]" office:value-type="string" office:string-value="N147">
            <text:p>N147</text:p>
          </table:table-cell>
          <table:table-cell table:style-name="ce2" table:formula="of:=[.D140]" office:value-type="string" office:string-value="X1541">
            <text:p>X1541</text:p>
          </table:table-cell>
          <table:table-cell table:style-name="ce2" table:formula="of:=[.F140]" office:value-type="string" office:string-value="Y2115.05">
            <text:p>Y2115.05</text:p>
          </table:table-cell>
          <table:table-cell/>
          <table:table-cell table:formula="of:=[.B140]" office:value-type="string" office:string-value="N147">
            <text:p>N147</text:p>
          </table:table-cell>
          <table:table-cell table:formula="of:=[.H140]" office:value-type="string" office:string-value="X1547">
            <text:p>X1547</text:p>
          </table:table-cell>
          <table:table-cell table:formula="of:=[.F140]" office:value-type="string" office:string-value="Y2115.05">
            <text:p>Y2115.05</text:p>
          </table:table-cell>
        </table:table-row>
        <table:table-row table:style-name="ro1">
          <table:table-cell table:formula="of:=[.A139]+1" office:value-type="float" office:value="147">
            <text:p>147</text:p>
          </table:table-cell>
          <table:table-cell table:formula="of:=&quot;N&quot;&amp;[.A140]" office:value-type="string" office:string-value="N147">
            <text:p>N147</text:p>
          </table:table-cell>
          <table:table-cell table:formula="of:=[.C139]+[.$J$4]" office:value-type="float" office:value="1541">
            <text:p>1541</text:p>
          </table:table-cell>
          <table:table-cell table:formula="of:= &quot;X&quot;&amp; [.C140]" office:value-type="string" office:string-value="X1541">
            <text:p>X1541</text:p>
          </table:table-cell>
          <table:table-cell table:formula="of:=[.E139]-[.$J$5]" office:value-type="float" office:value="2115.05">
            <text:p>2115.05</text:p>
          </table:table-cell>
          <table:table-cell table:formula="of:=&quot;Y&quot; &amp; [.E140]" office:value-type="string" office:string-value="Y2115.05">
            <text:p>Y2115.05</text:p>
          </table:table-cell>
          <table:table-cell table:formula="of:=[.C140] +6" office:value-type="float" office:value="1547">
            <text:p>1547</text:p>
          </table:table-cell>
          <table:table-cell table:formula="of:=&quot;X&quot;&amp; [.G140]" office:value-type="string" office:string-value="X1547">
            <text:p>X1547</text:p>
          </table:table-cell>
          <table:table-cell table:number-columns-repeated="6"/>
          <table:table-cell table:style-name="ce2" table:formula="of:=[.B141]" office:value-type="string" office:string-value="N148">
            <text:p>N148</text:p>
          </table:table-cell>
          <table:table-cell table:style-name="ce2" table:formula="of:=[.D141]" office:value-type="string" office:string-value="X1545">
            <text:p>X1545</text:p>
          </table:table-cell>
          <table:table-cell table:style-name="ce2" table:formula="of:=[.F141]" office:value-type="string" office:string-value="Y2112.175">
            <text:p>Y2112.175</text:p>
          </table:table-cell>
          <table:table-cell/>
          <table:table-cell table:formula="of:=[.B141]" office:value-type="string" office:string-value="N148">
            <text:p>N148</text:p>
          </table:table-cell>
          <table:table-cell table:formula="of:=[.H141]" office:value-type="string" office:string-value="X1551">
            <text:p>X1551</text:p>
          </table:table-cell>
          <table:table-cell table:formula="of:=[.F141]" office:value-type="string" office:string-value="Y2112.175">
            <text:p>Y2112.175</text:p>
          </table:table-cell>
        </table:table-row>
        <table:table-row table:style-name="ro1">
          <table:table-cell table:formula="of:=[.A140]+1" office:value-type="float" office:value="148">
            <text:p>148</text:p>
          </table:table-cell>
          <table:table-cell table:formula="of:=&quot;N&quot;&amp;[.A141]" office:value-type="string" office:string-value="N148">
            <text:p>N148</text:p>
          </table:table-cell>
          <table:table-cell table:formula="of:=[.C140]+[.$J$4]" office:value-type="float" office:value="1545">
            <text:p>1545</text:p>
          </table:table-cell>
          <table:table-cell table:formula="of:= &quot;X&quot;&amp; [.C141]" office:value-type="string" office:string-value="X1545">
            <text:p>X1545</text:p>
          </table:table-cell>
          <table:table-cell table:formula="of:=[.E140]-[.$J$5]" office:value-type="float" office:value="2112.175">
            <text:p>2112.175</text:p>
          </table:table-cell>
          <table:table-cell table:formula="of:=&quot;Y&quot; &amp; [.E141]" office:value-type="string" office:string-value="Y2112.175">
            <text:p>Y2112.175</text:p>
          </table:table-cell>
          <table:table-cell table:formula="of:=[.C141] +6" office:value-type="float" office:value="1551">
            <text:p>1551</text:p>
          </table:table-cell>
          <table:table-cell table:formula="of:=&quot;X&quot;&amp; [.G141]" office:value-type="string" office:string-value="X1551">
            <text:p>X1551</text:p>
          </table:table-cell>
          <table:table-cell table:number-columns-repeated="6"/>
          <table:table-cell table:style-name="ce2" table:formula="of:=[.B142]" office:value-type="string" office:string-value="N149">
            <text:p>N149</text:p>
          </table:table-cell>
          <table:table-cell table:style-name="ce2" table:formula="of:=[.D142]" office:value-type="string" office:string-value="X1545">
            <text:p>X1545</text:p>
          </table:table-cell>
          <table:table-cell table:style-name="ce2" table:formula="of:=[.F142]" office:value-type="string" office:string-value="Y2106.425">
            <text:p>Y2106.425</text:p>
          </table:table-cell>
          <table:table-cell/>
          <table:table-cell table:formula="of:=[.B142]" office:value-type="string" office:string-value="N149">
            <text:p>N149</text:p>
          </table:table-cell>
          <table:table-cell table:formula="of:=[.H142]" office:value-type="string" office:string-value="X1551">
            <text:p>X1551</text:p>
          </table:table-cell>
          <table:table-cell table:formula="of:=[.F142]" office:value-type="string" office:string-value="Y2106.425">
            <text:p>Y2106.425</text:p>
          </table:table-cell>
        </table:table-row>
        <table:table-row table:style-name="ro1">
          <table:table-cell table:formula="of:=[.A141]+1" office:value-type="float" office:value="149">
            <text:p>149</text:p>
          </table:table-cell>
          <table:table-cell table:formula="of:=&quot;N&quot;&amp;[.A142]" office:value-type="string" office:string-value="N149">
            <text:p>N149</text:p>
          </table:table-cell>
          <table:table-cell table:formula="of:=[.C141]" office:value-type="float" office:value="1545">
            <text:p>1545</text:p>
          </table:table-cell>
          <table:table-cell table:formula="of:= &quot;X&quot;&amp; [.C142]" office:value-type="string" office:string-value="X1545">
            <text:p>X1545</text:p>
          </table:table-cell>
          <table:table-cell table:formula="of:=[.E141]-[.$J$6]" office:value-type="float" office:value="2106.425">
            <text:p>2106.425</text:p>
          </table:table-cell>
          <table:table-cell table:formula="of:=&quot;Y&quot; &amp; [.E142]" office:value-type="string" office:string-value="Y2106.425">
            <text:p>Y2106.425</text:p>
          </table:table-cell>
          <table:table-cell table:formula="of:=[.C142] +6" office:value-type="float" office:value="1551">
            <text:p>1551</text:p>
          </table:table-cell>
          <table:table-cell table:formula="of:=&quot;X&quot;&amp; [.G142]" office:value-type="string" office:string-value="X1551">
            <text:p>X1551</text:p>
          </table:table-cell>
          <table:table-cell table:number-columns-repeated="6"/>
          <table:table-cell table:style-name="ce2" table:formula="of:=[.B143]" office:value-type="string" office:string-value="N150">
            <text:p>N150</text:p>
          </table:table-cell>
          <table:table-cell table:style-name="ce2" table:formula="of:=[.D143]" office:value-type="string" office:string-value="X1545">
            <text:p>X1545</text:p>
          </table:table-cell>
          <table:table-cell table:style-name="ce2" table:formula="of:=[.F143]" office:value-type="string" office:string-value="Y2100.675">
            <text:p>Y2100.675</text:p>
          </table:table-cell>
          <table:table-cell/>
          <table:table-cell table:formula="of:=[.B143]" office:value-type="string" office:string-value="N150">
            <text:p>N150</text:p>
          </table:table-cell>
          <table:table-cell table:formula="of:=[.H143]" office:value-type="string" office:string-value="X1551">
            <text:p>X1551</text:p>
          </table:table-cell>
          <table:table-cell table:formula="of:=[.F143]" office:value-type="string" office:string-value="Y2100.675">
            <text:p>Y2100.675</text:p>
          </table:table-cell>
        </table:table-row>
        <table:table-row table:style-name="ro1">
          <table:table-cell table:formula="of:=[.A142]+1" office:value-type="float" office:value="150">
            <text:p>150</text:p>
          </table:table-cell>
          <table:table-cell table:formula="of:=&quot;N&quot;&amp;[.A143]" office:value-type="string" office:string-value="N150">
            <text:p>N150</text:p>
          </table:table-cell>
          <table:table-cell table:formula="of:=[.C142]" office:value-type="float" office:value="1545">
            <text:p>1545</text:p>
          </table:table-cell>
          <table:table-cell table:formula="of:= &quot;X&quot;&amp; [.C143]" office:value-type="string" office:string-value="X1545">
            <text:p>X1545</text:p>
          </table:table-cell>
          <table:table-cell table:formula="of:=[.E142]-[.$J$6]" office:value-type="float" office:value="2100.675">
            <text:p>2100.675</text:p>
          </table:table-cell>
          <table:table-cell table:formula="of:=&quot;Y&quot; &amp; [.E143]" office:value-type="string" office:string-value="Y2100.675">
            <text:p>Y2100.675</text:p>
          </table:table-cell>
          <table:table-cell table:formula="of:=[.C143] +6" office:value-type="float" office:value="1551">
            <text:p>1551</text:p>
          </table:table-cell>
          <table:table-cell table:formula="of:=&quot;X&quot;&amp; [.G143]" office:value-type="string" office:string-value="X1551">
            <text:p>X1551</text:p>
          </table:table-cell>
          <table:table-cell table:number-columns-repeated="6"/>
          <table:table-cell table:style-name="ce2" table:formula="of:=[.B144]" office:value-type="string" office:string-value="N151">
            <text:p>N151</text:p>
          </table:table-cell>
          <table:table-cell table:style-name="ce2" table:formula="of:=[.D144]" office:value-type="string" office:string-value="X1545">
            <text:p>X1545</text:p>
          </table:table-cell>
          <table:table-cell table:style-name="ce2" table:formula="of:=[.F144]" office:value-type="string" office:string-value="Y2094.925">
            <text:p>Y2094.925</text:p>
          </table:table-cell>
          <table:table-cell/>
          <table:table-cell table:formula="of:=[.B144]" office:value-type="string" office:string-value="N151">
            <text:p>N151</text:p>
          </table:table-cell>
          <table:table-cell table:formula="of:=[.H144]" office:value-type="string" office:string-value="X1551">
            <text:p>X1551</text:p>
          </table:table-cell>
          <table:table-cell table:formula="of:=[.F144]" office:value-type="string" office:string-value="Y2094.925">
            <text:p>Y2094.925</text:p>
          </table:table-cell>
        </table:table-row>
        <table:table-row table:style-name="ro1">
          <table:table-cell table:formula="of:=[.A143]+1" office:value-type="float" office:value="151">
            <text:p>151</text:p>
          </table:table-cell>
          <table:table-cell table:formula="of:=&quot;N&quot;&amp;[.A144]" office:value-type="string" office:string-value="N151">
            <text:p>N151</text:p>
          </table:table-cell>
          <table:table-cell table:formula="of:=[.C143]" office:value-type="float" office:value="1545">
            <text:p>1545</text:p>
          </table:table-cell>
          <table:table-cell table:formula="of:= &quot;X&quot;&amp; [.C144]" office:value-type="string" office:string-value="X1545">
            <text:p>X1545</text:p>
          </table:table-cell>
          <table:table-cell table:formula="of:=[.E143]-[.$J$6]" office:value-type="float" office:value="2094.925">
            <text:p>2094.925</text:p>
          </table:table-cell>
          <table:table-cell table:formula="of:=&quot;Y&quot; &amp; [.E144]" office:value-type="string" office:string-value="Y2094.925">
            <text:p>Y2094.925</text:p>
          </table:table-cell>
          <table:table-cell table:formula="of:=[.C144] +6" office:value-type="float" office:value="1551">
            <text:p>1551</text:p>
          </table:table-cell>
          <table:table-cell table:formula="of:=&quot;X&quot;&amp; [.G144]" office:value-type="string" office:string-value="X1551">
            <text:p>X1551</text:p>
          </table:table-cell>
          <table:table-cell table:number-columns-repeated="6"/>
          <table:table-cell table:style-name="ce2" table:formula="of:=[.B145]" office:value-type="string" office:string-value="N152">
            <text:p>N152</text:p>
          </table:table-cell>
          <table:table-cell table:style-name="ce2" table:formula="of:=[.D145]" office:value-type="string" office:string-value="X1545">
            <text:p>X1545</text:p>
          </table:table-cell>
          <table:table-cell table:style-name="ce2" table:formula="of:=[.F145]" office:value-type="string" office:string-value="Y2089.175">
            <text:p>Y2089.175</text:p>
          </table:table-cell>
          <table:table-cell/>
          <table:table-cell table:formula="of:=[.B145]" office:value-type="string" office:string-value="N152">
            <text:p>N152</text:p>
          </table:table-cell>
          <table:table-cell table:formula="of:=[.H145]" office:value-type="string" office:string-value="X1551">
            <text:p>X1551</text:p>
          </table:table-cell>
          <table:table-cell table:formula="of:=[.F145]" office:value-type="string" office:string-value="Y2089.175">
            <text:p>Y2089.175</text:p>
          </table:table-cell>
        </table:table-row>
        <table:table-row table:style-name="ro1">
          <table:table-cell table:formula="of:=[.A144]+1" office:value-type="float" office:value="152">
            <text:p>152</text:p>
          </table:table-cell>
          <table:table-cell table:formula="of:=&quot;N&quot;&amp;[.A145]" office:value-type="string" office:string-value="N152">
            <text:p>N152</text:p>
          </table:table-cell>
          <table:table-cell table:formula="of:=[.C144]" office:value-type="float" office:value="1545">
            <text:p>1545</text:p>
          </table:table-cell>
          <table:table-cell table:formula="of:= &quot;X&quot;&amp; [.C145]" office:value-type="string" office:string-value="X1545">
            <text:p>X1545</text:p>
          </table:table-cell>
          <table:table-cell table:formula="of:=[.E144]-[.$J$6]" office:value-type="float" office:value="2089.175">
            <text:p>2089.175</text:p>
          </table:table-cell>
          <table:table-cell table:formula="of:=&quot;Y&quot; &amp; [.E145]" office:value-type="string" office:string-value="Y2089.175">
            <text:p>Y2089.175</text:p>
          </table:table-cell>
          <table:table-cell table:formula="of:=[.C145] +6" office:value-type="float" office:value="1551">
            <text:p>1551</text:p>
          </table:table-cell>
          <table:table-cell table:formula="of:=&quot;X&quot;&amp; [.G145]" office:value-type="string" office:string-value="X1551">
            <text:p>X1551</text:p>
          </table:table-cell>
          <table:table-cell table:number-columns-repeated="6"/>
          <table:table-cell table:style-name="ce2" table:formula="of:=[.B146]" office:value-type="string" office:string-value="N153">
            <text:p>N153</text:p>
          </table:table-cell>
          <table:table-cell table:style-name="ce2" table:formula="of:=[.D146]" office:value-type="string" office:string-value="X1545">
            <text:p>X1545</text:p>
          </table:table-cell>
          <table:table-cell table:style-name="ce2" table:formula="of:=[.F146]" office:value-type="string" office:string-value="Y2083.425">
            <text:p>Y2083.425</text:p>
          </table:table-cell>
          <table:table-cell/>
          <table:table-cell table:formula="of:=[.B146]" office:value-type="string" office:string-value="N153">
            <text:p>N153</text:p>
          </table:table-cell>
          <table:table-cell table:formula="of:=[.H146]" office:value-type="string" office:string-value="X1551">
            <text:p>X1551</text:p>
          </table:table-cell>
          <table:table-cell table:formula="of:=[.F146]" office:value-type="string" office:string-value="Y2083.425">
            <text:p>Y2083.425</text:p>
          </table:table-cell>
        </table:table-row>
        <table:table-row table:style-name="ro1">
          <table:table-cell table:formula="of:=[.A145]+1" office:value-type="float" office:value="153">
            <text:p>153</text:p>
          </table:table-cell>
          <table:table-cell table:formula="of:=&quot;N&quot;&amp;[.A146]" office:value-type="string" office:string-value="N153">
            <text:p>N153</text:p>
          </table:table-cell>
          <table:table-cell table:formula="of:=[.C145]" office:value-type="float" office:value="1545">
            <text:p>1545</text:p>
          </table:table-cell>
          <table:table-cell table:formula="of:= &quot;X&quot;&amp; [.C146]" office:value-type="string" office:string-value="X1545">
            <text:p>X1545</text:p>
          </table:table-cell>
          <table:table-cell table:formula="of:=[.E145]-[.$J$6]" office:value-type="float" office:value="2083.425">
            <text:p>2083.425</text:p>
          </table:table-cell>
          <table:table-cell table:formula="of:=&quot;Y&quot; &amp; [.E146]" office:value-type="string" office:string-value="Y2083.425">
            <text:p>Y2083.425</text:p>
          </table:table-cell>
          <table:table-cell table:formula="of:=[.C146] +6" office:value-type="float" office:value="1551">
            <text:p>1551</text:p>
          </table:table-cell>
          <table:table-cell table:formula="of:=&quot;X&quot;&amp; [.G146]" office:value-type="string" office:string-value="X1551">
            <text:p>X1551</text:p>
          </table:table-cell>
          <table:table-cell table:number-columns-repeated="6"/>
          <table:table-cell table:style-name="ce2" table:formula="of:=[.B147]" office:value-type="string" office:string-value="N154">
            <text:p>N154</text:p>
          </table:table-cell>
          <table:table-cell table:style-name="ce2" table:formula="of:=[.D147]" office:value-type="string" office:string-value="X1545">
            <text:p>X1545</text:p>
          </table:table-cell>
          <table:table-cell table:style-name="ce2" table:formula="of:=[.F147]" office:value-type="string" office:string-value="Y2077.675">
            <text:p>Y2077.675</text:p>
          </table:table-cell>
          <table:table-cell/>
          <table:table-cell table:formula="of:=[.B147]" office:value-type="string" office:string-value="N154">
            <text:p>N154</text:p>
          </table:table-cell>
          <table:table-cell table:formula="of:=[.H147]" office:value-type="string" office:string-value="X1551">
            <text:p>X1551</text:p>
          </table:table-cell>
          <table:table-cell table:formula="of:=[.F147]" office:value-type="string" office:string-value="Y2077.675">
            <text:p>Y2077.675</text:p>
          </table:table-cell>
        </table:table-row>
        <table:table-row table:style-name="ro1">
          <table:table-cell table:formula="of:=[.A146]+1" office:value-type="float" office:value="154">
            <text:p>154</text:p>
          </table:table-cell>
          <table:table-cell table:formula="of:=&quot;N&quot;&amp;[.A147]" office:value-type="string" office:string-value="N154">
            <text:p>N154</text:p>
          </table:table-cell>
          <table:table-cell table:formula="of:=[.C146]" office:value-type="float" office:value="1545">
            <text:p>1545</text:p>
          </table:table-cell>
          <table:table-cell table:formula="of:= &quot;X&quot;&amp; [.C147]" office:value-type="string" office:string-value="X1545">
            <text:p>X1545</text:p>
          </table:table-cell>
          <table:table-cell table:formula="of:=[.E146]-[.$J$6]" office:value-type="float" office:value="2077.675">
            <text:p>2077.675</text:p>
          </table:table-cell>
          <table:table-cell table:formula="of:=&quot;Y&quot; &amp; [.E147]" office:value-type="string" office:string-value="Y2077.675">
            <text:p>Y2077.675</text:p>
          </table:table-cell>
          <table:table-cell table:formula="of:=[.C147] +6" office:value-type="float" office:value="1551">
            <text:p>1551</text:p>
          </table:table-cell>
          <table:table-cell table:formula="of:=&quot;X&quot;&amp; [.G147]" office:value-type="string" office:string-value="X1551">
            <text:p>X1551</text:p>
          </table:table-cell>
          <table:table-cell table:number-columns-repeated="6"/>
          <table:table-cell table:style-name="ce2" table:formula="of:=[.B148]" office:value-type="string" office:string-value="N155">
            <text:p>N155</text:p>
          </table:table-cell>
          <table:table-cell table:style-name="ce2" table:formula="of:=[.D148]" office:value-type="string" office:string-value="X1545">
            <text:p>X1545</text:p>
          </table:table-cell>
          <table:table-cell table:style-name="ce2" table:formula="of:=[.F148]" office:value-type="string" office:string-value="Y2071.925">
            <text:p>Y2071.925</text:p>
          </table:table-cell>
          <table:table-cell/>
          <table:table-cell table:formula="of:=[.B148]" office:value-type="string" office:string-value="N155">
            <text:p>N155</text:p>
          </table:table-cell>
          <table:table-cell table:formula="of:=[.H148]" office:value-type="string" office:string-value="X1551">
            <text:p>X1551</text:p>
          </table:table-cell>
          <table:table-cell table:formula="of:=[.F148]" office:value-type="string" office:string-value="Y2071.925">
            <text:p>Y2071.925</text:p>
          </table:table-cell>
        </table:table-row>
        <table:table-row table:style-name="ro1">
          <table:table-cell table:formula="of:=[.A147]+1" office:value-type="float" office:value="155">
            <text:p>155</text:p>
          </table:table-cell>
          <table:table-cell table:formula="of:=&quot;N&quot;&amp;[.A148]" office:value-type="string" office:string-value="N155">
            <text:p>N155</text:p>
          </table:table-cell>
          <table:table-cell table:formula="of:=[.C147]" office:value-type="float" office:value="1545">
            <text:p>1545</text:p>
          </table:table-cell>
          <table:table-cell table:formula="of:= &quot;X&quot;&amp; [.C148]" office:value-type="string" office:string-value="X1545">
            <text:p>X1545</text:p>
          </table:table-cell>
          <table:table-cell table:formula="of:=[.E147]-[.$J$6]" office:value-type="float" office:value="2071.925">
            <text:p>2071.925</text:p>
          </table:table-cell>
          <table:table-cell table:formula="of:=&quot;Y&quot; &amp; [.E148]" office:value-type="string" office:string-value="Y2071.925">
            <text:p>Y2071.925</text:p>
          </table:table-cell>
          <table:table-cell table:formula="of:=[.C148] +6" office:value-type="float" office:value="1551">
            <text:p>1551</text:p>
          </table:table-cell>
          <table:table-cell table:formula="of:=&quot;X&quot;&amp; [.G148]" office:value-type="string" office:string-value="X1551">
            <text:p>X1551</text:p>
          </table:table-cell>
          <table:table-cell table:number-columns-repeated="6"/>
          <table:table-cell table:style-name="ce2" table:formula="of:=[.B149]" office:value-type="string" office:string-value="N156">
            <text:p>N156</text:p>
          </table:table-cell>
          <table:table-cell table:style-name="ce2" table:formula="of:=[.D149]" office:value-type="string" office:string-value="X1545">
            <text:p>X1545</text:p>
          </table:table-cell>
          <table:table-cell table:style-name="ce2" table:formula="of:=[.F149]" office:value-type="string" office:string-value="Y2066.175">
            <text:p>Y2066.175</text:p>
          </table:table-cell>
          <table:table-cell/>
          <table:table-cell table:formula="of:=[.B149]" office:value-type="string" office:string-value="N156">
            <text:p>N156</text:p>
          </table:table-cell>
          <table:table-cell table:formula="of:=[.H149]" office:value-type="string" office:string-value="X1551">
            <text:p>X1551</text:p>
          </table:table-cell>
          <table:table-cell table:formula="of:=[.F149]" office:value-type="string" office:string-value="Y2066.175">
            <text:p>Y2066.175</text:p>
          </table:table-cell>
        </table:table-row>
        <table:table-row table:style-name="ro1">
          <table:table-cell table:formula="of:=[.A148]+1" office:value-type="float" office:value="156">
            <text:p>156</text:p>
          </table:table-cell>
          <table:table-cell table:formula="of:=&quot;N&quot;&amp;[.A149]" office:value-type="string" office:string-value="N156">
            <text:p>N156</text:p>
          </table:table-cell>
          <table:table-cell table:formula="of:=[.C148]" office:value-type="float" office:value="1545">
            <text:p>1545</text:p>
          </table:table-cell>
          <table:table-cell table:formula="of:= &quot;X&quot;&amp; [.C149]" office:value-type="string" office:string-value="X1545">
            <text:p>X1545</text:p>
          </table:table-cell>
          <table:table-cell table:formula="of:=[.E148]-[.$J$6]" office:value-type="float" office:value="2066.175">
            <text:p>2066.175</text:p>
          </table:table-cell>
          <table:table-cell table:formula="of:=&quot;Y&quot; &amp; [.E149]" office:value-type="string" office:string-value="Y2066.175">
            <text:p>Y2066.175</text:p>
          </table:table-cell>
          <table:table-cell table:formula="of:=[.C149] +6" office:value-type="float" office:value="1551">
            <text:p>1551</text:p>
          </table:table-cell>
          <table:table-cell table:formula="of:=&quot;X&quot;&amp; [.G149]" office:value-type="string" office:string-value="X1551">
            <text:p>X1551</text:p>
          </table:table-cell>
          <table:table-cell table:number-columns-repeated="6"/>
          <table:table-cell table:style-name="ce2" table:formula="of:=[.B150]" office:value-type="string" office:string-value="N157">
            <text:p>N157</text:p>
          </table:table-cell>
          <table:table-cell table:style-name="ce2" table:formula="of:=[.D150]" office:value-type="string" office:string-value="X1545">
            <text:p>X1545</text:p>
          </table:table-cell>
          <table:table-cell table:style-name="ce2" table:formula="of:=[.F150]" office:value-type="string" office:string-value="Y2060.425">
            <text:p>Y2060.425</text:p>
          </table:table-cell>
          <table:table-cell/>
          <table:table-cell table:formula="of:=[.B150]" office:value-type="string" office:string-value="N157">
            <text:p>N157</text:p>
          </table:table-cell>
          <table:table-cell table:formula="of:=[.H150]" office:value-type="string" office:string-value="X1551">
            <text:p>X1551</text:p>
          </table:table-cell>
          <table:table-cell table:formula="of:=[.F150]" office:value-type="string" office:string-value="Y2060.425">
            <text:p>Y2060.425</text:p>
          </table:table-cell>
        </table:table-row>
        <table:table-row table:style-name="ro1">
          <table:table-cell table:formula="of:=[.A149]+1" office:value-type="float" office:value="157">
            <text:p>157</text:p>
          </table:table-cell>
          <table:table-cell table:formula="of:=&quot;N&quot;&amp;[.A150]" office:value-type="string" office:string-value="N157">
            <text:p>N157</text:p>
          </table:table-cell>
          <table:table-cell table:formula="of:=[.C149]" office:value-type="float" office:value="1545">
            <text:p>1545</text:p>
          </table:table-cell>
          <table:table-cell table:formula="of:= &quot;X&quot;&amp; [.C150]" office:value-type="string" office:string-value="X1545">
            <text:p>X1545</text:p>
          </table:table-cell>
          <table:table-cell table:formula="of:=[.E149]-[.$J$6]" office:value-type="float" office:value="2060.425">
            <text:p>2060.425</text:p>
          </table:table-cell>
          <table:table-cell table:formula="of:=&quot;Y&quot; &amp; [.E150]" office:value-type="string" office:string-value="Y2060.425">
            <text:p>Y2060.425</text:p>
          </table:table-cell>
          <table:table-cell table:formula="of:=[.C150] +6" office:value-type="float" office:value="1551">
            <text:p>1551</text:p>
          </table:table-cell>
          <table:table-cell table:formula="of:=&quot;X&quot;&amp; [.G150]" office:value-type="string" office:string-value="X1551">
            <text:p>X1551</text:p>
          </table:table-cell>
          <table:table-cell table:number-columns-repeated="6"/>
          <table:table-cell table:style-name="ce2" table:formula="of:=[.B151]" office:value-type="string" office:string-value="N158">
            <text:p>N158</text:p>
          </table:table-cell>
          <table:table-cell table:style-name="ce2" table:formula="of:=[.D151]" office:value-type="string" office:string-value="X1545">
            <text:p>X1545</text:p>
          </table:table-cell>
          <table:table-cell table:style-name="ce2" table:formula="of:=[.F151]" office:value-type="string" office:string-value="Y2054.675">
            <text:p>Y2054.675</text:p>
          </table:table-cell>
          <table:table-cell/>
          <table:table-cell table:formula="of:=[.B151]" office:value-type="string" office:string-value="N158">
            <text:p>N158</text:p>
          </table:table-cell>
          <table:table-cell table:formula="of:=[.H151]" office:value-type="string" office:string-value="X1551">
            <text:p>X1551</text:p>
          </table:table-cell>
          <table:table-cell table:formula="of:=[.F151]" office:value-type="string" office:string-value="Y2054.675">
            <text:p>Y2054.675</text:p>
          </table:table-cell>
        </table:table-row>
        <table:table-row table:style-name="ro1">
          <table:table-cell table:formula="of:=[.A150]+1" office:value-type="float" office:value="158">
            <text:p>158</text:p>
          </table:table-cell>
          <table:table-cell table:formula="of:=&quot;N&quot;&amp;[.A151]" office:value-type="string" office:string-value="N158">
            <text:p>N158</text:p>
          </table:table-cell>
          <table:table-cell table:formula="of:=[.C150]" office:value-type="float" office:value="1545">
            <text:p>1545</text:p>
          </table:table-cell>
          <table:table-cell table:formula="of:= &quot;X&quot;&amp; [.C151]" office:value-type="string" office:string-value="X1545">
            <text:p>X1545</text:p>
          </table:table-cell>
          <table:table-cell table:formula="of:=[.E150]-[.$J$6]" office:value-type="float" office:value="2054.675">
            <text:p>2054.675</text:p>
          </table:table-cell>
          <table:table-cell table:formula="of:=&quot;Y&quot; &amp; [.E151]" office:value-type="string" office:string-value="Y2054.675">
            <text:p>Y2054.675</text:p>
          </table:table-cell>
          <table:table-cell table:formula="of:=[.C151] +6" office:value-type="float" office:value="1551">
            <text:p>1551</text:p>
          </table:table-cell>
          <table:table-cell table:formula="of:=&quot;X&quot;&amp; [.G151]" office:value-type="string" office:string-value="X1551">
            <text:p>X1551</text:p>
          </table:table-cell>
          <table:table-cell table:number-columns-repeated="6"/>
          <table:table-cell table:style-name="ce2" table:formula="of:=[.B152]" office:value-type="string" office:string-value="N159">
            <text:p>N159</text:p>
          </table:table-cell>
          <table:table-cell table:style-name="ce2" table:formula="of:=[.D152]" office:value-type="string" office:string-value="X1545">
            <text:p>X1545</text:p>
          </table:table-cell>
          <table:table-cell table:style-name="ce2" table:formula="of:=[.F152]" office:value-type="string" office:string-value="Y2048.925">
            <text:p>Y2048.925</text:p>
          </table:table-cell>
          <table:table-cell/>
          <table:table-cell table:formula="of:=[.B152]" office:value-type="string" office:string-value="N159">
            <text:p>N159</text:p>
          </table:table-cell>
          <table:table-cell table:formula="of:=[.H152]" office:value-type="string" office:string-value="X1551">
            <text:p>X1551</text:p>
          </table:table-cell>
          <table:table-cell table:formula="of:=[.F152]" office:value-type="string" office:string-value="Y2048.925">
            <text:p>Y2048.925</text:p>
          </table:table-cell>
        </table:table-row>
        <table:table-row table:style-name="ro1">
          <table:table-cell table:formula="of:=[.A151]+1" office:value-type="float" office:value="159">
            <text:p>159</text:p>
          </table:table-cell>
          <table:table-cell table:formula="of:=&quot;N&quot;&amp;[.A152]" office:value-type="string" office:string-value="N159">
            <text:p>N159</text:p>
          </table:table-cell>
          <table:table-cell table:formula="of:=[.C151]" office:value-type="float" office:value="1545">
            <text:p>1545</text:p>
          </table:table-cell>
          <table:table-cell table:formula="of:= &quot;X&quot;&amp; [.C152]" office:value-type="string" office:string-value="X1545">
            <text:p>X1545</text:p>
          </table:table-cell>
          <table:table-cell table:formula="of:=[.E151]-[.$J$6]" office:value-type="float" office:value="2048.925">
            <text:p>2048.925</text:p>
          </table:table-cell>
          <table:table-cell table:formula="of:=&quot;Y&quot; &amp; [.E152]" office:value-type="string" office:string-value="Y2048.925">
            <text:p>Y2048.925</text:p>
          </table:table-cell>
          <table:table-cell table:formula="of:=[.C152] +6" office:value-type="float" office:value="1551">
            <text:p>1551</text:p>
          </table:table-cell>
          <table:table-cell table:formula="of:=&quot;X&quot;&amp; [.G152]" office:value-type="string" office:string-value="X1551">
            <text:p>X1551</text:p>
          </table:table-cell>
          <table:table-cell table:number-columns-repeated="6"/>
          <table:table-cell table:style-name="ce2" table:formula="of:=[.B153]" office:value-type="string" office:string-value="N160">
            <text:p>N160</text:p>
          </table:table-cell>
          <table:table-cell table:style-name="ce2" table:formula="of:=[.D153]" office:value-type="string" office:string-value="X1545">
            <text:p>X1545</text:p>
          </table:table-cell>
          <table:table-cell table:style-name="ce2" table:formula="of:=[.F153]" office:value-type="string" office:string-value="Y2043.175">
            <text:p>Y2043.175</text:p>
          </table:table-cell>
          <table:table-cell/>
          <table:table-cell table:formula="of:=[.B153]" office:value-type="string" office:string-value="N160">
            <text:p>N160</text:p>
          </table:table-cell>
          <table:table-cell table:formula="of:=[.H153]" office:value-type="string" office:string-value="X1551">
            <text:p>X1551</text:p>
          </table:table-cell>
          <table:table-cell table:formula="of:=[.F153]" office:value-type="string" office:string-value="Y2043.175">
            <text:p>Y2043.175</text:p>
          </table:table-cell>
        </table:table-row>
        <table:table-row table:style-name="ro1">
          <table:table-cell table:formula="of:=[.A152]+1" office:value-type="float" office:value="160">
            <text:p>160</text:p>
          </table:table-cell>
          <table:table-cell table:formula="of:=&quot;N&quot;&amp;[.A153]" office:value-type="string" office:string-value="N160">
            <text:p>N160</text:p>
          </table:table-cell>
          <table:table-cell table:formula="of:=[.C152]" office:value-type="float" office:value="1545">
            <text:p>1545</text:p>
          </table:table-cell>
          <table:table-cell table:formula="of:= &quot;X&quot;&amp; [.C153]" office:value-type="string" office:string-value="X1545">
            <text:p>X1545</text:p>
          </table:table-cell>
          <table:table-cell table:formula="of:=[.E152]-[.$J$6]" office:value-type="float" office:value="2043.175">
            <text:p>2043.175</text:p>
          </table:table-cell>
          <table:table-cell table:formula="of:=&quot;Y&quot; &amp; [.E153]" office:value-type="string" office:string-value="Y2043.175">
            <text:p>Y2043.175</text:p>
          </table:table-cell>
          <table:table-cell table:formula="of:=[.C153] +6" office:value-type="float" office:value="1551">
            <text:p>1551</text:p>
          </table:table-cell>
          <table:table-cell table:formula="of:=&quot;X&quot;&amp; [.G153]" office:value-type="string" office:string-value="X1551">
            <text:p>X1551</text:p>
          </table:table-cell>
          <table:table-cell table:number-columns-repeated="6"/>
          <table:table-cell table:style-name="ce2" table:formula="of:=[.B154]" office:value-type="string" office:string-value="N161">
            <text:p>N161</text:p>
          </table:table-cell>
          <table:table-cell table:style-name="ce2" table:formula="of:=[.D154]" office:value-type="string" office:string-value="X1545">
            <text:p>X1545</text:p>
          </table:table-cell>
          <table:table-cell table:style-name="ce2" table:formula="of:=[.F154]" office:value-type="string" office:string-value="Y2037.425">
            <text:p>Y2037.425</text:p>
          </table:table-cell>
          <table:table-cell/>
          <table:table-cell table:formula="of:=[.B154]" office:value-type="string" office:string-value="N161">
            <text:p>N161</text:p>
          </table:table-cell>
          <table:table-cell table:formula="of:=[.H154]" office:value-type="string" office:string-value="X1551">
            <text:p>X1551</text:p>
          </table:table-cell>
          <table:table-cell table:formula="of:=[.F154]" office:value-type="string" office:string-value="Y2037.425">
            <text:p>Y2037.425</text:p>
          </table:table-cell>
        </table:table-row>
        <table:table-row table:style-name="ro1">
          <table:table-cell table:formula="of:=[.A153]+1" office:value-type="float" office:value="161">
            <text:p>161</text:p>
          </table:table-cell>
          <table:table-cell table:formula="of:=&quot;N&quot;&amp;[.A154]" office:value-type="string" office:string-value="N161">
            <text:p>N161</text:p>
          </table:table-cell>
          <table:table-cell table:formula="of:=[.C153]" office:value-type="float" office:value="1545">
            <text:p>1545</text:p>
          </table:table-cell>
          <table:table-cell table:formula="of:= &quot;X&quot;&amp; [.C154]" office:value-type="string" office:string-value="X1545">
            <text:p>X1545</text:p>
          </table:table-cell>
          <table:table-cell table:formula="of:=[.E153]-[.$J$6]" office:value-type="float" office:value="2037.425">
            <text:p>2037.425</text:p>
          </table:table-cell>
          <table:table-cell table:formula="of:=&quot;Y&quot; &amp; [.E154]" office:value-type="string" office:string-value="Y2037.425">
            <text:p>Y2037.425</text:p>
          </table:table-cell>
          <table:table-cell table:formula="of:=[.C154] +6" office:value-type="float" office:value="1551">
            <text:p>1551</text:p>
          </table:table-cell>
          <table:table-cell table:formula="of:=&quot;X&quot;&amp; [.G154]" office:value-type="string" office:string-value="X1551">
            <text:p>X1551</text:p>
          </table:table-cell>
          <table:table-cell table:number-columns-repeated="6"/>
          <table:table-cell table:style-name="ce2" table:formula="of:=[.B155]" office:value-type="string" office:string-value="N162">
            <text:p>N162</text:p>
          </table:table-cell>
          <table:table-cell table:style-name="ce2" table:formula="of:=[.D155]" office:value-type="string" office:string-value="X1545">
            <text:p>X1545</text:p>
          </table:table-cell>
          <table:table-cell table:style-name="ce2" table:formula="of:=[.F155]" office:value-type="string" office:string-value="Y2031.675">
            <text:p>Y2031.675</text:p>
          </table:table-cell>
          <table:table-cell/>
          <table:table-cell table:formula="of:=[.B155]" office:value-type="string" office:string-value="N162">
            <text:p>N162</text:p>
          </table:table-cell>
          <table:table-cell table:formula="of:=[.H155]" office:value-type="string" office:string-value="X1551">
            <text:p>X1551</text:p>
          </table:table-cell>
          <table:table-cell table:formula="of:=[.F155]" office:value-type="string" office:string-value="Y2031.675">
            <text:p>Y2031.675</text:p>
          </table:table-cell>
        </table:table-row>
        <table:table-row table:style-name="ro1">
          <table:table-cell table:formula="of:=[.A154]+1" office:value-type="float" office:value="162">
            <text:p>162</text:p>
          </table:table-cell>
          <table:table-cell table:formula="of:=&quot;N&quot;&amp;[.A155]" office:value-type="string" office:string-value="N162">
            <text:p>N162</text:p>
          </table:table-cell>
          <table:table-cell table:formula="of:=[.C154]" office:value-type="float" office:value="1545">
            <text:p>1545</text:p>
          </table:table-cell>
          <table:table-cell table:formula="of:= &quot;X&quot;&amp; [.C155]" office:value-type="string" office:string-value="X1545">
            <text:p>X1545</text:p>
          </table:table-cell>
          <table:table-cell table:formula="of:=[.E154]-[.$J$6]" office:value-type="float" office:value="2031.675">
            <text:p>2031.675</text:p>
          </table:table-cell>
          <table:table-cell table:formula="of:=&quot;Y&quot; &amp; [.E155]" office:value-type="string" office:string-value="Y2031.675">
            <text:p>Y2031.675</text:p>
          </table:table-cell>
          <table:table-cell table:formula="of:=[.C155] +6" office:value-type="float" office:value="1551">
            <text:p>1551</text:p>
          </table:table-cell>
          <table:table-cell table:formula="of:=&quot;X&quot;&amp; [.G155]" office:value-type="string" office:string-value="X1551">
            <text:p>X1551</text:p>
          </table:table-cell>
          <table:table-cell table:number-columns-repeated="6"/>
          <table:table-cell table:style-name="ce2" table:formula="of:=[.B156]" office:value-type="string" office:string-value="N163">
            <text:p>N163</text:p>
          </table:table-cell>
          <table:table-cell table:style-name="ce2" table:formula="of:=[.D156]" office:value-type="string" office:string-value="X1545">
            <text:p>X1545</text:p>
          </table:table-cell>
          <table:table-cell table:style-name="ce2" table:formula="of:=[.F156]" office:value-type="string" office:string-value="Y2025.925">
            <text:p>Y2025.925</text:p>
          </table:table-cell>
          <table:table-cell/>
          <table:table-cell table:formula="of:=[.B156]" office:value-type="string" office:string-value="N163">
            <text:p>N163</text:p>
          </table:table-cell>
          <table:table-cell table:formula="of:=[.H156]" office:value-type="string" office:string-value="X1551">
            <text:p>X1551</text:p>
          </table:table-cell>
          <table:table-cell table:formula="of:=[.F156]" office:value-type="string" office:string-value="Y2025.925">
            <text:p>Y2025.925</text:p>
          </table:table-cell>
        </table:table-row>
        <table:table-row table:style-name="ro1">
          <table:table-cell table:formula="of:=[.A155]+1" office:value-type="float" office:value="163">
            <text:p>163</text:p>
          </table:table-cell>
          <table:table-cell table:formula="of:=&quot;N&quot;&amp;[.A156]" office:value-type="string" office:string-value="N163">
            <text:p>N163</text:p>
          </table:table-cell>
          <table:table-cell table:formula="of:=[.C155]" office:value-type="float" office:value="1545">
            <text:p>1545</text:p>
          </table:table-cell>
          <table:table-cell table:formula="of:= &quot;X&quot;&amp; [.C156]" office:value-type="string" office:string-value="X1545">
            <text:p>X1545</text:p>
          </table:table-cell>
          <table:table-cell table:formula="of:=[.E155]-[.$J$6]" office:value-type="float" office:value="2025.925">
            <text:p>2025.925</text:p>
          </table:table-cell>
          <table:table-cell table:formula="of:=&quot;Y&quot; &amp; [.E156]" office:value-type="string" office:string-value="Y2025.925">
            <text:p>Y2025.925</text:p>
          </table:table-cell>
          <table:table-cell table:formula="of:=[.C156] +6" office:value-type="float" office:value="1551">
            <text:p>1551</text:p>
          </table:table-cell>
          <table:table-cell table:formula="of:=&quot;X&quot;&amp; [.G156]" office:value-type="string" office:string-value="X1551">
            <text:p>X1551</text:p>
          </table:table-cell>
          <table:table-cell table:number-columns-repeated="6"/>
          <table:table-cell table:style-name="ce2" table:formula="of:=[.B157]" office:value-type="string" office:string-value="N164">
            <text:p>N164</text:p>
          </table:table-cell>
          <table:table-cell table:style-name="ce2" table:formula="of:=[.D157]" office:value-type="string" office:string-value="X1545">
            <text:p>X1545</text:p>
          </table:table-cell>
          <table:table-cell table:style-name="ce2" table:formula="of:=[.F157]" office:value-type="string" office:string-value="Y2020.175">
            <text:p>Y2020.175</text:p>
          </table:table-cell>
          <table:table-cell/>
          <table:table-cell table:formula="of:=[.B157]" office:value-type="string" office:string-value="N164">
            <text:p>N164</text:p>
          </table:table-cell>
          <table:table-cell table:formula="of:=[.H157]" office:value-type="string" office:string-value="X1551">
            <text:p>X1551</text:p>
          </table:table-cell>
          <table:table-cell table:formula="of:=[.F157]" office:value-type="string" office:string-value="Y2020.175">
            <text:p>Y2020.175</text:p>
          </table:table-cell>
        </table:table-row>
        <table:table-row table:style-name="ro1">
          <table:table-cell table:formula="of:=[.A156]+1" office:value-type="float" office:value="164">
            <text:p>164</text:p>
          </table:table-cell>
          <table:table-cell table:formula="of:=&quot;N&quot;&amp;[.A157]" office:value-type="string" office:string-value="N164">
            <text:p>N164</text:p>
          </table:table-cell>
          <table:table-cell table:formula="of:=[.C156]" office:value-type="float" office:value="1545">
            <text:p>1545</text:p>
          </table:table-cell>
          <table:table-cell table:formula="of:= &quot;X&quot;&amp; [.C157]" office:value-type="string" office:string-value="X1545">
            <text:p>X1545</text:p>
          </table:table-cell>
          <table:table-cell table:formula="of:=[.E156]-[.$J$6]" office:value-type="float" office:value="2020.175">
            <text:p>2020.175</text:p>
          </table:table-cell>
          <table:table-cell table:formula="of:=&quot;Y&quot; &amp; [.E157]" office:value-type="string" office:string-value="Y2020.175">
            <text:p>Y2020.175</text:p>
          </table:table-cell>
          <table:table-cell table:formula="of:=[.C157] +6" office:value-type="float" office:value="1551">
            <text:p>1551</text:p>
          </table:table-cell>
          <table:table-cell table:formula="of:=&quot;X&quot;&amp; [.G157]" office:value-type="string" office:string-value="X1551">
            <text:p>X1551</text:p>
          </table:table-cell>
          <table:table-cell table:number-columns-repeated="6"/>
          <table:table-cell table:style-name="ce2" table:formula="of:=[.B158]" office:value-type="string" office:string-value="N165">
            <text:p>N165</text:p>
          </table:table-cell>
          <table:table-cell table:style-name="ce2" table:formula="of:=[.D158]" office:value-type="string" office:string-value="X1545">
            <text:p>X1545</text:p>
          </table:table-cell>
          <table:table-cell table:style-name="ce2" table:formula="of:=[.F158]" office:value-type="string" office:string-value="Y2014.425">
            <text:p>Y2014.425</text:p>
          </table:table-cell>
          <table:table-cell/>
          <table:table-cell table:formula="of:=[.B158]" office:value-type="string" office:string-value="N165">
            <text:p>N165</text:p>
          </table:table-cell>
          <table:table-cell table:formula="of:=[.H158]" office:value-type="string" office:string-value="X1551">
            <text:p>X1551</text:p>
          </table:table-cell>
          <table:table-cell table:formula="of:=[.F158]" office:value-type="string" office:string-value="Y2014.425">
            <text:p>Y2014.425</text:p>
          </table:table-cell>
        </table:table-row>
        <table:table-row table:style-name="ro1">
          <table:table-cell table:formula="of:=[.A157]+1" office:value-type="float" office:value="165">
            <text:p>165</text:p>
          </table:table-cell>
          <table:table-cell table:formula="of:=&quot;N&quot;&amp;[.A158]" office:value-type="string" office:string-value="N165">
            <text:p>N165</text:p>
          </table:table-cell>
          <table:table-cell table:formula="of:=[.C157]" office:value-type="float" office:value="1545">
            <text:p>1545</text:p>
          </table:table-cell>
          <table:table-cell table:formula="of:= &quot;X&quot;&amp; [.C158]" office:value-type="string" office:string-value="X1545">
            <text:p>X1545</text:p>
          </table:table-cell>
          <table:table-cell table:formula="of:=[.E157]-[.$J$6]" office:value-type="float" office:value="2014.425">
            <text:p>2014.425</text:p>
          </table:table-cell>
          <table:table-cell table:formula="of:=&quot;Y&quot; &amp; [.E158]" office:value-type="string" office:string-value="Y2014.425">
            <text:p>Y2014.425</text:p>
          </table:table-cell>
          <table:table-cell table:formula="of:=[.C158] +6" office:value-type="float" office:value="1551">
            <text:p>1551</text:p>
          </table:table-cell>
          <table:table-cell table:formula="of:=&quot;X&quot;&amp; [.G158]" office:value-type="string" office:string-value="X1551">
            <text:p>X1551</text:p>
          </table:table-cell>
          <table:table-cell table:number-columns-repeated="6"/>
          <table:table-cell table:style-name="ce2" table:formula="of:=[.B159]" office:value-type="string" office:string-value="N166">
            <text:p>N166</text:p>
          </table:table-cell>
          <table:table-cell table:style-name="ce2" table:formula="of:=[.D159]" office:value-type="string" office:string-value="X1545">
            <text:p>X1545</text:p>
          </table:table-cell>
          <table:table-cell table:style-name="ce2" table:formula="of:=[.F159]" office:value-type="string" office:string-value="Y2008.675">
            <text:p>Y2008.675</text:p>
          </table:table-cell>
          <table:table-cell/>
          <table:table-cell table:formula="of:=[.B159]" office:value-type="string" office:string-value="N166">
            <text:p>N166</text:p>
          </table:table-cell>
          <table:table-cell table:formula="of:=[.H159]" office:value-type="string" office:string-value="X1551">
            <text:p>X1551</text:p>
          </table:table-cell>
          <table:table-cell table:formula="of:=[.F159]" office:value-type="string" office:string-value="Y2008.675">
            <text:p>Y2008.675</text:p>
          </table:table-cell>
        </table:table-row>
        <table:table-row table:style-name="ro1">
          <table:table-cell table:formula="of:=[.A158]+1" office:value-type="float" office:value="166">
            <text:p>166</text:p>
          </table:table-cell>
          <table:table-cell table:formula="of:=&quot;N&quot;&amp;[.A159]" office:value-type="string" office:string-value="N166">
            <text:p>N166</text:p>
          </table:table-cell>
          <table:table-cell table:formula="of:=[.C158]" office:value-type="float" office:value="1545">
            <text:p>1545</text:p>
          </table:table-cell>
          <table:table-cell table:formula="of:= &quot;X&quot;&amp; [.C159]" office:value-type="string" office:string-value="X1545">
            <text:p>X1545</text:p>
          </table:table-cell>
          <table:table-cell table:formula="of:=[.E158]-[.$J$6]" office:value-type="float" office:value="2008.675">
            <text:p>2008.675</text:p>
          </table:table-cell>
          <table:table-cell table:formula="of:=&quot;Y&quot; &amp; [.E159]" office:value-type="string" office:string-value="Y2008.675">
            <text:p>Y2008.675</text:p>
          </table:table-cell>
          <table:table-cell table:formula="of:=[.C159] +6" office:value-type="float" office:value="1551">
            <text:p>1551</text:p>
          </table:table-cell>
          <table:table-cell table:formula="of:=&quot;X&quot;&amp; [.G159]" office:value-type="string" office:string-value="X1551">
            <text:p>X1551</text:p>
          </table:table-cell>
          <table:table-cell table:number-columns-repeated="6"/>
          <table:table-cell table:style-name="ce2" table:formula="of:=[.B160]" office:value-type="string" office:string-value="N167">
            <text:p>N167</text:p>
          </table:table-cell>
          <table:table-cell table:style-name="ce2" table:formula="of:=[.D160]" office:value-type="string" office:string-value="X1545">
            <text:p>X1545</text:p>
          </table:table-cell>
          <table:table-cell table:style-name="ce2" table:formula="of:=[.F160]" office:value-type="string" office:string-value="Y2002.925">
            <text:p>Y2002.925</text:p>
          </table:table-cell>
          <table:table-cell/>
          <table:table-cell table:formula="of:=[.B160]" office:value-type="string" office:string-value="N167">
            <text:p>N167</text:p>
          </table:table-cell>
          <table:table-cell table:formula="of:=[.H160]" office:value-type="string" office:string-value="X1551">
            <text:p>X1551</text:p>
          </table:table-cell>
          <table:table-cell table:formula="of:=[.F160]" office:value-type="string" office:string-value="Y2002.925">
            <text:p>Y2002.925</text:p>
          </table:table-cell>
        </table:table-row>
        <table:table-row table:style-name="ro1">
          <table:table-cell table:formula="of:=[.A159]+1" office:value-type="float" office:value="167">
            <text:p>167</text:p>
          </table:table-cell>
          <table:table-cell table:formula="of:=&quot;N&quot;&amp;[.A160]" office:value-type="string" office:string-value="N167">
            <text:p>N167</text:p>
          </table:table-cell>
          <table:table-cell table:formula="of:=[.C159]" office:value-type="float" office:value="1545">
            <text:p>1545</text:p>
          </table:table-cell>
          <table:table-cell table:formula="of:= &quot;X&quot;&amp; [.C160]" office:value-type="string" office:string-value="X1545">
            <text:p>X1545</text:p>
          </table:table-cell>
          <table:table-cell table:formula="of:=[.E159]-[.$J$6]" office:value-type="float" office:value="2002.925">
            <text:p>2002.925</text:p>
          </table:table-cell>
          <table:table-cell table:formula="of:=&quot;Y&quot; &amp; [.E160]" office:value-type="string" office:string-value="Y2002.925">
            <text:p>Y2002.925</text:p>
          </table:table-cell>
          <table:table-cell table:formula="of:=[.C160] +6" office:value-type="float" office:value="1551">
            <text:p>1551</text:p>
          </table:table-cell>
          <table:table-cell table:formula="of:=&quot;X&quot;&amp; [.G160]" office:value-type="string" office:string-value="X1551">
            <text:p>X1551</text:p>
          </table:table-cell>
          <table:table-cell table:number-columns-repeated="6"/>
          <table:table-cell table:style-name="ce2" table:formula="of:=[.B161]" office:value-type="string" office:string-value="N168">
            <text:p>N168</text:p>
          </table:table-cell>
          <table:table-cell table:style-name="ce2" table:formula="of:=[.D161]" office:value-type="string" office:string-value="X1545">
            <text:p>X1545</text:p>
          </table:table-cell>
          <table:table-cell table:style-name="ce2" table:formula="of:=[.F161]" office:value-type="string" office:string-value="Y1997.175">
            <text:p>Y1997.175</text:p>
          </table:table-cell>
          <table:table-cell/>
          <table:table-cell table:formula="of:=[.B161]" office:value-type="string" office:string-value="N168">
            <text:p>N168</text:p>
          </table:table-cell>
          <table:table-cell table:formula="of:=[.H161]" office:value-type="string" office:string-value="X1551">
            <text:p>X1551</text:p>
          </table:table-cell>
          <table:table-cell table:formula="of:=[.F161]" office:value-type="string" office:string-value="Y1997.175">
            <text:p>Y1997.175</text:p>
          </table:table-cell>
        </table:table-row>
        <table:table-row table:style-name="ro1">
          <table:table-cell table:formula="of:=[.A160]+1" office:value-type="float" office:value="168">
            <text:p>168</text:p>
          </table:table-cell>
          <table:table-cell table:formula="of:=&quot;N&quot;&amp;[.A161]" office:value-type="string" office:string-value="N168">
            <text:p>N168</text:p>
          </table:table-cell>
          <table:table-cell table:formula="of:=[.C160]" office:value-type="float" office:value="1545">
            <text:p>1545</text:p>
          </table:table-cell>
          <table:table-cell table:formula="of:= &quot;X&quot;&amp; [.C161]" office:value-type="string" office:string-value="X1545">
            <text:p>X1545</text:p>
          </table:table-cell>
          <table:table-cell table:formula="of:=[.E160]-[.$J$6]" office:value-type="float" office:value="1997.175">
            <text:p>1997.175</text:p>
          </table:table-cell>
          <table:table-cell table:formula="of:=&quot;Y&quot; &amp; [.E161]" office:value-type="string" office:string-value="Y1997.175">
            <text:p>Y1997.175</text:p>
          </table:table-cell>
          <table:table-cell table:formula="of:=[.C161] +6" office:value-type="float" office:value="1551">
            <text:p>1551</text:p>
          </table:table-cell>
          <table:table-cell table:formula="of:=&quot;X&quot;&amp; [.G161]" office:value-type="string" office:string-value="X1551">
            <text:p>X1551</text:p>
          </table:table-cell>
          <table:table-cell table:number-columns-repeated="6"/>
          <table:table-cell table:style-name="ce2" table:formula="of:=[.B162]" office:value-type="string" office:string-value="N169">
            <text:p>N169</text:p>
          </table:table-cell>
          <table:table-cell table:style-name="ce2" table:formula="of:=[.D162]" office:value-type="string" office:string-value="X1545">
            <text:p>X1545</text:p>
          </table:table-cell>
          <table:table-cell table:style-name="ce2" table:formula="of:=[.F162]" office:value-type="string" office:string-value="Y1991.425">
            <text:p>Y1991.425</text:p>
          </table:table-cell>
          <table:table-cell/>
          <table:table-cell table:formula="of:=[.B162]" office:value-type="string" office:string-value="N169">
            <text:p>N169</text:p>
          </table:table-cell>
          <table:table-cell table:formula="of:=[.H162]" office:value-type="string" office:string-value="X1551">
            <text:p>X1551</text:p>
          </table:table-cell>
          <table:table-cell table:formula="of:=[.F162]" office:value-type="string" office:string-value="Y1991.425">
            <text:p>Y1991.425</text:p>
          </table:table-cell>
        </table:table-row>
        <table:table-row table:style-name="ro1">
          <table:table-cell table:formula="of:=[.A161]+1" office:value-type="float" office:value="169">
            <text:p>169</text:p>
          </table:table-cell>
          <table:table-cell table:formula="of:=&quot;N&quot;&amp;[.A162]" office:value-type="string" office:string-value="N169">
            <text:p>N169</text:p>
          </table:table-cell>
          <table:table-cell table:formula="of:=[.C161]" office:value-type="float" office:value="1545">
            <text:p>1545</text:p>
          </table:table-cell>
          <table:table-cell table:formula="of:= &quot;X&quot;&amp; [.C162]" office:value-type="string" office:string-value="X1545">
            <text:p>X1545</text:p>
          </table:table-cell>
          <table:table-cell table:formula="of:=[.E161]-[.$J$6]" office:value-type="float" office:value="1991.425">
            <text:p>1991.425</text:p>
          </table:table-cell>
          <table:table-cell table:formula="of:=&quot;Y&quot; &amp; [.E162]" office:value-type="string" office:string-value="Y1991.425">
            <text:p>Y1991.425</text:p>
          </table:table-cell>
          <table:table-cell table:formula="of:=[.C162] +6" office:value-type="float" office:value="1551">
            <text:p>1551</text:p>
          </table:table-cell>
          <table:table-cell table:formula="of:=&quot;X&quot;&amp; [.G162]" office:value-type="string" office:string-value="X1551">
            <text:p>X1551</text:p>
          </table:table-cell>
          <table:table-cell table:number-columns-repeated="6"/>
          <table:table-cell table:style-name="ce2" table:formula="of:=[.B163]" office:value-type="string" office:string-value="N170">
            <text:p>N170</text:p>
          </table:table-cell>
          <table:table-cell table:style-name="ce2" table:formula="of:=[.D163]" office:value-type="string" office:string-value="X1545">
            <text:p>X1545</text:p>
          </table:table-cell>
          <table:table-cell table:style-name="ce2" table:formula="of:=[.F163]" office:value-type="string" office:string-value="Y1985.675">
            <text:p>Y1985.675</text:p>
          </table:table-cell>
          <table:table-cell/>
          <table:table-cell table:formula="of:=[.B163]" office:value-type="string" office:string-value="N170">
            <text:p>N170</text:p>
          </table:table-cell>
          <table:table-cell table:formula="of:=[.H163]" office:value-type="string" office:string-value="X1551">
            <text:p>X1551</text:p>
          </table:table-cell>
          <table:table-cell table:formula="of:=[.F163]" office:value-type="string" office:string-value="Y1985.675">
            <text:p>Y1985.675</text:p>
          </table:table-cell>
        </table:table-row>
        <table:table-row table:style-name="ro1">
          <table:table-cell table:formula="of:=[.A162]+1" office:value-type="float" office:value="170">
            <text:p>170</text:p>
          </table:table-cell>
          <table:table-cell table:formula="of:=&quot;N&quot;&amp;[.A163]" office:value-type="string" office:string-value="N170">
            <text:p>N170</text:p>
          </table:table-cell>
          <table:table-cell table:formula="of:=[.C162]" office:value-type="float" office:value="1545">
            <text:p>1545</text:p>
          </table:table-cell>
          <table:table-cell table:formula="of:= &quot;X&quot;&amp; [.C163]" office:value-type="string" office:string-value="X1545">
            <text:p>X1545</text:p>
          </table:table-cell>
          <table:table-cell table:formula="of:=[.E162]-[.$J$6]" office:value-type="float" office:value="1985.675">
            <text:p>1985.675</text:p>
          </table:table-cell>
          <table:table-cell table:formula="of:=&quot;Y&quot; &amp; [.E163]" office:value-type="string" office:string-value="Y1985.675">
            <text:p>Y1985.675</text:p>
          </table:table-cell>
          <table:table-cell table:formula="of:=[.C163] +6" office:value-type="float" office:value="1551">
            <text:p>1551</text:p>
          </table:table-cell>
          <table:table-cell table:formula="of:=&quot;X&quot;&amp; [.G163]" office:value-type="string" office:string-value="X1551">
            <text:p>X1551</text:p>
          </table:table-cell>
          <table:table-cell table:number-columns-repeated="6"/>
          <table:table-cell table:style-name="ce2" table:formula="of:=[.B164]" office:value-type="string" office:string-value="N171">
            <text:p>N171</text:p>
          </table:table-cell>
          <table:table-cell table:style-name="ce2" table:formula="of:=[.D164]" office:value-type="string" office:string-value="X1545">
            <text:p>X1545</text:p>
          </table:table-cell>
          <table:table-cell table:style-name="ce2" table:formula="of:=[.F164]" office:value-type="string" office:string-value="Y1979.925">
            <text:p>Y1979.925</text:p>
          </table:table-cell>
          <table:table-cell/>
          <table:table-cell table:formula="of:=[.B164]" office:value-type="string" office:string-value="N171">
            <text:p>N171</text:p>
          </table:table-cell>
          <table:table-cell table:formula="of:=[.H164]" office:value-type="string" office:string-value="X1551">
            <text:p>X1551</text:p>
          </table:table-cell>
          <table:table-cell table:formula="of:=[.F164]" office:value-type="string" office:string-value="Y1979.925">
            <text:p>Y1979.925</text:p>
          </table:table-cell>
        </table:table-row>
        <table:table-row table:style-name="ro1">
          <table:table-cell table:formula="of:=[.A163]+1" office:value-type="float" office:value="171">
            <text:p>171</text:p>
          </table:table-cell>
          <table:table-cell table:formula="of:=&quot;N&quot;&amp;[.A164]" office:value-type="string" office:string-value="N171">
            <text:p>N171</text:p>
          </table:table-cell>
          <table:table-cell table:formula="of:=[.C163]" office:value-type="float" office:value="1545">
            <text:p>1545</text:p>
          </table:table-cell>
          <table:table-cell table:formula="of:= &quot;X&quot;&amp; [.C164]" office:value-type="string" office:string-value="X1545">
            <text:p>X1545</text:p>
          </table:table-cell>
          <table:table-cell table:formula="of:=[.E163]-[.$J$6]" office:value-type="float" office:value="1979.925">
            <text:p>1979.925</text:p>
          </table:table-cell>
          <table:table-cell table:formula="of:=&quot;Y&quot; &amp; [.E164]" office:value-type="string" office:string-value="Y1979.925">
            <text:p>Y1979.925</text:p>
          </table:table-cell>
          <table:table-cell table:formula="of:=[.C164] +6" office:value-type="float" office:value="1551">
            <text:p>1551</text:p>
          </table:table-cell>
          <table:table-cell table:formula="of:=&quot;X&quot;&amp; [.G164]" office:value-type="string" office:string-value="X1551">
            <text:p>X1551</text:p>
          </table:table-cell>
          <table:table-cell table:number-columns-repeated="6"/>
          <table:table-cell table:style-name="ce2" table:formula="of:=[.B165]" office:value-type="string" office:string-value="N172">
            <text:p>N172</text:p>
          </table:table-cell>
          <table:table-cell table:style-name="ce2" table:formula="of:=[.D165]" office:value-type="string" office:string-value="X1545">
            <text:p>X1545</text:p>
          </table:table-cell>
          <table:table-cell table:style-name="ce2" table:formula="of:=[.F165]" office:value-type="string" office:string-value="Y1974.175">
            <text:p>Y1974.175</text:p>
          </table:table-cell>
          <table:table-cell/>
          <table:table-cell table:formula="of:=[.B165]" office:value-type="string" office:string-value="N172">
            <text:p>N172</text:p>
          </table:table-cell>
          <table:table-cell table:formula="of:=[.H165]" office:value-type="string" office:string-value="X1551">
            <text:p>X1551</text:p>
          </table:table-cell>
          <table:table-cell table:formula="of:=[.F165]" office:value-type="string" office:string-value="Y1974.175">
            <text:p>Y1974.175</text:p>
          </table:table-cell>
        </table:table-row>
        <table:table-row table:style-name="ro1">
          <table:table-cell table:formula="of:=[.A164]+1" office:value-type="float" office:value="172">
            <text:p>172</text:p>
          </table:table-cell>
          <table:table-cell table:formula="of:=&quot;N&quot;&amp;[.A165]" office:value-type="string" office:string-value="N172">
            <text:p>N172</text:p>
          </table:table-cell>
          <table:table-cell table:formula="of:=[.C164]" office:value-type="float" office:value="1545">
            <text:p>1545</text:p>
          </table:table-cell>
          <table:table-cell table:formula="of:= &quot;X&quot;&amp; [.C165]" office:value-type="string" office:string-value="X1545">
            <text:p>X1545</text:p>
          </table:table-cell>
          <table:table-cell table:formula="of:=[.E164]-[.$J$6]" office:value-type="float" office:value="1974.175">
            <text:p>1974.175</text:p>
          </table:table-cell>
          <table:table-cell table:formula="of:=&quot;Y&quot; &amp; [.E165]" office:value-type="string" office:string-value="Y1974.175">
            <text:p>Y1974.175</text:p>
          </table:table-cell>
          <table:table-cell table:formula="of:=[.C165] +6" office:value-type="float" office:value="1551">
            <text:p>1551</text:p>
          </table:table-cell>
          <table:table-cell table:formula="of:=&quot;X&quot;&amp; [.G165]" office:value-type="string" office:string-value="X1551">
            <text:p>X1551</text:p>
          </table:table-cell>
          <table:table-cell table:number-columns-repeated="6"/>
          <table:table-cell table:style-name="ce2" table:formula="of:=[.B166]" office:value-type="string" office:string-value="N173">
            <text:p>N173</text:p>
          </table:table-cell>
          <table:table-cell table:style-name="ce2" table:formula="of:=[.D166]" office:value-type="string" office:string-value="X1545">
            <text:p>X1545</text:p>
          </table:table-cell>
          <table:table-cell table:style-name="ce2" table:formula="of:=[.F166]" office:value-type="string" office:string-value="Y1968.425">
            <text:p>Y1968.425</text:p>
          </table:table-cell>
          <table:table-cell/>
          <table:table-cell table:formula="of:=[.B166]" office:value-type="string" office:string-value="N173">
            <text:p>N173</text:p>
          </table:table-cell>
          <table:table-cell table:formula="of:=[.H166]" office:value-type="string" office:string-value="X1551">
            <text:p>X1551</text:p>
          </table:table-cell>
          <table:table-cell table:formula="of:=[.F166]" office:value-type="string" office:string-value="Y1968.425">
            <text:p>Y1968.425</text:p>
          </table:table-cell>
        </table:table-row>
        <table:table-row table:style-name="ro1">
          <table:table-cell table:formula="of:=[.A165]+1" office:value-type="float" office:value="173">
            <text:p>173</text:p>
          </table:table-cell>
          <table:table-cell table:formula="of:=&quot;N&quot;&amp;[.A166]" office:value-type="string" office:string-value="N173">
            <text:p>N173</text:p>
          </table:table-cell>
          <table:table-cell table:formula="of:=[.C165]" office:value-type="float" office:value="1545">
            <text:p>1545</text:p>
          </table:table-cell>
          <table:table-cell table:formula="of:= &quot;X&quot;&amp; [.C166]" office:value-type="string" office:string-value="X1545">
            <text:p>X1545</text:p>
          </table:table-cell>
          <table:table-cell table:formula="of:=[.E165]-[.$J$6]" office:value-type="float" office:value="1968.425">
            <text:p>1968.425</text:p>
          </table:table-cell>
          <table:table-cell table:formula="of:=&quot;Y&quot; &amp; [.E166]" office:value-type="string" office:string-value="Y1968.425">
            <text:p>Y1968.425</text:p>
          </table:table-cell>
          <table:table-cell table:formula="of:=[.C166] +6" office:value-type="float" office:value="1551">
            <text:p>1551</text:p>
          </table:table-cell>
          <table:table-cell table:formula="of:=&quot;X&quot;&amp; [.G166]" office:value-type="string" office:string-value="X1551">
            <text:p>X1551</text:p>
          </table:table-cell>
          <table:table-cell table:number-columns-repeated="6"/>
          <table:table-cell table:style-name="ce2" table:formula="of:=[.B167]" office:value-type="string" office:string-value="N174">
            <text:p>N174</text:p>
          </table:table-cell>
          <table:table-cell table:style-name="ce2" table:formula="of:=[.D167]" office:value-type="string" office:string-value="X1545">
            <text:p>X1545</text:p>
          </table:table-cell>
          <table:table-cell table:style-name="ce2" table:formula="of:=[.F167]" office:value-type="string" office:string-value="Y1962.675">
            <text:p>Y1962.675</text:p>
          </table:table-cell>
          <table:table-cell/>
          <table:table-cell table:formula="of:=[.B167]" office:value-type="string" office:string-value="N174">
            <text:p>N174</text:p>
          </table:table-cell>
          <table:table-cell table:formula="of:=[.H167]" office:value-type="string" office:string-value="X1551">
            <text:p>X1551</text:p>
          </table:table-cell>
          <table:table-cell table:formula="of:=[.F167]" office:value-type="string" office:string-value="Y1962.675">
            <text:p>Y1962.675</text:p>
          </table:table-cell>
        </table:table-row>
        <table:table-row table:style-name="ro1">
          <table:table-cell table:formula="of:=[.A166]+1" office:value-type="float" office:value="174">
            <text:p>174</text:p>
          </table:table-cell>
          <table:table-cell table:formula="of:=&quot;N&quot;&amp;[.A167]" office:value-type="string" office:string-value="N174">
            <text:p>N174</text:p>
          </table:table-cell>
          <table:table-cell table:formula="of:=[.C166]" office:value-type="float" office:value="1545">
            <text:p>1545</text:p>
          </table:table-cell>
          <table:table-cell table:formula="of:= &quot;X&quot;&amp; [.C167]" office:value-type="string" office:string-value="X1545">
            <text:p>X1545</text:p>
          </table:table-cell>
          <table:table-cell table:formula="of:=[.E166]-[.$J$6]" office:value-type="float" office:value="1962.675">
            <text:p>1962.675</text:p>
          </table:table-cell>
          <table:table-cell table:formula="of:=&quot;Y&quot; &amp; [.E167]" office:value-type="string" office:string-value="Y1962.675">
            <text:p>Y1962.675</text:p>
          </table:table-cell>
          <table:table-cell table:formula="of:=[.C167] +6" office:value-type="float" office:value="1551">
            <text:p>1551</text:p>
          </table:table-cell>
          <table:table-cell table:formula="of:=&quot;X&quot;&amp; [.G167]" office:value-type="string" office:string-value="X1551">
            <text:p>X1551</text:p>
          </table:table-cell>
          <table:table-cell table:number-columns-repeated="6"/>
          <table:table-cell table:style-name="ce2" table:formula="of:=[.B168]" office:value-type="string" office:string-value="N175">
            <text:p>N175</text:p>
          </table:table-cell>
          <table:table-cell table:style-name="ce2" table:formula="of:=[.D168]" office:value-type="string" office:string-value="X1545">
            <text:p>X1545</text:p>
          </table:table-cell>
          <table:table-cell table:style-name="ce2" table:formula="of:=[.F168]" office:value-type="string" office:string-value="Y1956.925">
            <text:p>Y1956.925</text:p>
          </table:table-cell>
          <table:table-cell/>
          <table:table-cell table:formula="of:=[.B168]" office:value-type="string" office:string-value="N175">
            <text:p>N175</text:p>
          </table:table-cell>
          <table:table-cell table:formula="of:=[.H168]" office:value-type="string" office:string-value="X1551">
            <text:p>X1551</text:p>
          </table:table-cell>
          <table:table-cell table:formula="of:=[.F168]" office:value-type="string" office:string-value="Y1956.925">
            <text:p>Y1956.925</text:p>
          </table:table-cell>
        </table:table-row>
        <table:table-row table:style-name="ro1">
          <table:table-cell table:formula="of:=[.A167]+1" office:value-type="float" office:value="175">
            <text:p>175</text:p>
          </table:table-cell>
          <table:table-cell table:formula="of:=&quot;N&quot;&amp;[.A168]" office:value-type="string" office:string-value="N175">
            <text:p>N175</text:p>
          </table:table-cell>
          <table:table-cell table:formula="of:=[.C167]" office:value-type="float" office:value="1545">
            <text:p>1545</text:p>
          </table:table-cell>
          <table:table-cell table:formula="of:= &quot;X&quot;&amp; [.C168]" office:value-type="string" office:string-value="X1545">
            <text:p>X1545</text:p>
          </table:table-cell>
          <table:table-cell table:formula="of:=[.E167]-[.$J$6]" office:value-type="float" office:value="1956.925">
            <text:p>1956.925</text:p>
          </table:table-cell>
          <table:table-cell table:formula="of:=&quot;Y&quot; &amp; [.E168]" office:value-type="string" office:string-value="Y1956.925">
            <text:p>Y1956.925</text:p>
          </table:table-cell>
          <table:table-cell table:formula="of:=[.C168] +6" office:value-type="float" office:value="1551">
            <text:p>1551</text:p>
          </table:table-cell>
          <table:table-cell table:formula="of:=&quot;X&quot;&amp; [.G168]" office:value-type="string" office:string-value="X1551">
            <text:p>X1551</text:p>
          </table:table-cell>
          <table:table-cell table:number-columns-repeated="6"/>
          <table:table-cell table:style-name="ce2" table:formula="of:=[.B169]" office:value-type="string" office:string-value="N176">
            <text:p>N176</text:p>
          </table:table-cell>
          <table:table-cell table:style-name="ce2" table:formula="of:=[.D169]" office:value-type="string" office:string-value="X1545">
            <text:p>X1545</text:p>
          </table:table-cell>
          <table:table-cell table:style-name="ce2" table:formula="of:=[.F169]" office:value-type="string" office:string-value="Y1951.175">
            <text:p>Y1951.175</text:p>
          </table:table-cell>
          <table:table-cell/>
          <table:table-cell table:formula="of:=[.B169]" office:value-type="string" office:string-value="N176">
            <text:p>N176</text:p>
          </table:table-cell>
          <table:table-cell table:formula="of:=[.H169]" office:value-type="string" office:string-value="X1551">
            <text:p>X1551</text:p>
          </table:table-cell>
          <table:table-cell table:formula="of:=[.F169]" office:value-type="string" office:string-value="Y1951.175">
            <text:p>Y1951.175</text:p>
          </table:table-cell>
        </table:table-row>
        <table:table-row table:style-name="ro1">
          <table:table-cell table:formula="of:=[.A168]+1" office:value-type="float" office:value="176">
            <text:p>176</text:p>
          </table:table-cell>
          <table:table-cell table:formula="of:=&quot;N&quot;&amp;[.A169]" office:value-type="string" office:string-value="N176">
            <text:p>N176</text:p>
          </table:table-cell>
          <table:table-cell table:formula="of:=[.C168]" office:value-type="float" office:value="1545">
            <text:p>1545</text:p>
          </table:table-cell>
          <table:table-cell table:formula="of:= &quot;X&quot;&amp; [.C169]" office:value-type="string" office:string-value="X1545">
            <text:p>X1545</text:p>
          </table:table-cell>
          <table:table-cell table:formula="of:=[.E168]-[.$J$6]" office:value-type="float" office:value="1951.175">
            <text:p>1951.175</text:p>
          </table:table-cell>
          <table:table-cell table:formula="of:=&quot;Y&quot; &amp; [.E169]" office:value-type="string" office:string-value="Y1951.175">
            <text:p>Y1951.175</text:p>
          </table:table-cell>
          <table:table-cell table:formula="of:=[.C169] +6" office:value-type="float" office:value="1551">
            <text:p>1551</text:p>
          </table:table-cell>
          <table:table-cell table:formula="of:=&quot;X&quot;&amp; [.G169]" office:value-type="string" office:string-value="X1551">
            <text:p>X1551</text:p>
          </table:table-cell>
          <table:table-cell table:number-columns-repeated="6"/>
          <table:table-cell table:style-name="ce2" table:formula="of:=[.B170]" office:value-type="string" office:string-value="N177">
            <text:p>N177</text:p>
          </table:table-cell>
          <table:table-cell table:style-name="ce2" table:formula="of:=[.D170]" office:value-type="string" office:string-value="X1545">
            <text:p>X1545</text:p>
          </table:table-cell>
          <table:table-cell table:style-name="ce2" table:formula="of:=[.F170]" office:value-type="string" office:string-value="Y1945.425">
            <text:p>Y1945.425</text:p>
          </table:table-cell>
          <table:table-cell/>
          <table:table-cell table:formula="of:=[.B170]" office:value-type="string" office:string-value="N177">
            <text:p>N177</text:p>
          </table:table-cell>
          <table:table-cell table:formula="of:=[.H170]" office:value-type="string" office:string-value="X1551">
            <text:p>X1551</text:p>
          </table:table-cell>
          <table:table-cell table:formula="of:=[.F170]" office:value-type="string" office:string-value="Y1945.425">
            <text:p>Y1945.425</text:p>
          </table:table-cell>
        </table:table-row>
        <table:table-row table:style-name="ro1">
          <table:table-cell table:formula="of:=[.A169]+1" office:value-type="float" office:value="177">
            <text:p>177</text:p>
          </table:table-cell>
          <table:table-cell table:formula="of:=&quot;N&quot;&amp;[.A170]" office:value-type="string" office:string-value="N177">
            <text:p>N177</text:p>
          </table:table-cell>
          <table:table-cell table:formula="of:=[.C169]" office:value-type="float" office:value="1545">
            <text:p>1545</text:p>
          </table:table-cell>
          <table:table-cell table:formula="of:= &quot;X&quot;&amp; [.C170]" office:value-type="string" office:string-value="X1545">
            <text:p>X1545</text:p>
          </table:table-cell>
          <table:table-cell table:formula="of:=[.E169]-[.$J$6]" office:value-type="float" office:value="1945.425">
            <text:p>1945.425</text:p>
          </table:table-cell>
          <table:table-cell table:formula="of:=&quot;Y&quot; &amp; [.E170]" office:value-type="string" office:string-value="Y1945.425">
            <text:p>Y1945.425</text:p>
          </table:table-cell>
          <table:table-cell table:formula="of:=[.C170] +6" office:value-type="float" office:value="1551">
            <text:p>1551</text:p>
          </table:table-cell>
          <table:table-cell table:formula="of:=&quot;X&quot;&amp; [.G170]" office:value-type="string" office:string-value="X1551">
            <text:p>X1551</text:p>
          </table:table-cell>
          <table:table-cell table:number-columns-repeated="6"/>
          <table:table-cell table:style-name="ce2" table:formula="of:=[.B171]" office:value-type="string" office:string-value="N178">
            <text:p>N178</text:p>
          </table:table-cell>
          <table:table-cell table:style-name="ce2" table:formula="of:=[.D171]" office:value-type="string" office:string-value="X1545">
            <text:p>X1545</text:p>
          </table:table-cell>
          <table:table-cell table:style-name="ce2" table:formula="of:=[.F171]" office:value-type="string" office:string-value="Y1939.675">
            <text:p>Y1939.675</text:p>
          </table:table-cell>
          <table:table-cell/>
          <table:table-cell table:formula="of:=[.B171]" office:value-type="string" office:string-value="N178">
            <text:p>N178</text:p>
          </table:table-cell>
          <table:table-cell table:formula="of:=[.H171]" office:value-type="string" office:string-value="X1551">
            <text:p>X1551</text:p>
          </table:table-cell>
          <table:table-cell table:formula="of:=[.F171]" office:value-type="string" office:string-value="Y1939.675">
            <text:p>Y1939.675</text:p>
          </table:table-cell>
        </table:table-row>
        <table:table-row table:style-name="ro1">
          <table:table-cell table:formula="of:=[.A170]+1" office:value-type="float" office:value="178">
            <text:p>178</text:p>
          </table:table-cell>
          <table:table-cell table:formula="of:=&quot;N&quot;&amp;[.A171]" office:value-type="string" office:string-value="N178">
            <text:p>N178</text:p>
          </table:table-cell>
          <table:table-cell table:formula="of:=[.C170]" office:value-type="float" office:value="1545">
            <text:p>1545</text:p>
          </table:table-cell>
          <table:table-cell table:formula="of:= &quot;X&quot;&amp; [.C171]" office:value-type="string" office:string-value="X1545">
            <text:p>X1545</text:p>
          </table:table-cell>
          <table:table-cell table:formula="of:=[.E170]-[.$J$6]" office:value-type="float" office:value="1939.675">
            <text:p>1939.675</text:p>
          </table:table-cell>
          <table:table-cell table:formula="of:=&quot;Y&quot; &amp; [.E171]" office:value-type="string" office:string-value="Y1939.675">
            <text:p>Y1939.675</text:p>
          </table:table-cell>
          <table:table-cell table:formula="of:=[.C171] +6" office:value-type="float" office:value="1551">
            <text:p>1551</text:p>
          </table:table-cell>
          <table:table-cell table:formula="of:=&quot;X&quot;&amp; [.G171]" office:value-type="string" office:string-value="X1551">
            <text:p>X1551</text:p>
          </table:table-cell>
          <table:table-cell table:number-columns-repeated="6"/>
          <table:table-cell table:style-name="ce2" table:formula="of:=[.B172]" office:value-type="string" office:string-value="N179">
            <text:p>N179</text:p>
          </table:table-cell>
          <table:table-cell table:style-name="ce2" table:formula="of:=[.D172]" office:value-type="string" office:string-value="X1545">
            <text:p>X1545</text:p>
          </table:table-cell>
          <table:table-cell table:style-name="ce2" table:formula="of:=[.F172]" office:value-type="string" office:string-value="Y1933.925">
            <text:p>Y1933.925</text:p>
          </table:table-cell>
          <table:table-cell/>
          <table:table-cell table:formula="of:=[.B172]" office:value-type="string" office:string-value="N179">
            <text:p>N179</text:p>
          </table:table-cell>
          <table:table-cell table:formula="of:=[.H172]" office:value-type="string" office:string-value="X1551">
            <text:p>X1551</text:p>
          </table:table-cell>
          <table:table-cell table:formula="of:=[.F172]" office:value-type="string" office:string-value="Y1933.925">
            <text:p>Y1933.925</text:p>
          </table:table-cell>
        </table:table-row>
        <table:table-row table:style-name="ro1">
          <table:table-cell table:formula="of:=[.A171]+1" office:value-type="float" office:value="179">
            <text:p>179</text:p>
          </table:table-cell>
          <table:table-cell table:formula="of:=&quot;N&quot;&amp;[.A172]" office:value-type="string" office:string-value="N179">
            <text:p>N179</text:p>
          </table:table-cell>
          <table:table-cell table:formula="of:=[.C171]" office:value-type="float" office:value="1545">
            <text:p>1545</text:p>
          </table:table-cell>
          <table:table-cell table:formula="of:= &quot;X&quot;&amp; [.C172]" office:value-type="string" office:string-value="X1545">
            <text:p>X1545</text:p>
          </table:table-cell>
          <table:table-cell table:formula="of:=[.E171]-[.$J$6]" office:value-type="float" office:value="1933.925">
            <text:p>1933.925</text:p>
          </table:table-cell>
          <table:table-cell table:formula="of:=&quot;Y&quot; &amp; [.E172]" office:value-type="string" office:string-value="Y1933.925">
            <text:p>Y1933.925</text:p>
          </table:table-cell>
          <table:table-cell table:formula="of:=[.C172] +6" office:value-type="float" office:value="1551">
            <text:p>1551</text:p>
          </table:table-cell>
          <table:table-cell table:formula="of:=&quot;X&quot;&amp; [.G172]" office:value-type="string" office:string-value="X1551">
            <text:p>X1551</text:p>
          </table:table-cell>
          <table:table-cell table:number-columns-repeated="6"/>
          <table:table-cell table:style-name="ce2" table:formula="of:=[.B173]" office:value-type="string" office:string-value="N180">
            <text:p>N180</text:p>
          </table:table-cell>
          <table:table-cell table:style-name="ce2" table:formula="of:=[.D173]" office:value-type="string" office:string-value="X1545">
            <text:p>X1545</text:p>
          </table:table-cell>
          <table:table-cell table:style-name="ce2" table:formula="of:=[.F173]" office:value-type="string" office:string-value="Y1928.175">
            <text:p>Y1928.175</text:p>
          </table:table-cell>
          <table:table-cell/>
          <table:table-cell table:formula="of:=[.B173]" office:value-type="string" office:string-value="N180">
            <text:p>N180</text:p>
          </table:table-cell>
          <table:table-cell table:formula="of:=[.H173]" office:value-type="string" office:string-value="X1551">
            <text:p>X1551</text:p>
          </table:table-cell>
          <table:table-cell table:formula="of:=[.F173]" office:value-type="string" office:string-value="Y1928.175">
            <text:p>Y1928.175</text:p>
          </table:table-cell>
        </table:table-row>
        <table:table-row table:style-name="ro1">
          <table:table-cell table:formula="of:=[.A172]+1" office:value-type="float" office:value="180">
            <text:p>180</text:p>
          </table:table-cell>
          <table:table-cell table:formula="of:=&quot;N&quot;&amp;[.A173]" office:value-type="string" office:string-value="N180">
            <text:p>N180</text:p>
          </table:table-cell>
          <table:table-cell table:formula="of:=[.C172]" office:value-type="float" office:value="1545">
            <text:p>1545</text:p>
          </table:table-cell>
          <table:table-cell table:formula="of:= &quot;X&quot;&amp; [.C173]" office:value-type="string" office:string-value="X1545">
            <text:p>X1545</text:p>
          </table:table-cell>
          <table:table-cell table:formula="of:=[.E172]-[.$J$6]" office:value-type="float" office:value="1928.175">
            <text:p>1928.175</text:p>
          </table:table-cell>
          <table:table-cell table:formula="of:=&quot;Y&quot; &amp; [.E173]" office:value-type="string" office:string-value="Y1928.175">
            <text:p>Y1928.175</text:p>
          </table:table-cell>
          <table:table-cell table:formula="of:=[.C173] +6" office:value-type="float" office:value="1551">
            <text:p>1551</text:p>
          </table:table-cell>
          <table:table-cell table:formula="of:=&quot;X&quot;&amp; [.G173]" office:value-type="string" office:string-value="X1551">
            <text:p>X1551</text:p>
          </table:table-cell>
          <table:table-cell table:number-columns-repeated="6"/>
          <table:table-cell table:style-name="ce2" table:formula="of:=[.B174]" office:value-type="string" office:string-value="N181">
            <text:p>N181</text:p>
          </table:table-cell>
          <table:table-cell table:style-name="ce2" table:formula="of:=[.D174]" office:value-type="string" office:string-value="X1545">
            <text:p>X1545</text:p>
          </table:table-cell>
          <table:table-cell table:style-name="ce2" table:formula="of:=[.F174]" office:value-type="string" office:string-value="Y1922.425">
            <text:p>Y1922.425</text:p>
          </table:table-cell>
          <table:table-cell/>
          <table:table-cell table:formula="of:=[.B174]" office:value-type="string" office:string-value="N181">
            <text:p>N181</text:p>
          </table:table-cell>
          <table:table-cell table:formula="of:=[.H174]" office:value-type="string" office:string-value="X1551">
            <text:p>X1551</text:p>
          </table:table-cell>
          <table:table-cell table:formula="of:=[.F174]" office:value-type="string" office:string-value="Y1922.425">
            <text:p>Y1922.425</text:p>
          </table:table-cell>
        </table:table-row>
        <table:table-row table:style-name="ro1">
          <table:table-cell table:formula="of:=[.A173]+1" office:value-type="float" office:value="181">
            <text:p>181</text:p>
          </table:table-cell>
          <table:table-cell table:formula="of:=&quot;N&quot;&amp;[.A174]" office:value-type="string" office:string-value="N181">
            <text:p>N181</text:p>
          </table:table-cell>
          <table:table-cell table:formula="of:=[.C173]" office:value-type="float" office:value="1545">
            <text:p>1545</text:p>
          </table:table-cell>
          <table:table-cell table:formula="of:= &quot;X&quot;&amp; [.C174]" office:value-type="string" office:string-value="X1545">
            <text:p>X1545</text:p>
          </table:table-cell>
          <table:table-cell table:formula="of:=[.E173]-[.$J$6]" office:value-type="float" office:value="1922.425">
            <text:p>1922.425</text:p>
          </table:table-cell>
          <table:table-cell table:formula="of:=&quot;Y&quot; &amp; [.E174]" office:value-type="string" office:string-value="Y1922.425">
            <text:p>Y1922.425</text:p>
          </table:table-cell>
          <table:table-cell table:formula="of:=[.C174] +6" office:value-type="float" office:value="1551">
            <text:p>1551</text:p>
          </table:table-cell>
          <table:table-cell table:formula="of:=&quot;X&quot;&amp; [.G174]" office:value-type="string" office:string-value="X1551">
            <text:p>X1551</text:p>
          </table:table-cell>
          <table:table-cell table:number-columns-repeated="6"/>
          <table:table-cell table:style-name="ce2" table:formula="of:=[.B175]" office:value-type="string" office:string-value="N182">
            <text:p>N182</text:p>
          </table:table-cell>
          <table:table-cell table:style-name="ce2" table:formula="of:=[.D175]" office:value-type="string" office:string-value="X1545">
            <text:p>X1545</text:p>
          </table:table-cell>
          <table:table-cell table:style-name="ce2" table:formula="of:=[.F175]" office:value-type="string" office:string-value="Y1916.675">
            <text:p>Y1916.675</text:p>
          </table:table-cell>
          <table:table-cell/>
          <table:table-cell table:formula="of:=[.B175]" office:value-type="string" office:string-value="N182">
            <text:p>N182</text:p>
          </table:table-cell>
          <table:table-cell table:formula="of:=[.H175]" office:value-type="string" office:string-value="X1551">
            <text:p>X1551</text:p>
          </table:table-cell>
          <table:table-cell table:formula="of:=[.F175]" office:value-type="string" office:string-value="Y1916.675">
            <text:p>Y1916.675</text:p>
          </table:table-cell>
        </table:table-row>
        <table:table-row table:style-name="ro1">
          <table:table-cell table:formula="of:=[.A174]+1" office:value-type="float" office:value="182">
            <text:p>182</text:p>
          </table:table-cell>
          <table:table-cell table:formula="of:=&quot;N&quot;&amp;[.A175]" office:value-type="string" office:string-value="N182">
            <text:p>N182</text:p>
          </table:table-cell>
          <table:table-cell table:formula="of:=[.C174]" office:value-type="float" office:value="1545">
            <text:p>1545</text:p>
          </table:table-cell>
          <table:table-cell table:formula="of:= &quot;X&quot;&amp; [.C175]" office:value-type="string" office:string-value="X1545">
            <text:p>X1545</text:p>
          </table:table-cell>
          <table:table-cell table:formula="of:=[.E174]-[.$J$6]" office:value-type="float" office:value="1916.675">
            <text:p>1916.675</text:p>
          </table:table-cell>
          <table:table-cell table:formula="of:=&quot;Y&quot; &amp; [.E175]" office:value-type="string" office:string-value="Y1916.675">
            <text:p>Y1916.675</text:p>
          </table:table-cell>
          <table:table-cell table:formula="of:=[.C175] +6" office:value-type="float" office:value="1551">
            <text:p>1551</text:p>
          </table:table-cell>
          <table:table-cell table:formula="of:=&quot;X&quot;&amp; [.G175]" office:value-type="string" office:string-value="X1551">
            <text:p>X1551</text:p>
          </table:table-cell>
          <table:table-cell table:number-columns-repeated="6"/>
          <table:table-cell table:style-name="ce2" table:formula="of:=[.B176]" office:value-type="string" office:string-value="N183">
            <text:p>N183</text:p>
          </table:table-cell>
          <table:table-cell table:style-name="ce2" table:formula="of:=[.D176]" office:value-type="string" office:string-value="X1545">
            <text:p>X1545</text:p>
          </table:table-cell>
          <table:table-cell table:style-name="ce2" table:formula="of:=[.F176]" office:value-type="string" office:string-value="Y1910.925">
            <text:p>Y1910.925</text:p>
          </table:table-cell>
          <table:table-cell/>
          <table:table-cell table:formula="of:=[.B176]" office:value-type="string" office:string-value="N183">
            <text:p>N183</text:p>
          </table:table-cell>
          <table:table-cell table:formula="of:=[.H176]" office:value-type="string" office:string-value="X1551">
            <text:p>X1551</text:p>
          </table:table-cell>
          <table:table-cell table:formula="of:=[.F176]" office:value-type="string" office:string-value="Y1910.925">
            <text:p>Y1910.925</text:p>
          </table:table-cell>
        </table:table-row>
        <table:table-row table:style-name="ro1">
          <table:table-cell table:formula="of:=[.A175]+1" office:value-type="float" office:value="183">
            <text:p>183</text:p>
          </table:table-cell>
          <table:table-cell table:formula="of:=&quot;N&quot;&amp;[.A176]" office:value-type="string" office:string-value="N183">
            <text:p>N183</text:p>
          </table:table-cell>
          <table:table-cell table:formula="of:=[.C175]" office:value-type="float" office:value="1545">
            <text:p>1545</text:p>
          </table:table-cell>
          <table:table-cell table:formula="of:= &quot;X&quot;&amp; [.C176]" office:value-type="string" office:string-value="X1545">
            <text:p>X1545</text:p>
          </table:table-cell>
          <table:table-cell table:formula="of:=[.E175]-[.$J$6]" office:value-type="float" office:value="1910.925">
            <text:p>1910.925</text:p>
          </table:table-cell>
          <table:table-cell table:formula="of:=&quot;Y&quot; &amp; [.E176]" office:value-type="string" office:string-value="Y1910.925">
            <text:p>Y1910.925</text:p>
          </table:table-cell>
          <table:table-cell table:formula="of:=[.C176] +6" office:value-type="float" office:value="1551">
            <text:p>1551</text:p>
          </table:table-cell>
          <table:table-cell table:formula="of:=&quot;X&quot;&amp; [.G176]" office:value-type="string" office:string-value="X1551">
            <text:p>X1551</text:p>
          </table:table-cell>
          <table:table-cell table:number-columns-repeated="6"/>
          <table:table-cell table:style-name="ce2" table:formula="of:=[.B177]" office:value-type="string" office:string-value="N184">
            <text:p>N184</text:p>
          </table:table-cell>
          <table:table-cell table:style-name="ce2" table:formula="of:=[.D177]" office:value-type="string" office:string-value="X1545">
            <text:p>X1545</text:p>
          </table:table-cell>
          <table:table-cell table:style-name="ce2" table:formula="of:=[.F177]" office:value-type="string" office:string-value="Y1905.175">
            <text:p>Y1905.175</text:p>
          </table:table-cell>
          <table:table-cell/>
          <table:table-cell table:formula="of:=[.B177]" office:value-type="string" office:string-value="N184">
            <text:p>N184</text:p>
          </table:table-cell>
          <table:table-cell table:formula="of:=[.H177]" office:value-type="string" office:string-value="X1551">
            <text:p>X1551</text:p>
          </table:table-cell>
          <table:table-cell table:formula="of:=[.F177]" office:value-type="string" office:string-value="Y1905.175">
            <text:p>Y1905.175</text:p>
          </table:table-cell>
        </table:table-row>
        <table:table-row table:style-name="ro1">
          <table:table-cell table:formula="of:=[.A176]+1" office:value-type="float" office:value="184">
            <text:p>184</text:p>
          </table:table-cell>
          <table:table-cell table:formula="of:=&quot;N&quot;&amp;[.A177]" office:value-type="string" office:string-value="N184">
            <text:p>N184</text:p>
          </table:table-cell>
          <table:table-cell table:formula="of:=[.C176]" office:value-type="float" office:value="1545">
            <text:p>1545</text:p>
          </table:table-cell>
          <table:table-cell table:formula="of:= &quot;X&quot;&amp; [.C177]" office:value-type="string" office:string-value="X1545">
            <text:p>X1545</text:p>
          </table:table-cell>
          <table:table-cell table:formula="of:=[.E176]-[.$J$6]" office:value-type="float" office:value="1905.175">
            <text:p>1905.175</text:p>
          </table:table-cell>
          <table:table-cell table:formula="of:=&quot;Y&quot; &amp; [.E177]" office:value-type="string" office:string-value="Y1905.175">
            <text:p>Y1905.175</text:p>
          </table:table-cell>
          <table:table-cell table:formula="of:=[.C177] +6" office:value-type="float" office:value="1551">
            <text:p>1551</text:p>
          </table:table-cell>
          <table:table-cell table:formula="of:=&quot;X&quot;&amp; [.G177]" office:value-type="string" office:string-value="X1551">
            <text:p>X1551</text:p>
          </table:table-cell>
          <table:table-cell table:number-columns-repeated="6"/>
          <table:table-cell table:style-name="ce2" table:formula="of:=[.B178]" office:value-type="string" office:string-value="N185">
            <text:p>N185</text:p>
          </table:table-cell>
          <table:table-cell table:style-name="ce2" table:formula="of:=[.D178]" office:value-type="string" office:string-value="X1545">
            <text:p>X1545</text:p>
          </table:table-cell>
          <table:table-cell table:style-name="ce2" table:formula="of:=[.F178]" office:value-type="string" office:string-value="Y1899.425">
            <text:p>Y1899.425</text:p>
          </table:table-cell>
          <table:table-cell/>
          <table:table-cell table:formula="of:=[.B178]" office:value-type="string" office:string-value="N185">
            <text:p>N185</text:p>
          </table:table-cell>
          <table:table-cell table:formula="of:=[.H178]" office:value-type="string" office:string-value="X1551">
            <text:p>X1551</text:p>
          </table:table-cell>
          <table:table-cell table:formula="of:=[.F178]" office:value-type="string" office:string-value="Y1899.425">
            <text:p>Y1899.425</text:p>
          </table:table-cell>
        </table:table-row>
        <table:table-row table:style-name="ro1">
          <table:table-cell table:formula="of:=[.A177]+1" office:value-type="float" office:value="185">
            <text:p>185</text:p>
          </table:table-cell>
          <table:table-cell table:formula="of:=&quot;N&quot;&amp;[.A178]" office:value-type="string" office:string-value="N185">
            <text:p>N185</text:p>
          </table:table-cell>
          <table:table-cell table:formula="of:=[.C177]" office:value-type="float" office:value="1545">
            <text:p>1545</text:p>
          </table:table-cell>
          <table:table-cell table:formula="of:= &quot;X&quot;&amp; [.C178]" office:value-type="string" office:string-value="X1545">
            <text:p>X1545</text:p>
          </table:table-cell>
          <table:table-cell table:formula="of:=[.E177]-[.$J$6]" office:value-type="float" office:value="1899.425">
            <text:p>1899.425</text:p>
          </table:table-cell>
          <table:table-cell table:formula="of:=&quot;Y&quot; &amp; [.E178]" office:value-type="string" office:string-value="Y1899.425">
            <text:p>Y1899.425</text:p>
          </table:table-cell>
          <table:table-cell table:formula="of:=[.C178] +6" office:value-type="float" office:value="1551">
            <text:p>1551</text:p>
          </table:table-cell>
          <table:table-cell table:formula="of:=&quot;X&quot;&amp; [.G178]" office:value-type="string" office:string-value="X1551">
            <text:p>X1551</text:p>
          </table:table-cell>
          <table:table-cell table:number-columns-repeated="6"/>
          <table:table-cell table:style-name="ce2" table:formula="of:=[.B179]" office:value-type="string" office:string-value="N186">
            <text:p>N186</text:p>
          </table:table-cell>
          <table:table-cell table:style-name="ce2" table:formula="of:=[.D179]" office:value-type="string" office:string-value="X1545">
            <text:p>X1545</text:p>
          </table:table-cell>
          <table:table-cell table:style-name="ce2" table:formula="of:=[.F179]" office:value-type="string" office:string-value="Y1893.675">
            <text:p>Y1893.675</text:p>
          </table:table-cell>
          <table:table-cell/>
          <table:table-cell table:formula="of:=[.B179]" office:value-type="string" office:string-value="N186">
            <text:p>N186</text:p>
          </table:table-cell>
          <table:table-cell table:formula="of:=[.H179]" office:value-type="string" office:string-value="X1551">
            <text:p>X1551</text:p>
          </table:table-cell>
          <table:table-cell table:formula="of:=[.F179]" office:value-type="string" office:string-value="Y1893.675">
            <text:p>Y1893.675</text:p>
          </table:table-cell>
        </table:table-row>
        <table:table-row table:style-name="ro1">
          <table:table-cell table:formula="of:=[.A178]+1" office:value-type="float" office:value="186">
            <text:p>186</text:p>
          </table:table-cell>
          <table:table-cell table:formula="of:=&quot;N&quot;&amp;[.A179]" office:value-type="string" office:string-value="N186">
            <text:p>N186</text:p>
          </table:table-cell>
          <table:table-cell table:formula="of:=[.C178]" office:value-type="float" office:value="1545">
            <text:p>1545</text:p>
          </table:table-cell>
          <table:table-cell table:formula="of:= &quot;X&quot;&amp; [.C179]" office:value-type="string" office:string-value="X1545">
            <text:p>X1545</text:p>
          </table:table-cell>
          <table:table-cell table:formula="of:=[.E178]-[.$J$6]" office:value-type="float" office:value="1893.675">
            <text:p>1893.675</text:p>
          </table:table-cell>
          <table:table-cell table:formula="of:=&quot;Y&quot; &amp; [.E179]" office:value-type="string" office:string-value="Y1893.675">
            <text:p>Y1893.675</text:p>
          </table:table-cell>
          <table:table-cell table:formula="of:=[.C179] +6" office:value-type="float" office:value="1551">
            <text:p>1551</text:p>
          </table:table-cell>
          <table:table-cell table:formula="of:=&quot;X&quot;&amp; [.G179]" office:value-type="string" office:string-value="X1551">
            <text:p>X1551</text:p>
          </table:table-cell>
          <table:table-cell table:number-columns-repeated="6"/>
          <table:table-cell table:style-name="ce2" table:formula="of:=[.B180]" office:value-type="string" office:string-value="N187">
            <text:p>N187</text:p>
          </table:table-cell>
          <table:table-cell table:style-name="ce2" table:formula="of:=[.D180]" office:value-type="string" office:string-value="X1545">
            <text:p>X1545</text:p>
          </table:table-cell>
          <table:table-cell table:style-name="ce2" table:formula="of:=[.F180]" office:value-type="string" office:string-value="Y1887.925">
            <text:p>Y1887.925</text:p>
          </table:table-cell>
          <table:table-cell/>
          <table:table-cell table:formula="of:=[.B180]" office:value-type="string" office:string-value="N187">
            <text:p>N187</text:p>
          </table:table-cell>
          <table:table-cell table:formula="of:=[.H180]" office:value-type="string" office:string-value="X1551">
            <text:p>X1551</text:p>
          </table:table-cell>
          <table:table-cell table:formula="of:=[.F180]" office:value-type="string" office:string-value="Y1887.925">
            <text:p>Y1887.925</text:p>
          </table:table-cell>
        </table:table-row>
        <table:table-row table:style-name="ro1">
          <table:table-cell table:formula="of:=[.A179]+1" office:value-type="float" office:value="187">
            <text:p>187</text:p>
          </table:table-cell>
          <table:table-cell table:formula="of:=&quot;N&quot;&amp;[.A180]" office:value-type="string" office:string-value="N187">
            <text:p>N187</text:p>
          </table:table-cell>
          <table:table-cell table:formula="of:=[.C179]" office:value-type="float" office:value="1545">
            <text:p>1545</text:p>
          </table:table-cell>
          <table:table-cell table:formula="of:= &quot;X&quot;&amp; [.C180]" office:value-type="string" office:string-value="X1545">
            <text:p>X1545</text:p>
          </table:table-cell>
          <table:table-cell table:formula="of:=[.E179]-[.$J$6]" office:value-type="float" office:value="1887.925">
            <text:p>1887.925</text:p>
          </table:table-cell>
          <table:table-cell table:formula="of:=&quot;Y&quot; &amp; [.E180]" office:value-type="string" office:string-value="Y1887.925">
            <text:p>Y1887.925</text:p>
          </table:table-cell>
          <table:table-cell table:formula="of:=[.C180] +6" office:value-type="float" office:value="1551">
            <text:p>1551</text:p>
          </table:table-cell>
          <table:table-cell table:formula="of:=&quot;X&quot;&amp; [.G180]" office:value-type="string" office:string-value="X1551">
            <text:p>X1551</text:p>
          </table:table-cell>
          <table:table-cell table:number-columns-repeated="6"/>
          <table:table-cell table:style-name="ce2" table:formula="of:=[.B181]" office:value-type="string" office:string-value="N188">
            <text:p>N188</text:p>
          </table:table-cell>
          <table:table-cell table:style-name="ce2" table:formula="of:=[.D181]" office:value-type="string" office:string-value="X1545">
            <text:p>X1545</text:p>
          </table:table-cell>
          <table:table-cell table:style-name="ce2" table:formula="of:=[.F181]" office:value-type="string" office:string-value="Y1882.175">
            <text:p>Y1882.175</text:p>
          </table:table-cell>
          <table:table-cell/>
          <table:table-cell table:formula="of:=[.B181]" office:value-type="string" office:string-value="N188">
            <text:p>N188</text:p>
          </table:table-cell>
          <table:table-cell table:formula="of:=[.H181]" office:value-type="string" office:string-value="X1551">
            <text:p>X1551</text:p>
          </table:table-cell>
          <table:table-cell table:formula="of:=[.F181]" office:value-type="string" office:string-value="Y1882.175">
            <text:p>Y1882.175</text:p>
          </table:table-cell>
        </table:table-row>
        <table:table-row table:style-name="ro1">
          <table:table-cell table:formula="of:=[.A180]+1" office:value-type="float" office:value="188">
            <text:p>188</text:p>
          </table:table-cell>
          <table:table-cell table:formula="of:=&quot;N&quot;&amp;[.A181]" office:value-type="string" office:string-value="N188">
            <text:p>N188</text:p>
          </table:table-cell>
          <table:table-cell table:formula="of:=[.C180]" office:value-type="float" office:value="1545">
            <text:p>1545</text:p>
          </table:table-cell>
          <table:table-cell table:formula="of:= &quot;X&quot;&amp; [.C181]" office:value-type="string" office:string-value="X1545">
            <text:p>X1545</text:p>
          </table:table-cell>
          <table:table-cell table:formula="of:=[.E180]-[.$J$6]" office:value-type="float" office:value="1882.175">
            <text:p>1882.175</text:p>
          </table:table-cell>
          <table:table-cell table:formula="of:=&quot;Y&quot; &amp; [.E181]" office:value-type="string" office:string-value="Y1882.175">
            <text:p>Y1882.175</text:p>
          </table:table-cell>
          <table:table-cell table:formula="of:=[.C181] +6" office:value-type="float" office:value="1551">
            <text:p>1551</text:p>
          </table:table-cell>
          <table:table-cell table:formula="of:=&quot;X&quot;&amp; [.G181]" office:value-type="string" office:string-value="X1551">
            <text:p>X1551</text:p>
          </table:table-cell>
          <table:table-cell table:number-columns-repeated="6"/>
          <table:table-cell table:style-name="ce2" table:formula="of:=[.B182]" office:value-type="string" office:string-value="N189">
            <text:p>N189</text:p>
          </table:table-cell>
          <table:table-cell table:style-name="ce2" table:formula="of:=[.D182]" office:value-type="string" office:string-value="X1545">
            <text:p>X1545</text:p>
          </table:table-cell>
          <table:table-cell table:style-name="ce2" table:formula="of:=[.F182]" office:value-type="string" office:string-value="Y1876.425">
            <text:p>Y1876.425</text:p>
          </table:table-cell>
          <table:table-cell/>
          <table:table-cell table:formula="of:=[.B182]" office:value-type="string" office:string-value="N189">
            <text:p>N189</text:p>
          </table:table-cell>
          <table:table-cell table:formula="of:=[.H182]" office:value-type="string" office:string-value="X1551">
            <text:p>X1551</text:p>
          </table:table-cell>
          <table:table-cell table:formula="of:=[.F182]" office:value-type="string" office:string-value="Y1876.425">
            <text:p>Y1876.425</text:p>
          </table:table-cell>
        </table:table-row>
        <table:table-row table:style-name="ro1">
          <table:table-cell table:formula="of:=[.A181]+1" office:value-type="float" office:value="189">
            <text:p>189</text:p>
          </table:table-cell>
          <table:table-cell table:formula="of:=&quot;N&quot;&amp;[.A182]" office:value-type="string" office:string-value="N189">
            <text:p>N189</text:p>
          </table:table-cell>
          <table:table-cell table:formula="of:=[.C181]" office:value-type="float" office:value="1545">
            <text:p>1545</text:p>
          </table:table-cell>
          <table:table-cell table:formula="of:= &quot;X&quot;&amp; [.C182]" office:value-type="string" office:string-value="X1545">
            <text:p>X1545</text:p>
          </table:table-cell>
          <table:table-cell table:formula="of:=[.E181]-[.$J$6]" office:value-type="float" office:value="1876.425">
            <text:p>1876.425</text:p>
          </table:table-cell>
          <table:table-cell table:formula="of:=&quot;Y&quot; &amp; [.E182]" office:value-type="string" office:string-value="Y1876.425">
            <text:p>Y1876.425</text:p>
          </table:table-cell>
          <table:table-cell table:formula="of:=[.C182] +6" office:value-type="float" office:value="1551">
            <text:p>1551</text:p>
          </table:table-cell>
          <table:table-cell table:formula="of:=&quot;X&quot;&amp; [.G182]" office:value-type="string" office:string-value="X1551">
            <text:p>X1551</text:p>
          </table:table-cell>
          <table:table-cell table:number-columns-repeated="6"/>
          <table:table-cell table:style-name="ce2" table:formula="of:=[.B183]" office:value-type="string" office:string-value="N190">
            <text:p>N190</text:p>
          </table:table-cell>
          <table:table-cell table:style-name="ce2" table:formula="of:=[.D183]" office:value-type="string" office:string-value="X1545">
            <text:p>X1545</text:p>
          </table:table-cell>
          <table:table-cell table:style-name="ce2" table:formula="of:=[.F183]" office:value-type="string" office:string-value="Y1870.675">
            <text:p>Y1870.675</text:p>
          </table:table-cell>
          <table:table-cell/>
          <table:table-cell table:formula="of:=[.B183]" office:value-type="string" office:string-value="N190">
            <text:p>N190</text:p>
          </table:table-cell>
          <table:table-cell table:formula="of:=[.H183]" office:value-type="string" office:string-value="X1551">
            <text:p>X1551</text:p>
          </table:table-cell>
          <table:table-cell table:formula="of:=[.F183]" office:value-type="string" office:string-value="Y1870.675">
            <text:p>Y1870.675</text:p>
          </table:table-cell>
        </table:table-row>
        <table:table-row table:style-name="ro1">
          <table:table-cell table:formula="of:=[.A182]+1" office:value-type="float" office:value="190">
            <text:p>190</text:p>
          </table:table-cell>
          <table:table-cell table:formula="of:=&quot;N&quot;&amp;[.A183]" office:value-type="string" office:string-value="N190">
            <text:p>N190</text:p>
          </table:table-cell>
          <table:table-cell table:formula="of:=[.C182]" office:value-type="float" office:value="1545">
            <text:p>1545</text:p>
          </table:table-cell>
          <table:table-cell table:formula="of:= &quot;X&quot;&amp; [.C183]" office:value-type="string" office:string-value="X1545">
            <text:p>X1545</text:p>
          </table:table-cell>
          <table:table-cell table:formula="of:=[.E182]-[.$J$6]" office:value-type="float" office:value="1870.675">
            <text:p>1870.675</text:p>
          </table:table-cell>
          <table:table-cell table:formula="of:=&quot;Y&quot; &amp; [.E183]" office:value-type="string" office:string-value="Y1870.675">
            <text:p>Y1870.675</text:p>
          </table:table-cell>
          <table:table-cell table:formula="of:=[.C183] +6" office:value-type="float" office:value="1551">
            <text:p>1551</text:p>
          </table:table-cell>
          <table:table-cell table:formula="of:=&quot;X&quot;&amp; [.G183]" office:value-type="string" office:string-value="X1551">
            <text:p>X1551</text:p>
          </table:table-cell>
          <table:table-cell table:number-columns-repeated="6"/>
          <table:table-cell table:style-name="ce2" table:formula="of:=[.B184]" office:value-type="string" office:string-value="N191">
            <text:p>N191</text:p>
          </table:table-cell>
          <table:table-cell table:style-name="ce2" table:formula="of:=[.D184]" office:value-type="string" office:string-value="X1545">
            <text:p>X1545</text:p>
          </table:table-cell>
          <table:table-cell table:style-name="ce2" table:formula="of:=[.F184]" office:value-type="string" office:string-value="Y1864.925">
            <text:p>Y1864.925</text:p>
          </table:table-cell>
          <table:table-cell/>
          <table:table-cell table:formula="of:=[.B184]" office:value-type="string" office:string-value="N191">
            <text:p>N191</text:p>
          </table:table-cell>
          <table:table-cell table:formula="of:=[.H184]" office:value-type="string" office:string-value="X1551">
            <text:p>X1551</text:p>
          </table:table-cell>
          <table:table-cell table:formula="of:=[.F184]" office:value-type="string" office:string-value="Y1864.925">
            <text:p>Y1864.925</text:p>
          </table:table-cell>
        </table:table-row>
        <table:table-row table:style-name="ro1">
          <table:table-cell table:formula="of:=[.A183]+1" office:value-type="float" office:value="191">
            <text:p>191</text:p>
          </table:table-cell>
          <table:table-cell table:formula="of:=&quot;N&quot;&amp;[.A184]" office:value-type="string" office:string-value="N191">
            <text:p>N191</text:p>
          </table:table-cell>
          <table:table-cell table:formula="of:=[.C183]" office:value-type="float" office:value="1545">
            <text:p>1545</text:p>
          </table:table-cell>
          <table:table-cell table:formula="of:= &quot;X&quot;&amp; [.C184]" office:value-type="string" office:string-value="X1545">
            <text:p>X1545</text:p>
          </table:table-cell>
          <table:table-cell table:formula="of:=[.E183]-[.$J$6]" office:value-type="float" office:value="1864.925">
            <text:p>1864.925</text:p>
          </table:table-cell>
          <table:table-cell table:formula="of:=&quot;Y&quot; &amp; [.E184]" office:value-type="string" office:string-value="Y1864.925">
            <text:p>Y1864.925</text:p>
          </table:table-cell>
          <table:table-cell table:formula="of:=[.C184] +6" office:value-type="float" office:value="1551">
            <text:p>1551</text:p>
          </table:table-cell>
          <table:table-cell table:formula="of:=&quot;X&quot;&amp; [.G184]" office:value-type="string" office:string-value="X1551">
            <text:p>X1551</text:p>
          </table:table-cell>
          <table:table-cell table:number-columns-repeated="6"/>
          <table:table-cell table:style-name="ce2" table:formula="of:=[.B185]" office:value-type="string" office:string-value="N192">
            <text:p>N192</text:p>
          </table:table-cell>
          <table:table-cell table:style-name="ce2" table:formula="of:=[.D185]" office:value-type="string" office:string-value="X1545">
            <text:p>X1545</text:p>
          </table:table-cell>
          <table:table-cell table:style-name="ce2" table:formula="of:=[.F185]" office:value-type="string" office:string-value="Y1859.175">
            <text:p>Y1859.175</text:p>
          </table:table-cell>
          <table:table-cell/>
          <table:table-cell table:formula="of:=[.B185]" office:value-type="string" office:string-value="N192">
            <text:p>N192</text:p>
          </table:table-cell>
          <table:table-cell table:formula="of:=[.H185]" office:value-type="string" office:string-value="X1551">
            <text:p>X1551</text:p>
          </table:table-cell>
          <table:table-cell table:formula="of:=[.F185]" office:value-type="string" office:string-value="Y1859.175">
            <text:p>Y1859.175</text:p>
          </table:table-cell>
        </table:table-row>
        <table:table-row table:style-name="ro1">
          <table:table-cell table:formula="of:=[.A184]+1" office:value-type="float" office:value="192">
            <text:p>192</text:p>
          </table:table-cell>
          <table:table-cell table:formula="of:=&quot;N&quot;&amp;[.A185]" office:value-type="string" office:string-value="N192">
            <text:p>N192</text:p>
          </table:table-cell>
          <table:table-cell table:formula="of:=[.C184]" office:value-type="float" office:value="1545">
            <text:p>1545</text:p>
          </table:table-cell>
          <table:table-cell table:formula="of:= &quot;X&quot;&amp; [.C185]" office:value-type="string" office:string-value="X1545">
            <text:p>X1545</text:p>
          </table:table-cell>
          <table:table-cell table:formula="of:=[.E184]-[.$J$6]" office:value-type="float" office:value="1859.175">
            <text:p>1859.175</text:p>
          </table:table-cell>
          <table:table-cell table:formula="of:=&quot;Y&quot; &amp; [.E185]" office:value-type="string" office:string-value="Y1859.175">
            <text:p>Y1859.175</text:p>
          </table:table-cell>
          <table:table-cell table:formula="of:=[.C185] +6" office:value-type="float" office:value="1551">
            <text:p>1551</text:p>
          </table:table-cell>
          <table:table-cell table:formula="of:=&quot;X&quot;&amp; [.G185]" office:value-type="string" office:string-value="X1551">
            <text:p>X1551</text:p>
          </table:table-cell>
          <table:table-cell table:number-columns-repeated="6"/>
          <table:table-cell table:style-name="ce2" table:formula="of:=[.B186]" office:value-type="string" office:string-value="N193">
            <text:p>N193</text:p>
          </table:table-cell>
          <table:table-cell table:style-name="ce2" table:formula="of:=[.D186]" office:value-type="string" office:string-value="X1545">
            <text:p>X1545</text:p>
          </table:table-cell>
          <table:table-cell table:style-name="ce2" table:formula="of:=[.F186]" office:value-type="string" office:string-value="Y1853.425">
            <text:p>Y1853.425</text:p>
          </table:table-cell>
          <table:table-cell/>
          <table:table-cell table:formula="of:=[.B186]" office:value-type="string" office:string-value="N193">
            <text:p>N193</text:p>
          </table:table-cell>
          <table:table-cell table:formula="of:=[.H186]" office:value-type="string" office:string-value="X1551">
            <text:p>X1551</text:p>
          </table:table-cell>
          <table:table-cell table:formula="of:=[.F186]" office:value-type="string" office:string-value="Y1853.425">
            <text:p>Y1853.425</text:p>
          </table:table-cell>
        </table:table-row>
        <table:table-row table:style-name="ro1">
          <table:table-cell table:formula="of:=[.A185]+1" office:value-type="float" office:value="193">
            <text:p>193</text:p>
          </table:table-cell>
          <table:table-cell table:formula="of:=&quot;N&quot;&amp;[.A186]" office:value-type="string" office:string-value="N193">
            <text:p>N193</text:p>
          </table:table-cell>
          <table:table-cell table:formula="of:=[.C185]" office:value-type="float" office:value="1545">
            <text:p>1545</text:p>
          </table:table-cell>
          <table:table-cell table:formula="of:= &quot;X&quot;&amp; [.C186]" office:value-type="string" office:string-value="X1545">
            <text:p>X1545</text:p>
          </table:table-cell>
          <table:table-cell table:formula="of:=[.E185]-[.$J$6]" office:value-type="float" office:value="1853.425">
            <text:p>1853.425</text:p>
          </table:table-cell>
          <table:table-cell table:formula="of:=&quot;Y&quot; &amp; [.E186]" office:value-type="string" office:string-value="Y1853.425">
            <text:p>Y1853.425</text:p>
          </table:table-cell>
          <table:table-cell table:formula="of:=[.C186] +6" office:value-type="float" office:value="1551">
            <text:p>1551</text:p>
          </table:table-cell>
          <table:table-cell table:formula="of:=&quot;X&quot;&amp; [.G186]" office:value-type="string" office:string-value="X1551">
            <text:p>X1551</text:p>
          </table:table-cell>
          <table:table-cell table:number-columns-repeated="6"/>
          <table:table-cell table:style-name="ce2" table:formula="of:=[.B187]" office:value-type="string" office:string-value="N194">
            <text:p>N194</text:p>
          </table:table-cell>
          <table:table-cell table:style-name="ce2" table:formula="of:=[.D187]" office:value-type="string" office:string-value="X1545">
            <text:p>X1545</text:p>
          </table:table-cell>
          <table:table-cell table:style-name="ce2" table:formula="of:=[.F187]" office:value-type="string" office:string-value="Y1847.675">
            <text:p>Y1847.675</text:p>
          </table:table-cell>
          <table:table-cell/>
          <table:table-cell table:formula="of:=[.B187]" office:value-type="string" office:string-value="N194">
            <text:p>N194</text:p>
          </table:table-cell>
          <table:table-cell table:formula="of:=[.H187]" office:value-type="string" office:string-value="X1551">
            <text:p>X1551</text:p>
          </table:table-cell>
          <table:table-cell table:formula="of:=[.F187]" office:value-type="string" office:string-value="Y1847.675">
            <text:p>Y1847.675</text:p>
          </table:table-cell>
        </table:table-row>
        <table:table-row table:style-name="ro1">
          <table:table-cell table:formula="of:=[.A186]+1" office:value-type="float" office:value="194">
            <text:p>194</text:p>
          </table:table-cell>
          <table:table-cell table:formula="of:=&quot;N&quot;&amp;[.A187]" office:value-type="string" office:string-value="N194">
            <text:p>N194</text:p>
          </table:table-cell>
          <table:table-cell table:formula="of:=[.C186]" office:value-type="float" office:value="1545">
            <text:p>1545</text:p>
          </table:table-cell>
          <table:table-cell table:formula="of:= &quot;X&quot;&amp; [.C187]" office:value-type="string" office:string-value="X1545">
            <text:p>X1545</text:p>
          </table:table-cell>
          <table:table-cell table:formula="of:=[.E186]-[.$J$6]" office:value-type="float" office:value="1847.675">
            <text:p>1847.675</text:p>
          </table:table-cell>
          <table:table-cell table:formula="of:=&quot;Y&quot; &amp; [.E187]" office:value-type="string" office:string-value="Y1847.675">
            <text:p>Y1847.675</text:p>
          </table:table-cell>
          <table:table-cell table:formula="of:=[.C187] +6" office:value-type="float" office:value="1551">
            <text:p>1551</text:p>
          </table:table-cell>
          <table:table-cell table:formula="of:=&quot;X&quot;&amp; [.G187]" office:value-type="string" office:string-value="X1551">
            <text:p>X1551</text:p>
          </table:table-cell>
          <table:table-cell table:number-columns-repeated="6"/>
          <table:table-cell table:style-name="ce2" table:formula="of:=[.B188]" office:value-type="string" office:string-value="N195">
            <text:p>N195</text:p>
          </table:table-cell>
          <table:table-cell table:style-name="ce2" table:formula="of:=[.D188]" office:value-type="string" office:string-value="X1545">
            <text:p>X1545</text:p>
          </table:table-cell>
          <table:table-cell table:style-name="ce2" table:formula="of:=[.F188]" office:value-type="string" office:string-value="Y1841.925">
            <text:p>Y1841.925</text:p>
          </table:table-cell>
          <table:table-cell/>
          <table:table-cell table:formula="of:=[.B188]" office:value-type="string" office:string-value="N195">
            <text:p>N195</text:p>
          </table:table-cell>
          <table:table-cell table:formula="of:=[.H188]" office:value-type="string" office:string-value="X1551">
            <text:p>X1551</text:p>
          </table:table-cell>
          <table:table-cell table:formula="of:=[.F188]" office:value-type="string" office:string-value="Y1841.925">
            <text:p>Y1841.925</text:p>
          </table:table-cell>
        </table:table-row>
        <table:table-row table:style-name="ro1">
          <table:table-cell table:formula="of:=[.A187]+1" office:value-type="float" office:value="195">
            <text:p>195</text:p>
          </table:table-cell>
          <table:table-cell table:formula="of:=&quot;N&quot;&amp;[.A188]" office:value-type="string" office:string-value="N195">
            <text:p>N195</text:p>
          </table:table-cell>
          <table:table-cell table:formula="of:=[.C187]" office:value-type="float" office:value="1545">
            <text:p>1545</text:p>
          </table:table-cell>
          <table:table-cell table:formula="of:= &quot;X&quot;&amp; [.C188]" office:value-type="string" office:string-value="X1545">
            <text:p>X1545</text:p>
          </table:table-cell>
          <table:table-cell table:formula="of:=[.E187]-[.$J$6]" office:value-type="float" office:value="1841.925">
            <text:p>1841.925</text:p>
          </table:table-cell>
          <table:table-cell table:formula="of:=&quot;Y&quot; &amp; [.E188]" office:value-type="string" office:string-value="Y1841.925">
            <text:p>Y1841.925</text:p>
          </table:table-cell>
          <table:table-cell table:formula="of:=[.C188] +6" office:value-type="float" office:value="1551">
            <text:p>1551</text:p>
          </table:table-cell>
          <table:table-cell table:formula="of:=&quot;X&quot;&amp; [.G188]" office:value-type="string" office:string-value="X1551">
            <text:p>X1551</text:p>
          </table:table-cell>
          <table:table-cell table:number-columns-repeated="6"/>
          <table:table-cell table:style-name="ce2" table:formula="of:=[.B189]" office:value-type="string" office:string-value="N196">
            <text:p>N196</text:p>
          </table:table-cell>
          <table:table-cell table:style-name="ce2" table:formula="of:=[.D189]" office:value-type="string" office:string-value="X1545">
            <text:p>X1545</text:p>
          </table:table-cell>
          <table:table-cell table:style-name="ce2" table:formula="of:=[.F189]" office:value-type="string" office:string-value="Y1836.175">
            <text:p>Y1836.175</text:p>
          </table:table-cell>
          <table:table-cell/>
          <table:table-cell table:formula="of:=[.B189]" office:value-type="string" office:string-value="N196">
            <text:p>N196</text:p>
          </table:table-cell>
          <table:table-cell table:formula="of:=[.H189]" office:value-type="string" office:string-value="X1551">
            <text:p>X1551</text:p>
          </table:table-cell>
          <table:table-cell table:formula="of:=[.F189]" office:value-type="string" office:string-value="Y1836.175">
            <text:p>Y1836.175</text:p>
          </table:table-cell>
        </table:table-row>
        <table:table-row table:style-name="ro1">
          <table:table-cell table:formula="of:=[.A188]+1" office:value-type="float" office:value="196">
            <text:p>196</text:p>
          </table:table-cell>
          <table:table-cell table:formula="of:=&quot;N&quot;&amp;[.A189]" office:value-type="string" office:string-value="N196">
            <text:p>N196</text:p>
          </table:table-cell>
          <table:table-cell table:formula="of:=[.C188]" office:value-type="float" office:value="1545">
            <text:p>1545</text:p>
          </table:table-cell>
          <table:table-cell table:formula="of:= &quot;X&quot;&amp; [.C189]" office:value-type="string" office:string-value="X1545">
            <text:p>X1545</text:p>
          </table:table-cell>
          <table:table-cell table:formula="of:=[.E188]-[.$J$6]" office:value-type="float" office:value="1836.175">
            <text:p>1836.175</text:p>
          </table:table-cell>
          <table:table-cell table:formula="of:=&quot;Y&quot; &amp; [.E189]" office:value-type="string" office:string-value="Y1836.175">
            <text:p>Y1836.175</text:p>
          </table:table-cell>
          <table:table-cell table:formula="of:=[.C189] +6" office:value-type="float" office:value="1551">
            <text:p>1551</text:p>
          </table:table-cell>
          <table:table-cell table:formula="of:=&quot;X&quot;&amp; [.G189]" office:value-type="string" office:string-value="X1551">
            <text:p>X1551</text:p>
          </table:table-cell>
          <table:table-cell table:number-columns-repeated="6"/>
          <table:table-cell table:style-name="ce2" table:formula="of:=[.B190]" office:value-type="string" office:string-value="N197">
            <text:p>N197</text:p>
          </table:table-cell>
          <table:table-cell table:style-name="ce2" table:formula="of:=[.D190]" office:value-type="string" office:string-value="X1545">
            <text:p>X1545</text:p>
          </table:table-cell>
          <table:table-cell table:style-name="ce2" table:formula="of:=[.F190]" office:value-type="string" office:string-value="Y1830.425">
            <text:p>Y1830.425</text:p>
          </table:table-cell>
          <table:table-cell/>
          <table:table-cell table:formula="of:=[.B190]" office:value-type="string" office:string-value="N197">
            <text:p>N197</text:p>
          </table:table-cell>
          <table:table-cell table:formula="of:=[.H190]" office:value-type="string" office:string-value="X1551">
            <text:p>X1551</text:p>
          </table:table-cell>
          <table:table-cell table:formula="of:=[.F190]" office:value-type="string" office:string-value="Y1830.425">
            <text:p>Y1830.425</text:p>
          </table:table-cell>
        </table:table-row>
        <table:table-row table:style-name="ro1">
          <table:table-cell table:formula="of:=[.A189]+1" office:value-type="float" office:value="197">
            <text:p>197</text:p>
          </table:table-cell>
          <table:table-cell table:formula="of:=&quot;N&quot;&amp;[.A190]" office:value-type="string" office:string-value="N197">
            <text:p>N197</text:p>
          </table:table-cell>
          <table:table-cell table:formula="of:=[.C189]" office:value-type="float" office:value="1545">
            <text:p>1545</text:p>
          </table:table-cell>
          <table:table-cell table:formula="of:= &quot;X&quot;&amp; [.C190]" office:value-type="string" office:string-value="X1545">
            <text:p>X1545</text:p>
          </table:table-cell>
          <table:table-cell table:formula="of:=[.E189]-[.$J$6]" office:value-type="float" office:value="1830.425">
            <text:p>1830.425</text:p>
          </table:table-cell>
          <table:table-cell table:formula="of:=&quot;Y&quot; &amp; [.E190]" office:value-type="string" office:string-value="Y1830.425">
            <text:p>Y1830.425</text:p>
          </table:table-cell>
          <table:table-cell table:formula="of:=[.C190] +6" office:value-type="float" office:value="1551">
            <text:p>1551</text:p>
          </table:table-cell>
          <table:table-cell table:formula="of:=&quot;X&quot;&amp; [.G190]" office:value-type="string" office:string-value="X1551">
            <text:p>X1551</text:p>
          </table:table-cell>
          <table:table-cell table:number-columns-repeated="6"/>
          <table:table-cell table:style-name="ce2" table:formula="of:=[.B191]" office:value-type="string" office:string-value="N198">
            <text:p>N198</text:p>
          </table:table-cell>
          <table:table-cell table:style-name="ce2" table:formula="of:=[.D191]" office:value-type="string" office:string-value="X1545">
            <text:p>X1545</text:p>
          </table:table-cell>
          <table:table-cell table:style-name="ce2" table:formula="of:=[.F191]" office:value-type="string" office:string-value="Y1824.675">
            <text:p>Y1824.675</text:p>
          </table:table-cell>
          <table:table-cell/>
          <table:table-cell table:formula="of:=[.B191]" office:value-type="string" office:string-value="N198">
            <text:p>N198</text:p>
          </table:table-cell>
          <table:table-cell table:formula="of:=[.H191]" office:value-type="string" office:string-value="X1551">
            <text:p>X1551</text:p>
          </table:table-cell>
          <table:table-cell table:formula="of:=[.F191]" office:value-type="string" office:string-value="Y1824.675">
            <text:p>Y1824.675</text:p>
          </table:table-cell>
        </table:table-row>
        <table:table-row table:style-name="ro1">
          <table:table-cell table:formula="of:=[.A190]+1" office:value-type="float" office:value="198">
            <text:p>198</text:p>
          </table:table-cell>
          <table:table-cell table:formula="of:=&quot;N&quot;&amp;[.A191]" office:value-type="string" office:string-value="N198">
            <text:p>N198</text:p>
          </table:table-cell>
          <table:table-cell table:formula="of:=[.C190]" office:value-type="float" office:value="1545">
            <text:p>1545</text:p>
          </table:table-cell>
          <table:table-cell table:formula="of:= &quot;X&quot;&amp; [.C191]" office:value-type="string" office:string-value="X1545">
            <text:p>X1545</text:p>
          </table:table-cell>
          <table:table-cell table:formula="of:=[.E190]-[.$J$6]" office:value-type="float" office:value="1824.675">
            <text:p>1824.675</text:p>
          </table:table-cell>
          <table:table-cell table:formula="of:=&quot;Y&quot; &amp; [.E191]" office:value-type="string" office:string-value="Y1824.675">
            <text:p>Y1824.675</text:p>
          </table:table-cell>
          <table:table-cell table:formula="of:=[.C191] +6" office:value-type="float" office:value="1551">
            <text:p>1551</text:p>
          </table:table-cell>
          <table:table-cell table:formula="of:=&quot;X&quot;&amp; [.G191]" office:value-type="string" office:string-value="X1551">
            <text:p>X1551</text:p>
          </table:table-cell>
          <table:table-cell table:number-columns-repeated="6"/>
          <table:table-cell table:style-name="ce2" table:formula="of:=[.B192]" office:value-type="string" office:string-value="N199">
            <text:p>N199</text:p>
          </table:table-cell>
          <table:table-cell table:style-name="ce2" table:formula="of:=[.D192]" office:value-type="string" office:string-value="X1545">
            <text:p>X1545</text:p>
          </table:table-cell>
          <table:table-cell table:style-name="ce2" table:formula="of:=[.F192]" office:value-type="string" office:string-value="Y1818.925">
            <text:p>Y1818.925</text:p>
          </table:table-cell>
          <table:table-cell/>
          <table:table-cell table:formula="of:=[.B192]" office:value-type="string" office:string-value="N199">
            <text:p>N199</text:p>
          </table:table-cell>
          <table:table-cell table:formula="of:=[.H192]" office:value-type="string" office:string-value="X1551">
            <text:p>X1551</text:p>
          </table:table-cell>
          <table:table-cell table:formula="of:=[.F192]" office:value-type="string" office:string-value="Y1818.925">
            <text:p>Y1818.925</text:p>
          </table:table-cell>
        </table:table-row>
        <table:table-row table:style-name="ro1">
          <table:table-cell table:formula="of:=[.A191]+1" office:value-type="float" office:value="199">
            <text:p>199</text:p>
          </table:table-cell>
          <table:table-cell table:formula="of:=&quot;N&quot;&amp;[.A192]" office:value-type="string" office:string-value="N199">
            <text:p>N199</text:p>
          </table:table-cell>
          <table:table-cell table:formula="of:=[.C191]" office:value-type="float" office:value="1545">
            <text:p>1545</text:p>
          </table:table-cell>
          <table:table-cell table:formula="of:= &quot;X&quot;&amp; [.C192]" office:value-type="string" office:string-value="X1545">
            <text:p>X1545</text:p>
          </table:table-cell>
          <table:table-cell table:formula="of:=[.E191]-[.$J$6]" office:value-type="float" office:value="1818.925">
            <text:p>1818.925</text:p>
          </table:table-cell>
          <table:table-cell table:formula="of:=&quot;Y&quot; &amp; [.E192]" office:value-type="string" office:string-value="Y1818.925">
            <text:p>Y1818.925</text:p>
          </table:table-cell>
          <table:table-cell table:formula="of:=[.C192] +6" office:value-type="float" office:value="1551">
            <text:p>1551</text:p>
          </table:table-cell>
          <table:table-cell table:formula="of:=&quot;X&quot;&amp; [.G192]" office:value-type="string" office:string-value="X1551">
            <text:p>X1551</text:p>
          </table:table-cell>
          <table:table-cell table:number-columns-repeated="6"/>
          <table:table-cell table:style-name="ce2" table:formula="of:=[.B193]" office:value-type="string" office:string-value="N200">
            <text:p>N200</text:p>
          </table:table-cell>
          <table:table-cell table:style-name="ce2" table:formula="of:=[.D193]" office:value-type="string" office:string-value="X1545">
            <text:p>X1545</text:p>
          </table:table-cell>
          <table:table-cell table:style-name="ce2" table:formula="of:=[.F193]" office:value-type="string" office:string-value="Y1813.175">
            <text:p>Y1813.175</text:p>
          </table:table-cell>
          <table:table-cell/>
          <table:table-cell table:formula="of:=[.B193]" office:value-type="string" office:string-value="N200">
            <text:p>N200</text:p>
          </table:table-cell>
          <table:table-cell table:formula="of:=[.H193]" office:value-type="string" office:string-value="X1551">
            <text:p>X1551</text:p>
          </table:table-cell>
          <table:table-cell table:formula="of:=[.F193]" office:value-type="string" office:string-value="Y1813.175">
            <text:p>Y1813.175</text:p>
          </table:table-cell>
        </table:table-row>
        <table:table-row table:style-name="ro1">
          <table:table-cell table:formula="of:=[.A192]+1" office:value-type="float" office:value="200">
            <text:p>200</text:p>
          </table:table-cell>
          <table:table-cell table:formula="of:=&quot;N&quot;&amp;[.A193]" office:value-type="string" office:string-value="N200">
            <text:p>N200</text:p>
          </table:table-cell>
          <table:table-cell table:formula="of:=[.C192]" office:value-type="float" office:value="1545">
            <text:p>1545</text:p>
          </table:table-cell>
          <table:table-cell table:formula="of:= &quot;X&quot;&amp; [.C193]" office:value-type="string" office:string-value="X1545">
            <text:p>X1545</text:p>
          </table:table-cell>
          <table:table-cell table:formula="of:=[.E192]-[.$J$6]" office:value-type="float" office:value="1813.175">
            <text:p>1813.175</text:p>
          </table:table-cell>
          <table:table-cell table:formula="of:=&quot;Y&quot; &amp; [.E193]" office:value-type="string" office:string-value="Y1813.175">
            <text:p>Y1813.175</text:p>
          </table:table-cell>
          <table:table-cell table:formula="of:=[.C193] +6" office:value-type="float" office:value="1551">
            <text:p>1551</text:p>
          </table:table-cell>
          <table:table-cell table:formula="of:=&quot;X&quot;&amp; [.G193]" office:value-type="string" office:string-value="X1551">
            <text:p>X1551</text:p>
          </table:table-cell>
          <table:table-cell table:number-columns-repeated="6"/>
          <table:table-cell table:style-name="ce2" table:formula="of:=[.B194]" office:value-type="string" office:string-value="N201">
            <text:p>N201</text:p>
          </table:table-cell>
          <table:table-cell table:style-name="ce2" table:formula="of:=[.D194]" office:value-type="string" office:string-value="X1545">
            <text:p>X1545</text:p>
          </table:table-cell>
          <table:table-cell table:style-name="ce2" table:formula="of:=[.F194]" office:value-type="string" office:string-value="Y1807.425">
            <text:p>Y1807.425</text:p>
          </table:table-cell>
          <table:table-cell/>
          <table:table-cell table:formula="of:=[.B194]" office:value-type="string" office:string-value="N201">
            <text:p>N201</text:p>
          </table:table-cell>
          <table:table-cell table:formula="of:=[.H194]" office:value-type="string" office:string-value="X1551">
            <text:p>X1551</text:p>
          </table:table-cell>
          <table:table-cell table:formula="of:=[.F194]" office:value-type="string" office:string-value="Y1807.425">
            <text:p>Y1807.425</text:p>
          </table:table-cell>
        </table:table-row>
        <table:table-row table:style-name="ro1">
          <table:table-cell table:formula="of:=[.A193]+1" office:value-type="float" office:value="201">
            <text:p>201</text:p>
          </table:table-cell>
          <table:table-cell table:formula="of:=&quot;N&quot;&amp;[.A194]" office:value-type="string" office:string-value="N201">
            <text:p>N201</text:p>
          </table:table-cell>
          <table:table-cell table:formula="of:=[.C193]" office:value-type="float" office:value="1545">
            <text:p>1545</text:p>
          </table:table-cell>
          <table:table-cell table:formula="of:= &quot;X&quot;&amp; [.C194]" office:value-type="string" office:string-value="X1545">
            <text:p>X1545</text:p>
          </table:table-cell>
          <table:table-cell table:formula="of:=[.E193]-[.$J$6]" office:value-type="float" office:value="1807.425">
            <text:p>1807.425</text:p>
          </table:table-cell>
          <table:table-cell table:formula="of:=&quot;Y&quot; &amp; [.E194]" office:value-type="string" office:string-value="Y1807.425">
            <text:p>Y1807.425</text:p>
          </table:table-cell>
          <table:table-cell table:formula="of:=[.C194] +6" office:value-type="float" office:value="1551">
            <text:p>1551</text:p>
          </table:table-cell>
          <table:table-cell table:formula="of:=&quot;X&quot;&amp; [.G194]" office:value-type="string" office:string-value="X1551">
            <text:p>X1551</text:p>
          </table:table-cell>
          <table:table-cell table:number-columns-repeated="6"/>
          <table:table-cell table:style-name="ce2" table:formula="of:=[.B195]" office:value-type="string" office:string-value="N202">
            <text:p>N202</text:p>
          </table:table-cell>
          <table:table-cell table:style-name="ce2" table:formula="of:=[.D195]" office:value-type="string" office:string-value="X1545">
            <text:p>X1545</text:p>
          </table:table-cell>
          <table:table-cell table:style-name="ce2" table:formula="of:=[.F195]" office:value-type="string" office:string-value="Y1801.675">
            <text:p>Y1801.675</text:p>
          </table:table-cell>
          <table:table-cell/>
          <table:table-cell table:formula="of:=[.B195]" office:value-type="string" office:string-value="N202">
            <text:p>N202</text:p>
          </table:table-cell>
          <table:table-cell table:formula="of:=[.H195]" office:value-type="string" office:string-value="X1551">
            <text:p>X1551</text:p>
          </table:table-cell>
          <table:table-cell table:formula="of:=[.F195]" office:value-type="string" office:string-value="Y1801.675">
            <text:p>Y1801.675</text:p>
          </table:table-cell>
        </table:table-row>
        <table:table-row table:style-name="ro1">
          <table:table-cell table:formula="of:=[.A194]+1" office:value-type="float" office:value="202">
            <text:p>202</text:p>
          </table:table-cell>
          <table:table-cell table:formula="of:=&quot;N&quot;&amp;[.A195]" office:value-type="string" office:string-value="N202">
            <text:p>N202</text:p>
          </table:table-cell>
          <table:table-cell table:formula="of:=[.C194]" office:value-type="float" office:value="1545">
            <text:p>1545</text:p>
          </table:table-cell>
          <table:table-cell table:formula="of:= &quot;X&quot;&amp; [.C195]" office:value-type="string" office:string-value="X1545">
            <text:p>X1545</text:p>
          </table:table-cell>
          <table:table-cell table:formula="of:=[.E194]-[.$J$6]" office:value-type="float" office:value="1801.675">
            <text:p>1801.675</text:p>
          </table:table-cell>
          <table:table-cell table:formula="of:=&quot;Y&quot; &amp; [.E195]" office:value-type="string" office:string-value="Y1801.675">
            <text:p>Y1801.675</text:p>
          </table:table-cell>
          <table:table-cell table:formula="of:=[.C195] +6" office:value-type="float" office:value="1551">
            <text:p>1551</text:p>
          </table:table-cell>
          <table:table-cell table:formula="of:=&quot;X&quot;&amp; [.G195]" office:value-type="string" office:string-value="X1551">
            <text:p>X1551</text:p>
          </table:table-cell>
          <table:table-cell table:number-columns-repeated="6"/>
          <table:table-cell table:style-name="ce2" table:formula="of:=[.B196]" office:value-type="string" office:string-value="N203">
            <text:p>N203</text:p>
          </table:table-cell>
          <table:table-cell table:style-name="ce2" table:formula="of:=[.D196]" office:value-type="string" office:string-value="X1545">
            <text:p>X1545</text:p>
          </table:table-cell>
          <table:table-cell table:style-name="ce2" table:formula="of:=[.F196]" office:value-type="string" office:string-value="Y1795.925">
            <text:p>Y1795.925</text:p>
          </table:table-cell>
          <table:table-cell/>
          <table:table-cell table:formula="of:=[.B196]" office:value-type="string" office:string-value="N203">
            <text:p>N203</text:p>
          </table:table-cell>
          <table:table-cell table:formula="of:=[.H196]" office:value-type="string" office:string-value="X1551">
            <text:p>X1551</text:p>
          </table:table-cell>
          <table:table-cell table:formula="of:=[.F196]" office:value-type="string" office:string-value="Y1795.925">
            <text:p>Y1795.925</text:p>
          </table:table-cell>
        </table:table-row>
        <table:table-row table:style-name="ro1">
          <table:table-cell table:formula="of:=[.A195]+1" office:value-type="float" office:value="203">
            <text:p>203</text:p>
          </table:table-cell>
          <table:table-cell table:formula="of:=&quot;N&quot;&amp;[.A196]" office:value-type="string" office:string-value="N203">
            <text:p>N203</text:p>
          </table:table-cell>
          <table:table-cell table:formula="of:=[.C195]" office:value-type="float" office:value="1545">
            <text:p>1545</text:p>
          </table:table-cell>
          <table:table-cell table:formula="of:= &quot;X&quot;&amp; [.C196]" office:value-type="string" office:string-value="X1545">
            <text:p>X1545</text:p>
          </table:table-cell>
          <table:table-cell table:formula="of:=[.E195]-[.$J$6]" office:value-type="float" office:value="1795.925">
            <text:p>1795.925</text:p>
          </table:table-cell>
          <table:table-cell table:formula="of:=&quot;Y&quot; &amp; [.E196]" office:value-type="string" office:string-value="Y1795.925">
            <text:p>Y1795.925</text:p>
          </table:table-cell>
          <table:table-cell table:formula="of:=[.C196] +6" office:value-type="float" office:value="1551">
            <text:p>1551</text:p>
          </table:table-cell>
          <table:table-cell table:formula="of:=&quot;X&quot;&amp; [.G196]" office:value-type="string" office:string-value="X1551">
            <text:p>X1551</text:p>
          </table:table-cell>
          <table:table-cell table:number-columns-repeated="6"/>
          <table:table-cell table:style-name="ce2" table:formula="of:=[.B197]" office:value-type="string" office:string-value="N204">
            <text:p>N204</text:p>
          </table:table-cell>
          <table:table-cell table:style-name="ce2" table:formula="of:=[.D197]" office:value-type="string" office:string-value="X1545">
            <text:p>X1545</text:p>
          </table:table-cell>
          <table:table-cell table:style-name="ce2" table:formula="of:=[.F197]" office:value-type="string" office:string-value="Y1790.175">
            <text:p>Y1790.175</text:p>
          </table:table-cell>
          <table:table-cell/>
          <table:table-cell table:formula="of:=[.B197]" office:value-type="string" office:string-value="N204">
            <text:p>N204</text:p>
          </table:table-cell>
          <table:table-cell table:formula="of:=[.H197]" office:value-type="string" office:string-value="X1551">
            <text:p>X1551</text:p>
          </table:table-cell>
          <table:table-cell table:formula="of:=[.F197]" office:value-type="string" office:string-value="Y1790.175">
            <text:p>Y1790.175</text:p>
          </table:table-cell>
        </table:table-row>
        <table:table-row table:style-name="ro1">
          <table:table-cell table:formula="of:=[.A196]+1" office:value-type="float" office:value="204">
            <text:p>204</text:p>
          </table:table-cell>
          <table:table-cell table:formula="of:=&quot;N&quot;&amp;[.A197]" office:value-type="string" office:string-value="N204">
            <text:p>N204</text:p>
          </table:table-cell>
          <table:table-cell table:formula="of:=[.C196]" office:value-type="float" office:value="1545">
            <text:p>1545</text:p>
          </table:table-cell>
          <table:table-cell table:formula="of:= &quot;X&quot;&amp; [.C197]" office:value-type="string" office:string-value="X1545">
            <text:p>X1545</text:p>
          </table:table-cell>
          <table:table-cell table:formula="of:=[.E196]-[.$J$6]" office:value-type="float" office:value="1790.175">
            <text:p>1790.175</text:p>
          </table:table-cell>
          <table:table-cell table:formula="of:=&quot;Y&quot; &amp; [.E197]" office:value-type="string" office:string-value="Y1790.175">
            <text:p>Y1790.175</text:p>
          </table:table-cell>
          <table:table-cell table:formula="of:=[.C197] +6" office:value-type="float" office:value="1551">
            <text:p>1551</text:p>
          </table:table-cell>
          <table:table-cell table:formula="of:=&quot;X&quot;&amp; [.G197]" office:value-type="string" office:string-value="X1551">
            <text:p>X1551</text:p>
          </table:table-cell>
          <table:table-cell table:number-columns-repeated="6"/>
          <table:table-cell table:style-name="ce2" table:formula="of:=[.B198]" office:value-type="string" office:string-value="N205">
            <text:p>N205</text:p>
          </table:table-cell>
          <table:table-cell table:style-name="ce2" table:formula="of:=[.D198]" office:value-type="string" office:string-value="X1545">
            <text:p>X1545</text:p>
          </table:table-cell>
          <table:table-cell table:style-name="ce2" table:formula="of:=[.F198]" office:value-type="string" office:string-value="Y1784.425">
            <text:p>Y1784.425</text:p>
          </table:table-cell>
          <table:table-cell/>
          <table:table-cell table:formula="of:=[.B198]" office:value-type="string" office:string-value="N205">
            <text:p>N205</text:p>
          </table:table-cell>
          <table:table-cell table:formula="of:=[.H198]" office:value-type="string" office:string-value="X1551">
            <text:p>X1551</text:p>
          </table:table-cell>
          <table:table-cell table:formula="of:=[.F198]" office:value-type="string" office:string-value="Y1784.425">
            <text:p>Y1784.425</text:p>
          </table:table-cell>
        </table:table-row>
        <table:table-row table:style-name="ro1">
          <table:table-cell table:formula="of:=[.A197]+1" office:value-type="float" office:value="205">
            <text:p>205</text:p>
          </table:table-cell>
          <table:table-cell table:formula="of:=&quot;N&quot;&amp;[.A198]" office:value-type="string" office:string-value="N205">
            <text:p>N205</text:p>
          </table:table-cell>
          <table:table-cell table:formula="of:=[.C197]" office:value-type="float" office:value="1545">
            <text:p>1545</text:p>
          </table:table-cell>
          <table:table-cell table:formula="of:= &quot;X&quot;&amp; [.C198]" office:value-type="string" office:string-value="X1545">
            <text:p>X1545</text:p>
          </table:table-cell>
          <table:table-cell table:formula="of:=[.E197]-[.$J$6]" office:value-type="float" office:value="1784.425">
            <text:p>1784.425</text:p>
          </table:table-cell>
          <table:table-cell table:formula="of:=&quot;Y&quot; &amp; [.E198]" office:value-type="string" office:string-value="Y1784.425">
            <text:p>Y1784.425</text:p>
          </table:table-cell>
          <table:table-cell table:formula="of:=[.C198] +6" office:value-type="float" office:value="1551">
            <text:p>1551</text:p>
          </table:table-cell>
          <table:table-cell table:formula="of:=&quot;X&quot;&amp; [.G198]" office:value-type="string" office:string-value="X1551">
            <text:p>X1551</text:p>
          </table:table-cell>
          <table:table-cell table:number-columns-repeated="6"/>
          <table:table-cell table:style-name="ce2" table:formula="of:=[.B199]" office:value-type="string" office:string-value="N206">
            <text:p>N206</text:p>
          </table:table-cell>
          <table:table-cell table:style-name="ce2" table:formula="of:=[.D199]" office:value-type="string" office:string-value="X1545">
            <text:p>X1545</text:p>
          </table:table-cell>
          <table:table-cell table:style-name="ce2" table:formula="of:=[.F199]" office:value-type="string" office:string-value="Y1778.675">
            <text:p>Y1778.675</text:p>
          </table:table-cell>
          <table:table-cell/>
          <table:table-cell table:formula="of:=[.B199]" office:value-type="string" office:string-value="N206">
            <text:p>N206</text:p>
          </table:table-cell>
          <table:table-cell table:formula="of:=[.H199]" office:value-type="string" office:string-value="X1551">
            <text:p>X1551</text:p>
          </table:table-cell>
          <table:table-cell table:formula="of:=[.F199]" office:value-type="string" office:string-value="Y1778.675">
            <text:p>Y1778.675</text:p>
          </table:table-cell>
        </table:table-row>
        <table:table-row table:style-name="ro1">
          <table:table-cell table:formula="of:=[.A198]+1" office:value-type="float" office:value="206">
            <text:p>206</text:p>
          </table:table-cell>
          <table:table-cell table:formula="of:=&quot;N&quot;&amp;[.A199]" office:value-type="string" office:string-value="N206">
            <text:p>N206</text:p>
          </table:table-cell>
          <table:table-cell table:formula="of:=[.C198]" office:value-type="float" office:value="1545">
            <text:p>1545</text:p>
          </table:table-cell>
          <table:table-cell table:formula="of:= &quot;X&quot;&amp; [.C199]" office:value-type="string" office:string-value="X1545">
            <text:p>X1545</text:p>
          </table:table-cell>
          <table:table-cell table:formula="of:=[.E198]-[.$J$6]" office:value-type="float" office:value="1778.675">
            <text:p>1778.675</text:p>
          </table:table-cell>
          <table:table-cell table:formula="of:=&quot;Y&quot; &amp; [.E199]" office:value-type="string" office:string-value="Y1778.675">
            <text:p>Y1778.675</text:p>
          </table:table-cell>
          <table:table-cell table:formula="of:=[.C199] +6" office:value-type="float" office:value="1551">
            <text:p>1551</text:p>
          </table:table-cell>
          <table:table-cell table:formula="of:=&quot;X&quot;&amp; [.G199]" office:value-type="string" office:string-value="X1551">
            <text:p>X1551</text:p>
          </table:table-cell>
          <table:table-cell table:number-columns-repeated="6"/>
          <table:table-cell table:style-name="ce2" table:formula="of:=[.B200]" office:value-type="string" office:string-value="N207">
            <text:p>N207</text:p>
          </table:table-cell>
          <table:table-cell table:style-name="ce2" table:formula="of:=[.D200]" office:value-type="string" office:string-value="X1545">
            <text:p>X1545</text:p>
          </table:table-cell>
          <table:table-cell table:style-name="ce2" table:formula="of:=[.F200]" office:value-type="string" office:string-value="Y1772.925">
            <text:p>Y1772.925</text:p>
          </table:table-cell>
          <table:table-cell/>
          <table:table-cell table:formula="of:=[.B200]" office:value-type="string" office:string-value="N207">
            <text:p>N207</text:p>
          </table:table-cell>
          <table:table-cell table:formula="of:=[.H200]" office:value-type="string" office:string-value="X1551">
            <text:p>X1551</text:p>
          </table:table-cell>
          <table:table-cell table:formula="of:=[.F200]" office:value-type="string" office:string-value="Y1772.925">
            <text:p>Y1772.925</text:p>
          </table:table-cell>
        </table:table-row>
        <table:table-row table:style-name="ro1">
          <table:table-cell table:formula="of:=[.A199]+1" office:value-type="float" office:value="207">
            <text:p>207</text:p>
          </table:table-cell>
          <table:table-cell table:formula="of:=&quot;N&quot;&amp;[.A200]" office:value-type="string" office:string-value="N207">
            <text:p>N207</text:p>
          </table:table-cell>
          <table:table-cell table:formula="of:=[.C199]" office:value-type="float" office:value="1545">
            <text:p>1545</text:p>
          </table:table-cell>
          <table:table-cell table:formula="of:= &quot;X&quot;&amp; [.C200]" office:value-type="string" office:string-value="X1545">
            <text:p>X1545</text:p>
          </table:table-cell>
          <table:table-cell table:formula="of:=[.E199]-[.$J$6]" office:value-type="float" office:value="1772.925">
            <text:p>1772.925</text:p>
          </table:table-cell>
          <table:table-cell table:formula="of:=&quot;Y&quot; &amp; [.E200]" office:value-type="string" office:string-value="Y1772.925">
            <text:p>Y1772.925</text:p>
          </table:table-cell>
          <table:table-cell table:formula="of:=[.C200] +6" office:value-type="float" office:value="1551">
            <text:p>1551</text:p>
          </table:table-cell>
          <table:table-cell table:formula="of:=&quot;X&quot;&amp; [.G200]" office:value-type="string" office:string-value="X1551">
            <text:p>X1551</text:p>
          </table:table-cell>
          <table:table-cell table:number-columns-repeated="6"/>
          <table:table-cell table:style-name="ce2" table:formula="of:=[.B201]" office:value-type="string" office:string-value="N208">
            <text:p>N208</text:p>
          </table:table-cell>
          <table:table-cell table:style-name="ce2" table:formula="of:=[.D201]" office:value-type="string" office:string-value="X1545">
            <text:p>X1545</text:p>
          </table:table-cell>
          <table:table-cell table:style-name="ce2" table:formula="of:=[.F201]" office:value-type="string" office:string-value="Y1767.175">
            <text:p>Y1767.175</text:p>
          </table:table-cell>
          <table:table-cell/>
          <table:table-cell table:formula="of:=[.B201]" office:value-type="string" office:string-value="N208">
            <text:p>N208</text:p>
          </table:table-cell>
          <table:table-cell table:formula="of:=[.H201]" office:value-type="string" office:string-value="X1551">
            <text:p>X1551</text:p>
          </table:table-cell>
          <table:table-cell table:formula="of:=[.F201]" office:value-type="string" office:string-value="Y1767.175">
            <text:p>Y1767.175</text:p>
          </table:table-cell>
        </table:table-row>
        <table:table-row table:style-name="ro1">
          <table:table-cell table:formula="of:=[.A200]+1" office:value-type="float" office:value="208">
            <text:p>208</text:p>
          </table:table-cell>
          <table:table-cell table:formula="of:=&quot;N&quot;&amp;[.A201]" office:value-type="string" office:string-value="N208">
            <text:p>N208</text:p>
          </table:table-cell>
          <table:table-cell table:formula="of:=[.C200]" office:value-type="float" office:value="1545">
            <text:p>1545</text:p>
          </table:table-cell>
          <table:table-cell table:formula="of:= &quot;X&quot;&amp; [.C201]" office:value-type="string" office:string-value="X1545">
            <text:p>X1545</text:p>
          </table:table-cell>
          <table:table-cell table:formula="of:=[.E200]-[.$J$6]" office:value-type="float" office:value="1767.175">
            <text:p>1767.175</text:p>
          </table:table-cell>
          <table:table-cell table:formula="of:=&quot;Y&quot; &amp; [.E201]" office:value-type="string" office:string-value="Y1767.175">
            <text:p>Y1767.175</text:p>
          </table:table-cell>
          <table:table-cell table:formula="of:=[.C201] +6" office:value-type="float" office:value="1551">
            <text:p>1551</text:p>
          </table:table-cell>
          <table:table-cell table:formula="of:=&quot;X&quot;&amp; [.G201]" office:value-type="string" office:string-value="X1551">
            <text:p>X1551</text:p>
          </table:table-cell>
          <table:table-cell table:number-columns-repeated="6"/>
          <table:table-cell table:style-name="ce2" table:formula="of:=[.B202]" office:value-type="string" office:string-value="N209">
            <text:p>N209</text:p>
          </table:table-cell>
          <table:table-cell table:style-name="ce2" table:formula="of:=[.D202]" office:value-type="string" office:string-value="X1545">
            <text:p>X1545</text:p>
          </table:table-cell>
          <table:table-cell table:style-name="ce2" table:formula="of:=[.F202]" office:value-type="string" office:string-value="Y1761.425">
            <text:p>Y1761.425</text:p>
          </table:table-cell>
          <table:table-cell/>
          <table:table-cell table:formula="of:=[.B202]" office:value-type="string" office:string-value="N209">
            <text:p>N209</text:p>
          </table:table-cell>
          <table:table-cell table:formula="of:=[.H202]" office:value-type="string" office:string-value="X1551">
            <text:p>X1551</text:p>
          </table:table-cell>
          <table:table-cell table:formula="of:=[.F202]" office:value-type="string" office:string-value="Y1761.425">
            <text:p>Y1761.425</text:p>
          </table:table-cell>
        </table:table-row>
        <table:table-row table:style-name="ro1">
          <table:table-cell table:formula="of:=[.A201]+1" office:value-type="float" office:value="209">
            <text:p>209</text:p>
          </table:table-cell>
          <table:table-cell table:formula="of:=&quot;N&quot;&amp;[.A202]" office:value-type="string" office:string-value="N209">
            <text:p>N209</text:p>
          </table:table-cell>
          <table:table-cell table:formula="of:=[.C201]" office:value-type="float" office:value="1545">
            <text:p>1545</text:p>
          </table:table-cell>
          <table:table-cell table:formula="of:= &quot;X&quot;&amp; [.C202]" office:value-type="string" office:string-value="X1545">
            <text:p>X1545</text:p>
          </table:table-cell>
          <table:table-cell table:formula="of:=[.E201]-[.$J$6]" office:value-type="float" office:value="1761.425">
            <text:p>1761.425</text:p>
          </table:table-cell>
          <table:table-cell table:formula="of:=&quot;Y&quot; &amp; [.E202]" office:value-type="string" office:string-value="Y1761.425">
            <text:p>Y1761.425</text:p>
          </table:table-cell>
          <table:table-cell table:formula="of:=[.C202] +6" office:value-type="float" office:value="1551">
            <text:p>1551</text:p>
          </table:table-cell>
          <table:table-cell table:formula="of:=&quot;X&quot;&amp; [.G202]" office:value-type="string" office:string-value="X1551">
            <text:p>X1551</text:p>
          </table:table-cell>
          <table:table-cell table:number-columns-repeated="6"/>
          <table:table-cell table:style-name="ce2" table:formula="of:=[.B203]" office:value-type="string" office:string-value="N210">
            <text:p>N210</text:p>
          </table:table-cell>
          <table:table-cell table:style-name="ce2" table:formula="of:=[.D203]" office:value-type="string" office:string-value="X1545">
            <text:p>X1545</text:p>
          </table:table-cell>
          <table:table-cell table:style-name="ce2" table:formula="of:=[.F203]" office:value-type="string" office:string-value="Y1755.675">
            <text:p>Y1755.675</text:p>
          </table:table-cell>
          <table:table-cell/>
          <table:table-cell table:formula="of:=[.B203]" office:value-type="string" office:string-value="N210">
            <text:p>N210</text:p>
          </table:table-cell>
          <table:table-cell table:formula="of:=[.H203]" office:value-type="string" office:string-value="X1551">
            <text:p>X1551</text:p>
          </table:table-cell>
          <table:table-cell table:formula="of:=[.F203]" office:value-type="string" office:string-value="Y1755.675">
            <text:p>Y1755.675</text:p>
          </table:table-cell>
        </table:table-row>
        <table:table-row table:style-name="ro1">
          <table:table-cell table:formula="of:=[.A202]+1" office:value-type="float" office:value="210">
            <text:p>210</text:p>
          </table:table-cell>
          <table:table-cell table:formula="of:=&quot;N&quot;&amp;[.A203]" office:value-type="string" office:string-value="N210">
            <text:p>N210</text:p>
          </table:table-cell>
          <table:table-cell table:formula="of:=[.C202]" office:value-type="float" office:value="1545">
            <text:p>1545</text:p>
          </table:table-cell>
          <table:table-cell table:formula="of:= &quot;X&quot;&amp; [.C203]" office:value-type="string" office:string-value="X1545">
            <text:p>X1545</text:p>
          </table:table-cell>
          <table:table-cell table:formula="of:=[.E202]-[.$J$6]" office:value-type="float" office:value="1755.675">
            <text:p>1755.675</text:p>
          </table:table-cell>
          <table:table-cell table:formula="of:=&quot;Y&quot; &amp; [.E203]" office:value-type="string" office:string-value="Y1755.675">
            <text:p>Y1755.675</text:p>
          </table:table-cell>
          <table:table-cell table:formula="of:=[.C203] +6" office:value-type="float" office:value="1551">
            <text:p>1551</text:p>
          </table:table-cell>
          <table:table-cell table:formula="of:=&quot;X&quot;&amp; [.G203]" office:value-type="string" office:string-value="X1551">
            <text:p>X1551</text:p>
          </table:table-cell>
          <table:table-cell table:number-columns-repeated="6"/>
          <table:table-cell table:style-name="ce2" table:formula="of:=[.B204]" office:value-type="string" office:string-value="N211">
            <text:p>N211</text:p>
          </table:table-cell>
          <table:table-cell table:style-name="ce2" table:formula="of:=[.D204]" office:value-type="string" office:string-value="X1545">
            <text:p>X1545</text:p>
          </table:table-cell>
          <table:table-cell table:style-name="ce2" table:formula="of:=[.F204]" office:value-type="string" office:string-value="Y1749.925">
            <text:p>Y1749.925</text:p>
          </table:table-cell>
          <table:table-cell/>
          <table:table-cell table:formula="of:=[.B204]" office:value-type="string" office:string-value="N211">
            <text:p>N211</text:p>
          </table:table-cell>
          <table:table-cell table:formula="of:=[.H204]" office:value-type="string" office:string-value="X1551">
            <text:p>X1551</text:p>
          </table:table-cell>
          <table:table-cell table:formula="of:=[.F204]" office:value-type="string" office:string-value="Y1749.925">
            <text:p>Y1749.925</text:p>
          </table:table-cell>
        </table:table-row>
        <table:table-row table:style-name="ro1">
          <table:table-cell table:formula="of:=[.A203]+1" office:value-type="float" office:value="211">
            <text:p>211</text:p>
          </table:table-cell>
          <table:table-cell table:formula="of:=&quot;N&quot;&amp;[.A204]" office:value-type="string" office:string-value="N211">
            <text:p>N211</text:p>
          </table:table-cell>
          <table:table-cell table:formula="of:=[.C203]" office:value-type="float" office:value="1545">
            <text:p>1545</text:p>
          </table:table-cell>
          <table:table-cell table:formula="of:= &quot;X&quot;&amp; [.C204]" office:value-type="string" office:string-value="X1545">
            <text:p>X1545</text:p>
          </table:table-cell>
          <table:table-cell table:formula="of:=[.E203]-[.$J$6]" office:value-type="float" office:value="1749.925">
            <text:p>1749.925</text:p>
          </table:table-cell>
          <table:table-cell table:formula="of:=&quot;Y&quot; &amp; [.E204]" office:value-type="string" office:string-value="Y1749.925">
            <text:p>Y1749.925</text:p>
          </table:table-cell>
          <table:table-cell table:formula="of:=[.C204] +6" office:value-type="float" office:value="1551">
            <text:p>1551</text:p>
          </table:table-cell>
          <table:table-cell table:formula="of:=&quot;X&quot;&amp; [.G204]" office:value-type="string" office:string-value="X1551">
            <text:p>X1551</text:p>
          </table:table-cell>
          <table:table-cell table:number-columns-repeated="6"/>
          <table:table-cell table:style-name="ce2" table:formula="of:=[.B205]" office:value-type="string" office:string-value="N212">
            <text:p>N212</text:p>
          </table:table-cell>
          <table:table-cell table:style-name="ce2" table:formula="of:=[.D205]" office:value-type="string" office:string-value="X1545">
            <text:p>X1545</text:p>
          </table:table-cell>
          <table:table-cell table:style-name="ce2" table:formula="of:=[.F205]" office:value-type="string" office:string-value="Y1744.175">
            <text:p>Y1744.175</text:p>
          </table:table-cell>
          <table:table-cell/>
          <table:table-cell table:formula="of:=[.B205]" office:value-type="string" office:string-value="N212">
            <text:p>N212</text:p>
          </table:table-cell>
          <table:table-cell table:formula="of:=[.H205]" office:value-type="string" office:string-value="X1551">
            <text:p>X1551</text:p>
          </table:table-cell>
          <table:table-cell table:formula="of:=[.F205]" office:value-type="string" office:string-value="Y1744.175">
            <text:p>Y1744.175</text:p>
          </table:table-cell>
        </table:table-row>
        <table:table-row table:style-name="ro1">
          <table:table-cell table:formula="of:=[.A204]+1" office:value-type="float" office:value="212">
            <text:p>212</text:p>
          </table:table-cell>
          <table:table-cell table:formula="of:=&quot;N&quot;&amp;[.A205]" office:value-type="string" office:string-value="N212">
            <text:p>N212</text:p>
          </table:table-cell>
          <table:table-cell table:formula="of:=[.C204]" office:value-type="float" office:value="1545">
            <text:p>1545</text:p>
          </table:table-cell>
          <table:table-cell table:formula="of:= &quot;X&quot;&amp; [.C205]" office:value-type="string" office:string-value="X1545">
            <text:p>X1545</text:p>
          </table:table-cell>
          <table:table-cell table:formula="of:=[.E204]-[.$J$6]" office:value-type="float" office:value="1744.175">
            <text:p>1744.175</text:p>
          </table:table-cell>
          <table:table-cell table:formula="of:=&quot;Y&quot; &amp; [.E205]" office:value-type="string" office:string-value="Y1744.175">
            <text:p>Y1744.175</text:p>
          </table:table-cell>
          <table:table-cell table:formula="of:=[.C205] +6" office:value-type="float" office:value="1551">
            <text:p>1551</text:p>
          </table:table-cell>
          <table:table-cell table:formula="of:=&quot;X&quot;&amp; [.G205]" office:value-type="string" office:string-value="X1551">
            <text:p>X1551</text:p>
          </table:table-cell>
          <table:table-cell table:number-columns-repeated="6"/>
          <table:table-cell table:style-name="ce2" table:formula="of:=[.B206]" office:value-type="string" office:string-value="N213">
            <text:p>N213</text:p>
          </table:table-cell>
          <table:table-cell table:style-name="ce2" table:formula="of:=[.D206]" office:value-type="string" office:string-value="X1545">
            <text:p>X1545</text:p>
          </table:table-cell>
          <table:table-cell table:style-name="ce2" table:formula="of:=[.F206]" office:value-type="string" office:string-value="Y1738.425">
            <text:p>Y1738.425</text:p>
          </table:table-cell>
          <table:table-cell/>
          <table:table-cell table:formula="of:=[.B206]" office:value-type="string" office:string-value="N213">
            <text:p>N213</text:p>
          </table:table-cell>
          <table:table-cell table:formula="of:=[.H206]" office:value-type="string" office:string-value="X1551">
            <text:p>X1551</text:p>
          </table:table-cell>
          <table:table-cell table:formula="of:=[.F206]" office:value-type="string" office:string-value="Y1738.425">
            <text:p>Y1738.425</text:p>
          </table:table-cell>
        </table:table-row>
        <table:table-row table:style-name="ro1">
          <table:table-cell table:formula="of:=[.A205]+1" office:value-type="float" office:value="213">
            <text:p>213</text:p>
          </table:table-cell>
          <table:table-cell table:formula="of:=&quot;N&quot;&amp;[.A206]" office:value-type="string" office:string-value="N213">
            <text:p>N213</text:p>
          </table:table-cell>
          <table:table-cell table:formula="of:=[.C205]" office:value-type="float" office:value="1545">
            <text:p>1545</text:p>
          </table:table-cell>
          <table:table-cell table:formula="of:= &quot;X&quot;&amp; [.C206]" office:value-type="string" office:string-value="X1545">
            <text:p>X1545</text:p>
          </table:table-cell>
          <table:table-cell table:formula="of:=[.E205]-[.$J$6]" office:value-type="float" office:value="1738.425">
            <text:p>1738.425</text:p>
          </table:table-cell>
          <table:table-cell table:formula="of:=&quot;Y&quot; &amp; [.E206]" office:value-type="string" office:string-value="Y1738.425">
            <text:p>Y1738.425</text:p>
          </table:table-cell>
          <table:table-cell table:formula="of:=[.C206] +6" office:value-type="float" office:value="1551">
            <text:p>1551</text:p>
          </table:table-cell>
          <table:table-cell table:formula="of:=&quot;X&quot;&amp; [.G206]" office:value-type="string" office:string-value="X1551">
            <text:p>X1551</text:p>
          </table:table-cell>
          <table:table-cell table:number-columns-repeated="6"/>
          <table:table-cell table:style-name="ce2" table:formula="of:=[.B207]" office:value-type="string" office:string-value="N214">
            <text:p>N214</text:p>
          </table:table-cell>
          <table:table-cell table:style-name="ce2" table:formula="of:=[.D207]" office:value-type="string" office:string-value="X1545">
            <text:p>X1545</text:p>
          </table:table-cell>
          <table:table-cell table:style-name="ce2" table:formula="of:=[.F207]" office:value-type="string" office:string-value="Y1732.675">
            <text:p>Y1732.675</text:p>
          </table:table-cell>
          <table:table-cell/>
          <table:table-cell table:formula="of:=[.B207]" office:value-type="string" office:string-value="N214">
            <text:p>N214</text:p>
          </table:table-cell>
          <table:table-cell table:formula="of:=[.H207]" office:value-type="string" office:string-value="X1551">
            <text:p>X1551</text:p>
          </table:table-cell>
          <table:table-cell table:formula="of:=[.F207]" office:value-type="string" office:string-value="Y1732.675">
            <text:p>Y1732.675</text:p>
          </table:table-cell>
        </table:table-row>
        <table:table-row table:style-name="ro1">
          <table:table-cell table:formula="of:=[.A206]+1" office:value-type="float" office:value="214">
            <text:p>214</text:p>
          </table:table-cell>
          <table:table-cell table:formula="of:=&quot;N&quot;&amp;[.A207]" office:value-type="string" office:string-value="N214">
            <text:p>N214</text:p>
          </table:table-cell>
          <table:table-cell table:formula="of:=[.C206]" office:value-type="float" office:value="1545">
            <text:p>1545</text:p>
          </table:table-cell>
          <table:table-cell table:formula="of:= &quot;X&quot;&amp; [.C207]" office:value-type="string" office:string-value="X1545">
            <text:p>X1545</text:p>
          </table:table-cell>
          <table:table-cell table:formula="of:=[.E206]-[.$J$6]" office:value-type="float" office:value="1732.675">
            <text:p>1732.675</text:p>
          </table:table-cell>
          <table:table-cell table:formula="of:=&quot;Y&quot; &amp; [.E207]" office:value-type="string" office:string-value="Y1732.675">
            <text:p>Y1732.675</text:p>
          </table:table-cell>
          <table:table-cell table:formula="of:=[.C207] +6" office:value-type="float" office:value="1551">
            <text:p>1551</text:p>
          </table:table-cell>
          <table:table-cell table:formula="of:=&quot;X&quot;&amp; [.G207]" office:value-type="string" office:string-value="X1551">
            <text:p>X1551</text:p>
          </table:table-cell>
          <table:table-cell table:number-columns-repeated="6"/>
          <table:table-cell table:style-name="ce2" table:formula="of:=[.B208]" office:value-type="string" office:string-value="N215">
            <text:p>N215</text:p>
          </table:table-cell>
          <table:table-cell table:style-name="ce2" table:formula="of:=[.D208]" office:value-type="string" office:string-value="X1545">
            <text:p>X1545</text:p>
          </table:table-cell>
          <table:table-cell table:style-name="ce2" table:formula="of:=[.F208]" office:value-type="string" office:string-value="Y1726.925">
            <text:p>Y1726.925</text:p>
          </table:table-cell>
          <table:table-cell/>
          <table:table-cell table:formula="of:=[.B208]" office:value-type="string" office:string-value="N215">
            <text:p>N215</text:p>
          </table:table-cell>
          <table:table-cell table:formula="of:=[.H208]" office:value-type="string" office:string-value="X1551">
            <text:p>X1551</text:p>
          </table:table-cell>
          <table:table-cell table:formula="of:=[.F208]" office:value-type="string" office:string-value="Y1726.925">
            <text:p>Y1726.925</text:p>
          </table:table-cell>
        </table:table-row>
        <table:table-row table:style-name="ro1">
          <table:table-cell table:formula="of:=[.A207]+1" office:value-type="float" office:value="215">
            <text:p>215</text:p>
          </table:table-cell>
          <table:table-cell table:formula="of:=&quot;N&quot;&amp;[.A208]" office:value-type="string" office:string-value="N215">
            <text:p>N215</text:p>
          </table:table-cell>
          <table:table-cell table:formula="of:=[.C207]" office:value-type="float" office:value="1545">
            <text:p>1545</text:p>
          </table:table-cell>
          <table:table-cell table:formula="of:= &quot;X&quot;&amp; [.C208]" office:value-type="string" office:string-value="X1545">
            <text:p>X1545</text:p>
          </table:table-cell>
          <table:table-cell table:formula="of:=[.E207]-[.$J$6]" office:value-type="float" office:value="1726.925">
            <text:p>1726.925</text:p>
          </table:table-cell>
          <table:table-cell table:formula="of:=&quot;Y&quot; &amp; [.E208]" office:value-type="string" office:string-value="Y1726.925">
            <text:p>Y1726.925</text:p>
          </table:table-cell>
          <table:table-cell table:formula="of:=[.C208] +6" office:value-type="float" office:value="1551">
            <text:p>1551</text:p>
          </table:table-cell>
          <table:table-cell table:formula="of:=&quot;X&quot;&amp; [.G208]" office:value-type="string" office:string-value="X1551">
            <text:p>X1551</text:p>
          </table:table-cell>
          <table:table-cell table:number-columns-repeated="6"/>
          <table:table-cell table:style-name="ce2" table:formula="of:=[.B209]" office:value-type="string" office:string-value="N216">
            <text:p>N216</text:p>
          </table:table-cell>
          <table:table-cell table:style-name="ce2" table:formula="of:=[.D209]" office:value-type="string" office:string-value="X1545">
            <text:p>X1545</text:p>
          </table:table-cell>
          <table:table-cell table:style-name="ce2" table:formula="of:=[.F209]" office:value-type="string" office:string-value="Y1721.175">
            <text:p>Y1721.175</text:p>
          </table:table-cell>
          <table:table-cell/>
          <table:table-cell table:formula="of:=[.B209]" office:value-type="string" office:string-value="N216">
            <text:p>N216</text:p>
          </table:table-cell>
          <table:table-cell table:formula="of:=[.H209]" office:value-type="string" office:string-value="X1551">
            <text:p>X1551</text:p>
          </table:table-cell>
          <table:table-cell table:formula="of:=[.F209]" office:value-type="string" office:string-value="Y1721.175">
            <text:p>Y1721.175</text:p>
          </table:table-cell>
        </table:table-row>
        <table:table-row table:style-name="ro1">
          <table:table-cell table:formula="of:=[.A208]+1" office:value-type="float" office:value="216">
            <text:p>216</text:p>
          </table:table-cell>
          <table:table-cell table:formula="of:=&quot;N&quot;&amp;[.A209]" office:value-type="string" office:string-value="N216">
            <text:p>N216</text:p>
          </table:table-cell>
          <table:table-cell table:formula="of:=[.C208]" office:value-type="float" office:value="1545">
            <text:p>1545</text:p>
          </table:table-cell>
          <table:table-cell table:formula="of:= &quot;X&quot;&amp; [.C209]" office:value-type="string" office:string-value="X1545">
            <text:p>X1545</text:p>
          </table:table-cell>
          <table:table-cell table:formula="of:=[.E208]-[.$J$6]" office:value-type="float" office:value="1721.175">
            <text:p>1721.175</text:p>
          </table:table-cell>
          <table:table-cell table:formula="of:=&quot;Y&quot; &amp; [.E209]" office:value-type="string" office:string-value="Y1721.175">
            <text:p>Y1721.175</text:p>
          </table:table-cell>
          <table:table-cell table:formula="of:=[.C209] +6" office:value-type="float" office:value="1551">
            <text:p>1551</text:p>
          </table:table-cell>
          <table:table-cell table:formula="of:=&quot;X&quot;&amp; [.G209]" office:value-type="string" office:string-value="X1551">
            <text:p>X1551</text:p>
          </table:table-cell>
          <table:table-cell table:number-columns-repeated="6"/>
          <table:table-cell table:style-name="ce2" table:formula="of:=[.B210]" office:value-type="string" office:string-value="N217">
            <text:p>N217</text:p>
          </table:table-cell>
          <table:table-cell table:style-name="ce2" table:formula="of:=[.D210]" office:value-type="string" office:string-value="X1545">
            <text:p>X1545</text:p>
          </table:table-cell>
          <table:table-cell table:style-name="ce2" table:formula="of:=[.F210]" office:value-type="string" office:string-value="Y1715.425">
            <text:p>Y1715.425</text:p>
          </table:table-cell>
          <table:table-cell/>
          <table:table-cell table:formula="of:=[.B210]" office:value-type="string" office:string-value="N217">
            <text:p>N217</text:p>
          </table:table-cell>
          <table:table-cell table:formula="of:=[.H210]" office:value-type="string" office:string-value="X1551">
            <text:p>X1551</text:p>
          </table:table-cell>
          <table:table-cell table:formula="of:=[.F210]" office:value-type="string" office:string-value="Y1715.425">
            <text:p>Y1715.425</text:p>
          </table:table-cell>
        </table:table-row>
        <table:table-row table:style-name="ro1">
          <table:table-cell table:formula="of:=[.A209]+1" office:value-type="float" office:value="217">
            <text:p>217</text:p>
          </table:table-cell>
          <table:table-cell table:formula="of:=&quot;N&quot;&amp;[.A210]" office:value-type="string" office:string-value="N217">
            <text:p>N217</text:p>
          </table:table-cell>
          <table:table-cell table:formula="of:=[.C209]" office:value-type="float" office:value="1545">
            <text:p>1545</text:p>
          </table:table-cell>
          <table:table-cell table:formula="of:= &quot;X&quot;&amp; [.C210]" office:value-type="string" office:string-value="X1545">
            <text:p>X1545</text:p>
          </table:table-cell>
          <table:table-cell table:formula="of:=[.E209]-[.$J$6]" office:value-type="float" office:value="1715.425">
            <text:p>1715.425</text:p>
          </table:table-cell>
          <table:table-cell table:formula="of:=&quot;Y&quot; &amp; [.E210]" office:value-type="string" office:string-value="Y1715.425">
            <text:p>Y1715.425</text:p>
          </table:table-cell>
          <table:table-cell table:formula="of:=[.C210] +6" office:value-type="float" office:value="1551">
            <text:p>1551</text:p>
          </table:table-cell>
          <table:table-cell table:formula="of:=&quot;X&quot;&amp; [.G210]" office:value-type="string" office:string-value="X1551">
            <text:p>X1551</text:p>
          </table:table-cell>
          <table:table-cell table:number-columns-repeated="6"/>
          <table:table-cell table:style-name="ce2" table:formula="of:=[.B211]" office:value-type="string" office:string-value="N218">
            <text:p>N218</text:p>
          </table:table-cell>
          <table:table-cell table:style-name="ce2" table:formula="of:=[.D211]" office:value-type="string" office:string-value="X1545">
            <text:p>X1545</text:p>
          </table:table-cell>
          <table:table-cell table:style-name="ce2" table:formula="of:=[.F211]" office:value-type="string" office:string-value="Y1709.675">
            <text:p>Y1709.675</text:p>
          </table:table-cell>
          <table:table-cell/>
          <table:table-cell table:formula="of:=[.B211]" office:value-type="string" office:string-value="N218">
            <text:p>N218</text:p>
          </table:table-cell>
          <table:table-cell table:formula="of:=[.H211]" office:value-type="string" office:string-value="X1551">
            <text:p>X1551</text:p>
          </table:table-cell>
          <table:table-cell table:formula="of:=[.F211]" office:value-type="string" office:string-value="Y1709.675">
            <text:p>Y1709.675</text:p>
          </table:table-cell>
        </table:table-row>
        <table:table-row table:style-name="ro1">
          <table:table-cell table:formula="of:=[.A210]+1" office:value-type="float" office:value="218">
            <text:p>218</text:p>
          </table:table-cell>
          <table:table-cell table:formula="of:=&quot;N&quot;&amp;[.A211]" office:value-type="string" office:string-value="N218">
            <text:p>N218</text:p>
          </table:table-cell>
          <table:table-cell table:formula="of:=[.C210]" office:value-type="float" office:value="1545">
            <text:p>1545</text:p>
          </table:table-cell>
          <table:table-cell table:formula="of:= &quot;X&quot;&amp; [.C211]" office:value-type="string" office:string-value="X1545">
            <text:p>X1545</text:p>
          </table:table-cell>
          <table:table-cell table:formula="of:=[.E210]-[.$J$6]" office:value-type="float" office:value="1709.675">
            <text:p>1709.675</text:p>
          </table:table-cell>
          <table:table-cell table:formula="of:=&quot;Y&quot; &amp; [.E211]" office:value-type="string" office:string-value="Y1709.675">
            <text:p>Y1709.675</text:p>
          </table:table-cell>
          <table:table-cell table:formula="of:=[.C211] +6" office:value-type="float" office:value="1551">
            <text:p>1551</text:p>
          </table:table-cell>
          <table:table-cell table:formula="of:=&quot;X&quot;&amp; [.G211]" office:value-type="string" office:string-value="X1551">
            <text:p>X1551</text:p>
          </table:table-cell>
          <table:table-cell table:number-columns-repeated="6"/>
          <table:table-cell table:style-name="ce2" table:formula="of:=[.B212]" office:value-type="string" office:string-value="N219">
            <text:p>N219</text:p>
          </table:table-cell>
          <table:table-cell table:style-name="ce2" table:formula="of:=[.D212]" office:value-type="string" office:string-value="X1545">
            <text:p>X1545</text:p>
          </table:table-cell>
          <table:table-cell table:style-name="ce2" table:formula="of:=[.F212]" office:value-type="string" office:string-value="Y1703.925">
            <text:p>Y1703.925</text:p>
          </table:table-cell>
          <table:table-cell/>
          <table:table-cell table:formula="of:=[.B212]" office:value-type="string" office:string-value="N219">
            <text:p>N219</text:p>
          </table:table-cell>
          <table:table-cell table:formula="of:=[.H212]" office:value-type="string" office:string-value="X1551">
            <text:p>X1551</text:p>
          </table:table-cell>
          <table:table-cell table:formula="of:=[.F212]" office:value-type="string" office:string-value="Y1703.925">
            <text:p>Y1703.925</text:p>
          </table:table-cell>
        </table:table-row>
        <table:table-row table:style-name="ro1">
          <table:table-cell table:formula="of:=[.A211]+1" office:value-type="float" office:value="219">
            <text:p>219</text:p>
          </table:table-cell>
          <table:table-cell table:formula="of:=&quot;N&quot;&amp;[.A212]" office:value-type="string" office:string-value="N219">
            <text:p>N219</text:p>
          </table:table-cell>
          <table:table-cell table:formula="of:=[.C211]" office:value-type="float" office:value="1545">
            <text:p>1545</text:p>
          </table:table-cell>
          <table:table-cell table:formula="of:= &quot;X&quot;&amp; [.C212]" office:value-type="string" office:string-value="X1545">
            <text:p>X1545</text:p>
          </table:table-cell>
          <table:table-cell table:formula="of:=[.E211]-[.$J$6]" office:value-type="float" office:value="1703.925">
            <text:p>1703.925</text:p>
          </table:table-cell>
          <table:table-cell table:formula="of:=&quot;Y&quot; &amp; [.E212]" office:value-type="string" office:string-value="Y1703.925">
            <text:p>Y1703.925</text:p>
          </table:table-cell>
          <table:table-cell table:formula="of:=[.C212] +6" office:value-type="float" office:value="1551">
            <text:p>1551</text:p>
          </table:table-cell>
          <table:table-cell table:formula="of:=&quot;X&quot;&amp; [.G212]" office:value-type="string" office:string-value="X1551">
            <text:p>X1551</text:p>
          </table:table-cell>
          <table:table-cell table:number-columns-repeated="6"/>
          <table:table-cell table:style-name="ce2" table:formula="of:=[.B213]" office:value-type="string" office:string-value="N220">
            <text:p>N220</text:p>
          </table:table-cell>
          <table:table-cell table:style-name="ce2" table:formula="of:=[.D213]" office:value-type="string" office:string-value="X1545">
            <text:p>X1545</text:p>
          </table:table-cell>
          <table:table-cell table:style-name="ce2" table:formula="of:=[.F213]" office:value-type="string" office:string-value="Y1698.175">
            <text:p>Y1698.175</text:p>
          </table:table-cell>
          <table:table-cell/>
          <table:table-cell table:formula="of:=[.B213]" office:value-type="string" office:string-value="N220">
            <text:p>N220</text:p>
          </table:table-cell>
          <table:table-cell table:formula="of:=[.H213]" office:value-type="string" office:string-value="X1551">
            <text:p>X1551</text:p>
          </table:table-cell>
          <table:table-cell table:formula="of:=[.F213]" office:value-type="string" office:string-value="Y1698.175">
            <text:p>Y1698.175</text:p>
          </table:table-cell>
        </table:table-row>
        <table:table-row table:style-name="ro1">
          <table:table-cell table:formula="of:=[.A212]+1" office:value-type="float" office:value="220">
            <text:p>220</text:p>
          </table:table-cell>
          <table:table-cell table:formula="of:=&quot;N&quot;&amp;[.A213]" office:value-type="string" office:string-value="N220">
            <text:p>N220</text:p>
          </table:table-cell>
          <table:table-cell table:formula="of:=[.C212]" office:value-type="float" office:value="1545">
            <text:p>1545</text:p>
          </table:table-cell>
          <table:table-cell table:formula="of:= &quot;X&quot;&amp; [.C213]" office:value-type="string" office:string-value="X1545">
            <text:p>X1545</text:p>
          </table:table-cell>
          <table:table-cell table:formula="of:=[.E212]-[.$J$6]" office:value-type="float" office:value="1698.175">
            <text:p>1698.175</text:p>
          </table:table-cell>
          <table:table-cell table:formula="of:=&quot;Y&quot; &amp; [.E213]" office:value-type="string" office:string-value="Y1698.175">
            <text:p>Y1698.175</text:p>
          </table:table-cell>
          <table:table-cell table:formula="of:=[.C213] +6" office:value-type="float" office:value="1551">
            <text:p>1551</text:p>
          </table:table-cell>
          <table:table-cell table:formula="of:=&quot;X&quot;&amp; [.G213]" office:value-type="string" office:string-value="X1551">
            <text:p>X1551</text:p>
          </table:table-cell>
          <table:table-cell table:number-columns-repeated="6"/>
          <table:table-cell table:style-name="ce2" table:formula="of:=[.B214]" office:value-type="string" office:string-value="N221">
            <text:p>N221</text:p>
          </table:table-cell>
          <table:table-cell table:style-name="ce2" table:formula="of:=[.D214]" office:value-type="string" office:string-value="X1545">
            <text:p>X1545</text:p>
          </table:table-cell>
          <table:table-cell table:style-name="ce2" table:formula="of:=[.F214]" office:value-type="string" office:string-value="Y1692.425">
            <text:p>Y1692.425</text:p>
          </table:table-cell>
          <table:table-cell/>
          <table:table-cell table:formula="of:=[.B214]" office:value-type="string" office:string-value="N221">
            <text:p>N221</text:p>
          </table:table-cell>
          <table:table-cell table:formula="of:=[.H214]" office:value-type="string" office:string-value="X1551">
            <text:p>X1551</text:p>
          </table:table-cell>
          <table:table-cell table:formula="of:=[.F214]" office:value-type="string" office:string-value="Y1692.425">
            <text:p>Y1692.425</text:p>
          </table:table-cell>
        </table:table-row>
        <table:table-row table:style-name="ro1">
          <table:table-cell table:formula="of:=[.A213]+1" office:value-type="float" office:value="221">
            <text:p>221</text:p>
          </table:table-cell>
          <table:table-cell table:formula="of:=&quot;N&quot;&amp;[.A214]" office:value-type="string" office:string-value="N221">
            <text:p>N221</text:p>
          </table:table-cell>
          <table:table-cell table:formula="of:=[.C213]" office:value-type="float" office:value="1545">
            <text:p>1545</text:p>
          </table:table-cell>
          <table:table-cell table:formula="of:= &quot;X&quot;&amp; [.C214]" office:value-type="string" office:string-value="X1545">
            <text:p>X1545</text:p>
          </table:table-cell>
          <table:table-cell table:formula="of:=[.E213]-[.$J$6]" office:value-type="float" office:value="1692.425">
            <text:p>1692.425</text:p>
          </table:table-cell>
          <table:table-cell table:formula="of:=&quot;Y&quot; &amp; [.E214]" office:value-type="string" office:string-value="Y1692.425">
            <text:p>Y1692.425</text:p>
          </table:table-cell>
          <table:table-cell table:formula="of:=[.C214] +6" office:value-type="float" office:value="1551">
            <text:p>1551</text:p>
          </table:table-cell>
          <table:table-cell table:formula="of:=&quot;X&quot;&amp; [.G214]" office:value-type="string" office:string-value="X1551">
            <text:p>X1551</text:p>
          </table:table-cell>
          <table:table-cell table:number-columns-repeated="6"/>
          <table:table-cell table:style-name="ce2" table:formula="of:=[.B215]" office:value-type="string" office:string-value="N222">
            <text:p>N222</text:p>
          </table:table-cell>
          <table:table-cell table:style-name="ce2" table:formula="of:=[.D215]" office:value-type="string" office:string-value="X1545">
            <text:p>X1545</text:p>
          </table:table-cell>
          <table:table-cell table:style-name="ce2" table:formula="of:=[.F215]" office:value-type="string" office:string-value="Y1686.675">
            <text:p>Y1686.675</text:p>
          </table:table-cell>
          <table:table-cell/>
          <table:table-cell table:formula="of:=[.B215]" office:value-type="string" office:string-value="N222">
            <text:p>N222</text:p>
          </table:table-cell>
          <table:table-cell table:formula="of:=[.H215]" office:value-type="string" office:string-value="X1551">
            <text:p>X1551</text:p>
          </table:table-cell>
          <table:table-cell table:formula="of:=[.F215]" office:value-type="string" office:string-value="Y1686.675">
            <text:p>Y1686.675</text:p>
          </table:table-cell>
        </table:table-row>
        <table:table-row table:style-name="ro1">
          <table:table-cell table:formula="of:=[.A214]+1" office:value-type="float" office:value="222">
            <text:p>222</text:p>
          </table:table-cell>
          <table:table-cell table:formula="of:=&quot;N&quot;&amp;[.A215]" office:value-type="string" office:string-value="N222">
            <text:p>N222</text:p>
          </table:table-cell>
          <table:table-cell table:formula="of:=[.C214]" office:value-type="float" office:value="1545">
            <text:p>1545</text:p>
          </table:table-cell>
          <table:table-cell table:formula="of:= &quot;X&quot;&amp; [.C215]" office:value-type="string" office:string-value="X1545">
            <text:p>X1545</text:p>
          </table:table-cell>
          <table:table-cell table:formula="of:=[.E214]-[.$J$6]" office:value-type="float" office:value="1686.675">
            <text:p>1686.675</text:p>
          </table:table-cell>
          <table:table-cell table:formula="of:=&quot;Y&quot; &amp; [.E215]" office:value-type="string" office:string-value="Y1686.675">
            <text:p>Y1686.675</text:p>
          </table:table-cell>
          <table:table-cell table:formula="of:=[.C215] +6" office:value-type="float" office:value="1551">
            <text:p>1551</text:p>
          </table:table-cell>
          <table:table-cell table:formula="of:=&quot;X&quot;&amp; [.G215]" office:value-type="string" office:string-value="X1551">
            <text:p>X1551</text:p>
          </table:table-cell>
          <table:table-cell table:number-columns-repeated="6"/>
          <table:table-cell table:style-name="ce2" table:formula="of:=[.B216]" office:value-type="string" office:string-value="N223">
            <text:p>N223</text:p>
          </table:table-cell>
          <table:table-cell table:style-name="ce2" table:formula="of:=[.D216]" office:value-type="string" office:string-value="X1545">
            <text:p>X1545</text:p>
          </table:table-cell>
          <table:table-cell table:style-name="ce2" table:formula="of:=[.F216]" office:value-type="string" office:string-value="Y1680.925">
            <text:p>Y1680.925</text:p>
          </table:table-cell>
          <table:table-cell/>
          <table:table-cell table:formula="of:=[.B216]" office:value-type="string" office:string-value="N223">
            <text:p>N223</text:p>
          </table:table-cell>
          <table:table-cell table:formula="of:=[.H216]" office:value-type="string" office:string-value="X1551">
            <text:p>X1551</text:p>
          </table:table-cell>
          <table:table-cell table:formula="of:=[.F216]" office:value-type="string" office:string-value="Y1680.925">
            <text:p>Y1680.925</text:p>
          </table:table-cell>
        </table:table-row>
        <table:table-row table:style-name="ro1">
          <table:table-cell table:formula="of:=[.A215]+1" office:value-type="float" office:value="223">
            <text:p>223</text:p>
          </table:table-cell>
          <table:table-cell table:formula="of:=&quot;N&quot;&amp;[.A216]" office:value-type="string" office:string-value="N223">
            <text:p>N223</text:p>
          </table:table-cell>
          <table:table-cell table:formula="of:=[.C215]" office:value-type="float" office:value="1545">
            <text:p>1545</text:p>
          </table:table-cell>
          <table:table-cell table:formula="of:= &quot;X&quot;&amp; [.C216]" office:value-type="string" office:string-value="X1545">
            <text:p>X1545</text:p>
          </table:table-cell>
          <table:table-cell table:formula="of:=[.E215]-[.$J$6]" office:value-type="float" office:value="1680.925">
            <text:p>1680.925</text:p>
          </table:table-cell>
          <table:table-cell table:formula="of:=&quot;Y&quot; &amp; [.E216]" office:value-type="string" office:string-value="Y1680.925">
            <text:p>Y1680.925</text:p>
          </table:table-cell>
          <table:table-cell table:formula="of:=[.C216] +6" office:value-type="float" office:value="1551">
            <text:p>1551</text:p>
          </table:table-cell>
          <table:table-cell table:formula="of:=&quot;X&quot;&amp; [.G216]" office:value-type="string" office:string-value="X1551">
            <text:p>X1551</text:p>
          </table:table-cell>
          <table:table-cell table:number-columns-repeated="6"/>
          <table:table-cell table:style-name="ce2" table:formula="of:=[.B217]" office:value-type="string" office:string-value="N224">
            <text:p>N224</text:p>
          </table:table-cell>
          <table:table-cell table:style-name="ce2" table:formula="of:=[.D217]" office:value-type="string" office:string-value="X1545">
            <text:p>X1545</text:p>
          </table:table-cell>
          <table:table-cell table:style-name="ce2" table:formula="of:=[.F217]" office:value-type="string" office:string-value="Y1675.175">
            <text:p>Y1675.175</text:p>
          </table:table-cell>
          <table:table-cell/>
          <table:table-cell table:formula="of:=[.B217]" office:value-type="string" office:string-value="N224">
            <text:p>N224</text:p>
          </table:table-cell>
          <table:table-cell table:formula="of:=[.H217]" office:value-type="string" office:string-value="X1551">
            <text:p>X1551</text:p>
          </table:table-cell>
          <table:table-cell table:formula="of:=[.F217]" office:value-type="string" office:string-value="Y1675.175">
            <text:p>Y1675.175</text:p>
          </table:table-cell>
        </table:table-row>
        <table:table-row table:style-name="ro1">
          <table:table-cell table:formula="of:=[.A216]+1" office:value-type="float" office:value="224">
            <text:p>224</text:p>
          </table:table-cell>
          <table:table-cell table:formula="of:=&quot;N&quot;&amp;[.A217]" office:value-type="string" office:string-value="N224">
            <text:p>N224</text:p>
          </table:table-cell>
          <table:table-cell table:formula="of:=[.C216]" office:value-type="float" office:value="1545">
            <text:p>1545</text:p>
          </table:table-cell>
          <table:table-cell table:formula="of:= &quot;X&quot;&amp; [.C217]" office:value-type="string" office:string-value="X1545">
            <text:p>X1545</text:p>
          </table:table-cell>
          <table:table-cell table:formula="of:=[.E216]-[.$J$6]" office:value-type="float" office:value="1675.175">
            <text:p>1675.175</text:p>
          </table:table-cell>
          <table:table-cell table:formula="of:=&quot;Y&quot; &amp; [.E217]" office:value-type="string" office:string-value="Y1675.175">
            <text:p>Y1675.175</text:p>
          </table:table-cell>
          <table:table-cell table:formula="of:=[.C217] +6" office:value-type="float" office:value="1551">
            <text:p>1551</text:p>
          </table:table-cell>
          <table:table-cell table:formula="of:=&quot;X&quot;&amp; [.G217]" office:value-type="string" office:string-value="X1551">
            <text:p>X1551</text:p>
          </table:table-cell>
          <table:table-cell table:number-columns-repeated="6"/>
          <table:table-cell table:style-name="ce2" table:formula="of:=[.B218]" office:value-type="string" office:string-value="N225">
            <text:p>N225</text:p>
          </table:table-cell>
          <table:table-cell table:style-name="ce2" table:formula="of:=[.D218]" office:value-type="string" office:string-value="X1545">
            <text:p>X1545</text:p>
          </table:table-cell>
          <table:table-cell table:style-name="ce2" table:formula="of:=[.F218]" office:value-type="string" office:string-value="Y1669.425">
            <text:p>Y1669.425</text:p>
          </table:table-cell>
          <table:table-cell/>
          <table:table-cell table:formula="of:=[.B218]" office:value-type="string" office:string-value="N225">
            <text:p>N225</text:p>
          </table:table-cell>
          <table:table-cell table:formula="of:=[.H218]" office:value-type="string" office:string-value="X1551">
            <text:p>X1551</text:p>
          </table:table-cell>
          <table:table-cell table:formula="of:=[.F218]" office:value-type="string" office:string-value="Y1669.425">
            <text:p>Y1669.425</text:p>
          </table:table-cell>
        </table:table-row>
        <table:table-row table:style-name="ro1">
          <table:table-cell table:formula="of:=[.A217]+1" office:value-type="float" office:value="225">
            <text:p>225</text:p>
          </table:table-cell>
          <table:table-cell table:formula="of:=&quot;N&quot;&amp;[.A218]" office:value-type="string" office:string-value="N225">
            <text:p>N225</text:p>
          </table:table-cell>
          <table:table-cell table:formula="of:=[.C217]" office:value-type="float" office:value="1545">
            <text:p>1545</text:p>
          </table:table-cell>
          <table:table-cell table:formula="of:= &quot;X&quot;&amp; [.C218]" office:value-type="string" office:string-value="X1545">
            <text:p>X1545</text:p>
          </table:table-cell>
          <table:table-cell table:formula="of:=[.E217]-[.$J$6]" office:value-type="float" office:value="1669.425">
            <text:p>1669.425</text:p>
          </table:table-cell>
          <table:table-cell table:formula="of:=&quot;Y&quot; &amp; [.E218]" office:value-type="string" office:string-value="Y1669.425">
            <text:p>Y1669.425</text:p>
          </table:table-cell>
          <table:table-cell table:formula="of:=[.C218] +6" office:value-type="float" office:value="1551">
            <text:p>1551</text:p>
          </table:table-cell>
          <table:table-cell table:formula="of:=&quot;X&quot;&amp; [.G218]" office:value-type="string" office:string-value="X1551">
            <text:p>X1551</text:p>
          </table:table-cell>
          <table:table-cell table:number-columns-repeated="6"/>
          <table:table-cell table:style-name="ce2" table:formula="of:=[.B219]" office:value-type="string" office:string-value="N226">
            <text:p>N226</text:p>
          </table:table-cell>
          <table:table-cell table:style-name="ce2" table:formula="of:=[.D219]" office:value-type="string" office:string-value="X1545">
            <text:p>X1545</text:p>
          </table:table-cell>
          <table:table-cell table:style-name="ce2" table:formula="of:=[.F219]" office:value-type="string" office:string-value="Y1663.675">
            <text:p>Y1663.675</text:p>
          </table:table-cell>
          <table:table-cell/>
          <table:table-cell table:formula="of:=[.B219]" office:value-type="string" office:string-value="N226">
            <text:p>N226</text:p>
          </table:table-cell>
          <table:table-cell table:formula="of:=[.H219]" office:value-type="string" office:string-value="X1551">
            <text:p>X1551</text:p>
          </table:table-cell>
          <table:table-cell table:formula="of:=[.F219]" office:value-type="string" office:string-value="Y1663.675">
            <text:p>Y1663.675</text:p>
          </table:table-cell>
        </table:table-row>
        <table:table-row table:style-name="ro1">
          <table:table-cell table:formula="of:=[.A218]+1" office:value-type="float" office:value="226">
            <text:p>226</text:p>
          </table:table-cell>
          <table:table-cell table:formula="of:=&quot;N&quot;&amp;[.A219]" office:value-type="string" office:string-value="N226">
            <text:p>N226</text:p>
          </table:table-cell>
          <table:table-cell table:formula="of:=[.C218]" office:value-type="float" office:value="1545">
            <text:p>1545</text:p>
          </table:table-cell>
          <table:table-cell table:formula="of:= &quot;X&quot;&amp; [.C219]" office:value-type="string" office:string-value="X1545">
            <text:p>X1545</text:p>
          </table:table-cell>
          <table:table-cell table:formula="of:=[.E218]-[.$J$6]" office:value-type="float" office:value="1663.675">
            <text:p>1663.675</text:p>
          </table:table-cell>
          <table:table-cell table:formula="of:=&quot;Y&quot; &amp; [.E219]" office:value-type="string" office:string-value="Y1663.675">
            <text:p>Y1663.675</text:p>
          </table:table-cell>
          <table:table-cell table:formula="of:=[.C219] +6" office:value-type="float" office:value="1551">
            <text:p>1551</text:p>
          </table:table-cell>
          <table:table-cell table:formula="of:=&quot;X&quot;&amp; [.G219]" office:value-type="string" office:string-value="X1551">
            <text:p>X1551</text:p>
          </table:table-cell>
          <table:table-cell table:number-columns-repeated="6"/>
          <table:table-cell table:style-name="ce2" table:formula="of:=[.B220]" office:value-type="string" office:string-value="N227">
            <text:p>N227</text:p>
          </table:table-cell>
          <table:table-cell table:style-name="ce2" table:formula="of:=[.D220]" office:value-type="string" office:string-value="X1545">
            <text:p>X1545</text:p>
          </table:table-cell>
          <table:table-cell table:style-name="ce2" table:formula="of:=[.F220]" office:value-type="string" office:string-value="Y1657.925">
            <text:p>Y1657.925</text:p>
          </table:table-cell>
          <table:table-cell/>
          <table:table-cell table:formula="of:=[.B220]" office:value-type="string" office:string-value="N227">
            <text:p>N227</text:p>
          </table:table-cell>
          <table:table-cell table:formula="of:=[.H220]" office:value-type="string" office:string-value="X1551">
            <text:p>X1551</text:p>
          </table:table-cell>
          <table:table-cell table:formula="of:=[.F220]" office:value-type="string" office:string-value="Y1657.925">
            <text:p>Y1657.925</text:p>
          </table:table-cell>
        </table:table-row>
        <table:table-row table:style-name="ro1">
          <table:table-cell table:formula="of:=[.A219]+1" office:value-type="float" office:value="227">
            <text:p>227</text:p>
          </table:table-cell>
          <table:table-cell table:formula="of:=&quot;N&quot;&amp;[.A220]" office:value-type="string" office:string-value="N227">
            <text:p>N227</text:p>
          </table:table-cell>
          <table:table-cell table:formula="of:=[.C219]" office:value-type="float" office:value="1545">
            <text:p>1545</text:p>
          </table:table-cell>
          <table:table-cell table:formula="of:= &quot;X&quot;&amp; [.C220]" office:value-type="string" office:string-value="X1545">
            <text:p>X1545</text:p>
          </table:table-cell>
          <table:table-cell table:formula="of:=[.E219]-[.$J$6]" office:value-type="float" office:value="1657.925">
            <text:p>1657.925</text:p>
          </table:table-cell>
          <table:table-cell table:formula="of:=&quot;Y&quot; &amp; [.E220]" office:value-type="string" office:string-value="Y1657.925">
            <text:p>Y1657.925</text:p>
          </table:table-cell>
          <table:table-cell table:formula="of:=[.C220] +6" office:value-type="float" office:value="1551">
            <text:p>1551</text:p>
          </table:table-cell>
          <table:table-cell table:formula="of:=&quot;X&quot;&amp; [.G220]" office:value-type="string" office:string-value="X1551">
            <text:p>X1551</text:p>
          </table:table-cell>
          <table:table-cell table:number-columns-repeated="6"/>
          <table:table-cell table:style-name="ce2" table:formula="of:=[.B221]" office:value-type="string" office:string-value="N228">
            <text:p>N228</text:p>
          </table:table-cell>
          <table:table-cell table:style-name="ce2" table:formula="of:=[.D221]" office:value-type="string" office:string-value="X1545">
            <text:p>X1545</text:p>
          </table:table-cell>
          <table:table-cell table:style-name="ce2" table:formula="of:=[.F221]" office:value-type="string" office:string-value="Y1652.175">
            <text:p>Y1652.175</text:p>
          </table:table-cell>
          <table:table-cell/>
          <table:table-cell table:formula="of:=[.B221]" office:value-type="string" office:string-value="N228">
            <text:p>N228</text:p>
          </table:table-cell>
          <table:table-cell table:formula="of:=[.H221]" office:value-type="string" office:string-value="X1551">
            <text:p>X1551</text:p>
          </table:table-cell>
          <table:table-cell table:formula="of:=[.F221]" office:value-type="string" office:string-value="Y1652.175">
            <text:p>Y1652.175</text:p>
          </table:table-cell>
        </table:table-row>
        <table:table-row table:style-name="ro1">
          <table:table-cell table:formula="of:=[.A220]+1" office:value-type="float" office:value="228">
            <text:p>228</text:p>
          </table:table-cell>
          <table:table-cell table:formula="of:=&quot;N&quot;&amp;[.A221]" office:value-type="string" office:string-value="N228">
            <text:p>N228</text:p>
          </table:table-cell>
          <table:table-cell table:formula="of:=[.C220]" office:value-type="float" office:value="1545">
            <text:p>1545</text:p>
          </table:table-cell>
          <table:table-cell table:formula="of:= &quot;X&quot;&amp; [.C221]" office:value-type="string" office:string-value="X1545">
            <text:p>X1545</text:p>
          </table:table-cell>
          <table:table-cell table:formula="of:=[.E220]-[.$J$6]" office:value-type="float" office:value="1652.175">
            <text:p>1652.175</text:p>
          </table:table-cell>
          <table:table-cell table:formula="of:=&quot;Y&quot; &amp; [.E221]" office:value-type="string" office:string-value="Y1652.175">
            <text:p>Y1652.175</text:p>
          </table:table-cell>
          <table:table-cell table:formula="of:=[.C221] +6" office:value-type="float" office:value="1551">
            <text:p>1551</text:p>
          </table:table-cell>
          <table:table-cell table:formula="of:=&quot;X&quot;&amp; [.G221]" office:value-type="string" office:string-value="X1551">
            <text:p>X1551</text:p>
          </table:table-cell>
          <table:table-cell table:number-columns-repeated="6"/>
          <table:table-cell table:style-name="ce2" table:formula="of:=[.B222]" office:value-type="string" office:string-value="N229">
            <text:p>N229</text:p>
          </table:table-cell>
          <table:table-cell table:style-name="ce2" table:formula="of:=[.D222]" office:value-type="string" office:string-value="X1545">
            <text:p>X1545</text:p>
          </table:table-cell>
          <table:table-cell table:style-name="ce2" table:formula="of:=[.F222]" office:value-type="string" office:string-value="Y1646.425">
            <text:p>Y1646.425</text:p>
          </table:table-cell>
          <table:table-cell/>
          <table:table-cell table:formula="of:=[.B222]" office:value-type="string" office:string-value="N229">
            <text:p>N229</text:p>
          </table:table-cell>
          <table:table-cell table:formula="of:=[.H222]" office:value-type="string" office:string-value="X1551">
            <text:p>X1551</text:p>
          </table:table-cell>
          <table:table-cell table:formula="of:=[.F222]" office:value-type="string" office:string-value="Y1646.425">
            <text:p>Y1646.425</text:p>
          </table:table-cell>
        </table:table-row>
        <table:table-row table:style-name="ro1">
          <table:table-cell table:formula="of:=[.A221]+1" office:value-type="float" office:value="229">
            <text:p>229</text:p>
          </table:table-cell>
          <table:table-cell table:formula="of:=&quot;N&quot;&amp;[.A222]" office:value-type="string" office:string-value="N229">
            <text:p>N229</text:p>
          </table:table-cell>
          <table:table-cell table:formula="of:=[.C221]" office:value-type="float" office:value="1545">
            <text:p>1545</text:p>
          </table:table-cell>
          <table:table-cell table:formula="of:= &quot;X&quot;&amp; [.C222]" office:value-type="string" office:string-value="X1545">
            <text:p>X1545</text:p>
          </table:table-cell>
          <table:table-cell table:formula="of:=[.E221]-[.$J$6]" office:value-type="float" office:value="1646.425">
            <text:p>1646.425</text:p>
          </table:table-cell>
          <table:table-cell table:formula="of:=&quot;Y&quot; &amp; [.E222]" office:value-type="string" office:string-value="Y1646.425">
            <text:p>Y1646.425</text:p>
          </table:table-cell>
          <table:table-cell table:formula="of:=[.C222] +6" office:value-type="float" office:value="1551">
            <text:p>1551</text:p>
          </table:table-cell>
          <table:table-cell table:formula="of:=&quot;X&quot;&amp; [.G222]" office:value-type="string" office:string-value="X1551">
            <text:p>X1551</text:p>
          </table:table-cell>
          <table:table-cell table:number-columns-repeated="6"/>
          <table:table-cell table:style-name="ce2" table:formula="of:=[.B223]" office:value-type="string" office:string-value="N230">
            <text:p>N230</text:p>
          </table:table-cell>
          <table:table-cell table:style-name="ce2" table:formula="of:=[.D223]" office:value-type="string" office:string-value="X1545">
            <text:p>X1545</text:p>
          </table:table-cell>
          <table:table-cell table:style-name="ce2" table:formula="of:=[.F223]" office:value-type="string" office:string-value="Y1640.675">
            <text:p>Y1640.675</text:p>
          </table:table-cell>
          <table:table-cell/>
          <table:table-cell table:formula="of:=[.B223]" office:value-type="string" office:string-value="N230">
            <text:p>N230</text:p>
          </table:table-cell>
          <table:table-cell table:formula="of:=[.H223]" office:value-type="string" office:string-value="X1551">
            <text:p>X1551</text:p>
          </table:table-cell>
          <table:table-cell table:formula="of:=[.F223]" office:value-type="string" office:string-value="Y1640.675">
            <text:p>Y1640.675</text:p>
          </table:table-cell>
        </table:table-row>
        <table:table-row table:style-name="ro1">
          <table:table-cell table:formula="of:=[.A222]+1" office:value-type="float" office:value="230">
            <text:p>230</text:p>
          </table:table-cell>
          <table:table-cell table:formula="of:=&quot;N&quot;&amp;[.A223]" office:value-type="string" office:string-value="N230">
            <text:p>N230</text:p>
          </table:table-cell>
          <table:table-cell table:formula="of:=[.C222]" office:value-type="float" office:value="1545">
            <text:p>1545</text:p>
          </table:table-cell>
          <table:table-cell table:formula="of:= &quot;X&quot;&amp; [.C223]" office:value-type="string" office:string-value="X1545">
            <text:p>X1545</text:p>
          </table:table-cell>
          <table:table-cell table:formula="of:=[.E222]-[.$J$6]" office:value-type="float" office:value="1640.675">
            <text:p>1640.675</text:p>
          </table:table-cell>
          <table:table-cell table:formula="of:=&quot;Y&quot; &amp; [.E223]" office:value-type="string" office:string-value="Y1640.675">
            <text:p>Y1640.675</text:p>
          </table:table-cell>
          <table:table-cell table:formula="of:=[.C223] +6" office:value-type="float" office:value="1551">
            <text:p>1551</text:p>
          </table:table-cell>
          <table:table-cell table:formula="of:=&quot;X&quot;&amp; [.G223]" office:value-type="string" office:string-value="X1551">
            <text:p>X1551</text:p>
          </table:table-cell>
          <table:table-cell table:number-columns-repeated="6"/>
          <table:table-cell table:style-name="ce2" table:formula="of:=[.B224]" office:value-type="string" office:string-value="N231">
            <text:p>N231</text:p>
          </table:table-cell>
          <table:table-cell table:style-name="ce2" table:formula="of:=[.D224]" office:value-type="string" office:string-value="X1545">
            <text:p>X1545</text:p>
          </table:table-cell>
          <table:table-cell table:style-name="ce2" table:formula="of:=[.F224]" office:value-type="string" office:string-value="Y1634.925">
            <text:p>Y1634.925</text:p>
          </table:table-cell>
          <table:table-cell/>
          <table:table-cell table:formula="of:=[.B224]" office:value-type="string" office:string-value="N231">
            <text:p>N231</text:p>
          </table:table-cell>
          <table:table-cell table:formula="of:=[.H224]" office:value-type="string" office:string-value="X1551">
            <text:p>X1551</text:p>
          </table:table-cell>
          <table:table-cell table:formula="of:=[.F224]" office:value-type="string" office:string-value="Y1634.925">
            <text:p>Y1634.925</text:p>
          </table:table-cell>
        </table:table-row>
        <table:table-row table:style-name="ro1">
          <table:table-cell table:formula="of:=[.A223]+1" office:value-type="float" office:value="231">
            <text:p>231</text:p>
          </table:table-cell>
          <table:table-cell table:formula="of:=&quot;N&quot;&amp;[.A224]" office:value-type="string" office:string-value="N231">
            <text:p>N231</text:p>
          </table:table-cell>
          <table:table-cell table:formula="of:=[.C223]" office:value-type="float" office:value="1545">
            <text:p>1545</text:p>
          </table:table-cell>
          <table:table-cell table:formula="of:= &quot;X&quot;&amp; [.C224]" office:value-type="string" office:string-value="X1545">
            <text:p>X1545</text:p>
          </table:table-cell>
          <table:table-cell table:formula="of:=[.E223]-[.$J$6]" office:value-type="float" office:value="1634.925">
            <text:p>1634.925</text:p>
          </table:table-cell>
          <table:table-cell table:formula="of:=&quot;Y&quot; &amp; [.E224]" office:value-type="string" office:string-value="Y1634.925">
            <text:p>Y1634.925</text:p>
          </table:table-cell>
          <table:table-cell table:formula="of:=[.C224] +6" office:value-type="float" office:value="1551">
            <text:p>1551</text:p>
          </table:table-cell>
          <table:table-cell table:formula="of:=&quot;X&quot;&amp; [.G224]" office:value-type="string" office:string-value="X1551">
            <text:p>X1551</text:p>
          </table:table-cell>
          <table:table-cell table:number-columns-repeated="6"/>
          <table:table-cell table:style-name="ce2" table:formula="of:=[.B225]" office:value-type="string" office:string-value="N232">
            <text:p>N232</text:p>
          </table:table-cell>
          <table:table-cell table:style-name="ce2" table:formula="of:=[.D225]" office:value-type="string" office:string-value="X1545">
            <text:p>X1545</text:p>
          </table:table-cell>
          <table:table-cell table:style-name="ce2" table:formula="of:=[.F225]" office:value-type="string" office:string-value="Y1629.175">
            <text:p>Y1629.175</text:p>
          </table:table-cell>
          <table:table-cell/>
          <table:table-cell table:formula="of:=[.B225]" office:value-type="string" office:string-value="N232">
            <text:p>N232</text:p>
          </table:table-cell>
          <table:table-cell table:formula="of:=[.H225]" office:value-type="string" office:string-value="X1551">
            <text:p>X1551</text:p>
          </table:table-cell>
          <table:table-cell table:formula="of:=[.F225]" office:value-type="string" office:string-value="Y1629.175">
            <text:p>Y1629.175</text:p>
          </table:table-cell>
        </table:table-row>
        <table:table-row table:style-name="ro1">
          <table:table-cell table:formula="of:=[.A224]+1" office:value-type="float" office:value="232">
            <text:p>232</text:p>
          </table:table-cell>
          <table:table-cell table:formula="of:=&quot;N&quot;&amp;[.A225]" office:value-type="string" office:string-value="N232">
            <text:p>N232</text:p>
          </table:table-cell>
          <table:table-cell table:formula="of:=[.C224]" office:value-type="float" office:value="1545">
            <text:p>1545</text:p>
          </table:table-cell>
          <table:table-cell table:formula="of:= &quot;X&quot;&amp; [.C225]" office:value-type="string" office:string-value="X1545">
            <text:p>X1545</text:p>
          </table:table-cell>
          <table:table-cell table:formula="of:=[.E224]-[.$J$6]" office:value-type="float" office:value="1629.175">
            <text:p>1629.175</text:p>
          </table:table-cell>
          <table:table-cell table:formula="of:=&quot;Y&quot; &amp; [.E225]" office:value-type="string" office:string-value="Y1629.175">
            <text:p>Y1629.175</text:p>
          </table:table-cell>
          <table:table-cell table:formula="of:=[.C225] +6" office:value-type="float" office:value="1551">
            <text:p>1551</text:p>
          </table:table-cell>
          <table:table-cell table:formula="of:=&quot;X&quot;&amp; [.G225]" office:value-type="string" office:string-value="X1551">
            <text:p>X1551</text:p>
          </table:table-cell>
          <table:table-cell table:number-columns-repeated="6"/>
          <table:table-cell table:style-name="ce2" table:formula="of:=[.B226]" office:value-type="string" office:string-value="N233">
            <text:p>N233</text:p>
          </table:table-cell>
          <table:table-cell table:style-name="ce2" table:formula="of:=[.D226]" office:value-type="string" office:string-value="X1545">
            <text:p>X1545</text:p>
          </table:table-cell>
          <table:table-cell table:style-name="ce2" table:formula="of:=[.F226]" office:value-type="string" office:string-value="Y1623.425">
            <text:p>Y1623.425</text:p>
          </table:table-cell>
          <table:table-cell/>
          <table:table-cell table:formula="of:=[.B226]" office:value-type="string" office:string-value="N233">
            <text:p>N233</text:p>
          </table:table-cell>
          <table:table-cell table:formula="of:=[.H226]" office:value-type="string" office:string-value="X1551">
            <text:p>X1551</text:p>
          </table:table-cell>
          <table:table-cell table:formula="of:=[.F226]" office:value-type="string" office:string-value="Y1623.425">
            <text:p>Y1623.425</text:p>
          </table:table-cell>
        </table:table-row>
        <table:table-row table:style-name="ro1">
          <table:table-cell table:formula="of:=[.A225]+1" office:value-type="float" office:value="233">
            <text:p>233</text:p>
          </table:table-cell>
          <table:table-cell table:formula="of:=&quot;N&quot;&amp;[.A226]" office:value-type="string" office:string-value="N233">
            <text:p>N233</text:p>
          </table:table-cell>
          <table:table-cell table:formula="of:=[.C225]" office:value-type="float" office:value="1545">
            <text:p>1545</text:p>
          </table:table-cell>
          <table:table-cell table:formula="of:= &quot;X&quot;&amp; [.C226]" office:value-type="string" office:string-value="X1545">
            <text:p>X1545</text:p>
          </table:table-cell>
          <table:table-cell table:formula="of:=[.E225]-[.$J$6]" office:value-type="float" office:value="1623.425">
            <text:p>1623.425</text:p>
          </table:table-cell>
          <table:table-cell table:formula="of:=&quot;Y&quot; &amp; [.E226]" office:value-type="string" office:string-value="Y1623.425">
            <text:p>Y1623.425</text:p>
          </table:table-cell>
          <table:table-cell table:formula="of:=[.C226] +6" office:value-type="float" office:value="1551">
            <text:p>1551</text:p>
          </table:table-cell>
          <table:table-cell table:formula="of:=&quot;X&quot;&amp; [.G226]" office:value-type="string" office:string-value="X1551">
            <text:p>X1551</text:p>
          </table:table-cell>
          <table:table-cell table:number-columns-repeated="6"/>
          <table:table-cell table:style-name="ce2" table:formula="of:=[.B227]" office:value-type="string" office:string-value="N234">
            <text:p>N234</text:p>
          </table:table-cell>
          <table:table-cell table:style-name="ce2" table:formula="of:=[.D227]" office:value-type="string" office:string-value="X1545">
            <text:p>X1545</text:p>
          </table:table-cell>
          <table:table-cell table:style-name="ce2" table:formula="of:=[.F227]" office:value-type="string" office:string-value="Y1617.675">
            <text:p>Y1617.675</text:p>
          </table:table-cell>
          <table:table-cell/>
          <table:table-cell table:formula="of:=[.B227]" office:value-type="string" office:string-value="N234">
            <text:p>N234</text:p>
          </table:table-cell>
          <table:table-cell table:formula="of:=[.H227]" office:value-type="string" office:string-value="X1551">
            <text:p>X1551</text:p>
          </table:table-cell>
          <table:table-cell table:formula="of:=[.F227]" office:value-type="string" office:string-value="Y1617.675">
            <text:p>Y1617.675</text:p>
          </table:table-cell>
        </table:table-row>
        <table:table-row table:style-name="ro1">
          <table:table-cell table:formula="of:=[.A226]+1" office:value-type="float" office:value="234">
            <text:p>234</text:p>
          </table:table-cell>
          <table:table-cell table:formula="of:=&quot;N&quot;&amp;[.A227]" office:value-type="string" office:string-value="N234">
            <text:p>N234</text:p>
          </table:table-cell>
          <table:table-cell table:formula="of:=[.C226]" office:value-type="float" office:value="1545">
            <text:p>1545</text:p>
          </table:table-cell>
          <table:table-cell table:formula="of:= &quot;X&quot;&amp; [.C227]" office:value-type="string" office:string-value="X1545">
            <text:p>X1545</text:p>
          </table:table-cell>
          <table:table-cell table:formula="of:=[.E226]-[.$J$6]" office:value-type="float" office:value="1617.675">
            <text:p>1617.675</text:p>
          </table:table-cell>
          <table:table-cell table:formula="of:=&quot;Y&quot; &amp; [.E227]" office:value-type="string" office:string-value="Y1617.675">
            <text:p>Y1617.675</text:p>
          </table:table-cell>
          <table:table-cell table:formula="of:=[.C227] +6" office:value-type="float" office:value="1551">
            <text:p>1551</text:p>
          </table:table-cell>
          <table:table-cell table:formula="of:=&quot;X&quot;&amp; [.G227]" office:value-type="string" office:string-value="X1551">
            <text:p>X1551</text:p>
          </table:table-cell>
          <table:table-cell table:number-columns-repeated="6"/>
          <table:table-cell table:style-name="ce2" table:formula="of:=[.B228]" office:value-type="string" office:string-value="N235">
            <text:p>N235</text:p>
          </table:table-cell>
          <table:table-cell table:style-name="ce2" table:formula="of:=[.D228]" office:value-type="string" office:string-value="X1545">
            <text:p>X1545</text:p>
          </table:table-cell>
          <table:table-cell table:style-name="ce2" table:formula="of:=[.F228]" office:value-type="string" office:string-value="Y1611.925">
            <text:p>Y1611.925</text:p>
          </table:table-cell>
          <table:table-cell/>
          <table:table-cell table:formula="of:=[.B228]" office:value-type="string" office:string-value="N235">
            <text:p>N235</text:p>
          </table:table-cell>
          <table:table-cell table:formula="of:=[.H228]" office:value-type="string" office:string-value="X1551">
            <text:p>X1551</text:p>
          </table:table-cell>
          <table:table-cell table:formula="of:=[.F228]" office:value-type="string" office:string-value="Y1611.925">
            <text:p>Y1611.925</text:p>
          </table:table-cell>
        </table:table-row>
        <table:table-row table:style-name="ro1">
          <table:table-cell table:formula="of:=[.A227]+1" office:value-type="float" office:value="235">
            <text:p>235</text:p>
          </table:table-cell>
          <table:table-cell table:formula="of:=&quot;N&quot;&amp;[.A228]" office:value-type="string" office:string-value="N235">
            <text:p>N235</text:p>
          </table:table-cell>
          <table:table-cell table:formula="of:=[.C227]" office:value-type="float" office:value="1545">
            <text:p>1545</text:p>
          </table:table-cell>
          <table:table-cell table:formula="of:= &quot;X&quot;&amp; [.C228]" office:value-type="string" office:string-value="X1545">
            <text:p>X1545</text:p>
          </table:table-cell>
          <table:table-cell table:formula="of:=[.E227]-[.$J$6]" office:value-type="float" office:value="1611.925">
            <text:p>1611.925</text:p>
          </table:table-cell>
          <table:table-cell table:formula="of:=&quot;Y&quot; &amp; [.E228]" office:value-type="string" office:string-value="Y1611.925">
            <text:p>Y1611.925</text:p>
          </table:table-cell>
          <table:table-cell table:formula="of:=[.C228] +6" office:value-type="float" office:value="1551">
            <text:p>1551</text:p>
          </table:table-cell>
          <table:table-cell table:formula="of:=&quot;X&quot;&amp; [.G228]" office:value-type="string" office:string-value="X1551">
            <text:p>X1551</text:p>
          </table:table-cell>
          <table:table-cell table:number-columns-repeated="6"/>
          <table:table-cell table:style-name="ce2" table:formula="of:=[.B229]" office:value-type="string" office:string-value="N236">
            <text:p>N236</text:p>
          </table:table-cell>
          <table:table-cell table:style-name="ce2" table:formula="of:=[.D229]" office:value-type="string" office:string-value="X1545">
            <text:p>X1545</text:p>
          </table:table-cell>
          <table:table-cell table:style-name="ce2" table:formula="of:=[.F229]" office:value-type="string" office:string-value="Y1606.175">
            <text:p>Y1606.175</text:p>
          </table:table-cell>
          <table:table-cell/>
          <table:table-cell table:formula="of:=[.B229]" office:value-type="string" office:string-value="N236">
            <text:p>N236</text:p>
          </table:table-cell>
          <table:table-cell table:formula="of:=[.H229]" office:value-type="string" office:string-value="X1551">
            <text:p>X1551</text:p>
          </table:table-cell>
          <table:table-cell table:formula="of:=[.F229]" office:value-type="string" office:string-value="Y1606.175">
            <text:p>Y1606.175</text:p>
          </table:table-cell>
        </table:table-row>
        <table:table-row table:style-name="ro1">
          <table:table-cell table:formula="of:=[.A228]+1" office:value-type="float" office:value="236">
            <text:p>236</text:p>
          </table:table-cell>
          <table:table-cell table:formula="of:=&quot;N&quot;&amp;[.A229]" office:value-type="string" office:string-value="N236">
            <text:p>N236</text:p>
          </table:table-cell>
          <table:table-cell table:formula="of:=[.C228]" office:value-type="float" office:value="1545">
            <text:p>1545</text:p>
          </table:table-cell>
          <table:table-cell table:formula="of:= &quot;X&quot;&amp; [.C229]" office:value-type="string" office:string-value="X1545">
            <text:p>X1545</text:p>
          </table:table-cell>
          <table:table-cell table:formula="of:=[.E228]-[.$J$6]" office:value-type="float" office:value="1606.175">
            <text:p>1606.175</text:p>
          </table:table-cell>
          <table:table-cell table:formula="of:=&quot;Y&quot; &amp; [.E229]" office:value-type="string" office:string-value="Y1606.175">
            <text:p>Y1606.175</text:p>
          </table:table-cell>
          <table:table-cell table:formula="of:=[.C229] +6" office:value-type="float" office:value="1551">
            <text:p>1551</text:p>
          </table:table-cell>
          <table:table-cell table:formula="of:=&quot;X&quot;&amp; [.G229]" office:value-type="string" office:string-value="X1551">
            <text:p>X1551</text:p>
          </table:table-cell>
          <table:table-cell table:number-columns-repeated="6"/>
          <table:table-cell table:style-name="ce2" table:formula="of:=[.B230]" office:value-type="string" office:string-value="N237">
            <text:p>N237</text:p>
          </table:table-cell>
          <table:table-cell table:style-name="ce2" table:formula="of:=[.D230]" office:value-type="string" office:string-value="X1545">
            <text:p>X1545</text:p>
          </table:table-cell>
          <table:table-cell table:style-name="ce2" table:formula="of:=[.F230]" office:value-type="string" office:string-value="Y1600.425">
            <text:p>Y1600.425</text:p>
          </table:table-cell>
          <table:table-cell/>
          <table:table-cell table:formula="of:=[.B230]" office:value-type="string" office:string-value="N237">
            <text:p>N237</text:p>
          </table:table-cell>
          <table:table-cell table:formula="of:=[.H230]" office:value-type="string" office:string-value="X1551">
            <text:p>X1551</text:p>
          </table:table-cell>
          <table:table-cell table:formula="of:=[.F230]" office:value-type="string" office:string-value="Y1600.425">
            <text:p>Y1600.425</text:p>
          </table:table-cell>
        </table:table-row>
        <table:table-row table:style-name="ro1">
          <table:table-cell table:formula="of:=[.A229]+1" office:value-type="float" office:value="237">
            <text:p>237</text:p>
          </table:table-cell>
          <table:table-cell table:formula="of:=&quot;N&quot;&amp;[.A230]" office:value-type="string" office:string-value="N237">
            <text:p>N237</text:p>
          </table:table-cell>
          <table:table-cell table:formula="of:=[.C229]" office:value-type="float" office:value="1545">
            <text:p>1545</text:p>
          </table:table-cell>
          <table:table-cell table:formula="of:= &quot;X&quot;&amp; [.C230]" office:value-type="string" office:string-value="X1545">
            <text:p>X1545</text:p>
          </table:table-cell>
          <table:table-cell table:formula="of:=[.E229]-[.$J$6]" office:value-type="float" office:value="1600.425">
            <text:p>1600.425</text:p>
          </table:table-cell>
          <table:table-cell table:formula="of:=&quot;Y&quot; &amp; [.E230]" office:value-type="string" office:string-value="Y1600.425">
            <text:p>Y1600.425</text:p>
          </table:table-cell>
          <table:table-cell table:formula="of:=[.C230] +6" office:value-type="float" office:value="1551">
            <text:p>1551</text:p>
          </table:table-cell>
          <table:table-cell table:formula="of:=&quot;X&quot;&amp; [.G230]" office:value-type="string" office:string-value="X1551">
            <text:p>X1551</text:p>
          </table:table-cell>
          <table:table-cell table:number-columns-repeated="6"/>
          <table:table-cell table:style-name="ce2" table:formula="of:=[.B231]" office:value-type="string" office:string-value="N238">
            <text:p>N238</text:p>
          </table:table-cell>
          <table:table-cell table:style-name="ce2" table:formula="of:=[.D231]" office:value-type="string" office:string-value="X1545">
            <text:p>X1545</text:p>
          </table:table-cell>
          <table:table-cell table:style-name="ce2" table:formula="of:=[.F231]" office:value-type="string" office:string-value="Y1594.675">
            <text:p>Y1594.675</text:p>
          </table:table-cell>
          <table:table-cell/>
          <table:table-cell table:formula="of:=[.B231]" office:value-type="string" office:string-value="N238">
            <text:p>N238</text:p>
          </table:table-cell>
          <table:table-cell table:formula="of:=[.H231]" office:value-type="string" office:string-value="X1551">
            <text:p>X1551</text:p>
          </table:table-cell>
          <table:table-cell table:formula="of:=[.F231]" office:value-type="string" office:string-value="Y1594.675">
            <text:p>Y1594.675</text:p>
          </table:table-cell>
        </table:table-row>
        <table:table-row table:style-name="ro1">
          <table:table-cell table:formula="of:=[.A230]+1" office:value-type="float" office:value="238">
            <text:p>238</text:p>
          </table:table-cell>
          <table:table-cell table:formula="of:=&quot;N&quot;&amp;[.A231]" office:value-type="string" office:string-value="N238">
            <text:p>N238</text:p>
          </table:table-cell>
          <table:table-cell table:formula="of:=[.C230]" office:value-type="float" office:value="1545">
            <text:p>1545</text:p>
          </table:table-cell>
          <table:table-cell table:formula="of:= &quot;X&quot;&amp; [.C231]" office:value-type="string" office:string-value="X1545">
            <text:p>X1545</text:p>
          </table:table-cell>
          <table:table-cell table:formula="of:=[.E230]-[.$J$6]" office:value-type="float" office:value="1594.675">
            <text:p>1594.675</text:p>
          </table:table-cell>
          <table:table-cell table:formula="of:=&quot;Y&quot; &amp; [.E231]" office:value-type="string" office:string-value="Y1594.675">
            <text:p>Y1594.675</text:p>
          </table:table-cell>
          <table:table-cell table:formula="of:=[.C231] +6" office:value-type="float" office:value="1551">
            <text:p>1551</text:p>
          </table:table-cell>
          <table:table-cell table:formula="of:=&quot;X&quot;&amp; [.G231]" office:value-type="string" office:string-value="X1551">
            <text:p>X1551</text:p>
          </table:table-cell>
          <table:table-cell table:number-columns-repeated="6"/>
          <table:table-cell table:style-name="ce2" table:formula="of:=[.B232]" office:value-type="string" office:string-value="N239">
            <text:p>N239</text:p>
          </table:table-cell>
          <table:table-cell table:style-name="ce2" table:formula="of:=[.D232]" office:value-type="string" office:string-value="X1545">
            <text:p>X1545</text:p>
          </table:table-cell>
          <table:table-cell table:style-name="ce2" table:formula="of:=[.F232]" office:value-type="string" office:string-value="Y1588.925">
            <text:p>Y1588.925</text:p>
          </table:table-cell>
          <table:table-cell/>
          <table:table-cell table:formula="of:=[.B232]" office:value-type="string" office:string-value="N239">
            <text:p>N239</text:p>
          </table:table-cell>
          <table:table-cell table:formula="of:=[.H232]" office:value-type="string" office:string-value="X1551">
            <text:p>X1551</text:p>
          </table:table-cell>
          <table:table-cell table:formula="of:=[.F232]" office:value-type="string" office:string-value="Y1588.925">
            <text:p>Y1588.925</text:p>
          </table:table-cell>
        </table:table-row>
        <table:table-row table:style-name="ro1">
          <table:table-cell table:formula="of:=[.A231]+1" office:value-type="float" office:value="239">
            <text:p>239</text:p>
          </table:table-cell>
          <table:table-cell table:formula="of:=&quot;N&quot;&amp;[.A232]" office:value-type="string" office:string-value="N239">
            <text:p>N239</text:p>
          </table:table-cell>
          <table:table-cell table:formula="of:=[.C231]" office:value-type="float" office:value="1545">
            <text:p>1545</text:p>
          </table:table-cell>
          <table:table-cell table:formula="of:= &quot;X&quot;&amp; [.C232]" office:value-type="string" office:string-value="X1545">
            <text:p>X1545</text:p>
          </table:table-cell>
          <table:table-cell table:formula="of:=[.E231]-[.$J$6]" office:value-type="float" office:value="1588.925">
            <text:p>1588.925</text:p>
          </table:table-cell>
          <table:table-cell table:formula="of:=&quot;Y&quot; &amp; [.E232]" office:value-type="string" office:string-value="Y1588.925">
            <text:p>Y1588.925</text:p>
          </table:table-cell>
          <table:table-cell table:formula="of:=[.C232] +6" office:value-type="float" office:value="1551">
            <text:p>1551</text:p>
          </table:table-cell>
          <table:table-cell table:formula="of:=&quot;X&quot;&amp; [.G232]" office:value-type="string" office:string-value="X1551">
            <text:p>X1551</text:p>
          </table:table-cell>
          <table:table-cell table:number-columns-repeated="6"/>
          <table:table-cell table:style-name="ce2" table:formula="of:=[.B233]" office:value-type="string" office:string-value="N240">
            <text:p>N240</text:p>
          </table:table-cell>
          <table:table-cell table:style-name="ce2" table:formula="of:=[.D233]" office:value-type="string" office:string-value="X1545">
            <text:p>X1545</text:p>
          </table:table-cell>
          <table:table-cell table:style-name="ce2" table:formula="of:=[.F233]" office:value-type="string" office:string-value="Y1583.175">
            <text:p>Y1583.175</text:p>
          </table:table-cell>
          <table:table-cell/>
          <table:table-cell table:formula="of:=[.B233]" office:value-type="string" office:string-value="N240">
            <text:p>N240</text:p>
          </table:table-cell>
          <table:table-cell table:formula="of:=[.H233]" office:value-type="string" office:string-value="X1551">
            <text:p>X1551</text:p>
          </table:table-cell>
          <table:table-cell table:formula="of:=[.F233]" office:value-type="string" office:string-value="Y1583.175">
            <text:p>Y1583.175</text:p>
          </table:table-cell>
        </table:table-row>
        <table:table-row table:style-name="ro1">
          <table:table-cell table:formula="of:=[.A232]+1" office:value-type="float" office:value="240">
            <text:p>240</text:p>
          </table:table-cell>
          <table:table-cell table:formula="of:=&quot;N&quot;&amp;[.A233]" office:value-type="string" office:string-value="N240">
            <text:p>N240</text:p>
          </table:table-cell>
          <table:table-cell table:formula="of:=[.C232]" office:value-type="float" office:value="1545">
            <text:p>1545</text:p>
          </table:table-cell>
          <table:table-cell table:formula="of:= &quot;X&quot;&amp; [.C233]" office:value-type="string" office:string-value="X1545">
            <text:p>X1545</text:p>
          </table:table-cell>
          <table:table-cell table:formula="of:=[.E232]-[.$J$6]" office:value-type="float" office:value="1583.175">
            <text:p>1583.175</text:p>
          </table:table-cell>
          <table:table-cell table:formula="of:=&quot;Y&quot; &amp; [.E233]" office:value-type="string" office:string-value="Y1583.175">
            <text:p>Y1583.175</text:p>
          </table:table-cell>
          <table:table-cell table:formula="of:=[.C233] +6" office:value-type="float" office:value="1551">
            <text:p>1551</text:p>
          </table:table-cell>
          <table:table-cell table:formula="of:=&quot;X&quot;&amp; [.G233]" office:value-type="string" office:string-value="X1551">
            <text:p>X1551</text:p>
          </table:table-cell>
          <table:table-cell table:number-columns-repeated="6"/>
          <table:table-cell table:style-name="ce2" table:formula="of:=[.B234]" office:value-type="string" office:string-value="N241">
            <text:p>N241</text:p>
          </table:table-cell>
          <table:table-cell table:style-name="ce2" table:formula="of:=[.D234]" office:value-type="string" office:string-value="X1545">
            <text:p>X1545</text:p>
          </table:table-cell>
          <table:table-cell table:style-name="ce2" table:formula="of:=[.F234]" office:value-type="string" office:string-value="Y1577.425">
            <text:p>Y1577.425</text:p>
          </table:table-cell>
          <table:table-cell/>
          <table:table-cell table:formula="of:=[.B234]" office:value-type="string" office:string-value="N241">
            <text:p>N241</text:p>
          </table:table-cell>
          <table:table-cell table:formula="of:=[.H234]" office:value-type="string" office:string-value="X1551">
            <text:p>X1551</text:p>
          </table:table-cell>
          <table:table-cell table:formula="of:=[.F234]" office:value-type="string" office:string-value="Y1577.425">
            <text:p>Y1577.425</text:p>
          </table:table-cell>
        </table:table-row>
        <table:table-row table:style-name="ro1">
          <table:table-cell table:formula="of:=[.A233]+1" office:value-type="float" office:value="241">
            <text:p>241</text:p>
          </table:table-cell>
          <table:table-cell table:formula="of:=&quot;N&quot;&amp;[.A234]" office:value-type="string" office:string-value="N241">
            <text:p>N241</text:p>
          </table:table-cell>
          <table:table-cell table:formula="of:=[.C233]" office:value-type="float" office:value="1545">
            <text:p>1545</text:p>
          </table:table-cell>
          <table:table-cell table:formula="of:= &quot;X&quot;&amp; [.C234]" office:value-type="string" office:string-value="X1545">
            <text:p>X1545</text:p>
          </table:table-cell>
          <table:table-cell table:formula="of:=[.E233]-[.$J$6]" office:value-type="float" office:value="1577.425">
            <text:p>1577.425</text:p>
          </table:table-cell>
          <table:table-cell table:formula="of:=&quot;Y&quot; &amp; [.E234]" office:value-type="string" office:string-value="Y1577.425">
            <text:p>Y1577.425</text:p>
          </table:table-cell>
          <table:table-cell table:formula="of:=[.C234] +6" office:value-type="float" office:value="1551">
            <text:p>1551</text:p>
          </table:table-cell>
          <table:table-cell table:formula="of:=&quot;X&quot;&amp; [.G234]" office:value-type="string" office:string-value="X1551">
            <text:p>X1551</text:p>
          </table:table-cell>
          <table:table-cell table:number-columns-repeated="6"/>
          <table:table-cell table:style-name="ce2" table:formula="of:=[.B235]" office:value-type="string" office:string-value="N242">
            <text:p>N242</text:p>
          </table:table-cell>
          <table:table-cell table:style-name="ce2" table:formula="of:=[.D235]" office:value-type="string" office:string-value="X1545">
            <text:p>X1545</text:p>
          </table:table-cell>
          <table:table-cell table:style-name="ce2" table:formula="of:=[.F235]" office:value-type="string" office:string-value="Y1571.675">
            <text:p>Y1571.675</text:p>
          </table:table-cell>
          <table:table-cell/>
          <table:table-cell table:formula="of:=[.B235]" office:value-type="string" office:string-value="N242">
            <text:p>N242</text:p>
          </table:table-cell>
          <table:table-cell table:formula="of:=[.H235]" office:value-type="string" office:string-value="X1551">
            <text:p>X1551</text:p>
          </table:table-cell>
          <table:table-cell table:formula="of:=[.F235]" office:value-type="string" office:string-value="Y1571.675">
            <text:p>Y1571.675</text:p>
          </table:table-cell>
        </table:table-row>
        <table:table-row table:style-name="ro1">
          <table:table-cell table:formula="of:=[.A234]+1" office:value-type="float" office:value="242">
            <text:p>242</text:p>
          </table:table-cell>
          <table:table-cell table:formula="of:=&quot;N&quot;&amp;[.A235]" office:value-type="string" office:string-value="N242">
            <text:p>N242</text:p>
          </table:table-cell>
          <table:table-cell table:formula="of:=[.C234]" office:value-type="float" office:value="1545">
            <text:p>1545</text:p>
          </table:table-cell>
          <table:table-cell table:formula="of:= &quot;X&quot;&amp; [.C235]" office:value-type="string" office:string-value="X1545">
            <text:p>X1545</text:p>
          </table:table-cell>
          <table:table-cell table:formula="of:=[.E234]-[.$J$6]" office:value-type="float" office:value="1571.675">
            <text:p>1571.675</text:p>
          </table:table-cell>
          <table:table-cell table:formula="of:=&quot;Y&quot; &amp; [.E235]" office:value-type="string" office:string-value="Y1571.675">
            <text:p>Y1571.675</text:p>
          </table:table-cell>
          <table:table-cell table:formula="of:=[.C235] +6" office:value-type="float" office:value="1551">
            <text:p>1551</text:p>
          </table:table-cell>
          <table:table-cell table:formula="of:=&quot;X&quot;&amp; [.G235]" office:value-type="string" office:string-value="X1551">
            <text:p>X1551</text:p>
          </table:table-cell>
          <table:table-cell table:number-columns-repeated="6"/>
          <table:table-cell table:style-name="ce2" table:formula="of:=[.B236]" office:value-type="string" office:string-value="N243">
            <text:p>N243</text:p>
          </table:table-cell>
          <table:table-cell table:style-name="ce2" table:formula="of:=[.D236]" office:value-type="string" office:string-value="X1545">
            <text:p>X1545</text:p>
          </table:table-cell>
          <table:table-cell table:style-name="ce2" table:formula="of:=[.F236]" office:value-type="string" office:string-value="Y1565.925">
            <text:p>Y1565.925</text:p>
          </table:table-cell>
          <table:table-cell/>
          <table:table-cell table:formula="of:=[.B236]" office:value-type="string" office:string-value="N243">
            <text:p>N243</text:p>
          </table:table-cell>
          <table:table-cell table:formula="of:=[.H236]" office:value-type="string" office:string-value="X1551">
            <text:p>X1551</text:p>
          </table:table-cell>
          <table:table-cell table:formula="of:=[.F236]" office:value-type="string" office:string-value="Y1565.925">
            <text:p>Y1565.925</text:p>
          </table:table-cell>
        </table:table-row>
        <table:table-row table:style-name="ro1">
          <table:table-cell table:formula="of:=[.A235]+1" office:value-type="float" office:value="243">
            <text:p>243</text:p>
          </table:table-cell>
          <table:table-cell table:formula="of:=&quot;N&quot;&amp;[.A236]" office:value-type="string" office:string-value="N243">
            <text:p>N243</text:p>
          </table:table-cell>
          <table:table-cell table:formula="of:=[.C235]" office:value-type="float" office:value="1545">
            <text:p>1545</text:p>
          </table:table-cell>
          <table:table-cell table:formula="of:= &quot;X&quot;&amp; [.C236]" office:value-type="string" office:string-value="X1545">
            <text:p>X1545</text:p>
          </table:table-cell>
          <table:table-cell table:formula="of:=[.E235]-[.$J$6]" office:value-type="float" office:value="1565.925">
            <text:p>1565.925</text:p>
          </table:table-cell>
          <table:table-cell table:formula="of:=&quot;Y&quot; &amp; [.E236]" office:value-type="string" office:string-value="Y1565.925">
            <text:p>Y1565.925</text:p>
          </table:table-cell>
          <table:table-cell table:formula="of:=[.C236] +6" office:value-type="float" office:value="1551">
            <text:p>1551</text:p>
          </table:table-cell>
          <table:table-cell table:formula="of:=&quot;X&quot;&amp; [.G236]" office:value-type="string" office:string-value="X1551">
            <text:p>X1551</text:p>
          </table:table-cell>
          <table:table-cell table:number-columns-repeated="6"/>
          <table:table-cell table:style-name="ce2" table:formula="of:=[.B237]" office:value-type="string" office:string-value="N244">
            <text:p>N244</text:p>
          </table:table-cell>
          <table:table-cell table:style-name="ce2" table:formula="of:=[.D237]" office:value-type="string" office:string-value="X1545">
            <text:p>X1545</text:p>
          </table:table-cell>
          <table:table-cell table:style-name="ce2" table:formula="of:=[.F237]" office:value-type="string" office:string-value="Y1560.175">
            <text:p>Y1560.175</text:p>
          </table:table-cell>
          <table:table-cell/>
          <table:table-cell table:formula="of:=[.B237]" office:value-type="string" office:string-value="N244">
            <text:p>N244</text:p>
          </table:table-cell>
          <table:table-cell table:formula="of:=[.H237]" office:value-type="string" office:string-value="X1551">
            <text:p>X1551</text:p>
          </table:table-cell>
          <table:table-cell table:formula="of:=[.F237]" office:value-type="string" office:string-value="Y1560.175">
            <text:p>Y1560.175</text:p>
          </table:table-cell>
        </table:table-row>
        <table:table-row table:style-name="ro1">
          <table:table-cell table:formula="of:=[.A236]+1" office:value-type="float" office:value="244">
            <text:p>244</text:p>
          </table:table-cell>
          <table:table-cell table:formula="of:=&quot;N&quot;&amp;[.A237]" office:value-type="string" office:string-value="N244">
            <text:p>N244</text:p>
          </table:table-cell>
          <table:table-cell table:formula="of:=[.C236]" office:value-type="float" office:value="1545">
            <text:p>1545</text:p>
          </table:table-cell>
          <table:table-cell table:formula="of:= &quot;X&quot;&amp; [.C237]" office:value-type="string" office:string-value="X1545">
            <text:p>X1545</text:p>
          </table:table-cell>
          <table:table-cell table:formula="of:=[.E236]-[.$J$6]" office:value-type="float" office:value="1560.175">
            <text:p>1560.175</text:p>
          </table:table-cell>
          <table:table-cell table:formula="of:=&quot;Y&quot; &amp; [.E237]" office:value-type="string" office:string-value="Y1560.175">
            <text:p>Y1560.175</text:p>
          </table:table-cell>
          <table:table-cell table:formula="of:=[.C237] +6" office:value-type="float" office:value="1551">
            <text:p>1551</text:p>
          </table:table-cell>
          <table:table-cell table:formula="of:=&quot;X&quot;&amp; [.G237]" office:value-type="string" office:string-value="X1551">
            <text:p>X1551</text:p>
          </table:table-cell>
          <table:table-cell table:number-columns-repeated="6"/>
          <table:table-cell table:style-name="ce2" table:formula="of:=[.B238]" office:value-type="string" office:string-value="N245">
            <text:p>N245</text:p>
          </table:table-cell>
          <table:table-cell table:style-name="ce2" table:formula="of:=[.D238]" office:value-type="string" office:string-value="X1545">
            <text:p>X1545</text:p>
          </table:table-cell>
          <table:table-cell table:style-name="ce2" table:formula="of:=[.F238]" office:value-type="string" office:string-value="Y1554.425">
            <text:p>Y1554.425</text:p>
          </table:table-cell>
          <table:table-cell/>
          <table:table-cell table:formula="of:=[.B238]" office:value-type="string" office:string-value="N245">
            <text:p>N245</text:p>
          </table:table-cell>
          <table:table-cell table:formula="of:=[.H238]" office:value-type="string" office:string-value="X1551">
            <text:p>X1551</text:p>
          </table:table-cell>
          <table:table-cell table:formula="of:=[.F238]" office:value-type="string" office:string-value="Y1554.425">
            <text:p>Y1554.425</text:p>
          </table:table-cell>
        </table:table-row>
        <table:table-row table:style-name="ro1">
          <table:table-cell table:formula="of:=[.A237]+1" office:value-type="float" office:value="245">
            <text:p>245</text:p>
          </table:table-cell>
          <table:table-cell table:formula="of:=&quot;N&quot;&amp;[.A238]" office:value-type="string" office:string-value="N245">
            <text:p>N245</text:p>
          </table:table-cell>
          <table:table-cell table:formula="of:=[.C237]" office:value-type="float" office:value="1545">
            <text:p>1545</text:p>
          </table:table-cell>
          <table:table-cell table:formula="of:= &quot;X&quot;&amp; [.C238]" office:value-type="string" office:string-value="X1545">
            <text:p>X1545</text:p>
          </table:table-cell>
          <table:table-cell table:formula="of:=[.E237]-[.$J$6]" office:value-type="float" office:value="1554.425">
            <text:p>1554.425</text:p>
          </table:table-cell>
          <table:table-cell table:formula="of:=&quot;Y&quot; &amp; [.E238]" office:value-type="string" office:string-value="Y1554.425">
            <text:p>Y1554.425</text:p>
          </table:table-cell>
          <table:table-cell table:formula="of:=[.C238] +6" office:value-type="float" office:value="1551">
            <text:p>1551</text:p>
          </table:table-cell>
          <table:table-cell table:formula="of:=&quot;X&quot;&amp; [.G238]" office:value-type="string" office:string-value="X1551">
            <text:p>X1551</text:p>
          </table:table-cell>
          <table:table-cell table:number-columns-repeated="6"/>
          <table:table-cell table:style-name="ce2" table:formula="of:=[.B239]" office:value-type="string" office:string-value="N246">
            <text:p>N246</text:p>
          </table:table-cell>
          <table:table-cell table:style-name="ce2" table:formula="of:=[.D239]" office:value-type="string" office:string-value="X1545">
            <text:p>X1545</text:p>
          </table:table-cell>
          <table:table-cell table:style-name="ce2" table:formula="of:=[.F239]" office:value-type="string" office:string-value="Y1548.675">
            <text:p>Y1548.675</text:p>
          </table:table-cell>
          <table:table-cell/>
          <table:table-cell table:formula="of:=[.B239]" office:value-type="string" office:string-value="N246">
            <text:p>N246</text:p>
          </table:table-cell>
          <table:table-cell table:formula="of:=[.H239]" office:value-type="string" office:string-value="X1551">
            <text:p>X1551</text:p>
          </table:table-cell>
          <table:table-cell table:formula="of:=[.F239]" office:value-type="string" office:string-value="Y1548.675">
            <text:p>Y1548.675</text:p>
          </table:table-cell>
        </table:table-row>
        <table:table-row table:style-name="ro1">
          <table:table-cell table:formula="of:=[.A238]+1" office:value-type="float" office:value="246">
            <text:p>246</text:p>
          </table:table-cell>
          <table:table-cell table:formula="of:=&quot;N&quot;&amp;[.A239]" office:value-type="string" office:string-value="N246">
            <text:p>N246</text:p>
          </table:table-cell>
          <table:table-cell table:formula="of:=[.C238]" office:value-type="float" office:value="1545">
            <text:p>1545</text:p>
          </table:table-cell>
          <table:table-cell table:formula="of:= &quot;X&quot;&amp; [.C239]" office:value-type="string" office:string-value="X1545">
            <text:p>X1545</text:p>
          </table:table-cell>
          <table:table-cell table:formula="of:=[.E238]-[.$J$6]" office:value-type="float" office:value="1548.675">
            <text:p>1548.675</text:p>
          </table:table-cell>
          <table:table-cell table:formula="of:=&quot;Y&quot; &amp; [.E239]" office:value-type="string" office:string-value="Y1548.675">
            <text:p>Y1548.675</text:p>
          </table:table-cell>
          <table:table-cell table:formula="of:=[.C239] +6" office:value-type="float" office:value="1551">
            <text:p>1551</text:p>
          </table:table-cell>
          <table:table-cell table:formula="of:=&quot;X&quot;&amp; [.G239]" office:value-type="string" office:string-value="X1551">
            <text:p>X1551</text:p>
          </table:table-cell>
          <table:table-cell table:number-columns-repeated="6"/>
          <table:table-cell table:style-name="ce2" table:formula="of:=[.B240]" office:value-type="string" office:string-value="N247">
            <text:p>N247</text:p>
          </table:table-cell>
          <table:table-cell table:style-name="ce2" table:formula="of:=[.D240]" office:value-type="string" office:string-value="X1545">
            <text:p>X1545</text:p>
          </table:table-cell>
          <table:table-cell table:style-name="ce2" table:formula="of:=[.F240]" office:value-type="string" office:string-value="Y1542.925">
            <text:p>Y1542.925</text:p>
          </table:table-cell>
          <table:table-cell/>
          <table:table-cell table:formula="of:=[.B240]" office:value-type="string" office:string-value="N247">
            <text:p>N247</text:p>
          </table:table-cell>
          <table:table-cell table:formula="of:=[.H240]" office:value-type="string" office:string-value="X1551">
            <text:p>X1551</text:p>
          </table:table-cell>
          <table:table-cell table:formula="of:=[.F240]" office:value-type="string" office:string-value="Y1542.925">
            <text:p>Y1542.925</text:p>
          </table:table-cell>
        </table:table-row>
        <table:table-row table:style-name="ro1">
          <table:table-cell table:formula="of:=[.A239]+1" office:value-type="float" office:value="247">
            <text:p>247</text:p>
          </table:table-cell>
          <table:table-cell table:formula="of:=&quot;N&quot;&amp;[.A240]" office:value-type="string" office:string-value="N247">
            <text:p>N247</text:p>
          </table:table-cell>
          <table:table-cell table:formula="of:=[.C239]" office:value-type="float" office:value="1545">
            <text:p>1545</text:p>
          </table:table-cell>
          <table:table-cell table:formula="of:= &quot;X&quot;&amp; [.C240]" office:value-type="string" office:string-value="X1545">
            <text:p>X1545</text:p>
          </table:table-cell>
          <table:table-cell table:formula="of:=[.E239]-[.$J$6]" office:value-type="float" office:value="1542.925">
            <text:p>1542.925</text:p>
          </table:table-cell>
          <table:table-cell table:formula="of:=&quot;Y&quot; &amp; [.E240]" office:value-type="string" office:string-value="Y1542.925">
            <text:p>Y1542.925</text:p>
          </table:table-cell>
          <table:table-cell table:formula="of:=[.C240] +6" office:value-type="float" office:value="1551">
            <text:p>1551</text:p>
          </table:table-cell>
          <table:table-cell table:formula="of:=&quot;X&quot;&amp; [.G240]" office:value-type="string" office:string-value="X1551">
            <text:p>X1551</text:p>
          </table:table-cell>
          <table:table-cell table:number-columns-repeated="6"/>
          <table:table-cell table:style-name="ce2" table:formula="of:=[.B241]" office:value-type="string" office:string-value="N248">
            <text:p>N248</text:p>
          </table:table-cell>
          <table:table-cell table:style-name="ce2" table:formula="of:=[.D241]" office:value-type="string" office:string-value="X1545">
            <text:p>X1545</text:p>
          </table:table-cell>
          <table:table-cell table:style-name="ce2" table:formula="of:=[.F241]" office:value-type="string" office:string-value="Y1537.175">
            <text:p>Y1537.175</text:p>
          </table:table-cell>
          <table:table-cell/>
          <table:table-cell table:formula="of:=[.B241]" office:value-type="string" office:string-value="N248">
            <text:p>N248</text:p>
          </table:table-cell>
          <table:table-cell table:formula="of:=[.H241]" office:value-type="string" office:string-value="X1551">
            <text:p>X1551</text:p>
          </table:table-cell>
          <table:table-cell table:formula="of:=[.F241]" office:value-type="string" office:string-value="Y1537.175">
            <text:p>Y1537.175</text:p>
          </table:table-cell>
        </table:table-row>
        <table:table-row table:style-name="ro1">
          <table:table-cell table:formula="of:=[.A240]+1" office:value-type="float" office:value="248">
            <text:p>248</text:p>
          </table:table-cell>
          <table:table-cell table:formula="of:=&quot;N&quot;&amp;[.A241]" office:value-type="string" office:string-value="N248">
            <text:p>N248</text:p>
          </table:table-cell>
          <table:table-cell table:formula="of:=[.C240]" office:value-type="float" office:value="1545">
            <text:p>1545</text:p>
          </table:table-cell>
          <table:table-cell table:formula="of:= &quot;X&quot;&amp; [.C241]" office:value-type="string" office:string-value="X1545">
            <text:p>X1545</text:p>
          </table:table-cell>
          <table:table-cell table:formula="of:=[.E240]-[.$J$6]" office:value-type="float" office:value="1537.175">
            <text:p>1537.175</text:p>
          </table:table-cell>
          <table:table-cell table:formula="of:=&quot;Y&quot; &amp; [.E241]" office:value-type="string" office:string-value="Y1537.175">
            <text:p>Y1537.175</text:p>
          </table:table-cell>
          <table:table-cell table:formula="of:=[.C241] +6" office:value-type="float" office:value="1551">
            <text:p>1551</text:p>
          </table:table-cell>
          <table:table-cell table:formula="of:=&quot;X&quot;&amp; [.G241]" office:value-type="string" office:string-value="X1551">
            <text:p>X1551</text:p>
          </table:table-cell>
          <table:table-cell table:number-columns-repeated="6"/>
          <table:table-cell table:style-name="ce2" table:formula="of:=[.B242]" office:value-type="string" office:string-value="N249">
            <text:p>N249</text:p>
          </table:table-cell>
          <table:table-cell table:style-name="ce2" table:formula="of:=[.D242]" office:value-type="string" office:string-value="X1545">
            <text:p>X1545</text:p>
          </table:table-cell>
          <table:table-cell table:style-name="ce2" table:formula="of:=[.F242]" office:value-type="string" office:string-value="Y1531.425">
            <text:p>Y1531.425</text:p>
          </table:table-cell>
          <table:table-cell/>
          <table:table-cell table:formula="of:=[.B242]" office:value-type="string" office:string-value="N249">
            <text:p>N249</text:p>
          </table:table-cell>
          <table:table-cell table:formula="of:=[.H242]" office:value-type="string" office:string-value="X1551">
            <text:p>X1551</text:p>
          </table:table-cell>
          <table:table-cell table:formula="of:=[.F242]" office:value-type="string" office:string-value="Y1531.425">
            <text:p>Y1531.425</text:p>
          </table:table-cell>
        </table:table-row>
        <table:table-row table:style-name="ro1">
          <table:table-cell table:formula="of:=[.A241]+1" office:value-type="float" office:value="249">
            <text:p>249</text:p>
          </table:table-cell>
          <table:table-cell table:formula="of:=&quot;N&quot;&amp;[.A242]" office:value-type="string" office:string-value="N249">
            <text:p>N249</text:p>
          </table:table-cell>
          <table:table-cell table:formula="of:=[.C241]" office:value-type="float" office:value="1545">
            <text:p>1545</text:p>
          </table:table-cell>
          <table:table-cell table:formula="of:= &quot;X&quot;&amp; [.C242]" office:value-type="string" office:string-value="X1545">
            <text:p>X1545</text:p>
          </table:table-cell>
          <table:table-cell table:formula="of:=[.E241]-[.$J$6]" office:value-type="float" office:value="1531.425">
            <text:p>1531.425</text:p>
          </table:table-cell>
          <table:table-cell table:formula="of:=&quot;Y&quot; &amp; [.E242]" office:value-type="string" office:string-value="Y1531.425">
            <text:p>Y1531.425</text:p>
          </table:table-cell>
          <table:table-cell table:formula="of:=[.C242] +6" office:value-type="float" office:value="1551">
            <text:p>1551</text:p>
          </table:table-cell>
          <table:table-cell table:formula="of:=&quot;X&quot;&amp; [.G242]" office:value-type="string" office:string-value="X1551">
            <text:p>X1551</text:p>
          </table:table-cell>
          <table:table-cell table:number-columns-repeated="6"/>
          <table:table-cell table:style-name="ce2" table:formula="of:=[.B243]" office:value-type="string" office:string-value="N250">
            <text:p>N250</text:p>
          </table:table-cell>
          <table:table-cell table:style-name="ce2" table:formula="of:=[.D243]" office:value-type="string" office:string-value="X1545">
            <text:p>X1545</text:p>
          </table:table-cell>
          <table:table-cell table:style-name="ce2" table:formula="of:=[.F243]" office:value-type="string" office:string-value="Y1525.675">
            <text:p>Y1525.675</text:p>
          </table:table-cell>
          <table:table-cell/>
          <table:table-cell table:formula="of:=[.B243]" office:value-type="string" office:string-value="N250">
            <text:p>N250</text:p>
          </table:table-cell>
          <table:table-cell table:formula="of:=[.H243]" office:value-type="string" office:string-value="X1551">
            <text:p>X1551</text:p>
          </table:table-cell>
          <table:table-cell table:formula="of:=[.F243]" office:value-type="string" office:string-value="Y1525.675">
            <text:p>Y1525.675</text:p>
          </table:table-cell>
        </table:table-row>
        <table:table-row table:style-name="ro1">
          <table:table-cell table:formula="of:=[.A242]+1" office:value-type="float" office:value="250">
            <text:p>250</text:p>
          </table:table-cell>
          <table:table-cell table:formula="of:=&quot;N&quot;&amp;[.A243]" office:value-type="string" office:string-value="N250">
            <text:p>N250</text:p>
          </table:table-cell>
          <table:table-cell table:formula="of:=[.C242]" office:value-type="float" office:value="1545">
            <text:p>1545</text:p>
          </table:table-cell>
          <table:table-cell table:formula="of:= &quot;X&quot;&amp; [.C243]" office:value-type="string" office:string-value="X1545">
            <text:p>X1545</text:p>
          </table:table-cell>
          <table:table-cell table:formula="of:=[.E242]-[.$J$6]" office:value-type="float" office:value="1525.675">
            <text:p>1525.675</text:p>
          </table:table-cell>
          <table:table-cell table:formula="of:=&quot;Y&quot; &amp; [.E243]" office:value-type="string" office:string-value="Y1525.675">
            <text:p>Y1525.675</text:p>
          </table:table-cell>
          <table:table-cell table:formula="of:=[.C243] +6" office:value-type="float" office:value="1551">
            <text:p>1551</text:p>
          </table:table-cell>
          <table:table-cell table:formula="of:=&quot;X&quot;&amp; [.G243]" office:value-type="string" office:string-value="X1551">
            <text:p>X1551</text:p>
          </table:table-cell>
          <table:table-cell table:number-columns-repeated="6"/>
          <table:table-cell table:style-name="ce2" table:formula="of:=[.B244]" office:value-type="string" office:string-value="N251">
            <text:p>N251</text:p>
          </table:table-cell>
          <table:table-cell table:style-name="ce2" table:formula="of:=[.D244]" office:value-type="string" office:string-value="X1545">
            <text:p>X1545</text:p>
          </table:table-cell>
          <table:table-cell table:style-name="ce2" table:formula="of:=[.F244]" office:value-type="string" office:string-value="Y1519.925">
            <text:p>Y1519.925</text:p>
          </table:table-cell>
          <table:table-cell/>
          <table:table-cell table:formula="of:=[.B244]" office:value-type="string" office:string-value="N251">
            <text:p>N251</text:p>
          </table:table-cell>
          <table:table-cell table:formula="of:=[.H244]" office:value-type="string" office:string-value="X1551">
            <text:p>X1551</text:p>
          </table:table-cell>
          <table:table-cell table:formula="of:=[.F244]" office:value-type="string" office:string-value="Y1519.925">
            <text:p>Y1519.925</text:p>
          </table:table-cell>
        </table:table-row>
        <table:table-row table:style-name="ro1">
          <table:table-cell table:formula="of:=[.A243]+1" office:value-type="float" office:value="251">
            <text:p>251</text:p>
          </table:table-cell>
          <table:table-cell table:formula="of:=&quot;N&quot;&amp;[.A244]" office:value-type="string" office:string-value="N251">
            <text:p>N251</text:p>
          </table:table-cell>
          <table:table-cell table:formula="of:=[.C243]" office:value-type="float" office:value="1545">
            <text:p>1545</text:p>
          </table:table-cell>
          <table:table-cell table:formula="of:= &quot;X&quot;&amp; [.C244]" office:value-type="string" office:string-value="X1545">
            <text:p>X1545</text:p>
          </table:table-cell>
          <table:table-cell table:formula="of:=[.E243]-[.$J$6]" office:value-type="float" office:value="1519.925">
            <text:p>1519.925</text:p>
          </table:table-cell>
          <table:table-cell table:formula="of:=&quot;Y&quot; &amp; [.E244]" office:value-type="string" office:string-value="Y1519.925">
            <text:p>Y1519.925</text:p>
          </table:table-cell>
          <table:table-cell table:formula="of:=[.C244] +6" office:value-type="float" office:value="1551">
            <text:p>1551</text:p>
          </table:table-cell>
          <table:table-cell table:formula="of:=&quot;X&quot;&amp; [.G244]" office:value-type="string" office:string-value="X1551">
            <text:p>X1551</text:p>
          </table:table-cell>
          <table:table-cell table:number-columns-repeated="6"/>
          <table:table-cell table:style-name="ce2" table:formula="of:=[.B245]" office:value-type="string" office:string-value="N252">
            <text:p>N252</text:p>
          </table:table-cell>
          <table:table-cell table:style-name="ce2" table:formula="of:=[.D245]" office:value-type="string" office:string-value="X1545">
            <text:p>X1545</text:p>
          </table:table-cell>
          <table:table-cell table:style-name="ce2" table:formula="of:=[.F245]" office:value-type="string" office:string-value="Y1514.175">
            <text:p>Y1514.175</text:p>
          </table:table-cell>
          <table:table-cell/>
          <table:table-cell table:formula="of:=[.B245]" office:value-type="string" office:string-value="N252">
            <text:p>N252</text:p>
          </table:table-cell>
          <table:table-cell table:formula="of:=[.H245]" office:value-type="string" office:string-value="X1551">
            <text:p>X1551</text:p>
          </table:table-cell>
          <table:table-cell table:formula="of:=[.F245]" office:value-type="string" office:string-value="Y1514.175">
            <text:p>Y1514.175</text:p>
          </table:table-cell>
        </table:table-row>
        <table:table-row table:style-name="ro1">
          <table:table-cell table:formula="of:=[.A244]+1" office:value-type="float" office:value="252">
            <text:p>252</text:p>
          </table:table-cell>
          <table:table-cell table:formula="of:=&quot;N&quot;&amp;[.A245]" office:value-type="string" office:string-value="N252">
            <text:p>N252</text:p>
          </table:table-cell>
          <table:table-cell table:formula="of:=[.C244]" office:value-type="float" office:value="1545">
            <text:p>1545</text:p>
          </table:table-cell>
          <table:table-cell table:formula="of:= &quot;X&quot;&amp; [.C245]" office:value-type="string" office:string-value="X1545">
            <text:p>X1545</text:p>
          </table:table-cell>
          <table:table-cell table:formula="of:=[.E244]-[.$J$6]" office:value-type="float" office:value="1514.175">
            <text:p>1514.175</text:p>
          </table:table-cell>
          <table:table-cell table:formula="of:=&quot;Y&quot; &amp; [.E245]" office:value-type="string" office:string-value="Y1514.175">
            <text:p>Y1514.175</text:p>
          </table:table-cell>
          <table:table-cell table:formula="of:=[.C245] +6" office:value-type="float" office:value="1551">
            <text:p>1551</text:p>
          </table:table-cell>
          <table:table-cell table:formula="of:=&quot;X&quot;&amp; [.G245]" office:value-type="string" office:string-value="X1551">
            <text:p>X1551</text:p>
          </table:table-cell>
          <table:table-cell table:number-columns-repeated="6"/>
          <table:table-cell table:style-name="ce2" table:formula="of:=[.B246]" office:value-type="string" office:string-value="N253">
            <text:p>N253</text:p>
          </table:table-cell>
          <table:table-cell table:style-name="ce2" table:formula="of:=[.D246]" office:value-type="string" office:string-value="X1545">
            <text:p>X1545</text:p>
          </table:table-cell>
          <table:table-cell table:style-name="ce2" table:formula="of:=[.F246]" office:value-type="string" office:string-value="Y1508.425">
            <text:p>Y1508.425</text:p>
          </table:table-cell>
          <table:table-cell/>
          <table:table-cell table:formula="of:=[.B246]" office:value-type="string" office:string-value="N253">
            <text:p>N253</text:p>
          </table:table-cell>
          <table:table-cell table:formula="of:=[.H246]" office:value-type="string" office:string-value="X1551">
            <text:p>X1551</text:p>
          </table:table-cell>
          <table:table-cell table:formula="of:=[.F246]" office:value-type="string" office:string-value="Y1508.425">
            <text:p>Y1508.425</text:p>
          </table:table-cell>
        </table:table-row>
        <table:table-row table:style-name="ro1">
          <table:table-cell table:formula="of:=[.A245]+1" office:value-type="float" office:value="253">
            <text:p>253</text:p>
          </table:table-cell>
          <table:table-cell table:formula="of:=&quot;N&quot;&amp;[.A246]" office:value-type="string" office:string-value="N253">
            <text:p>N253</text:p>
          </table:table-cell>
          <table:table-cell table:formula="of:=[.C245]" office:value-type="float" office:value="1545">
            <text:p>1545</text:p>
          </table:table-cell>
          <table:table-cell table:formula="of:= &quot;X&quot;&amp; [.C246]" office:value-type="string" office:string-value="X1545">
            <text:p>X1545</text:p>
          </table:table-cell>
          <table:table-cell table:formula="of:=[.E245]-[.$J$6]" office:value-type="float" office:value="1508.425">
            <text:p>1508.425</text:p>
          </table:table-cell>
          <table:table-cell table:formula="of:=&quot;Y&quot; &amp; [.E246]" office:value-type="string" office:string-value="Y1508.425">
            <text:p>Y1508.425</text:p>
          </table:table-cell>
          <table:table-cell table:formula="of:=[.C246] +6" office:value-type="float" office:value="1551">
            <text:p>1551</text:p>
          </table:table-cell>
          <table:table-cell table:formula="of:=&quot;X&quot;&amp; [.G246]" office:value-type="string" office:string-value="X1551">
            <text:p>X1551</text:p>
          </table:table-cell>
          <table:table-cell table:number-columns-repeated="6"/>
          <table:table-cell table:style-name="ce2" table:formula="of:=[.B247]" office:value-type="string" office:string-value="N254">
            <text:p>N254</text:p>
          </table:table-cell>
          <table:table-cell table:style-name="ce2" table:formula="of:=[.D247]" office:value-type="string" office:string-value="X1545">
            <text:p>X1545</text:p>
          </table:table-cell>
          <table:table-cell table:style-name="ce2" table:formula="of:=[.F247]" office:value-type="string" office:string-value="Y1502.675">
            <text:p>Y1502.675</text:p>
          </table:table-cell>
          <table:table-cell/>
          <table:table-cell table:formula="of:=[.B247]" office:value-type="string" office:string-value="N254">
            <text:p>N254</text:p>
          </table:table-cell>
          <table:table-cell table:formula="of:=[.H247]" office:value-type="string" office:string-value="X1551">
            <text:p>X1551</text:p>
          </table:table-cell>
          <table:table-cell table:formula="of:=[.F247]" office:value-type="string" office:string-value="Y1502.675">
            <text:p>Y1502.675</text:p>
          </table:table-cell>
        </table:table-row>
        <table:table-row table:style-name="ro1">
          <table:table-cell table:formula="of:=[.A246]+1" office:value-type="float" office:value="254">
            <text:p>254</text:p>
          </table:table-cell>
          <table:table-cell table:formula="of:=&quot;N&quot;&amp;[.A247]" office:value-type="string" office:string-value="N254">
            <text:p>N254</text:p>
          </table:table-cell>
          <table:table-cell table:formula="of:=[.C246]" office:value-type="float" office:value="1545">
            <text:p>1545</text:p>
          </table:table-cell>
          <table:table-cell table:formula="of:= &quot;X&quot;&amp; [.C247]" office:value-type="string" office:string-value="X1545">
            <text:p>X1545</text:p>
          </table:table-cell>
          <table:table-cell table:formula="of:=[.E246]-[.$J$6]" office:value-type="float" office:value="1502.675">
            <text:p>1502.675</text:p>
          </table:table-cell>
          <table:table-cell table:formula="of:=&quot;Y&quot; &amp; [.E247]" office:value-type="string" office:string-value="Y1502.675">
            <text:p>Y1502.675</text:p>
          </table:table-cell>
          <table:table-cell table:formula="of:=[.C247] +6" office:value-type="float" office:value="1551">
            <text:p>1551</text:p>
          </table:table-cell>
          <table:table-cell table:formula="of:=&quot;X&quot;&amp; [.G247]" office:value-type="string" office:string-value="X1551">
            <text:p>X1551</text:p>
          </table:table-cell>
          <table:table-cell table:number-columns-repeated="6"/>
          <table:table-cell table:style-name="ce2" table:formula="of:=[.B248]" office:value-type="string" office:string-value="N255">
            <text:p>N255</text:p>
          </table:table-cell>
          <table:table-cell table:style-name="ce2" table:formula="of:=[.D248]" office:value-type="string" office:string-value="X1545">
            <text:p>X1545</text:p>
          </table:table-cell>
          <table:table-cell table:style-name="ce2" table:formula="of:=[.F248]" office:value-type="string" office:string-value="Y1496.925">
            <text:p>Y1496.925</text:p>
          </table:table-cell>
          <table:table-cell/>
          <table:table-cell table:formula="of:=[.B248]" office:value-type="string" office:string-value="N255">
            <text:p>N255</text:p>
          </table:table-cell>
          <table:table-cell table:formula="of:=[.H248]" office:value-type="string" office:string-value="X1551">
            <text:p>X1551</text:p>
          </table:table-cell>
          <table:table-cell table:formula="of:=[.F248]" office:value-type="string" office:string-value="Y1496.925">
            <text:p>Y1496.925</text:p>
          </table:table-cell>
        </table:table-row>
        <table:table-row table:style-name="ro1">
          <table:table-cell table:formula="of:=[.A247]+1" office:value-type="float" office:value="255">
            <text:p>255</text:p>
          </table:table-cell>
          <table:table-cell table:formula="of:=&quot;N&quot;&amp;[.A248]" office:value-type="string" office:string-value="N255">
            <text:p>N255</text:p>
          </table:table-cell>
          <table:table-cell table:formula="of:=[.C247]" office:value-type="float" office:value="1545">
            <text:p>1545</text:p>
          </table:table-cell>
          <table:table-cell table:formula="of:= &quot;X&quot;&amp; [.C248]" office:value-type="string" office:string-value="X1545">
            <text:p>X1545</text:p>
          </table:table-cell>
          <table:table-cell table:formula="of:=[.E247]-[.$J$6]" office:value-type="float" office:value="1496.925">
            <text:p>1496.925</text:p>
          </table:table-cell>
          <table:table-cell table:formula="of:=&quot;Y&quot; &amp; [.E248]" office:value-type="string" office:string-value="Y1496.925">
            <text:p>Y1496.925</text:p>
          </table:table-cell>
          <table:table-cell table:formula="of:=[.C248] +6" office:value-type="float" office:value="1551">
            <text:p>1551</text:p>
          </table:table-cell>
          <table:table-cell table:formula="of:=&quot;X&quot;&amp; [.G248]" office:value-type="string" office:string-value="X1551">
            <text:p>X1551</text:p>
          </table:table-cell>
          <table:table-cell table:number-columns-repeated="6"/>
          <table:table-cell table:style-name="ce2" table:formula="of:=[.B249]" office:value-type="string" office:string-value="N256">
            <text:p>N256</text:p>
          </table:table-cell>
          <table:table-cell table:style-name="ce2" table:formula="of:=[.D249]" office:value-type="string" office:string-value="X1545">
            <text:p>X1545</text:p>
          </table:table-cell>
          <table:table-cell table:style-name="ce2" table:formula="of:=[.F249]" office:value-type="string" office:string-value="Y1491.175">
            <text:p>Y1491.175</text:p>
          </table:table-cell>
          <table:table-cell/>
          <table:table-cell table:formula="of:=[.B249]" office:value-type="string" office:string-value="N256">
            <text:p>N256</text:p>
          </table:table-cell>
          <table:table-cell table:formula="of:=[.H249]" office:value-type="string" office:string-value="X1551">
            <text:p>X1551</text:p>
          </table:table-cell>
          <table:table-cell table:formula="of:=[.F249]" office:value-type="string" office:string-value="Y1491.175">
            <text:p>Y1491.175</text:p>
          </table:table-cell>
        </table:table-row>
        <table:table-row table:style-name="ro1">
          <table:table-cell table:formula="of:=[.A248]+1" office:value-type="float" office:value="256">
            <text:p>256</text:p>
          </table:table-cell>
          <table:table-cell table:formula="of:=&quot;N&quot;&amp;[.A249]" office:value-type="string" office:string-value="N256">
            <text:p>N256</text:p>
          </table:table-cell>
          <table:table-cell table:formula="of:=[.C248]" office:value-type="float" office:value="1545">
            <text:p>1545</text:p>
          </table:table-cell>
          <table:table-cell table:formula="of:= &quot;X&quot;&amp; [.C249]" office:value-type="string" office:string-value="X1545">
            <text:p>X1545</text:p>
          </table:table-cell>
          <table:table-cell table:formula="of:=[.E248]-[.$J$6]" office:value-type="float" office:value="1491.175">
            <text:p>1491.175</text:p>
          </table:table-cell>
          <table:table-cell table:formula="of:=&quot;Y&quot; &amp; [.E249]" office:value-type="string" office:string-value="Y1491.175">
            <text:p>Y1491.175</text:p>
          </table:table-cell>
          <table:table-cell table:formula="of:=[.C249] +6" office:value-type="float" office:value="1551">
            <text:p>1551</text:p>
          </table:table-cell>
          <table:table-cell table:formula="of:=&quot;X&quot;&amp; [.G249]" office:value-type="string" office:string-value="X1551">
            <text:p>X1551</text:p>
          </table:table-cell>
          <table:table-cell table:number-columns-repeated="6"/>
          <table:table-cell table:style-name="ce2" table:formula="of:=[.B250]" office:value-type="string" office:string-value="N257">
            <text:p>N257</text:p>
          </table:table-cell>
          <table:table-cell table:style-name="ce2" table:formula="of:=[.D250]" office:value-type="string" office:string-value="X1545">
            <text:p>X1545</text:p>
          </table:table-cell>
          <table:table-cell table:style-name="ce2" table:formula="of:=[.F250]" office:value-type="string" office:string-value="Y1485.425">
            <text:p>Y1485.425</text:p>
          </table:table-cell>
          <table:table-cell/>
          <table:table-cell table:formula="of:=[.B250]" office:value-type="string" office:string-value="N257">
            <text:p>N257</text:p>
          </table:table-cell>
          <table:table-cell table:formula="of:=[.H250]" office:value-type="string" office:string-value="X1551">
            <text:p>X1551</text:p>
          </table:table-cell>
          <table:table-cell table:formula="of:=[.F250]" office:value-type="string" office:string-value="Y1485.425">
            <text:p>Y1485.425</text:p>
          </table:table-cell>
        </table:table-row>
        <table:table-row table:style-name="ro1">
          <table:table-cell table:formula="of:=[.A249]+1" office:value-type="float" office:value="257">
            <text:p>257</text:p>
          </table:table-cell>
          <table:table-cell table:formula="of:=&quot;N&quot;&amp;[.A250]" office:value-type="string" office:string-value="N257">
            <text:p>N257</text:p>
          </table:table-cell>
          <table:table-cell table:formula="of:=[.C249]" office:value-type="float" office:value="1545">
            <text:p>1545</text:p>
          </table:table-cell>
          <table:table-cell table:formula="of:= &quot;X&quot;&amp; [.C250]" office:value-type="string" office:string-value="X1545">
            <text:p>X1545</text:p>
          </table:table-cell>
          <table:table-cell table:formula="of:=[.E249]-[.$J$6]" office:value-type="float" office:value="1485.425">
            <text:p>1485.425</text:p>
          </table:table-cell>
          <table:table-cell table:formula="of:=&quot;Y&quot; &amp; [.E250]" office:value-type="string" office:string-value="Y1485.425">
            <text:p>Y1485.425</text:p>
          </table:table-cell>
          <table:table-cell table:formula="of:=[.C250] +6" office:value-type="float" office:value="1551">
            <text:p>1551</text:p>
          </table:table-cell>
          <table:table-cell table:formula="of:=&quot;X&quot;&amp; [.G250]" office:value-type="string" office:string-value="X1551">
            <text:p>X1551</text:p>
          </table:table-cell>
          <table:table-cell table:number-columns-repeated="6"/>
          <table:table-cell table:style-name="ce2" table:formula="of:=[.B251]" office:value-type="string" office:string-value="N258">
            <text:p>N258</text:p>
          </table:table-cell>
          <table:table-cell table:style-name="ce2" table:formula="of:=[.D251]" office:value-type="string" office:string-value="X1545">
            <text:p>X1545</text:p>
          </table:table-cell>
          <table:table-cell table:style-name="ce2" table:formula="of:=[.F251]" office:value-type="string" office:string-value="Y1479.675">
            <text:p>Y1479.675</text:p>
          </table:table-cell>
          <table:table-cell/>
          <table:table-cell table:formula="of:=[.B251]" office:value-type="string" office:string-value="N258">
            <text:p>N258</text:p>
          </table:table-cell>
          <table:table-cell table:formula="of:=[.H251]" office:value-type="string" office:string-value="X1551">
            <text:p>X1551</text:p>
          </table:table-cell>
          <table:table-cell table:formula="of:=[.F251]" office:value-type="string" office:string-value="Y1479.675">
            <text:p>Y1479.675</text:p>
          </table:table-cell>
        </table:table-row>
        <table:table-row table:style-name="ro1">
          <table:table-cell table:formula="of:=[.A250]+1" office:value-type="float" office:value="258">
            <text:p>258</text:p>
          </table:table-cell>
          <table:table-cell table:formula="of:=&quot;N&quot;&amp;[.A251]" office:value-type="string" office:string-value="N258">
            <text:p>N258</text:p>
          </table:table-cell>
          <table:table-cell table:formula="of:=[.C250]" office:value-type="float" office:value="1545">
            <text:p>1545</text:p>
          </table:table-cell>
          <table:table-cell table:formula="of:= &quot;X&quot;&amp; [.C251]" office:value-type="string" office:string-value="X1545">
            <text:p>X1545</text:p>
          </table:table-cell>
          <table:table-cell table:formula="of:=[.E250]-[.$J$6]" office:value-type="float" office:value="1479.675">
            <text:p>1479.675</text:p>
          </table:table-cell>
          <table:table-cell table:formula="of:=&quot;Y&quot; &amp; [.E251]" office:value-type="string" office:string-value="Y1479.675">
            <text:p>Y1479.675</text:p>
          </table:table-cell>
          <table:table-cell table:formula="of:=[.C251] +6" office:value-type="float" office:value="1551">
            <text:p>1551</text:p>
          </table:table-cell>
          <table:table-cell table:formula="of:=&quot;X&quot;&amp; [.G251]" office:value-type="string" office:string-value="X1551">
            <text:p>X1551</text:p>
          </table:table-cell>
          <table:table-cell table:number-columns-repeated="6"/>
          <table:table-cell table:style-name="ce2" table:formula="of:=[.B252]" office:value-type="string" office:string-value="N259">
            <text:p>N259</text:p>
          </table:table-cell>
          <table:table-cell table:style-name="ce2" table:formula="of:=[.D252]" office:value-type="string" office:string-value="X1545">
            <text:p>X1545</text:p>
          </table:table-cell>
          <table:table-cell table:style-name="ce2" table:formula="of:=[.F252]" office:value-type="string" office:string-value="Y1473.925">
            <text:p>Y1473.925</text:p>
          </table:table-cell>
          <table:table-cell/>
          <table:table-cell table:formula="of:=[.B252]" office:value-type="string" office:string-value="N259">
            <text:p>N259</text:p>
          </table:table-cell>
          <table:table-cell table:formula="of:=[.H252]" office:value-type="string" office:string-value="X1551">
            <text:p>X1551</text:p>
          </table:table-cell>
          <table:table-cell table:formula="of:=[.F252]" office:value-type="string" office:string-value="Y1473.925">
            <text:p>Y1473.925</text:p>
          </table:table-cell>
        </table:table-row>
        <table:table-row table:style-name="ro1">
          <table:table-cell table:formula="of:=[.A251]+1" office:value-type="float" office:value="259">
            <text:p>259</text:p>
          </table:table-cell>
          <table:table-cell table:formula="of:=&quot;N&quot;&amp;[.A252]" office:value-type="string" office:string-value="N259">
            <text:p>N259</text:p>
          </table:table-cell>
          <table:table-cell table:formula="of:=[.C251]" office:value-type="float" office:value="1545">
            <text:p>1545</text:p>
          </table:table-cell>
          <table:table-cell table:formula="of:= &quot;X&quot;&amp; [.C252]" office:value-type="string" office:string-value="X1545">
            <text:p>X1545</text:p>
          </table:table-cell>
          <table:table-cell table:formula="of:=[.E251]-[.$J$6]" office:value-type="float" office:value="1473.925">
            <text:p>1473.925</text:p>
          </table:table-cell>
          <table:table-cell table:formula="of:=&quot;Y&quot; &amp; [.E252]" office:value-type="string" office:string-value="Y1473.925">
            <text:p>Y1473.925</text:p>
          </table:table-cell>
          <table:table-cell table:formula="of:=[.C252] +6" office:value-type="float" office:value="1551">
            <text:p>1551</text:p>
          </table:table-cell>
          <table:table-cell table:formula="of:=&quot;X&quot;&amp; [.G252]" office:value-type="string" office:string-value="X1551">
            <text:p>X1551</text:p>
          </table:table-cell>
          <table:table-cell table:number-columns-repeated="6"/>
          <table:table-cell table:style-name="ce2" table:formula="of:=[.B253]" office:value-type="string" office:string-value="N260">
            <text:p>N260</text:p>
          </table:table-cell>
          <table:table-cell table:style-name="ce2" table:formula="of:=[.D253]" office:value-type="string" office:string-value="X1545">
            <text:p>X1545</text:p>
          </table:table-cell>
          <table:table-cell table:style-name="ce2" table:formula="of:=[.F253]" office:value-type="string" office:string-value="Y1468.175">
            <text:p>Y1468.175</text:p>
          </table:table-cell>
          <table:table-cell/>
          <table:table-cell table:formula="of:=[.B253]" office:value-type="string" office:string-value="N260">
            <text:p>N260</text:p>
          </table:table-cell>
          <table:table-cell table:formula="of:=[.H253]" office:value-type="string" office:string-value="X1551">
            <text:p>X1551</text:p>
          </table:table-cell>
          <table:table-cell table:formula="of:=[.F253]" office:value-type="string" office:string-value="Y1468.175">
            <text:p>Y1468.175</text:p>
          </table:table-cell>
        </table:table-row>
        <table:table-row table:style-name="ro1">
          <table:table-cell table:formula="of:=[.A252]+1" office:value-type="float" office:value="260">
            <text:p>260</text:p>
          </table:table-cell>
          <table:table-cell table:formula="of:=&quot;N&quot;&amp;[.A253]" office:value-type="string" office:string-value="N260">
            <text:p>N260</text:p>
          </table:table-cell>
          <table:table-cell table:formula="of:=[.C252]" office:value-type="float" office:value="1545">
            <text:p>1545</text:p>
          </table:table-cell>
          <table:table-cell table:formula="of:= &quot;X&quot;&amp; [.C253]" office:value-type="string" office:string-value="X1545">
            <text:p>X1545</text:p>
          </table:table-cell>
          <table:table-cell table:formula="of:=[.E252]-[.$J$6]" office:value-type="float" office:value="1468.175">
            <text:p>1468.175</text:p>
          </table:table-cell>
          <table:table-cell table:formula="of:=&quot;Y&quot; &amp; [.E253]" office:value-type="string" office:string-value="Y1468.175">
            <text:p>Y1468.175</text:p>
          </table:table-cell>
          <table:table-cell table:formula="of:=[.C253] +6" office:value-type="float" office:value="1551">
            <text:p>1551</text:p>
          </table:table-cell>
          <table:table-cell table:formula="of:=&quot;X&quot;&amp; [.G253]" office:value-type="string" office:string-value="X1551">
            <text:p>X1551</text:p>
          </table:table-cell>
          <table:table-cell table:number-columns-repeated="6"/>
          <table:table-cell table:style-name="ce2" table:formula="of:=[.B254]" office:value-type="string" office:string-value="N261">
            <text:p>N261</text:p>
          </table:table-cell>
          <table:table-cell table:style-name="ce2" table:formula="of:=[.D254]" office:value-type="string" office:string-value="X1545">
            <text:p>X1545</text:p>
          </table:table-cell>
          <table:table-cell table:style-name="ce2" table:formula="of:=[.F254]" office:value-type="string" office:string-value="Y1462.425">
            <text:p>Y1462.425</text:p>
          </table:table-cell>
          <table:table-cell/>
          <table:table-cell table:formula="of:=[.B254]" office:value-type="string" office:string-value="N261">
            <text:p>N261</text:p>
          </table:table-cell>
          <table:table-cell table:formula="of:=[.H254]" office:value-type="string" office:string-value="X1551">
            <text:p>X1551</text:p>
          </table:table-cell>
          <table:table-cell table:formula="of:=[.F254]" office:value-type="string" office:string-value="Y1462.425">
            <text:p>Y1462.425</text:p>
          </table:table-cell>
        </table:table-row>
        <table:table-row table:style-name="ro1">
          <table:table-cell table:formula="of:=[.A253]+1" office:value-type="float" office:value="261">
            <text:p>261</text:p>
          </table:table-cell>
          <table:table-cell table:formula="of:=&quot;N&quot;&amp;[.A254]" office:value-type="string" office:string-value="N261">
            <text:p>N261</text:p>
          </table:table-cell>
          <table:table-cell table:formula="of:=[.C253]" office:value-type="float" office:value="1545">
            <text:p>1545</text:p>
          </table:table-cell>
          <table:table-cell table:formula="of:= &quot;X&quot;&amp; [.C254]" office:value-type="string" office:string-value="X1545">
            <text:p>X1545</text:p>
          </table:table-cell>
          <table:table-cell table:formula="of:=[.E253]-[.$J$6]" office:value-type="float" office:value="1462.425">
            <text:p>1462.425</text:p>
          </table:table-cell>
          <table:table-cell table:formula="of:=&quot;Y&quot; &amp; [.E254]" office:value-type="string" office:string-value="Y1462.425">
            <text:p>Y1462.425</text:p>
          </table:table-cell>
          <table:table-cell table:formula="of:=[.C254] +6" office:value-type="float" office:value="1551">
            <text:p>1551</text:p>
          </table:table-cell>
          <table:table-cell table:formula="of:=&quot;X&quot;&amp; [.G254]" office:value-type="string" office:string-value="X1551">
            <text:p>X1551</text:p>
          </table:table-cell>
          <table:table-cell table:number-columns-repeated="6"/>
          <table:table-cell table:style-name="ce2" table:formula="of:=[.B255]" office:value-type="string" office:string-value="N262">
            <text:p>N262</text:p>
          </table:table-cell>
          <table:table-cell table:style-name="ce2" table:formula="of:=[.D255]" office:value-type="string" office:string-value="X1545">
            <text:p>X1545</text:p>
          </table:table-cell>
          <table:table-cell table:style-name="ce2" table:formula="of:=[.F255]" office:value-type="string" office:string-value="Y1456.675">
            <text:p>Y1456.675</text:p>
          </table:table-cell>
          <table:table-cell/>
          <table:table-cell table:formula="of:=[.B255]" office:value-type="string" office:string-value="N262">
            <text:p>N262</text:p>
          </table:table-cell>
          <table:table-cell table:formula="of:=[.H255]" office:value-type="string" office:string-value="X1551">
            <text:p>X1551</text:p>
          </table:table-cell>
          <table:table-cell table:formula="of:=[.F255]" office:value-type="string" office:string-value="Y1456.675">
            <text:p>Y1456.675</text:p>
          </table:table-cell>
        </table:table-row>
        <table:table-row table:style-name="ro1">
          <table:table-cell table:formula="of:=[.A254]+1" office:value-type="float" office:value="262">
            <text:p>262</text:p>
          </table:table-cell>
          <table:table-cell table:formula="of:=&quot;N&quot;&amp;[.A255]" office:value-type="string" office:string-value="N262">
            <text:p>N262</text:p>
          </table:table-cell>
          <table:table-cell table:formula="of:=[.C254]" office:value-type="float" office:value="1545">
            <text:p>1545</text:p>
          </table:table-cell>
          <table:table-cell table:formula="of:= &quot;X&quot;&amp; [.C255]" office:value-type="string" office:string-value="X1545">
            <text:p>X1545</text:p>
          </table:table-cell>
          <table:table-cell table:formula="of:=[.E254]-[.$J$6]" office:value-type="float" office:value="1456.675">
            <text:p>1456.675</text:p>
          </table:table-cell>
          <table:table-cell table:formula="of:=&quot;Y&quot; &amp; [.E255]" office:value-type="string" office:string-value="Y1456.675">
            <text:p>Y1456.675</text:p>
          </table:table-cell>
          <table:table-cell table:formula="of:=[.C255] +6" office:value-type="float" office:value="1551">
            <text:p>1551</text:p>
          </table:table-cell>
          <table:table-cell table:formula="of:=&quot;X&quot;&amp; [.G255]" office:value-type="string" office:string-value="X1551">
            <text:p>X1551</text:p>
          </table:table-cell>
          <table:table-cell table:number-columns-repeated="6"/>
          <table:table-cell table:style-name="ce2" table:formula="of:=[.B256]" office:value-type="string" office:string-value="N263">
            <text:p>N263</text:p>
          </table:table-cell>
          <table:table-cell table:style-name="ce2" table:formula="of:=[.D256]" office:value-type="string" office:string-value="X1545">
            <text:p>X1545</text:p>
          </table:table-cell>
          <table:table-cell table:style-name="ce2" table:formula="of:=[.F256]" office:value-type="string" office:string-value="Y1450.925">
            <text:p>Y1450.925</text:p>
          </table:table-cell>
          <table:table-cell/>
          <table:table-cell table:formula="of:=[.B256]" office:value-type="string" office:string-value="N263">
            <text:p>N263</text:p>
          </table:table-cell>
          <table:table-cell table:formula="of:=[.H256]" office:value-type="string" office:string-value="X1551">
            <text:p>X1551</text:p>
          </table:table-cell>
          <table:table-cell table:formula="of:=[.F256]" office:value-type="string" office:string-value="Y1450.925">
            <text:p>Y1450.925</text:p>
          </table:table-cell>
        </table:table-row>
        <table:table-row table:style-name="ro1">
          <table:table-cell table:formula="of:=[.A255]+1" office:value-type="float" office:value="263">
            <text:p>263</text:p>
          </table:table-cell>
          <table:table-cell table:formula="of:=&quot;N&quot;&amp;[.A256]" office:value-type="string" office:string-value="N263">
            <text:p>N263</text:p>
          </table:table-cell>
          <table:table-cell table:formula="of:=[.C255]" office:value-type="float" office:value="1545">
            <text:p>1545</text:p>
          </table:table-cell>
          <table:table-cell table:formula="of:= &quot;X&quot;&amp; [.C256]" office:value-type="string" office:string-value="X1545">
            <text:p>X1545</text:p>
          </table:table-cell>
          <table:table-cell table:formula="of:=[.E255]-[.$J$6]" office:value-type="float" office:value="1450.925">
            <text:p>1450.925</text:p>
          </table:table-cell>
          <table:table-cell table:formula="of:=&quot;Y&quot; &amp; [.E256]" office:value-type="string" office:string-value="Y1450.925">
            <text:p>Y1450.925</text:p>
          </table:table-cell>
          <table:table-cell table:formula="of:=[.C256] +6" office:value-type="float" office:value="1551">
            <text:p>1551</text:p>
          </table:table-cell>
          <table:table-cell table:formula="of:=&quot;X&quot;&amp; [.G256]" office:value-type="string" office:string-value="X1551">
            <text:p>X1551</text:p>
          </table:table-cell>
          <table:table-cell table:number-columns-repeated="6"/>
          <table:table-cell table:style-name="ce2" table:formula="of:=[.B257]" office:value-type="string" office:string-value="N264">
            <text:p>N264</text:p>
          </table:table-cell>
          <table:table-cell table:style-name="ce2" table:formula="of:=[.D257]" office:value-type="string" office:string-value="X1545">
            <text:p>X1545</text:p>
          </table:table-cell>
          <table:table-cell table:style-name="ce2" table:formula="of:=[.F257]" office:value-type="string" office:string-value="Y1445.175">
            <text:p>Y1445.175</text:p>
          </table:table-cell>
          <table:table-cell/>
          <table:table-cell table:formula="of:=[.B257]" office:value-type="string" office:string-value="N264">
            <text:p>N264</text:p>
          </table:table-cell>
          <table:table-cell table:formula="of:=[.H257]" office:value-type="string" office:string-value="X1551">
            <text:p>X1551</text:p>
          </table:table-cell>
          <table:table-cell table:formula="of:=[.F257]" office:value-type="string" office:string-value="Y1445.175">
            <text:p>Y1445.175</text:p>
          </table:table-cell>
        </table:table-row>
        <table:table-row table:style-name="ro1">
          <table:table-cell table:formula="of:=[.A256]+1" office:value-type="float" office:value="264">
            <text:p>264</text:p>
          </table:table-cell>
          <table:table-cell table:formula="of:=&quot;N&quot;&amp;[.A257]" office:value-type="string" office:string-value="N264">
            <text:p>N264</text:p>
          </table:table-cell>
          <table:table-cell table:formula="of:=[.C256]" office:value-type="float" office:value="1545">
            <text:p>1545</text:p>
          </table:table-cell>
          <table:table-cell table:formula="of:= &quot;X&quot;&amp; [.C257]" office:value-type="string" office:string-value="X1545">
            <text:p>X1545</text:p>
          </table:table-cell>
          <table:table-cell table:formula="of:=[.E256]-[.$J$6]" office:value-type="float" office:value="1445.175">
            <text:p>1445.175</text:p>
          </table:table-cell>
          <table:table-cell table:formula="of:=&quot;Y&quot; &amp; [.E257]" office:value-type="string" office:string-value="Y1445.175">
            <text:p>Y1445.175</text:p>
          </table:table-cell>
          <table:table-cell table:formula="of:=[.C257] +6" office:value-type="float" office:value="1551">
            <text:p>1551</text:p>
          </table:table-cell>
          <table:table-cell table:formula="of:=&quot;X&quot;&amp; [.G257]" office:value-type="string" office:string-value="X1551">
            <text:p>X1551</text:p>
          </table:table-cell>
          <table:table-cell table:number-columns-repeated="6"/>
          <table:table-cell table:style-name="ce2" table:formula="of:=[.B258]" office:value-type="string" office:string-value="N265">
            <text:p>N265</text:p>
          </table:table-cell>
          <table:table-cell table:style-name="ce2" table:formula="of:=[.D258]" office:value-type="string" office:string-value="X1545">
            <text:p>X1545</text:p>
          </table:table-cell>
          <table:table-cell table:style-name="ce2" table:formula="of:=[.F258]" office:value-type="string" office:string-value="Y1439.425">
            <text:p>Y1439.425</text:p>
          </table:table-cell>
          <table:table-cell/>
          <table:table-cell table:formula="of:=[.B258]" office:value-type="string" office:string-value="N265">
            <text:p>N265</text:p>
          </table:table-cell>
          <table:table-cell table:formula="of:=[.H258]" office:value-type="string" office:string-value="X1551">
            <text:p>X1551</text:p>
          </table:table-cell>
          <table:table-cell table:formula="of:=[.F258]" office:value-type="string" office:string-value="Y1439.425">
            <text:p>Y1439.425</text:p>
          </table:table-cell>
        </table:table-row>
        <table:table-row table:style-name="ro1">
          <table:table-cell table:formula="of:=[.A257]+1" office:value-type="float" office:value="265">
            <text:p>265</text:p>
          </table:table-cell>
          <table:table-cell table:formula="of:=&quot;N&quot;&amp;[.A258]" office:value-type="string" office:string-value="N265">
            <text:p>N265</text:p>
          </table:table-cell>
          <table:table-cell table:formula="of:=[.C257]" office:value-type="float" office:value="1545">
            <text:p>1545</text:p>
          </table:table-cell>
          <table:table-cell table:formula="of:= &quot;X&quot;&amp; [.C258]" office:value-type="string" office:string-value="X1545">
            <text:p>X1545</text:p>
          </table:table-cell>
          <table:table-cell table:formula="of:=[.E257]-[.$J$6]" office:value-type="float" office:value="1439.425">
            <text:p>1439.425</text:p>
          </table:table-cell>
          <table:table-cell table:formula="of:=&quot;Y&quot; &amp; [.E258]" office:value-type="string" office:string-value="Y1439.425">
            <text:p>Y1439.425</text:p>
          </table:table-cell>
          <table:table-cell table:formula="of:=[.C258] +6" office:value-type="float" office:value="1551">
            <text:p>1551</text:p>
          </table:table-cell>
          <table:table-cell table:formula="of:=&quot;X&quot;&amp; [.G258]" office:value-type="string" office:string-value="X1551">
            <text:p>X1551</text:p>
          </table:table-cell>
          <table:table-cell table:number-columns-repeated="6"/>
          <table:table-cell table:style-name="ce2" table:formula="of:=[.B259]" office:value-type="string" office:string-value="N266">
            <text:p>N266</text:p>
          </table:table-cell>
          <table:table-cell table:style-name="ce2" table:formula="of:=[.D259]" office:value-type="string" office:string-value="X1545">
            <text:p>X1545</text:p>
          </table:table-cell>
          <table:table-cell table:style-name="ce2" table:formula="of:=[.F259]" office:value-type="string" office:string-value="Y1433.675">
            <text:p>Y1433.675</text:p>
          </table:table-cell>
          <table:table-cell/>
          <table:table-cell table:formula="of:=[.B259]" office:value-type="string" office:string-value="N266">
            <text:p>N266</text:p>
          </table:table-cell>
          <table:table-cell table:formula="of:=[.H259]" office:value-type="string" office:string-value="X1551">
            <text:p>X1551</text:p>
          </table:table-cell>
          <table:table-cell table:formula="of:=[.F259]" office:value-type="string" office:string-value="Y1433.675">
            <text:p>Y1433.675</text:p>
          </table:table-cell>
        </table:table-row>
        <table:table-row table:style-name="ro1">
          <table:table-cell table:formula="of:=[.A258]+1" office:value-type="float" office:value="266">
            <text:p>266</text:p>
          </table:table-cell>
          <table:table-cell table:formula="of:=&quot;N&quot;&amp;[.A259]" office:value-type="string" office:string-value="N266">
            <text:p>N266</text:p>
          </table:table-cell>
          <table:table-cell table:formula="of:=[.C258]" office:value-type="float" office:value="1545">
            <text:p>1545</text:p>
          </table:table-cell>
          <table:table-cell table:formula="of:= &quot;X&quot;&amp; [.C259]" office:value-type="string" office:string-value="X1545">
            <text:p>X1545</text:p>
          </table:table-cell>
          <table:table-cell table:formula="of:=[.E258]-[.$J$6]" office:value-type="float" office:value="1433.675">
            <text:p>1433.675</text:p>
          </table:table-cell>
          <table:table-cell table:formula="of:=&quot;Y&quot; &amp; [.E259]" office:value-type="string" office:string-value="Y1433.675">
            <text:p>Y1433.675</text:p>
          </table:table-cell>
          <table:table-cell table:formula="of:=[.C259] +6" office:value-type="float" office:value="1551">
            <text:p>1551</text:p>
          </table:table-cell>
          <table:table-cell table:formula="of:=&quot;X&quot;&amp; [.G259]" office:value-type="string" office:string-value="X1551">
            <text:p>X1551</text:p>
          </table:table-cell>
          <table:table-cell table:number-columns-repeated="6"/>
          <table:table-cell table:style-name="ce2" table:formula="of:=[.B260]" office:value-type="string" office:string-value="N267">
            <text:p>N267</text:p>
          </table:table-cell>
          <table:table-cell table:style-name="ce2" table:formula="of:=[.D260]" office:value-type="string" office:string-value="X1545">
            <text:p>X1545</text:p>
          </table:table-cell>
          <table:table-cell table:style-name="ce2" table:formula="of:=[.F260]" office:value-type="string" office:string-value="Y1427.925">
            <text:p>Y1427.925</text:p>
          </table:table-cell>
          <table:table-cell/>
          <table:table-cell table:formula="of:=[.B260]" office:value-type="string" office:string-value="N267">
            <text:p>N267</text:p>
          </table:table-cell>
          <table:table-cell table:formula="of:=[.H260]" office:value-type="string" office:string-value="X1551">
            <text:p>X1551</text:p>
          </table:table-cell>
          <table:table-cell table:formula="of:=[.F260]" office:value-type="string" office:string-value="Y1427.925">
            <text:p>Y1427.925</text:p>
          </table:table-cell>
        </table:table-row>
        <table:table-row table:style-name="ro1">
          <table:table-cell table:formula="of:=[.A259]+1" office:value-type="float" office:value="267">
            <text:p>267</text:p>
          </table:table-cell>
          <table:table-cell table:formula="of:=&quot;N&quot;&amp;[.A260]" office:value-type="string" office:string-value="N267">
            <text:p>N267</text:p>
          </table:table-cell>
          <table:table-cell table:formula="of:=[.C259]" office:value-type="float" office:value="1545">
            <text:p>1545</text:p>
          </table:table-cell>
          <table:table-cell table:formula="of:= &quot;X&quot;&amp; [.C260]" office:value-type="string" office:string-value="X1545">
            <text:p>X1545</text:p>
          </table:table-cell>
          <table:table-cell table:formula="of:=[.E259]-[.$J$6]" office:value-type="float" office:value="1427.925">
            <text:p>1427.925</text:p>
          </table:table-cell>
          <table:table-cell table:formula="of:=&quot;Y&quot; &amp; [.E260]" office:value-type="string" office:string-value="Y1427.925">
            <text:p>Y1427.925</text:p>
          </table:table-cell>
          <table:table-cell table:formula="of:=[.C260] +6" office:value-type="float" office:value="1551">
            <text:p>1551</text:p>
          </table:table-cell>
          <table:table-cell table:formula="of:=&quot;X&quot;&amp; [.G260]" office:value-type="string" office:string-value="X1551">
            <text:p>X1551</text:p>
          </table:table-cell>
          <table:table-cell table:number-columns-repeated="6"/>
          <table:table-cell table:style-name="ce2" table:formula="of:=[.B261]" office:value-type="string" office:string-value="N268">
            <text:p>N268</text:p>
          </table:table-cell>
          <table:table-cell table:style-name="ce2" table:formula="of:=[.D261]" office:value-type="string" office:string-value="X1545">
            <text:p>X1545</text:p>
          </table:table-cell>
          <table:table-cell table:style-name="ce2" table:formula="of:=[.F261]" office:value-type="string" office:string-value="Y1422.175">
            <text:p>Y1422.175</text:p>
          </table:table-cell>
          <table:table-cell/>
          <table:table-cell table:formula="of:=[.B261]" office:value-type="string" office:string-value="N268">
            <text:p>N268</text:p>
          </table:table-cell>
          <table:table-cell table:formula="of:=[.H261]" office:value-type="string" office:string-value="X1551">
            <text:p>X1551</text:p>
          </table:table-cell>
          <table:table-cell table:formula="of:=[.F261]" office:value-type="string" office:string-value="Y1422.175">
            <text:p>Y1422.175</text:p>
          </table:table-cell>
        </table:table-row>
        <table:table-row table:style-name="ro1">
          <table:table-cell table:formula="of:=[.A260]+1" office:value-type="float" office:value="268">
            <text:p>268</text:p>
          </table:table-cell>
          <table:table-cell table:formula="of:=&quot;N&quot;&amp;[.A261]" office:value-type="string" office:string-value="N268">
            <text:p>N268</text:p>
          </table:table-cell>
          <table:table-cell table:formula="of:=[.C260]" office:value-type="float" office:value="1545">
            <text:p>1545</text:p>
          </table:table-cell>
          <table:table-cell table:formula="of:= &quot;X&quot;&amp; [.C261]" office:value-type="string" office:string-value="X1545">
            <text:p>X1545</text:p>
          </table:table-cell>
          <table:table-cell table:formula="of:=[.E260]-[.$J$6]" office:value-type="float" office:value="1422.175">
            <text:p>1422.175</text:p>
          </table:table-cell>
          <table:table-cell table:formula="of:=&quot;Y&quot; &amp; [.E261]" office:value-type="string" office:string-value="Y1422.175">
            <text:p>Y1422.175</text:p>
          </table:table-cell>
          <table:table-cell table:formula="of:=[.C261] +6" office:value-type="float" office:value="1551">
            <text:p>1551</text:p>
          </table:table-cell>
          <table:table-cell table:formula="of:=&quot;X&quot;&amp; [.G261]" office:value-type="string" office:string-value="X1551">
            <text:p>X1551</text:p>
          </table:table-cell>
          <table:table-cell table:number-columns-repeated="6"/>
          <table:table-cell table:style-name="ce2" table:formula="of:=[.B262]" office:value-type="string" office:string-value="N269">
            <text:p>N269</text:p>
          </table:table-cell>
          <table:table-cell table:style-name="ce2" table:formula="of:=[.D262]" office:value-type="string" office:string-value="X1545">
            <text:p>X1545</text:p>
          </table:table-cell>
          <table:table-cell table:style-name="ce2" table:formula="of:=[.F262]" office:value-type="string" office:string-value="Y1416.425">
            <text:p>Y1416.425</text:p>
          </table:table-cell>
          <table:table-cell/>
          <table:table-cell table:formula="of:=[.B262]" office:value-type="string" office:string-value="N269">
            <text:p>N269</text:p>
          </table:table-cell>
          <table:table-cell table:formula="of:=[.H262]" office:value-type="string" office:string-value="X1551">
            <text:p>X1551</text:p>
          </table:table-cell>
          <table:table-cell table:formula="of:=[.F262]" office:value-type="string" office:string-value="Y1416.425">
            <text:p>Y1416.425</text:p>
          </table:table-cell>
        </table:table-row>
        <table:table-row table:style-name="ro1">
          <table:table-cell table:formula="of:=[.A261]+1" office:value-type="float" office:value="269">
            <text:p>269</text:p>
          </table:table-cell>
          <table:table-cell table:formula="of:=&quot;N&quot;&amp;[.A262]" office:value-type="string" office:string-value="N269">
            <text:p>N269</text:p>
          </table:table-cell>
          <table:table-cell table:formula="of:=[.C261]" office:value-type="float" office:value="1545">
            <text:p>1545</text:p>
          </table:table-cell>
          <table:table-cell table:formula="of:= &quot;X&quot;&amp; [.C262]" office:value-type="string" office:string-value="X1545">
            <text:p>X1545</text:p>
          </table:table-cell>
          <table:table-cell table:formula="of:=[.E261]-[.$J$6]" office:value-type="float" office:value="1416.425">
            <text:p>1416.425</text:p>
          </table:table-cell>
          <table:table-cell table:formula="of:=&quot;Y&quot; &amp; [.E262]" office:value-type="string" office:string-value="Y1416.425">
            <text:p>Y1416.425</text:p>
          </table:table-cell>
          <table:table-cell table:formula="of:=[.C262] +6" office:value-type="float" office:value="1551">
            <text:p>1551</text:p>
          </table:table-cell>
          <table:table-cell table:formula="of:=&quot;X&quot;&amp; [.G262]" office:value-type="string" office:string-value="X1551">
            <text:p>X1551</text:p>
          </table:table-cell>
          <table:table-cell table:number-columns-repeated="6"/>
          <table:table-cell table:style-name="ce2" table:formula="of:=[.B263]" office:value-type="string" office:string-value="N270">
            <text:p>N270</text:p>
          </table:table-cell>
          <table:table-cell table:style-name="ce2" table:formula="of:=[.D263]" office:value-type="string" office:string-value="X1545">
            <text:p>X1545</text:p>
          </table:table-cell>
          <table:table-cell table:style-name="ce2" table:formula="of:=[.F263]" office:value-type="string" office:string-value="Y1410.675">
            <text:p>Y1410.675</text:p>
          </table:table-cell>
          <table:table-cell/>
          <table:table-cell table:formula="of:=[.B263]" office:value-type="string" office:string-value="N270">
            <text:p>N270</text:p>
          </table:table-cell>
          <table:table-cell table:formula="of:=[.H263]" office:value-type="string" office:string-value="X1551">
            <text:p>X1551</text:p>
          </table:table-cell>
          <table:table-cell table:formula="of:=[.F263]" office:value-type="string" office:string-value="Y1410.675">
            <text:p>Y1410.675</text:p>
          </table:table-cell>
        </table:table-row>
        <table:table-row table:style-name="ro1">
          <table:table-cell table:formula="of:=[.A262]+1" office:value-type="float" office:value="270">
            <text:p>270</text:p>
          </table:table-cell>
          <table:table-cell table:formula="of:=&quot;N&quot;&amp;[.A263]" office:value-type="string" office:string-value="N270">
            <text:p>N270</text:p>
          </table:table-cell>
          <table:table-cell table:formula="of:=[.C262]" office:value-type="float" office:value="1545">
            <text:p>1545</text:p>
          </table:table-cell>
          <table:table-cell table:formula="of:= &quot;X&quot;&amp; [.C263]" office:value-type="string" office:string-value="X1545">
            <text:p>X1545</text:p>
          </table:table-cell>
          <table:table-cell table:formula="of:=[.E262]-[.$J$6]" office:value-type="float" office:value="1410.675">
            <text:p>1410.675</text:p>
          </table:table-cell>
          <table:table-cell table:formula="of:=&quot;Y&quot; &amp; [.E263]" office:value-type="string" office:string-value="Y1410.675">
            <text:p>Y1410.675</text:p>
          </table:table-cell>
          <table:table-cell table:formula="of:=[.C263] +6" office:value-type="float" office:value="1551">
            <text:p>1551</text:p>
          </table:table-cell>
          <table:table-cell table:formula="of:=&quot;X&quot;&amp; [.G263]" office:value-type="string" office:string-value="X1551">
            <text:p>X1551</text:p>
          </table:table-cell>
          <table:table-cell table:number-columns-repeated="6"/>
          <table:table-cell table:style-name="ce2" table:formula="of:=[.B264]" office:value-type="string" office:string-value="N271">
            <text:p>N271</text:p>
          </table:table-cell>
          <table:table-cell table:style-name="ce2" table:formula="of:=[.D264]" office:value-type="string" office:string-value="X1545">
            <text:p>X1545</text:p>
          </table:table-cell>
          <table:table-cell table:style-name="ce2" table:formula="of:=[.F264]" office:value-type="string" office:string-value="Y1404.925">
            <text:p>Y1404.925</text:p>
          </table:table-cell>
          <table:table-cell/>
          <table:table-cell table:formula="of:=[.B264]" office:value-type="string" office:string-value="N271">
            <text:p>N271</text:p>
          </table:table-cell>
          <table:table-cell table:formula="of:=[.H264]" office:value-type="string" office:string-value="X1551">
            <text:p>X1551</text:p>
          </table:table-cell>
          <table:table-cell table:formula="of:=[.F264]" office:value-type="string" office:string-value="Y1404.925">
            <text:p>Y1404.925</text:p>
          </table:table-cell>
        </table:table-row>
        <table:table-row table:style-name="ro1">
          <table:table-cell table:formula="of:=[.A263]+1" office:value-type="float" office:value="271">
            <text:p>271</text:p>
          </table:table-cell>
          <table:table-cell table:formula="of:=&quot;N&quot;&amp;[.A264]" office:value-type="string" office:string-value="N271">
            <text:p>N271</text:p>
          </table:table-cell>
          <table:table-cell table:formula="of:=[.C263]" office:value-type="float" office:value="1545">
            <text:p>1545</text:p>
          </table:table-cell>
          <table:table-cell table:formula="of:= &quot;X&quot;&amp; [.C264]" office:value-type="string" office:string-value="X1545">
            <text:p>X1545</text:p>
          </table:table-cell>
          <table:table-cell table:formula="of:=[.E263]-[.$J$6]" office:value-type="float" office:value="1404.925">
            <text:p>1404.925</text:p>
          </table:table-cell>
          <table:table-cell table:formula="of:=&quot;Y&quot; &amp; [.E264]" office:value-type="string" office:string-value="Y1404.925">
            <text:p>Y1404.925</text:p>
          </table:table-cell>
          <table:table-cell table:formula="of:=[.C264] +6" office:value-type="float" office:value="1551">
            <text:p>1551</text:p>
          </table:table-cell>
          <table:table-cell table:formula="of:=&quot;X&quot;&amp; [.G264]" office:value-type="string" office:string-value="X1551">
            <text:p>X1551</text:p>
          </table:table-cell>
          <table:table-cell table:number-columns-repeated="6"/>
          <table:table-cell table:style-name="ce2" table:formula="of:=[.B265]" office:value-type="string" office:string-value="N272">
            <text:p>N272</text:p>
          </table:table-cell>
          <table:table-cell table:style-name="ce2" table:formula="of:=[.D265]" office:value-type="string" office:string-value="X1545">
            <text:p>X1545</text:p>
          </table:table-cell>
          <table:table-cell table:style-name="ce2" table:formula="of:=[.F265]" office:value-type="string" office:string-value="Y1399.175">
            <text:p>Y1399.175</text:p>
          </table:table-cell>
          <table:table-cell/>
          <table:table-cell table:formula="of:=[.B265]" office:value-type="string" office:string-value="N272">
            <text:p>N272</text:p>
          </table:table-cell>
          <table:table-cell table:formula="of:=[.H265]" office:value-type="string" office:string-value="X1551">
            <text:p>X1551</text:p>
          </table:table-cell>
          <table:table-cell table:formula="of:=[.F265]" office:value-type="string" office:string-value="Y1399.175">
            <text:p>Y1399.175</text:p>
          </table:table-cell>
        </table:table-row>
        <table:table-row table:style-name="ro1">
          <table:table-cell table:formula="of:=[.A264]+1" office:value-type="float" office:value="272">
            <text:p>272</text:p>
          </table:table-cell>
          <table:table-cell table:formula="of:=&quot;N&quot;&amp;[.A265]" office:value-type="string" office:string-value="N272">
            <text:p>N272</text:p>
          </table:table-cell>
          <table:table-cell table:formula="of:=[.C264]" office:value-type="float" office:value="1545">
            <text:p>1545</text:p>
          </table:table-cell>
          <table:table-cell table:formula="of:= &quot;X&quot;&amp; [.C265]" office:value-type="string" office:string-value="X1545">
            <text:p>X1545</text:p>
          </table:table-cell>
          <table:table-cell table:formula="of:=[.E264]-[.$J$6]" office:value-type="float" office:value="1399.175">
            <text:p>1399.175</text:p>
          </table:table-cell>
          <table:table-cell table:formula="of:=&quot;Y&quot; &amp; [.E265]" office:value-type="string" office:string-value="Y1399.175">
            <text:p>Y1399.175</text:p>
          </table:table-cell>
          <table:table-cell table:formula="of:=[.C265] +6" office:value-type="float" office:value="1551">
            <text:p>1551</text:p>
          </table:table-cell>
          <table:table-cell table:formula="of:=&quot;X&quot;&amp; [.G265]" office:value-type="string" office:string-value="X1551">
            <text:p>X1551</text:p>
          </table:table-cell>
          <table:table-cell table:number-columns-repeated="6"/>
          <table:table-cell table:style-name="ce2" table:formula="of:=[.B266]" office:value-type="string" office:string-value="N273">
            <text:p>N273</text:p>
          </table:table-cell>
          <table:table-cell table:style-name="ce2" table:formula="of:=[.D266]" office:value-type="string" office:string-value="X1545">
            <text:p>X1545</text:p>
          </table:table-cell>
          <table:table-cell table:style-name="ce2" table:formula="of:=[.F266]" office:value-type="string" office:string-value="Y1393.425">
            <text:p>Y1393.425</text:p>
          </table:table-cell>
          <table:table-cell/>
          <table:table-cell table:formula="of:=[.B266]" office:value-type="string" office:string-value="N273">
            <text:p>N273</text:p>
          </table:table-cell>
          <table:table-cell table:formula="of:=[.H266]" office:value-type="string" office:string-value="X1551">
            <text:p>X1551</text:p>
          </table:table-cell>
          <table:table-cell table:formula="of:=[.F266]" office:value-type="string" office:string-value="Y1393.425">
            <text:p>Y1393.425</text:p>
          </table:table-cell>
        </table:table-row>
        <table:table-row table:style-name="ro1">
          <table:table-cell table:formula="of:=[.A265]+1" office:value-type="float" office:value="273">
            <text:p>273</text:p>
          </table:table-cell>
          <table:table-cell table:formula="of:=&quot;N&quot;&amp;[.A266]" office:value-type="string" office:string-value="N273">
            <text:p>N273</text:p>
          </table:table-cell>
          <table:table-cell table:formula="of:=[.C265]" office:value-type="float" office:value="1545">
            <text:p>1545</text:p>
          </table:table-cell>
          <table:table-cell table:formula="of:= &quot;X&quot;&amp; [.C266]" office:value-type="string" office:string-value="X1545">
            <text:p>X1545</text:p>
          </table:table-cell>
          <table:table-cell table:formula="of:=[.E265]-[.$J$6]" office:value-type="float" office:value="1393.425">
            <text:p>1393.425</text:p>
          </table:table-cell>
          <table:table-cell table:formula="of:=&quot;Y&quot; &amp; [.E266]" office:value-type="string" office:string-value="Y1393.425">
            <text:p>Y1393.425</text:p>
          </table:table-cell>
          <table:table-cell table:formula="of:=[.C266] +6" office:value-type="float" office:value="1551">
            <text:p>1551</text:p>
          </table:table-cell>
          <table:table-cell table:formula="of:=&quot;X&quot;&amp; [.G266]" office:value-type="string" office:string-value="X1551">
            <text:p>X1551</text:p>
          </table:table-cell>
          <table:table-cell table:number-columns-repeated="6"/>
          <table:table-cell table:style-name="ce2" table:formula="of:=[.B267]" office:value-type="string" office:string-value="N274">
            <text:p>N274</text:p>
          </table:table-cell>
          <table:table-cell table:style-name="ce2" table:formula="of:=[.D267]" office:value-type="string" office:string-value="X1545">
            <text:p>X1545</text:p>
          </table:table-cell>
          <table:table-cell table:style-name="ce2" table:formula="of:=[.F267]" office:value-type="string" office:string-value="Y1387.675">
            <text:p>Y1387.675</text:p>
          </table:table-cell>
          <table:table-cell/>
          <table:table-cell table:formula="of:=[.B267]" office:value-type="string" office:string-value="N274">
            <text:p>N274</text:p>
          </table:table-cell>
          <table:table-cell table:formula="of:=[.H267]" office:value-type="string" office:string-value="X1551">
            <text:p>X1551</text:p>
          </table:table-cell>
          <table:table-cell table:formula="of:=[.F267]" office:value-type="string" office:string-value="Y1387.675">
            <text:p>Y1387.675</text:p>
          </table:table-cell>
        </table:table-row>
        <table:table-row table:style-name="ro1">
          <table:table-cell table:formula="of:=[.A266]+1" office:value-type="float" office:value="274">
            <text:p>274</text:p>
          </table:table-cell>
          <table:table-cell table:formula="of:=&quot;N&quot;&amp;[.A267]" office:value-type="string" office:string-value="N274">
            <text:p>N274</text:p>
          </table:table-cell>
          <table:table-cell table:formula="of:=[.C266]" office:value-type="float" office:value="1545">
            <text:p>1545</text:p>
          </table:table-cell>
          <table:table-cell table:formula="of:= &quot;X&quot;&amp; [.C267]" office:value-type="string" office:string-value="X1545">
            <text:p>X1545</text:p>
          </table:table-cell>
          <table:table-cell table:formula="of:=[.E266]-[.$J$6]" office:value-type="float" office:value="1387.675">
            <text:p>1387.675</text:p>
          </table:table-cell>
          <table:table-cell table:formula="of:=&quot;Y&quot; &amp; [.E267]" office:value-type="string" office:string-value="Y1387.675">
            <text:p>Y1387.675</text:p>
          </table:table-cell>
          <table:table-cell table:formula="of:=[.C267] +6" office:value-type="float" office:value="1551">
            <text:p>1551</text:p>
          </table:table-cell>
          <table:table-cell table:formula="of:=&quot;X&quot;&amp; [.G267]" office:value-type="string" office:string-value="X1551">
            <text:p>X1551</text:p>
          </table:table-cell>
          <table:table-cell table:number-columns-repeated="6"/>
          <table:table-cell table:style-name="ce2" table:formula="of:=[.B268]" office:value-type="string" office:string-value="N275">
            <text:p>N275</text:p>
          </table:table-cell>
          <table:table-cell table:style-name="ce2" table:formula="of:=[.D268]" office:value-type="string" office:string-value="X1545">
            <text:p>X1545</text:p>
          </table:table-cell>
          <table:table-cell table:style-name="ce2" table:formula="of:=[.F268]" office:value-type="string" office:string-value="Y1381.925">
            <text:p>Y1381.925</text:p>
          </table:table-cell>
          <table:table-cell/>
          <table:table-cell table:formula="of:=[.B268]" office:value-type="string" office:string-value="N275">
            <text:p>N275</text:p>
          </table:table-cell>
          <table:table-cell table:formula="of:=[.H268]" office:value-type="string" office:string-value="X1551">
            <text:p>X1551</text:p>
          </table:table-cell>
          <table:table-cell table:formula="of:=[.F268]" office:value-type="string" office:string-value="Y1381.925">
            <text:p>Y1381.925</text:p>
          </table:table-cell>
        </table:table-row>
        <table:table-row table:style-name="ro1">
          <table:table-cell table:formula="of:=[.A267]+1" office:value-type="float" office:value="275">
            <text:p>275</text:p>
          </table:table-cell>
          <table:table-cell table:formula="of:=&quot;N&quot;&amp;[.A268]" office:value-type="string" office:string-value="N275">
            <text:p>N275</text:p>
          </table:table-cell>
          <table:table-cell table:formula="of:=[.C267]" office:value-type="float" office:value="1545">
            <text:p>1545</text:p>
          </table:table-cell>
          <table:table-cell table:formula="of:= &quot;X&quot;&amp; [.C268]" office:value-type="string" office:string-value="X1545">
            <text:p>X1545</text:p>
          </table:table-cell>
          <table:table-cell table:formula="of:=[.E267]-[.$J$6]" office:value-type="float" office:value="1381.925">
            <text:p>1381.925</text:p>
          </table:table-cell>
          <table:table-cell table:formula="of:=&quot;Y&quot; &amp; [.E268]" office:value-type="string" office:string-value="Y1381.925">
            <text:p>Y1381.925</text:p>
          </table:table-cell>
          <table:table-cell table:formula="of:=[.C268] +6" office:value-type="float" office:value="1551">
            <text:p>1551</text:p>
          </table:table-cell>
          <table:table-cell table:formula="of:=&quot;X&quot;&amp; [.G268]" office:value-type="string" office:string-value="X1551">
            <text:p>X1551</text:p>
          </table:table-cell>
          <table:table-cell table:number-columns-repeated="6"/>
          <table:table-cell table:style-name="ce2" table:formula="of:=[.B269]" office:value-type="string" office:string-value="N276">
            <text:p>N276</text:p>
          </table:table-cell>
          <table:table-cell table:style-name="ce2" table:formula="of:=[.D269]" office:value-type="string" office:string-value="X1545">
            <text:p>X1545</text:p>
          </table:table-cell>
          <table:table-cell table:style-name="ce2" table:formula="of:=[.F269]" office:value-type="string" office:string-value="Y1376.175">
            <text:p>Y1376.175</text:p>
          </table:table-cell>
          <table:table-cell/>
          <table:table-cell table:formula="of:=[.B269]" office:value-type="string" office:string-value="N276">
            <text:p>N276</text:p>
          </table:table-cell>
          <table:table-cell table:formula="of:=[.H269]" office:value-type="string" office:string-value="X1551">
            <text:p>X1551</text:p>
          </table:table-cell>
          <table:table-cell table:formula="of:=[.F269]" office:value-type="string" office:string-value="Y1376.175">
            <text:p>Y1376.175</text:p>
          </table:table-cell>
        </table:table-row>
        <table:table-row table:style-name="ro1">
          <table:table-cell table:formula="of:=[.A268]+1" office:value-type="float" office:value="276">
            <text:p>276</text:p>
          </table:table-cell>
          <table:table-cell table:formula="of:=&quot;N&quot;&amp;[.A269]" office:value-type="string" office:string-value="N276">
            <text:p>N276</text:p>
          </table:table-cell>
          <table:table-cell table:formula="of:=[.C268]" office:value-type="float" office:value="1545">
            <text:p>1545</text:p>
          </table:table-cell>
          <table:table-cell table:formula="of:= &quot;X&quot;&amp; [.C269]" office:value-type="string" office:string-value="X1545">
            <text:p>X1545</text:p>
          </table:table-cell>
          <table:table-cell table:formula="of:=[.E268]-[.$J$6]" office:value-type="float" office:value="1376.175">
            <text:p>1376.175</text:p>
          </table:table-cell>
          <table:table-cell table:formula="of:=&quot;Y&quot; &amp; [.E269]" office:value-type="string" office:string-value="Y1376.175">
            <text:p>Y1376.175</text:p>
          </table:table-cell>
          <table:table-cell table:formula="of:=[.C269] +6" office:value-type="float" office:value="1551">
            <text:p>1551</text:p>
          </table:table-cell>
          <table:table-cell table:formula="of:=&quot;X&quot;&amp; [.G269]" office:value-type="string" office:string-value="X1551">
            <text:p>X1551</text:p>
          </table:table-cell>
          <table:table-cell table:number-columns-repeated="6"/>
          <table:table-cell table:style-name="ce2" table:formula="of:=[.B270]" office:value-type="string" office:string-value="N277">
            <text:p>N277</text:p>
          </table:table-cell>
          <table:table-cell table:style-name="ce2" table:formula="of:=[.D270]" office:value-type="string" office:string-value="X1545">
            <text:p>X1545</text:p>
          </table:table-cell>
          <table:table-cell table:style-name="ce2" table:formula="of:=[.F270]" office:value-type="string" office:string-value="Y1370.425">
            <text:p>Y1370.425</text:p>
          </table:table-cell>
          <table:table-cell/>
          <table:table-cell table:formula="of:=[.B270]" office:value-type="string" office:string-value="N277">
            <text:p>N277</text:p>
          </table:table-cell>
          <table:table-cell table:formula="of:=[.H270]" office:value-type="string" office:string-value="X1551">
            <text:p>X1551</text:p>
          </table:table-cell>
          <table:table-cell table:formula="of:=[.F270]" office:value-type="string" office:string-value="Y1370.425">
            <text:p>Y1370.425</text:p>
          </table:table-cell>
        </table:table-row>
        <table:table-row table:style-name="ro1">
          <table:table-cell table:formula="of:=[.A269]+1" office:value-type="float" office:value="277">
            <text:p>277</text:p>
          </table:table-cell>
          <table:table-cell table:formula="of:=&quot;N&quot;&amp;[.A270]" office:value-type="string" office:string-value="N277">
            <text:p>N277</text:p>
          </table:table-cell>
          <table:table-cell table:formula="of:=[.C269]" office:value-type="float" office:value="1545">
            <text:p>1545</text:p>
          </table:table-cell>
          <table:table-cell table:formula="of:= &quot;X&quot;&amp; [.C270]" office:value-type="string" office:string-value="X1545">
            <text:p>X1545</text:p>
          </table:table-cell>
          <table:table-cell table:formula="of:=[.E269]-[.$J$6]" office:value-type="float" office:value="1370.425">
            <text:p>1370.425</text:p>
          </table:table-cell>
          <table:table-cell table:formula="of:=&quot;Y&quot; &amp; [.E270]" office:value-type="string" office:string-value="Y1370.425">
            <text:p>Y1370.425</text:p>
          </table:table-cell>
          <table:table-cell table:formula="of:=[.C270] +6" office:value-type="float" office:value="1551">
            <text:p>1551</text:p>
          </table:table-cell>
          <table:table-cell table:formula="of:=&quot;X&quot;&amp; [.G270]" office:value-type="string" office:string-value="X1551">
            <text:p>X1551</text:p>
          </table:table-cell>
          <table:table-cell table:number-columns-repeated="6"/>
          <table:table-cell table:style-name="ce2" table:formula="of:=[.B271]" office:value-type="string" office:string-value="N278">
            <text:p>N278</text:p>
          </table:table-cell>
          <table:table-cell table:style-name="ce2" table:formula="of:=[.D271]" office:value-type="string" office:string-value="X1545">
            <text:p>X1545</text:p>
          </table:table-cell>
          <table:table-cell table:style-name="ce2" table:formula="of:=[.F271]" office:value-type="string" office:string-value="Y1364.675">
            <text:p>Y1364.675</text:p>
          </table:table-cell>
          <table:table-cell/>
          <table:table-cell table:formula="of:=[.B271]" office:value-type="string" office:string-value="N278">
            <text:p>N278</text:p>
          </table:table-cell>
          <table:table-cell table:formula="of:=[.H271]" office:value-type="string" office:string-value="X1551">
            <text:p>X1551</text:p>
          </table:table-cell>
          <table:table-cell table:formula="of:=[.F271]" office:value-type="string" office:string-value="Y1364.675">
            <text:p>Y1364.675</text:p>
          </table:table-cell>
        </table:table-row>
        <table:table-row table:style-name="ro1">
          <table:table-cell table:formula="of:=[.A270]+1" office:value-type="float" office:value="278">
            <text:p>278</text:p>
          </table:table-cell>
          <table:table-cell table:formula="of:=&quot;N&quot;&amp;[.A271]" office:value-type="string" office:string-value="N278">
            <text:p>N278</text:p>
          </table:table-cell>
          <table:table-cell table:formula="of:=[.C270]" office:value-type="float" office:value="1545">
            <text:p>1545</text:p>
          </table:table-cell>
          <table:table-cell table:formula="of:= &quot;X&quot;&amp; [.C271]" office:value-type="string" office:string-value="X1545">
            <text:p>X1545</text:p>
          </table:table-cell>
          <table:table-cell table:formula="of:=[.E270]-[.$J$6]" office:value-type="float" office:value="1364.675">
            <text:p>1364.675</text:p>
          </table:table-cell>
          <table:table-cell table:formula="of:=&quot;Y&quot; &amp; [.E271]" office:value-type="string" office:string-value="Y1364.675">
            <text:p>Y1364.675</text:p>
          </table:table-cell>
          <table:table-cell table:formula="of:=[.C271] +6" office:value-type="float" office:value="1551">
            <text:p>1551</text:p>
          </table:table-cell>
          <table:table-cell table:formula="of:=&quot;X&quot;&amp; [.G271]" office:value-type="string" office:string-value="X1551">
            <text:p>X1551</text:p>
          </table:table-cell>
          <table:table-cell table:number-columns-repeated="6"/>
          <table:table-cell table:style-name="ce2" table:formula="of:=[.B272]" office:value-type="string" office:string-value="N279">
            <text:p>N279</text:p>
          </table:table-cell>
          <table:table-cell table:style-name="ce2" table:formula="of:=[.D272]" office:value-type="string" office:string-value="X1545">
            <text:p>X1545</text:p>
          </table:table-cell>
          <table:table-cell table:style-name="ce2" table:formula="of:=[.F272]" office:value-type="string" office:string-value="Y1358.925">
            <text:p>Y1358.925</text:p>
          </table:table-cell>
          <table:table-cell/>
          <table:table-cell table:formula="of:=[.B272]" office:value-type="string" office:string-value="N279">
            <text:p>N279</text:p>
          </table:table-cell>
          <table:table-cell table:formula="of:=[.H272]" office:value-type="string" office:string-value="X1551">
            <text:p>X1551</text:p>
          </table:table-cell>
          <table:table-cell table:formula="of:=[.F272]" office:value-type="string" office:string-value="Y1358.925">
            <text:p>Y1358.925</text:p>
          </table:table-cell>
        </table:table-row>
        <table:table-row table:style-name="ro1">
          <table:table-cell table:formula="of:=[.A271]+1" office:value-type="float" office:value="279">
            <text:p>279</text:p>
          </table:table-cell>
          <table:table-cell table:formula="of:=&quot;N&quot;&amp;[.A272]" office:value-type="string" office:string-value="N279">
            <text:p>N279</text:p>
          </table:table-cell>
          <table:table-cell table:formula="of:=[.C271]" office:value-type="float" office:value="1545">
            <text:p>1545</text:p>
          </table:table-cell>
          <table:table-cell table:formula="of:= &quot;X&quot;&amp; [.C272]" office:value-type="string" office:string-value="X1545">
            <text:p>X1545</text:p>
          </table:table-cell>
          <table:table-cell table:formula="of:=[.E271]-[.$J$6]" office:value-type="float" office:value="1358.925">
            <text:p>1358.925</text:p>
          </table:table-cell>
          <table:table-cell table:formula="of:=&quot;Y&quot; &amp; [.E272]" office:value-type="string" office:string-value="Y1358.925">
            <text:p>Y1358.925</text:p>
          </table:table-cell>
          <table:table-cell table:formula="of:=[.C272] +6" office:value-type="float" office:value="1551">
            <text:p>1551</text:p>
          </table:table-cell>
          <table:table-cell table:formula="of:=&quot;X&quot;&amp; [.G272]" office:value-type="string" office:string-value="X1551">
            <text:p>X1551</text:p>
          </table:table-cell>
          <table:table-cell table:number-columns-repeated="6"/>
          <table:table-cell table:style-name="ce2" table:formula="of:=[.B273]" office:value-type="string" office:string-value="N280">
            <text:p>N280</text:p>
          </table:table-cell>
          <table:table-cell table:style-name="ce2" table:formula="of:=[.D273]" office:value-type="string" office:string-value="X1545">
            <text:p>X1545</text:p>
          </table:table-cell>
          <table:table-cell table:style-name="ce2" table:formula="of:=[.F273]" office:value-type="string" office:string-value="Y1353.175">
            <text:p>Y1353.175</text:p>
          </table:table-cell>
          <table:table-cell/>
          <table:table-cell table:formula="of:=[.B273]" office:value-type="string" office:string-value="N280">
            <text:p>N280</text:p>
          </table:table-cell>
          <table:table-cell table:formula="of:=[.H273]" office:value-type="string" office:string-value="X1551">
            <text:p>X1551</text:p>
          </table:table-cell>
          <table:table-cell table:formula="of:=[.F273]" office:value-type="string" office:string-value="Y1353.175">
            <text:p>Y1353.175</text:p>
          </table:table-cell>
        </table:table-row>
        <table:table-row table:style-name="ro1">
          <table:table-cell table:formula="of:=[.A272]+1" office:value-type="float" office:value="280">
            <text:p>280</text:p>
          </table:table-cell>
          <table:table-cell table:formula="of:=&quot;N&quot;&amp;[.A273]" office:value-type="string" office:string-value="N280">
            <text:p>N280</text:p>
          </table:table-cell>
          <table:table-cell table:formula="of:=[.C272]" office:value-type="float" office:value="1545">
            <text:p>1545</text:p>
          </table:table-cell>
          <table:table-cell table:formula="of:= &quot;X&quot;&amp; [.C273]" office:value-type="string" office:string-value="X1545">
            <text:p>X1545</text:p>
          </table:table-cell>
          <table:table-cell table:formula="of:=[.E272]-[.$J$6]" office:value-type="float" office:value="1353.175">
            <text:p>1353.175</text:p>
          </table:table-cell>
          <table:table-cell table:formula="of:=&quot;Y&quot; &amp; [.E273]" office:value-type="string" office:string-value="Y1353.175">
            <text:p>Y1353.175</text:p>
          </table:table-cell>
          <table:table-cell table:formula="of:=[.C273] +6" office:value-type="float" office:value="1551">
            <text:p>1551</text:p>
          </table:table-cell>
          <table:table-cell table:formula="of:=&quot;X&quot;&amp; [.G273]" office:value-type="string" office:string-value="X1551">
            <text:p>X1551</text:p>
          </table:table-cell>
          <table:table-cell table:number-columns-repeated="6"/>
          <table:table-cell table:style-name="ce2" table:formula="of:=[.B274]" office:value-type="string" office:string-value="N281">
            <text:p>N281</text:p>
          </table:table-cell>
          <table:table-cell table:style-name="ce2" table:formula="of:=[.D274]" office:value-type="string" office:string-value="X1545">
            <text:p>X1545</text:p>
          </table:table-cell>
          <table:table-cell table:style-name="ce2" table:formula="of:=[.F274]" office:value-type="string" office:string-value="Y1347.425">
            <text:p>Y1347.425</text:p>
          </table:table-cell>
          <table:table-cell/>
          <table:table-cell table:formula="of:=[.B274]" office:value-type="string" office:string-value="N281">
            <text:p>N281</text:p>
          </table:table-cell>
          <table:table-cell table:formula="of:=[.H274]" office:value-type="string" office:string-value="X1551">
            <text:p>X1551</text:p>
          </table:table-cell>
          <table:table-cell table:formula="of:=[.F274]" office:value-type="string" office:string-value="Y1347.425">
            <text:p>Y1347.425</text:p>
          </table:table-cell>
        </table:table-row>
        <table:table-row table:style-name="ro1">
          <table:table-cell table:formula="of:=[.A273]+1" office:value-type="float" office:value="281">
            <text:p>281</text:p>
          </table:table-cell>
          <table:table-cell table:formula="of:=&quot;N&quot;&amp;[.A274]" office:value-type="string" office:string-value="N281">
            <text:p>N281</text:p>
          </table:table-cell>
          <table:table-cell table:formula="of:=[.C273]" office:value-type="float" office:value="1545">
            <text:p>1545</text:p>
          </table:table-cell>
          <table:table-cell table:formula="of:= &quot;X&quot;&amp; [.C274]" office:value-type="string" office:string-value="X1545">
            <text:p>X1545</text:p>
          </table:table-cell>
          <table:table-cell table:formula="of:=[.E273]-[.$J$6]" office:value-type="float" office:value="1347.425">
            <text:p>1347.425</text:p>
          </table:table-cell>
          <table:table-cell table:formula="of:=&quot;Y&quot; &amp; [.E274]" office:value-type="string" office:string-value="Y1347.425">
            <text:p>Y1347.425</text:p>
          </table:table-cell>
          <table:table-cell table:formula="of:=[.C274] +6" office:value-type="float" office:value="1551">
            <text:p>1551</text:p>
          </table:table-cell>
          <table:table-cell table:formula="of:=&quot;X&quot;&amp; [.G274]" office:value-type="string" office:string-value="X1551">
            <text:p>X1551</text:p>
          </table:table-cell>
          <table:table-cell table:number-columns-repeated="6"/>
          <table:table-cell table:style-name="ce2" table:formula="of:=[.B275]" office:value-type="string" office:string-value="N282">
            <text:p>N282</text:p>
          </table:table-cell>
          <table:table-cell table:style-name="ce2" table:formula="of:=[.D275]" office:value-type="string" office:string-value="X1545">
            <text:p>X1545</text:p>
          </table:table-cell>
          <table:table-cell table:style-name="ce2" table:formula="of:=[.F275]" office:value-type="string" office:string-value="Y1341.675">
            <text:p>Y1341.675</text:p>
          </table:table-cell>
          <table:table-cell/>
          <table:table-cell table:formula="of:=[.B275]" office:value-type="string" office:string-value="N282">
            <text:p>N282</text:p>
          </table:table-cell>
          <table:table-cell table:formula="of:=[.H275]" office:value-type="string" office:string-value="X1551">
            <text:p>X1551</text:p>
          </table:table-cell>
          <table:table-cell table:formula="of:=[.F275]" office:value-type="string" office:string-value="Y1341.675">
            <text:p>Y1341.675</text:p>
          </table:table-cell>
        </table:table-row>
        <table:table-row table:style-name="ro1">
          <table:table-cell table:formula="of:=[.A274]+1" office:value-type="float" office:value="282">
            <text:p>282</text:p>
          </table:table-cell>
          <table:table-cell table:formula="of:=&quot;N&quot;&amp;[.A275]" office:value-type="string" office:string-value="N282">
            <text:p>N282</text:p>
          </table:table-cell>
          <table:table-cell table:formula="of:=[.C274]" office:value-type="float" office:value="1545">
            <text:p>1545</text:p>
          </table:table-cell>
          <table:table-cell table:formula="of:= &quot;X&quot;&amp; [.C275]" office:value-type="string" office:string-value="X1545">
            <text:p>X1545</text:p>
          </table:table-cell>
          <table:table-cell table:formula="of:=[.E274]-[.$J$6]" office:value-type="float" office:value="1341.675">
            <text:p>1341.675</text:p>
          </table:table-cell>
          <table:table-cell table:formula="of:=&quot;Y&quot; &amp; [.E275]" office:value-type="string" office:string-value="Y1341.675">
            <text:p>Y1341.675</text:p>
          </table:table-cell>
          <table:table-cell table:formula="of:=[.C275] +6" office:value-type="float" office:value="1551">
            <text:p>1551</text:p>
          </table:table-cell>
          <table:table-cell table:formula="of:=&quot;X&quot;&amp; [.G275]" office:value-type="string" office:string-value="X1551">
            <text:p>X1551</text:p>
          </table:table-cell>
          <table:table-cell table:number-columns-repeated="6"/>
          <table:table-cell table:style-name="ce2" table:formula="of:=[.B276]" office:value-type="string" office:string-value="N283">
            <text:p>N283</text:p>
          </table:table-cell>
          <table:table-cell table:style-name="ce2" table:formula="of:=[.D276]" office:value-type="string" office:string-value="X1545">
            <text:p>X1545</text:p>
          </table:table-cell>
          <table:table-cell table:style-name="ce2" table:formula="of:=[.F276]" office:value-type="string" office:string-value="Y1335.925">
            <text:p>Y1335.925</text:p>
          </table:table-cell>
          <table:table-cell/>
          <table:table-cell table:formula="of:=[.B276]" office:value-type="string" office:string-value="N283">
            <text:p>N283</text:p>
          </table:table-cell>
          <table:table-cell table:formula="of:=[.H276]" office:value-type="string" office:string-value="X1551">
            <text:p>X1551</text:p>
          </table:table-cell>
          <table:table-cell table:formula="of:=[.F276]" office:value-type="string" office:string-value="Y1335.925">
            <text:p>Y1335.925</text:p>
          </table:table-cell>
        </table:table-row>
        <table:table-row table:style-name="ro1">
          <table:table-cell table:formula="of:=[.A275]+1" office:value-type="float" office:value="283">
            <text:p>283</text:p>
          </table:table-cell>
          <table:table-cell table:formula="of:=&quot;N&quot;&amp;[.A276]" office:value-type="string" office:string-value="N283">
            <text:p>N283</text:p>
          </table:table-cell>
          <table:table-cell table:formula="of:=[.C275]" office:value-type="float" office:value="1545">
            <text:p>1545</text:p>
          </table:table-cell>
          <table:table-cell table:formula="of:= &quot;X&quot;&amp; [.C276]" office:value-type="string" office:string-value="X1545">
            <text:p>X1545</text:p>
          </table:table-cell>
          <table:table-cell table:formula="of:=[.E275]-[.$J$6]" office:value-type="float" office:value="1335.925">
            <text:p>1335.925</text:p>
          </table:table-cell>
          <table:table-cell table:formula="of:=&quot;Y&quot; &amp; [.E276]" office:value-type="string" office:string-value="Y1335.925">
            <text:p>Y1335.925</text:p>
          </table:table-cell>
          <table:table-cell table:formula="of:=[.C276] +6" office:value-type="float" office:value="1551">
            <text:p>1551</text:p>
          </table:table-cell>
          <table:table-cell table:formula="of:=&quot;X&quot;&amp; [.G276]" office:value-type="string" office:string-value="X1551">
            <text:p>X1551</text:p>
          </table:table-cell>
          <table:table-cell table:number-columns-repeated="6"/>
          <table:table-cell table:style-name="ce2" table:formula="of:=[.B277]" office:value-type="string" office:string-value="N284">
            <text:p>N284</text:p>
          </table:table-cell>
          <table:table-cell table:style-name="ce2" table:formula="of:=[.D277]" office:value-type="string" office:string-value="X1545">
            <text:p>X1545</text:p>
          </table:table-cell>
          <table:table-cell table:style-name="ce2" table:formula="of:=[.F277]" office:value-type="string" office:string-value="Y1330.175">
            <text:p>Y1330.175</text:p>
          </table:table-cell>
          <table:table-cell/>
          <table:table-cell table:formula="of:=[.B277]" office:value-type="string" office:string-value="N284">
            <text:p>N284</text:p>
          </table:table-cell>
          <table:table-cell table:formula="of:=[.H277]" office:value-type="string" office:string-value="X1551">
            <text:p>X1551</text:p>
          </table:table-cell>
          <table:table-cell table:formula="of:=[.F277]" office:value-type="string" office:string-value="Y1330.175">
            <text:p>Y1330.175</text:p>
          </table:table-cell>
        </table:table-row>
        <table:table-row table:style-name="ro1">
          <table:table-cell table:formula="of:=[.A276]+1" office:value-type="float" office:value="284">
            <text:p>284</text:p>
          </table:table-cell>
          <table:table-cell table:formula="of:=&quot;N&quot;&amp;[.A277]" office:value-type="string" office:string-value="N284">
            <text:p>N284</text:p>
          </table:table-cell>
          <table:table-cell table:formula="of:=[.C276]" office:value-type="float" office:value="1545">
            <text:p>1545</text:p>
          </table:table-cell>
          <table:table-cell table:formula="of:= &quot;X&quot;&amp; [.C277]" office:value-type="string" office:string-value="X1545">
            <text:p>X1545</text:p>
          </table:table-cell>
          <table:table-cell table:formula="of:=[.E276]-[.$J$6]" office:value-type="float" office:value="1330.175">
            <text:p>1330.175</text:p>
          </table:table-cell>
          <table:table-cell table:formula="of:=&quot;Y&quot; &amp; [.E277]" office:value-type="string" office:string-value="Y1330.175">
            <text:p>Y1330.175</text:p>
          </table:table-cell>
          <table:table-cell table:formula="of:=[.C277] +6" office:value-type="float" office:value="1551">
            <text:p>1551</text:p>
          </table:table-cell>
          <table:table-cell table:formula="of:=&quot;X&quot;&amp; [.G277]" office:value-type="string" office:string-value="X1551">
            <text:p>X1551</text:p>
          </table:table-cell>
          <table:table-cell table:number-columns-repeated="6"/>
          <table:table-cell table:style-name="ce2" table:formula="of:=[.B278]" office:value-type="string" office:string-value="N285">
            <text:p>N285</text:p>
          </table:table-cell>
          <table:table-cell table:style-name="ce2" table:formula="of:=[.D278]" office:value-type="string" office:string-value="X1545">
            <text:p>X1545</text:p>
          </table:table-cell>
          <table:table-cell table:style-name="ce2" table:formula="of:=[.F278]" office:value-type="string" office:string-value="Y1324.425">
            <text:p>Y1324.425</text:p>
          </table:table-cell>
          <table:table-cell/>
          <table:table-cell table:formula="of:=[.B278]" office:value-type="string" office:string-value="N285">
            <text:p>N285</text:p>
          </table:table-cell>
          <table:table-cell table:formula="of:=[.H278]" office:value-type="string" office:string-value="X1551">
            <text:p>X1551</text:p>
          </table:table-cell>
          <table:table-cell table:formula="of:=[.F278]" office:value-type="string" office:string-value="Y1324.425">
            <text:p>Y1324.425</text:p>
          </table:table-cell>
        </table:table-row>
        <table:table-row table:style-name="ro1">
          <table:table-cell table:formula="of:=[.A277]+1" office:value-type="float" office:value="285">
            <text:p>285</text:p>
          </table:table-cell>
          <table:table-cell table:formula="of:=&quot;N&quot;&amp;[.A278]" office:value-type="string" office:string-value="N285">
            <text:p>N285</text:p>
          </table:table-cell>
          <table:table-cell table:formula="of:=[.C277]" office:value-type="float" office:value="1545">
            <text:p>1545</text:p>
          </table:table-cell>
          <table:table-cell table:formula="of:= &quot;X&quot;&amp; [.C278]" office:value-type="string" office:string-value="X1545">
            <text:p>X1545</text:p>
          </table:table-cell>
          <table:table-cell table:formula="of:=[.E277]-[.$J$6]" office:value-type="float" office:value="1324.425">
            <text:p>1324.425</text:p>
          </table:table-cell>
          <table:table-cell table:formula="of:=&quot;Y&quot; &amp; [.E278]" office:value-type="string" office:string-value="Y1324.425">
            <text:p>Y1324.425</text:p>
          </table:table-cell>
          <table:table-cell table:formula="of:=[.C278] +6" office:value-type="float" office:value="1551">
            <text:p>1551</text:p>
          </table:table-cell>
          <table:table-cell table:formula="of:=&quot;X&quot;&amp; [.G278]" office:value-type="string" office:string-value="X1551">
            <text:p>X1551</text:p>
          </table:table-cell>
          <table:table-cell table:number-columns-repeated="6"/>
          <table:table-cell table:style-name="ce2" table:formula="of:=[.B279]" office:value-type="string" office:string-value="N286">
            <text:p>N286</text:p>
          </table:table-cell>
          <table:table-cell table:style-name="ce2" table:formula="of:=[.D279]" office:value-type="string" office:string-value="X1545">
            <text:p>X1545</text:p>
          </table:table-cell>
          <table:table-cell table:style-name="ce2" table:formula="of:=[.F279]" office:value-type="string" office:string-value="Y1318.675">
            <text:p>Y1318.675</text:p>
          </table:table-cell>
          <table:table-cell/>
          <table:table-cell table:formula="of:=[.B279]" office:value-type="string" office:string-value="N286">
            <text:p>N286</text:p>
          </table:table-cell>
          <table:table-cell table:formula="of:=[.H279]" office:value-type="string" office:string-value="X1551">
            <text:p>X1551</text:p>
          </table:table-cell>
          <table:table-cell table:formula="of:=[.F279]" office:value-type="string" office:string-value="Y1318.675">
            <text:p>Y1318.675</text:p>
          </table:table-cell>
        </table:table-row>
        <table:table-row table:style-name="ro1">
          <table:table-cell table:formula="of:=[.A278]+1" office:value-type="float" office:value="286">
            <text:p>286</text:p>
          </table:table-cell>
          <table:table-cell table:formula="of:=&quot;N&quot;&amp;[.A279]" office:value-type="string" office:string-value="N286">
            <text:p>N286</text:p>
          </table:table-cell>
          <table:table-cell table:formula="of:=[.C278]" office:value-type="float" office:value="1545">
            <text:p>1545</text:p>
          </table:table-cell>
          <table:table-cell table:formula="of:= &quot;X&quot;&amp; [.C279]" office:value-type="string" office:string-value="X1545">
            <text:p>X1545</text:p>
          </table:table-cell>
          <table:table-cell table:formula="of:=[.E278]-[.$J$6]" office:value-type="float" office:value="1318.675">
            <text:p>1318.675</text:p>
          </table:table-cell>
          <table:table-cell table:formula="of:=&quot;Y&quot; &amp; [.E279]" office:value-type="string" office:string-value="Y1318.675">
            <text:p>Y1318.675</text:p>
          </table:table-cell>
          <table:table-cell table:formula="of:=[.C279] +6" office:value-type="float" office:value="1551">
            <text:p>1551</text:p>
          </table:table-cell>
          <table:table-cell table:formula="of:=&quot;X&quot;&amp; [.G279]" office:value-type="string" office:string-value="X1551">
            <text:p>X1551</text:p>
          </table:table-cell>
          <table:table-cell table:number-columns-repeated="6"/>
          <table:table-cell table:style-name="ce2" table:formula="of:=[.B280]" office:value-type="string" office:string-value="N287">
            <text:p>N287</text:p>
          </table:table-cell>
          <table:table-cell table:style-name="ce2" table:formula="of:=[.D280]" office:value-type="string" office:string-value="X1545">
            <text:p>X1545</text:p>
          </table:table-cell>
          <table:table-cell table:style-name="ce2" table:formula="of:=[.F280]" office:value-type="string" office:string-value="Y1312.925">
            <text:p>Y1312.925</text:p>
          </table:table-cell>
          <table:table-cell/>
          <table:table-cell table:formula="of:=[.B280]" office:value-type="string" office:string-value="N287">
            <text:p>N287</text:p>
          </table:table-cell>
          <table:table-cell table:formula="of:=[.H280]" office:value-type="string" office:string-value="X1551">
            <text:p>X1551</text:p>
          </table:table-cell>
          <table:table-cell table:formula="of:=[.F280]" office:value-type="string" office:string-value="Y1312.925">
            <text:p>Y1312.925</text:p>
          </table:table-cell>
        </table:table-row>
        <table:table-row table:style-name="ro1">
          <table:table-cell table:formula="of:=[.A279]+1" office:value-type="float" office:value="287">
            <text:p>287</text:p>
          </table:table-cell>
          <table:table-cell table:formula="of:=&quot;N&quot;&amp;[.A280]" office:value-type="string" office:string-value="N287">
            <text:p>N287</text:p>
          </table:table-cell>
          <table:table-cell table:formula="of:=[.C279]" office:value-type="float" office:value="1545">
            <text:p>1545</text:p>
          </table:table-cell>
          <table:table-cell table:formula="of:= &quot;X&quot;&amp; [.C280]" office:value-type="string" office:string-value="X1545">
            <text:p>X1545</text:p>
          </table:table-cell>
          <table:table-cell table:formula="of:=[.E279]-[.$J$6]" office:value-type="float" office:value="1312.925">
            <text:p>1312.925</text:p>
          </table:table-cell>
          <table:table-cell table:formula="of:=&quot;Y&quot; &amp; [.E280]" office:value-type="string" office:string-value="Y1312.925">
            <text:p>Y1312.925</text:p>
          </table:table-cell>
          <table:table-cell table:formula="of:=[.C280] +6" office:value-type="float" office:value="1551">
            <text:p>1551</text:p>
          </table:table-cell>
          <table:table-cell table:formula="of:=&quot;X&quot;&amp; [.G280]" office:value-type="string" office:string-value="X1551">
            <text:p>X1551</text:p>
          </table:table-cell>
          <table:table-cell table:number-columns-repeated="6"/>
          <table:table-cell table:style-name="ce2" table:formula="of:=[.B281]" office:value-type="string" office:string-value="N288">
            <text:p>N288</text:p>
          </table:table-cell>
          <table:table-cell table:style-name="ce2" table:formula="of:=[.D281]" office:value-type="string" office:string-value="X1545">
            <text:p>X1545</text:p>
          </table:table-cell>
          <table:table-cell table:style-name="ce2" table:formula="of:=[.F281]" office:value-type="string" office:string-value="Y1307.175">
            <text:p>Y1307.175</text:p>
          </table:table-cell>
          <table:table-cell/>
          <table:table-cell table:formula="of:=[.B281]" office:value-type="string" office:string-value="N288">
            <text:p>N288</text:p>
          </table:table-cell>
          <table:table-cell table:formula="of:=[.H281]" office:value-type="string" office:string-value="X1551">
            <text:p>X1551</text:p>
          </table:table-cell>
          <table:table-cell table:formula="of:=[.F281]" office:value-type="string" office:string-value="Y1307.175">
            <text:p>Y1307.175</text:p>
          </table:table-cell>
        </table:table-row>
        <table:table-row table:style-name="ro1">
          <table:table-cell table:formula="of:=[.A280]+1" office:value-type="float" office:value="288">
            <text:p>288</text:p>
          </table:table-cell>
          <table:table-cell table:formula="of:=&quot;N&quot;&amp;[.A281]" office:value-type="string" office:string-value="N288">
            <text:p>N288</text:p>
          </table:table-cell>
          <table:table-cell table:formula="of:=[.C280]" office:value-type="float" office:value="1545">
            <text:p>1545</text:p>
          </table:table-cell>
          <table:table-cell table:formula="of:= &quot;X&quot;&amp; [.C281]" office:value-type="string" office:string-value="X1545">
            <text:p>X1545</text:p>
          </table:table-cell>
          <table:table-cell table:formula="of:=[.E280]-[.$J$6]" office:value-type="float" office:value="1307.175">
            <text:p>1307.175</text:p>
          </table:table-cell>
          <table:table-cell table:formula="of:=&quot;Y&quot; &amp; [.E281]" office:value-type="string" office:string-value="Y1307.175">
            <text:p>Y1307.175</text:p>
          </table:table-cell>
          <table:table-cell table:formula="of:=[.C281] +6" office:value-type="float" office:value="1551">
            <text:p>1551</text:p>
          </table:table-cell>
          <table:table-cell table:formula="of:=&quot;X&quot;&amp; [.G281]" office:value-type="string" office:string-value="X1551">
            <text:p>X1551</text:p>
          </table:table-cell>
          <table:table-cell table:number-columns-repeated="6"/>
          <table:table-cell table:style-name="ce2" table:formula="of:=[.B282]" office:value-type="string" office:string-value="N289">
            <text:p>N289</text:p>
          </table:table-cell>
          <table:table-cell table:style-name="ce2" table:formula="of:=[.D282]" office:value-type="string" office:string-value="X1545">
            <text:p>X1545</text:p>
          </table:table-cell>
          <table:table-cell table:style-name="ce2" table:formula="of:=[.F282]" office:value-type="string" office:string-value="Y1301.425">
            <text:p>Y1301.425</text:p>
          </table:table-cell>
          <table:table-cell/>
          <table:table-cell table:formula="of:=[.B282]" office:value-type="string" office:string-value="N289">
            <text:p>N289</text:p>
          </table:table-cell>
          <table:table-cell table:formula="of:=[.H282]" office:value-type="string" office:string-value="X1551">
            <text:p>X1551</text:p>
          </table:table-cell>
          <table:table-cell table:formula="of:=[.F282]" office:value-type="string" office:string-value="Y1301.425">
            <text:p>Y1301.425</text:p>
          </table:table-cell>
        </table:table-row>
        <table:table-row table:style-name="ro1">
          <table:table-cell table:formula="of:=[.A281]+1" office:value-type="float" office:value="289">
            <text:p>289</text:p>
          </table:table-cell>
          <table:table-cell table:formula="of:=&quot;N&quot;&amp;[.A282]" office:value-type="string" office:string-value="N289">
            <text:p>N289</text:p>
          </table:table-cell>
          <table:table-cell table:formula="of:=[.C281]" office:value-type="float" office:value="1545">
            <text:p>1545</text:p>
          </table:table-cell>
          <table:table-cell table:formula="of:= &quot;X&quot;&amp; [.C282]" office:value-type="string" office:string-value="X1545">
            <text:p>X1545</text:p>
          </table:table-cell>
          <table:table-cell table:formula="of:=[.E281]-[.$J$6]" office:value-type="float" office:value="1301.425">
            <text:p>1301.425</text:p>
          </table:table-cell>
          <table:table-cell table:formula="of:=&quot;Y&quot; &amp; [.E282]" office:value-type="string" office:string-value="Y1301.425">
            <text:p>Y1301.425</text:p>
          </table:table-cell>
          <table:table-cell table:formula="of:=[.C282] +6" office:value-type="float" office:value="1551">
            <text:p>1551</text:p>
          </table:table-cell>
          <table:table-cell table:formula="of:=&quot;X&quot;&amp; [.G282]" office:value-type="string" office:string-value="X1551">
            <text:p>X1551</text:p>
          </table:table-cell>
          <table:table-cell table:number-columns-repeated="6"/>
          <table:table-cell table:style-name="ce2" table:formula="of:=[.B283]" office:value-type="string" office:string-value="N290">
            <text:p>N290</text:p>
          </table:table-cell>
          <table:table-cell table:style-name="ce2" table:formula="of:=[.D283]" office:value-type="string" office:string-value="X1545">
            <text:p>X1545</text:p>
          </table:table-cell>
          <table:table-cell table:style-name="ce2" table:formula="of:=[.F283]" office:value-type="string" office:string-value="Y1295.675">
            <text:p>Y1295.675</text:p>
          </table:table-cell>
          <table:table-cell/>
          <table:table-cell table:formula="of:=[.B283]" office:value-type="string" office:string-value="N290">
            <text:p>N290</text:p>
          </table:table-cell>
          <table:table-cell table:formula="of:=[.H283]" office:value-type="string" office:string-value="X1551">
            <text:p>X1551</text:p>
          </table:table-cell>
          <table:table-cell table:formula="of:=[.F283]" office:value-type="string" office:string-value="Y1295.675">
            <text:p>Y1295.675</text:p>
          </table:table-cell>
        </table:table-row>
        <table:table-row table:style-name="ro1">
          <table:table-cell table:formula="of:=[.A282]+1" office:value-type="float" office:value="290">
            <text:p>290</text:p>
          </table:table-cell>
          <table:table-cell table:formula="of:=&quot;N&quot;&amp;[.A283]" office:value-type="string" office:string-value="N290">
            <text:p>N290</text:p>
          </table:table-cell>
          <table:table-cell table:formula="of:=[.C282]" office:value-type="float" office:value="1545">
            <text:p>1545</text:p>
          </table:table-cell>
          <table:table-cell table:formula="of:= &quot;X&quot;&amp; [.C283]" office:value-type="string" office:string-value="X1545">
            <text:p>X1545</text:p>
          </table:table-cell>
          <table:table-cell table:formula="of:=[.E282]-[.$J$6]" office:value-type="float" office:value="1295.675">
            <text:p>1295.675</text:p>
          </table:table-cell>
          <table:table-cell table:formula="of:=&quot;Y&quot; &amp; [.E283]" office:value-type="string" office:string-value="Y1295.675">
            <text:p>Y1295.675</text:p>
          </table:table-cell>
          <table:table-cell table:formula="of:=[.C283] +6" office:value-type="float" office:value="1551">
            <text:p>1551</text:p>
          </table:table-cell>
          <table:table-cell table:formula="of:=&quot;X&quot;&amp; [.G283]" office:value-type="string" office:string-value="X1551">
            <text:p>X1551</text:p>
          </table:table-cell>
          <table:table-cell table:number-columns-repeated="6"/>
          <table:table-cell table:style-name="ce2" table:formula="of:=[.B284]" office:value-type="string" office:string-value="N291">
            <text:p>N291</text:p>
          </table:table-cell>
          <table:table-cell table:style-name="ce2" table:formula="of:=[.D284]" office:value-type="string" office:string-value="X1545">
            <text:p>X1545</text:p>
          </table:table-cell>
          <table:table-cell table:style-name="ce2" table:formula="of:=[.F284]" office:value-type="string" office:string-value="Y1289.925">
            <text:p>Y1289.925</text:p>
          </table:table-cell>
          <table:table-cell/>
          <table:table-cell table:formula="of:=[.B284]" office:value-type="string" office:string-value="N291">
            <text:p>N291</text:p>
          </table:table-cell>
          <table:table-cell table:formula="of:=[.H284]" office:value-type="string" office:string-value="X1551">
            <text:p>X1551</text:p>
          </table:table-cell>
          <table:table-cell table:formula="of:=[.F284]" office:value-type="string" office:string-value="Y1289.925">
            <text:p>Y1289.925</text:p>
          </table:table-cell>
        </table:table-row>
        <table:table-row table:style-name="ro1">
          <table:table-cell table:formula="of:=[.A283]+1" office:value-type="float" office:value="291">
            <text:p>291</text:p>
          </table:table-cell>
          <table:table-cell table:formula="of:=&quot;N&quot;&amp;[.A284]" office:value-type="string" office:string-value="N291">
            <text:p>N291</text:p>
          </table:table-cell>
          <table:table-cell table:formula="of:=[.C283]" office:value-type="float" office:value="1545">
            <text:p>1545</text:p>
          </table:table-cell>
          <table:table-cell table:formula="of:= &quot;X&quot;&amp; [.C284]" office:value-type="string" office:string-value="X1545">
            <text:p>X1545</text:p>
          </table:table-cell>
          <table:table-cell table:formula="of:=[.E283]-[.$J$6]" office:value-type="float" office:value="1289.925">
            <text:p>1289.925</text:p>
          </table:table-cell>
          <table:table-cell table:formula="of:=&quot;Y&quot; &amp; [.E284]" office:value-type="string" office:string-value="Y1289.925">
            <text:p>Y1289.925</text:p>
          </table:table-cell>
          <table:table-cell table:formula="of:=[.C284] +6" office:value-type="float" office:value="1551">
            <text:p>1551</text:p>
          </table:table-cell>
          <table:table-cell table:formula="of:=&quot;X&quot;&amp; [.G284]" office:value-type="string" office:string-value="X1551">
            <text:p>X1551</text:p>
          </table:table-cell>
          <table:table-cell table:number-columns-repeated="6"/>
          <table:table-cell table:style-name="ce2" table:formula="of:=[.B285]" office:value-type="string" office:string-value="N292">
            <text:p>N292</text:p>
          </table:table-cell>
          <table:table-cell table:style-name="ce2" table:formula="of:=[.D285]" office:value-type="string" office:string-value="X1545">
            <text:p>X1545</text:p>
          </table:table-cell>
          <table:table-cell table:style-name="ce2" table:formula="of:=[.F285]" office:value-type="string" office:string-value="Y1284.175">
            <text:p>Y1284.175</text:p>
          </table:table-cell>
          <table:table-cell/>
          <table:table-cell table:formula="of:=[.B285]" office:value-type="string" office:string-value="N292">
            <text:p>N292</text:p>
          </table:table-cell>
          <table:table-cell table:formula="of:=[.H285]" office:value-type="string" office:string-value="X1551">
            <text:p>X1551</text:p>
          </table:table-cell>
          <table:table-cell table:formula="of:=[.F285]" office:value-type="string" office:string-value="Y1284.175">
            <text:p>Y1284.175</text:p>
          </table:table-cell>
        </table:table-row>
        <table:table-row table:style-name="ro1">
          <table:table-cell table:formula="of:=[.A284]+1" office:value-type="float" office:value="292">
            <text:p>292</text:p>
          </table:table-cell>
          <table:table-cell table:formula="of:=&quot;N&quot;&amp;[.A285]" office:value-type="string" office:string-value="N292">
            <text:p>N292</text:p>
          </table:table-cell>
          <table:table-cell table:formula="of:=[.C284]" office:value-type="float" office:value="1545">
            <text:p>1545</text:p>
          </table:table-cell>
          <table:table-cell table:formula="of:= &quot;X&quot;&amp; [.C285]" office:value-type="string" office:string-value="X1545">
            <text:p>X1545</text:p>
          </table:table-cell>
          <table:table-cell table:formula="of:=[.E284]-[.$J$6]" office:value-type="float" office:value="1284.175">
            <text:p>1284.175</text:p>
          </table:table-cell>
          <table:table-cell table:formula="of:=&quot;Y&quot; &amp; [.E285]" office:value-type="string" office:string-value="Y1284.175">
            <text:p>Y1284.175</text:p>
          </table:table-cell>
          <table:table-cell table:formula="of:=[.C285] +6" office:value-type="float" office:value="1551">
            <text:p>1551</text:p>
          </table:table-cell>
          <table:table-cell table:formula="of:=&quot;X&quot;&amp; [.G285]" office:value-type="string" office:string-value="X1551">
            <text:p>X1551</text:p>
          </table:table-cell>
          <table:table-cell table:number-columns-repeated="6"/>
          <table:table-cell table:style-name="ce2" table:formula="of:=[.B286]" office:value-type="string" office:string-value="N293">
            <text:p>N293</text:p>
          </table:table-cell>
          <table:table-cell table:style-name="ce2" table:formula="of:=[.D286]" office:value-type="string" office:string-value="X1545">
            <text:p>X1545</text:p>
          </table:table-cell>
          <table:table-cell table:style-name="ce2" table:formula="of:=[.F286]" office:value-type="string" office:string-value="Y1278.425">
            <text:p>Y1278.425</text:p>
          </table:table-cell>
          <table:table-cell/>
          <table:table-cell table:formula="of:=[.B286]" office:value-type="string" office:string-value="N293">
            <text:p>N293</text:p>
          </table:table-cell>
          <table:table-cell table:formula="of:=[.H286]" office:value-type="string" office:string-value="X1551">
            <text:p>X1551</text:p>
          </table:table-cell>
          <table:table-cell table:formula="of:=[.F286]" office:value-type="string" office:string-value="Y1278.425">
            <text:p>Y1278.425</text:p>
          </table:table-cell>
        </table:table-row>
        <table:table-row table:style-name="ro1">
          <table:table-cell table:formula="of:=[.A285]+1" office:value-type="float" office:value="293">
            <text:p>293</text:p>
          </table:table-cell>
          <table:table-cell table:formula="of:=&quot;N&quot;&amp;[.A286]" office:value-type="string" office:string-value="N293">
            <text:p>N293</text:p>
          </table:table-cell>
          <table:table-cell table:formula="of:=[.C285]" office:value-type="float" office:value="1545">
            <text:p>1545</text:p>
          </table:table-cell>
          <table:table-cell table:formula="of:= &quot;X&quot;&amp; [.C286]" office:value-type="string" office:string-value="X1545">
            <text:p>X1545</text:p>
          </table:table-cell>
          <table:table-cell table:formula="of:=[.E285]-[.$J$6]" office:value-type="float" office:value="1278.425">
            <text:p>1278.425</text:p>
          </table:table-cell>
          <table:table-cell table:formula="of:=&quot;Y&quot; &amp; [.E286]" office:value-type="string" office:string-value="Y1278.425">
            <text:p>Y1278.425</text:p>
          </table:table-cell>
          <table:table-cell table:formula="of:=[.C286] +6" office:value-type="float" office:value="1551">
            <text:p>1551</text:p>
          </table:table-cell>
          <table:table-cell table:formula="of:=&quot;X&quot;&amp; [.G286]" office:value-type="string" office:string-value="X1551">
            <text:p>X1551</text:p>
          </table:table-cell>
          <table:table-cell table:number-columns-repeated="6"/>
          <table:table-cell table:style-name="ce2" table:formula="of:=[.B287]" office:value-type="string" office:string-value="N294">
            <text:p>N294</text:p>
          </table:table-cell>
          <table:table-cell table:style-name="ce2" table:formula="of:=[.D287]" office:value-type="string" office:string-value="X1545">
            <text:p>X1545</text:p>
          </table:table-cell>
          <table:table-cell table:style-name="ce2" table:formula="of:=[.F287]" office:value-type="string" office:string-value="Y1272.675">
            <text:p>Y1272.675</text:p>
          </table:table-cell>
          <table:table-cell/>
          <table:table-cell table:formula="of:=[.B287]" office:value-type="string" office:string-value="N294">
            <text:p>N294</text:p>
          </table:table-cell>
          <table:table-cell table:formula="of:=[.H287]" office:value-type="string" office:string-value="X1551">
            <text:p>X1551</text:p>
          </table:table-cell>
          <table:table-cell table:formula="of:=[.F287]" office:value-type="string" office:string-value="Y1272.675">
            <text:p>Y1272.675</text:p>
          </table:table-cell>
        </table:table-row>
        <table:table-row table:style-name="ro1">
          <table:table-cell table:formula="of:=[.A286]+1" office:value-type="float" office:value="294">
            <text:p>294</text:p>
          </table:table-cell>
          <table:table-cell table:formula="of:=&quot;N&quot;&amp;[.A287]" office:value-type="string" office:string-value="N294">
            <text:p>N294</text:p>
          </table:table-cell>
          <table:table-cell table:formula="of:=[.C286]" office:value-type="float" office:value="1545">
            <text:p>1545</text:p>
          </table:table-cell>
          <table:table-cell table:formula="of:= &quot;X&quot;&amp; [.C287]" office:value-type="string" office:string-value="X1545">
            <text:p>X1545</text:p>
          </table:table-cell>
          <table:table-cell table:formula="of:=[.E286]-[.$J$6]" office:value-type="float" office:value="1272.675">
            <text:p>1272.675</text:p>
          </table:table-cell>
          <table:table-cell table:formula="of:=&quot;Y&quot; &amp; [.E287]" office:value-type="string" office:string-value="Y1272.675">
            <text:p>Y1272.675</text:p>
          </table:table-cell>
          <table:table-cell table:formula="of:=[.C287] +6" office:value-type="float" office:value="1551">
            <text:p>1551</text:p>
          </table:table-cell>
          <table:table-cell table:formula="of:=&quot;X&quot;&amp; [.G287]" office:value-type="string" office:string-value="X1551">
            <text:p>X1551</text:p>
          </table:table-cell>
          <table:table-cell table:number-columns-repeated="6"/>
          <table:table-cell table:style-name="ce2" table:formula="of:=[.B288]" office:value-type="string" office:string-value="N295">
            <text:p>N295</text:p>
          </table:table-cell>
          <table:table-cell table:style-name="ce2" table:formula="of:=[.D288]" office:value-type="string" office:string-value="X1545">
            <text:p>X1545</text:p>
          </table:table-cell>
          <table:table-cell table:style-name="ce2" table:formula="of:=[.F288]" office:value-type="string" office:string-value="Y1266.925">
            <text:p>Y1266.925</text:p>
          </table:table-cell>
          <table:table-cell/>
          <table:table-cell table:formula="of:=[.B288]" office:value-type="string" office:string-value="N295">
            <text:p>N295</text:p>
          </table:table-cell>
          <table:table-cell table:formula="of:=[.H288]" office:value-type="string" office:string-value="X1551">
            <text:p>X1551</text:p>
          </table:table-cell>
          <table:table-cell table:formula="of:=[.F288]" office:value-type="string" office:string-value="Y1266.925">
            <text:p>Y1266.925</text:p>
          </table:table-cell>
        </table:table-row>
        <table:table-row table:style-name="ro1">
          <table:table-cell table:formula="of:=[.A287]+1" office:value-type="float" office:value="295">
            <text:p>295</text:p>
          </table:table-cell>
          <table:table-cell table:formula="of:=&quot;N&quot;&amp;[.A288]" office:value-type="string" office:string-value="N295">
            <text:p>N295</text:p>
          </table:table-cell>
          <table:table-cell table:formula="of:=[.C287]" office:value-type="float" office:value="1545">
            <text:p>1545</text:p>
          </table:table-cell>
          <table:table-cell table:formula="of:= &quot;X&quot;&amp; [.C288]" office:value-type="string" office:string-value="X1545">
            <text:p>X1545</text:p>
          </table:table-cell>
          <table:table-cell table:formula="of:=[.E287]-[.$J$6]" office:value-type="float" office:value="1266.925">
            <text:p>1266.925</text:p>
          </table:table-cell>
          <table:table-cell table:formula="of:=&quot;Y&quot; &amp; [.E288]" office:value-type="string" office:string-value="Y1266.925">
            <text:p>Y1266.925</text:p>
          </table:table-cell>
          <table:table-cell table:formula="of:=[.C288] +6" office:value-type="float" office:value="1551">
            <text:p>1551</text:p>
          </table:table-cell>
          <table:table-cell table:formula="of:=&quot;X&quot;&amp; [.G288]" office:value-type="string" office:string-value="X1551">
            <text:p>X1551</text:p>
          </table:table-cell>
          <table:table-cell table:number-columns-repeated="6"/>
          <table:table-cell table:style-name="ce2" table:formula="of:=[.B289]" office:value-type="string" office:string-value="N296">
            <text:p>N296</text:p>
          </table:table-cell>
          <table:table-cell table:style-name="ce2" table:formula="of:=[.D289]" office:value-type="string" office:string-value="X1545">
            <text:p>X1545</text:p>
          </table:table-cell>
          <table:table-cell table:style-name="ce2" table:formula="of:=[.F289]" office:value-type="string" office:string-value="Y1261.175">
            <text:p>Y1261.175</text:p>
          </table:table-cell>
          <table:table-cell/>
          <table:table-cell table:formula="of:=[.B289]" office:value-type="string" office:string-value="N296">
            <text:p>N296</text:p>
          </table:table-cell>
          <table:table-cell table:formula="of:=[.H289]" office:value-type="string" office:string-value="X1551">
            <text:p>X1551</text:p>
          </table:table-cell>
          <table:table-cell table:formula="of:=[.F289]" office:value-type="string" office:string-value="Y1261.175">
            <text:p>Y1261.175</text:p>
          </table:table-cell>
        </table:table-row>
        <table:table-row table:style-name="ro1">
          <table:table-cell table:formula="of:=[.A288]+1" office:value-type="float" office:value="296">
            <text:p>296</text:p>
          </table:table-cell>
          <table:table-cell table:formula="of:=&quot;N&quot;&amp;[.A289]" office:value-type="string" office:string-value="N296">
            <text:p>N296</text:p>
          </table:table-cell>
          <table:table-cell table:formula="of:=[.C288]" office:value-type="float" office:value="1545">
            <text:p>1545</text:p>
          </table:table-cell>
          <table:table-cell table:formula="of:= &quot;X&quot;&amp; [.C289]" office:value-type="string" office:string-value="X1545">
            <text:p>X1545</text:p>
          </table:table-cell>
          <table:table-cell table:formula="of:=[.E288]-[.$J$6]" office:value-type="float" office:value="1261.175">
            <text:p>1261.175</text:p>
          </table:table-cell>
          <table:table-cell table:formula="of:=&quot;Y&quot; &amp; [.E289]" office:value-type="string" office:string-value="Y1261.175">
            <text:p>Y1261.175</text:p>
          </table:table-cell>
          <table:table-cell table:formula="of:=[.C289] +6" office:value-type="float" office:value="1551">
            <text:p>1551</text:p>
          </table:table-cell>
          <table:table-cell table:formula="of:=&quot;X&quot;&amp; [.G289]" office:value-type="string" office:string-value="X1551">
            <text:p>X1551</text:p>
          </table:table-cell>
          <table:table-cell table:number-columns-repeated="6"/>
          <table:table-cell table:style-name="ce2" table:formula="of:=[.B290]" office:value-type="string" office:string-value="N297">
            <text:p>N297</text:p>
          </table:table-cell>
          <table:table-cell table:style-name="ce2" table:formula="of:=[.D290]" office:value-type="string" office:string-value="X1545">
            <text:p>X1545</text:p>
          </table:table-cell>
          <table:table-cell table:style-name="ce2" table:formula="of:=[.F290]" office:value-type="string" office:string-value="Y1255.425">
            <text:p>Y1255.425</text:p>
          </table:table-cell>
          <table:table-cell/>
          <table:table-cell table:formula="of:=[.B290]" office:value-type="string" office:string-value="N297">
            <text:p>N297</text:p>
          </table:table-cell>
          <table:table-cell table:formula="of:=[.H290]" office:value-type="string" office:string-value="X1551">
            <text:p>X1551</text:p>
          </table:table-cell>
          <table:table-cell table:formula="of:=[.F290]" office:value-type="string" office:string-value="Y1255.425">
            <text:p>Y1255.425</text:p>
          </table:table-cell>
        </table:table-row>
        <table:table-row table:style-name="ro1">
          <table:table-cell table:formula="of:=[.A289]+1" office:value-type="float" office:value="297">
            <text:p>297</text:p>
          </table:table-cell>
          <table:table-cell table:formula="of:=&quot;N&quot;&amp;[.A290]" office:value-type="string" office:string-value="N297">
            <text:p>N297</text:p>
          </table:table-cell>
          <table:table-cell table:formula="of:=[.C289]" office:value-type="float" office:value="1545">
            <text:p>1545</text:p>
          </table:table-cell>
          <table:table-cell table:formula="of:= &quot;X&quot;&amp; [.C290]" office:value-type="string" office:string-value="X1545">
            <text:p>X1545</text:p>
          </table:table-cell>
          <table:table-cell table:formula="of:=[.E289]-[.$J$6]" office:value-type="float" office:value="1255.425">
            <text:p>1255.425</text:p>
          </table:table-cell>
          <table:table-cell table:formula="of:=&quot;Y&quot; &amp; [.E290]" office:value-type="string" office:string-value="Y1255.425">
            <text:p>Y1255.425</text:p>
          </table:table-cell>
          <table:table-cell table:formula="of:=[.C290] +6" office:value-type="float" office:value="1551">
            <text:p>1551</text:p>
          </table:table-cell>
          <table:table-cell table:formula="of:=&quot;X&quot;&amp; [.G290]" office:value-type="string" office:string-value="X1551">
            <text:p>X1551</text:p>
          </table:table-cell>
          <table:table-cell table:number-columns-repeated="6"/>
          <table:table-cell table:style-name="ce2" table:formula="of:=[.B291]" office:value-type="string" office:string-value="N298">
            <text:p>N298</text:p>
          </table:table-cell>
          <table:table-cell table:style-name="ce2" table:formula="of:=[.D291]" office:value-type="string" office:string-value="X1545">
            <text:p>X1545</text:p>
          </table:table-cell>
          <table:table-cell table:style-name="ce2" table:formula="of:=[.F291]" office:value-type="string" office:string-value="Y1249.675">
            <text:p>Y1249.675</text:p>
          </table:table-cell>
          <table:table-cell/>
          <table:table-cell table:formula="of:=[.B291]" office:value-type="string" office:string-value="N298">
            <text:p>N298</text:p>
          </table:table-cell>
          <table:table-cell table:formula="of:=[.H291]" office:value-type="string" office:string-value="X1551">
            <text:p>X1551</text:p>
          </table:table-cell>
          <table:table-cell table:formula="of:=[.F291]" office:value-type="string" office:string-value="Y1249.675">
            <text:p>Y1249.675</text:p>
          </table:table-cell>
        </table:table-row>
        <table:table-row table:style-name="ro1">
          <table:table-cell table:formula="of:=[.A290]+1" office:value-type="float" office:value="298">
            <text:p>298</text:p>
          </table:table-cell>
          <table:table-cell table:formula="of:=&quot;N&quot;&amp;[.A291]" office:value-type="string" office:string-value="N298">
            <text:p>N298</text:p>
          </table:table-cell>
          <table:table-cell table:formula="of:=[.C290]" office:value-type="float" office:value="1545">
            <text:p>1545</text:p>
          </table:table-cell>
          <table:table-cell table:formula="of:= &quot;X&quot;&amp; [.C291]" office:value-type="string" office:string-value="X1545">
            <text:p>X1545</text:p>
          </table:table-cell>
          <table:table-cell table:formula="of:=[.E290]-[.$J$6]" office:value-type="float" office:value="1249.675">
            <text:p>1249.675</text:p>
          </table:table-cell>
          <table:table-cell table:formula="of:=&quot;Y&quot; &amp; [.E291]" office:value-type="string" office:string-value="Y1249.675">
            <text:p>Y1249.675</text:p>
          </table:table-cell>
          <table:table-cell table:formula="of:=[.C291] +6" office:value-type="float" office:value="1551">
            <text:p>1551</text:p>
          </table:table-cell>
          <table:table-cell table:formula="of:=&quot;X&quot;&amp; [.G291]" office:value-type="string" office:string-value="X1551">
            <text:p>X1551</text:p>
          </table:table-cell>
          <table:table-cell table:number-columns-repeated="6"/>
          <table:table-cell table:style-name="ce2" table:formula="of:=[.B292]" office:value-type="string" office:string-value="N299">
            <text:p>N299</text:p>
          </table:table-cell>
          <table:table-cell table:style-name="ce2" table:formula="of:=[.D292]" office:value-type="string" office:string-value="X1545">
            <text:p>X1545</text:p>
          </table:table-cell>
          <table:table-cell table:style-name="ce2" table:formula="of:=[.F292]" office:value-type="string" office:string-value="Y1243.925">
            <text:p>Y1243.925</text:p>
          </table:table-cell>
          <table:table-cell/>
          <table:table-cell table:formula="of:=[.B292]" office:value-type="string" office:string-value="N299">
            <text:p>N299</text:p>
          </table:table-cell>
          <table:table-cell table:formula="of:=[.H292]" office:value-type="string" office:string-value="X1551">
            <text:p>X1551</text:p>
          </table:table-cell>
          <table:table-cell table:formula="of:=[.F292]" office:value-type="string" office:string-value="Y1243.925">
            <text:p>Y1243.925</text:p>
          </table:table-cell>
        </table:table-row>
        <table:table-row table:style-name="ro1">
          <table:table-cell table:formula="of:=[.A291]+1" office:value-type="float" office:value="299">
            <text:p>299</text:p>
          </table:table-cell>
          <table:table-cell table:formula="of:=&quot;N&quot;&amp;[.A292]" office:value-type="string" office:string-value="N299">
            <text:p>N299</text:p>
          </table:table-cell>
          <table:table-cell table:formula="of:=[.C291]" office:value-type="float" office:value="1545">
            <text:p>1545</text:p>
          </table:table-cell>
          <table:table-cell table:formula="of:= &quot;X&quot;&amp; [.C292]" office:value-type="string" office:string-value="X1545">
            <text:p>X1545</text:p>
          </table:table-cell>
          <table:table-cell table:formula="of:=[.E291]-[.$J$6]" office:value-type="float" office:value="1243.925">
            <text:p>1243.925</text:p>
          </table:table-cell>
          <table:table-cell table:formula="of:=&quot;Y&quot; &amp; [.E292]" office:value-type="string" office:string-value="Y1243.925">
            <text:p>Y1243.925</text:p>
          </table:table-cell>
          <table:table-cell table:formula="of:=[.C292] +6" office:value-type="float" office:value="1551">
            <text:p>1551</text:p>
          </table:table-cell>
          <table:table-cell table:formula="of:=&quot;X&quot;&amp; [.G292]" office:value-type="string" office:string-value="X1551">
            <text:p>X1551</text:p>
          </table:table-cell>
          <table:table-cell table:number-columns-repeated="6"/>
          <table:table-cell table:style-name="ce2" table:formula="of:=[.B293]" office:value-type="string" office:string-value="N300">
            <text:p>N300</text:p>
          </table:table-cell>
          <table:table-cell table:style-name="ce2" table:formula="of:=[.D293]" office:value-type="string" office:string-value="X1545">
            <text:p>X1545</text:p>
          </table:table-cell>
          <table:table-cell table:style-name="ce2" table:formula="of:=[.F293]" office:value-type="string" office:string-value="Y1238.175">
            <text:p>Y1238.175</text:p>
          </table:table-cell>
          <table:table-cell/>
          <table:table-cell table:formula="of:=[.B293]" office:value-type="string" office:string-value="N300">
            <text:p>N300</text:p>
          </table:table-cell>
          <table:table-cell table:formula="of:=[.H293]" office:value-type="string" office:string-value="X1551">
            <text:p>X1551</text:p>
          </table:table-cell>
          <table:table-cell table:formula="of:=[.F293]" office:value-type="string" office:string-value="Y1238.175">
            <text:p>Y1238.175</text:p>
          </table:table-cell>
        </table:table-row>
        <table:table-row table:style-name="ro1">
          <table:table-cell table:formula="of:=[.A292]+1" office:value-type="float" office:value="300">
            <text:p>300</text:p>
          </table:table-cell>
          <table:table-cell table:formula="of:=&quot;N&quot;&amp;[.A293]" office:value-type="string" office:string-value="N300">
            <text:p>N300</text:p>
          </table:table-cell>
          <table:table-cell table:formula="of:=[.C292]" office:value-type="float" office:value="1545">
            <text:p>1545</text:p>
          </table:table-cell>
          <table:table-cell table:formula="of:= &quot;X&quot;&amp; [.C293]" office:value-type="string" office:string-value="X1545">
            <text:p>X1545</text:p>
          </table:table-cell>
          <table:table-cell table:formula="of:=[.E292]-[.$J$6]" office:value-type="float" office:value="1238.175">
            <text:p>1238.175</text:p>
          </table:table-cell>
          <table:table-cell table:formula="of:=&quot;Y&quot; &amp; [.E293]" office:value-type="string" office:string-value="Y1238.175">
            <text:p>Y1238.175</text:p>
          </table:table-cell>
          <table:table-cell table:formula="of:=[.C293] +6" office:value-type="float" office:value="1551">
            <text:p>1551</text:p>
          </table:table-cell>
          <table:table-cell table:formula="of:=&quot;X&quot;&amp; [.G293]" office:value-type="string" office:string-value="X1551">
            <text:p>X1551</text:p>
          </table:table-cell>
          <table:table-cell table:number-columns-repeated="6"/>
          <table:table-cell table:style-name="ce2" table:formula="of:=[.B294]" office:value-type="string" office:string-value="N301">
            <text:p>N301</text:p>
          </table:table-cell>
          <table:table-cell table:style-name="ce2" table:formula="of:=[.D294]" office:value-type="string" office:string-value="X1545">
            <text:p>X1545</text:p>
          </table:table-cell>
          <table:table-cell table:style-name="ce2" table:formula="of:=[.F294]" office:value-type="string" office:string-value="Y1232.425">
            <text:p>Y1232.425</text:p>
          </table:table-cell>
          <table:table-cell/>
          <table:table-cell table:formula="of:=[.B294]" office:value-type="string" office:string-value="N301">
            <text:p>N301</text:p>
          </table:table-cell>
          <table:table-cell table:formula="of:=[.H294]" office:value-type="string" office:string-value="X1551">
            <text:p>X1551</text:p>
          </table:table-cell>
          <table:table-cell table:formula="of:=[.F294]" office:value-type="string" office:string-value="Y1232.425">
            <text:p>Y1232.425</text:p>
          </table:table-cell>
        </table:table-row>
        <table:table-row table:style-name="ro1">
          <table:table-cell table:formula="of:=[.A293]+1" office:value-type="float" office:value="301">
            <text:p>301</text:p>
          </table:table-cell>
          <table:table-cell table:formula="of:=&quot;N&quot;&amp;[.A294]" office:value-type="string" office:string-value="N301">
            <text:p>N301</text:p>
          </table:table-cell>
          <table:table-cell table:formula="of:=[.C293]" office:value-type="float" office:value="1545">
            <text:p>1545</text:p>
          </table:table-cell>
          <table:table-cell table:formula="of:= &quot;X&quot;&amp; [.C294]" office:value-type="string" office:string-value="X1545">
            <text:p>X1545</text:p>
          </table:table-cell>
          <table:table-cell table:formula="of:=[.E293]-[.$J$6]" office:value-type="float" office:value="1232.425">
            <text:p>1232.425</text:p>
          </table:table-cell>
          <table:table-cell table:formula="of:=&quot;Y&quot; &amp; [.E294]" office:value-type="string" office:string-value="Y1232.425">
            <text:p>Y1232.425</text:p>
          </table:table-cell>
          <table:table-cell table:formula="of:=[.C294] +6" office:value-type="float" office:value="1551">
            <text:p>1551</text:p>
          </table:table-cell>
          <table:table-cell table:formula="of:=&quot;X&quot;&amp; [.G294]" office:value-type="string" office:string-value="X1551">
            <text:p>X1551</text:p>
          </table:table-cell>
          <table:table-cell table:number-columns-repeated="6"/>
          <table:table-cell table:style-name="ce2" table:formula="of:=[.B295]" office:value-type="string" office:string-value="N302">
            <text:p>N302</text:p>
          </table:table-cell>
          <table:table-cell table:style-name="ce2" table:formula="of:=[.D295]" office:value-type="string" office:string-value="X1545">
            <text:p>X1545</text:p>
          </table:table-cell>
          <table:table-cell table:style-name="ce2" table:formula="of:=[.F295]" office:value-type="string" office:string-value="Y1226.675">
            <text:p>Y1226.675</text:p>
          </table:table-cell>
          <table:table-cell/>
          <table:table-cell table:formula="of:=[.B295]" office:value-type="string" office:string-value="N302">
            <text:p>N302</text:p>
          </table:table-cell>
          <table:table-cell table:formula="of:=[.H295]" office:value-type="string" office:string-value="X1551">
            <text:p>X1551</text:p>
          </table:table-cell>
          <table:table-cell table:formula="of:=[.F295]" office:value-type="string" office:string-value="Y1226.675">
            <text:p>Y1226.675</text:p>
          </table:table-cell>
        </table:table-row>
        <table:table-row table:style-name="ro1">
          <table:table-cell table:formula="of:=[.A294]+1" office:value-type="float" office:value="302">
            <text:p>302</text:p>
          </table:table-cell>
          <table:table-cell table:formula="of:=&quot;N&quot;&amp;[.A295]" office:value-type="string" office:string-value="N302">
            <text:p>N302</text:p>
          </table:table-cell>
          <table:table-cell table:formula="of:=[.C294]" office:value-type="float" office:value="1545">
            <text:p>1545</text:p>
          </table:table-cell>
          <table:table-cell table:formula="of:= &quot;X&quot;&amp; [.C295]" office:value-type="string" office:string-value="X1545">
            <text:p>X1545</text:p>
          </table:table-cell>
          <table:table-cell table:formula="of:=[.E294]-[.$J$6]" office:value-type="float" office:value="1226.675">
            <text:p>1226.675</text:p>
          </table:table-cell>
          <table:table-cell table:formula="of:=&quot;Y&quot; &amp; [.E295]" office:value-type="string" office:string-value="Y1226.675">
            <text:p>Y1226.675</text:p>
          </table:table-cell>
          <table:table-cell table:formula="of:=[.C295] +6" office:value-type="float" office:value="1551">
            <text:p>1551</text:p>
          </table:table-cell>
          <table:table-cell table:formula="of:=&quot;X&quot;&amp; [.G295]" office:value-type="string" office:string-value="X1551">
            <text:p>X1551</text:p>
          </table:table-cell>
          <table:table-cell table:number-columns-repeated="6"/>
          <table:table-cell table:style-name="ce2" table:formula="of:=[.B296]" office:value-type="string" office:string-value="N303">
            <text:p>N303</text:p>
          </table:table-cell>
          <table:table-cell table:style-name="ce2" table:formula="of:=[.D296]" office:value-type="string" office:string-value="X1545">
            <text:p>X1545</text:p>
          </table:table-cell>
          <table:table-cell table:style-name="ce2" table:formula="of:=[.F296]" office:value-type="string" office:string-value="Y1220.925">
            <text:p>Y1220.925</text:p>
          </table:table-cell>
          <table:table-cell/>
          <table:table-cell table:formula="of:=[.B296]" office:value-type="string" office:string-value="N303">
            <text:p>N303</text:p>
          </table:table-cell>
          <table:table-cell table:formula="of:=[.H296]" office:value-type="string" office:string-value="X1551">
            <text:p>X1551</text:p>
          </table:table-cell>
          <table:table-cell table:formula="of:=[.F296]" office:value-type="string" office:string-value="Y1220.925">
            <text:p>Y1220.925</text:p>
          </table:table-cell>
        </table:table-row>
        <table:table-row table:style-name="ro1">
          <table:table-cell table:formula="of:=[.A295]+1" office:value-type="float" office:value="303">
            <text:p>303</text:p>
          </table:table-cell>
          <table:table-cell table:formula="of:=&quot;N&quot;&amp;[.A296]" office:value-type="string" office:string-value="N303">
            <text:p>N303</text:p>
          </table:table-cell>
          <table:table-cell table:formula="of:=[.C295]" office:value-type="float" office:value="1545">
            <text:p>1545</text:p>
          </table:table-cell>
          <table:table-cell table:formula="of:= &quot;X&quot;&amp; [.C296]" office:value-type="string" office:string-value="X1545">
            <text:p>X1545</text:p>
          </table:table-cell>
          <table:table-cell table:formula="of:=[.E295]-[.$J$6]" office:value-type="float" office:value="1220.925">
            <text:p>1220.925</text:p>
          </table:table-cell>
          <table:table-cell table:formula="of:=&quot;Y&quot; &amp; [.E296]" office:value-type="string" office:string-value="Y1220.925">
            <text:p>Y1220.925</text:p>
          </table:table-cell>
          <table:table-cell table:formula="of:=[.C296] +6" office:value-type="float" office:value="1551">
            <text:p>1551</text:p>
          </table:table-cell>
          <table:table-cell table:formula="of:=&quot;X&quot;&amp; [.G296]" office:value-type="string" office:string-value="X1551">
            <text:p>X1551</text:p>
          </table:table-cell>
          <table:table-cell table:number-columns-repeated="6"/>
          <table:table-cell table:style-name="ce2" table:formula="of:=[.B297]" office:value-type="string" office:string-value="N304">
            <text:p>N304</text:p>
          </table:table-cell>
          <table:table-cell table:style-name="ce2" table:formula="of:=[.D297]" office:value-type="string" office:string-value="X1545">
            <text:p>X1545</text:p>
          </table:table-cell>
          <table:table-cell table:style-name="ce2" table:formula="of:=[.F297]" office:value-type="string" office:string-value="Y1215.175">
            <text:p>Y1215.175</text:p>
          </table:table-cell>
          <table:table-cell/>
          <table:table-cell table:formula="of:=[.B297]" office:value-type="string" office:string-value="N304">
            <text:p>N304</text:p>
          </table:table-cell>
          <table:table-cell table:formula="of:=[.H297]" office:value-type="string" office:string-value="X1551">
            <text:p>X1551</text:p>
          </table:table-cell>
          <table:table-cell table:formula="of:=[.F297]" office:value-type="string" office:string-value="Y1215.175">
            <text:p>Y1215.175</text:p>
          </table:table-cell>
        </table:table-row>
        <table:table-row table:style-name="ro1">
          <table:table-cell table:formula="of:=[.A296]+1" office:value-type="float" office:value="304">
            <text:p>304</text:p>
          </table:table-cell>
          <table:table-cell table:formula="of:=&quot;N&quot;&amp;[.A297]" office:value-type="string" office:string-value="N304">
            <text:p>N304</text:p>
          </table:table-cell>
          <table:table-cell table:formula="of:=[.C296]" office:value-type="float" office:value="1545">
            <text:p>1545</text:p>
          </table:table-cell>
          <table:table-cell table:formula="of:= &quot;X&quot;&amp; [.C297]" office:value-type="string" office:string-value="X1545">
            <text:p>X1545</text:p>
          </table:table-cell>
          <table:table-cell table:formula="of:=[.E296]-[.$J$6]" office:value-type="float" office:value="1215.175">
            <text:p>1215.175</text:p>
          </table:table-cell>
          <table:table-cell table:formula="of:=&quot;Y&quot; &amp; [.E297]" office:value-type="string" office:string-value="Y1215.175">
            <text:p>Y1215.175</text:p>
          </table:table-cell>
          <table:table-cell table:formula="of:=[.C297] +6" office:value-type="float" office:value="1551">
            <text:p>1551</text:p>
          </table:table-cell>
          <table:table-cell table:formula="of:=&quot;X&quot;&amp; [.G297]" office:value-type="string" office:string-value="X1551">
            <text:p>X1551</text:p>
          </table:table-cell>
          <table:table-cell table:number-columns-repeated="6"/>
          <table:table-cell table:style-name="ce2" table:formula="of:=[.B298]" office:value-type="string" office:string-value="N305">
            <text:p>N305</text:p>
          </table:table-cell>
          <table:table-cell table:style-name="ce2" table:formula="of:=[.D298]" office:value-type="string" office:string-value="X1545">
            <text:p>X1545</text:p>
          </table:table-cell>
          <table:table-cell table:style-name="ce2" table:formula="of:=[.F298]" office:value-type="string" office:string-value="Y1209.425">
            <text:p>Y1209.425</text:p>
          </table:table-cell>
          <table:table-cell/>
          <table:table-cell table:formula="of:=[.B298]" office:value-type="string" office:string-value="N305">
            <text:p>N305</text:p>
          </table:table-cell>
          <table:table-cell table:formula="of:=[.H298]" office:value-type="string" office:string-value="X1551">
            <text:p>X1551</text:p>
          </table:table-cell>
          <table:table-cell table:formula="of:=[.F298]" office:value-type="string" office:string-value="Y1209.425">
            <text:p>Y1209.425</text:p>
          </table:table-cell>
        </table:table-row>
        <table:table-row table:style-name="ro1">
          <table:table-cell table:formula="of:=[.A297]+1" office:value-type="float" office:value="305">
            <text:p>305</text:p>
          </table:table-cell>
          <table:table-cell table:formula="of:=&quot;N&quot;&amp;[.A298]" office:value-type="string" office:string-value="N305">
            <text:p>N305</text:p>
          </table:table-cell>
          <table:table-cell table:formula="of:=[.C297]" office:value-type="float" office:value="1545">
            <text:p>1545</text:p>
          </table:table-cell>
          <table:table-cell table:formula="of:= &quot;X&quot;&amp; [.C298]" office:value-type="string" office:string-value="X1545">
            <text:p>X1545</text:p>
          </table:table-cell>
          <table:table-cell table:formula="of:=[.E297]-[.$J$6]" office:value-type="float" office:value="1209.425">
            <text:p>1209.425</text:p>
          </table:table-cell>
          <table:table-cell table:formula="of:=&quot;Y&quot; &amp; [.E298]" office:value-type="string" office:string-value="Y1209.425">
            <text:p>Y1209.425</text:p>
          </table:table-cell>
          <table:table-cell table:formula="of:=[.C298] +6" office:value-type="float" office:value="1551">
            <text:p>1551</text:p>
          </table:table-cell>
          <table:table-cell table:formula="of:=&quot;X&quot;&amp; [.G298]" office:value-type="string" office:string-value="X1551">
            <text:p>X1551</text:p>
          </table:table-cell>
          <table:table-cell table:number-columns-repeated="6"/>
          <table:table-cell table:style-name="ce2" table:formula="of:=[.B299]" office:value-type="string" office:string-value="N306">
            <text:p>N306</text:p>
          </table:table-cell>
          <table:table-cell table:style-name="ce2" table:formula="of:=[.D299]" office:value-type="string" office:string-value="X1545">
            <text:p>X1545</text:p>
          </table:table-cell>
          <table:table-cell table:style-name="ce2" table:formula="of:=[.F299]" office:value-type="string" office:string-value="Y1203.675">
            <text:p>Y1203.675</text:p>
          </table:table-cell>
          <table:table-cell/>
          <table:table-cell table:formula="of:=[.B299]" office:value-type="string" office:string-value="N306">
            <text:p>N306</text:p>
          </table:table-cell>
          <table:table-cell table:formula="of:=[.H299]" office:value-type="string" office:string-value="X1551">
            <text:p>X1551</text:p>
          </table:table-cell>
          <table:table-cell table:formula="of:=[.F299]" office:value-type="string" office:string-value="Y1203.675">
            <text:p>Y1203.675</text:p>
          </table:table-cell>
        </table:table-row>
        <table:table-row table:style-name="ro1">
          <table:table-cell table:formula="of:=[.A298]+1" office:value-type="float" office:value="306">
            <text:p>306</text:p>
          </table:table-cell>
          <table:table-cell table:formula="of:=&quot;N&quot;&amp;[.A299]" office:value-type="string" office:string-value="N306">
            <text:p>N306</text:p>
          </table:table-cell>
          <table:table-cell table:formula="of:=[.C298]" office:value-type="float" office:value="1545">
            <text:p>1545</text:p>
          </table:table-cell>
          <table:table-cell table:formula="of:= &quot;X&quot;&amp; [.C299]" office:value-type="string" office:string-value="X1545">
            <text:p>X1545</text:p>
          </table:table-cell>
          <table:table-cell table:formula="of:=[.E298]-[.$J$6]" office:value-type="float" office:value="1203.675">
            <text:p>1203.675</text:p>
          </table:table-cell>
          <table:table-cell table:formula="of:=&quot;Y&quot; &amp; [.E299]" office:value-type="string" office:string-value="Y1203.675">
            <text:p>Y1203.675</text:p>
          </table:table-cell>
          <table:table-cell table:formula="of:=[.C299] +6" office:value-type="float" office:value="1551">
            <text:p>1551</text:p>
          </table:table-cell>
          <table:table-cell table:formula="of:=&quot;X&quot;&amp; [.G299]" office:value-type="string" office:string-value="X1551">
            <text:p>X1551</text:p>
          </table:table-cell>
          <table:table-cell table:number-columns-repeated="6"/>
          <table:table-cell table:style-name="ce2" table:formula="of:=[.B300]" office:value-type="string" office:string-value="N307">
            <text:p>N307</text:p>
          </table:table-cell>
          <table:table-cell table:style-name="ce2" table:formula="of:=[.D300]" office:value-type="string" office:string-value="X1545">
            <text:p>X1545</text:p>
          </table:table-cell>
          <table:table-cell table:style-name="ce2" table:formula="of:=[.F300]" office:value-type="string" office:string-value="Y1197.925">
            <text:p>Y1197.925</text:p>
          </table:table-cell>
          <table:table-cell/>
          <table:table-cell table:formula="of:=[.B300]" office:value-type="string" office:string-value="N307">
            <text:p>N307</text:p>
          </table:table-cell>
          <table:table-cell table:formula="of:=[.H300]" office:value-type="string" office:string-value="X1551">
            <text:p>X1551</text:p>
          </table:table-cell>
          <table:table-cell table:formula="of:=[.F300]" office:value-type="string" office:string-value="Y1197.925">
            <text:p>Y1197.925</text:p>
          </table:table-cell>
        </table:table-row>
        <table:table-row table:style-name="ro1">
          <table:table-cell table:formula="of:=[.A299]+1" office:value-type="float" office:value="307">
            <text:p>307</text:p>
          </table:table-cell>
          <table:table-cell table:formula="of:=&quot;N&quot;&amp;[.A300]" office:value-type="string" office:string-value="N307">
            <text:p>N307</text:p>
          </table:table-cell>
          <table:table-cell table:formula="of:=[.C299]" office:value-type="float" office:value="1545">
            <text:p>1545</text:p>
          </table:table-cell>
          <table:table-cell table:formula="of:= &quot;X&quot;&amp; [.C300]" office:value-type="string" office:string-value="X1545">
            <text:p>X1545</text:p>
          </table:table-cell>
          <table:table-cell table:formula="of:=[.E299]-[.$J$6]" office:value-type="float" office:value="1197.925">
            <text:p>1197.925</text:p>
          </table:table-cell>
          <table:table-cell table:formula="of:=&quot;Y&quot; &amp; [.E300]" office:value-type="string" office:string-value="Y1197.925">
            <text:p>Y1197.925</text:p>
          </table:table-cell>
          <table:table-cell table:formula="of:=[.C300] +6" office:value-type="float" office:value="1551">
            <text:p>1551</text:p>
          </table:table-cell>
          <table:table-cell table:formula="of:=&quot;X&quot;&amp; [.G300]" office:value-type="string" office:string-value="X1551">
            <text:p>X1551</text:p>
          </table:table-cell>
          <table:table-cell table:number-columns-repeated="6"/>
          <table:table-cell table:style-name="ce2" table:formula="of:=[.B301]" office:value-type="string" office:string-value="N308">
            <text:p>N308</text:p>
          </table:table-cell>
          <table:table-cell table:style-name="ce2" table:formula="of:=[.D301]" office:value-type="string" office:string-value="X1545">
            <text:p>X1545</text:p>
          </table:table-cell>
          <table:table-cell table:style-name="ce2" table:formula="of:=[.F301]" office:value-type="string" office:string-value="Y1192.175">
            <text:p>Y1192.175</text:p>
          </table:table-cell>
          <table:table-cell/>
          <table:table-cell table:formula="of:=[.B301]" office:value-type="string" office:string-value="N308">
            <text:p>N308</text:p>
          </table:table-cell>
          <table:table-cell table:formula="of:=[.H301]" office:value-type="string" office:string-value="X1551">
            <text:p>X1551</text:p>
          </table:table-cell>
          <table:table-cell table:formula="of:=[.F301]" office:value-type="string" office:string-value="Y1192.175">
            <text:p>Y1192.175</text:p>
          </table:table-cell>
        </table:table-row>
        <table:table-row table:style-name="ro1">
          <table:table-cell table:formula="of:=[.A300]+1" office:value-type="float" office:value="308">
            <text:p>308</text:p>
          </table:table-cell>
          <table:table-cell table:formula="of:=&quot;N&quot;&amp;[.A301]" office:value-type="string" office:string-value="N308">
            <text:p>N308</text:p>
          </table:table-cell>
          <table:table-cell table:formula="of:=[.C300]" office:value-type="float" office:value="1545">
            <text:p>1545</text:p>
          </table:table-cell>
          <table:table-cell table:formula="of:= &quot;X&quot;&amp; [.C301]" office:value-type="string" office:string-value="X1545">
            <text:p>X1545</text:p>
          </table:table-cell>
          <table:table-cell table:formula="of:=[.E300]-[.$J$6]" office:value-type="float" office:value="1192.175">
            <text:p>1192.175</text:p>
          </table:table-cell>
          <table:table-cell table:formula="of:=&quot;Y&quot; &amp; [.E301]" office:value-type="string" office:string-value="Y1192.175">
            <text:p>Y1192.175</text:p>
          </table:table-cell>
          <table:table-cell table:formula="of:=[.C301] +6" office:value-type="float" office:value="1551">
            <text:p>1551</text:p>
          </table:table-cell>
          <table:table-cell table:formula="of:=&quot;X&quot;&amp; [.G301]" office:value-type="string" office:string-value="X1551">
            <text:p>X1551</text:p>
          </table:table-cell>
          <table:table-cell table:number-columns-repeated="6"/>
          <table:table-cell table:style-name="ce2" table:formula="of:=[.B302]" office:value-type="string" office:string-value="N309">
            <text:p>N309</text:p>
          </table:table-cell>
          <table:table-cell table:style-name="ce2" table:formula="of:=[.D302]" office:value-type="string" office:string-value="X1545">
            <text:p>X1545</text:p>
          </table:table-cell>
          <table:table-cell table:style-name="ce2" table:formula="of:=[.F302]" office:value-type="string" office:string-value="Y1186.425">
            <text:p>Y1186.425</text:p>
          </table:table-cell>
          <table:table-cell/>
          <table:table-cell table:formula="of:=[.B302]" office:value-type="string" office:string-value="N309">
            <text:p>N309</text:p>
          </table:table-cell>
          <table:table-cell table:formula="of:=[.H302]" office:value-type="string" office:string-value="X1551">
            <text:p>X1551</text:p>
          </table:table-cell>
          <table:table-cell table:formula="of:=[.F302]" office:value-type="string" office:string-value="Y1186.425">
            <text:p>Y1186.425</text:p>
          </table:table-cell>
        </table:table-row>
        <table:table-row table:style-name="ro1">
          <table:table-cell table:formula="of:=[.A301]+1" office:value-type="float" office:value="309">
            <text:p>309</text:p>
          </table:table-cell>
          <table:table-cell table:formula="of:=&quot;N&quot;&amp;[.A302]" office:value-type="string" office:string-value="N309">
            <text:p>N309</text:p>
          </table:table-cell>
          <table:table-cell table:formula="of:=[.C301]" office:value-type="float" office:value="1545">
            <text:p>1545</text:p>
          </table:table-cell>
          <table:table-cell table:formula="of:= &quot;X&quot;&amp; [.C302]" office:value-type="string" office:string-value="X1545">
            <text:p>X1545</text:p>
          </table:table-cell>
          <table:table-cell table:formula="of:=[.E301]-[.$J$6]" office:value-type="float" office:value="1186.425">
            <text:p>1186.425</text:p>
          </table:table-cell>
          <table:table-cell table:formula="of:=&quot;Y&quot; &amp; [.E302]" office:value-type="string" office:string-value="Y1186.425">
            <text:p>Y1186.425</text:p>
          </table:table-cell>
          <table:table-cell table:formula="of:=[.C302] +6" office:value-type="float" office:value="1551">
            <text:p>1551</text:p>
          </table:table-cell>
          <table:table-cell table:formula="of:=&quot;X&quot;&amp; [.G302]" office:value-type="string" office:string-value="X1551">
            <text:p>X1551</text:p>
          </table:table-cell>
          <table:table-cell table:number-columns-repeated="6"/>
          <table:table-cell table:style-name="ce2" table:formula="of:=[.B303]" office:value-type="string" office:string-value="N310">
            <text:p>N310</text:p>
          </table:table-cell>
          <table:table-cell table:style-name="ce2" table:formula="of:=[.D303]" office:value-type="string" office:string-value="X1545">
            <text:p>X1545</text:p>
          </table:table-cell>
          <table:table-cell table:style-name="ce2" table:formula="of:=[.F303]" office:value-type="string" office:string-value="Y1180.675">
            <text:p>Y1180.675</text:p>
          </table:table-cell>
          <table:table-cell/>
          <table:table-cell table:formula="of:=[.B303]" office:value-type="string" office:string-value="N310">
            <text:p>N310</text:p>
          </table:table-cell>
          <table:table-cell table:formula="of:=[.H303]" office:value-type="string" office:string-value="X1551">
            <text:p>X1551</text:p>
          </table:table-cell>
          <table:table-cell table:formula="of:=[.F303]" office:value-type="string" office:string-value="Y1180.675">
            <text:p>Y1180.675</text:p>
          </table:table-cell>
        </table:table-row>
        <table:table-row table:style-name="ro1">
          <table:table-cell table:formula="of:=[.A302]+1" office:value-type="float" office:value="310">
            <text:p>310</text:p>
          </table:table-cell>
          <table:table-cell table:formula="of:=&quot;N&quot;&amp;[.A303]" office:value-type="string" office:string-value="N310">
            <text:p>N310</text:p>
          </table:table-cell>
          <table:table-cell table:formula="of:=[.C302]" office:value-type="float" office:value="1545">
            <text:p>1545</text:p>
          </table:table-cell>
          <table:table-cell table:formula="of:= &quot;X&quot;&amp; [.C303]" office:value-type="string" office:string-value="X1545">
            <text:p>X1545</text:p>
          </table:table-cell>
          <table:table-cell table:formula="of:=[.E302]-[.$J$6]" office:value-type="float" office:value="1180.675">
            <text:p>1180.675</text:p>
          </table:table-cell>
          <table:table-cell table:formula="of:=&quot;Y&quot; &amp; [.E303]" office:value-type="string" office:string-value="Y1180.675">
            <text:p>Y1180.675</text:p>
          </table:table-cell>
          <table:table-cell table:formula="of:=[.C303] +6" office:value-type="float" office:value="1551">
            <text:p>1551</text:p>
          </table:table-cell>
          <table:table-cell table:formula="of:=&quot;X&quot;&amp; [.G303]" office:value-type="string" office:string-value="X1551">
            <text:p>X1551</text:p>
          </table:table-cell>
          <table:table-cell table:number-columns-repeated="6"/>
          <table:table-cell table:style-name="ce2" table:formula="of:=[.B304]" office:value-type="string" office:string-value="N311">
            <text:p>N311</text:p>
          </table:table-cell>
          <table:table-cell table:style-name="ce2" table:formula="of:=[.D304]" office:value-type="string" office:string-value="X1545">
            <text:p>X1545</text:p>
          </table:table-cell>
          <table:table-cell table:style-name="ce2" table:formula="of:=[.F304]" office:value-type="string" office:string-value="Y1174.925">
            <text:p>Y1174.925</text:p>
          </table:table-cell>
          <table:table-cell/>
          <table:table-cell table:formula="of:=[.B304]" office:value-type="string" office:string-value="N311">
            <text:p>N311</text:p>
          </table:table-cell>
          <table:table-cell table:formula="of:=[.H304]" office:value-type="string" office:string-value="X1551">
            <text:p>X1551</text:p>
          </table:table-cell>
          <table:table-cell table:formula="of:=[.F304]" office:value-type="string" office:string-value="Y1174.925">
            <text:p>Y1174.925</text:p>
          </table:table-cell>
        </table:table-row>
        <table:table-row table:style-name="ro1">
          <table:table-cell table:formula="of:=[.A303]+1" office:value-type="float" office:value="311">
            <text:p>311</text:p>
          </table:table-cell>
          <table:table-cell table:formula="of:=&quot;N&quot;&amp;[.A304]" office:value-type="string" office:string-value="N311">
            <text:p>N311</text:p>
          </table:table-cell>
          <table:table-cell table:formula="of:=[.C303]" office:value-type="float" office:value="1545">
            <text:p>1545</text:p>
          </table:table-cell>
          <table:table-cell table:formula="of:= &quot;X&quot;&amp; [.C304]" office:value-type="string" office:string-value="X1545">
            <text:p>X1545</text:p>
          </table:table-cell>
          <table:table-cell table:formula="of:=[.E303]-[.$J$6]" office:value-type="float" office:value="1174.925">
            <text:p>1174.925</text:p>
          </table:table-cell>
          <table:table-cell table:formula="of:=&quot;Y&quot; &amp; [.E304]" office:value-type="string" office:string-value="Y1174.925">
            <text:p>Y1174.925</text:p>
          </table:table-cell>
          <table:table-cell table:formula="of:=[.C304] +6" office:value-type="float" office:value="1551">
            <text:p>1551</text:p>
          </table:table-cell>
          <table:table-cell table:formula="of:=&quot;X&quot;&amp; [.G304]" office:value-type="string" office:string-value="X1551">
            <text:p>X1551</text:p>
          </table:table-cell>
          <table:table-cell table:number-columns-repeated="6"/>
          <table:table-cell table:style-name="ce2" table:formula="of:=[.B305]" office:value-type="string" office:string-value="N312">
            <text:p>N312</text:p>
          </table:table-cell>
          <table:table-cell table:style-name="ce2" table:formula="of:=[.D305]" office:value-type="string" office:string-value="X1545">
            <text:p>X1545</text:p>
          </table:table-cell>
          <table:table-cell table:style-name="ce2" table:formula="of:=[.F305]" office:value-type="string" office:string-value="Y1169.175">
            <text:p>Y1169.175</text:p>
          </table:table-cell>
          <table:table-cell/>
          <table:table-cell table:formula="of:=[.B305]" office:value-type="string" office:string-value="N312">
            <text:p>N312</text:p>
          </table:table-cell>
          <table:table-cell table:formula="of:=[.H305]" office:value-type="string" office:string-value="X1551">
            <text:p>X1551</text:p>
          </table:table-cell>
          <table:table-cell table:formula="of:=[.F305]" office:value-type="string" office:string-value="Y1169.175">
            <text:p>Y1169.175</text:p>
          </table:table-cell>
        </table:table-row>
        <table:table-row table:style-name="ro1">
          <table:table-cell table:formula="of:=[.A304]+1" office:value-type="float" office:value="312">
            <text:p>312</text:p>
          </table:table-cell>
          <table:table-cell table:formula="of:=&quot;N&quot;&amp;[.A305]" office:value-type="string" office:string-value="N312">
            <text:p>N312</text:p>
          </table:table-cell>
          <table:table-cell table:formula="of:=[.C304]" office:value-type="float" office:value="1545">
            <text:p>1545</text:p>
          </table:table-cell>
          <table:table-cell table:formula="of:= &quot;X&quot;&amp; [.C305]" office:value-type="string" office:string-value="X1545">
            <text:p>X1545</text:p>
          </table:table-cell>
          <table:table-cell table:formula="of:=[.E304]-[.$J$6]" office:value-type="float" office:value="1169.175">
            <text:p>1169.175</text:p>
          </table:table-cell>
          <table:table-cell table:formula="of:=&quot;Y&quot; &amp; [.E305]" office:value-type="string" office:string-value="Y1169.175">
            <text:p>Y1169.175</text:p>
          </table:table-cell>
          <table:table-cell table:formula="of:=[.C305] +6" office:value-type="float" office:value="1551">
            <text:p>1551</text:p>
          </table:table-cell>
          <table:table-cell table:formula="of:=&quot;X&quot;&amp; [.G305]" office:value-type="string" office:string-value="X1551">
            <text:p>X1551</text:p>
          </table:table-cell>
          <table:table-cell table:number-columns-repeated="6"/>
          <table:table-cell table:style-name="ce2" table:formula="of:=[.B306]" office:value-type="string" office:string-value="N313">
            <text:p>N313</text:p>
          </table:table-cell>
          <table:table-cell table:style-name="ce2" table:formula="of:=[.D306]" office:value-type="string" office:string-value="X1545">
            <text:p>X1545</text:p>
          </table:table-cell>
          <table:table-cell table:style-name="ce2" table:formula="of:=[.F306]" office:value-type="string" office:string-value="Y1163.425">
            <text:p>Y1163.425</text:p>
          </table:table-cell>
          <table:table-cell/>
          <table:table-cell table:formula="of:=[.B306]" office:value-type="string" office:string-value="N313">
            <text:p>N313</text:p>
          </table:table-cell>
          <table:table-cell table:formula="of:=[.H306]" office:value-type="string" office:string-value="X1551">
            <text:p>X1551</text:p>
          </table:table-cell>
          <table:table-cell table:formula="of:=[.F306]" office:value-type="string" office:string-value="Y1163.425">
            <text:p>Y1163.425</text:p>
          </table:table-cell>
        </table:table-row>
        <table:table-row table:style-name="ro1">
          <table:table-cell table:formula="of:=[.A305]+1" office:value-type="float" office:value="313">
            <text:p>313</text:p>
          </table:table-cell>
          <table:table-cell table:formula="of:=&quot;N&quot;&amp;[.A306]" office:value-type="string" office:string-value="N313">
            <text:p>N313</text:p>
          </table:table-cell>
          <table:table-cell table:formula="of:=[.C305]" office:value-type="float" office:value="1545">
            <text:p>1545</text:p>
          </table:table-cell>
          <table:table-cell table:formula="of:= &quot;X&quot;&amp; [.C306]" office:value-type="string" office:string-value="X1545">
            <text:p>X1545</text:p>
          </table:table-cell>
          <table:table-cell table:formula="of:=[.E305]-[.$J$6]" office:value-type="float" office:value="1163.425">
            <text:p>1163.425</text:p>
          </table:table-cell>
          <table:table-cell table:formula="of:=&quot;Y&quot; &amp; [.E306]" office:value-type="string" office:string-value="Y1163.425">
            <text:p>Y1163.425</text:p>
          </table:table-cell>
          <table:table-cell table:formula="of:=[.C306] +6" office:value-type="float" office:value="1551">
            <text:p>1551</text:p>
          </table:table-cell>
          <table:table-cell table:formula="of:=&quot;X&quot;&amp; [.G306]" office:value-type="string" office:string-value="X1551">
            <text:p>X1551</text:p>
          </table:table-cell>
          <table:table-cell table:number-columns-repeated="6"/>
          <table:table-cell table:style-name="ce2" table:formula="of:=[.B307]" office:value-type="string" office:string-value="N314">
            <text:p>N314</text:p>
          </table:table-cell>
          <table:table-cell table:style-name="ce2" table:formula="of:=[.D307]" office:value-type="string" office:string-value="X1545">
            <text:p>X1545</text:p>
          </table:table-cell>
          <table:table-cell table:style-name="ce2" table:formula="of:=[.F307]" office:value-type="string" office:string-value="Y1157.675">
            <text:p>Y1157.675</text:p>
          </table:table-cell>
          <table:table-cell/>
          <table:table-cell table:formula="of:=[.B307]" office:value-type="string" office:string-value="N314">
            <text:p>N314</text:p>
          </table:table-cell>
          <table:table-cell table:formula="of:=[.H307]" office:value-type="string" office:string-value="X1551">
            <text:p>X1551</text:p>
          </table:table-cell>
          <table:table-cell table:formula="of:=[.F307]" office:value-type="string" office:string-value="Y1157.675">
            <text:p>Y1157.675</text:p>
          </table:table-cell>
        </table:table-row>
        <table:table-row table:style-name="ro1">
          <table:table-cell table:formula="of:=[.A306]+1" office:value-type="float" office:value="314">
            <text:p>314</text:p>
          </table:table-cell>
          <table:table-cell table:formula="of:=&quot;N&quot;&amp;[.A307]" office:value-type="string" office:string-value="N314">
            <text:p>N314</text:p>
          </table:table-cell>
          <table:table-cell table:formula="of:=[.C306]" office:value-type="float" office:value="1545">
            <text:p>1545</text:p>
          </table:table-cell>
          <table:table-cell table:formula="of:= &quot;X&quot;&amp; [.C307]" office:value-type="string" office:string-value="X1545">
            <text:p>X1545</text:p>
          </table:table-cell>
          <table:table-cell table:formula="of:=[.E306]-[.$J$6]" office:value-type="float" office:value="1157.675">
            <text:p>1157.675</text:p>
          </table:table-cell>
          <table:table-cell table:formula="of:=&quot;Y&quot; &amp; [.E307]" office:value-type="string" office:string-value="Y1157.675">
            <text:p>Y1157.675</text:p>
          </table:table-cell>
          <table:table-cell table:formula="of:=[.C307] +6" office:value-type="float" office:value="1551">
            <text:p>1551</text:p>
          </table:table-cell>
          <table:table-cell table:formula="of:=&quot;X&quot;&amp; [.G307]" office:value-type="string" office:string-value="X1551">
            <text:p>X1551</text:p>
          </table:table-cell>
          <table:table-cell table:number-columns-repeated="6"/>
          <table:table-cell table:style-name="ce2" table:formula="of:=[.B308]" office:value-type="string" office:string-value="N315">
            <text:p>N315</text:p>
          </table:table-cell>
          <table:table-cell table:style-name="ce2" table:formula="of:=[.D308]" office:value-type="string" office:string-value="X1545">
            <text:p>X1545</text:p>
          </table:table-cell>
          <table:table-cell table:style-name="ce2" table:formula="of:=[.F308]" office:value-type="string" office:string-value="Y1151.925">
            <text:p>Y1151.925</text:p>
          </table:table-cell>
          <table:table-cell/>
          <table:table-cell table:formula="of:=[.B308]" office:value-type="string" office:string-value="N315">
            <text:p>N315</text:p>
          </table:table-cell>
          <table:table-cell table:formula="of:=[.H308]" office:value-type="string" office:string-value="X1551">
            <text:p>X1551</text:p>
          </table:table-cell>
          <table:table-cell table:formula="of:=[.F308]" office:value-type="string" office:string-value="Y1151.925">
            <text:p>Y1151.925</text:p>
          </table:table-cell>
        </table:table-row>
        <table:table-row table:style-name="ro1">
          <table:table-cell table:formula="of:=[.A307]+1" office:value-type="float" office:value="315">
            <text:p>315</text:p>
          </table:table-cell>
          <table:table-cell table:formula="of:=&quot;N&quot;&amp;[.A308]" office:value-type="string" office:string-value="N315">
            <text:p>N315</text:p>
          </table:table-cell>
          <table:table-cell table:formula="of:=[.C307]" office:value-type="float" office:value="1545">
            <text:p>1545</text:p>
          </table:table-cell>
          <table:table-cell table:formula="of:= &quot;X&quot;&amp; [.C308]" office:value-type="string" office:string-value="X1545">
            <text:p>X1545</text:p>
          </table:table-cell>
          <table:table-cell table:formula="of:=[.E307]-[.$J$6]" office:value-type="float" office:value="1151.925">
            <text:p>1151.925</text:p>
          </table:table-cell>
          <table:table-cell table:formula="of:=&quot;Y&quot; &amp; [.E308]" office:value-type="string" office:string-value="Y1151.925">
            <text:p>Y1151.925</text:p>
          </table:table-cell>
          <table:table-cell table:formula="of:=[.C308] +6" office:value-type="float" office:value="1551">
            <text:p>1551</text:p>
          </table:table-cell>
          <table:table-cell table:formula="of:=&quot;X&quot;&amp; [.G308]" office:value-type="string" office:string-value="X1551">
            <text:p>X1551</text:p>
          </table:table-cell>
          <table:table-cell table:number-columns-repeated="6"/>
          <table:table-cell table:style-name="ce2" table:formula="of:=[.B309]" office:value-type="string" office:string-value="N316">
            <text:p>N316</text:p>
          </table:table-cell>
          <table:table-cell table:style-name="ce2" table:formula="of:=[.D309]" office:value-type="string" office:string-value="X1545">
            <text:p>X1545</text:p>
          </table:table-cell>
          <table:table-cell table:style-name="ce2" table:formula="of:=[.F309]" office:value-type="string" office:string-value="Y1146.175">
            <text:p>Y1146.175</text:p>
          </table:table-cell>
          <table:table-cell/>
          <table:table-cell table:formula="of:=[.B309]" office:value-type="string" office:string-value="N316">
            <text:p>N316</text:p>
          </table:table-cell>
          <table:table-cell table:formula="of:=[.H309]" office:value-type="string" office:string-value="X1551">
            <text:p>X1551</text:p>
          </table:table-cell>
          <table:table-cell table:formula="of:=[.F309]" office:value-type="string" office:string-value="Y1146.175">
            <text:p>Y1146.175</text:p>
          </table:table-cell>
        </table:table-row>
        <table:table-row table:style-name="ro1">
          <table:table-cell table:formula="of:=[.A308]+1" office:value-type="float" office:value="316">
            <text:p>316</text:p>
          </table:table-cell>
          <table:table-cell table:formula="of:=&quot;N&quot;&amp;[.A309]" office:value-type="string" office:string-value="N316">
            <text:p>N316</text:p>
          </table:table-cell>
          <table:table-cell table:formula="of:=[.C308]" office:value-type="float" office:value="1545">
            <text:p>1545</text:p>
          </table:table-cell>
          <table:table-cell table:formula="of:= &quot;X&quot;&amp; [.C309]" office:value-type="string" office:string-value="X1545">
            <text:p>X1545</text:p>
          </table:table-cell>
          <table:table-cell table:formula="of:=[.E308]-[.$J$6]" office:value-type="float" office:value="1146.175">
            <text:p>1146.175</text:p>
          </table:table-cell>
          <table:table-cell table:formula="of:=&quot;Y&quot; &amp; [.E309]" office:value-type="string" office:string-value="Y1146.175">
            <text:p>Y1146.175</text:p>
          </table:table-cell>
          <table:table-cell table:formula="of:=[.C309] +6" office:value-type="float" office:value="1551">
            <text:p>1551</text:p>
          </table:table-cell>
          <table:table-cell table:formula="of:=&quot;X&quot;&amp; [.G309]" office:value-type="string" office:string-value="X1551">
            <text:p>X1551</text:p>
          </table:table-cell>
          <table:table-cell table:number-columns-repeated="6"/>
          <table:table-cell table:style-name="ce2" table:formula="of:=[.B310]" office:value-type="string" office:string-value="N317">
            <text:p>N317</text:p>
          </table:table-cell>
          <table:table-cell table:style-name="ce2" table:formula="of:=[.D310]" office:value-type="string" office:string-value="X1545">
            <text:p>X1545</text:p>
          </table:table-cell>
          <table:table-cell table:style-name="ce2" table:formula="of:=[.F310]" office:value-type="string" office:string-value="Y1140.425">
            <text:p>Y1140.425</text:p>
          </table:table-cell>
          <table:table-cell/>
          <table:table-cell table:formula="of:=[.B310]" office:value-type="string" office:string-value="N317">
            <text:p>N317</text:p>
          </table:table-cell>
          <table:table-cell table:formula="of:=[.H310]" office:value-type="string" office:string-value="X1551">
            <text:p>X1551</text:p>
          </table:table-cell>
          <table:table-cell table:formula="of:=[.F310]" office:value-type="string" office:string-value="Y1140.425">
            <text:p>Y1140.425</text:p>
          </table:table-cell>
        </table:table-row>
        <table:table-row table:style-name="ro1">
          <table:table-cell table:formula="of:=[.A309]+1" office:value-type="float" office:value="317">
            <text:p>317</text:p>
          </table:table-cell>
          <table:table-cell table:formula="of:=&quot;N&quot;&amp;[.A310]" office:value-type="string" office:string-value="N317">
            <text:p>N317</text:p>
          </table:table-cell>
          <table:table-cell table:formula="of:=[.C309]" office:value-type="float" office:value="1545">
            <text:p>1545</text:p>
          </table:table-cell>
          <table:table-cell table:formula="of:= &quot;X&quot;&amp; [.C310]" office:value-type="string" office:string-value="X1545">
            <text:p>X1545</text:p>
          </table:table-cell>
          <table:table-cell table:formula="of:=[.E309]-[.$J$6]" office:value-type="float" office:value="1140.425">
            <text:p>1140.425</text:p>
          </table:table-cell>
          <table:table-cell table:formula="of:=&quot;Y&quot; &amp; [.E310]" office:value-type="string" office:string-value="Y1140.425">
            <text:p>Y1140.425</text:p>
          </table:table-cell>
          <table:table-cell table:formula="of:=[.C310] +6" office:value-type="float" office:value="1551">
            <text:p>1551</text:p>
          </table:table-cell>
          <table:table-cell table:formula="of:=&quot;X&quot;&amp; [.G310]" office:value-type="string" office:string-value="X1551">
            <text:p>X1551</text:p>
          </table:table-cell>
          <table:table-cell table:number-columns-repeated="6"/>
          <table:table-cell table:style-name="ce2" table:formula="of:=[.B311]" office:value-type="string" office:string-value="N318">
            <text:p>N318</text:p>
          </table:table-cell>
          <table:table-cell table:style-name="ce2" table:formula="of:=[.D311]" office:value-type="string" office:string-value="X1545">
            <text:p>X1545</text:p>
          </table:table-cell>
          <table:table-cell table:style-name="ce2" table:formula="of:=[.F311]" office:value-type="string" office:string-value="Y1134.675">
            <text:p>Y1134.675</text:p>
          </table:table-cell>
          <table:table-cell/>
          <table:table-cell table:formula="of:=[.B311]" office:value-type="string" office:string-value="N318">
            <text:p>N318</text:p>
          </table:table-cell>
          <table:table-cell table:formula="of:=[.H311]" office:value-type="string" office:string-value="X1551">
            <text:p>X1551</text:p>
          </table:table-cell>
          <table:table-cell table:formula="of:=[.F311]" office:value-type="string" office:string-value="Y1134.675">
            <text:p>Y1134.675</text:p>
          </table:table-cell>
        </table:table-row>
        <table:table-row table:style-name="ro1">
          <table:table-cell table:formula="of:=[.A310]+1" office:value-type="float" office:value="318">
            <text:p>318</text:p>
          </table:table-cell>
          <table:table-cell table:formula="of:=&quot;N&quot;&amp;[.A311]" office:value-type="string" office:string-value="N318">
            <text:p>N318</text:p>
          </table:table-cell>
          <table:table-cell table:formula="of:=[.C310]" office:value-type="float" office:value="1545">
            <text:p>1545</text:p>
          </table:table-cell>
          <table:table-cell table:formula="of:= &quot;X&quot;&amp; [.C311]" office:value-type="string" office:string-value="X1545">
            <text:p>X1545</text:p>
          </table:table-cell>
          <table:table-cell table:formula="of:=[.E310]-[.$J$6]" office:value-type="float" office:value="1134.675">
            <text:p>1134.675</text:p>
          </table:table-cell>
          <table:table-cell table:formula="of:=&quot;Y&quot; &amp; [.E311]" office:value-type="string" office:string-value="Y1134.675">
            <text:p>Y1134.675</text:p>
          </table:table-cell>
          <table:table-cell table:formula="of:=[.C311] +6" office:value-type="float" office:value="1551">
            <text:p>1551</text:p>
          </table:table-cell>
          <table:table-cell table:formula="of:=&quot;X&quot;&amp; [.G311]" office:value-type="string" office:string-value="X1551">
            <text:p>X1551</text:p>
          </table:table-cell>
          <table:table-cell table:number-columns-repeated="6"/>
          <table:table-cell table:style-name="ce2" table:formula="of:=[.B312]" office:value-type="string" office:string-value="N319">
            <text:p>N319</text:p>
          </table:table-cell>
          <table:table-cell table:style-name="ce2" table:formula="of:=[.D312]" office:value-type="string" office:string-value="X1545">
            <text:p>X1545</text:p>
          </table:table-cell>
          <table:table-cell table:style-name="ce2" table:formula="of:=[.F312]" office:value-type="string" office:string-value="Y1128.925">
            <text:p>Y1128.925</text:p>
          </table:table-cell>
          <table:table-cell/>
          <table:table-cell table:formula="of:=[.B312]" office:value-type="string" office:string-value="N319">
            <text:p>N319</text:p>
          </table:table-cell>
          <table:table-cell table:formula="of:=[.H312]" office:value-type="string" office:string-value="X1551">
            <text:p>X1551</text:p>
          </table:table-cell>
          <table:table-cell table:formula="of:=[.F312]" office:value-type="string" office:string-value="Y1128.925">
            <text:p>Y1128.925</text:p>
          </table:table-cell>
        </table:table-row>
        <table:table-row table:style-name="ro1">
          <table:table-cell table:formula="of:=[.A311]+1" office:value-type="float" office:value="319">
            <text:p>319</text:p>
          </table:table-cell>
          <table:table-cell table:formula="of:=&quot;N&quot;&amp;[.A312]" office:value-type="string" office:string-value="N319">
            <text:p>N319</text:p>
          </table:table-cell>
          <table:table-cell table:formula="of:=[.C311]" office:value-type="float" office:value="1545">
            <text:p>1545</text:p>
          </table:table-cell>
          <table:table-cell table:formula="of:= &quot;X&quot;&amp; [.C312]" office:value-type="string" office:string-value="X1545">
            <text:p>X1545</text:p>
          </table:table-cell>
          <table:table-cell table:formula="of:=[.E311]-[.$J$6]" office:value-type="float" office:value="1128.925">
            <text:p>1128.925</text:p>
          </table:table-cell>
          <table:table-cell table:formula="of:=&quot;Y&quot; &amp; [.E312]" office:value-type="string" office:string-value="Y1128.925">
            <text:p>Y1128.925</text:p>
          </table:table-cell>
          <table:table-cell table:formula="of:=[.C312] +6" office:value-type="float" office:value="1551">
            <text:p>1551</text:p>
          </table:table-cell>
          <table:table-cell table:formula="of:=&quot;X&quot;&amp; [.G312]" office:value-type="string" office:string-value="X1551">
            <text:p>X1551</text:p>
          </table:table-cell>
          <table:table-cell table:number-columns-repeated="6"/>
          <table:table-cell table:style-name="ce2" table:formula="of:=[.B313]" office:value-type="string" office:string-value="N320">
            <text:p>N320</text:p>
          </table:table-cell>
          <table:table-cell table:style-name="ce2" table:formula="of:=[.D313]" office:value-type="string" office:string-value="X1545">
            <text:p>X1545</text:p>
          </table:table-cell>
          <table:table-cell table:style-name="ce2" table:formula="of:=[.F313]" office:value-type="string" office:string-value="Y1123.175">
            <text:p>Y1123.175</text:p>
          </table:table-cell>
          <table:table-cell/>
          <table:table-cell table:formula="of:=[.B313]" office:value-type="string" office:string-value="N320">
            <text:p>N320</text:p>
          </table:table-cell>
          <table:table-cell table:formula="of:=[.H313]" office:value-type="string" office:string-value="X1551">
            <text:p>X1551</text:p>
          </table:table-cell>
          <table:table-cell table:formula="of:=[.F313]" office:value-type="string" office:string-value="Y1123.175">
            <text:p>Y1123.175</text:p>
          </table:table-cell>
        </table:table-row>
        <table:table-row table:style-name="ro1">
          <table:table-cell table:formula="of:=[.A312]+1" office:value-type="float" office:value="320">
            <text:p>320</text:p>
          </table:table-cell>
          <table:table-cell table:formula="of:=&quot;N&quot;&amp;[.A313]" office:value-type="string" office:string-value="N320">
            <text:p>N320</text:p>
          </table:table-cell>
          <table:table-cell table:formula="of:=[.C312]" office:value-type="float" office:value="1545">
            <text:p>1545</text:p>
          </table:table-cell>
          <table:table-cell table:formula="of:= &quot;X&quot;&amp; [.C313]" office:value-type="string" office:string-value="X1545">
            <text:p>X1545</text:p>
          </table:table-cell>
          <table:table-cell table:formula="of:=[.E312]-[.$J$6]" office:value-type="float" office:value="1123.175">
            <text:p>1123.175</text:p>
          </table:table-cell>
          <table:table-cell table:formula="of:=&quot;Y&quot; &amp; [.E313]" office:value-type="string" office:string-value="Y1123.175">
            <text:p>Y1123.175</text:p>
          </table:table-cell>
          <table:table-cell table:formula="of:=[.C313] +6" office:value-type="float" office:value="1551">
            <text:p>1551</text:p>
          </table:table-cell>
          <table:table-cell table:formula="of:=&quot;X&quot;&amp; [.G313]" office:value-type="string" office:string-value="X1551">
            <text:p>X1551</text:p>
          </table:table-cell>
          <table:table-cell table:number-columns-repeated="6"/>
          <table:table-cell table:style-name="ce2" table:formula="of:=[.B314]" office:value-type="string" office:string-value="N321">
            <text:p>N321</text:p>
          </table:table-cell>
          <table:table-cell table:style-name="ce2" table:formula="of:=[.D314]" office:value-type="string" office:string-value="X1545">
            <text:p>X1545</text:p>
          </table:table-cell>
          <table:table-cell table:style-name="ce2" table:formula="of:=[.F314]" office:value-type="string" office:string-value="Y1117.425">
            <text:p>Y1117.425</text:p>
          </table:table-cell>
          <table:table-cell/>
          <table:table-cell table:formula="of:=[.B314]" office:value-type="string" office:string-value="N321">
            <text:p>N321</text:p>
          </table:table-cell>
          <table:table-cell table:formula="of:=[.H314]" office:value-type="string" office:string-value="X1551">
            <text:p>X1551</text:p>
          </table:table-cell>
          <table:table-cell table:formula="of:=[.F314]" office:value-type="string" office:string-value="Y1117.425">
            <text:p>Y1117.425</text:p>
          </table:table-cell>
        </table:table-row>
        <table:table-row table:style-name="ro1">
          <table:table-cell table:formula="of:=[.A313]+1" office:value-type="float" office:value="321">
            <text:p>321</text:p>
          </table:table-cell>
          <table:table-cell table:formula="of:=&quot;N&quot;&amp;[.A314]" office:value-type="string" office:string-value="N321">
            <text:p>N321</text:p>
          </table:table-cell>
          <table:table-cell table:formula="of:=[.C313]" office:value-type="float" office:value="1545">
            <text:p>1545</text:p>
          </table:table-cell>
          <table:table-cell table:formula="of:= &quot;X&quot;&amp; [.C314]" office:value-type="string" office:string-value="X1545">
            <text:p>X1545</text:p>
          </table:table-cell>
          <table:table-cell table:formula="of:=[.E313]-[.$J$6]" office:value-type="float" office:value="1117.425">
            <text:p>1117.425</text:p>
          </table:table-cell>
          <table:table-cell table:formula="of:=&quot;Y&quot; &amp; [.E314]" office:value-type="string" office:string-value="Y1117.425">
            <text:p>Y1117.425</text:p>
          </table:table-cell>
          <table:table-cell table:formula="of:=[.C314] +6" office:value-type="float" office:value="1551">
            <text:p>1551</text:p>
          </table:table-cell>
          <table:table-cell table:formula="of:=&quot;X&quot;&amp; [.G314]" office:value-type="string" office:string-value="X1551">
            <text:p>X1551</text:p>
          </table:table-cell>
          <table:table-cell table:number-columns-repeated="6"/>
          <table:table-cell table:style-name="ce2" table:formula="of:=[.B315]" office:value-type="string" office:string-value="N322">
            <text:p>N322</text:p>
          </table:table-cell>
          <table:table-cell table:style-name="ce2" table:formula="of:=[.D315]" office:value-type="string" office:string-value="X1545">
            <text:p>X1545</text:p>
          </table:table-cell>
          <table:table-cell table:style-name="ce2" table:formula="of:=[.F315]" office:value-type="string" office:string-value="Y1111.675">
            <text:p>Y1111.675</text:p>
          </table:table-cell>
          <table:table-cell/>
          <table:table-cell table:formula="of:=[.B315]" office:value-type="string" office:string-value="N322">
            <text:p>N322</text:p>
          </table:table-cell>
          <table:table-cell table:formula="of:=[.H315]" office:value-type="string" office:string-value="X1551">
            <text:p>X1551</text:p>
          </table:table-cell>
          <table:table-cell table:formula="of:=[.F315]" office:value-type="string" office:string-value="Y1111.675">
            <text:p>Y1111.675</text:p>
          </table:table-cell>
        </table:table-row>
        <table:table-row table:style-name="ro1">
          <table:table-cell table:formula="of:=[.A314]+1" office:value-type="float" office:value="322">
            <text:p>322</text:p>
          </table:table-cell>
          <table:table-cell table:formula="of:=&quot;N&quot;&amp;[.A315]" office:value-type="string" office:string-value="N322">
            <text:p>N322</text:p>
          </table:table-cell>
          <table:table-cell table:formula="of:=[.C314]" office:value-type="float" office:value="1545">
            <text:p>1545</text:p>
          </table:table-cell>
          <table:table-cell table:formula="of:= &quot;X&quot;&amp; [.C315]" office:value-type="string" office:string-value="X1545">
            <text:p>X1545</text:p>
          </table:table-cell>
          <table:table-cell table:formula="of:=[.E314]-[.$J$6]" office:value-type="float" office:value="1111.675">
            <text:p>1111.675</text:p>
          </table:table-cell>
          <table:table-cell table:formula="of:=&quot;Y&quot; &amp; [.E315]" office:value-type="string" office:string-value="Y1111.675">
            <text:p>Y1111.675</text:p>
          </table:table-cell>
          <table:table-cell table:formula="of:=[.C315] +6" office:value-type="float" office:value="1551">
            <text:p>1551</text:p>
          </table:table-cell>
          <table:table-cell table:formula="of:=&quot;X&quot;&amp; [.G315]" office:value-type="string" office:string-value="X1551">
            <text:p>X1551</text:p>
          </table:table-cell>
          <table:table-cell table:number-columns-repeated="6"/>
          <table:table-cell table:style-name="ce2" table:formula="of:=[.B316]" office:value-type="string" office:string-value="N323">
            <text:p>N323</text:p>
          </table:table-cell>
          <table:table-cell table:style-name="ce2" table:formula="of:=[.D316]" office:value-type="string" office:string-value="X1545">
            <text:p>X1545</text:p>
          </table:table-cell>
          <table:table-cell table:style-name="ce2" table:formula="of:=[.F316]" office:value-type="string" office:string-value="Y1105.925">
            <text:p>Y1105.925</text:p>
          </table:table-cell>
          <table:table-cell/>
          <table:table-cell table:formula="of:=[.B316]" office:value-type="string" office:string-value="N323">
            <text:p>N323</text:p>
          </table:table-cell>
          <table:table-cell table:formula="of:=[.H316]" office:value-type="string" office:string-value="X1551">
            <text:p>X1551</text:p>
          </table:table-cell>
          <table:table-cell table:formula="of:=[.F316]" office:value-type="string" office:string-value="Y1105.925">
            <text:p>Y1105.925</text:p>
          </table:table-cell>
        </table:table-row>
        <table:table-row table:style-name="ro1">
          <table:table-cell table:formula="of:=[.A315]+1" office:value-type="float" office:value="323">
            <text:p>323</text:p>
          </table:table-cell>
          <table:table-cell table:formula="of:=&quot;N&quot;&amp;[.A316]" office:value-type="string" office:string-value="N323">
            <text:p>N323</text:p>
          </table:table-cell>
          <table:table-cell table:formula="of:=[.C315]" office:value-type="float" office:value="1545">
            <text:p>1545</text:p>
          </table:table-cell>
          <table:table-cell table:formula="of:= &quot;X&quot;&amp; [.C316]" office:value-type="string" office:string-value="X1545">
            <text:p>X1545</text:p>
          </table:table-cell>
          <table:table-cell table:formula="of:=[.E315]-[.$J$6]" office:value-type="float" office:value="1105.925">
            <text:p>1105.925</text:p>
          </table:table-cell>
          <table:table-cell table:formula="of:=&quot;Y&quot; &amp; [.E316]" office:value-type="string" office:string-value="Y1105.925">
            <text:p>Y1105.925</text:p>
          </table:table-cell>
          <table:table-cell table:formula="of:=[.C316] +6" office:value-type="float" office:value="1551">
            <text:p>1551</text:p>
          </table:table-cell>
          <table:table-cell table:formula="of:=&quot;X&quot;&amp; [.G316]" office:value-type="string" office:string-value="X1551">
            <text:p>X1551</text:p>
          </table:table-cell>
          <table:table-cell table:number-columns-repeated="6"/>
          <table:table-cell table:style-name="ce2" table:formula="of:=[.B317]" office:value-type="string" office:string-value="N324">
            <text:p>N324</text:p>
          </table:table-cell>
          <table:table-cell table:style-name="ce2" table:formula="of:=[.D317]" office:value-type="string" office:string-value="X1545">
            <text:p>X1545</text:p>
          </table:table-cell>
          <table:table-cell table:style-name="ce2" table:formula="of:=[.F317]" office:value-type="string" office:string-value="Y1100.175">
            <text:p>Y1100.175</text:p>
          </table:table-cell>
          <table:table-cell/>
          <table:table-cell table:formula="of:=[.B317]" office:value-type="string" office:string-value="N324">
            <text:p>N324</text:p>
          </table:table-cell>
          <table:table-cell table:formula="of:=[.H317]" office:value-type="string" office:string-value="X1551">
            <text:p>X1551</text:p>
          </table:table-cell>
          <table:table-cell table:formula="of:=[.F317]" office:value-type="string" office:string-value="Y1100.175">
            <text:p>Y1100.175</text:p>
          </table:table-cell>
        </table:table-row>
        <table:table-row table:style-name="ro1">
          <table:table-cell table:formula="of:=[.A316]+1" office:value-type="float" office:value="324">
            <text:p>324</text:p>
          </table:table-cell>
          <table:table-cell table:formula="of:=&quot;N&quot;&amp;[.A317]" office:value-type="string" office:string-value="N324">
            <text:p>N324</text:p>
          </table:table-cell>
          <table:table-cell table:formula="of:=[.C316]" office:value-type="float" office:value="1545">
            <text:p>1545</text:p>
          </table:table-cell>
          <table:table-cell table:formula="of:= &quot;X&quot;&amp; [.C317]" office:value-type="string" office:string-value="X1545">
            <text:p>X1545</text:p>
          </table:table-cell>
          <table:table-cell table:formula="of:=[.E316]-[.$J$6]" office:value-type="float" office:value="1100.175">
            <text:p>1100.175</text:p>
          </table:table-cell>
          <table:table-cell table:formula="of:=&quot;Y&quot; &amp; [.E317]" office:value-type="string" office:string-value="Y1100.175">
            <text:p>Y1100.175</text:p>
          </table:table-cell>
          <table:table-cell table:formula="of:=[.C317] +6" office:value-type="float" office:value="1551">
            <text:p>1551</text:p>
          </table:table-cell>
          <table:table-cell table:formula="of:=&quot;X&quot;&amp; [.G317]" office:value-type="string" office:string-value="X1551">
            <text:p>X1551</text:p>
          </table:table-cell>
          <table:table-cell table:number-columns-repeated="6"/>
          <table:table-cell table:style-name="ce2" table:formula="of:=[.B318]" office:value-type="string" office:string-value="N325">
            <text:p>N325</text:p>
          </table:table-cell>
          <table:table-cell table:style-name="ce2" table:formula="of:=[.D318]" office:value-type="string" office:string-value="X1545">
            <text:p>X1545</text:p>
          </table:table-cell>
          <table:table-cell table:style-name="ce2" table:formula="of:=[.F318]" office:value-type="string" office:string-value="Y1094.425">
            <text:p>Y1094.425</text:p>
          </table:table-cell>
          <table:table-cell/>
          <table:table-cell table:formula="of:=[.B318]" office:value-type="string" office:string-value="N325">
            <text:p>N325</text:p>
          </table:table-cell>
          <table:table-cell table:formula="of:=[.H318]" office:value-type="string" office:string-value="X1551">
            <text:p>X1551</text:p>
          </table:table-cell>
          <table:table-cell table:formula="of:=[.F318]" office:value-type="string" office:string-value="Y1094.425">
            <text:p>Y1094.425</text:p>
          </table:table-cell>
        </table:table-row>
        <table:table-row table:style-name="ro1">
          <table:table-cell table:formula="of:=[.A317]+1" office:value-type="float" office:value="325">
            <text:p>325</text:p>
          </table:table-cell>
          <table:table-cell table:formula="of:=&quot;N&quot;&amp;[.A318]" office:value-type="string" office:string-value="N325">
            <text:p>N325</text:p>
          </table:table-cell>
          <table:table-cell table:formula="of:=[.C317]" office:value-type="float" office:value="1545">
            <text:p>1545</text:p>
          </table:table-cell>
          <table:table-cell table:formula="of:= &quot;X&quot;&amp; [.C318]" office:value-type="string" office:string-value="X1545">
            <text:p>X1545</text:p>
          </table:table-cell>
          <table:table-cell table:formula="of:=[.E317]-[.$J$6]" office:value-type="float" office:value="1094.425">
            <text:p>1094.425</text:p>
          </table:table-cell>
          <table:table-cell table:formula="of:=&quot;Y&quot; &amp; [.E318]" office:value-type="string" office:string-value="Y1094.425">
            <text:p>Y1094.425</text:p>
          </table:table-cell>
          <table:table-cell table:formula="of:=[.C318] +6" office:value-type="float" office:value="1551">
            <text:p>1551</text:p>
          </table:table-cell>
          <table:table-cell table:formula="of:=&quot;X&quot;&amp; [.G318]" office:value-type="string" office:string-value="X1551">
            <text:p>X1551</text:p>
          </table:table-cell>
          <table:table-cell table:number-columns-repeated="6"/>
          <table:table-cell table:style-name="ce2" table:formula="of:=[.B319]" office:value-type="string" office:string-value="N326">
            <text:p>N326</text:p>
          </table:table-cell>
          <table:table-cell table:style-name="ce2" table:formula="of:=[.D319]" office:value-type="string" office:string-value="X1545">
            <text:p>X1545</text:p>
          </table:table-cell>
          <table:table-cell table:style-name="ce2" table:formula="of:=[.F319]" office:value-type="string" office:string-value="Y1088.675">
            <text:p>Y1088.675</text:p>
          </table:table-cell>
          <table:table-cell/>
          <table:table-cell table:formula="of:=[.B319]" office:value-type="string" office:string-value="N326">
            <text:p>N326</text:p>
          </table:table-cell>
          <table:table-cell table:formula="of:=[.H319]" office:value-type="string" office:string-value="X1551">
            <text:p>X1551</text:p>
          </table:table-cell>
          <table:table-cell table:formula="of:=[.F319]" office:value-type="string" office:string-value="Y1088.675">
            <text:p>Y1088.675</text:p>
          </table:table-cell>
        </table:table-row>
        <table:table-row table:style-name="ro1">
          <table:table-cell table:formula="of:=[.A318]+1" office:value-type="float" office:value="326">
            <text:p>326</text:p>
          </table:table-cell>
          <table:table-cell table:formula="of:=&quot;N&quot;&amp;[.A319]" office:value-type="string" office:string-value="N326">
            <text:p>N326</text:p>
          </table:table-cell>
          <table:table-cell table:formula="of:=[.C318]" office:value-type="float" office:value="1545">
            <text:p>1545</text:p>
          </table:table-cell>
          <table:table-cell table:formula="of:= &quot;X&quot;&amp; [.C319]" office:value-type="string" office:string-value="X1545">
            <text:p>X1545</text:p>
          </table:table-cell>
          <table:table-cell table:formula="of:=[.E318]-[.$J$6]" office:value-type="float" office:value="1088.675">
            <text:p>1088.675</text:p>
          </table:table-cell>
          <table:table-cell table:formula="of:=&quot;Y&quot; &amp; [.E319]" office:value-type="string" office:string-value="Y1088.675">
            <text:p>Y1088.675</text:p>
          </table:table-cell>
          <table:table-cell table:formula="of:=[.C319] +6" office:value-type="float" office:value="1551">
            <text:p>1551</text:p>
          </table:table-cell>
          <table:table-cell table:formula="of:=&quot;X&quot;&amp; [.G319]" office:value-type="string" office:string-value="X1551">
            <text:p>X1551</text:p>
          </table:table-cell>
          <table:table-cell table:number-columns-repeated="6"/>
          <table:table-cell table:style-name="ce2" table:formula="of:=[.B320]" office:value-type="string" office:string-value="N327">
            <text:p>N327</text:p>
          </table:table-cell>
          <table:table-cell table:style-name="ce2" table:formula="of:=[.D320]" office:value-type="string" office:string-value="X1545">
            <text:p>X1545</text:p>
          </table:table-cell>
          <table:table-cell table:style-name="ce2" table:formula="of:=[.F320]" office:value-type="string" office:string-value="Y1082.925">
            <text:p>Y1082.925</text:p>
          </table:table-cell>
          <table:table-cell/>
          <table:table-cell table:formula="of:=[.B320]" office:value-type="string" office:string-value="N327">
            <text:p>N327</text:p>
          </table:table-cell>
          <table:table-cell table:formula="of:=[.H320]" office:value-type="string" office:string-value="X1551">
            <text:p>X1551</text:p>
          </table:table-cell>
          <table:table-cell table:formula="of:=[.F320]" office:value-type="string" office:string-value="Y1082.925">
            <text:p>Y1082.925</text:p>
          </table:table-cell>
        </table:table-row>
        <table:table-row table:style-name="ro1">
          <table:table-cell table:formula="of:=[.A319]+1" office:value-type="float" office:value="327">
            <text:p>327</text:p>
          </table:table-cell>
          <table:table-cell table:formula="of:=&quot;N&quot;&amp;[.A320]" office:value-type="string" office:string-value="N327">
            <text:p>N327</text:p>
          </table:table-cell>
          <table:table-cell table:formula="of:=[.C319]" office:value-type="float" office:value="1545">
            <text:p>1545</text:p>
          </table:table-cell>
          <table:table-cell table:formula="of:= &quot;X&quot;&amp; [.C320]" office:value-type="string" office:string-value="X1545">
            <text:p>X1545</text:p>
          </table:table-cell>
          <table:table-cell table:formula="of:=[.E319]-[.$J$6]" office:value-type="float" office:value="1082.925">
            <text:p>1082.925</text:p>
          </table:table-cell>
          <table:table-cell table:formula="of:=&quot;Y&quot; &amp; [.E320]" office:value-type="string" office:string-value="Y1082.925">
            <text:p>Y1082.925</text:p>
          </table:table-cell>
          <table:table-cell table:formula="of:=[.C320] +6" office:value-type="float" office:value="1551">
            <text:p>1551</text:p>
          </table:table-cell>
          <table:table-cell table:formula="of:=&quot;X&quot;&amp; [.G320]" office:value-type="string" office:string-value="X1551">
            <text:p>X1551</text:p>
          </table:table-cell>
          <table:table-cell table:number-columns-repeated="6"/>
          <table:table-cell table:style-name="ce2" table:formula="of:=[.B321]" office:value-type="string" office:string-value="N328">
            <text:p>N328</text:p>
          </table:table-cell>
          <table:table-cell table:style-name="ce2" table:formula="of:=[.D321]" office:value-type="string" office:string-value="X1545">
            <text:p>X1545</text:p>
          </table:table-cell>
          <table:table-cell table:style-name="ce2" table:formula="of:=[.F321]" office:value-type="string" office:string-value="Y1077.175">
            <text:p>Y1077.175</text:p>
          </table:table-cell>
          <table:table-cell/>
          <table:table-cell table:formula="of:=[.B321]" office:value-type="string" office:string-value="N328">
            <text:p>N328</text:p>
          </table:table-cell>
          <table:table-cell table:formula="of:=[.H321]" office:value-type="string" office:string-value="X1551">
            <text:p>X1551</text:p>
          </table:table-cell>
          <table:table-cell table:formula="of:=[.F321]" office:value-type="string" office:string-value="Y1077.175">
            <text:p>Y1077.175</text:p>
          </table:table-cell>
        </table:table-row>
        <table:table-row table:style-name="ro1">
          <table:table-cell table:formula="of:=[.A320]+1" office:value-type="float" office:value="328">
            <text:p>328</text:p>
          </table:table-cell>
          <table:table-cell table:formula="of:=&quot;N&quot;&amp;[.A321]" office:value-type="string" office:string-value="N328">
            <text:p>N328</text:p>
          </table:table-cell>
          <table:table-cell table:formula="of:=[.C320]" office:value-type="float" office:value="1545">
            <text:p>1545</text:p>
          </table:table-cell>
          <table:table-cell table:formula="of:= &quot;X&quot;&amp; [.C321]" office:value-type="string" office:string-value="X1545">
            <text:p>X1545</text:p>
          </table:table-cell>
          <table:table-cell table:formula="of:=[.E320]-[.$J$6]" office:value-type="float" office:value="1077.175">
            <text:p>1077.175</text:p>
          </table:table-cell>
          <table:table-cell table:formula="of:=&quot;Y&quot; &amp; [.E321]" office:value-type="string" office:string-value="Y1077.175">
            <text:p>Y1077.175</text:p>
          </table:table-cell>
          <table:table-cell table:formula="of:=[.C321] +6" office:value-type="float" office:value="1551">
            <text:p>1551</text:p>
          </table:table-cell>
          <table:table-cell table:formula="of:=&quot;X&quot;&amp; [.G321]" office:value-type="string" office:string-value="X1551">
            <text:p>X1551</text:p>
          </table:table-cell>
          <table:table-cell table:number-columns-repeated="6"/>
          <table:table-cell table:style-name="ce2" table:formula="of:=[.B322]" office:value-type="string" office:string-value="N329">
            <text:p>N329</text:p>
          </table:table-cell>
          <table:table-cell table:style-name="ce2" table:formula="of:=[.D322]" office:value-type="string" office:string-value="X1545">
            <text:p>X1545</text:p>
          </table:table-cell>
          <table:table-cell table:style-name="ce2" table:formula="of:=[.F322]" office:value-type="string" office:string-value="Y1071.425">
            <text:p>Y1071.425</text:p>
          </table:table-cell>
          <table:table-cell/>
          <table:table-cell table:formula="of:=[.B322]" office:value-type="string" office:string-value="N329">
            <text:p>N329</text:p>
          </table:table-cell>
          <table:table-cell table:formula="of:=[.H322]" office:value-type="string" office:string-value="X1551">
            <text:p>X1551</text:p>
          </table:table-cell>
          <table:table-cell table:formula="of:=[.F322]" office:value-type="string" office:string-value="Y1071.425">
            <text:p>Y1071.425</text:p>
          </table:table-cell>
        </table:table-row>
        <table:table-row table:style-name="ro1">
          <table:table-cell table:formula="of:=[.A321]+1" office:value-type="float" office:value="329">
            <text:p>329</text:p>
          </table:table-cell>
          <table:table-cell table:formula="of:=&quot;N&quot;&amp;[.A322]" office:value-type="string" office:string-value="N329">
            <text:p>N329</text:p>
          </table:table-cell>
          <table:table-cell table:formula="of:=[.C321]" office:value-type="float" office:value="1545">
            <text:p>1545</text:p>
          </table:table-cell>
          <table:table-cell table:formula="of:= &quot;X&quot;&amp; [.C322]" office:value-type="string" office:string-value="X1545">
            <text:p>X1545</text:p>
          </table:table-cell>
          <table:table-cell table:formula="of:=[.E321]-[.$J$6]" office:value-type="float" office:value="1071.425">
            <text:p>1071.425</text:p>
          </table:table-cell>
          <table:table-cell table:formula="of:=&quot;Y&quot; &amp; [.E322]" office:value-type="string" office:string-value="Y1071.425">
            <text:p>Y1071.425</text:p>
          </table:table-cell>
          <table:table-cell table:formula="of:=[.C322] +6" office:value-type="float" office:value="1551">
            <text:p>1551</text:p>
          </table:table-cell>
          <table:table-cell table:formula="of:=&quot;X&quot;&amp; [.G322]" office:value-type="string" office:string-value="X1551">
            <text:p>X1551</text:p>
          </table:table-cell>
          <table:table-cell table:number-columns-repeated="6"/>
          <table:table-cell table:style-name="ce2" table:formula="of:=[.B323]" office:value-type="string" office:string-value="N330">
            <text:p>N330</text:p>
          </table:table-cell>
          <table:table-cell table:style-name="ce2" table:formula="of:=[.D323]" office:value-type="string" office:string-value="X1545">
            <text:p>X1545</text:p>
          </table:table-cell>
          <table:table-cell table:style-name="ce2" table:formula="of:=[.F323]" office:value-type="string" office:string-value="Y1065.675">
            <text:p>Y1065.675</text:p>
          </table:table-cell>
          <table:table-cell/>
          <table:table-cell table:formula="of:=[.B323]" office:value-type="string" office:string-value="N330">
            <text:p>N330</text:p>
          </table:table-cell>
          <table:table-cell table:formula="of:=[.H323]" office:value-type="string" office:string-value="X1551">
            <text:p>X1551</text:p>
          </table:table-cell>
          <table:table-cell table:formula="of:=[.F323]" office:value-type="string" office:string-value="Y1065.675">
            <text:p>Y1065.675</text:p>
          </table:table-cell>
        </table:table-row>
        <table:table-row table:style-name="ro1">
          <table:table-cell table:formula="of:=[.A322]+1" office:value-type="float" office:value="330">
            <text:p>330</text:p>
          </table:table-cell>
          <table:table-cell table:formula="of:=&quot;N&quot;&amp;[.A323]" office:value-type="string" office:string-value="N330">
            <text:p>N330</text:p>
          </table:table-cell>
          <table:table-cell table:formula="of:=[.C322]" office:value-type="float" office:value="1545">
            <text:p>1545</text:p>
          </table:table-cell>
          <table:table-cell table:formula="of:= &quot;X&quot;&amp; [.C323]" office:value-type="string" office:string-value="X1545">
            <text:p>X1545</text:p>
          </table:table-cell>
          <table:table-cell table:formula="of:=[.E322]-[.$J$6]" office:value-type="float" office:value="1065.675">
            <text:p>1065.675</text:p>
          </table:table-cell>
          <table:table-cell table:formula="of:=&quot;Y&quot; &amp; [.E323]" office:value-type="string" office:string-value="Y1065.675">
            <text:p>Y1065.675</text:p>
          </table:table-cell>
          <table:table-cell table:formula="of:=[.C323] +6" office:value-type="float" office:value="1551">
            <text:p>1551</text:p>
          </table:table-cell>
          <table:table-cell table:formula="of:=&quot;X&quot;&amp; [.G323]" office:value-type="string" office:string-value="X1551">
            <text:p>X1551</text:p>
          </table:table-cell>
          <table:table-cell table:number-columns-repeated="6"/>
          <table:table-cell table:style-name="ce2" table:formula="of:=[.B324]" office:value-type="string" office:string-value="N331">
            <text:p>N331</text:p>
          </table:table-cell>
          <table:table-cell table:style-name="ce2" table:formula="of:=[.D324]" office:value-type="string" office:string-value="X1545">
            <text:p>X1545</text:p>
          </table:table-cell>
          <table:table-cell table:style-name="ce2" table:formula="of:=[.F324]" office:value-type="string" office:string-value="Y1059.925">
            <text:p>Y1059.925</text:p>
          </table:table-cell>
          <table:table-cell/>
          <table:table-cell table:formula="of:=[.B324]" office:value-type="string" office:string-value="N331">
            <text:p>N331</text:p>
          </table:table-cell>
          <table:table-cell table:formula="of:=[.H324]" office:value-type="string" office:string-value="X1551">
            <text:p>X1551</text:p>
          </table:table-cell>
          <table:table-cell table:formula="of:=[.F324]" office:value-type="string" office:string-value="Y1059.925">
            <text:p>Y1059.925</text:p>
          </table:table-cell>
        </table:table-row>
        <table:table-row table:style-name="ro1">
          <table:table-cell table:formula="of:=[.A323]+1" office:value-type="float" office:value="331">
            <text:p>331</text:p>
          </table:table-cell>
          <table:table-cell table:formula="of:=&quot;N&quot;&amp;[.A324]" office:value-type="string" office:string-value="N331">
            <text:p>N331</text:p>
          </table:table-cell>
          <table:table-cell table:formula="of:=[.C323]" office:value-type="float" office:value="1545">
            <text:p>1545</text:p>
          </table:table-cell>
          <table:table-cell table:formula="of:= &quot;X&quot;&amp; [.C324]" office:value-type="string" office:string-value="X1545">
            <text:p>X1545</text:p>
          </table:table-cell>
          <table:table-cell table:formula="of:=[.E323]-[.$J$6]" office:value-type="float" office:value="1059.925">
            <text:p>1059.925</text:p>
          </table:table-cell>
          <table:table-cell table:formula="of:=&quot;Y&quot; &amp; [.E324]" office:value-type="string" office:string-value="Y1059.925">
            <text:p>Y1059.925</text:p>
          </table:table-cell>
          <table:table-cell table:formula="of:=[.C324] +6" office:value-type="float" office:value="1551">
            <text:p>1551</text:p>
          </table:table-cell>
          <table:table-cell table:formula="of:=&quot;X&quot;&amp; [.G324]" office:value-type="string" office:string-value="X1551">
            <text:p>X1551</text:p>
          </table:table-cell>
          <table:table-cell table:number-columns-repeated="6"/>
          <table:table-cell table:style-name="ce2" table:formula="of:=[.B325]" office:value-type="string" office:string-value="N332">
            <text:p>N332</text:p>
          </table:table-cell>
          <table:table-cell table:style-name="ce2" table:formula="of:=[.D325]" office:value-type="string" office:string-value="X1545">
            <text:p>X1545</text:p>
          </table:table-cell>
          <table:table-cell table:style-name="ce2" table:formula="of:=[.F325]" office:value-type="string" office:string-value="Y1054.175">
            <text:p>Y1054.175</text:p>
          </table:table-cell>
          <table:table-cell/>
          <table:table-cell table:formula="of:=[.B325]" office:value-type="string" office:string-value="N332">
            <text:p>N332</text:p>
          </table:table-cell>
          <table:table-cell table:formula="of:=[.H325]" office:value-type="string" office:string-value="X1551">
            <text:p>X1551</text:p>
          </table:table-cell>
          <table:table-cell table:formula="of:=[.F325]" office:value-type="string" office:string-value="Y1054.175">
            <text:p>Y1054.175</text:p>
          </table:table-cell>
        </table:table-row>
        <table:table-row table:style-name="ro1">
          <table:table-cell table:formula="of:=[.A324]+1" office:value-type="float" office:value="332">
            <text:p>332</text:p>
          </table:table-cell>
          <table:table-cell table:formula="of:=&quot;N&quot;&amp;[.A325]" office:value-type="string" office:string-value="N332">
            <text:p>N332</text:p>
          </table:table-cell>
          <table:table-cell table:formula="of:=[.C324]" office:value-type="float" office:value="1545">
            <text:p>1545</text:p>
          </table:table-cell>
          <table:table-cell table:formula="of:= &quot;X&quot;&amp; [.C325]" office:value-type="string" office:string-value="X1545">
            <text:p>X1545</text:p>
          </table:table-cell>
          <table:table-cell table:formula="of:=[.E324]-[.$J$6]" office:value-type="float" office:value="1054.175">
            <text:p>1054.175</text:p>
          </table:table-cell>
          <table:table-cell table:formula="of:=&quot;Y&quot; &amp; [.E325]" office:value-type="string" office:string-value="Y1054.175">
            <text:p>Y1054.175</text:p>
          </table:table-cell>
          <table:table-cell table:formula="of:=[.C325] +6" office:value-type="float" office:value="1551">
            <text:p>1551</text:p>
          </table:table-cell>
          <table:table-cell table:formula="of:=&quot;X&quot;&amp; [.G325]" office:value-type="string" office:string-value="X1551">
            <text:p>X1551</text:p>
          </table:table-cell>
          <table:table-cell table:number-columns-repeated="6"/>
          <table:table-cell table:style-name="ce2" table:formula="of:=[.B326]" office:value-type="string" office:string-value="N333">
            <text:p>N333</text:p>
          </table:table-cell>
          <table:table-cell table:style-name="ce2" table:formula="of:=[.D326]" office:value-type="string" office:string-value="X1545">
            <text:p>X1545</text:p>
          </table:table-cell>
          <table:table-cell table:style-name="ce2" table:formula="of:=[.F326]" office:value-type="string" office:string-value="Y1048.425">
            <text:p>Y1048.425</text:p>
          </table:table-cell>
          <table:table-cell/>
          <table:table-cell table:formula="of:=[.B326]" office:value-type="string" office:string-value="N333">
            <text:p>N333</text:p>
          </table:table-cell>
          <table:table-cell table:formula="of:=[.H326]" office:value-type="string" office:string-value="X1551">
            <text:p>X1551</text:p>
          </table:table-cell>
          <table:table-cell table:formula="of:=[.F326]" office:value-type="string" office:string-value="Y1048.425">
            <text:p>Y1048.425</text:p>
          </table:table-cell>
        </table:table-row>
        <table:table-row table:style-name="ro1">
          <table:table-cell table:formula="of:=[.A325]+1" office:value-type="float" office:value="333">
            <text:p>333</text:p>
          </table:table-cell>
          <table:table-cell table:formula="of:=&quot;N&quot;&amp;[.A326]" office:value-type="string" office:string-value="N333">
            <text:p>N333</text:p>
          </table:table-cell>
          <table:table-cell table:formula="of:=[.C325]" office:value-type="float" office:value="1545">
            <text:p>1545</text:p>
          </table:table-cell>
          <table:table-cell table:formula="of:= &quot;X&quot;&amp; [.C326]" office:value-type="string" office:string-value="X1545">
            <text:p>X1545</text:p>
          </table:table-cell>
          <table:table-cell table:formula="of:=[.E325]-[.$J$6]" office:value-type="float" office:value="1048.425">
            <text:p>1048.425</text:p>
          </table:table-cell>
          <table:table-cell table:formula="of:=&quot;Y&quot; &amp; [.E326]" office:value-type="string" office:string-value="Y1048.425">
            <text:p>Y1048.425</text:p>
          </table:table-cell>
          <table:table-cell table:formula="of:=[.C326] +6" office:value-type="float" office:value="1551">
            <text:p>1551</text:p>
          </table:table-cell>
          <table:table-cell table:formula="of:=&quot;X&quot;&amp; [.G326]" office:value-type="string" office:string-value="X1551">
            <text:p>X1551</text:p>
          </table:table-cell>
          <table:table-cell table:number-columns-repeated="6"/>
          <table:table-cell table:style-name="ce2" table:formula="of:=[.B327]" office:value-type="string" office:string-value="N334">
            <text:p>N334</text:p>
          </table:table-cell>
          <table:table-cell table:style-name="ce2" table:formula="of:=[.D327]" office:value-type="string" office:string-value="X1545">
            <text:p>X1545</text:p>
          </table:table-cell>
          <table:table-cell table:style-name="ce2" table:formula="of:=[.F327]" office:value-type="string" office:string-value="Y1042.675">
            <text:p>Y1042.675</text:p>
          </table:table-cell>
          <table:table-cell/>
          <table:table-cell table:formula="of:=[.B327]" office:value-type="string" office:string-value="N334">
            <text:p>N334</text:p>
          </table:table-cell>
          <table:table-cell table:formula="of:=[.H327]" office:value-type="string" office:string-value="X1551">
            <text:p>X1551</text:p>
          </table:table-cell>
          <table:table-cell table:formula="of:=[.F327]" office:value-type="string" office:string-value="Y1042.675">
            <text:p>Y1042.675</text:p>
          </table:table-cell>
        </table:table-row>
        <table:table-row table:style-name="ro1">
          <table:table-cell table:formula="of:=[.A326]+1" office:value-type="float" office:value="334">
            <text:p>334</text:p>
          </table:table-cell>
          <table:table-cell table:formula="of:=&quot;N&quot;&amp;[.A327]" office:value-type="string" office:string-value="N334">
            <text:p>N334</text:p>
          </table:table-cell>
          <table:table-cell table:formula="of:=[.C326]" office:value-type="float" office:value="1545">
            <text:p>1545</text:p>
          </table:table-cell>
          <table:table-cell table:formula="of:= &quot;X&quot;&amp; [.C327]" office:value-type="string" office:string-value="X1545">
            <text:p>X1545</text:p>
          </table:table-cell>
          <table:table-cell table:formula="of:=[.E326]-[.$J$6]" office:value-type="float" office:value="1042.675">
            <text:p>1042.675</text:p>
          </table:table-cell>
          <table:table-cell table:formula="of:=&quot;Y&quot; &amp; [.E327]" office:value-type="string" office:string-value="Y1042.675">
            <text:p>Y1042.675</text:p>
          </table:table-cell>
          <table:table-cell table:formula="of:=[.C327] +6" office:value-type="float" office:value="1551">
            <text:p>1551</text:p>
          </table:table-cell>
          <table:table-cell table:formula="of:=&quot;X&quot;&amp; [.G327]" office:value-type="string" office:string-value="X1551">
            <text:p>X1551</text:p>
          </table:table-cell>
          <table:table-cell table:number-columns-repeated="6"/>
          <table:table-cell table:style-name="ce2" table:formula="of:=[.B328]" office:value-type="string" office:string-value="N335">
            <text:p>N335</text:p>
          </table:table-cell>
          <table:table-cell table:style-name="ce2" table:formula="of:=[.D328]" office:value-type="string" office:string-value="X1545">
            <text:p>X1545</text:p>
          </table:table-cell>
          <table:table-cell table:style-name="ce2" table:formula="of:=[.F328]" office:value-type="string" office:string-value="Y1036.925">
            <text:p>Y1036.925</text:p>
          </table:table-cell>
          <table:table-cell/>
          <table:table-cell table:formula="of:=[.B328]" office:value-type="string" office:string-value="N335">
            <text:p>N335</text:p>
          </table:table-cell>
          <table:table-cell table:formula="of:=[.H328]" office:value-type="string" office:string-value="X1551">
            <text:p>X1551</text:p>
          </table:table-cell>
          <table:table-cell table:formula="of:=[.F328]" office:value-type="string" office:string-value="Y1036.925">
            <text:p>Y1036.925</text:p>
          </table:table-cell>
        </table:table-row>
        <table:table-row table:style-name="ro1">
          <table:table-cell table:formula="of:=[.A327]+1" office:value-type="float" office:value="335">
            <text:p>335</text:p>
          </table:table-cell>
          <table:table-cell table:formula="of:=&quot;N&quot;&amp;[.A328]" office:value-type="string" office:string-value="N335">
            <text:p>N335</text:p>
          </table:table-cell>
          <table:table-cell table:formula="of:=[.C327]" office:value-type="float" office:value="1545">
            <text:p>1545</text:p>
          </table:table-cell>
          <table:table-cell table:formula="of:= &quot;X&quot;&amp; [.C328]" office:value-type="string" office:string-value="X1545">
            <text:p>X1545</text:p>
          </table:table-cell>
          <table:table-cell table:formula="of:=[.E327]-[.$J$6]" office:value-type="float" office:value="1036.925">
            <text:p>1036.925</text:p>
          </table:table-cell>
          <table:table-cell table:formula="of:=&quot;Y&quot; &amp; [.E328]" office:value-type="string" office:string-value="Y1036.925">
            <text:p>Y1036.925</text:p>
          </table:table-cell>
          <table:table-cell table:formula="of:=[.C328] +6" office:value-type="float" office:value="1551">
            <text:p>1551</text:p>
          </table:table-cell>
          <table:table-cell table:formula="of:=&quot;X&quot;&amp; [.G328]" office:value-type="string" office:string-value="X1551">
            <text:p>X1551</text:p>
          </table:table-cell>
          <table:table-cell table:number-columns-repeated="6"/>
          <table:table-cell table:style-name="ce2" table:formula="of:=[.B329]" office:value-type="string" office:string-value="N336">
            <text:p>N336</text:p>
          </table:table-cell>
          <table:table-cell table:style-name="ce2" table:formula="of:=[.D329]" office:value-type="string" office:string-value="X1545">
            <text:p>X1545</text:p>
          </table:table-cell>
          <table:table-cell table:style-name="ce2" table:formula="of:=[.F329]" office:value-type="string" office:string-value="Y1031.175">
            <text:p>Y1031.175</text:p>
          </table:table-cell>
          <table:table-cell/>
          <table:table-cell table:formula="of:=[.B329]" office:value-type="string" office:string-value="N336">
            <text:p>N336</text:p>
          </table:table-cell>
          <table:table-cell table:formula="of:=[.H329]" office:value-type="string" office:string-value="X1551">
            <text:p>X1551</text:p>
          </table:table-cell>
          <table:table-cell table:formula="of:=[.F329]" office:value-type="string" office:string-value="Y1031.175">
            <text:p>Y1031.175</text:p>
          </table:table-cell>
        </table:table-row>
        <table:table-row table:style-name="ro1">
          <table:table-cell table:formula="of:=[.A328]+1" office:value-type="float" office:value="336">
            <text:p>336</text:p>
          </table:table-cell>
          <table:table-cell table:formula="of:=&quot;N&quot;&amp;[.A329]" office:value-type="string" office:string-value="N336">
            <text:p>N336</text:p>
          </table:table-cell>
          <table:table-cell table:formula="of:=[.C328]" office:value-type="float" office:value="1545">
            <text:p>1545</text:p>
          </table:table-cell>
          <table:table-cell table:formula="of:= &quot;X&quot;&amp; [.C329]" office:value-type="string" office:string-value="X1545">
            <text:p>X1545</text:p>
          </table:table-cell>
          <table:table-cell table:formula="of:=[.E328]-[.$J$6]" office:value-type="float" office:value="1031.175">
            <text:p>1031.175</text:p>
          </table:table-cell>
          <table:table-cell table:formula="of:=&quot;Y&quot; &amp; [.E329]" office:value-type="string" office:string-value="Y1031.175">
            <text:p>Y1031.175</text:p>
          </table:table-cell>
          <table:table-cell table:formula="of:=[.C329] +6" office:value-type="float" office:value="1551">
            <text:p>1551</text:p>
          </table:table-cell>
          <table:table-cell table:formula="of:=&quot;X&quot;&amp; [.G329]" office:value-type="string" office:string-value="X1551">
            <text:p>X1551</text:p>
          </table:table-cell>
          <table:table-cell table:number-columns-repeated="6"/>
          <table:table-cell table:style-name="ce2" table:formula="of:=[.B330]" office:value-type="string" office:string-value="N337">
            <text:p>N337</text:p>
          </table:table-cell>
          <table:table-cell table:style-name="ce2" table:formula="of:=[.D330]" office:value-type="string" office:string-value="X1545">
            <text:p>X1545</text:p>
          </table:table-cell>
          <table:table-cell table:style-name="ce2" table:formula="of:=[.F330]" office:value-type="string" office:string-value="Y1025.425">
            <text:p>Y1025.425</text:p>
          </table:table-cell>
          <table:table-cell/>
          <table:table-cell table:formula="of:=[.B330]" office:value-type="string" office:string-value="N337">
            <text:p>N337</text:p>
          </table:table-cell>
          <table:table-cell table:formula="of:=[.H330]" office:value-type="string" office:string-value="X1551">
            <text:p>X1551</text:p>
          </table:table-cell>
          <table:table-cell table:formula="of:=[.F330]" office:value-type="string" office:string-value="Y1025.425">
            <text:p>Y1025.425</text:p>
          </table:table-cell>
        </table:table-row>
        <table:table-row table:style-name="ro1">
          <table:table-cell table:formula="of:=[.A329]+1" office:value-type="float" office:value="337">
            <text:p>337</text:p>
          </table:table-cell>
          <table:table-cell table:formula="of:=&quot;N&quot;&amp;[.A330]" office:value-type="string" office:string-value="N337">
            <text:p>N337</text:p>
          </table:table-cell>
          <table:table-cell table:formula="of:=[.C329]" office:value-type="float" office:value="1545">
            <text:p>1545</text:p>
          </table:table-cell>
          <table:table-cell table:formula="of:= &quot;X&quot;&amp; [.C330]" office:value-type="string" office:string-value="X1545">
            <text:p>X1545</text:p>
          </table:table-cell>
          <table:table-cell table:formula="of:=[.E329]-[.$J$6]" office:value-type="float" office:value="1025.425">
            <text:p>1025.425</text:p>
          </table:table-cell>
          <table:table-cell table:formula="of:=&quot;Y&quot; &amp; [.E330]" office:value-type="string" office:string-value="Y1025.425">
            <text:p>Y1025.425</text:p>
          </table:table-cell>
          <table:table-cell table:formula="of:=[.C330] +6" office:value-type="float" office:value="1551">
            <text:p>1551</text:p>
          </table:table-cell>
          <table:table-cell table:formula="of:=&quot;X&quot;&amp; [.G330]" office:value-type="string" office:string-value="X1551">
            <text:p>X1551</text:p>
          </table:table-cell>
          <table:table-cell table:number-columns-repeated="6"/>
          <table:table-cell table:style-name="ce2" table:formula="of:=[.B331]" office:value-type="string" office:string-value="N338">
            <text:p>N338</text:p>
          </table:table-cell>
          <table:table-cell table:style-name="ce2" table:formula="of:=[.D331]" office:value-type="string" office:string-value="X1545">
            <text:p>X1545</text:p>
          </table:table-cell>
          <table:table-cell table:style-name="ce2" table:formula="of:=[.F331]" office:value-type="string" office:string-value="Y1019.675">
            <text:p>Y1019.675</text:p>
          </table:table-cell>
          <table:table-cell/>
          <table:table-cell table:formula="of:=[.B331]" office:value-type="string" office:string-value="N338">
            <text:p>N338</text:p>
          </table:table-cell>
          <table:table-cell table:formula="of:=[.H331]" office:value-type="string" office:string-value="X1551">
            <text:p>X1551</text:p>
          </table:table-cell>
          <table:table-cell table:formula="of:=[.F331]" office:value-type="string" office:string-value="Y1019.675">
            <text:p>Y1019.675</text:p>
          </table:table-cell>
        </table:table-row>
        <table:table-row table:style-name="ro1">
          <table:table-cell table:formula="of:=[.A330]+1" office:value-type="float" office:value="338">
            <text:p>338</text:p>
          </table:table-cell>
          <table:table-cell table:formula="of:=&quot;N&quot;&amp;[.A331]" office:value-type="string" office:string-value="N338">
            <text:p>N338</text:p>
          </table:table-cell>
          <table:table-cell table:formula="of:=[.C330]" office:value-type="float" office:value="1545">
            <text:p>1545</text:p>
          </table:table-cell>
          <table:table-cell table:formula="of:= &quot;X&quot;&amp; [.C331]" office:value-type="string" office:string-value="X1545">
            <text:p>X1545</text:p>
          </table:table-cell>
          <table:table-cell table:formula="of:=[.E330]-[.$J$6]" office:value-type="float" office:value="1019.675">
            <text:p>1019.675</text:p>
          </table:table-cell>
          <table:table-cell table:formula="of:=&quot;Y&quot; &amp; [.E331]" office:value-type="string" office:string-value="Y1019.675">
            <text:p>Y1019.675</text:p>
          </table:table-cell>
          <table:table-cell table:formula="of:=[.C331] +6" office:value-type="float" office:value="1551">
            <text:p>1551</text:p>
          </table:table-cell>
          <table:table-cell table:formula="of:=&quot;X&quot;&amp; [.G331]" office:value-type="string" office:string-value="X1551">
            <text:p>X1551</text:p>
          </table:table-cell>
          <table:table-cell table:number-columns-repeated="6"/>
          <table:table-cell table:style-name="ce2" table:formula="of:=[.B332]" office:value-type="string" office:string-value="N339">
            <text:p>N339</text:p>
          </table:table-cell>
          <table:table-cell table:style-name="ce2" table:formula="of:=[.D332]" office:value-type="string" office:string-value="X1545">
            <text:p>X1545</text:p>
          </table:table-cell>
          <table:table-cell table:style-name="ce2" table:formula="of:=[.F332]" office:value-type="string" office:string-value="Y1013.925">
            <text:p>Y1013.925</text:p>
          </table:table-cell>
          <table:table-cell/>
          <table:table-cell table:formula="of:=[.B332]" office:value-type="string" office:string-value="N339">
            <text:p>N339</text:p>
          </table:table-cell>
          <table:table-cell table:formula="of:=[.H332]" office:value-type="string" office:string-value="X1551">
            <text:p>X1551</text:p>
          </table:table-cell>
          <table:table-cell table:formula="of:=[.F332]" office:value-type="string" office:string-value="Y1013.925">
            <text:p>Y1013.925</text:p>
          </table:table-cell>
        </table:table-row>
        <table:table-row table:style-name="ro1">
          <table:table-cell table:formula="of:=[.A331]+1" office:value-type="float" office:value="339">
            <text:p>339</text:p>
          </table:table-cell>
          <table:table-cell table:formula="of:=&quot;N&quot;&amp;[.A332]" office:value-type="string" office:string-value="N339">
            <text:p>N339</text:p>
          </table:table-cell>
          <table:table-cell table:formula="of:=[.C331]" office:value-type="float" office:value="1545">
            <text:p>1545</text:p>
          </table:table-cell>
          <table:table-cell table:formula="of:= &quot;X&quot;&amp; [.C332]" office:value-type="string" office:string-value="X1545">
            <text:p>X1545</text:p>
          </table:table-cell>
          <table:table-cell table:formula="of:=[.E331]-[.$J$6]" office:value-type="float" office:value="1013.925">
            <text:p>1013.925</text:p>
          </table:table-cell>
          <table:table-cell table:formula="of:=&quot;Y&quot; &amp; [.E332]" office:value-type="string" office:string-value="Y1013.925">
            <text:p>Y1013.925</text:p>
          </table:table-cell>
          <table:table-cell table:formula="of:=[.C332] +6" office:value-type="float" office:value="1551">
            <text:p>1551</text:p>
          </table:table-cell>
          <table:table-cell table:formula="of:=&quot;X&quot;&amp; [.G332]" office:value-type="string" office:string-value="X1551">
            <text:p>X1551</text:p>
          </table:table-cell>
          <table:table-cell table:number-columns-repeated="6"/>
          <table:table-cell table:style-name="ce2" table:formula="of:=[.B333]" office:value-type="string" office:string-value="N340">
            <text:p>N340</text:p>
          </table:table-cell>
          <table:table-cell table:style-name="ce2" table:formula="of:=[.D333]" office:value-type="string" office:string-value="X1545">
            <text:p>X1545</text:p>
          </table:table-cell>
          <table:table-cell table:style-name="ce2" table:formula="of:=[.F333]" office:value-type="string" office:string-value="Y1008.175">
            <text:p>Y1008.175</text:p>
          </table:table-cell>
          <table:table-cell/>
          <table:table-cell table:formula="of:=[.B333]" office:value-type="string" office:string-value="N340">
            <text:p>N340</text:p>
          </table:table-cell>
          <table:table-cell table:formula="of:=[.H333]" office:value-type="string" office:string-value="X1551">
            <text:p>X1551</text:p>
          </table:table-cell>
          <table:table-cell table:formula="of:=[.F333]" office:value-type="string" office:string-value="Y1008.175">
            <text:p>Y1008.175</text:p>
          </table:table-cell>
        </table:table-row>
        <table:table-row table:style-name="ro1">
          <table:table-cell table:formula="of:=[.A332]+1" office:value-type="float" office:value="340">
            <text:p>340</text:p>
          </table:table-cell>
          <table:table-cell table:formula="of:=&quot;N&quot;&amp;[.A333]" office:value-type="string" office:string-value="N340">
            <text:p>N340</text:p>
          </table:table-cell>
          <table:table-cell table:formula="of:=[.C332]" office:value-type="float" office:value="1545">
            <text:p>1545</text:p>
          </table:table-cell>
          <table:table-cell table:formula="of:= &quot;X&quot;&amp; [.C333]" office:value-type="string" office:string-value="X1545">
            <text:p>X1545</text:p>
          </table:table-cell>
          <table:table-cell table:formula="of:=[.E332]-[.$J$6]" office:value-type="float" office:value="1008.175">
            <text:p>1008.175</text:p>
          </table:table-cell>
          <table:table-cell table:formula="of:=&quot;Y&quot; &amp; [.E333]" office:value-type="string" office:string-value="Y1008.175">
            <text:p>Y1008.175</text:p>
          </table:table-cell>
          <table:table-cell table:formula="of:=[.C333] +6" office:value-type="float" office:value="1551">
            <text:p>1551</text:p>
          </table:table-cell>
          <table:table-cell table:formula="of:=&quot;X&quot;&amp; [.G333]" office:value-type="string" office:string-value="X1551">
            <text:p>X1551</text:p>
          </table:table-cell>
          <table:table-cell table:number-columns-repeated="6"/>
          <table:table-cell table:style-name="ce2" table:formula="of:=[.B334]" office:value-type="string" office:string-value="N341">
            <text:p>N341</text:p>
          </table:table-cell>
          <table:table-cell table:style-name="ce2" table:formula="of:=[.D334]" office:value-type="string" office:string-value="X1545">
            <text:p>X1545</text:p>
          </table:table-cell>
          <table:table-cell table:style-name="ce2" table:formula="of:=[.F334]" office:value-type="string" office:string-value="Y1002.425">
            <text:p>Y1002.425</text:p>
          </table:table-cell>
          <table:table-cell/>
          <table:table-cell table:formula="of:=[.B334]" office:value-type="string" office:string-value="N341">
            <text:p>N341</text:p>
          </table:table-cell>
          <table:table-cell table:formula="of:=[.H334]" office:value-type="string" office:string-value="X1551">
            <text:p>X1551</text:p>
          </table:table-cell>
          <table:table-cell table:formula="of:=[.F334]" office:value-type="string" office:string-value="Y1002.425">
            <text:p>Y1002.425</text:p>
          </table:table-cell>
        </table:table-row>
        <table:table-row table:style-name="ro1">
          <table:table-cell table:formula="of:=[.A333]+1" office:value-type="float" office:value="341">
            <text:p>341</text:p>
          </table:table-cell>
          <table:table-cell table:formula="of:=&quot;N&quot;&amp;[.A334]" office:value-type="string" office:string-value="N341">
            <text:p>N341</text:p>
          </table:table-cell>
          <table:table-cell table:formula="of:=[.C333]" office:value-type="float" office:value="1545">
            <text:p>1545</text:p>
          </table:table-cell>
          <table:table-cell table:formula="of:= &quot;X&quot;&amp; [.C334]" office:value-type="string" office:string-value="X1545">
            <text:p>X1545</text:p>
          </table:table-cell>
          <table:table-cell table:formula="of:=[.E333]-[.$J$6]" office:value-type="float" office:value="1002.425">
            <text:p>1002.425</text:p>
          </table:table-cell>
          <table:table-cell table:formula="of:=&quot;Y&quot; &amp; [.E334]" office:value-type="string" office:string-value="Y1002.425">
            <text:p>Y1002.425</text:p>
          </table:table-cell>
          <table:table-cell table:formula="of:=[.C334] +6" office:value-type="float" office:value="1551">
            <text:p>1551</text:p>
          </table:table-cell>
          <table:table-cell table:formula="of:=&quot;X&quot;&amp; [.G334]" office:value-type="string" office:string-value="X1551">
            <text:p>X1551</text:p>
          </table:table-cell>
          <table:table-cell table:number-columns-repeated="6"/>
          <table:table-cell table:style-name="ce2" table:formula="of:=[.B335]" office:value-type="string" office:string-value="N342">
            <text:p>N342</text:p>
          </table:table-cell>
          <table:table-cell table:style-name="ce2" table:formula="of:=[.D335]" office:value-type="string" office:string-value="X1545">
            <text:p>X1545</text:p>
          </table:table-cell>
          <table:table-cell table:style-name="ce2" table:formula="of:=[.F335]" office:value-type="string" office:string-value="Y996.675">
            <text:p>Y996.675</text:p>
          </table:table-cell>
          <table:table-cell/>
          <table:table-cell table:formula="of:=[.B335]" office:value-type="string" office:string-value="N342">
            <text:p>N342</text:p>
          </table:table-cell>
          <table:table-cell table:formula="of:=[.H335]" office:value-type="string" office:string-value="X1551">
            <text:p>X1551</text:p>
          </table:table-cell>
          <table:table-cell table:formula="of:=[.F335]" office:value-type="string" office:string-value="Y996.675">
            <text:p>Y996.675</text:p>
          </table:table-cell>
        </table:table-row>
        <table:table-row table:style-name="ro1">
          <table:table-cell table:formula="of:=[.A334]+1" office:value-type="float" office:value="342">
            <text:p>342</text:p>
          </table:table-cell>
          <table:table-cell table:formula="of:=&quot;N&quot;&amp;[.A335]" office:value-type="string" office:string-value="N342">
            <text:p>N342</text:p>
          </table:table-cell>
          <table:table-cell table:formula="of:=[.C334]" office:value-type="float" office:value="1545">
            <text:p>1545</text:p>
          </table:table-cell>
          <table:table-cell table:formula="of:= &quot;X&quot;&amp; [.C335]" office:value-type="string" office:string-value="X1545">
            <text:p>X1545</text:p>
          </table:table-cell>
          <table:table-cell table:formula="of:=[.E334]-[.$J$6]" office:value-type="float" office:value="996.675">
            <text:p>996.675</text:p>
          </table:table-cell>
          <table:table-cell table:formula="of:=&quot;Y&quot; &amp; [.E335]" office:value-type="string" office:string-value="Y996.675">
            <text:p>Y996.675</text:p>
          </table:table-cell>
          <table:table-cell table:formula="of:=[.C335] +6" office:value-type="float" office:value="1551">
            <text:p>1551</text:p>
          </table:table-cell>
          <table:table-cell table:formula="of:=&quot;X&quot;&amp; [.G335]" office:value-type="string" office:string-value="X1551">
            <text:p>X1551</text:p>
          </table:table-cell>
          <table:table-cell table:number-columns-repeated="6"/>
          <table:table-cell table:style-name="ce2" table:formula="of:=[.B336]" office:value-type="string" office:string-value="N343">
            <text:p>N343</text:p>
          </table:table-cell>
          <table:table-cell table:style-name="ce2" table:formula="of:=[.D336]" office:value-type="string" office:string-value="X1545">
            <text:p>X1545</text:p>
          </table:table-cell>
          <table:table-cell table:style-name="ce2" table:formula="of:=[.F336]" office:value-type="string" office:string-value="Y990.925">
            <text:p>Y990.925</text:p>
          </table:table-cell>
          <table:table-cell/>
          <table:table-cell table:formula="of:=[.B336]" office:value-type="string" office:string-value="N343">
            <text:p>N343</text:p>
          </table:table-cell>
          <table:table-cell table:formula="of:=[.H336]" office:value-type="string" office:string-value="X1551">
            <text:p>X1551</text:p>
          </table:table-cell>
          <table:table-cell table:formula="of:=[.F336]" office:value-type="string" office:string-value="Y990.925">
            <text:p>Y990.925</text:p>
          </table:table-cell>
        </table:table-row>
        <table:table-row table:style-name="ro1">
          <table:table-cell table:formula="of:=[.A335]+1" office:value-type="float" office:value="343">
            <text:p>343</text:p>
          </table:table-cell>
          <table:table-cell table:formula="of:=&quot;N&quot;&amp;[.A336]" office:value-type="string" office:string-value="N343">
            <text:p>N343</text:p>
          </table:table-cell>
          <table:table-cell table:formula="of:=[.C335]" office:value-type="float" office:value="1545">
            <text:p>1545</text:p>
          </table:table-cell>
          <table:table-cell table:formula="of:= &quot;X&quot;&amp; [.C336]" office:value-type="string" office:string-value="X1545">
            <text:p>X1545</text:p>
          </table:table-cell>
          <table:table-cell table:formula="of:=[.E335]-[.$J$6]" office:value-type="float" office:value="990.925">
            <text:p>990.925</text:p>
          </table:table-cell>
          <table:table-cell table:formula="of:=&quot;Y&quot; &amp; [.E336]" office:value-type="string" office:string-value="Y990.925">
            <text:p>Y990.925</text:p>
          </table:table-cell>
          <table:table-cell table:formula="of:=[.C336] +6" office:value-type="float" office:value="1551">
            <text:p>1551</text:p>
          </table:table-cell>
          <table:table-cell table:formula="of:=&quot;X&quot;&amp; [.G336]" office:value-type="string" office:string-value="X1551">
            <text:p>X1551</text:p>
          </table:table-cell>
          <table:table-cell table:number-columns-repeated="6"/>
          <table:table-cell table:style-name="ce2" table:formula="of:=[.B337]" office:value-type="string" office:string-value="N344">
            <text:p>N344</text:p>
          </table:table-cell>
          <table:table-cell table:style-name="ce2" table:formula="of:=[.D337]" office:value-type="string" office:string-value="X1545">
            <text:p>X1545</text:p>
          </table:table-cell>
          <table:table-cell table:style-name="ce2" table:formula="of:=[.F337]" office:value-type="string" office:string-value="Y985.175">
            <text:p>Y985.175</text:p>
          </table:table-cell>
          <table:table-cell/>
          <table:table-cell table:formula="of:=[.B337]" office:value-type="string" office:string-value="N344">
            <text:p>N344</text:p>
          </table:table-cell>
          <table:table-cell table:formula="of:=[.H337]" office:value-type="string" office:string-value="X1551">
            <text:p>X1551</text:p>
          </table:table-cell>
          <table:table-cell table:formula="of:=[.F337]" office:value-type="string" office:string-value="Y985.175">
            <text:p>Y985.175</text:p>
          </table:table-cell>
        </table:table-row>
        <table:table-row table:style-name="ro1">
          <table:table-cell table:formula="of:=[.A336]+1" office:value-type="float" office:value="344">
            <text:p>344</text:p>
          </table:table-cell>
          <table:table-cell table:formula="of:=&quot;N&quot;&amp;[.A337]" office:value-type="string" office:string-value="N344">
            <text:p>N344</text:p>
          </table:table-cell>
          <table:table-cell table:formula="of:=[.C336]" office:value-type="float" office:value="1545">
            <text:p>1545</text:p>
          </table:table-cell>
          <table:table-cell table:formula="of:= &quot;X&quot;&amp; [.C337]" office:value-type="string" office:string-value="X1545">
            <text:p>X1545</text:p>
          </table:table-cell>
          <table:table-cell table:formula="of:=[.E336]-[.$J$6]" office:value-type="float" office:value="985.175">
            <text:p>985.175</text:p>
          </table:table-cell>
          <table:table-cell table:formula="of:=&quot;Y&quot; &amp; [.E337]" office:value-type="string" office:string-value="Y985.175">
            <text:p>Y985.175</text:p>
          </table:table-cell>
          <table:table-cell table:formula="of:=[.C337] +6" office:value-type="float" office:value="1551">
            <text:p>1551</text:p>
          </table:table-cell>
          <table:table-cell table:formula="of:=&quot;X&quot;&amp; [.G337]" office:value-type="string" office:string-value="X1551">
            <text:p>X1551</text:p>
          </table:table-cell>
          <table:table-cell table:number-columns-repeated="6"/>
          <table:table-cell table:style-name="ce2" table:formula="of:=[.B338]" office:value-type="string" office:string-value="N345">
            <text:p>N345</text:p>
          </table:table-cell>
          <table:table-cell table:style-name="ce2" table:formula="of:=[.D338]" office:value-type="string" office:string-value="X1545">
            <text:p>X1545</text:p>
          </table:table-cell>
          <table:table-cell table:style-name="ce2" table:formula="of:=[.F338]" office:value-type="string" office:string-value="Y979.425">
            <text:p>Y979.425</text:p>
          </table:table-cell>
          <table:table-cell/>
          <table:table-cell table:formula="of:=[.B338]" office:value-type="string" office:string-value="N345">
            <text:p>N345</text:p>
          </table:table-cell>
          <table:table-cell table:formula="of:=[.H338]" office:value-type="string" office:string-value="X1551">
            <text:p>X1551</text:p>
          </table:table-cell>
          <table:table-cell table:formula="of:=[.F338]" office:value-type="string" office:string-value="Y979.425">
            <text:p>Y979.425</text:p>
          </table:table-cell>
        </table:table-row>
        <table:table-row table:style-name="ro1">
          <table:table-cell table:formula="of:=[.A337]+1" office:value-type="float" office:value="345">
            <text:p>345</text:p>
          </table:table-cell>
          <table:table-cell table:formula="of:=&quot;N&quot;&amp;[.A338]" office:value-type="string" office:string-value="N345">
            <text:p>N345</text:p>
          </table:table-cell>
          <table:table-cell table:formula="of:=[.C337]" office:value-type="float" office:value="1545">
            <text:p>1545</text:p>
          </table:table-cell>
          <table:table-cell table:formula="of:= &quot;X&quot;&amp; [.C338]" office:value-type="string" office:string-value="X1545">
            <text:p>X1545</text:p>
          </table:table-cell>
          <table:table-cell table:formula="of:=[.E337]-[.$J$6]" office:value-type="float" office:value="979.425">
            <text:p>979.425</text:p>
          </table:table-cell>
          <table:table-cell table:formula="of:=&quot;Y&quot; &amp; [.E338]" office:value-type="string" office:string-value="Y979.425">
            <text:p>Y979.425</text:p>
          </table:table-cell>
          <table:table-cell table:formula="of:=[.C338] +6" office:value-type="float" office:value="1551">
            <text:p>1551</text:p>
          </table:table-cell>
          <table:table-cell table:formula="of:=&quot;X&quot;&amp; [.G338]" office:value-type="string" office:string-value="X1551">
            <text:p>X1551</text:p>
          </table:table-cell>
          <table:table-cell table:number-columns-repeated="6"/>
          <table:table-cell table:style-name="ce2" table:formula="of:=[.B339]" office:value-type="string" office:string-value="N346">
            <text:p>N346</text:p>
          </table:table-cell>
          <table:table-cell table:style-name="ce2" table:formula="of:=[.D339]" office:value-type="string" office:string-value="X1545">
            <text:p>X1545</text:p>
          </table:table-cell>
          <table:table-cell table:style-name="ce2" table:formula="of:=[.F339]" office:value-type="string" office:string-value="Y973.675">
            <text:p>Y973.675</text:p>
          </table:table-cell>
          <table:table-cell/>
          <table:table-cell table:formula="of:=[.B339]" office:value-type="string" office:string-value="N346">
            <text:p>N346</text:p>
          </table:table-cell>
          <table:table-cell table:formula="of:=[.H339]" office:value-type="string" office:string-value="X1551">
            <text:p>X1551</text:p>
          </table:table-cell>
          <table:table-cell table:formula="of:=[.F339]" office:value-type="string" office:string-value="Y973.675">
            <text:p>Y973.675</text:p>
          </table:table-cell>
        </table:table-row>
        <table:table-row table:style-name="ro1">
          <table:table-cell table:formula="of:=[.A338]+1" office:value-type="float" office:value="346">
            <text:p>346</text:p>
          </table:table-cell>
          <table:table-cell table:formula="of:=&quot;N&quot;&amp;[.A339]" office:value-type="string" office:string-value="N346">
            <text:p>N346</text:p>
          </table:table-cell>
          <table:table-cell table:formula="of:=[.C338]" office:value-type="float" office:value="1545">
            <text:p>1545</text:p>
          </table:table-cell>
          <table:table-cell table:formula="of:= &quot;X&quot;&amp; [.C339]" office:value-type="string" office:string-value="X1545">
            <text:p>X1545</text:p>
          </table:table-cell>
          <table:table-cell table:formula="of:=[.E338]-[.$J$6]" office:value-type="float" office:value="973.675">
            <text:p>973.675</text:p>
          </table:table-cell>
          <table:table-cell table:formula="of:=&quot;Y&quot; &amp; [.E339]" office:value-type="string" office:string-value="Y973.675">
            <text:p>Y973.675</text:p>
          </table:table-cell>
          <table:table-cell table:formula="of:=[.C339] +6" office:value-type="float" office:value="1551">
            <text:p>1551</text:p>
          </table:table-cell>
          <table:table-cell table:formula="of:=&quot;X&quot;&amp; [.G339]" office:value-type="string" office:string-value="X1551">
            <text:p>X1551</text:p>
          </table:table-cell>
          <table:table-cell table:number-columns-repeated="6"/>
          <table:table-cell table:style-name="ce2" table:formula="of:=[.B340]" office:value-type="string" office:string-value="N347">
            <text:p>N347</text:p>
          </table:table-cell>
          <table:table-cell table:style-name="ce2" table:formula="of:=[.D340]" office:value-type="string" office:string-value="X1545">
            <text:p>X1545</text:p>
          </table:table-cell>
          <table:table-cell table:style-name="ce2" table:formula="of:=[.F340]" office:value-type="string" office:string-value="Y967.925">
            <text:p>Y967.925</text:p>
          </table:table-cell>
          <table:table-cell/>
          <table:table-cell table:formula="of:=[.B340]" office:value-type="string" office:string-value="N347">
            <text:p>N347</text:p>
          </table:table-cell>
          <table:table-cell table:formula="of:=[.H340]" office:value-type="string" office:string-value="X1551">
            <text:p>X1551</text:p>
          </table:table-cell>
          <table:table-cell table:formula="of:=[.F340]" office:value-type="string" office:string-value="Y967.925">
            <text:p>Y967.925</text:p>
          </table:table-cell>
        </table:table-row>
        <table:table-row table:style-name="ro1">
          <table:table-cell table:formula="of:=[.A339]+1" office:value-type="float" office:value="347">
            <text:p>347</text:p>
          </table:table-cell>
          <table:table-cell table:formula="of:=&quot;N&quot;&amp;[.A340]" office:value-type="string" office:string-value="N347">
            <text:p>N347</text:p>
          </table:table-cell>
          <table:table-cell table:formula="of:=[.C339]" office:value-type="float" office:value="1545">
            <text:p>1545</text:p>
          </table:table-cell>
          <table:table-cell table:formula="of:= &quot;X&quot;&amp; [.C340]" office:value-type="string" office:string-value="X1545">
            <text:p>X1545</text:p>
          </table:table-cell>
          <table:table-cell table:formula="of:=[.E339]-[.$J$6]" office:value-type="float" office:value="967.925">
            <text:p>967.925</text:p>
          </table:table-cell>
          <table:table-cell table:formula="of:=&quot;Y&quot; &amp; [.E340]" office:value-type="string" office:string-value="Y967.925">
            <text:p>Y967.925</text:p>
          </table:table-cell>
          <table:table-cell table:formula="of:=[.C340] +6" office:value-type="float" office:value="1551">
            <text:p>1551</text:p>
          </table:table-cell>
          <table:table-cell table:formula="of:=&quot;X&quot;&amp; [.G340]" office:value-type="string" office:string-value="X1551">
            <text:p>X1551</text:p>
          </table:table-cell>
          <table:table-cell table:number-columns-repeated="6"/>
          <table:table-cell table:style-name="ce2" table:formula="of:=[.B341]" office:value-type="string" office:string-value="N348">
            <text:p>N348</text:p>
          </table:table-cell>
          <table:table-cell table:style-name="ce2" table:formula="of:=[.D341]" office:value-type="string" office:string-value="X1545">
            <text:p>X1545</text:p>
          </table:table-cell>
          <table:table-cell table:style-name="ce2" table:formula="of:=[.F341]" office:value-type="string" office:string-value="Y962.175">
            <text:p>Y962.175</text:p>
          </table:table-cell>
          <table:table-cell/>
          <table:table-cell table:formula="of:=[.B341]" office:value-type="string" office:string-value="N348">
            <text:p>N348</text:p>
          </table:table-cell>
          <table:table-cell table:formula="of:=[.H341]" office:value-type="string" office:string-value="X1551">
            <text:p>X1551</text:p>
          </table:table-cell>
          <table:table-cell table:formula="of:=[.F341]" office:value-type="string" office:string-value="Y962.175">
            <text:p>Y962.175</text:p>
          </table:table-cell>
        </table:table-row>
        <table:table-row table:style-name="ro1">
          <table:table-cell table:formula="of:=[.A340]+1" office:value-type="float" office:value="348">
            <text:p>348</text:p>
          </table:table-cell>
          <table:table-cell table:formula="of:=&quot;N&quot;&amp;[.A341]" office:value-type="string" office:string-value="N348">
            <text:p>N348</text:p>
          </table:table-cell>
          <table:table-cell table:formula="of:=[.C340]" office:value-type="float" office:value="1545">
            <text:p>1545</text:p>
          </table:table-cell>
          <table:table-cell table:formula="of:= &quot;X&quot;&amp; [.C341]" office:value-type="string" office:string-value="X1545">
            <text:p>X1545</text:p>
          </table:table-cell>
          <table:table-cell table:formula="of:=[.E340]-[.$J$6]" office:value-type="float" office:value="962.175">
            <text:p>962.175</text:p>
          </table:table-cell>
          <table:table-cell table:formula="of:=&quot;Y&quot; &amp; [.E341]" office:value-type="string" office:string-value="Y962.175">
            <text:p>Y962.175</text:p>
          </table:table-cell>
          <table:table-cell table:formula="of:=[.C341] +6" office:value-type="float" office:value="1551">
            <text:p>1551</text:p>
          </table:table-cell>
          <table:table-cell table:formula="of:=&quot;X&quot;&amp; [.G341]" office:value-type="string" office:string-value="X1551">
            <text:p>X1551</text:p>
          </table:table-cell>
          <table:table-cell table:number-columns-repeated="6"/>
          <table:table-cell table:style-name="ce2" table:formula="of:=[.B342]" office:value-type="string" office:string-value="N349">
            <text:p>N349</text:p>
          </table:table-cell>
          <table:table-cell table:style-name="ce2" table:formula="of:=[.D342]" office:value-type="string" office:string-value="X1545">
            <text:p>X1545</text:p>
          </table:table-cell>
          <table:table-cell table:style-name="ce2" table:formula="of:=[.F342]" office:value-type="string" office:string-value="Y956.425">
            <text:p>Y956.425</text:p>
          </table:table-cell>
          <table:table-cell/>
          <table:table-cell table:formula="of:=[.B342]" office:value-type="string" office:string-value="N349">
            <text:p>N349</text:p>
          </table:table-cell>
          <table:table-cell table:formula="of:=[.H342]" office:value-type="string" office:string-value="X1551">
            <text:p>X1551</text:p>
          </table:table-cell>
          <table:table-cell table:formula="of:=[.F342]" office:value-type="string" office:string-value="Y956.425">
            <text:p>Y956.425</text:p>
          </table:table-cell>
        </table:table-row>
        <table:table-row table:style-name="ro1">
          <table:table-cell table:formula="of:=[.A341]+1" office:value-type="float" office:value="349">
            <text:p>349</text:p>
          </table:table-cell>
          <table:table-cell table:formula="of:=&quot;N&quot;&amp;[.A342]" office:value-type="string" office:string-value="N349">
            <text:p>N349</text:p>
          </table:table-cell>
          <table:table-cell table:formula="of:=[.C341]" office:value-type="float" office:value="1545">
            <text:p>1545</text:p>
          </table:table-cell>
          <table:table-cell table:formula="of:= &quot;X&quot;&amp; [.C342]" office:value-type="string" office:string-value="X1545">
            <text:p>X1545</text:p>
          </table:table-cell>
          <table:table-cell table:formula="of:=[.E341]-[.$J$6]" office:value-type="float" office:value="956.425">
            <text:p>956.425</text:p>
          </table:table-cell>
          <table:table-cell table:formula="of:=&quot;Y&quot; &amp; [.E342]" office:value-type="string" office:string-value="Y956.425">
            <text:p>Y956.425</text:p>
          </table:table-cell>
          <table:table-cell table:formula="of:=[.C342] +6" office:value-type="float" office:value="1551">
            <text:p>1551</text:p>
          </table:table-cell>
          <table:table-cell table:formula="of:=&quot;X&quot;&amp; [.G342]" office:value-type="string" office:string-value="X1551">
            <text:p>X1551</text:p>
          </table:table-cell>
          <table:table-cell table:number-columns-repeated="6"/>
          <table:table-cell table:style-name="ce2" table:formula="of:=[.B343]" office:value-type="string" office:string-value="N350">
            <text:p>N350</text:p>
          </table:table-cell>
          <table:table-cell table:style-name="ce2" table:formula="of:=[.D343]" office:value-type="string" office:string-value="X1545">
            <text:p>X1545</text:p>
          </table:table-cell>
          <table:table-cell table:style-name="ce2" table:formula="of:=[.F343]" office:value-type="string" office:string-value="Y950.675">
            <text:p>Y950.675</text:p>
          </table:table-cell>
          <table:table-cell/>
          <table:table-cell table:formula="of:=[.B343]" office:value-type="string" office:string-value="N350">
            <text:p>N350</text:p>
          </table:table-cell>
          <table:table-cell table:formula="of:=[.H343]" office:value-type="string" office:string-value="X1551">
            <text:p>X1551</text:p>
          </table:table-cell>
          <table:table-cell table:formula="of:=[.F343]" office:value-type="string" office:string-value="Y950.675">
            <text:p>Y950.675</text:p>
          </table:table-cell>
        </table:table-row>
        <table:table-row table:style-name="ro1">
          <table:table-cell table:formula="of:=[.A342]+1" office:value-type="float" office:value="350">
            <text:p>350</text:p>
          </table:table-cell>
          <table:table-cell table:formula="of:=&quot;N&quot;&amp;[.A343]" office:value-type="string" office:string-value="N350">
            <text:p>N350</text:p>
          </table:table-cell>
          <table:table-cell table:formula="of:=[.C342]" office:value-type="float" office:value="1545">
            <text:p>1545</text:p>
          </table:table-cell>
          <table:table-cell table:formula="of:= &quot;X&quot;&amp; [.C343]" office:value-type="string" office:string-value="X1545">
            <text:p>X1545</text:p>
          </table:table-cell>
          <table:table-cell table:formula="of:=[.E342]-[.$J$6]" office:value-type="float" office:value="950.675">
            <text:p>950.675</text:p>
          </table:table-cell>
          <table:table-cell table:formula="of:=&quot;Y&quot; &amp; [.E343]" office:value-type="string" office:string-value="Y950.675">
            <text:p>Y950.675</text:p>
          </table:table-cell>
          <table:table-cell table:formula="of:=[.C343] +6" office:value-type="float" office:value="1551">
            <text:p>1551</text:p>
          </table:table-cell>
          <table:table-cell table:formula="of:=&quot;X&quot;&amp; [.G343]" office:value-type="string" office:string-value="X1551">
            <text:p>X1551</text:p>
          </table:table-cell>
          <table:table-cell table:number-columns-repeated="6"/>
          <table:table-cell table:style-name="ce2" table:formula="of:=[.B344]" office:value-type="string" office:string-value="N351">
            <text:p>N351</text:p>
          </table:table-cell>
          <table:table-cell table:style-name="ce2" table:formula="of:=[.D344]" office:value-type="string" office:string-value="X1545">
            <text:p>X1545</text:p>
          </table:table-cell>
          <table:table-cell table:style-name="ce2" table:formula="of:=[.F344]" office:value-type="string" office:string-value="Y944.925">
            <text:p>Y944.925</text:p>
          </table:table-cell>
          <table:table-cell/>
          <table:table-cell table:formula="of:=[.B344]" office:value-type="string" office:string-value="N351">
            <text:p>N351</text:p>
          </table:table-cell>
          <table:table-cell table:formula="of:=[.H344]" office:value-type="string" office:string-value="X1551">
            <text:p>X1551</text:p>
          </table:table-cell>
          <table:table-cell table:formula="of:=[.F344]" office:value-type="string" office:string-value="Y944.925">
            <text:p>Y944.925</text:p>
          </table:table-cell>
        </table:table-row>
        <table:table-row table:style-name="ro1">
          <table:table-cell table:formula="of:=[.A343]+1" office:value-type="float" office:value="351">
            <text:p>351</text:p>
          </table:table-cell>
          <table:table-cell table:formula="of:=&quot;N&quot;&amp;[.A344]" office:value-type="string" office:string-value="N351">
            <text:p>N351</text:p>
          </table:table-cell>
          <table:table-cell table:formula="of:=[.C343]" office:value-type="float" office:value="1545">
            <text:p>1545</text:p>
          </table:table-cell>
          <table:table-cell table:formula="of:= &quot;X&quot;&amp; [.C344]" office:value-type="string" office:string-value="X1545">
            <text:p>X1545</text:p>
          </table:table-cell>
          <table:table-cell table:formula="of:=[.E343]-[.$J$6]" office:value-type="float" office:value="944.925">
            <text:p>944.925</text:p>
          </table:table-cell>
          <table:table-cell table:formula="of:=&quot;Y&quot; &amp; [.E344]" office:value-type="string" office:string-value="Y944.925">
            <text:p>Y944.925</text:p>
          </table:table-cell>
          <table:table-cell table:formula="of:=[.C344] +6" office:value-type="float" office:value="1551">
            <text:p>1551</text:p>
          </table:table-cell>
          <table:table-cell table:formula="of:=&quot;X&quot;&amp; [.G344]" office:value-type="string" office:string-value="X1551">
            <text:p>X1551</text:p>
          </table:table-cell>
          <table:table-cell table:number-columns-repeated="6"/>
          <table:table-cell table:style-name="ce2" table:formula="of:=[.B345]" office:value-type="string" office:string-value="N352">
            <text:p>N352</text:p>
          </table:table-cell>
          <table:table-cell table:style-name="ce2" table:formula="of:=[.D345]" office:value-type="string" office:string-value="X1545">
            <text:p>X1545</text:p>
          </table:table-cell>
          <table:table-cell table:style-name="ce2" table:formula="of:=[.F345]" office:value-type="string" office:string-value="Y939.175">
            <text:p>Y939.175</text:p>
          </table:table-cell>
          <table:table-cell/>
          <table:table-cell table:formula="of:=[.B345]" office:value-type="string" office:string-value="N352">
            <text:p>N352</text:p>
          </table:table-cell>
          <table:table-cell table:formula="of:=[.H345]" office:value-type="string" office:string-value="X1551">
            <text:p>X1551</text:p>
          </table:table-cell>
          <table:table-cell table:formula="of:=[.F345]" office:value-type="string" office:string-value="Y939.175">
            <text:p>Y939.175</text:p>
          </table:table-cell>
        </table:table-row>
        <table:table-row table:style-name="ro1">
          <table:table-cell table:formula="of:=[.A344]+1" office:value-type="float" office:value="352">
            <text:p>352</text:p>
          </table:table-cell>
          <table:table-cell table:formula="of:=&quot;N&quot;&amp;[.A345]" office:value-type="string" office:string-value="N352">
            <text:p>N352</text:p>
          </table:table-cell>
          <table:table-cell table:formula="of:=[.C344]" office:value-type="float" office:value="1545">
            <text:p>1545</text:p>
          </table:table-cell>
          <table:table-cell table:formula="of:= &quot;X&quot;&amp; [.C345]" office:value-type="string" office:string-value="X1545">
            <text:p>X1545</text:p>
          </table:table-cell>
          <table:table-cell table:formula="of:=[.E344]-[.$J$6]" office:value-type="float" office:value="939.175">
            <text:p>939.175</text:p>
          </table:table-cell>
          <table:table-cell table:formula="of:=&quot;Y&quot; &amp; [.E345]" office:value-type="string" office:string-value="Y939.175">
            <text:p>Y939.175</text:p>
          </table:table-cell>
          <table:table-cell table:formula="of:=[.C345] +6" office:value-type="float" office:value="1551">
            <text:p>1551</text:p>
          </table:table-cell>
          <table:table-cell table:formula="of:=&quot;X&quot;&amp; [.G345]" office:value-type="string" office:string-value="X1551">
            <text:p>X1551</text:p>
          </table:table-cell>
          <table:table-cell table:number-columns-repeated="6"/>
          <table:table-cell table:style-name="ce2" table:formula="of:=[.B346]" office:value-type="string" office:string-value="N353">
            <text:p>N353</text:p>
          </table:table-cell>
          <table:table-cell table:style-name="ce2" table:formula="of:=[.D346]" office:value-type="string" office:string-value="X1545">
            <text:p>X1545</text:p>
          </table:table-cell>
          <table:table-cell table:style-name="ce2" table:formula="of:=[.F346]" office:value-type="string" office:string-value="Y933.425">
            <text:p>Y933.425</text:p>
          </table:table-cell>
          <table:table-cell/>
          <table:table-cell table:formula="of:=[.B346]" office:value-type="string" office:string-value="N353">
            <text:p>N353</text:p>
          </table:table-cell>
          <table:table-cell table:formula="of:=[.H346]" office:value-type="string" office:string-value="X1551">
            <text:p>X1551</text:p>
          </table:table-cell>
          <table:table-cell table:formula="of:=[.F346]" office:value-type="string" office:string-value="Y933.425">
            <text:p>Y933.425</text:p>
          </table:table-cell>
        </table:table-row>
        <table:table-row table:style-name="ro1">
          <table:table-cell table:formula="of:=[.A345]+1" office:value-type="float" office:value="353">
            <text:p>353</text:p>
          </table:table-cell>
          <table:table-cell table:formula="of:=&quot;N&quot;&amp;[.A346]" office:value-type="string" office:string-value="N353">
            <text:p>N353</text:p>
          </table:table-cell>
          <table:table-cell table:formula="of:=[.C345]" office:value-type="float" office:value="1545">
            <text:p>1545</text:p>
          </table:table-cell>
          <table:table-cell table:formula="of:= &quot;X&quot;&amp; [.C346]" office:value-type="string" office:string-value="X1545">
            <text:p>X1545</text:p>
          </table:table-cell>
          <table:table-cell table:formula="of:=[.E345]-[.$J$6]" office:value-type="float" office:value="933.425">
            <text:p>933.425</text:p>
          </table:table-cell>
          <table:table-cell table:formula="of:=&quot;Y&quot; &amp; [.E346]" office:value-type="string" office:string-value="Y933.425">
            <text:p>Y933.425</text:p>
          </table:table-cell>
          <table:table-cell table:formula="of:=[.C346] +6" office:value-type="float" office:value="1551">
            <text:p>1551</text:p>
          </table:table-cell>
          <table:table-cell table:formula="of:=&quot;X&quot;&amp; [.G346]" office:value-type="string" office:string-value="X1551">
            <text:p>X1551</text:p>
          </table:table-cell>
          <table:table-cell table:number-columns-repeated="6"/>
          <table:table-cell table:style-name="ce2" table:formula="of:=[.B347]" office:value-type="string" office:string-value="N354">
            <text:p>N354</text:p>
          </table:table-cell>
          <table:table-cell table:style-name="ce2" table:formula="of:=[.D347]" office:value-type="string" office:string-value="X1545">
            <text:p>X1545</text:p>
          </table:table-cell>
          <table:table-cell table:style-name="ce2" table:formula="of:=[.F347]" office:value-type="string" office:string-value="Y927.675">
            <text:p>Y927.675</text:p>
          </table:table-cell>
          <table:table-cell/>
          <table:table-cell table:formula="of:=[.B347]" office:value-type="string" office:string-value="N354">
            <text:p>N354</text:p>
          </table:table-cell>
          <table:table-cell table:formula="of:=[.H347]" office:value-type="string" office:string-value="X1551">
            <text:p>X1551</text:p>
          </table:table-cell>
          <table:table-cell table:formula="of:=[.F347]" office:value-type="string" office:string-value="Y927.675">
            <text:p>Y927.675</text:p>
          </table:table-cell>
        </table:table-row>
        <table:table-row table:style-name="ro1">
          <table:table-cell table:formula="of:=[.A346]+1" office:value-type="float" office:value="354">
            <text:p>354</text:p>
          </table:table-cell>
          <table:table-cell table:formula="of:=&quot;N&quot;&amp;[.A347]" office:value-type="string" office:string-value="N354">
            <text:p>N354</text:p>
          </table:table-cell>
          <table:table-cell table:formula="of:=[.C346]" office:value-type="float" office:value="1545">
            <text:p>1545</text:p>
          </table:table-cell>
          <table:table-cell table:formula="of:= &quot;X&quot;&amp; [.C347]" office:value-type="string" office:string-value="X1545">
            <text:p>X1545</text:p>
          </table:table-cell>
          <table:table-cell table:formula="of:=[.E346]-[.$J$6]" office:value-type="float" office:value="927.675">
            <text:p>927.675</text:p>
          </table:table-cell>
          <table:table-cell table:formula="of:=&quot;Y&quot; &amp; [.E347]" office:value-type="string" office:string-value="Y927.675">
            <text:p>Y927.675</text:p>
          </table:table-cell>
          <table:table-cell table:formula="of:=[.C347] +6" office:value-type="float" office:value="1551">
            <text:p>1551</text:p>
          </table:table-cell>
          <table:table-cell table:formula="of:=&quot;X&quot;&amp; [.G347]" office:value-type="string" office:string-value="X1551">
            <text:p>X1551</text:p>
          </table:table-cell>
          <table:table-cell table:number-columns-repeated="6"/>
          <table:table-cell table:style-name="ce2" table:formula="of:=[.B348]" office:value-type="string" office:string-value="N355">
            <text:p>N355</text:p>
          </table:table-cell>
          <table:table-cell table:style-name="ce2" table:formula="of:=[.D348]" office:value-type="string" office:string-value="X1545">
            <text:p>X1545</text:p>
          </table:table-cell>
          <table:table-cell table:style-name="ce2" table:formula="of:=[.F348]" office:value-type="string" office:string-value="Y921.925">
            <text:p>Y921.925</text:p>
          </table:table-cell>
          <table:table-cell/>
          <table:table-cell table:formula="of:=[.B348]" office:value-type="string" office:string-value="N355">
            <text:p>N355</text:p>
          </table:table-cell>
          <table:table-cell table:formula="of:=[.H348]" office:value-type="string" office:string-value="X1551">
            <text:p>X1551</text:p>
          </table:table-cell>
          <table:table-cell table:formula="of:=[.F348]" office:value-type="string" office:string-value="Y921.925">
            <text:p>Y921.925</text:p>
          </table:table-cell>
        </table:table-row>
        <table:table-row table:style-name="ro1">
          <table:table-cell table:formula="of:=[.A347]+1" office:value-type="float" office:value="355">
            <text:p>355</text:p>
          </table:table-cell>
          <table:table-cell table:formula="of:=&quot;N&quot;&amp;[.A348]" office:value-type="string" office:string-value="N355">
            <text:p>N355</text:p>
          </table:table-cell>
          <table:table-cell table:formula="of:=[.C347]" office:value-type="float" office:value="1545">
            <text:p>1545</text:p>
          </table:table-cell>
          <table:table-cell table:formula="of:= &quot;X&quot;&amp; [.C348]" office:value-type="string" office:string-value="X1545">
            <text:p>X1545</text:p>
          </table:table-cell>
          <table:table-cell table:formula="of:=[.E347]-[.$J$6]" office:value-type="float" office:value="921.925">
            <text:p>921.925</text:p>
          </table:table-cell>
          <table:table-cell table:formula="of:=&quot;Y&quot; &amp; [.E348]" office:value-type="string" office:string-value="Y921.925">
            <text:p>Y921.925</text:p>
          </table:table-cell>
          <table:table-cell table:formula="of:=[.C348] +6" office:value-type="float" office:value="1551">
            <text:p>1551</text:p>
          </table:table-cell>
          <table:table-cell table:formula="of:=&quot;X&quot;&amp; [.G348]" office:value-type="string" office:string-value="X1551">
            <text:p>X1551</text:p>
          </table:table-cell>
          <table:table-cell table:number-columns-repeated="6"/>
          <table:table-cell table:style-name="ce2" table:formula="of:=[.B349]" office:value-type="string" office:string-value="N356">
            <text:p>N356</text:p>
          </table:table-cell>
          <table:table-cell table:style-name="ce2" table:formula="of:=[.D349]" office:value-type="string" office:string-value="X1545">
            <text:p>X1545</text:p>
          </table:table-cell>
          <table:table-cell table:style-name="ce2" table:formula="of:=[.F349]" office:value-type="string" office:string-value="Y916.175">
            <text:p>Y916.175</text:p>
          </table:table-cell>
          <table:table-cell/>
          <table:table-cell table:formula="of:=[.B349]" office:value-type="string" office:string-value="N356">
            <text:p>N356</text:p>
          </table:table-cell>
          <table:table-cell table:formula="of:=[.H349]" office:value-type="string" office:string-value="X1551">
            <text:p>X1551</text:p>
          </table:table-cell>
          <table:table-cell table:formula="of:=[.F349]" office:value-type="string" office:string-value="Y916.175">
            <text:p>Y916.175</text:p>
          </table:table-cell>
        </table:table-row>
        <table:table-row table:style-name="ro1">
          <table:table-cell table:formula="of:=[.A348]+1" office:value-type="float" office:value="356">
            <text:p>356</text:p>
          </table:table-cell>
          <table:table-cell table:formula="of:=&quot;N&quot;&amp;[.A349]" office:value-type="string" office:string-value="N356">
            <text:p>N356</text:p>
          </table:table-cell>
          <table:table-cell table:formula="of:=[.C348]" office:value-type="float" office:value="1545">
            <text:p>1545</text:p>
          </table:table-cell>
          <table:table-cell table:formula="of:= &quot;X&quot;&amp; [.C349]" office:value-type="string" office:string-value="X1545">
            <text:p>X1545</text:p>
          </table:table-cell>
          <table:table-cell table:formula="of:=[.E348]-[.$J$6]" office:value-type="float" office:value="916.175">
            <text:p>916.175</text:p>
          </table:table-cell>
          <table:table-cell table:formula="of:=&quot;Y&quot; &amp; [.E349]" office:value-type="string" office:string-value="Y916.175">
            <text:p>Y916.175</text:p>
          </table:table-cell>
          <table:table-cell table:formula="of:=[.C349] +6" office:value-type="float" office:value="1551">
            <text:p>1551</text:p>
          </table:table-cell>
          <table:table-cell table:formula="of:=&quot;X&quot;&amp; [.G349]" office:value-type="string" office:string-value="X1551">
            <text:p>X1551</text:p>
          </table:table-cell>
          <table:table-cell table:number-columns-repeated="6"/>
          <table:table-cell table:style-name="ce2" table:formula="of:=[.B350]" office:value-type="string" office:string-value="N357">
            <text:p>N357</text:p>
          </table:table-cell>
          <table:table-cell table:style-name="ce2" table:formula="of:=[.D350]" office:value-type="string" office:string-value="X1545">
            <text:p>X1545</text:p>
          </table:table-cell>
          <table:table-cell table:style-name="ce2" table:formula="of:=[.F350]" office:value-type="string" office:string-value="Y910.425">
            <text:p>Y910.425</text:p>
          </table:table-cell>
          <table:table-cell/>
          <table:table-cell table:formula="of:=[.B350]" office:value-type="string" office:string-value="N357">
            <text:p>N357</text:p>
          </table:table-cell>
          <table:table-cell table:formula="of:=[.H350]" office:value-type="string" office:string-value="X1551">
            <text:p>X1551</text:p>
          </table:table-cell>
          <table:table-cell table:formula="of:=[.F350]" office:value-type="string" office:string-value="Y910.425">
            <text:p>Y910.425</text:p>
          </table:table-cell>
        </table:table-row>
        <table:table-row table:style-name="ro1">
          <table:table-cell table:formula="of:=[.A349]+1" office:value-type="float" office:value="357">
            <text:p>357</text:p>
          </table:table-cell>
          <table:table-cell table:formula="of:=&quot;N&quot;&amp;[.A350]" office:value-type="string" office:string-value="N357">
            <text:p>N357</text:p>
          </table:table-cell>
          <table:table-cell table:formula="of:=[.C349]" office:value-type="float" office:value="1545">
            <text:p>1545</text:p>
          </table:table-cell>
          <table:table-cell table:formula="of:= &quot;X&quot;&amp; [.C350]" office:value-type="string" office:string-value="X1545">
            <text:p>X1545</text:p>
          </table:table-cell>
          <table:table-cell table:formula="of:=[.E349]-[.$J$6]" office:value-type="float" office:value="910.425">
            <text:p>910.425</text:p>
          </table:table-cell>
          <table:table-cell table:formula="of:=&quot;Y&quot; &amp; [.E350]" office:value-type="string" office:string-value="Y910.425">
            <text:p>Y910.425</text:p>
          </table:table-cell>
          <table:table-cell table:formula="of:=[.C350] +6" office:value-type="float" office:value="1551">
            <text:p>1551</text:p>
          </table:table-cell>
          <table:table-cell table:formula="of:=&quot;X&quot;&amp; [.G350]" office:value-type="string" office:string-value="X1551">
            <text:p>X1551</text:p>
          </table:table-cell>
          <table:table-cell table:number-columns-repeated="6"/>
          <table:table-cell table:style-name="ce2" table:formula="of:=[.B351]" office:value-type="string" office:string-value="N358">
            <text:p>N358</text:p>
          </table:table-cell>
          <table:table-cell table:style-name="ce2" table:formula="of:=[.D351]" office:value-type="string" office:string-value="X1545">
            <text:p>X1545</text:p>
          </table:table-cell>
          <table:table-cell table:style-name="ce2" table:formula="of:=[.F351]" office:value-type="string" office:string-value="Y904.675">
            <text:p>Y904.675</text:p>
          </table:table-cell>
          <table:table-cell/>
          <table:table-cell table:formula="of:=[.B351]" office:value-type="string" office:string-value="N358">
            <text:p>N358</text:p>
          </table:table-cell>
          <table:table-cell table:formula="of:=[.H351]" office:value-type="string" office:string-value="X1551">
            <text:p>X1551</text:p>
          </table:table-cell>
          <table:table-cell table:formula="of:=[.F351]" office:value-type="string" office:string-value="Y904.675">
            <text:p>Y904.675</text:p>
          </table:table-cell>
        </table:table-row>
        <table:table-row table:style-name="ro1">
          <table:table-cell table:formula="of:=[.A350]+1" office:value-type="float" office:value="358">
            <text:p>358</text:p>
          </table:table-cell>
          <table:table-cell table:formula="of:=&quot;N&quot;&amp;[.A351]" office:value-type="string" office:string-value="N358">
            <text:p>N358</text:p>
          </table:table-cell>
          <table:table-cell table:formula="of:=[.C350]" office:value-type="float" office:value="1545">
            <text:p>1545</text:p>
          </table:table-cell>
          <table:table-cell table:formula="of:= &quot;X&quot;&amp; [.C351]" office:value-type="string" office:string-value="X1545">
            <text:p>X1545</text:p>
          </table:table-cell>
          <table:table-cell table:formula="of:=[.E350]-[.$J$6]" office:value-type="float" office:value="904.675">
            <text:p>904.675</text:p>
          </table:table-cell>
          <table:table-cell table:formula="of:=&quot;Y&quot; &amp; [.E351]" office:value-type="string" office:string-value="Y904.675">
            <text:p>Y904.675</text:p>
          </table:table-cell>
          <table:table-cell table:formula="of:=[.C351] +6" office:value-type="float" office:value="1551">
            <text:p>1551</text:p>
          </table:table-cell>
          <table:table-cell table:formula="of:=&quot;X&quot;&amp; [.G351]" office:value-type="string" office:string-value="X1551">
            <text:p>X1551</text:p>
          </table:table-cell>
          <table:table-cell table:number-columns-repeated="6"/>
          <table:table-cell table:style-name="ce2" table:formula="of:=[.B352]" office:value-type="string" office:string-value="N359">
            <text:p>N359</text:p>
          </table:table-cell>
          <table:table-cell table:style-name="ce2" table:formula="of:=[.D352]" office:value-type="string" office:string-value="X1545">
            <text:p>X1545</text:p>
          </table:table-cell>
          <table:table-cell table:style-name="ce2" table:formula="of:=[.F352]" office:value-type="string" office:string-value="Y898.925">
            <text:p>Y898.925</text:p>
          </table:table-cell>
          <table:table-cell/>
          <table:table-cell table:formula="of:=[.B352]" office:value-type="string" office:string-value="N359">
            <text:p>N359</text:p>
          </table:table-cell>
          <table:table-cell table:formula="of:=[.H352]" office:value-type="string" office:string-value="X1551">
            <text:p>X1551</text:p>
          </table:table-cell>
          <table:table-cell table:formula="of:=[.F352]" office:value-type="string" office:string-value="Y898.925">
            <text:p>Y898.925</text:p>
          </table:table-cell>
        </table:table-row>
        <table:table-row table:style-name="ro1">
          <table:table-cell table:formula="of:=[.A351]+1" office:value-type="float" office:value="359">
            <text:p>359</text:p>
          </table:table-cell>
          <table:table-cell table:formula="of:=&quot;N&quot;&amp;[.A352]" office:value-type="string" office:string-value="N359">
            <text:p>N359</text:p>
          </table:table-cell>
          <table:table-cell table:formula="of:=[.C351]" office:value-type="float" office:value="1545">
            <text:p>1545</text:p>
          </table:table-cell>
          <table:table-cell table:formula="of:= &quot;X&quot;&amp; [.C352]" office:value-type="string" office:string-value="X1545">
            <text:p>X1545</text:p>
          </table:table-cell>
          <table:table-cell table:formula="of:=[.E351]-[.$J$6]" office:value-type="float" office:value="898.925">
            <text:p>898.925</text:p>
          </table:table-cell>
          <table:table-cell table:formula="of:=&quot;Y&quot; &amp; [.E352]" office:value-type="string" office:string-value="Y898.925">
            <text:p>Y898.925</text:p>
          </table:table-cell>
          <table:table-cell table:formula="of:=[.C352] +6" office:value-type="float" office:value="1551">
            <text:p>1551</text:p>
          </table:table-cell>
          <table:table-cell table:formula="of:=&quot;X&quot;&amp; [.G352]" office:value-type="string" office:string-value="X1551">
            <text:p>X1551</text:p>
          </table:table-cell>
          <table:table-cell table:number-columns-repeated="6"/>
          <table:table-cell table:style-name="ce2" table:formula="of:=[.B353]" office:value-type="string" office:string-value="N360">
            <text:p>N360</text:p>
          </table:table-cell>
          <table:table-cell table:style-name="ce2" table:formula="of:=[.D353]" office:value-type="string" office:string-value="X1545">
            <text:p>X1545</text:p>
          </table:table-cell>
          <table:table-cell table:style-name="ce2" table:formula="of:=[.F353]" office:value-type="string" office:string-value="Y893.175">
            <text:p>Y893.175</text:p>
          </table:table-cell>
          <table:table-cell/>
          <table:table-cell table:formula="of:=[.B353]" office:value-type="string" office:string-value="N360">
            <text:p>N360</text:p>
          </table:table-cell>
          <table:table-cell table:formula="of:=[.H353]" office:value-type="string" office:string-value="X1551">
            <text:p>X1551</text:p>
          </table:table-cell>
          <table:table-cell table:formula="of:=[.F353]" office:value-type="string" office:string-value="Y893.175">
            <text:p>Y893.175</text:p>
          </table:table-cell>
        </table:table-row>
        <table:table-row table:style-name="ro1">
          <table:table-cell table:formula="of:=[.A352]+1" office:value-type="float" office:value="360">
            <text:p>360</text:p>
          </table:table-cell>
          <table:table-cell table:formula="of:=&quot;N&quot;&amp;[.A353]" office:value-type="string" office:string-value="N360">
            <text:p>N360</text:p>
          </table:table-cell>
          <table:table-cell table:formula="of:=[.C352]" office:value-type="float" office:value="1545">
            <text:p>1545</text:p>
          </table:table-cell>
          <table:table-cell table:formula="of:= &quot;X&quot;&amp; [.C353]" office:value-type="string" office:string-value="X1545">
            <text:p>X1545</text:p>
          </table:table-cell>
          <table:table-cell table:formula="of:=[.E352]-[.$J$6]" office:value-type="float" office:value="893.175">
            <text:p>893.175</text:p>
          </table:table-cell>
          <table:table-cell table:formula="of:=&quot;Y&quot; &amp; [.E353]" office:value-type="string" office:string-value="Y893.175">
            <text:p>Y893.175</text:p>
          </table:table-cell>
          <table:table-cell table:formula="of:=[.C353] +6" office:value-type="float" office:value="1551">
            <text:p>1551</text:p>
          </table:table-cell>
          <table:table-cell table:formula="of:=&quot;X&quot;&amp; [.G353]" office:value-type="string" office:string-value="X1551">
            <text:p>X1551</text:p>
          </table:table-cell>
          <table:table-cell table:number-columns-repeated="6"/>
          <table:table-cell table:style-name="ce2" table:formula="of:=[.B354]" office:value-type="string" office:string-value="N361">
            <text:p>N361</text:p>
          </table:table-cell>
          <table:table-cell table:style-name="ce2" table:formula="of:=[.D354]" office:value-type="string" office:string-value="X1545">
            <text:p>X1545</text:p>
          </table:table-cell>
          <table:table-cell table:style-name="ce2" table:formula="of:=[.F354]" office:value-type="string" office:string-value="Y887.425">
            <text:p>Y887.425</text:p>
          </table:table-cell>
          <table:table-cell/>
          <table:table-cell table:formula="of:=[.B354]" office:value-type="string" office:string-value="N361">
            <text:p>N361</text:p>
          </table:table-cell>
          <table:table-cell table:formula="of:=[.H354]" office:value-type="string" office:string-value="X1551">
            <text:p>X1551</text:p>
          </table:table-cell>
          <table:table-cell table:formula="of:=[.F354]" office:value-type="string" office:string-value="Y887.425">
            <text:p>Y887.425</text:p>
          </table:table-cell>
        </table:table-row>
        <table:table-row table:style-name="ro1">
          <table:table-cell table:formula="of:=[.A353]+1" office:value-type="float" office:value="361">
            <text:p>361</text:p>
          </table:table-cell>
          <table:table-cell table:formula="of:=&quot;N&quot;&amp;[.A354]" office:value-type="string" office:string-value="N361">
            <text:p>N361</text:p>
          </table:table-cell>
          <table:table-cell table:formula="of:=[.C353]" office:value-type="float" office:value="1545">
            <text:p>1545</text:p>
          </table:table-cell>
          <table:table-cell table:formula="of:= &quot;X&quot;&amp; [.C354]" office:value-type="string" office:string-value="X1545">
            <text:p>X1545</text:p>
          </table:table-cell>
          <table:table-cell table:formula="of:=[.E353]-[.$J$6]" office:value-type="float" office:value="887.425">
            <text:p>887.425</text:p>
          </table:table-cell>
          <table:table-cell table:formula="of:=&quot;Y&quot; &amp; [.E354]" office:value-type="string" office:string-value="Y887.425">
            <text:p>Y887.425</text:p>
          </table:table-cell>
          <table:table-cell table:formula="of:=[.C354] +6" office:value-type="float" office:value="1551">
            <text:p>1551</text:p>
          </table:table-cell>
          <table:table-cell table:formula="of:=&quot;X&quot;&amp; [.G354]" office:value-type="string" office:string-value="X1551">
            <text:p>X1551</text:p>
          </table:table-cell>
          <table:table-cell table:number-columns-repeated="6"/>
          <table:table-cell table:style-name="ce2" table:formula="of:=[.B355]" office:value-type="string" office:string-value="N362">
            <text:p>N362</text:p>
          </table:table-cell>
          <table:table-cell table:style-name="ce2" table:formula="of:=[.D355]" office:value-type="string" office:string-value="X1545">
            <text:p>X1545</text:p>
          </table:table-cell>
          <table:table-cell table:style-name="ce2" table:formula="of:=[.F355]" office:value-type="string" office:string-value="Y881.675">
            <text:p>Y881.675</text:p>
          </table:table-cell>
          <table:table-cell/>
          <table:table-cell table:formula="of:=[.B355]" office:value-type="string" office:string-value="N362">
            <text:p>N362</text:p>
          </table:table-cell>
          <table:table-cell table:formula="of:=[.H355]" office:value-type="string" office:string-value="X1551">
            <text:p>X1551</text:p>
          </table:table-cell>
          <table:table-cell table:formula="of:=[.F355]" office:value-type="string" office:string-value="Y881.675">
            <text:p>Y881.675</text:p>
          </table:table-cell>
        </table:table-row>
        <table:table-row table:style-name="ro1">
          <table:table-cell table:formula="of:=[.A354]+1" office:value-type="float" office:value="362">
            <text:p>362</text:p>
          </table:table-cell>
          <table:table-cell table:formula="of:=&quot;N&quot;&amp;[.A355]" office:value-type="string" office:string-value="N362">
            <text:p>N362</text:p>
          </table:table-cell>
          <table:table-cell table:formula="of:=[.C354]" office:value-type="float" office:value="1545">
            <text:p>1545</text:p>
          </table:table-cell>
          <table:table-cell table:formula="of:= &quot;X&quot;&amp; [.C355]" office:value-type="string" office:string-value="X1545">
            <text:p>X1545</text:p>
          </table:table-cell>
          <table:table-cell table:formula="of:=[.E354]-[.$J$6]" office:value-type="float" office:value="881.675">
            <text:p>881.675</text:p>
          </table:table-cell>
          <table:table-cell table:formula="of:=&quot;Y&quot; &amp; [.E355]" office:value-type="string" office:string-value="Y881.675">
            <text:p>Y881.675</text:p>
          </table:table-cell>
          <table:table-cell table:formula="of:=[.C355] +6" office:value-type="float" office:value="1551">
            <text:p>1551</text:p>
          </table:table-cell>
          <table:table-cell table:formula="of:=&quot;X&quot;&amp; [.G355]" office:value-type="string" office:string-value="X1551">
            <text:p>X1551</text:p>
          </table:table-cell>
          <table:table-cell table:number-columns-repeated="6"/>
          <table:table-cell table:style-name="ce2" table:formula="of:=[.B356]" office:value-type="string" office:string-value="N363">
            <text:p>N363</text:p>
          </table:table-cell>
          <table:table-cell table:style-name="ce2" table:formula="of:=[.D356]" office:value-type="string" office:string-value="X1545">
            <text:p>X1545</text:p>
          </table:table-cell>
          <table:table-cell table:style-name="ce2" table:formula="of:=[.F356]" office:value-type="string" office:string-value="Y875.925">
            <text:p>Y875.925</text:p>
          </table:table-cell>
          <table:table-cell/>
          <table:table-cell table:formula="of:=[.B356]" office:value-type="string" office:string-value="N363">
            <text:p>N363</text:p>
          </table:table-cell>
          <table:table-cell table:formula="of:=[.H356]" office:value-type="string" office:string-value="X1551">
            <text:p>X1551</text:p>
          </table:table-cell>
          <table:table-cell table:formula="of:=[.F356]" office:value-type="string" office:string-value="Y875.925">
            <text:p>Y875.925</text:p>
          </table:table-cell>
        </table:table-row>
        <table:table-row table:style-name="ro1">
          <table:table-cell table:formula="of:=[.A355]+1" office:value-type="float" office:value="363">
            <text:p>363</text:p>
          </table:table-cell>
          <table:table-cell table:formula="of:=&quot;N&quot;&amp;[.A356]" office:value-type="string" office:string-value="N363">
            <text:p>N363</text:p>
          </table:table-cell>
          <table:table-cell table:formula="of:=[.C355]" office:value-type="float" office:value="1545">
            <text:p>1545</text:p>
          </table:table-cell>
          <table:table-cell table:formula="of:= &quot;X&quot;&amp; [.C356]" office:value-type="string" office:string-value="X1545">
            <text:p>X1545</text:p>
          </table:table-cell>
          <table:table-cell table:formula="of:=[.E355]-[.$J$6]" office:value-type="float" office:value="875.925">
            <text:p>875.925</text:p>
          </table:table-cell>
          <table:table-cell table:formula="of:=&quot;Y&quot; &amp; [.E356]" office:value-type="string" office:string-value="Y875.925">
            <text:p>Y875.925</text:p>
          </table:table-cell>
          <table:table-cell table:formula="of:=[.C356] +6" office:value-type="float" office:value="1551">
            <text:p>1551</text:p>
          </table:table-cell>
          <table:table-cell table:formula="of:=&quot;X&quot;&amp; [.G356]" office:value-type="string" office:string-value="X1551">
            <text:p>X1551</text:p>
          </table:table-cell>
          <table:table-cell table:number-columns-repeated="6"/>
          <table:table-cell table:style-name="ce2" table:formula="of:=[.B357]" office:value-type="string" office:string-value="N364">
            <text:p>N364</text:p>
          </table:table-cell>
          <table:table-cell table:style-name="ce2" table:formula="of:=[.D357]" office:value-type="string" office:string-value="X1545">
            <text:p>X1545</text:p>
          </table:table-cell>
          <table:table-cell table:style-name="ce2" table:formula="of:=[.F357]" office:value-type="string" office:string-value="Y870.175">
            <text:p>Y870.175</text:p>
          </table:table-cell>
          <table:table-cell/>
          <table:table-cell table:formula="of:=[.B357]" office:value-type="string" office:string-value="N364">
            <text:p>N364</text:p>
          </table:table-cell>
          <table:table-cell table:formula="of:=[.H357]" office:value-type="string" office:string-value="X1551">
            <text:p>X1551</text:p>
          </table:table-cell>
          <table:table-cell table:formula="of:=[.F357]" office:value-type="string" office:string-value="Y870.175">
            <text:p>Y870.175</text:p>
          </table:table-cell>
        </table:table-row>
        <table:table-row table:style-name="ro1">
          <table:table-cell table:formula="of:=[.A356]+1" office:value-type="float" office:value="364">
            <text:p>364</text:p>
          </table:table-cell>
          <table:table-cell table:formula="of:=&quot;N&quot;&amp;[.A357]" office:value-type="string" office:string-value="N364">
            <text:p>N364</text:p>
          </table:table-cell>
          <table:table-cell table:formula="of:=[.C356]" office:value-type="float" office:value="1545">
            <text:p>1545</text:p>
          </table:table-cell>
          <table:table-cell table:formula="of:= &quot;X&quot;&amp; [.C357]" office:value-type="string" office:string-value="X1545">
            <text:p>X1545</text:p>
          </table:table-cell>
          <table:table-cell table:formula="of:=[.E356]-[.$J$6]" office:value-type="float" office:value="870.175">
            <text:p>870.175</text:p>
          </table:table-cell>
          <table:table-cell table:formula="of:=&quot;Y&quot; &amp; [.E357]" office:value-type="string" office:string-value="Y870.175">
            <text:p>Y870.175</text:p>
          </table:table-cell>
          <table:table-cell table:formula="of:=[.C357] +6" office:value-type="float" office:value="1551">
            <text:p>1551</text:p>
          </table:table-cell>
          <table:table-cell table:formula="of:=&quot;X&quot;&amp; [.G357]" office:value-type="string" office:string-value="X1551">
            <text:p>X1551</text:p>
          </table:table-cell>
          <table:table-cell table:number-columns-repeated="6"/>
          <table:table-cell table:style-name="ce2" table:formula="of:=[.B358]" office:value-type="string" office:string-value="N365">
            <text:p>N365</text:p>
          </table:table-cell>
          <table:table-cell table:style-name="ce2" table:formula="of:=[.D358]" office:value-type="string" office:string-value="X1545">
            <text:p>X1545</text:p>
          </table:table-cell>
          <table:table-cell table:style-name="ce2" table:formula="of:=[.F358]" office:value-type="string" office:string-value="Y864.425">
            <text:p>Y864.425</text:p>
          </table:table-cell>
          <table:table-cell/>
          <table:table-cell table:formula="of:=[.B358]" office:value-type="string" office:string-value="N365">
            <text:p>N365</text:p>
          </table:table-cell>
          <table:table-cell table:formula="of:=[.H358]" office:value-type="string" office:string-value="X1551">
            <text:p>X1551</text:p>
          </table:table-cell>
          <table:table-cell table:formula="of:=[.F358]" office:value-type="string" office:string-value="Y864.425">
            <text:p>Y864.425</text:p>
          </table:table-cell>
        </table:table-row>
        <table:table-row table:style-name="ro1">
          <table:table-cell table:formula="of:=[.A357]+1" office:value-type="float" office:value="365">
            <text:p>365</text:p>
          </table:table-cell>
          <table:table-cell table:formula="of:=&quot;N&quot;&amp;[.A358]" office:value-type="string" office:string-value="N365">
            <text:p>N365</text:p>
          </table:table-cell>
          <table:table-cell table:formula="of:=[.C357]" office:value-type="float" office:value="1545">
            <text:p>1545</text:p>
          </table:table-cell>
          <table:table-cell table:formula="of:= &quot;X&quot;&amp; [.C358]" office:value-type="string" office:string-value="X1545">
            <text:p>X1545</text:p>
          </table:table-cell>
          <table:table-cell table:formula="of:=[.E357]-[.$J$6]" office:value-type="float" office:value="864.425">
            <text:p>864.425</text:p>
          </table:table-cell>
          <table:table-cell table:formula="of:=&quot;Y&quot; &amp; [.E358]" office:value-type="string" office:string-value="Y864.425">
            <text:p>Y864.425</text:p>
          </table:table-cell>
          <table:table-cell table:formula="of:=[.C358] +6" office:value-type="float" office:value="1551">
            <text:p>1551</text:p>
          </table:table-cell>
          <table:table-cell table:formula="of:=&quot;X&quot;&amp; [.G358]" office:value-type="string" office:string-value="X1551">
            <text:p>X1551</text:p>
          </table:table-cell>
          <table:table-cell table:number-columns-repeated="6"/>
          <table:table-cell table:style-name="ce2" table:formula="of:=[.B359]" office:value-type="string" office:string-value="N366">
            <text:p>N366</text:p>
          </table:table-cell>
          <table:table-cell table:style-name="ce2" table:formula="of:=[.D359]" office:value-type="string" office:string-value="X1545">
            <text:p>X1545</text:p>
          </table:table-cell>
          <table:table-cell table:style-name="ce2" table:formula="of:=[.F359]" office:value-type="string" office:string-value="Y858.675">
            <text:p>Y858.675</text:p>
          </table:table-cell>
          <table:table-cell/>
          <table:table-cell table:formula="of:=[.B359]" office:value-type="string" office:string-value="N366">
            <text:p>N366</text:p>
          </table:table-cell>
          <table:table-cell table:formula="of:=[.H359]" office:value-type="string" office:string-value="X1551">
            <text:p>X1551</text:p>
          </table:table-cell>
          <table:table-cell table:formula="of:=[.F359]" office:value-type="string" office:string-value="Y858.675">
            <text:p>Y858.675</text:p>
          </table:table-cell>
        </table:table-row>
        <table:table-row table:style-name="ro1">
          <table:table-cell table:formula="of:=[.A358]+1" office:value-type="float" office:value="366">
            <text:p>366</text:p>
          </table:table-cell>
          <table:table-cell table:formula="of:=&quot;N&quot;&amp;[.A359]" office:value-type="string" office:string-value="N366">
            <text:p>N366</text:p>
          </table:table-cell>
          <table:table-cell table:formula="of:=[.C358]" office:value-type="float" office:value="1545">
            <text:p>1545</text:p>
          </table:table-cell>
          <table:table-cell table:formula="of:= &quot;X&quot;&amp; [.C359]" office:value-type="string" office:string-value="X1545">
            <text:p>X1545</text:p>
          </table:table-cell>
          <table:table-cell table:formula="of:=[.E358]-[.$J$6]" office:value-type="float" office:value="858.675">
            <text:p>858.675</text:p>
          </table:table-cell>
          <table:table-cell table:formula="of:=&quot;Y&quot; &amp; [.E359]" office:value-type="string" office:string-value="Y858.675">
            <text:p>Y858.675</text:p>
          </table:table-cell>
          <table:table-cell table:formula="of:=[.C359] +6" office:value-type="float" office:value="1551">
            <text:p>1551</text:p>
          </table:table-cell>
          <table:table-cell table:formula="of:=&quot;X&quot;&amp; [.G359]" office:value-type="string" office:string-value="X1551">
            <text:p>X1551</text:p>
          </table:table-cell>
          <table:table-cell table:number-columns-repeated="6"/>
          <table:table-cell table:style-name="ce2" table:formula="of:=[.B360]" office:value-type="string" office:string-value="N367">
            <text:p>N367</text:p>
          </table:table-cell>
          <table:table-cell table:style-name="ce2" table:formula="of:=[.D360]" office:value-type="string" office:string-value="X1545">
            <text:p>X1545</text:p>
          </table:table-cell>
          <table:table-cell table:style-name="ce2" table:formula="of:=[.F360]" office:value-type="string" office:string-value="Y852.925">
            <text:p>Y852.925</text:p>
          </table:table-cell>
          <table:table-cell/>
          <table:table-cell table:formula="of:=[.B360]" office:value-type="string" office:string-value="N367">
            <text:p>N367</text:p>
          </table:table-cell>
          <table:table-cell table:formula="of:=[.H360]" office:value-type="string" office:string-value="X1551">
            <text:p>X1551</text:p>
          </table:table-cell>
          <table:table-cell table:formula="of:=[.F360]" office:value-type="string" office:string-value="Y852.925">
            <text:p>Y852.925</text:p>
          </table:table-cell>
        </table:table-row>
        <table:table-row table:style-name="ro1">
          <table:table-cell table:formula="of:=[.A359]+1" office:value-type="float" office:value="367">
            <text:p>367</text:p>
          </table:table-cell>
          <table:table-cell table:formula="of:=&quot;N&quot;&amp;[.A360]" office:value-type="string" office:string-value="N367">
            <text:p>N367</text:p>
          </table:table-cell>
          <table:table-cell table:formula="of:=[.C359]" office:value-type="float" office:value="1545">
            <text:p>1545</text:p>
          </table:table-cell>
          <table:table-cell table:formula="of:= &quot;X&quot;&amp; [.C360]" office:value-type="string" office:string-value="X1545">
            <text:p>X1545</text:p>
          </table:table-cell>
          <table:table-cell table:formula="of:=[.E359]-[.$J$6]" office:value-type="float" office:value="852.925">
            <text:p>852.925</text:p>
          </table:table-cell>
          <table:table-cell table:formula="of:=&quot;Y&quot; &amp; [.E360]" office:value-type="string" office:string-value="Y852.925">
            <text:p>Y852.925</text:p>
          </table:table-cell>
          <table:table-cell table:formula="of:=[.C360] +6" office:value-type="float" office:value="1551">
            <text:p>1551</text:p>
          </table:table-cell>
          <table:table-cell table:formula="of:=&quot;X&quot;&amp; [.G360]" office:value-type="string" office:string-value="X1551">
            <text:p>X1551</text:p>
          </table:table-cell>
          <table:table-cell table:number-columns-repeated="6"/>
          <table:table-cell table:style-name="ce2" table:formula="of:=[.B361]" office:value-type="string" office:string-value="N368">
            <text:p>N368</text:p>
          </table:table-cell>
          <table:table-cell table:style-name="ce2" table:formula="of:=[.D361]" office:value-type="string" office:string-value="X1545">
            <text:p>X1545</text:p>
          </table:table-cell>
          <table:table-cell table:style-name="ce2" table:formula="of:=[.F361]" office:value-type="string" office:string-value="Y847.175">
            <text:p>Y847.175</text:p>
          </table:table-cell>
          <table:table-cell/>
          <table:table-cell table:formula="of:=[.B361]" office:value-type="string" office:string-value="N368">
            <text:p>N368</text:p>
          </table:table-cell>
          <table:table-cell table:formula="of:=[.H361]" office:value-type="string" office:string-value="X1551">
            <text:p>X1551</text:p>
          </table:table-cell>
          <table:table-cell table:formula="of:=[.F361]" office:value-type="string" office:string-value="Y847.175">
            <text:p>Y847.175</text:p>
          </table:table-cell>
        </table:table-row>
        <table:table-row table:style-name="ro1">
          <table:table-cell table:formula="of:=[.A360]+1" office:value-type="float" office:value="368">
            <text:p>368</text:p>
          </table:table-cell>
          <table:table-cell table:formula="of:=&quot;N&quot;&amp;[.A361]" office:value-type="string" office:string-value="N368">
            <text:p>N368</text:p>
          </table:table-cell>
          <table:table-cell table:formula="of:=[.C360]" office:value-type="float" office:value="1545">
            <text:p>1545</text:p>
          </table:table-cell>
          <table:table-cell table:formula="of:= &quot;X&quot;&amp; [.C361]" office:value-type="string" office:string-value="X1545">
            <text:p>X1545</text:p>
          </table:table-cell>
          <table:table-cell table:formula="of:=[.E360]-[.$J$6]" office:value-type="float" office:value="847.175">
            <text:p>847.175</text:p>
          </table:table-cell>
          <table:table-cell table:formula="of:=&quot;Y&quot; &amp; [.E361]" office:value-type="string" office:string-value="Y847.175">
            <text:p>Y847.175</text:p>
          </table:table-cell>
          <table:table-cell table:formula="of:=[.C361] +6" office:value-type="float" office:value="1551">
            <text:p>1551</text:p>
          </table:table-cell>
          <table:table-cell table:formula="of:=&quot;X&quot;&amp; [.G361]" office:value-type="string" office:string-value="X1551">
            <text:p>X1551</text:p>
          </table:table-cell>
          <table:table-cell table:number-columns-repeated="6"/>
          <table:table-cell table:style-name="ce2" table:formula="of:=[.B362]" office:value-type="string" office:string-value="N369">
            <text:p>N369</text:p>
          </table:table-cell>
          <table:table-cell table:style-name="ce2" table:formula="of:=[.D362]" office:value-type="string" office:string-value="X1545">
            <text:p>X1545</text:p>
          </table:table-cell>
          <table:table-cell table:style-name="ce2" table:formula="of:=[.F362]" office:value-type="string" office:string-value="Y841.425">
            <text:p>Y841.425</text:p>
          </table:table-cell>
          <table:table-cell/>
          <table:table-cell table:formula="of:=[.B362]" office:value-type="string" office:string-value="N369">
            <text:p>N369</text:p>
          </table:table-cell>
          <table:table-cell table:formula="of:=[.H362]" office:value-type="string" office:string-value="X1551">
            <text:p>X1551</text:p>
          </table:table-cell>
          <table:table-cell table:formula="of:=[.F362]" office:value-type="string" office:string-value="Y841.425">
            <text:p>Y841.425</text:p>
          </table:table-cell>
        </table:table-row>
        <table:table-row table:style-name="ro1">
          <table:table-cell table:formula="of:=[.A361]+1" office:value-type="float" office:value="369">
            <text:p>369</text:p>
          </table:table-cell>
          <table:table-cell table:formula="of:=&quot;N&quot;&amp;[.A362]" office:value-type="string" office:string-value="N369">
            <text:p>N369</text:p>
          </table:table-cell>
          <table:table-cell table:formula="of:=[.C361]" office:value-type="float" office:value="1545">
            <text:p>1545</text:p>
          </table:table-cell>
          <table:table-cell table:formula="of:= &quot;X&quot;&amp; [.C362]" office:value-type="string" office:string-value="X1545">
            <text:p>X1545</text:p>
          </table:table-cell>
          <table:table-cell table:formula="of:=[.E361]-[.$J$6]" office:value-type="float" office:value="841.425">
            <text:p>841.425</text:p>
          </table:table-cell>
          <table:table-cell table:formula="of:=&quot;Y&quot; &amp; [.E362]" office:value-type="string" office:string-value="Y841.425">
            <text:p>Y841.425</text:p>
          </table:table-cell>
          <table:table-cell table:formula="of:=[.C362] +6" office:value-type="float" office:value="1551">
            <text:p>1551</text:p>
          </table:table-cell>
          <table:table-cell table:formula="of:=&quot;X&quot;&amp; [.G362]" office:value-type="string" office:string-value="X1551">
            <text:p>X1551</text:p>
          </table:table-cell>
          <table:table-cell table:number-columns-repeated="6"/>
          <table:table-cell table:style-name="ce2" table:formula="of:=[.B363]" office:value-type="string" office:string-value="N370">
            <text:p>N370</text:p>
          </table:table-cell>
          <table:table-cell table:style-name="ce2" table:formula="of:=[.D363]" office:value-type="string" office:string-value="X1545">
            <text:p>X1545</text:p>
          </table:table-cell>
          <table:table-cell table:style-name="ce2" table:formula="of:=[.F363]" office:value-type="string" office:string-value="Y835.675">
            <text:p>Y835.675</text:p>
          </table:table-cell>
          <table:table-cell/>
          <table:table-cell table:formula="of:=[.B363]" office:value-type="string" office:string-value="N370">
            <text:p>N370</text:p>
          </table:table-cell>
          <table:table-cell table:formula="of:=[.H363]" office:value-type="string" office:string-value="X1551">
            <text:p>X1551</text:p>
          </table:table-cell>
          <table:table-cell table:formula="of:=[.F363]" office:value-type="string" office:string-value="Y835.675">
            <text:p>Y835.675</text:p>
          </table:table-cell>
        </table:table-row>
        <table:table-row table:style-name="ro1">
          <table:table-cell table:formula="of:=[.A362]+1" office:value-type="float" office:value="370">
            <text:p>370</text:p>
          </table:table-cell>
          <table:table-cell table:formula="of:=&quot;N&quot;&amp;[.A363]" office:value-type="string" office:string-value="N370">
            <text:p>N370</text:p>
          </table:table-cell>
          <table:table-cell table:formula="of:=[.C362]" office:value-type="float" office:value="1545">
            <text:p>1545</text:p>
          </table:table-cell>
          <table:table-cell table:formula="of:= &quot;X&quot;&amp; [.C363]" office:value-type="string" office:string-value="X1545">
            <text:p>X1545</text:p>
          </table:table-cell>
          <table:table-cell table:formula="of:=[.E362]-[.$J$6]" office:value-type="float" office:value="835.675">
            <text:p>835.675</text:p>
          </table:table-cell>
          <table:table-cell table:formula="of:=&quot;Y&quot; &amp; [.E363]" office:value-type="string" office:string-value="Y835.675">
            <text:p>Y835.675</text:p>
          </table:table-cell>
          <table:table-cell table:formula="of:=[.C363] +6" office:value-type="float" office:value="1551">
            <text:p>1551</text:p>
          </table:table-cell>
          <table:table-cell table:formula="of:=&quot;X&quot;&amp; [.G363]" office:value-type="string" office:string-value="X1551">
            <text:p>X1551</text:p>
          </table:table-cell>
          <table:table-cell table:number-columns-repeated="6"/>
          <table:table-cell table:style-name="ce2" table:formula="of:=[.B364]" office:value-type="string" office:string-value="N371">
            <text:p>N371</text:p>
          </table:table-cell>
          <table:table-cell table:style-name="ce2" table:formula="of:=[.D364]" office:value-type="string" office:string-value="X1545">
            <text:p>X1545</text:p>
          </table:table-cell>
          <table:table-cell table:style-name="ce2" table:formula="of:=[.F364]" office:value-type="string" office:string-value="Y829.925">
            <text:p>Y829.925</text:p>
          </table:table-cell>
          <table:table-cell/>
          <table:table-cell table:formula="of:=[.B364]" office:value-type="string" office:string-value="N371">
            <text:p>N371</text:p>
          </table:table-cell>
          <table:table-cell table:formula="of:=[.H364]" office:value-type="string" office:string-value="X1551">
            <text:p>X1551</text:p>
          </table:table-cell>
          <table:table-cell table:formula="of:=[.F364]" office:value-type="string" office:string-value="Y829.925">
            <text:p>Y829.925</text:p>
          </table:table-cell>
        </table:table-row>
        <table:table-row table:style-name="ro1">
          <table:table-cell table:formula="of:=[.A363]+1" office:value-type="float" office:value="371">
            <text:p>371</text:p>
          </table:table-cell>
          <table:table-cell table:formula="of:=&quot;N&quot;&amp;[.A364]" office:value-type="string" office:string-value="N371">
            <text:p>N371</text:p>
          </table:table-cell>
          <table:table-cell table:formula="of:=[.C363]" office:value-type="float" office:value="1545">
            <text:p>1545</text:p>
          </table:table-cell>
          <table:table-cell table:formula="of:= &quot;X&quot;&amp; [.C364]" office:value-type="string" office:string-value="X1545">
            <text:p>X1545</text:p>
          </table:table-cell>
          <table:table-cell table:formula="of:=[.E363]-[.$J$6]" office:value-type="float" office:value="829.925">
            <text:p>829.925</text:p>
          </table:table-cell>
          <table:table-cell table:formula="of:=&quot;Y&quot; &amp; [.E364]" office:value-type="string" office:string-value="Y829.925">
            <text:p>Y829.925</text:p>
          </table:table-cell>
          <table:table-cell table:formula="of:=[.C364] +6" office:value-type="float" office:value="1551">
            <text:p>1551</text:p>
          </table:table-cell>
          <table:table-cell table:formula="of:=&quot;X&quot;&amp; [.G364]" office:value-type="string" office:string-value="X1551">
            <text:p>X1551</text:p>
          </table:table-cell>
          <table:table-cell table:number-columns-repeated="6"/>
          <table:table-cell table:style-name="ce2" table:formula="of:=[.B365]" office:value-type="string" office:string-value="N372">
            <text:p>N372</text:p>
          </table:table-cell>
          <table:table-cell table:style-name="ce2" table:formula="of:=[.D365]" office:value-type="string" office:string-value="X1545">
            <text:p>X1545</text:p>
          </table:table-cell>
          <table:table-cell table:style-name="ce2" table:formula="of:=[.F365]" office:value-type="string" office:string-value="Y824.175">
            <text:p>Y824.175</text:p>
          </table:table-cell>
          <table:table-cell/>
          <table:table-cell table:formula="of:=[.B365]" office:value-type="string" office:string-value="N372">
            <text:p>N372</text:p>
          </table:table-cell>
          <table:table-cell table:formula="of:=[.H365]" office:value-type="string" office:string-value="X1551">
            <text:p>X1551</text:p>
          </table:table-cell>
          <table:table-cell table:formula="of:=[.F365]" office:value-type="string" office:string-value="Y824.175">
            <text:p>Y824.175</text:p>
          </table:table-cell>
        </table:table-row>
        <table:table-row table:style-name="ro1">
          <table:table-cell table:formula="of:=[.A364]+1" office:value-type="float" office:value="372">
            <text:p>372</text:p>
          </table:table-cell>
          <table:table-cell table:formula="of:=&quot;N&quot;&amp;[.A365]" office:value-type="string" office:string-value="N372">
            <text:p>N372</text:p>
          </table:table-cell>
          <table:table-cell table:formula="of:=[.C364]" office:value-type="float" office:value="1545">
            <text:p>1545</text:p>
          </table:table-cell>
          <table:table-cell table:formula="of:= &quot;X&quot;&amp; [.C365]" office:value-type="string" office:string-value="X1545">
            <text:p>X1545</text:p>
          </table:table-cell>
          <table:table-cell table:formula="of:=[.E364]-[.$J$6]" office:value-type="float" office:value="824.175">
            <text:p>824.175</text:p>
          </table:table-cell>
          <table:table-cell table:formula="of:=&quot;Y&quot; &amp; [.E365]" office:value-type="string" office:string-value="Y824.175">
            <text:p>Y824.175</text:p>
          </table:table-cell>
          <table:table-cell table:formula="of:=[.C365] +6" office:value-type="float" office:value="1551">
            <text:p>1551</text:p>
          </table:table-cell>
          <table:table-cell table:formula="of:=&quot;X&quot;&amp; [.G365]" office:value-type="string" office:string-value="X1551">
            <text:p>X1551</text:p>
          </table:table-cell>
          <table:table-cell table:number-columns-repeated="6"/>
          <table:table-cell table:style-name="ce2" table:formula="of:=[.B366]" office:value-type="string" office:string-value="N373">
            <text:p>N373</text:p>
          </table:table-cell>
          <table:table-cell table:style-name="ce2" table:formula="of:=[.D366]" office:value-type="string" office:string-value="X1545">
            <text:p>X1545</text:p>
          </table:table-cell>
          <table:table-cell table:style-name="ce2" table:formula="of:=[.F366]" office:value-type="string" office:string-value="Y818.425">
            <text:p>Y818.425</text:p>
          </table:table-cell>
          <table:table-cell/>
          <table:table-cell table:formula="of:=[.B366]" office:value-type="string" office:string-value="N373">
            <text:p>N373</text:p>
          </table:table-cell>
          <table:table-cell table:formula="of:=[.H366]" office:value-type="string" office:string-value="X1551">
            <text:p>X1551</text:p>
          </table:table-cell>
          <table:table-cell table:formula="of:=[.F366]" office:value-type="string" office:string-value="Y818.425">
            <text:p>Y818.425</text:p>
          </table:table-cell>
        </table:table-row>
        <table:table-row table:style-name="ro1">
          <table:table-cell table:formula="of:=[.A365]+1" office:value-type="float" office:value="373">
            <text:p>373</text:p>
          </table:table-cell>
          <table:table-cell table:formula="of:=&quot;N&quot;&amp;[.A366]" office:value-type="string" office:string-value="N373">
            <text:p>N373</text:p>
          </table:table-cell>
          <table:table-cell table:formula="of:=[.C365]" office:value-type="float" office:value="1545">
            <text:p>1545</text:p>
          </table:table-cell>
          <table:table-cell table:formula="of:= &quot;X&quot;&amp; [.C366]" office:value-type="string" office:string-value="X1545">
            <text:p>X1545</text:p>
          </table:table-cell>
          <table:table-cell table:formula="of:=[.E365]-[.$J$6]" office:value-type="float" office:value="818.425">
            <text:p>818.425</text:p>
          </table:table-cell>
          <table:table-cell table:formula="of:=&quot;Y&quot; &amp; [.E366]" office:value-type="string" office:string-value="Y818.425">
            <text:p>Y818.425</text:p>
          </table:table-cell>
          <table:table-cell table:formula="of:=[.C366] +6" office:value-type="float" office:value="1551">
            <text:p>1551</text:p>
          </table:table-cell>
          <table:table-cell table:formula="of:=&quot;X&quot;&amp; [.G366]" office:value-type="string" office:string-value="X1551">
            <text:p>X1551</text:p>
          </table:table-cell>
          <table:table-cell table:number-columns-repeated="6"/>
          <table:table-cell table:style-name="ce2" table:formula="of:=[.B367]" office:value-type="string" office:string-value="N374">
            <text:p>N374</text:p>
          </table:table-cell>
          <table:table-cell table:style-name="ce2" table:formula="of:=[.D367]" office:value-type="string" office:string-value="X1545">
            <text:p>X1545</text:p>
          </table:table-cell>
          <table:table-cell table:style-name="ce2" table:formula="of:=[.F367]" office:value-type="string" office:string-value="Y812.675">
            <text:p>Y812.675</text:p>
          </table:table-cell>
          <table:table-cell/>
          <table:table-cell table:formula="of:=[.B367]" office:value-type="string" office:string-value="N374">
            <text:p>N374</text:p>
          </table:table-cell>
          <table:table-cell table:formula="of:=[.H367]" office:value-type="string" office:string-value="X1551">
            <text:p>X1551</text:p>
          </table:table-cell>
          <table:table-cell table:formula="of:=[.F367]" office:value-type="string" office:string-value="Y812.675">
            <text:p>Y812.675</text:p>
          </table:table-cell>
        </table:table-row>
        <table:table-row table:style-name="ro1">
          <table:table-cell table:formula="of:=[.A366]+1" office:value-type="float" office:value="374">
            <text:p>374</text:p>
          </table:table-cell>
          <table:table-cell table:formula="of:=&quot;N&quot;&amp;[.A367]" office:value-type="string" office:string-value="N374">
            <text:p>N374</text:p>
          </table:table-cell>
          <table:table-cell table:formula="of:=[.C366]" office:value-type="float" office:value="1545">
            <text:p>1545</text:p>
          </table:table-cell>
          <table:table-cell table:formula="of:= &quot;X&quot;&amp; [.C367]" office:value-type="string" office:string-value="X1545">
            <text:p>X1545</text:p>
          </table:table-cell>
          <table:table-cell table:formula="of:=[.E366]-[.$J$6]" office:value-type="float" office:value="812.675">
            <text:p>812.675</text:p>
          </table:table-cell>
          <table:table-cell table:formula="of:=&quot;Y&quot; &amp; [.E367]" office:value-type="string" office:string-value="Y812.675">
            <text:p>Y812.675</text:p>
          </table:table-cell>
          <table:table-cell table:formula="of:=[.C367] +6" office:value-type="float" office:value="1551">
            <text:p>1551</text:p>
          </table:table-cell>
          <table:table-cell table:formula="of:=&quot;X&quot;&amp; [.G367]" office:value-type="string" office:string-value="X1551">
            <text:p>X1551</text:p>
          </table:table-cell>
          <table:table-cell table:number-columns-repeated="6"/>
          <table:table-cell table:style-name="ce2" table:formula="of:=[.B368]" office:value-type="string" office:string-value="N375">
            <text:p>N375</text:p>
          </table:table-cell>
          <table:table-cell table:style-name="ce2" table:formula="of:=[.D368]" office:value-type="string" office:string-value="X1545">
            <text:p>X1545</text:p>
          </table:table-cell>
          <table:table-cell table:style-name="ce2" table:formula="of:=[.F368]" office:value-type="string" office:string-value="Y806.925">
            <text:p>Y806.925</text:p>
          </table:table-cell>
          <table:table-cell/>
          <table:table-cell table:formula="of:=[.B368]" office:value-type="string" office:string-value="N375">
            <text:p>N375</text:p>
          </table:table-cell>
          <table:table-cell table:formula="of:=[.H368]" office:value-type="string" office:string-value="X1551">
            <text:p>X1551</text:p>
          </table:table-cell>
          <table:table-cell table:formula="of:=[.F368]" office:value-type="string" office:string-value="Y806.925">
            <text:p>Y806.925</text:p>
          </table:table-cell>
        </table:table-row>
        <table:table-row table:style-name="ro1">
          <table:table-cell table:formula="of:=[.A367]+1" office:value-type="float" office:value="375">
            <text:p>375</text:p>
          </table:table-cell>
          <table:table-cell table:formula="of:=&quot;N&quot;&amp;[.A368]" office:value-type="string" office:string-value="N375">
            <text:p>N375</text:p>
          </table:table-cell>
          <table:table-cell table:formula="of:=[.C367]" office:value-type="float" office:value="1545">
            <text:p>1545</text:p>
          </table:table-cell>
          <table:table-cell table:formula="of:= &quot;X&quot;&amp; [.C368]" office:value-type="string" office:string-value="X1545">
            <text:p>X1545</text:p>
          </table:table-cell>
          <table:table-cell table:formula="of:=[.E367]-[.$J$6]" office:value-type="float" office:value="806.925">
            <text:p>806.925</text:p>
          </table:table-cell>
          <table:table-cell table:formula="of:=&quot;Y&quot; &amp; [.E368]" office:value-type="string" office:string-value="Y806.925">
            <text:p>Y806.925</text:p>
          </table:table-cell>
          <table:table-cell table:formula="of:=[.C368] +6" office:value-type="float" office:value="1551">
            <text:p>1551</text:p>
          </table:table-cell>
          <table:table-cell table:formula="of:=&quot;X&quot;&amp; [.G368]" office:value-type="string" office:string-value="X1551">
            <text:p>X1551</text:p>
          </table:table-cell>
          <table:table-cell table:number-columns-repeated="6"/>
          <table:table-cell table:style-name="ce2" table:formula="of:=[.B369]" office:value-type="string" office:string-value="N376">
            <text:p>N376</text:p>
          </table:table-cell>
          <table:table-cell table:style-name="ce2" table:formula="of:=[.D369]" office:value-type="string" office:string-value="X1545">
            <text:p>X1545</text:p>
          </table:table-cell>
          <table:table-cell table:style-name="ce2" table:formula="of:=[.F369]" office:value-type="string" office:string-value="Y801.175">
            <text:p>Y801.175</text:p>
          </table:table-cell>
          <table:table-cell/>
          <table:table-cell table:formula="of:=[.B369]" office:value-type="string" office:string-value="N376">
            <text:p>N376</text:p>
          </table:table-cell>
          <table:table-cell table:formula="of:=[.H369]" office:value-type="string" office:string-value="X1551">
            <text:p>X1551</text:p>
          </table:table-cell>
          <table:table-cell table:formula="of:=[.F369]" office:value-type="string" office:string-value="Y801.175">
            <text:p>Y801.175</text:p>
          </table:table-cell>
        </table:table-row>
        <table:table-row table:style-name="ro1">
          <table:table-cell table:formula="of:=[.A368]+1" office:value-type="float" office:value="376">
            <text:p>376</text:p>
          </table:table-cell>
          <table:table-cell table:formula="of:=&quot;N&quot;&amp;[.A369]" office:value-type="string" office:string-value="N376">
            <text:p>N376</text:p>
          </table:table-cell>
          <table:table-cell table:formula="of:=[.C368]" office:value-type="float" office:value="1545">
            <text:p>1545</text:p>
          </table:table-cell>
          <table:table-cell table:formula="of:= &quot;X&quot;&amp; [.C369]" office:value-type="string" office:string-value="X1545">
            <text:p>X1545</text:p>
          </table:table-cell>
          <table:table-cell table:formula="of:=[.E368]-[.$J$6]" office:value-type="float" office:value="801.175">
            <text:p>801.175</text:p>
          </table:table-cell>
          <table:table-cell table:formula="of:=&quot;Y&quot; &amp; [.E369]" office:value-type="string" office:string-value="Y801.175">
            <text:p>Y801.175</text:p>
          </table:table-cell>
          <table:table-cell table:formula="of:=[.C369] +6" office:value-type="float" office:value="1551">
            <text:p>1551</text:p>
          </table:table-cell>
          <table:table-cell table:formula="of:=&quot;X&quot;&amp; [.G369]" office:value-type="string" office:string-value="X1551">
            <text:p>X1551</text:p>
          </table:table-cell>
          <table:table-cell table:number-columns-repeated="6"/>
          <table:table-cell table:style-name="ce2" table:formula="of:=[.B370]" office:value-type="string" office:string-value="N377">
            <text:p>N377</text:p>
          </table:table-cell>
          <table:table-cell table:style-name="ce2" table:formula="of:=[.D370]" office:value-type="string" office:string-value="X1545">
            <text:p>X1545</text:p>
          </table:table-cell>
          <table:table-cell table:style-name="ce2" table:formula="of:=[.F370]" office:value-type="string" office:string-value="Y795.425">
            <text:p>Y795.425</text:p>
          </table:table-cell>
          <table:table-cell/>
          <table:table-cell table:formula="of:=[.B370]" office:value-type="string" office:string-value="N377">
            <text:p>N377</text:p>
          </table:table-cell>
          <table:table-cell table:formula="of:=[.H370]" office:value-type="string" office:string-value="X1551">
            <text:p>X1551</text:p>
          </table:table-cell>
          <table:table-cell table:formula="of:=[.F370]" office:value-type="string" office:string-value="Y795.425">
            <text:p>Y795.425</text:p>
          </table:table-cell>
        </table:table-row>
        <table:table-row table:style-name="ro1">
          <table:table-cell table:formula="of:=[.A369]+1" office:value-type="float" office:value="377">
            <text:p>377</text:p>
          </table:table-cell>
          <table:table-cell table:formula="of:=&quot;N&quot;&amp;[.A370]" office:value-type="string" office:string-value="N377">
            <text:p>N377</text:p>
          </table:table-cell>
          <table:table-cell table:formula="of:=[.C369]" office:value-type="float" office:value="1545">
            <text:p>1545</text:p>
          </table:table-cell>
          <table:table-cell table:formula="of:= &quot;X&quot;&amp; [.C370]" office:value-type="string" office:string-value="X1545">
            <text:p>X1545</text:p>
          </table:table-cell>
          <table:table-cell table:formula="of:=[.E369]-[.$J$6]" office:value-type="float" office:value="795.425">
            <text:p>795.425</text:p>
          </table:table-cell>
          <table:table-cell table:formula="of:=&quot;Y&quot; &amp; [.E370]" office:value-type="string" office:string-value="Y795.425">
            <text:p>Y795.425</text:p>
          </table:table-cell>
          <table:table-cell table:formula="of:=[.C370] +6" office:value-type="float" office:value="1551">
            <text:p>1551</text:p>
          </table:table-cell>
          <table:table-cell table:formula="of:=&quot;X&quot;&amp; [.G370]" office:value-type="string" office:string-value="X1551">
            <text:p>X1551</text:p>
          </table:table-cell>
          <table:table-cell table:number-columns-repeated="6"/>
          <table:table-cell table:style-name="ce2" table:formula="of:=[.B371]" office:value-type="string" office:string-value="N378">
            <text:p>N378</text:p>
          </table:table-cell>
          <table:table-cell table:style-name="ce2" table:formula="of:=[.D371]" office:value-type="string" office:string-value="X1545">
            <text:p>X1545</text:p>
          </table:table-cell>
          <table:table-cell table:style-name="ce2" table:formula="of:=[.F371]" office:value-type="string" office:string-value="Y789.675">
            <text:p>Y789.675</text:p>
          </table:table-cell>
          <table:table-cell/>
          <table:table-cell table:formula="of:=[.B371]" office:value-type="string" office:string-value="N378">
            <text:p>N378</text:p>
          </table:table-cell>
          <table:table-cell table:formula="of:=[.H371]" office:value-type="string" office:string-value="X1551">
            <text:p>X1551</text:p>
          </table:table-cell>
          <table:table-cell table:formula="of:=[.F371]" office:value-type="string" office:string-value="Y789.675">
            <text:p>Y789.675</text:p>
          </table:table-cell>
        </table:table-row>
        <table:table-row table:style-name="ro1">
          <table:table-cell table:formula="of:=[.A370]+1" office:value-type="float" office:value="378">
            <text:p>378</text:p>
          </table:table-cell>
          <table:table-cell table:formula="of:=&quot;N&quot;&amp;[.A371]" office:value-type="string" office:string-value="N378">
            <text:p>N378</text:p>
          </table:table-cell>
          <table:table-cell table:formula="of:=[.C370]" office:value-type="float" office:value="1545">
            <text:p>1545</text:p>
          </table:table-cell>
          <table:table-cell table:formula="of:= &quot;X&quot;&amp; [.C371]" office:value-type="string" office:string-value="X1545">
            <text:p>X1545</text:p>
          </table:table-cell>
          <table:table-cell table:formula="of:=[.E370]-[.$J$6]" office:value-type="float" office:value="789.675">
            <text:p>789.675</text:p>
          </table:table-cell>
          <table:table-cell table:formula="of:=&quot;Y&quot; &amp; [.E371]" office:value-type="string" office:string-value="Y789.675">
            <text:p>Y789.675</text:p>
          </table:table-cell>
          <table:table-cell table:formula="of:=[.C371] +6" office:value-type="float" office:value="1551">
            <text:p>1551</text:p>
          </table:table-cell>
          <table:table-cell table:formula="of:=&quot;X&quot;&amp; [.G371]" office:value-type="string" office:string-value="X1551">
            <text:p>X1551</text:p>
          </table:table-cell>
          <table:table-cell table:number-columns-repeated="6"/>
          <table:table-cell table:style-name="ce2" table:formula="of:=[.B372]" office:value-type="string" office:string-value="N379">
            <text:p>N379</text:p>
          </table:table-cell>
          <table:table-cell table:style-name="ce2" table:formula="of:=[.D372]" office:value-type="string" office:string-value="X1545">
            <text:p>X1545</text:p>
          </table:table-cell>
          <table:table-cell table:style-name="ce2" table:formula="of:=[.F372]" office:value-type="string" office:string-value="Y783.925">
            <text:p>Y783.925</text:p>
          </table:table-cell>
          <table:table-cell/>
          <table:table-cell table:formula="of:=[.B372]" office:value-type="string" office:string-value="N379">
            <text:p>N379</text:p>
          </table:table-cell>
          <table:table-cell table:formula="of:=[.H372]" office:value-type="string" office:string-value="X1551">
            <text:p>X1551</text:p>
          </table:table-cell>
          <table:table-cell table:formula="of:=[.F372]" office:value-type="string" office:string-value="Y783.925">
            <text:p>Y783.925</text:p>
          </table:table-cell>
        </table:table-row>
        <table:table-row table:style-name="ro1">
          <table:table-cell table:formula="of:=[.A371]+1" office:value-type="float" office:value="379">
            <text:p>379</text:p>
          </table:table-cell>
          <table:table-cell table:formula="of:=&quot;N&quot;&amp;[.A372]" office:value-type="string" office:string-value="N379">
            <text:p>N379</text:p>
          </table:table-cell>
          <table:table-cell table:formula="of:=[.C371]" office:value-type="float" office:value="1545">
            <text:p>1545</text:p>
          </table:table-cell>
          <table:table-cell table:formula="of:= &quot;X&quot;&amp; [.C372]" office:value-type="string" office:string-value="X1545">
            <text:p>X1545</text:p>
          </table:table-cell>
          <table:table-cell table:formula="of:=[.E371]-[.$J$6]" office:value-type="float" office:value="783.925">
            <text:p>783.925</text:p>
          </table:table-cell>
          <table:table-cell table:formula="of:=&quot;Y&quot; &amp; [.E372]" office:value-type="string" office:string-value="Y783.925">
            <text:p>Y783.925</text:p>
          </table:table-cell>
          <table:table-cell table:formula="of:=[.C372] +6" office:value-type="float" office:value="1551">
            <text:p>1551</text:p>
          </table:table-cell>
          <table:table-cell table:formula="of:=&quot;X&quot;&amp; [.G372]" office:value-type="string" office:string-value="X1551">
            <text:p>X1551</text:p>
          </table:table-cell>
          <table:table-cell table:number-columns-repeated="6"/>
          <table:table-cell table:style-name="ce2" table:formula="of:=[.B373]" office:value-type="string" office:string-value="N380">
            <text:p>N380</text:p>
          </table:table-cell>
          <table:table-cell table:style-name="ce2" table:formula="of:=[.D373]" office:value-type="string" office:string-value="X1545">
            <text:p>X1545</text:p>
          </table:table-cell>
          <table:table-cell table:style-name="ce2" table:formula="of:=[.F373]" office:value-type="string" office:string-value="Y778.175">
            <text:p>Y778.175</text:p>
          </table:table-cell>
          <table:table-cell/>
          <table:table-cell table:formula="of:=[.B373]" office:value-type="string" office:string-value="N380">
            <text:p>N380</text:p>
          </table:table-cell>
          <table:table-cell table:formula="of:=[.H373]" office:value-type="string" office:string-value="X1551">
            <text:p>X1551</text:p>
          </table:table-cell>
          <table:table-cell table:formula="of:=[.F373]" office:value-type="string" office:string-value="Y778.175">
            <text:p>Y778.175</text:p>
          </table:table-cell>
        </table:table-row>
        <table:table-row table:style-name="ro1">
          <table:table-cell table:formula="of:=[.A372]+1" office:value-type="float" office:value="380">
            <text:p>380</text:p>
          </table:table-cell>
          <table:table-cell table:formula="of:=&quot;N&quot;&amp;[.A373]" office:value-type="string" office:string-value="N380">
            <text:p>N380</text:p>
          </table:table-cell>
          <table:table-cell table:formula="of:=[.C372]" office:value-type="float" office:value="1545">
            <text:p>1545</text:p>
          </table:table-cell>
          <table:table-cell table:formula="of:= &quot;X&quot;&amp; [.C373]" office:value-type="string" office:string-value="X1545">
            <text:p>X1545</text:p>
          </table:table-cell>
          <table:table-cell table:formula="of:=[.E372]-[.$J$6]" office:value-type="float" office:value="778.175">
            <text:p>778.175</text:p>
          </table:table-cell>
          <table:table-cell table:formula="of:=&quot;Y&quot; &amp; [.E373]" office:value-type="string" office:string-value="Y778.175">
            <text:p>Y778.175</text:p>
          </table:table-cell>
          <table:table-cell table:formula="of:=[.C373] +6" office:value-type="float" office:value="1551">
            <text:p>1551</text:p>
          </table:table-cell>
          <table:table-cell table:formula="of:=&quot;X&quot;&amp; [.G373]" office:value-type="string" office:string-value="X1551">
            <text:p>X1551</text:p>
          </table:table-cell>
          <table:table-cell table:number-columns-repeated="6"/>
          <table:table-cell table:style-name="ce2" table:formula="of:=[.B374]" office:value-type="string" office:string-value="N381">
            <text:p>N381</text:p>
          </table:table-cell>
          <table:table-cell table:style-name="ce2" table:formula="of:=[.D374]" office:value-type="string" office:string-value="X1545">
            <text:p>X1545</text:p>
          </table:table-cell>
          <table:table-cell table:style-name="ce2" table:formula="of:=[.F374]" office:value-type="string" office:string-value="Y772.425">
            <text:p>Y772.425</text:p>
          </table:table-cell>
          <table:table-cell/>
          <table:table-cell table:formula="of:=[.B374]" office:value-type="string" office:string-value="N381">
            <text:p>N381</text:p>
          </table:table-cell>
          <table:table-cell table:formula="of:=[.H374]" office:value-type="string" office:string-value="X1551">
            <text:p>X1551</text:p>
          </table:table-cell>
          <table:table-cell table:formula="of:=[.F374]" office:value-type="string" office:string-value="Y772.425">
            <text:p>Y772.425</text:p>
          </table:table-cell>
        </table:table-row>
        <table:table-row table:style-name="ro1">
          <table:table-cell table:formula="of:=[.A373]+1" office:value-type="float" office:value="381">
            <text:p>381</text:p>
          </table:table-cell>
          <table:table-cell table:formula="of:=&quot;N&quot;&amp;[.A374]" office:value-type="string" office:string-value="N381">
            <text:p>N381</text:p>
          </table:table-cell>
          <table:table-cell table:formula="of:=[.C373]" office:value-type="float" office:value="1545">
            <text:p>1545</text:p>
          </table:table-cell>
          <table:table-cell table:formula="of:= &quot;X&quot;&amp; [.C374]" office:value-type="string" office:string-value="X1545">
            <text:p>X1545</text:p>
          </table:table-cell>
          <table:table-cell table:formula="of:=[.E373]-[.$J$6]" office:value-type="float" office:value="772.425">
            <text:p>772.425</text:p>
          </table:table-cell>
          <table:table-cell table:formula="of:=&quot;Y&quot; &amp; [.E374]" office:value-type="string" office:string-value="Y772.425">
            <text:p>Y772.425</text:p>
          </table:table-cell>
          <table:table-cell table:formula="of:=[.C374] +6" office:value-type="float" office:value="1551">
            <text:p>1551</text:p>
          </table:table-cell>
          <table:table-cell table:formula="of:=&quot;X&quot;&amp; [.G374]" office:value-type="string" office:string-value="X1551">
            <text:p>X1551</text:p>
          </table:table-cell>
          <table:table-cell table:number-columns-repeated="6"/>
          <table:table-cell table:style-name="ce2" table:formula="of:=[.B375]" office:value-type="string" office:string-value="N382">
            <text:p>N382</text:p>
          </table:table-cell>
          <table:table-cell table:style-name="ce2" table:formula="of:=[.D375]" office:value-type="string" office:string-value="X1545">
            <text:p>X1545</text:p>
          </table:table-cell>
          <table:table-cell table:style-name="ce2" table:formula="of:=[.F375]" office:value-type="string" office:string-value="Y766.675">
            <text:p>Y766.675</text:p>
          </table:table-cell>
          <table:table-cell/>
          <table:table-cell table:formula="of:=[.B375]" office:value-type="string" office:string-value="N382">
            <text:p>N382</text:p>
          </table:table-cell>
          <table:table-cell table:formula="of:=[.H375]" office:value-type="string" office:string-value="X1551">
            <text:p>X1551</text:p>
          </table:table-cell>
          <table:table-cell table:formula="of:=[.F375]" office:value-type="string" office:string-value="Y766.675">
            <text:p>Y766.675</text:p>
          </table:table-cell>
        </table:table-row>
        <table:table-row table:style-name="ro1">
          <table:table-cell table:formula="of:=[.A374]+1" office:value-type="float" office:value="382">
            <text:p>382</text:p>
          </table:table-cell>
          <table:table-cell table:formula="of:=&quot;N&quot;&amp;[.A375]" office:value-type="string" office:string-value="N382">
            <text:p>N382</text:p>
          </table:table-cell>
          <table:table-cell table:formula="of:=[.C374]" office:value-type="float" office:value="1545">
            <text:p>1545</text:p>
          </table:table-cell>
          <table:table-cell table:formula="of:= &quot;X&quot;&amp; [.C375]" office:value-type="string" office:string-value="X1545">
            <text:p>X1545</text:p>
          </table:table-cell>
          <table:table-cell table:formula="of:=[.E374]-[.$J$6]" office:value-type="float" office:value="766.675">
            <text:p>766.675</text:p>
          </table:table-cell>
          <table:table-cell table:formula="of:=&quot;Y&quot; &amp; [.E375]" office:value-type="string" office:string-value="Y766.675">
            <text:p>Y766.675</text:p>
          </table:table-cell>
          <table:table-cell table:formula="of:=[.C375] +6" office:value-type="float" office:value="1551">
            <text:p>1551</text:p>
          </table:table-cell>
          <table:table-cell table:formula="of:=&quot;X&quot;&amp; [.G375]" office:value-type="string" office:string-value="X1551">
            <text:p>X1551</text:p>
          </table:table-cell>
          <table:table-cell table:number-columns-repeated="6"/>
          <table:table-cell table:style-name="ce2" table:formula="of:=[.B376]" office:value-type="string" office:string-value="N383">
            <text:p>N383</text:p>
          </table:table-cell>
          <table:table-cell table:style-name="ce2" table:formula="of:=[.D376]" office:value-type="string" office:string-value="X1545">
            <text:p>X1545</text:p>
          </table:table-cell>
          <table:table-cell table:style-name="ce2" table:formula="of:=[.F376]" office:value-type="string" office:string-value="Y760.925">
            <text:p>Y760.925</text:p>
          </table:table-cell>
          <table:table-cell/>
          <table:table-cell table:formula="of:=[.B376]" office:value-type="string" office:string-value="N383">
            <text:p>N383</text:p>
          </table:table-cell>
          <table:table-cell table:formula="of:=[.H376]" office:value-type="string" office:string-value="X1551">
            <text:p>X1551</text:p>
          </table:table-cell>
          <table:table-cell table:formula="of:=[.F376]" office:value-type="string" office:string-value="Y760.925">
            <text:p>Y760.925</text:p>
          </table:table-cell>
        </table:table-row>
        <table:table-row table:style-name="ro1">
          <table:table-cell table:formula="of:=[.A375]+1" office:value-type="float" office:value="383">
            <text:p>383</text:p>
          </table:table-cell>
          <table:table-cell table:formula="of:=&quot;N&quot;&amp;[.A376]" office:value-type="string" office:string-value="N383">
            <text:p>N383</text:p>
          </table:table-cell>
          <table:table-cell table:formula="of:=[.C375]" office:value-type="float" office:value="1545">
            <text:p>1545</text:p>
          </table:table-cell>
          <table:table-cell table:formula="of:= &quot;X&quot;&amp; [.C376]" office:value-type="string" office:string-value="X1545">
            <text:p>X1545</text:p>
          </table:table-cell>
          <table:table-cell table:formula="of:=[.E375]-[.$J$6]" office:value-type="float" office:value="760.925">
            <text:p>760.925</text:p>
          </table:table-cell>
          <table:table-cell table:formula="of:=&quot;Y&quot; &amp; [.E376]" office:value-type="string" office:string-value="Y760.925">
            <text:p>Y760.925</text:p>
          </table:table-cell>
          <table:table-cell table:formula="of:=[.C376] +6" office:value-type="float" office:value="1551">
            <text:p>1551</text:p>
          </table:table-cell>
          <table:table-cell table:formula="of:=&quot;X&quot;&amp; [.G376]" office:value-type="string" office:string-value="X1551">
            <text:p>X1551</text:p>
          </table:table-cell>
          <table:table-cell table:number-columns-repeated="6"/>
          <table:table-cell table:style-name="ce2" table:formula="of:=[.B377]" office:value-type="string" office:string-value="N384">
            <text:p>N384</text:p>
          </table:table-cell>
          <table:table-cell table:style-name="ce2" table:formula="of:=[.D377]" office:value-type="string" office:string-value="X1545">
            <text:p>X1545</text:p>
          </table:table-cell>
          <table:table-cell table:style-name="ce2" table:formula="of:=[.F377]" office:value-type="string" office:string-value="Y755.175">
            <text:p>Y755.175</text:p>
          </table:table-cell>
          <table:table-cell/>
          <table:table-cell table:formula="of:=[.B377]" office:value-type="string" office:string-value="N384">
            <text:p>N384</text:p>
          </table:table-cell>
          <table:table-cell table:formula="of:=[.H377]" office:value-type="string" office:string-value="X1551">
            <text:p>X1551</text:p>
          </table:table-cell>
          <table:table-cell table:formula="of:=[.F377]" office:value-type="string" office:string-value="Y755.175">
            <text:p>Y755.175</text:p>
          </table:table-cell>
        </table:table-row>
        <table:table-row table:style-name="ro1">
          <table:table-cell table:formula="of:=[.A376]+1" office:value-type="float" office:value="384">
            <text:p>384</text:p>
          </table:table-cell>
          <table:table-cell table:formula="of:=&quot;N&quot;&amp;[.A377]" office:value-type="string" office:string-value="N384">
            <text:p>N384</text:p>
          </table:table-cell>
          <table:table-cell table:formula="of:=[.C376]" office:value-type="float" office:value="1545">
            <text:p>1545</text:p>
          </table:table-cell>
          <table:table-cell table:formula="of:= &quot;X&quot;&amp; [.C377]" office:value-type="string" office:string-value="X1545">
            <text:p>X1545</text:p>
          </table:table-cell>
          <table:table-cell table:formula="of:=[.E376]-[.$J$6]" office:value-type="float" office:value="755.175">
            <text:p>755.175</text:p>
          </table:table-cell>
          <table:table-cell table:formula="of:=&quot;Y&quot; &amp; [.E377]" office:value-type="string" office:string-value="Y755.175">
            <text:p>Y755.175</text:p>
          </table:table-cell>
          <table:table-cell table:formula="of:=[.C377] +6" office:value-type="float" office:value="1551">
            <text:p>1551</text:p>
          </table:table-cell>
          <table:table-cell table:formula="of:=&quot;X&quot;&amp; [.G377]" office:value-type="string" office:string-value="X1551">
            <text:p>X1551</text:p>
          </table:table-cell>
          <table:table-cell table:number-columns-repeated="6"/>
          <table:table-cell table:style-name="ce2" table:formula="of:=[.B378]" office:value-type="string" office:string-value="N385">
            <text:p>N385</text:p>
          </table:table-cell>
          <table:table-cell table:style-name="ce2" table:formula="of:=[.D378]" office:value-type="string" office:string-value="X1545">
            <text:p>X1545</text:p>
          </table:table-cell>
          <table:table-cell table:style-name="ce2" table:formula="of:=[.F378]" office:value-type="string" office:string-value="Y749.425">
            <text:p>Y749.425</text:p>
          </table:table-cell>
          <table:table-cell/>
          <table:table-cell table:formula="of:=[.B378]" office:value-type="string" office:string-value="N385">
            <text:p>N385</text:p>
          </table:table-cell>
          <table:table-cell table:formula="of:=[.H378]" office:value-type="string" office:string-value="X1551">
            <text:p>X1551</text:p>
          </table:table-cell>
          <table:table-cell table:formula="of:=[.F378]" office:value-type="string" office:string-value="Y749.425">
            <text:p>Y749.425</text:p>
          </table:table-cell>
        </table:table-row>
        <table:table-row table:style-name="ro1">
          <table:table-cell table:formula="of:=[.A377]+1" office:value-type="float" office:value="385">
            <text:p>385</text:p>
          </table:table-cell>
          <table:table-cell table:formula="of:=&quot;N&quot;&amp;[.A378]" office:value-type="string" office:string-value="N385">
            <text:p>N385</text:p>
          </table:table-cell>
          <table:table-cell table:formula="of:=[.C377]" office:value-type="float" office:value="1545">
            <text:p>1545</text:p>
          </table:table-cell>
          <table:table-cell table:formula="of:= &quot;X&quot;&amp; [.C378]" office:value-type="string" office:string-value="X1545">
            <text:p>X1545</text:p>
          </table:table-cell>
          <table:table-cell table:formula="of:=[.E377]-[.$J$6]" office:value-type="float" office:value="749.425">
            <text:p>749.425</text:p>
          </table:table-cell>
          <table:table-cell table:formula="of:=&quot;Y&quot; &amp; [.E378]" office:value-type="string" office:string-value="Y749.425">
            <text:p>Y749.425</text:p>
          </table:table-cell>
          <table:table-cell table:formula="of:=[.C378] +6" office:value-type="float" office:value="1551">
            <text:p>1551</text:p>
          </table:table-cell>
          <table:table-cell table:formula="of:=&quot;X&quot;&amp; [.G378]" office:value-type="string" office:string-value="X1551">
            <text:p>X1551</text:p>
          </table:table-cell>
          <table:table-cell table:number-columns-repeated="6"/>
          <table:table-cell table:style-name="ce2" table:formula="of:=[.B379]" office:value-type="string" office:string-value="N386">
            <text:p>N386</text:p>
          </table:table-cell>
          <table:table-cell table:style-name="ce2" table:formula="of:=[.D379]" office:value-type="string" office:string-value="X1545">
            <text:p>X1545</text:p>
          </table:table-cell>
          <table:table-cell table:style-name="ce2" table:formula="of:=[.F379]" office:value-type="string" office:string-value="Y743.675">
            <text:p>Y743.675</text:p>
          </table:table-cell>
          <table:table-cell/>
          <table:table-cell table:formula="of:=[.B379]" office:value-type="string" office:string-value="N386">
            <text:p>N386</text:p>
          </table:table-cell>
          <table:table-cell table:formula="of:=[.H379]" office:value-type="string" office:string-value="X1551">
            <text:p>X1551</text:p>
          </table:table-cell>
          <table:table-cell table:formula="of:=[.F379]" office:value-type="string" office:string-value="Y743.675">
            <text:p>Y743.675</text:p>
          </table:table-cell>
        </table:table-row>
        <table:table-row table:style-name="ro1">
          <table:table-cell table:formula="of:=[.A378]+1" office:value-type="float" office:value="386">
            <text:p>386</text:p>
          </table:table-cell>
          <table:table-cell table:formula="of:=&quot;N&quot;&amp;[.A379]" office:value-type="string" office:string-value="N386">
            <text:p>N386</text:p>
          </table:table-cell>
          <table:table-cell table:formula="of:=[.C378]" office:value-type="float" office:value="1545">
            <text:p>1545</text:p>
          </table:table-cell>
          <table:table-cell table:formula="of:= &quot;X&quot;&amp; [.C379]" office:value-type="string" office:string-value="X1545">
            <text:p>X1545</text:p>
          </table:table-cell>
          <table:table-cell table:formula="of:=[.E378]-[.$J$6]" office:value-type="float" office:value="743.675">
            <text:p>743.675</text:p>
          </table:table-cell>
          <table:table-cell table:formula="of:=&quot;Y&quot; &amp; [.E379]" office:value-type="string" office:string-value="Y743.675">
            <text:p>Y743.675</text:p>
          </table:table-cell>
          <table:table-cell table:formula="of:=[.C379] +6" office:value-type="float" office:value="1551">
            <text:p>1551</text:p>
          </table:table-cell>
          <table:table-cell table:formula="of:=&quot;X&quot;&amp; [.G379]" office:value-type="string" office:string-value="X1551">
            <text:p>X1551</text:p>
          </table:table-cell>
          <table:table-cell table:number-columns-repeated="6"/>
          <table:table-cell table:style-name="ce2" table:formula="of:=[.B380]" office:value-type="string" office:string-value="N387">
            <text:p>N387</text:p>
          </table:table-cell>
          <table:table-cell table:style-name="ce2" table:formula="of:=[.D380]" office:value-type="string" office:string-value="X1545">
            <text:p>X1545</text:p>
          </table:table-cell>
          <table:table-cell table:style-name="ce2" table:formula="of:=[.F380]" office:value-type="string" office:string-value="Y737.925">
            <text:p>Y737.925</text:p>
          </table:table-cell>
          <table:table-cell/>
          <table:table-cell table:formula="of:=[.B380]" office:value-type="string" office:string-value="N387">
            <text:p>N387</text:p>
          </table:table-cell>
          <table:table-cell table:formula="of:=[.H380]" office:value-type="string" office:string-value="X1551">
            <text:p>X1551</text:p>
          </table:table-cell>
          <table:table-cell table:formula="of:=[.F380]" office:value-type="string" office:string-value="Y737.925">
            <text:p>Y737.925</text:p>
          </table:table-cell>
        </table:table-row>
        <table:table-row table:style-name="ro1">
          <table:table-cell table:formula="of:=[.A379]+1" office:value-type="float" office:value="387">
            <text:p>387</text:p>
          </table:table-cell>
          <table:table-cell table:formula="of:=&quot;N&quot;&amp;[.A380]" office:value-type="string" office:string-value="N387">
            <text:p>N387</text:p>
          </table:table-cell>
          <table:table-cell table:formula="of:=[.C379]" office:value-type="float" office:value="1545">
            <text:p>1545</text:p>
          </table:table-cell>
          <table:table-cell table:formula="of:= &quot;X&quot;&amp; [.C380]" office:value-type="string" office:string-value="X1545">
            <text:p>X1545</text:p>
          </table:table-cell>
          <table:table-cell table:formula="of:=[.E379]-[.$J$6]" office:value-type="float" office:value="737.925">
            <text:p>737.925</text:p>
          </table:table-cell>
          <table:table-cell table:formula="of:=&quot;Y&quot; &amp; [.E380]" office:value-type="string" office:string-value="Y737.925">
            <text:p>Y737.925</text:p>
          </table:table-cell>
          <table:table-cell table:formula="of:=[.C380] +6" office:value-type="float" office:value="1551">
            <text:p>1551</text:p>
          </table:table-cell>
          <table:table-cell table:formula="of:=&quot;X&quot;&amp; [.G380]" office:value-type="string" office:string-value="X1551">
            <text:p>X1551</text:p>
          </table:table-cell>
          <table:table-cell table:number-columns-repeated="6"/>
          <table:table-cell table:style-name="ce2" table:formula="of:=[.B381]" office:value-type="string" office:string-value="N388">
            <text:p>N388</text:p>
          </table:table-cell>
          <table:table-cell table:style-name="ce2" table:formula="of:=[.D381]" office:value-type="string" office:string-value="X1545">
            <text:p>X1545</text:p>
          </table:table-cell>
          <table:table-cell table:style-name="ce2" table:formula="of:=[.F381]" office:value-type="string" office:string-value="Y732.175">
            <text:p>Y732.175</text:p>
          </table:table-cell>
          <table:table-cell/>
          <table:table-cell table:formula="of:=[.B381]" office:value-type="string" office:string-value="N388">
            <text:p>N388</text:p>
          </table:table-cell>
          <table:table-cell table:formula="of:=[.H381]" office:value-type="string" office:string-value="X1551">
            <text:p>X1551</text:p>
          </table:table-cell>
          <table:table-cell table:formula="of:=[.F381]" office:value-type="string" office:string-value="Y732.175">
            <text:p>Y732.175</text:p>
          </table:table-cell>
        </table:table-row>
        <table:table-row table:style-name="ro1">
          <table:table-cell table:formula="of:=[.A380]+1" office:value-type="float" office:value="388">
            <text:p>388</text:p>
          </table:table-cell>
          <table:table-cell table:formula="of:=&quot;N&quot;&amp;[.A381]" office:value-type="string" office:string-value="N388">
            <text:p>N388</text:p>
          </table:table-cell>
          <table:table-cell table:formula="of:=[.C380]" office:value-type="float" office:value="1545">
            <text:p>1545</text:p>
          </table:table-cell>
          <table:table-cell table:formula="of:= &quot;X&quot;&amp; [.C381]" office:value-type="string" office:string-value="X1545">
            <text:p>X1545</text:p>
          </table:table-cell>
          <table:table-cell table:formula="of:=[.E380]-[.$J$6]" office:value-type="float" office:value="732.175">
            <text:p>732.175</text:p>
          </table:table-cell>
          <table:table-cell table:formula="of:=&quot;Y&quot; &amp; [.E381]" office:value-type="string" office:string-value="Y732.175">
            <text:p>Y732.175</text:p>
          </table:table-cell>
          <table:table-cell table:formula="of:=[.C381] +6" office:value-type="float" office:value="1551">
            <text:p>1551</text:p>
          </table:table-cell>
          <table:table-cell table:formula="of:=&quot;X&quot;&amp; [.G381]" office:value-type="string" office:string-value="X1551">
            <text:p>X1551</text:p>
          </table:table-cell>
          <table:table-cell table:number-columns-repeated="6"/>
          <table:table-cell table:style-name="ce2" table:formula="of:=[.B382]" office:value-type="string" office:string-value="N389">
            <text:p>N389</text:p>
          </table:table-cell>
          <table:table-cell table:style-name="ce2" table:formula="of:=[.D382]" office:value-type="string" office:string-value="X1545">
            <text:p>X1545</text:p>
          </table:table-cell>
          <table:table-cell table:style-name="ce2" table:formula="of:=[.F382]" office:value-type="string" office:string-value="Y726.425">
            <text:p>Y726.425</text:p>
          </table:table-cell>
          <table:table-cell/>
          <table:table-cell table:formula="of:=[.B382]" office:value-type="string" office:string-value="N389">
            <text:p>N389</text:p>
          </table:table-cell>
          <table:table-cell table:formula="of:=[.H382]" office:value-type="string" office:string-value="X1551">
            <text:p>X1551</text:p>
          </table:table-cell>
          <table:table-cell table:formula="of:=[.F382]" office:value-type="string" office:string-value="Y726.425">
            <text:p>Y726.425</text:p>
          </table:table-cell>
        </table:table-row>
        <table:table-row table:style-name="ro1">
          <table:table-cell table:formula="of:=[.A381]+1" office:value-type="float" office:value="389">
            <text:p>389</text:p>
          </table:table-cell>
          <table:table-cell table:formula="of:=&quot;N&quot;&amp;[.A382]" office:value-type="string" office:string-value="N389">
            <text:p>N389</text:p>
          </table:table-cell>
          <table:table-cell table:formula="of:=[.C381]" office:value-type="float" office:value="1545">
            <text:p>1545</text:p>
          </table:table-cell>
          <table:table-cell table:formula="of:= &quot;X&quot;&amp; [.C382]" office:value-type="string" office:string-value="X1545">
            <text:p>X1545</text:p>
          </table:table-cell>
          <table:table-cell table:formula="of:=[.E381]-[.$J$6]" office:value-type="float" office:value="726.425">
            <text:p>726.425</text:p>
          </table:table-cell>
          <table:table-cell table:formula="of:=&quot;Y&quot; &amp; [.E382]" office:value-type="string" office:string-value="Y726.425">
            <text:p>Y726.425</text:p>
          </table:table-cell>
          <table:table-cell table:formula="of:=[.C382] +6" office:value-type="float" office:value="1551">
            <text:p>1551</text:p>
          </table:table-cell>
          <table:table-cell table:formula="of:=&quot;X&quot;&amp; [.G382]" office:value-type="string" office:string-value="X1551">
            <text:p>X1551</text:p>
          </table:table-cell>
          <table:table-cell table:number-columns-repeated="6"/>
          <table:table-cell table:style-name="ce2" table:formula="of:=[.B383]" office:value-type="string" office:string-value="N390">
            <text:p>N390</text:p>
          </table:table-cell>
          <table:table-cell table:style-name="ce2" table:formula="of:=[.D383]" office:value-type="string" office:string-value="X1545">
            <text:p>X1545</text:p>
          </table:table-cell>
          <table:table-cell table:style-name="ce2" table:formula="of:=[.F383]" office:value-type="string" office:string-value="Y720.675">
            <text:p>Y720.675</text:p>
          </table:table-cell>
          <table:table-cell/>
          <table:table-cell table:formula="of:=[.B383]" office:value-type="string" office:string-value="N390">
            <text:p>N390</text:p>
          </table:table-cell>
          <table:table-cell table:formula="of:=[.H383]" office:value-type="string" office:string-value="X1551">
            <text:p>X1551</text:p>
          </table:table-cell>
          <table:table-cell table:formula="of:=[.F383]" office:value-type="string" office:string-value="Y720.675">
            <text:p>Y720.675</text:p>
          </table:table-cell>
        </table:table-row>
        <table:table-row table:style-name="ro1">
          <table:table-cell table:formula="of:=[.A382]+1" office:value-type="float" office:value="390">
            <text:p>390</text:p>
          </table:table-cell>
          <table:table-cell table:formula="of:=&quot;N&quot;&amp;[.A383]" office:value-type="string" office:string-value="N390">
            <text:p>N390</text:p>
          </table:table-cell>
          <table:table-cell table:formula="of:=[.C382]" office:value-type="float" office:value="1545">
            <text:p>1545</text:p>
          </table:table-cell>
          <table:table-cell table:formula="of:= &quot;X&quot;&amp; [.C383]" office:value-type="string" office:string-value="X1545">
            <text:p>X1545</text:p>
          </table:table-cell>
          <table:table-cell table:formula="of:=[.E382]-[.$J$6]" office:value-type="float" office:value="720.675">
            <text:p>720.675</text:p>
          </table:table-cell>
          <table:table-cell table:formula="of:=&quot;Y&quot; &amp; [.E383]" office:value-type="string" office:string-value="Y720.675">
            <text:p>Y720.675</text:p>
          </table:table-cell>
          <table:table-cell table:formula="of:=[.C383] +6" office:value-type="float" office:value="1551">
            <text:p>1551</text:p>
          </table:table-cell>
          <table:table-cell table:formula="of:=&quot;X&quot;&amp; [.G383]" office:value-type="string" office:string-value="X1551">
            <text:p>X1551</text:p>
          </table:table-cell>
          <table:table-cell table:number-columns-repeated="6"/>
          <table:table-cell table:style-name="ce2" table:formula="of:=[.B384]" office:value-type="string" office:string-value="N391">
            <text:p>N391</text:p>
          </table:table-cell>
          <table:table-cell table:style-name="ce2" table:formula="of:=[.D384]" office:value-type="string" office:string-value="X1545">
            <text:p>X1545</text:p>
          </table:table-cell>
          <table:table-cell table:style-name="ce2" table:formula="of:=[.F384]" office:value-type="string" office:string-value="Y714.925">
            <text:p>Y714.925</text:p>
          </table:table-cell>
          <table:table-cell/>
          <table:table-cell table:formula="of:=[.B384]" office:value-type="string" office:string-value="N391">
            <text:p>N391</text:p>
          </table:table-cell>
          <table:table-cell table:formula="of:=[.H384]" office:value-type="string" office:string-value="X1551">
            <text:p>X1551</text:p>
          </table:table-cell>
          <table:table-cell table:formula="of:=[.F384]" office:value-type="string" office:string-value="Y714.925">
            <text:p>Y714.925</text:p>
          </table:table-cell>
        </table:table-row>
        <table:table-row table:style-name="ro1">
          <table:table-cell table:formula="of:=[.A383]+1" office:value-type="float" office:value="391">
            <text:p>391</text:p>
          </table:table-cell>
          <table:table-cell table:formula="of:=&quot;N&quot;&amp;[.A384]" office:value-type="string" office:string-value="N391">
            <text:p>N391</text:p>
          </table:table-cell>
          <table:table-cell table:formula="of:=[.C383]" office:value-type="float" office:value="1545">
            <text:p>1545</text:p>
          </table:table-cell>
          <table:table-cell table:formula="of:= &quot;X&quot;&amp; [.C384]" office:value-type="string" office:string-value="X1545">
            <text:p>X1545</text:p>
          </table:table-cell>
          <table:table-cell table:formula="of:=[.E383]-[.$J$6]" office:value-type="float" office:value="714.925">
            <text:p>714.925</text:p>
          </table:table-cell>
          <table:table-cell table:formula="of:=&quot;Y&quot; &amp; [.E384]" office:value-type="string" office:string-value="Y714.925">
            <text:p>Y714.925</text:p>
          </table:table-cell>
          <table:table-cell table:formula="of:=[.C384] +6" office:value-type="float" office:value="1551">
            <text:p>1551</text:p>
          </table:table-cell>
          <table:table-cell table:formula="of:=&quot;X&quot;&amp; [.G384]" office:value-type="string" office:string-value="X1551">
            <text:p>X1551</text:p>
          </table:table-cell>
          <table:table-cell table:number-columns-repeated="6"/>
          <table:table-cell table:style-name="ce2" table:formula="of:=[.B385]" office:value-type="string" office:string-value="N392">
            <text:p>N392</text:p>
          </table:table-cell>
          <table:table-cell table:style-name="ce2" table:formula="of:=[.D385]" office:value-type="string" office:string-value="X1545">
            <text:p>X1545</text:p>
          </table:table-cell>
          <table:table-cell table:style-name="ce2" table:formula="of:=[.F385]" office:value-type="string" office:string-value="Y709.175">
            <text:p>Y709.175</text:p>
          </table:table-cell>
          <table:table-cell/>
          <table:table-cell table:formula="of:=[.B385]" office:value-type="string" office:string-value="N392">
            <text:p>N392</text:p>
          </table:table-cell>
          <table:table-cell table:formula="of:=[.H385]" office:value-type="string" office:string-value="X1551">
            <text:p>X1551</text:p>
          </table:table-cell>
          <table:table-cell table:formula="of:=[.F385]" office:value-type="string" office:string-value="Y709.175">
            <text:p>Y709.175</text:p>
          </table:table-cell>
        </table:table-row>
        <table:table-row table:style-name="ro1">
          <table:table-cell table:formula="of:=[.A384]+1" office:value-type="float" office:value="392">
            <text:p>392</text:p>
          </table:table-cell>
          <table:table-cell table:formula="of:=&quot;N&quot;&amp;[.A385]" office:value-type="string" office:string-value="N392">
            <text:p>N392</text:p>
          </table:table-cell>
          <table:table-cell table:formula="of:=[.C384]" office:value-type="float" office:value="1545">
            <text:p>1545</text:p>
          </table:table-cell>
          <table:table-cell table:formula="of:= &quot;X&quot;&amp; [.C385]" office:value-type="string" office:string-value="X1545">
            <text:p>X1545</text:p>
          </table:table-cell>
          <table:table-cell table:formula="of:=[.E384]-[.$J$6]" office:value-type="float" office:value="709.175">
            <text:p>709.175</text:p>
          </table:table-cell>
          <table:table-cell table:formula="of:=&quot;Y&quot; &amp; [.E385]" office:value-type="string" office:string-value="Y709.175">
            <text:p>Y709.175</text:p>
          </table:table-cell>
          <table:table-cell table:formula="of:=[.C385] +6" office:value-type="float" office:value="1551">
            <text:p>1551</text:p>
          </table:table-cell>
          <table:table-cell table:formula="of:=&quot;X&quot;&amp; [.G385]" office:value-type="string" office:string-value="X1551">
            <text:p>X1551</text:p>
          </table:table-cell>
          <table:table-cell table:number-columns-repeated="6"/>
          <table:table-cell table:style-name="ce2" table:formula="of:=[.B386]" office:value-type="string" office:string-value="N393">
            <text:p>N393</text:p>
          </table:table-cell>
          <table:table-cell table:style-name="ce2" table:formula="of:=[.D386]" office:value-type="string" office:string-value="X1545">
            <text:p>X1545</text:p>
          </table:table-cell>
          <table:table-cell table:style-name="ce2" table:formula="of:=[.F386]" office:value-type="string" office:string-value="Y703.425">
            <text:p>Y703.425</text:p>
          </table:table-cell>
          <table:table-cell/>
          <table:table-cell table:formula="of:=[.B386]" office:value-type="string" office:string-value="N393">
            <text:p>N393</text:p>
          </table:table-cell>
          <table:table-cell table:formula="of:=[.H386]" office:value-type="string" office:string-value="X1551">
            <text:p>X1551</text:p>
          </table:table-cell>
          <table:table-cell table:formula="of:=[.F386]" office:value-type="string" office:string-value="Y703.425">
            <text:p>Y703.425</text:p>
          </table:table-cell>
        </table:table-row>
        <table:table-row table:style-name="ro1">
          <table:table-cell table:formula="of:=[.A385]+1" office:value-type="float" office:value="393">
            <text:p>393</text:p>
          </table:table-cell>
          <table:table-cell table:formula="of:=&quot;N&quot;&amp;[.A386]" office:value-type="string" office:string-value="N393">
            <text:p>N393</text:p>
          </table:table-cell>
          <table:table-cell table:formula="of:=[.C385]" office:value-type="float" office:value="1545">
            <text:p>1545</text:p>
          </table:table-cell>
          <table:table-cell table:formula="of:= &quot;X&quot;&amp; [.C386]" office:value-type="string" office:string-value="X1545">
            <text:p>X1545</text:p>
          </table:table-cell>
          <table:table-cell table:formula="of:=[.E385]-[.$J$6]" office:value-type="float" office:value="703.425">
            <text:p>703.425</text:p>
          </table:table-cell>
          <table:table-cell table:formula="of:=&quot;Y&quot; &amp; [.E386]" office:value-type="string" office:string-value="Y703.425">
            <text:p>Y703.425</text:p>
          </table:table-cell>
          <table:table-cell table:formula="of:=[.C386] +6" office:value-type="float" office:value="1551">
            <text:p>1551</text:p>
          </table:table-cell>
          <table:table-cell table:formula="of:=&quot;X&quot;&amp; [.G386]" office:value-type="string" office:string-value="X1551">
            <text:p>X1551</text:p>
          </table:table-cell>
          <table:table-cell table:number-columns-repeated="6"/>
          <table:table-cell table:style-name="ce2" table:formula="of:=[.B387]" office:value-type="string" office:string-value="N394">
            <text:p>N394</text:p>
          </table:table-cell>
          <table:table-cell table:style-name="ce2" table:formula="of:=[.D387]" office:value-type="string" office:string-value="X1545">
            <text:p>X1545</text:p>
          </table:table-cell>
          <table:table-cell table:style-name="ce2" table:formula="of:=[.F387]" office:value-type="string" office:string-value="Y697.675">
            <text:p>Y697.675</text:p>
          </table:table-cell>
          <table:table-cell/>
          <table:table-cell table:formula="of:=[.B387]" office:value-type="string" office:string-value="N394">
            <text:p>N394</text:p>
          </table:table-cell>
          <table:table-cell table:formula="of:=[.H387]" office:value-type="string" office:string-value="X1551">
            <text:p>X1551</text:p>
          </table:table-cell>
          <table:table-cell table:formula="of:=[.F387]" office:value-type="string" office:string-value="Y697.675">
            <text:p>Y697.675</text:p>
          </table:table-cell>
        </table:table-row>
        <table:table-row table:style-name="ro1">
          <table:table-cell table:formula="of:=[.A386]+1" office:value-type="float" office:value="394">
            <text:p>394</text:p>
          </table:table-cell>
          <table:table-cell table:formula="of:=&quot;N&quot;&amp;[.A387]" office:value-type="string" office:string-value="N394">
            <text:p>N394</text:p>
          </table:table-cell>
          <table:table-cell table:formula="of:=[.C386]" office:value-type="float" office:value="1545">
            <text:p>1545</text:p>
          </table:table-cell>
          <table:table-cell table:formula="of:= &quot;X&quot;&amp; [.C387]" office:value-type="string" office:string-value="X1545">
            <text:p>X1545</text:p>
          </table:table-cell>
          <table:table-cell table:formula="of:=[.E386]-[.$J$6]" office:value-type="float" office:value="697.675">
            <text:p>697.675</text:p>
          </table:table-cell>
          <table:table-cell table:formula="of:=&quot;Y&quot; &amp; [.E387]" office:value-type="string" office:string-value="Y697.675">
            <text:p>Y697.675</text:p>
          </table:table-cell>
          <table:table-cell table:formula="of:=[.C387] +6" office:value-type="float" office:value="1551">
            <text:p>1551</text:p>
          </table:table-cell>
          <table:table-cell table:formula="of:=&quot;X&quot;&amp; [.G387]" office:value-type="string" office:string-value="X1551">
            <text:p>X1551</text:p>
          </table:table-cell>
          <table:table-cell table:number-columns-repeated="6"/>
          <table:table-cell table:style-name="ce2" table:formula="of:=[.B388]" office:value-type="string" office:string-value="N395">
            <text:p>N395</text:p>
          </table:table-cell>
          <table:table-cell table:style-name="ce2" table:formula="of:=[.D388]" office:value-type="string" office:string-value="X1545">
            <text:p>X1545</text:p>
          </table:table-cell>
          <table:table-cell table:style-name="ce2" table:formula="of:=[.F388]" office:value-type="string" office:string-value="Y691.925">
            <text:p>Y691.925</text:p>
          </table:table-cell>
          <table:table-cell/>
          <table:table-cell table:formula="of:=[.B388]" office:value-type="string" office:string-value="N395">
            <text:p>N395</text:p>
          </table:table-cell>
          <table:table-cell table:formula="of:=[.H388]" office:value-type="string" office:string-value="X1551">
            <text:p>X1551</text:p>
          </table:table-cell>
          <table:table-cell table:formula="of:=[.F388]" office:value-type="string" office:string-value="Y691.925">
            <text:p>Y691.925</text:p>
          </table:table-cell>
        </table:table-row>
        <table:table-row table:style-name="ro1">
          <table:table-cell table:formula="of:=[.A387]+1" office:value-type="float" office:value="395">
            <text:p>395</text:p>
          </table:table-cell>
          <table:table-cell table:formula="of:=&quot;N&quot;&amp;[.A388]" office:value-type="string" office:string-value="N395">
            <text:p>N395</text:p>
          </table:table-cell>
          <table:table-cell table:formula="of:=[.C387]" office:value-type="float" office:value="1545">
            <text:p>1545</text:p>
          </table:table-cell>
          <table:table-cell table:formula="of:= &quot;X&quot;&amp; [.C388]" office:value-type="string" office:string-value="X1545">
            <text:p>X1545</text:p>
          </table:table-cell>
          <table:table-cell table:formula="of:=[.E387]-[.$J$6]" office:value-type="float" office:value="691.925">
            <text:p>691.925</text:p>
          </table:table-cell>
          <table:table-cell table:formula="of:=&quot;Y&quot; &amp; [.E388]" office:value-type="string" office:string-value="Y691.925">
            <text:p>Y691.925</text:p>
          </table:table-cell>
          <table:table-cell table:formula="of:=[.C388] +6" office:value-type="float" office:value="1551">
            <text:p>1551</text:p>
          </table:table-cell>
          <table:table-cell table:formula="of:=&quot;X&quot;&amp; [.G388]" office:value-type="string" office:string-value="X1551">
            <text:p>X1551</text:p>
          </table:table-cell>
          <table:table-cell table:number-columns-repeated="6"/>
          <table:table-cell table:style-name="ce2" table:formula="of:=[.B389]" office:value-type="string" office:string-value="N396">
            <text:p>N396</text:p>
          </table:table-cell>
          <table:table-cell table:style-name="ce2" table:formula="of:=[.D389]" office:value-type="string" office:string-value="X1545">
            <text:p>X1545</text:p>
          </table:table-cell>
          <table:table-cell table:style-name="ce2" table:formula="of:=[.F389]" office:value-type="string" office:string-value="Y686.175">
            <text:p>Y686.175</text:p>
          </table:table-cell>
          <table:table-cell/>
          <table:table-cell table:formula="of:=[.B389]" office:value-type="string" office:string-value="N396">
            <text:p>N396</text:p>
          </table:table-cell>
          <table:table-cell table:formula="of:=[.H389]" office:value-type="string" office:string-value="X1551">
            <text:p>X1551</text:p>
          </table:table-cell>
          <table:table-cell table:formula="of:=[.F389]" office:value-type="string" office:string-value="Y686.175">
            <text:p>Y686.175</text:p>
          </table:table-cell>
        </table:table-row>
        <table:table-row table:style-name="ro1">
          <table:table-cell table:formula="of:=[.A388]+1" office:value-type="float" office:value="396">
            <text:p>396</text:p>
          </table:table-cell>
          <table:table-cell table:formula="of:=&quot;N&quot;&amp;[.A389]" office:value-type="string" office:string-value="N396">
            <text:p>N396</text:p>
          </table:table-cell>
          <table:table-cell table:formula="of:=[.C388]" office:value-type="float" office:value="1545">
            <text:p>1545</text:p>
          </table:table-cell>
          <table:table-cell table:formula="of:= &quot;X&quot;&amp; [.C389]" office:value-type="string" office:string-value="X1545">
            <text:p>X1545</text:p>
          </table:table-cell>
          <table:table-cell table:formula="of:=[.E388]-[.$J$6]" office:value-type="float" office:value="686.175">
            <text:p>686.175</text:p>
          </table:table-cell>
          <table:table-cell table:formula="of:=&quot;Y&quot; &amp; [.E389]" office:value-type="string" office:string-value="Y686.175">
            <text:p>Y686.175</text:p>
          </table:table-cell>
          <table:table-cell table:formula="of:=[.C389] +6" office:value-type="float" office:value="1551">
            <text:p>1551</text:p>
          </table:table-cell>
          <table:table-cell table:formula="of:=&quot;X&quot;&amp; [.G389]" office:value-type="string" office:string-value="X1551">
            <text:p>X1551</text:p>
          </table:table-cell>
          <table:table-cell table:number-columns-repeated="6"/>
          <table:table-cell table:style-name="ce2" table:formula="of:=[.B390]" office:value-type="string" office:string-value="N397">
            <text:p>N397</text:p>
          </table:table-cell>
          <table:table-cell table:style-name="ce2" table:formula="of:=[.D390]" office:value-type="string" office:string-value="X1545">
            <text:p>X1545</text:p>
          </table:table-cell>
          <table:table-cell table:style-name="ce2" table:formula="of:=[.F390]" office:value-type="string" office:string-value="Y680.425">
            <text:p>Y680.425</text:p>
          </table:table-cell>
          <table:table-cell/>
          <table:table-cell table:formula="of:=[.B390]" office:value-type="string" office:string-value="N397">
            <text:p>N397</text:p>
          </table:table-cell>
          <table:table-cell table:formula="of:=[.H390]" office:value-type="string" office:string-value="X1551">
            <text:p>X1551</text:p>
          </table:table-cell>
          <table:table-cell table:formula="of:=[.F390]" office:value-type="string" office:string-value="Y680.425">
            <text:p>Y680.425</text:p>
          </table:table-cell>
        </table:table-row>
        <table:table-row table:style-name="ro1">
          <table:table-cell table:formula="of:=[.A389]+1" office:value-type="float" office:value="397">
            <text:p>397</text:p>
          </table:table-cell>
          <table:table-cell table:formula="of:=&quot;N&quot;&amp;[.A390]" office:value-type="string" office:string-value="N397">
            <text:p>N397</text:p>
          </table:table-cell>
          <table:table-cell table:formula="of:=[.C389]" office:value-type="float" office:value="1545">
            <text:p>1545</text:p>
          </table:table-cell>
          <table:table-cell table:formula="of:= &quot;X&quot;&amp; [.C390]" office:value-type="string" office:string-value="X1545">
            <text:p>X1545</text:p>
          </table:table-cell>
          <table:table-cell table:formula="of:=[.E389]-[.$J$6]" office:value-type="float" office:value="680.425">
            <text:p>680.425</text:p>
          </table:table-cell>
          <table:table-cell table:formula="of:=&quot;Y&quot; &amp; [.E390]" office:value-type="string" office:string-value="Y680.425">
            <text:p>Y680.425</text:p>
          </table:table-cell>
          <table:table-cell table:formula="of:=[.C390] +6" office:value-type="float" office:value="1551">
            <text:p>1551</text:p>
          </table:table-cell>
          <table:table-cell table:formula="of:=&quot;X&quot;&amp; [.G390]" office:value-type="string" office:string-value="X1551">
            <text:p>X1551</text:p>
          </table:table-cell>
          <table:table-cell table:number-columns-repeated="6"/>
          <table:table-cell table:style-name="ce2" table:formula="of:=[.B391]" office:value-type="string" office:string-value="N398">
            <text:p>N398</text:p>
          </table:table-cell>
          <table:table-cell table:style-name="ce2" table:formula="of:=[.D391]" office:value-type="string" office:string-value="X1545">
            <text:p>X1545</text:p>
          </table:table-cell>
          <table:table-cell table:style-name="ce2" table:formula="of:=[.F391]" office:value-type="string" office:string-value="Y674.675">
            <text:p>Y674.675</text:p>
          </table:table-cell>
          <table:table-cell/>
          <table:table-cell table:formula="of:=[.B391]" office:value-type="string" office:string-value="N398">
            <text:p>N398</text:p>
          </table:table-cell>
          <table:table-cell table:formula="of:=[.H391]" office:value-type="string" office:string-value="X1551">
            <text:p>X1551</text:p>
          </table:table-cell>
          <table:table-cell table:formula="of:=[.F391]" office:value-type="string" office:string-value="Y674.675">
            <text:p>Y674.675</text:p>
          </table:table-cell>
        </table:table-row>
        <table:table-row table:style-name="ro1">
          <table:table-cell table:formula="of:=[.A390]+1" office:value-type="float" office:value="398">
            <text:p>398</text:p>
          </table:table-cell>
          <table:table-cell table:formula="of:=&quot;N&quot;&amp;[.A391]" office:value-type="string" office:string-value="N398">
            <text:p>N398</text:p>
          </table:table-cell>
          <table:table-cell table:formula="of:=[.C390]" office:value-type="float" office:value="1545">
            <text:p>1545</text:p>
          </table:table-cell>
          <table:table-cell table:formula="of:= &quot;X&quot;&amp; [.C391]" office:value-type="string" office:string-value="X1545">
            <text:p>X1545</text:p>
          </table:table-cell>
          <table:table-cell table:formula="of:=[.E390]-[.$J$6]" office:value-type="float" office:value="674.675">
            <text:p>674.675</text:p>
          </table:table-cell>
          <table:table-cell table:formula="of:=&quot;Y&quot; &amp; [.E391]" office:value-type="string" office:string-value="Y674.675">
            <text:p>Y674.675</text:p>
          </table:table-cell>
          <table:table-cell table:formula="of:=[.C391] +6" office:value-type="float" office:value="1551">
            <text:p>1551</text:p>
          </table:table-cell>
          <table:table-cell table:formula="of:=&quot;X&quot;&amp; [.G391]" office:value-type="string" office:string-value="X1551">
            <text:p>X1551</text:p>
          </table:table-cell>
          <table:table-cell table:number-columns-repeated="6"/>
          <table:table-cell table:style-name="ce2" table:formula="of:=[.B392]" office:value-type="string" office:string-value="N399">
            <text:p>N399</text:p>
          </table:table-cell>
          <table:table-cell table:style-name="ce2" table:formula="of:=[.D392]" office:value-type="string" office:string-value="X1545">
            <text:p>X1545</text:p>
          </table:table-cell>
          <table:table-cell table:style-name="ce2" table:formula="of:=[.F392]" office:value-type="string" office:string-value="Y668.925">
            <text:p>Y668.925</text:p>
          </table:table-cell>
          <table:table-cell/>
          <table:table-cell table:formula="of:=[.B392]" office:value-type="string" office:string-value="N399">
            <text:p>N399</text:p>
          </table:table-cell>
          <table:table-cell table:formula="of:=[.H392]" office:value-type="string" office:string-value="X1551">
            <text:p>X1551</text:p>
          </table:table-cell>
          <table:table-cell table:formula="of:=[.F392]" office:value-type="string" office:string-value="Y668.925">
            <text:p>Y668.925</text:p>
          </table:table-cell>
        </table:table-row>
        <table:table-row table:style-name="ro1">
          <table:table-cell table:formula="of:=[.A391]+1" office:value-type="float" office:value="399">
            <text:p>399</text:p>
          </table:table-cell>
          <table:table-cell table:formula="of:=&quot;N&quot;&amp;[.A392]" office:value-type="string" office:string-value="N399">
            <text:p>N399</text:p>
          </table:table-cell>
          <table:table-cell table:formula="of:=[.C391]" office:value-type="float" office:value="1545">
            <text:p>1545</text:p>
          </table:table-cell>
          <table:table-cell table:formula="of:= &quot;X&quot;&amp; [.C392]" office:value-type="string" office:string-value="X1545">
            <text:p>X1545</text:p>
          </table:table-cell>
          <table:table-cell table:formula="of:=[.E391]-[.$J$6]" office:value-type="float" office:value="668.925">
            <text:p>668.925</text:p>
          </table:table-cell>
          <table:table-cell table:formula="of:=&quot;Y&quot; &amp; [.E392]" office:value-type="string" office:string-value="Y668.925">
            <text:p>Y668.925</text:p>
          </table:table-cell>
          <table:table-cell table:formula="of:=[.C392] +6" office:value-type="float" office:value="1551">
            <text:p>1551</text:p>
          </table:table-cell>
          <table:table-cell table:formula="of:=&quot;X&quot;&amp; [.G392]" office:value-type="string" office:string-value="X1551">
            <text:p>X1551</text:p>
          </table:table-cell>
          <table:table-cell table:number-columns-repeated="6"/>
          <table:table-cell table:style-name="ce2" table:formula="of:=[.B393]" office:value-type="string" office:string-value="N400">
            <text:p>N400</text:p>
          </table:table-cell>
          <table:table-cell table:style-name="ce2" table:formula="of:=[.D393]" office:value-type="string" office:string-value="X1545">
            <text:p>X1545</text:p>
          </table:table-cell>
          <table:table-cell table:style-name="ce2" table:formula="of:=[.F393]" office:value-type="string" office:string-value="Y663.175">
            <text:p>Y663.175</text:p>
          </table:table-cell>
          <table:table-cell/>
          <table:table-cell table:formula="of:=[.B393]" office:value-type="string" office:string-value="N400">
            <text:p>N400</text:p>
          </table:table-cell>
          <table:table-cell table:formula="of:=[.H393]" office:value-type="string" office:string-value="X1551">
            <text:p>X1551</text:p>
          </table:table-cell>
          <table:table-cell table:formula="of:=[.F393]" office:value-type="string" office:string-value="Y663.175">
            <text:p>Y663.175</text:p>
          </table:table-cell>
        </table:table-row>
        <table:table-row table:style-name="ro1">
          <table:table-cell table:formula="of:=[.A392]+1" office:value-type="float" office:value="400">
            <text:p>400</text:p>
          </table:table-cell>
          <table:table-cell table:formula="of:=&quot;N&quot;&amp;[.A393]" office:value-type="string" office:string-value="N400">
            <text:p>N400</text:p>
          </table:table-cell>
          <table:table-cell table:formula="of:=[.C392]" office:value-type="float" office:value="1545">
            <text:p>1545</text:p>
          </table:table-cell>
          <table:table-cell table:formula="of:= &quot;X&quot;&amp; [.C393]" office:value-type="string" office:string-value="X1545">
            <text:p>X1545</text:p>
          </table:table-cell>
          <table:table-cell table:formula="of:=[.E392]-[.$J$6]" office:value-type="float" office:value="663.175">
            <text:p>663.175</text:p>
          </table:table-cell>
          <table:table-cell table:formula="of:=&quot;Y&quot; &amp; [.E393]" office:value-type="string" office:string-value="Y663.175">
            <text:p>Y663.175</text:p>
          </table:table-cell>
          <table:table-cell table:formula="of:=[.C393] +6" office:value-type="float" office:value="1551">
            <text:p>1551</text:p>
          </table:table-cell>
          <table:table-cell table:formula="of:=&quot;X&quot;&amp; [.G393]" office:value-type="string" office:string-value="X1551">
            <text:p>X1551</text:p>
          </table:table-cell>
          <table:table-cell table:number-columns-repeated="6"/>
          <table:table-cell table:style-name="ce2" table:formula="of:=[.B394]" office:value-type="string" office:string-value="N401">
            <text:p>N401</text:p>
          </table:table-cell>
          <table:table-cell table:style-name="ce2" table:formula="of:=[.D394]" office:value-type="string" office:string-value="X1545">
            <text:p>X1545</text:p>
          </table:table-cell>
          <table:table-cell table:style-name="ce2" table:formula="of:=[.F394]" office:value-type="string" office:string-value="Y657.425">
            <text:p>Y657.425</text:p>
          </table:table-cell>
          <table:table-cell/>
          <table:table-cell table:formula="of:=[.B394]" office:value-type="string" office:string-value="N401">
            <text:p>N401</text:p>
          </table:table-cell>
          <table:table-cell table:formula="of:=[.H394]" office:value-type="string" office:string-value="X1551">
            <text:p>X1551</text:p>
          </table:table-cell>
          <table:table-cell table:formula="of:=[.F394]" office:value-type="string" office:string-value="Y657.425">
            <text:p>Y657.425</text:p>
          </table:table-cell>
        </table:table-row>
        <table:table-row table:style-name="ro1">
          <table:table-cell table:formula="of:=[.A393]+1" office:value-type="float" office:value="401">
            <text:p>401</text:p>
          </table:table-cell>
          <table:table-cell table:formula="of:=&quot;N&quot;&amp;[.A394]" office:value-type="string" office:string-value="N401">
            <text:p>N401</text:p>
          </table:table-cell>
          <table:table-cell table:formula="of:=[.C393]" office:value-type="float" office:value="1545">
            <text:p>1545</text:p>
          </table:table-cell>
          <table:table-cell table:formula="of:= &quot;X&quot;&amp; [.C394]" office:value-type="string" office:string-value="X1545">
            <text:p>X1545</text:p>
          </table:table-cell>
          <table:table-cell table:formula="of:=[.E393]-[.$J$6]" office:value-type="float" office:value="657.425">
            <text:p>657.425</text:p>
          </table:table-cell>
          <table:table-cell table:formula="of:=&quot;Y&quot; &amp; [.E394]" office:value-type="string" office:string-value="Y657.425">
            <text:p>Y657.425</text:p>
          </table:table-cell>
          <table:table-cell table:formula="of:=[.C394] +6" office:value-type="float" office:value="1551">
            <text:p>1551</text:p>
          </table:table-cell>
          <table:table-cell table:formula="of:=&quot;X&quot;&amp; [.G394]" office:value-type="string" office:string-value="X1551">
            <text:p>X1551</text:p>
          </table:table-cell>
          <table:table-cell table:number-columns-repeated="6"/>
          <table:table-cell table:style-name="ce6" table:formula="of:=[.B395]" office:value-type="string" office:string-value="N402">
            <text:p>N402</text:p>
          </table:table-cell>
          <table:table-cell table:style-name="ce6" table:formula="of:=[.D395]" office:value-type="string" office:string-value="X2700">
            <text:p>X2700</text:p>
          </table:table-cell>
          <table:table-cell table:style-name="ce6" table:formula="of:=[.F395]" office:value-type="string" office:string-value="Y1484">
            <text:p>Y1484</text:p>
          </table:table-cell>
          <table:table-cell/>
          <table:table-cell table:formula="of:=[.B395]" office:value-type="string" office:string-value="N402">
            <text:p>N402</text:p>
          </table:table-cell>
          <table:table-cell table:formula="of:=[.H395]" office:value-type="string" office:string-value="X2706">
            <text:p>X2706</text:p>
          </table:table-cell>
          <table:table-cell table:formula="of:=[.F395]" office:value-type="string" office:string-value="Y1484">
            <text:p>Y1484</text:p>
          </table:table-cell>
        </table:table-row>
        <table:table-row table:style-name="ro1">
          <table:table-cell table:formula="of:=[.A394]+1" office:value-type="float" office:value="402">
            <text:p>402</text:p>
          </table:table-cell>
          <table:table-cell table:formula="of:=&quot;N&quot;&amp;[.A395]" office:value-type="string" office:string-value="N402">
            <text:p>N402</text:p>
          </table:table-cell>
          <table:table-cell table:formula="of:=2700" office:value-type="float" office:value="2700">
            <text:p>2700</text:p>
          </table:table-cell>
          <table:table-cell table:formula="of:= &quot;X&quot;&amp; [.C395]" office:value-type="string" office:string-value="X2700">
            <text:p>X2700</text:p>
          </table:table-cell>
          <table:table-cell office:value-type="float" office:value="1484">
            <text:p>1484</text:p>
          </table:table-cell>
          <table:table-cell table:formula="of:=&quot;Y&quot; &amp; [.E395]" office:value-type="string" office:string-value="Y1484">
            <text:p>Y1484</text:p>
          </table:table-cell>
          <table:table-cell table:formula="of:=[.C395] +6" office:value-type="float" office:value="2706">
            <text:p>2706</text:p>
          </table:table-cell>
          <table:table-cell table:formula="of:=&quot;X&quot;&amp; [.G395]" office:value-type="string" office:string-value="X2706">
            <text:p>X2706</text:p>
          </table:table-cell>
          <table:table-cell table:number-columns-repeated="6"/>
          <table:table-cell table:style-name="ce6" table:formula="of:=[.B396]" office:value-type="string" office:string-value="N403">
            <text:p>N403</text:p>
          </table:table-cell>
          <table:table-cell table:style-name="ce6" table:formula="of:=[.D396]" office:value-type="string" office:string-value="X2700">
            <text:p>X2700</text:p>
          </table:table-cell>
          <table:table-cell table:style-name="ce6" table:formula="of:=[.F396]" office:value-type="string" office:string-value="Y1478.25">
            <text:p>Y1478.25</text:p>
          </table:table-cell>
          <table:table-cell/>
          <table:table-cell table:formula="of:=[.B396]" office:value-type="string" office:string-value="N403">
            <text:p>N403</text:p>
          </table:table-cell>
          <table:table-cell table:formula="of:=[.H396]" office:value-type="string" office:string-value="X2706">
            <text:p>X2706</text:p>
          </table:table-cell>
          <table:table-cell table:formula="of:=[.F396]" office:value-type="string" office:string-value="Y1478.25">
            <text:p>Y1478.25</text:p>
          </table:table-cell>
        </table:table-row>
        <table:table-row table:style-name="ro1">
          <table:table-cell table:formula="of:=[.A395]+1" office:value-type="float" office:value="403">
            <text:p>403</text:p>
          </table:table-cell>
          <table:table-cell table:formula="of:=&quot;N&quot;&amp;[.A396]" office:value-type="string" office:string-value="N403">
            <text:p>N403</text:p>
          </table:table-cell>
          <table:table-cell table:formula="of:=2700" office:value-type="float" office:value="2700">
            <text:p>2700</text:p>
          </table:table-cell>
          <table:table-cell table:formula="of:= &quot;X&quot;&amp; [.C396]" office:value-type="string" office:string-value="X2700">
            <text:p>X2700</text:p>
          </table:table-cell>
          <table:table-cell table:formula="of:=[.E395]-5.75" office:value-type="float" office:value="1478.25">
            <text:p>1478.25</text:p>
          </table:table-cell>
          <table:table-cell table:formula="of:=&quot;Y&quot; &amp; [.E396]" office:value-type="string" office:string-value="Y1478.25">
            <text:p>Y1478.25</text:p>
          </table:table-cell>
          <table:table-cell table:formula="of:=[.C396] +6" office:value-type="float" office:value="2706">
            <text:p>2706</text:p>
          </table:table-cell>
          <table:table-cell table:formula="of:=&quot;X&quot;&amp; [.G396]" office:value-type="string" office:string-value="X2706">
            <text:p>X2706</text:p>
          </table:table-cell>
          <table:table-cell table:number-columns-repeated="6"/>
          <table:table-cell table:style-name="ce6" table:formula="of:=[.B397]" office:value-type="string" office:string-value="N404">
            <text:p>N404</text:p>
          </table:table-cell>
          <table:table-cell table:style-name="ce6" table:formula="of:=[.D397]" office:value-type="string" office:string-value="X2700">
            <text:p>X2700</text:p>
          </table:table-cell>
          <table:table-cell table:style-name="ce6" table:formula="of:=[.F397]" office:value-type="string" office:string-value="Y1472.5">
            <text:p>Y1472.5</text:p>
          </table:table-cell>
          <table:table-cell/>
          <table:table-cell table:formula="of:=[.B397]" office:value-type="string" office:string-value="N404">
            <text:p>N404</text:p>
          </table:table-cell>
          <table:table-cell table:formula="of:=[.H397]" office:value-type="string" office:string-value="X2706">
            <text:p>X2706</text:p>
          </table:table-cell>
          <table:table-cell table:formula="of:=[.F397]" office:value-type="string" office:string-value="Y1472.5">
            <text:p>Y1472.5</text:p>
          </table:table-cell>
        </table:table-row>
        <table:table-row table:style-name="ro1">
          <table:table-cell table:formula="of:=[.A396]+1" office:value-type="float" office:value="404">
            <text:p>404</text:p>
          </table:table-cell>
          <table:table-cell table:formula="of:=&quot;N&quot;&amp;[.A397]" office:value-type="string" office:string-value="N404">
            <text:p>N404</text:p>
          </table:table-cell>
          <table:table-cell table:formula="of:=2700" office:value-type="float" office:value="2700">
            <text:p>2700</text:p>
          </table:table-cell>
          <table:table-cell table:formula="of:= &quot;X&quot;&amp; [.C397]" office:value-type="string" office:string-value="X2700">
            <text:p>X2700</text:p>
          </table:table-cell>
          <table:table-cell table:formula="of:=[.E396]-5.75" office:value-type="float" office:value="1472.5">
            <text:p>1472.5</text:p>
          </table:table-cell>
          <table:table-cell table:formula="of:=&quot;Y&quot; &amp; [.E397]" office:value-type="string" office:string-value="Y1472.5">
            <text:p>Y1472.5</text:p>
          </table:table-cell>
          <table:table-cell table:formula="of:=[.C397] +6" office:value-type="float" office:value="2706">
            <text:p>2706</text:p>
          </table:table-cell>
          <table:table-cell table:formula="of:=&quot;X&quot;&amp; [.G397]" office:value-type="string" office:string-value="X2706">
            <text:p>X2706</text:p>
          </table:table-cell>
          <table:table-cell table:number-columns-repeated="6"/>
          <table:table-cell table:style-name="ce6" table:formula="of:=[.B398]" office:value-type="string" office:string-value="N405">
            <text:p>N405</text:p>
          </table:table-cell>
          <table:table-cell table:style-name="ce6" table:formula="of:=[.D398]" office:value-type="string" office:string-value="X2700">
            <text:p>X2700</text:p>
          </table:table-cell>
          <table:table-cell table:style-name="ce6" table:formula="of:=[.F398]" office:value-type="string" office:string-value="Y1466.75">
            <text:p>Y1466.75</text:p>
          </table:table-cell>
          <table:table-cell/>
          <table:table-cell table:formula="of:=[.B398]" office:value-type="string" office:string-value="N405">
            <text:p>N405</text:p>
          </table:table-cell>
          <table:table-cell table:formula="of:=[.H398]" office:value-type="string" office:string-value="X2706">
            <text:p>X2706</text:p>
          </table:table-cell>
          <table:table-cell table:formula="of:=[.F398]" office:value-type="string" office:string-value="Y1466.75">
            <text:p>Y1466.75</text:p>
          </table:table-cell>
        </table:table-row>
        <table:table-row table:style-name="ro1">
          <table:table-cell table:formula="of:=[.A397]+1" office:value-type="float" office:value="405">
            <text:p>405</text:p>
          </table:table-cell>
          <table:table-cell table:formula="of:=&quot;N&quot;&amp;[.A398]" office:value-type="string" office:string-value="N405">
            <text:p>N405</text:p>
          </table:table-cell>
          <table:table-cell table:formula="of:=2700" office:value-type="float" office:value="2700">
            <text:p>2700</text:p>
          </table:table-cell>
          <table:table-cell table:formula="of:= &quot;X&quot;&amp; [.C398]" office:value-type="string" office:string-value="X2700">
            <text:p>X2700</text:p>
          </table:table-cell>
          <table:table-cell table:formula="of:=[.E397]-5.75" office:value-type="float" office:value="1466.75">
            <text:p>1466.75</text:p>
          </table:table-cell>
          <table:table-cell table:formula="of:=&quot;Y&quot; &amp; [.E398]" office:value-type="string" office:string-value="Y1466.75">
            <text:p>Y1466.75</text:p>
          </table:table-cell>
          <table:table-cell table:formula="of:=[.C398] +6" office:value-type="float" office:value="2706">
            <text:p>2706</text:p>
          </table:table-cell>
          <table:table-cell table:formula="of:=&quot;X&quot;&amp; [.G398]" office:value-type="string" office:string-value="X2706">
            <text:p>X2706</text:p>
          </table:table-cell>
          <table:table-cell table:number-columns-repeated="6"/>
          <table:table-cell table:style-name="ce6" table:formula="of:=[.B399]" office:value-type="string" office:string-value="N406">
            <text:p>N406</text:p>
          </table:table-cell>
          <table:table-cell table:style-name="ce6" table:formula="of:=[.D399]" office:value-type="string" office:string-value="X2700">
            <text:p>X2700</text:p>
          </table:table-cell>
          <table:table-cell table:style-name="ce6" table:formula="of:=[.F399]" office:value-type="string" office:string-value="Y1461">
            <text:p>Y1461</text:p>
          </table:table-cell>
          <table:table-cell/>
          <table:table-cell table:formula="of:=[.B399]" office:value-type="string" office:string-value="N406">
            <text:p>N406</text:p>
          </table:table-cell>
          <table:table-cell table:formula="of:=[.H399]" office:value-type="string" office:string-value="X2706">
            <text:p>X2706</text:p>
          </table:table-cell>
          <table:table-cell table:formula="of:=[.F399]" office:value-type="string" office:string-value="Y1461">
            <text:p>Y1461</text:p>
          </table:table-cell>
        </table:table-row>
        <table:table-row table:style-name="ro1">
          <table:table-cell table:formula="of:=[.A398]+1" office:value-type="float" office:value="406">
            <text:p>406</text:p>
          </table:table-cell>
          <table:table-cell table:formula="of:=&quot;N&quot;&amp;[.A399]" office:value-type="string" office:string-value="N406">
            <text:p>N406</text:p>
          </table:table-cell>
          <table:table-cell table:formula="of:=2700" office:value-type="float" office:value="2700">
            <text:p>2700</text:p>
          </table:table-cell>
          <table:table-cell table:formula="of:= &quot;X&quot;&amp; [.C399]" office:value-type="string" office:string-value="X2700">
            <text:p>X2700</text:p>
          </table:table-cell>
          <table:table-cell table:formula="of:=[.E398]-5.75" office:value-type="float" office:value="1461">
            <text:p>1461</text:p>
          </table:table-cell>
          <table:table-cell table:formula="of:=&quot;Y&quot; &amp; [.E399]" office:value-type="string" office:string-value="Y1461">
            <text:p>Y1461</text:p>
          </table:table-cell>
          <table:table-cell table:formula="of:=[.C399] +6" office:value-type="float" office:value="2706">
            <text:p>2706</text:p>
          </table:table-cell>
          <table:table-cell table:formula="of:=&quot;X&quot;&amp; [.G399]" office:value-type="string" office:string-value="X2706">
            <text:p>X2706</text:p>
          </table:table-cell>
          <table:table-cell table:number-columns-repeated="6"/>
          <table:table-cell table:style-name="ce6" table:formula="of:=[.B400]" office:value-type="string" office:string-value="N407">
            <text:p>N407</text:p>
          </table:table-cell>
          <table:table-cell table:style-name="ce6" table:formula="of:=[.D400]" office:value-type="string" office:string-value="X2700">
            <text:p>X2700</text:p>
          </table:table-cell>
          <table:table-cell table:style-name="ce6" table:formula="of:=[.F400]" office:value-type="string" office:string-value="Y1455.25">
            <text:p>Y1455.25</text:p>
          </table:table-cell>
          <table:table-cell/>
          <table:table-cell table:formula="of:=[.B400]" office:value-type="string" office:string-value="N407">
            <text:p>N407</text:p>
          </table:table-cell>
          <table:table-cell table:formula="of:=[.H400]" office:value-type="string" office:string-value="X2706">
            <text:p>X2706</text:p>
          </table:table-cell>
          <table:table-cell table:formula="of:=[.F400]" office:value-type="string" office:string-value="Y1455.25">
            <text:p>Y1455.25</text:p>
          </table:table-cell>
        </table:table-row>
        <table:table-row table:style-name="ro1">
          <table:table-cell table:formula="of:=[.A399]+1" office:value-type="float" office:value="407">
            <text:p>407</text:p>
          </table:table-cell>
          <table:table-cell table:formula="of:=&quot;N&quot;&amp;[.A400]" office:value-type="string" office:string-value="N407">
            <text:p>N407</text:p>
          </table:table-cell>
          <table:table-cell table:formula="of:=2700" office:value-type="float" office:value="2700">
            <text:p>2700</text:p>
          </table:table-cell>
          <table:table-cell table:formula="of:= &quot;X&quot;&amp; [.C400]" office:value-type="string" office:string-value="X2700">
            <text:p>X2700</text:p>
          </table:table-cell>
          <table:table-cell table:formula="of:=[.E399]-5.75" office:value-type="float" office:value="1455.25">
            <text:p>1455.25</text:p>
          </table:table-cell>
          <table:table-cell table:formula="of:=&quot;Y&quot; &amp; [.E400]" office:value-type="string" office:string-value="Y1455.25">
            <text:p>Y1455.25</text:p>
          </table:table-cell>
          <table:table-cell table:formula="of:=[.C400] +6" office:value-type="float" office:value="2706">
            <text:p>2706</text:p>
          </table:table-cell>
          <table:table-cell table:formula="of:=&quot;X&quot;&amp; [.G400]" office:value-type="string" office:string-value="X2706">
            <text:p>X2706</text:p>
          </table:table-cell>
          <table:table-cell table:number-columns-repeated="6"/>
          <table:table-cell table:style-name="ce6" table:formula="of:=[.B401]" office:value-type="string" office:string-value="N408">
            <text:p>N408</text:p>
          </table:table-cell>
          <table:table-cell table:style-name="ce6" table:formula="of:=[.D401]" office:value-type="string" office:string-value="X2700">
            <text:p>X2700</text:p>
          </table:table-cell>
          <table:table-cell table:style-name="ce6" table:formula="of:=[.F401]" office:value-type="string" office:string-value="Y1449.5">
            <text:p>Y1449.5</text:p>
          </table:table-cell>
          <table:table-cell/>
          <table:table-cell table:formula="of:=[.B401]" office:value-type="string" office:string-value="N408">
            <text:p>N408</text:p>
          </table:table-cell>
          <table:table-cell table:formula="of:=[.H401]" office:value-type="string" office:string-value="X2706">
            <text:p>X2706</text:p>
          </table:table-cell>
          <table:table-cell table:formula="of:=[.F401]" office:value-type="string" office:string-value="Y1449.5">
            <text:p>Y1449.5</text:p>
          </table:table-cell>
        </table:table-row>
        <table:table-row table:style-name="ro1">
          <table:table-cell table:formula="of:=[.A400]+1" office:value-type="float" office:value="408">
            <text:p>408</text:p>
          </table:table-cell>
          <table:table-cell table:formula="of:=&quot;N&quot;&amp;[.A401]" office:value-type="string" office:string-value="N408">
            <text:p>N408</text:p>
          </table:table-cell>
          <table:table-cell table:formula="of:=2700" office:value-type="float" office:value="2700">
            <text:p>2700</text:p>
          </table:table-cell>
          <table:table-cell table:formula="of:= &quot;X&quot;&amp; [.C401]" office:value-type="string" office:string-value="X2700">
            <text:p>X2700</text:p>
          </table:table-cell>
          <table:table-cell table:formula="of:=[.E400]-5.75" office:value-type="float" office:value="1449.5">
            <text:p>1449.5</text:p>
          </table:table-cell>
          <table:table-cell table:formula="of:=&quot;Y&quot; &amp; [.E401]" office:value-type="string" office:string-value="Y1449.5">
            <text:p>Y1449.5</text:p>
          </table:table-cell>
          <table:table-cell table:formula="of:=[.C401] +6" office:value-type="float" office:value="2706">
            <text:p>2706</text:p>
          </table:table-cell>
          <table:table-cell table:formula="of:=&quot;X&quot;&amp; [.G401]" office:value-type="string" office:string-value="X2706">
            <text:p>X2706</text:p>
          </table:table-cell>
          <table:table-cell table:number-columns-repeated="6"/>
          <table:table-cell table:style-name="ce6" table:formula="of:=[.B402]" office:value-type="string" office:string-value="N409">
            <text:p>N409</text:p>
          </table:table-cell>
          <table:table-cell table:style-name="ce6" table:formula="of:=[.D402]" office:value-type="string" office:string-value="X2700">
            <text:p>X2700</text:p>
          </table:table-cell>
          <table:table-cell table:style-name="ce6" table:formula="of:=[.F402]" office:value-type="string" office:string-value="Y1443.75">
            <text:p>Y1443.75</text:p>
          </table:table-cell>
          <table:table-cell/>
          <table:table-cell table:formula="of:=[.B402]" office:value-type="string" office:string-value="N409">
            <text:p>N409</text:p>
          </table:table-cell>
          <table:table-cell table:formula="of:=[.H402]" office:value-type="string" office:string-value="X2706">
            <text:p>X2706</text:p>
          </table:table-cell>
          <table:table-cell table:formula="of:=[.F402]" office:value-type="string" office:string-value="Y1443.75">
            <text:p>Y1443.75</text:p>
          </table:table-cell>
        </table:table-row>
        <table:table-row table:style-name="ro1">
          <table:table-cell table:formula="of:=[.A401]+1" office:value-type="float" office:value="409">
            <text:p>409</text:p>
          </table:table-cell>
          <table:table-cell table:formula="of:=&quot;N&quot;&amp;[.A402]" office:value-type="string" office:string-value="N409">
            <text:p>N409</text:p>
          </table:table-cell>
          <table:table-cell table:formula="of:=2700" office:value-type="float" office:value="2700">
            <text:p>2700</text:p>
          </table:table-cell>
          <table:table-cell table:formula="of:= &quot;X&quot;&amp; [.C402]" office:value-type="string" office:string-value="X2700">
            <text:p>X2700</text:p>
          </table:table-cell>
          <table:table-cell table:formula="of:=[.E401]-5.75" office:value-type="float" office:value="1443.75">
            <text:p>1443.75</text:p>
          </table:table-cell>
          <table:table-cell table:formula="of:=&quot;Y&quot; &amp; [.E402]" office:value-type="string" office:string-value="Y1443.75">
            <text:p>Y1443.75</text:p>
          </table:table-cell>
          <table:table-cell table:formula="of:=[.C402] +6" office:value-type="float" office:value="2706">
            <text:p>2706</text:p>
          </table:table-cell>
          <table:table-cell table:formula="of:=&quot;X&quot;&amp; [.G402]" office:value-type="string" office:string-value="X2706">
            <text:p>X2706</text:p>
          </table:table-cell>
          <table:table-cell table:number-columns-repeated="6"/>
          <table:table-cell table:style-name="ce6" table:formula="of:=[.B403]" office:value-type="string" office:string-value="N410">
            <text:p>N410</text:p>
          </table:table-cell>
          <table:table-cell table:style-name="ce6" table:formula="of:=[.D403]" office:value-type="string" office:string-value="X2700">
            <text:p>X2700</text:p>
          </table:table-cell>
          <table:table-cell table:style-name="ce6" table:formula="of:=[.F403]" office:value-type="string" office:string-value="Y1438">
            <text:p>Y1438</text:p>
          </table:table-cell>
          <table:table-cell/>
          <table:table-cell table:formula="of:=[.B403]" office:value-type="string" office:string-value="N410">
            <text:p>N410</text:p>
          </table:table-cell>
          <table:table-cell table:formula="of:=[.H403]" office:value-type="string" office:string-value="X2706">
            <text:p>X2706</text:p>
          </table:table-cell>
          <table:table-cell table:formula="of:=[.F403]" office:value-type="string" office:string-value="Y1438">
            <text:p>Y1438</text:p>
          </table:table-cell>
        </table:table-row>
        <table:table-row table:style-name="ro1">
          <table:table-cell table:formula="of:=[.A402]+1" office:value-type="float" office:value="410">
            <text:p>410</text:p>
          </table:table-cell>
          <table:table-cell table:formula="of:=&quot;N&quot;&amp;[.A403]" office:value-type="string" office:string-value="N410">
            <text:p>N410</text:p>
          </table:table-cell>
          <table:table-cell table:formula="of:=2700" office:value-type="float" office:value="2700">
            <text:p>2700</text:p>
          </table:table-cell>
          <table:table-cell table:formula="of:= &quot;X&quot;&amp; [.C403]" office:value-type="string" office:string-value="X2700">
            <text:p>X2700</text:p>
          </table:table-cell>
          <table:table-cell table:formula="of:=[.E402]-5.75" office:value-type="float" office:value="1438">
            <text:p>1438</text:p>
          </table:table-cell>
          <table:table-cell table:formula="of:=&quot;Y&quot; &amp; [.E403]" office:value-type="string" office:string-value="Y1438">
            <text:p>Y1438</text:p>
          </table:table-cell>
          <table:table-cell table:formula="of:=[.C403] +6" office:value-type="float" office:value="2706">
            <text:p>2706</text:p>
          </table:table-cell>
          <table:table-cell table:formula="of:=&quot;X&quot;&amp; [.G403]" office:value-type="string" office:string-value="X2706">
            <text:p>X2706</text:p>
          </table:table-cell>
          <table:table-cell table:number-columns-repeated="6"/>
          <table:table-cell table:style-name="ce6" table:formula="of:=[.B404]" office:value-type="string" office:string-value="N411">
            <text:p>N411</text:p>
          </table:table-cell>
          <table:table-cell table:style-name="ce6" table:formula="of:=[.D404]" office:value-type="string" office:string-value="X2700">
            <text:p>X2700</text:p>
          </table:table-cell>
          <table:table-cell table:style-name="ce6" table:formula="of:=[.F404]" office:value-type="string" office:string-value="Y1432.25">
            <text:p>Y1432.25</text:p>
          </table:table-cell>
          <table:table-cell/>
          <table:table-cell table:formula="of:=[.B404]" office:value-type="string" office:string-value="N411">
            <text:p>N411</text:p>
          </table:table-cell>
          <table:table-cell table:formula="of:=[.H404]" office:value-type="string" office:string-value="X2706">
            <text:p>X2706</text:p>
          </table:table-cell>
          <table:table-cell table:formula="of:=[.F404]" office:value-type="string" office:string-value="Y1432.25">
            <text:p>Y1432.25</text:p>
          </table:table-cell>
        </table:table-row>
        <table:table-row table:style-name="ro1">
          <table:table-cell table:formula="of:=[.A403]+1" office:value-type="float" office:value="411">
            <text:p>411</text:p>
          </table:table-cell>
          <table:table-cell table:formula="of:=&quot;N&quot;&amp;[.A404]" office:value-type="string" office:string-value="N411">
            <text:p>N411</text:p>
          </table:table-cell>
          <table:table-cell table:formula="of:=2700" office:value-type="float" office:value="2700">
            <text:p>2700</text:p>
          </table:table-cell>
          <table:table-cell table:formula="of:= &quot;X&quot;&amp; [.C404]" office:value-type="string" office:string-value="X2700">
            <text:p>X2700</text:p>
          </table:table-cell>
          <table:table-cell table:formula="of:=[.E403]-5.75" office:value-type="float" office:value="1432.25">
            <text:p>1432.25</text:p>
          </table:table-cell>
          <table:table-cell table:formula="of:=&quot;Y&quot; &amp; [.E404]" office:value-type="string" office:string-value="Y1432.25">
            <text:p>Y1432.25</text:p>
          </table:table-cell>
          <table:table-cell table:formula="of:=[.C404] +6" office:value-type="float" office:value="2706">
            <text:p>2706</text:p>
          </table:table-cell>
          <table:table-cell table:formula="of:=&quot;X&quot;&amp; [.G404]" office:value-type="string" office:string-value="X2706">
            <text:p>X2706</text:p>
          </table:table-cell>
          <table:table-cell table:number-columns-repeated="6"/>
          <table:table-cell table:style-name="ce6" table:formula="of:=[.B405]" office:value-type="string" office:string-value="N412">
            <text:p>N412</text:p>
          </table:table-cell>
          <table:table-cell table:style-name="ce6" table:formula="of:=[.D405]" office:value-type="string" office:string-value="X2700">
            <text:p>X2700</text:p>
          </table:table-cell>
          <table:table-cell table:style-name="ce6" table:formula="of:=[.F405]" office:value-type="string" office:string-value="Y1426.5">
            <text:p>Y1426.5</text:p>
          </table:table-cell>
          <table:table-cell/>
          <table:table-cell table:formula="of:=[.B405]" office:value-type="string" office:string-value="N412">
            <text:p>N412</text:p>
          </table:table-cell>
          <table:table-cell table:formula="of:=[.H405]" office:value-type="string" office:string-value="X2706">
            <text:p>X2706</text:p>
          </table:table-cell>
          <table:table-cell table:formula="of:=[.F405]" office:value-type="string" office:string-value="Y1426.5">
            <text:p>Y1426.5</text:p>
          </table:table-cell>
        </table:table-row>
        <table:table-row table:style-name="ro1">
          <table:table-cell table:formula="of:=[.A404]+1" office:value-type="float" office:value="412">
            <text:p>412</text:p>
          </table:table-cell>
          <table:table-cell table:formula="of:=&quot;N&quot;&amp;[.A405]" office:value-type="string" office:string-value="N412">
            <text:p>N412</text:p>
          </table:table-cell>
          <table:table-cell table:formula="of:=2700" office:value-type="float" office:value="2700">
            <text:p>2700</text:p>
          </table:table-cell>
          <table:table-cell table:formula="of:= &quot;X&quot;&amp; [.C405]" office:value-type="string" office:string-value="X2700">
            <text:p>X2700</text:p>
          </table:table-cell>
          <table:table-cell table:formula="of:=[.E404]-5.75" office:value-type="float" office:value="1426.5">
            <text:p>1426.5</text:p>
          </table:table-cell>
          <table:table-cell table:formula="of:=&quot;Y&quot; &amp; [.E405]" office:value-type="string" office:string-value="Y1426.5">
            <text:p>Y1426.5</text:p>
          </table:table-cell>
          <table:table-cell table:formula="of:=[.C405] +6" office:value-type="float" office:value="2706">
            <text:p>2706</text:p>
          </table:table-cell>
          <table:table-cell table:formula="of:=&quot;X&quot;&amp; [.G405]" office:value-type="string" office:string-value="X2706">
            <text:p>X2706</text:p>
          </table:table-cell>
          <table:table-cell table:number-columns-repeated="6"/>
          <table:table-cell table:style-name="ce6" table:formula="of:=[.B406]" office:value-type="string" office:string-value="N413">
            <text:p>N413</text:p>
          </table:table-cell>
          <table:table-cell table:style-name="ce6" table:formula="of:=[.D406]" office:value-type="string" office:string-value="X2700">
            <text:p>X2700</text:p>
          </table:table-cell>
          <table:table-cell table:style-name="ce6" table:formula="of:=[.F406]" office:value-type="string" office:string-value="Y1420.75">
            <text:p>Y1420.75</text:p>
          </table:table-cell>
          <table:table-cell/>
          <table:table-cell table:formula="of:=[.B406]" office:value-type="string" office:string-value="N413">
            <text:p>N413</text:p>
          </table:table-cell>
          <table:table-cell table:formula="of:=[.H406]" office:value-type="string" office:string-value="X2706">
            <text:p>X2706</text:p>
          </table:table-cell>
          <table:table-cell table:formula="of:=[.F406]" office:value-type="string" office:string-value="Y1420.75">
            <text:p>Y1420.75</text:p>
          </table:table-cell>
        </table:table-row>
        <table:table-row table:style-name="ro1">
          <table:table-cell table:formula="of:=[.A405]+1" office:value-type="float" office:value="413">
            <text:p>413</text:p>
          </table:table-cell>
          <table:table-cell table:formula="of:=&quot;N&quot;&amp;[.A406]" office:value-type="string" office:string-value="N413">
            <text:p>N413</text:p>
          </table:table-cell>
          <table:table-cell table:formula="of:=2700" office:value-type="float" office:value="2700">
            <text:p>2700</text:p>
          </table:table-cell>
          <table:table-cell table:formula="of:= &quot;X&quot;&amp; [.C406]" office:value-type="string" office:string-value="X2700">
            <text:p>X2700</text:p>
          </table:table-cell>
          <table:table-cell table:formula="of:=[.E405]-5.75" office:value-type="float" office:value="1420.75">
            <text:p>1420.75</text:p>
          </table:table-cell>
          <table:table-cell table:formula="of:=&quot;Y&quot; &amp; [.E406]" office:value-type="string" office:string-value="Y1420.75">
            <text:p>Y1420.75</text:p>
          </table:table-cell>
          <table:table-cell table:formula="of:=[.C406] +6" office:value-type="float" office:value="2706">
            <text:p>2706</text:p>
          </table:table-cell>
          <table:table-cell table:formula="of:=&quot;X&quot;&amp; [.G406]" office:value-type="string" office:string-value="X2706">
            <text:p>X2706</text:p>
          </table:table-cell>
          <table:table-cell table:number-columns-repeated="6"/>
          <table:table-cell table:style-name="ce6" table:formula="of:=[.B407]" office:value-type="string" office:string-value="N414">
            <text:p>N414</text:p>
          </table:table-cell>
          <table:table-cell table:style-name="ce6" table:formula="of:=[.D407]" office:value-type="string" office:string-value="X2700">
            <text:p>X2700</text:p>
          </table:table-cell>
          <table:table-cell table:style-name="ce6" table:formula="of:=[.F407]" office:value-type="string" office:string-value="Y1415">
            <text:p>Y1415</text:p>
          </table:table-cell>
          <table:table-cell/>
          <table:table-cell table:formula="of:=[.B407]" office:value-type="string" office:string-value="N414">
            <text:p>N414</text:p>
          </table:table-cell>
          <table:table-cell table:formula="of:=[.H407]" office:value-type="string" office:string-value="X2706">
            <text:p>X2706</text:p>
          </table:table-cell>
          <table:table-cell table:formula="of:=[.F407]" office:value-type="string" office:string-value="Y1415">
            <text:p>Y1415</text:p>
          </table:table-cell>
        </table:table-row>
        <table:table-row table:style-name="ro1">
          <table:table-cell table:formula="of:=[.A406]+1" office:value-type="float" office:value="414">
            <text:p>414</text:p>
          </table:table-cell>
          <table:table-cell table:formula="of:=&quot;N&quot;&amp;[.A407]" office:value-type="string" office:string-value="N414">
            <text:p>N414</text:p>
          </table:table-cell>
          <table:table-cell table:formula="of:=2700" office:value-type="float" office:value="2700">
            <text:p>2700</text:p>
          </table:table-cell>
          <table:table-cell table:formula="of:= &quot;X&quot;&amp; [.C407]" office:value-type="string" office:string-value="X2700">
            <text:p>X2700</text:p>
          </table:table-cell>
          <table:table-cell table:formula="of:=[.E406]-5.75" office:value-type="float" office:value="1415">
            <text:p>1415</text:p>
          </table:table-cell>
          <table:table-cell table:formula="of:=&quot;Y&quot; &amp; [.E407]" office:value-type="string" office:string-value="Y1415">
            <text:p>Y1415</text:p>
          </table:table-cell>
          <table:table-cell table:formula="of:=[.C407] +6" office:value-type="float" office:value="2706">
            <text:p>2706</text:p>
          </table:table-cell>
          <table:table-cell table:formula="of:=&quot;X&quot;&amp; [.G407]" office:value-type="string" office:string-value="X2706">
            <text:p>X2706</text:p>
          </table:table-cell>
          <table:table-cell table:number-columns-repeated="6"/>
          <table:table-cell table:style-name="ce6" table:formula="of:=[.B408]" office:value-type="string" office:string-value="N415">
            <text:p>N415</text:p>
          </table:table-cell>
          <table:table-cell table:style-name="ce6" table:formula="of:=[.D408]" office:value-type="string" office:string-value="X2700">
            <text:p>X2700</text:p>
          </table:table-cell>
          <table:table-cell table:style-name="ce6" table:formula="of:=[.F408]" office:value-type="string" office:string-value="Y1409.25">
            <text:p>Y1409.25</text:p>
          </table:table-cell>
          <table:table-cell/>
          <table:table-cell table:formula="of:=[.B408]" office:value-type="string" office:string-value="N415">
            <text:p>N415</text:p>
          </table:table-cell>
          <table:table-cell table:formula="of:=[.H408]" office:value-type="string" office:string-value="X2706">
            <text:p>X2706</text:p>
          </table:table-cell>
          <table:table-cell table:formula="of:=[.F408]" office:value-type="string" office:string-value="Y1409.25">
            <text:p>Y1409.25</text:p>
          </table:table-cell>
        </table:table-row>
        <table:table-row table:style-name="ro1">
          <table:table-cell table:formula="of:=[.A407]+1" office:value-type="float" office:value="415">
            <text:p>415</text:p>
          </table:table-cell>
          <table:table-cell table:formula="of:=&quot;N&quot;&amp;[.A408]" office:value-type="string" office:string-value="N415">
            <text:p>N415</text:p>
          </table:table-cell>
          <table:table-cell table:formula="of:=2700" office:value-type="float" office:value="2700">
            <text:p>2700</text:p>
          </table:table-cell>
          <table:table-cell table:formula="of:= &quot;X&quot;&amp; [.C408]" office:value-type="string" office:string-value="X2700">
            <text:p>X2700</text:p>
          </table:table-cell>
          <table:table-cell table:formula="of:=[.E407]-5.75" office:value-type="float" office:value="1409.25">
            <text:p>1409.25</text:p>
          </table:table-cell>
          <table:table-cell table:formula="of:=&quot;Y&quot; &amp; [.E408]" office:value-type="string" office:string-value="Y1409.25">
            <text:p>Y1409.25</text:p>
          </table:table-cell>
          <table:table-cell table:formula="of:=[.C408] +6" office:value-type="float" office:value="2706">
            <text:p>2706</text:p>
          </table:table-cell>
          <table:table-cell table:formula="of:=&quot;X&quot;&amp; [.G408]" office:value-type="string" office:string-value="X2706">
            <text:p>X2706</text:p>
          </table:table-cell>
          <table:table-cell table:number-columns-repeated="6"/>
          <table:table-cell table:style-name="ce6" table:formula="of:=[.B409]" office:value-type="string" office:string-value="N416">
            <text:p>N416</text:p>
          </table:table-cell>
          <table:table-cell table:style-name="ce6" table:formula="of:=[.D409]" office:value-type="string" office:string-value="X2700">
            <text:p>X2700</text:p>
          </table:table-cell>
          <table:table-cell table:style-name="ce6" table:formula="of:=[.F409]" office:value-type="string" office:string-value="Y1403.5">
            <text:p>Y1403.5</text:p>
          </table:table-cell>
          <table:table-cell/>
          <table:table-cell table:formula="of:=[.B409]" office:value-type="string" office:string-value="N416">
            <text:p>N416</text:p>
          </table:table-cell>
          <table:table-cell table:formula="of:=[.H409]" office:value-type="string" office:string-value="X2706">
            <text:p>X2706</text:p>
          </table:table-cell>
          <table:table-cell table:formula="of:=[.F409]" office:value-type="string" office:string-value="Y1403.5">
            <text:p>Y1403.5</text:p>
          </table:table-cell>
        </table:table-row>
        <table:table-row table:style-name="ro1">
          <table:table-cell table:formula="of:=[.A408]+1" office:value-type="float" office:value="416">
            <text:p>416</text:p>
          </table:table-cell>
          <table:table-cell table:formula="of:=&quot;N&quot;&amp;[.A409]" office:value-type="string" office:string-value="N416">
            <text:p>N416</text:p>
          </table:table-cell>
          <table:table-cell table:formula="of:=2700" office:value-type="float" office:value="2700">
            <text:p>2700</text:p>
          </table:table-cell>
          <table:table-cell table:formula="of:= &quot;X&quot;&amp; [.C409]" office:value-type="string" office:string-value="X2700">
            <text:p>X2700</text:p>
          </table:table-cell>
          <table:table-cell table:formula="of:=[.E408]-5.75" office:value-type="float" office:value="1403.5">
            <text:p>1403.5</text:p>
          </table:table-cell>
          <table:table-cell table:formula="of:=&quot;Y&quot; &amp; [.E409]" office:value-type="string" office:string-value="Y1403.5">
            <text:p>Y1403.5</text:p>
          </table:table-cell>
          <table:table-cell table:formula="of:=[.C409] +6" office:value-type="float" office:value="2706">
            <text:p>2706</text:p>
          </table:table-cell>
          <table:table-cell table:formula="of:=&quot;X&quot;&amp; [.G409]" office:value-type="string" office:string-value="X2706">
            <text:p>X2706</text:p>
          </table:table-cell>
          <table:table-cell table:number-columns-repeated="6"/>
          <table:table-cell table:style-name="ce6" table:formula="of:=[.B410]" office:value-type="string" office:string-value="N417">
            <text:p>N417</text:p>
          </table:table-cell>
          <table:table-cell table:style-name="ce6" table:formula="of:=[.D410]" office:value-type="string" office:string-value="X2700">
            <text:p>X2700</text:p>
          </table:table-cell>
          <table:table-cell table:style-name="ce6" table:formula="of:=[.F410]" office:value-type="string" office:string-value="Y1397.75">
            <text:p>Y1397.75</text:p>
          </table:table-cell>
          <table:table-cell/>
          <table:table-cell table:formula="of:=[.B410]" office:value-type="string" office:string-value="N417">
            <text:p>N417</text:p>
          </table:table-cell>
          <table:table-cell table:formula="of:=[.H410]" office:value-type="string" office:string-value="X2706">
            <text:p>X2706</text:p>
          </table:table-cell>
          <table:table-cell table:formula="of:=[.F410]" office:value-type="string" office:string-value="Y1397.75">
            <text:p>Y1397.75</text:p>
          </table:table-cell>
        </table:table-row>
        <table:table-row table:style-name="ro1">
          <table:table-cell table:formula="of:=[.A409]+1" office:value-type="float" office:value="417">
            <text:p>417</text:p>
          </table:table-cell>
          <table:table-cell table:formula="of:=&quot;N&quot;&amp;[.A410]" office:value-type="string" office:string-value="N417">
            <text:p>N417</text:p>
          </table:table-cell>
          <table:table-cell table:formula="of:=2700" office:value-type="float" office:value="2700">
            <text:p>2700</text:p>
          </table:table-cell>
          <table:table-cell table:formula="of:= &quot;X&quot;&amp; [.C410]" office:value-type="string" office:string-value="X2700">
            <text:p>X2700</text:p>
          </table:table-cell>
          <table:table-cell table:formula="of:=[.E409]-5.75" office:value-type="float" office:value="1397.75">
            <text:p>1397.75</text:p>
          </table:table-cell>
          <table:table-cell table:formula="of:=&quot;Y&quot; &amp; [.E410]" office:value-type="string" office:string-value="Y1397.75">
            <text:p>Y1397.75</text:p>
          </table:table-cell>
          <table:table-cell table:formula="of:=[.C410] +6" office:value-type="float" office:value="2706">
            <text:p>2706</text:p>
          </table:table-cell>
          <table:table-cell table:formula="of:=&quot;X&quot;&amp; [.G410]" office:value-type="string" office:string-value="X2706">
            <text:p>X2706</text:p>
          </table:table-cell>
          <table:table-cell table:number-columns-repeated="6"/>
          <table:table-cell table:style-name="ce6" table:formula="of:=[.B411]" office:value-type="string" office:string-value="N418">
            <text:p>N418</text:p>
          </table:table-cell>
          <table:table-cell table:style-name="ce6" table:formula="of:=[.D411]" office:value-type="string" office:string-value="X2700">
            <text:p>X2700</text:p>
          </table:table-cell>
          <table:table-cell table:style-name="ce6" table:formula="of:=[.F411]" office:value-type="string" office:string-value="Y1392">
            <text:p>Y1392</text:p>
          </table:table-cell>
          <table:table-cell/>
          <table:table-cell table:formula="of:=[.B411]" office:value-type="string" office:string-value="N418">
            <text:p>N418</text:p>
          </table:table-cell>
          <table:table-cell table:formula="of:=[.H411]" office:value-type="string" office:string-value="X2706">
            <text:p>X2706</text:p>
          </table:table-cell>
          <table:table-cell table:formula="of:=[.F411]" office:value-type="string" office:string-value="Y1392">
            <text:p>Y1392</text:p>
          </table:table-cell>
        </table:table-row>
        <table:table-row table:style-name="ro1">
          <table:table-cell table:formula="of:=[.A410]+1" office:value-type="float" office:value="418">
            <text:p>418</text:p>
          </table:table-cell>
          <table:table-cell table:formula="of:=&quot;N&quot;&amp;[.A411]" office:value-type="string" office:string-value="N418">
            <text:p>N418</text:p>
          </table:table-cell>
          <table:table-cell table:formula="of:=2700" office:value-type="float" office:value="2700">
            <text:p>2700</text:p>
          </table:table-cell>
          <table:table-cell table:formula="of:= &quot;X&quot;&amp; [.C411]" office:value-type="string" office:string-value="X2700">
            <text:p>X2700</text:p>
          </table:table-cell>
          <table:table-cell table:formula="of:=[.E410]-5.75" office:value-type="float" office:value="1392">
            <text:p>1392</text:p>
          </table:table-cell>
          <table:table-cell table:formula="of:=&quot;Y&quot; &amp; [.E411]" office:value-type="string" office:string-value="Y1392">
            <text:p>Y1392</text:p>
          </table:table-cell>
          <table:table-cell table:formula="of:=[.C411] +6" office:value-type="float" office:value="2706">
            <text:p>2706</text:p>
          </table:table-cell>
          <table:table-cell table:formula="of:=&quot;X&quot;&amp; [.G411]" office:value-type="string" office:string-value="X2706">
            <text:p>X2706</text:p>
          </table:table-cell>
          <table:table-cell table:number-columns-repeated="6"/>
          <table:table-cell table:style-name="ce6" table:formula="of:=[.B412]" office:value-type="string" office:string-value="N419">
            <text:p>N419</text:p>
          </table:table-cell>
          <table:table-cell table:style-name="ce6" table:formula="of:=[.D412]" office:value-type="string" office:string-value="X2700">
            <text:p>X2700</text:p>
          </table:table-cell>
          <table:table-cell table:style-name="ce6" table:formula="of:=[.F412]" office:value-type="string" office:string-value="Y1386.25">
            <text:p>Y1386.25</text:p>
          </table:table-cell>
          <table:table-cell/>
          <table:table-cell table:formula="of:=[.B412]" office:value-type="string" office:string-value="N419">
            <text:p>N419</text:p>
          </table:table-cell>
          <table:table-cell table:formula="of:=[.H412]" office:value-type="string" office:string-value="X2706">
            <text:p>X2706</text:p>
          </table:table-cell>
          <table:table-cell table:formula="of:=[.F412]" office:value-type="string" office:string-value="Y1386.25">
            <text:p>Y1386.25</text:p>
          </table:table-cell>
        </table:table-row>
        <table:table-row table:style-name="ro1">
          <table:table-cell table:formula="of:=[.A411]+1" office:value-type="float" office:value="419">
            <text:p>419</text:p>
          </table:table-cell>
          <table:table-cell table:formula="of:=&quot;N&quot;&amp;[.A412]" office:value-type="string" office:string-value="N419">
            <text:p>N419</text:p>
          </table:table-cell>
          <table:table-cell table:formula="of:=2700" office:value-type="float" office:value="2700">
            <text:p>2700</text:p>
          </table:table-cell>
          <table:table-cell table:formula="of:= &quot;X&quot;&amp; [.C412]" office:value-type="string" office:string-value="X2700">
            <text:p>X2700</text:p>
          </table:table-cell>
          <table:table-cell table:formula="of:=[.E411]-5.75" office:value-type="float" office:value="1386.25">
            <text:p>1386.25</text:p>
          </table:table-cell>
          <table:table-cell table:formula="of:=&quot;Y&quot; &amp; [.E412]" office:value-type="string" office:string-value="Y1386.25">
            <text:p>Y1386.25</text:p>
          </table:table-cell>
          <table:table-cell table:formula="of:=[.C412] +6" office:value-type="float" office:value="2706">
            <text:p>2706</text:p>
          </table:table-cell>
          <table:table-cell table:formula="of:=&quot;X&quot;&amp; [.G412]" office:value-type="string" office:string-value="X2706">
            <text:p>X2706</text:p>
          </table:table-cell>
          <table:table-cell table:number-columns-repeated="6"/>
          <table:table-cell table:style-name="ce6" table:formula="of:=[.B413]" office:value-type="string" office:string-value="N420">
            <text:p>N420</text:p>
          </table:table-cell>
          <table:table-cell table:style-name="ce6" table:formula="of:=[.D413]" office:value-type="string" office:string-value="X2700">
            <text:p>X2700</text:p>
          </table:table-cell>
          <table:table-cell table:style-name="ce6" table:formula="of:=[.F413]" office:value-type="string" office:string-value="Y1380.5">
            <text:p>Y1380.5</text:p>
          </table:table-cell>
          <table:table-cell/>
          <table:table-cell table:formula="of:=[.B413]" office:value-type="string" office:string-value="N420">
            <text:p>N420</text:p>
          </table:table-cell>
          <table:table-cell table:formula="of:=[.H413]" office:value-type="string" office:string-value="X2706">
            <text:p>X2706</text:p>
          </table:table-cell>
          <table:table-cell table:formula="of:=[.F413]" office:value-type="string" office:string-value="Y1380.5">
            <text:p>Y1380.5</text:p>
          </table:table-cell>
        </table:table-row>
        <table:table-row table:style-name="ro1">
          <table:table-cell table:formula="of:=[.A412]+1" office:value-type="float" office:value="420">
            <text:p>420</text:p>
          </table:table-cell>
          <table:table-cell table:formula="of:=&quot;N&quot;&amp;[.A413]" office:value-type="string" office:string-value="N420">
            <text:p>N420</text:p>
          </table:table-cell>
          <table:table-cell table:formula="of:=2700" office:value-type="float" office:value="2700">
            <text:p>2700</text:p>
          </table:table-cell>
          <table:table-cell table:formula="of:= &quot;X&quot;&amp; [.C413]" office:value-type="string" office:string-value="X2700">
            <text:p>X2700</text:p>
          </table:table-cell>
          <table:table-cell table:formula="of:=[.E412]-5.75" office:value-type="float" office:value="1380.5">
            <text:p>1380.5</text:p>
          </table:table-cell>
          <table:table-cell table:formula="of:=&quot;Y&quot; &amp; [.E413]" office:value-type="string" office:string-value="Y1380.5">
            <text:p>Y1380.5</text:p>
          </table:table-cell>
          <table:table-cell table:formula="of:=[.C413] +6" office:value-type="float" office:value="2706">
            <text:p>2706</text:p>
          </table:table-cell>
          <table:table-cell table:formula="of:=&quot;X&quot;&amp; [.G413]" office:value-type="string" office:string-value="X2706">
            <text:p>X2706</text:p>
          </table:table-cell>
          <table:table-cell table:number-columns-repeated="6"/>
          <table:table-cell table:style-name="ce6" table:formula="of:=[.B414]" office:value-type="string" office:string-value="N421">
            <text:p>N421</text:p>
          </table:table-cell>
          <table:table-cell table:style-name="ce6" table:formula="of:=[.D414]" office:value-type="string" office:string-value="X2700">
            <text:p>X2700</text:p>
          </table:table-cell>
          <table:table-cell table:style-name="ce6" table:formula="of:=[.F414]" office:value-type="string" office:string-value="Y1374.75">
            <text:p>Y1374.75</text:p>
          </table:table-cell>
          <table:table-cell/>
          <table:table-cell table:formula="of:=[.B414]" office:value-type="string" office:string-value="N421">
            <text:p>N421</text:p>
          </table:table-cell>
          <table:table-cell table:formula="of:=[.H414]" office:value-type="string" office:string-value="X2706">
            <text:p>X2706</text:p>
          </table:table-cell>
          <table:table-cell table:formula="of:=[.F414]" office:value-type="string" office:string-value="Y1374.75">
            <text:p>Y1374.75</text:p>
          </table:table-cell>
        </table:table-row>
        <table:table-row table:style-name="ro1">
          <table:table-cell table:formula="of:=[.A413]+1" office:value-type="float" office:value="421">
            <text:p>421</text:p>
          </table:table-cell>
          <table:table-cell table:formula="of:=&quot;N&quot;&amp;[.A414]" office:value-type="string" office:string-value="N421">
            <text:p>N421</text:p>
          </table:table-cell>
          <table:table-cell table:formula="of:=2700" office:value-type="float" office:value="2700">
            <text:p>2700</text:p>
          </table:table-cell>
          <table:table-cell table:formula="of:= &quot;X&quot;&amp; [.C414]" office:value-type="string" office:string-value="X2700">
            <text:p>X2700</text:p>
          </table:table-cell>
          <table:table-cell table:formula="of:=[.E413]-5.75" office:value-type="float" office:value="1374.75">
            <text:p>1374.75</text:p>
          </table:table-cell>
          <table:table-cell table:formula="of:=&quot;Y&quot; &amp; [.E414]" office:value-type="string" office:string-value="Y1374.75">
            <text:p>Y1374.75</text:p>
          </table:table-cell>
          <table:table-cell table:formula="of:=[.C414] +6" office:value-type="float" office:value="2706">
            <text:p>2706</text:p>
          </table:table-cell>
          <table:table-cell table:formula="of:=&quot;X&quot;&amp; [.G414]" office:value-type="string" office:string-value="X2706">
            <text:p>X2706</text:p>
          </table:table-cell>
          <table:table-cell table:number-columns-repeated="6"/>
          <table:table-cell table:style-name="ce6" table:formula="of:=[.B415]" office:value-type="string" office:string-value="N422">
            <text:p>N422</text:p>
          </table:table-cell>
          <table:table-cell table:style-name="ce6" table:formula="of:=[.D415]" office:value-type="string" office:string-value="X2700">
            <text:p>X2700</text:p>
          </table:table-cell>
          <table:table-cell table:style-name="ce6" table:formula="of:=[.F415]" office:value-type="string" office:string-value="Y1369">
            <text:p>Y1369</text:p>
          </table:table-cell>
          <table:table-cell/>
          <table:table-cell table:formula="of:=[.B415]" office:value-type="string" office:string-value="N422">
            <text:p>N422</text:p>
          </table:table-cell>
          <table:table-cell table:formula="of:=[.H415]" office:value-type="string" office:string-value="X2706">
            <text:p>X2706</text:p>
          </table:table-cell>
          <table:table-cell table:formula="of:=[.F415]" office:value-type="string" office:string-value="Y1369">
            <text:p>Y1369</text:p>
          </table:table-cell>
        </table:table-row>
        <table:table-row table:style-name="ro1">
          <table:table-cell table:formula="of:=[.A414]+1" office:value-type="float" office:value="422">
            <text:p>422</text:p>
          </table:table-cell>
          <table:table-cell table:formula="of:=&quot;N&quot;&amp;[.A415]" office:value-type="string" office:string-value="N422">
            <text:p>N422</text:p>
          </table:table-cell>
          <table:table-cell table:formula="of:=2700" office:value-type="float" office:value="2700">
            <text:p>2700</text:p>
          </table:table-cell>
          <table:table-cell table:formula="of:= &quot;X&quot;&amp; [.C415]" office:value-type="string" office:string-value="X2700">
            <text:p>X2700</text:p>
          </table:table-cell>
          <table:table-cell table:formula="of:=[.E414]-5.75" office:value-type="float" office:value="1369">
            <text:p>1369</text:p>
          </table:table-cell>
          <table:table-cell table:formula="of:=&quot;Y&quot; &amp; [.E415]" office:value-type="string" office:string-value="Y1369">
            <text:p>Y1369</text:p>
          </table:table-cell>
          <table:table-cell table:formula="of:=[.C415] +6" office:value-type="float" office:value="2706">
            <text:p>2706</text:p>
          </table:table-cell>
          <table:table-cell table:formula="of:=&quot;X&quot;&amp; [.G415]" office:value-type="string" office:string-value="X2706">
            <text:p>X2706</text:p>
          </table:table-cell>
          <table:table-cell table:number-columns-repeated="6"/>
          <table:table-cell table:style-name="ce6" table:formula="of:=[.B416]" office:value-type="string" office:string-value="N423">
            <text:p>N423</text:p>
          </table:table-cell>
          <table:table-cell table:style-name="ce6" table:formula="of:=[.D416]" office:value-type="string" office:string-value="X2700">
            <text:p>X2700</text:p>
          </table:table-cell>
          <table:table-cell table:style-name="ce6" table:formula="of:=[.F416]" office:value-type="string" office:string-value="Y1363.25">
            <text:p>Y1363.25</text:p>
          </table:table-cell>
          <table:table-cell/>
          <table:table-cell table:formula="of:=[.B416]" office:value-type="string" office:string-value="N423">
            <text:p>N423</text:p>
          </table:table-cell>
          <table:table-cell table:formula="of:=[.H416]" office:value-type="string" office:string-value="X2706">
            <text:p>X2706</text:p>
          </table:table-cell>
          <table:table-cell table:formula="of:=[.F416]" office:value-type="string" office:string-value="Y1363.25">
            <text:p>Y1363.25</text:p>
          </table:table-cell>
        </table:table-row>
        <table:table-row table:style-name="ro1">
          <table:table-cell table:formula="of:=[.A415]+1" office:value-type="float" office:value="423">
            <text:p>423</text:p>
          </table:table-cell>
          <table:table-cell table:formula="of:=&quot;N&quot;&amp;[.A416]" office:value-type="string" office:string-value="N423">
            <text:p>N423</text:p>
          </table:table-cell>
          <table:table-cell table:formula="of:=2700" office:value-type="float" office:value="2700">
            <text:p>2700</text:p>
          </table:table-cell>
          <table:table-cell table:formula="of:= &quot;X&quot;&amp; [.C416]" office:value-type="string" office:string-value="X2700">
            <text:p>X2700</text:p>
          </table:table-cell>
          <table:table-cell table:formula="of:=[.E415]-5.75" office:value-type="float" office:value="1363.25">
            <text:p>1363.25</text:p>
          </table:table-cell>
          <table:table-cell table:formula="of:=&quot;Y&quot; &amp; [.E416]" office:value-type="string" office:string-value="Y1363.25">
            <text:p>Y1363.25</text:p>
          </table:table-cell>
          <table:table-cell table:formula="of:=[.C416] +6" office:value-type="float" office:value="2706">
            <text:p>2706</text:p>
          </table:table-cell>
          <table:table-cell table:formula="of:=&quot;X&quot;&amp; [.G416]" office:value-type="string" office:string-value="X2706">
            <text:p>X2706</text:p>
          </table:table-cell>
          <table:table-cell table:number-columns-repeated="6"/>
          <table:table-cell table:style-name="ce6" table:formula="of:=[.B417]" office:value-type="string" office:string-value="N424">
            <text:p>N424</text:p>
          </table:table-cell>
          <table:table-cell table:style-name="ce6" table:formula="of:=[.D417]" office:value-type="string" office:string-value="X2700">
            <text:p>X2700</text:p>
          </table:table-cell>
          <table:table-cell table:style-name="ce6" table:formula="of:=[.F417]" office:value-type="string" office:string-value="Y1357.5">
            <text:p>Y1357.5</text:p>
          </table:table-cell>
          <table:table-cell/>
          <table:table-cell table:formula="of:=[.B417]" office:value-type="string" office:string-value="N424">
            <text:p>N424</text:p>
          </table:table-cell>
          <table:table-cell table:formula="of:=[.H417]" office:value-type="string" office:string-value="X2706">
            <text:p>X2706</text:p>
          </table:table-cell>
          <table:table-cell table:formula="of:=[.F417]" office:value-type="string" office:string-value="Y1357.5">
            <text:p>Y1357.5</text:p>
          </table:table-cell>
        </table:table-row>
        <table:table-row table:style-name="ro1">
          <table:table-cell table:formula="of:=[.A416]+1" office:value-type="float" office:value="424">
            <text:p>424</text:p>
          </table:table-cell>
          <table:table-cell table:formula="of:=&quot;N&quot;&amp;[.A417]" office:value-type="string" office:string-value="N424">
            <text:p>N424</text:p>
          </table:table-cell>
          <table:table-cell table:formula="of:=2700" office:value-type="float" office:value="2700">
            <text:p>2700</text:p>
          </table:table-cell>
          <table:table-cell table:formula="of:= &quot;X&quot;&amp; [.C417]" office:value-type="string" office:string-value="X2700">
            <text:p>X2700</text:p>
          </table:table-cell>
          <table:table-cell table:formula="of:=[.E416]-5.75" office:value-type="float" office:value="1357.5">
            <text:p>1357.5</text:p>
          </table:table-cell>
          <table:table-cell table:formula="of:=&quot;Y&quot; &amp; [.E417]" office:value-type="string" office:string-value="Y1357.5">
            <text:p>Y1357.5</text:p>
          </table:table-cell>
          <table:table-cell table:formula="of:=[.C417] +6" office:value-type="float" office:value="2706">
            <text:p>2706</text:p>
          </table:table-cell>
          <table:table-cell table:formula="of:=&quot;X&quot;&amp; [.G417]" office:value-type="string" office:string-value="X2706">
            <text:p>X2706</text:p>
          </table:table-cell>
          <table:table-cell table:number-columns-repeated="6"/>
          <table:table-cell table:style-name="ce6" table:formula="of:=[.B418]" office:value-type="string" office:string-value="N425">
            <text:p>N425</text:p>
          </table:table-cell>
          <table:table-cell table:style-name="ce6" table:formula="of:=[.D418]" office:value-type="string" office:string-value="X2700">
            <text:p>X2700</text:p>
          </table:table-cell>
          <table:table-cell table:style-name="ce6" table:formula="of:=[.F418]" office:value-type="string" office:string-value="Y1351.75">
            <text:p>Y1351.75</text:p>
          </table:table-cell>
          <table:table-cell/>
          <table:table-cell table:formula="of:=[.B418]" office:value-type="string" office:string-value="N425">
            <text:p>N425</text:p>
          </table:table-cell>
          <table:table-cell table:formula="of:=[.H418]" office:value-type="string" office:string-value="X2706">
            <text:p>X2706</text:p>
          </table:table-cell>
          <table:table-cell table:formula="of:=[.F418]" office:value-type="string" office:string-value="Y1351.75">
            <text:p>Y1351.75</text:p>
          </table:table-cell>
        </table:table-row>
        <table:table-row table:style-name="ro1">
          <table:table-cell table:formula="of:=[.A417]+1" office:value-type="float" office:value="425">
            <text:p>425</text:p>
          </table:table-cell>
          <table:table-cell table:formula="of:=&quot;N&quot;&amp;[.A418]" office:value-type="string" office:string-value="N425">
            <text:p>N425</text:p>
          </table:table-cell>
          <table:table-cell table:formula="of:=2700" office:value-type="float" office:value="2700">
            <text:p>2700</text:p>
          </table:table-cell>
          <table:table-cell table:formula="of:= &quot;X&quot;&amp; [.C418]" office:value-type="string" office:string-value="X2700">
            <text:p>X2700</text:p>
          </table:table-cell>
          <table:table-cell table:formula="of:=[.E417]-5.75" office:value-type="float" office:value="1351.75">
            <text:p>1351.75</text:p>
          </table:table-cell>
          <table:table-cell table:formula="of:=&quot;Y&quot; &amp; [.E418]" office:value-type="string" office:string-value="Y1351.75">
            <text:p>Y1351.75</text:p>
          </table:table-cell>
          <table:table-cell table:formula="of:=[.C418] +6" office:value-type="float" office:value="2706">
            <text:p>2706</text:p>
          </table:table-cell>
          <table:table-cell table:formula="of:=&quot;X&quot;&amp; [.G418]" office:value-type="string" office:string-value="X2706">
            <text:p>X2706</text:p>
          </table:table-cell>
          <table:table-cell table:number-columns-repeated="6"/>
          <table:table-cell table:style-name="ce6" table:formula="of:=[.B419]" office:value-type="string" office:string-value="N426">
            <text:p>N426</text:p>
          </table:table-cell>
          <table:table-cell table:style-name="ce6" table:formula="of:=[.D419]" office:value-type="string" office:string-value="X2700">
            <text:p>X2700</text:p>
          </table:table-cell>
          <table:table-cell table:style-name="ce6" table:formula="of:=[.F419]" office:value-type="string" office:string-value="Y1346">
            <text:p>Y1346</text:p>
          </table:table-cell>
          <table:table-cell/>
          <table:table-cell table:formula="of:=[.B419]" office:value-type="string" office:string-value="N426">
            <text:p>N426</text:p>
          </table:table-cell>
          <table:table-cell table:formula="of:=[.H419]" office:value-type="string" office:string-value="X2706">
            <text:p>X2706</text:p>
          </table:table-cell>
          <table:table-cell table:formula="of:=[.F419]" office:value-type="string" office:string-value="Y1346">
            <text:p>Y1346</text:p>
          </table:table-cell>
        </table:table-row>
        <table:table-row table:style-name="ro1">
          <table:table-cell table:formula="of:=[.A418]+1" office:value-type="float" office:value="426">
            <text:p>426</text:p>
          </table:table-cell>
          <table:table-cell table:formula="of:=&quot;N&quot;&amp;[.A419]" office:value-type="string" office:string-value="N426">
            <text:p>N426</text:p>
          </table:table-cell>
          <table:table-cell table:formula="of:=2700" office:value-type="float" office:value="2700">
            <text:p>2700</text:p>
          </table:table-cell>
          <table:table-cell table:formula="of:= &quot;X&quot;&amp; [.C419]" office:value-type="string" office:string-value="X2700">
            <text:p>X2700</text:p>
          </table:table-cell>
          <table:table-cell table:formula="of:=[.E418]-5.75" office:value-type="float" office:value="1346">
            <text:p>1346</text:p>
          </table:table-cell>
          <table:table-cell table:formula="of:=&quot;Y&quot; &amp; [.E419]" office:value-type="string" office:string-value="Y1346">
            <text:p>Y1346</text:p>
          </table:table-cell>
          <table:table-cell table:formula="of:=[.C419] +6" office:value-type="float" office:value="2706">
            <text:p>2706</text:p>
          </table:table-cell>
          <table:table-cell table:formula="of:=&quot;X&quot;&amp; [.G419]" office:value-type="string" office:string-value="X2706">
            <text:p>X2706</text:p>
          </table:table-cell>
          <table:table-cell table:number-columns-repeated="6"/>
          <table:table-cell table:style-name="ce6" table:formula="of:=[.B420]" office:value-type="string" office:string-value="N427">
            <text:p>N427</text:p>
          </table:table-cell>
          <table:table-cell table:style-name="ce6" table:formula="of:=[.D420]" office:value-type="string" office:string-value="X2700">
            <text:p>X2700</text:p>
          </table:table-cell>
          <table:table-cell table:style-name="ce6" table:formula="of:=[.F420]" office:value-type="string" office:string-value="Y1340.25">
            <text:p>Y1340.25</text:p>
          </table:table-cell>
          <table:table-cell/>
          <table:table-cell table:formula="of:=[.B420]" office:value-type="string" office:string-value="N427">
            <text:p>N427</text:p>
          </table:table-cell>
          <table:table-cell table:formula="of:=[.H420]" office:value-type="string" office:string-value="X2706">
            <text:p>X2706</text:p>
          </table:table-cell>
          <table:table-cell table:formula="of:=[.F420]" office:value-type="string" office:string-value="Y1340.25">
            <text:p>Y1340.25</text:p>
          </table:table-cell>
        </table:table-row>
        <table:table-row table:style-name="ro1">
          <table:table-cell table:formula="of:=[.A419]+1" office:value-type="float" office:value="427">
            <text:p>427</text:p>
          </table:table-cell>
          <table:table-cell table:formula="of:=&quot;N&quot;&amp;[.A420]" office:value-type="string" office:string-value="N427">
            <text:p>N427</text:p>
          </table:table-cell>
          <table:table-cell table:formula="of:=2700" office:value-type="float" office:value="2700">
            <text:p>2700</text:p>
          </table:table-cell>
          <table:table-cell table:formula="of:= &quot;X&quot;&amp; [.C420]" office:value-type="string" office:string-value="X2700">
            <text:p>X2700</text:p>
          </table:table-cell>
          <table:table-cell table:formula="of:=[.E419]-5.75" office:value-type="float" office:value="1340.25">
            <text:p>1340.25</text:p>
          </table:table-cell>
          <table:table-cell table:formula="of:=&quot;Y&quot; &amp; [.E420]" office:value-type="string" office:string-value="Y1340.25">
            <text:p>Y1340.25</text:p>
          </table:table-cell>
          <table:table-cell table:formula="of:=[.C420] +6" office:value-type="float" office:value="2706">
            <text:p>2706</text:p>
          </table:table-cell>
          <table:table-cell table:formula="of:=&quot;X&quot;&amp; [.G420]" office:value-type="string" office:string-value="X2706">
            <text:p>X2706</text:p>
          </table:table-cell>
          <table:table-cell table:number-columns-repeated="6"/>
          <table:table-cell table:style-name="ce6" table:formula="of:=[.B421]" office:value-type="string" office:string-value="N428">
            <text:p>N428</text:p>
          </table:table-cell>
          <table:table-cell table:style-name="ce6" table:formula="of:=[.D421]" office:value-type="string" office:string-value="X2700">
            <text:p>X2700</text:p>
          </table:table-cell>
          <table:table-cell table:style-name="ce6" table:formula="of:=[.F421]" office:value-type="string" office:string-value="Y1334.5">
            <text:p>Y1334.5</text:p>
          </table:table-cell>
          <table:table-cell/>
          <table:table-cell table:formula="of:=[.B421]" office:value-type="string" office:string-value="N428">
            <text:p>N428</text:p>
          </table:table-cell>
          <table:table-cell table:formula="of:=[.H421]" office:value-type="string" office:string-value="X2706">
            <text:p>X2706</text:p>
          </table:table-cell>
          <table:table-cell table:formula="of:=[.F421]" office:value-type="string" office:string-value="Y1334.5">
            <text:p>Y1334.5</text:p>
          </table:table-cell>
        </table:table-row>
        <table:table-row table:style-name="ro1">
          <table:table-cell table:formula="of:=[.A420]+1" office:value-type="float" office:value="428">
            <text:p>428</text:p>
          </table:table-cell>
          <table:table-cell table:formula="of:=&quot;N&quot;&amp;[.A421]" office:value-type="string" office:string-value="N428">
            <text:p>N428</text:p>
          </table:table-cell>
          <table:table-cell table:formula="of:=2700" office:value-type="float" office:value="2700">
            <text:p>2700</text:p>
          </table:table-cell>
          <table:table-cell table:formula="of:= &quot;X&quot;&amp; [.C421]" office:value-type="string" office:string-value="X2700">
            <text:p>X2700</text:p>
          </table:table-cell>
          <table:table-cell table:formula="of:=[.E420]-5.75" office:value-type="float" office:value="1334.5">
            <text:p>1334.5</text:p>
          </table:table-cell>
          <table:table-cell table:formula="of:=&quot;Y&quot; &amp; [.E421]" office:value-type="string" office:string-value="Y1334.5">
            <text:p>Y1334.5</text:p>
          </table:table-cell>
          <table:table-cell table:formula="of:=[.C421] +6" office:value-type="float" office:value="2706">
            <text:p>2706</text:p>
          </table:table-cell>
          <table:table-cell table:formula="of:=&quot;X&quot;&amp; [.G421]" office:value-type="string" office:string-value="X2706">
            <text:p>X2706</text:p>
          </table:table-cell>
          <table:table-cell table:number-columns-repeated="6"/>
          <table:table-cell table:style-name="ce6" table:formula="of:=[.B422]" office:value-type="string" office:string-value="N429">
            <text:p>N429</text:p>
          </table:table-cell>
          <table:table-cell table:style-name="ce6" table:formula="of:=[.D422]" office:value-type="string" office:string-value="X2700">
            <text:p>X2700</text:p>
          </table:table-cell>
          <table:table-cell table:style-name="ce6" table:formula="of:=[.F422]" office:value-type="string" office:string-value="Y1328.75">
            <text:p>Y1328.75</text:p>
          </table:table-cell>
          <table:table-cell/>
          <table:table-cell table:formula="of:=[.B422]" office:value-type="string" office:string-value="N429">
            <text:p>N429</text:p>
          </table:table-cell>
          <table:table-cell table:formula="of:=[.H422]" office:value-type="string" office:string-value="X2706">
            <text:p>X2706</text:p>
          </table:table-cell>
          <table:table-cell table:formula="of:=[.F422]" office:value-type="string" office:string-value="Y1328.75">
            <text:p>Y1328.75</text:p>
          </table:table-cell>
        </table:table-row>
        <table:table-row table:style-name="ro1">
          <table:table-cell table:formula="of:=[.A421]+1" office:value-type="float" office:value="429">
            <text:p>429</text:p>
          </table:table-cell>
          <table:table-cell table:formula="of:=&quot;N&quot;&amp;[.A422]" office:value-type="string" office:string-value="N429">
            <text:p>N429</text:p>
          </table:table-cell>
          <table:table-cell table:formula="of:=2700" office:value-type="float" office:value="2700">
            <text:p>2700</text:p>
          </table:table-cell>
          <table:table-cell table:formula="of:= &quot;X&quot;&amp; [.C422]" office:value-type="string" office:string-value="X2700">
            <text:p>X2700</text:p>
          </table:table-cell>
          <table:table-cell table:formula="of:=[.E421]-5.75" office:value-type="float" office:value="1328.75">
            <text:p>1328.75</text:p>
          </table:table-cell>
          <table:table-cell table:formula="of:=&quot;Y&quot; &amp; [.E422]" office:value-type="string" office:string-value="Y1328.75">
            <text:p>Y1328.75</text:p>
          </table:table-cell>
          <table:table-cell table:formula="of:=[.C422] +6" office:value-type="float" office:value="2706">
            <text:p>2706</text:p>
          </table:table-cell>
          <table:table-cell table:formula="of:=&quot;X&quot;&amp; [.G422]" office:value-type="string" office:string-value="X2706">
            <text:p>X2706</text:p>
          </table:table-cell>
          <table:table-cell table:number-columns-repeated="6"/>
          <table:table-cell table:style-name="ce6" table:formula="of:=[.B423]" office:value-type="string" office:string-value="N430">
            <text:p>N430</text:p>
          </table:table-cell>
          <table:table-cell table:style-name="ce6" table:formula="of:=[.D423]" office:value-type="string" office:string-value="X2700">
            <text:p>X2700</text:p>
          </table:table-cell>
          <table:table-cell table:style-name="ce6" table:formula="of:=[.F423]" office:value-type="string" office:string-value="Y1323">
            <text:p>Y1323</text:p>
          </table:table-cell>
          <table:table-cell/>
          <table:table-cell table:formula="of:=[.B423]" office:value-type="string" office:string-value="N430">
            <text:p>N430</text:p>
          </table:table-cell>
          <table:table-cell table:formula="of:=[.H423]" office:value-type="string" office:string-value="X2706">
            <text:p>X2706</text:p>
          </table:table-cell>
          <table:table-cell table:formula="of:=[.F423]" office:value-type="string" office:string-value="Y1323">
            <text:p>Y1323</text:p>
          </table:table-cell>
        </table:table-row>
        <table:table-row table:style-name="ro1">
          <table:table-cell table:formula="of:=[.A422]+1" office:value-type="float" office:value="430">
            <text:p>430</text:p>
          </table:table-cell>
          <table:table-cell table:formula="of:=&quot;N&quot;&amp;[.A423]" office:value-type="string" office:string-value="N430">
            <text:p>N430</text:p>
          </table:table-cell>
          <table:table-cell table:formula="of:=2700" office:value-type="float" office:value="2700">
            <text:p>2700</text:p>
          </table:table-cell>
          <table:table-cell table:formula="of:= &quot;X&quot;&amp; [.C423]" office:value-type="string" office:string-value="X2700">
            <text:p>X2700</text:p>
          </table:table-cell>
          <table:table-cell table:formula="of:=[.E422]-5.75" office:value-type="float" office:value="1323">
            <text:p>1323</text:p>
          </table:table-cell>
          <table:table-cell table:formula="of:=&quot;Y&quot; &amp; [.E423]" office:value-type="string" office:string-value="Y1323">
            <text:p>Y1323</text:p>
          </table:table-cell>
          <table:table-cell table:formula="of:=[.C423] +6" office:value-type="float" office:value="2706">
            <text:p>2706</text:p>
          </table:table-cell>
          <table:table-cell table:formula="of:=&quot;X&quot;&amp; [.G423]" office:value-type="string" office:string-value="X2706">
            <text:p>X2706</text:p>
          </table:table-cell>
          <table:table-cell table:number-columns-repeated="6"/>
          <table:table-cell table:style-name="ce6" table:formula="of:=[.B424]" office:value-type="string" office:string-value="N431">
            <text:p>N431</text:p>
          </table:table-cell>
          <table:table-cell table:style-name="ce6" table:formula="of:=[.D424]" office:value-type="string" office:string-value="X2700">
            <text:p>X2700</text:p>
          </table:table-cell>
          <table:table-cell table:style-name="ce6" table:formula="of:=[.F424]" office:value-type="string" office:string-value="Y1317.25">
            <text:p>Y1317.25</text:p>
          </table:table-cell>
          <table:table-cell/>
          <table:table-cell table:formula="of:=[.B424]" office:value-type="string" office:string-value="N431">
            <text:p>N431</text:p>
          </table:table-cell>
          <table:table-cell table:formula="of:=[.H424]" office:value-type="string" office:string-value="X2706">
            <text:p>X2706</text:p>
          </table:table-cell>
          <table:table-cell table:formula="of:=[.F424]" office:value-type="string" office:string-value="Y1317.25">
            <text:p>Y1317.25</text:p>
          </table:table-cell>
        </table:table-row>
        <table:table-row table:style-name="ro1">
          <table:table-cell table:formula="of:=[.A423]+1" office:value-type="float" office:value="431">
            <text:p>431</text:p>
          </table:table-cell>
          <table:table-cell table:formula="of:=&quot;N&quot;&amp;[.A424]" office:value-type="string" office:string-value="N431">
            <text:p>N431</text:p>
          </table:table-cell>
          <table:table-cell table:formula="of:=2700" office:value-type="float" office:value="2700">
            <text:p>2700</text:p>
          </table:table-cell>
          <table:table-cell table:formula="of:= &quot;X&quot;&amp; [.C424]" office:value-type="string" office:string-value="X2700">
            <text:p>X2700</text:p>
          </table:table-cell>
          <table:table-cell table:formula="of:=[.E423]-5.75" office:value-type="float" office:value="1317.25">
            <text:p>1317.25</text:p>
          </table:table-cell>
          <table:table-cell table:formula="of:=&quot;Y&quot; &amp; [.E424]" office:value-type="string" office:string-value="Y1317.25">
            <text:p>Y1317.25</text:p>
          </table:table-cell>
          <table:table-cell table:formula="of:=[.C424] +6" office:value-type="float" office:value="2706">
            <text:p>2706</text:p>
          </table:table-cell>
          <table:table-cell table:formula="of:=&quot;X&quot;&amp; [.G424]" office:value-type="string" office:string-value="X2706">
            <text:p>X2706</text:p>
          </table:table-cell>
          <table:table-cell table:number-columns-repeated="6"/>
          <table:table-cell table:style-name="ce6" table:formula="of:=[.B425]" office:value-type="string" office:string-value="N432">
            <text:p>N432</text:p>
          </table:table-cell>
          <table:table-cell table:style-name="ce6" table:formula="of:=[.D425]" office:value-type="string" office:string-value="X2700">
            <text:p>X2700</text:p>
          </table:table-cell>
          <table:table-cell table:style-name="ce6" table:formula="of:=[.F425]" office:value-type="string" office:string-value="Y1311.5">
            <text:p>Y1311.5</text:p>
          </table:table-cell>
          <table:table-cell/>
          <table:table-cell table:formula="of:=[.B425]" office:value-type="string" office:string-value="N432">
            <text:p>N432</text:p>
          </table:table-cell>
          <table:table-cell table:formula="of:=[.H425]" office:value-type="string" office:string-value="X2706">
            <text:p>X2706</text:p>
          </table:table-cell>
          <table:table-cell table:formula="of:=[.F425]" office:value-type="string" office:string-value="Y1311.5">
            <text:p>Y1311.5</text:p>
          </table:table-cell>
        </table:table-row>
        <table:table-row table:style-name="ro1">
          <table:table-cell table:formula="of:=[.A424]+1" office:value-type="float" office:value="432">
            <text:p>432</text:p>
          </table:table-cell>
          <table:table-cell table:formula="of:=&quot;N&quot;&amp;[.A425]" office:value-type="string" office:string-value="N432">
            <text:p>N432</text:p>
          </table:table-cell>
          <table:table-cell table:formula="of:=2700" office:value-type="float" office:value="2700">
            <text:p>2700</text:p>
          </table:table-cell>
          <table:table-cell table:formula="of:= &quot;X&quot;&amp; [.C425]" office:value-type="string" office:string-value="X2700">
            <text:p>X2700</text:p>
          </table:table-cell>
          <table:table-cell table:formula="of:=[.E424]-5.75" office:value-type="float" office:value="1311.5">
            <text:p>1311.5</text:p>
          </table:table-cell>
          <table:table-cell table:formula="of:=&quot;Y&quot; &amp; [.E425]" office:value-type="string" office:string-value="Y1311.5">
            <text:p>Y1311.5</text:p>
          </table:table-cell>
          <table:table-cell table:formula="of:=[.C425] +6" office:value-type="float" office:value="2706">
            <text:p>2706</text:p>
          </table:table-cell>
          <table:table-cell table:formula="of:=&quot;X&quot;&amp; [.G425]" office:value-type="string" office:string-value="X2706">
            <text:p>X2706</text:p>
          </table:table-cell>
          <table:table-cell table:number-columns-repeated="6"/>
          <table:table-cell table:style-name="ce6" table:formula="of:=[.B426]" office:value-type="string" office:string-value="N433">
            <text:p>N433</text:p>
          </table:table-cell>
          <table:table-cell table:style-name="ce6" table:formula="of:=[.D426]" office:value-type="string" office:string-value="X2700">
            <text:p>X2700</text:p>
          </table:table-cell>
          <table:table-cell table:style-name="ce6" table:formula="of:=[.F426]" office:value-type="string" office:string-value="Y1305.75">
            <text:p>Y1305.75</text:p>
          </table:table-cell>
          <table:table-cell/>
          <table:table-cell table:formula="of:=[.B426]" office:value-type="string" office:string-value="N433">
            <text:p>N433</text:p>
          </table:table-cell>
          <table:table-cell table:formula="of:=[.H426]" office:value-type="string" office:string-value="X2706">
            <text:p>X2706</text:p>
          </table:table-cell>
          <table:table-cell table:formula="of:=[.F426]" office:value-type="string" office:string-value="Y1305.75">
            <text:p>Y1305.75</text:p>
          </table:table-cell>
        </table:table-row>
        <table:table-row table:style-name="ro1">
          <table:table-cell table:formula="of:=[.A425]+1" office:value-type="float" office:value="433">
            <text:p>433</text:p>
          </table:table-cell>
          <table:table-cell table:formula="of:=&quot;N&quot;&amp;[.A426]" office:value-type="string" office:string-value="N433">
            <text:p>N433</text:p>
          </table:table-cell>
          <table:table-cell table:formula="of:=2700" office:value-type="float" office:value="2700">
            <text:p>2700</text:p>
          </table:table-cell>
          <table:table-cell table:formula="of:= &quot;X&quot;&amp; [.C426]" office:value-type="string" office:string-value="X2700">
            <text:p>X2700</text:p>
          </table:table-cell>
          <table:table-cell table:formula="of:=[.E425]-5.75" office:value-type="float" office:value="1305.75">
            <text:p>1305.75</text:p>
          </table:table-cell>
          <table:table-cell table:formula="of:=&quot;Y&quot; &amp; [.E426]" office:value-type="string" office:string-value="Y1305.75">
            <text:p>Y1305.75</text:p>
          </table:table-cell>
          <table:table-cell table:formula="of:=[.C426] +6" office:value-type="float" office:value="2706">
            <text:p>2706</text:p>
          </table:table-cell>
          <table:table-cell table:formula="of:=&quot;X&quot;&amp; [.G426]" office:value-type="string" office:string-value="X2706">
            <text:p>X2706</text:p>
          </table:table-cell>
          <table:table-cell table:number-columns-repeated="6"/>
          <table:table-cell table:style-name="ce6" table:formula="of:=[.B427]" office:value-type="string" office:string-value="N434">
            <text:p>N434</text:p>
          </table:table-cell>
          <table:table-cell table:style-name="ce6" table:formula="of:=[.D427]" office:value-type="string" office:string-value="X2700">
            <text:p>X2700</text:p>
          </table:table-cell>
          <table:table-cell table:style-name="ce6" table:formula="of:=[.F427]" office:value-type="string" office:string-value="Y1300">
            <text:p>Y1300</text:p>
          </table:table-cell>
          <table:table-cell/>
          <table:table-cell table:formula="of:=[.B427]" office:value-type="string" office:string-value="N434">
            <text:p>N434</text:p>
          </table:table-cell>
          <table:table-cell table:formula="of:=[.H427]" office:value-type="string" office:string-value="X2706">
            <text:p>X2706</text:p>
          </table:table-cell>
          <table:table-cell table:formula="of:=[.F427]" office:value-type="string" office:string-value="Y1300">
            <text:p>Y1300</text:p>
          </table:table-cell>
        </table:table-row>
        <table:table-row table:style-name="ro1">
          <table:table-cell table:formula="of:=[.A426]+1" office:value-type="float" office:value="434">
            <text:p>434</text:p>
          </table:table-cell>
          <table:table-cell table:formula="of:=&quot;N&quot;&amp;[.A427]" office:value-type="string" office:string-value="N434">
            <text:p>N434</text:p>
          </table:table-cell>
          <table:table-cell table:formula="of:=2700" office:value-type="float" office:value="2700">
            <text:p>2700</text:p>
          </table:table-cell>
          <table:table-cell table:formula="of:= &quot;X&quot;&amp; [.C427]" office:value-type="string" office:string-value="X2700">
            <text:p>X2700</text:p>
          </table:table-cell>
          <table:table-cell table:formula="of:=[.E426]-5.75" office:value-type="float" office:value="1300">
            <text:p>1300</text:p>
          </table:table-cell>
          <table:table-cell table:formula="of:=&quot;Y&quot; &amp; [.E427]" office:value-type="string" office:string-value="Y1300">
            <text:p>Y1300</text:p>
          </table:table-cell>
          <table:table-cell table:formula="of:=[.C427] +6" office:value-type="float" office:value="2706">
            <text:p>2706</text:p>
          </table:table-cell>
          <table:table-cell table:formula="of:=&quot;X&quot;&amp; [.G427]" office:value-type="string" office:string-value="X2706">
            <text:p>X2706</text:p>
          </table:table-cell>
          <table:table-cell table:number-columns-repeated="6"/>
          <table:table-cell table:style-name="ce6" table:formula="of:=[.B428]" office:value-type="string" office:string-value="N435">
            <text:p>N435</text:p>
          </table:table-cell>
          <table:table-cell table:style-name="ce6" table:formula="of:=[.D428]" office:value-type="string" office:string-value="X2700">
            <text:p>X2700</text:p>
          </table:table-cell>
          <table:table-cell table:style-name="ce6" table:formula="of:=[.F428]" office:value-type="string" office:string-value="Y1294.25">
            <text:p>Y1294.25</text:p>
          </table:table-cell>
          <table:table-cell/>
          <table:table-cell table:formula="of:=[.B428]" office:value-type="string" office:string-value="N435">
            <text:p>N435</text:p>
          </table:table-cell>
          <table:table-cell table:formula="of:=[.H428]" office:value-type="string" office:string-value="X2706">
            <text:p>X2706</text:p>
          </table:table-cell>
          <table:table-cell table:formula="of:=[.F428]" office:value-type="string" office:string-value="Y1294.25">
            <text:p>Y1294.25</text:p>
          </table:table-cell>
        </table:table-row>
        <table:table-row table:style-name="ro1">
          <table:table-cell table:formula="of:=[.A427]+1" office:value-type="float" office:value="435">
            <text:p>435</text:p>
          </table:table-cell>
          <table:table-cell table:formula="of:=&quot;N&quot;&amp;[.A428]" office:value-type="string" office:string-value="N435">
            <text:p>N435</text:p>
          </table:table-cell>
          <table:table-cell table:formula="of:=2700" office:value-type="float" office:value="2700">
            <text:p>2700</text:p>
          </table:table-cell>
          <table:table-cell table:formula="of:= &quot;X&quot;&amp; [.C428]" office:value-type="string" office:string-value="X2700">
            <text:p>X2700</text:p>
          </table:table-cell>
          <table:table-cell table:formula="of:=[.E427]-5.75" office:value-type="float" office:value="1294.25">
            <text:p>1294.25</text:p>
          </table:table-cell>
          <table:table-cell table:formula="of:=&quot;Y&quot; &amp; [.E428]" office:value-type="string" office:string-value="Y1294.25">
            <text:p>Y1294.25</text:p>
          </table:table-cell>
          <table:table-cell table:formula="of:=[.C428] +6" office:value-type="float" office:value="2706">
            <text:p>2706</text:p>
          </table:table-cell>
          <table:table-cell table:formula="of:=&quot;X&quot;&amp; [.G428]" office:value-type="string" office:string-value="X2706">
            <text:p>X2706</text:p>
          </table:table-cell>
          <table:table-cell table:number-columns-repeated="6"/>
          <table:table-cell table:style-name="ce6" table:formula="of:=[.B429]" office:value-type="string" office:string-value="N436">
            <text:p>N436</text:p>
          </table:table-cell>
          <table:table-cell table:style-name="ce6" table:formula="of:=[.D429]" office:value-type="string" office:string-value="X2700">
            <text:p>X2700</text:p>
          </table:table-cell>
          <table:table-cell table:style-name="ce6" table:formula="of:=[.F429]" office:value-type="string" office:string-value="Y1288.5">
            <text:p>Y1288.5</text:p>
          </table:table-cell>
          <table:table-cell/>
          <table:table-cell table:formula="of:=[.B429]" office:value-type="string" office:string-value="N436">
            <text:p>N436</text:p>
          </table:table-cell>
          <table:table-cell table:formula="of:=[.H429]" office:value-type="string" office:string-value="X2706">
            <text:p>X2706</text:p>
          </table:table-cell>
          <table:table-cell table:formula="of:=[.F429]" office:value-type="string" office:string-value="Y1288.5">
            <text:p>Y1288.5</text:p>
          </table:table-cell>
        </table:table-row>
        <table:table-row table:style-name="ro1">
          <table:table-cell table:formula="of:=[.A428]+1" office:value-type="float" office:value="436">
            <text:p>436</text:p>
          </table:table-cell>
          <table:table-cell table:formula="of:=&quot;N&quot;&amp;[.A429]" office:value-type="string" office:string-value="N436">
            <text:p>N436</text:p>
          </table:table-cell>
          <table:table-cell table:formula="of:=2700" office:value-type="float" office:value="2700">
            <text:p>2700</text:p>
          </table:table-cell>
          <table:table-cell table:formula="of:= &quot;X&quot;&amp; [.C429]" office:value-type="string" office:string-value="X2700">
            <text:p>X2700</text:p>
          </table:table-cell>
          <table:table-cell table:formula="of:=[.E428]-5.75" office:value-type="float" office:value="1288.5">
            <text:p>1288.5</text:p>
          </table:table-cell>
          <table:table-cell table:formula="of:=&quot;Y&quot; &amp; [.E429]" office:value-type="string" office:string-value="Y1288.5">
            <text:p>Y1288.5</text:p>
          </table:table-cell>
          <table:table-cell table:formula="of:=[.C429] +6" office:value-type="float" office:value="2706">
            <text:p>2706</text:p>
          </table:table-cell>
          <table:table-cell table:formula="of:=&quot;X&quot;&amp; [.G429]" office:value-type="string" office:string-value="X2706">
            <text:p>X2706</text:p>
          </table:table-cell>
          <table:table-cell table:number-columns-repeated="6"/>
          <table:table-cell table:style-name="ce6" table:formula="of:=[.B430]" office:value-type="string" office:string-value="N437">
            <text:p>N437</text:p>
          </table:table-cell>
          <table:table-cell table:style-name="ce6" table:formula="of:=[.D430]" office:value-type="string" office:string-value="X2700">
            <text:p>X2700</text:p>
          </table:table-cell>
          <table:table-cell table:style-name="ce6" table:formula="of:=[.F430]" office:value-type="string" office:string-value="Y1282.75">
            <text:p>Y1282.75</text:p>
          </table:table-cell>
          <table:table-cell/>
          <table:table-cell table:formula="of:=[.B430]" office:value-type="string" office:string-value="N437">
            <text:p>N437</text:p>
          </table:table-cell>
          <table:table-cell table:formula="of:=[.H430]" office:value-type="string" office:string-value="X2706">
            <text:p>X2706</text:p>
          </table:table-cell>
          <table:table-cell table:formula="of:=[.F430]" office:value-type="string" office:string-value="Y1282.75">
            <text:p>Y1282.75</text:p>
          </table:table-cell>
        </table:table-row>
        <table:table-row table:style-name="ro1">
          <table:table-cell table:formula="of:=[.A429]+1" office:value-type="float" office:value="437">
            <text:p>437</text:p>
          </table:table-cell>
          <table:table-cell table:formula="of:=&quot;N&quot;&amp;[.A430]" office:value-type="string" office:string-value="N437">
            <text:p>N437</text:p>
          </table:table-cell>
          <table:table-cell table:formula="of:=2700" office:value-type="float" office:value="2700">
            <text:p>2700</text:p>
          </table:table-cell>
          <table:table-cell table:formula="of:= &quot;X&quot;&amp; [.C430]" office:value-type="string" office:string-value="X2700">
            <text:p>X2700</text:p>
          </table:table-cell>
          <table:table-cell table:formula="of:=[.E429]-5.75" office:value-type="float" office:value="1282.75">
            <text:p>1282.75</text:p>
          </table:table-cell>
          <table:table-cell table:formula="of:=&quot;Y&quot; &amp; [.E430]" office:value-type="string" office:string-value="Y1282.75">
            <text:p>Y1282.75</text:p>
          </table:table-cell>
          <table:table-cell table:formula="of:=[.C430] +6" office:value-type="float" office:value="2706">
            <text:p>2706</text:p>
          </table:table-cell>
          <table:table-cell table:formula="of:=&quot;X&quot;&amp; [.G430]" office:value-type="string" office:string-value="X2706">
            <text:p>X2706</text:p>
          </table:table-cell>
          <table:table-cell table:number-columns-repeated="6"/>
          <table:table-cell table:style-name="ce6" table:formula="of:=[.B431]" office:value-type="string" office:string-value="N438">
            <text:p>N438</text:p>
          </table:table-cell>
          <table:table-cell table:style-name="ce6" table:formula="of:=[.D431]" office:value-type="string" office:string-value="X2700">
            <text:p>X2700</text:p>
          </table:table-cell>
          <table:table-cell table:style-name="ce6" table:formula="of:=[.F431]" office:value-type="string" office:string-value="Y1277">
            <text:p>Y1277</text:p>
          </table:table-cell>
          <table:table-cell/>
          <table:table-cell table:formula="of:=[.B431]" office:value-type="string" office:string-value="N438">
            <text:p>N438</text:p>
          </table:table-cell>
          <table:table-cell table:formula="of:=[.H431]" office:value-type="string" office:string-value="X2706">
            <text:p>X2706</text:p>
          </table:table-cell>
          <table:table-cell table:formula="of:=[.F431]" office:value-type="string" office:string-value="Y1277">
            <text:p>Y1277</text:p>
          </table:table-cell>
        </table:table-row>
        <table:table-row table:style-name="ro1">
          <table:table-cell table:formula="of:=[.A430]+1" office:value-type="float" office:value="438">
            <text:p>438</text:p>
          </table:table-cell>
          <table:table-cell table:formula="of:=&quot;N&quot;&amp;[.A431]" office:value-type="string" office:string-value="N438">
            <text:p>N438</text:p>
          </table:table-cell>
          <table:table-cell table:formula="of:=2700" office:value-type="float" office:value="2700">
            <text:p>2700</text:p>
          </table:table-cell>
          <table:table-cell table:formula="of:= &quot;X&quot;&amp; [.C431]" office:value-type="string" office:string-value="X2700">
            <text:p>X2700</text:p>
          </table:table-cell>
          <table:table-cell table:formula="of:=[.E430]-5.75" office:value-type="float" office:value="1277">
            <text:p>1277</text:p>
          </table:table-cell>
          <table:table-cell table:formula="of:=&quot;Y&quot; &amp; [.E431]" office:value-type="string" office:string-value="Y1277">
            <text:p>Y1277</text:p>
          </table:table-cell>
          <table:table-cell table:formula="of:=[.C431] +6" office:value-type="float" office:value="2706">
            <text:p>2706</text:p>
          </table:table-cell>
          <table:table-cell table:formula="of:=&quot;X&quot;&amp; [.G431]" office:value-type="string" office:string-value="X2706">
            <text:p>X2706</text:p>
          </table:table-cell>
          <table:table-cell table:number-columns-repeated="6"/>
          <table:table-cell table:style-name="ce6" table:formula="of:=[.B432]" office:value-type="string" office:string-value="N439">
            <text:p>N439</text:p>
          </table:table-cell>
          <table:table-cell table:style-name="ce6" table:formula="of:=[.D432]" office:value-type="string" office:string-value="X2700">
            <text:p>X2700</text:p>
          </table:table-cell>
          <table:table-cell table:style-name="ce6" table:formula="of:=[.F432]" office:value-type="string" office:string-value="Y1271.25">
            <text:p>Y1271.25</text:p>
          </table:table-cell>
          <table:table-cell/>
          <table:table-cell table:formula="of:=[.B432]" office:value-type="string" office:string-value="N439">
            <text:p>N439</text:p>
          </table:table-cell>
          <table:table-cell table:formula="of:=[.H432]" office:value-type="string" office:string-value="X2706">
            <text:p>X2706</text:p>
          </table:table-cell>
          <table:table-cell table:formula="of:=[.F432]" office:value-type="string" office:string-value="Y1271.25">
            <text:p>Y1271.25</text:p>
          </table:table-cell>
        </table:table-row>
        <table:table-row table:style-name="ro1">
          <table:table-cell table:formula="of:=[.A431]+1" office:value-type="float" office:value="439">
            <text:p>439</text:p>
          </table:table-cell>
          <table:table-cell table:formula="of:=&quot;N&quot;&amp;[.A432]" office:value-type="string" office:string-value="N439">
            <text:p>N439</text:p>
          </table:table-cell>
          <table:table-cell table:formula="of:=2700" office:value-type="float" office:value="2700">
            <text:p>2700</text:p>
          </table:table-cell>
          <table:table-cell table:formula="of:= &quot;X&quot;&amp; [.C432]" office:value-type="string" office:string-value="X2700">
            <text:p>X2700</text:p>
          </table:table-cell>
          <table:table-cell table:formula="of:=[.E431]-5.75" office:value-type="float" office:value="1271.25">
            <text:p>1271.25</text:p>
          </table:table-cell>
          <table:table-cell table:formula="of:=&quot;Y&quot; &amp; [.E432]" office:value-type="string" office:string-value="Y1271.25">
            <text:p>Y1271.25</text:p>
          </table:table-cell>
          <table:table-cell table:formula="of:=[.C432] +6" office:value-type="float" office:value="2706">
            <text:p>2706</text:p>
          </table:table-cell>
          <table:table-cell table:formula="of:=&quot;X&quot;&amp; [.G432]" office:value-type="string" office:string-value="X2706">
            <text:p>X2706</text:p>
          </table:table-cell>
          <table:table-cell table:number-columns-repeated="6"/>
          <table:table-cell table:style-name="ce6" table:formula="of:=[.B433]" office:value-type="string" office:string-value="N440">
            <text:p>N440</text:p>
          </table:table-cell>
          <table:table-cell table:style-name="ce6" table:formula="of:=[.D433]" office:value-type="string" office:string-value="X2700">
            <text:p>X2700</text:p>
          </table:table-cell>
          <table:table-cell table:style-name="ce6" table:formula="of:=[.F433]" office:value-type="string" office:string-value="Y1265.5">
            <text:p>Y1265.5</text:p>
          </table:table-cell>
          <table:table-cell/>
          <table:table-cell table:formula="of:=[.B433]" office:value-type="string" office:string-value="N440">
            <text:p>N440</text:p>
          </table:table-cell>
          <table:table-cell table:formula="of:=[.H433]" office:value-type="string" office:string-value="X2706">
            <text:p>X2706</text:p>
          </table:table-cell>
          <table:table-cell table:formula="of:=[.F433]" office:value-type="string" office:string-value="Y1265.5">
            <text:p>Y1265.5</text:p>
          </table:table-cell>
        </table:table-row>
        <table:table-row table:style-name="ro1">
          <table:table-cell table:formula="of:=[.A432]+1" office:value-type="float" office:value="440">
            <text:p>440</text:p>
          </table:table-cell>
          <table:table-cell table:formula="of:=&quot;N&quot;&amp;[.A433]" office:value-type="string" office:string-value="N440">
            <text:p>N440</text:p>
          </table:table-cell>
          <table:table-cell table:formula="of:=2700" office:value-type="float" office:value="2700">
            <text:p>2700</text:p>
          </table:table-cell>
          <table:table-cell table:formula="of:= &quot;X&quot;&amp; [.C433]" office:value-type="string" office:string-value="X2700">
            <text:p>X2700</text:p>
          </table:table-cell>
          <table:table-cell table:formula="of:=[.E432]-5.75" office:value-type="float" office:value="1265.5">
            <text:p>1265.5</text:p>
          </table:table-cell>
          <table:table-cell table:formula="of:=&quot;Y&quot; &amp; [.E433]" office:value-type="string" office:string-value="Y1265.5">
            <text:p>Y1265.5</text:p>
          </table:table-cell>
          <table:table-cell table:formula="of:=[.C433] +6" office:value-type="float" office:value="2706">
            <text:p>2706</text:p>
          </table:table-cell>
          <table:table-cell table:formula="of:=&quot;X&quot;&amp; [.G433]" office:value-type="string" office:string-value="X2706">
            <text:p>X2706</text:p>
          </table:table-cell>
          <table:table-cell table:number-columns-repeated="6"/>
          <table:table-cell table:style-name="ce6" table:formula="of:=[.B434]" office:value-type="string" office:string-value="N441">
            <text:p>N441</text:p>
          </table:table-cell>
          <table:table-cell table:style-name="ce6" table:formula="of:=[.D434]" office:value-type="string" office:string-value="X2700">
            <text:p>X2700</text:p>
          </table:table-cell>
          <table:table-cell table:style-name="ce6" table:formula="of:=[.F434]" office:value-type="string" office:string-value="Y1259.75">
            <text:p>Y1259.75</text:p>
          </table:table-cell>
          <table:table-cell/>
          <table:table-cell table:formula="of:=[.B434]" office:value-type="string" office:string-value="N441">
            <text:p>N441</text:p>
          </table:table-cell>
          <table:table-cell table:formula="of:=[.H434]" office:value-type="string" office:string-value="X2706">
            <text:p>X2706</text:p>
          </table:table-cell>
          <table:table-cell table:formula="of:=[.F434]" office:value-type="string" office:string-value="Y1259.75">
            <text:p>Y1259.75</text:p>
          </table:table-cell>
        </table:table-row>
        <table:table-row table:style-name="ro1">
          <table:table-cell table:formula="of:=[.A433]+1" office:value-type="float" office:value="441">
            <text:p>441</text:p>
          </table:table-cell>
          <table:table-cell table:formula="of:=&quot;N&quot;&amp;[.A434]" office:value-type="string" office:string-value="N441">
            <text:p>N441</text:p>
          </table:table-cell>
          <table:table-cell table:formula="of:=2700" office:value-type="float" office:value="2700">
            <text:p>2700</text:p>
          </table:table-cell>
          <table:table-cell table:formula="of:= &quot;X&quot;&amp; [.C434]" office:value-type="string" office:string-value="X2700">
            <text:p>X2700</text:p>
          </table:table-cell>
          <table:table-cell table:formula="of:=[.E433]-5.75" office:value-type="float" office:value="1259.75">
            <text:p>1259.75</text:p>
          </table:table-cell>
          <table:table-cell table:formula="of:=&quot;Y&quot; &amp; [.E434]" office:value-type="string" office:string-value="Y1259.75">
            <text:p>Y1259.75</text:p>
          </table:table-cell>
          <table:table-cell table:formula="of:=[.C434] +6" office:value-type="float" office:value="2706">
            <text:p>2706</text:p>
          </table:table-cell>
          <table:table-cell table:formula="of:=&quot;X&quot;&amp; [.G434]" office:value-type="string" office:string-value="X2706">
            <text:p>X2706</text:p>
          </table:table-cell>
          <table:table-cell table:number-columns-repeated="6"/>
          <table:table-cell table:style-name="ce6" table:formula="of:=[.B435]" office:value-type="string" office:string-value="N442">
            <text:p>N442</text:p>
          </table:table-cell>
          <table:table-cell table:style-name="ce6" table:formula="of:=[.D435]" office:value-type="string" office:string-value="X2700">
            <text:p>X2700</text:p>
          </table:table-cell>
          <table:table-cell table:style-name="ce6" table:formula="of:=[.F435]" office:value-type="string" office:string-value="Y1254">
            <text:p>Y1254</text:p>
          </table:table-cell>
          <table:table-cell/>
          <table:table-cell table:formula="of:=[.B435]" office:value-type="string" office:string-value="N442">
            <text:p>N442</text:p>
          </table:table-cell>
          <table:table-cell table:formula="of:=[.H435]" office:value-type="string" office:string-value="X2706">
            <text:p>X2706</text:p>
          </table:table-cell>
          <table:table-cell table:formula="of:=[.F435]" office:value-type="string" office:string-value="Y1254">
            <text:p>Y1254</text:p>
          </table:table-cell>
        </table:table-row>
        <table:table-row table:style-name="ro1">
          <table:table-cell table:formula="of:=[.A434]+1" office:value-type="float" office:value="442">
            <text:p>442</text:p>
          </table:table-cell>
          <table:table-cell table:formula="of:=&quot;N&quot;&amp;[.A435]" office:value-type="string" office:string-value="N442">
            <text:p>N442</text:p>
          </table:table-cell>
          <table:table-cell table:formula="of:=2700" office:value-type="float" office:value="2700">
            <text:p>2700</text:p>
          </table:table-cell>
          <table:table-cell table:formula="of:= &quot;X&quot;&amp; [.C435]" office:value-type="string" office:string-value="X2700">
            <text:p>X2700</text:p>
          </table:table-cell>
          <table:table-cell table:formula="of:=[.E434]-5.75" office:value-type="float" office:value="1254">
            <text:p>1254</text:p>
          </table:table-cell>
          <table:table-cell table:formula="of:=&quot;Y&quot; &amp; [.E435]" office:value-type="string" office:string-value="Y1254">
            <text:p>Y1254</text:p>
          </table:table-cell>
          <table:table-cell table:formula="of:=[.C435] +6" office:value-type="float" office:value="2706">
            <text:p>2706</text:p>
          </table:table-cell>
          <table:table-cell table:formula="of:=&quot;X&quot;&amp; [.G435]" office:value-type="string" office:string-value="X2706">
            <text:p>X2706</text:p>
          </table:table-cell>
          <table:table-cell table:number-columns-repeated="6"/>
          <table:table-cell table:style-name="ce6" table:formula="of:=[.B436]" office:value-type="string" office:string-value="N443">
            <text:p>N443</text:p>
          </table:table-cell>
          <table:table-cell table:style-name="ce6" table:formula="of:=[.D436]" office:value-type="string" office:string-value="X2700">
            <text:p>X2700</text:p>
          </table:table-cell>
          <table:table-cell table:style-name="ce6" table:formula="of:=[.F436]" office:value-type="string" office:string-value="Y1248.25">
            <text:p>Y1248.25</text:p>
          </table:table-cell>
          <table:table-cell/>
          <table:table-cell table:formula="of:=[.B436]" office:value-type="string" office:string-value="N443">
            <text:p>N443</text:p>
          </table:table-cell>
          <table:table-cell table:formula="of:=[.H436]" office:value-type="string" office:string-value="X2706">
            <text:p>X2706</text:p>
          </table:table-cell>
          <table:table-cell table:formula="of:=[.F436]" office:value-type="string" office:string-value="Y1248.25">
            <text:p>Y1248.25</text:p>
          </table:table-cell>
        </table:table-row>
        <table:table-row table:style-name="ro1">
          <table:table-cell table:formula="of:=[.A435]+1" office:value-type="float" office:value="443">
            <text:p>443</text:p>
          </table:table-cell>
          <table:table-cell table:formula="of:=&quot;N&quot;&amp;[.A436]" office:value-type="string" office:string-value="N443">
            <text:p>N443</text:p>
          </table:table-cell>
          <table:table-cell table:formula="of:=2700" office:value-type="float" office:value="2700">
            <text:p>2700</text:p>
          </table:table-cell>
          <table:table-cell table:formula="of:= &quot;X&quot;&amp; [.C436]" office:value-type="string" office:string-value="X2700">
            <text:p>X2700</text:p>
          </table:table-cell>
          <table:table-cell table:formula="of:=[.E435]-5.75" office:value-type="float" office:value="1248.25">
            <text:p>1248.25</text:p>
          </table:table-cell>
          <table:table-cell table:formula="of:=&quot;Y&quot; &amp; [.E436]" office:value-type="string" office:string-value="Y1248.25">
            <text:p>Y1248.25</text:p>
          </table:table-cell>
          <table:table-cell table:formula="of:=[.C436] +6" office:value-type="float" office:value="2706">
            <text:p>2706</text:p>
          </table:table-cell>
          <table:table-cell table:formula="of:=&quot;X&quot;&amp; [.G436]" office:value-type="string" office:string-value="X2706">
            <text:p>X2706</text:p>
          </table:table-cell>
          <table:table-cell table:number-columns-repeated="6"/>
          <table:table-cell table:style-name="ce6" table:formula="of:=[.B437]" office:value-type="string" office:string-value="N444">
            <text:p>N444</text:p>
          </table:table-cell>
          <table:table-cell table:style-name="ce6" table:formula="of:=[.D437]" office:value-type="string" office:string-value="X2700">
            <text:p>X2700</text:p>
          </table:table-cell>
          <table:table-cell table:style-name="ce6" table:formula="of:=[.F437]" office:value-type="string" office:string-value="Y1242.5">
            <text:p>Y1242.5</text:p>
          </table:table-cell>
          <table:table-cell/>
          <table:table-cell table:formula="of:=[.B437]" office:value-type="string" office:string-value="N444">
            <text:p>N444</text:p>
          </table:table-cell>
          <table:table-cell table:formula="of:=[.H437]" office:value-type="string" office:string-value="X2706">
            <text:p>X2706</text:p>
          </table:table-cell>
          <table:table-cell table:formula="of:=[.F437]" office:value-type="string" office:string-value="Y1242.5">
            <text:p>Y1242.5</text:p>
          </table:table-cell>
        </table:table-row>
        <table:table-row table:style-name="ro1">
          <table:table-cell table:formula="of:=[.A436]+1" office:value-type="float" office:value="444">
            <text:p>444</text:p>
          </table:table-cell>
          <table:table-cell table:formula="of:=&quot;N&quot;&amp;[.A437]" office:value-type="string" office:string-value="N444">
            <text:p>N444</text:p>
          </table:table-cell>
          <table:table-cell table:formula="of:=2700" office:value-type="float" office:value="2700">
            <text:p>2700</text:p>
          </table:table-cell>
          <table:table-cell table:formula="of:= &quot;X&quot;&amp; [.C437]" office:value-type="string" office:string-value="X2700">
            <text:p>X2700</text:p>
          </table:table-cell>
          <table:table-cell table:formula="of:=[.E436]-5.75" office:value-type="float" office:value="1242.5">
            <text:p>1242.5</text:p>
          </table:table-cell>
          <table:table-cell table:formula="of:=&quot;Y&quot; &amp; [.E437]" office:value-type="string" office:string-value="Y1242.5">
            <text:p>Y1242.5</text:p>
          </table:table-cell>
          <table:table-cell table:formula="of:=[.C437] +6" office:value-type="float" office:value="2706">
            <text:p>2706</text:p>
          </table:table-cell>
          <table:table-cell table:formula="of:=&quot;X&quot;&amp; [.G437]" office:value-type="string" office:string-value="X2706">
            <text:p>X2706</text:p>
          </table:table-cell>
          <table:table-cell table:number-columns-repeated="6"/>
          <table:table-cell table:style-name="ce6" table:formula="of:=[.B438]" office:value-type="string" office:string-value="N445">
            <text:p>N445</text:p>
          </table:table-cell>
          <table:table-cell table:style-name="ce6" table:formula="of:=[.D438]" office:value-type="string" office:string-value="X2700">
            <text:p>X2700</text:p>
          </table:table-cell>
          <table:table-cell table:style-name="ce6" table:formula="of:=[.F438]" office:value-type="string" office:string-value="Y1236.75">
            <text:p>Y1236.75</text:p>
          </table:table-cell>
          <table:table-cell/>
          <table:table-cell table:formula="of:=[.B438]" office:value-type="string" office:string-value="N445">
            <text:p>N445</text:p>
          </table:table-cell>
          <table:table-cell table:formula="of:=[.H438]" office:value-type="string" office:string-value="X2706">
            <text:p>X2706</text:p>
          </table:table-cell>
          <table:table-cell table:formula="of:=[.F438]" office:value-type="string" office:string-value="Y1236.75">
            <text:p>Y1236.75</text:p>
          </table:table-cell>
        </table:table-row>
        <table:table-row table:style-name="ro1">
          <table:table-cell table:formula="of:=[.A437]+1" office:value-type="float" office:value="445">
            <text:p>445</text:p>
          </table:table-cell>
          <table:table-cell table:formula="of:=&quot;N&quot;&amp;[.A438]" office:value-type="string" office:string-value="N445">
            <text:p>N445</text:p>
          </table:table-cell>
          <table:table-cell table:formula="of:=2700" office:value-type="float" office:value="2700">
            <text:p>2700</text:p>
          </table:table-cell>
          <table:table-cell table:formula="of:= &quot;X&quot;&amp; [.C438]" office:value-type="string" office:string-value="X2700">
            <text:p>X2700</text:p>
          </table:table-cell>
          <table:table-cell table:formula="of:=[.E437]-5.75" office:value-type="float" office:value="1236.75">
            <text:p>1236.75</text:p>
          </table:table-cell>
          <table:table-cell table:formula="of:=&quot;Y&quot; &amp; [.E438]" office:value-type="string" office:string-value="Y1236.75">
            <text:p>Y1236.75</text:p>
          </table:table-cell>
          <table:table-cell table:formula="of:=[.C438] +6" office:value-type="float" office:value="2706">
            <text:p>2706</text:p>
          </table:table-cell>
          <table:table-cell table:formula="of:=&quot;X&quot;&amp; [.G438]" office:value-type="string" office:string-value="X2706">
            <text:p>X2706</text:p>
          </table:table-cell>
          <table:table-cell table:number-columns-repeated="6"/>
          <table:table-cell table:style-name="ce6" table:formula="of:=[.B439]" office:value-type="string" office:string-value="N446">
            <text:p>N446</text:p>
          </table:table-cell>
          <table:table-cell table:style-name="ce6" table:formula="of:=[.D439]" office:value-type="string" office:string-value="X2700">
            <text:p>X2700</text:p>
          </table:table-cell>
          <table:table-cell table:style-name="ce6" table:formula="of:=[.F439]" office:value-type="string" office:string-value="Y1231">
            <text:p>Y1231</text:p>
          </table:table-cell>
          <table:table-cell/>
          <table:table-cell table:formula="of:=[.B439]" office:value-type="string" office:string-value="N446">
            <text:p>N446</text:p>
          </table:table-cell>
          <table:table-cell table:formula="of:=[.H439]" office:value-type="string" office:string-value="X2706">
            <text:p>X2706</text:p>
          </table:table-cell>
          <table:table-cell table:formula="of:=[.F439]" office:value-type="string" office:string-value="Y1231">
            <text:p>Y1231</text:p>
          </table:table-cell>
        </table:table-row>
        <table:table-row table:style-name="ro1">
          <table:table-cell table:formula="of:=[.A438]+1" office:value-type="float" office:value="446">
            <text:p>446</text:p>
          </table:table-cell>
          <table:table-cell table:formula="of:=&quot;N&quot;&amp;[.A439]" office:value-type="string" office:string-value="N446">
            <text:p>N446</text:p>
          </table:table-cell>
          <table:table-cell table:formula="of:=2700" office:value-type="float" office:value="2700">
            <text:p>2700</text:p>
          </table:table-cell>
          <table:table-cell table:formula="of:= &quot;X&quot;&amp; [.C439]" office:value-type="string" office:string-value="X2700">
            <text:p>X2700</text:p>
          </table:table-cell>
          <table:table-cell table:formula="of:=[.E438]-5.75" office:value-type="float" office:value="1231">
            <text:p>1231</text:p>
          </table:table-cell>
          <table:table-cell table:formula="of:=&quot;Y&quot; &amp; [.E439]" office:value-type="string" office:string-value="Y1231">
            <text:p>Y1231</text:p>
          </table:table-cell>
          <table:table-cell table:formula="of:=[.C439] +6" office:value-type="float" office:value="2706">
            <text:p>2706</text:p>
          </table:table-cell>
          <table:table-cell table:formula="of:=&quot;X&quot;&amp; [.G439]" office:value-type="string" office:string-value="X2706">
            <text:p>X2706</text:p>
          </table:table-cell>
          <table:table-cell table:number-columns-repeated="6"/>
          <table:table-cell table:style-name="ce6" table:formula="of:=[.B440]" office:value-type="string" office:string-value="N447">
            <text:p>N447</text:p>
          </table:table-cell>
          <table:table-cell table:style-name="ce6" table:formula="of:=[.D440]" office:value-type="string" office:string-value="X2700">
            <text:p>X2700</text:p>
          </table:table-cell>
          <table:table-cell table:style-name="ce6" table:formula="of:=[.F440]" office:value-type="string" office:string-value="Y1225.25">
            <text:p>Y1225.25</text:p>
          </table:table-cell>
          <table:table-cell/>
          <table:table-cell table:formula="of:=[.B440]" office:value-type="string" office:string-value="N447">
            <text:p>N447</text:p>
          </table:table-cell>
          <table:table-cell table:formula="of:=[.H440]" office:value-type="string" office:string-value="X2706">
            <text:p>X2706</text:p>
          </table:table-cell>
          <table:table-cell table:formula="of:=[.F440]" office:value-type="string" office:string-value="Y1225.25">
            <text:p>Y1225.25</text:p>
          </table:table-cell>
        </table:table-row>
        <table:table-row table:style-name="ro1">
          <table:table-cell table:formula="of:=[.A439]+1" office:value-type="float" office:value="447">
            <text:p>447</text:p>
          </table:table-cell>
          <table:table-cell table:formula="of:=&quot;N&quot;&amp;[.A440]" office:value-type="string" office:string-value="N447">
            <text:p>N447</text:p>
          </table:table-cell>
          <table:table-cell table:formula="of:=2700" office:value-type="float" office:value="2700">
            <text:p>2700</text:p>
          </table:table-cell>
          <table:table-cell table:formula="of:= &quot;X&quot;&amp; [.C440]" office:value-type="string" office:string-value="X2700">
            <text:p>X2700</text:p>
          </table:table-cell>
          <table:table-cell table:formula="of:=[.E439]-5.75" office:value-type="float" office:value="1225.25">
            <text:p>1225.25</text:p>
          </table:table-cell>
          <table:table-cell table:formula="of:=&quot;Y&quot; &amp; [.E440]" office:value-type="string" office:string-value="Y1225.25">
            <text:p>Y1225.25</text:p>
          </table:table-cell>
          <table:table-cell table:formula="of:=[.C440] +6" office:value-type="float" office:value="2706">
            <text:p>2706</text:p>
          </table:table-cell>
          <table:table-cell table:formula="of:=&quot;X&quot;&amp; [.G440]" office:value-type="string" office:string-value="X2706">
            <text:p>X2706</text:p>
          </table:table-cell>
          <table:table-cell table:number-columns-repeated="6"/>
          <table:table-cell table:style-name="ce6" table:formula="of:=[.B441]" office:value-type="string" office:string-value="N448">
            <text:p>N448</text:p>
          </table:table-cell>
          <table:table-cell table:style-name="ce6" table:formula="of:=[.D441]" office:value-type="string" office:string-value="X2700">
            <text:p>X2700</text:p>
          </table:table-cell>
          <table:table-cell table:style-name="ce6" table:formula="of:=[.F441]" office:value-type="string" office:string-value="Y1219.5">
            <text:p>Y1219.5</text:p>
          </table:table-cell>
          <table:table-cell/>
          <table:table-cell table:formula="of:=[.B441]" office:value-type="string" office:string-value="N448">
            <text:p>N448</text:p>
          </table:table-cell>
          <table:table-cell table:formula="of:=[.H441]" office:value-type="string" office:string-value="X2706">
            <text:p>X2706</text:p>
          </table:table-cell>
          <table:table-cell table:formula="of:=[.F441]" office:value-type="string" office:string-value="Y1219.5">
            <text:p>Y1219.5</text:p>
          </table:table-cell>
        </table:table-row>
        <table:table-row table:style-name="ro1">
          <table:table-cell table:formula="of:=[.A440]+1" office:value-type="float" office:value="448">
            <text:p>448</text:p>
          </table:table-cell>
          <table:table-cell table:formula="of:=&quot;N&quot;&amp;[.A441]" office:value-type="string" office:string-value="N448">
            <text:p>N448</text:p>
          </table:table-cell>
          <table:table-cell table:formula="of:=2700" office:value-type="float" office:value="2700">
            <text:p>2700</text:p>
          </table:table-cell>
          <table:table-cell table:formula="of:= &quot;X&quot;&amp; [.C441]" office:value-type="string" office:string-value="X2700">
            <text:p>X2700</text:p>
          </table:table-cell>
          <table:table-cell table:formula="of:=[.E440]-5.75" office:value-type="float" office:value="1219.5">
            <text:p>1219.5</text:p>
          </table:table-cell>
          <table:table-cell table:formula="of:=&quot;Y&quot; &amp; [.E441]" office:value-type="string" office:string-value="Y1219.5">
            <text:p>Y1219.5</text:p>
          </table:table-cell>
          <table:table-cell table:formula="of:=[.C441] +6" office:value-type="float" office:value="2706">
            <text:p>2706</text:p>
          </table:table-cell>
          <table:table-cell table:formula="of:=&quot;X&quot;&amp; [.G441]" office:value-type="string" office:string-value="X2706">
            <text:p>X2706</text:p>
          </table:table-cell>
          <table:table-cell table:number-columns-repeated="6"/>
          <table:table-cell table:style-name="ce6" table:formula="of:=[.B442]" office:value-type="string" office:string-value="N449">
            <text:p>N449</text:p>
          </table:table-cell>
          <table:table-cell table:style-name="ce6" table:formula="of:=[.D442]" office:value-type="string" office:string-value="X2700">
            <text:p>X2700</text:p>
          </table:table-cell>
          <table:table-cell table:style-name="ce6" table:formula="of:=[.F442]" office:value-type="string" office:string-value="Y1213.75">
            <text:p>Y1213.75</text:p>
          </table:table-cell>
          <table:table-cell/>
          <table:table-cell table:formula="of:=[.B442]" office:value-type="string" office:string-value="N449">
            <text:p>N449</text:p>
          </table:table-cell>
          <table:table-cell table:formula="of:=[.H442]" office:value-type="string" office:string-value="X2706">
            <text:p>X2706</text:p>
          </table:table-cell>
          <table:table-cell table:formula="of:=[.F442]" office:value-type="string" office:string-value="Y1213.75">
            <text:p>Y1213.75</text:p>
          </table:table-cell>
        </table:table-row>
        <table:table-row table:style-name="ro1">
          <table:table-cell table:formula="of:=[.A441]+1" office:value-type="float" office:value="449">
            <text:p>449</text:p>
          </table:table-cell>
          <table:table-cell table:formula="of:=&quot;N&quot;&amp;[.A442]" office:value-type="string" office:string-value="N449">
            <text:p>N449</text:p>
          </table:table-cell>
          <table:table-cell table:formula="of:=2700" office:value-type="float" office:value="2700">
            <text:p>2700</text:p>
          </table:table-cell>
          <table:table-cell table:formula="of:= &quot;X&quot;&amp; [.C442]" office:value-type="string" office:string-value="X2700">
            <text:p>X2700</text:p>
          </table:table-cell>
          <table:table-cell table:formula="of:=[.E441]-5.75" office:value-type="float" office:value="1213.75">
            <text:p>1213.75</text:p>
          </table:table-cell>
          <table:table-cell table:formula="of:=&quot;Y&quot; &amp; [.E442]" office:value-type="string" office:string-value="Y1213.75">
            <text:p>Y1213.75</text:p>
          </table:table-cell>
          <table:table-cell table:formula="of:=[.C442] +6" office:value-type="float" office:value="2706">
            <text:p>2706</text:p>
          </table:table-cell>
          <table:table-cell table:formula="of:=&quot;X&quot;&amp; [.G442]" office:value-type="string" office:string-value="X2706">
            <text:p>X2706</text:p>
          </table:table-cell>
          <table:table-cell table:number-columns-repeated="6"/>
          <table:table-cell table:style-name="ce6" table:formula="of:=[.B443]" office:value-type="string" office:string-value="N450">
            <text:p>N450</text:p>
          </table:table-cell>
          <table:table-cell table:style-name="ce6" table:formula="of:=[.D443]" office:value-type="string" office:string-value="X2700">
            <text:p>X2700</text:p>
          </table:table-cell>
          <table:table-cell table:style-name="ce6" table:formula="of:=[.F443]" office:value-type="string" office:string-value="Y1208">
            <text:p>Y1208</text:p>
          </table:table-cell>
          <table:table-cell/>
          <table:table-cell table:formula="of:=[.B443]" office:value-type="string" office:string-value="N450">
            <text:p>N450</text:p>
          </table:table-cell>
          <table:table-cell table:formula="of:=[.H443]" office:value-type="string" office:string-value="X2706">
            <text:p>X2706</text:p>
          </table:table-cell>
          <table:table-cell table:formula="of:=[.F443]" office:value-type="string" office:string-value="Y1208">
            <text:p>Y1208</text:p>
          </table:table-cell>
        </table:table-row>
        <table:table-row table:style-name="ro1">
          <table:table-cell table:formula="of:=[.A442]+1" office:value-type="float" office:value="450">
            <text:p>450</text:p>
          </table:table-cell>
          <table:table-cell table:formula="of:=&quot;N&quot;&amp;[.A443]" office:value-type="string" office:string-value="N450">
            <text:p>N450</text:p>
          </table:table-cell>
          <table:table-cell table:formula="of:=2700" office:value-type="float" office:value="2700">
            <text:p>2700</text:p>
          </table:table-cell>
          <table:table-cell table:formula="of:= &quot;X&quot;&amp; [.C443]" office:value-type="string" office:string-value="X2700">
            <text:p>X2700</text:p>
          </table:table-cell>
          <table:table-cell table:formula="of:=[.E442]-5.75" office:value-type="float" office:value="1208">
            <text:p>1208</text:p>
          </table:table-cell>
          <table:table-cell table:formula="of:=&quot;Y&quot; &amp; [.E443]" office:value-type="string" office:string-value="Y1208">
            <text:p>Y1208</text:p>
          </table:table-cell>
          <table:table-cell table:formula="of:=[.C443] +6" office:value-type="float" office:value="2706">
            <text:p>2706</text:p>
          </table:table-cell>
          <table:table-cell table:formula="of:=&quot;X&quot;&amp; [.G443]" office:value-type="string" office:string-value="X2706">
            <text:p>X2706</text:p>
          </table:table-cell>
          <table:table-cell table:number-columns-repeated="6"/>
          <table:table-cell table:style-name="ce6" table:formula="of:=[.B444]" office:value-type="string" office:string-value="N451">
            <text:p>N451</text:p>
          </table:table-cell>
          <table:table-cell table:style-name="ce6" table:formula="of:=[.D444]" office:value-type="string" office:string-value="X2700">
            <text:p>X2700</text:p>
          </table:table-cell>
          <table:table-cell table:style-name="ce6" table:formula="of:=[.F444]" office:value-type="string" office:string-value="Y1202.25">
            <text:p>Y1202.25</text:p>
          </table:table-cell>
          <table:table-cell/>
          <table:table-cell table:formula="of:=[.B444]" office:value-type="string" office:string-value="N451">
            <text:p>N451</text:p>
          </table:table-cell>
          <table:table-cell table:formula="of:=[.H444]" office:value-type="string" office:string-value="X2706">
            <text:p>X2706</text:p>
          </table:table-cell>
          <table:table-cell table:formula="of:=[.F444]" office:value-type="string" office:string-value="Y1202.25">
            <text:p>Y1202.25</text:p>
          </table:table-cell>
        </table:table-row>
        <table:table-row table:style-name="ro1">
          <table:table-cell table:formula="of:=[.A443]+1" office:value-type="float" office:value="451">
            <text:p>451</text:p>
          </table:table-cell>
          <table:table-cell table:formula="of:=&quot;N&quot;&amp;[.A444]" office:value-type="string" office:string-value="N451">
            <text:p>N451</text:p>
          </table:table-cell>
          <table:table-cell table:formula="of:=2700" office:value-type="float" office:value="2700">
            <text:p>2700</text:p>
          </table:table-cell>
          <table:table-cell table:formula="of:= &quot;X&quot;&amp; [.C444]" office:value-type="string" office:string-value="X2700">
            <text:p>X2700</text:p>
          </table:table-cell>
          <table:table-cell table:formula="of:=[.E443]-5.75" office:value-type="float" office:value="1202.25">
            <text:p>1202.25</text:p>
          </table:table-cell>
          <table:table-cell table:formula="of:=&quot;Y&quot; &amp; [.E444]" office:value-type="string" office:string-value="Y1202.25">
            <text:p>Y1202.25</text:p>
          </table:table-cell>
          <table:table-cell table:formula="of:=[.C444] +6" office:value-type="float" office:value="2706">
            <text:p>2706</text:p>
          </table:table-cell>
          <table:table-cell table:formula="of:=&quot;X&quot;&amp; [.G444]" office:value-type="string" office:string-value="X2706">
            <text:p>X2706</text:p>
          </table:table-cell>
          <table:table-cell table:number-columns-repeated="6"/>
          <table:table-cell table:style-name="ce6" table:formula="of:=[.B445]" office:value-type="string" office:string-value="N452">
            <text:p>N452</text:p>
          </table:table-cell>
          <table:table-cell table:style-name="ce6" table:formula="of:=[.D445]" office:value-type="string" office:string-value="X2700">
            <text:p>X2700</text:p>
          </table:table-cell>
          <table:table-cell table:style-name="ce6" table:formula="of:=[.F445]" office:value-type="string" office:string-value="Y1196.5">
            <text:p>Y1196.5</text:p>
          </table:table-cell>
          <table:table-cell/>
          <table:table-cell table:formula="of:=[.B445]" office:value-type="string" office:string-value="N452">
            <text:p>N452</text:p>
          </table:table-cell>
          <table:table-cell table:formula="of:=[.H445]" office:value-type="string" office:string-value="X2706">
            <text:p>X2706</text:p>
          </table:table-cell>
          <table:table-cell table:formula="of:=[.F445]" office:value-type="string" office:string-value="Y1196.5">
            <text:p>Y1196.5</text:p>
          </table:table-cell>
        </table:table-row>
        <table:table-row table:style-name="ro1">
          <table:table-cell table:formula="of:=[.A444]+1" office:value-type="float" office:value="452">
            <text:p>452</text:p>
          </table:table-cell>
          <table:table-cell table:formula="of:=&quot;N&quot;&amp;[.A445]" office:value-type="string" office:string-value="N452">
            <text:p>N452</text:p>
          </table:table-cell>
          <table:table-cell table:formula="of:=2700" office:value-type="float" office:value="2700">
            <text:p>2700</text:p>
          </table:table-cell>
          <table:table-cell table:formula="of:= &quot;X&quot;&amp; [.C445]" office:value-type="string" office:string-value="X2700">
            <text:p>X2700</text:p>
          </table:table-cell>
          <table:table-cell table:formula="of:=[.E444]-5.75" office:value-type="float" office:value="1196.5">
            <text:p>1196.5</text:p>
          </table:table-cell>
          <table:table-cell table:formula="of:=&quot;Y&quot; &amp; [.E445]" office:value-type="string" office:string-value="Y1196.5">
            <text:p>Y1196.5</text:p>
          </table:table-cell>
          <table:table-cell table:formula="of:=[.C445] +6" office:value-type="float" office:value="2706">
            <text:p>2706</text:p>
          </table:table-cell>
          <table:table-cell table:formula="of:=&quot;X&quot;&amp; [.G445]" office:value-type="string" office:string-value="X2706">
            <text:p>X2706</text:p>
          </table:table-cell>
          <table:table-cell table:number-columns-repeated="6"/>
          <table:table-cell table:style-name="ce6" table:formula="of:=[.B446]" office:value-type="string" office:string-value="N453">
            <text:p>N453</text:p>
          </table:table-cell>
          <table:table-cell table:style-name="ce6" table:formula="of:=[.D446]" office:value-type="string" office:string-value="X2700">
            <text:p>X2700</text:p>
          </table:table-cell>
          <table:table-cell table:style-name="ce6" table:formula="of:=[.F446]" office:value-type="string" office:string-value="Y1190.75">
            <text:p>Y1190.75</text:p>
          </table:table-cell>
          <table:table-cell/>
          <table:table-cell table:formula="of:=[.B446]" office:value-type="string" office:string-value="N453">
            <text:p>N453</text:p>
          </table:table-cell>
          <table:table-cell table:formula="of:=[.H446]" office:value-type="string" office:string-value="X2706">
            <text:p>X2706</text:p>
          </table:table-cell>
          <table:table-cell table:formula="of:=[.F446]" office:value-type="string" office:string-value="Y1190.75">
            <text:p>Y1190.75</text:p>
          </table:table-cell>
        </table:table-row>
        <table:table-row table:style-name="ro1">
          <table:table-cell table:formula="of:=[.A445]+1" office:value-type="float" office:value="453">
            <text:p>453</text:p>
          </table:table-cell>
          <table:table-cell table:formula="of:=&quot;N&quot;&amp;[.A446]" office:value-type="string" office:string-value="N453">
            <text:p>N453</text:p>
          </table:table-cell>
          <table:table-cell table:formula="of:=2700" office:value-type="float" office:value="2700">
            <text:p>2700</text:p>
          </table:table-cell>
          <table:table-cell table:formula="of:= &quot;X&quot;&amp; [.C446]" office:value-type="string" office:string-value="X2700">
            <text:p>X2700</text:p>
          </table:table-cell>
          <table:table-cell table:formula="of:=[.E445]-5.75" office:value-type="float" office:value="1190.75">
            <text:p>1190.75</text:p>
          </table:table-cell>
          <table:table-cell table:formula="of:=&quot;Y&quot; &amp; [.E446]" office:value-type="string" office:string-value="Y1190.75">
            <text:p>Y1190.75</text:p>
          </table:table-cell>
          <table:table-cell table:formula="of:=[.C446] +6" office:value-type="float" office:value="2706">
            <text:p>2706</text:p>
          </table:table-cell>
          <table:table-cell table:formula="of:=&quot;X&quot;&amp; [.G446]" office:value-type="string" office:string-value="X2706">
            <text:p>X2706</text:p>
          </table:table-cell>
          <table:table-cell table:number-columns-repeated="6"/>
          <table:table-cell table:style-name="ce6" table:formula="of:=[.B447]" office:value-type="string" office:string-value="N454">
            <text:p>N454</text:p>
          </table:table-cell>
          <table:table-cell table:style-name="ce6" table:formula="of:=[.D447]" office:value-type="string" office:string-value="X2700">
            <text:p>X2700</text:p>
          </table:table-cell>
          <table:table-cell table:style-name="ce6" table:formula="of:=[.F447]" office:value-type="string" office:string-value="Y1185">
            <text:p>Y1185</text:p>
          </table:table-cell>
          <table:table-cell/>
          <table:table-cell table:formula="of:=[.B447]" office:value-type="string" office:string-value="N454">
            <text:p>N454</text:p>
          </table:table-cell>
          <table:table-cell table:formula="of:=[.H447]" office:value-type="string" office:string-value="X2706">
            <text:p>X2706</text:p>
          </table:table-cell>
          <table:table-cell table:formula="of:=[.F447]" office:value-type="string" office:string-value="Y1185">
            <text:p>Y1185</text:p>
          </table:table-cell>
        </table:table-row>
        <table:table-row table:style-name="ro1">
          <table:table-cell table:formula="of:=[.A446]+1" office:value-type="float" office:value="454">
            <text:p>454</text:p>
          </table:table-cell>
          <table:table-cell table:formula="of:=&quot;N&quot;&amp;[.A447]" office:value-type="string" office:string-value="N454">
            <text:p>N454</text:p>
          </table:table-cell>
          <table:table-cell table:formula="of:=2700" office:value-type="float" office:value="2700">
            <text:p>2700</text:p>
          </table:table-cell>
          <table:table-cell table:formula="of:= &quot;X&quot;&amp; [.C447]" office:value-type="string" office:string-value="X2700">
            <text:p>X2700</text:p>
          </table:table-cell>
          <table:table-cell table:formula="of:=[.E446]-5.75" office:value-type="float" office:value="1185">
            <text:p>1185</text:p>
          </table:table-cell>
          <table:table-cell table:formula="of:=&quot;Y&quot; &amp; [.E447]" office:value-type="string" office:string-value="Y1185">
            <text:p>Y1185</text:p>
          </table:table-cell>
          <table:table-cell table:formula="of:=[.C447] +6" office:value-type="float" office:value="2706">
            <text:p>2706</text:p>
          </table:table-cell>
          <table:table-cell table:formula="of:=&quot;X&quot;&amp; [.G447]" office:value-type="string" office:string-value="X2706">
            <text:p>X2706</text:p>
          </table:table-cell>
          <table:table-cell table:number-columns-repeated="6"/>
          <table:table-cell table:style-name="ce6" table:formula="of:=[.B448]" office:value-type="string" office:string-value="N455">
            <text:p>N455</text:p>
          </table:table-cell>
          <table:table-cell table:style-name="ce6" table:formula="of:=[.D448]" office:value-type="string" office:string-value="X2700">
            <text:p>X2700</text:p>
          </table:table-cell>
          <table:table-cell table:style-name="ce6" table:formula="of:=[.F448]" office:value-type="string" office:string-value="Y1179.25">
            <text:p>Y1179.25</text:p>
          </table:table-cell>
          <table:table-cell/>
          <table:table-cell table:formula="of:=[.B448]" office:value-type="string" office:string-value="N455">
            <text:p>N455</text:p>
          </table:table-cell>
          <table:table-cell table:formula="of:=[.H448]" office:value-type="string" office:string-value="X2706">
            <text:p>X2706</text:p>
          </table:table-cell>
          <table:table-cell table:formula="of:=[.F448]" office:value-type="string" office:string-value="Y1179.25">
            <text:p>Y1179.25</text:p>
          </table:table-cell>
        </table:table-row>
        <table:table-row table:style-name="ro1">
          <table:table-cell table:formula="of:=[.A447]+1" office:value-type="float" office:value="455">
            <text:p>455</text:p>
          </table:table-cell>
          <table:table-cell table:formula="of:=&quot;N&quot;&amp;[.A448]" office:value-type="string" office:string-value="N455">
            <text:p>N455</text:p>
          </table:table-cell>
          <table:table-cell table:formula="of:=2700" office:value-type="float" office:value="2700">
            <text:p>2700</text:p>
          </table:table-cell>
          <table:table-cell table:formula="of:= &quot;X&quot;&amp; [.C448]" office:value-type="string" office:string-value="X2700">
            <text:p>X2700</text:p>
          </table:table-cell>
          <table:table-cell table:formula="of:=[.E447]-5.75" office:value-type="float" office:value="1179.25">
            <text:p>1179.25</text:p>
          </table:table-cell>
          <table:table-cell table:formula="of:=&quot;Y&quot; &amp; [.E448]" office:value-type="string" office:string-value="Y1179.25">
            <text:p>Y1179.25</text:p>
          </table:table-cell>
          <table:table-cell table:formula="of:=[.C448] +6" office:value-type="float" office:value="2706">
            <text:p>2706</text:p>
          </table:table-cell>
          <table:table-cell table:formula="of:=&quot;X&quot;&amp; [.G448]" office:value-type="string" office:string-value="X2706">
            <text:p>X2706</text:p>
          </table:table-cell>
          <table:table-cell table:number-columns-repeated="6"/>
          <table:table-cell table:style-name="ce6" table:formula="of:=[.B449]" office:value-type="string" office:string-value="N456">
            <text:p>N456</text:p>
          </table:table-cell>
          <table:table-cell table:style-name="ce6" table:formula="of:=[.D449]" office:value-type="string" office:string-value="X2700">
            <text:p>X2700</text:p>
          </table:table-cell>
          <table:table-cell table:style-name="ce6" table:formula="of:=[.F449]" office:value-type="string" office:string-value="Y1173.5">
            <text:p>Y1173.5</text:p>
          </table:table-cell>
          <table:table-cell/>
          <table:table-cell table:formula="of:=[.B449]" office:value-type="string" office:string-value="N456">
            <text:p>N456</text:p>
          </table:table-cell>
          <table:table-cell table:formula="of:=[.H449]" office:value-type="string" office:string-value="X2706">
            <text:p>X2706</text:p>
          </table:table-cell>
          <table:table-cell table:formula="of:=[.F449]" office:value-type="string" office:string-value="Y1173.5">
            <text:p>Y1173.5</text:p>
          </table:table-cell>
        </table:table-row>
        <table:table-row table:style-name="ro1">
          <table:table-cell table:formula="of:=[.A448]+1" office:value-type="float" office:value="456">
            <text:p>456</text:p>
          </table:table-cell>
          <table:table-cell table:formula="of:=&quot;N&quot;&amp;[.A449]" office:value-type="string" office:string-value="N456">
            <text:p>N456</text:p>
          </table:table-cell>
          <table:table-cell table:formula="of:=2700" office:value-type="float" office:value="2700">
            <text:p>2700</text:p>
          </table:table-cell>
          <table:table-cell table:formula="of:= &quot;X&quot;&amp; [.C449]" office:value-type="string" office:string-value="X2700">
            <text:p>X2700</text:p>
          </table:table-cell>
          <table:table-cell table:formula="of:=[.E448]-5.75" office:value-type="float" office:value="1173.5">
            <text:p>1173.5</text:p>
          </table:table-cell>
          <table:table-cell table:formula="of:=&quot;Y&quot; &amp; [.E449]" office:value-type="string" office:string-value="Y1173.5">
            <text:p>Y1173.5</text:p>
          </table:table-cell>
          <table:table-cell table:formula="of:=[.C449] +6" office:value-type="float" office:value="2706">
            <text:p>2706</text:p>
          </table:table-cell>
          <table:table-cell table:formula="of:=&quot;X&quot;&amp; [.G449]" office:value-type="string" office:string-value="X2706">
            <text:p>X2706</text:p>
          </table:table-cell>
          <table:table-cell table:number-columns-repeated="6"/>
          <table:table-cell table:style-name="ce6" table:formula="of:=[.B450]" office:value-type="string" office:string-value="N457">
            <text:p>N457</text:p>
          </table:table-cell>
          <table:table-cell table:style-name="ce6" table:formula="of:=[.D450]" office:value-type="string" office:string-value="X2700">
            <text:p>X2700</text:p>
          </table:table-cell>
          <table:table-cell table:style-name="ce6" table:formula="of:=[.F450]" office:value-type="string" office:string-value="Y1167.75">
            <text:p>Y1167.75</text:p>
          </table:table-cell>
          <table:table-cell/>
          <table:table-cell table:formula="of:=[.B450]" office:value-type="string" office:string-value="N457">
            <text:p>N457</text:p>
          </table:table-cell>
          <table:table-cell table:formula="of:=[.H450]" office:value-type="string" office:string-value="X2706">
            <text:p>X2706</text:p>
          </table:table-cell>
          <table:table-cell table:formula="of:=[.F450]" office:value-type="string" office:string-value="Y1167.75">
            <text:p>Y1167.75</text:p>
          </table:table-cell>
        </table:table-row>
        <table:table-row table:style-name="ro1">
          <table:table-cell table:formula="of:=[.A449]+1" office:value-type="float" office:value="457">
            <text:p>457</text:p>
          </table:table-cell>
          <table:table-cell table:formula="of:=&quot;N&quot;&amp;[.A450]" office:value-type="string" office:string-value="N457">
            <text:p>N457</text:p>
          </table:table-cell>
          <table:table-cell table:formula="of:=2700" office:value-type="float" office:value="2700">
            <text:p>2700</text:p>
          </table:table-cell>
          <table:table-cell table:formula="of:= &quot;X&quot;&amp; [.C450]" office:value-type="string" office:string-value="X2700">
            <text:p>X2700</text:p>
          </table:table-cell>
          <table:table-cell table:formula="of:=[.E449]-5.75" office:value-type="float" office:value="1167.75">
            <text:p>1167.75</text:p>
          </table:table-cell>
          <table:table-cell table:formula="of:=&quot;Y&quot; &amp; [.E450]" office:value-type="string" office:string-value="Y1167.75">
            <text:p>Y1167.75</text:p>
          </table:table-cell>
          <table:table-cell table:formula="of:=[.C450] +6" office:value-type="float" office:value="2706">
            <text:p>2706</text:p>
          </table:table-cell>
          <table:table-cell table:formula="of:=&quot;X&quot;&amp; [.G450]" office:value-type="string" office:string-value="X2706">
            <text:p>X2706</text:p>
          </table:table-cell>
          <table:table-cell table:number-columns-repeated="6"/>
          <table:table-cell table:style-name="ce6" table:formula="of:=[.B451]" office:value-type="string" office:string-value="N458">
            <text:p>N458</text:p>
          </table:table-cell>
          <table:table-cell table:style-name="ce6" table:formula="of:=[.D451]" office:value-type="string" office:string-value="X2700">
            <text:p>X2700</text:p>
          </table:table-cell>
          <table:table-cell table:style-name="ce6" table:formula="of:=[.F451]" office:value-type="string" office:string-value="Y1162">
            <text:p>Y1162</text:p>
          </table:table-cell>
          <table:table-cell/>
          <table:table-cell table:formula="of:=[.B451]" office:value-type="string" office:string-value="N458">
            <text:p>N458</text:p>
          </table:table-cell>
          <table:table-cell table:formula="of:=[.H451]" office:value-type="string" office:string-value="X2706">
            <text:p>X2706</text:p>
          </table:table-cell>
          <table:table-cell table:formula="of:=[.F451]" office:value-type="string" office:string-value="Y1162">
            <text:p>Y1162</text:p>
          </table:table-cell>
        </table:table-row>
        <table:table-row table:style-name="ro1">
          <table:table-cell table:formula="of:=[.A450]+1" office:value-type="float" office:value="458">
            <text:p>458</text:p>
          </table:table-cell>
          <table:table-cell table:formula="of:=&quot;N&quot;&amp;[.A451]" office:value-type="string" office:string-value="N458">
            <text:p>N458</text:p>
          </table:table-cell>
          <table:table-cell table:formula="of:=2700" office:value-type="float" office:value="2700">
            <text:p>2700</text:p>
          </table:table-cell>
          <table:table-cell table:formula="of:= &quot;X&quot;&amp; [.C451]" office:value-type="string" office:string-value="X2700">
            <text:p>X2700</text:p>
          </table:table-cell>
          <table:table-cell table:formula="of:=[.E450]-5.75" office:value-type="float" office:value="1162">
            <text:p>1162</text:p>
          </table:table-cell>
          <table:table-cell table:formula="of:=&quot;Y&quot; &amp; [.E451]" office:value-type="string" office:string-value="Y1162">
            <text:p>Y1162</text:p>
          </table:table-cell>
          <table:table-cell table:formula="of:=[.C451] +6" office:value-type="float" office:value="2706">
            <text:p>2706</text:p>
          </table:table-cell>
          <table:table-cell table:formula="of:=&quot;X&quot;&amp; [.G451]" office:value-type="string" office:string-value="X2706">
            <text:p>X2706</text:p>
          </table:table-cell>
          <table:table-cell table:number-columns-repeated="6"/>
          <table:table-cell table:style-name="ce6" table:formula="of:=[.B452]" office:value-type="string" office:string-value="N459">
            <text:p>N459</text:p>
          </table:table-cell>
          <table:table-cell table:style-name="ce6" table:formula="of:=[.D452]" office:value-type="string" office:string-value="X2700">
            <text:p>X2700</text:p>
          </table:table-cell>
          <table:table-cell table:style-name="ce6" table:formula="of:=[.F452]" office:value-type="string" office:string-value="Y1156.25">
            <text:p>Y1156.25</text:p>
          </table:table-cell>
          <table:table-cell/>
          <table:table-cell table:formula="of:=[.B452]" office:value-type="string" office:string-value="N459">
            <text:p>N459</text:p>
          </table:table-cell>
          <table:table-cell table:formula="of:=[.H452]" office:value-type="string" office:string-value="X2706">
            <text:p>X2706</text:p>
          </table:table-cell>
          <table:table-cell table:formula="of:=[.F452]" office:value-type="string" office:string-value="Y1156.25">
            <text:p>Y1156.25</text:p>
          </table:table-cell>
        </table:table-row>
        <table:table-row table:style-name="ro1">
          <table:table-cell table:formula="of:=[.A451]+1" office:value-type="float" office:value="459">
            <text:p>459</text:p>
          </table:table-cell>
          <table:table-cell table:formula="of:=&quot;N&quot;&amp;[.A452]" office:value-type="string" office:string-value="N459">
            <text:p>N459</text:p>
          </table:table-cell>
          <table:table-cell table:formula="of:=2700" office:value-type="float" office:value="2700">
            <text:p>2700</text:p>
          </table:table-cell>
          <table:table-cell table:formula="of:= &quot;X&quot;&amp; [.C452]" office:value-type="string" office:string-value="X2700">
            <text:p>X2700</text:p>
          </table:table-cell>
          <table:table-cell table:formula="of:=[.E451]-5.75" office:value-type="float" office:value="1156.25">
            <text:p>1156.25</text:p>
          </table:table-cell>
          <table:table-cell table:formula="of:=&quot;Y&quot; &amp; [.E452]" office:value-type="string" office:string-value="Y1156.25">
            <text:p>Y1156.25</text:p>
          </table:table-cell>
          <table:table-cell table:formula="of:=[.C452] +6" office:value-type="float" office:value="2706">
            <text:p>2706</text:p>
          </table:table-cell>
          <table:table-cell table:formula="of:=&quot;X&quot;&amp; [.G452]" office:value-type="string" office:string-value="X2706">
            <text:p>X2706</text:p>
          </table:table-cell>
          <table:table-cell table:number-columns-repeated="6"/>
          <table:table-cell table:style-name="ce6" table:formula="of:=[.B453]" office:value-type="string" office:string-value="N460">
            <text:p>N460</text:p>
          </table:table-cell>
          <table:table-cell table:style-name="ce6" table:formula="of:=[.D453]" office:value-type="string" office:string-value="X2700">
            <text:p>X2700</text:p>
          </table:table-cell>
          <table:table-cell table:style-name="ce6" table:formula="of:=[.F453]" office:value-type="string" office:string-value="Y1150.5">
            <text:p>Y1150.5</text:p>
          </table:table-cell>
          <table:table-cell/>
          <table:table-cell table:formula="of:=[.B453]" office:value-type="string" office:string-value="N460">
            <text:p>N460</text:p>
          </table:table-cell>
          <table:table-cell table:formula="of:=[.H453]" office:value-type="string" office:string-value="X2706">
            <text:p>X2706</text:p>
          </table:table-cell>
          <table:table-cell table:formula="of:=[.F453]" office:value-type="string" office:string-value="Y1150.5">
            <text:p>Y1150.5</text:p>
          </table:table-cell>
        </table:table-row>
        <table:table-row table:style-name="ro1">
          <table:table-cell table:formula="of:=[.A452]+1" office:value-type="float" office:value="460">
            <text:p>460</text:p>
          </table:table-cell>
          <table:table-cell table:formula="of:=&quot;N&quot;&amp;[.A453]" office:value-type="string" office:string-value="N460">
            <text:p>N460</text:p>
          </table:table-cell>
          <table:table-cell table:formula="of:=2700" office:value-type="float" office:value="2700">
            <text:p>2700</text:p>
          </table:table-cell>
          <table:table-cell table:formula="of:= &quot;X&quot;&amp; [.C453]" office:value-type="string" office:string-value="X2700">
            <text:p>X2700</text:p>
          </table:table-cell>
          <table:table-cell table:formula="of:=[.E452]-5.75" office:value-type="float" office:value="1150.5">
            <text:p>1150.5</text:p>
          </table:table-cell>
          <table:table-cell table:formula="of:=&quot;Y&quot; &amp; [.E453]" office:value-type="string" office:string-value="Y1150.5">
            <text:p>Y1150.5</text:p>
          </table:table-cell>
          <table:table-cell table:formula="of:=[.C453] +6" office:value-type="float" office:value="2706">
            <text:p>2706</text:p>
          </table:table-cell>
          <table:table-cell table:formula="of:=&quot;X&quot;&amp; [.G453]" office:value-type="string" office:string-value="X2706">
            <text:p>X2706</text:p>
          </table:table-cell>
          <table:table-cell table:number-columns-repeated="6"/>
          <table:table-cell table:style-name="ce6" table:formula="of:=[.B454]" office:value-type="string" office:string-value="N461">
            <text:p>N461</text:p>
          </table:table-cell>
          <table:table-cell table:style-name="ce6" table:formula="of:=[.D454]" office:value-type="string" office:string-value="X2700">
            <text:p>X2700</text:p>
          </table:table-cell>
          <table:table-cell table:style-name="ce6" table:formula="of:=[.F454]" office:value-type="string" office:string-value="Y1144.75">
            <text:p>Y1144.75</text:p>
          </table:table-cell>
          <table:table-cell/>
          <table:table-cell table:formula="of:=[.B454]" office:value-type="string" office:string-value="N461">
            <text:p>N461</text:p>
          </table:table-cell>
          <table:table-cell table:formula="of:=[.H454]" office:value-type="string" office:string-value="X2706">
            <text:p>X2706</text:p>
          </table:table-cell>
          <table:table-cell table:formula="of:=[.F454]" office:value-type="string" office:string-value="Y1144.75">
            <text:p>Y1144.75</text:p>
          </table:table-cell>
        </table:table-row>
        <table:table-row table:style-name="ro1">
          <table:table-cell table:formula="of:=[.A453]+1" office:value-type="float" office:value="461">
            <text:p>461</text:p>
          </table:table-cell>
          <table:table-cell table:formula="of:=&quot;N&quot;&amp;[.A454]" office:value-type="string" office:string-value="N461">
            <text:p>N461</text:p>
          </table:table-cell>
          <table:table-cell table:formula="of:=2700" office:value-type="float" office:value="2700">
            <text:p>2700</text:p>
          </table:table-cell>
          <table:table-cell table:formula="of:= &quot;X&quot;&amp; [.C454]" office:value-type="string" office:string-value="X2700">
            <text:p>X2700</text:p>
          </table:table-cell>
          <table:table-cell table:formula="of:=[.E453]-5.75" office:value-type="float" office:value="1144.75">
            <text:p>1144.75</text:p>
          </table:table-cell>
          <table:table-cell table:formula="of:=&quot;Y&quot; &amp; [.E454]" office:value-type="string" office:string-value="Y1144.75">
            <text:p>Y1144.75</text:p>
          </table:table-cell>
          <table:table-cell table:formula="of:=[.C454] +6" office:value-type="float" office:value="2706">
            <text:p>2706</text:p>
          </table:table-cell>
          <table:table-cell table:formula="of:=&quot;X&quot;&amp; [.G454]" office:value-type="string" office:string-value="X2706">
            <text:p>X2706</text:p>
          </table:table-cell>
          <table:table-cell table:number-columns-repeated="6"/>
          <table:table-cell table:style-name="ce6" table:formula="of:=[.B455]" office:value-type="string" office:string-value="N462">
            <text:p>N462</text:p>
          </table:table-cell>
          <table:table-cell table:style-name="ce6" table:formula="of:=[.D455]" office:value-type="string" office:string-value="X2700">
            <text:p>X2700</text:p>
          </table:table-cell>
          <table:table-cell table:style-name="ce6" table:formula="of:=[.F455]" office:value-type="string" office:string-value="Y1139">
            <text:p>Y1139</text:p>
          </table:table-cell>
          <table:table-cell/>
          <table:table-cell table:formula="of:=[.B455]" office:value-type="string" office:string-value="N462">
            <text:p>N462</text:p>
          </table:table-cell>
          <table:table-cell table:formula="of:=[.H455]" office:value-type="string" office:string-value="X2706">
            <text:p>X2706</text:p>
          </table:table-cell>
          <table:table-cell table:formula="of:=[.F455]" office:value-type="string" office:string-value="Y1139">
            <text:p>Y1139</text:p>
          </table:table-cell>
        </table:table-row>
        <table:table-row table:style-name="ro1">
          <table:table-cell table:formula="of:=[.A454]+1" office:value-type="float" office:value="462">
            <text:p>462</text:p>
          </table:table-cell>
          <table:table-cell table:formula="of:=&quot;N&quot;&amp;[.A455]" office:value-type="string" office:string-value="N462">
            <text:p>N462</text:p>
          </table:table-cell>
          <table:table-cell table:formula="of:=2700" office:value-type="float" office:value="2700">
            <text:p>2700</text:p>
          </table:table-cell>
          <table:table-cell table:formula="of:= &quot;X&quot;&amp; [.C455]" office:value-type="string" office:string-value="X2700">
            <text:p>X2700</text:p>
          </table:table-cell>
          <table:table-cell table:formula="of:=[.E454]-5.75" office:value-type="float" office:value="1139">
            <text:p>1139</text:p>
          </table:table-cell>
          <table:table-cell table:formula="of:=&quot;Y&quot; &amp; [.E455]" office:value-type="string" office:string-value="Y1139">
            <text:p>Y1139</text:p>
          </table:table-cell>
          <table:table-cell table:formula="of:=[.C455] +6" office:value-type="float" office:value="2706">
            <text:p>2706</text:p>
          </table:table-cell>
          <table:table-cell table:formula="of:=&quot;X&quot;&amp; [.G455]" office:value-type="string" office:string-value="X2706">
            <text:p>X2706</text:p>
          </table:table-cell>
          <table:table-cell table:number-columns-repeated="6"/>
          <table:table-cell table:style-name="ce6" table:formula="of:=[.B456]" office:value-type="string" office:string-value="N463">
            <text:p>N463</text:p>
          </table:table-cell>
          <table:table-cell table:style-name="ce6" table:formula="of:=[.D456]" office:value-type="string" office:string-value="X2700">
            <text:p>X2700</text:p>
          </table:table-cell>
          <table:table-cell table:style-name="ce6" table:formula="of:=[.F456]" office:value-type="string" office:string-value="Y1133.25">
            <text:p>Y1133.25</text:p>
          </table:table-cell>
          <table:table-cell/>
          <table:table-cell table:formula="of:=[.B456]" office:value-type="string" office:string-value="N463">
            <text:p>N463</text:p>
          </table:table-cell>
          <table:table-cell table:formula="of:=[.H456]" office:value-type="string" office:string-value="X2706">
            <text:p>X2706</text:p>
          </table:table-cell>
          <table:table-cell table:formula="of:=[.F456]" office:value-type="string" office:string-value="Y1133.25">
            <text:p>Y1133.25</text:p>
          </table:table-cell>
        </table:table-row>
        <table:table-row table:style-name="ro1">
          <table:table-cell table:formula="of:=[.A455]+1" office:value-type="float" office:value="463">
            <text:p>463</text:p>
          </table:table-cell>
          <table:table-cell table:formula="of:=&quot;N&quot;&amp;[.A456]" office:value-type="string" office:string-value="N463">
            <text:p>N463</text:p>
          </table:table-cell>
          <table:table-cell table:formula="of:=2700" office:value-type="float" office:value="2700">
            <text:p>2700</text:p>
          </table:table-cell>
          <table:table-cell table:formula="of:= &quot;X&quot;&amp; [.C456]" office:value-type="string" office:string-value="X2700">
            <text:p>X2700</text:p>
          </table:table-cell>
          <table:table-cell table:formula="of:=[.E455]-5.75" office:value-type="float" office:value="1133.25">
            <text:p>1133.25</text:p>
          </table:table-cell>
          <table:table-cell table:formula="of:=&quot;Y&quot; &amp; [.E456]" office:value-type="string" office:string-value="Y1133.25">
            <text:p>Y1133.25</text:p>
          </table:table-cell>
          <table:table-cell table:formula="of:=[.C456] +6" office:value-type="float" office:value="2706">
            <text:p>2706</text:p>
          </table:table-cell>
          <table:table-cell table:formula="of:=&quot;X&quot;&amp; [.G456]" office:value-type="string" office:string-value="X2706">
            <text:p>X2706</text:p>
          </table:table-cell>
          <table:table-cell table:number-columns-repeated="6"/>
          <table:table-cell table:style-name="ce6" table:formula="of:=[.B457]" office:value-type="string" office:string-value="N464">
            <text:p>N464</text:p>
          </table:table-cell>
          <table:table-cell table:style-name="ce6" table:formula="of:=[.D457]" office:value-type="string" office:string-value="X2700">
            <text:p>X2700</text:p>
          </table:table-cell>
          <table:table-cell table:style-name="ce6" table:formula="of:=[.F457]" office:value-type="string" office:string-value="Y1127.5">
            <text:p>Y1127.5</text:p>
          </table:table-cell>
          <table:table-cell/>
          <table:table-cell table:formula="of:=[.B457]" office:value-type="string" office:string-value="N464">
            <text:p>N464</text:p>
          </table:table-cell>
          <table:table-cell table:formula="of:=[.H457]" office:value-type="string" office:string-value="X2706">
            <text:p>X2706</text:p>
          </table:table-cell>
          <table:table-cell table:formula="of:=[.F457]" office:value-type="string" office:string-value="Y1127.5">
            <text:p>Y1127.5</text:p>
          </table:table-cell>
        </table:table-row>
        <table:table-row table:style-name="ro1">
          <table:table-cell table:formula="of:=[.A456]+1" office:value-type="float" office:value="464">
            <text:p>464</text:p>
          </table:table-cell>
          <table:table-cell table:formula="of:=&quot;N&quot;&amp;[.A457]" office:value-type="string" office:string-value="N464">
            <text:p>N464</text:p>
          </table:table-cell>
          <table:table-cell table:formula="of:=2700" office:value-type="float" office:value="2700">
            <text:p>2700</text:p>
          </table:table-cell>
          <table:table-cell table:formula="of:= &quot;X&quot;&amp; [.C457]" office:value-type="string" office:string-value="X2700">
            <text:p>X2700</text:p>
          </table:table-cell>
          <table:table-cell table:formula="of:=[.E456]-5.75" office:value-type="float" office:value="1127.5">
            <text:p>1127.5</text:p>
          </table:table-cell>
          <table:table-cell table:formula="of:=&quot;Y&quot; &amp; [.E457]" office:value-type="string" office:string-value="Y1127.5">
            <text:p>Y1127.5</text:p>
          </table:table-cell>
          <table:table-cell table:formula="of:=[.C457] +6" office:value-type="float" office:value="2706">
            <text:p>2706</text:p>
          </table:table-cell>
          <table:table-cell table:formula="of:=&quot;X&quot;&amp; [.G457]" office:value-type="string" office:string-value="X2706">
            <text:p>X2706</text:p>
          </table:table-cell>
          <table:table-cell table:number-columns-repeated="6"/>
          <table:table-cell table:style-name="ce6" table:formula="of:=[.B458]" office:value-type="string" office:string-value="N465">
            <text:p>N465</text:p>
          </table:table-cell>
          <table:table-cell table:style-name="ce6" table:formula="of:=[.D458]" office:value-type="string" office:string-value="X2700">
            <text:p>X2700</text:p>
          </table:table-cell>
          <table:table-cell table:style-name="ce6" table:formula="of:=[.F458]" office:value-type="string" office:string-value="Y1121.75">
            <text:p>Y1121.75</text:p>
          </table:table-cell>
          <table:table-cell/>
          <table:table-cell table:formula="of:=[.B458]" office:value-type="string" office:string-value="N465">
            <text:p>N465</text:p>
          </table:table-cell>
          <table:table-cell table:formula="of:=[.H458]" office:value-type="string" office:string-value="X2706">
            <text:p>X2706</text:p>
          </table:table-cell>
          <table:table-cell table:formula="of:=[.F458]" office:value-type="string" office:string-value="Y1121.75">
            <text:p>Y1121.75</text:p>
          </table:table-cell>
        </table:table-row>
        <table:table-row table:style-name="ro1">
          <table:table-cell table:formula="of:=[.A457]+1" office:value-type="float" office:value="465">
            <text:p>465</text:p>
          </table:table-cell>
          <table:table-cell table:formula="of:=&quot;N&quot;&amp;[.A458]" office:value-type="string" office:string-value="N465">
            <text:p>N465</text:p>
          </table:table-cell>
          <table:table-cell table:formula="of:=2700" office:value-type="float" office:value="2700">
            <text:p>2700</text:p>
          </table:table-cell>
          <table:table-cell table:formula="of:= &quot;X&quot;&amp; [.C458]" office:value-type="string" office:string-value="X2700">
            <text:p>X2700</text:p>
          </table:table-cell>
          <table:table-cell table:formula="of:=[.E457]-5.75" office:value-type="float" office:value="1121.75">
            <text:p>1121.75</text:p>
          </table:table-cell>
          <table:table-cell table:formula="of:=&quot;Y&quot; &amp; [.E458]" office:value-type="string" office:string-value="Y1121.75">
            <text:p>Y1121.75</text:p>
          </table:table-cell>
          <table:table-cell table:formula="of:=[.C458] +6" office:value-type="float" office:value="2706">
            <text:p>2706</text:p>
          </table:table-cell>
          <table:table-cell table:formula="of:=&quot;X&quot;&amp; [.G458]" office:value-type="string" office:string-value="X2706">
            <text:p>X2706</text:p>
          </table:table-cell>
          <table:table-cell table:number-columns-repeated="6"/>
          <table:table-cell table:style-name="ce6" table:formula="of:=[.B459]" office:value-type="string" office:string-value="N466">
            <text:p>N466</text:p>
          </table:table-cell>
          <table:table-cell table:style-name="ce6" table:formula="of:=[.D459]" office:value-type="string" office:string-value="X2700">
            <text:p>X2700</text:p>
          </table:table-cell>
          <table:table-cell table:style-name="ce6" table:formula="of:=[.F459]" office:value-type="string" office:string-value="Y1116">
            <text:p>Y1116</text:p>
          </table:table-cell>
          <table:table-cell/>
          <table:table-cell table:formula="of:=[.B459]" office:value-type="string" office:string-value="N466">
            <text:p>N466</text:p>
          </table:table-cell>
          <table:table-cell table:formula="of:=[.H459]" office:value-type="string" office:string-value="X2706">
            <text:p>X2706</text:p>
          </table:table-cell>
          <table:table-cell table:formula="of:=[.F459]" office:value-type="string" office:string-value="Y1116">
            <text:p>Y1116</text:p>
          </table:table-cell>
        </table:table-row>
        <table:table-row table:style-name="ro1">
          <table:table-cell table:formula="of:=[.A458]+1" office:value-type="float" office:value="466">
            <text:p>466</text:p>
          </table:table-cell>
          <table:table-cell table:formula="of:=&quot;N&quot;&amp;[.A459]" office:value-type="string" office:string-value="N466">
            <text:p>N466</text:p>
          </table:table-cell>
          <table:table-cell table:formula="of:=2700" office:value-type="float" office:value="2700">
            <text:p>2700</text:p>
          </table:table-cell>
          <table:table-cell table:formula="of:= &quot;X&quot;&amp; [.C459]" office:value-type="string" office:string-value="X2700">
            <text:p>X2700</text:p>
          </table:table-cell>
          <table:table-cell table:formula="of:=[.E458]-5.75" office:value-type="float" office:value="1116">
            <text:p>1116</text:p>
          </table:table-cell>
          <table:table-cell table:formula="of:=&quot;Y&quot; &amp; [.E459]" office:value-type="string" office:string-value="Y1116">
            <text:p>Y1116</text:p>
          </table:table-cell>
          <table:table-cell table:formula="of:=[.C459] +6" office:value-type="float" office:value="2706">
            <text:p>2706</text:p>
          </table:table-cell>
          <table:table-cell table:formula="of:=&quot;X&quot;&amp; [.G459]" office:value-type="string" office:string-value="X2706">
            <text:p>X2706</text:p>
          </table:table-cell>
          <table:table-cell table:number-columns-repeated="6"/>
          <table:table-cell table:style-name="ce6" table:formula="of:=[.B460]" office:value-type="string" office:string-value="N467">
            <text:p>N467</text:p>
          </table:table-cell>
          <table:table-cell table:style-name="ce6" table:formula="of:=[.D460]" office:value-type="string" office:string-value="X2700">
            <text:p>X2700</text:p>
          </table:table-cell>
          <table:table-cell table:style-name="ce6" table:formula="of:=[.F460]" office:value-type="string" office:string-value="Y1110.25">
            <text:p>Y1110.25</text:p>
          </table:table-cell>
          <table:table-cell/>
          <table:table-cell table:formula="of:=[.B460]" office:value-type="string" office:string-value="N467">
            <text:p>N467</text:p>
          </table:table-cell>
          <table:table-cell table:formula="of:=[.H460]" office:value-type="string" office:string-value="X2706">
            <text:p>X2706</text:p>
          </table:table-cell>
          <table:table-cell table:formula="of:=[.F460]" office:value-type="string" office:string-value="Y1110.25">
            <text:p>Y1110.25</text:p>
          </table:table-cell>
        </table:table-row>
        <table:table-row table:style-name="ro1">
          <table:table-cell table:formula="of:=[.A459]+1" office:value-type="float" office:value="467">
            <text:p>467</text:p>
          </table:table-cell>
          <table:table-cell table:formula="of:=&quot;N&quot;&amp;[.A460]" office:value-type="string" office:string-value="N467">
            <text:p>N467</text:p>
          </table:table-cell>
          <table:table-cell table:formula="of:=2700" office:value-type="float" office:value="2700">
            <text:p>2700</text:p>
          </table:table-cell>
          <table:table-cell table:formula="of:= &quot;X&quot;&amp; [.C460]" office:value-type="string" office:string-value="X2700">
            <text:p>X2700</text:p>
          </table:table-cell>
          <table:table-cell table:formula="of:=[.E459]-5.75" office:value-type="float" office:value="1110.25">
            <text:p>1110.25</text:p>
          </table:table-cell>
          <table:table-cell table:formula="of:=&quot;Y&quot; &amp; [.E460]" office:value-type="string" office:string-value="Y1110.25">
            <text:p>Y1110.25</text:p>
          </table:table-cell>
          <table:table-cell table:formula="of:=[.C460] +6" office:value-type="float" office:value="2706">
            <text:p>2706</text:p>
          </table:table-cell>
          <table:table-cell table:formula="of:=&quot;X&quot;&amp; [.G460]" office:value-type="string" office:string-value="X2706">
            <text:p>X2706</text:p>
          </table:table-cell>
          <table:table-cell table:number-columns-repeated="6"/>
          <table:table-cell table:style-name="ce6" table:formula="of:=[.B461]" office:value-type="string" office:string-value="N468">
            <text:p>N468</text:p>
          </table:table-cell>
          <table:table-cell table:style-name="ce6" table:formula="of:=[.D461]" office:value-type="string" office:string-value="X2700">
            <text:p>X2700</text:p>
          </table:table-cell>
          <table:table-cell table:style-name="ce6" table:formula="of:=[.F461]" office:value-type="string" office:string-value="Y1104.5">
            <text:p>Y1104.5</text:p>
          </table:table-cell>
          <table:table-cell/>
          <table:table-cell table:formula="of:=[.B461]" office:value-type="string" office:string-value="N468">
            <text:p>N468</text:p>
          </table:table-cell>
          <table:table-cell table:formula="of:=[.H461]" office:value-type="string" office:string-value="X2706">
            <text:p>X2706</text:p>
          </table:table-cell>
          <table:table-cell table:formula="of:=[.F461]" office:value-type="string" office:string-value="Y1104.5">
            <text:p>Y1104.5</text:p>
          </table:table-cell>
        </table:table-row>
        <table:table-row table:style-name="ro1">
          <table:table-cell table:formula="of:=[.A460]+1" office:value-type="float" office:value="468">
            <text:p>468</text:p>
          </table:table-cell>
          <table:table-cell table:formula="of:=&quot;N&quot;&amp;[.A461]" office:value-type="string" office:string-value="N468">
            <text:p>N468</text:p>
          </table:table-cell>
          <table:table-cell table:formula="of:=2700" office:value-type="float" office:value="2700">
            <text:p>2700</text:p>
          </table:table-cell>
          <table:table-cell table:formula="of:= &quot;X&quot;&amp; [.C461]" office:value-type="string" office:string-value="X2700">
            <text:p>X2700</text:p>
          </table:table-cell>
          <table:table-cell table:formula="of:=[.E460]-5.75" office:value-type="float" office:value="1104.5">
            <text:p>1104.5</text:p>
          </table:table-cell>
          <table:table-cell table:formula="of:=&quot;Y&quot; &amp; [.E461]" office:value-type="string" office:string-value="Y1104.5">
            <text:p>Y1104.5</text:p>
          </table:table-cell>
          <table:table-cell table:formula="of:=[.C461] +6" office:value-type="float" office:value="2706">
            <text:p>2706</text:p>
          </table:table-cell>
          <table:table-cell table:formula="of:=&quot;X&quot;&amp; [.G461]" office:value-type="string" office:string-value="X2706">
            <text:p>X2706</text:p>
          </table:table-cell>
          <table:table-cell table:number-columns-repeated="6"/>
          <table:table-cell table:style-name="ce6" table:formula="of:=[.B462]" office:value-type="string" office:string-value="N469">
            <text:p>N469</text:p>
          </table:table-cell>
          <table:table-cell table:style-name="ce6" table:formula="of:=[.D462]" office:value-type="string" office:string-value="X2700">
            <text:p>X2700</text:p>
          </table:table-cell>
          <table:table-cell table:style-name="ce6" table:formula="of:=[.F462]" office:value-type="string" office:string-value="Y1098.75">
            <text:p>Y1098.75</text:p>
          </table:table-cell>
          <table:table-cell/>
          <table:table-cell table:formula="of:=[.B462]" office:value-type="string" office:string-value="N469">
            <text:p>N469</text:p>
          </table:table-cell>
          <table:table-cell table:formula="of:=[.H462]" office:value-type="string" office:string-value="X2706">
            <text:p>X2706</text:p>
          </table:table-cell>
          <table:table-cell table:formula="of:=[.F462]" office:value-type="string" office:string-value="Y1098.75">
            <text:p>Y1098.75</text:p>
          </table:table-cell>
        </table:table-row>
        <table:table-row table:style-name="ro1">
          <table:table-cell table:formula="of:=[.A461]+1" office:value-type="float" office:value="469">
            <text:p>469</text:p>
          </table:table-cell>
          <table:table-cell table:formula="of:=&quot;N&quot;&amp;[.A462]" office:value-type="string" office:string-value="N469">
            <text:p>N469</text:p>
          </table:table-cell>
          <table:table-cell table:formula="of:=2700" office:value-type="float" office:value="2700">
            <text:p>2700</text:p>
          </table:table-cell>
          <table:table-cell table:formula="of:= &quot;X&quot;&amp; [.C462]" office:value-type="string" office:string-value="X2700">
            <text:p>X2700</text:p>
          </table:table-cell>
          <table:table-cell table:formula="of:=[.E461]-5.75" office:value-type="float" office:value="1098.75">
            <text:p>1098.75</text:p>
          </table:table-cell>
          <table:table-cell table:formula="of:=&quot;Y&quot; &amp; [.E462]" office:value-type="string" office:string-value="Y1098.75">
            <text:p>Y1098.75</text:p>
          </table:table-cell>
          <table:table-cell table:formula="of:=[.C462] +6" office:value-type="float" office:value="2706">
            <text:p>2706</text:p>
          </table:table-cell>
          <table:table-cell table:formula="of:=&quot;X&quot;&amp; [.G462]" office:value-type="string" office:string-value="X2706">
            <text:p>X2706</text:p>
          </table:table-cell>
          <table:table-cell table:number-columns-repeated="6"/>
          <table:table-cell table:style-name="ce6" table:formula="of:=[.B463]" office:value-type="string" office:string-value="N470">
            <text:p>N470</text:p>
          </table:table-cell>
          <table:table-cell table:style-name="ce6" table:formula="of:=[.D463]" office:value-type="string" office:string-value="X2700">
            <text:p>X2700</text:p>
          </table:table-cell>
          <table:table-cell table:style-name="ce6" table:formula="of:=[.F463]" office:value-type="string" office:string-value="Y1093">
            <text:p>Y1093</text:p>
          </table:table-cell>
          <table:table-cell/>
          <table:table-cell table:formula="of:=[.B463]" office:value-type="string" office:string-value="N470">
            <text:p>N470</text:p>
          </table:table-cell>
          <table:table-cell table:formula="of:=[.H463]" office:value-type="string" office:string-value="X2706">
            <text:p>X2706</text:p>
          </table:table-cell>
          <table:table-cell table:formula="of:=[.F463]" office:value-type="string" office:string-value="Y1093">
            <text:p>Y1093</text:p>
          </table:table-cell>
        </table:table-row>
        <table:table-row table:style-name="ro1">
          <table:table-cell table:formula="of:=[.A462]+1" office:value-type="float" office:value="470">
            <text:p>470</text:p>
          </table:table-cell>
          <table:table-cell table:formula="of:=&quot;N&quot;&amp;[.A463]" office:value-type="string" office:string-value="N470">
            <text:p>N470</text:p>
          </table:table-cell>
          <table:table-cell table:formula="of:=2700" office:value-type="float" office:value="2700">
            <text:p>2700</text:p>
          </table:table-cell>
          <table:table-cell table:formula="of:= &quot;X&quot;&amp; [.C463]" office:value-type="string" office:string-value="X2700">
            <text:p>X2700</text:p>
          </table:table-cell>
          <table:table-cell table:formula="of:=[.E462]-5.75" office:value-type="float" office:value="1093">
            <text:p>1093</text:p>
          </table:table-cell>
          <table:table-cell table:formula="of:=&quot;Y&quot; &amp; [.E463]" office:value-type="string" office:string-value="Y1093">
            <text:p>Y1093</text:p>
          </table:table-cell>
          <table:table-cell table:formula="of:=[.C463] +6" office:value-type="float" office:value="2706">
            <text:p>2706</text:p>
          </table:table-cell>
          <table:table-cell table:formula="of:=&quot;X&quot;&amp; [.G463]" office:value-type="string" office:string-value="X2706">
            <text:p>X2706</text:p>
          </table:table-cell>
          <table:table-cell table:number-columns-repeated="6"/>
          <table:table-cell table:style-name="ce6" table:formula="of:=[.B464]" office:value-type="string" office:string-value="N471">
            <text:p>N471</text:p>
          </table:table-cell>
          <table:table-cell table:style-name="ce6" table:formula="of:=[.D464]" office:value-type="string" office:string-value="X2700">
            <text:p>X2700</text:p>
          </table:table-cell>
          <table:table-cell table:style-name="ce6" table:formula="of:=[.F464]" office:value-type="string" office:string-value="Y1087.25">
            <text:p>Y1087.25</text:p>
          </table:table-cell>
          <table:table-cell/>
          <table:table-cell table:formula="of:=[.B464]" office:value-type="string" office:string-value="N471">
            <text:p>N471</text:p>
          </table:table-cell>
          <table:table-cell table:formula="of:=[.H464]" office:value-type="string" office:string-value="X2706">
            <text:p>X2706</text:p>
          </table:table-cell>
          <table:table-cell table:formula="of:=[.F464]" office:value-type="string" office:string-value="Y1087.25">
            <text:p>Y1087.25</text:p>
          </table:table-cell>
        </table:table-row>
        <table:table-row table:style-name="ro1">
          <table:table-cell table:formula="of:=[.A463]+1" office:value-type="float" office:value="471">
            <text:p>471</text:p>
          </table:table-cell>
          <table:table-cell table:formula="of:=&quot;N&quot;&amp;[.A464]" office:value-type="string" office:string-value="N471">
            <text:p>N471</text:p>
          </table:table-cell>
          <table:table-cell table:formula="of:=2700" office:value-type="float" office:value="2700">
            <text:p>2700</text:p>
          </table:table-cell>
          <table:table-cell table:formula="of:= &quot;X&quot;&amp; [.C464]" office:value-type="string" office:string-value="X2700">
            <text:p>X2700</text:p>
          </table:table-cell>
          <table:table-cell table:formula="of:=[.E463]-5.75" office:value-type="float" office:value="1087.25">
            <text:p>1087.25</text:p>
          </table:table-cell>
          <table:table-cell table:formula="of:=&quot;Y&quot; &amp; [.E464]" office:value-type="string" office:string-value="Y1087.25">
            <text:p>Y1087.25</text:p>
          </table:table-cell>
          <table:table-cell table:formula="of:=[.C464] +6" office:value-type="float" office:value="2706">
            <text:p>2706</text:p>
          </table:table-cell>
          <table:table-cell table:formula="of:=&quot;X&quot;&amp; [.G464]" office:value-type="string" office:string-value="X2706">
            <text:p>X2706</text:p>
          </table:table-cell>
          <table:table-cell table:number-columns-repeated="6"/>
          <table:table-cell table:style-name="ce6" table:formula="of:=[.B465]" office:value-type="string" office:string-value="N472">
            <text:p>N472</text:p>
          </table:table-cell>
          <table:table-cell table:style-name="ce6" table:formula="of:=[.D465]" office:value-type="string" office:string-value="X2700">
            <text:p>X2700</text:p>
          </table:table-cell>
          <table:table-cell table:style-name="ce6" table:formula="of:=[.F465]" office:value-type="string" office:string-value="Y1081.5">
            <text:p>Y1081.5</text:p>
          </table:table-cell>
          <table:table-cell/>
          <table:table-cell table:formula="of:=[.B465]" office:value-type="string" office:string-value="N472">
            <text:p>N472</text:p>
          </table:table-cell>
          <table:table-cell table:formula="of:=[.H465]" office:value-type="string" office:string-value="X2706">
            <text:p>X2706</text:p>
          </table:table-cell>
          <table:table-cell table:formula="of:=[.F465]" office:value-type="string" office:string-value="Y1081.5">
            <text:p>Y1081.5</text:p>
          </table:table-cell>
        </table:table-row>
        <table:table-row table:style-name="ro1">
          <table:table-cell table:formula="of:=[.A464]+1" office:value-type="float" office:value="472">
            <text:p>472</text:p>
          </table:table-cell>
          <table:table-cell table:formula="of:=&quot;N&quot;&amp;[.A465]" office:value-type="string" office:string-value="N472">
            <text:p>N472</text:p>
          </table:table-cell>
          <table:table-cell table:formula="of:=2700" office:value-type="float" office:value="2700">
            <text:p>2700</text:p>
          </table:table-cell>
          <table:table-cell table:formula="of:= &quot;X&quot;&amp; [.C465]" office:value-type="string" office:string-value="X2700">
            <text:p>X2700</text:p>
          </table:table-cell>
          <table:table-cell table:formula="of:=[.E464]-5.75" office:value-type="float" office:value="1081.5">
            <text:p>1081.5</text:p>
          </table:table-cell>
          <table:table-cell table:formula="of:=&quot;Y&quot; &amp; [.E465]" office:value-type="string" office:string-value="Y1081.5">
            <text:p>Y1081.5</text:p>
          </table:table-cell>
          <table:table-cell table:formula="of:=[.C465] +6" office:value-type="float" office:value="2706">
            <text:p>2706</text:p>
          </table:table-cell>
          <table:table-cell table:formula="of:=&quot;X&quot;&amp; [.G465]" office:value-type="string" office:string-value="X2706">
            <text:p>X2706</text:p>
          </table:table-cell>
          <table:table-cell table:number-columns-repeated="6"/>
          <table:table-cell table:style-name="ce6" table:formula="of:=[.B466]" office:value-type="string" office:string-value="N473">
            <text:p>N473</text:p>
          </table:table-cell>
          <table:table-cell table:style-name="ce6" table:formula="of:=[.D466]" office:value-type="string" office:string-value="X2700">
            <text:p>X2700</text:p>
          </table:table-cell>
          <table:table-cell table:style-name="ce6" table:formula="of:=[.F466]" office:value-type="string" office:string-value="Y1075.75">
            <text:p>Y1075.75</text:p>
          </table:table-cell>
          <table:table-cell/>
          <table:table-cell table:formula="of:=[.B466]" office:value-type="string" office:string-value="N473">
            <text:p>N473</text:p>
          </table:table-cell>
          <table:table-cell table:formula="of:=[.H466]" office:value-type="string" office:string-value="X2706">
            <text:p>X2706</text:p>
          </table:table-cell>
          <table:table-cell table:formula="of:=[.F466]" office:value-type="string" office:string-value="Y1075.75">
            <text:p>Y1075.75</text:p>
          </table:table-cell>
        </table:table-row>
        <table:table-row table:style-name="ro1">
          <table:table-cell table:formula="of:=[.A465]+1" office:value-type="float" office:value="473">
            <text:p>473</text:p>
          </table:table-cell>
          <table:table-cell table:formula="of:=&quot;N&quot;&amp;[.A466]" office:value-type="string" office:string-value="N473">
            <text:p>N473</text:p>
          </table:table-cell>
          <table:table-cell table:formula="of:=2700" office:value-type="float" office:value="2700">
            <text:p>2700</text:p>
          </table:table-cell>
          <table:table-cell table:formula="of:= &quot;X&quot;&amp; [.C466]" office:value-type="string" office:string-value="X2700">
            <text:p>X2700</text:p>
          </table:table-cell>
          <table:table-cell table:formula="of:=[.E465]-5.75" office:value-type="float" office:value="1075.75">
            <text:p>1075.75</text:p>
          </table:table-cell>
          <table:table-cell table:formula="of:=&quot;Y&quot; &amp; [.E466]" office:value-type="string" office:string-value="Y1075.75">
            <text:p>Y1075.75</text:p>
          </table:table-cell>
          <table:table-cell table:formula="of:=[.C466] +6" office:value-type="float" office:value="2706">
            <text:p>2706</text:p>
          </table:table-cell>
          <table:table-cell table:formula="of:=&quot;X&quot;&amp; [.G466]" office:value-type="string" office:string-value="X2706">
            <text:p>X2706</text:p>
          </table:table-cell>
          <table:table-cell table:number-columns-repeated="6"/>
          <table:table-cell table:style-name="ce6" table:formula="of:=[.B467]" office:value-type="string" office:string-value="N474">
            <text:p>N474</text:p>
          </table:table-cell>
          <table:table-cell table:style-name="ce6" table:formula="of:=[.D467]" office:value-type="string" office:string-value="X2700">
            <text:p>X2700</text:p>
          </table:table-cell>
          <table:table-cell table:style-name="ce6" table:formula="of:=[.F467]" office:value-type="string" office:string-value="Y1070">
            <text:p>Y1070</text:p>
          </table:table-cell>
          <table:table-cell/>
          <table:table-cell table:formula="of:=[.B467]" office:value-type="string" office:string-value="N474">
            <text:p>N474</text:p>
          </table:table-cell>
          <table:table-cell table:formula="of:=[.H467]" office:value-type="string" office:string-value="X2706">
            <text:p>X2706</text:p>
          </table:table-cell>
          <table:table-cell table:formula="of:=[.F467]" office:value-type="string" office:string-value="Y1070">
            <text:p>Y1070</text:p>
          </table:table-cell>
        </table:table-row>
        <table:table-row table:style-name="ro1">
          <table:table-cell table:formula="of:=[.A466]+1" office:value-type="float" office:value="474">
            <text:p>474</text:p>
          </table:table-cell>
          <table:table-cell table:formula="of:=&quot;N&quot;&amp;[.A467]" office:value-type="string" office:string-value="N474">
            <text:p>N474</text:p>
          </table:table-cell>
          <table:table-cell table:formula="of:=2700" office:value-type="float" office:value="2700">
            <text:p>2700</text:p>
          </table:table-cell>
          <table:table-cell table:formula="of:= &quot;X&quot;&amp; [.C467]" office:value-type="string" office:string-value="X2700">
            <text:p>X2700</text:p>
          </table:table-cell>
          <table:table-cell table:formula="of:=[.E466]-5.75" office:value-type="float" office:value="1070">
            <text:p>1070</text:p>
          </table:table-cell>
          <table:table-cell table:formula="of:=&quot;Y&quot; &amp; [.E467]" office:value-type="string" office:string-value="Y1070">
            <text:p>Y1070</text:p>
          </table:table-cell>
          <table:table-cell table:formula="of:=[.C467] +6" office:value-type="float" office:value="2706">
            <text:p>2706</text:p>
          </table:table-cell>
          <table:table-cell table:formula="of:=&quot;X&quot;&amp; [.G467]" office:value-type="string" office:string-value="X2706">
            <text:p>X2706</text:p>
          </table:table-cell>
          <table:table-cell table:number-columns-repeated="6"/>
          <table:table-cell table:style-name="ce6" table:formula="of:=[.B468]" office:value-type="string" office:string-value="N475">
            <text:p>N475</text:p>
          </table:table-cell>
          <table:table-cell table:style-name="ce6" table:formula="of:=[.D468]" office:value-type="string" office:string-value="X2700">
            <text:p>X2700</text:p>
          </table:table-cell>
          <table:table-cell table:style-name="ce6" table:formula="of:=[.F468]" office:value-type="string" office:string-value="Y1064.25">
            <text:p>Y1064.25</text:p>
          </table:table-cell>
          <table:table-cell/>
          <table:table-cell table:formula="of:=[.B468]" office:value-type="string" office:string-value="N475">
            <text:p>N475</text:p>
          </table:table-cell>
          <table:table-cell table:formula="of:=[.H468]" office:value-type="string" office:string-value="X2706">
            <text:p>X2706</text:p>
          </table:table-cell>
          <table:table-cell table:formula="of:=[.F468]" office:value-type="string" office:string-value="Y1064.25">
            <text:p>Y1064.25</text:p>
          </table:table-cell>
        </table:table-row>
        <table:table-row table:style-name="ro1">
          <table:table-cell table:formula="of:=[.A467]+1" office:value-type="float" office:value="475">
            <text:p>475</text:p>
          </table:table-cell>
          <table:table-cell table:formula="of:=&quot;N&quot;&amp;[.A468]" office:value-type="string" office:string-value="N475">
            <text:p>N475</text:p>
          </table:table-cell>
          <table:table-cell table:formula="of:=2700" office:value-type="float" office:value="2700">
            <text:p>2700</text:p>
          </table:table-cell>
          <table:table-cell table:formula="of:= &quot;X&quot;&amp; [.C468]" office:value-type="string" office:string-value="X2700">
            <text:p>X2700</text:p>
          </table:table-cell>
          <table:table-cell table:formula="of:=[.E467]-5.75" office:value-type="float" office:value="1064.25">
            <text:p>1064.25</text:p>
          </table:table-cell>
          <table:table-cell table:formula="of:=&quot;Y&quot; &amp; [.E468]" office:value-type="string" office:string-value="Y1064.25">
            <text:p>Y1064.25</text:p>
          </table:table-cell>
          <table:table-cell table:formula="of:=[.C468] +6" office:value-type="float" office:value="2706">
            <text:p>2706</text:p>
          </table:table-cell>
          <table:table-cell table:formula="of:=&quot;X&quot;&amp; [.G468]" office:value-type="string" office:string-value="X2706">
            <text:p>X2706</text:p>
          </table:table-cell>
          <table:table-cell table:number-columns-repeated="6"/>
          <table:table-cell table:style-name="ce6" table:formula="of:=[.B469]" office:value-type="string" office:string-value="N476">
            <text:p>N476</text:p>
          </table:table-cell>
          <table:table-cell table:style-name="ce6" table:formula="of:=[.D469]" office:value-type="string" office:string-value="X2700">
            <text:p>X2700</text:p>
          </table:table-cell>
          <table:table-cell table:style-name="ce6" table:formula="of:=[.F469]" office:value-type="string" office:string-value="Y1058.5">
            <text:p>Y1058.5</text:p>
          </table:table-cell>
          <table:table-cell/>
          <table:table-cell table:formula="of:=[.B469]" office:value-type="string" office:string-value="N476">
            <text:p>N476</text:p>
          </table:table-cell>
          <table:table-cell table:formula="of:=[.H469]" office:value-type="string" office:string-value="X2706">
            <text:p>X2706</text:p>
          </table:table-cell>
          <table:table-cell table:formula="of:=[.F469]" office:value-type="string" office:string-value="Y1058.5">
            <text:p>Y1058.5</text:p>
          </table:table-cell>
        </table:table-row>
        <table:table-row table:style-name="ro1">
          <table:table-cell table:formula="of:=[.A468]+1" office:value-type="float" office:value="476">
            <text:p>476</text:p>
          </table:table-cell>
          <table:table-cell table:formula="of:=&quot;N&quot;&amp;[.A469]" office:value-type="string" office:string-value="N476">
            <text:p>N476</text:p>
          </table:table-cell>
          <table:table-cell table:formula="of:=2700" office:value-type="float" office:value="2700">
            <text:p>2700</text:p>
          </table:table-cell>
          <table:table-cell table:formula="of:= &quot;X&quot;&amp; [.C469]" office:value-type="string" office:string-value="X2700">
            <text:p>X2700</text:p>
          </table:table-cell>
          <table:table-cell table:formula="of:=[.E468]-5.75" office:value-type="float" office:value="1058.5">
            <text:p>1058.5</text:p>
          </table:table-cell>
          <table:table-cell table:formula="of:=&quot;Y&quot; &amp; [.E469]" office:value-type="string" office:string-value="Y1058.5">
            <text:p>Y1058.5</text:p>
          </table:table-cell>
          <table:table-cell table:formula="of:=[.C469] +6" office:value-type="float" office:value="2706">
            <text:p>2706</text:p>
          </table:table-cell>
          <table:table-cell table:formula="of:=&quot;X&quot;&amp; [.G469]" office:value-type="string" office:string-value="X2706">
            <text:p>X2706</text:p>
          </table:table-cell>
          <table:table-cell table:number-columns-repeated="6"/>
          <table:table-cell table:style-name="ce6" table:formula="of:=[.B470]" office:value-type="string" office:string-value="N477">
            <text:p>N477</text:p>
          </table:table-cell>
          <table:table-cell table:style-name="ce6" table:formula="of:=[.D470]" office:value-type="string" office:string-value="X2700">
            <text:p>X2700</text:p>
          </table:table-cell>
          <table:table-cell table:style-name="ce6" table:formula="of:=[.F470]" office:value-type="string" office:string-value="Y1052.75">
            <text:p>Y1052.75</text:p>
          </table:table-cell>
          <table:table-cell/>
          <table:table-cell table:formula="of:=[.B470]" office:value-type="string" office:string-value="N477">
            <text:p>N477</text:p>
          </table:table-cell>
          <table:table-cell table:formula="of:=[.H470]" office:value-type="string" office:string-value="X2706">
            <text:p>X2706</text:p>
          </table:table-cell>
          <table:table-cell table:formula="of:=[.F470]" office:value-type="string" office:string-value="Y1052.75">
            <text:p>Y1052.75</text:p>
          </table:table-cell>
        </table:table-row>
        <table:table-row table:style-name="ro1">
          <table:table-cell table:formula="of:=[.A469]+1" office:value-type="float" office:value="477">
            <text:p>477</text:p>
          </table:table-cell>
          <table:table-cell table:formula="of:=&quot;N&quot;&amp;[.A470]" office:value-type="string" office:string-value="N477">
            <text:p>N477</text:p>
          </table:table-cell>
          <table:table-cell table:formula="of:=2700" office:value-type="float" office:value="2700">
            <text:p>2700</text:p>
          </table:table-cell>
          <table:table-cell table:formula="of:= &quot;X&quot;&amp; [.C470]" office:value-type="string" office:string-value="X2700">
            <text:p>X2700</text:p>
          </table:table-cell>
          <table:table-cell table:formula="of:=[.E469]-5.75" office:value-type="float" office:value="1052.75">
            <text:p>1052.75</text:p>
          </table:table-cell>
          <table:table-cell table:formula="of:=&quot;Y&quot; &amp; [.E470]" office:value-type="string" office:string-value="Y1052.75">
            <text:p>Y1052.75</text:p>
          </table:table-cell>
          <table:table-cell table:formula="of:=[.C470] +6" office:value-type="float" office:value="2706">
            <text:p>2706</text:p>
          </table:table-cell>
          <table:table-cell table:formula="of:=&quot;X&quot;&amp; [.G470]" office:value-type="string" office:string-value="X2706">
            <text:p>X2706</text:p>
          </table:table-cell>
          <table:table-cell table:number-columns-repeated="6"/>
          <table:table-cell table:style-name="ce6" table:formula="of:=[.B471]" office:value-type="string" office:string-value="N478">
            <text:p>N478</text:p>
          </table:table-cell>
          <table:table-cell table:style-name="ce6" table:formula="of:=[.D471]" office:value-type="string" office:string-value="X2700">
            <text:p>X2700</text:p>
          </table:table-cell>
          <table:table-cell table:style-name="ce6" table:formula="of:=[.F471]" office:value-type="string" office:string-value="Y1047">
            <text:p>Y1047</text:p>
          </table:table-cell>
          <table:table-cell/>
          <table:table-cell table:formula="of:=[.B471]" office:value-type="string" office:string-value="N478">
            <text:p>N478</text:p>
          </table:table-cell>
          <table:table-cell table:formula="of:=[.H471]" office:value-type="string" office:string-value="X2706">
            <text:p>X2706</text:p>
          </table:table-cell>
          <table:table-cell table:formula="of:=[.F471]" office:value-type="string" office:string-value="Y1047">
            <text:p>Y1047</text:p>
          </table:table-cell>
        </table:table-row>
        <table:table-row table:style-name="ro1">
          <table:table-cell table:formula="of:=[.A470]+1" office:value-type="float" office:value="478">
            <text:p>478</text:p>
          </table:table-cell>
          <table:table-cell table:formula="of:=&quot;N&quot;&amp;[.A471]" office:value-type="string" office:string-value="N478">
            <text:p>N478</text:p>
          </table:table-cell>
          <table:table-cell table:formula="of:=2700" office:value-type="float" office:value="2700">
            <text:p>2700</text:p>
          </table:table-cell>
          <table:table-cell table:formula="of:= &quot;X&quot;&amp; [.C471]" office:value-type="string" office:string-value="X2700">
            <text:p>X2700</text:p>
          </table:table-cell>
          <table:table-cell table:formula="of:=[.E470]-5.75" office:value-type="float" office:value="1047">
            <text:p>1047</text:p>
          </table:table-cell>
          <table:table-cell table:formula="of:=&quot;Y&quot; &amp; [.E471]" office:value-type="string" office:string-value="Y1047">
            <text:p>Y1047</text:p>
          </table:table-cell>
          <table:table-cell table:formula="of:=[.C471] +6" office:value-type="float" office:value="2706">
            <text:p>2706</text:p>
          </table:table-cell>
          <table:table-cell table:formula="of:=&quot;X&quot;&amp; [.G471]" office:value-type="string" office:string-value="X2706">
            <text:p>X2706</text:p>
          </table:table-cell>
          <table:table-cell table:number-columns-repeated="6"/>
          <table:table-cell table:style-name="ce6" table:formula="of:=[.B472]" office:value-type="string" office:string-value="N479">
            <text:p>N479</text:p>
          </table:table-cell>
          <table:table-cell table:style-name="ce6" table:formula="of:=[.D472]" office:value-type="string" office:string-value="X2700">
            <text:p>X2700</text:p>
          </table:table-cell>
          <table:table-cell table:style-name="ce6" table:formula="of:=[.F472]" office:value-type="string" office:string-value="Y1041.25">
            <text:p>Y1041.25</text:p>
          </table:table-cell>
          <table:table-cell/>
          <table:table-cell table:formula="of:=[.B472]" office:value-type="string" office:string-value="N479">
            <text:p>N479</text:p>
          </table:table-cell>
          <table:table-cell table:formula="of:=[.H472]" office:value-type="string" office:string-value="X2706">
            <text:p>X2706</text:p>
          </table:table-cell>
          <table:table-cell table:formula="of:=[.F472]" office:value-type="string" office:string-value="Y1041.25">
            <text:p>Y1041.25</text:p>
          </table:table-cell>
        </table:table-row>
        <table:table-row table:style-name="ro1">
          <table:table-cell table:formula="of:=[.A471]+1" office:value-type="float" office:value="479">
            <text:p>479</text:p>
          </table:table-cell>
          <table:table-cell table:formula="of:=&quot;N&quot;&amp;[.A472]" office:value-type="string" office:string-value="N479">
            <text:p>N479</text:p>
          </table:table-cell>
          <table:table-cell table:formula="of:=2700" office:value-type="float" office:value="2700">
            <text:p>2700</text:p>
          </table:table-cell>
          <table:table-cell table:formula="of:= &quot;X&quot;&amp; [.C472]" office:value-type="string" office:string-value="X2700">
            <text:p>X2700</text:p>
          </table:table-cell>
          <table:table-cell table:formula="of:=[.E471]-5.75" office:value-type="float" office:value="1041.25">
            <text:p>1041.25</text:p>
          </table:table-cell>
          <table:table-cell table:formula="of:=&quot;Y&quot; &amp; [.E472]" office:value-type="string" office:string-value="Y1041.25">
            <text:p>Y1041.25</text:p>
          </table:table-cell>
          <table:table-cell table:formula="of:=[.C472] +6" office:value-type="float" office:value="2706">
            <text:p>2706</text:p>
          </table:table-cell>
          <table:table-cell table:formula="of:=&quot;X&quot;&amp; [.G472]" office:value-type="string" office:string-value="X2706">
            <text:p>X2706</text:p>
          </table:table-cell>
          <table:table-cell table:number-columns-repeated="6"/>
          <table:table-cell table:style-name="ce6" table:formula="of:=[.B473]" office:value-type="string" office:string-value="N480">
            <text:p>N480</text:p>
          </table:table-cell>
          <table:table-cell table:style-name="ce6" table:formula="of:=[.D473]" office:value-type="string" office:string-value="X2700">
            <text:p>X2700</text:p>
          </table:table-cell>
          <table:table-cell table:style-name="ce6" table:formula="of:=[.F473]" office:value-type="string" office:string-value="Y1035.5">
            <text:p>Y1035.5</text:p>
          </table:table-cell>
          <table:table-cell/>
          <table:table-cell table:formula="of:=[.B473]" office:value-type="string" office:string-value="N480">
            <text:p>N480</text:p>
          </table:table-cell>
          <table:table-cell table:formula="of:=[.H473]" office:value-type="string" office:string-value="X2706">
            <text:p>X2706</text:p>
          </table:table-cell>
          <table:table-cell table:formula="of:=[.F473]" office:value-type="string" office:string-value="Y1035.5">
            <text:p>Y1035.5</text:p>
          </table:table-cell>
        </table:table-row>
        <table:table-row table:style-name="ro1">
          <table:table-cell table:formula="of:=[.A472]+1" office:value-type="float" office:value="480">
            <text:p>480</text:p>
          </table:table-cell>
          <table:table-cell table:formula="of:=&quot;N&quot;&amp;[.A473]" office:value-type="string" office:string-value="N480">
            <text:p>N480</text:p>
          </table:table-cell>
          <table:table-cell table:formula="of:=2700" office:value-type="float" office:value="2700">
            <text:p>2700</text:p>
          </table:table-cell>
          <table:table-cell table:formula="of:= &quot;X&quot;&amp; [.C473]" office:value-type="string" office:string-value="X2700">
            <text:p>X2700</text:p>
          </table:table-cell>
          <table:table-cell table:formula="of:=[.E472]-5.75" office:value-type="float" office:value="1035.5">
            <text:p>1035.5</text:p>
          </table:table-cell>
          <table:table-cell table:formula="of:=&quot;Y&quot; &amp; [.E473]" office:value-type="string" office:string-value="Y1035.5">
            <text:p>Y1035.5</text:p>
          </table:table-cell>
          <table:table-cell table:formula="of:=[.C473] +6" office:value-type="float" office:value="2706">
            <text:p>2706</text:p>
          </table:table-cell>
          <table:table-cell table:formula="of:=&quot;X&quot;&amp; [.G473]" office:value-type="string" office:string-value="X2706">
            <text:p>X2706</text:p>
          </table:table-cell>
          <table:table-cell table:number-columns-repeated="6"/>
          <table:table-cell table:style-name="ce6" table:formula="of:=[.B474]" office:value-type="string" office:string-value="N481">
            <text:p>N481</text:p>
          </table:table-cell>
          <table:table-cell table:style-name="ce6" table:formula="of:=[.D474]" office:value-type="string" office:string-value="X2700">
            <text:p>X2700</text:p>
          </table:table-cell>
          <table:table-cell table:style-name="ce6" table:formula="of:=[.F474]" office:value-type="string" office:string-value="Y1029.75">
            <text:p>Y1029.75</text:p>
          </table:table-cell>
          <table:table-cell/>
          <table:table-cell table:formula="of:=[.B474]" office:value-type="string" office:string-value="N481">
            <text:p>N481</text:p>
          </table:table-cell>
          <table:table-cell table:formula="of:=[.H474]" office:value-type="string" office:string-value="X2706">
            <text:p>X2706</text:p>
          </table:table-cell>
          <table:table-cell table:formula="of:=[.F474]" office:value-type="string" office:string-value="Y1029.75">
            <text:p>Y1029.75</text:p>
          </table:table-cell>
        </table:table-row>
        <table:table-row table:style-name="ro1">
          <table:table-cell table:formula="of:=[.A473]+1" office:value-type="float" office:value="481">
            <text:p>481</text:p>
          </table:table-cell>
          <table:table-cell table:formula="of:=&quot;N&quot;&amp;[.A474]" office:value-type="string" office:string-value="N481">
            <text:p>N481</text:p>
          </table:table-cell>
          <table:table-cell table:formula="of:=2700" office:value-type="float" office:value="2700">
            <text:p>2700</text:p>
          </table:table-cell>
          <table:table-cell table:formula="of:= &quot;X&quot;&amp; [.C474]" office:value-type="string" office:string-value="X2700">
            <text:p>X2700</text:p>
          </table:table-cell>
          <table:table-cell table:formula="of:=[.E473]-5.75" office:value-type="float" office:value="1029.75">
            <text:p>1029.75</text:p>
          </table:table-cell>
          <table:table-cell table:formula="of:=&quot;Y&quot; &amp; [.E474]" office:value-type="string" office:string-value="Y1029.75">
            <text:p>Y1029.75</text:p>
          </table:table-cell>
          <table:table-cell table:formula="of:=[.C474] +6" office:value-type="float" office:value="2706">
            <text:p>2706</text:p>
          </table:table-cell>
          <table:table-cell table:formula="of:=&quot;X&quot;&amp; [.G474]" office:value-type="string" office:string-value="X2706">
            <text:p>X2706</text:p>
          </table:table-cell>
          <table:table-cell table:number-columns-repeated="6"/>
          <table:table-cell table:style-name="ce6" table:formula="of:=[.B475]" office:value-type="string" office:string-value="N482">
            <text:p>N482</text:p>
          </table:table-cell>
          <table:table-cell table:style-name="ce6" table:formula="of:=[.D475]" office:value-type="string" office:string-value="X2700">
            <text:p>X2700</text:p>
          </table:table-cell>
          <table:table-cell table:style-name="ce6" table:formula="of:=[.F475]" office:value-type="string" office:string-value="Y1024">
            <text:p>Y1024</text:p>
          </table:table-cell>
          <table:table-cell/>
          <table:table-cell table:formula="of:=[.B475]" office:value-type="string" office:string-value="N482">
            <text:p>N482</text:p>
          </table:table-cell>
          <table:table-cell table:formula="of:=[.H475]" office:value-type="string" office:string-value="X2706">
            <text:p>X2706</text:p>
          </table:table-cell>
          <table:table-cell table:formula="of:=[.F475]" office:value-type="string" office:string-value="Y1024">
            <text:p>Y1024</text:p>
          </table:table-cell>
        </table:table-row>
        <table:table-row table:style-name="ro1">
          <table:table-cell table:formula="of:=[.A474]+1" office:value-type="float" office:value="482">
            <text:p>482</text:p>
          </table:table-cell>
          <table:table-cell table:formula="of:=&quot;N&quot;&amp;[.A475]" office:value-type="string" office:string-value="N482">
            <text:p>N482</text:p>
          </table:table-cell>
          <table:table-cell table:formula="of:=2700" office:value-type="float" office:value="2700">
            <text:p>2700</text:p>
          </table:table-cell>
          <table:table-cell table:formula="of:= &quot;X&quot;&amp; [.C475]" office:value-type="string" office:string-value="X2700">
            <text:p>X2700</text:p>
          </table:table-cell>
          <table:table-cell table:formula="of:=[.E474]-5.75" office:value-type="float" office:value="1024">
            <text:p>1024</text:p>
          </table:table-cell>
          <table:table-cell table:formula="of:=&quot;Y&quot; &amp; [.E475]" office:value-type="string" office:string-value="Y1024">
            <text:p>Y1024</text:p>
          </table:table-cell>
          <table:table-cell table:formula="of:=[.C475] +6" office:value-type="float" office:value="2706">
            <text:p>2706</text:p>
          </table:table-cell>
          <table:table-cell table:formula="of:=&quot;X&quot;&amp; [.G475]" office:value-type="string" office:string-value="X2706">
            <text:p>X2706</text:p>
          </table:table-cell>
          <table:table-cell table:number-columns-repeated="6"/>
          <table:table-cell table:style-name="ce6" table:formula="of:=[.B476]" office:value-type="string" office:string-value="N483">
            <text:p>N483</text:p>
          </table:table-cell>
          <table:table-cell table:style-name="ce6" table:formula="of:=[.D476]" office:value-type="string" office:string-value="X2700">
            <text:p>X2700</text:p>
          </table:table-cell>
          <table:table-cell table:style-name="ce6" table:formula="of:=[.F476]" office:value-type="string" office:string-value="Y1018.25">
            <text:p>Y1018.25</text:p>
          </table:table-cell>
          <table:table-cell/>
          <table:table-cell table:formula="of:=[.B476]" office:value-type="string" office:string-value="N483">
            <text:p>N483</text:p>
          </table:table-cell>
          <table:table-cell table:formula="of:=[.H476]" office:value-type="string" office:string-value="X2706">
            <text:p>X2706</text:p>
          </table:table-cell>
          <table:table-cell table:formula="of:=[.F476]" office:value-type="string" office:string-value="Y1018.25">
            <text:p>Y1018.25</text:p>
          </table:table-cell>
        </table:table-row>
        <table:table-row table:style-name="ro1">
          <table:table-cell table:formula="of:=[.A475]+1" office:value-type="float" office:value="483">
            <text:p>483</text:p>
          </table:table-cell>
          <table:table-cell table:formula="of:=&quot;N&quot;&amp;[.A476]" office:value-type="string" office:string-value="N483">
            <text:p>N483</text:p>
          </table:table-cell>
          <table:table-cell table:formula="of:=2700" office:value-type="float" office:value="2700">
            <text:p>2700</text:p>
          </table:table-cell>
          <table:table-cell table:formula="of:= &quot;X&quot;&amp; [.C476]" office:value-type="string" office:string-value="X2700">
            <text:p>X2700</text:p>
          </table:table-cell>
          <table:table-cell table:formula="of:=[.E475]-5.75" office:value-type="float" office:value="1018.25">
            <text:p>1018.25</text:p>
          </table:table-cell>
          <table:table-cell table:formula="of:=&quot;Y&quot; &amp; [.E476]" office:value-type="string" office:string-value="Y1018.25">
            <text:p>Y1018.25</text:p>
          </table:table-cell>
          <table:table-cell table:formula="of:=[.C476] +6" office:value-type="float" office:value="2706">
            <text:p>2706</text:p>
          </table:table-cell>
          <table:table-cell table:formula="of:=&quot;X&quot;&amp; [.G476]" office:value-type="string" office:string-value="X2706">
            <text:p>X2706</text:p>
          </table:table-cell>
          <table:table-cell table:number-columns-repeated="6"/>
          <table:table-cell table:style-name="ce6" table:formula="of:=[.B477]" office:value-type="string" office:string-value="N484">
            <text:p>N484</text:p>
          </table:table-cell>
          <table:table-cell table:style-name="ce6" table:formula="of:=[.D477]" office:value-type="string" office:string-value="X2700">
            <text:p>X2700</text:p>
          </table:table-cell>
          <table:table-cell table:style-name="ce6" table:formula="of:=[.F477]" office:value-type="string" office:string-value="Y1012.5">
            <text:p>Y1012.5</text:p>
          </table:table-cell>
          <table:table-cell/>
          <table:table-cell table:formula="of:=[.B477]" office:value-type="string" office:string-value="N484">
            <text:p>N484</text:p>
          </table:table-cell>
          <table:table-cell table:formula="of:=[.H477]" office:value-type="string" office:string-value="X2706">
            <text:p>X2706</text:p>
          </table:table-cell>
          <table:table-cell table:formula="of:=[.F477]" office:value-type="string" office:string-value="Y1012.5">
            <text:p>Y1012.5</text:p>
          </table:table-cell>
        </table:table-row>
        <table:table-row table:style-name="ro1">
          <table:table-cell table:formula="of:=[.A476]+1" office:value-type="float" office:value="484">
            <text:p>484</text:p>
          </table:table-cell>
          <table:table-cell table:formula="of:=&quot;N&quot;&amp;[.A477]" office:value-type="string" office:string-value="N484">
            <text:p>N484</text:p>
          </table:table-cell>
          <table:table-cell table:formula="of:=2700" office:value-type="float" office:value="2700">
            <text:p>2700</text:p>
          </table:table-cell>
          <table:table-cell table:formula="of:= &quot;X&quot;&amp; [.C477]" office:value-type="string" office:string-value="X2700">
            <text:p>X2700</text:p>
          </table:table-cell>
          <table:table-cell table:formula="of:=[.E476]-5.75" office:value-type="float" office:value="1012.5">
            <text:p>1012.5</text:p>
          </table:table-cell>
          <table:table-cell table:formula="of:=&quot;Y&quot; &amp; [.E477]" office:value-type="string" office:string-value="Y1012.5">
            <text:p>Y1012.5</text:p>
          </table:table-cell>
          <table:table-cell table:formula="of:=[.C477] +6" office:value-type="float" office:value="2706">
            <text:p>2706</text:p>
          </table:table-cell>
          <table:table-cell table:formula="of:=&quot;X&quot;&amp; [.G477]" office:value-type="string" office:string-value="X2706">
            <text:p>X2706</text:p>
          </table:table-cell>
          <table:table-cell table:number-columns-repeated="6"/>
          <table:table-cell table:style-name="ce6" table:formula="of:=[.B478]" office:value-type="string" office:string-value="N485">
            <text:p>N485</text:p>
          </table:table-cell>
          <table:table-cell table:style-name="ce6" table:formula="of:=[.D478]" office:value-type="string" office:string-value="X2700">
            <text:p>X2700</text:p>
          </table:table-cell>
          <table:table-cell table:style-name="ce6" table:formula="of:=[.F478]" office:value-type="string" office:string-value="Y1006.75">
            <text:p>Y1006.75</text:p>
          </table:table-cell>
          <table:table-cell/>
          <table:table-cell table:formula="of:=[.B478]" office:value-type="string" office:string-value="N485">
            <text:p>N485</text:p>
          </table:table-cell>
          <table:table-cell table:formula="of:=[.H478]" office:value-type="string" office:string-value="X2706">
            <text:p>X2706</text:p>
          </table:table-cell>
          <table:table-cell table:formula="of:=[.F478]" office:value-type="string" office:string-value="Y1006.75">
            <text:p>Y1006.75</text:p>
          </table:table-cell>
        </table:table-row>
        <table:table-row table:style-name="ro1">
          <table:table-cell table:formula="of:=[.A477]+1" office:value-type="float" office:value="485">
            <text:p>485</text:p>
          </table:table-cell>
          <table:table-cell table:formula="of:=&quot;N&quot;&amp;[.A478]" office:value-type="string" office:string-value="N485">
            <text:p>N485</text:p>
          </table:table-cell>
          <table:table-cell table:formula="of:=2700" office:value-type="float" office:value="2700">
            <text:p>2700</text:p>
          </table:table-cell>
          <table:table-cell table:formula="of:= &quot;X&quot;&amp; [.C478]" office:value-type="string" office:string-value="X2700">
            <text:p>X2700</text:p>
          </table:table-cell>
          <table:table-cell table:formula="of:=[.E477]-5.75" office:value-type="float" office:value="1006.75">
            <text:p>1006.75</text:p>
          </table:table-cell>
          <table:table-cell table:formula="of:=&quot;Y&quot; &amp; [.E478]" office:value-type="string" office:string-value="Y1006.75">
            <text:p>Y1006.75</text:p>
          </table:table-cell>
          <table:table-cell table:formula="of:=[.C478] +6" office:value-type="float" office:value="2706">
            <text:p>2706</text:p>
          </table:table-cell>
          <table:table-cell table:formula="of:=&quot;X&quot;&amp; [.G478]" office:value-type="string" office:string-value="X2706">
            <text:p>X2706</text:p>
          </table:table-cell>
          <table:table-cell table:number-columns-repeated="6"/>
          <table:table-cell table:style-name="ce6" table:formula="of:=[.B479]" office:value-type="string" office:string-value="N486">
            <text:p>N486</text:p>
          </table:table-cell>
          <table:table-cell table:style-name="ce6" table:formula="of:=[.D479]" office:value-type="string" office:string-value="X2700">
            <text:p>X2700</text:p>
          </table:table-cell>
          <table:table-cell table:style-name="ce6" table:formula="of:=[.F479]" office:value-type="string" office:string-value="Y1001">
            <text:p>Y1001</text:p>
          </table:table-cell>
          <table:table-cell/>
          <table:table-cell table:formula="of:=[.B479]" office:value-type="string" office:string-value="N486">
            <text:p>N486</text:p>
          </table:table-cell>
          <table:table-cell table:formula="of:=[.H479]" office:value-type="string" office:string-value="X2706">
            <text:p>X2706</text:p>
          </table:table-cell>
          <table:table-cell table:formula="of:=[.F479]" office:value-type="string" office:string-value="Y1001">
            <text:p>Y1001</text:p>
          </table:table-cell>
        </table:table-row>
        <table:table-row table:style-name="ro1">
          <table:table-cell table:formula="of:=[.A478]+1" office:value-type="float" office:value="486">
            <text:p>486</text:p>
          </table:table-cell>
          <table:table-cell table:formula="of:=&quot;N&quot;&amp;[.A479]" office:value-type="string" office:string-value="N486">
            <text:p>N486</text:p>
          </table:table-cell>
          <table:table-cell table:formula="of:=2700" office:value-type="float" office:value="2700">
            <text:p>2700</text:p>
          </table:table-cell>
          <table:table-cell table:formula="of:= &quot;X&quot;&amp; [.C479]" office:value-type="string" office:string-value="X2700">
            <text:p>X2700</text:p>
          </table:table-cell>
          <table:table-cell table:formula="of:=[.E478]-5.75" office:value-type="float" office:value="1001">
            <text:p>1001</text:p>
          </table:table-cell>
          <table:table-cell table:formula="of:=&quot;Y&quot; &amp; [.E479]" office:value-type="string" office:string-value="Y1001">
            <text:p>Y1001</text:p>
          </table:table-cell>
          <table:table-cell table:formula="of:=[.C479] +6" office:value-type="float" office:value="2706">
            <text:p>2706</text:p>
          </table:table-cell>
          <table:table-cell table:formula="of:=&quot;X&quot;&amp; [.G479]" office:value-type="string" office:string-value="X2706">
            <text:p>X2706</text:p>
          </table:table-cell>
          <table:table-cell table:number-columns-repeated="6"/>
          <table:table-cell table:style-name="ce6" table:formula="of:=[.B480]" office:value-type="string" office:string-value="N487">
            <text:p>N487</text:p>
          </table:table-cell>
          <table:table-cell table:style-name="ce6" table:formula="of:=[.D480]" office:value-type="string" office:string-value="X2700">
            <text:p>X2700</text:p>
          </table:table-cell>
          <table:table-cell table:style-name="ce6" table:formula="of:=[.F480]" office:value-type="string" office:string-value="Y995.25">
            <text:p>Y995.25</text:p>
          </table:table-cell>
          <table:table-cell/>
          <table:table-cell table:formula="of:=[.B480]" office:value-type="string" office:string-value="N487">
            <text:p>N487</text:p>
          </table:table-cell>
          <table:table-cell table:formula="of:=[.H480]" office:value-type="string" office:string-value="X2706">
            <text:p>X2706</text:p>
          </table:table-cell>
          <table:table-cell table:formula="of:=[.F480]" office:value-type="string" office:string-value="Y995.25">
            <text:p>Y995.25</text:p>
          </table:table-cell>
        </table:table-row>
        <table:table-row table:style-name="ro1">
          <table:table-cell table:formula="of:=[.A479]+1" office:value-type="float" office:value="487">
            <text:p>487</text:p>
          </table:table-cell>
          <table:table-cell table:formula="of:=&quot;N&quot;&amp;[.A480]" office:value-type="string" office:string-value="N487">
            <text:p>N487</text:p>
          </table:table-cell>
          <table:table-cell table:formula="of:=2700" office:value-type="float" office:value="2700">
            <text:p>2700</text:p>
          </table:table-cell>
          <table:table-cell table:formula="of:= &quot;X&quot;&amp; [.C480]" office:value-type="string" office:string-value="X2700">
            <text:p>X2700</text:p>
          </table:table-cell>
          <table:table-cell table:formula="of:=[.E479]-5.75" office:value-type="float" office:value="995.25">
            <text:p>995.25</text:p>
          </table:table-cell>
          <table:table-cell table:formula="of:=&quot;Y&quot; &amp; [.E480]" office:value-type="string" office:string-value="Y995.25">
            <text:p>Y995.25</text:p>
          </table:table-cell>
          <table:table-cell table:formula="of:=[.C480] +6" office:value-type="float" office:value="2706">
            <text:p>2706</text:p>
          </table:table-cell>
          <table:table-cell table:formula="of:=&quot;X&quot;&amp; [.G480]" office:value-type="string" office:string-value="X2706">
            <text:p>X2706</text:p>
          </table:table-cell>
          <table:table-cell table:number-columns-repeated="6"/>
          <table:table-cell table:style-name="ce6" table:formula="of:=[.B481]" office:value-type="string" office:string-value="N488">
            <text:p>N488</text:p>
          </table:table-cell>
          <table:table-cell table:style-name="ce6" table:formula="of:=[.D481]" office:value-type="string" office:string-value="X2700">
            <text:p>X2700</text:p>
          </table:table-cell>
          <table:table-cell table:style-name="ce6" table:formula="of:=[.F481]" office:value-type="string" office:string-value="Y989.5">
            <text:p>Y989.5</text:p>
          </table:table-cell>
          <table:table-cell/>
          <table:table-cell table:formula="of:=[.B481]" office:value-type="string" office:string-value="N488">
            <text:p>N488</text:p>
          </table:table-cell>
          <table:table-cell table:formula="of:=[.H481]" office:value-type="string" office:string-value="X2706">
            <text:p>X2706</text:p>
          </table:table-cell>
          <table:table-cell table:formula="of:=[.F481]" office:value-type="string" office:string-value="Y989.5">
            <text:p>Y989.5</text:p>
          </table:table-cell>
        </table:table-row>
        <table:table-row table:style-name="ro1">
          <table:table-cell table:formula="of:=[.A480]+1" office:value-type="float" office:value="488">
            <text:p>488</text:p>
          </table:table-cell>
          <table:table-cell table:formula="of:=&quot;N&quot;&amp;[.A481]" office:value-type="string" office:string-value="N488">
            <text:p>N488</text:p>
          </table:table-cell>
          <table:table-cell table:formula="of:=2700" office:value-type="float" office:value="2700">
            <text:p>2700</text:p>
          </table:table-cell>
          <table:table-cell table:formula="of:= &quot;X&quot;&amp; [.C481]" office:value-type="string" office:string-value="X2700">
            <text:p>X2700</text:p>
          </table:table-cell>
          <table:table-cell table:formula="of:=[.E480]-5.75" office:value-type="float" office:value="989.5">
            <text:p>989.5</text:p>
          </table:table-cell>
          <table:table-cell table:formula="of:=&quot;Y&quot; &amp; [.E481]" office:value-type="string" office:string-value="Y989.5">
            <text:p>Y989.5</text:p>
          </table:table-cell>
          <table:table-cell table:formula="of:=[.C481] +6" office:value-type="float" office:value="2706">
            <text:p>2706</text:p>
          </table:table-cell>
          <table:table-cell table:formula="of:=&quot;X&quot;&amp; [.G481]" office:value-type="string" office:string-value="X2706">
            <text:p>X2706</text:p>
          </table:table-cell>
          <table:table-cell table:number-columns-repeated="6"/>
          <table:table-cell table:style-name="ce6" table:formula="of:=[.B482]" office:value-type="string" office:string-value="N489">
            <text:p>N489</text:p>
          </table:table-cell>
          <table:table-cell table:style-name="ce6" table:formula="of:=[.D482]" office:value-type="string" office:string-value="X2700">
            <text:p>X2700</text:p>
          </table:table-cell>
          <table:table-cell table:style-name="ce6" table:formula="of:=[.F482]" office:value-type="string" office:string-value="Y983.75">
            <text:p>Y983.75</text:p>
          </table:table-cell>
          <table:table-cell/>
          <table:table-cell table:formula="of:=[.B482]" office:value-type="string" office:string-value="N489">
            <text:p>N489</text:p>
          </table:table-cell>
          <table:table-cell table:formula="of:=[.H482]" office:value-type="string" office:string-value="X2706">
            <text:p>X2706</text:p>
          </table:table-cell>
          <table:table-cell table:formula="of:=[.F482]" office:value-type="string" office:string-value="Y983.75">
            <text:p>Y983.75</text:p>
          </table:table-cell>
        </table:table-row>
        <table:table-row table:style-name="ro1">
          <table:table-cell table:formula="of:=[.A481]+1" office:value-type="float" office:value="489">
            <text:p>489</text:p>
          </table:table-cell>
          <table:table-cell table:formula="of:=&quot;N&quot;&amp;[.A482]" office:value-type="string" office:string-value="N489">
            <text:p>N489</text:p>
          </table:table-cell>
          <table:table-cell table:formula="of:=2700" office:value-type="float" office:value="2700">
            <text:p>2700</text:p>
          </table:table-cell>
          <table:table-cell table:formula="of:= &quot;X&quot;&amp; [.C482]" office:value-type="string" office:string-value="X2700">
            <text:p>X2700</text:p>
          </table:table-cell>
          <table:table-cell table:formula="of:=[.E481]-5.75" office:value-type="float" office:value="983.75">
            <text:p>983.75</text:p>
          </table:table-cell>
          <table:table-cell table:formula="of:=&quot;Y&quot; &amp; [.E482]" office:value-type="string" office:string-value="Y983.75">
            <text:p>Y983.75</text:p>
          </table:table-cell>
          <table:table-cell table:formula="of:=[.C482] +6" office:value-type="float" office:value="2706">
            <text:p>2706</text:p>
          </table:table-cell>
          <table:table-cell table:formula="of:=&quot;X&quot;&amp; [.G482]" office:value-type="string" office:string-value="X2706">
            <text:p>X2706</text:p>
          </table:table-cell>
          <table:table-cell table:number-columns-repeated="6"/>
          <table:table-cell table:style-name="ce6" table:formula="of:=[.B483]" office:value-type="string" office:string-value="N490">
            <text:p>N490</text:p>
          </table:table-cell>
          <table:table-cell table:style-name="ce6" table:formula="of:=[.D483]" office:value-type="string" office:string-value="X2700">
            <text:p>X2700</text:p>
          </table:table-cell>
          <table:table-cell table:style-name="ce6" table:formula="of:=[.F483]" office:value-type="string" office:string-value="Y978">
            <text:p>Y978</text:p>
          </table:table-cell>
          <table:table-cell/>
          <table:table-cell table:formula="of:=[.B483]" office:value-type="string" office:string-value="N490">
            <text:p>N490</text:p>
          </table:table-cell>
          <table:table-cell table:formula="of:=[.H483]" office:value-type="string" office:string-value="X2706">
            <text:p>X2706</text:p>
          </table:table-cell>
          <table:table-cell table:formula="of:=[.F483]" office:value-type="string" office:string-value="Y978">
            <text:p>Y978</text:p>
          </table:table-cell>
        </table:table-row>
        <table:table-row table:style-name="ro1">
          <table:table-cell table:formula="of:=[.A482]+1" office:value-type="float" office:value="490">
            <text:p>490</text:p>
          </table:table-cell>
          <table:table-cell table:formula="of:=&quot;N&quot;&amp;[.A483]" office:value-type="string" office:string-value="N490">
            <text:p>N490</text:p>
          </table:table-cell>
          <table:table-cell table:formula="of:=2700" office:value-type="float" office:value="2700">
            <text:p>2700</text:p>
          </table:table-cell>
          <table:table-cell table:formula="of:= &quot;X&quot;&amp; [.C483]" office:value-type="string" office:string-value="X2700">
            <text:p>X2700</text:p>
          </table:table-cell>
          <table:table-cell table:formula="of:=[.E482]-5.75" office:value-type="float" office:value="978">
            <text:p>978</text:p>
          </table:table-cell>
          <table:table-cell table:formula="of:=&quot;Y&quot; &amp; [.E483]" office:value-type="string" office:string-value="Y978">
            <text:p>Y978</text:p>
          </table:table-cell>
          <table:table-cell table:formula="of:=[.C483] +6" office:value-type="float" office:value="2706">
            <text:p>2706</text:p>
          </table:table-cell>
          <table:table-cell table:formula="of:=&quot;X&quot;&amp; [.G483]" office:value-type="string" office:string-value="X2706">
            <text:p>X2706</text:p>
          </table:table-cell>
          <table:table-cell table:number-columns-repeated="6"/>
          <table:table-cell table:style-name="ce6" table:formula="of:=[.B484]" office:value-type="string" office:string-value="N491">
            <text:p>N491</text:p>
          </table:table-cell>
          <table:table-cell table:style-name="ce6" table:formula="of:=[.D484]" office:value-type="string" office:string-value="X2700">
            <text:p>X2700</text:p>
          </table:table-cell>
          <table:table-cell table:style-name="ce6" table:formula="of:=[.F484]" office:value-type="string" office:string-value="Y972.25">
            <text:p>Y972.25</text:p>
          </table:table-cell>
          <table:table-cell/>
          <table:table-cell table:formula="of:=[.B484]" office:value-type="string" office:string-value="N491">
            <text:p>N491</text:p>
          </table:table-cell>
          <table:table-cell table:formula="of:=[.H484]" office:value-type="string" office:string-value="X2706">
            <text:p>X2706</text:p>
          </table:table-cell>
          <table:table-cell table:formula="of:=[.F484]" office:value-type="string" office:string-value="Y972.25">
            <text:p>Y972.25</text:p>
          </table:table-cell>
        </table:table-row>
        <table:table-row table:style-name="ro1">
          <table:table-cell table:formula="of:=[.A483]+1" office:value-type="float" office:value="491">
            <text:p>491</text:p>
          </table:table-cell>
          <table:table-cell table:formula="of:=&quot;N&quot;&amp;[.A484]" office:value-type="string" office:string-value="N491">
            <text:p>N491</text:p>
          </table:table-cell>
          <table:table-cell table:formula="of:=2700" office:value-type="float" office:value="2700">
            <text:p>2700</text:p>
          </table:table-cell>
          <table:table-cell table:formula="of:= &quot;X&quot;&amp; [.C484]" office:value-type="string" office:string-value="X2700">
            <text:p>X2700</text:p>
          </table:table-cell>
          <table:table-cell table:formula="of:=[.E483]-5.75" office:value-type="float" office:value="972.25">
            <text:p>972.25</text:p>
          </table:table-cell>
          <table:table-cell table:formula="of:=&quot;Y&quot; &amp; [.E484]" office:value-type="string" office:string-value="Y972.25">
            <text:p>Y972.25</text:p>
          </table:table-cell>
          <table:table-cell table:formula="of:=[.C484] +6" office:value-type="float" office:value="2706">
            <text:p>2706</text:p>
          </table:table-cell>
          <table:table-cell table:formula="of:=&quot;X&quot;&amp; [.G484]" office:value-type="string" office:string-value="X2706">
            <text:p>X2706</text:p>
          </table:table-cell>
          <table:table-cell table:number-columns-repeated="6"/>
          <table:table-cell table:style-name="ce6" table:formula="of:=[.B485]" office:value-type="string" office:string-value="N492">
            <text:p>N492</text:p>
          </table:table-cell>
          <table:table-cell table:style-name="ce6" table:formula="of:=[.D485]" office:value-type="string" office:string-value="X2700">
            <text:p>X2700</text:p>
          </table:table-cell>
          <table:table-cell table:style-name="ce6" table:formula="of:=[.F485]" office:value-type="string" office:string-value="Y966.5">
            <text:p>Y966.5</text:p>
          </table:table-cell>
          <table:table-cell/>
          <table:table-cell table:formula="of:=[.B485]" office:value-type="string" office:string-value="N492">
            <text:p>N492</text:p>
          </table:table-cell>
          <table:table-cell table:formula="of:=[.H485]" office:value-type="string" office:string-value="X2706">
            <text:p>X2706</text:p>
          </table:table-cell>
          <table:table-cell table:formula="of:=[.F485]" office:value-type="string" office:string-value="Y966.5">
            <text:p>Y966.5</text:p>
          </table:table-cell>
        </table:table-row>
        <table:table-row table:style-name="ro1">
          <table:table-cell table:formula="of:=[.A484]+1" office:value-type="float" office:value="492">
            <text:p>492</text:p>
          </table:table-cell>
          <table:table-cell table:formula="of:=&quot;N&quot;&amp;[.A485]" office:value-type="string" office:string-value="N492">
            <text:p>N492</text:p>
          </table:table-cell>
          <table:table-cell table:formula="of:=2700" office:value-type="float" office:value="2700">
            <text:p>2700</text:p>
          </table:table-cell>
          <table:table-cell table:formula="of:= &quot;X&quot;&amp; [.C485]" office:value-type="string" office:string-value="X2700">
            <text:p>X2700</text:p>
          </table:table-cell>
          <table:table-cell table:formula="of:=[.E484]-5.75" office:value-type="float" office:value="966.5">
            <text:p>966.5</text:p>
          </table:table-cell>
          <table:table-cell table:formula="of:=&quot;Y&quot; &amp; [.E485]" office:value-type="string" office:string-value="Y966.5">
            <text:p>Y966.5</text:p>
          </table:table-cell>
          <table:table-cell table:formula="of:=[.C485] +6" office:value-type="float" office:value="2706">
            <text:p>2706</text:p>
          </table:table-cell>
          <table:table-cell table:formula="of:=&quot;X&quot;&amp; [.G485]" office:value-type="string" office:string-value="X2706">
            <text:p>X2706</text:p>
          </table:table-cell>
          <table:table-cell table:number-columns-repeated="6"/>
          <table:table-cell table:style-name="ce6" table:formula="of:=[.B486]" office:value-type="string" office:string-value="N493">
            <text:p>N493</text:p>
          </table:table-cell>
          <table:table-cell table:style-name="ce6" table:formula="of:=[.D486]" office:value-type="string" office:string-value="X2700">
            <text:p>X2700</text:p>
          </table:table-cell>
          <table:table-cell table:style-name="ce6" table:formula="of:=[.F486]" office:value-type="string" office:string-value="Y960.75">
            <text:p>Y960.75</text:p>
          </table:table-cell>
          <table:table-cell/>
          <table:table-cell table:formula="of:=[.B486]" office:value-type="string" office:string-value="N493">
            <text:p>N493</text:p>
          </table:table-cell>
          <table:table-cell table:formula="of:=[.H486]" office:value-type="string" office:string-value="X2706">
            <text:p>X2706</text:p>
          </table:table-cell>
          <table:table-cell table:formula="of:=[.F486]" office:value-type="string" office:string-value="Y960.75">
            <text:p>Y960.75</text:p>
          </table:table-cell>
        </table:table-row>
        <table:table-row table:style-name="ro1">
          <table:table-cell table:formula="of:=[.A485]+1" office:value-type="float" office:value="493">
            <text:p>493</text:p>
          </table:table-cell>
          <table:table-cell table:formula="of:=&quot;N&quot;&amp;[.A486]" office:value-type="string" office:string-value="N493">
            <text:p>N493</text:p>
          </table:table-cell>
          <table:table-cell table:formula="of:=2700" office:value-type="float" office:value="2700">
            <text:p>2700</text:p>
          </table:table-cell>
          <table:table-cell table:formula="of:= &quot;X&quot;&amp; [.C486]" office:value-type="string" office:string-value="X2700">
            <text:p>X2700</text:p>
          </table:table-cell>
          <table:table-cell table:formula="of:=[.E485]-5.75" office:value-type="float" office:value="960.75">
            <text:p>960.75</text:p>
          </table:table-cell>
          <table:table-cell table:formula="of:=&quot;Y&quot; &amp; [.E486]" office:value-type="string" office:string-value="Y960.75">
            <text:p>Y960.75</text:p>
          </table:table-cell>
          <table:table-cell table:formula="of:=[.C486] +6" office:value-type="float" office:value="2706">
            <text:p>2706</text:p>
          </table:table-cell>
          <table:table-cell table:formula="of:=&quot;X&quot;&amp; [.G486]" office:value-type="string" office:string-value="X2706">
            <text:p>X2706</text:p>
          </table:table-cell>
          <table:table-cell table:number-columns-repeated="6"/>
          <table:table-cell table:style-name="ce6" table:formula="of:=[.B487]" office:value-type="string" office:string-value="N494">
            <text:p>N494</text:p>
          </table:table-cell>
          <table:table-cell table:style-name="ce6" table:formula="of:=[.D487]" office:value-type="string" office:string-value="X2700">
            <text:p>X2700</text:p>
          </table:table-cell>
          <table:table-cell table:style-name="ce6" table:formula="of:=[.F487]" office:value-type="string" office:string-value="Y955">
            <text:p>Y955</text:p>
          </table:table-cell>
          <table:table-cell/>
          <table:table-cell table:formula="of:=[.B487]" office:value-type="string" office:string-value="N494">
            <text:p>N494</text:p>
          </table:table-cell>
          <table:table-cell table:formula="of:=[.H487]" office:value-type="string" office:string-value="X2706">
            <text:p>X2706</text:p>
          </table:table-cell>
          <table:table-cell table:formula="of:=[.F487]" office:value-type="string" office:string-value="Y955">
            <text:p>Y955</text:p>
          </table:table-cell>
        </table:table-row>
        <table:table-row table:style-name="ro1">
          <table:table-cell table:formula="of:=[.A486]+1" office:value-type="float" office:value="494">
            <text:p>494</text:p>
          </table:table-cell>
          <table:table-cell table:formula="of:=&quot;N&quot;&amp;[.A487]" office:value-type="string" office:string-value="N494">
            <text:p>N494</text:p>
          </table:table-cell>
          <table:table-cell table:formula="of:=2700" office:value-type="float" office:value="2700">
            <text:p>2700</text:p>
          </table:table-cell>
          <table:table-cell table:formula="of:= &quot;X&quot;&amp; [.C487]" office:value-type="string" office:string-value="X2700">
            <text:p>X2700</text:p>
          </table:table-cell>
          <table:table-cell table:formula="of:=[.E486]-5.75" office:value-type="float" office:value="955">
            <text:p>955</text:p>
          </table:table-cell>
          <table:table-cell table:formula="of:=&quot;Y&quot; &amp; [.E487]" office:value-type="string" office:string-value="Y955">
            <text:p>Y955</text:p>
          </table:table-cell>
          <table:table-cell table:formula="of:=[.C487] +6" office:value-type="float" office:value="2706">
            <text:p>2706</text:p>
          </table:table-cell>
          <table:table-cell table:formula="of:=&quot;X&quot;&amp; [.G487]" office:value-type="string" office:string-value="X2706">
            <text:p>X2706</text:p>
          </table:table-cell>
          <table:table-cell table:number-columns-repeated="6"/>
          <table:table-cell table:style-name="ce6" table:formula="of:=[.B488]" office:value-type="string" office:string-value="N495">
            <text:p>N495</text:p>
          </table:table-cell>
          <table:table-cell table:style-name="ce6" table:formula="of:=[.D488]" office:value-type="string" office:string-value="X2700">
            <text:p>X2700</text:p>
          </table:table-cell>
          <table:table-cell table:style-name="ce6" table:formula="of:=[.F488]" office:value-type="string" office:string-value="Y949.25">
            <text:p>Y949.25</text:p>
          </table:table-cell>
          <table:table-cell/>
          <table:table-cell table:formula="of:=[.B488]" office:value-type="string" office:string-value="N495">
            <text:p>N495</text:p>
          </table:table-cell>
          <table:table-cell table:formula="of:=[.H488]" office:value-type="string" office:string-value="X2706">
            <text:p>X2706</text:p>
          </table:table-cell>
          <table:table-cell table:formula="of:=[.F488]" office:value-type="string" office:string-value="Y949.25">
            <text:p>Y949.25</text:p>
          </table:table-cell>
        </table:table-row>
        <table:table-row table:style-name="ro1">
          <table:table-cell table:formula="of:=[.A487]+1" office:value-type="float" office:value="495">
            <text:p>495</text:p>
          </table:table-cell>
          <table:table-cell table:formula="of:=&quot;N&quot;&amp;[.A488]" office:value-type="string" office:string-value="N495">
            <text:p>N495</text:p>
          </table:table-cell>
          <table:table-cell table:formula="of:=2700" office:value-type="float" office:value="2700">
            <text:p>2700</text:p>
          </table:table-cell>
          <table:table-cell table:formula="of:= &quot;X&quot;&amp; [.C488]" office:value-type="string" office:string-value="X2700">
            <text:p>X2700</text:p>
          </table:table-cell>
          <table:table-cell table:formula="of:=[.E487]-5.75" office:value-type="float" office:value="949.25">
            <text:p>949.25</text:p>
          </table:table-cell>
          <table:table-cell table:formula="of:=&quot;Y&quot; &amp; [.E488]" office:value-type="string" office:string-value="Y949.25">
            <text:p>Y949.25</text:p>
          </table:table-cell>
          <table:table-cell table:formula="of:=[.C488] +6" office:value-type="float" office:value="2706">
            <text:p>2706</text:p>
          </table:table-cell>
          <table:table-cell table:formula="of:=&quot;X&quot;&amp; [.G488]" office:value-type="string" office:string-value="X2706">
            <text:p>X2706</text:p>
          </table:table-cell>
          <table:table-cell table:number-columns-repeated="6"/>
          <table:table-cell table:style-name="ce6" table:formula="of:=[.B489]" office:value-type="string" office:string-value="N496">
            <text:p>N496</text:p>
          </table:table-cell>
          <table:table-cell table:style-name="ce6" table:formula="of:=[.D489]" office:value-type="string" office:string-value="X2700">
            <text:p>X2700</text:p>
          </table:table-cell>
          <table:table-cell table:style-name="ce6" table:formula="of:=[.F489]" office:value-type="string" office:string-value="Y943.5">
            <text:p>Y943.5</text:p>
          </table:table-cell>
          <table:table-cell/>
          <table:table-cell table:formula="of:=[.B489]" office:value-type="string" office:string-value="N496">
            <text:p>N496</text:p>
          </table:table-cell>
          <table:table-cell table:formula="of:=[.H489]" office:value-type="string" office:string-value="X2706">
            <text:p>X2706</text:p>
          </table:table-cell>
          <table:table-cell table:formula="of:=[.F489]" office:value-type="string" office:string-value="Y943.5">
            <text:p>Y943.5</text:p>
          </table:table-cell>
        </table:table-row>
        <table:table-row table:style-name="ro1">
          <table:table-cell table:formula="of:=[.A488]+1" office:value-type="float" office:value="496">
            <text:p>496</text:p>
          </table:table-cell>
          <table:table-cell table:formula="of:=&quot;N&quot;&amp;[.A489]" office:value-type="string" office:string-value="N496">
            <text:p>N496</text:p>
          </table:table-cell>
          <table:table-cell table:formula="of:=2700" office:value-type="float" office:value="2700">
            <text:p>2700</text:p>
          </table:table-cell>
          <table:table-cell table:formula="of:= &quot;X&quot;&amp; [.C489]" office:value-type="string" office:string-value="X2700">
            <text:p>X2700</text:p>
          </table:table-cell>
          <table:table-cell table:formula="of:=[.E488]-5.75" office:value-type="float" office:value="943.5">
            <text:p>943.5</text:p>
          </table:table-cell>
          <table:table-cell table:formula="of:=&quot;Y&quot; &amp; [.E489]" office:value-type="string" office:string-value="Y943.5">
            <text:p>Y943.5</text:p>
          </table:table-cell>
          <table:table-cell table:formula="of:=[.C489] +6" office:value-type="float" office:value="2706">
            <text:p>2706</text:p>
          </table:table-cell>
          <table:table-cell table:formula="of:=&quot;X&quot;&amp; [.G489]" office:value-type="string" office:string-value="X2706">
            <text:p>X2706</text:p>
          </table:table-cell>
          <table:table-cell table:number-columns-repeated="6"/>
          <table:table-cell table:style-name="ce6" table:formula="of:=[.B490]" office:value-type="string" office:string-value="N497">
            <text:p>N497</text:p>
          </table:table-cell>
          <table:table-cell table:style-name="ce6" table:formula="of:=[.D490]" office:value-type="string" office:string-value="X2700">
            <text:p>X2700</text:p>
          </table:table-cell>
          <table:table-cell table:style-name="ce6" table:formula="of:=[.F490]" office:value-type="string" office:string-value="Y937.75">
            <text:p>Y937.75</text:p>
          </table:table-cell>
          <table:table-cell/>
          <table:table-cell table:formula="of:=[.B490]" office:value-type="string" office:string-value="N497">
            <text:p>N497</text:p>
          </table:table-cell>
          <table:table-cell table:formula="of:=[.H490]" office:value-type="string" office:string-value="X2706">
            <text:p>X2706</text:p>
          </table:table-cell>
          <table:table-cell table:formula="of:=[.F490]" office:value-type="string" office:string-value="Y937.75">
            <text:p>Y937.75</text:p>
          </table:table-cell>
        </table:table-row>
        <table:table-row table:style-name="ro1">
          <table:table-cell table:formula="of:=[.A489]+1" office:value-type="float" office:value="497">
            <text:p>497</text:p>
          </table:table-cell>
          <table:table-cell table:formula="of:=&quot;N&quot;&amp;[.A490]" office:value-type="string" office:string-value="N497">
            <text:p>N497</text:p>
          </table:table-cell>
          <table:table-cell table:formula="of:=2700" office:value-type="float" office:value="2700">
            <text:p>2700</text:p>
          </table:table-cell>
          <table:table-cell table:formula="of:= &quot;X&quot;&amp; [.C490]" office:value-type="string" office:string-value="X2700">
            <text:p>X2700</text:p>
          </table:table-cell>
          <table:table-cell table:formula="of:=[.E489]-5.75" office:value-type="float" office:value="937.75">
            <text:p>937.75</text:p>
          </table:table-cell>
          <table:table-cell table:formula="of:=&quot;Y&quot; &amp; [.E490]" office:value-type="string" office:string-value="Y937.75">
            <text:p>Y937.75</text:p>
          </table:table-cell>
          <table:table-cell table:formula="of:=[.C490] +6" office:value-type="float" office:value="2706">
            <text:p>2706</text:p>
          </table:table-cell>
          <table:table-cell table:formula="of:=&quot;X&quot;&amp; [.G490]" office:value-type="string" office:string-value="X2706">
            <text:p>X2706</text:p>
          </table:table-cell>
          <table:table-cell table:number-columns-repeated="6"/>
          <table:table-cell table:style-name="ce6" table:formula="of:=[.B491]" office:value-type="string" office:string-value="N498">
            <text:p>N498</text:p>
          </table:table-cell>
          <table:table-cell table:style-name="ce6" table:formula="of:=[.D491]" office:value-type="string" office:string-value="X2700">
            <text:p>X2700</text:p>
          </table:table-cell>
          <table:table-cell table:style-name="ce6" table:formula="of:=[.F491]" office:value-type="string" office:string-value="Y932">
            <text:p>Y932</text:p>
          </table:table-cell>
          <table:table-cell/>
          <table:table-cell table:formula="of:=[.B491]" office:value-type="string" office:string-value="N498">
            <text:p>N498</text:p>
          </table:table-cell>
          <table:table-cell table:formula="of:=[.H491]" office:value-type="string" office:string-value="X2706">
            <text:p>X2706</text:p>
          </table:table-cell>
          <table:table-cell table:formula="of:=[.F491]" office:value-type="string" office:string-value="Y932">
            <text:p>Y932</text:p>
          </table:table-cell>
        </table:table-row>
        <table:table-row table:style-name="ro1">
          <table:table-cell table:formula="of:=[.A490]+1" office:value-type="float" office:value="498">
            <text:p>498</text:p>
          </table:table-cell>
          <table:table-cell table:formula="of:=&quot;N&quot;&amp;[.A491]" office:value-type="string" office:string-value="N498">
            <text:p>N498</text:p>
          </table:table-cell>
          <table:table-cell table:formula="of:=2700" office:value-type="float" office:value="2700">
            <text:p>2700</text:p>
          </table:table-cell>
          <table:table-cell table:formula="of:= &quot;X&quot;&amp; [.C491]" office:value-type="string" office:string-value="X2700">
            <text:p>X2700</text:p>
          </table:table-cell>
          <table:table-cell table:formula="of:=[.E490]-5.75" office:value-type="float" office:value="932">
            <text:p>932</text:p>
          </table:table-cell>
          <table:table-cell table:formula="of:=&quot;Y&quot; &amp; [.E491]" office:value-type="string" office:string-value="Y932">
            <text:p>Y932</text:p>
          </table:table-cell>
          <table:table-cell table:formula="of:=[.C491] +6" office:value-type="float" office:value="2706">
            <text:p>2706</text:p>
          </table:table-cell>
          <table:table-cell table:formula="of:=&quot;X&quot;&amp; [.G491]" office:value-type="string" office:string-value="X2706">
            <text:p>X2706</text:p>
          </table:table-cell>
          <table:table-cell table:number-columns-repeated="6"/>
          <table:table-cell table:style-name="ce6" table:formula="of:=[.B492]" office:value-type="string" office:string-value="N499">
            <text:p>N499</text:p>
          </table:table-cell>
          <table:table-cell table:style-name="ce6" table:formula="of:=[.D492]" office:value-type="string" office:string-value="X2700">
            <text:p>X2700</text:p>
          </table:table-cell>
          <table:table-cell table:style-name="ce6" table:formula="of:=[.F492]" office:value-type="string" office:string-value="Y926.25">
            <text:p>Y926.25</text:p>
          </table:table-cell>
          <table:table-cell/>
          <table:table-cell table:formula="of:=[.B492]" office:value-type="string" office:string-value="N499">
            <text:p>N499</text:p>
          </table:table-cell>
          <table:table-cell table:formula="of:=[.H492]" office:value-type="string" office:string-value="X2706">
            <text:p>X2706</text:p>
          </table:table-cell>
          <table:table-cell table:formula="of:=[.F492]" office:value-type="string" office:string-value="Y926.25">
            <text:p>Y926.25</text:p>
          </table:table-cell>
        </table:table-row>
        <table:table-row table:style-name="ro1">
          <table:table-cell table:formula="of:=[.A491]+1" office:value-type="float" office:value="499">
            <text:p>499</text:p>
          </table:table-cell>
          <table:table-cell table:formula="of:=&quot;N&quot;&amp;[.A492]" office:value-type="string" office:string-value="N499">
            <text:p>N499</text:p>
          </table:table-cell>
          <table:table-cell table:formula="of:=2700" office:value-type="float" office:value="2700">
            <text:p>2700</text:p>
          </table:table-cell>
          <table:table-cell table:formula="of:= &quot;X&quot;&amp; [.C492]" office:value-type="string" office:string-value="X2700">
            <text:p>X2700</text:p>
          </table:table-cell>
          <table:table-cell table:formula="of:=[.E491]-5.75" office:value-type="float" office:value="926.25">
            <text:p>926.25</text:p>
          </table:table-cell>
          <table:table-cell table:formula="of:=&quot;Y&quot; &amp; [.E492]" office:value-type="string" office:string-value="Y926.25">
            <text:p>Y926.25</text:p>
          </table:table-cell>
          <table:table-cell table:formula="of:=[.C492] +6" office:value-type="float" office:value="2706">
            <text:p>2706</text:p>
          </table:table-cell>
          <table:table-cell table:formula="of:=&quot;X&quot;&amp; [.G492]" office:value-type="string" office:string-value="X2706">
            <text:p>X2706</text:p>
          </table:table-cell>
          <table:table-cell table:number-columns-repeated="6"/>
          <table:table-cell table:style-name="ce6" table:formula="of:=[.B493]" office:value-type="string" office:string-value="N500">
            <text:p>N500</text:p>
          </table:table-cell>
          <table:table-cell table:style-name="ce6" table:formula="of:=[.D493]" office:value-type="string" office:string-value="X2700">
            <text:p>X2700</text:p>
          </table:table-cell>
          <table:table-cell table:style-name="ce6" table:formula="of:=[.F493]" office:value-type="string" office:string-value="Y920.5">
            <text:p>Y920.5</text:p>
          </table:table-cell>
          <table:table-cell/>
          <table:table-cell table:formula="of:=[.B493]" office:value-type="string" office:string-value="N500">
            <text:p>N500</text:p>
          </table:table-cell>
          <table:table-cell table:formula="of:=[.H493]" office:value-type="string" office:string-value="X2706">
            <text:p>X2706</text:p>
          </table:table-cell>
          <table:table-cell table:formula="of:=[.F493]" office:value-type="string" office:string-value="Y920.5">
            <text:p>Y920.5</text:p>
          </table:table-cell>
        </table:table-row>
        <table:table-row table:style-name="ro1">
          <table:table-cell table:formula="of:=[.A492]+1" office:value-type="float" office:value="500">
            <text:p>500</text:p>
          </table:table-cell>
          <table:table-cell table:formula="of:=&quot;N&quot;&amp;[.A493]" office:value-type="string" office:string-value="N500">
            <text:p>N500</text:p>
          </table:table-cell>
          <table:table-cell table:formula="of:=2700" office:value-type="float" office:value="2700">
            <text:p>2700</text:p>
          </table:table-cell>
          <table:table-cell table:formula="of:= &quot;X&quot;&amp; [.C493]" office:value-type="string" office:string-value="X2700">
            <text:p>X2700</text:p>
          </table:table-cell>
          <table:table-cell table:formula="of:=[.E492]-5.75" office:value-type="float" office:value="920.5">
            <text:p>920.5</text:p>
          </table:table-cell>
          <table:table-cell table:formula="of:=&quot;Y&quot; &amp; [.E493]" office:value-type="string" office:string-value="Y920.5">
            <text:p>Y920.5</text:p>
          </table:table-cell>
          <table:table-cell table:formula="of:=[.C493] +6" office:value-type="float" office:value="2706">
            <text:p>2706</text:p>
          </table:table-cell>
          <table:table-cell table:formula="of:=&quot;X&quot;&amp; [.G493]" office:value-type="string" office:string-value="X2706">
            <text:p>X2706</text:p>
          </table:table-cell>
          <table:table-cell table:number-columns-repeated="6"/>
          <table:table-cell table:style-name="ce6" table:formula="of:=[.B494]" office:value-type="string" office:string-value="N501">
            <text:p>N501</text:p>
          </table:table-cell>
          <table:table-cell table:style-name="ce6" table:formula="of:=[.D494]" office:value-type="string" office:string-value="X2700">
            <text:p>X2700</text:p>
          </table:table-cell>
          <table:table-cell table:style-name="ce6" table:formula="of:=[.F494]" office:value-type="string" office:string-value="Y914.75">
            <text:p>Y914.75</text:p>
          </table:table-cell>
          <table:table-cell/>
          <table:table-cell table:formula="of:=[.B494]" office:value-type="string" office:string-value="N501">
            <text:p>N501</text:p>
          </table:table-cell>
          <table:table-cell table:formula="of:=[.H494]" office:value-type="string" office:string-value="X2706">
            <text:p>X2706</text:p>
          </table:table-cell>
          <table:table-cell table:formula="of:=[.F494]" office:value-type="string" office:string-value="Y914.75">
            <text:p>Y914.75</text:p>
          </table:table-cell>
        </table:table-row>
        <table:table-row table:style-name="ro1">
          <table:table-cell table:formula="of:=[.A493]+1" office:value-type="float" office:value="501">
            <text:p>501</text:p>
          </table:table-cell>
          <table:table-cell table:formula="of:=&quot;N&quot;&amp;[.A494]" office:value-type="string" office:string-value="N501">
            <text:p>N501</text:p>
          </table:table-cell>
          <table:table-cell table:formula="of:=2700" office:value-type="float" office:value="2700">
            <text:p>2700</text:p>
          </table:table-cell>
          <table:table-cell table:formula="of:= &quot;X&quot;&amp; [.C494]" office:value-type="string" office:string-value="X2700">
            <text:p>X2700</text:p>
          </table:table-cell>
          <table:table-cell table:formula="of:=[.E493]-5.75" office:value-type="float" office:value="914.75">
            <text:p>914.75</text:p>
          </table:table-cell>
          <table:table-cell table:formula="of:=&quot;Y&quot; &amp; [.E494]" office:value-type="string" office:string-value="Y914.75">
            <text:p>Y914.75</text:p>
          </table:table-cell>
          <table:table-cell table:formula="of:=[.C494] +6" office:value-type="float" office:value="2706">
            <text:p>2706</text:p>
          </table:table-cell>
          <table:table-cell table:formula="of:=&quot;X&quot;&amp; [.G494]" office:value-type="string" office:string-value="X2706">
            <text:p>X2706</text:p>
          </table:table-cell>
          <table:table-cell table:number-columns-repeated="6"/>
          <table:table-cell table:style-name="ce6" table:formula="of:=[.B495]" office:value-type="string" office:string-value="N502">
            <text:p>N502</text:p>
          </table:table-cell>
          <table:table-cell table:style-name="ce6" table:formula="of:=[.D495]" office:value-type="string" office:string-value="X2700">
            <text:p>X2700</text:p>
          </table:table-cell>
          <table:table-cell table:style-name="ce6" table:formula="of:=[.F495]" office:value-type="string" office:string-value="Y909">
            <text:p>Y909</text:p>
          </table:table-cell>
          <table:table-cell/>
          <table:table-cell table:formula="of:=[.B495]" office:value-type="string" office:string-value="N502">
            <text:p>N502</text:p>
          </table:table-cell>
          <table:table-cell table:formula="of:=[.H495]" office:value-type="string" office:string-value="X2706">
            <text:p>X2706</text:p>
          </table:table-cell>
          <table:table-cell table:formula="of:=[.F495]" office:value-type="string" office:string-value="Y909">
            <text:p>Y909</text:p>
          </table:table-cell>
        </table:table-row>
        <table:table-row table:style-name="ro1">
          <table:table-cell table:formula="of:=[.A494]+1" office:value-type="float" office:value="502">
            <text:p>502</text:p>
          </table:table-cell>
          <table:table-cell table:formula="of:=&quot;N&quot;&amp;[.A495]" office:value-type="string" office:string-value="N502">
            <text:p>N502</text:p>
          </table:table-cell>
          <table:table-cell table:formula="of:=2700" office:value-type="float" office:value="2700">
            <text:p>2700</text:p>
          </table:table-cell>
          <table:table-cell table:formula="of:= &quot;X&quot;&amp; [.C495]" office:value-type="string" office:string-value="X2700">
            <text:p>X2700</text:p>
          </table:table-cell>
          <table:table-cell table:formula="of:=[.E494]-5.75" office:value-type="float" office:value="909">
            <text:p>909</text:p>
          </table:table-cell>
          <table:table-cell table:formula="of:=&quot;Y&quot; &amp; [.E495]" office:value-type="string" office:string-value="Y909">
            <text:p>Y909</text:p>
          </table:table-cell>
          <table:table-cell table:formula="of:=[.C495] +6" office:value-type="float" office:value="2706">
            <text:p>2706</text:p>
          </table:table-cell>
          <table:table-cell table:formula="of:=&quot;X&quot;&amp; [.G495]" office:value-type="string" office:string-value="X2706">
            <text:p>X2706</text:p>
          </table:table-cell>
          <table:table-cell table:number-columns-repeated="6"/>
          <table:table-cell table:style-name="ce6" table:formula="of:=[.B496]" office:value-type="string" office:string-value="N503">
            <text:p>N503</text:p>
          </table:table-cell>
          <table:table-cell table:style-name="ce6" table:formula="of:=[.D496]" office:value-type="string" office:string-value="X2700">
            <text:p>X2700</text:p>
          </table:table-cell>
          <table:table-cell table:style-name="ce6" table:formula="of:=[.F496]" office:value-type="string" office:string-value="Y903.25">
            <text:p>Y903.25</text:p>
          </table:table-cell>
          <table:table-cell/>
          <table:table-cell table:formula="of:=[.B496]" office:value-type="string" office:string-value="N503">
            <text:p>N503</text:p>
          </table:table-cell>
          <table:table-cell table:formula="of:=[.H496]" office:value-type="string" office:string-value="X2706">
            <text:p>X2706</text:p>
          </table:table-cell>
          <table:table-cell table:formula="of:=[.F496]" office:value-type="string" office:string-value="Y903.25">
            <text:p>Y903.25</text:p>
          </table:table-cell>
        </table:table-row>
        <table:table-row table:style-name="ro1">
          <table:table-cell table:formula="of:=[.A495]+1" office:value-type="float" office:value="503">
            <text:p>503</text:p>
          </table:table-cell>
          <table:table-cell table:formula="of:=&quot;N&quot;&amp;[.A496]" office:value-type="string" office:string-value="N503">
            <text:p>N503</text:p>
          </table:table-cell>
          <table:table-cell table:formula="of:=2700" office:value-type="float" office:value="2700">
            <text:p>2700</text:p>
          </table:table-cell>
          <table:table-cell table:formula="of:= &quot;X&quot;&amp; [.C496]" office:value-type="string" office:string-value="X2700">
            <text:p>X2700</text:p>
          </table:table-cell>
          <table:table-cell table:formula="of:=[.E495]-5.75" office:value-type="float" office:value="903.25">
            <text:p>903.25</text:p>
          </table:table-cell>
          <table:table-cell table:formula="of:=&quot;Y&quot; &amp; [.E496]" office:value-type="string" office:string-value="Y903.25">
            <text:p>Y903.25</text:p>
          </table:table-cell>
          <table:table-cell table:formula="of:=[.C496] +6" office:value-type="float" office:value="2706">
            <text:p>2706</text:p>
          </table:table-cell>
          <table:table-cell table:formula="of:=&quot;X&quot;&amp; [.G496]" office:value-type="string" office:string-value="X2706">
            <text:p>X2706</text:p>
          </table:table-cell>
          <table:table-cell table:number-columns-repeated="6"/>
          <table:table-cell table:style-name="ce6" table:formula="of:=[.B497]" office:value-type="string" office:string-value="N504">
            <text:p>N504</text:p>
          </table:table-cell>
          <table:table-cell table:style-name="ce6" table:formula="of:=[.D497]" office:value-type="string" office:string-value="X2700">
            <text:p>X2700</text:p>
          </table:table-cell>
          <table:table-cell table:style-name="ce6" table:formula="of:=[.F497]" office:value-type="string" office:string-value="Y897.5">
            <text:p>Y897.5</text:p>
          </table:table-cell>
          <table:table-cell/>
          <table:table-cell table:formula="of:=[.B497]" office:value-type="string" office:string-value="N504">
            <text:p>N504</text:p>
          </table:table-cell>
          <table:table-cell table:formula="of:=[.H497]" office:value-type="string" office:string-value="X2706">
            <text:p>X2706</text:p>
          </table:table-cell>
          <table:table-cell table:formula="of:=[.F497]" office:value-type="string" office:string-value="Y897.5">
            <text:p>Y897.5</text:p>
          </table:table-cell>
        </table:table-row>
        <table:table-row table:style-name="ro1">
          <table:table-cell table:formula="of:=[.A496]+1" office:value-type="float" office:value="504">
            <text:p>504</text:p>
          </table:table-cell>
          <table:table-cell table:formula="of:=&quot;N&quot;&amp;[.A497]" office:value-type="string" office:string-value="N504">
            <text:p>N504</text:p>
          </table:table-cell>
          <table:table-cell table:formula="of:=2700" office:value-type="float" office:value="2700">
            <text:p>2700</text:p>
          </table:table-cell>
          <table:table-cell table:formula="of:= &quot;X&quot;&amp; [.C497]" office:value-type="string" office:string-value="X2700">
            <text:p>X2700</text:p>
          </table:table-cell>
          <table:table-cell table:formula="of:=[.E496]-5.75" office:value-type="float" office:value="897.5">
            <text:p>897.5</text:p>
          </table:table-cell>
          <table:table-cell table:formula="of:=&quot;Y&quot; &amp; [.E497]" office:value-type="string" office:string-value="Y897.5">
            <text:p>Y897.5</text:p>
          </table:table-cell>
          <table:table-cell table:formula="of:=[.C497] +6" office:value-type="float" office:value="2706">
            <text:p>2706</text:p>
          </table:table-cell>
          <table:table-cell table:formula="of:=&quot;X&quot;&amp; [.G497]" office:value-type="string" office:string-value="X2706">
            <text:p>X2706</text:p>
          </table:table-cell>
          <table:table-cell table:number-columns-repeated="6"/>
          <table:table-cell table:style-name="ce6" table:formula="of:=[.B498]" office:value-type="string" office:string-value="N505">
            <text:p>N505</text:p>
          </table:table-cell>
          <table:table-cell table:style-name="ce6" table:formula="of:=[.D498]" office:value-type="string" office:string-value="X2700">
            <text:p>X2700</text:p>
          </table:table-cell>
          <table:table-cell table:style-name="ce6" table:formula="of:=[.F498]" office:value-type="string" office:string-value="Y891.75">
            <text:p>Y891.75</text:p>
          </table:table-cell>
          <table:table-cell/>
          <table:table-cell table:formula="of:=[.B498]" office:value-type="string" office:string-value="N505">
            <text:p>N505</text:p>
          </table:table-cell>
          <table:table-cell table:formula="of:=[.H498]" office:value-type="string" office:string-value="X2706">
            <text:p>X2706</text:p>
          </table:table-cell>
          <table:table-cell table:formula="of:=[.F498]" office:value-type="string" office:string-value="Y891.75">
            <text:p>Y891.75</text:p>
          </table:table-cell>
        </table:table-row>
        <table:table-row table:style-name="ro1">
          <table:table-cell table:formula="of:=[.A497]+1" office:value-type="float" office:value="505">
            <text:p>505</text:p>
          </table:table-cell>
          <table:table-cell table:formula="of:=&quot;N&quot;&amp;[.A498]" office:value-type="string" office:string-value="N505">
            <text:p>N505</text:p>
          </table:table-cell>
          <table:table-cell table:formula="of:=2700" office:value-type="float" office:value="2700">
            <text:p>2700</text:p>
          </table:table-cell>
          <table:table-cell table:formula="of:= &quot;X&quot;&amp; [.C498]" office:value-type="string" office:string-value="X2700">
            <text:p>X2700</text:p>
          </table:table-cell>
          <table:table-cell table:formula="of:=[.E497]-5.75" office:value-type="float" office:value="891.75">
            <text:p>891.75</text:p>
          </table:table-cell>
          <table:table-cell table:formula="of:=&quot;Y&quot; &amp; [.E498]" office:value-type="string" office:string-value="Y891.75">
            <text:p>Y891.75</text:p>
          </table:table-cell>
          <table:table-cell table:formula="of:=[.C498] +6" office:value-type="float" office:value="2706">
            <text:p>2706</text:p>
          </table:table-cell>
          <table:table-cell table:formula="of:=&quot;X&quot;&amp; [.G498]" office:value-type="string" office:string-value="X2706">
            <text:p>X2706</text:p>
          </table:table-cell>
          <table:table-cell table:number-columns-repeated="6"/>
          <table:table-cell table:style-name="ce6" table:formula="of:=[.B499]" office:value-type="string" office:string-value="N506">
            <text:p>N506</text:p>
          </table:table-cell>
          <table:table-cell table:style-name="ce6" table:formula="of:=[.D499]" office:value-type="string" office:string-value="X2700">
            <text:p>X2700</text:p>
          </table:table-cell>
          <table:table-cell table:style-name="ce6" table:formula="of:=[.F499]" office:value-type="string" office:string-value="Y886">
            <text:p>Y886</text:p>
          </table:table-cell>
          <table:table-cell/>
          <table:table-cell table:formula="of:=[.B499]" office:value-type="string" office:string-value="N506">
            <text:p>N506</text:p>
          </table:table-cell>
          <table:table-cell table:formula="of:=[.H499]" office:value-type="string" office:string-value="X2706">
            <text:p>X2706</text:p>
          </table:table-cell>
          <table:table-cell table:formula="of:=[.F499]" office:value-type="string" office:string-value="Y886">
            <text:p>Y886</text:p>
          </table:table-cell>
        </table:table-row>
        <table:table-row table:style-name="ro1">
          <table:table-cell table:formula="of:=[.A498]+1" office:value-type="float" office:value="506">
            <text:p>506</text:p>
          </table:table-cell>
          <table:table-cell table:formula="of:=&quot;N&quot;&amp;[.A499]" office:value-type="string" office:string-value="N506">
            <text:p>N506</text:p>
          </table:table-cell>
          <table:table-cell table:formula="of:=2700" office:value-type="float" office:value="2700">
            <text:p>2700</text:p>
          </table:table-cell>
          <table:table-cell table:formula="of:= &quot;X&quot;&amp; [.C499]" office:value-type="string" office:string-value="X2700">
            <text:p>X2700</text:p>
          </table:table-cell>
          <table:table-cell table:formula="of:=[.E498]-5.75" office:value-type="float" office:value="886">
            <text:p>886</text:p>
          </table:table-cell>
          <table:table-cell table:formula="of:=&quot;Y&quot; &amp; [.E499]" office:value-type="string" office:string-value="Y886">
            <text:p>Y886</text:p>
          </table:table-cell>
          <table:table-cell table:formula="of:=[.C499] +6" office:value-type="float" office:value="2706">
            <text:p>2706</text:p>
          </table:table-cell>
          <table:table-cell table:formula="of:=&quot;X&quot;&amp; [.G499]" office:value-type="string" office:string-value="X2706">
            <text:p>X2706</text:p>
          </table:table-cell>
          <table:table-cell table:number-columns-repeated="6"/>
          <table:table-cell table:style-name="ce6" table:formula="of:=[.B500]" office:value-type="string" office:string-value="N507">
            <text:p>N507</text:p>
          </table:table-cell>
          <table:table-cell table:style-name="ce6" table:formula="of:=[.D500]" office:value-type="string" office:string-value="X2700">
            <text:p>X2700</text:p>
          </table:table-cell>
          <table:table-cell table:style-name="ce6" table:formula="of:=[.F500]" office:value-type="string" office:string-value="Y880.25">
            <text:p>Y880.25</text:p>
          </table:table-cell>
          <table:table-cell/>
          <table:table-cell table:formula="of:=[.B500]" office:value-type="string" office:string-value="N507">
            <text:p>N507</text:p>
          </table:table-cell>
          <table:table-cell table:formula="of:=[.H500]" office:value-type="string" office:string-value="X2706">
            <text:p>X2706</text:p>
          </table:table-cell>
          <table:table-cell table:formula="of:=[.F500]" office:value-type="string" office:string-value="Y880.25">
            <text:p>Y880.25</text:p>
          </table:table-cell>
        </table:table-row>
        <table:table-row table:style-name="ro1">
          <table:table-cell table:formula="of:=[.A499]+1" office:value-type="float" office:value="507">
            <text:p>507</text:p>
          </table:table-cell>
          <table:table-cell table:formula="of:=&quot;N&quot;&amp;[.A500]" office:value-type="string" office:string-value="N507">
            <text:p>N507</text:p>
          </table:table-cell>
          <table:table-cell table:formula="of:=2700" office:value-type="float" office:value="2700">
            <text:p>2700</text:p>
          </table:table-cell>
          <table:table-cell table:formula="of:= &quot;X&quot;&amp; [.C500]" office:value-type="string" office:string-value="X2700">
            <text:p>X2700</text:p>
          </table:table-cell>
          <table:table-cell table:formula="of:=[.E499]-5.75" office:value-type="float" office:value="880.25">
            <text:p>880.25</text:p>
          </table:table-cell>
          <table:table-cell table:formula="of:=&quot;Y&quot; &amp; [.E500]" office:value-type="string" office:string-value="Y880.25">
            <text:p>Y880.25</text:p>
          </table:table-cell>
          <table:table-cell table:formula="of:=[.C500] +6" office:value-type="float" office:value="2706">
            <text:p>2706</text:p>
          </table:table-cell>
          <table:table-cell table:formula="of:=&quot;X&quot;&amp; [.G500]" office:value-type="string" office:string-value="X2706">
            <text:p>X2706</text:p>
          </table:table-cell>
          <table:table-cell table:number-columns-repeated="6"/>
          <table:table-cell table:style-name="ce6" table:formula="of:=[.B501]" office:value-type="string" office:string-value="N508">
            <text:p>N508</text:p>
          </table:table-cell>
          <table:table-cell table:style-name="ce6" table:formula="of:=[.D501]" office:value-type="string" office:string-value="X2700">
            <text:p>X2700</text:p>
          </table:table-cell>
          <table:table-cell table:style-name="ce6" table:formula="of:=[.F501]" office:value-type="string" office:string-value="Y874.5">
            <text:p>Y874.5</text:p>
          </table:table-cell>
          <table:table-cell/>
          <table:table-cell table:formula="of:=[.B501]" office:value-type="string" office:string-value="N508">
            <text:p>N508</text:p>
          </table:table-cell>
          <table:table-cell table:formula="of:=[.H501]" office:value-type="string" office:string-value="X2706">
            <text:p>X2706</text:p>
          </table:table-cell>
          <table:table-cell table:formula="of:=[.F501]" office:value-type="string" office:string-value="Y874.5">
            <text:p>Y874.5</text:p>
          </table:table-cell>
        </table:table-row>
        <table:table-row table:style-name="ro1">
          <table:table-cell table:formula="of:=[.A500]+1" office:value-type="float" office:value="508">
            <text:p>508</text:p>
          </table:table-cell>
          <table:table-cell table:formula="of:=&quot;N&quot;&amp;[.A501]" office:value-type="string" office:string-value="N508">
            <text:p>N508</text:p>
          </table:table-cell>
          <table:table-cell table:formula="of:=2700" office:value-type="float" office:value="2700">
            <text:p>2700</text:p>
          </table:table-cell>
          <table:table-cell table:formula="of:= &quot;X&quot;&amp; [.C501]" office:value-type="string" office:string-value="X2700">
            <text:p>X2700</text:p>
          </table:table-cell>
          <table:table-cell table:formula="of:=[.E500]-5.75" office:value-type="float" office:value="874.5">
            <text:p>874.5</text:p>
          </table:table-cell>
          <table:table-cell table:formula="of:=&quot;Y&quot; &amp; [.E501]" office:value-type="string" office:string-value="Y874.5">
            <text:p>Y874.5</text:p>
          </table:table-cell>
          <table:table-cell table:formula="of:=[.C501] +6" office:value-type="float" office:value="2706">
            <text:p>2706</text:p>
          </table:table-cell>
          <table:table-cell table:formula="of:=&quot;X&quot;&amp; [.G501]" office:value-type="string" office:string-value="X2706">
            <text:p>X2706</text:p>
          </table:table-cell>
          <table:table-cell table:number-columns-repeated="6"/>
          <table:table-cell table:style-name="ce6" table:formula="of:=[.B502]" office:value-type="string" office:string-value="N509">
            <text:p>N509</text:p>
          </table:table-cell>
          <table:table-cell table:style-name="ce6" table:formula="of:=[.D502]" office:value-type="string" office:string-value="X2700">
            <text:p>X2700</text:p>
          </table:table-cell>
          <table:table-cell table:style-name="ce6" table:formula="of:=[.F502]" office:value-type="string" office:string-value="Y868.75">
            <text:p>Y868.75</text:p>
          </table:table-cell>
          <table:table-cell/>
          <table:table-cell table:formula="of:=[.B502]" office:value-type="string" office:string-value="N509">
            <text:p>N509</text:p>
          </table:table-cell>
          <table:table-cell table:formula="of:=[.H502]" office:value-type="string" office:string-value="X2706">
            <text:p>X2706</text:p>
          </table:table-cell>
          <table:table-cell table:formula="of:=[.F502]" office:value-type="string" office:string-value="Y868.75">
            <text:p>Y868.75</text:p>
          </table:table-cell>
        </table:table-row>
        <table:table-row table:style-name="ro1">
          <table:table-cell table:formula="of:=[.A501]+1" office:value-type="float" office:value="509">
            <text:p>509</text:p>
          </table:table-cell>
          <table:table-cell table:formula="of:=&quot;N&quot;&amp;[.A502]" office:value-type="string" office:string-value="N509">
            <text:p>N509</text:p>
          </table:table-cell>
          <table:table-cell table:formula="of:=2700" office:value-type="float" office:value="2700">
            <text:p>2700</text:p>
          </table:table-cell>
          <table:table-cell table:formula="of:= &quot;X&quot;&amp; [.C502]" office:value-type="string" office:string-value="X2700">
            <text:p>X2700</text:p>
          </table:table-cell>
          <table:table-cell table:formula="of:=[.E501]-5.75" office:value-type="float" office:value="868.75">
            <text:p>868.75</text:p>
          </table:table-cell>
          <table:table-cell table:formula="of:=&quot;Y&quot; &amp; [.E502]" office:value-type="string" office:string-value="Y868.75">
            <text:p>Y868.75</text:p>
          </table:table-cell>
          <table:table-cell table:formula="of:=[.C502] +6" office:value-type="float" office:value="2706">
            <text:p>2706</text:p>
          </table:table-cell>
          <table:table-cell table:formula="of:=&quot;X&quot;&amp; [.G502]" office:value-type="string" office:string-value="X2706">
            <text:p>X2706</text:p>
          </table:table-cell>
          <table:table-cell table:number-columns-repeated="6"/>
          <table:table-cell table:style-name="ce6" table:formula="of:=[.B503]" office:value-type="string" office:string-value="N510">
            <text:p>N510</text:p>
          </table:table-cell>
          <table:table-cell table:style-name="ce6" table:formula="of:=[.D503]" office:value-type="string" office:string-value="X2700">
            <text:p>X2700</text:p>
          </table:table-cell>
          <table:table-cell table:style-name="ce6" table:formula="of:=[.F503]" office:value-type="string" office:string-value="Y863">
            <text:p>Y863</text:p>
          </table:table-cell>
          <table:table-cell/>
          <table:table-cell table:formula="of:=[.B503]" office:value-type="string" office:string-value="N510">
            <text:p>N510</text:p>
          </table:table-cell>
          <table:table-cell table:formula="of:=[.H503]" office:value-type="string" office:string-value="X2706">
            <text:p>X2706</text:p>
          </table:table-cell>
          <table:table-cell table:formula="of:=[.F503]" office:value-type="string" office:string-value="Y863">
            <text:p>Y863</text:p>
          </table:table-cell>
        </table:table-row>
        <table:table-row table:style-name="ro1">
          <table:table-cell table:formula="of:=[.A502]+1" office:value-type="float" office:value="510">
            <text:p>510</text:p>
          </table:table-cell>
          <table:table-cell table:formula="of:=&quot;N&quot;&amp;[.A503]" office:value-type="string" office:string-value="N510">
            <text:p>N510</text:p>
          </table:table-cell>
          <table:table-cell table:formula="of:=2700" office:value-type="float" office:value="2700">
            <text:p>2700</text:p>
          </table:table-cell>
          <table:table-cell table:formula="of:= &quot;X&quot;&amp; [.C503]" office:value-type="string" office:string-value="X2700">
            <text:p>X2700</text:p>
          </table:table-cell>
          <table:table-cell table:formula="of:=[.E502]-5.75" office:value-type="float" office:value="863">
            <text:p>863</text:p>
          </table:table-cell>
          <table:table-cell table:formula="of:=&quot;Y&quot; &amp; [.E503]" office:value-type="string" office:string-value="Y863">
            <text:p>Y863</text:p>
          </table:table-cell>
          <table:table-cell table:formula="of:=[.C503] +6" office:value-type="float" office:value="2706">
            <text:p>2706</text:p>
          </table:table-cell>
          <table:table-cell table:formula="of:=&quot;X&quot;&amp; [.G503]" office:value-type="string" office:string-value="X2706">
            <text:p>X2706</text:p>
          </table:table-cell>
          <table:table-cell table:number-columns-repeated="6"/>
          <table:table-cell table:style-name="ce6" table:formula="of:=[.B504]" office:value-type="string" office:string-value="N511">
            <text:p>N511</text:p>
          </table:table-cell>
          <table:table-cell table:style-name="ce6" table:formula="of:=[.D504]" office:value-type="string" office:string-value="X2700">
            <text:p>X2700</text:p>
          </table:table-cell>
          <table:table-cell table:style-name="ce6" table:formula="of:=[.F504]" office:value-type="string" office:string-value="Y857.25">
            <text:p>Y857.25</text:p>
          </table:table-cell>
          <table:table-cell/>
          <table:table-cell table:formula="of:=[.B504]" office:value-type="string" office:string-value="N511">
            <text:p>N511</text:p>
          </table:table-cell>
          <table:table-cell table:formula="of:=[.H504]" office:value-type="string" office:string-value="X2706">
            <text:p>X2706</text:p>
          </table:table-cell>
          <table:table-cell table:formula="of:=[.F504]" office:value-type="string" office:string-value="Y857.25">
            <text:p>Y857.25</text:p>
          </table:table-cell>
        </table:table-row>
        <table:table-row table:style-name="ro1">
          <table:table-cell table:formula="of:=[.A503]+1" office:value-type="float" office:value="511">
            <text:p>511</text:p>
          </table:table-cell>
          <table:table-cell table:formula="of:=&quot;N&quot;&amp;[.A504]" office:value-type="string" office:string-value="N511">
            <text:p>N511</text:p>
          </table:table-cell>
          <table:table-cell table:formula="of:=2700" office:value-type="float" office:value="2700">
            <text:p>2700</text:p>
          </table:table-cell>
          <table:table-cell table:formula="of:= &quot;X&quot;&amp; [.C504]" office:value-type="string" office:string-value="X2700">
            <text:p>X2700</text:p>
          </table:table-cell>
          <table:table-cell table:formula="of:=[.E503]-5.75" office:value-type="float" office:value="857.25">
            <text:p>857.25</text:p>
          </table:table-cell>
          <table:table-cell table:formula="of:=&quot;Y&quot; &amp; [.E504]" office:value-type="string" office:string-value="Y857.25">
            <text:p>Y857.25</text:p>
          </table:table-cell>
          <table:table-cell table:formula="of:=[.C504] +6" office:value-type="float" office:value="2706">
            <text:p>2706</text:p>
          </table:table-cell>
          <table:table-cell table:formula="of:=&quot;X&quot;&amp; [.G504]" office:value-type="string" office:string-value="X2706">
            <text:p>X2706</text:p>
          </table:table-cell>
          <table:table-cell table:number-columns-repeated="6"/>
          <table:table-cell table:style-name="ce6" table:formula="of:=[.B505]" office:value-type="string" office:string-value="N512">
            <text:p>N512</text:p>
          </table:table-cell>
          <table:table-cell table:style-name="ce6" table:formula="of:=[.D505]" office:value-type="string" office:string-value="X2700">
            <text:p>X2700</text:p>
          </table:table-cell>
          <table:table-cell table:style-name="ce6" table:formula="of:=[.F505]" office:value-type="string" office:string-value="Y851.5">
            <text:p>Y851.5</text:p>
          </table:table-cell>
          <table:table-cell/>
          <table:table-cell table:formula="of:=[.B505]" office:value-type="string" office:string-value="N512">
            <text:p>N512</text:p>
          </table:table-cell>
          <table:table-cell table:formula="of:=[.H505]" office:value-type="string" office:string-value="X2706">
            <text:p>X2706</text:p>
          </table:table-cell>
          <table:table-cell table:formula="of:=[.F505]" office:value-type="string" office:string-value="Y851.5">
            <text:p>Y851.5</text:p>
          </table:table-cell>
        </table:table-row>
        <table:table-row table:style-name="ro1">
          <table:table-cell table:formula="of:=[.A504]+1" office:value-type="float" office:value="512">
            <text:p>512</text:p>
          </table:table-cell>
          <table:table-cell table:formula="of:=&quot;N&quot;&amp;[.A505]" office:value-type="string" office:string-value="N512">
            <text:p>N512</text:p>
          </table:table-cell>
          <table:table-cell table:formula="of:=2700" office:value-type="float" office:value="2700">
            <text:p>2700</text:p>
          </table:table-cell>
          <table:table-cell table:formula="of:= &quot;X&quot;&amp; [.C505]" office:value-type="string" office:string-value="X2700">
            <text:p>X2700</text:p>
          </table:table-cell>
          <table:table-cell table:formula="of:=[.E504]-5.75" office:value-type="float" office:value="851.5">
            <text:p>851.5</text:p>
          </table:table-cell>
          <table:table-cell table:formula="of:=&quot;Y&quot; &amp; [.E505]" office:value-type="string" office:string-value="Y851.5">
            <text:p>Y851.5</text:p>
          </table:table-cell>
          <table:table-cell table:formula="of:=[.C505] +6" office:value-type="float" office:value="2706">
            <text:p>2706</text:p>
          </table:table-cell>
          <table:table-cell table:formula="of:=&quot;X&quot;&amp; [.G505]" office:value-type="string" office:string-value="X2706">
            <text:p>X2706</text:p>
          </table:table-cell>
          <table:table-cell table:number-columns-repeated="6"/>
          <table:table-cell table:style-name="ce6" table:formula="of:=[.B506]" office:value-type="string" office:string-value="N513">
            <text:p>N513</text:p>
          </table:table-cell>
          <table:table-cell table:style-name="ce6" table:formula="of:=[.D506]" office:value-type="string" office:string-value="X2700">
            <text:p>X2700</text:p>
          </table:table-cell>
          <table:table-cell table:style-name="ce6" table:formula="of:=[.F506]" office:value-type="string" office:string-value="Y845.75">
            <text:p>Y845.75</text:p>
          </table:table-cell>
          <table:table-cell/>
          <table:table-cell table:formula="of:=[.B506]" office:value-type="string" office:string-value="N513">
            <text:p>N513</text:p>
          </table:table-cell>
          <table:table-cell table:formula="of:=[.H506]" office:value-type="string" office:string-value="X2706">
            <text:p>X2706</text:p>
          </table:table-cell>
          <table:table-cell table:formula="of:=[.F506]" office:value-type="string" office:string-value="Y845.75">
            <text:p>Y845.75</text:p>
          </table:table-cell>
        </table:table-row>
        <table:table-row table:style-name="ro1">
          <table:table-cell table:formula="of:=[.A505]+1" office:value-type="float" office:value="513">
            <text:p>513</text:p>
          </table:table-cell>
          <table:table-cell table:formula="of:=&quot;N&quot;&amp;[.A506]" office:value-type="string" office:string-value="N513">
            <text:p>N513</text:p>
          </table:table-cell>
          <table:table-cell table:formula="of:=2700" office:value-type="float" office:value="2700">
            <text:p>2700</text:p>
          </table:table-cell>
          <table:table-cell table:formula="of:= &quot;X&quot;&amp; [.C506]" office:value-type="string" office:string-value="X2700">
            <text:p>X2700</text:p>
          </table:table-cell>
          <table:table-cell table:formula="of:=[.E505]-5.75" office:value-type="float" office:value="845.75">
            <text:p>845.75</text:p>
          </table:table-cell>
          <table:table-cell table:formula="of:=&quot;Y&quot; &amp; [.E506]" office:value-type="string" office:string-value="Y845.75">
            <text:p>Y845.75</text:p>
          </table:table-cell>
          <table:table-cell table:formula="of:=[.C506] +6" office:value-type="float" office:value="2706">
            <text:p>2706</text:p>
          </table:table-cell>
          <table:table-cell table:formula="of:=&quot;X&quot;&amp; [.G506]" office:value-type="string" office:string-value="X2706">
            <text:p>X2706</text:p>
          </table:table-cell>
          <table:table-cell table:number-columns-repeated="6"/>
          <table:table-cell table:style-name="ce6" table:formula="of:=[.B507]" office:value-type="string" office:string-value="N514">
            <text:p>N514</text:p>
          </table:table-cell>
          <table:table-cell table:style-name="ce6" table:formula="of:=[.D507]" office:value-type="string" office:string-value="X2700">
            <text:p>X2700</text:p>
          </table:table-cell>
          <table:table-cell table:style-name="ce6" table:formula="of:=[.F507]" office:value-type="string" office:string-value="Y840">
            <text:p>Y840</text:p>
          </table:table-cell>
          <table:table-cell/>
          <table:table-cell table:formula="of:=[.B507]" office:value-type="string" office:string-value="N514">
            <text:p>N514</text:p>
          </table:table-cell>
          <table:table-cell table:formula="of:=[.H507]" office:value-type="string" office:string-value="X2706">
            <text:p>X2706</text:p>
          </table:table-cell>
          <table:table-cell table:formula="of:=[.F507]" office:value-type="string" office:string-value="Y840">
            <text:p>Y840</text:p>
          </table:table-cell>
        </table:table-row>
        <table:table-row table:style-name="ro1">
          <table:table-cell table:formula="of:=[.A506]+1" office:value-type="float" office:value="514">
            <text:p>514</text:p>
          </table:table-cell>
          <table:table-cell table:formula="of:=&quot;N&quot;&amp;[.A507]" office:value-type="string" office:string-value="N514">
            <text:p>N514</text:p>
          </table:table-cell>
          <table:table-cell table:formula="of:=2700" office:value-type="float" office:value="2700">
            <text:p>2700</text:p>
          </table:table-cell>
          <table:table-cell table:formula="of:= &quot;X&quot;&amp; [.C507]" office:value-type="string" office:string-value="X2700">
            <text:p>X2700</text:p>
          </table:table-cell>
          <table:table-cell table:formula="of:=[.E506]-5.75" office:value-type="float" office:value="840">
            <text:p>840</text:p>
          </table:table-cell>
          <table:table-cell table:formula="of:=&quot;Y&quot; &amp; [.E507]" office:value-type="string" office:string-value="Y840">
            <text:p>Y840</text:p>
          </table:table-cell>
          <table:table-cell table:formula="of:=[.C507] +6" office:value-type="float" office:value="2706">
            <text:p>2706</text:p>
          </table:table-cell>
          <table:table-cell table:formula="of:=&quot;X&quot;&amp; [.G507]" office:value-type="string" office:string-value="X2706">
            <text:p>X2706</text:p>
          </table:table-cell>
          <table:table-cell table:number-columns-repeated="6"/>
          <table:table-cell table:style-name="ce6" table:formula="of:=[.B508]" office:value-type="string" office:string-value="N515">
            <text:p>N515</text:p>
          </table:table-cell>
          <table:table-cell table:style-name="ce6" table:formula="of:=[.D508]" office:value-type="string" office:string-value="X2700">
            <text:p>X2700</text:p>
          </table:table-cell>
          <table:table-cell table:style-name="ce6" table:formula="of:=[.F508]" office:value-type="string" office:string-value="Y834.25">
            <text:p>Y834.25</text:p>
          </table:table-cell>
          <table:table-cell/>
          <table:table-cell table:formula="of:=[.B508]" office:value-type="string" office:string-value="N515">
            <text:p>N515</text:p>
          </table:table-cell>
          <table:table-cell table:formula="of:=[.H508]" office:value-type="string" office:string-value="X2706">
            <text:p>X2706</text:p>
          </table:table-cell>
          <table:table-cell table:formula="of:=[.F508]" office:value-type="string" office:string-value="Y834.25">
            <text:p>Y834.25</text:p>
          </table:table-cell>
        </table:table-row>
        <table:table-row table:style-name="ro1">
          <table:table-cell table:formula="of:=[.A507]+1" office:value-type="float" office:value="515">
            <text:p>515</text:p>
          </table:table-cell>
          <table:table-cell table:formula="of:=&quot;N&quot;&amp;[.A508]" office:value-type="string" office:string-value="N515">
            <text:p>N515</text:p>
          </table:table-cell>
          <table:table-cell table:formula="of:=2700" office:value-type="float" office:value="2700">
            <text:p>2700</text:p>
          </table:table-cell>
          <table:table-cell table:formula="of:= &quot;X&quot;&amp; [.C508]" office:value-type="string" office:string-value="X2700">
            <text:p>X2700</text:p>
          </table:table-cell>
          <table:table-cell table:formula="of:=[.E507]-5.75" office:value-type="float" office:value="834.25">
            <text:p>834.25</text:p>
          </table:table-cell>
          <table:table-cell table:formula="of:=&quot;Y&quot; &amp; [.E508]" office:value-type="string" office:string-value="Y834.25">
            <text:p>Y834.25</text:p>
          </table:table-cell>
          <table:table-cell table:formula="of:=[.C508] +6" office:value-type="float" office:value="2706">
            <text:p>2706</text:p>
          </table:table-cell>
          <table:table-cell table:formula="of:=&quot;X&quot;&amp; [.G508]" office:value-type="string" office:string-value="X2706">
            <text:p>X2706</text:p>
          </table:table-cell>
          <table:table-cell table:number-columns-repeated="6"/>
          <table:table-cell table:style-name="ce6" table:formula="of:=[.B509]" office:value-type="string" office:string-value="N516">
            <text:p>N516</text:p>
          </table:table-cell>
          <table:table-cell table:style-name="ce6" table:formula="of:=[.D509]" office:value-type="string" office:string-value="X2700">
            <text:p>X2700</text:p>
          </table:table-cell>
          <table:table-cell table:style-name="ce6" table:formula="of:=[.F509]" office:value-type="string" office:string-value="Y828.5">
            <text:p>Y828.5</text:p>
          </table:table-cell>
          <table:table-cell/>
          <table:table-cell table:formula="of:=[.B509]" office:value-type="string" office:string-value="N516">
            <text:p>N516</text:p>
          </table:table-cell>
          <table:table-cell table:formula="of:=[.H509]" office:value-type="string" office:string-value="X2706">
            <text:p>X2706</text:p>
          </table:table-cell>
          <table:table-cell table:formula="of:=[.F509]" office:value-type="string" office:string-value="Y828.5">
            <text:p>Y828.5</text:p>
          </table:table-cell>
        </table:table-row>
        <table:table-row table:style-name="ro1">
          <table:table-cell table:formula="of:=[.A508]+1" office:value-type="float" office:value="516">
            <text:p>516</text:p>
          </table:table-cell>
          <table:table-cell table:formula="of:=&quot;N&quot;&amp;[.A509]" office:value-type="string" office:string-value="N516">
            <text:p>N516</text:p>
          </table:table-cell>
          <table:table-cell table:formula="of:=2700" office:value-type="float" office:value="2700">
            <text:p>2700</text:p>
          </table:table-cell>
          <table:table-cell table:formula="of:= &quot;X&quot;&amp; [.C509]" office:value-type="string" office:string-value="X2700">
            <text:p>X2700</text:p>
          </table:table-cell>
          <table:table-cell table:formula="of:=[.E508]-5.75" office:value-type="float" office:value="828.5">
            <text:p>828.5</text:p>
          </table:table-cell>
          <table:table-cell table:formula="of:=&quot;Y&quot; &amp; [.E509]" office:value-type="string" office:string-value="Y828.5">
            <text:p>Y828.5</text:p>
          </table:table-cell>
          <table:table-cell table:formula="of:=[.C509] +6" office:value-type="float" office:value="2706">
            <text:p>2706</text:p>
          </table:table-cell>
          <table:table-cell table:formula="of:=&quot;X&quot;&amp; [.G509]" office:value-type="string" office:string-value="X2706">
            <text:p>X2706</text:p>
          </table:table-cell>
          <table:table-cell table:number-columns-repeated="6"/>
          <table:table-cell table:style-name="ce6" table:formula="of:=[.B510]" office:value-type="string" office:string-value="N517">
            <text:p>N517</text:p>
          </table:table-cell>
          <table:table-cell table:style-name="ce6" table:formula="of:=[.D510]" office:value-type="string" office:string-value="X2700">
            <text:p>X2700</text:p>
          </table:table-cell>
          <table:table-cell table:style-name="ce6" table:formula="of:=[.F510]" office:value-type="string" office:string-value="Y822.75">
            <text:p>Y822.75</text:p>
          </table:table-cell>
          <table:table-cell/>
          <table:table-cell table:formula="of:=[.B510]" office:value-type="string" office:string-value="N517">
            <text:p>N517</text:p>
          </table:table-cell>
          <table:table-cell table:formula="of:=[.H510]" office:value-type="string" office:string-value="X2706">
            <text:p>X2706</text:p>
          </table:table-cell>
          <table:table-cell table:formula="of:=[.F510]" office:value-type="string" office:string-value="Y822.75">
            <text:p>Y822.75</text:p>
          </table:table-cell>
        </table:table-row>
        <table:table-row table:style-name="ro1">
          <table:table-cell table:formula="of:=[.A509]+1" office:value-type="float" office:value="517">
            <text:p>517</text:p>
          </table:table-cell>
          <table:table-cell table:formula="of:=&quot;N&quot;&amp;[.A510]" office:value-type="string" office:string-value="N517">
            <text:p>N517</text:p>
          </table:table-cell>
          <table:table-cell table:formula="of:=2700" office:value-type="float" office:value="2700">
            <text:p>2700</text:p>
          </table:table-cell>
          <table:table-cell table:formula="of:= &quot;X&quot;&amp; [.C510]" office:value-type="string" office:string-value="X2700">
            <text:p>X2700</text:p>
          </table:table-cell>
          <table:table-cell table:formula="of:=[.E509]-5.75" office:value-type="float" office:value="822.75">
            <text:p>822.75</text:p>
          </table:table-cell>
          <table:table-cell table:formula="of:=&quot;Y&quot; &amp; [.E510]" office:value-type="string" office:string-value="Y822.75">
            <text:p>Y822.75</text:p>
          </table:table-cell>
          <table:table-cell table:formula="of:=[.C510] +6" office:value-type="float" office:value="2706">
            <text:p>2706</text:p>
          </table:table-cell>
          <table:table-cell table:formula="of:=&quot;X&quot;&amp; [.G510]" office:value-type="string" office:string-value="X2706">
            <text:p>X2706</text:p>
          </table:table-cell>
          <table:table-cell table:number-columns-repeated="6"/>
          <table:table-cell table:style-name="ce6" table:formula="of:=[.B511]" office:value-type="string" office:string-value="N518">
            <text:p>N518</text:p>
          </table:table-cell>
          <table:table-cell table:style-name="ce6" table:formula="of:=[.D511]" office:value-type="string" office:string-value="X2700">
            <text:p>X2700</text:p>
          </table:table-cell>
          <table:table-cell table:style-name="ce6" table:formula="of:=[.F511]" office:value-type="string" office:string-value="Y817">
            <text:p>Y817</text:p>
          </table:table-cell>
          <table:table-cell/>
          <table:table-cell table:formula="of:=[.B511]" office:value-type="string" office:string-value="N518">
            <text:p>N518</text:p>
          </table:table-cell>
          <table:table-cell table:formula="of:=[.H511]" office:value-type="string" office:string-value="X2706">
            <text:p>X2706</text:p>
          </table:table-cell>
          <table:table-cell table:formula="of:=[.F511]" office:value-type="string" office:string-value="Y817">
            <text:p>Y817</text:p>
          </table:table-cell>
        </table:table-row>
        <table:table-row table:style-name="ro1">
          <table:table-cell table:formula="of:=[.A510]+1" office:value-type="float" office:value="518">
            <text:p>518</text:p>
          </table:table-cell>
          <table:table-cell table:formula="of:=&quot;N&quot;&amp;[.A511]" office:value-type="string" office:string-value="N518">
            <text:p>N518</text:p>
          </table:table-cell>
          <table:table-cell table:formula="of:=2700" office:value-type="float" office:value="2700">
            <text:p>2700</text:p>
          </table:table-cell>
          <table:table-cell table:formula="of:= &quot;X&quot;&amp; [.C511]" office:value-type="string" office:string-value="X2700">
            <text:p>X2700</text:p>
          </table:table-cell>
          <table:table-cell table:formula="of:=[.E510]-5.75" office:value-type="float" office:value="817">
            <text:p>817</text:p>
          </table:table-cell>
          <table:table-cell table:formula="of:=&quot;Y&quot; &amp; [.E511]" office:value-type="string" office:string-value="Y817">
            <text:p>Y817</text:p>
          </table:table-cell>
          <table:table-cell table:formula="of:=[.C511] +6" office:value-type="float" office:value="2706">
            <text:p>2706</text:p>
          </table:table-cell>
          <table:table-cell table:formula="of:=&quot;X&quot;&amp; [.G511]" office:value-type="string" office:string-value="X2706">
            <text:p>X2706</text:p>
          </table:table-cell>
          <table:table-cell table:number-columns-repeated="6"/>
          <table:table-cell table:style-name="ce6" table:formula="of:=[.B512]" office:value-type="string" office:string-value="N519">
            <text:p>N519</text:p>
          </table:table-cell>
          <table:table-cell table:style-name="ce6" table:formula="of:=[.D512]" office:value-type="string" office:string-value="X2700">
            <text:p>X2700</text:p>
          </table:table-cell>
          <table:table-cell table:style-name="ce6" table:formula="of:=[.F512]" office:value-type="string" office:string-value="Y811.25">
            <text:p>Y811.25</text:p>
          </table:table-cell>
          <table:table-cell/>
          <table:table-cell table:formula="of:=[.B512]" office:value-type="string" office:string-value="N519">
            <text:p>N519</text:p>
          </table:table-cell>
          <table:table-cell table:formula="of:=[.H512]" office:value-type="string" office:string-value="X2706">
            <text:p>X2706</text:p>
          </table:table-cell>
          <table:table-cell table:formula="of:=[.F512]" office:value-type="string" office:string-value="Y811.25">
            <text:p>Y811.25</text:p>
          </table:table-cell>
        </table:table-row>
        <table:table-row table:style-name="ro1">
          <table:table-cell table:formula="of:=[.A511]+1" office:value-type="float" office:value="519">
            <text:p>519</text:p>
          </table:table-cell>
          <table:table-cell table:formula="of:=&quot;N&quot;&amp;[.A512]" office:value-type="string" office:string-value="N519">
            <text:p>N519</text:p>
          </table:table-cell>
          <table:table-cell table:formula="of:=2700" office:value-type="float" office:value="2700">
            <text:p>2700</text:p>
          </table:table-cell>
          <table:table-cell table:formula="of:= &quot;X&quot;&amp; [.C512]" office:value-type="string" office:string-value="X2700">
            <text:p>X2700</text:p>
          </table:table-cell>
          <table:table-cell table:formula="of:=[.E511]-5.75" office:value-type="float" office:value="811.25">
            <text:p>811.25</text:p>
          </table:table-cell>
          <table:table-cell table:formula="of:=&quot;Y&quot; &amp; [.E512]" office:value-type="string" office:string-value="Y811.25">
            <text:p>Y811.25</text:p>
          </table:table-cell>
          <table:table-cell table:formula="of:=[.C512] +6" office:value-type="float" office:value="2706">
            <text:p>2706</text:p>
          </table:table-cell>
          <table:table-cell table:formula="of:=&quot;X&quot;&amp; [.G512]" office:value-type="string" office:string-value="X2706">
            <text:p>X2706</text:p>
          </table:table-cell>
          <table:table-cell table:number-columns-repeated="6"/>
          <table:table-cell table:style-name="ce6" table:formula="of:=[.B513]" office:value-type="string" office:string-value="N520">
            <text:p>N520</text:p>
          </table:table-cell>
          <table:table-cell table:style-name="ce6" table:formula="of:=[.D513]" office:value-type="string" office:string-value="X2700">
            <text:p>X2700</text:p>
          </table:table-cell>
          <table:table-cell table:style-name="ce6" table:formula="of:=[.F513]" office:value-type="string" office:string-value="Y805.5">
            <text:p>Y805.5</text:p>
          </table:table-cell>
          <table:table-cell/>
          <table:table-cell table:formula="of:=[.B513]" office:value-type="string" office:string-value="N520">
            <text:p>N520</text:p>
          </table:table-cell>
          <table:table-cell table:formula="of:=[.H513]" office:value-type="string" office:string-value="X2706">
            <text:p>X2706</text:p>
          </table:table-cell>
          <table:table-cell table:formula="of:=[.F513]" office:value-type="string" office:string-value="Y805.5">
            <text:p>Y805.5</text:p>
          </table:table-cell>
        </table:table-row>
        <table:table-row table:style-name="ro1">
          <table:table-cell table:formula="of:=[.A512]+1" office:value-type="float" office:value="520">
            <text:p>520</text:p>
          </table:table-cell>
          <table:table-cell table:formula="of:=&quot;N&quot;&amp;[.A513]" office:value-type="string" office:string-value="N520">
            <text:p>N520</text:p>
          </table:table-cell>
          <table:table-cell table:formula="of:=2700" office:value-type="float" office:value="2700">
            <text:p>2700</text:p>
          </table:table-cell>
          <table:table-cell table:formula="of:= &quot;X&quot;&amp; [.C513]" office:value-type="string" office:string-value="X2700">
            <text:p>X2700</text:p>
          </table:table-cell>
          <table:table-cell table:formula="of:=[.E512]-5.75" office:value-type="float" office:value="805.5">
            <text:p>805.5</text:p>
          </table:table-cell>
          <table:table-cell table:formula="of:=&quot;Y&quot; &amp; [.E513]" office:value-type="string" office:string-value="Y805.5">
            <text:p>Y805.5</text:p>
          </table:table-cell>
          <table:table-cell table:formula="of:=[.C513] +6" office:value-type="float" office:value="2706">
            <text:p>2706</text:p>
          </table:table-cell>
          <table:table-cell table:formula="of:=&quot;X&quot;&amp; [.G513]" office:value-type="string" office:string-value="X2706">
            <text:p>X2706</text:p>
          </table:table-cell>
          <table:table-cell table:number-columns-repeated="6"/>
          <table:table-cell table:style-name="ce6" table:formula="of:=[.B514]" office:value-type="string" office:string-value="N521">
            <text:p>N521</text:p>
          </table:table-cell>
          <table:table-cell table:style-name="ce6" table:formula="of:=[.D514]" office:value-type="string" office:string-value="X2700">
            <text:p>X2700</text:p>
          </table:table-cell>
          <table:table-cell table:style-name="ce6" table:formula="of:=[.F514]" office:value-type="string" office:string-value="Y799.75">
            <text:p>Y799.75</text:p>
          </table:table-cell>
          <table:table-cell/>
          <table:table-cell table:formula="of:=[.B514]" office:value-type="string" office:string-value="N521">
            <text:p>N521</text:p>
          </table:table-cell>
          <table:table-cell table:formula="of:=[.H514]" office:value-type="string" office:string-value="X2706">
            <text:p>X2706</text:p>
          </table:table-cell>
          <table:table-cell table:formula="of:=[.F514]" office:value-type="string" office:string-value="Y799.75">
            <text:p>Y799.75</text:p>
          </table:table-cell>
        </table:table-row>
        <table:table-row table:style-name="ro1">
          <table:table-cell table:formula="of:=[.A513]+1" office:value-type="float" office:value="521">
            <text:p>521</text:p>
          </table:table-cell>
          <table:table-cell table:formula="of:=&quot;N&quot;&amp;[.A514]" office:value-type="string" office:string-value="N521">
            <text:p>N521</text:p>
          </table:table-cell>
          <table:table-cell table:formula="of:=2700" office:value-type="float" office:value="2700">
            <text:p>2700</text:p>
          </table:table-cell>
          <table:table-cell table:formula="of:= &quot;X&quot;&amp; [.C514]" office:value-type="string" office:string-value="X2700">
            <text:p>X2700</text:p>
          </table:table-cell>
          <table:table-cell table:formula="of:=[.E513]-5.75" office:value-type="float" office:value="799.75">
            <text:p>799.75</text:p>
          </table:table-cell>
          <table:table-cell table:formula="of:=&quot;Y&quot; &amp; [.E514]" office:value-type="string" office:string-value="Y799.75">
            <text:p>Y799.75</text:p>
          </table:table-cell>
          <table:table-cell table:formula="of:=[.C514] +6" office:value-type="float" office:value="2706">
            <text:p>2706</text:p>
          </table:table-cell>
          <table:table-cell table:formula="of:=&quot;X&quot;&amp; [.G514]" office:value-type="string" office:string-value="X2706">
            <text:p>X2706</text:p>
          </table:table-cell>
          <table:table-cell table:number-columns-repeated="6"/>
          <table:table-cell table:style-name="ce6" table:formula="of:=[.B515]" office:value-type="string" office:string-value="N522">
            <text:p>N522</text:p>
          </table:table-cell>
          <table:table-cell table:style-name="ce6" table:formula="of:=[.D515]" office:value-type="string" office:string-value="X2700">
            <text:p>X2700</text:p>
          </table:table-cell>
          <table:table-cell table:style-name="ce6" table:formula="of:=[.F515]" office:value-type="string" office:string-value="Y794">
            <text:p>Y794</text:p>
          </table:table-cell>
          <table:table-cell/>
          <table:table-cell table:formula="of:=[.B515]" office:value-type="string" office:string-value="N522">
            <text:p>N522</text:p>
          </table:table-cell>
          <table:table-cell table:formula="of:=[.H515]" office:value-type="string" office:string-value="X2706">
            <text:p>X2706</text:p>
          </table:table-cell>
          <table:table-cell table:formula="of:=[.F515]" office:value-type="string" office:string-value="Y794">
            <text:p>Y794</text:p>
          </table:table-cell>
        </table:table-row>
        <table:table-row table:style-name="ro1">
          <table:table-cell table:formula="of:=[.A514]+1" office:value-type="float" office:value="522">
            <text:p>522</text:p>
          </table:table-cell>
          <table:table-cell table:formula="of:=&quot;N&quot;&amp;[.A515]" office:value-type="string" office:string-value="N522">
            <text:p>N522</text:p>
          </table:table-cell>
          <table:table-cell table:formula="of:=2700" office:value-type="float" office:value="2700">
            <text:p>2700</text:p>
          </table:table-cell>
          <table:table-cell table:formula="of:= &quot;X&quot;&amp; [.C515]" office:value-type="string" office:string-value="X2700">
            <text:p>X2700</text:p>
          </table:table-cell>
          <table:table-cell table:formula="of:=[.E514]-5.75" office:value-type="float" office:value="794">
            <text:p>794</text:p>
          </table:table-cell>
          <table:table-cell table:formula="of:=&quot;Y&quot; &amp; [.E515]" office:value-type="string" office:string-value="Y794">
            <text:p>Y794</text:p>
          </table:table-cell>
          <table:table-cell table:formula="of:=[.C515] +6" office:value-type="float" office:value="2706">
            <text:p>2706</text:p>
          </table:table-cell>
          <table:table-cell table:formula="of:=&quot;X&quot;&amp; [.G515]" office:value-type="string" office:string-value="X2706">
            <text:p>X2706</text:p>
          </table:table-cell>
          <table:table-cell table:number-columns-repeated="6"/>
          <table:table-cell table:style-name="ce6" table:formula="of:=[.B516]" office:value-type="string" office:string-value="N523">
            <text:p>N523</text:p>
          </table:table-cell>
          <table:table-cell table:style-name="ce6" table:formula="of:=[.D516]" office:value-type="string" office:string-value="X2700">
            <text:p>X2700</text:p>
          </table:table-cell>
          <table:table-cell table:style-name="ce6" table:formula="of:=[.F516]" office:value-type="string" office:string-value="Y788.25">
            <text:p>Y788.25</text:p>
          </table:table-cell>
          <table:table-cell/>
          <table:table-cell table:formula="of:=[.B516]" office:value-type="string" office:string-value="N523">
            <text:p>N523</text:p>
          </table:table-cell>
          <table:table-cell table:formula="of:=[.H516]" office:value-type="string" office:string-value="X2706">
            <text:p>X2706</text:p>
          </table:table-cell>
          <table:table-cell table:formula="of:=[.F516]" office:value-type="string" office:string-value="Y788.25">
            <text:p>Y788.25</text:p>
          </table:table-cell>
        </table:table-row>
        <table:table-row table:style-name="ro1">
          <table:table-cell table:formula="of:=[.A515]+1" office:value-type="float" office:value="523">
            <text:p>523</text:p>
          </table:table-cell>
          <table:table-cell table:formula="of:=&quot;N&quot;&amp;[.A516]" office:value-type="string" office:string-value="N523">
            <text:p>N523</text:p>
          </table:table-cell>
          <table:table-cell table:formula="of:=2700" office:value-type="float" office:value="2700">
            <text:p>2700</text:p>
          </table:table-cell>
          <table:table-cell table:formula="of:= &quot;X&quot;&amp; [.C516]" office:value-type="string" office:string-value="X2700">
            <text:p>X2700</text:p>
          </table:table-cell>
          <table:table-cell table:formula="of:=[.E515]-5.75" office:value-type="float" office:value="788.25">
            <text:p>788.25</text:p>
          </table:table-cell>
          <table:table-cell table:formula="of:=&quot;Y&quot; &amp; [.E516]" office:value-type="string" office:string-value="Y788.25">
            <text:p>Y788.25</text:p>
          </table:table-cell>
          <table:table-cell table:formula="of:=[.C516] +6" office:value-type="float" office:value="2706">
            <text:p>2706</text:p>
          </table:table-cell>
          <table:table-cell table:formula="of:=&quot;X&quot;&amp; [.G516]" office:value-type="string" office:string-value="X2706">
            <text:p>X2706</text:p>
          </table:table-cell>
          <table:table-cell table:number-columns-repeated="6"/>
          <table:table-cell table:style-name="ce6" table:formula="of:=[.B517]" office:value-type="string" office:string-value="N524">
            <text:p>N524</text:p>
          </table:table-cell>
          <table:table-cell table:style-name="ce6" table:formula="of:=[.D517]" office:value-type="string" office:string-value="X2700">
            <text:p>X2700</text:p>
          </table:table-cell>
          <table:table-cell table:style-name="ce6" table:formula="of:=[.F517]" office:value-type="string" office:string-value="Y782.5">
            <text:p>Y782.5</text:p>
          </table:table-cell>
          <table:table-cell/>
          <table:table-cell table:formula="of:=[.B517]" office:value-type="string" office:string-value="N524">
            <text:p>N524</text:p>
          </table:table-cell>
          <table:table-cell table:formula="of:=[.H517]" office:value-type="string" office:string-value="X2706">
            <text:p>X2706</text:p>
          </table:table-cell>
          <table:table-cell table:formula="of:=[.F517]" office:value-type="string" office:string-value="Y782.5">
            <text:p>Y782.5</text:p>
          </table:table-cell>
        </table:table-row>
        <table:table-row table:style-name="ro1">
          <table:table-cell table:formula="of:=[.A516]+1" office:value-type="float" office:value="524">
            <text:p>524</text:p>
          </table:table-cell>
          <table:table-cell table:formula="of:=&quot;N&quot;&amp;[.A517]" office:value-type="string" office:string-value="N524">
            <text:p>N524</text:p>
          </table:table-cell>
          <table:table-cell table:formula="of:=2700" office:value-type="float" office:value="2700">
            <text:p>2700</text:p>
          </table:table-cell>
          <table:table-cell table:formula="of:= &quot;X&quot;&amp; [.C517]" office:value-type="string" office:string-value="X2700">
            <text:p>X2700</text:p>
          </table:table-cell>
          <table:table-cell table:formula="of:=[.E516]-5.75" office:value-type="float" office:value="782.5">
            <text:p>782.5</text:p>
          </table:table-cell>
          <table:table-cell table:formula="of:=&quot;Y&quot; &amp; [.E517]" office:value-type="string" office:string-value="Y782.5">
            <text:p>Y782.5</text:p>
          </table:table-cell>
          <table:table-cell table:formula="of:=[.C517] +6" office:value-type="float" office:value="2706">
            <text:p>2706</text:p>
          </table:table-cell>
          <table:table-cell table:formula="of:=&quot;X&quot;&amp; [.G517]" office:value-type="string" office:string-value="X2706">
            <text:p>X2706</text:p>
          </table:table-cell>
          <table:table-cell table:number-columns-repeated="6"/>
          <table:table-cell table:style-name="ce6" table:formula="of:=[.B518]" office:value-type="string" office:string-value="N525">
            <text:p>N525</text:p>
          </table:table-cell>
          <table:table-cell table:style-name="ce6" table:formula="of:=[.D518]" office:value-type="string" office:string-value="X2700">
            <text:p>X2700</text:p>
          </table:table-cell>
          <table:table-cell table:style-name="ce6" table:formula="of:=[.F518]" office:value-type="string" office:string-value="Y776.75">
            <text:p>Y776.75</text:p>
          </table:table-cell>
          <table:table-cell/>
          <table:table-cell table:formula="of:=[.B518]" office:value-type="string" office:string-value="N525">
            <text:p>N525</text:p>
          </table:table-cell>
          <table:table-cell table:formula="of:=[.H518]" office:value-type="string" office:string-value="X2706">
            <text:p>X2706</text:p>
          </table:table-cell>
          <table:table-cell table:formula="of:=[.F518]" office:value-type="string" office:string-value="Y776.75">
            <text:p>Y776.75</text:p>
          </table:table-cell>
        </table:table-row>
        <table:table-row table:style-name="ro1">
          <table:table-cell table:formula="of:=[.A517]+1" office:value-type="float" office:value="525">
            <text:p>525</text:p>
          </table:table-cell>
          <table:table-cell table:formula="of:=&quot;N&quot;&amp;[.A518]" office:value-type="string" office:string-value="N525">
            <text:p>N525</text:p>
          </table:table-cell>
          <table:table-cell table:formula="of:=2700" office:value-type="float" office:value="2700">
            <text:p>2700</text:p>
          </table:table-cell>
          <table:table-cell table:formula="of:= &quot;X&quot;&amp; [.C518]" office:value-type="string" office:string-value="X2700">
            <text:p>X2700</text:p>
          </table:table-cell>
          <table:table-cell table:formula="of:=[.E517]-5.75" office:value-type="float" office:value="776.75">
            <text:p>776.75</text:p>
          </table:table-cell>
          <table:table-cell table:formula="of:=&quot;Y&quot; &amp; [.E518]" office:value-type="string" office:string-value="Y776.75">
            <text:p>Y776.75</text:p>
          </table:table-cell>
          <table:table-cell table:formula="of:=[.C518] +6" office:value-type="float" office:value="2706">
            <text:p>2706</text:p>
          </table:table-cell>
          <table:table-cell table:formula="of:=&quot;X&quot;&amp; [.G518]" office:value-type="string" office:string-value="X2706">
            <text:p>X2706</text:p>
          </table:table-cell>
          <table:table-cell table:number-columns-repeated="6"/>
          <table:table-cell table:style-name="ce6" table:formula="of:=[.B519]" office:value-type="string" office:string-value="N526">
            <text:p>N526</text:p>
          </table:table-cell>
          <table:table-cell table:style-name="ce6" table:formula="of:=[.D519]" office:value-type="string" office:string-value="X2700">
            <text:p>X2700</text:p>
          </table:table-cell>
          <table:table-cell table:style-name="ce6" table:formula="of:=[.F519]" office:value-type="string" office:string-value="Y771">
            <text:p>Y771</text:p>
          </table:table-cell>
          <table:table-cell/>
          <table:table-cell table:formula="of:=[.B519]" office:value-type="string" office:string-value="N526">
            <text:p>N526</text:p>
          </table:table-cell>
          <table:table-cell table:formula="of:=[.H519]" office:value-type="string" office:string-value="X2706">
            <text:p>X2706</text:p>
          </table:table-cell>
          <table:table-cell table:formula="of:=[.F519]" office:value-type="string" office:string-value="Y771">
            <text:p>Y771</text:p>
          </table:table-cell>
        </table:table-row>
        <table:table-row table:style-name="ro1">
          <table:table-cell table:formula="of:=[.A518]+1" office:value-type="float" office:value="526">
            <text:p>526</text:p>
          </table:table-cell>
          <table:table-cell table:formula="of:=&quot;N&quot;&amp;[.A519]" office:value-type="string" office:string-value="N526">
            <text:p>N526</text:p>
          </table:table-cell>
          <table:table-cell table:formula="of:=2700" office:value-type="float" office:value="2700">
            <text:p>2700</text:p>
          </table:table-cell>
          <table:table-cell table:formula="of:= &quot;X&quot;&amp; [.C519]" office:value-type="string" office:string-value="X2700">
            <text:p>X2700</text:p>
          </table:table-cell>
          <table:table-cell table:formula="of:=[.E518]-5.75" office:value-type="float" office:value="771">
            <text:p>771</text:p>
          </table:table-cell>
          <table:table-cell table:formula="of:=&quot;Y&quot; &amp; [.E519]" office:value-type="string" office:string-value="Y771">
            <text:p>Y771</text:p>
          </table:table-cell>
          <table:table-cell table:formula="of:=[.C519] +6" office:value-type="float" office:value="2706">
            <text:p>2706</text:p>
          </table:table-cell>
          <table:table-cell table:formula="of:=&quot;X&quot;&amp; [.G519]" office:value-type="string" office:string-value="X2706">
            <text:p>X2706</text:p>
          </table:table-cell>
          <table:table-cell table:number-columns-repeated="6"/>
          <table:table-cell table:style-name="ce6" table:formula="of:=[.B520]" office:value-type="string" office:string-value="N527">
            <text:p>N527</text:p>
          </table:table-cell>
          <table:table-cell table:style-name="ce6" table:formula="of:=[.D520]" office:value-type="string" office:string-value="X2700">
            <text:p>X2700</text:p>
          </table:table-cell>
          <table:table-cell table:style-name="ce6" table:formula="of:=[.F520]" office:value-type="string" office:string-value="Y765.25">
            <text:p>Y765.25</text:p>
          </table:table-cell>
          <table:table-cell/>
          <table:table-cell table:formula="of:=[.B520]" office:value-type="string" office:string-value="N527">
            <text:p>N527</text:p>
          </table:table-cell>
          <table:table-cell table:formula="of:=[.H520]" office:value-type="string" office:string-value="X2706">
            <text:p>X2706</text:p>
          </table:table-cell>
          <table:table-cell table:formula="of:=[.F520]" office:value-type="string" office:string-value="Y765.25">
            <text:p>Y765.25</text:p>
          </table:table-cell>
        </table:table-row>
        <table:table-row table:style-name="ro1">
          <table:table-cell table:formula="of:=[.A519]+1" office:value-type="float" office:value="527">
            <text:p>527</text:p>
          </table:table-cell>
          <table:table-cell table:formula="of:=&quot;N&quot;&amp;[.A520]" office:value-type="string" office:string-value="N527">
            <text:p>N527</text:p>
          </table:table-cell>
          <table:table-cell table:formula="of:=2700" office:value-type="float" office:value="2700">
            <text:p>2700</text:p>
          </table:table-cell>
          <table:table-cell table:formula="of:= &quot;X&quot;&amp; [.C520]" office:value-type="string" office:string-value="X2700">
            <text:p>X2700</text:p>
          </table:table-cell>
          <table:table-cell table:formula="of:=[.E519]-5.75" office:value-type="float" office:value="765.25">
            <text:p>765.25</text:p>
          </table:table-cell>
          <table:table-cell table:formula="of:=&quot;Y&quot; &amp; [.E520]" office:value-type="string" office:string-value="Y765.25">
            <text:p>Y765.25</text:p>
          </table:table-cell>
          <table:table-cell table:formula="of:=[.C520] +6" office:value-type="float" office:value="2706">
            <text:p>2706</text:p>
          </table:table-cell>
          <table:table-cell table:formula="of:=&quot;X&quot;&amp; [.G520]" office:value-type="string" office:string-value="X2706">
            <text:p>X2706</text:p>
          </table:table-cell>
          <table:table-cell table:number-columns-repeated="6"/>
          <table:table-cell table:style-name="ce6" table:formula="of:=[.B521]" office:value-type="string" office:string-value="N528">
            <text:p>N528</text:p>
          </table:table-cell>
          <table:table-cell table:style-name="ce6" table:formula="of:=[.D521]" office:value-type="string" office:string-value="X2700">
            <text:p>X2700</text:p>
          </table:table-cell>
          <table:table-cell table:style-name="ce6" table:formula="of:=[.F521]" office:value-type="string" office:string-value="Y759.5">
            <text:p>Y759.5</text:p>
          </table:table-cell>
          <table:table-cell/>
          <table:table-cell table:formula="of:=[.B521]" office:value-type="string" office:string-value="N528">
            <text:p>N528</text:p>
          </table:table-cell>
          <table:table-cell table:formula="of:=[.H521]" office:value-type="string" office:string-value="X2706">
            <text:p>X2706</text:p>
          </table:table-cell>
          <table:table-cell table:formula="of:=[.F521]" office:value-type="string" office:string-value="Y759.5">
            <text:p>Y759.5</text:p>
          </table:table-cell>
        </table:table-row>
        <table:table-row table:style-name="ro1">
          <table:table-cell table:formula="of:=[.A520]+1" office:value-type="float" office:value="528">
            <text:p>528</text:p>
          </table:table-cell>
          <table:table-cell table:formula="of:=&quot;N&quot;&amp;[.A521]" office:value-type="string" office:string-value="N528">
            <text:p>N528</text:p>
          </table:table-cell>
          <table:table-cell table:formula="of:=2700" office:value-type="float" office:value="2700">
            <text:p>2700</text:p>
          </table:table-cell>
          <table:table-cell table:formula="of:= &quot;X&quot;&amp; [.C521]" office:value-type="string" office:string-value="X2700">
            <text:p>X2700</text:p>
          </table:table-cell>
          <table:table-cell table:formula="of:=[.E520]-5.75" office:value-type="float" office:value="759.5">
            <text:p>759.5</text:p>
          </table:table-cell>
          <table:table-cell table:formula="of:=&quot;Y&quot; &amp; [.E521]" office:value-type="string" office:string-value="Y759.5">
            <text:p>Y759.5</text:p>
          </table:table-cell>
          <table:table-cell table:formula="of:=[.C521] +6" office:value-type="float" office:value="2706">
            <text:p>2706</text:p>
          </table:table-cell>
          <table:table-cell table:formula="of:=&quot;X&quot;&amp; [.G521]" office:value-type="string" office:string-value="X2706">
            <text:p>X2706</text:p>
          </table:table-cell>
          <table:table-cell table:number-columns-repeated="6"/>
          <table:table-cell table:style-name="ce6" table:formula="of:=[.B522]" office:value-type="string" office:string-value="N529">
            <text:p>N529</text:p>
          </table:table-cell>
          <table:table-cell table:style-name="ce6" table:formula="of:=[.D522]" office:value-type="string" office:string-value="X2700">
            <text:p>X2700</text:p>
          </table:table-cell>
          <table:table-cell table:style-name="ce6" table:formula="of:=[.F522]" office:value-type="string" office:string-value="Y753.75">
            <text:p>Y753.75</text:p>
          </table:table-cell>
          <table:table-cell/>
          <table:table-cell table:formula="of:=[.B522]" office:value-type="string" office:string-value="N529">
            <text:p>N529</text:p>
          </table:table-cell>
          <table:table-cell table:formula="of:=[.H522]" office:value-type="string" office:string-value="X2706">
            <text:p>X2706</text:p>
          </table:table-cell>
          <table:table-cell table:formula="of:=[.F522]" office:value-type="string" office:string-value="Y753.75">
            <text:p>Y753.75</text:p>
          </table:table-cell>
        </table:table-row>
        <table:table-row table:style-name="ro1">
          <table:table-cell table:formula="of:=[.A521]+1" office:value-type="float" office:value="529">
            <text:p>529</text:p>
          </table:table-cell>
          <table:table-cell table:formula="of:=&quot;N&quot;&amp;[.A522]" office:value-type="string" office:string-value="N529">
            <text:p>N529</text:p>
          </table:table-cell>
          <table:table-cell table:formula="of:=2700" office:value-type="float" office:value="2700">
            <text:p>2700</text:p>
          </table:table-cell>
          <table:table-cell table:formula="of:= &quot;X&quot;&amp; [.C522]" office:value-type="string" office:string-value="X2700">
            <text:p>X2700</text:p>
          </table:table-cell>
          <table:table-cell table:formula="of:=[.E521]-5.75" office:value-type="float" office:value="753.75">
            <text:p>753.75</text:p>
          </table:table-cell>
          <table:table-cell table:formula="of:=&quot;Y&quot; &amp; [.E522]" office:value-type="string" office:string-value="Y753.75">
            <text:p>Y753.75</text:p>
          </table:table-cell>
          <table:table-cell table:formula="of:=[.C522] +6" office:value-type="float" office:value="2706">
            <text:p>2706</text:p>
          </table:table-cell>
          <table:table-cell table:formula="of:=&quot;X&quot;&amp; [.G522]" office:value-type="string" office:string-value="X2706">
            <text:p>X2706</text:p>
          </table:table-cell>
          <table:table-cell table:number-columns-repeated="6"/>
          <table:table-cell table:style-name="ce6" table:formula="of:=[.B523]" office:value-type="string" office:string-value="N530">
            <text:p>N530</text:p>
          </table:table-cell>
          <table:table-cell table:style-name="ce6" table:formula="of:=[.D523]" office:value-type="string" office:string-value="X2700">
            <text:p>X2700</text:p>
          </table:table-cell>
          <table:table-cell table:style-name="ce6" table:formula="of:=[.F523]" office:value-type="string" office:string-value="Y748">
            <text:p>Y748</text:p>
          </table:table-cell>
          <table:table-cell/>
          <table:table-cell table:formula="of:=[.B523]" office:value-type="string" office:string-value="N530">
            <text:p>N530</text:p>
          </table:table-cell>
          <table:table-cell table:formula="of:=[.H523]" office:value-type="string" office:string-value="X2706">
            <text:p>X2706</text:p>
          </table:table-cell>
          <table:table-cell table:formula="of:=[.F523]" office:value-type="string" office:string-value="Y748">
            <text:p>Y748</text:p>
          </table:table-cell>
        </table:table-row>
        <table:table-row table:style-name="ro1">
          <table:table-cell table:formula="of:=[.A522]+1" office:value-type="float" office:value="530">
            <text:p>530</text:p>
          </table:table-cell>
          <table:table-cell table:formula="of:=&quot;N&quot;&amp;[.A523]" office:value-type="string" office:string-value="N530">
            <text:p>N530</text:p>
          </table:table-cell>
          <table:table-cell table:formula="of:=2700" office:value-type="float" office:value="2700">
            <text:p>2700</text:p>
          </table:table-cell>
          <table:table-cell table:formula="of:= &quot;X&quot;&amp; [.C523]" office:value-type="string" office:string-value="X2700">
            <text:p>X2700</text:p>
          </table:table-cell>
          <table:table-cell table:formula="of:=[.E522]-5.75" office:value-type="float" office:value="748">
            <text:p>748</text:p>
          </table:table-cell>
          <table:table-cell table:formula="of:=&quot;Y&quot; &amp; [.E523]" office:value-type="string" office:string-value="Y748">
            <text:p>Y748</text:p>
          </table:table-cell>
          <table:table-cell table:formula="of:=[.C523] +6" office:value-type="float" office:value="2706">
            <text:p>2706</text:p>
          </table:table-cell>
          <table:table-cell table:formula="of:=&quot;X&quot;&amp; [.G523]" office:value-type="string" office:string-value="X2706">
            <text:p>X2706</text:p>
          </table:table-cell>
          <table:table-cell table:number-columns-repeated="6"/>
          <table:table-cell table:style-name="ce6" table:formula="of:=[.B524]" office:value-type="string" office:string-value="N531">
            <text:p>N531</text:p>
          </table:table-cell>
          <table:table-cell table:style-name="ce6" table:formula="of:=[.D524]" office:value-type="string" office:string-value="X2700">
            <text:p>X2700</text:p>
          </table:table-cell>
          <table:table-cell table:style-name="ce6" table:formula="of:=[.F524]" office:value-type="string" office:string-value="Y742.25">
            <text:p>Y742.25</text:p>
          </table:table-cell>
          <table:table-cell/>
          <table:table-cell table:formula="of:=[.B524]" office:value-type="string" office:string-value="N531">
            <text:p>N531</text:p>
          </table:table-cell>
          <table:table-cell table:formula="of:=[.H524]" office:value-type="string" office:string-value="X2706">
            <text:p>X2706</text:p>
          </table:table-cell>
          <table:table-cell table:formula="of:=[.F524]" office:value-type="string" office:string-value="Y742.25">
            <text:p>Y742.25</text:p>
          </table:table-cell>
        </table:table-row>
        <table:table-row table:style-name="ro1">
          <table:table-cell table:formula="of:=[.A523]+1" office:value-type="float" office:value="531">
            <text:p>531</text:p>
          </table:table-cell>
          <table:table-cell table:formula="of:=&quot;N&quot;&amp;[.A524]" office:value-type="string" office:string-value="N531">
            <text:p>N531</text:p>
          </table:table-cell>
          <table:table-cell table:formula="of:=2700" office:value-type="float" office:value="2700">
            <text:p>2700</text:p>
          </table:table-cell>
          <table:table-cell table:formula="of:= &quot;X&quot;&amp; [.C524]" office:value-type="string" office:string-value="X2700">
            <text:p>X2700</text:p>
          </table:table-cell>
          <table:table-cell table:formula="of:=[.E523]-5.75" office:value-type="float" office:value="742.25">
            <text:p>742.25</text:p>
          </table:table-cell>
          <table:table-cell table:formula="of:=&quot;Y&quot; &amp; [.E524]" office:value-type="string" office:string-value="Y742.25">
            <text:p>Y742.25</text:p>
          </table:table-cell>
          <table:table-cell table:formula="of:=[.C524] +6" office:value-type="float" office:value="2706">
            <text:p>2706</text:p>
          </table:table-cell>
          <table:table-cell table:formula="of:=&quot;X&quot;&amp; [.G524]" office:value-type="string" office:string-value="X2706">
            <text:p>X2706</text:p>
          </table:table-cell>
          <table:table-cell table:number-columns-repeated="6"/>
          <table:table-cell table:style-name="ce6" table:formula="of:=[.B525]" office:value-type="string" office:string-value="N532">
            <text:p>N532</text:p>
          </table:table-cell>
          <table:table-cell table:style-name="ce6" table:formula="of:=[.D525]" office:value-type="string" office:string-value="X2700">
            <text:p>X2700</text:p>
          </table:table-cell>
          <table:table-cell table:style-name="ce6" table:formula="of:=[.F525]" office:value-type="string" office:string-value="Y736.5">
            <text:p>Y736.5</text:p>
          </table:table-cell>
          <table:table-cell/>
          <table:table-cell table:formula="of:=[.B525]" office:value-type="string" office:string-value="N532">
            <text:p>N532</text:p>
          </table:table-cell>
          <table:table-cell table:formula="of:=[.H525]" office:value-type="string" office:string-value="X2706">
            <text:p>X2706</text:p>
          </table:table-cell>
          <table:table-cell table:formula="of:=[.F525]" office:value-type="string" office:string-value="Y736.5">
            <text:p>Y736.5</text:p>
          </table:table-cell>
        </table:table-row>
        <table:table-row table:style-name="ro1">
          <table:table-cell table:formula="of:=[.A524]+1" office:value-type="float" office:value="532">
            <text:p>532</text:p>
          </table:table-cell>
          <table:table-cell table:formula="of:=&quot;N&quot;&amp;[.A525]" office:value-type="string" office:string-value="N532">
            <text:p>N532</text:p>
          </table:table-cell>
          <table:table-cell table:formula="of:=2700" office:value-type="float" office:value="2700">
            <text:p>2700</text:p>
          </table:table-cell>
          <table:table-cell table:formula="of:= &quot;X&quot;&amp; [.C525]" office:value-type="string" office:string-value="X2700">
            <text:p>X2700</text:p>
          </table:table-cell>
          <table:table-cell table:formula="of:=[.E524]-5.75" office:value-type="float" office:value="736.5">
            <text:p>736.5</text:p>
          </table:table-cell>
          <table:table-cell table:formula="of:=&quot;Y&quot; &amp; [.E525]" office:value-type="string" office:string-value="Y736.5">
            <text:p>Y736.5</text:p>
          </table:table-cell>
          <table:table-cell table:formula="of:=[.C525] +6" office:value-type="float" office:value="2706">
            <text:p>2706</text:p>
          </table:table-cell>
          <table:table-cell table:formula="of:=&quot;X&quot;&amp; [.G525]" office:value-type="string" office:string-value="X2706">
            <text:p>X2706</text:p>
          </table:table-cell>
          <table:table-cell table:number-columns-repeated="6"/>
          <table:table-cell table:style-name="ce6" table:formula="of:=[.B526]" office:value-type="string" office:string-value="N533">
            <text:p>N533</text:p>
          </table:table-cell>
          <table:table-cell table:style-name="ce6" table:formula="of:=[.D526]" office:value-type="string" office:string-value="X2700">
            <text:p>X2700</text:p>
          </table:table-cell>
          <table:table-cell table:style-name="ce6" table:formula="of:=[.F526]" office:value-type="string" office:string-value="Y730.75">
            <text:p>Y730.75</text:p>
          </table:table-cell>
          <table:table-cell/>
          <table:table-cell table:formula="of:=[.B526]" office:value-type="string" office:string-value="N533">
            <text:p>N533</text:p>
          </table:table-cell>
          <table:table-cell table:formula="of:=[.H526]" office:value-type="string" office:string-value="X2706">
            <text:p>X2706</text:p>
          </table:table-cell>
          <table:table-cell table:formula="of:=[.F526]" office:value-type="string" office:string-value="Y730.75">
            <text:p>Y730.75</text:p>
          </table:table-cell>
        </table:table-row>
        <table:table-row table:style-name="ro1">
          <table:table-cell table:formula="of:=[.A525]+1" office:value-type="float" office:value="533">
            <text:p>533</text:p>
          </table:table-cell>
          <table:table-cell table:formula="of:=&quot;N&quot;&amp;[.A526]" office:value-type="string" office:string-value="N533">
            <text:p>N533</text:p>
          </table:table-cell>
          <table:table-cell table:formula="of:=2700" office:value-type="float" office:value="2700">
            <text:p>2700</text:p>
          </table:table-cell>
          <table:table-cell table:formula="of:= &quot;X&quot;&amp; [.C526]" office:value-type="string" office:string-value="X2700">
            <text:p>X2700</text:p>
          </table:table-cell>
          <table:table-cell table:formula="of:=[.E525]-5.75" office:value-type="float" office:value="730.75">
            <text:p>730.75</text:p>
          </table:table-cell>
          <table:table-cell table:formula="of:=&quot;Y&quot; &amp; [.E526]" office:value-type="string" office:string-value="Y730.75">
            <text:p>Y730.75</text:p>
          </table:table-cell>
          <table:table-cell table:formula="of:=[.C526] +6" office:value-type="float" office:value="2706">
            <text:p>2706</text:p>
          </table:table-cell>
          <table:table-cell table:formula="of:=&quot;X&quot;&amp; [.G526]" office:value-type="string" office:string-value="X2706">
            <text:p>X2706</text:p>
          </table:table-cell>
          <table:table-cell table:number-columns-repeated="6"/>
          <table:table-cell table:style-name="ce6" table:formula="of:=[.B527]" office:value-type="string" office:string-value="N534">
            <text:p>N534</text:p>
          </table:table-cell>
          <table:table-cell table:style-name="ce6" table:formula="of:=[.D527]" office:value-type="string" office:string-value="X2700">
            <text:p>X2700</text:p>
          </table:table-cell>
          <table:table-cell table:style-name="ce6" table:formula="of:=[.F527]" office:value-type="string" office:string-value="Y725">
            <text:p>Y725</text:p>
          </table:table-cell>
          <table:table-cell/>
          <table:table-cell table:formula="of:=[.B527]" office:value-type="string" office:string-value="N534">
            <text:p>N534</text:p>
          </table:table-cell>
          <table:table-cell table:formula="of:=[.H527]" office:value-type="string" office:string-value="X2706">
            <text:p>X2706</text:p>
          </table:table-cell>
          <table:table-cell table:formula="of:=[.F527]" office:value-type="string" office:string-value="Y725">
            <text:p>Y725</text:p>
          </table:table-cell>
        </table:table-row>
        <table:table-row table:style-name="ro1">
          <table:table-cell table:formula="of:=[.A526]+1" office:value-type="float" office:value="534">
            <text:p>534</text:p>
          </table:table-cell>
          <table:table-cell table:formula="of:=&quot;N&quot;&amp;[.A527]" office:value-type="string" office:string-value="N534">
            <text:p>N534</text:p>
          </table:table-cell>
          <table:table-cell table:formula="of:=2700" office:value-type="float" office:value="2700">
            <text:p>2700</text:p>
          </table:table-cell>
          <table:table-cell table:formula="of:= &quot;X&quot;&amp; [.C527]" office:value-type="string" office:string-value="X2700">
            <text:p>X2700</text:p>
          </table:table-cell>
          <table:table-cell table:formula="of:=[.E526]-5.75" office:value-type="float" office:value="725">
            <text:p>725</text:p>
          </table:table-cell>
          <table:table-cell table:formula="of:=&quot;Y&quot; &amp; [.E527]" office:value-type="string" office:string-value="Y725">
            <text:p>Y725</text:p>
          </table:table-cell>
          <table:table-cell table:formula="of:=[.C527] +6" office:value-type="float" office:value="2706">
            <text:p>2706</text:p>
          </table:table-cell>
          <table:table-cell table:formula="of:=&quot;X&quot;&amp; [.G527]" office:value-type="string" office:string-value="X2706">
            <text:p>X2706</text:p>
          </table:table-cell>
          <table:table-cell table:number-columns-repeated="6"/>
          <table:table-cell table:style-name="ce6" table:formula="of:=[.B528]" office:value-type="string" office:string-value="N535">
            <text:p>N535</text:p>
          </table:table-cell>
          <table:table-cell table:style-name="ce6" table:formula="of:=[.D528]" office:value-type="string" office:string-value="X2700">
            <text:p>X2700</text:p>
          </table:table-cell>
          <table:table-cell table:style-name="ce6" table:formula="of:=[.F528]" office:value-type="string" office:string-value="Y719.25">
            <text:p>Y719.25</text:p>
          </table:table-cell>
          <table:table-cell/>
          <table:table-cell table:formula="of:=[.B528]" office:value-type="string" office:string-value="N535">
            <text:p>N535</text:p>
          </table:table-cell>
          <table:table-cell table:formula="of:=[.H528]" office:value-type="string" office:string-value="X2706">
            <text:p>X2706</text:p>
          </table:table-cell>
          <table:table-cell table:formula="of:=[.F528]" office:value-type="string" office:string-value="Y719.25">
            <text:p>Y719.25</text:p>
          </table:table-cell>
        </table:table-row>
        <table:table-row table:style-name="ro1">
          <table:table-cell table:formula="of:=[.A527]+1" office:value-type="float" office:value="535">
            <text:p>535</text:p>
          </table:table-cell>
          <table:table-cell table:formula="of:=&quot;N&quot;&amp;[.A528]" office:value-type="string" office:string-value="N535">
            <text:p>N535</text:p>
          </table:table-cell>
          <table:table-cell table:formula="of:=2700" office:value-type="float" office:value="2700">
            <text:p>2700</text:p>
          </table:table-cell>
          <table:table-cell table:formula="of:= &quot;X&quot;&amp; [.C528]" office:value-type="string" office:string-value="X2700">
            <text:p>X2700</text:p>
          </table:table-cell>
          <table:table-cell table:formula="of:=[.E527]-5.75" office:value-type="float" office:value="719.25">
            <text:p>719.25</text:p>
          </table:table-cell>
          <table:table-cell table:formula="of:=&quot;Y&quot; &amp; [.E528]" office:value-type="string" office:string-value="Y719.25">
            <text:p>Y719.25</text:p>
          </table:table-cell>
          <table:table-cell table:formula="of:=[.C528] +6" office:value-type="float" office:value="2706">
            <text:p>2706</text:p>
          </table:table-cell>
          <table:table-cell table:formula="of:=&quot;X&quot;&amp; [.G528]" office:value-type="string" office:string-value="X2706">
            <text:p>X2706</text:p>
          </table:table-cell>
          <table:table-cell table:number-columns-repeated="6"/>
          <table:table-cell table:style-name="ce6" table:formula="of:=[.B529]" office:value-type="string" office:string-value="N536">
            <text:p>N536</text:p>
          </table:table-cell>
          <table:table-cell table:style-name="ce6" table:formula="of:=[.D529]" office:value-type="string" office:string-value="X2700">
            <text:p>X2700</text:p>
          </table:table-cell>
          <table:table-cell table:style-name="ce6" table:formula="of:=[.F529]" office:value-type="string" office:string-value="Y713.5">
            <text:p>Y713.5</text:p>
          </table:table-cell>
          <table:table-cell/>
          <table:table-cell table:formula="of:=[.B529]" office:value-type="string" office:string-value="N536">
            <text:p>N536</text:p>
          </table:table-cell>
          <table:table-cell table:formula="of:=[.H529]" office:value-type="string" office:string-value="X2706">
            <text:p>X2706</text:p>
          </table:table-cell>
          <table:table-cell table:formula="of:=[.F529]" office:value-type="string" office:string-value="Y713.5">
            <text:p>Y713.5</text:p>
          </table:table-cell>
        </table:table-row>
        <table:table-row table:style-name="ro1">
          <table:table-cell table:formula="of:=[.A528]+1" office:value-type="float" office:value="536">
            <text:p>536</text:p>
          </table:table-cell>
          <table:table-cell table:formula="of:=&quot;N&quot;&amp;[.A529]" office:value-type="string" office:string-value="N536">
            <text:p>N536</text:p>
          </table:table-cell>
          <table:table-cell table:formula="of:=2700" office:value-type="float" office:value="2700">
            <text:p>2700</text:p>
          </table:table-cell>
          <table:table-cell table:formula="of:= &quot;X&quot;&amp; [.C529]" office:value-type="string" office:string-value="X2700">
            <text:p>X2700</text:p>
          </table:table-cell>
          <table:table-cell table:formula="of:=[.E528]-5.75" office:value-type="float" office:value="713.5">
            <text:p>713.5</text:p>
          </table:table-cell>
          <table:table-cell table:formula="of:=&quot;Y&quot; &amp; [.E529]" office:value-type="string" office:string-value="Y713.5">
            <text:p>Y713.5</text:p>
          </table:table-cell>
          <table:table-cell table:formula="of:=[.C529] +6" office:value-type="float" office:value="2706">
            <text:p>2706</text:p>
          </table:table-cell>
          <table:table-cell table:formula="of:=&quot;X&quot;&amp; [.G529]" office:value-type="string" office:string-value="X2706">
            <text:p>X2706</text:p>
          </table:table-cell>
          <table:table-cell table:number-columns-repeated="6"/>
          <table:table-cell table:style-name="ce6" table:formula="of:=[.B530]" office:value-type="string" office:string-value="N537">
            <text:p>N537</text:p>
          </table:table-cell>
          <table:table-cell table:style-name="ce6" table:formula="of:=[.D530]" office:value-type="string" office:string-value="X2700">
            <text:p>X2700</text:p>
          </table:table-cell>
          <table:table-cell table:style-name="ce6" table:formula="of:=[.F530]" office:value-type="string" office:string-value="Y707.75">
            <text:p>Y707.75</text:p>
          </table:table-cell>
          <table:table-cell/>
          <table:table-cell table:formula="of:=[.B530]" office:value-type="string" office:string-value="N537">
            <text:p>N537</text:p>
          </table:table-cell>
          <table:table-cell table:formula="of:=[.H530]" office:value-type="string" office:string-value="X2706">
            <text:p>X2706</text:p>
          </table:table-cell>
          <table:table-cell table:formula="of:=[.F530]" office:value-type="string" office:string-value="Y707.75">
            <text:p>Y707.75</text:p>
          </table:table-cell>
        </table:table-row>
        <table:table-row table:style-name="ro1">
          <table:table-cell table:formula="of:=[.A529]+1" office:value-type="float" office:value="537">
            <text:p>537</text:p>
          </table:table-cell>
          <table:table-cell table:formula="of:=&quot;N&quot;&amp;[.A530]" office:value-type="string" office:string-value="N537">
            <text:p>N537</text:p>
          </table:table-cell>
          <table:table-cell table:formula="of:=2700" office:value-type="float" office:value="2700">
            <text:p>2700</text:p>
          </table:table-cell>
          <table:table-cell table:formula="of:= &quot;X&quot;&amp; [.C530]" office:value-type="string" office:string-value="X2700">
            <text:p>X2700</text:p>
          </table:table-cell>
          <table:table-cell table:formula="of:=[.E529]-5.75" office:value-type="float" office:value="707.75">
            <text:p>707.75</text:p>
          </table:table-cell>
          <table:table-cell table:formula="of:=&quot;Y&quot; &amp; [.E530]" office:value-type="string" office:string-value="Y707.75">
            <text:p>Y707.75</text:p>
          </table:table-cell>
          <table:table-cell table:formula="of:=[.C530] +6" office:value-type="float" office:value="2706">
            <text:p>2706</text:p>
          </table:table-cell>
          <table:table-cell table:formula="of:=&quot;X&quot;&amp; [.G530]" office:value-type="string" office:string-value="X2706">
            <text:p>X2706</text:p>
          </table:table-cell>
          <table:table-cell table:number-columns-repeated="6"/>
          <table:table-cell table:style-name="ce6" table:formula="of:=[.B531]" office:value-type="string" office:string-value="N538">
            <text:p>N538</text:p>
          </table:table-cell>
          <table:table-cell table:style-name="ce6" table:formula="of:=[.D531]" office:value-type="string" office:string-value="X2700">
            <text:p>X2700</text:p>
          </table:table-cell>
          <table:table-cell table:style-name="ce6" table:formula="of:=[.F531]" office:value-type="string" office:string-value="Y702">
            <text:p>Y702</text:p>
          </table:table-cell>
          <table:table-cell/>
          <table:table-cell table:formula="of:=[.B531]" office:value-type="string" office:string-value="N538">
            <text:p>N538</text:p>
          </table:table-cell>
          <table:table-cell table:formula="of:=[.H531]" office:value-type="string" office:string-value="X2706">
            <text:p>X2706</text:p>
          </table:table-cell>
          <table:table-cell table:formula="of:=[.F531]" office:value-type="string" office:string-value="Y702">
            <text:p>Y702</text:p>
          </table:table-cell>
        </table:table-row>
        <table:table-row table:style-name="ro1">
          <table:table-cell table:formula="of:=[.A530]+1" office:value-type="float" office:value="538">
            <text:p>538</text:p>
          </table:table-cell>
          <table:table-cell table:formula="of:=&quot;N&quot;&amp;[.A531]" office:value-type="string" office:string-value="N538">
            <text:p>N538</text:p>
          </table:table-cell>
          <table:table-cell table:formula="of:=2700" office:value-type="float" office:value="2700">
            <text:p>2700</text:p>
          </table:table-cell>
          <table:table-cell table:formula="of:= &quot;X&quot;&amp; [.C531]" office:value-type="string" office:string-value="X2700">
            <text:p>X2700</text:p>
          </table:table-cell>
          <table:table-cell table:formula="of:=[.E530]-5.75" office:value-type="float" office:value="702">
            <text:p>702</text:p>
          </table:table-cell>
          <table:table-cell table:formula="of:=&quot;Y&quot; &amp; [.E531]" office:value-type="string" office:string-value="Y702">
            <text:p>Y702</text:p>
          </table:table-cell>
          <table:table-cell table:formula="of:=[.C531] +6" office:value-type="float" office:value="2706">
            <text:p>2706</text:p>
          </table:table-cell>
          <table:table-cell table:formula="of:=&quot;X&quot;&amp; [.G531]" office:value-type="string" office:string-value="X2706">
            <text:p>X2706</text:p>
          </table:table-cell>
          <table:table-cell table:number-columns-repeated="6"/>
          <table:table-cell table:style-name="ce6" table:formula="of:=[.B532]" office:value-type="string" office:string-value="N539">
            <text:p>N539</text:p>
          </table:table-cell>
          <table:table-cell table:style-name="ce6" table:formula="of:=[.D532]" office:value-type="string" office:string-value="X2700">
            <text:p>X2700</text:p>
          </table:table-cell>
          <table:table-cell table:style-name="ce6" table:formula="of:=[.F532]" office:value-type="string" office:string-value="Y696.25">
            <text:p>Y696.25</text:p>
          </table:table-cell>
          <table:table-cell/>
          <table:table-cell table:formula="of:=[.B532]" office:value-type="string" office:string-value="N539">
            <text:p>N539</text:p>
          </table:table-cell>
          <table:table-cell table:formula="of:=[.H532]" office:value-type="string" office:string-value="X2706">
            <text:p>X2706</text:p>
          </table:table-cell>
          <table:table-cell table:formula="of:=[.F532]" office:value-type="string" office:string-value="Y696.25">
            <text:p>Y696.25</text:p>
          </table:table-cell>
        </table:table-row>
        <table:table-row table:style-name="ro1">
          <table:table-cell table:formula="of:=[.A531]+1" office:value-type="float" office:value="539">
            <text:p>539</text:p>
          </table:table-cell>
          <table:table-cell table:formula="of:=&quot;N&quot;&amp;[.A532]" office:value-type="string" office:string-value="N539">
            <text:p>N539</text:p>
          </table:table-cell>
          <table:table-cell table:formula="of:=2700" office:value-type="float" office:value="2700">
            <text:p>2700</text:p>
          </table:table-cell>
          <table:table-cell table:formula="of:= &quot;X&quot;&amp; [.C532]" office:value-type="string" office:string-value="X2700">
            <text:p>X2700</text:p>
          </table:table-cell>
          <table:table-cell table:formula="of:=[.E531]-5.75" office:value-type="float" office:value="696.25">
            <text:p>696.25</text:p>
          </table:table-cell>
          <table:table-cell table:formula="of:=&quot;Y&quot; &amp; [.E532]" office:value-type="string" office:string-value="Y696.25">
            <text:p>Y696.25</text:p>
          </table:table-cell>
          <table:table-cell table:formula="of:=[.C532] +6" office:value-type="float" office:value="2706">
            <text:p>2706</text:p>
          </table:table-cell>
          <table:table-cell table:formula="of:=&quot;X&quot;&amp; [.G532]" office:value-type="string" office:string-value="X2706">
            <text:p>X2706</text:p>
          </table:table-cell>
          <table:table-cell table:number-columns-repeated="6"/>
          <table:table-cell table:style-name="ce6" table:formula="of:=[.B533]" office:value-type="string" office:string-value="N540">
            <text:p>N540</text:p>
          </table:table-cell>
          <table:table-cell table:style-name="ce6" table:formula="of:=[.D533]" office:value-type="string" office:string-value="X2700">
            <text:p>X2700</text:p>
          </table:table-cell>
          <table:table-cell table:style-name="ce6" table:formula="of:=[.F533]" office:value-type="string" office:string-value="Y690.5">
            <text:p>Y690.5</text:p>
          </table:table-cell>
          <table:table-cell/>
          <table:table-cell table:formula="of:=[.B533]" office:value-type="string" office:string-value="N540">
            <text:p>N540</text:p>
          </table:table-cell>
          <table:table-cell table:formula="of:=[.H533]" office:value-type="string" office:string-value="X2706">
            <text:p>X2706</text:p>
          </table:table-cell>
          <table:table-cell table:formula="of:=[.F533]" office:value-type="string" office:string-value="Y690.5">
            <text:p>Y690.5</text:p>
          </table:table-cell>
        </table:table-row>
        <table:table-row table:style-name="ro1">
          <table:table-cell table:formula="of:=[.A532]+1" office:value-type="float" office:value="540">
            <text:p>540</text:p>
          </table:table-cell>
          <table:table-cell table:formula="of:=&quot;N&quot;&amp;[.A533]" office:value-type="string" office:string-value="N540">
            <text:p>N540</text:p>
          </table:table-cell>
          <table:table-cell table:formula="of:=2700" office:value-type="float" office:value="2700">
            <text:p>2700</text:p>
          </table:table-cell>
          <table:table-cell table:formula="of:= &quot;X&quot;&amp; [.C533]" office:value-type="string" office:string-value="X2700">
            <text:p>X2700</text:p>
          </table:table-cell>
          <table:table-cell table:formula="of:=[.E532]-5.75" office:value-type="float" office:value="690.5">
            <text:p>690.5</text:p>
          </table:table-cell>
          <table:table-cell table:formula="of:=&quot;Y&quot; &amp; [.E533]" office:value-type="string" office:string-value="Y690.5">
            <text:p>Y690.5</text:p>
          </table:table-cell>
          <table:table-cell table:formula="of:=[.C533] +6" office:value-type="float" office:value="2706">
            <text:p>2706</text:p>
          </table:table-cell>
          <table:table-cell table:formula="of:=&quot;X&quot;&amp; [.G533]" office:value-type="string" office:string-value="X2706">
            <text:p>X2706</text:p>
          </table:table-cell>
          <table:table-cell table:number-columns-repeated="6"/>
          <table:table-cell table:style-name="ce6" table:formula="of:=[.B534]" office:value-type="string" office:string-value="N541">
            <text:p>N541</text:p>
          </table:table-cell>
          <table:table-cell table:style-name="ce6" table:formula="of:=[.D534]" office:value-type="string" office:string-value="X2700">
            <text:p>X2700</text:p>
          </table:table-cell>
          <table:table-cell table:style-name="ce6" table:formula="of:=[.F534]" office:value-type="string" office:string-value="Y684.75">
            <text:p>Y684.75</text:p>
          </table:table-cell>
          <table:table-cell/>
          <table:table-cell table:formula="of:=[.B534]" office:value-type="string" office:string-value="N541">
            <text:p>N541</text:p>
          </table:table-cell>
          <table:table-cell table:formula="of:=[.H534]" office:value-type="string" office:string-value="X2706">
            <text:p>X2706</text:p>
          </table:table-cell>
          <table:table-cell table:formula="of:=[.F534]" office:value-type="string" office:string-value="Y684.75">
            <text:p>Y684.75</text:p>
          </table:table-cell>
        </table:table-row>
        <table:table-row table:style-name="ro1">
          <table:table-cell table:formula="of:=[.A533]+1" office:value-type="float" office:value="541">
            <text:p>541</text:p>
          </table:table-cell>
          <table:table-cell table:formula="of:=&quot;N&quot;&amp;[.A534]" office:value-type="string" office:string-value="N541">
            <text:p>N541</text:p>
          </table:table-cell>
          <table:table-cell table:formula="of:=2700" office:value-type="float" office:value="2700">
            <text:p>2700</text:p>
          </table:table-cell>
          <table:table-cell table:formula="of:= &quot;X&quot;&amp; [.C534]" office:value-type="string" office:string-value="X2700">
            <text:p>X2700</text:p>
          </table:table-cell>
          <table:table-cell table:formula="of:=[.E533]-5.75" office:value-type="float" office:value="684.75">
            <text:p>684.75</text:p>
          </table:table-cell>
          <table:table-cell table:formula="of:=&quot;Y&quot; &amp; [.E534]" office:value-type="string" office:string-value="Y684.75">
            <text:p>Y684.75</text:p>
          </table:table-cell>
          <table:table-cell table:formula="of:=[.C534] +6" office:value-type="float" office:value="2706">
            <text:p>2706</text:p>
          </table:table-cell>
          <table:table-cell table:formula="of:=&quot;X&quot;&amp; [.G534]" office:value-type="string" office:string-value="X2706">
            <text:p>X2706</text:p>
          </table:table-cell>
          <table:table-cell table:number-columns-repeated="6"/>
          <table:table-cell table:style-name="ce6" table:formula="of:=[.B535]" office:value-type="string" office:string-value="N542">
            <text:p>N542</text:p>
          </table:table-cell>
          <table:table-cell table:style-name="ce6" table:formula="of:=[.D535]" office:value-type="string" office:string-value="X2700">
            <text:p>X2700</text:p>
          </table:table-cell>
          <table:table-cell table:style-name="ce6" table:formula="of:=[.F535]" office:value-type="string" office:string-value="Y679">
            <text:p>Y679</text:p>
          </table:table-cell>
          <table:table-cell/>
          <table:table-cell table:formula="of:=[.B535]" office:value-type="string" office:string-value="N542">
            <text:p>N542</text:p>
          </table:table-cell>
          <table:table-cell table:formula="of:=[.H535]" office:value-type="string" office:string-value="X2706">
            <text:p>X2706</text:p>
          </table:table-cell>
          <table:table-cell table:formula="of:=[.F535]" office:value-type="string" office:string-value="Y679">
            <text:p>Y679</text:p>
          </table:table-cell>
        </table:table-row>
        <table:table-row table:style-name="ro1">
          <table:table-cell table:formula="of:=[.A534]+1" office:value-type="float" office:value="542">
            <text:p>542</text:p>
          </table:table-cell>
          <table:table-cell table:formula="of:=&quot;N&quot;&amp;[.A535]" office:value-type="string" office:string-value="N542">
            <text:p>N542</text:p>
          </table:table-cell>
          <table:table-cell table:formula="of:=2700" office:value-type="float" office:value="2700">
            <text:p>2700</text:p>
          </table:table-cell>
          <table:table-cell table:formula="of:= &quot;X&quot;&amp; [.C535]" office:value-type="string" office:string-value="X2700">
            <text:p>X2700</text:p>
          </table:table-cell>
          <table:table-cell table:formula="of:=[.E534]-5.75" office:value-type="float" office:value="679">
            <text:p>679</text:p>
          </table:table-cell>
          <table:table-cell table:formula="of:=&quot;Y&quot; &amp; [.E535]" office:value-type="string" office:string-value="Y679">
            <text:p>Y679</text:p>
          </table:table-cell>
          <table:table-cell table:formula="of:=[.C535] +6" office:value-type="float" office:value="2706">
            <text:p>2706</text:p>
          </table:table-cell>
          <table:table-cell table:formula="of:=&quot;X&quot;&amp; [.G535]" office:value-type="string" office:string-value="X2706">
            <text:p>X2706</text:p>
          </table:table-cell>
          <table:table-cell table:number-columns-repeated="6"/>
          <table:table-cell table:style-name="ce6" table:formula="of:=[.B536]" office:value-type="string" office:string-value="N543">
            <text:p>N543</text:p>
          </table:table-cell>
          <table:table-cell table:style-name="ce6" table:formula="of:=[.D536]" office:value-type="string" office:string-value="X2700">
            <text:p>X2700</text:p>
          </table:table-cell>
          <table:table-cell table:style-name="ce6" table:formula="of:=[.F536]" office:value-type="string" office:string-value="Y673.25">
            <text:p>Y673.25</text:p>
          </table:table-cell>
          <table:table-cell/>
          <table:table-cell table:formula="of:=[.B536]" office:value-type="string" office:string-value="N543">
            <text:p>N543</text:p>
          </table:table-cell>
          <table:table-cell table:formula="of:=[.H536]" office:value-type="string" office:string-value="X2706">
            <text:p>X2706</text:p>
          </table:table-cell>
          <table:table-cell table:formula="of:=[.F536]" office:value-type="string" office:string-value="Y673.25">
            <text:p>Y673.25</text:p>
          </table:table-cell>
        </table:table-row>
        <table:table-row table:style-name="ro1">
          <table:table-cell table:formula="of:=[.A535]+1" office:value-type="float" office:value="543">
            <text:p>543</text:p>
          </table:table-cell>
          <table:table-cell table:formula="of:=&quot;N&quot;&amp;[.A536]" office:value-type="string" office:string-value="N543">
            <text:p>N543</text:p>
          </table:table-cell>
          <table:table-cell table:formula="of:=2700" office:value-type="float" office:value="2700">
            <text:p>2700</text:p>
          </table:table-cell>
          <table:table-cell table:formula="of:= &quot;X&quot;&amp; [.C536]" office:value-type="string" office:string-value="X2700">
            <text:p>X2700</text:p>
          </table:table-cell>
          <table:table-cell table:formula="of:=[.E535]-5.75" office:value-type="float" office:value="673.25">
            <text:p>673.25</text:p>
          </table:table-cell>
          <table:table-cell table:formula="of:=&quot;Y&quot; &amp; [.E536]" office:value-type="string" office:string-value="Y673.25">
            <text:p>Y673.25</text:p>
          </table:table-cell>
          <table:table-cell table:formula="of:=[.C536] +6" office:value-type="float" office:value="2706">
            <text:p>2706</text:p>
          </table:table-cell>
          <table:table-cell table:formula="of:=&quot;X&quot;&amp; [.G536]" office:value-type="string" office:string-value="X2706">
            <text:p>X2706</text:p>
          </table:table-cell>
          <table:table-cell table:number-columns-repeated="6"/>
          <table:table-cell table:style-name="ce6" table:formula="of:=[.B537]" office:value-type="string" office:string-value="N544">
            <text:p>N544</text:p>
          </table:table-cell>
          <table:table-cell table:style-name="ce6" table:formula="of:=[.D537]" office:value-type="string" office:string-value="X2700">
            <text:p>X2700</text:p>
          </table:table-cell>
          <table:table-cell table:style-name="ce6" table:formula="of:=[.F537]" office:value-type="string" office:string-value="Y667.5">
            <text:p>Y667.5</text:p>
          </table:table-cell>
          <table:table-cell/>
          <table:table-cell table:formula="of:=[.B537]" office:value-type="string" office:string-value="N544">
            <text:p>N544</text:p>
          </table:table-cell>
          <table:table-cell table:formula="of:=[.H537]" office:value-type="string" office:string-value="X2706">
            <text:p>X2706</text:p>
          </table:table-cell>
          <table:table-cell table:formula="of:=[.F537]" office:value-type="string" office:string-value="Y667.5">
            <text:p>Y667.5</text:p>
          </table:table-cell>
        </table:table-row>
        <table:table-row table:style-name="ro1">
          <table:table-cell table:formula="of:=[.A536]+1" office:value-type="float" office:value="544">
            <text:p>544</text:p>
          </table:table-cell>
          <table:table-cell table:formula="of:=&quot;N&quot;&amp;[.A537]" office:value-type="string" office:string-value="N544">
            <text:p>N544</text:p>
          </table:table-cell>
          <table:table-cell table:formula="of:=2700" office:value-type="float" office:value="2700">
            <text:p>2700</text:p>
          </table:table-cell>
          <table:table-cell table:formula="of:= &quot;X&quot;&amp; [.C537]" office:value-type="string" office:string-value="X2700">
            <text:p>X2700</text:p>
          </table:table-cell>
          <table:table-cell table:formula="of:=[.E536]-5.75" office:value-type="float" office:value="667.5">
            <text:p>667.5</text:p>
          </table:table-cell>
          <table:table-cell table:formula="of:=&quot;Y&quot; &amp; [.E537]" office:value-type="string" office:string-value="Y667.5">
            <text:p>Y667.5</text:p>
          </table:table-cell>
          <table:table-cell table:formula="of:=[.C537] +6" office:value-type="float" office:value="2706">
            <text:p>2706</text:p>
          </table:table-cell>
          <table:table-cell table:formula="of:=&quot;X&quot;&amp; [.G537]" office:value-type="string" office:string-value="X2706">
            <text:p>X2706</text:p>
          </table:table-cell>
          <table:table-cell table:number-columns-repeated="6"/>
          <table:table-cell table:style-name="ce6" table:formula="of:=[.B538]" office:value-type="string" office:string-value="N545">
            <text:p>N545</text:p>
          </table:table-cell>
          <table:table-cell table:style-name="ce6" table:formula="of:=[.D538]" office:value-type="string" office:string-value="X2700">
            <text:p>X2700</text:p>
          </table:table-cell>
          <table:table-cell table:style-name="ce6" table:formula="of:=[.F538]" office:value-type="string" office:string-value="Y661.75">
            <text:p>Y661.75</text:p>
          </table:table-cell>
          <table:table-cell/>
          <table:table-cell table:formula="of:=[.B538]" office:value-type="string" office:string-value="N545">
            <text:p>N545</text:p>
          </table:table-cell>
          <table:table-cell table:formula="of:=[.H538]" office:value-type="string" office:string-value="X2706">
            <text:p>X2706</text:p>
          </table:table-cell>
          <table:table-cell table:formula="of:=[.F538]" office:value-type="string" office:string-value="Y661.75">
            <text:p>Y661.75</text:p>
          </table:table-cell>
        </table:table-row>
        <table:table-row table:style-name="ro1">
          <table:table-cell table:formula="of:=[.A537]+1" office:value-type="float" office:value="545">
            <text:p>545</text:p>
          </table:table-cell>
          <table:table-cell table:formula="of:=&quot;N&quot;&amp;[.A538]" office:value-type="string" office:string-value="N545">
            <text:p>N545</text:p>
          </table:table-cell>
          <table:table-cell table:formula="of:=2700" office:value-type="float" office:value="2700">
            <text:p>2700</text:p>
          </table:table-cell>
          <table:table-cell table:formula="of:= &quot;X&quot;&amp; [.C538]" office:value-type="string" office:string-value="X2700">
            <text:p>X2700</text:p>
          </table:table-cell>
          <table:table-cell table:formula="of:=[.E537]-5.75" office:value-type="float" office:value="661.75">
            <text:p>661.75</text:p>
          </table:table-cell>
          <table:table-cell table:formula="of:=&quot;Y&quot; &amp; [.E538]" office:value-type="string" office:string-value="Y661.75">
            <text:p>Y661.75</text:p>
          </table:table-cell>
          <table:table-cell table:formula="of:=[.C538] +6" office:value-type="float" office:value="2706">
            <text:p>2706</text:p>
          </table:table-cell>
          <table:table-cell table:formula="of:=&quot;X&quot;&amp; [.G538]" office:value-type="string" office:string-value="X2706">
            <text:p>X2706</text:p>
          </table:table-cell>
          <table:table-cell table:number-columns-repeated="6"/>
          <table:table-cell table:style-name="ce6" table:formula="of:=[.B539]" office:value-type="string" office:string-value="N546">
            <text:p>N546</text:p>
          </table:table-cell>
          <table:table-cell table:style-name="ce6" table:formula="of:=[.D539]" office:value-type="string" office:string-value="X2700">
            <text:p>X2700</text:p>
          </table:table-cell>
          <table:table-cell table:style-name="ce6" table:formula="of:=[.F539]" office:value-type="string" office:string-value="Y656">
            <text:p>Y656</text:p>
          </table:table-cell>
          <table:table-cell/>
          <table:table-cell table:formula="of:=[.B539]" office:value-type="string" office:string-value="N546">
            <text:p>N546</text:p>
          </table:table-cell>
          <table:table-cell table:formula="of:=[.H539]" office:value-type="string" office:string-value="X2706">
            <text:p>X2706</text:p>
          </table:table-cell>
          <table:table-cell table:formula="of:=[.F539]" office:value-type="string" office:string-value="Y656">
            <text:p>Y656</text:p>
          </table:table-cell>
        </table:table-row>
        <table:table-row table:style-name="ro1">
          <table:table-cell table:formula="of:=[.A538]+1" office:value-type="float" office:value="546">
            <text:p>546</text:p>
          </table:table-cell>
          <table:table-cell table:formula="of:=&quot;N&quot;&amp;[.A539]" office:value-type="string" office:string-value="N546">
            <text:p>N546</text:p>
          </table:table-cell>
          <table:table-cell table:formula="of:=2700" office:value-type="float" office:value="2700">
            <text:p>2700</text:p>
          </table:table-cell>
          <table:table-cell table:formula="of:= &quot;X&quot;&amp; [.C539]" office:value-type="string" office:string-value="X2700">
            <text:p>X2700</text:p>
          </table:table-cell>
          <table:table-cell table:formula="of:=[.E538]-5.75" office:value-type="float" office:value="656">
            <text:p>656</text:p>
          </table:table-cell>
          <table:table-cell table:formula="of:=&quot;Y&quot; &amp; [.E539]" office:value-type="string" office:string-value="Y656">
            <text:p>Y656</text:p>
          </table:table-cell>
          <table:table-cell table:formula="of:=[.C539] +6" office:value-type="float" office:value="2706">
            <text:p>2706</text:p>
          </table:table-cell>
          <table:table-cell table:formula="of:=&quot;X&quot;&amp; [.G539]" office:value-type="string" office:string-value="X2706">
            <text:p>X2706</text:p>
          </table:table-cell>
          <table:table-cell table:number-columns-repeated="6"/>
          <table:table-cell table:style-name="ce6" table:formula="of:=[.B540]" office:value-type="string" office:string-value="N547">
            <text:p>N547</text:p>
          </table:table-cell>
          <table:table-cell table:style-name="ce6" table:formula="of:=[.D540]" office:value-type="string" office:string-value="X2700">
            <text:p>X2700</text:p>
          </table:table-cell>
          <table:table-cell table:style-name="ce6" table:formula="of:=[.F540]" office:value-type="string" office:string-value="Y650.25">
            <text:p>Y650.25</text:p>
          </table:table-cell>
          <table:table-cell/>
          <table:table-cell table:formula="of:=[.B540]" office:value-type="string" office:string-value="N547">
            <text:p>N547</text:p>
          </table:table-cell>
          <table:table-cell table:formula="of:=[.H540]" office:value-type="string" office:string-value="X2706">
            <text:p>X2706</text:p>
          </table:table-cell>
          <table:table-cell table:formula="of:=[.F540]" office:value-type="string" office:string-value="Y650.25">
            <text:p>Y650.25</text:p>
          </table:table-cell>
        </table:table-row>
        <table:table-row table:style-name="ro1">
          <table:table-cell table:formula="of:=[.A539]+1" office:value-type="float" office:value="547">
            <text:p>547</text:p>
          </table:table-cell>
          <table:table-cell table:formula="of:=&quot;N&quot;&amp;[.A540]" office:value-type="string" office:string-value="N547">
            <text:p>N547</text:p>
          </table:table-cell>
          <table:table-cell table:formula="of:=2700" office:value-type="float" office:value="2700">
            <text:p>2700</text:p>
          </table:table-cell>
          <table:table-cell table:formula="of:= &quot;X&quot;&amp; [.C540]" office:value-type="string" office:string-value="X2700">
            <text:p>X2700</text:p>
          </table:table-cell>
          <table:table-cell table:formula="of:=[.E539]-5.75" office:value-type="float" office:value="650.25">
            <text:p>650.25</text:p>
          </table:table-cell>
          <table:table-cell table:formula="of:=&quot;Y&quot; &amp; [.E540]" office:value-type="string" office:string-value="Y650.25">
            <text:p>Y650.25</text:p>
          </table:table-cell>
          <table:table-cell table:formula="of:=[.C540] +6" office:value-type="float" office:value="2706">
            <text:p>2706</text:p>
          </table:table-cell>
          <table:table-cell table:formula="of:=&quot;X&quot;&amp; [.G540]" office:value-type="string" office:string-value="X2706">
            <text:p>X2706</text:p>
          </table:table-cell>
          <table:table-cell table:number-columns-repeated="6"/>
          <table:table-cell table:style-name="ce6" table:formula="of:=[.B541]" office:value-type="string" office:string-value="N548">
            <text:p>N548</text:p>
          </table:table-cell>
          <table:table-cell table:style-name="ce6" table:formula="of:=[.D541]" office:value-type="string" office:string-value="X2700">
            <text:p>X2700</text:p>
          </table:table-cell>
          <table:table-cell table:style-name="ce6" table:formula="of:=[.F541]" office:value-type="string" office:string-value="Y644.5">
            <text:p>Y644.5</text:p>
          </table:table-cell>
          <table:table-cell/>
          <table:table-cell table:formula="of:=[.B541]" office:value-type="string" office:string-value="N548">
            <text:p>N548</text:p>
          </table:table-cell>
          <table:table-cell table:formula="of:=[.H541]" office:value-type="string" office:string-value="X2706">
            <text:p>X2706</text:p>
          </table:table-cell>
          <table:table-cell table:formula="of:=[.F541]" office:value-type="string" office:string-value="Y644.5">
            <text:p>Y644.5</text:p>
          </table:table-cell>
        </table:table-row>
        <table:table-row table:style-name="ro1">
          <table:table-cell table:formula="of:=[.A540]+1" office:value-type="float" office:value="548">
            <text:p>548</text:p>
          </table:table-cell>
          <table:table-cell table:formula="of:=&quot;N&quot;&amp;[.A541]" office:value-type="string" office:string-value="N548">
            <text:p>N548</text:p>
          </table:table-cell>
          <table:table-cell table:formula="of:=2700" office:value-type="float" office:value="2700">
            <text:p>2700</text:p>
          </table:table-cell>
          <table:table-cell table:formula="of:= &quot;X&quot;&amp; [.C541]" office:value-type="string" office:string-value="X2700">
            <text:p>X2700</text:p>
          </table:table-cell>
          <table:table-cell table:formula="of:=[.E540]-5.75" office:value-type="float" office:value="644.5">
            <text:p>644.5</text:p>
          </table:table-cell>
          <table:table-cell table:formula="of:=&quot;Y&quot; &amp; [.E541]" office:value-type="string" office:string-value="Y644.5">
            <text:p>Y644.5</text:p>
          </table:table-cell>
          <table:table-cell table:formula="of:=[.C541] +6" office:value-type="float" office:value="2706">
            <text:p>2706</text:p>
          </table:table-cell>
          <table:table-cell table:formula="of:=&quot;X&quot;&amp; [.G541]" office:value-type="string" office:string-value="X2706">
            <text:p>X2706</text:p>
          </table:table-cell>
          <table:table-cell table:number-columns-repeated="6"/>
          <table:table-cell table:style-name="ce6" table:formula="of:=[.B542]" office:value-type="string" office:string-value="N549">
            <text:p>N549</text:p>
          </table:table-cell>
          <table:table-cell table:style-name="ce6" table:formula="of:=[.D542]" office:value-type="string" office:string-value="X2700">
            <text:p>X2700</text:p>
          </table:table-cell>
          <table:table-cell table:style-name="ce6" table:formula="of:=[.F542]" office:value-type="string" office:string-value="Y638.75">
            <text:p>Y638.75</text:p>
          </table:table-cell>
          <table:table-cell/>
          <table:table-cell table:formula="of:=[.B542]" office:value-type="string" office:string-value="N549">
            <text:p>N549</text:p>
          </table:table-cell>
          <table:table-cell table:formula="of:=[.H542]" office:value-type="string" office:string-value="X2706">
            <text:p>X2706</text:p>
          </table:table-cell>
          <table:table-cell table:formula="of:=[.F542]" office:value-type="string" office:string-value="Y638.75">
            <text:p>Y638.75</text:p>
          </table:table-cell>
        </table:table-row>
        <table:table-row table:style-name="ro1">
          <table:table-cell table:formula="of:=[.A541]+1" office:value-type="float" office:value="549">
            <text:p>549</text:p>
          </table:table-cell>
          <table:table-cell table:formula="of:=&quot;N&quot;&amp;[.A542]" office:value-type="string" office:string-value="N549">
            <text:p>N549</text:p>
          </table:table-cell>
          <table:table-cell table:formula="of:=2700" office:value-type="float" office:value="2700">
            <text:p>2700</text:p>
          </table:table-cell>
          <table:table-cell table:formula="of:= &quot;X&quot;&amp; [.C542]" office:value-type="string" office:string-value="X2700">
            <text:p>X2700</text:p>
          </table:table-cell>
          <table:table-cell table:formula="of:=[.E541]-5.75" office:value-type="float" office:value="638.75">
            <text:p>638.75</text:p>
          </table:table-cell>
          <table:table-cell table:formula="of:=&quot;Y&quot; &amp; [.E542]" office:value-type="string" office:string-value="Y638.75">
            <text:p>Y638.75</text:p>
          </table:table-cell>
          <table:table-cell table:formula="of:=[.C542] +6" office:value-type="float" office:value="2706">
            <text:p>2706</text:p>
          </table:table-cell>
          <table:table-cell table:formula="of:=&quot;X&quot;&amp; [.G542]" office:value-type="string" office:string-value="X2706">
            <text:p>X2706</text:p>
          </table:table-cell>
          <table:table-cell table:number-columns-repeated="6"/>
          <table:table-cell table:style-name="ce6" table:formula="of:=[.B543]" office:value-type="string" office:string-value="N550">
            <text:p>N550</text:p>
          </table:table-cell>
          <table:table-cell table:style-name="ce6" table:formula="of:=[.D543]" office:value-type="string" office:string-value="X2700">
            <text:p>X2700</text:p>
          </table:table-cell>
          <table:table-cell table:style-name="ce6" table:formula="of:=[.F543]" office:value-type="string" office:string-value="Y633">
            <text:p>Y633</text:p>
          </table:table-cell>
          <table:table-cell/>
          <table:table-cell table:formula="of:=[.B543]" office:value-type="string" office:string-value="N550">
            <text:p>N550</text:p>
          </table:table-cell>
          <table:table-cell table:formula="of:=[.H543]" office:value-type="string" office:string-value="X2706">
            <text:p>X2706</text:p>
          </table:table-cell>
          <table:table-cell table:formula="of:=[.F543]" office:value-type="string" office:string-value="Y633">
            <text:p>Y633</text:p>
          </table:table-cell>
        </table:table-row>
        <table:table-row table:style-name="ro1">
          <table:table-cell table:formula="of:=[.A542]+1" office:value-type="float" office:value="550">
            <text:p>550</text:p>
          </table:table-cell>
          <table:table-cell table:formula="of:=&quot;N&quot;&amp;[.A543]" office:value-type="string" office:string-value="N550">
            <text:p>N550</text:p>
          </table:table-cell>
          <table:table-cell table:formula="of:=2700" office:value-type="float" office:value="2700">
            <text:p>2700</text:p>
          </table:table-cell>
          <table:table-cell table:formula="of:= &quot;X&quot;&amp; [.C543]" office:value-type="string" office:string-value="X2700">
            <text:p>X2700</text:p>
          </table:table-cell>
          <table:table-cell table:formula="of:=[.E542]-5.75" office:value-type="float" office:value="633">
            <text:p>633</text:p>
          </table:table-cell>
          <table:table-cell table:formula="of:=&quot;Y&quot; &amp; [.E543]" office:value-type="string" office:string-value="Y633">
            <text:p>Y633</text:p>
          </table:table-cell>
          <table:table-cell table:formula="of:=[.C543] +6" office:value-type="float" office:value="2706">
            <text:p>2706</text:p>
          </table:table-cell>
          <table:table-cell table:formula="of:=&quot;X&quot;&amp; [.G543]" office:value-type="string" office:string-value="X2706">
            <text:p>X2706</text:p>
          </table:table-cell>
          <table:table-cell table:number-columns-repeated="6"/>
          <table:table-cell table:style-name="ce6" table:formula="of:=[.B544]" office:value-type="string" office:string-value="N551">
            <text:p>N551</text:p>
          </table:table-cell>
          <table:table-cell table:style-name="ce6" table:formula="of:=[.D544]" office:value-type="string" office:string-value="X2700">
            <text:p>X2700</text:p>
          </table:table-cell>
          <table:table-cell table:style-name="ce6" table:formula="of:=[.F544]" office:value-type="string" office:string-value="Y627.25">
            <text:p>Y627.25</text:p>
          </table:table-cell>
          <table:table-cell/>
          <table:table-cell table:formula="of:=[.B544]" office:value-type="string" office:string-value="N551">
            <text:p>N551</text:p>
          </table:table-cell>
          <table:table-cell table:formula="of:=[.H544]" office:value-type="string" office:string-value="X2706">
            <text:p>X2706</text:p>
          </table:table-cell>
          <table:table-cell table:formula="of:=[.F544]" office:value-type="string" office:string-value="Y627.25">
            <text:p>Y627.25</text:p>
          </table:table-cell>
        </table:table-row>
        <table:table-row table:style-name="ro1">
          <table:table-cell table:formula="of:=[.A543]+1" office:value-type="float" office:value="551">
            <text:p>551</text:p>
          </table:table-cell>
          <table:table-cell table:formula="of:=&quot;N&quot;&amp;[.A544]" office:value-type="string" office:string-value="N551">
            <text:p>N551</text:p>
          </table:table-cell>
          <table:table-cell table:formula="of:=2700" office:value-type="float" office:value="2700">
            <text:p>2700</text:p>
          </table:table-cell>
          <table:table-cell table:formula="of:= &quot;X&quot;&amp; [.C544]" office:value-type="string" office:string-value="X2700">
            <text:p>X2700</text:p>
          </table:table-cell>
          <table:table-cell table:formula="of:=[.E543]-5.75" office:value-type="float" office:value="627.25">
            <text:p>627.25</text:p>
          </table:table-cell>
          <table:table-cell table:formula="of:=&quot;Y&quot; &amp; [.E544]" office:value-type="string" office:string-value="Y627.25">
            <text:p>Y627.25</text:p>
          </table:table-cell>
          <table:table-cell table:formula="of:=[.C544] +6" office:value-type="float" office:value="2706">
            <text:p>2706</text:p>
          </table:table-cell>
          <table:table-cell table:formula="of:=&quot;X&quot;&amp; [.G544]" office:value-type="string" office:string-value="X2706">
            <text:p>X2706</text:p>
          </table:table-cell>
          <table:table-cell table:number-columns-repeated="6"/>
          <table:table-cell table:style-name="ce4" table:formula="of:=[.B545]" office:value-type="string" office:string-value="N552">
            <text:p>N552</text:p>
          </table:table-cell>
          <table:table-cell table:style-name="ce4" table:formula="of:=[.D545]" office:value-type="string" office:string-value="X5150">
            <text:p>X5150</text:p>
          </table:table-cell>
          <table:table-cell table:style-name="ce4" table:formula="of:=[.F545]" office:value-type="string" office:string-value="Y2388.5">
            <text:p>Y2388.5</text:p>
          </table:table-cell>
          <table:table-cell/>
          <table:table-cell table:formula="of:=[.B545]" office:value-type="string" office:string-value="N552">
            <text:p>N552</text:p>
          </table:table-cell>
          <table:table-cell table:formula="of:=[.H545]" office:value-type="string" office:string-value="X5156">
            <text:p>X5156</text:p>
          </table:table-cell>
          <table:table-cell table:formula="of:=[.F545]" office:value-type="string" office:string-value="Y2388.5">
            <text:p>Y2388.5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table:formula="of:=&quot;N&quot;&amp;[.A545]" office:value-type="string" office:string-value="N552">
            <text:p>N552</text:p>
          </table:table-cell>
          <table:table-cell table:formula="of:=5150" office:value-type="float" office:value="5150">
            <text:p>5150</text:p>
          </table:table-cell>
          <table:table-cell table:formula="of:= &quot;X&quot;&amp; [.C545]" office:value-type="string" office:string-value="X5150">
            <text:p>X5150</text:p>
          </table:table-cell>
          <table:table-cell office:value-type="float" office:value="2388.5">
            <text:p>2388.5</text:p>
          </table:table-cell>
          <table:table-cell table:formula="of:=&quot;Y&quot; &amp; [.E545]" office:value-type="string" office:string-value="Y2388.5">
            <text:p>Y2388.5</text:p>
          </table:table-cell>
          <table:table-cell table:formula="of:=[.C545] +6" office:value-type="float" office:value="5156">
            <text:p>5156</text:p>
          </table:table-cell>
          <table:table-cell table:formula="of:=&quot;X&quot;&amp; [.G545]" office:value-type="string" office:string-value="X5156">
            <text:p>X5156</text:p>
          </table:table-cell>
          <table:table-cell table:number-columns-repeated="6"/>
          <table:table-cell table:style-name="ce4" table:formula="of:=[.B546]" office:value-type="string" office:string-value="N553">
            <text:p>N553</text:p>
          </table:table-cell>
          <table:table-cell table:style-name="ce4" table:formula="of:=[.D546]" office:value-type="string" office:string-value="X5150">
            <text:p>X5150</text:p>
          </table:table-cell>
          <table:table-cell table:style-name="ce4" table:formula="of:=[.F546]" office:value-type="string" office:string-value="Y2382.75">
            <text:p>Y2382.75</text:p>
          </table:table-cell>
          <table:table-cell/>
          <table:table-cell table:formula="of:=[.B546]" office:value-type="string" office:string-value="N553">
            <text:p>N553</text:p>
          </table:table-cell>
          <table:table-cell table:formula="of:=[.H546]" office:value-type="string" office:string-value="X5156">
            <text:p>X5156</text:p>
          </table:table-cell>
          <table:table-cell table:formula="of:=[.F546]" office:value-type="string" office:string-value="Y2382.75">
            <text:p>Y2382.75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table:formula="of:=&quot;N&quot;&amp;[.A546]" office:value-type="string" office:string-value="N553">
            <text:p>N553</text:p>
          </table:table-cell>
          <table:table-cell table:formula="of:=5150" office:value-type="float" office:value="5150">
            <text:p>5150</text:p>
          </table:table-cell>
          <table:table-cell table:formula="of:= &quot;X&quot;&amp; [.C546]" office:value-type="string" office:string-value="X5150">
            <text:p>X5150</text:p>
          </table:table-cell>
          <table:table-cell table:formula="of:=[.E545]-5.75" office:value-type="float" office:value="2382.75">
            <text:p>2382.75</text:p>
          </table:table-cell>
          <table:table-cell table:formula="of:=&quot;Y&quot; &amp; [.E546]" office:value-type="string" office:string-value="Y2382.75">
            <text:p>Y2382.75</text:p>
          </table:table-cell>
          <table:table-cell table:formula="of:=[.C546] +6" office:value-type="float" office:value="5156">
            <text:p>5156</text:p>
          </table:table-cell>
          <table:table-cell table:formula="of:=&quot;X&quot;&amp; [.G546]" office:value-type="string" office:string-value="X5156">
            <text:p>X5156</text:p>
          </table:table-cell>
          <table:table-cell table:number-columns-repeated="6"/>
          <table:table-cell table:style-name="ce4" table:formula="of:=[.B547]" office:value-type="string" office:string-value="N554">
            <text:p>N554</text:p>
          </table:table-cell>
          <table:table-cell table:style-name="ce4" table:formula="of:=[.D547]" office:value-type="string" office:string-value="X5150">
            <text:p>X5150</text:p>
          </table:table-cell>
          <table:table-cell table:style-name="ce4" table:formula="of:=[.F547]" office:value-type="string" office:string-value="Y2377">
            <text:p>Y2377</text:p>
          </table:table-cell>
          <table:table-cell/>
          <table:table-cell table:formula="of:=[.B547]" office:value-type="string" office:string-value="N554">
            <text:p>N554</text:p>
          </table:table-cell>
          <table:table-cell table:formula="of:=[.H547]" office:value-type="string" office:string-value="X5156">
            <text:p>X5156</text:p>
          </table:table-cell>
          <table:table-cell table:formula="of:=[.F547]" office:value-type="string" office:string-value="Y2377">
            <text:p>Y2377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table:formula="of:=&quot;N&quot;&amp;[.A547]" office:value-type="string" office:string-value="N554">
            <text:p>N554</text:p>
          </table:table-cell>
          <table:table-cell table:formula="of:=5150" office:value-type="float" office:value="5150">
            <text:p>5150</text:p>
          </table:table-cell>
          <table:table-cell table:formula="of:= &quot;X&quot;&amp; [.C547]" office:value-type="string" office:string-value="X5150">
            <text:p>X5150</text:p>
          </table:table-cell>
          <table:table-cell table:formula="of:=[.E546]-5.75" office:value-type="float" office:value="2377">
            <text:p>2377</text:p>
          </table:table-cell>
          <table:table-cell table:formula="of:=&quot;Y&quot; &amp; [.E547]" office:value-type="string" office:string-value="Y2377">
            <text:p>Y2377</text:p>
          </table:table-cell>
          <table:table-cell table:formula="of:=[.C547] +6" office:value-type="float" office:value="5156">
            <text:p>5156</text:p>
          </table:table-cell>
          <table:table-cell table:formula="of:=&quot;X&quot;&amp; [.G547]" office:value-type="string" office:string-value="X5156">
            <text:p>X5156</text:p>
          </table:table-cell>
          <table:table-cell table:number-columns-repeated="6"/>
          <table:table-cell table:style-name="ce4" table:formula="of:=[.B548]" office:value-type="string" office:string-value="N555">
            <text:p>N555</text:p>
          </table:table-cell>
          <table:table-cell table:style-name="ce4" table:formula="of:=[.D548]" office:value-type="string" office:string-value="X5150">
            <text:p>X5150</text:p>
          </table:table-cell>
          <table:table-cell table:style-name="ce4" table:formula="of:=[.F548]" office:value-type="string" office:string-value="Y2371.25">
            <text:p>Y2371.25</text:p>
          </table:table-cell>
          <table:table-cell/>
          <table:table-cell table:formula="of:=[.B548]" office:value-type="string" office:string-value="N555">
            <text:p>N555</text:p>
          </table:table-cell>
          <table:table-cell table:formula="of:=[.H548]" office:value-type="string" office:string-value="X5156">
            <text:p>X5156</text:p>
          </table:table-cell>
          <table:table-cell table:formula="of:=[.F548]" office:value-type="string" office:string-value="Y2371.25">
            <text:p>Y2371.25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table:formula="of:=&quot;N&quot;&amp;[.A548]" office:value-type="string" office:string-value="N555">
            <text:p>N555</text:p>
          </table:table-cell>
          <table:table-cell table:formula="of:=5150" office:value-type="float" office:value="5150">
            <text:p>5150</text:p>
          </table:table-cell>
          <table:table-cell table:formula="of:= &quot;X&quot;&amp; [.C548]" office:value-type="string" office:string-value="X5150">
            <text:p>X5150</text:p>
          </table:table-cell>
          <table:table-cell table:formula="of:=[.E547]-5.75" office:value-type="float" office:value="2371.25">
            <text:p>2371.25</text:p>
          </table:table-cell>
          <table:table-cell table:formula="of:=&quot;Y&quot; &amp; [.E548]" office:value-type="string" office:string-value="Y2371.25">
            <text:p>Y2371.25</text:p>
          </table:table-cell>
          <table:table-cell table:formula="of:=[.C548] +6" office:value-type="float" office:value="5156">
            <text:p>5156</text:p>
          </table:table-cell>
          <table:table-cell table:formula="of:=&quot;X&quot;&amp; [.G548]" office:value-type="string" office:string-value="X5156">
            <text:p>X5156</text:p>
          </table:table-cell>
          <table:table-cell table:number-columns-repeated="6"/>
          <table:table-cell table:style-name="ce4" table:formula="of:=[.B549]" office:value-type="string" office:string-value="N556">
            <text:p>N556</text:p>
          </table:table-cell>
          <table:table-cell table:style-name="ce4" table:formula="of:=[.D549]" office:value-type="string" office:string-value="X5150">
            <text:p>X5150</text:p>
          </table:table-cell>
          <table:table-cell table:style-name="ce4" table:formula="of:=[.F549]" office:value-type="string" office:string-value="Y2365.5">
            <text:p>Y2365.5</text:p>
          </table:table-cell>
          <table:table-cell/>
          <table:table-cell table:formula="of:=[.B549]" office:value-type="string" office:string-value="N556">
            <text:p>N556</text:p>
          </table:table-cell>
          <table:table-cell table:formula="of:=[.H549]" office:value-type="string" office:string-value="X5156">
            <text:p>X5156</text:p>
          </table:table-cell>
          <table:table-cell table:formula="of:=[.F549]" office:value-type="string" office:string-value="Y2365.5">
            <text:p>Y2365.5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table:formula="of:=&quot;N&quot;&amp;[.A549]" office:value-type="string" office:string-value="N556">
            <text:p>N556</text:p>
          </table:table-cell>
          <table:table-cell table:formula="of:=5150" office:value-type="float" office:value="5150">
            <text:p>5150</text:p>
          </table:table-cell>
          <table:table-cell table:formula="of:= &quot;X&quot;&amp; [.C549]" office:value-type="string" office:string-value="X5150">
            <text:p>X5150</text:p>
          </table:table-cell>
          <table:table-cell table:formula="of:=[.E548]-5.75" office:value-type="float" office:value="2365.5">
            <text:p>2365.5</text:p>
          </table:table-cell>
          <table:table-cell table:formula="of:=&quot;Y&quot; &amp; [.E549]" office:value-type="string" office:string-value="Y2365.5">
            <text:p>Y2365.5</text:p>
          </table:table-cell>
          <table:table-cell table:formula="of:=[.C549] +6" office:value-type="float" office:value="5156">
            <text:p>5156</text:p>
          </table:table-cell>
          <table:table-cell table:formula="of:=&quot;X&quot;&amp; [.G549]" office:value-type="string" office:string-value="X5156">
            <text:p>X5156</text:p>
          </table:table-cell>
          <table:table-cell table:number-columns-repeated="6"/>
          <table:table-cell table:style-name="ce4" table:formula="of:=[.B550]" office:value-type="string" office:string-value="N557">
            <text:p>N557</text:p>
          </table:table-cell>
          <table:table-cell table:style-name="ce4" table:formula="of:=[.D550]" office:value-type="string" office:string-value="X5150">
            <text:p>X5150</text:p>
          </table:table-cell>
          <table:table-cell table:style-name="ce4" table:formula="of:=[.F550]" office:value-type="string" office:string-value="Y2359.75">
            <text:p>Y2359.75</text:p>
          </table:table-cell>
          <table:table-cell/>
          <table:table-cell table:formula="of:=[.B550]" office:value-type="string" office:string-value="N557">
            <text:p>N557</text:p>
          </table:table-cell>
          <table:table-cell table:formula="of:=[.H550]" office:value-type="string" office:string-value="X5156">
            <text:p>X5156</text:p>
          </table:table-cell>
          <table:table-cell table:formula="of:=[.F550]" office:value-type="string" office:string-value="Y2359.75">
            <text:p>Y2359.75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table:formula="of:=&quot;N&quot;&amp;[.A550]" office:value-type="string" office:string-value="N557">
            <text:p>N557</text:p>
          </table:table-cell>
          <table:table-cell table:formula="of:=5150" office:value-type="float" office:value="5150">
            <text:p>5150</text:p>
          </table:table-cell>
          <table:table-cell table:formula="of:= &quot;X&quot;&amp; [.C550]" office:value-type="string" office:string-value="X5150">
            <text:p>X5150</text:p>
          </table:table-cell>
          <table:table-cell table:formula="of:=[.E549]-5.75" office:value-type="float" office:value="2359.75">
            <text:p>2359.75</text:p>
          </table:table-cell>
          <table:table-cell table:formula="of:=&quot;Y&quot; &amp; [.E550]" office:value-type="string" office:string-value="Y2359.75">
            <text:p>Y2359.75</text:p>
          </table:table-cell>
          <table:table-cell table:formula="of:=[.C550] +6" office:value-type="float" office:value="5156">
            <text:p>5156</text:p>
          </table:table-cell>
          <table:table-cell table:formula="of:=&quot;X&quot;&amp; [.G550]" office:value-type="string" office:string-value="X5156">
            <text:p>X5156</text:p>
          </table:table-cell>
          <table:table-cell table:number-columns-repeated="6"/>
          <table:table-cell table:style-name="ce4" table:formula="of:=[.B551]" office:value-type="string" office:string-value="N558">
            <text:p>N558</text:p>
          </table:table-cell>
          <table:table-cell table:style-name="ce4" table:formula="of:=[.D551]" office:value-type="string" office:string-value="X5150">
            <text:p>X5150</text:p>
          </table:table-cell>
          <table:table-cell table:style-name="ce4" table:formula="of:=[.F551]" office:value-type="string" office:string-value="Y2354">
            <text:p>Y2354</text:p>
          </table:table-cell>
          <table:table-cell/>
          <table:table-cell table:formula="of:=[.B551]" office:value-type="string" office:string-value="N558">
            <text:p>N558</text:p>
          </table:table-cell>
          <table:table-cell table:formula="of:=[.H551]" office:value-type="string" office:string-value="X5156">
            <text:p>X5156</text:p>
          </table:table-cell>
          <table:table-cell table:formula="of:=[.F551]" office:value-type="string" office:string-value="Y2354">
            <text:p>Y2354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table:formula="of:=&quot;N&quot;&amp;[.A551]" office:value-type="string" office:string-value="N558">
            <text:p>N558</text:p>
          </table:table-cell>
          <table:table-cell table:formula="of:=5150" office:value-type="float" office:value="5150">
            <text:p>5150</text:p>
          </table:table-cell>
          <table:table-cell table:formula="of:= &quot;X&quot;&amp; [.C551]" office:value-type="string" office:string-value="X5150">
            <text:p>X5150</text:p>
          </table:table-cell>
          <table:table-cell table:formula="of:=[.E550]-5.75" office:value-type="float" office:value="2354">
            <text:p>2354</text:p>
          </table:table-cell>
          <table:table-cell table:formula="of:=&quot;Y&quot; &amp; [.E551]" office:value-type="string" office:string-value="Y2354">
            <text:p>Y2354</text:p>
          </table:table-cell>
          <table:table-cell table:formula="of:=[.C551] +6" office:value-type="float" office:value="5156">
            <text:p>5156</text:p>
          </table:table-cell>
          <table:table-cell table:formula="of:=&quot;X&quot;&amp; [.G551]" office:value-type="string" office:string-value="X5156">
            <text:p>X5156</text:p>
          </table:table-cell>
          <table:table-cell table:number-columns-repeated="6"/>
          <table:table-cell table:style-name="ce4" table:formula="of:=[.B552]" office:value-type="string" office:string-value="N559">
            <text:p>N559</text:p>
          </table:table-cell>
          <table:table-cell table:style-name="ce4" table:formula="of:=[.D552]" office:value-type="string" office:string-value="X5150">
            <text:p>X5150</text:p>
          </table:table-cell>
          <table:table-cell table:style-name="ce4" table:formula="of:=[.F552]" office:value-type="string" office:string-value="Y2348.25">
            <text:p>Y2348.25</text:p>
          </table:table-cell>
          <table:table-cell/>
          <table:table-cell table:formula="of:=[.B552]" office:value-type="string" office:string-value="N559">
            <text:p>N559</text:p>
          </table:table-cell>
          <table:table-cell table:formula="of:=[.H552]" office:value-type="string" office:string-value="X5156">
            <text:p>X5156</text:p>
          </table:table-cell>
          <table:table-cell table:formula="of:=[.F552]" office:value-type="string" office:string-value="Y2348.25">
            <text:p>Y2348.25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table:formula="of:=&quot;N&quot;&amp;[.A552]" office:value-type="string" office:string-value="N559">
            <text:p>N559</text:p>
          </table:table-cell>
          <table:table-cell table:formula="of:=5150" office:value-type="float" office:value="5150">
            <text:p>5150</text:p>
          </table:table-cell>
          <table:table-cell table:formula="of:= &quot;X&quot;&amp; [.C552]" office:value-type="string" office:string-value="X5150">
            <text:p>X5150</text:p>
          </table:table-cell>
          <table:table-cell table:formula="of:=[.E551]-5.75" office:value-type="float" office:value="2348.25">
            <text:p>2348.25</text:p>
          </table:table-cell>
          <table:table-cell table:formula="of:=&quot;Y&quot; &amp; [.E552]" office:value-type="string" office:string-value="Y2348.25">
            <text:p>Y2348.25</text:p>
          </table:table-cell>
          <table:table-cell table:formula="of:=[.C552] +6" office:value-type="float" office:value="5156">
            <text:p>5156</text:p>
          </table:table-cell>
          <table:table-cell table:formula="of:=&quot;X&quot;&amp; [.G552]" office:value-type="string" office:string-value="X5156">
            <text:p>X5156</text:p>
          </table:table-cell>
          <table:table-cell table:number-columns-repeated="6"/>
          <table:table-cell table:style-name="ce4" table:formula="of:=[.B553]" office:value-type="string" office:string-value="N560">
            <text:p>N560</text:p>
          </table:table-cell>
          <table:table-cell table:style-name="ce4" table:formula="of:=[.D553]" office:value-type="string" office:string-value="X5150">
            <text:p>X5150</text:p>
          </table:table-cell>
          <table:table-cell table:style-name="ce4" table:formula="of:=[.F553]" office:value-type="string" office:string-value="Y2342.5">
            <text:p>Y2342.5</text:p>
          </table:table-cell>
          <table:table-cell/>
          <table:table-cell table:formula="of:=[.B553]" office:value-type="string" office:string-value="N560">
            <text:p>N560</text:p>
          </table:table-cell>
          <table:table-cell table:formula="of:=[.H553]" office:value-type="string" office:string-value="X5156">
            <text:p>X5156</text:p>
          </table:table-cell>
          <table:table-cell table:formula="of:=[.F553]" office:value-type="string" office:string-value="Y2342.5">
            <text:p>Y2342.5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table:formula="of:=&quot;N&quot;&amp;[.A553]" office:value-type="string" office:string-value="N560">
            <text:p>N560</text:p>
          </table:table-cell>
          <table:table-cell table:formula="of:=5150" office:value-type="float" office:value="5150">
            <text:p>5150</text:p>
          </table:table-cell>
          <table:table-cell table:formula="of:= &quot;X&quot;&amp; [.C553]" office:value-type="string" office:string-value="X5150">
            <text:p>X5150</text:p>
          </table:table-cell>
          <table:table-cell table:formula="of:=[.E552]-5.75" office:value-type="float" office:value="2342.5">
            <text:p>2342.5</text:p>
          </table:table-cell>
          <table:table-cell table:formula="of:=&quot;Y&quot; &amp; [.E553]" office:value-type="string" office:string-value="Y2342.5">
            <text:p>Y2342.5</text:p>
          </table:table-cell>
          <table:table-cell table:formula="of:=[.C553] +6" office:value-type="float" office:value="5156">
            <text:p>5156</text:p>
          </table:table-cell>
          <table:table-cell table:formula="of:=&quot;X&quot;&amp; [.G553]" office:value-type="string" office:string-value="X5156">
            <text:p>X5156</text:p>
          </table:table-cell>
          <table:table-cell table:number-columns-repeated="6"/>
          <table:table-cell table:style-name="ce4" table:formula="of:=[.B554]" office:value-type="string" office:string-value="N561">
            <text:p>N561</text:p>
          </table:table-cell>
          <table:table-cell table:style-name="ce4" table:formula="of:=[.D554]" office:value-type="string" office:string-value="X5150">
            <text:p>X5150</text:p>
          </table:table-cell>
          <table:table-cell table:style-name="ce4" table:formula="of:=[.F554]" office:value-type="string" office:string-value="Y2336.75">
            <text:p>Y2336.75</text:p>
          </table:table-cell>
          <table:table-cell/>
          <table:table-cell table:formula="of:=[.B554]" office:value-type="string" office:string-value="N561">
            <text:p>N561</text:p>
          </table:table-cell>
          <table:table-cell table:formula="of:=[.H554]" office:value-type="string" office:string-value="X5156">
            <text:p>X5156</text:p>
          </table:table-cell>
          <table:table-cell table:formula="of:=[.F554]" office:value-type="string" office:string-value="Y2336.75">
            <text:p>Y2336.75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table:formula="of:=&quot;N&quot;&amp;[.A554]" office:value-type="string" office:string-value="N561">
            <text:p>N561</text:p>
          </table:table-cell>
          <table:table-cell table:formula="of:=5150" office:value-type="float" office:value="5150">
            <text:p>5150</text:p>
          </table:table-cell>
          <table:table-cell table:formula="of:= &quot;X&quot;&amp; [.C554]" office:value-type="string" office:string-value="X5150">
            <text:p>X5150</text:p>
          </table:table-cell>
          <table:table-cell table:formula="of:=[.E553]-5.75" office:value-type="float" office:value="2336.75">
            <text:p>2336.75</text:p>
          </table:table-cell>
          <table:table-cell table:formula="of:=&quot;Y&quot; &amp; [.E554]" office:value-type="string" office:string-value="Y2336.75">
            <text:p>Y2336.75</text:p>
          </table:table-cell>
          <table:table-cell table:formula="of:=[.C554] +6" office:value-type="float" office:value="5156">
            <text:p>5156</text:p>
          </table:table-cell>
          <table:table-cell table:formula="of:=&quot;X&quot;&amp; [.G554]" office:value-type="string" office:string-value="X5156">
            <text:p>X5156</text:p>
          </table:table-cell>
          <table:table-cell table:number-columns-repeated="6"/>
          <table:table-cell table:style-name="ce4" table:formula="of:=[.B555]" office:value-type="string" office:string-value="N562">
            <text:p>N562</text:p>
          </table:table-cell>
          <table:table-cell table:style-name="ce4" table:formula="of:=[.D555]" office:value-type="string" office:string-value="X5150">
            <text:p>X5150</text:p>
          </table:table-cell>
          <table:table-cell table:style-name="ce4" table:formula="of:=[.F555]" office:value-type="string" office:string-value="Y2331">
            <text:p>Y2331</text:p>
          </table:table-cell>
          <table:table-cell/>
          <table:table-cell table:formula="of:=[.B555]" office:value-type="string" office:string-value="N562">
            <text:p>N562</text:p>
          </table:table-cell>
          <table:table-cell table:formula="of:=[.H555]" office:value-type="string" office:string-value="X5156">
            <text:p>X5156</text:p>
          </table:table-cell>
          <table:table-cell table:formula="of:=[.F555]" office:value-type="string" office:string-value="Y2331">
            <text:p>Y2331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table:formula="of:=&quot;N&quot;&amp;[.A555]" office:value-type="string" office:string-value="N562">
            <text:p>N562</text:p>
          </table:table-cell>
          <table:table-cell table:formula="of:=5150" office:value-type="float" office:value="5150">
            <text:p>5150</text:p>
          </table:table-cell>
          <table:table-cell table:formula="of:= &quot;X&quot;&amp; [.C555]" office:value-type="string" office:string-value="X5150">
            <text:p>X5150</text:p>
          </table:table-cell>
          <table:table-cell table:formula="of:=[.E554]-5.75" office:value-type="float" office:value="2331">
            <text:p>2331</text:p>
          </table:table-cell>
          <table:table-cell table:formula="of:=&quot;Y&quot; &amp; [.E555]" office:value-type="string" office:string-value="Y2331">
            <text:p>Y2331</text:p>
          </table:table-cell>
          <table:table-cell table:formula="of:=[.C555] +6" office:value-type="float" office:value="5156">
            <text:p>5156</text:p>
          </table:table-cell>
          <table:table-cell table:formula="of:=&quot;X&quot;&amp; [.G555]" office:value-type="string" office:string-value="X5156">
            <text:p>X5156</text:p>
          </table:table-cell>
          <table:table-cell table:number-columns-repeated="6"/>
          <table:table-cell table:style-name="ce4" table:formula="of:=[.B556]" office:value-type="string" office:string-value="N563">
            <text:p>N563</text:p>
          </table:table-cell>
          <table:table-cell table:style-name="ce4" table:formula="of:=[.D556]" office:value-type="string" office:string-value="X5150">
            <text:p>X5150</text:p>
          </table:table-cell>
          <table:table-cell table:style-name="ce4" table:formula="of:=[.F556]" office:value-type="string" office:string-value="Y2325.25">
            <text:p>Y2325.25</text:p>
          </table:table-cell>
          <table:table-cell/>
          <table:table-cell table:formula="of:=[.B556]" office:value-type="string" office:string-value="N563">
            <text:p>N563</text:p>
          </table:table-cell>
          <table:table-cell table:formula="of:=[.H556]" office:value-type="string" office:string-value="X5156">
            <text:p>X5156</text:p>
          </table:table-cell>
          <table:table-cell table:formula="of:=[.F556]" office:value-type="string" office:string-value="Y2325.25">
            <text:p>Y2325.25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table:formula="of:=&quot;N&quot;&amp;[.A556]" office:value-type="string" office:string-value="N563">
            <text:p>N563</text:p>
          </table:table-cell>
          <table:table-cell table:formula="of:=5150" office:value-type="float" office:value="5150">
            <text:p>5150</text:p>
          </table:table-cell>
          <table:table-cell table:formula="of:= &quot;X&quot;&amp; [.C556]" office:value-type="string" office:string-value="X5150">
            <text:p>X5150</text:p>
          </table:table-cell>
          <table:table-cell table:formula="of:=[.E555]-5.75" office:value-type="float" office:value="2325.25">
            <text:p>2325.25</text:p>
          </table:table-cell>
          <table:table-cell table:formula="of:=&quot;Y&quot; &amp; [.E556]" office:value-type="string" office:string-value="Y2325.25">
            <text:p>Y2325.25</text:p>
          </table:table-cell>
          <table:table-cell table:formula="of:=[.C556] +6" office:value-type="float" office:value="5156">
            <text:p>5156</text:p>
          </table:table-cell>
          <table:table-cell table:formula="of:=&quot;X&quot;&amp; [.G556]" office:value-type="string" office:string-value="X5156">
            <text:p>X5156</text:p>
          </table:table-cell>
          <table:table-cell table:number-columns-repeated="6"/>
          <table:table-cell table:style-name="ce4" table:formula="of:=[.B557]" office:value-type="string" office:string-value="N564">
            <text:p>N564</text:p>
          </table:table-cell>
          <table:table-cell table:style-name="ce4" table:formula="of:=[.D557]" office:value-type="string" office:string-value="X5150">
            <text:p>X5150</text:p>
          </table:table-cell>
          <table:table-cell table:style-name="ce4" table:formula="of:=[.F557]" office:value-type="string" office:string-value="Y2319.5">
            <text:p>Y2319.5</text:p>
          </table:table-cell>
          <table:table-cell/>
          <table:table-cell table:formula="of:=[.B557]" office:value-type="string" office:string-value="N564">
            <text:p>N564</text:p>
          </table:table-cell>
          <table:table-cell table:formula="of:=[.H557]" office:value-type="string" office:string-value="X5156">
            <text:p>X5156</text:p>
          </table:table-cell>
          <table:table-cell table:formula="of:=[.F557]" office:value-type="string" office:string-value="Y2319.5">
            <text:p>Y2319.5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table:formula="of:=&quot;N&quot;&amp;[.A557]" office:value-type="string" office:string-value="N564">
            <text:p>N564</text:p>
          </table:table-cell>
          <table:table-cell table:formula="of:=5150" office:value-type="float" office:value="5150">
            <text:p>5150</text:p>
          </table:table-cell>
          <table:table-cell table:formula="of:= &quot;X&quot;&amp; [.C557]" office:value-type="string" office:string-value="X5150">
            <text:p>X5150</text:p>
          </table:table-cell>
          <table:table-cell table:formula="of:=[.E556]-5.75" office:value-type="float" office:value="2319.5">
            <text:p>2319.5</text:p>
          </table:table-cell>
          <table:table-cell table:formula="of:=&quot;Y&quot; &amp; [.E557]" office:value-type="string" office:string-value="Y2319.5">
            <text:p>Y2319.5</text:p>
          </table:table-cell>
          <table:table-cell table:formula="of:=[.C557] +6" office:value-type="float" office:value="5156">
            <text:p>5156</text:p>
          </table:table-cell>
          <table:table-cell table:formula="of:=&quot;X&quot;&amp; [.G557]" office:value-type="string" office:string-value="X5156">
            <text:p>X5156</text:p>
          </table:table-cell>
          <table:table-cell table:number-columns-repeated="6"/>
          <table:table-cell table:style-name="ce4" table:formula="of:=[.B558]" office:value-type="string" office:string-value="N565">
            <text:p>N565</text:p>
          </table:table-cell>
          <table:table-cell table:style-name="ce4" table:formula="of:=[.D558]" office:value-type="string" office:string-value="X5150">
            <text:p>X5150</text:p>
          </table:table-cell>
          <table:table-cell table:style-name="ce4" table:formula="of:=[.F558]" office:value-type="string" office:string-value="Y2313.75">
            <text:p>Y2313.75</text:p>
          </table:table-cell>
          <table:table-cell/>
          <table:table-cell table:formula="of:=[.B558]" office:value-type="string" office:string-value="N565">
            <text:p>N565</text:p>
          </table:table-cell>
          <table:table-cell table:formula="of:=[.H558]" office:value-type="string" office:string-value="X5156">
            <text:p>X5156</text:p>
          </table:table-cell>
          <table:table-cell table:formula="of:=[.F558]" office:value-type="string" office:string-value="Y2313.75">
            <text:p>Y2313.75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table:formula="of:=&quot;N&quot;&amp;[.A558]" office:value-type="string" office:string-value="N565">
            <text:p>N565</text:p>
          </table:table-cell>
          <table:table-cell table:formula="of:=5150" office:value-type="float" office:value="5150">
            <text:p>5150</text:p>
          </table:table-cell>
          <table:table-cell table:formula="of:= &quot;X&quot;&amp; [.C558]" office:value-type="string" office:string-value="X5150">
            <text:p>X5150</text:p>
          </table:table-cell>
          <table:table-cell table:formula="of:=[.E557]-5.75" office:value-type="float" office:value="2313.75">
            <text:p>2313.75</text:p>
          </table:table-cell>
          <table:table-cell table:formula="of:=&quot;Y&quot; &amp; [.E558]" office:value-type="string" office:string-value="Y2313.75">
            <text:p>Y2313.75</text:p>
          </table:table-cell>
          <table:table-cell table:formula="of:=[.C558] +6" office:value-type="float" office:value="5156">
            <text:p>5156</text:p>
          </table:table-cell>
          <table:table-cell table:formula="of:=&quot;X&quot;&amp; [.G558]" office:value-type="string" office:string-value="X5156">
            <text:p>X5156</text:p>
          </table:table-cell>
          <table:table-cell table:number-columns-repeated="6"/>
          <table:table-cell table:style-name="ce4" table:formula="of:=[.B559]" office:value-type="string" office:string-value="N566">
            <text:p>N566</text:p>
          </table:table-cell>
          <table:table-cell table:style-name="ce4" table:formula="of:=[.D559]" office:value-type="string" office:string-value="X5150">
            <text:p>X5150</text:p>
          </table:table-cell>
          <table:table-cell table:style-name="ce4" table:formula="of:=[.F559]" office:value-type="string" office:string-value="Y2308">
            <text:p>Y2308</text:p>
          </table:table-cell>
          <table:table-cell/>
          <table:table-cell table:formula="of:=[.B559]" office:value-type="string" office:string-value="N566">
            <text:p>N566</text:p>
          </table:table-cell>
          <table:table-cell table:formula="of:=[.H559]" office:value-type="string" office:string-value="X5156">
            <text:p>X5156</text:p>
          </table:table-cell>
          <table:table-cell table:formula="of:=[.F559]" office:value-type="string" office:string-value="Y2308">
            <text:p>Y2308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table:formula="of:=&quot;N&quot;&amp;[.A559]" office:value-type="string" office:string-value="N566">
            <text:p>N566</text:p>
          </table:table-cell>
          <table:table-cell table:formula="of:=5150" office:value-type="float" office:value="5150">
            <text:p>5150</text:p>
          </table:table-cell>
          <table:table-cell table:formula="of:= &quot;X&quot;&amp; [.C559]" office:value-type="string" office:string-value="X5150">
            <text:p>X5150</text:p>
          </table:table-cell>
          <table:table-cell table:formula="of:=[.E558]-5.75" office:value-type="float" office:value="2308">
            <text:p>2308</text:p>
          </table:table-cell>
          <table:table-cell table:formula="of:=&quot;Y&quot; &amp; [.E559]" office:value-type="string" office:string-value="Y2308">
            <text:p>Y2308</text:p>
          </table:table-cell>
          <table:table-cell table:formula="of:=[.C559] +6" office:value-type="float" office:value="5156">
            <text:p>5156</text:p>
          </table:table-cell>
          <table:table-cell table:formula="of:=&quot;X&quot;&amp; [.G559]" office:value-type="string" office:string-value="X5156">
            <text:p>X5156</text:p>
          </table:table-cell>
          <table:table-cell table:number-columns-repeated="6"/>
          <table:table-cell table:style-name="ce4" table:formula="of:=[.B560]" office:value-type="string" office:string-value="N567">
            <text:p>N567</text:p>
          </table:table-cell>
          <table:table-cell table:style-name="ce4" table:formula="of:=[.D560]" office:value-type="string" office:string-value="X5150">
            <text:p>X5150</text:p>
          </table:table-cell>
          <table:table-cell table:style-name="ce4" table:formula="of:=[.F560]" office:value-type="string" office:string-value="Y2302.25">
            <text:p>Y2302.25</text:p>
          </table:table-cell>
          <table:table-cell/>
          <table:table-cell table:formula="of:=[.B560]" office:value-type="string" office:string-value="N567">
            <text:p>N567</text:p>
          </table:table-cell>
          <table:table-cell table:formula="of:=[.H560]" office:value-type="string" office:string-value="X5156">
            <text:p>X5156</text:p>
          </table:table-cell>
          <table:table-cell table:formula="of:=[.F560]" office:value-type="string" office:string-value="Y2302.25">
            <text:p>Y2302.25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table:formula="of:=&quot;N&quot;&amp;[.A560]" office:value-type="string" office:string-value="N567">
            <text:p>N567</text:p>
          </table:table-cell>
          <table:table-cell table:formula="of:=5150" office:value-type="float" office:value="5150">
            <text:p>5150</text:p>
          </table:table-cell>
          <table:table-cell table:formula="of:= &quot;X&quot;&amp; [.C560]" office:value-type="string" office:string-value="X5150">
            <text:p>X5150</text:p>
          </table:table-cell>
          <table:table-cell table:formula="of:=[.E559]-5.75" office:value-type="float" office:value="2302.25">
            <text:p>2302.25</text:p>
          </table:table-cell>
          <table:table-cell table:formula="of:=&quot;Y&quot; &amp; [.E560]" office:value-type="string" office:string-value="Y2302.25">
            <text:p>Y2302.25</text:p>
          </table:table-cell>
          <table:table-cell table:formula="of:=[.C560] +6" office:value-type="float" office:value="5156">
            <text:p>5156</text:p>
          </table:table-cell>
          <table:table-cell table:formula="of:=&quot;X&quot;&amp; [.G560]" office:value-type="string" office:string-value="X5156">
            <text:p>X5156</text:p>
          </table:table-cell>
          <table:table-cell table:number-columns-repeated="6"/>
          <table:table-cell table:style-name="ce4" table:formula="of:=[.B561]" office:value-type="string" office:string-value="N568">
            <text:p>N568</text:p>
          </table:table-cell>
          <table:table-cell table:style-name="ce4" table:formula="of:=[.D561]" office:value-type="string" office:string-value="X5150">
            <text:p>X5150</text:p>
          </table:table-cell>
          <table:table-cell table:style-name="ce4" table:formula="of:=[.F561]" office:value-type="string" office:string-value="Y2296.5">
            <text:p>Y2296.5</text:p>
          </table:table-cell>
          <table:table-cell/>
          <table:table-cell table:formula="of:=[.B561]" office:value-type="string" office:string-value="N568">
            <text:p>N568</text:p>
          </table:table-cell>
          <table:table-cell table:formula="of:=[.H561]" office:value-type="string" office:string-value="X5156">
            <text:p>X5156</text:p>
          </table:table-cell>
          <table:table-cell table:formula="of:=[.F561]" office:value-type="string" office:string-value="Y2296.5">
            <text:p>Y2296.5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table:formula="of:=&quot;N&quot;&amp;[.A561]" office:value-type="string" office:string-value="N568">
            <text:p>N568</text:p>
          </table:table-cell>
          <table:table-cell table:formula="of:=5150" office:value-type="float" office:value="5150">
            <text:p>5150</text:p>
          </table:table-cell>
          <table:table-cell table:formula="of:= &quot;X&quot;&amp; [.C561]" office:value-type="string" office:string-value="X5150">
            <text:p>X5150</text:p>
          </table:table-cell>
          <table:table-cell table:formula="of:=[.E560]-5.75" office:value-type="float" office:value="2296.5">
            <text:p>2296.5</text:p>
          </table:table-cell>
          <table:table-cell table:formula="of:=&quot;Y&quot; &amp; [.E561]" office:value-type="string" office:string-value="Y2296.5">
            <text:p>Y2296.5</text:p>
          </table:table-cell>
          <table:table-cell table:formula="of:=[.C561] +6" office:value-type="float" office:value="5156">
            <text:p>5156</text:p>
          </table:table-cell>
          <table:table-cell table:formula="of:=&quot;X&quot;&amp; [.G561]" office:value-type="string" office:string-value="X5156">
            <text:p>X5156</text:p>
          </table:table-cell>
          <table:table-cell table:number-columns-repeated="6"/>
          <table:table-cell table:style-name="ce4" table:formula="of:=[.B562]" office:value-type="string" office:string-value="N569">
            <text:p>N569</text:p>
          </table:table-cell>
          <table:table-cell table:style-name="ce4" table:formula="of:=[.D562]" office:value-type="string" office:string-value="X5150">
            <text:p>X5150</text:p>
          </table:table-cell>
          <table:table-cell table:style-name="ce4" table:formula="of:=[.F562]" office:value-type="string" office:string-value="Y2290.75">
            <text:p>Y2290.75</text:p>
          </table:table-cell>
          <table:table-cell/>
          <table:table-cell table:formula="of:=[.B562]" office:value-type="string" office:string-value="N569">
            <text:p>N569</text:p>
          </table:table-cell>
          <table:table-cell table:formula="of:=[.H562]" office:value-type="string" office:string-value="X5156">
            <text:p>X5156</text:p>
          </table:table-cell>
          <table:table-cell table:formula="of:=[.F562]" office:value-type="string" office:string-value="Y2290.75">
            <text:p>Y2290.75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table:formula="of:=&quot;N&quot;&amp;[.A562]" office:value-type="string" office:string-value="N569">
            <text:p>N569</text:p>
          </table:table-cell>
          <table:table-cell table:formula="of:=5150" office:value-type="float" office:value="5150">
            <text:p>5150</text:p>
          </table:table-cell>
          <table:table-cell table:formula="of:= &quot;X&quot;&amp; [.C562]" office:value-type="string" office:string-value="X5150">
            <text:p>X5150</text:p>
          </table:table-cell>
          <table:table-cell table:formula="of:=[.E561]-5.75" office:value-type="float" office:value="2290.75">
            <text:p>2290.75</text:p>
          </table:table-cell>
          <table:table-cell table:formula="of:=&quot;Y&quot; &amp; [.E562]" office:value-type="string" office:string-value="Y2290.75">
            <text:p>Y2290.75</text:p>
          </table:table-cell>
          <table:table-cell table:formula="of:=[.C562] +6" office:value-type="float" office:value="5156">
            <text:p>5156</text:p>
          </table:table-cell>
          <table:table-cell table:formula="of:=&quot;X&quot;&amp; [.G562]" office:value-type="string" office:string-value="X5156">
            <text:p>X5156</text:p>
          </table:table-cell>
          <table:table-cell table:number-columns-repeated="6"/>
          <table:table-cell table:style-name="ce4" table:formula="of:=[.B563]" office:value-type="string" office:string-value="N570">
            <text:p>N570</text:p>
          </table:table-cell>
          <table:table-cell table:style-name="ce4" table:formula="of:=[.D563]" office:value-type="string" office:string-value="X5150">
            <text:p>X5150</text:p>
          </table:table-cell>
          <table:table-cell table:style-name="ce4" table:formula="of:=[.F563]" office:value-type="string" office:string-value="Y2285">
            <text:p>Y2285</text:p>
          </table:table-cell>
          <table:table-cell/>
          <table:table-cell table:formula="of:=[.B563]" office:value-type="string" office:string-value="N570">
            <text:p>N570</text:p>
          </table:table-cell>
          <table:table-cell table:formula="of:=[.H563]" office:value-type="string" office:string-value="X5156">
            <text:p>X5156</text:p>
          </table:table-cell>
          <table:table-cell table:formula="of:=[.F563]" office:value-type="string" office:string-value="Y2285">
            <text:p>Y2285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table:formula="of:=&quot;N&quot;&amp;[.A563]" office:value-type="string" office:string-value="N570">
            <text:p>N570</text:p>
          </table:table-cell>
          <table:table-cell table:formula="of:=5150" office:value-type="float" office:value="5150">
            <text:p>5150</text:p>
          </table:table-cell>
          <table:table-cell table:formula="of:= &quot;X&quot;&amp; [.C563]" office:value-type="string" office:string-value="X5150">
            <text:p>X5150</text:p>
          </table:table-cell>
          <table:table-cell table:formula="of:=[.E562]-5.75" office:value-type="float" office:value="2285">
            <text:p>2285</text:p>
          </table:table-cell>
          <table:table-cell table:formula="of:=&quot;Y&quot; &amp; [.E563]" office:value-type="string" office:string-value="Y2285">
            <text:p>Y2285</text:p>
          </table:table-cell>
          <table:table-cell table:formula="of:=[.C563] +6" office:value-type="float" office:value="5156">
            <text:p>5156</text:p>
          </table:table-cell>
          <table:table-cell table:formula="of:=&quot;X&quot;&amp; [.G563]" office:value-type="string" office:string-value="X5156">
            <text:p>X5156</text:p>
          </table:table-cell>
          <table:table-cell table:number-columns-repeated="6"/>
          <table:table-cell table:style-name="ce4" table:formula="of:=[.B564]" office:value-type="string" office:string-value="N571">
            <text:p>N571</text:p>
          </table:table-cell>
          <table:table-cell table:style-name="ce4" table:formula="of:=[.D564]" office:value-type="string" office:string-value="X5150">
            <text:p>X5150</text:p>
          </table:table-cell>
          <table:table-cell table:style-name="ce4" table:formula="of:=[.F564]" office:value-type="string" office:string-value="Y2279.25">
            <text:p>Y2279.25</text:p>
          </table:table-cell>
          <table:table-cell/>
          <table:table-cell table:formula="of:=[.B564]" office:value-type="string" office:string-value="N571">
            <text:p>N571</text:p>
          </table:table-cell>
          <table:table-cell table:formula="of:=[.H564]" office:value-type="string" office:string-value="X5156">
            <text:p>X5156</text:p>
          </table:table-cell>
          <table:table-cell table:formula="of:=[.F564]" office:value-type="string" office:string-value="Y2279.25">
            <text:p>Y2279.25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table:formula="of:=&quot;N&quot;&amp;[.A564]" office:value-type="string" office:string-value="N571">
            <text:p>N571</text:p>
          </table:table-cell>
          <table:table-cell table:formula="of:=5150" office:value-type="float" office:value="5150">
            <text:p>5150</text:p>
          </table:table-cell>
          <table:table-cell table:formula="of:= &quot;X&quot;&amp; [.C564]" office:value-type="string" office:string-value="X5150">
            <text:p>X5150</text:p>
          </table:table-cell>
          <table:table-cell table:formula="of:=[.E563]-5.75" office:value-type="float" office:value="2279.25">
            <text:p>2279.25</text:p>
          </table:table-cell>
          <table:table-cell table:formula="of:=&quot;Y&quot; &amp; [.E564]" office:value-type="string" office:string-value="Y2279.25">
            <text:p>Y2279.25</text:p>
          </table:table-cell>
          <table:table-cell table:formula="of:=[.C564] +6" office:value-type="float" office:value="5156">
            <text:p>5156</text:p>
          </table:table-cell>
          <table:table-cell table:formula="of:=&quot;X&quot;&amp; [.G564]" office:value-type="string" office:string-value="X5156">
            <text:p>X5156</text:p>
          </table:table-cell>
          <table:table-cell table:number-columns-repeated="6"/>
          <table:table-cell table:style-name="ce4" table:formula="of:=[.B565]" office:value-type="string" office:string-value="N572">
            <text:p>N572</text:p>
          </table:table-cell>
          <table:table-cell table:style-name="ce4" table:formula="of:=[.D565]" office:value-type="string" office:string-value="X5150">
            <text:p>X5150</text:p>
          </table:table-cell>
          <table:table-cell table:style-name="ce4" table:formula="of:=[.F565]" office:value-type="string" office:string-value="Y2273.5">
            <text:p>Y2273.5</text:p>
          </table:table-cell>
          <table:table-cell/>
          <table:table-cell table:formula="of:=[.B565]" office:value-type="string" office:string-value="N572">
            <text:p>N572</text:p>
          </table:table-cell>
          <table:table-cell table:formula="of:=[.H565]" office:value-type="string" office:string-value="X5156">
            <text:p>X5156</text:p>
          </table:table-cell>
          <table:table-cell table:formula="of:=[.F565]" office:value-type="string" office:string-value="Y2273.5">
            <text:p>Y2273.5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table:formula="of:=&quot;N&quot;&amp;[.A565]" office:value-type="string" office:string-value="N572">
            <text:p>N572</text:p>
          </table:table-cell>
          <table:table-cell table:formula="of:=5150" office:value-type="float" office:value="5150">
            <text:p>5150</text:p>
          </table:table-cell>
          <table:table-cell table:formula="of:= &quot;X&quot;&amp; [.C565]" office:value-type="string" office:string-value="X5150">
            <text:p>X5150</text:p>
          </table:table-cell>
          <table:table-cell table:formula="of:=[.E564]-5.75" office:value-type="float" office:value="2273.5">
            <text:p>2273.5</text:p>
          </table:table-cell>
          <table:table-cell table:formula="of:=&quot;Y&quot; &amp; [.E565]" office:value-type="string" office:string-value="Y2273.5">
            <text:p>Y2273.5</text:p>
          </table:table-cell>
          <table:table-cell table:formula="of:=[.C565] +6" office:value-type="float" office:value="5156">
            <text:p>5156</text:p>
          </table:table-cell>
          <table:table-cell table:formula="of:=&quot;X&quot;&amp; [.G565]" office:value-type="string" office:string-value="X5156">
            <text:p>X5156</text:p>
          </table:table-cell>
          <table:table-cell table:number-columns-repeated="6"/>
          <table:table-cell table:style-name="ce4" table:formula="of:=[.B566]" office:value-type="string" office:string-value="N573">
            <text:p>N573</text:p>
          </table:table-cell>
          <table:table-cell table:style-name="ce4" table:formula="of:=[.D566]" office:value-type="string" office:string-value="X5150">
            <text:p>X5150</text:p>
          </table:table-cell>
          <table:table-cell table:style-name="ce4" table:formula="of:=[.F566]" office:value-type="string" office:string-value="Y2267.75">
            <text:p>Y2267.75</text:p>
          </table:table-cell>
          <table:table-cell/>
          <table:table-cell table:formula="of:=[.B566]" office:value-type="string" office:string-value="N573">
            <text:p>N573</text:p>
          </table:table-cell>
          <table:table-cell table:formula="of:=[.H566]" office:value-type="string" office:string-value="X5156">
            <text:p>X5156</text:p>
          </table:table-cell>
          <table:table-cell table:formula="of:=[.F566]" office:value-type="string" office:string-value="Y2267.75">
            <text:p>Y2267.75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table:formula="of:=&quot;N&quot;&amp;[.A566]" office:value-type="string" office:string-value="N573">
            <text:p>N573</text:p>
          </table:table-cell>
          <table:table-cell table:formula="of:=5150" office:value-type="float" office:value="5150">
            <text:p>5150</text:p>
          </table:table-cell>
          <table:table-cell table:formula="of:= &quot;X&quot;&amp; [.C566]" office:value-type="string" office:string-value="X5150">
            <text:p>X5150</text:p>
          </table:table-cell>
          <table:table-cell table:formula="of:=[.E565]-5.75" office:value-type="float" office:value="2267.75">
            <text:p>2267.75</text:p>
          </table:table-cell>
          <table:table-cell table:formula="of:=&quot;Y&quot; &amp; [.E566]" office:value-type="string" office:string-value="Y2267.75">
            <text:p>Y2267.75</text:p>
          </table:table-cell>
          <table:table-cell table:formula="of:=[.C566] +6" office:value-type="float" office:value="5156">
            <text:p>5156</text:p>
          </table:table-cell>
          <table:table-cell table:formula="of:=&quot;X&quot;&amp; [.G566]" office:value-type="string" office:string-value="X5156">
            <text:p>X5156</text:p>
          </table:table-cell>
          <table:table-cell table:number-columns-repeated="6"/>
          <table:table-cell table:style-name="ce4" table:formula="of:=[.B567]" office:value-type="string" office:string-value="N574">
            <text:p>N574</text:p>
          </table:table-cell>
          <table:table-cell table:style-name="ce4" table:formula="of:=[.D567]" office:value-type="string" office:string-value="X5150">
            <text:p>X5150</text:p>
          </table:table-cell>
          <table:table-cell table:style-name="ce4" table:formula="of:=[.F567]" office:value-type="string" office:string-value="Y2262">
            <text:p>Y2262</text:p>
          </table:table-cell>
          <table:table-cell/>
          <table:table-cell table:formula="of:=[.B567]" office:value-type="string" office:string-value="N574">
            <text:p>N574</text:p>
          </table:table-cell>
          <table:table-cell table:formula="of:=[.H567]" office:value-type="string" office:string-value="X5156">
            <text:p>X5156</text:p>
          </table:table-cell>
          <table:table-cell table:formula="of:=[.F567]" office:value-type="string" office:string-value="Y2262">
            <text:p>Y2262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table:formula="of:=&quot;N&quot;&amp;[.A567]" office:value-type="string" office:string-value="N574">
            <text:p>N574</text:p>
          </table:table-cell>
          <table:table-cell table:formula="of:=5150" office:value-type="float" office:value="5150">
            <text:p>5150</text:p>
          </table:table-cell>
          <table:table-cell table:formula="of:= &quot;X&quot;&amp; [.C567]" office:value-type="string" office:string-value="X5150">
            <text:p>X5150</text:p>
          </table:table-cell>
          <table:table-cell table:formula="of:=[.E566]-5.75" office:value-type="float" office:value="2262">
            <text:p>2262</text:p>
          </table:table-cell>
          <table:table-cell table:formula="of:=&quot;Y&quot; &amp; [.E567]" office:value-type="string" office:string-value="Y2262">
            <text:p>Y2262</text:p>
          </table:table-cell>
          <table:table-cell table:formula="of:=[.C567] +6" office:value-type="float" office:value="5156">
            <text:p>5156</text:p>
          </table:table-cell>
          <table:table-cell table:formula="of:=&quot;X&quot;&amp; [.G567]" office:value-type="string" office:string-value="X5156">
            <text:p>X5156</text:p>
          </table:table-cell>
          <table:table-cell table:number-columns-repeated="6"/>
          <table:table-cell table:style-name="ce4" table:formula="of:=[.B568]" office:value-type="string" office:string-value="N575">
            <text:p>N575</text:p>
          </table:table-cell>
          <table:table-cell table:style-name="ce4" table:formula="of:=[.D568]" office:value-type="string" office:string-value="X5150">
            <text:p>X5150</text:p>
          </table:table-cell>
          <table:table-cell table:style-name="ce4" table:formula="of:=[.F568]" office:value-type="string" office:string-value="Y2256.25">
            <text:p>Y2256.25</text:p>
          </table:table-cell>
          <table:table-cell/>
          <table:table-cell table:formula="of:=[.B568]" office:value-type="string" office:string-value="N575">
            <text:p>N575</text:p>
          </table:table-cell>
          <table:table-cell table:formula="of:=[.H568]" office:value-type="string" office:string-value="X5156">
            <text:p>X5156</text:p>
          </table:table-cell>
          <table:table-cell table:formula="of:=[.F568]" office:value-type="string" office:string-value="Y2256.25">
            <text:p>Y2256.25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table:formula="of:=&quot;N&quot;&amp;[.A568]" office:value-type="string" office:string-value="N575">
            <text:p>N575</text:p>
          </table:table-cell>
          <table:table-cell table:formula="of:=5150" office:value-type="float" office:value="5150">
            <text:p>5150</text:p>
          </table:table-cell>
          <table:table-cell table:formula="of:= &quot;X&quot;&amp; [.C568]" office:value-type="string" office:string-value="X5150">
            <text:p>X5150</text:p>
          </table:table-cell>
          <table:table-cell table:formula="of:=[.E567]-5.75" office:value-type="float" office:value="2256.25">
            <text:p>2256.25</text:p>
          </table:table-cell>
          <table:table-cell table:formula="of:=&quot;Y&quot; &amp; [.E568]" office:value-type="string" office:string-value="Y2256.25">
            <text:p>Y2256.25</text:p>
          </table:table-cell>
          <table:table-cell table:formula="of:=[.C568] +6" office:value-type="float" office:value="5156">
            <text:p>5156</text:p>
          </table:table-cell>
          <table:table-cell table:formula="of:=&quot;X&quot;&amp; [.G568]" office:value-type="string" office:string-value="X5156">
            <text:p>X5156</text:p>
          </table:table-cell>
          <table:table-cell table:number-columns-repeated="6"/>
          <table:table-cell table:style-name="ce4" table:formula="of:=[.B569]" office:value-type="string" office:string-value="N576">
            <text:p>N576</text:p>
          </table:table-cell>
          <table:table-cell table:style-name="ce4" table:formula="of:=[.D569]" office:value-type="string" office:string-value="X5150">
            <text:p>X5150</text:p>
          </table:table-cell>
          <table:table-cell table:style-name="ce4" table:formula="of:=[.F569]" office:value-type="string" office:string-value="Y2250.5">
            <text:p>Y2250.5</text:p>
          </table:table-cell>
          <table:table-cell/>
          <table:table-cell table:formula="of:=[.B569]" office:value-type="string" office:string-value="N576">
            <text:p>N576</text:p>
          </table:table-cell>
          <table:table-cell table:formula="of:=[.H569]" office:value-type="string" office:string-value="X5156">
            <text:p>X5156</text:p>
          </table:table-cell>
          <table:table-cell table:formula="of:=[.F569]" office:value-type="string" office:string-value="Y2250.5">
            <text:p>Y2250.5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table:formula="of:=&quot;N&quot;&amp;[.A569]" office:value-type="string" office:string-value="N576">
            <text:p>N576</text:p>
          </table:table-cell>
          <table:table-cell table:formula="of:=5150" office:value-type="float" office:value="5150">
            <text:p>5150</text:p>
          </table:table-cell>
          <table:table-cell table:formula="of:= &quot;X&quot;&amp; [.C569]" office:value-type="string" office:string-value="X5150">
            <text:p>X5150</text:p>
          </table:table-cell>
          <table:table-cell table:formula="of:=[.E568]-5.75" office:value-type="float" office:value="2250.5">
            <text:p>2250.5</text:p>
          </table:table-cell>
          <table:table-cell table:formula="of:=&quot;Y&quot; &amp; [.E569]" office:value-type="string" office:string-value="Y2250.5">
            <text:p>Y2250.5</text:p>
          </table:table-cell>
          <table:table-cell table:formula="of:=[.C569] +6" office:value-type="float" office:value="5156">
            <text:p>5156</text:p>
          </table:table-cell>
          <table:table-cell table:formula="of:=&quot;X&quot;&amp; [.G569]" office:value-type="string" office:string-value="X5156">
            <text:p>X5156</text:p>
          </table:table-cell>
          <table:table-cell table:number-columns-repeated="6"/>
          <table:table-cell table:style-name="ce4" table:formula="of:=[.B570]" office:value-type="string" office:string-value="N577">
            <text:p>N577</text:p>
          </table:table-cell>
          <table:table-cell table:style-name="ce4" table:formula="of:=[.D570]" office:value-type="string" office:string-value="X5150">
            <text:p>X5150</text:p>
          </table:table-cell>
          <table:table-cell table:style-name="ce4" table:formula="of:=[.F570]" office:value-type="string" office:string-value="Y2244.75">
            <text:p>Y2244.75</text:p>
          </table:table-cell>
          <table:table-cell/>
          <table:table-cell table:formula="of:=[.B570]" office:value-type="string" office:string-value="N577">
            <text:p>N577</text:p>
          </table:table-cell>
          <table:table-cell table:formula="of:=[.H570]" office:value-type="string" office:string-value="X5156">
            <text:p>X5156</text:p>
          </table:table-cell>
          <table:table-cell table:formula="of:=[.F570]" office:value-type="string" office:string-value="Y2244.75">
            <text:p>Y2244.75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table:formula="of:=&quot;N&quot;&amp;[.A570]" office:value-type="string" office:string-value="N577">
            <text:p>N577</text:p>
          </table:table-cell>
          <table:table-cell table:formula="of:=5150" office:value-type="float" office:value="5150">
            <text:p>5150</text:p>
          </table:table-cell>
          <table:table-cell table:formula="of:= &quot;X&quot;&amp; [.C570]" office:value-type="string" office:string-value="X5150">
            <text:p>X5150</text:p>
          </table:table-cell>
          <table:table-cell table:formula="of:=[.E569]-5.75" office:value-type="float" office:value="2244.75">
            <text:p>2244.75</text:p>
          </table:table-cell>
          <table:table-cell table:formula="of:=&quot;Y&quot; &amp; [.E570]" office:value-type="string" office:string-value="Y2244.75">
            <text:p>Y2244.75</text:p>
          </table:table-cell>
          <table:table-cell table:formula="of:=[.C570] +6" office:value-type="float" office:value="5156">
            <text:p>5156</text:p>
          </table:table-cell>
          <table:table-cell table:formula="of:=&quot;X&quot;&amp; [.G570]" office:value-type="string" office:string-value="X5156">
            <text:p>X5156</text:p>
          </table:table-cell>
          <table:table-cell table:number-columns-repeated="6"/>
          <table:table-cell table:style-name="ce4" table:formula="of:=[.B571]" office:value-type="string" office:string-value="N578">
            <text:p>N578</text:p>
          </table:table-cell>
          <table:table-cell table:style-name="ce4" table:formula="of:=[.D571]" office:value-type="string" office:string-value="X5150">
            <text:p>X5150</text:p>
          </table:table-cell>
          <table:table-cell table:style-name="ce4" table:formula="of:=[.F571]" office:value-type="string" office:string-value="Y2239">
            <text:p>Y2239</text:p>
          </table:table-cell>
          <table:table-cell/>
          <table:table-cell table:formula="of:=[.B571]" office:value-type="string" office:string-value="N578">
            <text:p>N578</text:p>
          </table:table-cell>
          <table:table-cell table:formula="of:=[.H571]" office:value-type="string" office:string-value="X5156">
            <text:p>X5156</text:p>
          </table:table-cell>
          <table:table-cell table:formula="of:=[.F571]" office:value-type="string" office:string-value="Y2239">
            <text:p>Y2239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table:formula="of:=&quot;N&quot;&amp;[.A571]" office:value-type="string" office:string-value="N578">
            <text:p>N578</text:p>
          </table:table-cell>
          <table:table-cell table:formula="of:=5150" office:value-type="float" office:value="5150">
            <text:p>5150</text:p>
          </table:table-cell>
          <table:table-cell table:formula="of:= &quot;X&quot;&amp; [.C571]" office:value-type="string" office:string-value="X5150">
            <text:p>X5150</text:p>
          </table:table-cell>
          <table:table-cell table:formula="of:=[.E570]-5.75" office:value-type="float" office:value="2239">
            <text:p>2239</text:p>
          </table:table-cell>
          <table:table-cell table:formula="of:=&quot;Y&quot; &amp; [.E571]" office:value-type="string" office:string-value="Y2239">
            <text:p>Y2239</text:p>
          </table:table-cell>
          <table:table-cell table:formula="of:=[.C571] +6" office:value-type="float" office:value="5156">
            <text:p>5156</text:p>
          </table:table-cell>
          <table:table-cell table:formula="of:=&quot;X&quot;&amp; [.G571]" office:value-type="string" office:string-value="X5156">
            <text:p>X5156</text:p>
          </table:table-cell>
          <table:table-cell table:number-columns-repeated="6"/>
          <table:table-cell table:style-name="ce4" table:formula="of:=[.B572]" office:value-type="string" office:string-value="N579">
            <text:p>N579</text:p>
          </table:table-cell>
          <table:table-cell table:style-name="ce4" table:formula="of:=[.D572]" office:value-type="string" office:string-value="X5150">
            <text:p>X5150</text:p>
          </table:table-cell>
          <table:table-cell table:style-name="ce4" table:formula="of:=[.F572]" office:value-type="string" office:string-value="Y2233.25">
            <text:p>Y2233.25</text:p>
          </table:table-cell>
          <table:table-cell/>
          <table:table-cell table:formula="of:=[.B572]" office:value-type="string" office:string-value="N579">
            <text:p>N579</text:p>
          </table:table-cell>
          <table:table-cell table:formula="of:=[.H572]" office:value-type="string" office:string-value="X5156">
            <text:p>X5156</text:p>
          </table:table-cell>
          <table:table-cell table:formula="of:=[.F572]" office:value-type="string" office:string-value="Y2233.25">
            <text:p>Y2233.25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table:formula="of:=&quot;N&quot;&amp;[.A572]" office:value-type="string" office:string-value="N579">
            <text:p>N579</text:p>
          </table:table-cell>
          <table:table-cell table:formula="of:=5150" office:value-type="float" office:value="5150">
            <text:p>5150</text:p>
          </table:table-cell>
          <table:table-cell table:formula="of:= &quot;X&quot;&amp; [.C572]" office:value-type="string" office:string-value="X5150">
            <text:p>X5150</text:p>
          </table:table-cell>
          <table:table-cell table:formula="of:=[.E571]-5.75" office:value-type="float" office:value="2233.25">
            <text:p>2233.25</text:p>
          </table:table-cell>
          <table:table-cell table:formula="of:=&quot;Y&quot; &amp; [.E572]" office:value-type="string" office:string-value="Y2233.25">
            <text:p>Y2233.25</text:p>
          </table:table-cell>
          <table:table-cell table:formula="of:=[.C572] +6" office:value-type="float" office:value="5156">
            <text:p>5156</text:p>
          </table:table-cell>
          <table:table-cell table:formula="of:=&quot;X&quot;&amp; [.G572]" office:value-type="string" office:string-value="X5156">
            <text:p>X5156</text:p>
          </table:table-cell>
          <table:table-cell table:number-columns-repeated="6"/>
          <table:table-cell table:style-name="ce4" table:formula="of:=[.B573]" office:value-type="string" office:string-value="N580">
            <text:p>N580</text:p>
          </table:table-cell>
          <table:table-cell table:style-name="ce4" table:formula="of:=[.D573]" office:value-type="string" office:string-value="X5150">
            <text:p>X5150</text:p>
          </table:table-cell>
          <table:table-cell table:style-name="ce4" table:formula="of:=[.F573]" office:value-type="string" office:string-value="Y2227.5">
            <text:p>Y2227.5</text:p>
          </table:table-cell>
          <table:table-cell/>
          <table:table-cell table:formula="of:=[.B573]" office:value-type="string" office:string-value="N580">
            <text:p>N580</text:p>
          </table:table-cell>
          <table:table-cell table:formula="of:=[.H573]" office:value-type="string" office:string-value="X5156">
            <text:p>X5156</text:p>
          </table:table-cell>
          <table:table-cell table:formula="of:=[.F573]" office:value-type="string" office:string-value="Y2227.5">
            <text:p>Y2227.5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table:formula="of:=&quot;N&quot;&amp;[.A573]" office:value-type="string" office:string-value="N580">
            <text:p>N580</text:p>
          </table:table-cell>
          <table:table-cell table:formula="of:=5150" office:value-type="float" office:value="5150">
            <text:p>5150</text:p>
          </table:table-cell>
          <table:table-cell table:formula="of:= &quot;X&quot;&amp; [.C573]" office:value-type="string" office:string-value="X5150">
            <text:p>X5150</text:p>
          </table:table-cell>
          <table:table-cell table:formula="of:=[.E572]-5.75" office:value-type="float" office:value="2227.5">
            <text:p>2227.5</text:p>
          </table:table-cell>
          <table:table-cell table:formula="of:=&quot;Y&quot; &amp; [.E573]" office:value-type="string" office:string-value="Y2227.5">
            <text:p>Y2227.5</text:p>
          </table:table-cell>
          <table:table-cell table:formula="of:=[.C573] +6" office:value-type="float" office:value="5156">
            <text:p>5156</text:p>
          </table:table-cell>
          <table:table-cell table:formula="of:=&quot;X&quot;&amp; [.G573]" office:value-type="string" office:string-value="X5156">
            <text:p>X5156</text:p>
          </table:table-cell>
          <table:table-cell table:number-columns-repeated="6"/>
          <table:table-cell table:style-name="ce4" table:formula="of:=[.B574]" office:value-type="string" office:string-value="N581">
            <text:p>N581</text:p>
          </table:table-cell>
          <table:table-cell table:style-name="ce4" table:formula="of:=[.D574]" office:value-type="string" office:string-value="X5150">
            <text:p>X5150</text:p>
          </table:table-cell>
          <table:table-cell table:style-name="ce4" table:formula="of:=[.F574]" office:value-type="string" office:string-value="Y2221.75">
            <text:p>Y2221.75</text:p>
          </table:table-cell>
          <table:table-cell/>
          <table:table-cell table:formula="of:=[.B574]" office:value-type="string" office:string-value="N581">
            <text:p>N581</text:p>
          </table:table-cell>
          <table:table-cell table:formula="of:=[.H574]" office:value-type="string" office:string-value="X5156">
            <text:p>X5156</text:p>
          </table:table-cell>
          <table:table-cell table:formula="of:=[.F574]" office:value-type="string" office:string-value="Y2221.75">
            <text:p>Y2221.75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table:formula="of:=&quot;N&quot;&amp;[.A574]" office:value-type="string" office:string-value="N581">
            <text:p>N581</text:p>
          </table:table-cell>
          <table:table-cell table:formula="of:=5150" office:value-type="float" office:value="5150">
            <text:p>5150</text:p>
          </table:table-cell>
          <table:table-cell table:formula="of:= &quot;X&quot;&amp; [.C574]" office:value-type="string" office:string-value="X5150">
            <text:p>X5150</text:p>
          </table:table-cell>
          <table:table-cell table:formula="of:=[.E573]-5.75" office:value-type="float" office:value="2221.75">
            <text:p>2221.75</text:p>
          </table:table-cell>
          <table:table-cell table:formula="of:=&quot;Y&quot; &amp; [.E574]" office:value-type="string" office:string-value="Y2221.75">
            <text:p>Y2221.75</text:p>
          </table:table-cell>
          <table:table-cell table:formula="of:=[.C574] +6" office:value-type="float" office:value="5156">
            <text:p>5156</text:p>
          </table:table-cell>
          <table:table-cell table:formula="of:=&quot;X&quot;&amp; [.G574]" office:value-type="string" office:string-value="X5156">
            <text:p>X5156</text:p>
          </table:table-cell>
          <table:table-cell table:number-columns-repeated="6"/>
          <table:table-cell table:style-name="ce4" table:formula="of:=[.B575]" office:value-type="string" office:string-value="N582">
            <text:p>N582</text:p>
          </table:table-cell>
          <table:table-cell table:style-name="ce4" table:formula="of:=[.D575]" office:value-type="string" office:string-value="X5150">
            <text:p>X5150</text:p>
          </table:table-cell>
          <table:table-cell table:style-name="ce4" table:formula="of:=[.F575]" office:value-type="string" office:string-value="Y2216">
            <text:p>Y2216</text:p>
          </table:table-cell>
          <table:table-cell/>
          <table:table-cell table:formula="of:=[.B575]" office:value-type="string" office:string-value="N582">
            <text:p>N582</text:p>
          </table:table-cell>
          <table:table-cell table:formula="of:=[.H575]" office:value-type="string" office:string-value="X5156">
            <text:p>X5156</text:p>
          </table:table-cell>
          <table:table-cell table:formula="of:=[.F575]" office:value-type="string" office:string-value="Y2216">
            <text:p>Y2216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table:formula="of:=&quot;N&quot;&amp;[.A575]" office:value-type="string" office:string-value="N582">
            <text:p>N582</text:p>
          </table:table-cell>
          <table:table-cell table:formula="of:=5150" office:value-type="float" office:value="5150">
            <text:p>5150</text:p>
          </table:table-cell>
          <table:table-cell table:formula="of:= &quot;X&quot;&amp; [.C575]" office:value-type="string" office:string-value="X5150">
            <text:p>X5150</text:p>
          </table:table-cell>
          <table:table-cell table:formula="of:=[.E574]-5.75" office:value-type="float" office:value="2216">
            <text:p>2216</text:p>
          </table:table-cell>
          <table:table-cell table:formula="of:=&quot;Y&quot; &amp; [.E575]" office:value-type="string" office:string-value="Y2216">
            <text:p>Y2216</text:p>
          </table:table-cell>
          <table:table-cell table:formula="of:=[.C575] +6" office:value-type="float" office:value="5156">
            <text:p>5156</text:p>
          </table:table-cell>
          <table:table-cell table:formula="of:=&quot;X&quot;&amp; [.G575]" office:value-type="string" office:string-value="X5156">
            <text:p>X5156</text:p>
          </table:table-cell>
          <table:table-cell table:number-columns-repeated="6"/>
          <table:table-cell table:style-name="ce4" table:formula="of:=[.B576]" office:value-type="string" office:string-value="N583">
            <text:p>N583</text:p>
          </table:table-cell>
          <table:table-cell table:style-name="ce4" table:formula="of:=[.D576]" office:value-type="string" office:string-value="X5150">
            <text:p>X5150</text:p>
          </table:table-cell>
          <table:table-cell table:style-name="ce4" table:formula="of:=[.F576]" office:value-type="string" office:string-value="Y2210.25">
            <text:p>Y2210.25</text:p>
          </table:table-cell>
          <table:table-cell/>
          <table:table-cell table:formula="of:=[.B576]" office:value-type="string" office:string-value="N583">
            <text:p>N583</text:p>
          </table:table-cell>
          <table:table-cell table:formula="of:=[.H576]" office:value-type="string" office:string-value="X5156">
            <text:p>X5156</text:p>
          </table:table-cell>
          <table:table-cell table:formula="of:=[.F576]" office:value-type="string" office:string-value="Y2210.25">
            <text:p>Y2210.25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table:formula="of:=&quot;N&quot;&amp;[.A576]" office:value-type="string" office:string-value="N583">
            <text:p>N583</text:p>
          </table:table-cell>
          <table:table-cell table:formula="of:=5150" office:value-type="float" office:value="5150">
            <text:p>5150</text:p>
          </table:table-cell>
          <table:table-cell table:formula="of:= &quot;X&quot;&amp; [.C576]" office:value-type="string" office:string-value="X5150">
            <text:p>X5150</text:p>
          </table:table-cell>
          <table:table-cell table:formula="of:=[.E575]-5.75" office:value-type="float" office:value="2210.25">
            <text:p>2210.25</text:p>
          </table:table-cell>
          <table:table-cell table:formula="of:=&quot;Y&quot; &amp; [.E576]" office:value-type="string" office:string-value="Y2210.25">
            <text:p>Y2210.25</text:p>
          </table:table-cell>
          <table:table-cell table:formula="of:=[.C576] +6" office:value-type="float" office:value="5156">
            <text:p>5156</text:p>
          </table:table-cell>
          <table:table-cell table:formula="of:=&quot;X&quot;&amp; [.G576]" office:value-type="string" office:string-value="X5156">
            <text:p>X5156</text:p>
          </table:table-cell>
          <table:table-cell table:number-columns-repeated="6"/>
          <table:table-cell table:style-name="ce4" table:formula="of:=[.B577]" office:value-type="string" office:string-value="N584">
            <text:p>N584</text:p>
          </table:table-cell>
          <table:table-cell table:style-name="ce4" table:formula="of:=[.D577]" office:value-type="string" office:string-value="X5150">
            <text:p>X5150</text:p>
          </table:table-cell>
          <table:table-cell table:style-name="ce4" table:formula="of:=[.F577]" office:value-type="string" office:string-value="Y2204.5">
            <text:p>Y2204.5</text:p>
          </table:table-cell>
          <table:table-cell/>
          <table:table-cell table:formula="of:=[.B577]" office:value-type="string" office:string-value="N584">
            <text:p>N584</text:p>
          </table:table-cell>
          <table:table-cell table:formula="of:=[.H577]" office:value-type="string" office:string-value="X5156">
            <text:p>X5156</text:p>
          </table:table-cell>
          <table:table-cell table:formula="of:=[.F577]" office:value-type="string" office:string-value="Y2204.5">
            <text:p>Y2204.5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table:formula="of:=&quot;N&quot;&amp;[.A577]" office:value-type="string" office:string-value="N584">
            <text:p>N584</text:p>
          </table:table-cell>
          <table:table-cell table:formula="of:=5150" office:value-type="float" office:value="5150">
            <text:p>5150</text:p>
          </table:table-cell>
          <table:table-cell table:formula="of:= &quot;X&quot;&amp; [.C577]" office:value-type="string" office:string-value="X5150">
            <text:p>X5150</text:p>
          </table:table-cell>
          <table:table-cell table:formula="of:=[.E576]-5.75" office:value-type="float" office:value="2204.5">
            <text:p>2204.5</text:p>
          </table:table-cell>
          <table:table-cell table:formula="of:=&quot;Y&quot; &amp; [.E577]" office:value-type="string" office:string-value="Y2204.5">
            <text:p>Y2204.5</text:p>
          </table:table-cell>
          <table:table-cell table:formula="of:=[.C577] +6" office:value-type="float" office:value="5156">
            <text:p>5156</text:p>
          </table:table-cell>
          <table:table-cell table:formula="of:=&quot;X&quot;&amp; [.G577]" office:value-type="string" office:string-value="X5156">
            <text:p>X5156</text:p>
          </table:table-cell>
          <table:table-cell table:number-columns-repeated="6"/>
          <table:table-cell table:style-name="ce4" table:formula="of:=[.B578]" office:value-type="string" office:string-value="N585">
            <text:p>N585</text:p>
          </table:table-cell>
          <table:table-cell table:style-name="ce4" table:formula="of:=[.D578]" office:value-type="string" office:string-value="X5150">
            <text:p>X5150</text:p>
          </table:table-cell>
          <table:table-cell table:style-name="ce4" table:formula="of:=[.F578]" office:value-type="string" office:string-value="Y2198.75">
            <text:p>Y2198.75</text:p>
          </table:table-cell>
          <table:table-cell/>
          <table:table-cell table:formula="of:=[.B578]" office:value-type="string" office:string-value="N585">
            <text:p>N585</text:p>
          </table:table-cell>
          <table:table-cell table:formula="of:=[.H578]" office:value-type="string" office:string-value="X5156">
            <text:p>X5156</text:p>
          </table:table-cell>
          <table:table-cell table:formula="of:=[.F578]" office:value-type="string" office:string-value="Y2198.75">
            <text:p>Y2198.75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table:formula="of:=&quot;N&quot;&amp;[.A578]" office:value-type="string" office:string-value="N585">
            <text:p>N585</text:p>
          </table:table-cell>
          <table:table-cell table:formula="of:=5150" office:value-type="float" office:value="5150">
            <text:p>5150</text:p>
          </table:table-cell>
          <table:table-cell table:formula="of:= &quot;X&quot;&amp; [.C578]" office:value-type="string" office:string-value="X5150">
            <text:p>X5150</text:p>
          </table:table-cell>
          <table:table-cell table:formula="of:=[.E577]-5.75" office:value-type="float" office:value="2198.75">
            <text:p>2198.75</text:p>
          </table:table-cell>
          <table:table-cell table:formula="of:=&quot;Y&quot; &amp; [.E578]" office:value-type="string" office:string-value="Y2198.75">
            <text:p>Y2198.75</text:p>
          </table:table-cell>
          <table:table-cell table:formula="of:=[.C578] +6" office:value-type="float" office:value="5156">
            <text:p>5156</text:p>
          </table:table-cell>
          <table:table-cell table:formula="of:=&quot;X&quot;&amp; [.G578]" office:value-type="string" office:string-value="X5156">
            <text:p>X5156</text:p>
          </table:table-cell>
          <table:table-cell table:number-columns-repeated="6"/>
          <table:table-cell table:style-name="ce4" table:formula="of:=[.B579]" office:value-type="string" office:string-value="N586">
            <text:p>N586</text:p>
          </table:table-cell>
          <table:table-cell table:style-name="ce4" table:formula="of:=[.D579]" office:value-type="string" office:string-value="X5150">
            <text:p>X5150</text:p>
          </table:table-cell>
          <table:table-cell table:style-name="ce4" table:formula="of:=[.F579]" office:value-type="string" office:string-value="Y2193">
            <text:p>Y2193</text:p>
          </table:table-cell>
          <table:table-cell/>
          <table:table-cell table:formula="of:=[.B579]" office:value-type="string" office:string-value="N586">
            <text:p>N586</text:p>
          </table:table-cell>
          <table:table-cell table:formula="of:=[.H579]" office:value-type="string" office:string-value="X5156">
            <text:p>X5156</text:p>
          </table:table-cell>
          <table:table-cell table:formula="of:=[.F579]" office:value-type="string" office:string-value="Y2193">
            <text:p>Y2193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table:formula="of:=&quot;N&quot;&amp;[.A579]" office:value-type="string" office:string-value="N586">
            <text:p>N586</text:p>
          </table:table-cell>
          <table:table-cell table:formula="of:=5150" office:value-type="float" office:value="5150">
            <text:p>5150</text:p>
          </table:table-cell>
          <table:table-cell table:formula="of:= &quot;X&quot;&amp; [.C579]" office:value-type="string" office:string-value="X5150">
            <text:p>X5150</text:p>
          </table:table-cell>
          <table:table-cell table:formula="of:=[.E578]-5.75" office:value-type="float" office:value="2193">
            <text:p>2193</text:p>
          </table:table-cell>
          <table:table-cell table:formula="of:=&quot;Y&quot; &amp; [.E579]" office:value-type="string" office:string-value="Y2193">
            <text:p>Y2193</text:p>
          </table:table-cell>
          <table:table-cell table:formula="of:=[.C579] +6" office:value-type="float" office:value="5156">
            <text:p>5156</text:p>
          </table:table-cell>
          <table:table-cell table:formula="of:=&quot;X&quot;&amp; [.G579]" office:value-type="string" office:string-value="X5156">
            <text:p>X5156</text:p>
          </table:table-cell>
          <table:table-cell table:number-columns-repeated="6"/>
          <table:table-cell table:style-name="ce4" table:formula="of:=[.B580]" office:value-type="string" office:string-value="N587">
            <text:p>N587</text:p>
          </table:table-cell>
          <table:table-cell table:style-name="ce4" table:formula="of:=[.D580]" office:value-type="string" office:string-value="X5150">
            <text:p>X5150</text:p>
          </table:table-cell>
          <table:table-cell table:style-name="ce4" table:formula="of:=[.F580]" office:value-type="string" office:string-value="Y2187.25">
            <text:p>Y2187.25</text:p>
          </table:table-cell>
          <table:table-cell/>
          <table:table-cell table:formula="of:=[.B580]" office:value-type="string" office:string-value="N587">
            <text:p>N587</text:p>
          </table:table-cell>
          <table:table-cell table:formula="of:=[.H580]" office:value-type="string" office:string-value="X5156">
            <text:p>X5156</text:p>
          </table:table-cell>
          <table:table-cell table:formula="of:=[.F580]" office:value-type="string" office:string-value="Y2187.25">
            <text:p>Y2187.25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table:formula="of:=&quot;N&quot;&amp;[.A580]" office:value-type="string" office:string-value="N587">
            <text:p>N587</text:p>
          </table:table-cell>
          <table:table-cell table:formula="of:=5150" office:value-type="float" office:value="5150">
            <text:p>5150</text:p>
          </table:table-cell>
          <table:table-cell table:formula="of:= &quot;X&quot;&amp; [.C580]" office:value-type="string" office:string-value="X5150">
            <text:p>X5150</text:p>
          </table:table-cell>
          <table:table-cell table:formula="of:=[.E579]-5.75" office:value-type="float" office:value="2187.25">
            <text:p>2187.25</text:p>
          </table:table-cell>
          <table:table-cell table:formula="of:=&quot;Y&quot; &amp; [.E580]" office:value-type="string" office:string-value="Y2187.25">
            <text:p>Y2187.25</text:p>
          </table:table-cell>
          <table:table-cell table:formula="of:=[.C580] +6" office:value-type="float" office:value="5156">
            <text:p>5156</text:p>
          </table:table-cell>
          <table:table-cell table:formula="of:=&quot;X&quot;&amp; [.G580]" office:value-type="string" office:string-value="X5156">
            <text:p>X5156</text:p>
          </table:table-cell>
          <table:table-cell table:number-columns-repeated="6"/>
          <table:table-cell table:style-name="ce4" table:formula="of:=[.B581]" office:value-type="string" office:string-value="N588">
            <text:p>N588</text:p>
          </table:table-cell>
          <table:table-cell table:style-name="ce4" table:formula="of:=[.D581]" office:value-type="string" office:string-value="X5150">
            <text:p>X5150</text:p>
          </table:table-cell>
          <table:table-cell table:style-name="ce4" table:formula="of:=[.F581]" office:value-type="string" office:string-value="Y2181.5">
            <text:p>Y2181.5</text:p>
          </table:table-cell>
          <table:table-cell/>
          <table:table-cell table:formula="of:=[.B581]" office:value-type="string" office:string-value="N588">
            <text:p>N588</text:p>
          </table:table-cell>
          <table:table-cell table:formula="of:=[.H581]" office:value-type="string" office:string-value="X5156">
            <text:p>X5156</text:p>
          </table:table-cell>
          <table:table-cell table:formula="of:=[.F581]" office:value-type="string" office:string-value="Y2181.5">
            <text:p>Y2181.5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table:formula="of:=&quot;N&quot;&amp;[.A581]" office:value-type="string" office:string-value="N588">
            <text:p>N588</text:p>
          </table:table-cell>
          <table:table-cell table:formula="of:=5150" office:value-type="float" office:value="5150">
            <text:p>5150</text:p>
          </table:table-cell>
          <table:table-cell table:formula="of:= &quot;X&quot;&amp; [.C581]" office:value-type="string" office:string-value="X5150">
            <text:p>X5150</text:p>
          </table:table-cell>
          <table:table-cell table:formula="of:=[.E580]-5.75" office:value-type="float" office:value="2181.5">
            <text:p>2181.5</text:p>
          </table:table-cell>
          <table:table-cell table:formula="of:=&quot;Y&quot; &amp; [.E581]" office:value-type="string" office:string-value="Y2181.5">
            <text:p>Y2181.5</text:p>
          </table:table-cell>
          <table:table-cell table:formula="of:=[.C581] +6" office:value-type="float" office:value="5156">
            <text:p>5156</text:p>
          </table:table-cell>
          <table:table-cell table:formula="of:=&quot;X&quot;&amp; [.G581]" office:value-type="string" office:string-value="X5156">
            <text:p>X5156</text:p>
          </table:table-cell>
          <table:table-cell table:number-columns-repeated="6"/>
          <table:table-cell table:style-name="ce4" table:formula="of:=[.B582]" office:value-type="string" office:string-value="N589">
            <text:p>N589</text:p>
          </table:table-cell>
          <table:table-cell table:style-name="ce4" table:formula="of:=[.D582]" office:value-type="string" office:string-value="X5150">
            <text:p>X5150</text:p>
          </table:table-cell>
          <table:table-cell table:style-name="ce4" table:formula="of:=[.F582]" office:value-type="string" office:string-value="Y2175.75">
            <text:p>Y2175.75</text:p>
          </table:table-cell>
          <table:table-cell/>
          <table:table-cell table:formula="of:=[.B582]" office:value-type="string" office:string-value="N589">
            <text:p>N589</text:p>
          </table:table-cell>
          <table:table-cell table:formula="of:=[.H582]" office:value-type="string" office:string-value="X5156">
            <text:p>X5156</text:p>
          </table:table-cell>
          <table:table-cell table:formula="of:=[.F582]" office:value-type="string" office:string-value="Y2175.75">
            <text:p>Y2175.75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table:formula="of:=&quot;N&quot;&amp;[.A582]" office:value-type="string" office:string-value="N589">
            <text:p>N589</text:p>
          </table:table-cell>
          <table:table-cell table:formula="of:=5150" office:value-type="float" office:value="5150">
            <text:p>5150</text:p>
          </table:table-cell>
          <table:table-cell table:formula="of:= &quot;X&quot;&amp; [.C582]" office:value-type="string" office:string-value="X5150">
            <text:p>X5150</text:p>
          </table:table-cell>
          <table:table-cell table:formula="of:=[.E581]-5.75" office:value-type="float" office:value="2175.75">
            <text:p>2175.75</text:p>
          </table:table-cell>
          <table:table-cell table:formula="of:=&quot;Y&quot; &amp; [.E582]" office:value-type="string" office:string-value="Y2175.75">
            <text:p>Y2175.75</text:p>
          </table:table-cell>
          <table:table-cell table:formula="of:=[.C582] +6" office:value-type="float" office:value="5156">
            <text:p>5156</text:p>
          </table:table-cell>
          <table:table-cell table:formula="of:=&quot;X&quot;&amp; [.G582]" office:value-type="string" office:string-value="X5156">
            <text:p>X5156</text:p>
          </table:table-cell>
          <table:table-cell table:number-columns-repeated="6"/>
          <table:table-cell table:style-name="ce4" table:formula="of:=[.B583]" office:value-type="string" office:string-value="N590">
            <text:p>N590</text:p>
          </table:table-cell>
          <table:table-cell table:style-name="ce4" table:formula="of:=[.D583]" office:value-type="string" office:string-value="X5150">
            <text:p>X5150</text:p>
          </table:table-cell>
          <table:table-cell table:style-name="ce4" table:formula="of:=[.F583]" office:value-type="string" office:string-value="Y2170">
            <text:p>Y2170</text:p>
          </table:table-cell>
          <table:table-cell/>
          <table:table-cell table:formula="of:=[.B583]" office:value-type="string" office:string-value="N590">
            <text:p>N590</text:p>
          </table:table-cell>
          <table:table-cell table:formula="of:=[.H583]" office:value-type="string" office:string-value="X5156">
            <text:p>X5156</text:p>
          </table:table-cell>
          <table:table-cell table:formula="of:=[.F583]" office:value-type="string" office:string-value="Y2170">
            <text:p>Y2170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table:formula="of:=&quot;N&quot;&amp;[.A583]" office:value-type="string" office:string-value="N590">
            <text:p>N590</text:p>
          </table:table-cell>
          <table:table-cell table:formula="of:=5150" office:value-type="float" office:value="5150">
            <text:p>5150</text:p>
          </table:table-cell>
          <table:table-cell table:formula="of:= &quot;X&quot;&amp; [.C583]" office:value-type="string" office:string-value="X5150">
            <text:p>X5150</text:p>
          </table:table-cell>
          <table:table-cell table:formula="of:=[.E582]-5.75" office:value-type="float" office:value="2170">
            <text:p>2170</text:p>
          </table:table-cell>
          <table:table-cell table:formula="of:=&quot;Y&quot; &amp; [.E583]" office:value-type="string" office:string-value="Y2170">
            <text:p>Y2170</text:p>
          </table:table-cell>
          <table:table-cell table:formula="of:=[.C583] +6" office:value-type="float" office:value="5156">
            <text:p>5156</text:p>
          </table:table-cell>
          <table:table-cell table:formula="of:=&quot;X&quot;&amp; [.G583]" office:value-type="string" office:string-value="X5156">
            <text:p>X5156</text:p>
          </table:table-cell>
          <table:table-cell table:number-columns-repeated="6"/>
          <table:table-cell table:style-name="ce4" table:formula="of:=[.B584]" office:value-type="string" office:string-value="N591">
            <text:p>N591</text:p>
          </table:table-cell>
          <table:table-cell table:style-name="ce4" table:formula="of:=[.D584]" office:value-type="string" office:string-value="X5150">
            <text:p>X5150</text:p>
          </table:table-cell>
          <table:table-cell table:style-name="ce4" table:formula="of:=[.F584]" office:value-type="string" office:string-value="Y2164.25">
            <text:p>Y2164.25</text:p>
          </table:table-cell>
          <table:table-cell/>
          <table:table-cell table:formula="of:=[.B584]" office:value-type="string" office:string-value="N591">
            <text:p>N591</text:p>
          </table:table-cell>
          <table:table-cell table:formula="of:=[.H584]" office:value-type="string" office:string-value="X5156">
            <text:p>X5156</text:p>
          </table:table-cell>
          <table:table-cell table:formula="of:=[.F584]" office:value-type="string" office:string-value="Y2164.25">
            <text:p>Y2164.25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table:formula="of:=&quot;N&quot;&amp;[.A584]" office:value-type="string" office:string-value="N591">
            <text:p>N591</text:p>
          </table:table-cell>
          <table:table-cell table:formula="of:=5150" office:value-type="float" office:value="5150">
            <text:p>5150</text:p>
          </table:table-cell>
          <table:table-cell table:formula="of:= &quot;X&quot;&amp; [.C584]" office:value-type="string" office:string-value="X5150">
            <text:p>X5150</text:p>
          </table:table-cell>
          <table:table-cell table:formula="of:=[.E583]-5.75" office:value-type="float" office:value="2164.25">
            <text:p>2164.25</text:p>
          </table:table-cell>
          <table:table-cell table:formula="of:=&quot;Y&quot; &amp; [.E584]" office:value-type="string" office:string-value="Y2164.25">
            <text:p>Y2164.25</text:p>
          </table:table-cell>
          <table:table-cell table:formula="of:=[.C584] +6" office:value-type="float" office:value="5156">
            <text:p>5156</text:p>
          </table:table-cell>
          <table:table-cell table:formula="of:=&quot;X&quot;&amp; [.G584]" office:value-type="string" office:string-value="X5156">
            <text:p>X5156</text:p>
          </table:table-cell>
          <table:table-cell table:number-columns-repeated="6"/>
          <table:table-cell table:style-name="ce4" table:formula="of:=[.B585]" office:value-type="string" office:string-value="N592">
            <text:p>N592</text:p>
          </table:table-cell>
          <table:table-cell table:style-name="ce4" table:formula="of:=[.D585]" office:value-type="string" office:string-value="X5150">
            <text:p>X5150</text:p>
          </table:table-cell>
          <table:table-cell table:style-name="ce4" table:formula="of:=[.F585]" office:value-type="string" office:string-value="Y2158.5">
            <text:p>Y2158.5</text:p>
          </table:table-cell>
          <table:table-cell/>
          <table:table-cell table:formula="of:=[.B585]" office:value-type="string" office:string-value="N592">
            <text:p>N592</text:p>
          </table:table-cell>
          <table:table-cell table:formula="of:=[.H585]" office:value-type="string" office:string-value="X5156">
            <text:p>X5156</text:p>
          </table:table-cell>
          <table:table-cell table:formula="of:=[.F585]" office:value-type="string" office:string-value="Y2158.5">
            <text:p>Y2158.5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table:formula="of:=&quot;N&quot;&amp;[.A585]" office:value-type="string" office:string-value="N592">
            <text:p>N592</text:p>
          </table:table-cell>
          <table:table-cell table:formula="of:=5150" office:value-type="float" office:value="5150">
            <text:p>5150</text:p>
          </table:table-cell>
          <table:table-cell table:formula="of:= &quot;X&quot;&amp; [.C585]" office:value-type="string" office:string-value="X5150">
            <text:p>X5150</text:p>
          </table:table-cell>
          <table:table-cell table:formula="of:=[.E584]-5.75" office:value-type="float" office:value="2158.5">
            <text:p>2158.5</text:p>
          </table:table-cell>
          <table:table-cell table:formula="of:=&quot;Y&quot; &amp; [.E585]" office:value-type="string" office:string-value="Y2158.5">
            <text:p>Y2158.5</text:p>
          </table:table-cell>
          <table:table-cell table:formula="of:=[.C585] +6" office:value-type="float" office:value="5156">
            <text:p>5156</text:p>
          </table:table-cell>
          <table:table-cell table:formula="of:=&quot;X&quot;&amp; [.G585]" office:value-type="string" office:string-value="X5156">
            <text:p>X5156</text:p>
          </table:table-cell>
          <table:table-cell table:number-columns-repeated="6"/>
          <table:table-cell table:style-name="ce4" table:formula="of:=[.B586]" office:value-type="string" office:string-value="N593">
            <text:p>N593</text:p>
          </table:table-cell>
          <table:table-cell table:style-name="ce4" table:formula="of:=[.D586]" office:value-type="string" office:string-value="X5150">
            <text:p>X5150</text:p>
          </table:table-cell>
          <table:table-cell table:style-name="ce4" table:formula="of:=[.F586]" office:value-type="string" office:string-value="Y2152.75">
            <text:p>Y2152.75</text:p>
          </table:table-cell>
          <table:table-cell/>
          <table:table-cell table:formula="of:=[.B586]" office:value-type="string" office:string-value="N593">
            <text:p>N593</text:p>
          </table:table-cell>
          <table:table-cell table:formula="of:=[.H586]" office:value-type="string" office:string-value="X5156">
            <text:p>X5156</text:p>
          </table:table-cell>
          <table:table-cell table:formula="of:=[.F586]" office:value-type="string" office:string-value="Y2152.75">
            <text:p>Y2152.75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table:formula="of:=&quot;N&quot;&amp;[.A586]" office:value-type="string" office:string-value="N593">
            <text:p>N593</text:p>
          </table:table-cell>
          <table:table-cell table:formula="of:=5150" office:value-type="float" office:value="5150">
            <text:p>5150</text:p>
          </table:table-cell>
          <table:table-cell table:formula="of:= &quot;X&quot;&amp; [.C586]" office:value-type="string" office:string-value="X5150">
            <text:p>X5150</text:p>
          </table:table-cell>
          <table:table-cell table:formula="of:=[.E585]-5.75" office:value-type="float" office:value="2152.75">
            <text:p>2152.75</text:p>
          </table:table-cell>
          <table:table-cell table:formula="of:=&quot;Y&quot; &amp; [.E586]" office:value-type="string" office:string-value="Y2152.75">
            <text:p>Y2152.75</text:p>
          </table:table-cell>
          <table:table-cell table:formula="of:=[.C586] +6" office:value-type="float" office:value="5156">
            <text:p>5156</text:p>
          </table:table-cell>
          <table:table-cell table:formula="of:=&quot;X&quot;&amp; [.G586]" office:value-type="string" office:string-value="X5156">
            <text:p>X5156</text:p>
          </table:table-cell>
          <table:table-cell table:number-columns-repeated="6"/>
          <table:table-cell table:style-name="ce4" table:formula="of:=[.B587]" office:value-type="string" office:string-value="N594">
            <text:p>N594</text:p>
          </table:table-cell>
          <table:table-cell table:style-name="ce4" table:formula="of:=[.D587]" office:value-type="string" office:string-value="X5150">
            <text:p>X5150</text:p>
          </table:table-cell>
          <table:table-cell table:style-name="ce4" table:formula="of:=[.F587]" office:value-type="string" office:string-value="Y2147">
            <text:p>Y2147</text:p>
          </table:table-cell>
          <table:table-cell/>
          <table:table-cell table:formula="of:=[.B587]" office:value-type="string" office:string-value="N594">
            <text:p>N594</text:p>
          </table:table-cell>
          <table:table-cell table:formula="of:=[.H587]" office:value-type="string" office:string-value="X5156">
            <text:p>X5156</text:p>
          </table:table-cell>
          <table:table-cell table:formula="of:=[.F587]" office:value-type="string" office:string-value="Y2147">
            <text:p>Y2147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table:formula="of:=&quot;N&quot;&amp;[.A587]" office:value-type="string" office:string-value="N594">
            <text:p>N594</text:p>
          </table:table-cell>
          <table:table-cell table:formula="of:=5150" office:value-type="float" office:value="5150">
            <text:p>5150</text:p>
          </table:table-cell>
          <table:table-cell table:formula="of:= &quot;X&quot;&amp; [.C587]" office:value-type="string" office:string-value="X5150">
            <text:p>X5150</text:p>
          </table:table-cell>
          <table:table-cell table:formula="of:=[.E586]-5.75" office:value-type="float" office:value="2147">
            <text:p>2147</text:p>
          </table:table-cell>
          <table:table-cell table:formula="of:=&quot;Y&quot; &amp; [.E587]" office:value-type="string" office:string-value="Y2147">
            <text:p>Y2147</text:p>
          </table:table-cell>
          <table:table-cell table:formula="of:=[.C587] +6" office:value-type="float" office:value="5156">
            <text:p>5156</text:p>
          </table:table-cell>
          <table:table-cell table:formula="of:=&quot;X&quot;&amp; [.G587]" office:value-type="string" office:string-value="X5156">
            <text:p>X5156</text:p>
          </table:table-cell>
          <table:table-cell table:number-columns-repeated="6"/>
          <table:table-cell table:style-name="ce4" table:formula="of:=[.B588]" office:value-type="string" office:string-value="N595">
            <text:p>N595</text:p>
          </table:table-cell>
          <table:table-cell table:style-name="ce4" table:formula="of:=[.D588]" office:value-type="string" office:string-value="X5150">
            <text:p>X5150</text:p>
          </table:table-cell>
          <table:table-cell table:style-name="ce4" table:formula="of:=[.F588]" office:value-type="string" office:string-value="Y2141.25">
            <text:p>Y2141.25</text:p>
          </table:table-cell>
          <table:table-cell/>
          <table:table-cell table:formula="of:=[.B588]" office:value-type="string" office:string-value="N595">
            <text:p>N595</text:p>
          </table:table-cell>
          <table:table-cell table:formula="of:=[.H588]" office:value-type="string" office:string-value="X5156">
            <text:p>X5156</text:p>
          </table:table-cell>
          <table:table-cell table:formula="of:=[.F588]" office:value-type="string" office:string-value="Y2141.25">
            <text:p>Y2141.25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table:formula="of:=&quot;N&quot;&amp;[.A588]" office:value-type="string" office:string-value="N595">
            <text:p>N595</text:p>
          </table:table-cell>
          <table:table-cell table:formula="of:=5150" office:value-type="float" office:value="5150">
            <text:p>5150</text:p>
          </table:table-cell>
          <table:table-cell table:formula="of:= &quot;X&quot;&amp; [.C588]" office:value-type="string" office:string-value="X5150">
            <text:p>X5150</text:p>
          </table:table-cell>
          <table:table-cell table:formula="of:=[.E587]-5.75" office:value-type="float" office:value="2141.25">
            <text:p>2141.25</text:p>
          </table:table-cell>
          <table:table-cell table:formula="of:=&quot;Y&quot; &amp; [.E588]" office:value-type="string" office:string-value="Y2141.25">
            <text:p>Y2141.25</text:p>
          </table:table-cell>
          <table:table-cell table:formula="of:=[.C588] +6" office:value-type="float" office:value="5156">
            <text:p>5156</text:p>
          </table:table-cell>
          <table:table-cell table:formula="of:=&quot;X&quot;&amp; [.G588]" office:value-type="string" office:string-value="X5156">
            <text:p>X5156</text:p>
          </table:table-cell>
          <table:table-cell table:number-columns-repeated="6"/>
          <table:table-cell table:style-name="ce4" table:formula="of:=[.B589]" office:value-type="string" office:string-value="N596">
            <text:p>N596</text:p>
          </table:table-cell>
          <table:table-cell table:style-name="ce4" table:formula="of:=[.D589]" office:value-type="string" office:string-value="X5150">
            <text:p>X5150</text:p>
          </table:table-cell>
          <table:table-cell table:style-name="ce4" table:formula="of:=[.F589]" office:value-type="string" office:string-value="Y2135.5">
            <text:p>Y2135.5</text:p>
          </table:table-cell>
          <table:table-cell/>
          <table:table-cell table:formula="of:=[.B589]" office:value-type="string" office:string-value="N596">
            <text:p>N596</text:p>
          </table:table-cell>
          <table:table-cell table:formula="of:=[.H589]" office:value-type="string" office:string-value="X5156">
            <text:p>X5156</text:p>
          </table:table-cell>
          <table:table-cell table:formula="of:=[.F589]" office:value-type="string" office:string-value="Y2135.5">
            <text:p>Y2135.5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table:formula="of:=&quot;N&quot;&amp;[.A589]" office:value-type="string" office:string-value="N596">
            <text:p>N596</text:p>
          </table:table-cell>
          <table:table-cell table:formula="of:=5150" office:value-type="float" office:value="5150">
            <text:p>5150</text:p>
          </table:table-cell>
          <table:table-cell table:formula="of:= &quot;X&quot;&amp; [.C589]" office:value-type="string" office:string-value="X5150">
            <text:p>X5150</text:p>
          </table:table-cell>
          <table:table-cell table:formula="of:=[.E588]-5.75" office:value-type="float" office:value="2135.5">
            <text:p>2135.5</text:p>
          </table:table-cell>
          <table:table-cell table:formula="of:=&quot;Y&quot; &amp; [.E589]" office:value-type="string" office:string-value="Y2135.5">
            <text:p>Y2135.5</text:p>
          </table:table-cell>
          <table:table-cell table:formula="of:=[.C589] +6" office:value-type="float" office:value="5156">
            <text:p>5156</text:p>
          </table:table-cell>
          <table:table-cell table:formula="of:=&quot;X&quot;&amp; [.G589]" office:value-type="string" office:string-value="X5156">
            <text:p>X5156</text:p>
          </table:table-cell>
          <table:table-cell table:number-columns-repeated="6"/>
          <table:table-cell table:style-name="ce4" table:formula="of:=[.B590]" office:value-type="string" office:string-value="N597">
            <text:p>N597</text:p>
          </table:table-cell>
          <table:table-cell table:style-name="ce4" table:formula="of:=[.D590]" office:value-type="string" office:string-value="X5150">
            <text:p>X5150</text:p>
          </table:table-cell>
          <table:table-cell table:style-name="ce4" table:formula="of:=[.F590]" office:value-type="string" office:string-value="Y2129.75">
            <text:p>Y2129.75</text:p>
          </table:table-cell>
          <table:table-cell/>
          <table:table-cell table:formula="of:=[.B590]" office:value-type="string" office:string-value="N597">
            <text:p>N597</text:p>
          </table:table-cell>
          <table:table-cell table:formula="of:=[.H590]" office:value-type="string" office:string-value="X5156">
            <text:p>X5156</text:p>
          </table:table-cell>
          <table:table-cell table:formula="of:=[.F590]" office:value-type="string" office:string-value="Y2129.75">
            <text:p>Y2129.75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table:formula="of:=&quot;N&quot;&amp;[.A590]" office:value-type="string" office:string-value="N597">
            <text:p>N597</text:p>
          </table:table-cell>
          <table:table-cell table:formula="of:=5150" office:value-type="float" office:value="5150">
            <text:p>5150</text:p>
          </table:table-cell>
          <table:table-cell table:formula="of:= &quot;X&quot;&amp; [.C590]" office:value-type="string" office:string-value="X5150">
            <text:p>X5150</text:p>
          </table:table-cell>
          <table:table-cell table:formula="of:=[.E589]-5.75" office:value-type="float" office:value="2129.75">
            <text:p>2129.75</text:p>
          </table:table-cell>
          <table:table-cell table:formula="of:=&quot;Y&quot; &amp; [.E590]" office:value-type="string" office:string-value="Y2129.75">
            <text:p>Y2129.75</text:p>
          </table:table-cell>
          <table:table-cell table:formula="of:=[.C590] +6" office:value-type="float" office:value="5156">
            <text:p>5156</text:p>
          </table:table-cell>
          <table:table-cell table:formula="of:=&quot;X&quot;&amp; [.G590]" office:value-type="string" office:string-value="X5156">
            <text:p>X5156</text:p>
          </table:table-cell>
          <table:table-cell table:number-columns-repeated="6"/>
          <table:table-cell table:style-name="ce4" table:formula="of:=[.B591]" office:value-type="string" office:string-value="N598">
            <text:p>N598</text:p>
          </table:table-cell>
          <table:table-cell table:style-name="ce4" table:formula="of:=[.D591]" office:value-type="string" office:string-value="X5150">
            <text:p>X5150</text:p>
          </table:table-cell>
          <table:table-cell table:style-name="ce4" table:formula="of:=[.F591]" office:value-type="string" office:string-value="Y2124">
            <text:p>Y2124</text:p>
          </table:table-cell>
          <table:table-cell/>
          <table:table-cell table:formula="of:=[.B591]" office:value-type="string" office:string-value="N598">
            <text:p>N598</text:p>
          </table:table-cell>
          <table:table-cell table:formula="of:=[.H591]" office:value-type="string" office:string-value="X5156">
            <text:p>X5156</text:p>
          </table:table-cell>
          <table:table-cell table:formula="of:=[.F591]" office:value-type="string" office:string-value="Y2124">
            <text:p>Y2124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table:formula="of:=&quot;N&quot;&amp;[.A591]" office:value-type="string" office:string-value="N598">
            <text:p>N598</text:p>
          </table:table-cell>
          <table:table-cell table:formula="of:=5150" office:value-type="float" office:value="5150">
            <text:p>5150</text:p>
          </table:table-cell>
          <table:table-cell table:formula="of:= &quot;X&quot;&amp; [.C591]" office:value-type="string" office:string-value="X5150">
            <text:p>X5150</text:p>
          </table:table-cell>
          <table:table-cell table:formula="of:=[.E590]-5.75" office:value-type="float" office:value="2124">
            <text:p>2124</text:p>
          </table:table-cell>
          <table:table-cell table:formula="of:=&quot;Y&quot; &amp; [.E591]" office:value-type="string" office:string-value="Y2124">
            <text:p>Y2124</text:p>
          </table:table-cell>
          <table:table-cell table:formula="of:=[.C591] +6" office:value-type="float" office:value="5156">
            <text:p>5156</text:p>
          </table:table-cell>
          <table:table-cell table:formula="of:=&quot;X&quot;&amp; [.G591]" office:value-type="string" office:string-value="X5156">
            <text:p>X5156</text:p>
          </table:table-cell>
          <table:table-cell table:number-columns-repeated="6"/>
          <table:table-cell table:style-name="ce4" table:formula="of:=[.B592]" office:value-type="string" office:string-value="N599">
            <text:p>N599</text:p>
          </table:table-cell>
          <table:table-cell table:style-name="ce4" table:formula="of:=[.D592]" office:value-type="string" office:string-value="X5150">
            <text:p>X5150</text:p>
          </table:table-cell>
          <table:table-cell table:style-name="ce4" table:formula="of:=[.F592]" office:value-type="string" office:string-value="Y2118.25">
            <text:p>Y2118.25</text:p>
          </table:table-cell>
          <table:table-cell/>
          <table:table-cell table:formula="of:=[.B592]" office:value-type="string" office:string-value="N599">
            <text:p>N599</text:p>
          </table:table-cell>
          <table:table-cell table:formula="of:=[.H592]" office:value-type="string" office:string-value="X5156">
            <text:p>X5156</text:p>
          </table:table-cell>
          <table:table-cell table:formula="of:=[.F592]" office:value-type="string" office:string-value="Y2118.25">
            <text:p>Y2118.25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table:formula="of:=&quot;N&quot;&amp;[.A592]" office:value-type="string" office:string-value="N599">
            <text:p>N599</text:p>
          </table:table-cell>
          <table:table-cell table:formula="of:=5150" office:value-type="float" office:value="5150">
            <text:p>5150</text:p>
          </table:table-cell>
          <table:table-cell table:formula="of:= &quot;X&quot;&amp; [.C592]" office:value-type="string" office:string-value="X5150">
            <text:p>X5150</text:p>
          </table:table-cell>
          <table:table-cell table:formula="of:=[.E591]-5.75" office:value-type="float" office:value="2118.25">
            <text:p>2118.25</text:p>
          </table:table-cell>
          <table:table-cell table:formula="of:=&quot;Y&quot; &amp; [.E592]" office:value-type="string" office:string-value="Y2118.25">
            <text:p>Y2118.25</text:p>
          </table:table-cell>
          <table:table-cell table:formula="of:=[.C592] +6" office:value-type="float" office:value="5156">
            <text:p>5156</text:p>
          </table:table-cell>
          <table:table-cell table:formula="of:=&quot;X&quot;&amp; [.G592]" office:value-type="string" office:string-value="X5156">
            <text:p>X5156</text:p>
          </table:table-cell>
          <table:table-cell table:number-columns-repeated="6"/>
          <table:table-cell table:style-name="ce4" table:formula="of:=[.B593]" office:value-type="string" office:string-value="N600">
            <text:p>N600</text:p>
          </table:table-cell>
          <table:table-cell table:style-name="ce4" table:formula="of:=[.D593]" office:value-type="string" office:string-value="X5150">
            <text:p>X5150</text:p>
          </table:table-cell>
          <table:table-cell table:style-name="ce4" table:formula="of:=[.F593]" office:value-type="string" office:string-value="Y2112.5">
            <text:p>Y2112.5</text:p>
          </table:table-cell>
          <table:table-cell/>
          <table:table-cell table:formula="of:=[.B593]" office:value-type="string" office:string-value="N600">
            <text:p>N600</text:p>
          </table:table-cell>
          <table:table-cell table:formula="of:=[.H593]" office:value-type="string" office:string-value="X5156">
            <text:p>X5156</text:p>
          </table:table-cell>
          <table:table-cell table:formula="of:=[.F593]" office:value-type="string" office:string-value="Y2112.5">
            <text:p>Y2112.5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table:formula="of:=&quot;N&quot;&amp;[.A593]" office:value-type="string" office:string-value="N600">
            <text:p>N600</text:p>
          </table:table-cell>
          <table:table-cell table:formula="of:=5150" office:value-type="float" office:value="5150">
            <text:p>5150</text:p>
          </table:table-cell>
          <table:table-cell table:formula="of:= &quot;X&quot;&amp; [.C593]" office:value-type="string" office:string-value="X5150">
            <text:p>X5150</text:p>
          </table:table-cell>
          <table:table-cell table:formula="of:=[.E592]-5.75" office:value-type="float" office:value="2112.5">
            <text:p>2112.5</text:p>
          </table:table-cell>
          <table:table-cell table:formula="of:=&quot;Y&quot; &amp; [.E593]" office:value-type="string" office:string-value="Y2112.5">
            <text:p>Y2112.5</text:p>
          </table:table-cell>
          <table:table-cell table:formula="of:=[.C593] +6" office:value-type="float" office:value="5156">
            <text:p>5156</text:p>
          </table:table-cell>
          <table:table-cell table:formula="of:=&quot;X&quot;&amp; [.G593]" office:value-type="string" office:string-value="X5156">
            <text:p>X5156</text:p>
          </table:table-cell>
          <table:table-cell table:number-columns-repeated="6"/>
          <table:table-cell table:style-name="ce4" table:formula="of:=[.B594]" office:value-type="string" office:string-value="N601">
            <text:p>N601</text:p>
          </table:table-cell>
          <table:table-cell table:style-name="ce4" table:formula="of:=[.D594]" office:value-type="string" office:string-value="X5150">
            <text:p>X5150</text:p>
          </table:table-cell>
          <table:table-cell table:style-name="ce4" table:formula="of:=[.F594]" office:value-type="string" office:string-value="Y2106.75">
            <text:p>Y2106.75</text:p>
          </table:table-cell>
          <table:table-cell/>
          <table:table-cell table:formula="of:=[.B594]" office:value-type="string" office:string-value="N601">
            <text:p>N601</text:p>
          </table:table-cell>
          <table:table-cell table:formula="of:=[.H594]" office:value-type="string" office:string-value="X5156">
            <text:p>X5156</text:p>
          </table:table-cell>
          <table:table-cell table:formula="of:=[.F594]" office:value-type="string" office:string-value="Y2106.75">
            <text:p>Y2106.75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table:formula="of:=&quot;N&quot;&amp;[.A594]" office:value-type="string" office:string-value="N601">
            <text:p>N601</text:p>
          </table:table-cell>
          <table:table-cell table:formula="of:=5150" office:value-type="float" office:value="5150">
            <text:p>5150</text:p>
          </table:table-cell>
          <table:table-cell table:formula="of:= &quot;X&quot;&amp; [.C594]" office:value-type="string" office:string-value="X5150">
            <text:p>X5150</text:p>
          </table:table-cell>
          <table:table-cell table:formula="of:=[.E593]-5.75" office:value-type="float" office:value="2106.75">
            <text:p>2106.75</text:p>
          </table:table-cell>
          <table:table-cell table:formula="of:=&quot;Y&quot; &amp; [.E594]" office:value-type="string" office:string-value="Y2106.75">
            <text:p>Y2106.75</text:p>
          </table:table-cell>
          <table:table-cell table:formula="of:=[.C594] +6" office:value-type="float" office:value="5156">
            <text:p>5156</text:p>
          </table:table-cell>
          <table:table-cell table:formula="of:=&quot;X&quot;&amp; [.G594]" office:value-type="string" office:string-value="X5156">
            <text:p>X5156</text:p>
          </table:table-cell>
          <table:table-cell table:number-columns-repeated="6"/>
          <table:table-cell table:style-name="ce4" table:formula="of:=[.B595]" office:value-type="string" office:string-value="N602">
            <text:p>N602</text:p>
          </table:table-cell>
          <table:table-cell table:style-name="ce4" table:formula="of:=[.D595]" office:value-type="string" office:string-value="X5150">
            <text:p>X5150</text:p>
          </table:table-cell>
          <table:table-cell table:style-name="ce4" table:formula="of:=[.F595]" office:value-type="string" office:string-value="Y2101">
            <text:p>Y2101</text:p>
          </table:table-cell>
          <table:table-cell/>
          <table:table-cell table:formula="of:=[.B595]" office:value-type="string" office:string-value="N602">
            <text:p>N602</text:p>
          </table:table-cell>
          <table:table-cell table:formula="of:=[.H595]" office:value-type="string" office:string-value="X5156">
            <text:p>X5156</text:p>
          </table:table-cell>
          <table:table-cell table:formula="of:=[.F595]" office:value-type="string" office:string-value="Y2101">
            <text:p>Y2101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table:formula="of:=&quot;N&quot;&amp;[.A595]" office:value-type="string" office:string-value="N602">
            <text:p>N602</text:p>
          </table:table-cell>
          <table:table-cell table:formula="of:=5150" office:value-type="float" office:value="5150">
            <text:p>5150</text:p>
          </table:table-cell>
          <table:table-cell table:formula="of:= &quot;X&quot;&amp; [.C595]" office:value-type="string" office:string-value="X5150">
            <text:p>X5150</text:p>
          </table:table-cell>
          <table:table-cell table:formula="of:=[.E594]-5.75" office:value-type="float" office:value="2101">
            <text:p>2101</text:p>
          </table:table-cell>
          <table:table-cell table:formula="of:=&quot;Y&quot; &amp; [.E595]" office:value-type="string" office:string-value="Y2101">
            <text:p>Y2101</text:p>
          </table:table-cell>
          <table:table-cell table:formula="of:=[.C595] +6" office:value-type="float" office:value="5156">
            <text:p>5156</text:p>
          </table:table-cell>
          <table:table-cell table:formula="of:=&quot;X&quot;&amp; [.G595]" office:value-type="string" office:string-value="X5156">
            <text:p>X5156</text:p>
          </table:table-cell>
          <table:table-cell table:number-columns-repeated="6"/>
          <table:table-cell table:style-name="ce4" table:formula="of:=[.B596]" office:value-type="string" office:string-value="N603">
            <text:p>N603</text:p>
          </table:table-cell>
          <table:table-cell table:style-name="ce4" table:formula="of:=[.D596]" office:value-type="string" office:string-value="X5150">
            <text:p>X5150</text:p>
          </table:table-cell>
          <table:table-cell table:style-name="ce4" table:formula="of:=[.F596]" office:value-type="string" office:string-value="Y2095.25">
            <text:p>Y2095.25</text:p>
          </table:table-cell>
          <table:table-cell/>
          <table:table-cell table:formula="of:=[.B596]" office:value-type="string" office:string-value="N603">
            <text:p>N603</text:p>
          </table:table-cell>
          <table:table-cell table:formula="of:=[.H596]" office:value-type="string" office:string-value="X5156">
            <text:p>X5156</text:p>
          </table:table-cell>
          <table:table-cell table:formula="of:=[.F596]" office:value-type="string" office:string-value="Y2095.25">
            <text:p>Y2095.25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table:formula="of:=&quot;N&quot;&amp;[.A596]" office:value-type="string" office:string-value="N603">
            <text:p>N603</text:p>
          </table:table-cell>
          <table:table-cell table:formula="of:=5150" office:value-type="float" office:value="5150">
            <text:p>5150</text:p>
          </table:table-cell>
          <table:table-cell table:formula="of:= &quot;X&quot;&amp; [.C596]" office:value-type="string" office:string-value="X5150">
            <text:p>X5150</text:p>
          </table:table-cell>
          <table:table-cell table:formula="of:=[.E595]-5.75" office:value-type="float" office:value="2095.25">
            <text:p>2095.25</text:p>
          </table:table-cell>
          <table:table-cell table:formula="of:=&quot;Y&quot; &amp; [.E596]" office:value-type="string" office:string-value="Y2095.25">
            <text:p>Y2095.25</text:p>
          </table:table-cell>
          <table:table-cell table:formula="of:=[.C596] +6" office:value-type="float" office:value="5156">
            <text:p>5156</text:p>
          </table:table-cell>
          <table:table-cell table:formula="of:=&quot;X&quot;&amp; [.G596]" office:value-type="string" office:string-value="X5156">
            <text:p>X5156</text:p>
          </table:table-cell>
          <table:table-cell table:number-columns-repeated="6"/>
          <table:table-cell table:style-name="ce4" table:formula="of:=[.B597]" office:value-type="string" office:string-value="N604">
            <text:p>N604</text:p>
          </table:table-cell>
          <table:table-cell table:style-name="ce4" table:formula="of:=[.D597]" office:value-type="string" office:string-value="X5150">
            <text:p>X5150</text:p>
          </table:table-cell>
          <table:table-cell table:style-name="ce4" table:formula="of:=[.F597]" office:value-type="string" office:string-value="Y2089.5">
            <text:p>Y2089.5</text:p>
          </table:table-cell>
          <table:table-cell/>
          <table:table-cell table:formula="of:=[.B597]" office:value-type="string" office:string-value="N604">
            <text:p>N604</text:p>
          </table:table-cell>
          <table:table-cell table:formula="of:=[.H597]" office:value-type="string" office:string-value="X5156">
            <text:p>X5156</text:p>
          </table:table-cell>
          <table:table-cell table:formula="of:=[.F597]" office:value-type="string" office:string-value="Y2089.5">
            <text:p>Y2089.5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table:formula="of:=&quot;N&quot;&amp;[.A597]" office:value-type="string" office:string-value="N604">
            <text:p>N604</text:p>
          </table:table-cell>
          <table:table-cell table:formula="of:=5150" office:value-type="float" office:value="5150">
            <text:p>5150</text:p>
          </table:table-cell>
          <table:table-cell table:formula="of:= &quot;X&quot;&amp; [.C597]" office:value-type="string" office:string-value="X5150">
            <text:p>X5150</text:p>
          </table:table-cell>
          <table:table-cell table:formula="of:=[.E596]-5.75" office:value-type="float" office:value="2089.5">
            <text:p>2089.5</text:p>
          </table:table-cell>
          <table:table-cell table:formula="of:=&quot;Y&quot; &amp; [.E597]" office:value-type="string" office:string-value="Y2089.5">
            <text:p>Y2089.5</text:p>
          </table:table-cell>
          <table:table-cell table:formula="of:=[.C597] +6" office:value-type="float" office:value="5156">
            <text:p>5156</text:p>
          </table:table-cell>
          <table:table-cell table:formula="of:=&quot;X&quot;&amp; [.G597]" office:value-type="string" office:string-value="X5156">
            <text:p>X5156</text:p>
          </table:table-cell>
          <table:table-cell table:number-columns-repeated="6"/>
          <table:table-cell table:style-name="ce4" table:formula="of:=[.B598]" office:value-type="string" office:string-value="N605">
            <text:p>N605</text:p>
          </table:table-cell>
          <table:table-cell table:style-name="ce4" table:formula="of:=[.D598]" office:value-type="string" office:string-value="X5150">
            <text:p>X5150</text:p>
          </table:table-cell>
          <table:table-cell table:style-name="ce4" table:formula="of:=[.F598]" office:value-type="string" office:string-value="Y2083.75">
            <text:p>Y2083.75</text:p>
          </table:table-cell>
          <table:table-cell/>
          <table:table-cell table:formula="of:=[.B598]" office:value-type="string" office:string-value="N605">
            <text:p>N605</text:p>
          </table:table-cell>
          <table:table-cell table:formula="of:=[.H598]" office:value-type="string" office:string-value="X5156">
            <text:p>X5156</text:p>
          </table:table-cell>
          <table:table-cell table:formula="of:=[.F598]" office:value-type="string" office:string-value="Y2083.75">
            <text:p>Y2083.75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table:formula="of:=&quot;N&quot;&amp;[.A598]" office:value-type="string" office:string-value="N605">
            <text:p>N605</text:p>
          </table:table-cell>
          <table:table-cell table:formula="of:=5150" office:value-type="float" office:value="5150">
            <text:p>5150</text:p>
          </table:table-cell>
          <table:table-cell table:formula="of:= &quot;X&quot;&amp; [.C598]" office:value-type="string" office:string-value="X5150">
            <text:p>X5150</text:p>
          </table:table-cell>
          <table:table-cell table:formula="of:=[.E597]-5.75" office:value-type="float" office:value="2083.75">
            <text:p>2083.75</text:p>
          </table:table-cell>
          <table:table-cell table:formula="of:=&quot;Y&quot; &amp; [.E598]" office:value-type="string" office:string-value="Y2083.75">
            <text:p>Y2083.75</text:p>
          </table:table-cell>
          <table:table-cell table:formula="of:=[.C598] +6" office:value-type="float" office:value="5156">
            <text:p>5156</text:p>
          </table:table-cell>
          <table:table-cell table:formula="of:=&quot;X&quot;&amp; [.G598]" office:value-type="string" office:string-value="X5156">
            <text:p>X5156</text:p>
          </table:table-cell>
          <table:table-cell table:number-columns-repeated="6"/>
          <table:table-cell table:style-name="ce4" table:formula="of:=[.B599]" office:value-type="string" office:string-value="N606">
            <text:p>N606</text:p>
          </table:table-cell>
          <table:table-cell table:style-name="ce4" table:formula="of:=[.D599]" office:value-type="string" office:string-value="X5150">
            <text:p>X5150</text:p>
          </table:table-cell>
          <table:table-cell table:style-name="ce4" table:formula="of:=[.F599]" office:value-type="string" office:string-value="Y2078">
            <text:p>Y2078</text:p>
          </table:table-cell>
          <table:table-cell/>
          <table:table-cell table:formula="of:=[.B599]" office:value-type="string" office:string-value="N606">
            <text:p>N606</text:p>
          </table:table-cell>
          <table:table-cell table:formula="of:=[.H599]" office:value-type="string" office:string-value="X5156">
            <text:p>X5156</text:p>
          </table:table-cell>
          <table:table-cell table:formula="of:=[.F599]" office:value-type="string" office:string-value="Y2078">
            <text:p>Y2078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table:formula="of:=&quot;N&quot;&amp;[.A599]" office:value-type="string" office:string-value="N606">
            <text:p>N606</text:p>
          </table:table-cell>
          <table:table-cell table:formula="of:=5150" office:value-type="float" office:value="5150">
            <text:p>5150</text:p>
          </table:table-cell>
          <table:table-cell table:formula="of:= &quot;X&quot;&amp; [.C599]" office:value-type="string" office:string-value="X5150">
            <text:p>X5150</text:p>
          </table:table-cell>
          <table:table-cell table:formula="of:=[.E598]-5.75" office:value-type="float" office:value="2078">
            <text:p>2078</text:p>
          </table:table-cell>
          <table:table-cell table:formula="of:=&quot;Y&quot; &amp; [.E599]" office:value-type="string" office:string-value="Y2078">
            <text:p>Y2078</text:p>
          </table:table-cell>
          <table:table-cell table:formula="of:=[.C599] +6" office:value-type="float" office:value="5156">
            <text:p>5156</text:p>
          </table:table-cell>
          <table:table-cell table:formula="of:=&quot;X&quot;&amp; [.G599]" office:value-type="string" office:string-value="X5156">
            <text:p>X5156</text:p>
          </table:table-cell>
          <table:table-cell table:number-columns-repeated="6"/>
          <table:table-cell table:style-name="ce4" table:formula="of:=[.B600]" office:value-type="string" office:string-value="N607">
            <text:p>N607</text:p>
          </table:table-cell>
          <table:table-cell table:style-name="ce4" table:formula="of:=[.D600]" office:value-type="string" office:string-value="X5150">
            <text:p>X5150</text:p>
          </table:table-cell>
          <table:table-cell table:style-name="ce4" table:formula="of:=[.F600]" office:value-type="string" office:string-value="Y2072.25">
            <text:p>Y2072.25</text:p>
          </table:table-cell>
          <table:table-cell/>
          <table:table-cell table:formula="of:=[.B600]" office:value-type="string" office:string-value="N607">
            <text:p>N607</text:p>
          </table:table-cell>
          <table:table-cell table:formula="of:=[.H600]" office:value-type="string" office:string-value="X5156">
            <text:p>X5156</text:p>
          </table:table-cell>
          <table:table-cell table:formula="of:=[.F600]" office:value-type="string" office:string-value="Y2072.25">
            <text:p>Y2072.25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table:formula="of:=&quot;N&quot;&amp;[.A600]" office:value-type="string" office:string-value="N607">
            <text:p>N607</text:p>
          </table:table-cell>
          <table:table-cell table:formula="of:=5150" office:value-type="float" office:value="5150">
            <text:p>5150</text:p>
          </table:table-cell>
          <table:table-cell table:formula="of:= &quot;X&quot;&amp; [.C600]" office:value-type="string" office:string-value="X5150">
            <text:p>X5150</text:p>
          </table:table-cell>
          <table:table-cell table:formula="of:=[.E599]-5.75" office:value-type="float" office:value="2072.25">
            <text:p>2072.25</text:p>
          </table:table-cell>
          <table:table-cell table:formula="of:=&quot;Y&quot; &amp; [.E600]" office:value-type="string" office:string-value="Y2072.25">
            <text:p>Y2072.25</text:p>
          </table:table-cell>
          <table:table-cell table:formula="of:=[.C600] +6" office:value-type="float" office:value="5156">
            <text:p>5156</text:p>
          </table:table-cell>
          <table:table-cell table:formula="of:=&quot;X&quot;&amp; [.G600]" office:value-type="string" office:string-value="X5156">
            <text:p>X5156</text:p>
          </table:table-cell>
          <table:table-cell table:number-columns-repeated="6"/>
          <table:table-cell table:style-name="ce4" table:formula="of:=[.B601]" office:value-type="string" office:string-value="N608">
            <text:p>N608</text:p>
          </table:table-cell>
          <table:table-cell table:style-name="ce4" table:formula="of:=[.D601]" office:value-type="string" office:string-value="X5150">
            <text:p>X5150</text:p>
          </table:table-cell>
          <table:table-cell table:style-name="ce4" table:formula="of:=[.F601]" office:value-type="string" office:string-value="Y2066.5">
            <text:p>Y2066.5</text:p>
          </table:table-cell>
          <table:table-cell/>
          <table:table-cell table:formula="of:=[.B601]" office:value-type="string" office:string-value="N608">
            <text:p>N608</text:p>
          </table:table-cell>
          <table:table-cell table:formula="of:=[.H601]" office:value-type="string" office:string-value="X5156">
            <text:p>X5156</text:p>
          </table:table-cell>
          <table:table-cell table:formula="of:=[.F601]" office:value-type="string" office:string-value="Y2066.5">
            <text:p>Y2066.5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table:formula="of:=&quot;N&quot;&amp;[.A601]" office:value-type="string" office:string-value="N608">
            <text:p>N608</text:p>
          </table:table-cell>
          <table:table-cell table:formula="of:=5150" office:value-type="float" office:value="5150">
            <text:p>5150</text:p>
          </table:table-cell>
          <table:table-cell table:formula="of:= &quot;X&quot;&amp; [.C601]" office:value-type="string" office:string-value="X5150">
            <text:p>X5150</text:p>
          </table:table-cell>
          <table:table-cell table:formula="of:=[.E600]-5.75" office:value-type="float" office:value="2066.5">
            <text:p>2066.5</text:p>
          </table:table-cell>
          <table:table-cell table:formula="of:=&quot;Y&quot; &amp; [.E601]" office:value-type="string" office:string-value="Y2066.5">
            <text:p>Y2066.5</text:p>
          </table:table-cell>
          <table:table-cell table:formula="of:=[.C601] +6" office:value-type="float" office:value="5156">
            <text:p>5156</text:p>
          </table:table-cell>
          <table:table-cell table:formula="of:=&quot;X&quot;&amp; [.G601]" office:value-type="string" office:string-value="X5156">
            <text:p>X5156</text:p>
          </table:table-cell>
          <table:table-cell table:number-columns-repeated="6"/>
          <table:table-cell table:style-name="ce4" table:formula="of:=[.B602]" office:value-type="string" office:string-value="N609">
            <text:p>N609</text:p>
          </table:table-cell>
          <table:table-cell table:style-name="ce4" table:formula="of:=[.D602]" office:value-type="string" office:string-value="X5150">
            <text:p>X5150</text:p>
          </table:table-cell>
          <table:table-cell table:style-name="ce4" table:formula="of:=[.F602]" office:value-type="string" office:string-value="Y2060.75">
            <text:p>Y2060.75</text:p>
          </table:table-cell>
          <table:table-cell/>
          <table:table-cell table:formula="of:=[.B602]" office:value-type="string" office:string-value="N609">
            <text:p>N609</text:p>
          </table:table-cell>
          <table:table-cell table:formula="of:=[.H602]" office:value-type="string" office:string-value="X5156">
            <text:p>X5156</text:p>
          </table:table-cell>
          <table:table-cell table:formula="of:=[.F602]" office:value-type="string" office:string-value="Y2060.75">
            <text:p>Y2060.75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table:formula="of:=&quot;N&quot;&amp;[.A602]" office:value-type="string" office:string-value="N609">
            <text:p>N609</text:p>
          </table:table-cell>
          <table:table-cell table:formula="of:=5150" office:value-type="float" office:value="5150">
            <text:p>5150</text:p>
          </table:table-cell>
          <table:table-cell table:formula="of:= &quot;X&quot;&amp; [.C602]" office:value-type="string" office:string-value="X5150">
            <text:p>X5150</text:p>
          </table:table-cell>
          <table:table-cell table:formula="of:=[.E601]-5.75" office:value-type="float" office:value="2060.75">
            <text:p>2060.75</text:p>
          </table:table-cell>
          <table:table-cell table:formula="of:=&quot;Y&quot; &amp; [.E602]" office:value-type="string" office:string-value="Y2060.75">
            <text:p>Y2060.75</text:p>
          </table:table-cell>
          <table:table-cell table:formula="of:=[.C602] +6" office:value-type="float" office:value="5156">
            <text:p>5156</text:p>
          </table:table-cell>
          <table:table-cell table:formula="of:=&quot;X&quot;&amp; [.G602]" office:value-type="string" office:string-value="X5156">
            <text:p>X5156</text:p>
          </table:table-cell>
          <table:table-cell table:number-columns-repeated="6"/>
          <table:table-cell table:style-name="ce4" table:formula="of:=[.B603]" office:value-type="string" office:string-value="N610">
            <text:p>N610</text:p>
          </table:table-cell>
          <table:table-cell table:style-name="ce4" table:formula="of:=[.D603]" office:value-type="string" office:string-value="X5150">
            <text:p>X5150</text:p>
          </table:table-cell>
          <table:table-cell table:style-name="ce4" table:formula="of:=[.F603]" office:value-type="string" office:string-value="Y2055">
            <text:p>Y2055</text:p>
          </table:table-cell>
          <table:table-cell/>
          <table:table-cell table:formula="of:=[.B603]" office:value-type="string" office:string-value="N610">
            <text:p>N610</text:p>
          </table:table-cell>
          <table:table-cell table:formula="of:=[.H603]" office:value-type="string" office:string-value="X5156">
            <text:p>X5156</text:p>
          </table:table-cell>
          <table:table-cell table:formula="of:=[.F603]" office:value-type="string" office:string-value="Y2055">
            <text:p>Y2055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table:formula="of:=&quot;N&quot;&amp;[.A603]" office:value-type="string" office:string-value="N610">
            <text:p>N610</text:p>
          </table:table-cell>
          <table:table-cell table:formula="of:=5150" office:value-type="float" office:value="5150">
            <text:p>5150</text:p>
          </table:table-cell>
          <table:table-cell table:formula="of:= &quot;X&quot;&amp; [.C603]" office:value-type="string" office:string-value="X5150">
            <text:p>X5150</text:p>
          </table:table-cell>
          <table:table-cell table:formula="of:=[.E602]-5.75" office:value-type="float" office:value="2055">
            <text:p>2055</text:p>
          </table:table-cell>
          <table:table-cell table:formula="of:=&quot;Y&quot; &amp; [.E603]" office:value-type="string" office:string-value="Y2055">
            <text:p>Y2055</text:p>
          </table:table-cell>
          <table:table-cell table:formula="of:=[.C603] +6" office:value-type="float" office:value="5156">
            <text:p>5156</text:p>
          </table:table-cell>
          <table:table-cell table:formula="of:=&quot;X&quot;&amp; [.G603]" office:value-type="string" office:string-value="X5156">
            <text:p>X5156</text:p>
          </table:table-cell>
          <table:table-cell table:number-columns-repeated="6"/>
          <table:table-cell table:style-name="ce4" table:formula="of:=[.B604]" office:value-type="string" office:string-value="N611">
            <text:p>N611</text:p>
          </table:table-cell>
          <table:table-cell table:style-name="ce4" table:formula="of:=[.D604]" office:value-type="string" office:string-value="X5150">
            <text:p>X5150</text:p>
          </table:table-cell>
          <table:table-cell table:style-name="ce4" table:formula="of:=[.F604]" office:value-type="string" office:string-value="Y2049.25">
            <text:p>Y2049.25</text:p>
          </table:table-cell>
          <table:table-cell/>
          <table:table-cell table:formula="of:=[.B604]" office:value-type="string" office:string-value="N611">
            <text:p>N611</text:p>
          </table:table-cell>
          <table:table-cell table:formula="of:=[.H604]" office:value-type="string" office:string-value="X5156">
            <text:p>X5156</text:p>
          </table:table-cell>
          <table:table-cell table:formula="of:=[.F604]" office:value-type="string" office:string-value="Y2049.25">
            <text:p>Y2049.25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table:formula="of:=&quot;N&quot;&amp;[.A604]" office:value-type="string" office:string-value="N611">
            <text:p>N611</text:p>
          </table:table-cell>
          <table:table-cell table:formula="of:=5150" office:value-type="float" office:value="5150">
            <text:p>5150</text:p>
          </table:table-cell>
          <table:table-cell table:formula="of:= &quot;X&quot;&amp; [.C604]" office:value-type="string" office:string-value="X5150">
            <text:p>X5150</text:p>
          </table:table-cell>
          <table:table-cell table:formula="of:=[.E603]-5.75" office:value-type="float" office:value="2049.25">
            <text:p>2049.25</text:p>
          </table:table-cell>
          <table:table-cell table:formula="of:=&quot;Y&quot; &amp; [.E604]" office:value-type="string" office:string-value="Y2049.25">
            <text:p>Y2049.25</text:p>
          </table:table-cell>
          <table:table-cell table:formula="of:=[.C604] +6" office:value-type="float" office:value="5156">
            <text:p>5156</text:p>
          </table:table-cell>
          <table:table-cell table:formula="of:=&quot;X&quot;&amp; [.G604]" office:value-type="string" office:string-value="X5156">
            <text:p>X5156</text:p>
          </table:table-cell>
          <table:table-cell table:number-columns-repeated="6"/>
          <table:table-cell table:style-name="ce4" table:formula="of:=[.B605]" office:value-type="string" office:string-value="N612">
            <text:p>N612</text:p>
          </table:table-cell>
          <table:table-cell table:style-name="ce4" table:formula="of:=[.D605]" office:value-type="string" office:string-value="X5150">
            <text:p>X5150</text:p>
          </table:table-cell>
          <table:table-cell table:style-name="ce4" table:formula="of:=[.F605]" office:value-type="string" office:string-value="Y2043.5">
            <text:p>Y2043.5</text:p>
          </table:table-cell>
          <table:table-cell/>
          <table:table-cell table:formula="of:=[.B605]" office:value-type="string" office:string-value="N612">
            <text:p>N612</text:p>
          </table:table-cell>
          <table:table-cell table:formula="of:=[.H605]" office:value-type="string" office:string-value="X5156">
            <text:p>X5156</text:p>
          </table:table-cell>
          <table:table-cell table:formula="of:=[.F605]" office:value-type="string" office:string-value="Y2043.5">
            <text:p>Y2043.5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table:formula="of:=&quot;N&quot;&amp;[.A605]" office:value-type="string" office:string-value="N612">
            <text:p>N612</text:p>
          </table:table-cell>
          <table:table-cell table:formula="of:=5150" office:value-type="float" office:value="5150">
            <text:p>5150</text:p>
          </table:table-cell>
          <table:table-cell table:formula="of:= &quot;X&quot;&amp; [.C605]" office:value-type="string" office:string-value="X5150">
            <text:p>X5150</text:p>
          </table:table-cell>
          <table:table-cell table:formula="of:=[.E604]-5.75" office:value-type="float" office:value="2043.5">
            <text:p>2043.5</text:p>
          </table:table-cell>
          <table:table-cell table:formula="of:=&quot;Y&quot; &amp; [.E605]" office:value-type="string" office:string-value="Y2043.5">
            <text:p>Y2043.5</text:p>
          </table:table-cell>
          <table:table-cell table:formula="of:=[.C605] +6" office:value-type="float" office:value="5156">
            <text:p>5156</text:p>
          </table:table-cell>
          <table:table-cell table:formula="of:=&quot;X&quot;&amp; [.G605]" office:value-type="string" office:string-value="X5156">
            <text:p>X5156</text:p>
          </table:table-cell>
          <table:table-cell table:number-columns-repeated="6"/>
          <table:table-cell table:style-name="ce4" table:formula="of:=[.B606]" office:value-type="string" office:string-value="N613">
            <text:p>N613</text:p>
          </table:table-cell>
          <table:table-cell table:style-name="ce4" table:formula="of:=[.D606]" office:value-type="string" office:string-value="X5150">
            <text:p>X5150</text:p>
          </table:table-cell>
          <table:table-cell table:style-name="ce4" table:formula="of:=[.F606]" office:value-type="string" office:string-value="Y2037.75">
            <text:p>Y2037.75</text:p>
          </table:table-cell>
          <table:table-cell/>
          <table:table-cell table:formula="of:=[.B606]" office:value-type="string" office:string-value="N613">
            <text:p>N613</text:p>
          </table:table-cell>
          <table:table-cell table:formula="of:=[.H606]" office:value-type="string" office:string-value="X5156">
            <text:p>X5156</text:p>
          </table:table-cell>
          <table:table-cell table:formula="of:=[.F606]" office:value-type="string" office:string-value="Y2037.75">
            <text:p>Y2037.75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table:formula="of:=&quot;N&quot;&amp;[.A606]" office:value-type="string" office:string-value="N613">
            <text:p>N613</text:p>
          </table:table-cell>
          <table:table-cell table:formula="of:=5150" office:value-type="float" office:value="5150">
            <text:p>5150</text:p>
          </table:table-cell>
          <table:table-cell table:formula="of:= &quot;X&quot;&amp; [.C606]" office:value-type="string" office:string-value="X5150">
            <text:p>X5150</text:p>
          </table:table-cell>
          <table:table-cell table:formula="of:=[.E605]-5.75" office:value-type="float" office:value="2037.75">
            <text:p>2037.75</text:p>
          </table:table-cell>
          <table:table-cell table:formula="of:=&quot;Y&quot; &amp; [.E606]" office:value-type="string" office:string-value="Y2037.75">
            <text:p>Y2037.75</text:p>
          </table:table-cell>
          <table:table-cell table:formula="of:=[.C606] +6" office:value-type="float" office:value="5156">
            <text:p>5156</text:p>
          </table:table-cell>
          <table:table-cell table:formula="of:=&quot;X&quot;&amp; [.G606]" office:value-type="string" office:string-value="X5156">
            <text:p>X5156</text:p>
          </table:table-cell>
          <table:table-cell table:number-columns-repeated="6"/>
          <table:table-cell table:style-name="ce4" table:formula="of:=[.B607]" office:value-type="string" office:string-value="N614">
            <text:p>N614</text:p>
          </table:table-cell>
          <table:table-cell table:style-name="ce4" table:formula="of:=[.D607]" office:value-type="string" office:string-value="X5150">
            <text:p>X5150</text:p>
          </table:table-cell>
          <table:table-cell table:style-name="ce4" table:formula="of:=[.F607]" office:value-type="string" office:string-value="Y2032">
            <text:p>Y2032</text:p>
          </table:table-cell>
          <table:table-cell/>
          <table:table-cell table:formula="of:=[.B607]" office:value-type="string" office:string-value="N614">
            <text:p>N614</text:p>
          </table:table-cell>
          <table:table-cell table:formula="of:=[.H607]" office:value-type="string" office:string-value="X5156">
            <text:p>X5156</text:p>
          </table:table-cell>
          <table:table-cell table:formula="of:=[.F607]" office:value-type="string" office:string-value="Y2032">
            <text:p>Y2032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table:formula="of:=&quot;N&quot;&amp;[.A607]" office:value-type="string" office:string-value="N614">
            <text:p>N614</text:p>
          </table:table-cell>
          <table:table-cell table:formula="of:=5150" office:value-type="float" office:value="5150">
            <text:p>5150</text:p>
          </table:table-cell>
          <table:table-cell table:formula="of:= &quot;X&quot;&amp; [.C607]" office:value-type="string" office:string-value="X5150">
            <text:p>X5150</text:p>
          </table:table-cell>
          <table:table-cell table:formula="of:=[.E606]-5.75" office:value-type="float" office:value="2032">
            <text:p>2032</text:p>
          </table:table-cell>
          <table:table-cell table:formula="of:=&quot;Y&quot; &amp; [.E607]" office:value-type="string" office:string-value="Y2032">
            <text:p>Y2032</text:p>
          </table:table-cell>
          <table:table-cell table:formula="of:=[.C607] +6" office:value-type="float" office:value="5156">
            <text:p>5156</text:p>
          </table:table-cell>
          <table:table-cell table:formula="of:=&quot;X&quot;&amp; [.G607]" office:value-type="string" office:string-value="X5156">
            <text:p>X5156</text:p>
          </table:table-cell>
          <table:table-cell table:number-columns-repeated="6"/>
          <table:table-cell table:style-name="ce4" table:formula="of:=[.B608]" office:value-type="string" office:string-value="N615">
            <text:p>N615</text:p>
          </table:table-cell>
          <table:table-cell table:style-name="ce4" table:formula="of:=[.D608]" office:value-type="string" office:string-value="X5150">
            <text:p>X5150</text:p>
          </table:table-cell>
          <table:table-cell table:style-name="ce4" table:formula="of:=[.F608]" office:value-type="string" office:string-value="Y2026.25">
            <text:p>Y2026.25</text:p>
          </table:table-cell>
          <table:table-cell/>
          <table:table-cell table:formula="of:=[.B608]" office:value-type="string" office:string-value="N615">
            <text:p>N615</text:p>
          </table:table-cell>
          <table:table-cell table:formula="of:=[.H608]" office:value-type="string" office:string-value="X5156">
            <text:p>X5156</text:p>
          </table:table-cell>
          <table:table-cell table:formula="of:=[.F608]" office:value-type="string" office:string-value="Y2026.25">
            <text:p>Y2026.25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table:formula="of:=&quot;N&quot;&amp;[.A608]" office:value-type="string" office:string-value="N615">
            <text:p>N615</text:p>
          </table:table-cell>
          <table:table-cell table:formula="of:=5150" office:value-type="float" office:value="5150">
            <text:p>5150</text:p>
          </table:table-cell>
          <table:table-cell table:formula="of:= &quot;X&quot;&amp; [.C608]" office:value-type="string" office:string-value="X5150">
            <text:p>X5150</text:p>
          </table:table-cell>
          <table:table-cell table:formula="of:=[.E607]-5.75" office:value-type="float" office:value="2026.25">
            <text:p>2026.25</text:p>
          </table:table-cell>
          <table:table-cell table:formula="of:=&quot;Y&quot; &amp; [.E608]" office:value-type="string" office:string-value="Y2026.25">
            <text:p>Y2026.25</text:p>
          </table:table-cell>
          <table:table-cell table:formula="of:=[.C608] +6" office:value-type="float" office:value="5156">
            <text:p>5156</text:p>
          </table:table-cell>
          <table:table-cell table:formula="of:=&quot;X&quot;&amp; [.G608]" office:value-type="string" office:string-value="X5156">
            <text:p>X5156</text:p>
          </table:table-cell>
          <table:table-cell table:number-columns-repeated="6"/>
          <table:table-cell table:style-name="ce4" table:formula="of:=[.B609]" office:value-type="string" office:string-value="N616">
            <text:p>N616</text:p>
          </table:table-cell>
          <table:table-cell table:style-name="ce4" table:formula="of:=[.D609]" office:value-type="string" office:string-value="X5150">
            <text:p>X5150</text:p>
          </table:table-cell>
          <table:table-cell table:style-name="ce4" table:formula="of:=[.F609]" office:value-type="string" office:string-value="Y2020.5">
            <text:p>Y2020.5</text:p>
          </table:table-cell>
          <table:table-cell/>
          <table:table-cell table:formula="of:=[.B609]" office:value-type="string" office:string-value="N616">
            <text:p>N616</text:p>
          </table:table-cell>
          <table:table-cell table:formula="of:=[.H609]" office:value-type="string" office:string-value="X5156">
            <text:p>X5156</text:p>
          </table:table-cell>
          <table:table-cell table:formula="of:=[.F609]" office:value-type="string" office:string-value="Y2020.5">
            <text:p>Y2020.5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table:formula="of:=&quot;N&quot;&amp;[.A609]" office:value-type="string" office:string-value="N616">
            <text:p>N616</text:p>
          </table:table-cell>
          <table:table-cell table:formula="of:=5150" office:value-type="float" office:value="5150">
            <text:p>5150</text:p>
          </table:table-cell>
          <table:table-cell table:formula="of:= &quot;X&quot;&amp; [.C609]" office:value-type="string" office:string-value="X5150">
            <text:p>X5150</text:p>
          </table:table-cell>
          <table:table-cell table:formula="of:=[.E608]-5.75" office:value-type="float" office:value="2020.5">
            <text:p>2020.5</text:p>
          </table:table-cell>
          <table:table-cell table:formula="of:=&quot;Y&quot; &amp; [.E609]" office:value-type="string" office:string-value="Y2020.5">
            <text:p>Y2020.5</text:p>
          </table:table-cell>
          <table:table-cell table:formula="of:=[.C609] +6" office:value-type="float" office:value="5156">
            <text:p>5156</text:p>
          </table:table-cell>
          <table:table-cell table:formula="of:=&quot;X&quot;&amp; [.G609]" office:value-type="string" office:string-value="X5156">
            <text:p>X5156</text:p>
          </table:table-cell>
          <table:table-cell table:number-columns-repeated="6"/>
          <table:table-cell table:style-name="ce4" table:formula="of:=[.B610]" office:value-type="string" office:string-value="N617">
            <text:p>N617</text:p>
          </table:table-cell>
          <table:table-cell table:style-name="ce4" table:formula="of:=[.D610]" office:value-type="string" office:string-value="X5150">
            <text:p>X5150</text:p>
          </table:table-cell>
          <table:table-cell table:style-name="ce4" table:formula="of:=[.F610]" office:value-type="string" office:string-value="Y2014.75">
            <text:p>Y2014.75</text:p>
          </table:table-cell>
          <table:table-cell/>
          <table:table-cell table:formula="of:=[.B610]" office:value-type="string" office:string-value="N617">
            <text:p>N617</text:p>
          </table:table-cell>
          <table:table-cell table:formula="of:=[.H610]" office:value-type="string" office:string-value="X5156">
            <text:p>X5156</text:p>
          </table:table-cell>
          <table:table-cell table:formula="of:=[.F610]" office:value-type="string" office:string-value="Y2014.75">
            <text:p>Y2014.75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table:formula="of:=&quot;N&quot;&amp;[.A610]" office:value-type="string" office:string-value="N617">
            <text:p>N617</text:p>
          </table:table-cell>
          <table:table-cell table:formula="of:=5150" office:value-type="float" office:value="5150">
            <text:p>5150</text:p>
          </table:table-cell>
          <table:table-cell table:formula="of:= &quot;X&quot;&amp; [.C610]" office:value-type="string" office:string-value="X5150">
            <text:p>X5150</text:p>
          </table:table-cell>
          <table:table-cell table:formula="of:=[.E609]-5.75" office:value-type="float" office:value="2014.75">
            <text:p>2014.75</text:p>
          </table:table-cell>
          <table:table-cell table:formula="of:=&quot;Y&quot; &amp; [.E610]" office:value-type="string" office:string-value="Y2014.75">
            <text:p>Y2014.75</text:p>
          </table:table-cell>
          <table:table-cell table:formula="of:=[.C610] +6" office:value-type="float" office:value="5156">
            <text:p>5156</text:p>
          </table:table-cell>
          <table:table-cell table:formula="of:=&quot;X&quot;&amp; [.G610]" office:value-type="string" office:string-value="X5156">
            <text:p>X5156</text:p>
          </table:table-cell>
          <table:table-cell table:number-columns-repeated="6"/>
          <table:table-cell table:style-name="ce4" table:formula="of:=[.B611]" office:value-type="string" office:string-value="N618">
            <text:p>N618</text:p>
          </table:table-cell>
          <table:table-cell table:style-name="ce4" table:formula="of:=[.D611]" office:value-type="string" office:string-value="X5150">
            <text:p>X5150</text:p>
          </table:table-cell>
          <table:table-cell table:style-name="ce4" table:formula="of:=[.F611]" office:value-type="string" office:string-value="Y2009">
            <text:p>Y2009</text:p>
          </table:table-cell>
          <table:table-cell/>
          <table:table-cell table:formula="of:=[.B611]" office:value-type="string" office:string-value="N618">
            <text:p>N618</text:p>
          </table:table-cell>
          <table:table-cell table:formula="of:=[.H611]" office:value-type="string" office:string-value="X5156">
            <text:p>X5156</text:p>
          </table:table-cell>
          <table:table-cell table:formula="of:=[.F611]" office:value-type="string" office:string-value="Y2009">
            <text:p>Y2009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table:formula="of:=&quot;N&quot;&amp;[.A611]" office:value-type="string" office:string-value="N618">
            <text:p>N618</text:p>
          </table:table-cell>
          <table:table-cell table:formula="of:=5150" office:value-type="float" office:value="5150">
            <text:p>5150</text:p>
          </table:table-cell>
          <table:table-cell table:formula="of:= &quot;X&quot;&amp; [.C611]" office:value-type="string" office:string-value="X5150">
            <text:p>X5150</text:p>
          </table:table-cell>
          <table:table-cell table:formula="of:=[.E610]-5.75" office:value-type="float" office:value="2009">
            <text:p>2009</text:p>
          </table:table-cell>
          <table:table-cell table:formula="of:=&quot;Y&quot; &amp; [.E611]" office:value-type="string" office:string-value="Y2009">
            <text:p>Y2009</text:p>
          </table:table-cell>
          <table:table-cell table:formula="of:=[.C611] +6" office:value-type="float" office:value="5156">
            <text:p>5156</text:p>
          </table:table-cell>
          <table:table-cell table:formula="of:=&quot;X&quot;&amp; [.G611]" office:value-type="string" office:string-value="X5156">
            <text:p>X5156</text:p>
          </table:table-cell>
          <table:table-cell table:number-columns-repeated="6"/>
          <table:table-cell table:style-name="ce4" table:formula="of:=[.B612]" office:value-type="string" office:string-value="N619">
            <text:p>N619</text:p>
          </table:table-cell>
          <table:table-cell table:style-name="ce4" table:formula="of:=[.D612]" office:value-type="string" office:string-value="X5150">
            <text:p>X5150</text:p>
          </table:table-cell>
          <table:table-cell table:style-name="ce4" table:formula="of:=[.F612]" office:value-type="string" office:string-value="Y2003.25">
            <text:p>Y2003.25</text:p>
          </table:table-cell>
          <table:table-cell/>
          <table:table-cell table:formula="of:=[.B612]" office:value-type="string" office:string-value="N619">
            <text:p>N619</text:p>
          </table:table-cell>
          <table:table-cell table:formula="of:=[.H612]" office:value-type="string" office:string-value="X5156">
            <text:p>X5156</text:p>
          </table:table-cell>
          <table:table-cell table:formula="of:=[.F612]" office:value-type="string" office:string-value="Y2003.25">
            <text:p>Y2003.25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table:formula="of:=&quot;N&quot;&amp;[.A612]" office:value-type="string" office:string-value="N619">
            <text:p>N619</text:p>
          </table:table-cell>
          <table:table-cell table:formula="of:=5150" office:value-type="float" office:value="5150">
            <text:p>5150</text:p>
          </table:table-cell>
          <table:table-cell table:formula="of:= &quot;X&quot;&amp; [.C612]" office:value-type="string" office:string-value="X5150">
            <text:p>X5150</text:p>
          </table:table-cell>
          <table:table-cell table:formula="of:=[.E611]-5.75" office:value-type="float" office:value="2003.25">
            <text:p>2003.25</text:p>
          </table:table-cell>
          <table:table-cell table:formula="of:=&quot;Y&quot; &amp; [.E612]" office:value-type="string" office:string-value="Y2003.25">
            <text:p>Y2003.25</text:p>
          </table:table-cell>
          <table:table-cell table:formula="of:=[.C612] +6" office:value-type="float" office:value="5156">
            <text:p>5156</text:p>
          </table:table-cell>
          <table:table-cell table:formula="of:=&quot;X&quot;&amp; [.G612]" office:value-type="string" office:string-value="X5156">
            <text:p>X5156</text:p>
          </table:table-cell>
          <table:table-cell table:number-columns-repeated="6"/>
          <table:table-cell table:style-name="ce4" table:formula="of:=[.B613]" office:value-type="string" office:string-value="N620">
            <text:p>N620</text:p>
          </table:table-cell>
          <table:table-cell table:style-name="ce4" table:formula="of:=[.D613]" office:value-type="string" office:string-value="X5150">
            <text:p>X5150</text:p>
          </table:table-cell>
          <table:table-cell table:style-name="ce4" table:formula="of:=[.F613]" office:value-type="string" office:string-value="Y1997.5">
            <text:p>Y1997.5</text:p>
          </table:table-cell>
          <table:table-cell/>
          <table:table-cell table:formula="of:=[.B613]" office:value-type="string" office:string-value="N620">
            <text:p>N620</text:p>
          </table:table-cell>
          <table:table-cell table:formula="of:=[.H613]" office:value-type="string" office:string-value="X5156">
            <text:p>X5156</text:p>
          </table:table-cell>
          <table:table-cell table:formula="of:=[.F613]" office:value-type="string" office:string-value="Y1997.5">
            <text:p>Y1997.5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table:formula="of:=&quot;N&quot;&amp;[.A613]" office:value-type="string" office:string-value="N620">
            <text:p>N620</text:p>
          </table:table-cell>
          <table:table-cell table:formula="of:=5150" office:value-type="float" office:value="5150">
            <text:p>5150</text:p>
          </table:table-cell>
          <table:table-cell table:formula="of:= &quot;X&quot;&amp; [.C613]" office:value-type="string" office:string-value="X5150">
            <text:p>X5150</text:p>
          </table:table-cell>
          <table:table-cell table:formula="of:=[.E612]-5.75" office:value-type="float" office:value="1997.5">
            <text:p>1997.5</text:p>
          </table:table-cell>
          <table:table-cell table:formula="of:=&quot;Y&quot; &amp; [.E613]" office:value-type="string" office:string-value="Y1997.5">
            <text:p>Y1997.5</text:p>
          </table:table-cell>
          <table:table-cell table:formula="of:=[.C613] +6" office:value-type="float" office:value="5156">
            <text:p>5156</text:p>
          </table:table-cell>
          <table:table-cell table:formula="of:=&quot;X&quot;&amp; [.G613]" office:value-type="string" office:string-value="X5156">
            <text:p>X5156</text:p>
          </table:table-cell>
          <table:table-cell table:number-columns-repeated="6"/>
          <table:table-cell table:style-name="ce4" table:formula="of:=[.B614]" office:value-type="string" office:string-value="N621">
            <text:p>N621</text:p>
          </table:table-cell>
          <table:table-cell table:style-name="ce4" table:formula="of:=[.D614]" office:value-type="string" office:string-value="X5150">
            <text:p>X5150</text:p>
          </table:table-cell>
          <table:table-cell table:style-name="ce4" table:formula="of:=[.F614]" office:value-type="string" office:string-value="Y1991.75">
            <text:p>Y1991.75</text:p>
          </table:table-cell>
          <table:table-cell/>
          <table:table-cell table:formula="of:=[.B614]" office:value-type="string" office:string-value="N621">
            <text:p>N621</text:p>
          </table:table-cell>
          <table:table-cell table:formula="of:=[.H614]" office:value-type="string" office:string-value="X5156">
            <text:p>X5156</text:p>
          </table:table-cell>
          <table:table-cell table:formula="of:=[.F614]" office:value-type="string" office:string-value="Y1991.75">
            <text:p>Y1991.75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table:formula="of:=&quot;N&quot;&amp;[.A614]" office:value-type="string" office:string-value="N621">
            <text:p>N621</text:p>
          </table:table-cell>
          <table:table-cell table:formula="of:=5150" office:value-type="float" office:value="5150">
            <text:p>5150</text:p>
          </table:table-cell>
          <table:table-cell table:formula="of:= &quot;X&quot;&amp; [.C614]" office:value-type="string" office:string-value="X5150">
            <text:p>X5150</text:p>
          </table:table-cell>
          <table:table-cell table:formula="of:=[.E613]-5.75" office:value-type="float" office:value="1991.75">
            <text:p>1991.75</text:p>
          </table:table-cell>
          <table:table-cell table:formula="of:=&quot;Y&quot; &amp; [.E614]" office:value-type="string" office:string-value="Y1991.75">
            <text:p>Y1991.75</text:p>
          </table:table-cell>
          <table:table-cell table:formula="of:=[.C614] +6" office:value-type="float" office:value="5156">
            <text:p>5156</text:p>
          </table:table-cell>
          <table:table-cell table:formula="of:=&quot;X&quot;&amp; [.G614]" office:value-type="string" office:string-value="X5156">
            <text:p>X5156</text:p>
          </table:table-cell>
          <table:table-cell table:number-columns-repeated="6"/>
          <table:table-cell table:style-name="ce4" table:formula="of:=[.B615]" office:value-type="string" office:string-value="N622">
            <text:p>N622</text:p>
          </table:table-cell>
          <table:table-cell table:style-name="ce4" table:formula="of:=[.D615]" office:value-type="string" office:string-value="X5150">
            <text:p>X5150</text:p>
          </table:table-cell>
          <table:table-cell table:style-name="ce4" table:formula="of:=[.F615]" office:value-type="string" office:string-value="Y1986">
            <text:p>Y1986</text:p>
          </table:table-cell>
          <table:table-cell/>
          <table:table-cell table:formula="of:=[.B615]" office:value-type="string" office:string-value="N622">
            <text:p>N622</text:p>
          </table:table-cell>
          <table:table-cell table:formula="of:=[.H615]" office:value-type="string" office:string-value="X5156">
            <text:p>X5156</text:p>
          </table:table-cell>
          <table:table-cell table:formula="of:=[.F615]" office:value-type="string" office:string-value="Y1986">
            <text:p>Y1986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table:formula="of:=&quot;N&quot;&amp;[.A615]" office:value-type="string" office:string-value="N622">
            <text:p>N622</text:p>
          </table:table-cell>
          <table:table-cell table:formula="of:=5150" office:value-type="float" office:value="5150">
            <text:p>5150</text:p>
          </table:table-cell>
          <table:table-cell table:formula="of:= &quot;X&quot;&amp; [.C615]" office:value-type="string" office:string-value="X5150">
            <text:p>X5150</text:p>
          </table:table-cell>
          <table:table-cell table:formula="of:=[.E614]-5.75" office:value-type="float" office:value="1986">
            <text:p>1986</text:p>
          </table:table-cell>
          <table:table-cell table:formula="of:=&quot;Y&quot; &amp; [.E615]" office:value-type="string" office:string-value="Y1986">
            <text:p>Y1986</text:p>
          </table:table-cell>
          <table:table-cell table:formula="of:=[.C615] +6" office:value-type="float" office:value="5156">
            <text:p>5156</text:p>
          </table:table-cell>
          <table:table-cell table:formula="of:=&quot;X&quot;&amp; [.G615]" office:value-type="string" office:string-value="X5156">
            <text:p>X5156</text:p>
          </table:table-cell>
          <table:table-cell table:number-columns-repeated="6"/>
          <table:table-cell table:style-name="ce4" table:formula="of:=[.B616]" office:value-type="string" office:string-value="N623">
            <text:p>N623</text:p>
          </table:table-cell>
          <table:table-cell table:style-name="ce4" table:formula="of:=[.D616]" office:value-type="string" office:string-value="X5150">
            <text:p>X5150</text:p>
          </table:table-cell>
          <table:table-cell table:style-name="ce4" table:formula="of:=[.F616]" office:value-type="string" office:string-value="Y1980.25">
            <text:p>Y1980.25</text:p>
          </table:table-cell>
          <table:table-cell/>
          <table:table-cell table:formula="of:=[.B616]" office:value-type="string" office:string-value="N623">
            <text:p>N623</text:p>
          </table:table-cell>
          <table:table-cell table:formula="of:=[.H616]" office:value-type="string" office:string-value="X5156">
            <text:p>X5156</text:p>
          </table:table-cell>
          <table:table-cell table:formula="of:=[.F616]" office:value-type="string" office:string-value="Y1980.25">
            <text:p>Y1980.25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table:formula="of:=&quot;N&quot;&amp;[.A616]" office:value-type="string" office:string-value="N623">
            <text:p>N623</text:p>
          </table:table-cell>
          <table:table-cell table:formula="of:=5150" office:value-type="float" office:value="5150">
            <text:p>5150</text:p>
          </table:table-cell>
          <table:table-cell table:formula="of:= &quot;X&quot;&amp; [.C616]" office:value-type="string" office:string-value="X5150">
            <text:p>X5150</text:p>
          </table:table-cell>
          <table:table-cell table:formula="of:=[.E615]-5.75" office:value-type="float" office:value="1980.25">
            <text:p>1980.25</text:p>
          </table:table-cell>
          <table:table-cell table:formula="of:=&quot;Y&quot; &amp; [.E616]" office:value-type="string" office:string-value="Y1980.25">
            <text:p>Y1980.25</text:p>
          </table:table-cell>
          <table:table-cell table:formula="of:=[.C616] +6" office:value-type="float" office:value="5156">
            <text:p>5156</text:p>
          </table:table-cell>
          <table:table-cell table:formula="of:=&quot;X&quot;&amp; [.G616]" office:value-type="string" office:string-value="X5156">
            <text:p>X5156</text:p>
          </table:table-cell>
          <table:table-cell table:number-columns-repeated="6"/>
          <table:table-cell table:style-name="ce4" table:formula="of:=[.B617]" office:value-type="string" office:string-value="N624">
            <text:p>N624</text:p>
          </table:table-cell>
          <table:table-cell table:style-name="ce4" table:formula="of:=[.D617]" office:value-type="string" office:string-value="X5150">
            <text:p>X5150</text:p>
          </table:table-cell>
          <table:table-cell table:style-name="ce4" table:formula="of:=[.F617]" office:value-type="string" office:string-value="Y1974.5">
            <text:p>Y1974.5</text:p>
          </table:table-cell>
          <table:table-cell/>
          <table:table-cell table:formula="of:=[.B617]" office:value-type="string" office:string-value="N624">
            <text:p>N624</text:p>
          </table:table-cell>
          <table:table-cell table:formula="of:=[.H617]" office:value-type="string" office:string-value="X5156">
            <text:p>X5156</text:p>
          </table:table-cell>
          <table:table-cell table:formula="of:=[.F617]" office:value-type="string" office:string-value="Y1974.5">
            <text:p>Y1974.5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table:formula="of:=&quot;N&quot;&amp;[.A617]" office:value-type="string" office:string-value="N624">
            <text:p>N624</text:p>
          </table:table-cell>
          <table:table-cell table:formula="of:=5150" office:value-type="float" office:value="5150">
            <text:p>5150</text:p>
          </table:table-cell>
          <table:table-cell table:formula="of:= &quot;X&quot;&amp; [.C617]" office:value-type="string" office:string-value="X5150">
            <text:p>X5150</text:p>
          </table:table-cell>
          <table:table-cell table:formula="of:=[.E616]-5.75" office:value-type="float" office:value="1974.5">
            <text:p>1974.5</text:p>
          </table:table-cell>
          <table:table-cell table:formula="of:=&quot;Y&quot; &amp; [.E617]" office:value-type="string" office:string-value="Y1974.5">
            <text:p>Y1974.5</text:p>
          </table:table-cell>
          <table:table-cell table:formula="of:=[.C617] +6" office:value-type="float" office:value="5156">
            <text:p>5156</text:p>
          </table:table-cell>
          <table:table-cell table:formula="of:=&quot;X&quot;&amp; [.G617]" office:value-type="string" office:string-value="X5156">
            <text:p>X5156</text:p>
          </table:table-cell>
          <table:table-cell table:number-columns-repeated="6"/>
          <table:table-cell table:style-name="ce4" table:formula="of:=[.B618]" office:value-type="string" office:string-value="N625">
            <text:p>N625</text:p>
          </table:table-cell>
          <table:table-cell table:style-name="ce4" table:formula="of:=[.D618]" office:value-type="string" office:string-value="X5150">
            <text:p>X5150</text:p>
          </table:table-cell>
          <table:table-cell table:style-name="ce4" table:formula="of:=[.F618]" office:value-type="string" office:string-value="Y1968.75">
            <text:p>Y1968.75</text:p>
          </table:table-cell>
          <table:table-cell/>
          <table:table-cell table:formula="of:=[.B618]" office:value-type="string" office:string-value="N625">
            <text:p>N625</text:p>
          </table:table-cell>
          <table:table-cell table:formula="of:=[.H618]" office:value-type="string" office:string-value="X5156">
            <text:p>X5156</text:p>
          </table:table-cell>
          <table:table-cell table:formula="of:=[.F618]" office:value-type="string" office:string-value="Y1968.75">
            <text:p>Y1968.75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table:formula="of:=&quot;N&quot;&amp;[.A618]" office:value-type="string" office:string-value="N625">
            <text:p>N625</text:p>
          </table:table-cell>
          <table:table-cell table:formula="of:=5150" office:value-type="float" office:value="5150">
            <text:p>5150</text:p>
          </table:table-cell>
          <table:table-cell table:formula="of:= &quot;X&quot;&amp; [.C618]" office:value-type="string" office:string-value="X5150">
            <text:p>X5150</text:p>
          </table:table-cell>
          <table:table-cell table:formula="of:=[.E617]-5.75" office:value-type="float" office:value="1968.75">
            <text:p>1968.75</text:p>
          </table:table-cell>
          <table:table-cell table:formula="of:=&quot;Y&quot; &amp; [.E618]" office:value-type="string" office:string-value="Y1968.75">
            <text:p>Y1968.75</text:p>
          </table:table-cell>
          <table:table-cell table:formula="of:=[.C618] +6" office:value-type="float" office:value="5156">
            <text:p>5156</text:p>
          </table:table-cell>
          <table:table-cell table:formula="of:=&quot;X&quot;&amp; [.G618]" office:value-type="string" office:string-value="X5156">
            <text:p>X5156</text:p>
          </table:table-cell>
          <table:table-cell table:number-columns-repeated="6"/>
          <table:table-cell table:style-name="ce4" table:formula="of:=[.B619]" office:value-type="string" office:string-value="N626">
            <text:p>N626</text:p>
          </table:table-cell>
          <table:table-cell table:style-name="ce4" table:formula="of:=[.D619]" office:value-type="string" office:string-value="X5150">
            <text:p>X5150</text:p>
          </table:table-cell>
          <table:table-cell table:style-name="ce4" table:formula="of:=[.F619]" office:value-type="string" office:string-value="Y1963">
            <text:p>Y1963</text:p>
          </table:table-cell>
          <table:table-cell/>
          <table:table-cell table:formula="of:=[.B619]" office:value-type="string" office:string-value="N626">
            <text:p>N626</text:p>
          </table:table-cell>
          <table:table-cell table:formula="of:=[.H619]" office:value-type="string" office:string-value="X5156">
            <text:p>X5156</text:p>
          </table:table-cell>
          <table:table-cell table:formula="of:=[.F619]" office:value-type="string" office:string-value="Y1963">
            <text:p>Y1963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table:formula="of:=&quot;N&quot;&amp;[.A619]" office:value-type="string" office:string-value="N626">
            <text:p>N626</text:p>
          </table:table-cell>
          <table:table-cell table:formula="of:=5150" office:value-type="float" office:value="5150">
            <text:p>5150</text:p>
          </table:table-cell>
          <table:table-cell table:formula="of:= &quot;X&quot;&amp; [.C619]" office:value-type="string" office:string-value="X5150">
            <text:p>X5150</text:p>
          </table:table-cell>
          <table:table-cell table:formula="of:=[.E618]-5.75" office:value-type="float" office:value="1963">
            <text:p>1963</text:p>
          </table:table-cell>
          <table:table-cell table:formula="of:=&quot;Y&quot; &amp; [.E619]" office:value-type="string" office:string-value="Y1963">
            <text:p>Y1963</text:p>
          </table:table-cell>
          <table:table-cell table:formula="of:=[.C619] +6" office:value-type="float" office:value="5156">
            <text:p>5156</text:p>
          </table:table-cell>
          <table:table-cell table:formula="of:=&quot;X&quot;&amp; [.G619]" office:value-type="string" office:string-value="X5156">
            <text:p>X5156</text:p>
          </table:table-cell>
          <table:table-cell table:number-columns-repeated="6"/>
          <table:table-cell table:style-name="ce4" table:formula="of:=[.B620]" office:value-type="string" office:string-value="N627">
            <text:p>N627</text:p>
          </table:table-cell>
          <table:table-cell table:style-name="ce4" table:formula="of:=[.D620]" office:value-type="string" office:string-value="X5150">
            <text:p>X5150</text:p>
          </table:table-cell>
          <table:table-cell table:style-name="ce4" table:formula="of:=[.F620]" office:value-type="string" office:string-value="Y1957.25">
            <text:p>Y1957.25</text:p>
          </table:table-cell>
          <table:table-cell/>
          <table:table-cell table:formula="of:=[.B620]" office:value-type="string" office:string-value="N627">
            <text:p>N627</text:p>
          </table:table-cell>
          <table:table-cell table:formula="of:=[.H620]" office:value-type="string" office:string-value="X5156">
            <text:p>X5156</text:p>
          </table:table-cell>
          <table:table-cell table:formula="of:=[.F620]" office:value-type="string" office:string-value="Y1957.25">
            <text:p>Y1957.25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table:formula="of:=&quot;N&quot;&amp;[.A620]" office:value-type="string" office:string-value="N627">
            <text:p>N627</text:p>
          </table:table-cell>
          <table:table-cell table:formula="of:=5150" office:value-type="float" office:value="5150">
            <text:p>5150</text:p>
          </table:table-cell>
          <table:table-cell table:formula="of:= &quot;X&quot;&amp; [.C620]" office:value-type="string" office:string-value="X5150">
            <text:p>X5150</text:p>
          </table:table-cell>
          <table:table-cell table:formula="of:=[.E619]-5.75" office:value-type="float" office:value="1957.25">
            <text:p>1957.25</text:p>
          </table:table-cell>
          <table:table-cell table:formula="of:=&quot;Y&quot; &amp; [.E620]" office:value-type="string" office:string-value="Y1957.25">
            <text:p>Y1957.25</text:p>
          </table:table-cell>
          <table:table-cell table:formula="of:=[.C620] +6" office:value-type="float" office:value="5156">
            <text:p>5156</text:p>
          </table:table-cell>
          <table:table-cell table:formula="of:=&quot;X&quot;&amp; [.G620]" office:value-type="string" office:string-value="X5156">
            <text:p>X5156</text:p>
          </table:table-cell>
          <table:table-cell table:number-columns-repeated="6"/>
          <table:table-cell table:style-name="ce4" table:formula="of:=[.B621]" office:value-type="string" office:string-value="N628">
            <text:p>N628</text:p>
          </table:table-cell>
          <table:table-cell table:style-name="ce4" table:formula="of:=[.D621]" office:value-type="string" office:string-value="X5150">
            <text:p>X5150</text:p>
          </table:table-cell>
          <table:table-cell table:style-name="ce4" table:formula="of:=[.F621]" office:value-type="string" office:string-value="Y1951.5">
            <text:p>Y1951.5</text:p>
          </table:table-cell>
          <table:table-cell/>
          <table:table-cell table:formula="of:=[.B621]" office:value-type="string" office:string-value="N628">
            <text:p>N628</text:p>
          </table:table-cell>
          <table:table-cell table:formula="of:=[.H621]" office:value-type="string" office:string-value="X5156">
            <text:p>X5156</text:p>
          </table:table-cell>
          <table:table-cell table:formula="of:=[.F621]" office:value-type="string" office:string-value="Y1951.5">
            <text:p>Y1951.5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table:formula="of:=&quot;N&quot;&amp;[.A621]" office:value-type="string" office:string-value="N628">
            <text:p>N628</text:p>
          </table:table-cell>
          <table:table-cell table:formula="of:=5150" office:value-type="float" office:value="5150">
            <text:p>5150</text:p>
          </table:table-cell>
          <table:table-cell table:formula="of:= &quot;X&quot;&amp; [.C621]" office:value-type="string" office:string-value="X5150">
            <text:p>X5150</text:p>
          </table:table-cell>
          <table:table-cell table:formula="of:=[.E620]-5.75" office:value-type="float" office:value="1951.5">
            <text:p>1951.5</text:p>
          </table:table-cell>
          <table:table-cell table:formula="of:=&quot;Y&quot; &amp; [.E621]" office:value-type="string" office:string-value="Y1951.5">
            <text:p>Y1951.5</text:p>
          </table:table-cell>
          <table:table-cell table:formula="of:=[.C621] +6" office:value-type="float" office:value="5156">
            <text:p>5156</text:p>
          </table:table-cell>
          <table:table-cell table:formula="of:=&quot;X&quot;&amp; [.G621]" office:value-type="string" office:string-value="X5156">
            <text:p>X5156</text:p>
          </table:table-cell>
          <table:table-cell table:number-columns-repeated="6"/>
          <table:table-cell table:style-name="ce4" table:formula="of:=[.B622]" office:value-type="string" office:string-value="N629">
            <text:p>N629</text:p>
          </table:table-cell>
          <table:table-cell table:style-name="ce4" table:formula="of:=[.D622]" office:value-type="string" office:string-value="X5150">
            <text:p>X5150</text:p>
          </table:table-cell>
          <table:table-cell table:style-name="ce4" table:formula="of:=[.F622]" office:value-type="string" office:string-value="Y1945.75">
            <text:p>Y1945.75</text:p>
          </table:table-cell>
          <table:table-cell/>
          <table:table-cell table:formula="of:=[.B622]" office:value-type="string" office:string-value="N629">
            <text:p>N629</text:p>
          </table:table-cell>
          <table:table-cell table:formula="of:=[.H622]" office:value-type="string" office:string-value="X5156">
            <text:p>X5156</text:p>
          </table:table-cell>
          <table:table-cell table:formula="of:=[.F622]" office:value-type="string" office:string-value="Y1945.75">
            <text:p>Y1945.75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table:formula="of:=&quot;N&quot;&amp;[.A622]" office:value-type="string" office:string-value="N629">
            <text:p>N629</text:p>
          </table:table-cell>
          <table:table-cell table:formula="of:=5150" office:value-type="float" office:value="5150">
            <text:p>5150</text:p>
          </table:table-cell>
          <table:table-cell table:formula="of:= &quot;X&quot;&amp; [.C622]" office:value-type="string" office:string-value="X5150">
            <text:p>X5150</text:p>
          </table:table-cell>
          <table:table-cell table:formula="of:=[.E621]-5.75" office:value-type="float" office:value="1945.75">
            <text:p>1945.75</text:p>
          </table:table-cell>
          <table:table-cell table:formula="of:=&quot;Y&quot; &amp; [.E622]" office:value-type="string" office:string-value="Y1945.75">
            <text:p>Y1945.75</text:p>
          </table:table-cell>
          <table:table-cell table:formula="of:=[.C622] +6" office:value-type="float" office:value="5156">
            <text:p>5156</text:p>
          </table:table-cell>
          <table:table-cell table:formula="of:=&quot;X&quot;&amp; [.G622]" office:value-type="string" office:string-value="X5156">
            <text:p>X5156</text:p>
          </table:table-cell>
          <table:table-cell table:number-columns-repeated="6"/>
          <table:table-cell table:style-name="ce4" table:formula="of:=[.B623]" office:value-type="string" office:string-value="N630">
            <text:p>N630</text:p>
          </table:table-cell>
          <table:table-cell table:style-name="ce4" table:formula="of:=[.D623]" office:value-type="string" office:string-value="X5150">
            <text:p>X5150</text:p>
          </table:table-cell>
          <table:table-cell table:style-name="ce4" table:formula="of:=[.F623]" office:value-type="string" office:string-value="Y1940">
            <text:p>Y1940</text:p>
          </table:table-cell>
          <table:table-cell/>
          <table:table-cell table:formula="of:=[.B623]" office:value-type="string" office:string-value="N630">
            <text:p>N630</text:p>
          </table:table-cell>
          <table:table-cell table:formula="of:=[.H623]" office:value-type="string" office:string-value="X5156">
            <text:p>X5156</text:p>
          </table:table-cell>
          <table:table-cell table:formula="of:=[.F623]" office:value-type="string" office:string-value="Y1940">
            <text:p>Y1940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table:formula="of:=&quot;N&quot;&amp;[.A623]" office:value-type="string" office:string-value="N630">
            <text:p>N630</text:p>
          </table:table-cell>
          <table:table-cell table:formula="of:=5150" office:value-type="float" office:value="5150">
            <text:p>5150</text:p>
          </table:table-cell>
          <table:table-cell table:formula="of:= &quot;X&quot;&amp; [.C623]" office:value-type="string" office:string-value="X5150">
            <text:p>X5150</text:p>
          </table:table-cell>
          <table:table-cell table:formula="of:=[.E622]-5.75" office:value-type="float" office:value="1940">
            <text:p>1940</text:p>
          </table:table-cell>
          <table:table-cell table:formula="of:=&quot;Y&quot; &amp; [.E623]" office:value-type="string" office:string-value="Y1940">
            <text:p>Y1940</text:p>
          </table:table-cell>
          <table:table-cell table:formula="of:=[.C623] +6" office:value-type="float" office:value="5156">
            <text:p>5156</text:p>
          </table:table-cell>
          <table:table-cell table:formula="of:=&quot;X&quot;&amp; [.G623]" office:value-type="string" office:string-value="X5156">
            <text:p>X5156</text:p>
          </table:table-cell>
          <table:table-cell table:number-columns-repeated="6"/>
          <table:table-cell table:style-name="ce4" table:formula="of:=[.B624]" office:value-type="string" office:string-value="N631">
            <text:p>N631</text:p>
          </table:table-cell>
          <table:table-cell table:style-name="ce4" table:formula="of:=[.D624]" office:value-type="string" office:string-value="X5150">
            <text:p>X5150</text:p>
          </table:table-cell>
          <table:table-cell table:style-name="ce4" table:formula="of:=[.F624]" office:value-type="string" office:string-value="Y1934.25">
            <text:p>Y1934.25</text:p>
          </table:table-cell>
          <table:table-cell/>
          <table:table-cell table:formula="of:=[.B624]" office:value-type="string" office:string-value="N631">
            <text:p>N631</text:p>
          </table:table-cell>
          <table:table-cell table:formula="of:=[.H624]" office:value-type="string" office:string-value="X5156">
            <text:p>X5156</text:p>
          </table:table-cell>
          <table:table-cell table:formula="of:=[.F624]" office:value-type="string" office:string-value="Y1934.25">
            <text:p>Y1934.25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table:formula="of:=&quot;N&quot;&amp;[.A624]" office:value-type="string" office:string-value="N631">
            <text:p>N631</text:p>
          </table:table-cell>
          <table:table-cell table:formula="of:=5150" office:value-type="float" office:value="5150">
            <text:p>5150</text:p>
          </table:table-cell>
          <table:table-cell table:formula="of:= &quot;X&quot;&amp; [.C624]" office:value-type="string" office:string-value="X5150">
            <text:p>X5150</text:p>
          </table:table-cell>
          <table:table-cell table:formula="of:=[.E623]-5.75" office:value-type="float" office:value="1934.25">
            <text:p>1934.25</text:p>
          </table:table-cell>
          <table:table-cell table:formula="of:=&quot;Y&quot; &amp; [.E624]" office:value-type="string" office:string-value="Y1934.25">
            <text:p>Y1934.25</text:p>
          </table:table-cell>
          <table:table-cell table:formula="of:=[.C624] +6" office:value-type="float" office:value="5156">
            <text:p>5156</text:p>
          </table:table-cell>
          <table:table-cell table:formula="of:=&quot;X&quot;&amp; [.G624]" office:value-type="string" office:string-value="X5156">
            <text:p>X5156</text:p>
          </table:table-cell>
          <table:table-cell table:number-columns-repeated="6"/>
          <table:table-cell table:style-name="ce4" table:formula="of:=[.B625]" office:value-type="string" office:string-value="N632">
            <text:p>N632</text:p>
          </table:table-cell>
          <table:table-cell table:style-name="ce4" table:formula="of:=[.D625]" office:value-type="string" office:string-value="X5150">
            <text:p>X5150</text:p>
          </table:table-cell>
          <table:table-cell table:style-name="ce4" table:formula="of:=[.F625]" office:value-type="string" office:string-value="Y1928.5">
            <text:p>Y1928.5</text:p>
          </table:table-cell>
          <table:table-cell/>
          <table:table-cell table:formula="of:=[.B625]" office:value-type="string" office:string-value="N632">
            <text:p>N632</text:p>
          </table:table-cell>
          <table:table-cell table:formula="of:=[.H625]" office:value-type="string" office:string-value="X5156">
            <text:p>X5156</text:p>
          </table:table-cell>
          <table:table-cell table:formula="of:=[.F625]" office:value-type="string" office:string-value="Y1928.5">
            <text:p>Y1928.5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table:formula="of:=&quot;N&quot;&amp;[.A625]" office:value-type="string" office:string-value="N632">
            <text:p>N632</text:p>
          </table:table-cell>
          <table:table-cell table:formula="of:=5150" office:value-type="float" office:value="5150">
            <text:p>5150</text:p>
          </table:table-cell>
          <table:table-cell table:formula="of:= &quot;X&quot;&amp; [.C625]" office:value-type="string" office:string-value="X5150">
            <text:p>X5150</text:p>
          </table:table-cell>
          <table:table-cell table:formula="of:=[.E624]-5.75" office:value-type="float" office:value="1928.5">
            <text:p>1928.5</text:p>
          </table:table-cell>
          <table:table-cell table:formula="of:=&quot;Y&quot; &amp; [.E625]" office:value-type="string" office:string-value="Y1928.5">
            <text:p>Y1928.5</text:p>
          </table:table-cell>
          <table:table-cell table:formula="of:=[.C625] +6" office:value-type="float" office:value="5156">
            <text:p>5156</text:p>
          </table:table-cell>
          <table:table-cell table:formula="of:=&quot;X&quot;&amp; [.G625]" office:value-type="string" office:string-value="X5156">
            <text:p>X5156</text:p>
          </table:table-cell>
          <table:table-cell table:number-columns-repeated="6"/>
          <table:table-cell table:style-name="ce4" table:formula="of:=[.B626]" office:value-type="string" office:string-value="N633">
            <text:p>N633</text:p>
          </table:table-cell>
          <table:table-cell table:style-name="ce4" table:formula="of:=[.D626]" office:value-type="string" office:string-value="X5150">
            <text:p>X5150</text:p>
          </table:table-cell>
          <table:table-cell table:style-name="ce4" table:formula="of:=[.F626]" office:value-type="string" office:string-value="Y1922.75">
            <text:p>Y1922.75</text:p>
          </table:table-cell>
          <table:table-cell/>
          <table:table-cell table:formula="of:=[.B626]" office:value-type="string" office:string-value="N633">
            <text:p>N633</text:p>
          </table:table-cell>
          <table:table-cell table:formula="of:=[.H626]" office:value-type="string" office:string-value="X5156">
            <text:p>X5156</text:p>
          </table:table-cell>
          <table:table-cell table:formula="of:=[.F626]" office:value-type="string" office:string-value="Y1922.75">
            <text:p>Y1922.75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table:formula="of:=&quot;N&quot;&amp;[.A626]" office:value-type="string" office:string-value="N633">
            <text:p>N633</text:p>
          </table:table-cell>
          <table:table-cell table:formula="of:=5150" office:value-type="float" office:value="5150">
            <text:p>5150</text:p>
          </table:table-cell>
          <table:table-cell table:formula="of:= &quot;X&quot;&amp; [.C626]" office:value-type="string" office:string-value="X5150">
            <text:p>X5150</text:p>
          </table:table-cell>
          <table:table-cell table:formula="of:=[.E625]-5.75" office:value-type="float" office:value="1922.75">
            <text:p>1922.75</text:p>
          </table:table-cell>
          <table:table-cell table:formula="of:=&quot;Y&quot; &amp; [.E626]" office:value-type="string" office:string-value="Y1922.75">
            <text:p>Y1922.75</text:p>
          </table:table-cell>
          <table:table-cell table:formula="of:=[.C626] +6" office:value-type="float" office:value="5156">
            <text:p>5156</text:p>
          </table:table-cell>
          <table:table-cell table:formula="of:=&quot;X&quot;&amp; [.G626]" office:value-type="string" office:string-value="X5156">
            <text:p>X5156</text:p>
          </table:table-cell>
          <table:table-cell table:number-columns-repeated="6"/>
          <table:table-cell table:style-name="ce4" table:formula="of:=[.B627]" office:value-type="string" office:string-value="N634">
            <text:p>N634</text:p>
          </table:table-cell>
          <table:table-cell table:style-name="ce4" table:formula="of:=[.D627]" office:value-type="string" office:string-value="X5150">
            <text:p>X5150</text:p>
          </table:table-cell>
          <table:table-cell table:style-name="ce4" table:formula="of:=[.F627]" office:value-type="string" office:string-value="Y1917">
            <text:p>Y1917</text:p>
          </table:table-cell>
          <table:table-cell/>
          <table:table-cell table:formula="of:=[.B627]" office:value-type="string" office:string-value="N634">
            <text:p>N634</text:p>
          </table:table-cell>
          <table:table-cell table:formula="of:=[.H627]" office:value-type="string" office:string-value="X5156">
            <text:p>X5156</text:p>
          </table:table-cell>
          <table:table-cell table:formula="of:=[.F627]" office:value-type="string" office:string-value="Y1917">
            <text:p>Y1917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table:formula="of:=&quot;N&quot;&amp;[.A627]" office:value-type="string" office:string-value="N634">
            <text:p>N634</text:p>
          </table:table-cell>
          <table:table-cell table:formula="of:=5150" office:value-type="float" office:value="5150">
            <text:p>5150</text:p>
          </table:table-cell>
          <table:table-cell table:formula="of:= &quot;X&quot;&amp; [.C627]" office:value-type="string" office:string-value="X5150">
            <text:p>X5150</text:p>
          </table:table-cell>
          <table:table-cell table:formula="of:=[.E626]-5.75" office:value-type="float" office:value="1917">
            <text:p>1917</text:p>
          </table:table-cell>
          <table:table-cell table:formula="of:=&quot;Y&quot; &amp; [.E627]" office:value-type="string" office:string-value="Y1917">
            <text:p>Y1917</text:p>
          </table:table-cell>
          <table:table-cell table:formula="of:=[.C627] +6" office:value-type="float" office:value="5156">
            <text:p>5156</text:p>
          </table:table-cell>
          <table:table-cell table:formula="of:=&quot;X&quot;&amp; [.G627]" office:value-type="string" office:string-value="X5156">
            <text:p>X5156</text:p>
          </table:table-cell>
          <table:table-cell table:number-columns-repeated="6"/>
          <table:table-cell table:style-name="ce4" table:formula="of:=[.B628]" office:value-type="string" office:string-value="N635">
            <text:p>N635</text:p>
          </table:table-cell>
          <table:table-cell table:style-name="ce4" table:formula="of:=[.D628]" office:value-type="string" office:string-value="X5150">
            <text:p>X5150</text:p>
          </table:table-cell>
          <table:table-cell table:style-name="ce4" table:formula="of:=[.F628]" office:value-type="string" office:string-value="Y1911.25">
            <text:p>Y1911.25</text:p>
          </table:table-cell>
          <table:table-cell/>
          <table:table-cell table:formula="of:=[.B628]" office:value-type="string" office:string-value="N635">
            <text:p>N635</text:p>
          </table:table-cell>
          <table:table-cell table:formula="of:=[.H628]" office:value-type="string" office:string-value="X5156">
            <text:p>X5156</text:p>
          </table:table-cell>
          <table:table-cell table:formula="of:=[.F628]" office:value-type="string" office:string-value="Y1911.25">
            <text:p>Y1911.25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table:formula="of:=&quot;N&quot;&amp;[.A628]" office:value-type="string" office:string-value="N635">
            <text:p>N635</text:p>
          </table:table-cell>
          <table:table-cell table:formula="of:=5150" office:value-type="float" office:value="5150">
            <text:p>5150</text:p>
          </table:table-cell>
          <table:table-cell table:formula="of:= &quot;X&quot;&amp; [.C628]" office:value-type="string" office:string-value="X5150">
            <text:p>X5150</text:p>
          </table:table-cell>
          <table:table-cell table:formula="of:=[.E627]-5.75" office:value-type="float" office:value="1911.25">
            <text:p>1911.25</text:p>
          </table:table-cell>
          <table:table-cell table:formula="of:=&quot;Y&quot; &amp; [.E628]" office:value-type="string" office:string-value="Y1911.25">
            <text:p>Y1911.25</text:p>
          </table:table-cell>
          <table:table-cell table:formula="of:=[.C628] +6" office:value-type="float" office:value="5156">
            <text:p>5156</text:p>
          </table:table-cell>
          <table:table-cell table:formula="of:=&quot;X&quot;&amp; [.G628]" office:value-type="string" office:string-value="X5156">
            <text:p>X5156</text:p>
          </table:table-cell>
          <table:table-cell table:number-columns-repeated="6"/>
          <table:table-cell table:style-name="ce4" table:formula="of:=[.B629]" office:value-type="string" office:string-value="N636">
            <text:p>N636</text:p>
          </table:table-cell>
          <table:table-cell table:style-name="ce4" table:formula="of:=[.D629]" office:value-type="string" office:string-value="X5150">
            <text:p>X5150</text:p>
          </table:table-cell>
          <table:table-cell table:style-name="ce4" table:formula="of:=[.F629]" office:value-type="string" office:string-value="Y1905.5">
            <text:p>Y1905.5</text:p>
          </table:table-cell>
          <table:table-cell/>
          <table:table-cell table:formula="of:=[.B629]" office:value-type="string" office:string-value="N636">
            <text:p>N636</text:p>
          </table:table-cell>
          <table:table-cell table:formula="of:=[.H629]" office:value-type="string" office:string-value="X5156">
            <text:p>X5156</text:p>
          </table:table-cell>
          <table:table-cell table:formula="of:=[.F629]" office:value-type="string" office:string-value="Y1905.5">
            <text:p>Y1905.5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table:formula="of:=&quot;N&quot;&amp;[.A629]" office:value-type="string" office:string-value="N636">
            <text:p>N636</text:p>
          </table:table-cell>
          <table:table-cell table:formula="of:=5150" office:value-type="float" office:value="5150">
            <text:p>5150</text:p>
          </table:table-cell>
          <table:table-cell table:formula="of:= &quot;X&quot;&amp; [.C629]" office:value-type="string" office:string-value="X5150">
            <text:p>X5150</text:p>
          </table:table-cell>
          <table:table-cell table:formula="of:=[.E628]-5.75" office:value-type="float" office:value="1905.5">
            <text:p>1905.5</text:p>
          </table:table-cell>
          <table:table-cell table:formula="of:=&quot;Y&quot; &amp; [.E629]" office:value-type="string" office:string-value="Y1905.5">
            <text:p>Y1905.5</text:p>
          </table:table-cell>
          <table:table-cell table:formula="of:=[.C629] +6" office:value-type="float" office:value="5156">
            <text:p>5156</text:p>
          </table:table-cell>
          <table:table-cell table:formula="of:=&quot;X&quot;&amp; [.G629]" office:value-type="string" office:string-value="X5156">
            <text:p>X5156</text:p>
          </table:table-cell>
          <table:table-cell table:number-columns-repeated="6"/>
          <table:table-cell table:style-name="ce4" table:formula="of:=[.B630]" office:value-type="string" office:string-value="N637">
            <text:p>N637</text:p>
          </table:table-cell>
          <table:table-cell table:style-name="ce4" table:formula="of:=[.D630]" office:value-type="string" office:string-value="X5150">
            <text:p>X5150</text:p>
          </table:table-cell>
          <table:table-cell table:style-name="ce4" table:formula="of:=[.F630]" office:value-type="string" office:string-value="Y1899.75">
            <text:p>Y1899.75</text:p>
          </table:table-cell>
          <table:table-cell/>
          <table:table-cell table:formula="of:=[.B630]" office:value-type="string" office:string-value="N637">
            <text:p>N637</text:p>
          </table:table-cell>
          <table:table-cell table:formula="of:=[.H630]" office:value-type="string" office:string-value="X5156">
            <text:p>X5156</text:p>
          </table:table-cell>
          <table:table-cell table:formula="of:=[.F630]" office:value-type="string" office:string-value="Y1899.75">
            <text:p>Y1899.75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table:formula="of:=&quot;N&quot;&amp;[.A630]" office:value-type="string" office:string-value="N637">
            <text:p>N637</text:p>
          </table:table-cell>
          <table:table-cell table:formula="of:=5150" office:value-type="float" office:value="5150">
            <text:p>5150</text:p>
          </table:table-cell>
          <table:table-cell table:formula="of:= &quot;X&quot;&amp; [.C630]" office:value-type="string" office:string-value="X5150">
            <text:p>X5150</text:p>
          </table:table-cell>
          <table:table-cell table:formula="of:=[.E629]-5.75" office:value-type="float" office:value="1899.75">
            <text:p>1899.75</text:p>
          </table:table-cell>
          <table:table-cell table:formula="of:=&quot;Y&quot; &amp; [.E630]" office:value-type="string" office:string-value="Y1899.75">
            <text:p>Y1899.75</text:p>
          </table:table-cell>
          <table:table-cell table:formula="of:=[.C630] +6" office:value-type="float" office:value="5156">
            <text:p>5156</text:p>
          </table:table-cell>
          <table:table-cell table:formula="of:=&quot;X&quot;&amp; [.G630]" office:value-type="string" office:string-value="X5156">
            <text:p>X5156</text:p>
          </table:table-cell>
          <table:table-cell table:number-columns-repeated="6"/>
          <table:table-cell table:style-name="ce4" table:formula="of:=[.B631]" office:value-type="string" office:string-value="N638">
            <text:p>N638</text:p>
          </table:table-cell>
          <table:table-cell table:style-name="ce4" table:formula="of:=[.D631]" office:value-type="string" office:string-value="X5150">
            <text:p>X5150</text:p>
          </table:table-cell>
          <table:table-cell table:style-name="ce4" table:formula="of:=[.F631]" office:value-type="string" office:string-value="Y1894">
            <text:p>Y1894</text:p>
          </table:table-cell>
          <table:table-cell/>
          <table:table-cell table:formula="of:=[.B631]" office:value-type="string" office:string-value="N638">
            <text:p>N638</text:p>
          </table:table-cell>
          <table:table-cell table:formula="of:=[.H631]" office:value-type="string" office:string-value="X5156">
            <text:p>X5156</text:p>
          </table:table-cell>
          <table:table-cell table:formula="of:=[.F631]" office:value-type="string" office:string-value="Y1894">
            <text:p>Y1894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table:formula="of:=&quot;N&quot;&amp;[.A631]" office:value-type="string" office:string-value="N638">
            <text:p>N638</text:p>
          </table:table-cell>
          <table:table-cell table:formula="of:=5150" office:value-type="float" office:value="5150">
            <text:p>5150</text:p>
          </table:table-cell>
          <table:table-cell table:formula="of:= &quot;X&quot;&amp; [.C631]" office:value-type="string" office:string-value="X5150">
            <text:p>X5150</text:p>
          </table:table-cell>
          <table:table-cell table:formula="of:=[.E630]-5.75" office:value-type="float" office:value="1894">
            <text:p>1894</text:p>
          </table:table-cell>
          <table:table-cell table:formula="of:=&quot;Y&quot; &amp; [.E631]" office:value-type="string" office:string-value="Y1894">
            <text:p>Y1894</text:p>
          </table:table-cell>
          <table:table-cell table:formula="of:=[.C631] +6" office:value-type="float" office:value="5156">
            <text:p>5156</text:p>
          </table:table-cell>
          <table:table-cell table:formula="of:=&quot;X&quot;&amp; [.G631]" office:value-type="string" office:string-value="X5156">
            <text:p>X5156</text:p>
          </table:table-cell>
          <table:table-cell table:number-columns-repeated="6"/>
          <table:table-cell table:style-name="ce4" table:formula="of:=[.B632]" office:value-type="string" office:string-value="N639">
            <text:p>N639</text:p>
          </table:table-cell>
          <table:table-cell table:style-name="ce4" table:formula="of:=[.D632]" office:value-type="string" office:string-value="X5150">
            <text:p>X5150</text:p>
          </table:table-cell>
          <table:table-cell table:style-name="ce4" table:formula="of:=[.F632]" office:value-type="string" office:string-value="Y1888.25">
            <text:p>Y1888.25</text:p>
          </table:table-cell>
          <table:table-cell/>
          <table:table-cell table:formula="of:=[.B632]" office:value-type="string" office:string-value="N639">
            <text:p>N639</text:p>
          </table:table-cell>
          <table:table-cell table:formula="of:=[.H632]" office:value-type="string" office:string-value="X5156">
            <text:p>X5156</text:p>
          </table:table-cell>
          <table:table-cell table:formula="of:=[.F632]" office:value-type="string" office:string-value="Y1888.25">
            <text:p>Y1888.25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table:formula="of:=&quot;N&quot;&amp;[.A632]" office:value-type="string" office:string-value="N639">
            <text:p>N639</text:p>
          </table:table-cell>
          <table:table-cell table:formula="of:=5150" office:value-type="float" office:value="5150">
            <text:p>5150</text:p>
          </table:table-cell>
          <table:table-cell table:formula="of:= &quot;X&quot;&amp; [.C632]" office:value-type="string" office:string-value="X5150">
            <text:p>X5150</text:p>
          </table:table-cell>
          <table:table-cell table:formula="of:=[.E631]-5.75" office:value-type="float" office:value="1888.25">
            <text:p>1888.25</text:p>
          </table:table-cell>
          <table:table-cell table:formula="of:=&quot;Y&quot; &amp; [.E632]" office:value-type="string" office:string-value="Y1888.25">
            <text:p>Y1888.25</text:p>
          </table:table-cell>
          <table:table-cell table:formula="of:=[.C632] +6" office:value-type="float" office:value="5156">
            <text:p>5156</text:p>
          </table:table-cell>
          <table:table-cell table:formula="of:=&quot;X&quot;&amp; [.G632]" office:value-type="string" office:string-value="X5156">
            <text:p>X5156</text:p>
          </table:table-cell>
          <table:table-cell table:number-columns-repeated="6"/>
          <table:table-cell table:style-name="ce4" table:formula="of:=[.B633]" office:value-type="string" office:string-value="N640">
            <text:p>N640</text:p>
          </table:table-cell>
          <table:table-cell table:style-name="ce4" table:formula="of:=[.D633]" office:value-type="string" office:string-value="X5150">
            <text:p>X5150</text:p>
          </table:table-cell>
          <table:table-cell table:style-name="ce4" table:formula="of:=[.F633]" office:value-type="string" office:string-value="Y1882.5">
            <text:p>Y1882.5</text:p>
          </table:table-cell>
          <table:table-cell/>
          <table:table-cell table:formula="of:=[.B633]" office:value-type="string" office:string-value="N640">
            <text:p>N640</text:p>
          </table:table-cell>
          <table:table-cell table:formula="of:=[.H633]" office:value-type="string" office:string-value="X5156">
            <text:p>X5156</text:p>
          </table:table-cell>
          <table:table-cell table:formula="of:=[.F633]" office:value-type="string" office:string-value="Y1882.5">
            <text:p>Y1882.5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table:formula="of:=&quot;N&quot;&amp;[.A633]" office:value-type="string" office:string-value="N640">
            <text:p>N640</text:p>
          </table:table-cell>
          <table:table-cell table:formula="of:=5150" office:value-type="float" office:value="5150">
            <text:p>5150</text:p>
          </table:table-cell>
          <table:table-cell table:formula="of:= &quot;X&quot;&amp; [.C633]" office:value-type="string" office:string-value="X5150">
            <text:p>X5150</text:p>
          </table:table-cell>
          <table:table-cell table:formula="of:=[.E632]-5.75" office:value-type="float" office:value="1882.5">
            <text:p>1882.5</text:p>
          </table:table-cell>
          <table:table-cell table:formula="of:=&quot;Y&quot; &amp; [.E633]" office:value-type="string" office:string-value="Y1882.5">
            <text:p>Y1882.5</text:p>
          </table:table-cell>
          <table:table-cell table:formula="of:=[.C633] +6" office:value-type="float" office:value="5156">
            <text:p>5156</text:p>
          </table:table-cell>
          <table:table-cell table:formula="of:=&quot;X&quot;&amp; [.G633]" office:value-type="string" office:string-value="X5156">
            <text:p>X5156</text:p>
          </table:table-cell>
          <table:table-cell table:number-columns-repeated="6"/>
          <table:table-cell table:style-name="ce4" table:formula="of:=[.B634]" office:value-type="string" office:string-value="N641">
            <text:p>N641</text:p>
          </table:table-cell>
          <table:table-cell table:style-name="ce4" table:formula="of:=[.D634]" office:value-type="string" office:string-value="X5150">
            <text:p>X5150</text:p>
          </table:table-cell>
          <table:table-cell table:style-name="ce4" table:formula="of:=[.F634]" office:value-type="string" office:string-value="Y1876.75">
            <text:p>Y1876.75</text:p>
          </table:table-cell>
          <table:table-cell/>
          <table:table-cell table:formula="of:=[.B634]" office:value-type="string" office:string-value="N641">
            <text:p>N641</text:p>
          </table:table-cell>
          <table:table-cell table:formula="of:=[.H634]" office:value-type="string" office:string-value="X5156">
            <text:p>X5156</text:p>
          </table:table-cell>
          <table:table-cell table:formula="of:=[.F634]" office:value-type="string" office:string-value="Y1876.75">
            <text:p>Y1876.75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table:formula="of:=&quot;N&quot;&amp;[.A634]" office:value-type="string" office:string-value="N641">
            <text:p>N641</text:p>
          </table:table-cell>
          <table:table-cell table:formula="of:=5150" office:value-type="float" office:value="5150">
            <text:p>5150</text:p>
          </table:table-cell>
          <table:table-cell table:formula="of:= &quot;X&quot;&amp; [.C634]" office:value-type="string" office:string-value="X5150">
            <text:p>X5150</text:p>
          </table:table-cell>
          <table:table-cell table:formula="of:=[.E633]-5.75" office:value-type="float" office:value="1876.75">
            <text:p>1876.75</text:p>
          </table:table-cell>
          <table:table-cell table:formula="of:=&quot;Y&quot; &amp; [.E634]" office:value-type="string" office:string-value="Y1876.75">
            <text:p>Y1876.75</text:p>
          </table:table-cell>
          <table:table-cell table:formula="of:=[.C634] +6" office:value-type="float" office:value="5156">
            <text:p>5156</text:p>
          </table:table-cell>
          <table:table-cell table:formula="of:=&quot;X&quot;&amp; [.G634]" office:value-type="string" office:string-value="X5156">
            <text:p>X5156</text:p>
          </table:table-cell>
          <table:table-cell table:number-columns-repeated="6"/>
          <table:table-cell table:style-name="ce4" table:formula="of:=[.B635]" office:value-type="string" office:string-value="N642">
            <text:p>N642</text:p>
          </table:table-cell>
          <table:table-cell table:style-name="ce4" table:formula="of:=[.D635]" office:value-type="string" office:string-value="X5150">
            <text:p>X5150</text:p>
          </table:table-cell>
          <table:table-cell table:style-name="ce4" table:formula="of:=[.F635]" office:value-type="string" office:string-value="Y1871">
            <text:p>Y1871</text:p>
          </table:table-cell>
          <table:table-cell/>
          <table:table-cell table:formula="of:=[.B635]" office:value-type="string" office:string-value="N642">
            <text:p>N642</text:p>
          </table:table-cell>
          <table:table-cell table:formula="of:=[.H635]" office:value-type="string" office:string-value="X5156">
            <text:p>X5156</text:p>
          </table:table-cell>
          <table:table-cell table:formula="of:=[.F635]" office:value-type="string" office:string-value="Y1871">
            <text:p>Y1871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table:formula="of:=&quot;N&quot;&amp;[.A635]" office:value-type="string" office:string-value="N642">
            <text:p>N642</text:p>
          </table:table-cell>
          <table:table-cell table:formula="of:=5150" office:value-type="float" office:value="5150">
            <text:p>5150</text:p>
          </table:table-cell>
          <table:table-cell table:formula="of:= &quot;X&quot;&amp; [.C635]" office:value-type="string" office:string-value="X5150">
            <text:p>X5150</text:p>
          </table:table-cell>
          <table:table-cell table:formula="of:=[.E634]-5.75" office:value-type="float" office:value="1871">
            <text:p>1871</text:p>
          </table:table-cell>
          <table:table-cell table:formula="of:=&quot;Y&quot; &amp; [.E635]" office:value-type="string" office:string-value="Y1871">
            <text:p>Y1871</text:p>
          </table:table-cell>
          <table:table-cell table:formula="of:=[.C635] +6" office:value-type="float" office:value="5156">
            <text:p>5156</text:p>
          </table:table-cell>
          <table:table-cell table:formula="of:=&quot;X&quot;&amp; [.G635]" office:value-type="string" office:string-value="X5156">
            <text:p>X5156</text:p>
          </table:table-cell>
          <table:table-cell table:number-columns-repeated="6"/>
          <table:table-cell table:style-name="ce4" table:formula="of:=[.B636]" office:value-type="string" office:string-value="N643">
            <text:p>N643</text:p>
          </table:table-cell>
          <table:table-cell table:style-name="ce4" table:formula="of:=[.D636]" office:value-type="string" office:string-value="X5150">
            <text:p>X5150</text:p>
          </table:table-cell>
          <table:table-cell table:style-name="ce4" table:formula="of:=[.F636]" office:value-type="string" office:string-value="Y1865.25">
            <text:p>Y1865.25</text:p>
          </table:table-cell>
          <table:table-cell/>
          <table:table-cell table:formula="of:=[.B636]" office:value-type="string" office:string-value="N643">
            <text:p>N643</text:p>
          </table:table-cell>
          <table:table-cell table:formula="of:=[.H636]" office:value-type="string" office:string-value="X5156">
            <text:p>X5156</text:p>
          </table:table-cell>
          <table:table-cell table:formula="of:=[.F636]" office:value-type="string" office:string-value="Y1865.25">
            <text:p>Y1865.25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table:formula="of:=&quot;N&quot;&amp;[.A636]" office:value-type="string" office:string-value="N643">
            <text:p>N643</text:p>
          </table:table-cell>
          <table:table-cell table:formula="of:=5150" office:value-type="float" office:value="5150">
            <text:p>5150</text:p>
          </table:table-cell>
          <table:table-cell table:formula="of:= &quot;X&quot;&amp; [.C636]" office:value-type="string" office:string-value="X5150">
            <text:p>X5150</text:p>
          </table:table-cell>
          <table:table-cell table:formula="of:=[.E635]-5.75" office:value-type="float" office:value="1865.25">
            <text:p>1865.25</text:p>
          </table:table-cell>
          <table:table-cell table:formula="of:=&quot;Y&quot; &amp; [.E636]" office:value-type="string" office:string-value="Y1865.25">
            <text:p>Y1865.25</text:p>
          </table:table-cell>
          <table:table-cell table:formula="of:=[.C636] +6" office:value-type="float" office:value="5156">
            <text:p>5156</text:p>
          </table:table-cell>
          <table:table-cell table:formula="of:=&quot;X&quot;&amp; [.G636]" office:value-type="string" office:string-value="X5156">
            <text:p>X5156</text:p>
          </table:table-cell>
          <table:table-cell table:number-columns-repeated="6"/>
          <table:table-cell table:style-name="ce4" table:formula="of:=[.B637]" office:value-type="string" office:string-value="N644">
            <text:p>N644</text:p>
          </table:table-cell>
          <table:table-cell table:style-name="ce4" table:formula="of:=[.D637]" office:value-type="string" office:string-value="X5150">
            <text:p>X5150</text:p>
          </table:table-cell>
          <table:table-cell table:style-name="ce4" table:formula="of:=[.F637]" office:value-type="string" office:string-value="Y1859.5">
            <text:p>Y1859.5</text:p>
          </table:table-cell>
          <table:table-cell/>
          <table:table-cell table:formula="of:=[.B637]" office:value-type="string" office:string-value="N644">
            <text:p>N644</text:p>
          </table:table-cell>
          <table:table-cell table:formula="of:=[.H637]" office:value-type="string" office:string-value="X5156">
            <text:p>X5156</text:p>
          </table:table-cell>
          <table:table-cell table:formula="of:=[.F637]" office:value-type="string" office:string-value="Y1859.5">
            <text:p>Y1859.5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table:formula="of:=&quot;N&quot;&amp;[.A637]" office:value-type="string" office:string-value="N644">
            <text:p>N644</text:p>
          </table:table-cell>
          <table:table-cell table:formula="of:=5150" office:value-type="float" office:value="5150">
            <text:p>5150</text:p>
          </table:table-cell>
          <table:table-cell table:formula="of:= &quot;X&quot;&amp; [.C637]" office:value-type="string" office:string-value="X5150">
            <text:p>X5150</text:p>
          </table:table-cell>
          <table:table-cell table:formula="of:=[.E636]-5.75" office:value-type="float" office:value="1859.5">
            <text:p>1859.5</text:p>
          </table:table-cell>
          <table:table-cell table:formula="of:=&quot;Y&quot; &amp; [.E637]" office:value-type="string" office:string-value="Y1859.5">
            <text:p>Y1859.5</text:p>
          </table:table-cell>
          <table:table-cell table:formula="of:=[.C637] +6" office:value-type="float" office:value="5156">
            <text:p>5156</text:p>
          </table:table-cell>
          <table:table-cell table:formula="of:=&quot;X&quot;&amp; [.G637]" office:value-type="string" office:string-value="X5156">
            <text:p>X5156</text:p>
          </table:table-cell>
          <table:table-cell table:number-columns-repeated="6"/>
          <table:table-cell table:style-name="ce4" table:formula="of:=[.B638]" office:value-type="string" office:string-value="N645">
            <text:p>N645</text:p>
          </table:table-cell>
          <table:table-cell table:style-name="ce4" table:formula="of:=[.D638]" office:value-type="string" office:string-value="X5150">
            <text:p>X5150</text:p>
          </table:table-cell>
          <table:table-cell table:style-name="ce4" table:formula="of:=[.F638]" office:value-type="string" office:string-value="Y1853.75">
            <text:p>Y1853.75</text:p>
          </table:table-cell>
          <table:table-cell/>
          <table:table-cell table:formula="of:=[.B638]" office:value-type="string" office:string-value="N645">
            <text:p>N645</text:p>
          </table:table-cell>
          <table:table-cell table:formula="of:=[.H638]" office:value-type="string" office:string-value="X5156">
            <text:p>X5156</text:p>
          </table:table-cell>
          <table:table-cell table:formula="of:=[.F638]" office:value-type="string" office:string-value="Y1853.75">
            <text:p>Y1853.75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table:formula="of:=&quot;N&quot;&amp;[.A638]" office:value-type="string" office:string-value="N645">
            <text:p>N645</text:p>
          </table:table-cell>
          <table:table-cell table:formula="of:=5150" office:value-type="float" office:value="5150">
            <text:p>5150</text:p>
          </table:table-cell>
          <table:table-cell table:formula="of:= &quot;X&quot;&amp; [.C638]" office:value-type="string" office:string-value="X5150">
            <text:p>X5150</text:p>
          </table:table-cell>
          <table:table-cell table:formula="of:=[.E637]-5.75" office:value-type="float" office:value="1853.75">
            <text:p>1853.75</text:p>
          </table:table-cell>
          <table:table-cell table:formula="of:=&quot;Y&quot; &amp; [.E638]" office:value-type="string" office:string-value="Y1853.75">
            <text:p>Y1853.75</text:p>
          </table:table-cell>
          <table:table-cell table:formula="of:=[.C638] +6" office:value-type="float" office:value="5156">
            <text:p>5156</text:p>
          </table:table-cell>
          <table:table-cell table:formula="of:=&quot;X&quot;&amp; [.G638]" office:value-type="string" office:string-value="X5156">
            <text:p>X5156</text:p>
          </table:table-cell>
          <table:table-cell table:number-columns-repeated="6"/>
          <table:table-cell table:style-name="ce4" table:formula="of:=[.B639]" office:value-type="string" office:string-value="N646">
            <text:p>N646</text:p>
          </table:table-cell>
          <table:table-cell table:style-name="ce4" table:formula="of:=[.D639]" office:value-type="string" office:string-value="X5150">
            <text:p>X5150</text:p>
          </table:table-cell>
          <table:table-cell table:style-name="ce4" table:formula="of:=[.F639]" office:value-type="string" office:string-value="Y1848">
            <text:p>Y1848</text:p>
          </table:table-cell>
          <table:table-cell/>
          <table:table-cell table:formula="of:=[.B639]" office:value-type="string" office:string-value="N646">
            <text:p>N646</text:p>
          </table:table-cell>
          <table:table-cell table:formula="of:=[.H639]" office:value-type="string" office:string-value="X5156">
            <text:p>X5156</text:p>
          </table:table-cell>
          <table:table-cell table:formula="of:=[.F639]" office:value-type="string" office:string-value="Y1848">
            <text:p>Y1848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table:formula="of:=&quot;N&quot;&amp;[.A639]" office:value-type="string" office:string-value="N646">
            <text:p>N646</text:p>
          </table:table-cell>
          <table:table-cell table:formula="of:=5150" office:value-type="float" office:value="5150">
            <text:p>5150</text:p>
          </table:table-cell>
          <table:table-cell table:formula="of:= &quot;X&quot;&amp; [.C639]" office:value-type="string" office:string-value="X5150">
            <text:p>X5150</text:p>
          </table:table-cell>
          <table:table-cell table:formula="of:=[.E638]-5.75" office:value-type="float" office:value="1848">
            <text:p>1848</text:p>
          </table:table-cell>
          <table:table-cell table:formula="of:=&quot;Y&quot; &amp; [.E639]" office:value-type="string" office:string-value="Y1848">
            <text:p>Y1848</text:p>
          </table:table-cell>
          <table:table-cell table:formula="of:=[.C639] +6" office:value-type="float" office:value="5156">
            <text:p>5156</text:p>
          </table:table-cell>
          <table:table-cell table:formula="of:=&quot;X&quot;&amp; [.G639]" office:value-type="string" office:string-value="X5156">
            <text:p>X5156</text:p>
          </table:table-cell>
          <table:table-cell table:number-columns-repeated="6"/>
          <table:table-cell table:style-name="ce4" table:formula="of:=[.B640]" office:value-type="string" office:string-value="N647">
            <text:p>N647</text:p>
          </table:table-cell>
          <table:table-cell table:style-name="ce4" table:formula="of:=[.D640]" office:value-type="string" office:string-value="X5150">
            <text:p>X5150</text:p>
          </table:table-cell>
          <table:table-cell table:style-name="ce4" table:formula="of:=[.F640]" office:value-type="string" office:string-value="Y1842.25">
            <text:p>Y1842.25</text:p>
          </table:table-cell>
          <table:table-cell/>
          <table:table-cell table:formula="of:=[.B640]" office:value-type="string" office:string-value="N647">
            <text:p>N647</text:p>
          </table:table-cell>
          <table:table-cell table:formula="of:=[.H640]" office:value-type="string" office:string-value="X5156">
            <text:p>X5156</text:p>
          </table:table-cell>
          <table:table-cell table:formula="of:=[.F640]" office:value-type="string" office:string-value="Y1842.25">
            <text:p>Y1842.25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table:formula="of:=&quot;N&quot;&amp;[.A640]" office:value-type="string" office:string-value="N647">
            <text:p>N647</text:p>
          </table:table-cell>
          <table:table-cell table:formula="of:=5150" office:value-type="float" office:value="5150">
            <text:p>5150</text:p>
          </table:table-cell>
          <table:table-cell table:formula="of:= &quot;X&quot;&amp; [.C640]" office:value-type="string" office:string-value="X5150">
            <text:p>X5150</text:p>
          </table:table-cell>
          <table:table-cell table:formula="of:=[.E639]-5.75" office:value-type="float" office:value="1842.25">
            <text:p>1842.25</text:p>
          </table:table-cell>
          <table:table-cell table:formula="of:=&quot;Y&quot; &amp; [.E640]" office:value-type="string" office:string-value="Y1842.25">
            <text:p>Y1842.25</text:p>
          </table:table-cell>
          <table:table-cell table:formula="of:=[.C640] +6" office:value-type="float" office:value="5156">
            <text:p>5156</text:p>
          </table:table-cell>
          <table:table-cell table:formula="of:=&quot;X&quot;&amp; [.G640]" office:value-type="string" office:string-value="X5156">
            <text:p>X5156</text:p>
          </table:table-cell>
          <table:table-cell table:number-columns-repeated="6"/>
          <table:table-cell table:style-name="ce4" table:formula="of:=[.B641]" office:value-type="string" office:string-value="N648">
            <text:p>N648</text:p>
          </table:table-cell>
          <table:table-cell table:style-name="ce4" table:formula="of:=[.D641]" office:value-type="string" office:string-value="X5150">
            <text:p>X5150</text:p>
          </table:table-cell>
          <table:table-cell table:style-name="ce4" table:formula="of:=[.F641]" office:value-type="string" office:string-value="Y1836.5">
            <text:p>Y1836.5</text:p>
          </table:table-cell>
          <table:table-cell/>
          <table:table-cell table:formula="of:=[.B641]" office:value-type="string" office:string-value="N648">
            <text:p>N648</text:p>
          </table:table-cell>
          <table:table-cell table:formula="of:=[.H641]" office:value-type="string" office:string-value="X5156">
            <text:p>X5156</text:p>
          </table:table-cell>
          <table:table-cell table:formula="of:=[.F641]" office:value-type="string" office:string-value="Y1836.5">
            <text:p>Y1836.5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table:formula="of:=&quot;N&quot;&amp;[.A641]" office:value-type="string" office:string-value="N648">
            <text:p>N648</text:p>
          </table:table-cell>
          <table:table-cell table:formula="of:=5150" office:value-type="float" office:value="5150">
            <text:p>5150</text:p>
          </table:table-cell>
          <table:table-cell table:formula="of:= &quot;X&quot;&amp; [.C641]" office:value-type="string" office:string-value="X5150">
            <text:p>X5150</text:p>
          </table:table-cell>
          <table:table-cell table:formula="of:=[.E640]-5.75" office:value-type="float" office:value="1836.5">
            <text:p>1836.5</text:p>
          </table:table-cell>
          <table:table-cell table:formula="of:=&quot;Y&quot; &amp; [.E641]" office:value-type="string" office:string-value="Y1836.5">
            <text:p>Y1836.5</text:p>
          </table:table-cell>
          <table:table-cell table:formula="of:=[.C641] +6" office:value-type="float" office:value="5156">
            <text:p>5156</text:p>
          </table:table-cell>
          <table:table-cell table:formula="of:=&quot;X&quot;&amp; [.G641]" office:value-type="string" office:string-value="X5156">
            <text:p>X5156</text:p>
          </table:table-cell>
          <table:table-cell table:number-columns-repeated="6"/>
          <table:table-cell table:style-name="ce4" table:formula="of:=[.B642]" office:value-type="string" office:string-value="N649">
            <text:p>N649</text:p>
          </table:table-cell>
          <table:table-cell table:style-name="ce4" table:formula="of:=[.D642]" office:value-type="string" office:string-value="X5150">
            <text:p>X5150</text:p>
          </table:table-cell>
          <table:table-cell table:style-name="ce4" table:formula="of:=[.F642]" office:value-type="string" office:string-value="Y1830.75">
            <text:p>Y1830.75</text:p>
          </table:table-cell>
          <table:table-cell/>
          <table:table-cell table:formula="of:=[.B642]" office:value-type="string" office:string-value="N649">
            <text:p>N649</text:p>
          </table:table-cell>
          <table:table-cell table:formula="of:=[.H642]" office:value-type="string" office:string-value="X5156">
            <text:p>X5156</text:p>
          </table:table-cell>
          <table:table-cell table:formula="of:=[.F642]" office:value-type="string" office:string-value="Y1830.75">
            <text:p>Y1830.75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table:formula="of:=&quot;N&quot;&amp;[.A642]" office:value-type="string" office:string-value="N649">
            <text:p>N649</text:p>
          </table:table-cell>
          <table:table-cell table:formula="of:=5150" office:value-type="float" office:value="5150">
            <text:p>5150</text:p>
          </table:table-cell>
          <table:table-cell table:formula="of:= &quot;X&quot;&amp; [.C642]" office:value-type="string" office:string-value="X5150">
            <text:p>X5150</text:p>
          </table:table-cell>
          <table:table-cell table:formula="of:=[.E641]-5.75" office:value-type="float" office:value="1830.75">
            <text:p>1830.75</text:p>
          </table:table-cell>
          <table:table-cell table:formula="of:=&quot;Y&quot; &amp; [.E642]" office:value-type="string" office:string-value="Y1830.75">
            <text:p>Y1830.75</text:p>
          </table:table-cell>
          <table:table-cell table:formula="of:=[.C642] +6" office:value-type="float" office:value="5156">
            <text:p>5156</text:p>
          </table:table-cell>
          <table:table-cell table:formula="of:=&quot;X&quot;&amp; [.G642]" office:value-type="string" office:string-value="X5156">
            <text:p>X5156</text:p>
          </table:table-cell>
          <table:table-cell table:number-columns-repeated="6"/>
          <table:table-cell table:style-name="ce4" table:formula="of:=[.B643]" office:value-type="string" office:string-value="N650">
            <text:p>N650</text:p>
          </table:table-cell>
          <table:table-cell table:style-name="ce4" table:formula="of:=[.D643]" office:value-type="string" office:string-value="X5150">
            <text:p>X5150</text:p>
          </table:table-cell>
          <table:table-cell table:style-name="ce4" table:formula="of:=[.F643]" office:value-type="string" office:string-value="Y1825">
            <text:p>Y1825</text:p>
          </table:table-cell>
          <table:table-cell/>
          <table:table-cell table:formula="of:=[.B643]" office:value-type="string" office:string-value="N650">
            <text:p>N650</text:p>
          </table:table-cell>
          <table:table-cell table:formula="of:=[.H643]" office:value-type="string" office:string-value="X5156">
            <text:p>X5156</text:p>
          </table:table-cell>
          <table:table-cell table:formula="of:=[.F643]" office:value-type="string" office:string-value="Y1825">
            <text:p>Y1825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table:formula="of:=&quot;N&quot;&amp;[.A643]" office:value-type="string" office:string-value="N650">
            <text:p>N650</text:p>
          </table:table-cell>
          <table:table-cell table:formula="of:=5150" office:value-type="float" office:value="5150">
            <text:p>5150</text:p>
          </table:table-cell>
          <table:table-cell table:formula="of:= &quot;X&quot;&amp; [.C643]" office:value-type="string" office:string-value="X5150">
            <text:p>X5150</text:p>
          </table:table-cell>
          <table:table-cell table:formula="of:=[.E642]-5.75" office:value-type="float" office:value="1825">
            <text:p>1825</text:p>
          </table:table-cell>
          <table:table-cell table:formula="of:=&quot;Y&quot; &amp; [.E643]" office:value-type="string" office:string-value="Y1825">
            <text:p>Y1825</text:p>
          </table:table-cell>
          <table:table-cell table:formula="of:=[.C643] +6" office:value-type="float" office:value="5156">
            <text:p>5156</text:p>
          </table:table-cell>
          <table:table-cell table:formula="of:=&quot;X&quot;&amp; [.G643]" office:value-type="string" office:string-value="X5156">
            <text:p>X5156</text:p>
          </table:table-cell>
          <table:table-cell table:number-columns-repeated="6"/>
          <table:table-cell table:style-name="ce4" table:formula="of:=[.B644]" office:value-type="string" office:string-value="N651">
            <text:p>N651</text:p>
          </table:table-cell>
          <table:table-cell table:style-name="ce4" table:formula="of:=[.D644]" office:value-type="string" office:string-value="X5150">
            <text:p>X5150</text:p>
          </table:table-cell>
          <table:table-cell table:style-name="ce4" table:formula="of:=[.F644]" office:value-type="string" office:string-value="Y1819.25">
            <text:p>Y1819.25</text:p>
          </table:table-cell>
          <table:table-cell/>
          <table:table-cell table:formula="of:=[.B644]" office:value-type="string" office:string-value="N651">
            <text:p>N651</text:p>
          </table:table-cell>
          <table:table-cell table:formula="of:=[.H644]" office:value-type="string" office:string-value="X5156">
            <text:p>X5156</text:p>
          </table:table-cell>
          <table:table-cell table:formula="of:=[.F644]" office:value-type="string" office:string-value="Y1819.25">
            <text:p>Y1819.25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table:formula="of:=&quot;N&quot;&amp;[.A644]" office:value-type="string" office:string-value="N651">
            <text:p>N651</text:p>
          </table:table-cell>
          <table:table-cell table:formula="of:=5150" office:value-type="float" office:value="5150">
            <text:p>5150</text:p>
          </table:table-cell>
          <table:table-cell table:formula="of:= &quot;X&quot;&amp; [.C644]" office:value-type="string" office:string-value="X5150">
            <text:p>X5150</text:p>
          </table:table-cell>
          <table:table-cell table:formula="of:=[.E643]-5.75" office:value-type="float" office:value="1819.25">
            <text:p>1819.25</text:p>
          </table:table-cell>
          <table:table-cell table:formula="of:=&quot;Y&quot; &amp; [.E644]" office:value-type="string" office:string-value="Y1819.25">
            <text:p>Y1819.25</text:p>
          </table:table-cell>
          <table:table-cell table:formula="of:=[.C644] +6" office:value-type="float" office:value="5156">
            <text:p>5156</text:p>
          </table:table-cell>
          <table:table-cell table:formula="of:=&quot;X&quot;&amp; [.G644]" office:value-type="string" office:string-value="X5156">
            <text:p>X5156</text:p>
          </table:table-cell>
          <table:table-cell table:number-columns-repeated="6"/>
          <table:table-cell table:style-name="ce4" table:formula="of:=[.B645]" office:value-type="string" office:string-value="N652">
            <text:p>N652</text:p>
          </table:table-cell>
          <table:table-cell table:style-name="ce4" table:formula="of:=[.D645]" office:value-type="string" office:string-value="X5150">
            <text:p>X5150</text:p>
          </table:table-cell>
          <table:table-cell table:style-name="ce4" table:formula="of:=[.F645]" office:value-type="string" office:string-value="Y1813.5">
            <text:p>Y1813.5</text:p>
          </table:table-cell>
          <table:table-cell/>
          <table:table-cell table:formula="of:=[.B645]" office:value-type="string" office:string-value="N652">
            <text:p>N652</text:p>
          </table:table-cell>
          <table:table-cell table:formula="of:=[.H645]" office:value-type="string" office:string-value="X5156">
            <text:p>X5156</text:p>
          </table:table-cell>
          <table:table-cell table:formula="of:=[.F645]" office:value-type="string" office:string-value="Y1813.5">
            <text:p>Y1813.5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table:formula="of:=&quot;N&quot;&amp;[.A645]" office:value-type="string" office:string-value="N652">
            <text:p>N652</text:p>
          </table:table-cell>
          <table:table-cell table:formula="of:=5150" office:value-type="float" office:value="5150">
            <text:p>5150</text:p>
          </table:table-cell>
          <table:table-cell table:formula="of:= &quot;X&quot;&amp; [.C645]" office:value-type="string" office:string-value="X5150">
            <text:p>X5150</text:p>
          </table:table-cell>
          <table:table-cell table:formula="of:=[.E644]-5.75" office:value-type="float" office:value="1813.5">
            <text:p>1813.5</text:p>
          </table:table-cell>
          <table:table-cell table:formula="of:=&quot;Y&quot; &amp; [.E645]" office:value-type="string" office:string-value="Y1813.5">
            <text:p>Y1813.5</text:p>
          </table:table-cell>
          <table:table-cell table:formula="of:=[.C645] +6" office:value-type="float" office:value="5156">
            <text:p>5156</text:p>
          </table:table-cell>
          <table:table-cell table:formula="of:=&quot;X&quot;&amp; [.G645]" office:value-type="string" office:string-value="X5156">
            <text:p>X5156</text:p>
          </table:table-cell>
          <table:table-cell table:number-columns-repeated="6"/>
          <table:table-cell table:style-name="ce4" table:formula="of:=[.B646]" office:value-type="string" office:string-value="N653">
            <text:p>N653</text:p>
          </table:table-cell>
          <table:table-cell table:style-name="ce4" table:formula="of:=[.D646]" office:value-type="string" office:string-value="X5150">
            <text:p>X5150</text:p>
          </table:table-cell>
          <table:table-cell table:style-name="ce4" table:formula="of:=[.F646]" office:value-type="string" office:string-value="Y1807.75">
            <text:p>Y1807.75</text:p>
          </table:table-cell>
          <table:table-cell/>
          <table:table-cell table:formula="of:=[.B646]" office:value-type="string" office:string-value="N653">
            <text:p>N653</text:p>
          </table:table-cell>
          <table:table-cell table:formula="of:=[.H646]" office:value-type="string" office:string-value="X5156">
            <text:p>X5156</text:p>
          </table:table-cell>
          <table:table-cell table:formula="of:=[.F646]" office:value-type="string" office:string-value="Y1807.75">
            <text:p>Y1807.75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table:formula="of:=&quot;N&quot;&amp;[.A646]" office:value-type="string" office:string-value="N653">
            <text:p>N653</text:p>
          </table:table-cell>
          <table:table-cell table:formula="of:=5150" office:value-type="float" office:value="5150">
            <text:p>5150</text:p>
          </table:table-cell>
          <table:table-cell table:formula="of:= &quot;X&quot;&amp; [.C646]" office:value-type="string" office:string-value="X5150">
            <text:p>X5150</text:p>
          </table:table-cell>
          <table:table-cell table:formula="of:=[.E645]-5.75" office:value-type="float" office:value="1807.75">
            <text:p>1807.75</text:p>
          </table:table-cell>
          <table:table-cell table:formula="of:=&quot;Y&quot; &amp; [.E646]" office:value-type="string" office:string-value="Y1807.75">
            <text:p>Y1807.75</text:p>
          </table:table-cell>
          <table:table-cell table:formula="of:=[.C646] +6" office:value-type="float" office:value="5156">
            <text:p>5156</text:p>
          </table:table-cell>
          <table:table-cell table:formula="of:=&quot;X&quot;&amp; [.G646]" office:value-type="string" office:string-value="X5156">
            <text:p>X5156</text:p>
          </table:table-cell>
          <table:table-cell table:number-columns-repeated="6"/>
          <table:table-cell table:style-name="ce4" table:formula="of:=[.B647]" office:value-type="string" office:string-value="N654">
            <text:p>N654</text:p>
          </table:table-cell>
          <table:table-cell table:style-name="ce4" table:formula="of:=[.D647]" office:value-type="string" office:string-value="X5150">
            <text:p>X5150</text:p>
          </table:table-cell>
          <table:table-cell table:style-name="ce4" table:formula="of:=[.F647]" office:value-type="string" office:string-value="Y1802">
            <text:p>Y1802</text:p>
          </table:table-cell>
          <table:table-cell/>
          <table:table-cell table:formula="of:=[.B647]" office:value-type="string" office:string-value="N654">
            <text:p>N654</text:p>
          </table:table-cell>
          <table:table-cell table:formula="of:=[.H647]" office:value-type="string" office:string-value="X5156">
            <text:p>X5156</text:p>
          </table:table-cell>
          <table:table-cell table:formula="of:=[.F647]" office:value-type="string" office:string-value="Y1802">
            <text:p>Y1802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table:formula="of:=&quot;N&quot;&amp;[.A647]" office:value-type="string" office:string-value="N654">
            <text:p>N654</text:p>
          </table:table-cell>
          <table:table-cell table:formula="of:=5150" office:value-type="float" office:value="5150">
            <text:p>5150</text:p>
          </table:table-cell>
          <table:table-cell table:formula="of:= &quot;X&quot;&amp; [.C647]" office:value-type="string" office:string-value="X5150">
            <text:p>X5150</text:p>
          </table:table-cell>
          <table:table-cell table:formula="of:=[.E646]-5.75" office:value-type="float" office:value="1802">
            <text:p>1802</text:p>
          </table:table-cell>
          <table:table-cell table:formula="of:=&quot;Y&quot; &amp; [.E647]" office:value-type="string" office:string-value="Y1802">
            <text:p>Y1802</text:p>
          </table:table-cell>
          <table:table-cell table:formula="of:=[.C647] +6" office:value-type="float" office:value="5156">
            <text:p>5156</text:p>
          </table:table-cell>
          <table:table-cell table:formula="of:=&quot;X&quot;&amp; [.G647]" office:value-type="string" office:string-value="X5156">
            <text:p>X5156</text:p>
          </table:table-cell>
          <table:table-cell table:number-columns-repeated="6"/>
          <table:table-cell table:style-name="ce4" table:formula="of:=[.B648]" office:value-type="string" office:string-value="N655">
            <text:p>N655</text:p>
          </table:table-cell>
          <table:table-cell table:style-name="ce4" table:formula="of:=[.D648]" office:value-type="string" office:string-value="X5150">
            <text:p>X5150</text:p>
          </table:table-cell>
          <table:table-cell table:style-name="ce4" table:formula="of:=[.F648]" office:value-type="string" office:string-value="Y1796.25">
            <text:p>Y1796.25</text:p>
          </table:table-cell>
          <table:table-cell/>
          <table:table-cell table:formula="of:=[.B648]" office:value-type="string" office:string-value="N655">
            <text:p>N655</text:p>
          </table:table-cell>
          <table:table-cell table:formula="of:=[.H648]" office:value-type="string" office:string-value="X5156">
            <text:p>X5156</text:p>
          </table:table-cell>
          <table:table-cell table:formula="of:=[.F648]" office:value-type="string" office:string-value="Y1796.25">
            <text:p>Y1796.25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table:formula="of:=&quot;N&quot;&amp;[.A648]" office:value-type="string" office:string-value="N655">
            <text:p>N655</text:p>
          </table:table-cell>
          <table:table-cell table:formula="of:=5150" office:value-type="float" office:value="5150">
            <text:p>5150</text:p>
          </table:table-cell>
          <table:table-cell table:formula="of:= &quot;X&quot;&amp; [.C648]" office:value-type="string" office:string-value="X5150">
            <text:p>X5150</text:p>
          </table:table-cell>
          <table:table-cell table:formula="of:=[.E647]-5.75" office:value-type="float" office:value="1796.25">
            <text:p>1796.25</text:p>
          </table:table-cell>
          <table:table-cell table:formula="of:=&quot;Y&quot; &amp; [.E648]" office:value-type="string" office:string-value="Y1796.25">
            <text:p>Y1796.25</text:p>
          </table:table-cell>
          <table:table-cell table:formula="of:=[.C648] +6" office:value-type="float" office:value="5156">
            <text:p>5156</text:p>
          </table:table-cell>
          <table:table-cell table:formula="of:=&quot;X&quot;&amp; [.G648]" office:value-type="string" office:string-value="X5156">
            <text:p>X5156</text:p>
          </table:table-cell>
          <table:table-cell table:number-columns-repeated="6"/>
          <table:table-cell table:style-name="ce4" table:formula="of:=[.B649]" office:value-type="string" office:string-value="N656">
            <text:p>N656</text:p>
          </table:table-cell>
          <table:table-cell table:style-name="ce4" table:formula="of:=[.D649]" office:value-type="string" office:string-value="X5150">
            <text:p>X5150</text:p>
          </table:table-cell>
          <table:table-cell table:style-name="ce4" table:formula="of:=[.F649]" office:value-type="string" office:string-value="Y1790.5">
            <text:p>Y1790.5</text:p>
          </table:table-cell>
          <table:table-cell/>
          <table:table-cell table:formula="of:=[.B649]" office:value-type="string" office:string-value="N656">
            <text:p>N656</text:p>
          </table:table-cell>
          <table:table-cell table:formula="of:=[.H649]" office:value-type="string" office:string-value="X5156">
            <text:p>X5156</text:p>
          </table:table-cell>
          <table:table-cell table:formula="of:=[.F649]" office:value-type="string" office:string-value="Y1790.5">
            <text:p>Y1790.5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table:formula="of:=&quot;N&quot;&amp;[.A649]" office:value-type="string" office:string-value="N656">
            <text:p>N656</text:p>
          </table:table-cell>
          <table:table-cell table:formula="of:=5150" office:value-type="float" office:value="5150">
            <text:p>5150</text:p>
          </table:table-cell>
          <table:table-cell table:formula="of:= &quot;X&quot;&amp; [.C649]" office:value-type="string" office:string-value="X5150">
            <text:p>X5150</text:p>
          </table:table-cell>
          <table:table-cell table:formula="of:=[.E648]-5.75" office:value-type="float" office:value="1790.5">
            <text:p>1790.5</text:p>
          </table:table-cell>
          <table:table-cell table:formula="of:=&quot;Y&quot; &amp; [.E649]" office:value-type="string" office:string-value="Y1790.5">
            <text:p>Y1790.5</text:p>
          </table:table-cell>
          <table:table-cell table:formula="of:=[.C649] +6" office:value-type="float" office:value="5156">
            <text:p>5156</text:p>
          </table:table-cell>
          <table:table-cell table:formula="of:=&quot;X&quot;&amp; [.G649]" office:value-type="string" office:string-value="X5156">
            <text:p>X5156</text:p>
          </table:table-cell>
          <table:table-cell table:number-columns-repeated="6"/>
          <table:table-cell table:style-name="ce4" table:formula="of:=[.B650]" office:value-type="string" office:string-value="N657">
            <text:p>N657</text:p>
          </table:table-cell>
          <table:table-cell table:style-name="ce4" table:formula="of:=[.D650]" office:value-type="string" office:string-value="X5150">
            <text:p>X5150</text:p>
          </table:table-cell>
          <table:table-cell table:style-name="ce4" table:formula="of:=[.F650]" office:value-type="string" office:string-value="Y1784.75">
            <text:p>Y1784.75</text:p>
          </table:table-cell>
          <table:table-cell/>
          <table:table-cell table:formula="of:=[.B650]" office:value-type="string" office:string-value="N657">
            <text:p>N657</text:p>
          </table:table-cell>
          <table:table-cell table:formula="of:=[.H650]" office:value-type="string" office:string-value="X5156">
            <text:p>X5156</text:p>
          </table:table-cell>
          <table:table-cell table:formula="of:=[.F650]" office:value-type="string" office:string-value="Y1784.75">
            <text:p>Y1784.75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table:formula="of:=&quot;N&quot;&amp;[.A650]" office:value-type="string" office:string-value="N657">
            <text:p>N657</text:p>
          </table:table-cell>
          <table:table-cell table:formula="of:=5150" office:value-type="float" office:value="5150">
            <text:p>5150</text:p>
          </table:table-cell>
          <table:table-cell table:formula="of:= &quot;X&quot;&amp; [.C650]" office:value-type="string" office:string-value="X5150">
            <text:p>X5150</text:p>
          </table:table-cell>
          <table:table-cell table:formula="of:=[.E649]-5.75" office:value-type="float" office:value="1784.75">
            <text:p>1784.75</text:p>
          </table:table-cell>
          <table:table-cell table:formula="of:=&quot;Y&quot; &amp; [.E650]" office:value-type="string" office:string-value="Y1784.75">
            <text:p>Y1784.75</text:p>
          </table:table-cell>
          <table:table-cell table:formula="of:=[.C650] +6" office:value-type="float" office:value="5156">
            <text:p>5156</text:p>
          </table:table-cell>
          <table:table-cell table:formula="of:=&quot;X&quot;&amp; [.G650]" office:value-type="string" office:string-value="X5156">
            <text:p>X5156</text:p>
          </table:table-cell>
          <table:table-cell table:number-columns-repeated="6"/>
          <table:table-cell table:style-name="ce4" table:formula="of:=[.B651]" office:value-type="string" office:string-value="N658">
            <text:p>N658</text:p>
          </table:table-cell>
          <table:table-cell table:style-name="ce4" table:formula="of:=[.D651]" office:value-type="string" office:string-value="X5150">
            <text:p>X5150</text:p>
          </table:table-cell>
          <table:table-cell table:style-name="ce4" table:formula="of:=[.F651]" office:value-type="string" office:string-value="Y1779">
            <text:p>Y1779</text:p>
          </table:table-cell>
          <table:table-cell/>
          <table:table-cell table:formula="of:=[.B651]" office:value-type="string" office:string-value="N658">
            <text:p>N658</text:p>
          </table:table-cell>
          <table:table-cell table:formula="of:=[.H651]" office:value-type="string" office:string-value="X5156">
            <text:p>X5156</text:p>
          </table:table-cell>
          <table:table-cell table:formula="of:=[.F651]" office:value-type="string" office:string-value="Y1779">
            <text:p>Y1779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table:formula="of:=&quot;N&quot;&amp;[.A651]" office:value-type="string" office:string-value="N658">
            <text:p>N658</text:p>
          </table:table-cell>
          <table:table-cell table:formula="of:=5150" office:value-type="float" office:value="5150">
            <text:p>5150</text:p>
          </table:table-cell>
          <table:table-cell table:formula="of:= &quot;X&quot;&amp; [.C651]" office:value-type="string" office:string-value="X5150">
            <text:p>X5150</text:p>
          </table:table-cell>
          <table:table-cell table:formula="of:=[.E650]-5.75" office:value-type="float" office:value="1779">
            <text:p>1779</text:p>
          </table:table-cell>
          <table:table-cell table:formula="of:=&quot;Y&quot; &amp; [.E651]" office:value-type="string" office:string-value="Y1779">
            <text:p>Y1779</text:p>
          </table:table-cell>
          <table:table-cell table:formula="of:=[.C651] +6" office:value-type="float" office:value="5156">
            <text:p>5156</text:p>
          </table:table-cell>
          <table:table-cell table:formula="of:=&quot;X&quot;&amp; [.G651]" office:value-type="string" office:string-value="X5156">
            <text:p>X5156</text:p>
          </table:table-cell>
          <table:table-cell table:number-columns-repeated="6"/>
          <table:table-cell table:style-name="ce4" table:formula="of:=[.B652]" office:value-type="string" office:string-value="N659">
            <text:p>N659</text:p>
          </table:table-cell>
          <table:table-cell table:style-name="ce4" table:formula="of:=[.D652]" office:value-type="string" office:string-value="X5150">
            <text:p>X5150</text:p>
          </table:table-cell>
          <table:table-cell table:style-name="ce4" table:formula="of:=[.F652]" office:value-type="string" office:string-value="Y1773.25">
            <text:p>Y1773.25</text:p>
          </table:table-cell>
          <table:table-cell/>
          <table:table-cell table:formula="of:=[.B652]" office:value-type="string" office:string-value="N659">
            <text:p>N659</text:p>
          </table:table-cell>
          <table:table-cell table:formula="of:=[.H652]" office:value-type="string" office:string-value="X5156">
            <text:p>X5156</text:p>
          </table:table-cell>
          <table:table-cell table:formula="of:=[.F652]" office:value-type="string" office:string-value="Y1773.25">
            <text:p>Y1773.25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table:formula="of:=&quot;N&quot;&amp;[.A652]" office:value-type="string" office:string-value="N659">
            <text:p>N659</text:p>
          </table:table-cell>
          <table:table-cell table:formula="of:=5150" office:value-type="float" office:value="5150">
            <text:p>5150</text:p>
          </table:table-cell>
          <table:table-cell table:formula="of:= &quot;X&quot;&amp; [.C652]" office:value-type="string" office:string-value="X5150">
            <text:p>X5150</text:p>
          </table:table-cell>
          <table:table-cell table:formula="of:=[.E651]-5.75" office:value-type="float" office:value="1773.25">
            <text:p>1773.25</text:p>
          </table:table-cell>
          <table:table-cell table:formula="of:=&quot;Y&quot; &amp; [.E652]" office:value-type="string" office:string-value="Y1773.25">
            <text:p>Y1773.25</text:p>
          </table:table-cell>
          <table:table-cell table:formula="of:=[.C652] +6" office:value-type="float" office:value="5156">
            <text:p>5156</text:p>
          </table:table-cell>
          <table:table-cell table:formula="of:=&quot;X&quot;&amp; [.G652]" office:value-type="string" office:string-value="X5156">
            <text:p>X5156</text:p>
          </table:table-cell>
          <table:table-cell table:number-columns-repeated="6"/>
          <table:table-cell table:style-name="ce4" table:formula="of:=[.B653]" office:value-type="string" office:string-value="N660">
            <text:p>N660</text:p>
          </table:table-cell>
          <table:table-cell table:style-name="ce4" table:formula="of:=[.D653]" office:value-type="string" office:string-value="X5150">
            <text:p>X5150</text:p>
          </table:table-cell>
          <table:table-cell table:style-name="ce4" table:formula="of:=[.F653]" office:value-type="string" office:string-value="Y1767.5">
            <text:p>Y1767.5</text:p>
          </table:table-cell>
          <table:table-cell/>
          <table:table-cell table:formula="of:=[.B653]" office:value-type="string" office:string-value="N660">
            <text:p>N660</text:p>
          </table:table-cell>
          <table:table-cell table:formula="of:=[.H653]" office:value-type="string" office:string-value="X5156">
            <text:p>X5156</text:p>
          </table:table-cell>
          <table:table-cell table:formula="of:=[.F653]" office:value-type="string" office:string-value="Y1767.5">
            <text:p>Y1767.5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table:formula="of:=&quot;N&quot;&amp;[.A653]" office:value-type="string" office:string-value="N660">
            <text:p>N660</text:p>
          </table:table-cell>
          <table:table-cell table:formula="of:=5150" office:value-type="float" office:value="5150">
            <text:p>5150</text:p>
          </table:table-cell>
          <table:table-cell table:formula="of:= &quot;X&quot;&amp; [.C653]" office:value-type="string" office:string-value="X5150">
            <text:p>X5150</text:p>
          </table:table-cell>
          <table:table-cell table:formula="of:=[.E652]-5.75" office:value-type="float" office:value="1767.5">
            <text:p>1767.5</text:p>
          </table:table-cell>
          <table:table-cell table:formula="of:=&quot;Y&quot; &amp; [.E653]" office:value-type="string" office:string-value="Y1767.5">
            <text:p>Y1767.5</text:p>
          </table:table-cell>
          <table:table-cell table:formula="of:=[.C653] +6" office:value-type="float" office:value="5156">
            <text:p>5156</text:p>
          </table:table-cell>
          <table:table-cell table:formula="of:=&quot;X&quot;&amp; [.G653]" office:value-type="string" office:string-value="X5156">
            <text:p>X5156</text:p>
          </table:table-cell>
          <table:table-cell table:number-columns-repeated="6"/>
          <table:table-cell table:style-name="ce4" table:formula="of:=[.B654]" office:value-type="string" office:string-value="N661">
            <text:p>N661</text:p>
          </table:table-cell>
          <table:table-cell table:style-name="ce4" table:formula="of:=[.D654]" office:value-type="string" office:string-value="X5150">
            <text:p>X5150</text:p>
          </table:table-cell>
          <table:table-cell table:style-name="ce4" table:formula="of:=[.F654]" office:value-type="string" office:string-value="Y1761.75">
            <text:p>Y1761.75</text:p>
          </table:table-cell>
          <table:table-cell/>
          <table:table-cell table:formula="of:=[.B654]" office:value-type="string" office:string-value="N661">
            <text:p>N661</text:p>
          </table:table-cell>
          <table:table-cell table:formula="of:=[.H654]" office:value-type="string" office:string-value="X5156">
            <text:p>X5156</text:p>
          </table:table-cell>
          <table:table-cell table:formula="of:=[.F654]" office:value-type="string" office:string-value="Y1761.75">
            <text:p>Y1761.75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table:formula="of:=&quot;N&quot;&amp;[.A654]" office:value-type="string" office:string-value="N661">
            <text:p>N661</text:p>
          </table:table-cell>
          <table:table-cell table:formula="of:=5150" office:value-type="float" office:value="5150">
            <text:p>5150</text:p>
          </table:table-cell>
          <table:table-cell table:formula="of:= &quot;X&quot;&amp; [.C654]" office:value-type="string" office:string-value="X5150">
            <text:p>X5150</text:p>
          </table:table-cell>
          <table:table-cell table:formula="of:=[.E653]-5.75" office:value-type="float" office:value="1761.75">
            <text:p>1761.75</text:p>
          </table:table-cell>
          <table:table-cell table:formula="of:=&quot;Y&quot; &amp; [.E654]" office:value-type="string" office:string-value="Y1761.75">
            <text:p>Y1761.75</text:p>
          </table:table-cell>
          <table:table-cell table:formula="of:=[.C654] +6" office:value-type="float" office:value="5156">
            <text:p>5156</text:p>
          </table:table-cell>
          <table:table-cell table:formula="of:=&quot;X&quot;&amp; [.G654]" office:value-type="string" office:string-value="X5156">
            <text:p>X5156</text:p>
          </table:table-cell>
          <table:table-cell table:number-columns-repeated="6"/>
          <table:table-cell table:style-name="ce4" table:formula="of:=[.B655]" office:value-type="string" office:string-value="N662">
            <text:p>N662</text:p>
          </table:table-cell>
          <table:table-cell table:style-name="ce4" table:formula="of:=[.D655]" office:value-type="string" office:string-value="X5150">
            <text:p>X5150</text:p>
          </table:table-cell>
          <table:table-cell table:style-name="ce4" table:formula="of:=[.F655]" office:value-type="string" office:string-value="Y1756">
            <text:p>Y1756</text:p>
          </table:table-cell>
          <table:table-cell/>
          <table:table-cell table:formula="of:=[.B655]" office:value-type="string" office:string-value="N662">
            <text:p>N662</text:p>
          </table:table-cell>
          <table:table-cell table:formula="of:=[.H655]" office:value-type="string" office:string-value="X5156">
            <text:p>X5156</text:p>
          </table:table-cell>
          <table:table-cell table:formula="of:=[.F655]" office:value-type="string" office:string-value="Y1756">
            <text:p>Y1756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table:formula="of:=&quot;N&quot;&amp;[.A655]" office:value-type="string" office:string-value="N662">
            <text:p>N662</text:p>
          </table:table-cell>
          <table:table-cell table:formula="of:=5150" office:value-type="float" office:value="5150">
            <text:p>5150</text:p>
          </table:table-cell>
          <table:table-cell table:formula="of:= &quot;X&quot;&amp; [.C655]" office:value-type="string" office:string-value="X5150">
            <text:p>X5150</text:p>
          </table:table-cell>
          <table:table-cell table:formula="of:=[.E654]-5.75" office:value-type="float" office:value="1756">
            <text:p>1756</text:p>
          </table:table-cell>
          <table:table-cell table:formula="of:=&quot;Y&quot; &amp; [.E655]" office:value-type="string" office:string-value="Y1756">
            <text:p>Y1756</text:p>
          </table:table-cell>
          <table:table-cell table:formula="of:=[.C655] +6" office:value-type="float" office:value="5156">
            <text:p>5156</text:p>
          </table:table-cell>
          <table:table-cell table:formula="of:=&quot;X&quot;&amp; [.G655]" office:value-type="string" office:string-value="X5156">
            <text:p>X5156</text:p>
          </table:table-cell>
          <table:table-cell table:number-columns-repeated="6"/>
          <table:table-cell table:style-name="ce4" table:formula="of:=[.B656]" office:value-type="string" office:string-value="N663">
            <text:p>N663</text:p>
          </table:table-cell>
          <table:table-cell table:style-name="ce4" table:formula="of:=[.D656]" office:value-type="string" office:string-value="X5150">
            <text:p>X5150</text:p>
          </table:table-cell>
          <table:table-cell table:style-name="ce4" table:formula="of:=[.F656]" office:value-type="string" office:string-value="Y1750.25">
            <text:p>Y1750.25</text:p>
          </table:table-cell>
          <table:table-cell/>
          <table:table-cell table:formula="of:=[.B656]" office:value-type="string" office:string-value="N663">
            <text:p>N663</text:p>
          </table:table-cell>
          <table:table-cell table:formula="of:=[.H656]" office:value-type="string" office:string-value="X5156">
            <text:p>X5156</text:p>
          </table:table-cell>
          <table:table-cell table:formula="of:=[.F656]" office:value-type="string" office:string-value="Y1750.25">
            <text:p>Y1750.25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table:formula="of:=&quot;N&quot;&amp;[.A656]" office:value-type="string" office:string-value="N663">
            <text:p>N663</text:p>
          </table:table-cell>
          <table:table-cell table:formula="of:=5150" office:value-type="float" office:value="5150">
            <text:p>5150</text:p>
          </table:table-cell>
          <table:table-cell table:formula="of:= &quot;X&quot;&amp; [.C656]" office:value-type="string" office:string-value="X5150">
            <text:p>X5150</text:p>
          </table:table-cell>
          <table:table-cell table:formula="of:=[.E655]-5.75" office:value-type="float" office:value="1750.25">
            <text:p>1750.25</text:p>
          </table:table-cell>
          <table:table-cell table:formula="of:=&quot;Y&quot; &amp; [.E656]" office:value-type="string" office:string-value="Y1750.25">
            <text:p>Y1750.25</text:p>
          </table:table-cell>
          <table:table-cell table:formula="of:=[.C656] +6" office:value-type="float" office:value="5156">
            <text:p>5156</text:p>
          </table:table-cell>
          <table:table-cell table:formula="of:=&quot;X&quot;&amp; [.G656]" office:value-type="string" office:string-value="X5156">
            <text:p>X5156</text:p>
          </table:table-cell>
          <table:table-cell table:number-columns-repeated="6"/>
          <table:table-cell table:style-name="ce4" table:formula="of:=[.B657]" office:value-type="string" office:string-value="N664">
            <text:p>N664</text:p>
          </table:table-cell>
          <table:table-cell table:style-name="ce4" table:formula="of:=[.D657]" office:value-type="string" office:string-value="X5150">
            <text:p>X5150</text:p>
          </table:table-cell>
          <table:table-cell table:style-name="ce4" table:formula="of:=[.F657]" office:value-type="string" office:string-value="Y1744.5">
            <text:p>Y1744.5</text:p>
          </table:table-cell>
          <table:table-cell/>
          <table:table-cell table:formula="of:=[.B657]" office:value-type="string" office:string-value="N664">
            <text:p>N664</text:p>
          </table:table-cell>
          <table:table-cell table:formula="of:=[.H657]" office:value-type="string" office:string-value="X5156">
            <text:p>X5156</text:p>
          </table:table-cell>
          <table:table-cell table:formula="of:=[.F657]" office:value-type="string" office:string-value="Y1744.5">
            <text:p>Y1744.5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table:formula="of:=&quot;N&quot;&amp;[.A657]" office:value-type="string" office:string-value="N664">
            <text:p>N664</text:p>
          </table:table-cell>
          <table:table-cell table:formula="of:=5150" office:value-type="float" office:value="5150">
            <text:p>5150</text:p>
          </table:table-cell>
          <table:table-cell table:formula="of:= &quot;X&quot;&amp; [.C657]" office:value-type="string" office:string-value="X5150">
            <text:p>X5150</text:p>
          </table:table-cell>
          <table:table-cell table:formula="of:=[.E656]-5.75" office:value-type="float" office:value="1744.5">
            <text:p>1744.5</text:p>
          </table:table-cell>
          <table:table-cell table:formula="of:=&quot;Y&quot; &amp; [.E657]" office:value-type="string" office:string-value="Y1744.5">
            <text:p>Y1744.5</text:p>
          </table:table-cell>
          <table:table-cell table:formula="of:=[.C657] +6" office:value-type="float" office:value="5156">
            <text:p>5156</text:p>
          </table:table-cell>
          <table:table-cell table:formula="of:=&quot;X&quot;&amp; [.G657]" office:value-type="string" office:string-value="X5156">
            <text:p>X5156</text:p>
          </table:table-cell>
          <table:table-cell table:number-columns-repeated="6"/>
          <table:table-cell table:style-name="ce4" table:formula="of:=[.B658]" office:value-type="string" office:string-value="N665">
            <text:p>N665</text:p>
          </table:table-cell>
          <table:table-cell table:style-name="ce4" table:formula="of:=[.D658]" office:value-type="string" office:string-value="X5150">
            <text:p>X5150</text:p>
          </table:table-cell>
          <table:table-cell table:style-name="ce4" table:formula="of:=[.F658]" office:value-type="string" office:string-value="Y1738.75">
            <text:p>Y1738.75</text:p>
          </table:table-cell>
          <table:table-cell/>
          <table:table-cell table:formula="of:=[.B658]" office:value-type="string" office:string-value="N665">
            <text:p>N665</text:p>
          </table:table-cell>
          <table:table-cell table:formula="of:=[.H658]" office:value-type="string" office:string-value="X5156">
            <text:p>X5156</text:p>
          </table:table-cell>
          <table:table-cell table:formula="of:=[.F658]" office:value-type="string" office:string-value="Y1738.75">
            <text:p>Y1738.75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table:formula="of:=&quot;N&quot;&amp;[.A658]" office:value-type="string" office:string-value="N665">
            <text:p>N665</text:p>
          </table:table-cell>
          <table:table-cell table:formula="of:=5150" office:value-type="float" office:value="5150">
            <text:p>5150</text:p>
          </table:table-cell>
          <table:table-cell table:formula="of:= &quot;X&quot;&amp; [.C658]" office:value-type="string" office:string-value="X5150">
            <text:p>X5150</text:p>
          </table:table-cell>
          <table:table-cell table:formula="of:=[.E657]-5.75" office:value-type="float" office:value="1738.75">
            <text:p>1738.75</text:p>
          </table:table-cell>
          <table:table-cell table:formula="of:=&quot;Y&quot; &amp; [.E658]" office:value-type="string" office:string-value="Y1738.75">
            <text:p>Y1738.75</text:p>
          </table:table-cell>
          <table:table-cell table:formula="of:=[.C658] +6" office:value-type="float" office:value="5156">
            <text:p>5156</text:p>
          </table:table-cell>
          <table:table-cell table:formula="of:=&quot;X&quot;&amp; [.G658]" office:value-type="string" office:string-value="X5156">
            <text:p>X5156</text:p>
          </table:table-cell>
          <table:table-cell table:number-columns-repeated="6"/>
          <table:table-cell table:style-name="ce4" table:formula="of:=[.B659]" office:value-type="string" office:string-value="N666">
            <text:p>N666</text:p>
          </table:table-cell>
          <table:table-cell table:style-name="ce4" table:formula="of:=[.D659]" office:value-type="string" office:string-value="X5150">
            <text:p>X5150</text:p>
          </table:table-cell>
          <table:table-cell table:style-name="ce4" table:formula="of:=[.F659]" office:value-type="string" office:string-value="Y1733">
            <text:p>Y1733</text:p>
          </table:table-cell>
          <table:table-cell/>
          <table:table-cell table:formula="of:=[.B659]" office:value-type="string" office:string-value="N666">
            <text:p>N666</text:p>
          </table:table-cell>
          <table:table-cell table:formula="of:=[.H659]" office:value-type="string" office:string-value="X5156">
            <text:p>X5156</text:p>
          </table:table-cell>
          <table:table-cell table:formula="of:=[.F659]" office:value-type="string" office:string-value="Y1733">
            <text:p>Y1733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table:formula="of:=&quot;N&quot;&amp;[.A659]" office:value-type="string" office:string-value="N666">
            <text:p>N666</text:p>
          </table:table-cell>
          <table:table-cell table:formula="of:=5150" office:value-type="float" office:value="5150">
            <text:p>5150</text:p>
          </table:table-cell>
          <table:table-cell table:formula="of:= &quot;X&quot;&amp; [.C659]" office:value-type="string" office:string-value="X5150">
            <text:p>X5150</text:p>
          </table:table-cell>
          <table:table-cell table:formula="of:=[.E658]-5.75" office:value-type="float" office:value="1733">
            <text:p>1733</text:p>
          </table:table-cell>
          <table:table-cell table:formula="of:=&quot;Y&quot; &amp; [.E659]" office:value-type="string" office:string-value="Y1733">
            <text:p>Y1733</text:p>
          </table:table-cell>
          <table:table-cell table:formula="of:=[.C659] +6" office:value-type="float" office:value="5156">
            <text:p>5156</text:p>
          </table:table-cell>
          <table:table-cell table:formula="of:=&quot;X&quot;&amp; [.G659]" office:value-type="string" office:string-value="X5156">
            <text:p>X5156</text:p>
          </table:table-cell>
          <table:table-cell table:number-columns-repeated="6"/>
          <table:table-cell table:style-name="ce4" table:formula="of:=[.B660]" office:value-type="string" office:string-value="N667">
            <text:p>N667</text:p>
          </table:table-cell>
          <table:table-cell table:style-name="ce4" table:formula="of:=[.D660]" office:value-type="string" office:string-value="X5150">
            <text:p>X5150</text:p>
          </table:table-cell>
          <table:table-cell table:style-name="ce4" table:formula="of:=[.F660]" office:value-type="string" office:string-value="Y1727.25">
            <text:p>Y1727.25</text:p>
          </table:table-cell>
          <table:table-cell/>
          <table:table-cell table:formula="of:=[.B660]" office:value-type="string" office:string-value="N667">
            <text:p>N667</text:p>
          </table:table-cell>
          <table:table-cell table:formula="of:=[.H660]" office:value-type="string" office:string-value="X5156">
            <text:p>X5156</text:p>
          </table:table-cell>
          <table:table-cell table:formula="of:=[.F660]" office:value-type="string" office:string-value="Y1727.25">
            <text:p>Y1727.25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table:formula="of:=&quot;N&quot;&amp;[.A660]" office:value-type="string" office:string-value="N667">
            <text:p>N667</text:p>
          </table:table-cell>
          <table:table-cell table:formula="of:=5150" office:value-type="float" office:value="5150">
            <text:p>5150</text:p>
          </table:table-cell>
          <table:table-cell table:formula="of:= &quot;X&quot;&amp; [.C660]" office:value-type="string" office:string-value="X5150">
            <text:p>X5150</text:p>
          </table:table-cell>
          <table:table-cell table:formula="of:=[.E659]-5.75" office:value-type="float" office:value="1727.25">
            <text:p>1727.25</text:p>
          </table:table-cell>
          <table:table-cell table:formula="of:=&quot;Y&quot; &amp; [.E660]" office:value-type="string" office:string-value="Y1727.25">
            <text:p>Y1727.25</text:p>
          </table:table-cell>
          <table:table-cell table:formula="of:=[.C660] +6" office:value-type="float" office:value="5156">
            <text:p>5156</text:p>
          </table:table-cell>
          <table:table-cell table:formula="of:=&quot;X&quot;&amp; [.G660]" office:value-type="string" office:string-value="X5156">
            <text:p>X5156</text:p>
          </table:table-cell>
          <table:table-cell table:number-columns-repeated="6"/>
          <table:table-cell table:style-name="ce4" table:formula="of:=[.B661]" office:value-type="string" office:string-value="N668">
            <text:p>N668</text:p>
          </table:table-cell>
          <table:table-cell table:style-name="ce4" table:formula="of:=[.D661]" office:value-type="string" office:string-value="X5150">
            <text:p>X5150</text:p>
          </table:table-cell>
          <table:table-cell table:style-name="ce4" table:formula="of:=[.F661]" office:value-type="string" office:string-value="Y1721.5">
            <text:p>Y1721.5</text:p>
          </table:table-cell>
          <table:table-cell/>
          <table:table-cell table:formula="of:=[.B661]" office:value-type="string" office:string-value="N668">
            <text:p>N668</text:p>
          </table:table-cell>
          <table:table-cell table:formula="of:=[.H661]" office:value-type="string" office:string-value="X5156">
            <text:p>X5156</text:p>
          </table:table-cell>
          <table:table-cell table:formula="of:=[.F661]" office:value-type="string" office:string-value="Y1721.5">
            <text:p>Y1721.5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table:formula="of:=&quot;N&quot;&amp;[.A661]" office:value-type="string" office:string-value="N668">
            <text:p>N668</text:p>
          </table:table-cell>
          <table:table-cell table:formula="of:=5150" office:value-type="float" office:value="5150">
            <text:p>5150</text:p>
          </table:table-cell>
          <table:table-cell table:formula="of:= &quot;X&quot;&amp; [.C661]" office:value-type="string" office:string-value="X5150">
            <text:p>X5150</text:p>
          </table:table-cell>
          <table:table-cell table:formula="of:=[.E660]-5.75" office:value-type="float" office:value="1721.5">
            <text:p>1721.5</text:p>
          </table:table-cell>
          <table:table-cell table:formula="of:=&quot;Y&quot; &amp; [.E661]" office:value-type="string" office:string-value="Y1721.5">
            <text:p>Y1721.5</text:p>
          </table:table-cell>
          <table:table-cell table:formula="of:=[.C661] +6" office:value-type="float" office:value="5156">
            <text:p>5156</text:p>
          </table:table-cell>
          <table:table-cell table:formula="of:=&quot;X&quot;&amp; [.G661]" office:value-type="string" office:string-value="X5156">
            <text:p>X5156</text:p>
          </table:table-cell>
          <table:table-cell table:number-columns-repeated="6"/>
          <table:table-cell table:style-name="ce4" table:formula="of:=[.B662]" office:value-type="string" office:string-value="N669">
            <text:p>N669</text:p>
          </table:table-cell>
          <table:table-cell table:style-name="ce4" table:formula="of:=[.D662]" office:value-type="string" office:string-value="X5150">
            <text:p>X5150</text:p>
          </table:table-cell>
          <table:table-cell table:style-name="ce4" table:formula="of:=[.F662]" office:value-type="string" office:string-value="Y1715.75">
            <text:p>Y1715.75</text:p>
          </table:table-cell>
          <table:table-cell/>
          <table:table-cell table:formula="of:=[.B662]" office:value-type="string" office:string-value="N669">
            <text:p>N669</text:p>
          </table:table-cell>
          <table:table-cell table:formula="of:=[.H662]" office:value-type="string" office:string-value="X5156">
            <text:p>X5156</text:p>
          </table:table-cell>
          <table:table-cell table:formula="of:=[.F662]" office:value-type="string" office:string-value="Y1715.75">
            <text:p>Y1715.75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table:formula="of:=&quot;N&quot;&amp;[.A662]" office:value-type="string" office:string-value="N669">
            <text:p>N669</text:p>
          </table:table-cell>
          <table:table-cell table:formula="of:=5150" office:value-type="float" office:value="5150">
            <text:p>5150</text:p>
          </table:table-cell>
          <table:table-cell table:formula="of:= &quot;X&quot;&amp; [.C662]" office:value-type="string" office:string-value="X5150">
            <text:p>X5150</text:p>
          </table:table-cell>
          <table:table-cell table:formula="of:=[.E661]-5.75" office:value-type="float" office:value="1715.75">
            <text:p>1715.75</text:p>
          </table:table-cell>
          <table:table-cell table:formula="of:=&quot;Y&quot; &amp; [.E662]" office:value-type="string" office:string-value="Y1715.75">
            <text:p>Y1715.75</text:p>
          </table:table-cell>
          <table:table-cell table:formula="of:=[.C662] +6" office:value-type="float" office:value="5156">
            <text:p>5156</text:p>
          </table:table-cell>
          <table:table-cell table:formula="of:=&quot;X&quot;&amp; [.G662]" office:value-type="string" office:string-value="X5156">
            <text:p>X5156</text:p>
          </table:table-cell>
          <table:table-cell table:number-columns-repeated="6"/>
          <table:table-cell table:style-name="ce4" table:formula="of:=[.B663]" office:value-type="string" office:string-value="N670">
            <text:p>N670</text:p>
          </table:table-cell>
          <table:table-cell table:style-name="ce4" table:formula="of:=[.D663]" office:value-type="string" office:string-value="X5150">
            <text:p>X5150</text:p>
          </table:table-cell>
          <table:table-cell table:style-name="ce4" table:formula="of:=[.F663]" office:value-type="string" office:string-value="Y1710">
            <text:p>Y1710</text:p>
          </table:table-cell>
          <table:table-cell/>
          <table:table-cell table:formula="of:=[.B663]" office:value-type="string" office:string-value="N670">
            <text:p>N670</text:p>
          </table:table-cell>
          <table:table-cell table:formula="of:=[.H663]" office:value-type="string" office:string-value="X5156">
            <text:p>X5156</text:p>
          </table:table-cell>
          <table:table-cell table:formula="of:=[.F663]" office:value-type="string" office:string-value="Y1710">
            <text:p>Y1710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table:formula="of:=&quot;N&quot;&amp;[.A663]" office:value-type="string" office:string-value="N670">
            <text:p>N670</text:p>
          </table:table-cell>
          <table:table-cell table:formula="of:=5150" office:value-type="float" office:value="5150">
            <text:p>5150</text:p>
          </table:table-cell>
          <table:table-cell table:formula="of:= &quot;X&quot;&amp; [.C663]" office:value-type="string" office:string-value="X5150">
            <text:p>X5150</text:p>
          </table:table-cell>
          <table:table-cell table:formula="of:=[.E662]-5.75" office:value-type="float" office:value="1710">
            <text:p>1710</text:p>
          </table:table-cell>
          <table:table-cell table:formula="of:=&quot;Y&quot; &amp; [.E663]" office:value-type="string" office:string-value="Y1710">
            <text:p>Y1710</text:p>
          </table:table-cell>
          <table:table-cell table:formula="of:=[.C663] +6" office:value-type="float" office:value="5156">
            <text:p>5156</text:p>
          </table:table-cell>
          <table:table-cell table:formula="of:=&quot;X&quot;&amp; [.G663]" office:value-type="string" office:string-value="X5156">
            <text:p>X5156</text:p>
          </table:table-cell>
          <table:table-cell table:number-columns-repeated="6"/>
          <table:table-cell table:style-name="ce4" table:formula="of:=[.B664]" office:value-type="string" office:string-value="N671">
            <text:p>N671</text:p>
          </table:table-cell>
          <table:table-cell table:style-name="ce4" table:formula="of:=[.D664]" office:value-type="string" office:string-value="X5150">
            <text:p>X5150</text:p>
          </table:table-cell>
          <table:table-cell table:style-name="ce4" table:formula="of:=[.F664]" office:value-type="string" office:string-value="Y1704.25">
            <text:p>Y1704.25</text:p>
          </table:table-cell>
          <table:table-cell/>
          <table:table-cell table:formula="of:=[.B664]" office:value-type="string" office:string-value="N671">
            <text:p>N671</text:p>
          </table:table-cell>
          <table:table-cell table:formula="of:=[.H664]" office:value-type="string" office:string-value="X5156">
            <text:p>X5156</text:p>
          </table:table-cell>
          <table:table-cell table:formula="of:=[.F664]" office:value-type="string" office:string-value="Y1704.25">
            <text:p>Y1704.25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table:formula="of:=&quot;N&quot;&amp;[.A664]" office:value-type="string" office:string-value="N671">
            <text:p>N671</text:p>
          </table:table-cell>
          <table:table-cell table:formula="of:=5150" office:value-type="float" office:value="5150">
            <text:p>5150</text:p>
          </table:table-cell>
          <table:table-cell table:formula="of:= &quot;X&quot;&amp; [.C664]" office:value-type="string" office:string-value="X5150">
            <text:p>X5150</text:p>
          </table:table-cell>
          <table:table-cell table:formula="of:=[.E663]-5.75" office:value-type="float" office:value="1704.25">
            <text:p>1704.25</text:p>
          </table:table-cell>
          <table:table-cell table:formula="of:=&quot;Y&quot; &amp; [.E664]" office:value-type="string" office:string-value="Y1704.25">
            <text:p>Y1704.25</text:p>
          </table:table-cell>
          <table:table-cell table:formula="of:=[.C664] +6" office:value-type="float" office:value="5156">
            <text:p>5156</text:p>
          </table:table-cell>
          <table:table-cell table:formula="of:=&quot;X&quot;&amp; [.G664]" office:value-type="string" office:string-value="X5156">
            <text:p>X5156</text:p>
          </table:table-cell>
          <table:table-cell table:number-columns-repeated="6"/>
          <table:table-cell table:style-name="ce4" table:formula="of:=[.B665]" office:value-type="string" office:string-value="N672">
            <text:p>N672</text:p>
          </table:table-cell>
          <table:table-cell table:style-name="ce4" table:formula="of:=[.D665]" office:value-type="string" office:string-value="X5150">
            <text:p>X5150</text:p>
          </table:table-cell>
          <table:table-cell table:style-name="ce4" table:formula="of:=[.F665]" office:value-type="string" office:string-value="Y1698.5">
            <text:p>Y1698.5</text:p>
          </table:table-cell>
          <table:table-cell/>
          <table:table-cell table:formula="of:=[.B665]" office:value-type="string" office:string-value="N672">
            <text:p>N672</text:p>
          </table:table-cell>
          <table:table-cell table:formula="of:=[.H665]" office:value-type="string" office:string-value="X5156">
            <text:p>X5156</text:p>
          </table:table-cell>
          <table:table-cell table:formula="of:=[.F665]" office:value-type="string" office:string-value="Y1698.5">
            <text:p>Y1698.5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table:formula="of:=&quot;N&quot;&amp;[.A665]" office:value-type="string" office:string-value="N672">
            <text:p>N672</text:p>
          </table:table-cell>
          <table:table-cell table:formula="of:=5150" office:value-type="float" office:value="5150">
            <text:p>5150</text:p>
          </table:table-cell>
          <table:table-cell table:formula="of:= &quot;X&quot;&amp; [.C665]" office:value-type="string" office:string-value="X5150">
            <text:p>X5150</text:p>
          </table:table-cell>
          <table:table-cell table:formula="of:=[.E664]-5.75" office:value-type="float" office:value="1698.5">
            <text:p>1698.5</text:p>
          </table:table-cell>
          <table:table-cell table:formula="of:=&quot;Y&quot; &amp; [.E665]" office:value-type="string" office:string-value="Y1698.5">
            <text:p>Y1698.5</text:p>
          </table:table-cell>
          <table:table-cell table:formula="of:=[.C665] +6" office:value-type="float" office:value="5156">
            <text:p>5156</text:p>
          </table:table-cell>
          <table:table-cell table:formula="of:=&quot;X&quot;&amp; [.G665]" office:value-type="string" office:string-value="X5156">
            <text:p>X5156</text:p>
          </table:table-cell>
          <table:table-cell table:number-columns-repeated="6"/>
          <table:table-cell table:style-name="ce4" table:formula="of:=[.B666]" office:value-type="string" office:string-value="N673">
            <text:p>N673</text:p>
          </table:table-cell>
          <table:table-cell table:style-name="ce4" table:formula="of:=[.D666]" office:value-type="string" office:string-value="X5150">
            <text:p>X5150</text:p>
          </table:table-cell>
          <table:table-cell table:style-name="ce4" table:formula="of:=[.F666]" office:value-type="string" office:string-value="Y1692.75">
            <text:p>Y1692.75</text:p>
          </table:table-cell>
          <table:table-cell/>
          <table:table-cell table:formula="of:=[.B666]" office:value-type="string" office:string-value="N673">
            <text:p>N673</text:p>
          </table:table-cell>
          <table:table-cell table:formula="of:=[.H666]" office:value-type="string" office:string-value="X5156">
            <text:p>X5156</text:p>
          </table:table-cell>
          <table:table-cell table:formula="of:=[.F666]" office:value-type="string" office:string-value="Y1692.75">
            <text:p>Y1692.75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table:formula="of:=&quot;N&quot;&amp;[.A666]" office:value-type="string" office:string-value="N673">
            <text:p>N673</text:p>
          </table:table-cell>
          <table:table-cell table:formula="of:=5150" office:value-type="float" office:value="5150">
            <text:p>5150</text:p>
          </table:table-cell>
          <table:table-cell table:formula="of:= &quot;X&quot;&amp; [.C666]" office:value-type="string" office:string-value="X5150">
            <text:p>X5150</text:p>
          </table:table-cell>
          <table:table-cell table:formula="of:=[.E665]-5.75" office:value-type="float" office:value="1692.75">
            <text:p>1692.75</text:p>
          </table:table-cell>
          <table:table-cell table:formula="of:=&quot;Y&quot; &amp; [.E666]" office:value-type="string" office:string-value="Y1692.75">
            <text:p>Y1692.75</text:p>
          </table:table-cell>
          <table:table-cell table:formula="of:=[.C666] +6" office:value-type="float" office:value="5156">
            <text:p>5156</text:p>
          </table:table-cell>
          <table:table-cell table:formula="of:=&quot;X&quot;&amp; [.G666]" office:value-type="string" office:string-value="X5156">
            <text:p>X5156</text:p>
          </table:table-cell>
          <table:table-cell table:number-columns-repeated="6"/>
          <table:table-cell table:style-name="ce4" table:formula="of:=[.B667]" office:value-type="string" office:string-value="N674">
            <text:p>N674</text:p>
          </table:table-cell>
          <table:table-cell table:style-name="ce4" table:formula="of:=[.D667]" office:value-type="string" office:string-value="X5150">
            <text:p>X5150</text:p>
          </table:table-cell>
          <table:table-cell table:style-name="ce4" table:formula="of:=[.F667]" office:value-type="string" office:string-value="Y1687">
            <text:p>Y1687</text:p>
          </table:table-cell>
          <table:table-cell/>
          <table:table-cell table:formula="of:=[.B667]" office:value-type="string" office:string-value="N674">
            <text:p>N674</text:p>
          </table:table-cell>
          <table:table-cell table:formula="of:=[.H667]" office:value-type="string" office:string-value="X5156">
            <text:p>X5156</text:p>
          </table:table-cell>
          <table:table-cell table:formula="of:=[.F667]" office:value-type="string" office:string-value="Y1687">
            <text:p>Y1687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table:formula="of:=&quot;N&quot;&amp;[.A667]" office:value-type="string" office:string-value="N674">
            <text:p>N674</text:p>
          </table:table-cell>
          <table:table-cell table:formula="of:=5150" office:value-type="float" office:value="5150">
            <text:p>5150</text:p>
          </table:table-cell>
          <table:table-cell table:formula="of:= &quot;X&quot;&amp; [.C667]" office:value-type="string" office:string-value="X5150">
            <text:p>X5150</text:p>
          </table:table-cell>
          <table:table-cell table:formula="of:=[.E666]-5.75" office:value-type="float" office:value="1687">
            <text:p>1687</text:p>
          </table:table-cell>
          <table:table-cell table:formula="of:=&quot;Y&quot; &amp; [.E667]" office:value-type="string" office:string-value="Y1687">
            <text:p>Y1687</text:p>
          </table:table-cell>
          <table:table-cell table:formula="of:=[.C667] +6" office:value-type="float" office:value="5156">
            <text:p>5156</text:p>
          </table:table-cell>
          <table:table-cell table:formula="of:=&quot;X&quot;&amp; [.G667]" office:value-type="string" office:string-value="X5156">
            <text:p>X5156</text:p>
          </table:table-cell>
          <table:table-cell table:number-columns-repeated="6"/>
          <table:table-cell table:style-name="ce4" table:formula="of:=[.B668]" office:value-type="string" office:string-value="N675">
            <text:p>N675</text:p>
          </table:table-cell>
          <table:table-cell table:style-name="ce4" table:formula="of:=[.D668]" office:value-type="string" office:string-value="X5150">
            <text:p>X5150</text:p>
          </table:table-cell>
          <table:table-cell table:style-name="ce4" table:formula="of:=[.F668]" office:value-type="string" office:string-value="Y1681.25">
            <text:p>Y1681.25</text:p>
          </table:table-cell>
          <table:table-cell/>
          <table:table-cell table:formula="of:=[.B668]" office:value-type="string" office:string-value="N675">
            <text:p>N675</text:p>
          </table:table-cell>
          <table:table-cell table:formula="of:=[.H668]" office:value-type="string" office:string-value="X5156">
            <text:p>X5156</text:p>
          </table:table-cell>
          <table:table-cell table:formula="of:=[.F668]" office:value-type="string" office:string-value="Y1681.25">
            <text:p>Y1681.25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table:formula="of:=&quot;N&quot;&amp;[.A668]" office:value-type="string" office:string-value="N675">
            <text:p>N675</text:p>
          </table:table-cell>
          <table:table-cell table:formula="of:=5150" office:value-type="float" office:value="5150">
            <text:p>5150</text:p>
          </table:table-cell>
          <table:table-cell table:formula="of:= &quot;X&quot;&amp; [.C668]" office:value-type="string" office:string-value="X5150">
            <text:p>X5150</text:p>
          </table:table-cell>
          <table:table-cell table:formula="of:=[.E667]-5.75" office:value-type="float" office:value="1681.25">
            <text:p>1681.25</text:p>
          </table:table-cell>
          <table:table-cell table:formula="of:=&quot;Y&quot; &amp; [.E668]" office:value-type="string" office:string-value="Y1681.25">
            <text:p>Y1681.25</text:p>
          </table:table-cell>
          <table:table-cell table:formula="of:=[.C668] +6" office:value-type="float" office:value="5156">
            <text:p>5156</text:p>
          </table:table-cell>
          <table:table-cell table:formula="of:=&quot;X&quot;&amp; [.G668]" office:value-type="string" office:string-value="X5156">
            <text:p>X5156</text:p>
          </table:table-cell>
          <table:table-cell table:number-columns-repeated="6"/>
          <table:table-cell table:style-name="ce4" table:formula="of:=[.B669]" office:value-type="string" office:string-value="N676">
            <text:p>N676</text:p>
          </table:table-cell>
          <table:table-cell table:style-name="ce4" table:formula="of:=[.D669]" office:value-type="string" office:string-value="X5150">
            <text:p>X5150</text:p>
          </table:table-cell>
          <table:table-cell table:style-name="ce4" table:formula="of:=[.F669]" office:value-type="string" office:string-value="Y1675.5">
            <text:p>Y1675.5</text:p>
          </table:table-cell>
          <table:table-cell/>
          <table:table-cell table:formula="of:=[.B669]" office:value-type="string" office:string-value="N676">
            <text:p>N676</text:p>
          </table:table-cell>
          <table:table-cell table:formula="of:=[.H669]" office:value-type="string" office:string-value="X5156">
            <text:p>X5156</text:p>
          </table:table-cell>
          <table:table-cell table:formula="of:=[.F669]" office:value-type="string" office:string-value="Y1675.5">
            <text:p>Y1675.5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table:formula="of:=&quot;N&quot;&amp;[.A669]" office:value-type="string" office:string-value="N676">
            <text:p>N676</text:p>
          </table:table-cell>
          <table:table-cell table:formula="of:=5150" office:value-type="float" office:value="5150">
            <text:p>5150</text:p>
          </table:table-cell>
          <table:table-cell table:formula="of:= &quot;X&quot;&amp; [.C669]" office:value-type="string" office:string-value="X5150">
            <text:p>X5150</text:p>
          </table:table-cell>
          <table:table-cell table:formula="of:=[.E668]-5.75" office:value-type="float" office:value="1675.5">
            <text:p>1675.5</text:p>
          </table:table-cell>
          <table:table-cell table:formula="of:=&quot;Y&quot; &amp; [.E669]" office:value-type="string" office:string-value="Y1675.5">
            <text:p>Y1675.5</text:p>
          </table:table-cell>
          <table:table-cell table:formula="of:=[.C669] +6" office:value-type="float" office:value="5156">
            <text:p>5156</text:p>
          </table:table-cell>
          <table:table-cell table:formula="of:=&quot;X&quot;&amp; [.G669]" office:value-type="string" office:string-value="X5156">
            <text:p>X5156</text:p>
          </table:table-cell>
          <table:table-cell table:number-columns-repeated="6"/>
          <table:table-cell table:style-name="ce4" table:formula="of:=[.B670]" office:value-type="string" office:string-value="N677">
            <text:p>N677</text:p>
          </table:table-cell>
          <table:table-cell table:style-name="ce4" table:formula="of:=[.D670]" office:value-type="string" office:string-value="X5150">
            <text:p>X5150</text:p>
          </table:table-cell>
          <table:table-cell table:style-name="ce4" table:formula="of:=[.F670]" office:value-type="string" office:string-value="Y1669.75">
            <text:p>Y1669.75</text:p>
          </table:table-cell>
          <table:table-cell/>
          <table:table-cell table:formula="of:=[.B670]" office:value-type="string" office:string-value="N677">
            <text:p>N677</text:p>
          </table:table-cell>
          <table:table-cell table:formula="of:=[.H670]" office:value-type="string" office:string-value="X5156">
            <text:p>X5156</text:p>
          </table:table-cell>
          <table:table-cell table:formula="of:=[.F670]" office:value-type="string" office:string-value="Y1669.75">
            <text:p>Y1669.75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table:formula="of:=&quot;N&quot;&amp;[.A670]" office:value-type="string" office:string-value="N677">
            <text:p>N677</text:p>
          </table:table-cell>
          <table:table-cell table:formula="of:=5150" office:value-type="float" office:value="5150">
            <text:p>5150</text:p>
          </table:table-cell>
          <table:table-cell table:formula="of:= &quot;X&quot;&amp; [.C670]" office:value-type="string" office:string-value="X5150">
            <text:p>X5150</text:p>
          </table:table-cell>
          <table:table-cell table:formula="of:=[.E669]-5.75" office:value-type="float" office:value="1669.75">
            <text:p>1669.75</text:p>
          </table:table-cell>
          <table:table-cell table:formula="of:=&quot;Y&quot; &amp; [.E670]" office:value-type="string" office:string-value="Y1669.75">
            <text:p>Y1669.75</text:p>
          </table:table-cell>
          <table:table-cell table:formula="of:=[.C670] +6" office:value-type="float" office:value="5156">
            <text:p>5156</text:p>
          </table:table-cell>
          <table:table-cell table:formula="of:=&quot;X&quot;&amp; [.G670]" office:value-type="string" office:string-value="X5156">
            <text:p>X5156</text:p>
          </table:table-cell>
          <table:table-cell table:number-columns-repeated="6"/>
          <table:table-cell table:style-name="ce4" table:formula="of:=[.B671]" office:value-type="string" office:string-value="N678">
            <text:p>N678</text:p>
          </table:table-cell>
          <table:table-cell table:style-name="ce4" table:formula="of:=[.D671]" office:value-type="string" office:string-value="X5150">
            <text:p>X5150</text:p>
          </table:table-cell>
          <table:table-cell table:style-name="ce4" table:formula="of:=[.F671]" office:value-type="string" office:string-value="Y1664">
            <text:p>Y1664</text:p>
          </table:table-cell>
          <table:table-cell/>
          <table:table-cell table:formula="of:=[.B671]" office:value-type="string" office:string-value="N678">
            <text:p>N678</text:p>
          </table:table-cell>
          <table:table-cell table:formula="of:=[.H671]" office:value-type="string" office:string-value="X5156">
            <text:p>X5156</text:p>
          </table:table-cell>
          <table:table-cell table:formula="of:=[.F671]" office:value-type="string" office:string-value="Y1664">
            <text:p>Y1664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table:formula="of:=&quot;N&quot;&amp;[.A671]" office:value-type="string" office:string-value="N678">
            <text:p>N678</text:p>
          </table:table-cell>
          <table:table-cell table:formula="of:=5150" office:value-type="float" office:value="5150">
            <text:p>5150</text:p>
          </table:table-cell>
          <table:table-cell table:formula="of:= &quot;X&quot;&amp; [.C671]" office:value-type="string" office:string-value="X5150">
            <text:p>X5150</text:p>
          </table:table-cell>
          <table:table-cell table:formula="of:=[.E670]-5.75" office:value-type="float" office:value="1664">
            <text:p>1664</text:p>
          </table:table-cell>
          <table:table-cell table:formula="of:=&quot;Y&quot; &amp; [.E671]" office:value-type="string" office:string-value="Y1664">
            <text:p>Y1664</text:p>
          </table:table-cell>
          <table:table-cell table:formula="of:=[.C671] +6" office:value-type="float" office:value="5156">
            <text:p>5156</text:p>
          </table:table-cell>
          <table:table-cell table:formula="of:=&quot;X&quot;&amp; [.G671]" office:value-type="string" office:string-value="X5156">
            <text:p>X5156</text:p>
          </table:table-cell>
          <table:table-cell table:number-columns-repeated="6"/>
          <table:table-cell table:style-name="ce4" table:formula="of:=[.B672]" office:value-type="string" office:string-value="N679">
            <text:p>N679</text:p>
          </table:table-cell>
          <table:table-cell table:style-name="ce4" table:formula="of:=[.D672]" office:value-type="string" office:string-value="X5150">
            <text:p>X5150</text:p>
          </table:table-cell>
          <table:table-cell table:style-name="ce4" table:formula="of:=[.F672]" office:value-type="string" office:string-value="Y1658.25">
            <text:p>Y1658.25</text:p>
          </table:table-cell>
          <table:table-cell/>
          <table:table-cell table:formula="of:=[.B672]" office:value-type="string" office:string-value="N679">
            <text:p>N679</text:p>
          </table:table-cell>
          <table:table-cell table:formula="of:=[.H672]" office:value-type="string" office:string-value="X5156">
            <text:p>X5156</text:p>
          </table:table-cell>
          <table:table-cell table:formula="of:=[.F672]" office:value-type="string" office:string-value="Y1658.25">
            <text:p>Y1658.25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table:formula="of:=&quot;N&quot;&amp;[.A672]" office:value-type="string" office:string-value="N679">
            <text:p>N679</text:p>
          </table:table-cell>
          <table:table-cell table:formula="of:=5150" office:value-type="float" office:value="5150">
            <text:p>5150</text:p>
          </table:table-cell>
          <table:table-cell table:formula="of:= &quot;X&quot;&amp; [.C672]" office:value-type="string" office:string-value="X5150">
            <text:p>X5150</text:p>
          </table:table-cell>
          <table:table-cell table:formula="of:=[.E671]-5.75" office:value-type="float" office:value="1658.25">
            <text:p>1658.25</text:p>
          </table:table-cell>
          <table:table-cell table:formula="of:=&quot;Y&quot; &amp; [.E672]" office:value-type="string" office:string-value="Y1658.25">
            <text:p>Y1658.25</text:p>
          </table:table-cell>
          <table:table-cell table:formula="of:=[.C672] +6" office:value-type="float" office:value="5156">
            <text:p>5156</text:p>
          </table:table-cell>
          <table:table-cell table:formula="of:=&quot;X&quot;&amp; [.G672]" office:value-type="string" office:string-value="X5156">
            <text:p>X5156</text:p>
          </table:table-cell>
          <table:table-cell table:number-columns-repeated="6"/>
          <table:table-cell table:style-name="ce4" table:formula="of:=[.B673]" office:value-type="string" office:string-value="N680">
            <text:p>N680</text:p>
          </table:table-cell>
          <table:table-cell table:style-name="ce4" table:formula="of:=[.D673]" office:value-type="string" office:string-value="X5150">
            <text:p>X5150</text:p>
          </table:table-cell>
          <table:table-cell table:style-name="ce4" table:formula="of:=[.F673]" office:value-type="string" office:string-value="Y1652.5">
            <text:p>Y1652.5</text:p>
          </table:table-cell>
          <table:table-cell/>
          <table:table-cell table:formula="of:=[.B673]" office:value-type="string" office:string-value="N680">
            <text:p>N680</text:p>
          </table:table-cell>
          <table:table-cell table:formula="of:=[.H673]" office:value-type="string" office:string-value="X5156">
            <text:p>X5156</text:p>
          </table:table-cell>
          <table:table-cell table:formula="of:=[.F673]" office:value-type="string" office:string-value="Y1652.5">
            <text:p>Y1652.5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table:formula="of:=&quot;N&quot;&amp;[.A673]" office:value-type="string" office:string-value="N680">
            <text:p>N680</text:p>
          </table:table-cell>
          <table:table-cell table:formula="of:=5150" office:value-type="float" office:value="5150">
            <text:p>5150</text:p>
          </table:table-cell>
          <table:table-cell table:formula="of:= &quot;X&quot;&amp; [.C673]" office:value-type="string" office:string-value="X5150">
            <text:p>X5150</text:p>
          </table:table-cell>
          <table:table-cell table:formula="of:=[.E672]-5.75" office:value-type="float" office:value="1652.5">
            <text:p>1652.5</text:p>
          </table:table-cell>
          <table:table-cell table:formula="of:=&quot;Y&quot; &amp; [.E673]" office:value-type="string" office:string-value="Y1652.5">
            <text:p>Y1652.5</text:p>
          </table:table-cell>
          <table:table-cell table:formula="of:=[.C673] +6" office:value-type="float" office:value="5156">
            <text:p>5156</text:p>
          </table:table-cell>
          <table:table-cell table:formula="of:=&quot;X&quot;&amp; [.G673]" office:value-type="string" office:string-value="X5156">
            <text:p>X5156</text:p>
          </table:table-cell>
          <table:table-cell table:number-columns-repeated="6"/>
          <table:table-cell table:style-name="ce4" table:formula="of:=[.B674]" office:value-type="string" office:string-value="N681">
            <text:p>N681</text:p>
          </table:table-cell>
          <table:table-cell table:style-name="ce4" table:formula="of:=[.D674]" office:value-type="string" office:string-value="X5150">
            <text:p>X5150</text:p>
          </table:table-cell>
          <table:table-cell table:style-name="ce4" table:formula="of:=[.F674]" office:value-type="string" office:string-value="Y1646.75">
            <text:p>Y1646.75</text:p>
          </table:table-cell>
          <table:table-cell/>
          <table:table-cell table:formula="of:=[.B674]" office:value-type="string" office:string-value="N681">
            <text:p>N681</text:p>
          </table:table-cell>
          <table:table-cell table:formula="of:=[.H674]" office:value-type="string" office:string-value="X5156">
            <text:p>X5156</text:p>
          </table:table-cell>
          <table:table-cell table:formula="of:=[.F674]" office:value-type="string" office:string-value="Y1646.75">
            <text:p>Y1646.75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table:formula="of:=&quot;N&quot;&amp;[.A674]" office:value-type="string" office:string-value="N681">
            <text:p>N681</text:p>
          </table:table-cell>
          <table:table-cell table:formula="of:=5150" office:value-type="float" office:value="5150">
            <text:p>5150</text:p>
          </table:table-cell>
          <table:table-cell table:formula="of:= &quot;X&quot;&amp; [.C674]" office:value-type="string" office:string-value="X5150">
            <text:p>X5150</text:p>
          </table:table-cell>
          <table:table-cell table:formula="of:=[.E673]-5.75" office:value-type="float" office:value="1646.75">
            <text:p>1646.75</text:p>
          </table:table-cell>
          <table:table-cell table:formula="of:=&quot;Y&quot; &amp; [.E674]" office:value-type="string" office:string-value="Y1646.75">
            <text:p>Y1646.75</text:p>
          </table:table-cell>
          <table:table-cell table:formula="of:=[.C674] +6" office:value-type="float" office:value="5156">
            <text:p>5156</text:p>
          </table:table-cell>
          <table:table-cell table:formula="of:=&quot;X&quot;&amp; [.G674]" office:value-type="string" office:string-value="X5156">
            <text:p>X5156</text:p>
          </table:table-cell>
          <table:table-cell table:number-columns-repeated="6"/>
          <table:table-cell table:style-name="ce4" table:formula="of:=[.B675]" office:value-type="string" office:string-value="N682">
            <text:p>N682</text:p>
          </table:table-cell>
          <table:table-cell table:style-name="ce4" table:formula="of:=[.D675]" office:value-type="string" office:string-value="X5150">
            <text:p>X5150</text:p>
          </table:table-cell>
          <table:table-cell table:style-name="ce4" table:formula="of:=[.F675]" office:value-type="string" office:string-value="Y1641">
            <text:p>Y1641</text:p>
          </table:table-cell>
          <table:table-cell/>
          <table:table-cell table:formula="of:=[.B675]" office:value-type="string" office:string-value="N682">
            <text:p>N682</text:p>
          </table:table-cell>
          <table:table-cell table:formula="of:=[.H675]" office:value-type="string" office:string-value="X5156">
            <text:p>X5156</text:p>
          </table:table-cell>
          <table:table-cell table:formula="of:=[.F675]" office:value-type="string" office:string-value="Y1641">
            <text:p>Y1641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table:formula="of:=&quot;N&quot;&amp;[.A675]" office:value-type="string" office:string-value="N682">
            <text:p>N682</text:p>
          </table:table-cell>
          <table:table-cell table:formula="of:=5150" office:value-type="float" office:value="5150">
            <text:p>5150</text:p>
          </table:table-cell>
          <table:table-cell table:formula="of:= &quot;X&quot;&amp; [.C675]" office:value-type="string" office:string-value="X5150">
            <text:p>X5150</text:p>
          </table:table-cell>
          <table:table-cell table:formula="of:=[.E674]-5.75" office:value-type="float" office:value="1641">
            <text:p>1641</text:p>
          </table:table-cell>
          <table:table-cell table:formula="of:=&quot;Y&quot; &amp; [.E675]" office:value-type="string" office:string-value="Y1641">
            <text:p>Y1641</text:p>
          </table:table-cell>
          <table:table-cell table:formula="of:=[.C675] +6" office:value-type="float" office:value="5156">
            <text:p>5156</text:p>
          </table:table-cell>
          <table:table-cell table:formula="of:=&quot;X&quot;&amp; [.G675]" office:value-type="string" office:string-value="X5156">
            <text:p>X5156</text:p>
          </table:table-cell>
          <table:table-cell table:number-columns-repeated="6"/>
          <table:table-cell table:style-name="ce4" table:formula="of:=[.B676]" office:value-type="string" office:string-value="N683">
            <text:p>N683</text:p>
          </table:table-cell>
          <table:table-cell table:style-name="ce4" table:formula="of:=[.D676]" office:value-type="string" office:string-value="X5150">
            <text:p>X5150</text:p>
          </table:table-cell>
          <table:table-cell table:style-name="ce4" table:formula="of:=[.F676]" office:value-type="string" office:string-value="Y1635.25">
            <text:p>Y1635.25</text:p>
          </table:table-cell>
          <table:table-cell/>
          <table:table-cell table:formula="of:=[.B676]" office:value-type="string" office:string-value="N683">
            <text:p>N683</text:p>
          </table:table-cell>
          <table:table-cell table:formula="of:=[.H676]" office:value-type="string" office:string-value="X5156">
            <text:p>X5156</text:p>
          </table:table-cell>
          <table:table-cell table:formula="of:=[.F676]" office:value-type="string" office:string-value="Y1635.25">
            <text:p>Y1635.25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table:formula="of:=&quot;N&quot;&amp;[.A676]" office:value-type="string" office:string-value="N683">
            <text:p>N683</text:p>
          </table:table-cell>
          <table:table-cell table:formula="of:=5150" office:value-type="float" office:value="5150">
            <text:p>5150</text:p>
          </table:table-cell>
          <table:table-cell table:formula="of:= &quot;X&quot;&amp; [.C676]" office:value-type="string" office:string-value="X5150">
            <text:p>X5150</text:p>
          </table:table-cell>
          <table:table-cell table:formula="of:=[.E675]-5.75" office:value-type="float" office:value="1635.25">
            <text:p>1635.25</text:p>
          </table:table-cell>
          <table:table-cell table:formula="of:=&quot;Y&quot; &amp; [.E676]" office:value-type="string" office:string-value="Y1635.25">
            <text:p>Y1635.25</text:p>
          </table:table-cell>
          <table:table-cell table:formula="of:=[.C676] +6" office:value-type="float" office:value="5156">
            <text:p>5156</text:p>
          </table:table-cell>
          <table:table-cell table:formula="of:=&quot;X&quot;&amp; [.G676]" office:value-type="string" office:string-value="X5156">
            <text:p>X5156</text:p>
          </table:table-cell>
          <table:table-cell table:number-columns-repeated="6"/>
          <table:table-cell table:style-name="ce4" table:formula="of:=[.B677]" office:value-type="string" office:string-value="N684">
            <text:p>N684</text:p>
          </table:table-cell>
          <table:table-cell table:style-name="ce4" table:formula="of:=[.D677]" office:value-type="string" office:string-value="X5150">
            <text:p>X5150</text:p>
          </table:table-cell>
          <table:table-cell table:style-name="ce4" table:formula="of:=[.F677]" office:value-type="string" office:string-value="Y1629.5">
            <text:p>Y1629.5</text:p>
          </table:table-cell>
          <table:table-cell/>
          <table:table-cell table:formula="of:=[.B677]" office:value-type="string" office:string-value="N684">
            <text:p>N684</text:p>
          </table:table-cell>
          <table:table-cell table:formula="of:=[.H677]" office:value-type="string" office:string-value="X5156">
            <text:p>X5156</text:p>
          </table:table-cell>
          <table:table-cell table:formula="of:=[.F677]" office:value-type="string" office:string-value="Y1629.5">
            <text:p>Y1629.5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table:formula="of:=&quot;N&quot;&amp;[.A677]" office:value-type="string" office:string-value="N684">
            <text:p>N684</text:p>
          </table:table-cell>
          <table:table-cell table:formula="of:=5150" office:value-type="float" office:value="5150">
            <text:p>5150</text:p>
          </table:table-cell>
          <table:table-cell table:formula="of:= &quot;X&quot;&amp; [.C677]" office:value-type="string" office:string-value="X5150">
            <text:p>X5150</text:p>
          </table:table-cell>
          <table:table-cell table:formula="of:=[.E676]-5.75" office:value-type="float" office:value="1629.5">
            <text:p>1629.5</text:p>
          </table:table-cell>
          <table:table-cell table:formula="of:=&quot;Y&quot; &amp; [.E677]" office:value-type="string" office:string-value="Y1629.5">
            <text:p>Y1629.5</text:p>
          </table:table-cell>
          <table:table-cell table:formula="of:=[.C677] +6" office:value-type="float" office:value="5156">
            <text:p>5156</text:p>
          </table:table-cell>
          <table:table-cell table:formula="of:=&quot;X&quot;&amp; [.G677]" office:value-type="string" office:string-value="X5156">
            <text:p>X5156</text:p>
          </table:table-cell>
          <table:table-cell table:number-columns-repeated="6"/>
          <table:table-cell table:style-name="ce4" table:formula="of:=[.B678]" office:value-type="string" office:string-value="N685">
            <text:p>N685</text:p>
          </table:table-cell>
          <table:table-cell table:style-name="ce4" table:formula="of:=[.D678]" office:value-type="string" office:string-value="X5150">
            <text:p>X5150</text:p>
          </table:table-cell>
          <table:table-cell table:style-name="ce4" table:formula="of:=[.F678]" office:value-type="string" office:string-value="Y1623.75">
            <text:p>Y1623.75</text:p>
          </table:table-cell>
          <table:table-cell/>
          <table:table-cell table:formula="of:=[.B678]" office:value-type="string" office:string-value="N685">
            <text:p>N685</text:p>
          </table:table-cell>
          <table:table-cell table:formula="of:=[.H678]" office:value-type="string" office:string-value="X5156">
            <text:p>X5156</text:p>
          </table:table-cell>
          <table:table-cell table:formula="of:=[.F678]" office:value-type="string" office:string-value="Y1623.75">
            <text:p>Y1623.75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table:formula="of:=&quot;N&quot;&amp;[.A678]" office:value-type="string" office:string-value="N685">
            <text:p>N685</text:p>
          </table:table-cell>
          <table:table-cell table:formula="of:=5150" office:value-type="float" office:value="5150">
            <text:p>5150</text:p>
          </table:table-cell>
          <table:table-cell table:formula="of:= &quot;X&quot;&amp; [.C678]" office:value-type="string" office:string-value="X5150">
            <text:p>X5150</text:p>
          </table:table-cell>
          <table:table-cell table:formula="of:=[.E677]-5.75" office:value-type="float" office:value="1623.75">
            <text:p>1623.75</text:p>
          </table:table-cell>
          <table:table-cell table:formula="of:=&quot;Y&quot; &amp; [.E678]" office:value-type="string" office:string-value="Y1623.75">
            <text:p>Y1623.75</text:p>
          </table:table-cell>
          <table:table-cell table:formula="of:=[.C678] +6" office:value-type="float" office:value="5156">
            <text:p>5156</text:p>
          </table:table-cell>
          <table:table-cell table:formula="of:=&quot;X&quot;&amp; [.G678]" office:value-type="string" office:string-value="X5156">
            <text:p>X5156</text:p>
          </table:table-cell>
          <table:table-cell table:number-columns-repeated="6"/>
          <table:table-cell table:style-name="ce4" table:formula="of:=[.B679]" office:value-type="string" office:string-value="N686">
            <text:p>N686</text:p>
          </table:table-cell>
          <table:table-cell table:style-name="ce4" table:formula="of:=[.D679]" office:value-type="string" office:string-value="X5150">
            <text:p>X5150</text:p>
          </table:table-cell>
          <table:table-cell table:style-name="ce4" table:formula="of:=[.F679]" office:value-type="string" office:string-value="Y1618">
            <text:p>Y1618</text:p>
          </table:table-cell>
          <table:table-cell/>
          <table:table-cell table:formula="of:=[.B679]" office:value-type="string" office:string-value="N686">
            <text:p>N686</text:p>
          </table:table-cell>
          <table:table-cell table:formula="of:=[.H679]" office:value-type="string" office:string-value="X5156">
            <text:p>X5156</text:p>
          </table:table-cell>
          <table:table-cell table:formula="of:=[.F679]" office:value-type="string" office:string-value="Y1618">
            <text:p>Y1618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table:formula="of:=&quot;N&quot;&amp;[.A679]" office:value-type="string" office:string-value="N686">
            <text:p>N686</text:p>
          </table:table-cell>
          <table:table-cell table:formula="of:=5150" office:value-type="float" office:value="5150">
            <text:p>5150</text:p>
          </table:table-cell>
          <table:table-cell table:formula="of:= &quot;X&quot;&amp; [.C679]" office:value-type="string" office:string-value="X5150">
            <text:p>X5150</text:p>
          </table:table-cell>
          <table:table-cell table:formula="of:=[.E678]-5.75" office:value-type="float" office:value="1618">
            <text:p>1618</text:p>
          </table:table-cell>
          <table:table-cell table:formula="of:=&quot;Y&quot; &amp; [.E679]" office:value-type="string" office:string-value="Y1618">
            <text:p>Y1618</text:p>
          </table:table-cell>
          <table:table-cell table:formula="of:=[.C679] +6" office:value-type="float" office:value="5156">
            <text:p>5156</text:p>
          </table:table-cell>
          <table:table-cell table:formula="of:=&quot;X&quot;&amp; [.G679]" office:value-type="string" office:string-value="X5156">
            <text:p>X5156</text:p>
          </table:table-cell>
          <table:table-cell table:number-columns-repeated="6"/>
          <table:table-cell table:style-name="ce4" table:formula="of:=[.B680]" office:value-type="string" office:string-value="N687">
            <text:p>N687</text:p>
          </table:table-cell>
          <table:table-cell table:style-name="ce4" table:formula="of:=[.D680]" office:value-type="string" office:string-value="X5150">
            <text:p>X5150</text:p>
          </table:table-cell>
          <table:table-cell table:style-name="ce4" table:formula="of:=[.F680]" office:value-type="string" office:string-value="Y1612.25">
            <text:p>Y1612.25</text:p>
          </table:table-cell>
          <table:table-cell/>
          <table:table-cell table:formula="of:=[.B680]" office:value-type="string" office:string-value="N687">
            <text:p>N687</text:p>
          </table:table-cell>
          <table:table-cell table:formula="of:=[.H680]" office:value-type="string" office:string-value="X5156">
            <text:p>X5156</text:p>
          </table:table-cell>
          <table:table-cell table:formula="of:=[.F680]" office:value-type="string" office:string-value="Y1612.25">
            <text:p>Y1612.25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table:formula="of:=&quot;N&quot;&amp;[.A680]" office:value-type="string" office:string-value="N687">
            <text:p>N687</text:p>
          </table:table-cell>
          <table:table-cell table:formula="of:=5150" office:value-type="float" office:value="5150">
            <text:p>5150</text:p>
          </table:table-cell>
          <table:table-cell table:formula="of:= &quot;X&quot;&amp; [.C680]" office:value-type="string" office:string-value="X5150">
            <text:p>X5150</text:p>
          </table:table-cell>
          <table:table-cell table:formula="of:=[.E679]-5.75" office:value-type="float" office:value="1612.25">
            <text:p>1612.25</text:p>
          </table:table-cell>
          <table:table-cell table:formula="of:=&quot;Y&quot; &amp; [.E680]" office:value-type="string" office:string-value="Y1612.25">
            <text:p>Y1612.25</text:p>
          </table:table-cell>
          <table:table-cell table:formula="of:=[.C680] +6" office:value-type="float" office:value="5156">
            <text:p>5156</text:p>
          </table:table-cell>
          <table:table-cell table:formula="of:=&quot;X&quot;&amp; [.G680]" office:value-type="string" office:string-value="X5156">
            <text:p>X5156</text:p>
          </table:table-cell>
          <table:table-cell table:number-columns-repeated="6"/>
          <table:table-cell table:style-name="ce4" table:formula="of:=[.B681]" office:value-type="string" office:string-value="N688">
            <text:p>N688</text:p>
          </table:table-cell>
          <table:table-cell table:style-name="ce4" table:formula="of:=[.D681]" office:value-type="string" office:string-value="X5150">
            <text:p>X5150</text:p>
          </table:table-cell>
          <table:table-cell table:style-name="ce4" table:formula="of:=[.F681]" office:value-type="string" office:string-value="Y1606.5">
            <text:p>Y1606.5</text:p>
          </table:table-cell>
          <table:table-cell/>
          <table:table-cell table:formula="of:=[.B681]" office:value-type="string" office:string-value="N688">
            <text:p>N688</text:p>
          </table:table-cell>
          <table:table-cell table:formula="of:=[.H681]" office:value-type="string" office:string-value="X5156">
            <text:p>X5156</text:p>
          </table:table-cell>
          <table:table-cell table:formula="of:=[.F681]" office:value-type="string" office:string-value="Y1606.5">
            <text:p>Y1606.5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table:formula="of:=&quot;N&quot;&amp;[.A681]" office:value-type="string" office:string-value="N688">
            <text:p>N688</text:p>
          </table:table-cell>
          <table:table-cell table:formula="of:=5150" office:value-type="float" office:value="5150">
            <text:p>5150</text:p>
          </table:table-cell>
          <table:table-cell table:formula="of:= &quot;X&quot;&amp; [.C681]" office:value-type="string" office:string-value="X5150">
            <text:p>X5150</text:p>
          </table:table-cell>
          <table:table-cell table:formula="of:=[.E680]-5.75" office:value-type="float" office:value="1606.5">
            <text:p>1606.5</text:p>
          </table:table-cell>
          <table:table-cell table:formula="of:=&quot;Y&quot; &amp; [.E681]" office:value-type="string" office:string-value="Y1606.5">
            <text:p>Y1606.5</text:p>
          </table:table-cell>
          <table:table-cell table:formula="of:=[.C681] +6" office:value-type="float" office:value="5156">
            <text:p>5156</text:p>
          </table:table-cell>
          <table:table-cell table:formula="of:=&quot;X&quot;&amp; [.G681]" office:value-type="string" office:string-value="X5156">
            <text:p>X5156</text:p>
          </table:table-cell>
          <table:table-cell table:number-columns-repeated="6"/>
          <table:table-cell table:style-name="ce4" table:formula="of:=[.B682]" office:value-type="string" office:string-value="N689">
            <text:p>N689</text:p>
          </table:table-cell>
          <table:table-cell table:style-name="ce4" table:formula="of:=[.D682]" office:value-type="string" office:string-value="X5150">
            <text:p>X5150</text:p>
          </table:table-cell>
          <table:table-cell table:style-name="ce4" table:formula="of:=[.F682]" office:value-type="string" office:string-value="Y1600.75">
            <text:p>Y1600.75</text:p>
          </table:table-cell>
          <table:table-cell/>
          <table:table-cell table:formula="of:=[.B682]" office:value-type="string" office:string-value="N689">
            <text:p>N689</text:p>
          </table:table-cell>
          <table:table-cell table:formula="of:=[.H682]" office:value-type="string" office:string-value="X5156">
            <text:p>X5156</text:p>
          </table:table-cell>
          <table:table-cell table:formula="of:=[.F682]" office:value-type="string" office:string-value="Y1600.75">
            <text:p>Y1600.75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table:formula="of:=&quot;N&quot;&amp;[.A682]" office:value-type="string" office:string-value="N689">
            <text:p>N689</text:p>
          </table:table-cell>
          <table:table-cell table:formula="of:=5150" office:value-type="float" office:value="5150">
            <text:p>5150</text:p>
          </table:table-cell>
          <table:table-cell table:formula="of:= &quot;X&quot;&amp; [.C682]" office:value-type="string" office:string-value="X5150">
            <text:p>X5150</text:p>
          </table:table-cell>
          <table:table-cell table:formula="of:=[.E681]-5.75" office:value-type="float" office:value="1600.75">
            <text:p>1600.75</text:p>
          </table:table-cell>
          <table:table-cell table:formula="of:=&quot;Y&quot; &amp; [.E682]" office:value-type="string" office:string-value="Y1600.75">
            <text:p>Y1600.75</text:p>
          </table:table-cell>
          <table:table-cell table:formula="of:=[.C682] +6" office:value-type="float" office:value="5156">
            <text:p>5156</text:p>
          </table:table-cell>
          <table:table-cell table:formula="of:=&quot;X&quot;&amp; [.G682]" office:value-type="string" office:string-value="X5156">
            <text:p>X5156</text:p>
          </table:table-cell>
          <table:table-cell table:number-columns-repeated="6"/>
          <table:table-cell table:style-name="ce4" table:formula="of:=[.B683]" office:value-type="string" office:string-value="N690">
            <text:p>N690</text:p>
          </table:table-cell>
          <table:table-cell table:style-name="ce4" table:formula="of:=[.D683]" office:value-type="string" office:string-value="X5150">
            <text:p>X5150</text:p>
          </table:table-cell>
          <table:table-cell table:style-name="ce4" table:formula="of:=[.F683]" office:value-type="string" office:string-value="Y1595">
            <text:p>Y1595</text:p>
          </table:table-cell>
          <table:table-cell/>
          <table:table-cell table:formula="of:=[.B683]" office:value-type="string" office:string-value="N690">
            <text:p>N690</text:p>
          </table:table-cell>
          <table:table-cell table:formula="of:=[.H683]" office:value-type="string" office:string-value="X5156">
            <text:p>X5156</text:p>
          </table:table-cell>
          <table:table-cell table:formula="of:=[.F683]" office:value-type="string" office:string-value="Y1595">
            <text:p>Y1595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table:formula="of:=&quot;N&quot;&amp;[.A683]" office:value-type="string" office:string-value="N690">
            <text:p>N690</text:p>
          </table:table-cell>
          <table:table-cell table:formula="of:=5150" office:value-type="float" office:value="5150">
            <text:p>5150</text:p>
          </table:table-cell>
          <table:table-cell table:formula="of:= &quot;X&quot;&amp; [.C683]" office:value-type="string" office:string-value="X5150">
            <text:p>X5150</text:p>
          </table:table-cell>
          <table:table-cell table:formula="of:=[.E682]-5.75" office:value-type="float" office:value="1595">
            <text:p>1595</text:p>
          </table:table-cell>
          <table:table-cell table:formula="of:=&quot;Y&quot; &amp; [.E683]" office:value-type="string" office:string-value="Y1595">
            <text:p>Y1595</text:p>
          </table:table-cell>
          <table:table-cell table:formula="of:=[.C683] +6" office:value-type="float" office:value="5156">
            <text:p>5156</text:p>
          </table:table-cell>
          <table:table-cell table:formula="of:=&quot;X&quot;&amp; [.G683]" office:value-type="string" office:string-value="X5156">
            <text:p>X5156</text:p>
          </table:table-cell>
          <table:table-cell table:number-columns-repeated="6"/>
          <table:table-cell table:style-name="ce4" table:formula="of:=[.B684]" office:value-type="string" office:string-value="N691">
            <text:p>N691</text:p>
          </table:table-cell>
          <table:table-cell table:style-name="ce4" table:formula="of:=[.D684]" office:value-type="string" office:string-value="X5150">
            <text:p>X5150</text:p>
          </table:table-cell>
          <table:table-cell table:style-name="ce4" table:formula="of:=[.F684]" office:value-type="string" office:string-value="Y1589.25">
            <text:p>Y1589.25</text:p>
          </table:table-cell>
          <table:table-cell/>
          <table:table-cell table:formula="of:=[.B684]" office:value-type="string" office:string-value="N691">
            <text:p>N691</text:p>
          </table:table-cell>
          <table:table-cell table:formula="of:=[.H684]" office:value-type="string" office:string-value="X5156">
            <text:p>X5156</text:p>
          </table:table-cell>
          <table:table-cell table:formula="of:=[.F684]" office:value-type="string" office:string-value="Y1589.25">
            <text:p>Y1589.25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table:formula="of:=&quot;N&quot;&amp;[.A684]" office:value-type="string" office:string-value="N691">
            <text:p>N691</text:p>
          </table:table-cell>
          <table:table-cell table:formula="of:=5150" office:value-type="float" office:value="5150">
            <text:p>5150</text:p>
          </table:table-cell>
          <table:table-cell table:formula="of:= &quot;X&quot;&amp; [.C684]" office:value-type="string" office:string-value="X5150">
            <text:p>X5150</text:p>
          </table:table-cell>
          <table:table-cell table:formula="of:=[.E683]-5.75" office:value-type="float" office:value="1589.25">
            <text:p>1589.25</text:p>
          </table:table-cell>
          <table:table-cell table:formula="of:=&quot;Y&quot; &amp; [.E684]" office:value-type="string" office:string-value="Y1589.25">
            <text:p>Y1589.25</text:p>
          </table:table-cell>
          <table:table-cell table:formula="of:=[.C684] +6" office:value-type="float" office:value="5156">
            <text:p>5156</text:p>
          </table:table-cell>
          <table:table-cell table:formula="of:=&quot;X&quot;&amp; [.G684]" office:value-type="string" office:string-value="X5156">
            <text:p>X5156</text:p>
          </table:table-cell>
          <table:table-cell table:number-columns-repeated="6"/>
          <table:table-cell table:style-name="ce4" table:formula="of:=[.B685]" office:value-type="string" office:string-value="N692">
            <text:p>N692</text:p>
          </table:table-cell>
          <table:table-cell table:style-name="ce4" table:formula="of:=[.D685]" office:value-type="string" office:string-value="X5150">
            <text:p>X5150</text:p>
          </table:table-cell>
          <table:table-cell table:style-name="ce4" table:formula="of:=[.F685]" office:value-type="string" office:string-value="Y1583.5">
            <text:p>Y1583.5</text:p>
          </table:table-cell>
          <table:table-cell/>
          <table:table-cell table:formula="of:=[.B685]" office:value-type="string" office:string-value="N692">
            <text:p>N692</text:p>
          </table:table-cell>
          <table:table-cell table:formula="of:=[.H685]" office:value-type="string" office:string-value="X5156">
            <text:p>X5156</text:p>
          </table:table-cell>
          <table:table-cell table:formula="of:=[.F685]" office:value-type="string" office:string-value="Y1583.5">
            <text:p>Y1583.5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table:formula="of:=&quot;N&quot;&amp;[.A685]" office:value-type="string" office:string-value="N692">
            <text:p>N692</text:p>
          </table:table-cell>
          <table:table-cell table:formula="of:=5150" office:value-type="float" office:value="5150">
            <text:p>5150</text:p>
          </table:table-cell>
          <table:table-cell table:formula="of:= &quot;X&quot;&amp; [.C685]" office:value-type="string" office:string-value="X5150">
            <text:p>X5150</text:p>
          </table:table-cell>
          <table:table-cell table:formula="of:=[.E684]-5.75" office:value-type="float" office:value="1583.5">
            <text:p>1583.5</text:p>
          </table:table-cell>
          <table:table-cell table:formula="of:=&quot;Y&quot; &amp; [.E685]" office:value-type="string" office:string-value="Y1583.5">
            <text:p>Y1583.5</text:p>
          </table:table-cell>
          <table:table-cell table:formula="of:=[.C685] +6" office:value-type="float" office:value="5156">
            <text:p>5156</text:p>
          </table:table-cell>
          <table:table-cell table:formula="of:=&quot;X&quot;&amp; [.G685]" office:value-type="string" office:string-value="X5156">
            <text:p>X5156</text:p>
          </table:table-cell>
          <table:table-cell table:number-columns-repeated="6"/>
          <table:table-cell table:style-name="ce4" table:formula="of:=[.B686]" office:value-type="string" office:string-value="N693">
            <text:p>N693</text:p>
          </table:table-cell>
          <table:table-cell table:style-name="ce4" table:formula="of:=[.D686]" office:value-type="string" office:string-value="X5150">
            <text:p>X5150</text:p>
          </table:table-cell>
          <table:table-cell table:style-name="ce4" table:formula="of:=[.F686]" office:value-type="string" office:string-value="Y1577.75">
            <text:p>Y1577.75</text:p>
          </table:table-cell>
          <table:table-cell/>
          <table:table-cell table:formula="of:=[.B686]" office:value-type="string" office:string-value="N693">
            <text:p>N693</text:p>
          </table:table-cell>
          <table:table-cell table:formula="of:=[.H686]" office:value-type="string" office:string-value="X5156">
            <text:p>X5156</text:p>
          </table:table-cell>
          <table:table-cell table:formula="of:=[.F686]" office:value-type="string" office:string-value="Y1577.75">
            <text:p>Y1577.75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table:formula="of:=&quot;N&quot;&amp;[.A686]" office:value-type="string" office:string-value="N693">
            <text:p>N693</text:p>
          </table:table-cell>
          <table:table-cell table:formula="of:=5150" office:value-type="float" office:value="5150">
            <text:p>5150</text:p>
          </table:table-cell>
          <table:table-cell table:formula="of:= &quot;X&quot;&amp; [.C686]" office:value-type="string" office:string-value="X5150">
            <text:p>X5150</text:p>
          </table:table-cell>
          <table:table-cell table:formula="of:=[.E685]-5.75" office:value-type="float" office:value="1577.75">
            <text:p>1577.75</text:p>
          </table:table-cell>
          <table:table-cell table:formula="of:=&quot;Y&quot; &amp; [.E686]" office:value-type="string" office:string-value="Y1577.75">
            <text:p>Y1577.75</text:p>
          </table:table-cell>
          <table:table-cell table:formula="of:=[.C686] +6" office:value-type="float" office:value="5156">
            <text:p>5156</text:p>
          </table:table-cell>
          <table:table-cell table:formula="of:=&quot;X&quot;&amp; [.G686]" office:value-type="string" office:string-value="X5156">
            <text:p>X5156</text:p>
          </table:table-cell>
          <table:table-cell table:number-columns-repeated="6"/>
          <table:table-cell table:style-name="ce4" table:formula="of:=[.B687]" office:value-type="string" office:string-value="N694">
            <text:p>N694</text:p>
          </table:table-cell>
          <table:table-cell table:style-name="ce4" table:formula="of:=[.D687]" office:value-type="string" office:string-value="X5150">
            <text:p>X5150</text:p>
          </table:table-cell>
          <table:table-cell table:style-name="ce4" table:formula="of:=[.F687]" office:value-type="string" office:string-value="Y1572">
            <text:p>Y1572</text:p>
          </table:table-cell>
          <table:table-cell/>
          <table:table-cell table:formula="of:=[.B687]" office:value-type="string" office:string-value="N694">
            <text:p>N694</text:p>
          </table:table-cell>
          <table:table-cell table:formula="of:=[.H687]" office:value-type="string" office:string-value="X5156">
            <text:p>X5156</text:p>
          </table:table-cell>
          <table:table-cell table:formula="of:=[.F687]" office:value-type="string" office:string-value="Y1572">
            <text:p>Y1572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table:formula="of:=&quot;N&quot;&amp;[.A687]" office:value-type="string" office:string-value="N694">
            <text:p>N694</text:p>
          </table:table-cell>
          <table:table-cell table:formula="of:=5150" office:value-type="float" office:value="5150">
            <text:p>5150</text:p>
          </table:table-cell>
          <table:table-cell table:formula="of:= &quot;X&quot;&amp; [.C687]" office:value-type="string" office:string-value="X5150">
            <text:p>X5150</text:p>
          </table:table-cell>
          <table:table-cell table:formula="of:=[.E686]-5.75" office:value-type="float" office:value="1572">
            <text:p>1572</text:p>
          </table:table-cell>
          <table:table-cell table:formula="of:=&quot;Y&quot; &amp; [.E687]" office:value-type="string" office:string-value="Y1572">
            <text:p>Y1572</text:p>
          </table:table-cell>
          <table:table-cell table:formula="of:=[.C687] +6" office:value-type="float" office:value="5156">
            <text:p>5156</text:p>
          </table:table-cell>
          <table:table-cell table:formula="of:=&quot;X&quot;&amp; [.G687]" office:value-type="string" office:string-value="X5156">
            <text:p>X5156</text:p>
          </table:table-cell>
          <table:table-cell table:number-columns-repeated="6"/>
          <table:table-cell table:style-name="ce4" table:formula="of:=[.B688]" office:value-type="string" office:string-value="N695">
            <text:p>N695</text:p>
          </table:table-cell>
          <table:table-cell table:style-name="ce4" table:formula="of:=[.D688]" office:value-type="string" office:string-value="X5150">
            <text:p>X5150</text:p>
          </table:table-cell>
          <table:table-cell table:style-name="ce4" table:formula="of:=[.F688]" office:value-type="string" office:string-value="Y1566.25">
            <text:p>Y1566.25</text:p>
          </table:table-cell>
          <table:table-cell/>
          <table:table-cell table:formula="of:=[.B688]" office:value-type="string" office:string-value="N695">
            <text:p>N695</text:p>
          </table:table-cell>
          <table:table-cell table:formula="of:=[.H688]" office:value-type="string" office:string-value="X5156">
            <text:p>X5156</text:p>
          </table:table-cell>
          <table:table-cell table:formula="of:=[.F688]" office:value-type="string" office:string-value="Y1566.25">
            <text:p>Y1566.25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table:formula="of:=&quot;N&quot;&amp;[.A688]" office:value-type="string" office:string-value="N695">
            <text:p>N695</text:p>
          </table:table-cell>
          <table:table-cell table:formula="of:=5150" office:value-type="float" office:value="5150">
            <text:p>5150</text:p>
          </table:table-cell>
          <table:table-cell table:formula="of:= &quot;X&quot;&amp; [.C688]" office:value-type="string" office:string-value="X5150">
            <text:p>X5150</text:p>
          </table:table-cell>
          <table:table-cell table:formula="of:=[.E687]-5.75" office:value-type="float" office:value="1566.25">
            <text:p>1566.25</text:p>
          </table:table-cell>
          <table:table-cell table:formula="of:=&quot;Y&quot; &amp; [.E688]" office:value-type="string" office:string-value="Y1566.25">
            <text:p>Y1566.25</text:p>
          </table:table-cell>
          <table:table-cell table:formula="of:=[.C688] +6" office:value-type="float" office:value="5156">
            <text:p>5156</text:p>
          </table:table-cell>
          <table:table-cell table:formula="of:=&quot;X&quot;&amp; [.G688]" office:value-type="string" office:string-value="X5156">
            <text:p>X5156</text:p>
          </table:table-cell>
          <table:table-cell table:number-columns-repeated="6"/>
          <table:table-cell table:style-name="ce4" table:formula="of:=[.B689]" office:value-type="string" office:string-value="N696">
            <text:p>N696</text:p>
          </table:table-cell>
          <table:table-cell table:style-name="ce4" table:formula="of:=[.D689]" office:value-type="string" office:string-value="X5150">
            <text:p>X5150</text:p>
          </table:table-cell>
          <table:table-cell table:style-name="ce4" table:formula="of:=[.F689]" office:value-type="string" office:string-value="Y1560.5">
            <text:p>Y1560.5</text:p>
          </table:table-cell>
          <table:table-cell/>
          <table:table-cell table:formula="of:=[.B689]" office:value-type="string" office:string-value="N696">
            <text:p>N696</text:p>
          </table:table-cell>
          <table:table-cell table:formula="of:=[.H689]" office:value-type="string" office:string-value="X5156">
            <text:p>X5156</text:p>
          </table:table-cell>
          <table:table-cell table:formula="of:=[.F689]" office:value-type="string" office:string-value="Y1560.5">
            <text:p>Y1560.5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table:formula="of:=&quot;N&quot;&amp;[.A689]" office:value-type="string" office:string-value="N696">
            <text:p>N696</text:p>
          </table:table-cell>
          <table:table-cell table:formula="of:=5150" office:value-type="float" office:value="5150">
            <text:p>5150</text:p>
          </table:table-cell>
          <table:table-cell table:formula="of:= &quot;X&quot;&amp; [.C689]" office:value-type="string" office:string-value="X5150">
            <text:p>X5150</text:p>
          </table:table-cell>
          <table:table-cell table:formula="of:=[.E688]-5.75" office:value-type="float" office:value="1560.5">
            <text:p>1560.5</text:p>
          </table:table-cell>
          <table:table-cell table:formula="of:=&quot;Y&quot; &amp; [.E689]" office:value-type="string" office:string-value="Y1560.5">
            <text:p>Y1560.5</text:p>
          </table:table-cell>
          <table:table-cell table:formula="of:=[.C689] +6" office:value-type="float" office:value="5156">
            <text:p>5156</text:p>
          </table:table-cell>
          <table:table-cell table:formula="of:=&quot;X&quot;&amp; [.G689]" office:value-type="string" office:string-value="X5156">
            <text:p>X5156</text:p>
          </table:table-cell>
          <table:table-cell table:number-columns-repeated="6"/>
          <table:table-cell table:style-name="ce4" table:formula="of:=[.B690]" office:value-type="string" office:string-value="N697">
            <text:p>N697</text:p>
          </table:table-cell>
          <table:table-cell table:style-name="ce4" table:formula="of:=[.D690]" office:value-type="string" office:string-value="X5150">
            <text:p>X5150</text:p>
          </table:table-cell>
          <table:table-cell table:style-name="ce4" table:formula="of:=[.F690]" office:value-type="string" office:string-value="Y1554.75">
            <text:p>Y1554.75</text:p>
          </table:table-cell>
          <table:table-cell/>
          <table:table-cell table:formula="of:=[.B690]" office:value-type="string" office:string-value="N697">
            <text:p>N697</text:p>
          </table:table-cell>
          <table:table-cell table:formula="of:=[.H690]" office:value-type="string" office:string-value="X5156">
            <text:p>X5156</text:p>
          </table:table-cell>
          <table:table-cell table:formula="of:=[.F690]" office:value-type="string" office:string-value="Y1554.75">
            <text:p>Y1554.75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table:formula="of:=&quot;N&quot;&amp;[.A690]" office:value-type="string" office:string-value="N697">
            <text:p>N697</text:p>
          </table:table-cell>
          <table:table-cell table:formula="of:=5150" office:value-type="float" office:value="5150">
            <text:p>5150</text:p>
          </table:table-cell>
          <table:table-cell table:formula="of:= &quot;X&quot;&amp; [.C690]" office:value-type="string" office:string-value="X5150">
            <text:p>X5150</text:p>
          </table:table-cell>
          <table:table-cell table:formula="of:=[.E689]-5.75" office:value-type="float" office:value="1554.75">
            <text:p>1554.75</text:p>
          </table:table-cell>
          <table:table-cell table:formula="of:=&quot;Y&quot; &amp; [.E690]" office:value-type="string" office:string-value="Y1554.75">
            <text:p>Y1554.75</text:p>
          </table:table-cell>
          <table:table-cell table:formula="of:=[.C690] +6" office:value-type="float" office:value="5156">
            <text:p>5156</text:p>
          </table:table-cell>
          <table:table-cell table:formula="of:=&quot;X&quot;&amp; [.G690]" office:value-type="string" office:string-value="X5156">
            <text:p>X5156</text:p>
          </table:table-cell>
          <table:table-cell table:number-columns-repeated="6"/>
          <table:table-cell table:style-name="ce4" table:formula="of:=[.B691]" office:value-type="string" office:string-value="N698">
            <text:p>N698</text:p>
          </table:table-cell>
          <table:table-cell table:style-name="ce4" table:formula="of:=[.D691]" office:value-type="string" office:string-value="X5150">
            <text:p>X5150</text:p>
          </table:table-cell>
          <table:table-cell table:style-name="ce4" table:formula="of:=[.F691]" office:value-type="string" office:string-value="Y1549">
            <text:p>Y1549</text:p>
          </table:table-cell>
          <table:table-cell/>
          <table:table-cell table:formula="of:=[.B691]" office:value-type="string" office:string-value="N698">
            <text:p>N698</text:p>
          </table:table-cell>
          <table:table-cell table:formula="of:=[.H691]" office:value-type="string" office:string-value="X5156">
            <text:p>X5156</text:p>
          </table:table-cell>
          <table:table-cell table:formula="of:=[.F691]" office:value-type="string" office:string-value="Y1549">
            <text:p>Y1549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table:formula="of:=&quot;N&quot;&amp;[.A691]" office:value-type="string" office:string-value="N698">
            <text:p>N698</text:p>
          </table:table-cell>
          <table:table-cell table:formula="of:=5150" office:value-type="float" office:value="5150">
            <text:p>5150</text:p>
          </table:table-cell>
          <table:table-cell table:formula="of:= &quot;X&quot;&amp; [.C691]" office:value-type="string" office:string-value="X5150">
            <text:p>X5150</text:p>
          </table:table-cell>
          <table:table-cell table:formula="of:=[.E690]-5.75" office:value-type="float" office:value="1549">
            <text:p>1549</text:p>
          </table:table-cell>
          <table:table-cell table:formula="of:=&quot;Y&quot; &amp; [.E691]" office:value-type="string" office:string-value="Y1549">
            <text:p>Y1549</text:p>
          </table:table-cell>
          <table:table-cell table:formula="of:=[.C691] +6" office:value-type="float" office:value="5156">
            <text:p>5156</text:p>
          </table:table-cell>
          <table:table-cell table:formula="of:=&quot;X&quot;&amp; [.G691]" office:value-type="string" office:string-value="X5156">
            <text:p>X5156</text:p>
          </table:table-cell>
          <table:table-cell table:number-columns-repeated="6"/>
          <table:table-cell table:style-name="ce4" table:formula="of:=[.B692]" office:value-type="string" office:string-value="N699">
            <text:p>N699</text:p>
          </table:table-cell>
          <table:table-cell table:style-name="ce4" table:formula="of:=[.D692]" office:value-type="string" office:string-value="X5150">
            <text:p>X5150</text:p>
          </table:table-cell>
          <table:table-cell table:style-name="ce4" table:formula="of:=[.F692]" office:value-type="string" office:string-value="Y1543.25">
            <text:p>Y1543.25</text:p>
          </table:table-cell>
          <table:table-cell/>
          <table:table-cell table:formula="of:=[.B692]" office:value-type="string" office:string-value="N699">
            <text:p>N699</text:p>
          </table:table-cell>
          <table:table-cell table:formula="of:=[.H692]" office:value-type="string" office:string-value="X5156">
            <text:p>X5156</text:p>
          </table:table-cell>
          <table:table-cell table:formula="of:=[.F692]" office:value-type="string" office:string-value="Y1543.25">
            <text:p>Y1543.25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table:formula="of:=&quot;N&quot;&amp;[.A692]" office:value-type="string" office:string-value="N699">
            <text:p>N699</text:p>
          </table:table-cell>
          <table:table-cell table:formula="of:=5150" office:value-type="float" office:value="5150">
            <text:p>5150</text:p>
          </table:table-cell>
          <table:table-cell table:formula="of:= &quot;X&quot;&amp; [.C692]" office:value-type="string" office:string-value="X5150">
            <text:p>X5150</text:p>
          </table:table-cell>
          <table:table-cell table:formula="of:=[.E691]-5.75" office:value-type="float" office:value="1543.25">
            <text:p>1543.25</text:p>
          </table:table-cell>
          <table:table-cell table:formula="of:=&quot;Y&quot; &amp; [.E692]" office:value-type="string" office:string-value="Y1543.25">
            <text:p>Y1543.25</text:p>
          </table:table-cell>
          <table:table-cell table:formula="of:=[.C692] +6" office:value-type="float" office:value="5156">
            <text:p>5156</text:p>
          </table:table-cell>
          <table:table-cell table:formula="of:=&quot;X&quot;&amp; [.G692]" office:value-type="string" office:string-value="X5156">
            <text:p>X5156</text:p>
          </table:table-cell>
          <table:table-cell table:number-columns-repeated="6"/>
          <table:table-cell table:style-name="ce4" table:formula="of:=[.B693]" office:value-type="string" office:string-value="N700">
            <text:p>N700</text:p>
          </table:table-cell>
          <table:table-cell table:style-name="ce4" table:formula="of:=[.D693]" office:value-type="string" office:string-value="X5150">
            <text:p>X5150</text:p>
          </table:table-cell>
          <table:table-cell table:style-name="ce4" table:formula="of:=[.F693]" office:value-type="string" office:string-value="Y1537.5">
            <text:p>Y1537.5</text:p>
          </table:table-cell>
          <table:table-cell/>
          <table:table-cell table:formula="of:=[.B693]" office:value-type="string" office:string-value="N700">
            <text:p>N700</text:p>
          </table:table-cell>
          <table:table-cell table:formula="of:=[.H693]" office:value-type="string" office:string-value="X5156">
            <text:p>X5156</text:p>
          </table:table-cell>
          <table:table-cell table:formula="of:=[.F693]" office:value-type="string" office:string-value="Y1537.5">
            <text:p>Y1537.5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table:formula="of:=&quot;N&quot;&amp;[.A693]" office:value-type="string" office:string-value="N700">
            <text:p>N700</text:p>
          </table:table-cell>
          <table:table-cell table:formula="of:=5150" office:value-type="float" office:value="5150">
            <text:p>5150</text:p>
          </table:table-cell>
          <table:table-cell table:formula="of:= &quot;X&quot;&amp; [.C693]" office:value-type="string" office:string-value="X5150">
            <text:p>X5150</text:p>
          </table:table-cell>
          <table:table-cell table:formula="of:=[.E692]-5.75" office:value-type="float" office:value="1537.5">
            <text:p>1537.5</text:p>
          </table:table-cell>
          <table:table-cell table:formula="of:=&quot;Y&quot; &amp; [.E693]" office:value-type="string" office:string-value="Y1537.5">
            <text:p>Y1537.5</text:p>
          </table:table-cell>
          <table:table-cell table:formula="of:=[.C693] +6" office:value-type="float" office:value="5156">
            <text:p>5156</text:p>
          </table:table-cell>
          <table:table-cell table:formula="of:=&quot;X&quot;&amp; [.G693]" office:value-type="string" office:string-value="X5156">
            <text:p>X5156</text:p>
          </table:table-cell>
          <table:table-cell table:number-columns-repeated="6"/>
          <table:table-cell table:style-name="ce4" table:formula="of:=[.B694]" office:value-type="string" office:string-value="N701">
            <text:p>N701</text:p>
          </table:table-cell>
          <table:table-cell table:style-name="ce4" table:formula="of:=[.D694]" office:value-type="string" office:string-value="X5150">
            <text:p>X5150</text:p>
          </table:table-cell>
          <table:table-cell table:style-name="ce4" table:formula="of:=[.F694]" office:value-type="string" office:string-value="Y1531.75">
            <text:p>Y1531.75</text:p>
          </table:table-cell>
          <table:table-cell/>
          <table:table-cell table:formula="of:=[.B694]" office:value-type="string" office:string-value="N701">
            <text:p>N701</text:p>
          </table:table-cell>
          <table:table-cell table:formula="of:=[.H694]" office:value-type="string" office:string-value="X5156">
            <text:p>X5156</text:p>
          </table:table-cell>
          <table:table-cell table:formula="of:=[.F694]" office:value-type="string" office:string-value="Y1531.75">
            <text:p>Y1531.75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table:formula="of:=&quot;N&quot;&amp;[.A694]" office:value-type="string" office:string-value="N701">
            <text:p>N701</text:p>
          </table:table-cell>
          <table:table-cell table:formula="of:=5150" office:value-type="float" office:value="5150">
            <text:p>5150</text:p>
          </table:table-cell>
          <table:table-cell table:formula="of:= &quot;X&quot;&amp; [.C694]" office:value-type="string" office:string-value="X5150">
            <text:p>X5150</text:p>
          </table:table-cell>
          <table:table-cell table:formula="of:=[.E693]-5.75" office:value-type="float" office:value="1531.75">
            <text:p>1531.75</text:p>
          </table:table-cell>
          <table:table-cell table:formula="of:=&quot;Y&quot; &amp; [.E694]" office:value-type="string" office:string-value="Y1531.75">
            <text:p>Y1531.75</text:p>
          </table:table-cell>
          <table:table-cell table:formula="of:=[.C694] +6" office:value-type="float" office:value="5156">
            <text:p>5156</text:p>
          </table:table-cell>
          <table:table-cell table:formula="of:=&quot;X&quot;&amp; [.G694]" office:value-type="string" office:string-value="X5156">
            <text:p>X5156</text:p>
          </table:table-cell>
          <table:table-cell table:number-columns-repeated="6"/>
          <table:table-cell table:style-name="ce4" table:formula="of:=[.B695]" office:value-type="string" office:string-value="N702">
            <text:p>N702</text:p>
          </table:table-cell>
          <table:table-cell table:style-name="ce4" table:formula="of:=[.D695]" office:value-type="string" office:string-value="X5150">
            <text:p>X5150</text:p>
          </table:table-cell>
          <table:table-cell table:style-name="ce4" table:formula="of:=[.F695]" office:value-type="string" office:string-value="Y1526">
            <text:p>Y1526</text:p>
          </table:table-cell>
          <table:table-cell/>
          <table:table-cell table:formula="of:=[.B695]" office:value-type="string" office:string-value="N702">
            <text:p>N702</text:p>
          </table:table-cell>
          <table:table-cell table:formula="of:=[.H695]" office:value-type="string" office:string-value="X5156">
            <text:p>X5156</text:p>
          </table:table-cell>
          <table:table-cell table:formula="of:=[.F695]" office:value-type="string" office:string-value="Y1526">
            <text:p>Y1526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table:formula="of:=&quot;N&quot;&amp;[.A695]" office:value-type="string" office:string-value="N702">
            <text:p>N702</text:p>
          </table:table-cell>
          <table:table-cell table:formula="of:=5150" office:value-type="float" office:value="5150">
            <text:p>5150</text:p>
          </table:table-cell>
          <table:table-cell table:formula="of:= &quot;X&quot;&amp; [.C695]" office:value-type="string" office:string-value="X5150">
            <text:p>X5150</text:p>
          </table:table-cell>
          <table:table-cell table:formula="of:=[.E694]-5.75" office:value-type="float" office:value="1526">
            <text:p>1526</text:p>
          </table:table-cell>
          <table:table-cell table:formula="of:=&quot;Y&quot; &amp; [.E695]" office:value-type="string" office:string-value="Y1526">
            <text:p>Y1526</text:p>
          </table:table-cell>
          <table:table-cell table:formula="of:=[.C695] +6" office:value-type="float" office:value="5156">
            <text:p>5156</text:p>
          </table:table-cell>
          <table:table-cell table:formula="of:=&quot;X&quot;&amp; [.G695]" office:value-type="string" office:string-value="X5156">
            <text:p>X5156</text:p>
          </table:table-cell>
          <table:table-cell table:number-columns-repeated="6"/>
          <table:table-cell table:style-name="ce4" table:formula="of:=[.B696]" office:value-type="string" office:string-value="N703">
            <text:p>N703</text:p>
          </table:table-cell>
          <table:table-cell table:style-name="ce4" table:formula="of:=[.D696]" office:value-type="string" office:string-value="X5150">
            <text:p>X5150</text:p>
          </table:table-cell>
          <table:table-cell table:style-name="ce4" table:formula="of:=[.F696]" office:value-type="string" office:string-value="Y1520.25">
            <text:p>Y1520.25</text:p>
          </table:table-cell>
          <table:table-cell/>
          <table:table-cell table:formula="of:=[.B696]" office:value-type="string" office:string-value="N703">
            <text:p>N703</text:p>
          </table:table-cell>
          <table:table-cell table:formula="of:=[.H696]" office:value-type="string" office:string-value="X5156">
            <text:p>X5156</text:p>
          </table:table-cell>
          <table:table-cell table:formula="of:=[.F696]" office:value-type="string" office:string-value="Y1520.25">
            <text:p>Y1520.25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table:formula="of:=&quot;N&quot;&amp;[.A696]" office:value-type="string" office:string-value="N703">
            <text:p>N703</text:p>
          </table:table-cell>
          <table:table-cell table:formula="of:=5150" office:value-type="float" office:value="5150">
            <text:p>5150</text:p>
          </table:table-cell>
          <table:table-cell table:formula="of:= &quot;X&quot;&amp; [.C696]" office:value-type="string" office:string-value="X5150">
            <text:p>X5150</text:p>
          </table:table-cell>
          <table:table-cell table:formula="of:=[.E695]-5.75" office:value-type="float" office:value="1520.25">
            <text:p>1520.25</text:p>
          </table:table-cell>
          <table:table-cell table:formula="of:=&quot;Y&quot; &amp; [.E696]" office:value-type="string" office:string-value="Y1520.25">
            <text:p>Y1520.25</text:p>
          </table:table-cell>
          <table:table-cell table:formula="of:=[.C696] +6" office:value-type="float" office:value="5156">
            <text:p>5156</text:p>
          </table:table-cell>
          <table:table-cell table:formula="of:=&quot;X&quot;&amp; [.G696]" office:value-type="string" office:string-value="X5156">
            <text:p>X5156</text:p>
          </table:table-cell>
          <table:table-cell table:number-columns-repeated="6"/>
          <table:table-cell table:style-name="ce4" table:formula="of:=[.B697]" office:value-type="string" office:string-value="N704">
            <text:p>N704</text:p>
          </table:table-cell>
          <table:table-cell table:style-name="ce4" table:formula="of:=[.D697]" office:value-type="string" office:string-value="X5150">
            <text:p>X5150</text:p>
          </table:table-cell>
          <table:table-cell table:style-name="ce4" table:formula="of:=[.F697]" office:value-type="string" office:string-value="Y1514.5">
            <text:p>Y1514.5</text:p>
          </table:table-cell>
          <table:table-cell/>
          <table:table-cell table:formula="of:=[.B697]" office:value-type="string" office:string-value="N704">
            <text:p>N704</text:p>
          </table:table-cell>
          <table:table-cell table:formula="of:=[.H697]" office:value-type="string" office:string-value="X5156">
            <text:p>X5156</text:p>
          </table:table-cell>
          <table:table-cell table:formula="of:=[.F697]" office:value-type="string" office:string-value="Y1514.5">
            <text:p>Y1514.5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table:formula="of:=&quot;N&quot;&amp;[.A697]" office:value-type="string" office:string-value="N704">
            <text:p>N704</text:p>
          </table:table-cell>
          <table:table-cell table:formula="of:=5150" office:value-type="float" office:value="5150">
            <text:p>5150</text:p>
          </table:table-cell>
          <table:table-cell table:formula="of:= &quot;X&quot;&amp; [.C697]" office:value-type="string" office:string-value="X5150">
            <text:p>X5150</text:p>
          </table:table-cell>
          <table:table-cell table:formula="of:=[.E696]-5.75" office:value-type="float" office:value="1514.5">
            <text:p>1514.5</text:p>
          </table:table-cell>
          <table:table-cell table:formula="of:=&quot;Y&quot; &amp; [.E697]" office:value-type="string" office:string-value="Y1514.5">
            <text:p>Y1514.5</text:p>
          </table:table-cell>
          <table:table-cell table:formula="of:=[.C697] +6" office:value-type="float" office:value="5156">
            <text:p>5156</text:p>
          </table:table-cell>
          <table:table-cell table:formula="of:=&quot;X&quot;&amp; [.G697]" office:value-type="string" office:string-value="X5156">
            <text:p>X5156</text:p>
          </table:table-cell>
          <table:table-cell table:number-columns-repeated="6"/>
          <table:table-cell table:style-name="ce4" table:formula="of:=[.B698]" office:value-type="string" office:string-value="N705">
            <text:p>N705</text:p>
          </table:table-cell>
          <table:table-cell table:style-name="ce4" table:formula="of:=[.D698]" office:value-type="string" office:string-value="X5150">
            <text:p>X5150</text:p>
          </table:table-cell>
          <table:table-cell table:style-name="ce4" table:formula="of:=[.F698]" office:value-type="string" office:string-value="Y1508.75">
            <text:p>Y1508.75</text:p>
          </table:table-cell>
          <table:table-cell/>
          <table:table-cell table:formula="of:=[.B698]" office:value-type="string" office:string-value="N705">
            <text:p>N705</text:p>
          </table:table-cell>
          <table:table-cell table:formula="of:=[.H698]" office:value-type="string" office:string-value="X5156">
            <text:p>X5156</text:p>
          </table:table-cell>
          <table:table-cell table:formula="of:=[.F698]" office:value-type="string" office:string-value="Y1508.75">
            <text:p>Y1508.75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table:formula="of:=&quot;N&quot;&amp;[.A698]" office:value-type="string" office:string-value="N705">
            <text:p>N705</text:p>
          </table:table-cell>
          <table:table-cell table:formula="of:=5150" office:value-type="float" office:value="5150">
            <text:p>5150</text:p>
          </table:table-cell>
          <table:table-cell table:formula="of:= &quot;X&quot;&amp; [.C698]" office:value-type="string" office:string-value="X5150">
            <text:p>X5150</text:p>
          </table:table-cell>
          <table:table-cell table:formula="of:=[.E697]-5.75" office:value-type="float" office:value="1508.75">
            <text:p>1508.75</text:p>
          </table:table-cell>
          <table:table-cell table:formula="of:=&quot;Y&quot; &amp; [.E698]" office:value-type="string" office:string-value="Y1508.75">
            <text:p>Y1508.75</text:p>
          </table:table-cell>
          <table:table-cell table:formula="of:=[.C698] +6" office:value-type="float" office:value="5156">
            <text:p>5156</text:p>
          </table:table-cell>
          <table:table-cell table:formula="of:=&quot;X&quot;&amp; [.G698]" office:value-type="string" office:string-value="X5156">
            <text:p>X5156</text:p>
          </table:table-cell>
          <table:table-cell table:number-columns-repeated="6"/>
          <table:table-cell table:style-name="ce4" table:formula="of:=[.B699]" office:value-type="string" office:string-value="N706">
            <text:p>N706</text:p>
          </table:table-cell>
          <table:table-cell table:style-name="ce4" table:formula="of:=[.D699]" office:value-type="string" office:string-value="X5150">
            <text:p>X5150</text:p>
          </table:table-cell>
          <table:table-cell table:style-name="ce4" table:formula="of:=[.F699]" office:value-type="string" office:string-value="Y1503">
            <text:p>Y1503</text:p>
          </table:table-cell>
          <table:table-cell/>
          <table:table-cell table:formula="of:=[.B699]" office:value-type="string" office:string-value="N706">
            <text:p>N706</text:p>
          </table:table-cell>
          <table:table-cell table:formula="of:=[.H699]" office:value-type="string" office:string-value="X5156">
            <text:p>X5156</text:p>
          </table:table-cell>
          <table:table-cell table:formula="of:=[.F699]" office:value-type="string" office:string-value="Y1503">
            <text:p>Y1503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table:formula="of:=&quot;N&quot;&amp;[.A699]" office:value-type="string" office:string-value="N706">
            <text:p>N706</text:p>
          </table:table-cell>
          <table:table-cell table:formula="of:=5150" office:value-type="float" office:value="5150">
            <text:p>5150</text:p>
          </table:table-cell>
          <table:table-cell table:formula="of:= &quot;X&quot;&amp; [.C699]" office:value-type="string" office:string-value="X5150">
            <text:p>X5150</text:p>
          </table:table-cell>
          <table:table-cell table:formula="of:=[.E698]-5.75" office:value-type="float" office:value="1503">
            <text:p>1503</text:p>
          </table:table-cell>
          <table:table-cell table:formula="of:=&quot;Y&quot; &amp; [.E699]" office:value-type="string" office:string-value="Y1503">
            <text:p>Y1503</text:p>
          </table:table-cell>
          <table:table-cell table:formula="of:=[.C699] +6" office:value-type="float" office:value="5156">
            <text:p>5156</text:p>
          </table:table-cell>
          <table:table-cell table:formula="of:=&quot;X&quot;&amp; [.G699]" office:value-type="string" office:string-value="X5156">
            <text:p>X5156</text:p>
          </table:table-cell>
          <table:table-cell table:number-columns-repeated="6"/>
          <table:table-cell table:style-name="ce4" table:formula="of:=[.B700]" office:value-type="string" office:string-value="N707">
            <text:p>N707</text:p>
          </table:table-cell>
          <table:table-cell table:style-name="ce4" table:formula="of:=[.D700]" office:value-type="string" office:string-value="X5150">
            <text:p>X5150</text:p>
          </table:table-cell>
          <table:table-cell table:style-name="ce4" table:formula="of:=[.F700]" office:value-type="string" office:string-value="Y1497.25">
            <text:p>Y1497.25</text:p>
          </table:table-cell>
          <table:table-cell/>
          <table:table-cell table:formula="of:=[.B700]" office:value-type="string" office:string-value="N707">
            <text:p>N707</text:p>
          </table:table-cell>
          <table:table-cell table:formula="of:=[.H700]" office:value-type="string" office:string-value="X5156">
            <text:p>X5156</text:p>
          </table:table-cell>
          <table:table-cell table:formula="of:=[.F700]" office:value-type="string" office:string-value="Y1497.25">
            <text:p>Y1497.25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table:formula="of:=&quot;N&quot;&amp;[.A700]" office:value-type="string" office:string-value="N707">
            <text:p>N707</text:p>
          </table:table-cell>
          <table:table-cell table:formula="of:=5150" office:value-type="float" office:value="5150">
            <text:p>5150</text:p>
          </table:table-cell>
          <table:table-cell table:formula="of:= &quot;X&quot;&amp; [.C700]" office:value-type="string" office:string-value="X5150">
            <text:p>X5150</text:p>
          </table:table-cell>
          <table:table-cell table:formula="of:=[.E699]-5.75" office:value-type="float" office:value="1497.25">
            <text:p>1497.25</text:p>
          </table:table-cell>
          <table:table-cell table:formula="of:=&quot;Y&quot; &amp; [.E700]" office:value-type="string" office:string-value="Y1497.25">
            <text:p>Y1497.25</text:p>
          </table:table-cell>
          <table:table-cell table:formula="of:=[.C700] +6" office:value-type="float" office:value="5156">
            <text:p>5156</text:p>
          </table:table-cell>
          <table:table-cell table:formula="of:=&quot;X&quot;&amp; [.G700]" office:value-type="string" office:string-value="X5156">
            <text:p>X5156</text:p>
          </table:table-cell>
          <table:table-cell table:number-columns-repeated="6"/>
          <table:table-cell table:style-name="ce4" table:formula="of:=[.B701]" office:value-type="string" office:string-value="N708">
            <text:p>N708</text:p>
          </table:table-cell>
          <table:table-cell table:style-name="ce4" table:formula="of:=[.D701]" office:value-type="string" office:string-value="X5150">
            <text:p>X5150</text:p>
          </table:table-cell>
          <table:table-cell table:style-name="ce4" table:formula="of:=[.F701]" office:value-type="string" office:string-value="Y1491.5">
            <text:p>Y1491.5</text:p>
          </table:table-cell>
          <table:table-cell/>
          <table:table-cell table:formula="of:=[.B701]" office:value-type="string" office:string-value="N708">
            <text:p>N708</text:p>
          </table:table-cell>
          <table:table-cell table:formula="of:=[.H701]" office:value-type="string" office:string-value="X5156">
            <text:p>X5156</text:p>
          </table:table-cell>
          <table:table-cell table:formula="of:=[.F701]" office:value-type="string" office:string-value="Y1491.5">
            <text:p>Y1491.5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table:formula="of:=&quot;N&quot;&amp;[.A701]" office:value-type="string" office:string-value="N708">
            <text:p>N708</text:p>
          </table:table-cell>
          <table:table-cell table:formula="of:=5150" office:value-type="float" office:value="5150">
            <text:p>5150</text:p>
          </table:table-cell>
          <table:table-cell table:formula="of:= &quot;X&quot;&amp; [.C701]" office:value-type="string" office:string-value="X5150">
            <text:p>X5150</text:p>
          </table:table-cell>
          <table:table-cell table:formula="of:=[.E700]-5.75" office:value-type="float" office:value="1491.5">
            <text:p>1491.5</text:p>
          </table:table-cell>
          <table:table-cell table:formula="of:=&quot;Y&quot; &amp; [.E701]" office:value-type="string" office:string-value="Y1491.5">
            <text:p>Y1491.5</text:p>
          </table:table-cell>
          <table:table-cell table:formula="of:=[.C701] +6" office:value-type="float" office:value="5156">
            <text:p>5156</text:p>
          </table:table-cell>
          <table:table-cell table:formula="of:=&quot;X&quot;&amp; [.G701]" office:value-type="string" office:string-value="X5156">
            <text:p>X5156</text:p>
          </table:table-cell>
          <table:table-cell table:number-columns-repeated="6"/>
          <table:table-cell table:style-name="ce4" table:formula="of:=[.B702]" office:value-type="string" office:string-value="N709">
            <text:p>N709</text:p>
          </table:table-cell>
          <table:table-cell table:style-name="ce4" table:formula="of:=[.D702]" office:value-type="string" office:string-value="X5150">
            <text:p>X5150</text:p>
          </table:table-cell>
          <table:table-cell table:style-name="ce4" table:formula="of:=[.F702]" office:value-type="string" office:string-value="Y1485.75">
            <text:p>Y1485.75</text:p>
          </table:table-cell>
          <table:table-cell/>
          <table:table-cell table:formula="of:=[.B702]" office:value-type="string" office:string-value="N709">
            <text:p>N709</text:p>
          </table:table-cell>
          <table:table-cell table:formula="of:=[.H702]" office:value-type="string" office:string-value="X5156">
            <text:p>X5156</text:p>
          </table:table-cell>
          <table:table-cell table:formula="of:=[.F702]" office:value-type="string" office:string-value="Y1485.75">
            <text:p>Y1485.75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table:formula="of:=&quot;N&quot;&amp;[.A702]" office:value-type="string" office:string-value="N709">
            <text:p>N709</text:p>
          </table:table-cell>
          <table:table-cell table:formula="of:=5150" office:value-type="float" office:value="5150">
            <text:p>5150</text:p>
          </table:table-cell>
          <table:table-cell table:formula="of:= &quot;X&quot;&amp; [.C702]" office:value-type="string" office:string-value="X5150">
            <text:p>X5150</text:p>
          </table:table-cell>
          <table:table-cell table:formula="of:=[.E701]-5.75" office:value-type="float" office:value="1485.75">
            <text:p>1485.75</text:p>
          </table:table-cell>
          <table:table-cell table:formula="of:=&quot;Y&quot; &amp; [.E702]" office:value-type="string" office:string-value="Y1485.75">
            <text:p>Y1485.75</text:p>
          </table:table-cell>
          <table:table-cell table:formula="of:=[.C702] +6" office:value-type="float" office:value="5156">
            <text:p>5156</text:p>
          </table:table-cell>
          <table:table-cell table:formula="of:=&quot;X&quot;&amp; [.G702]" office:value-type="string" office:string-value="X5156">
            <text:p>X5156</text:p>
          </table:table-cell>
          <table:table-cell table:number-columns-repeated="6"/>
          <table:table-cell table:style-name="ce4" table:formula="of:=[.B703]" office:value-type="string" office:string-value="N710">
            <text:p>N710</text:p>
          </table:table-cell>
          <table:table-cell table:style-name="ce4" table:formula="of:=[.D703]" office:value-type="string" office:string-value="X5150">
            <text:p>X5150</text:p>
          </table:table-cell>
          <table:table-cell table:style-name="ce4" table:formula="of:=[.F703]" office:value-type="string" office:string-value="Y1480">
            <text:p>Y1480</text:p>
          </table:table-cell>
          <table:table-cell/>
          <table:table-cell table:formula="of:=[.B703]" office:value-type="string" office:string-value="N710">
            <text:p>N710</text:p>
          </table:table-cell>
          <table:table-cell table:formula="of:=[.H703]" office:value-type="string" office:string-value="X5156">
            <text:p>X5156</text:p>
          </table:table-cell>
          <table:table-cell table:formula="of:=[.F703]" office:value-type="string" office:string-value="Y1480">
            <text:p>Y1480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table:formula="of:=&quot;N&quot;&amp;[.A703]" office:value-type="string" office:string-value="N710">
            <text:p>N710</text:p>
          </table:table-cell>
          <table:table-cell table:formula="of:=5150" office:value-type="float" office:value="5150">
            <text:p>5150</text:p>
          </table:table-cell>
          <table:table-cell table:formula="of:= &quot;X&quot;&amp; [.C703]" office:value-type="string" office:string-value="X5150">
            <text:p>X5150</text:p>
          </table:table-cell>
          <table:table-cell table:formula="of:=[.E702]-5.75" office:value-type="float" office:value="1480">
            <text:p>1480</text:p>
          </table:table-cell>
          <table:table-cell table:formula="of:=&quot;Y&quot; &amp; [.E703]" office:value-type="string" office:string-value="Y1480">
            <text:p>Y1480</text:p>
          </table:table-cell>
          <table:table-cell table:formula="of:=[.C703] +6" office:value-type="float" office:value="5156">
            <text:p>5156</text:p>
          </table:table-cell>
          <table:table-cell table:formula="of:=&quot;X&quot;&amp; [.G703]" office:value-type="string" office:string-value="X5156">
            <text:p>X5156</text:p>
          </table:table-cell>
          <table:table-cell table:number-columns-repeated="6"/>
          <table:table-cell table:style-name="ce4" table:formula="of:=[.B704]" office:value-type="string" office:string-value="N711">
            <text:p>N711</text:p>
          </table:table-cell>
          <table:table-cell table:style-name="ce4" table:formula="of:=[.D704]" office:value-type="string" office:string-value="X5150">
            <text:p>X5150</text:p>
          </table:table-cell>
          <table:table-cell table:style-name="ce4" table:formula="of:=[.F704]" office:value-type="string" office:string-value="Y1474.25">
            <text:p>Y1474.25</text:p>
          </table:table-cell>
          <table:table-cell/>
          <table:table-cell table:formula="of:=[.B704]" office:value-type="string" office:string-value="N711">
            <text:p>N711</text:p>
          </table:table-cell>
          <table:table-cell table:formula="of:=[.H704]" office:value-type="string" office:string-value="X5156">
            <text:p>X5156</text:p>
          </table:table-cell>
          <table:table-cell table:formula="of:=[.F704]" office:value-type="string" office:string-value="Y1474.25">
            <text:p>Y1474.25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table:formula="of:=&quot;N&quot;&amp;[.A704]" office:value-type="string" office:string-value="N711">
            <text:p>N711</text:p>
          </table:table-cell>
          <table:table-cell table:formula="of:=5150" office:value-type="float" office:value="5150">
            <text:p>5150</text:p>
          </table:table-cell>
          <table:table-cell table:formula="of:= &quot;X&quot;&amp; [.C704]" office:value-type="string" office:string-value="X5150">
            <text:p>X5150</text:p>
          </table:table-cell>
          <table:table-cell table:formula="of:=[.E703]-5.75" office:value-type="float" office:value="1474.25">
            <text:p>1474.25</text:p>
          </table:table-cell>
          <table:table-cell table:formula="of:=&quot;Y&quot; &amp; [.E704]" office:value-type="string" office:string-value="Y1474.25">
            <text:p>Y1474.25</text:p>
          </table:table-cell>
          <table:table-cell table:formula="of:=[.C704] +6" office:value-type="float" office:value="5156">
            <text:p>5156</text:p>
          </table:table-cell>
          <table:table-cell table:formula="of:=&quot;X&quot;&amp; [.G704]" office:value-type="string" office:string-value="X5156">
            <text:p>X5156</text:p>
          </table:table-cell>
          <table:table-cell table:number-columns-repeated="6"/>
          <table:table-cell table:style-name="ce4" table:formula="of:=[.B705]" office:value-type="string" office:string-value="N712">
            <text:p>N712</text:p>
          </table:table-cell>
          <table:table-cell table:style-name="ce4" table:formula="of:=[.D705]" office:value-type="string" office:string-value="X5150">
            <text:p>X5150</text:p>
          </table:table-cell>
          <table:table-cell table:style-name="ce4" table:formula="of:=[.F705]" office:value-type="string" office:string-value="Y1468.5">
            <text:p>Y1468.5</text:p>
          </table:table-cell>
          <table:table-cell/>
          <table:table-cell table:formula="of:=[.B705]" office:value-type="string" office:string-value="N712">
            <text:p>N712</text:p>
          </table:table-cell>
          <table:table-cell table:formula="of:=[.H705]" office:value-type="string" office:string-value="X5156">
            <text:p>X5156</text:p>
          </table:table-cell>
          <table:table-cell table:formula="of:=[.F705]" office:value-type="string" office:string-value="Y1468.5">
            <text:p>Y1468.5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table:formula="of:=&quot;N&quot;&amp;[.A705]" office:value-type="string" office:string-value="N712">
            <text:p>N712</text:p>
          </table:table-cell>
          <table:table-cell table:formula="of:=5150" office:value-type="float" office:value="5150">
            <text:p>5150</text:p>
          </table:table-cell>
          <table:table-cell table:formula="of:= &quot;X&quot;&amp; [.C705]" office:value-type="string" office:string-value="X5150">
            <text:p>X5150</text:p>
          </table:table-cell>
          <table:table-cell table:formula="of:=[.E704]-5.75" office:value-type="float" office:value="1468.5">
            <text:p>1468.5</text:p>
          </table:table-cell>
          <table:table-cell table:formula="of:=&quot;Y&quot; &amp; [.E705]" office:value-type="string" office:string-value="Y1468.5">
            <text:p>Y1468.5</text:p>
          </table:table-cell>
          <table:table-cell table:formula="of:=[.C705] +6" office:value-type="float" office:value="5156">
            <text:p>5156</text:p>
          </table:table-cell>
          <table:table-cell table:formula="of:=&quot;X&quot;&amp; [.G705]" office:value-type="string" office:string-value="X5156">
            <text:p>X5156</text:p>
          </table:table-cell>
          <table:table-cell table:number-columns-repeated="6"/>
          <table:table-cell table:style-name="ce4" table:formula="of:=[.B706]" office:value-type="string" office:string-value="N713">
            <text:p>N713</text:p>
          </table:table-cell>
          <table:table-cell table:style-name="ce4" table:formula="of:=[.D706]" office:value-type="string" office:string-value="X5150">
            <text:p>X5150</text:p>
          </table:table-cell>
          <table:table-cell table:style-name="ce4" table:formula="of:=[.F706]" office:value-type="string" office:string-value="Y1462.75">
            <text:p>Y1462.75</text:p>
          </table:table-cell>
          <table:table-cell/>
          <table:table-cell table:formula="of:=[.B706]" office:value-type="string" office:string-value="N713">
            <text:p>N713</text:p>
          </table:table-cell>
          <table:table-cell table:formula="of:=[.H706]" office:value-type="string" office:string-value="X5156">
            <text:p>X5156</text:p>
          </table:table-cell>
          <table:table-cell table:formula="of:=[.F706]" office:value-type="string" office:string-value="Y1462.75">
            <text:p>Y1462.75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table:formula="of:=&quot;N&quot;&amp;[.A706]" office:value-type="string" office:string-value="N713">
            <text:p>N713</text:p>
          </table:table-cell>
          <table:table-cell table:formula="of:=5150" office:value-type="float" office:value="5150">
            <text:p>5150</text:p>
          </table:table-cell>
          <table:table-cell table:formula="of:= &quot;X&quot;&amp; [.C706]" office:value-type="string" office:string-value="X5150">
            <text:p>X5150</text:p>
          </table:table-cell>
          <table:table-cell table:formula="of:=[.E705]-5.75" office:value-type="float" office:value="1462.75">
            <text:p>1462.75</text:p>
          </table:table-cell>
          <table:table-cell table:formula="of:=&quot;Y&quot; &amp; [.E706]" office:value-type="string" office:string-value="Y1462.75">
            <text:p>Y1462.75</text:p>
          </table:table-cell>
          <table:table-cell table:formula="of:=[.C706] +6" office:value-type="float" office:value="5156">
            <text:p>5156</text:p>
          </table:table-cell>
          <table:table-cell table:formula="of:=&quot;X&quot;&amp; [.G706]" office:value-type="string" office:string-value="X5156">
            <text:p>X5156</text:p>
          </table:table-cell>
          <table:table-cell table:number-columns-repeated="6"/>
          <table:table-cell table:style-name="ce4" table:formula="of:=[.B707]" office:value-type="string" office:string-value="N714">
            <text:p>N714</text:p>
          </table:table-cell>
          <table:table-cell table:style-name="ce4" table:formula="of:=[.D707]" office:value-type="string" office:string-value="X5150">
            <text:p>X5150</text:p>
          </table:table-cell>
          <table:table-cell table:style-name="ce4" table:formula="of:=[.F707]" office:value-type="string" office:string-value="Y1457">
            <text:p>Y1457</text:p>
          </table:table-cell>
          <table:table-cell/>
          <table:table-cell table:formula="of:=[.B707]" office:value-type="string" office:string-value="N714">
            <text:p>N714</text:p>
          </table:table-cell>
          <table:table-cell table:formula="of:=[.H707]" office:value-type="string" office:string-value="X5156">
            <text:p>X5156</text:p>
          </table:table-cell>
          <table:table-cell table:formula="of:=[.F707]" office:value-type="string" office:string-value="Y1457">
            <text:p>Y1457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table:formula="of:=&quot;N&quot;&amp;[.A707]" office:value-type="string" office:string-value="N714">
            <text:p>N714</text:p>
          </table:table-cell>
          <table:table-cell table:formula="of:=5150" office:value-type="float" office:value="5150">
            <text:p>5150</text:p>
          </table:table-cell>
          <table:table-cell table:formula="of:= &quot;X&quot;&amp; [.C707]" office:value-type="string" office:string-value="X5150">
            <text:p>X5150</text:p>
          </table:table-cell>
          <table:table-cell table:formula="of:=[.E706]-5.75" office:value-type="float" office:value="1457">
            <text:p>1457</text:p>
          </table:table-cell>
          <table:table-cell table:formula="of:=&quot;Y&quot; &amp; [.E707]" office:value-type="string" office:string-value="Y1457">
            <text:p>Y1457</text:p>
          </table:table-cell>
          <table:table-cell table:formula="of:=[.C707] +6" office:value-type="float" office:value="5156">
            <text:p>5156</text:p>
          </table:table-cell>
          <table:table-cell table:formula="of:=&quot;X&quot;&amp; [.G707]" office:value-type="string" office:string-value="X5156">
            <text:p>X5156</text:p>
          </table:table-cell>
          <table:table-cell table:number-columns-repeated="6"/>
          <table:table-cell table:style-name="ce4" table:formula="of:=[.B708]" office:value-type="string" office:string-value="N715">
            <text:p>N715</text:p>
          </table:table-cell>
          <table:table-cell table:style-name="ce4" table:formula="of:=[.D708]" office:value-type="string" office:string-value="X5150">
            <text:p>X5150</text:p>
          </table:table-cell>
          <table:table-cell table:style-name="ce4" table:formula="of:=[.F708]" office:value-type="string" office:string-value="Y1451.25">
            <text:p>Y1451.25</text:p>
          </table:table-cell>
          <table:table-cell/>
          <table:table-cell table:formula="of:=[.B708]" office:value-type="string" office:string-value="N715">
            <text:p>N715</text:p>
          </table:table-cell>
          <table:table-cell table:formula="of:=[.H708]" office:value-type="string" office:string-value="X5156">
            <text:p>X5156</text:p>
          </table:table-cell>
          <table:table-cell table:formula="of:=[.F708]" office:value-type="string" office:string-value="Y1451.25">
            <text:p>Y1451.25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table:formula="of:=&quot;N&quot;&amp;[.A708]" office:value-type="string" office:string-value="N715">
            <text:p>N715</text:p>
          </table:table-cell>
          <table:table-cell table:formula="of:=5150" office:value-type="float" office:value="5150">
            <text:p>5150</text:p>
          </table:table-cell>
          <table:table-cell table:formula="of:= &quot;X&quot;&amp; [.C708]" office:value-type="string" office:string-value="X5150">
            <text:p>X5150</text:p>
          </table:table-cell>
          <table:table-cell table:formula="of:=[.E707]-5.75" office:value-type="float" office:value="1451.25">
            <text:p>1451.25</text:p>
          </table:table-cell>
          <table:table-cell table:formula="of:=&quot;Y&quot; &amp; [.E708]" office:value-type="string" office:string-value="Y1451.25">
            <text:p>Y1451.25</text:p>
          </table:table-cell>
          <table:table-cell table:formula="of:=[.C708] +6" office:value-type="float" office:value="5156">
            <text:p>5156</text:p>
          </table:table-cell>
          <table:table-cell table:formula="of:=&quot;X&quot;&amp; [.G708]" office:value-type="string" office:string-value="X5156">
            <text:p>X5156</text:p>
          </table:table-cell>
          <table:table-cell table:number-columns-repeated="6"/>
          <table:table-cell table:style-name="ce4" table:formula="of:=[.B709]" office:value-type="string" office:string-value="N716">
            <text:p>N716</text:p>
          </table:table-cell>
          <table:table-cell table:style-name="ce4" table:formula="of:=[.D709]" office:value-type="string" office:string-value="X5150">
            <text:p>X5150</text:p>
          </table:table-cell>
          <table:table-cell table:style-name="ce4" table:formula="of:=[.F709]" office:value-type="string" office:string-value="Y1445.5">
            <text:p>Y1445.5</text:p>
          </table:table-cell>
          <table:table-cell/>
          <table:table-cell table:formula="of:=[.B709]" office:value-type="string" office:string-value="N716">
            <text:p>N716</text:p>
          </table:table-cell>
          <table:table-cell table:formula="of:=[.H709]" office:value-type="string" office:string-value="X5156">
            <text:p>X5156</text:p>
          </table:table-cell>
          <table:table-cell table:formula="of:=[.F709]" office:value-type="string" office:string-value="Y1445.5">
            <text:p>Y1445.5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table:formula="of:=&quot;N&quot;&amp;[.A709]" office:value-type="string" office:string-value="N716">
            <text:p>N716</text:p>
          </table:table-cell>
          <table:table-cell table:formula="of:=5150" office:value-type="float" office:value="5150">
            <text:p>5150</text:p>
          </table:table-cell>
          <table:table-cell table:formula="of:= &quot;X&quot;&amp; [.C709]" office:value-type="string" office:string-value="X5150">
            <text:p>X5150</text:p>
          </table:table-cell>
          <table:table-cell table:formula="of:=[.E708]-5.75" office:value-type="float" office:value="1445.5">
            <text:p>1445.5</text:p>
          </table:table-cell>
          <table:table-cell table:formula="of:=&quot;Y&quot; &amp; [.E709]" office:value-type="string" office:string-value="Y1445.5">
            <text:p>Y1445.5</text:p>
          </table:table-cell>
          <table:table-cell table:formula="of:=[.C709] +6" office:value-type="float" office:value="5156">
            <text:p>5156</text:p>
          </table:table-cell>
          <table:table-cell table:formula="of:=&quot;X&quot;&amp; [.G709]" office:value-type="string" office:string-value="X5156">
            <text:p>X5156</text:p>
          </table:table-cell>
          <table:table-cell table:number-columns-repeated="6"/>
          <table:table-cell table:style-name="ce4" table:formula="of:=[.B710]" office:value-type="string" office:string-value="N717">
            <text:p>N717</text:p>
          </table:table-cell>
          <table:table-cell table:style-name="ce4" table:formula="of:=[.D710]" office:value-type="string" office:string-value="X5150">
            <text:p>X5150</text:p>
          </table:table-cell>
          <table:table-cell table:style-name="ce4" table:formula="of:=[.F710]" office:value-type="string" office:string-value="Y1439.75">
            <text:p>Y1439.75</text:p>
          </table:table-cell>
          <table:table-cell/>
          <table:table-cell table:formula="of:=[.B710]" office:value-type="string" office:string-value="N717">
            <text:p>N717</text:p>
          </table:table-cell>
          <table:table-cell table:formula="of:=[.H710]" office:value-type="string" office:string-value="X5156">
            <text:p>X5156</text:p>
          </table:table-cell>
          <table:table-cell table:formula="of:=[.F710]" office:value-type="string" office:string-value="Y1439.75">
            <text:p>Y1439.75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table:formula="of:=&quot;N&quot;&amp;[.A710]" office:value-type="string" office:string-value="N717">
            <text:p>N717</text:p>
          </table:table-cell>
          <table:table-cell table:formula="of:=5150" office:value-type="float" office:value="5150">
            <text:p>5150</text:p>
          </table:table-cell>
          <table:table-cell table:formula="of:= &quot;X&quot;&amp; [.C710]" office:value-type="string" office:string-value="X5150">
            <text:p>X5150</text:p>
          </table:table-cell>
          <table:table-cell table:formula="of:=[.E709]-5.75" office:value-type="float" office:value="1439.75">
            <text:p>1439.75</text:p>
          </table:table-cell>
          <table:table-cell table:formula="of:=&quot;Y&quot; &amp; [.E710]" office:value-type="string" office:string-value="Y1439.75">
            <text:p>Y1439.75</text:p>
          </table:table-cell>
          <table:table-cell table:formula="of:=[.C710] +6" office:value-type="float" office:value="5156">
            <text:p>5156</text:p>
          </table:table-cell>
          <table:table-cell table:formula="of:=&quot;X&quot;&amp; [.G710]" office:value-type="string" office:string-value="X5156">
            <text:p>X5156</text:p>
          </table:table-cell>
          <table:table-cell table:number-columns-repeated="6"/>
          <table:table-cell table:style-name="ce4" table:formula="of:=[.B711]" office:value-type="string" office:string-value="N718">
            <text:p>N718</text:p>
          </table:table-cell>
          <table:table-cell table:style-name="ce4" table:formula="of:=[.D711]" office:value-type="string" office:string-value="X5150">
            <text:p>X5150</text:p>
          </table:table-cell>
          <table:table-cell table:style-name="ce4" table:formula="of:=[.F711]" office:value-type="string" office:string-value="Y1434">
            <text:p>Y1434</text:p>
          </table:table-cell>
          <table:table-cell/>
          <table:table-cell table:formula="of:=[.B711]" office:value-type="string" office:string-value="N718">
            <text:p>N718</text:p>
          </table:table-cell>
          <table:table-cell table:formula="of:=[.H711]" office:value-type="string" office:string-value="X5156">
            <text:p>X5156</text:p>
          </table:table-cell>
          <table:table-cell table:formula="of:=[.F711]" office:value-type="string" office:string-value="Y1434">
            <text:p>Y1434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table:formula="of:=&quot;N&quot;&amp;[.A711]" office:value-type="string" office:string-value="N718">
            <text:p>N718</text:p>
          </table:table-cell>
          <table:table-cell table:formula="of:=5150" office:value-type="float" office:value="5150">
            <text:p>5150</text:p>
          </table:table-cell>
          <table:table-cell table:formula="of:= &quot;X&quot;&amp; [.C711]" office:value-type="string" office:string-value="X5150">
            <text:p>X5150</text:p>
          </table:table-cell>
          <table:table-cell table:formula="of:=[.E710]-5.75" office:value-type="float" office:value="1434">
            <text:p>1434</text:p>
          </table:table-cell>
          <table:table-cell table:formula="of:=&quot;Y&quot; &amp; [.E711]" office:value-type="string" office:string-value="Y1434">
            <text:p>Y1434</text:p>
          </table:table-cell>
          <table:table-cell table:formula="of:=[.C711] +6" office:value-type="float" office:value="5156">
            <text:p>5156</text:p>
          </table:table-cell>
          <table:table-cell table:formula="of:=&quot;X&quot;&amp; [.G711]" office:value-type="string" office:string-value="X5156">
            <text:p>X5156</text:p>
          </table:table-cell>
          <table:table-cell table:number-columns-repeated="6"/>
          <table:table-cell table:style-name="ce4" table:formula="of:=[.B712]" office:value-type="string" office:string-value="N719">
            <text:p>N719</text:p>
          </table:table-cell>
          <table:table-cell table:style-name="ce4" table:formula="of:=[.D712]" office:value-type="string" office:string-value="X5150">
            <text:p>X5150</text:p>
          </table:table-cell>
          <table:table-cell table:style-name="ce4" table:formula="of:=[.F712]" office:value-type="string" office:string-value="Y1428.25">
            <text:p>Y1428.25</text:p>
          </table:table-cell>
          <table:table-cell/>
          <table:table-cell table:formula="of:=[.B712]" office:value-type="string" office:string-value="N719">
            <text:p>N719</text:p>
          </table:table-cell>
          <table:table-cell table:formula="of:=[.H712]" office:value-type="string" office:string-value="X5156">
            <text:p>X5156</text:p>
          </table:table-cell>
          <table:table-cell table:formula="of:=[.F712]" office:value-type="string" office:string-value="Y1428.25">
            <text:p>Y1428.25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table:formula="of:=&quot;N&quot;&amp;[.A712]" office:value-type="string" office:string-value="N719">
            <text:p>N719</text:p>
          </table:table-cell>
          <table:table-cell table:formula="of:=5150" office:value-type="float" office:value="5150">
            <text:p>5150</text:p>
          </table:table-cell>
          <table:table-cell table:formula="of:= &quot;X&quot;&amp; [.C712]" office:value-type="string" office:string-value="X5150">
            <text:p>X5150</text:p>
          </table:table-cell>
          <table:table-cell table:formula="of:=[.E711]-5.75" office:value-type="float" office:value="1428.25">
            <text:p>1428.25</text:p>
          </table:table-cell>
          <table:table-cell table:formula="of:=&quot;Y&quot; &amp; [.E712]" office:value-type="string" office:string-value="Y1428.25">
            <text:p>Y1428.25</text:p>
          </table:table-cell>
          <table:table-cell table:formula="of:=[.C712] +6" office:value-type="float" office:value="5156">
            <text:p>5156</text:p>
          </table:table-cell>
          <table:table-cell table:formula="of:=&quot;X&quot;&amp; [.G712]" office:value-type="string" office:string-value="X5156">
            <text:p>X5156</text:p>
          </table:table-cell>
          <table:table-cell table:number-columns-repeated="6"/>
          <table:table-cell table:style-name="ce4" table:formula="of:=[.B713]" office:value-type="string" office:string-value="N720">
            <text:p>N720</text:p>
          </table:table-cell>
          <table:table-cell table:style-name="ce4" table:formula="of:=[.D713]" office:value-type="string" office:string-value="X5150">
            <text:p>X5150</text:p>
          </table:table-cell>
          <table:table-cell table:style-name="ce4" table:formula="of:=[.F713]" office:value-type="string" office:string-value="Y1422.5">
            <text:p>Y1422.5</text:p>
          </table:table-cell>
          <table:table-cell/>
          <table:table-cell table:formula="of:=[.B713]" office:value-type="string" office:string-value="N720">
            <text:p>N720</text:p>
          </table:table-cell>
          <table:table-cell table:formula="of:=[.H713]" office:value-type="string" office:string-value="X5156">
            <text:p>X5156</text:p>
          </table:table-cell>
          <table:table-cell table:formula="of:=[.F713]" office:value-type="string" office:string-value="Y1422.5">
            <text:p>Y1422.5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table:formula="of:=&quot;N&quot;&amp;[.A713]" office:value-type="string" office:string-value="N720">
            <text:p>N720</text:p>
          </table:table-cell>
          <table:table-cell table:formula="of:=5150" office:value-type="float" office:value="5150">
            <text:p>5150</text:p>
          </table:table-cell>
          <table:table-cell table:formula="of:= &quot;X&quot;&amp; [.C713]" office:value-type="string" office:string-value="X5150">
            <text:p>X5150</text:p>
          </table:table-cell>
          <table:table-cell table:formula="of:=[.E712]-5.75" office:value-type="float" office:value="1422.5">
            <text:p>1422.5</text:p>
          </table:table-cell>
          <table:table-cell table:formula="of:=&quot;Y&quot; &amp; [.E713]" office:value-type="string" office:string-value="Y1422.5">
            <text:p>Y1422.5</text:p>
          </table:table-cell>
          <table:table-cell table:formula="of:=[.C713] +6" office:value-type="float" office:value="5156">
            <text:p>5156</text:p>
          </table:table-cell>
          <table:table-cell table:formula="of:=&quot;X&quot;&amp; [.G713]" office:value-type="string" office:string-value="X5156">
            <text:p>X5156</text:p>
          </table:table-cell>
          <table:table-cell table:number-columns-repeated="6"/>
          <table:table-cell table:style-name="ce4" table:formula="of:=[.B714]" office:value-type="string" office:string-value="N721">
            <text:p>N721</text:p>
          </table:table-cell>
          <table:table-cell table:style-name="ce4" table:formula="of:=[.D714]" office:value-type="string" office:string-value="X5150">
            <text:p>X5150</text:p>
          </table:table-cell>
          <table:table-cell table:style-name="ce4" table:formula="of:=[.F714]" office:value-type="string" office:string-value="Y1416.75">
            <text:p>Y1416.75</text:p>
          </table:table-cell>
          <table:table-cell/>
          <table:table-cell table:formula="of:=[.B714]" office:value-type="string" office:string-value="N721">
            <text:p>N721</text:p>
          </table:table-cell>
          <table:table-cell table:formula="of:=[.H714]" office:value-type="string" office:string-value="X5156">
            <text:p>X5156</text:p>
          </table:table-cell>
          <table:table-cell table:formula="of:=[.F714]" office:value-type="string" office:string-value="Y1416.75">
            <text:p>Y1416.75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table:formula="of:=&quot;N&quot;&amp;[.A714]" office:value-type="string" office:string-value="N721">
            <text:p>N721</text:p>
          </table:table-cell>
          <table:table-cell table:formula="of:=5150" office:value-type="float" office:value="5150">
            <text:p>5150</text:p>
          </table:table-cell>
          <table:table-cell table:formula="of:= &quot;X&quot;&amp; [.C714]" office:value-type="string" office:string-value="X5150">
            <text:p>X5150</text:p>
          </table:table-cell>
          <table:table-cell table:formula="of:=[.E713]-5.75" office:value-type="float" office:value="1416.75">
            <text:p>1416.75</text:p>
          </table:table-cell>
          <table:table-cell table:formula="of:=&quot;Y&quot; &amp; [.E714]" office:value-type="string" office:string-value="Y1416.75">
            <text:p>Y1416.75</text:p>
          </table:table-cell>
          <table:table-cell table:formula="of:=[.C714] +6" office:value-type="float" office:value="5156">
            <text:p>5156</text:p>
          </table:table-cell>
          <table:table-cell table:formula="of:=&quot;X&quot;&amp; [.G714]" office:value-type="string" office:string-value="X5156">
            <text:p>X5156</text:p>
          </table:table-cell>
          <table:table-cell table:number-columns-repeated="6"/>
          <table:table-cell table:style-name="ce4" table:formula="of:=[.B715]" office:value-type="string" office:string-value="N722">
            <text:p>N722</text:p>
          </table:table-cell>
          <table:table-cell table:style-name="ce4" table:formula="of:=[.D715]" office:value-type="string" office:string-value="X5150">
            <text:p>X5150</text:p>
          </table:table-cell>
          <table:table-cell table:style-name="ce4" table:formula="of:=[.F715]" office:value-type="string" office:string-value="Y1411">
            <text:p>Y1411</text:p>
          </table:table-cell>
          <table:table-cell/>
          <table:table-cell table:formula="of:=[.B715]" office:value-type="string" office:string-value="N722">
            <text:p>N722</text:p>
          </table:table-cell>
          <table:table-cell table:formula="of:=[.H715]" office:value-type="string" office:string-value="X5156">
            <text:p>X5156</text:p>
          </table:table-cell>
          <table:table-cell table:formula="of:=[.F715]" office:value-type="string" office:string-value="Y1411">
            <text:p>Y1411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table:formula="of:=&quot;N&quot;&amp;[.A715]" office:value-type="string" office:string-value="N722">
            <text:p>N722</text:p>
          </table:table-cell>
          <table:table-cell table:formula="of:=5150" office:value-type="float" office:value="5150">
            <text:p>5150</text:p>
          </table:table-cell>
          <table:table-cell table:formula="of:= &quot;X&quot;&amp; [.C715]" office:value-type="string" office:string-value="X5150">
            <text:p>X5150</text:p>
          </table:table-cell>
          <table:table-cell table:formula="of:=[.E714]-5.75" office:value-type="float" office:value="1411">
            <text:p>1411</text:p>
          </table:table-cell>
          <table:table-cell table:formula="of:=&quot;Y&quot; &amp; [.E715]" office:value-type="string" office:string-value="Y1411">
            <text:p>Y1411</text:p>
          </table:table-cell>
          <table:table-cell table:formula="of:=[.C715] +6" office:value-type="float" office:value="5156">
            <text:p>5156</text:p>
          </table:table-cell>
          <table:table-cell table:formula="of:=&quot;X&quot;&amp; [.G715]" office:value-type="string" office:string-value="X5156">
            <text:p>X5156</text:p>
          </table:table-cell>
          <table:table-cell table:number-columns-repeated="6"/>
          <table:table-cell table:style-name="ce4" table:formula="of:=[.B716]" office:value-type="string" office:string-value="N723">
            <text:p>N723</text:p>
          </table:table-cell>
          <table:table-cell table:style-name="ce4" table:formula="of:=[.D716]" office:value-type="string" office:string-value="X5150">
            <text:p>X5150</text:p>
          </table:table-cell>
          <table:table-cell table:style-name="ce4" table:formula="of:=[.F716]" office:value-type="string" office:string-value="Y1405.25">
            <text:p>Y1405.25</text:p>
          </table:table-cell>
          <table:table-cell/>
          <table:table-cell table:formula="of:=[.B716]" office:value-type="string" office:string-value="N723">
            <text:p>N723</text:p>
          </table:table-cell>
          <table:table-cell table:formula="of:=[.H716]" office:value-type="string" office:string-value="X5156">
            <text:p>X5156</text:p>
          </table:table-cell>
          <table:table-cell table:formula="of:=[.F716]" office:value-type="string" office:string-value="Y1405.25">
            <text:p>Y1405.25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table:formula="of:=&quot;N&quot;&amp;[.A716]" office:value-type="string" office:string-value="N723">
            <text:p>N723</text:p>
          </table:table-cell>
          <table:table-cell table:formula="of:=5150" office:value-type="float" office:value="5150">
            <text:p>5150</text:p>
          </table:table-cell>
          <table:table-cell table:formula="of:= &quot;X&quot;&amp; [.C716]" office:value-type="string" office:string-value="X5150">
            <text:p>X5150</text:p>
          </table:table-cell>
          <table:table-cell table:formula="of:=[.E715]-5.75" office:value-type="float" office:value="1405.25">
            <text:p>1405.25</text:p>
          </table:table-cell>
          <table:table-cell table:formula="of:=&quot;Y&quot; &amp; [.E716]" office:value-type="string" office:string-value="Y1405.25">
            <text:p>Y1405.25</text:p>
          </table:table-cell>
          <table:table-cell table:formula="of:=[.C716] +6" office:value-type="float" office:value="5156">
            <text:p>5156</text:p>
          </table:table-cell>
          <table:table-cell table:formula="of:=&quot;X&quot;&amp; [.G716]" office:value-type="string" office:string-value="X5156">
            <text:p>X5156</text:p>
          </table:table-cell>
          <table:table-cell table:number-columns-repeated="6"/>
          <table:table-cell table:style-name="ce4" table:formula="of:=[.B717]" office:value-type="string" office:string-value="N724">
            <text:p>N724</text:p>
          </table:table-cell>
          <table:table-cell table:style-name="ce4" table:formula="of:=[.D717]" office:value-type="string" office:string-value="X5150">
            <text:p>X5150</text:p>
          </table:table-cell>
          <table:table-cell table:style-name="ce4" table:formula="of:=[.F717]" office:value-type="string" office:string-value="Y1399.5">
            <text:p>Y1399.5</text:p>
          </table:table-cell>
          <table:table-cell/>
          <table:table-cell table:formula="of:=[.B717]" office:value-type="string" office:string-value="N724">
            <text:p>N724</text:p>
          </table:table-cell>
          <table:table-cell table:formula="of:=[.H717]" office:value-type="string" office:string-value="X5156">
            <text:p>X5156</text:p>
          </table:table-cell>
          <table:table-cell table:formula="of:=[.F717]" office:value-type="string" office:string-value="Y1399.5">
            <text:p>Y1399.5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table:formula="of:=&quot;N&quot;&amp;[.A717]" office:value-type="string" office:string-value="N724">
            <text:p>N724</text:p>
          </table:table-cell>
          <table:table-cell table:formula="of:=5150" office:value-type="float" office:value="5150">
            <text:p>5150</text:p>
          </table:table-cell>
          <table:table-cell table:formula="of:= &quot;X&quot;&amp; [.C717]" office:value-type="string" office:string-value="X5150">
            <text:p>X5150</text:p>
          </table:table-cell>
          <table:table-cell table:formula="of:=[.E716]-5.75" office:value-type="float" office:value="1399.5">
            <text:p>1399.5</text:p>
          </table:table-cell>
          <table:table-cell table:formula="of:=&quot;Y&quot; &amp; [.E717]" office:value-type="string" office:string-value="Y1399.5">
            <text:p>Y1399.5</text:p>
          </table:table-cell>
          <table:table-cell table:formula="of:=[.C717] +6" office:value-type="float" office:value="5156">
            <text:p>5156</text:p>
          </table:table-cell>
          <table:table-cell table:formula="of:=&quot;X&quot;&amp; [.G717]" office:value-type="string" office:string-value="X5156">
            <text:p>X5156</text:p>
          </table:table-cell>
          <table:table-cell table:number-columns-repeated="6"/>
          <table:table-cell table:style-name="ce4" table:formula="of:=[.B718]" office:value-type="string" office:string-value="N725">
            <text:p>N725</text:p>
          </table:table-cell>
          <table:table-cell table:style-name="ce4" table:formula="of:=[.D718]" office:value-type="string" office:string-value="X5150">
            <text:p>X5150</text:p>
          </table:table-cell>
          <table:table-cell table:style-name="ce4" table:formula="of:=[.F718]" office:value-type="string" office:string-value="Y1393.75">
            <text:p>Y1393.75</text:p>
          </table:table-cell>
          <table:table-cell/>
          <table:table-cell table:formula="of:=[.B718]" office:value-type="string" office:string-value="N725">
            <text:p>N725</text:p>
          </table:table-cell>
          <table:table-cell table:formula="of:=[.H718]" office:value-type="string" office:string-value="X5156">
            <text:p>X5156</text:p>
          </table:table-cell>
          <table:table-cell table:formula="of:=[.F718]" office:value-type="string" office:string-value="Y1393.75">
            <text:p>Y1393.75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table:formula="of:=&quot;N&quot;&amp;[.A718]" office:value-type="string" office:string-value="N725">
            <text:p>N725</text:p>
          </table:table-cell>
          <table:table-cell table:formula="of:=5150" office:value-type="float" office:value="5150">
            <text:p>5150</text:p>
          </table:table-cell>
          <table:table-cell table:formula="of:= &quot;X&quot;&amp; [.C718]" office:value-type="string" office:string-value="X5150">
            <text:p>X5150</text:p>
          </table:table-cell>
          <table:table-cell table:formula="of:=[.E717]-5.75" office:value-type="float" office:value="1393.75">
            <text:p>1393.75</text:p>
          </table:table-cell>
          <table:table-cell table:formula="of:=&quot;Y&quot; &amp; [.E718]" office:value-type="string" office:string-value="Y1393.75">
            <text:p>Y1393.75</text:p>
          </table:table-cell>
          <table:table-cell table:formula="of:=[.C718] +6" office:value-type="float" office:value="5156">
            <text:p>5156</text:p>
          </table:table-cell>
          <table:table-cell table:formula="of:=&quot;X&quot;&amp; [.G718]" office:value-type="string" office:string-value="X5156">
            <text:p>X5156</text:p>
          </table:table-cell>
          <table:table-cell table:number-columns-repeated="6"/>
          <table:table-cell table:style-name="ce4" table:formula="of:=[.B719]" office:value-type="string" office:string-value="N726">
            <text:p>N726</text:p>
          </table:table-cell>
          <table:table-cell table:style-name="ce4" table:formula="of:=[.D719]" office:value-type="string" office:string-value="X5150">
            <text:p>X5150</text:p>
          </table:table-cell>
          <table:table-cell table:style-name="ce4" table:formula="of:=[.F719]" office:value-type="string" office:string-value="Y1388">
            <text:p>Y1388</text:p>
          </table:table-cell>
          <table:table-cell/>
          <table:table-cell table:formula="of:=[.B719]" office:value-type="string" office:string-value="N726">
            <text:p>N726</text:p>
          </table:table-cell>
          <table:table-cell table:formula="of:=[.H719]" office:value-type="string" office:string-value="X5156">
            <text:p>X5156</text:p>
          </table:table-cell>
          <table:table-cell table:formula="of:=[.F719]" office:value-type="string" office:string-value="Y1388">
            <text:p>Y1388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table:formula="of:=&quot;N&quot;&amp;[.A719]" office:value-type="string" office:string-value="N726">
            <text:p>N726</text:p>
          </table:table-cell>
          <table:table-cell table:formula="of:=5150" office:value-type="float" office:value="5150">
            <text:p>5150</text:p>
          </table:table-cell>
          <table:table-cell table:formula="of:= &quot;X&quot;&amp; [.C719]" office:value-type="string" office:string-value="X5150">
            <text:p>X5150</text:p>
          </table:table-cell>
          <table:table-cell table:formula="of:=[.E718]-5.75" office:value-type="float" office:value="1388">
            <text:p>1388</text:p>
          </table:table-cell>
          <table:table-cell table:formula="of:=&quot;Y&quot; &amp; [.E719]" office:value-type="string" office:string-value="Y1388">
            <text:p>Y1388</text:p>
          </table:table-cell>
          <table:table-cell table:formula="of:=[.C719] +6" office:value-type="float" office:value="5156">
            <text:p>5156</text:p>
          </table:table-cell>
          <table:table-cell table:formula="of:=&quot;X&quot;&amp; [.G719]" office:value-type="string" office:string-value="X5156">
            <text:p>X5156</text:p>
          </table:table-cell>
          <table:table-cell table:number-columns-repeated="6"/>
          <table:table-cell table:style-name="ce4" table:formula="of:=[.B720]" office:value-type="string" office:string-value="N727">
            <text:p>N727</text:p>
          </table:table-cell>
          <table:table-cell table:style-name="ce4" table:formula="of:=[.D720]" office:value-type="string" office:string-value="X5150">
            <text:p>X5150</text:p>
          </table:table-cell>
          <table:table-cell table:style-name="ce4" table:formula="of:=[.F720]" office:value-type="string" office:string-value="Y1382.25">
            <text:p>Y1382.25</text:p>
          </table:table-cell>
          <table:table-cell/>
          <table:table-cell table:formula="of:=[.B720]" office:value-type="string" office:string-value="N727">
            <text:p>N727</text:p>
          </table:table-cell>
          <table:table-cell table:formula="of:=[.H720]" office:value-type="string" office:string-value="X5156">
            <text:p>X5156</text:p>
          </table:table-cell>
          <table:table-cell table:formula="of:=[.F720]" office:value-type="string" office:string-value="Y1382.25">
            <text:p>Y1382.25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table:formula="of:=&quot;N&quot;&amp;[.A720]" office:value-type="string" office:string-value="N727">
            <text:p>N727</text:p>
          </table:table-cell>
          <table:table-cell table:formula="of:=5150" office:value-type="float" office:value="5150">
            <text:p>5150</text:p>
          </table:table-cell>
          <table:table-cell table:formula="of:= &quot;X&quot;&amp; [.C720]" office:value-type="string" office:string-value="X5150">
            <text:p>X5150</text:p>
          </table:table-cell>
          <table:table-cell table:formula="of:=[.E719]-5.75" office:value-type="float" office:value="1382.25">
            <text:p>1382.25</text:p>
          </table:table-cell>
          <table:table-cell table:formula="of:=&quot;Y&quot; &amp; [.E720]" office:value-type="string" office:string-value="Y1382.25">
            <text:p>Y1382.25</text:p>
          </table:table-cell>
          <table:table-cell table:formula="of:=[.C720] +6" office:value-type="float" office:value="5156">
            <text:p>5156</text:p>
          </table:table-cell>
          <table:table-cell table:formula="of:=&quot;X&quot;&amp; [.G720]" office:value-type="string" office:string-value="X5156">
            <text:p>X5156</text:p>
          </table:table-cell>
          <table:table-cell table:number-columns-repeated="6"/>
          <table:table-cell table:style-name="ce4" table:formula="of:=[.B721]" office:value-type="string" office:string-value="N728">
            <text:p>N728</text:p>
          </table:table-cell>
          <table:table-cell table:style-name="ce4" table:formula="of:=[.D721]" office:value-type="string" office:string-value="X5150">
            <text:p>X5150</text:p>
          </table:table-cell>
          <table:table-cell table:style-name="ce4" table:formula="of:=[.F721]" office:value-type="string" office:string-value="Y1376.5">
            <text:p>Y1376.5</text:p>
          </table:table-cell>
          <table:table-cell/>
          <table:table-cell table:formula="of:=[.B721]" office:value-type="string" office:string-value="N728">
            <text:p>N728</text:p>
          </table:table-cell>
          <table:table-cell table:formula="of:=[.H721]" office:value-type="string" office:string-value="X5156">
            <text:p>X5156</text:p>
          </table:table-cell>
          <table:table-cell table:formula="of:=[.F721]" office:value-type="string" office:string-value="Y1376.5">
            <text:p>Y1376.5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table:formula="of:=&quot;N&quot;&amp;[.A721]" office:value-type="string" office:string-value="N728">
            <text:p>N728</text:p>
          </table:table-cell>
          <table:table-cell table:formula="of:=5150" office:value-type="float" office:value="5150">
            <text:p>5150</text:p>
          </table:table-cell>
          <table:table-cell table:formula="of:= &quot;X&quot;&amp; [.C721]" office:value-type="string" office:string-value="X5150">
            <text:p>X5150</text:p>
          </table:table-cell>
          <table:table-cell table:formula="of:=[.E720]-5.75" office:value-type="float" office:value="1376.5">
            <text:p>1376.5</text:p>
          </table:table-cell>
          <table:table-cell table:formula="of:=&quot;Y&quot; &amp; [.E721]" office:value-type="string" office:string-value="Y1376.5">
            <text:p>Y1376.5</text:p>
          </table:table-cell>
          <table:table-cell table:formula="of:=[.C721] +6" office:value-type="float" office:value="5156">
            <text:p>5156</text:p>
          </table:table-cell>
          <table:table-cell table:formula="of:=&quot;X&quot;&amp; [.G721]" office:value-type="string" office:string-value="X5156">
            <text:p>X5156</text:p>
          </table:table-cell>
          <table:table-cell table:number-columns-repeated="6"/>
          <table:table-cell table:style-name="ce4" table:formula="of:=[.B722]" office:value-type="string" office:string-value="N729">
            <text:p>N729</text:p>
          </table:table-cell>
          <table:table-cell table:style-name="ce4" table:formula="of:=[.D722]" office:value-type="string" office:string-value="X5150">
            <text:p>X5150</text:p>
          </table:table-cell>
          <table:table-cell table:style-name="ce4" table:formula="of:=[.F722]" office:value-type="string" office:string-value="Y1370.75">
            <text:p>Y1370.75</text:p>
          </table:table-cell>
          <table:table-cell/>
          <table:table-cell table:formula="of:=[.B722]" office:value-type="string" office:string-value="N729">
            <text:p>N729</text:p>
          </table:table-cell>
          <table:table-cell table:formula="of:=[.H722]" office:value-type="string" office:string-value="X5156">
            <text:p>X5156</text:p>
          </table:table-cell>
          <table:table-cell table:formula="of:=[.F722]" office:value-type="string" office:string-value="Y1370.75">
            <text:p>Y1370.75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table:formula="of:=&quot;N&quot;&amp;[.A722]" office:value-type="string" office:string-value="N729">
            <text:p>N729</text:p>
          </table:table-cell>
          <table:table-cell table:formula="of:=5150" office:value-type="float" office:value="5150">
            <text:p>5150</text:p>
          </table:table-cell>
          <table:table-cell table:formula="of:= &quot;X&quot;&amp; [.C722]" office:value-type="string" office:string-value="X5150">
            <text:p>X5150</text:p>
          </table:table-cell>
          <table:table-cell table:formula="of:=[.E721]-5.75" office:value-type="float" office:value="1370.75">
            <text:p>1370.75</text:p>
          </table:table-cell>
          <table:table-cell table:formula="of:=&quot;Y&quot; &amp; [.E722]" office:value-type="string" office:string-value="Y1370.75">
            <text:p>Y1370.75</text:p>
          </table:table-cell>
          <table:table-cell table:formula="of:=[.C722] +6" office:value-type="float" office:value="5156">
            <text:p>5156</text:p>
          </table:table-cell>
          <table:table-cell table:formula="of:=&quot;X&quot;&amp; [.G722]" office:value-type="string" office:string-value="X5156">
            <text:p>X5156</text:p>
          </table:table-cell>
          <table:table-cell table:number-columns-repeated="6"/>
          <table:table-cell table:style-name="ce4" table:formula="of:=[.B723]" office:value-type="string" office:string-value="N730">
            <text:p>N730</text:p>
          </table:table-cell>
          <table:table-cell table:style-name="ce4" table:formula="of:=[.D723]" office:value-type="string" office:string-value="X5150">
            <text:p>X5150</text:p>
          </table:table-cell>
          <table:table-cell table:style-name="ce4" table:formula="of:=[.F723]" office:value-type="string" office:string-value="Y1365">
            <text:p>Y1365</text:p>
          </table:table-cell>
          <table:table-cell/>
          <table:table-cell table:formula="of:=[.B723]" office:value-type="string" office:string-value="N730">
            <text:p>N730</text:p>
          </table:table-cell>
          <table:table-cell table:formula="of:=[.H723]" office:value-type="string" office:string-value="X5156">
            <text:p>X5156</text:p>
          </table:table-cell>
          <table:table-cell table:formula="of:=[.F723]" office:value-type="string" office:string-value="Y1365">
            <text:p>Y1365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table:formula="of:=&quot;N&quot;&amp;[.A723]" office:value-type="string" office:string-value="N730">
            <text:p>N730</text:p>
          </table:table-cell>
          <table:table-cell table:formula="of:=5150" office:value-type="float" office:value="5150">
            <text:p>5150</text:p>
          </table:table-cell>
          <table:table-cell table:formula="of:= &quot;X&quot;&amp; [.C723]" office:value-type="string" office:string-value="X5150">
            <text:p>X5150</text:p>
          </table:table-cell>
          <table:table-cell table:formula="of:=[.E722]-5.75" office:value-type="float" office:value="1365">
            <text:p>1365</text:p>
          </table:table-cell>
          <table:table-cell table:formula="of:=&quot;Y&quot; &amp; [.E723]" office:value-type="string" office:string-value="Y1365">
            <text:p>Y1365</text:p>
          </table:table-cell>
          <table:table-cell table:formula="of:=[.C723] +6" office:value-type="float" office:value="5156">
            <text:p>5156</text:p>
          </table:table-cell>
          <table:table-cell table:formula="of:=&quot;X&quot;&amp; [.G723]" office:value-type="string" office:string-value="X5156">
            <text:p>X5156</text:p>
          </table:table-cell>
          <table:table-cell table:number-columns-repeated="6"/>
          <table:table-cell table:style-name="ce4" table:formula="of:=[.B724]" office:value-type="string" office:string-value="N731">
            <text:p>N731</text:p>
          </table:table-cell>
          <table:table-cell table:style-name="ce4" table:formula="of:=[.D724]" office:value-type="string" office:string-value="X5150">
            <text:p>X5150</text:p>
          </table:table-cell>
          <table:table-cell table:style-name="ce4" table:formula="of:=[.F724]" office:value-type="string" office:string-value="Y1359.25">
            <text:p>Y1359.25</text:p>
          </table:table-cell>
          <table:table-cell/>
          <table:table-cell table:formula="of:=[.B724]" office:value-type="string" office:string-value="N731">
            <text:p>N731</text:p>
          </table:table-cell>
          <table:table-cell table:formula="of:=[.H724]" office:value-type="string" office:string-value="X5156">
            <text:p>X5156</text:p>
          </table:table-cell>
          <table:table-cell table:formula="of:=[.F724]" office:value-type="string" office:string-value="Y1359.25">
            <text:p>Y1359.25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table:formula="of:=&quot;N&quot;&amp;[.A724]" office:value-type="string" office:string-value="N731">
            <text:p>N731</text:p>
          </table:table-cell>
          <table:table-cell table:formula="of:=5150" office:value-type="float" office:value="5150">
            <text:p>5150</text:p>
          </table:table-cell>
          <table:table-cell table:formula="of:= &quot;X&quot;&amp; [.C724]" office:value-type="string" office:string-value="X5150">
            <text:p>X5150</text:p>
          </table:table-cell>
          <table:table-cell table:formula="of:=[.E723]-5.75" office:value-type="float" office:value="1359.25">
            <text:p>1359.25</text:p>
          </table:table-cell>
          <table:table-cell table:formula="of:=&quot;Y&quot; &amp; [.E724]" office:value-type="string" office:string-value="Y1359.25">
            <text:p>Y1359.25</text:p>
          </table:table-cell>
          <table:table-cell table:formula="of:=[.C724] +6" office:value-type="float" office:value="5156">
            <text:p>5156</text:p>
          </table:table-cell>
          <table:table-cell table:formula="of:=&quot;X&quot;&amp; [.G724]" office:value-type="string" office:string-value="X5156">
            <text:p>X5156</text:p>
          </table:table-cell>
          <table:table-cell table:number-columns-repeated="6"/>
          <table:table-cell table:style-name="ce4" table:formula="of:=[.B725]" office:value-type="string" office:string-value="N732">
            <text:p>N732</text:p>
          </table:table-cell>
          <table:table-cell table:style-name="ce4" table:formula="of:=[.D725]" office:value-type="string" office:string-value="X5150">
            <text:p>X5150</text:p>
          </table:table-cell>
          <table:table-cell table:style-name="ce4" table:formula="of:=[.F725]" office:value-type="string" office:string-value="Y1353.5">
            <text:p>Y1353.5</text:p>
          </table:table-cell>
          <table:table-cell/>
          <table:table-cell table:formula="of:=[.B725]" office:value-type="string" office:string-value="N732">
            <text:p>N732</text:p>
          </table:table-cell>
          <table:table-cell table:formula="of:=[.H725]" office:value-type="string" office:string-value="X5156">
            <text:p>X5156</text:p>
          </table:table-cell>
          <table:table-cell table:formula="of:=[.F725]" office:value-type="string" office:string-value="Y1353.5">
            <text:p>Y1353.5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table:formula="of:=&quot;N&quot;&amp;[.A725]" office:value-type="string" office:string-value="N732">
            <text:p>N732</text:p>
          </table:table-cell>
          <table:table-cell table:formula="of:=5150" office:value-type="float" office:value="5150">
            <text:p>5150</text:p>
          </table:table-cell>
          <table:table-cell table:formula="of:= &quot;X&quot;&amp; [.C725]" office:value-type="string" office:string-value="X5150">
            <text:p>X5150</text:p>
          </table:table-cell>
          <table:table-cell table:formula="of:=[.E724]-5.75" office:value-type="float" office:value="1353.5">
            <text:p>1353.5</text:p>
          </table:table-cell>
          <table:table-cell table:formula="of:=&quot;Y&quot; &amp; [.E725]" office:value-type="string" office:string-value="Y1353.5">
            <text:p>Y1353.5</text:p>
          </table:table-cell>
          <table:table-cell table:formula="of:=[.C725] +6" office:value-type="float" office:value="5156">
            <text:p>5156</text:p>
          </table:table-cell>
          <table:table-cell table:formula="of:=&quot;X&quot;&amp; [.G725]" office:value-type="string" office:string-value="X5156">
            <text:p>X5156</text:p>
          </table:table-cell>
          <table:table-cell table:number-columns-repeated="6"/>
          <table:table-cell table:style-name="ce4" table:formula="of:=[.B726]" office:value-type="string" office:string-value="N733">
            <text:p>N733</text:p>
          </table:table-cell>
          <table:table-cell table:style-name="ce4" table:formula="of:=[.D726]" office:value-type="string" office:string-value="X5150">
            <text:p>X5150</text:p>
          </table:table-cell>
          <table:table-cell table:style-name="ce4" table:formula="of:=[.F726]" office:value-type="string" office:string-value="Y1347.75">
            <text:p>Y1347.75</text:p>
          </table:table-cell>
          <table:table-cell/>
          <table:table-cell table:formula="of:=[.B726]" office:value-type="string" office:string-value="N733">
            <text:p>N733</text:p>
          </table:table-cell>
          <table:table-cell table:formula="of:=[.H726]" office:value-type="string" office:string-value="X5156">
            <text:p>X5156</text:p>
          </table:table-cell>
          <table:table-cell table:formula="of:=[.F726]" office:value-type="string" office:string-value="Y1347.75">
            <text:p>Y1347.75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table:formula="of:=&quot;N&quot;&amp;[.A726]" office:value-type="string" office:string-value="N733">
            <text:p>N733</text:p>
          </table:table-cell>
          <table:table-cell table:formula="of:=5150" office:value-type="float" office:value="5150">
            <text:p>5150</text:p>
          </table:table-cell>
          <table:table-cell table:formula="of:= &quot;X&quot;&amp; [.C726]" office:value-type="string" office:string-value="X5150">
            <text:p>X5150</text:p>
          </table:table-cell>
          <table:table-cell table:formula="of:=[.E725]-5.75" office:value-type="float" office:value="1347.75">
            <text:p>1347.75</text:p>
          </table:table-cell>
          <table:table-cell table:formula="of:=&quot;Y&quot; &amp; [.E726]" office:value-type="string" office:string-value="Y1347.75">
            <text:p>Y1347.75</text:p>
          </table:table-cell>
          <table:table-cell table:formula="of:=[.C726] +6" office:value-type="float" office:value="5156">
            <text:p>5156</text:p>
          </table:table-cell>
          <table:table-cell table:formula="of:=&quot;X&quot;&amp; [.G726]" office:value-type="string" office:string-value="X5156">
            <text:p>X5156</text:p>
          </table:table-cell>
          <table:table-cell table:number-columns-repeated="6"/>
          <table:table-cell table:style-name="ce4" table:formula="of:=[.B727]" office:value-type="string" office:string-value="N734">
            <text:p>N734</text:p>
          </table:table-cell>
          <table:table-cell table:style-name="ce4" table:formula="of:=[.D727]" office:value-type="string" office:string-value="X5150">
            <text:p>X5150</text:p>
          </table:table-cell>
          <table:table-cell table:style-name="ce4" table:formula="of:=[.F727]" office:value-type="string" office:string-value="Y1342">
            <text:p>Y1342</text:p>
          </table:table-cell>
          <table:table-cell/>
          <table:table-cell table:formula="of:=[.B727]" office:value-type="string" office:string-value="N734">
            <text:p>N734</text:p>
          </table:table-cell>
          <table:table-cell table:formula="of:=[.H727]" office:value-type="string" office:string-value="X5156">
            <text:p>X5156</text:p>
          </table:table-cell>
          <table:table-cell table:formula="of:=[.F727]" office:value-type="string" office:string-value="Y1342">
            <text:p>Y1342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table:formula="of:=&quot;N&quot;&amp;[.A727]" office:value-type="string" office:string-value="N734">
            <text:p>N734</text:p>
          </table:table-cell>
          <table:table-cell table:formula="of:=5150" office:value-type="float" office:value="5150">
            <text:p>5150</text:p>
          </table:table-cell>
          <table:table-cell table:formula="of:= &quot;X&quot;&amp; [.C727]" office:value-type="string" office:string-value="X5150">
            <text:p>X5150</text:p>
          </table:table-cell>
          <table:table-cell table:formula="of:=[.E726]-5.75" office:value-type="float" office:value="1342">
            <text:p>1342</text:p>
          </table:table-cell>
          <table:table-cell table:formula="of:=&quot;Y&quot; &amp; [.E727]" office:value-type="string" office:string-value="Y1342">
            <text:p>Y1342</text:p>
          </table:table-cell>
          <table:table-cell table:formula="of:=[.C727] +6" office:value-type="float" office:value="5156">
            <text:p>5156</text:p>
          </table:table-cell>
          <table:table-cell table:formula="of:=&quot;X&quot;&amp; [.G727]" office:value-type="string" office:string-value="X5156">
            <text:p>X5156</text:p>
          </table:table-cell>
          <table:table-cell table:number-columns-repeated="6"/>
          <table:table-cell table:style-name="ce4" table:formula="of:=[.B728]" office:value-type="string" office:string-value="N735">
            <text:p>N735</text:p>
          </table:table-cell>
          <table:table-cell table:style-name="ce4" table:formula="of:=[.D728]" office:value-type="string" office:string-value="X5150">
            <text:p>X5150</text:p>
          </table:table-cell>
          <table:table-cell table:style-name="ce4" table:formula="of:=[.F728]" office:value-type="string" office:string-value="Y1336.25">
            <text:p>Y1336.25</text:p>
          </table:table-cell>
          <table:table-cell/>
          <table:table-cell table:formula="of:=[.B728]" office:value-type="string" office:string-value="N735">
            <text:p>N735</text:p>
          </table:table-cell>
          <table:table-cell table:formula="of:=[.H728]" office:value-type="string" office:string-value="X5156">
            <text:p>X5156</text:p>
          </table:table-cell>
          <table:table-cell table:formula="of:=[.F728]" office:value-type="string" office:string-value="Y1336.25">
            <text:p>Y1336.25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table:formula="of:=&quot;N&quot;&amp;[.A728]" office:value-type="string" office:string-value="N735">
            <text:p>N735</text:p>
          </table:table-cell>
          <table:table-cell table:formula="of:=5150" office:value-type="float" office:value="5150">
            <text:p>5150</text:p>
          </table:table-cell>
          <table:table-cell table:formula="of:= &quot;X&quot;&amp; [.C728]" office:value-type="string" office:string-value="X5150">
            <text:p>X5150</text:p>
          </table:table-cell>
          <table:table-cell table:formula="of:=[.E727]-5.75" office:value-type="float" office:value="1336.25">
            <text:p>1336.25</text:p>
          </table:table-cell>
          <table:table-cell table:formula="of:=&quot;Y&quot; &amp; [.E728]" office:value-type="string" office:string-value="Y1336.25">
            <text:p>Y1336.25</text:p>
          </table:table-cell>
          <table:table-cell table:formula="of:=[.C728] +6" office:value-type="float" office:value="5156">
            <text:p>5156</text:p>
          </table:table-cell>
          <table:table-cell table:formula="of:=&quot;X&quot;&amp; [.G728]" office:value-type="string" office:string-value="X5156">
            <text:p>X5156</text:p>
          </table:table-cell>
          <table:table-cell table:number-columns-repeated="6"/>
          <table:table-cell table:style-name="ce4" table:formula="of:=[.B729]" office:value-type="string" office:string-value="N736">
            <text:p>N736</text:p>
          </table:table-cell>
          <table:table-cell table:style-name="ce4" table:formula="of:=[.D729]" office:value-type="string" office:string-value="X5150">
            <text:p>X5150</text:p>
          </table:table-cell>
          <table:table-cell table:style-name="ce4" table:formula="of:=[.F729]" office:value-type="string" office:string-value="Y1330.5">
            <text:p>Y1330.5</text:p>
          </table:table-cell>
          <table:table-cell/>
          <table:table-cell table:formula="of:=[.B729]" office:value-type="string" office:string-value="N736">
            <text:p>N736</text:p>
          </table:table-cell>
          <table:table-cell table:formula="of:=[.H729]" office:value-type="string" office:string-value="X5156">
            <text:p>X5156</text:p>
          </table:table-cell>
          <table:table-cell table:formula="of:=[.F729]" office:value-type="string" office:string-value="Y1330.5">
            <text:p>Y1330.5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table:formula="of:=&quot;N&quot;&amp;[.A729]" office:value-type="string" office:string-value="N736">
            <text:p>N736</text:p>
          </table:table-cell>
          <table:table-cell table:formula="of:=5150" office:value-type="float" office:value="5150">
            <text:p>5150</text:p>
          </table:table-cell>
          <table:table-cell table:formula="of:= &quot;X&quot;&amp; [.C729]" office:value-type="string" office:string-value="X5150">
            <text:p>X5150</text:p>
          </table:table-cell>
          <table:table-cell table:formula="of:=[.E728]-5.75" office:value-type="float" office:value="1330.5">
            <text:p>1330.5</text:p>
          </table:table-cell>
          <table:table-cell table:formula="of:=&quot;Y&quot; &amp; [.E729]" office:value-type="string" office:string-value="Y1330.5">
            <text:p>Y1330.5</text:p>
          </table:table-cell>
          <table:table-cell table:formula="of:=[.C729] +6" office:value-type="float" office:value="5156">
            <text:p>5156</text:p>
          </table:table-cell>
          <table:table-cell table:formula="of:=&quot;X&quot;&amp; [.G729]" office:value-type="string" office:string-value="X5156">
            <text:p>X5156</text:p>
          </table:table-cell>
          <table:table-cell table:number-columns-repeated="6"/>
          <table:table-cell table:style-name="ce4" table:formula="of:=[.B730]" office:value-type="string" office:string-value="N737">
            <text:p>N737</text:p>
          </table:table-cell>
          <table:table-cell table:style-name="ce4" table:formula="of:=[.D730]" office:value-type="string" office:string-value="X5150">
            <text:p>X5150</text:p>
          </table:table-cell>
          <table:table-cell table:style-name="ce4" table:formula="of:=[.F730]" office:value-type="string" office:string-value="Y1324.75">
            <text:p>Y1324.75</text:p>
          </table:table-cell>
          <table:table-cell/>
          <table:table-cell table:formula="of:=[.B730]" office:value-type="string" office:string-value="N737">
            <text:p>N737</text:p>
          </table:table-cell>
          <table:table-cell table:formula="of:=[.H730]" office:value-type="string" office:string-value="X5156">
            <text:p>X5156</text:p>
          </table:table-cell>
          <table:table-cell table:formula="of:=[.F730]" office:value-type="string" office:string-value="Y1324.75">
            <text:p>Y1324.75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table:formula="of:=&quot;N&quot;&amp;[.A730]" office:value-type="string" office:string-value="N737">
            <text:p>N737</text:p>
          </table:table-cell>
          <table:table-cell table:formula="of:=5150" office:value-type="float" office:value="5150">
            <text:p>5150</text:p>
          </table:table-cell>
          <table:table-cell table:formula="of:= &quot;X&quot;&amp; [.C730]" office:value-type="string" office:string-value="X5150">
            <text:p>X5150</text:p>
          </table:table-cell>
          <table:table-cell table:formula="of:=[.E729]-5.75" office:value-type="float" office:value="1324.75">
            <text:p>1324.75</text:p>
          </table:table-cell>
          <table:table-cell table:formula="of:=&quot;Y&quot; &amp; [.E730]" office:value-type="string" office:string-value="Y1324.75">
            <text:p>Y1324.75</text:p>
          </table:table-cell>
          <table:table-cell table:formula="of:=[.C730] +6" office:value-type="float" office:value="5156">
            <text:p>5156</text:p>
          </table:table-cell>
          <table:table-cell table:formula="of:=&quot;X&quot;&amp; [.G730]" office:value-type="string" office:string-value="X5156">
            <text:p>X5156</text:p>
          </table:table-cell>
          <table:table-cell table:number-columns-repeated="6"/>
          <table:table-cell table:style-name="ce4" table:formula="of:=[.B731]" office:value-type="string" office:string-value="N738">
            <text:p>N738</text:p>
          </table:table-cell>
          <table:table-cell table:style-name="ce4" table:formula="of:=[.D731]" office:value-type="string" office:string-value="X5150">
            <text:p>X5150</text:p>
          </table:table-cell>
          <table:table-cell table:style-name="ce4" table:formula="of:=[.F731]" office:value-type="string" office:string-value="Y1319">
            <text:p>Y1319</text:p>
          </table:table-cell>
          <table:table-cell/>
          <table:table-cell table:formula="of:=[.B731]" office:value-type="string" office:string-value="N738">
            <text:p>N738</text:p>
          </table:table-cell>
          <table:table-cell table:formula="of:=[.H731]" office:value-type="string" office:string-value="X5156">
            <text:p>X5156</text:p>
          </table:table-cell>
          <table:table-cell table:formula="of:=[.F731]" office:value-type="string" office:string-value="Y1319">
            <text:p>Y1319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table:formula="of:=&quot;N&quot;&amp;[.A731]" office:value-type="string" office:string-value="N738">
            <text:p>N738</text:p>
          </table:table-cell>
          <table:table-cell table:formula="of:=5150" office:value-type="float" office:value="5150">
            <text:p>5150</text:p>
          </table:table-cell>
          <table:table-cell table:formula="of:= &quot;X&quot;&amp; [.C731]" office:value-type="string" office:string-value="X5150">
            <text:p>X5150</text:p>
          </table:table-cell>
          <table:table-cell table:formula="of:=[.E730]-5.75" office:value-type="float" office:value="1319">
            <text:p>1319</text:p>
          </table:table-cell>
          <table:table-cell table:formula="of:=&quot;Y&quot; &amp; [.E731]" office:value-type="string" office:string-value="Y1319">
            <text:p>Y1319</text:p>
          </table:table-cell>
          <table:table-cell table:formula="of:=[.C731] +6" office:value-type="float" office:value="5156">
            <text:p>5156</text:p>
          </table:table-cell>
          <table:table-cell table:formula="of:=&quot;X&quot;&amp; [.G731]" office:value-type="string" office:string-value="X5156">
            <text:p>X5156</text:p>
          </table:table-cell>
          <table:table-cell table:number-columns-repeated="6"/>
          <table:table-cell table:style-name="ce4" table:formula="of:=[.B732]" office:value-type="string" office:string-value="N739">
            <text:p>N739</text:p>
          </table:table-cell>
          <table:table-cell table:style-name="ce4" table:formula="of:=[.D732]" office:value-type="string" office:string-value="X5150">
            <text:p>X5150</text:p>
          </table:table-cell>
          <table:table-cell table:style-name="ce4" table:formula="of:=[.F732]" office:value-type="string" office:string-value="Y1313.25">
            <text:p>Y1313.25</text:p>
          </table:table-cell>
          <table:table-cell/>
          <table:table-cell table:formula="of:=[.B732]" office:value-type="string" office:string-value="N739">
            <text:p>N739</text:p>
          </table:table-cell>
          <table:table-cell table:formula="of:=[.H732]" office:value-type="string" office:string-value="X5156">
            <text:p>X5156</text:p>
          </table:table-cell>
          <table:table-cell table:formula="of:=[.F732]" office:value-type="string" office:string-value="Y1313.25">
            <text:p>Y1313.25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table:formula="of:=&quot;N&quot;&amp;[.A732]" office:value-type="string" office:string-value="N739">
            <text:p>N739</text:p>
          </table:table-cell>
          <table:table-cell table:formula="of:=5150" office:value-type="float" office:value="5150">
            <text:p>5150</text:p>
          </table:table-cell>
          <table:table-cell table:formula="of:= &quot;X&quot;&amp; [.C732]" office:value-type="string" office:string-value="X5150">
            <text:p>X5150</text:p>
          </table:table-cell>
          <table:table-cell table:formula="of:=[.E731]-5.75" office:value-type="float" office:value="1313.25">
            <text:p>1313.25</text:p>
          </table:table-cell>
          <table:table-cell table:formula="of:=&quot;Y&quot; &amp; [.E732]" office:value-type="string" office:string-value="Y1313.25">
            <text:p>Y1313.25</text:p>
          </table:table-cell>
          <table:table-cell table:formula="of:=[.C732] +6" office:value-type="float" office:value="5156">
            <text:p>5156</text:p>
          </table:table-cell>
          <table:table-cell table:formula="of:=&quot;X&quot;&amp; [.G732]" office:value-type="string" office:string-value="X5156">
            <text:p>X5156</text:p>
          </table:table-cell>
          <table:table-cell table:number-columns-repeated="6"/>
          <table:table-cell table:style-name="ce4" table:formula="of:=[.B733]" office:value-type="string" office:string-value="N740">
            <text:p>N740</text:p>
          </table:table-cell>
          <table:table-cell table:style-name="ce4" table:formula="of:=[.D733]" office:value-type="string" office:string-value="X5150">
            <text:p>X5150</text:p>
          </table:table-cell>
          <table:table-cell table:style-name="ce4" table:formula="of:=[.F733]" office:value-type="string" office:string-value="Y1307.5">
            <text:p>Y1307.5</text:p>
          </table:table-cell>
          <table:table-cell/>
          <table:table-cell table:formula="of:=[.B733]" office:value-type="string" office:string-value="N740">
            <text:p>N740</text:p>
          </table:table-cell>
          <table:table-cell table:formula="of:=[.H733]" office:value-type="string" office:string-value="X5156">
            <text:p>X5156</text:p>
          </table:table-cell>
          <table:table-cell table:formula="of:=[.F733]" office:value-type="string" office:string-value="Y1307.5">
            <text:p>Y1307.5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table:formula="of:=&quot;N&quot;&amp;[.A733]" office:value-type="string" office:string-value="N740">
            <text:p>N740</text:p>
          </table:table-cell>
          <table:table-cell table:formula="of:=5150" office:value-type="float" office:value="5150">
            <text:p>5150</text:p>
          </table:table-cell>
          <table:table-cell table:formula="of:= &quot;X&quot;&amp; [.C733]" office:value-type="string" office:string-value="X5150">
            <text:p>X5150</text:p>
          </table:table-cell>
          <table:table-cell table:formula="of:=[.E732]-5.75" office:value-type="float" office:value="1307.5">
            <text:p>1307.5</text:p>
          </table:table-cell>
          <table:table-cell table:formula="of:=&quot;Y&quot; &amp; [.E733]" office:value-type="string" office:string-value="Y1307.5">
            <text:p>Y1307.5</text:p>
          </table:table-cell>
          <table:table-cell table:formula="of:=[.C733] +6" office:value-type="float" office:value="5156">
            <text:p>5156</text:p>
          </table:table-cell>
          <table:table-cell table:formula="of:=&quot;X&quot;&amp; [.G733]" office:value-type="string" office:string-value="X5156">
            <text:p>X5156</text:p>
          </table:table-cell>
          <table:table-cell table:number-columns-repeated="6"/>
          <table:table-cell table:style-name="ce4" table:formula="of:=[.B734]" office:value-type="string" office:string-value="N741">
            <text:p>N741</text:p>
          </table:table-cell>
          <table:table-cell table:style-name="ce4" table:formula="of:=[.D734]" office:value-type="string" office:string-value="X5150">
            <text:p>X5150</text:p>
          </table:table-cell>
          <table:table-cell table:style-name="ce4" table:formula="of:=[.F734]" office:value-type="string" office:string-value="Y1301.75">
            <text:p>Y1301.75</text:p>
          </table:table-cell>
          <table:table-cell/>
          <table:table-cell table:formula="of:=[.B734]" office:value-type="string" office:string-value="N741">
            <text:p>N741</text:p>
          </table:table-cell>
          <table:table-cell table:formula="of:=[.H734]" office:value-type="string" office:string-value="X5156">
            <text:p>X5156</text:p>
          </table:table-cell>
          <table:table-cell table:formula="of:=[.F734]" office:value-type="string" office:string-value="Y1301.75">
            <text:p>Y1301.75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table:formula="of:=&quot;N&quot;&amp;[.A734]" office:value-type="string" office:string-value="N741">
            <text:p>N741</text:p>
          </table:table-cell>
          <table:table-cell table:formula="of:=5150" office:value-type="float" office:value="5150">
            <text:p>5150</text:p>
          </table:table-cell>
          <table:table-cell table:formula="of:= &quot;X&quot;&amp; [.C734]" office:value-type="string" office:string-value="X5150">
            <text:p>X5150</text:p>
          </table:table-cell>
          <table:table-cell table:formula="of:=[.E733]-5.75" office:value-type="float" office:value="1301.75">
            <text:p>1301.75</text:p>
          </table:table-cell>
          <table:table-cell table:formula="of:=&quot;Y&quot; &amp; [.E734]" office:value-type="string" office:string-value="Y1301.75">
            <text:p>Y1301.75</text:p>
          </table:table-cell>
          <table:table-cell table:formula="of:=[.C734] +6" office:value-type="float" office:value="5156">
            <text:p>5156</text:p>
          </table:table-cell>
          <table:table-cell table:formula="of:=&quot;X&quot;&amp; [.G734]" office:value-type="string" office:string-value="X5156">
            <text:p>X5156</text:p>
          </table:table-cell>
          <table:table-cell table:number-columns-repeated="6"/>
          <table:table-cell table:style-name="ce4" table:formula="of:=[.B735]" office:value-type="string" office:string-value="N742">
            <text:p>N742</text:p>
          </table:table-cell>
          <table:table-cell table:style-name="ce4" table:formula="of:=[.D735]" office:value-type="string" office:string-value="X5150">
            <text:p>X5150</text:p>
          </table:table-cell>
          <table:table-cell table:style-name="ce4" table:formula="of:=[.F735]" office:value-type="string" office:string-value="Y1296">
            <text:p>Y1296</text:p>
          </table:table-cell>
          <table:table-cell/>
          <table:table-cell table:formula="of:=[.B735]" office:value-type="string" office:string-value="N742">
            <text:p>N742</text:p>
          </table:table-cell>
          <table:table-cell table:formula="of:=[.H735]" office:value-type="string" office:string-value="X5156">
            <text:p>X5156</text:p>
          </table:table-cell>
          <table:table-cell table:formula="of:=[.F735]" office:value-type="string" office:string-value="Y1296">
            <text:p>Y1296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table:formula="of:=&quot;N&quot;&amp;[.A735]" office:value-type="string" office:string-value="N742">
            <text:p>N742</text:p>
          </table:table-cell>
          <table:table-cell table:formula="of:=5150" office:value-type="float" office:value="5150">
            <text:p>5150</text:p>
          </table:table-cell>
          <table:table-cell table:formula="of:= &quot;X&quot;&amp; [.C735]" office:value-type="string" office:string-value="X5150">
            <text:p>X5150</text:p>
          </table:table-cell>
          <table:table-cell table:formula="of:=[.E734]-5.75" office:value-type="float" office:value="1296">
            <text:p>1296</text:p>
          </table:table-cell>
          <table:table-cell table:formula="of:=&quot;Y&quot; &amp; [.E735]" office:value-type="string" office:string-value="Y1296">
            <text:p>Y1296</text:p>
          </table:table-cell>
          <table:table-cell table:formula="of:=[.C735] +6" office:value-type="float" office:value="5156">
            <text:p>5156</text:p>
          </table:table-cell>
          <table:table-cell table:formula="of:=&quot;X&quot;&amp; [.G735]" office:value-type="string" office:string-value="X5156">
            <text:p>X5156</text:p>
          </table:table-cell>
          <table:table-cell table:number-columns-repeated="6"/>
          <table:table-cell table:style-name="ce4" table:formula="of:=[.B736]" office:value-type="string" office:string-value="N743">
            <text:p>N743</text:p>
          </table:table-cell>
          <table:table-cell table:style-name="ce4" table:formula="of:=[.D736]" office:value-type="string" office:string-value="X5150">
            <text:p>X5150</text:p>
          </table:table-cell>
          <table:table-cell table:style-name="ce4" table:formula="of:=[.F736]" office:value-type="string" office:string-value="Y1290.25">
            <text:p>Y1290.25</text:p>
          </table:table-cell>
          <table:table-cell/>
          <table:table-cell table:formula="of:=[.B736]" office:value-type="string" office:string-value="N743">
            <text:p>N743</text:p>
          </table:table-cell>
          <table:table-cell table:formula="of:=[.H736]" office:value-type="string" office:string-value="X5156">
            <text:p>X5156</text:p>
          </table:table-cell>
          <table:table-cell table:formula="of:=[.F736]" office:value-type="string" office:string-value="Y1290.25">
            <text:p>Y1290.25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table:formula="of:=&quot;N&quot;&amp;[.A736]" office:value-type="string" office:string-value="N743">
            <text:p>N743</text:p>
          </table:table-cell>
          <table:table-cell table:formula="of:=5150" office:value-type="float" office:value="5150">
            <text:p>5150</text:p>
          </table:table-cell>
          <table:table-cell table:formula="of:= &quot;X&quot;&amp; [.C736]" office:value-type="string" office:string-value="X5150">
            <text:p>X5150</text:p>
          </table:table-cell>
          <table:table-cell table:formula="of:=[.E735]-5.75" office:value-type="float" office:value="1290.25">
            <text:p>1290.25</text:p>
          </table:table-cell>
          <table:table-cell table:formula="of:=&quot;Y&quot; &amp; [.E736]" office:value-type="string" office:string-value="Y1290.25">
            <text:p>Y1290.25</text:p>
          </table:table-cell>
          <table:table-cell table:formula="of:=[.C736] +6" office:value-type="float" office:value="5156">
            <text:p>5156</text:p>
          </table:table-cell>
          <table:table-cell table:formula="of:=&quot;X&quot;&amp; [.G736]" office:value-type="string" office:string-value="X5156">
            <text:p>X5156</text:p>
          </table:table-cell>
          <table:table-cell table:number-columns-repeated="6"/>
          <table:table-cell table:style-name="ce4" table:formula="of:=[.B737]" office:value-type="string" office:string-value="N744">
            <text:p>N744</text:p>
          </table:table-cell>
          <table:table-cell table:style-name="ce4" table:formula="of:=[.D737]" office:value-type="string" office:string-value="X5150">
            <text:p>X5150</text:p>
          </table:table-cell>
          <table:table-cell table:style-name="ce4" table:formula="of:=[.F737]" office:value-type="string" office:string-value="Y1284.5">
            <text:p>Y1284.5</text:p>
          </table:table-cell>
          <table:table-cell/>
          <table:table-cell table:formula="of:=[.B737]" office:value-type="string" office:string-value="N744">
            <text:p>N744</text:p>
          </table:table-cell>
          <table:table-cell table:formula="of:=[.H737]" office:value-type="string" office:string-value="X5156">
            <text:p>X5156</text:p>
          </table:table-cell>
          <table:table-cell table:formula="of:=[.F737]" office:value-type="string" office:string-value="Y1284.5">
            <text:p>Y1284.5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table:formula="of:=&quot;N&quot;&amp;[.A737]" office:value-type="string" office:string-value="N744">
            <text:p>N744</text:p>
          </table:table-cell>
          <table:table-cell table:formula="of:=5150" office:value-type="float" office:value="5150">
            <text:p>5150</text:p>
          </table:table-cell>
          <table:table-cell table:formula="of:= &quot;X&quot;&amp; [.C737]" office:value-type="string" office:string-value="X5150">
            <text:p>X5150</text:p>
          </table:table-cell>
          <table:table-cell table:formula="of:=[.E736]-5.75" office:value-type="float" office:value="1284.5">
            <text:p>1284.5</text:p>
          </table:table-cell>
          <table:table-cell table:formula="of:=&quot;Y&quot; &amp; [.E737]" office:value-type="string" office:string-value="Y1284.5">
            <text:p>Y1284.5</text:p>
          </table:table-cell>
          <table:table-cell table:formula="of:=[.C737] +6" office:value-type="float" office:value="5156">
            <text:p>5156</text:p>
          </table:table-cell>
          <table:table-cell table:formula="of:=&quot;X&quot;&amp; [.G737]" office:value-type="string" office:string-value="X5156">
            <text:p>X5156</text:p>
          </table:table-cell>
          <table:table-cell table:number-columns-repeated="6"/>
          <table:table-cell table:style-name="ce4" table:formula="of:=[.B738]" office:value-type="string" office:string-value="N745">
            <text:p>N745</text:p>
          </table:table-cell>
          <table:table-cell table:style-name="ce4" table:formula="of:=[.D738]" office:value-type="string" office:string-value="X5150">
            <text:p>X5150</text:p>
          </table:table-cell>
          <table:table-cell table:style-name="ce4" table:formula="of:=[.F738]" office:value-type="string" office:string-value="Y1278.75">
            <text:p>Y1278.75</text:p>
          </table:table-cell>
          <table:table-cell/>
          <table:table-cell table:formula="of:=[.B738]" office:value-type="string" office:string-value="N745">
            <text:p>N745</text:p>
          </table:table-cell>
          <table:table-cell table:formula="of:=[.H738]" office:value-type="string" office:string-value="X5156">
            <text:p>X5156</text:p>
          </table:table-cell>
          <table:table-cell table:formula="of:=[.F738]" office:value-type="string" office:string-value="Y1278.75">
            <text:p>Y1278.75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table:formula="of:=&quot;N&quot;&amp;[.A738]" office:value-type="string" office:string-value="N745">
            <text:p>N745</text:p>
          </table:table-cell>
          <table:table-cell table:formula="of:=5150" office:value-type="float" office:value="5150">
            <text:p>5150</text:p>
          </table:table-cell>
          <table:table-cell table:formula="of:= &quot;X&quot;&amp; [.C738]" office:value-type="string" office:string-value="X5150">
            <text:p>X5150</text:p>
          </table:table-cell>
          <table:table-cell table:formula="of:=[.E737]-5.75" office:value-type="float" office:value="1278.75">
            <text:p>1278.75</text:p>
          </table:table-cell>
          <table:table-cell table:formula="of:=&quot;Y&quot; &amp; [.E738]" office:value-type="string" office:string-value="Y1278.75">
            <text:p>Y1278.75</text:p>
          </table:table-cell>
          <table:table-cell table:formula="of:=[.C738] +6" office:value-type="float" office:value="5156">
            <text:p>5156</text:p>
          </table:table-cell>
          <table:table-cell table:formula="of:=&quot;X&quot;&amp; [.G738]" office:value-type="string" office:string-value="X5156">
            <text:p>X5156</text:p>
          </table:table-cell>
          <table:table-cell table:number-columns-repeated="6"/>
          <table:table-cell table:style-name="ce4" table:formula="of:=[.B739]" office:value-type="string" office:string-value="N746">
            <text:p>N746</text:p>
          </table:table-cell>
          <table:table-cell table:style-name="ce4" table:formula="of:=[.D739]" office:value-type="string" office:string-value="X5150">
            <text:p>X5150</text:p>
          </table:table-cell>
          <table:table-cell table:style-name="ce4" table:formula="of:=[.F739]" office:value-type="string" office:string-value="Y1273">
            <text:p>Y1273</text:p>
          </table:table-cell>
          <table:table-cell/>
          <table:table-cell table:formula="of:=[.B739]" office:value-type="string" office:string-value="N746">
            <text:p>N746</text:p>
          </table:table-cell>
          <table:table-cell table:formula="of:=[.H739]" office:value-type="string" office:string-value="X5156">
            <text:p>X5156</text:p>
          </table:table-cell>
          <table:table-cell table:formula="of:=[.F739]" office:value-type="string" office:string-value="Y1273">
            <text:p>Y1273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table:formula="of:=&quot;N&quot;&amp;[.A739]" office:value-type="string" office:string-value="N746">
            <text:p>N746</text:p>
          </table:table-cell>
          <table:table-cell table:formula="of:=5150" office:value-type="float" office:value="5150">
            <text:p>5150</text:p>
          </table:table-cell>
          <table:table-cell table:formula="of:= &quot;X&quot;&amp; [.C739]" office:value-type="string" office:string-value="X5150">
            <text:p>X5150</text:p>
          </table:table-cell>
          <table:table-cell table:formula="of:=[.E738]-5.75" office:value-type="float" office:value="1273">
            <text:p>1273</text:p>
          </table:table-cell>
          <table:table-cell table:formula="of:=&quot;Y&quot; &amp; [.E739]" office:value-type="string" office:string-value="Y1273">
            <text:p>Y1273</text:p>
          </table:table-cell>
          <table:table-cell table:formula="of:=[.C739] +6" office:value-type="float" office:value="5156">
            <text:p>5156</text:p>
          </table:table-cell>
          <table:table-cell table:formula="of:=&quot;X&quot;&amp; [.G739]" office:value-type="string" office:string-value="X5156">
            <text:p>X5156</text:p>
          </table:table-cell>
          <table:table-cell table:number-columns-repeated="6"/>
          <table:table-cell table:style-name="ce4" table:formula="of:=[.B740]" office:value-type="string" office:string-value="N747">
            <text:p>N747</text:p>
          </table:table-cell>
          <table:table-cell table:style-name="ce4" table:formula="of:=[.D740]" office:value-type="string" office:string-value="X5150">
            <text:p>X5150</text:p>
          </table:table-cell>
          <table:table-cell table:style-name="ce4" table:formula="of:=[.F740]" office:value-type="string" office:string-value="Y1267.25">
            <text:p>Y1267.25</text:p>
          </table:table-cell>
          <table:table-cell/>
          <table:table-cell table:formula="of:=[.B740]" office:value-type="string" office:string-value="N747">
            <text:p>N747</text:p>
          </table:table-cell>
          <table:table-cell table:formula="of:=[.H740]" office:value-type="string" office:string-value="X5156">
            <text:p>X5156</text:p>
          </table:table-cell>
          <table:table-cell table:formula="of:=[.F740]" office:value-type="string" office:string-value="Y1267.25">
            <text:p>Y1267.25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table:formula="of:=&quot;N&quot;&amp;[.A740]" office:value-type="string" office:string-value="N747">
            <text:p>N747</text:p>
          </table:table-cell>
          <table:table-cell table:formula="of:=5150" office:value-type="float" office:value="5150">
            <text:p>5150</text:p>
          </table:table-cell>
          <table:table-cell table:formula="of:= &quot;X&quot;&amp; [.C740]" office:value-type="string" office:string-value="X5150">
            <text:p>X5150</text:p>
          </table:table-cell>
          <table:table-cell table:formula="of:=[.E739]-5.75" office:value-type="float" office:value="1267.25">
            <text:p>1267.25</text:p>
          </table:table-cell>
          <table:table-cell table:formula="of:=&quot;Y&quot; &amp; [.E740]" office:value-type="string" office:string-value="Y1267.25">
            <text:p>Y1267.25</text:p>
          </table:table-cell>
          <table:table-cell table:formula="of:=[.C740] +6" office:value-type="float" office:value="5156">
            <text:p>5156</text:p>
          </table:table-cell>
          <table:table-cell table:formula="of:=&quot;X&quot;&amp; [.G740]" office:value-type="string" office:string-value="X5156">
            <text:p>X5156</text:p>
          </table:table-cell>
          <table:table-cell table:number-columns-repeated="6"/>
          <table:table-cell table:style-name="ce4" table:formula="of:=[.B741]" office:value-type="string" office:string-value="N748">
            <text:p>N748</text:p>
          </table:table-cell>
          <table:table-cell table:style-name="ce4" table:formula="of:=[.D741]" office:value-type="string" office:string-value="X5150">
            <text:p>X5150</text:p>
          </table:table-cell>
          <table:table-cell table:style-name="ce4" table:formula="of:=[.F741]" office:value-type="string" office:string-value="Y1261.5">
            <text:p>Y1261.5</text:p>
          </table:table-cell>
          <table:table-cell/>
          <table:table-cell table:formula="of:=[.B741]" office:value-type="string" office:string-value="N748">
            <text:p>N748</text:p>
          </table:table-cell>
          <table:table-cell table:formula="of:=[.H741]" office:value-type="string" office:string-value="X5156">
            <text:p>X5156</text:p>
          </table:table-cell>
          <table:table-cell table:formula="of:=[.F741]" office:value-type="string" office:string-value="Y1261.5">
            <text:p>Y1261.5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table:formula="of:=&quot;N&quot;&amp;[.A741]" office:value-type="string" office:string-value="N748">
            <text:p>N748</text:p>
          </table:table-cell>
          <table:table-cell table:formula="of:=5150" office:value-type="float" office:value="5150">
            <text:p>5150</text:p>
          </table:table-cell>
          <table:table-cell table:formula="of:= &quot;X&quot;&amp; [.C741]" office:value-type="string" office:string-value="X5150">
            <text:p>X5150</text:p>
          </table:table-cell>
          <table:table-cell table:formula="of:=[.E740]-5.75" office:value-type="float" office:value="1261.5">
            <text:p>1261.5</text:p>
          </table:table-cell>
          <table:table-cell table:formula="of:=&quot;Y&quot; &amp; [.E741]" office:value-type="string" office:string-value="Y1261.5">
            <text:p>Y1261.5</text:p>
          </table:table-cell>
          <table:table-cell table:formula="of:=[.C741] +6" office:value-type="float" office:value="5156">
            <text:p>5156</text:p>
          </table:table-cell>
          <table:table-cell table:formula="of:=&quot;X&quot;&amp; [.G741]" office:value-type="string" office:string-value="X5156">
            <text:p>X5156</text:p>
          </table:table-cell>
          <table:table-cell table:number-columns-repeated="6"/>
          <table:table-cell table:style-name="ce4" table:formula="of:=[.B742]" office:value-type="string" office:string-value="N749">
            <text:p>N749</text:p>
          </table:table-cell>
          <table:table-cell table:style-name="ce4" table:formula="of:=[.D742]" office:value-type="string" office:string-value="X5150">
            <text:p>X5150</text:p>
          </table:table-cell>
          <table:table-cell table:style-name="ce4" table:formula="of:=[.F742]" office:value-type="string" office:string-value="Y1255.75">
            <text:p>Y1255.75</text:p>
          </table:table-cell>
          <table:table-cell/>
          <table:table-cell table:formula="of:=[.B742]" office:value-type="string" office:string-value="N749">
            <text:p>N749</text:p>
          </table:table-cell>
          <table:table-cell table:formula="of:=[.H742]" office:value-type="string" office:string-value="X5156">
            <text:p>X5156</text:p>
          </table:table-cell>
          <table:table-cell table:formula="of:=[.F742]" office:value-type="string" office:string-value="Y1255.75">
            <text:p>Y1255.75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table:formula="of:=&quot;N&quot;&amp;[.A742]" office:value-type="string" office:string-value="N749">
            <text:p>N749</text:p>
          </table:table-cell>
          <table:table-cell table:formula="of:=5150" office:value-type="float" office:value="5150">
            <text:p>5150</text:p>
          </table:table-cell>
          <table:table-cell table:formula="of:= &quot;X&quot;&amp; [.C742]" office:value-type="string" office:string-value="X5150">
            <text:p>X5150</text:p>
          </table:table-cell>
          <table:table-cell table:formula="of:=[.E741]-5.75" office:value-type="float" office:value="1255.75">
            <text:p>1255.75</text:p>
          </table:table-cell>
          <table:table-cell table:formula="of:=&quot;Y&quot; &amp; [.E742]" office:value-type="string" office:string-value="Y1255.75">
            <text:p>Y1255.75</text:p>
          </table:table-cell>
          <table:table-cell table:formula="of:=[.C742] +6" office:value-type="float" office:value="5156">
            <text:p>5156</text:p>
          </table:table-cell>
          <table:table-cell table:formula="of:=&quot;X&quot;&amp; [.G742]" office:value-type="string" office:string-value="X5156">
            <text:p>X5156</text:p>
          </table:table-cell>
          <table:table-cell table:number-columns-repeated="6"/>
          <table:table-cell table:style-name="ce4" table:formula="of:=[.B743]" office:value-type="string" office:string-value="N750">
            <text:p>N750</text:p>
          </table:table-cell>
          <table:table-cell table:style-name="ce4" table:formula="of:=[.D743]" office:value-type="string" office:string-value="X5150">
            <text:p>X5150</text:p>
          </table:table-cell>
          <table:table-cell table:style-name="ce4" table:formula="of:=[.F743]" office:value-type="string" office:string-value="Y1250">
            <text:p>Y1250</text:p>
          </table:table-cell>
          <table:table-cell/>
          <table:table-cell table:formula="of:=[.B743]" office:value-type="string" office:string-value="N750">
            <text:p>N750</text:p>
          </table:table-cell>
          <table:table-cell table:formula="of:=[.H743]" office:value-type="string" office:string-value="X5156">
            <text:p>X5156</text:p>
          </table:table-cell>
          <table:table-cell table:formula="of:=[.F743]" office:value-type="string" office:string-value="Y1250">
            <text:p>Y1250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table:formula="of:=&quot;N&quot;&amp;[.A743]" office:value-type="string" office:string-value="N750">
            <text:p>N750</text:p>
          </table:table-cell>
          <table:table-cell table:formula="of:=5150" office:value-type="float" office:value="5150">
            <text:p>5150</text:p>
          </table:table-cell>
          <table:table-cell table:formula="of:= &quot;X&quot;&amp; [.C743]" office:value-type="string" office:string-value="X5150">
            <text:p>X5150</text:p>
          </table:table-cell>
          <table:table-cell table:formula="of:=[.E742]-5.75" office:value-type="float" office:value="1250">
            <text:p>1250</text:p>
          </table:table-cell>
          <table:table-cell table:formula="of:=&quot;Y&quot; &amp; [.E743]" office:value-type="string" office:string-value="Y1250">
            <text:p>Y1250</text:p>
          </table:table-cell>
          <table:table-cell table:formula="of:=[.C743] +6" office:value-type="float" office:value="5156">
            <text:p>5156</text:p>
          </table:table-cell>
          <table:table-cell table:formula="of:=&quot;X&quot;&amp; [.G743]" office:value-type="string" office:string-value="X5156">
            <text:p>X5156</text:p>
          </table:table-cell>
          <table:table-cell table:number-columns-repeated="6"/>
          <table:table-cell table:style-name="ce4" table:formula="of:=[.B744]" office:value-type="string" office:string-value="N751">
            <text:p>N751</text:p>
          </table:table-cell>
          <table:table-cell table:style-name="ce4" table:formula="of:=[.D744]" office:value-type="string" office:string-value="X5150">
            <text:p>X5150</text:p>
          </table:table-cell>
          <table:table-cell table:style-name="ce4" table:formula="of:=[.F744]" office:value-type="string" office:string-value="Y1244.25">
            <text:p>Y1244.25</text:p>
          </table:table-cell>
          <table:table-cell/>
          <table:table-cell table:formula="of:=[.B744]" office:value-type="string" office:string-value="N751">
            <text:p>N751</text:p>
          </table:table-cell>
          <table:table-cell table:formula="of:=[.H744]" office:value-type="string" office:string-value="X5156">
            <text:p>X5156</text:p>
          </table:table-cell>
          <table:table-cell table:formula="of:=[.F744]" office:value-type="string" office:string-value="Y1244.25">
            <text:p>Y1244.25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table:formula="of:=&quot;N&quot;&amp;[.A744]" office:value-type="string" office:string-value="N751">
            <text:p>N751</text:p>
          </table:table-cell>
          <table:table-cell table:formula="of:=5150" office:value-type="float" office:value="5150">
            <text:p>5150</text:p>
          </table:table-cell>
          <table:table-cell table:formula="of:= &quot;X&quot;&amp; [.C744]" office:value-type="string" office:string-value="X5150">
            <text:p>X5150</text:p>
          </table:table-cell>
          <table:table-cell table:formula="of:=[.E743]-5.75" office:value-type="float" office:value="1244.25">
            <text:p>1244.25</text:p>
          </table:table-cell>
          <table:table-cell table:formula="of:=&quot;Y&quot; &amp; [.E744]" office:value-type="string" office:string-value="Y1244.25">
            <text:p>Y1244.25</text:p>
          </table:table-cell>
          <table:table-cell table:formula="of:=[.C744] +6" office:value-type="float" office:value="5156">
            <text:p>5156</text:p>
          </table:table-cell>
          <table:table-cell table:formula="of:=&quot;X&quot;&amp; [.G744]" office:value-type="string" office:string-value="X5156">
            <text:p>X5156</text:p>
          </table:table-cell>
          <table:table-cell table:number-columns-repeated="6"/>
          <table:table-cell table:style-name="ce7" table:formula="of:=[.B745]" office:value-type="string" office:string-value="N752">
            <text:p>N752</text:p>
          </table:table-cell>
          <table:table-cell table:style-name="ce7" table:formula="of:=[.D745]" office:value-type="string" office:string-value="X6312">
            <text:p>X6312</text:p>
          </table:table-cell>
          <table:table-cell table:style-name="ce7" table:formula="of:=[.F745]" office:value-type="string" office:string-value="Y2073.75">
            <text:p>Y2073.75</text:p>
          </table:table-cell>
          <table:table-cell/>
          <table:table-cell table:formula="of:=[.B745]" office:value-type="string" office:string-value="N752">
            <text:p>N752</text:p>
          </table:table-cell>
          <table:table-cell table:formula="of:=[.H745]" office:value-type="string" office:string-value="X6318">
            <text:p>X6318</text:p>
          </table:table-cell>
          <table:table-cell table:formula="of:=[.F745]" office:value-type="string" office:string-value="Y2073.75">
            <text:p>Y2073.75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table:formula="of:=&quot;N&quot;&amp;[.A745]" office:value-type="string" office:string-value="N752">
            <text:p>N752</text:p>
          </table:table-cell>
          <table:table-cell table:formula="of:=[.$C$985]" office:value-type="float" office:value="6312">
            <text:p>6312</text:p>
          </table:table-cell>
          <table:table-cell table:formula="of:= &quot;X&quot;&amp; [.C745]" office:value-type="string" office:string-value="X6312">
            <text:p>X6312</text:p>
          </table:table-cell>
          <table:table-cell table:formula="of:=[.E746]+[.$J$6]" office:value-type="float" office:value="2073.75">
            <text:p>2073.75</text:p>
          </table:table-cell>
          <table:table-cell table:formula="of:=&quot;Y&quot; &amp; [.E745]" office:value-type="string" office:string-value="Y2073.75">
            <text:p>Y2073.75</text:p>
          </table:table-cell>
          <table:table-cell table:formula="of:=[.C745] +6" office:value-type="float" office:value="6318">
            <text:p>6318</text:p>
          </table:table-cell>
          <table:table-cell table:formula="of:=&quot;X&quot;&amp; [.G745]" office:value-type="string" office:string-value="X6318">
            <text:p>X6318</text:p>
          </table:table-cell>
          <table:table-cell table:number-columns-repeated="6"/>
          <table:table-cell table:style-name="ce7" table:formula="of:=[.B746]" office:value-type="string" office:string-value="N753">
            <text:p>N753</text:p>
          </table:table-cell>
          <table:table-cell table:style-name="ce7" table:formula="of:=[.D746]" office:value-type="string" office:string-value="X6312">
            <text:p>X6312</text:p>
          </table:table-cell>
          <table:table-cell table:style-name="ce7" table:formula="of:=[.F746]" office:value-type="string" office:string-value="Y2068">
            <text:p>Y2068</text:p>
          </table:table-cell>
          <table:table-cell/>
          <table:table-cell table:formula="of:=[.B746]" office:value-type="string" office:string-value="N753">
            <text:p>N753</text:p>
          </table:table-cell>
          <table:table-cell table:formula="of:=[.H746]" office:value-type="string" office:string-value="X6318">
            <text:p>X6318</text:p>
          </table:table-cell>
          <table:table-cell table:formula="of:=[.F746]" office:value-type="string" office:string-value="Y2068">
            <text:p>Y2068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table:formula="of:=&quot;N&quot;&amp;[.A746]" office:value-type="string" office:string-value="N753">
            <text:p>N753</text:p>
          </table:table-cell>
          <table:table-cell table:formula="of:=[.$C$985]" office:value-type="float" office:value="6312">
            <text:p>6312</text:p>
          </table:table-cell>
          <table:table-cell table:formula="of:= &quot;X&quot;&amp; [.C746]" office:value-type="string" office:string-value="X6312">
            <text:p>X6312</text:p>
          </table:table-cell>
          <table:table-cell table:formula="of:=[.E747]+[.$J$6]" office:value-type="float" office:value="2068">
            <text:p>2068</text:p>
          </table:table-cell>
          <table:table-cell table:formula="of:=&quot;Y&quot; &amp; [.E746]" office:value-type="string" office:string-value="Y2068">
            <text:p>Y2068</text:p>
          </table:table-cell>
          <table:table-cell table:formula="of:=[.C746] +6" office:value-type="float" office:value="6318">
            <text:p>6318</text:p>
          </table:table-cell>
          <table:table-cell table:formula="of:=&quot;X&quot;&amp; [.G746]" office:value-type="string" office:string-value="X6318">
            <text:p>X6318</text:p>
          </table:table-cell>
          <table:table-cell table:number-columns-repeated="6"/>
          <table:table-cell table:style-name="ce7" table:formula="of:=[.B747]" office:value-type="string" office:string-value="N754">
            <text:p>N754</text:p>
          </table:table-cell>
          <table:table-cell table:style-name="ce7" table:formula="of:=[.D747]" office:value-type="string" office:string-value="X6312">
            <text:p>X6312</text:p>
          </table:table-cell>
          <table:table-cell table:style-name="ce7" table:formula="of:=[.F747]" office:value-type="string" office:string-value="Y2062.25">
            <text:p>Y2062.25</text:p>
          </table:table-cell>
          <table:table-cell/>
          <table:table-cell table:formula="of:=[.B747]" office:value-type="string" office:string-value="N754">
            <text:p>N754</text:p>
          </table:table-cell>
          <table:table-cell table:formula="of:=[.H747]" office:value-type="string" office:string-value="X6318">
            <text:p>X6318</text:p>
          </table:table-cell>
          <table:table-cell table:formula="of:=[.F747]" office:value-type="string" office:string-value="Y2062.25">
            <text:p>Y2062.25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table:formula="of:=&quot;N&quot;&amp;[.A747]" office:value-type="string" office:string-value="N754">
            <text:p>N754</text:p>
          </table:table-cell>
          <table:table-cell table:formula="of:=[.$C$985]" office:value-type="float" office:value="6312">
            <text:p>6312</text:p>
          </table:table-cell>
          <table:table-cell table:formula="of:= &quot;X&quot;&amp; [.C747]" office:value-type="string" office:string-value="X6312">
            <text:p>X6312</text:p>
          </table:table-cell>
          <table:table-cell table:formula="of:=[.E748]+[.$J$6]" office:value-type="float" office:value="2062.25">
            <text:p>2062.25</text:p>
          </table:table-cell>
          <table:table-cell table:formula="of:=&quot;Y&quot; &amp; [.E747]" office:value-type="string" office:string-value="Y2062.25">
            <text:p>Y2062.25</text:p>
          </table:table-cell>
          <table:table-cell table:formula="of:=[.C747] +6" office:value-type="float" office:value="6318">
            <text:p>6318</text:p>
          </table:table-cell>
          <table:table-cell table:formula="of:=&quot;X&quot;&amp; [.G747]" office:value-type="string" office:string-value="X6318">
            <text:p>X6318</text:p>
          </table:table-cell>
          <table:table-cell table:number-columns-repeated="6"/>
          <table:table-cell table:style-name="ce7" table:formula="of:=[.B748]" office:value-type="string" office:string-value="N755">
            <text:p>N755</text:p>
          </table:table-cell>
          <table:table-cell table:style-name="ce7" table:formula="of:=[.D748]" office:value-type="string" office:string-value="X6312">
            <text:p>X6312</text:p>
          </table:table-cell>
          <table:table-cell table:style-name="ce7" table:formula="of:=[.F748]" office:value-type="string" office:string-value="Y2056.5">
            <text:p>Y2056.5</text:p>
          </table:table-cell>
          <table:table-cell/>
          <table:table-cell table:formula="of:=[.B748]" office:value-type="string" office:string-value="N755">
            <text:p>N755</text:p>
          </table:table-cell>
          <table:table-cell table:formula="of:=[.H748]" office:value-type="string" office:string-value="X6318">
            <text:p>X6318</text:p>
          </table:table-cell>
          <table:table-cell table:formula="of:=[.F748]" office:value-type="string" office:string-value="Y2056.5">
            <text:p>Y2056.5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table:formula="of:=&quot;N&quot;&amp;[.A748]" office:value-type="string" office:string-value="N755">
            <text:p>N755</text:p>
          </table:table-cell>
          <table:table-cell table:formula="of:=[.$C$985]" office:value-type="float" office:value="6312">
            <text:p>6312</text:p>
          </table:table-cell>
          <table:table-cell table:formula="of:= &quot;X&quot;&amp; [.C748]" office:value-type="string" office:string-value="X6312">
            <text:p>X6312</text:p>
          </table:table-cell>
          <table:table-cell table:formula="of:=[.E749]+[.$J$6]" office:value-type="float" office:value="2056.5">
            <text:p>2056.5</text:p>
          </table:table-cell>
          <table:table-cell table:formula="of:=&quot;Y&quot; &amp; [.E748]" office:value-type="string" office:string-value="Y2056.5">
            <text:p>Y2056.5</text:p>
          </table:table-cell>
          <table:table-cell table:formula="of:=[.C748] +6" office:value-type="float" office:value="6318">
            <text:p>6318</text:p>
          </table:table-cell>
          <table:table-cell table:formula="of:=&quot;X&quot;&amp; [.G748]" office:value-type="string" office:string-value="X6318">
            <text:p>X6318</text:p>
          </table:table-cell>
          <table:table-cell table:number-columns-repeated="6"/>
          <table:table-cell table:style-name="ce7" table:formula="of:=[.B749]" office:value-type="string" office:string-value="N756">
            <text:p>N756</text:p>
          </table:table-cell>
          <table:table-cell table:style-name="ce7" table:formula="of:=[.D749]" office:value-type="string" office:string-value="X6312">
            <text:p>X6312</text:p>
          </table:table-cell>
          <table:table-cell table:style-name="ce7" table:formula="of:=[.F749]" office:value-type="string" office:string-value="Y2050.75">
            <text:p>Y2050.75</text:p>
          </table:table-cell>
          <table:table-cell/>
          <table:table-cell table:formula="of:=[.B749]" office:value-type="string" office:string-value="N756">
            <text:p>N756</text:p>
          </table:table-cell>
          <table:table-cell table:formula="of:=[.H749]" office:value-type="string" office:string-value="X6318">
            <text:p>X6318</text:p>
          </table:table-cell>
          <table:table-cell table:formula="of:=[.F749]" office:value-type="string" office:string-value="Y2050.75">
            <text:p>Y2050.75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table:formula="of:=&quot;N&quot;&amp;[.A749]" office:value-type="string" office:string-value="N756">
            <text:p>N756</text:p>
          </table:table-cell>
          <table:table-cell table:formula="of:=[.$C$985]" office:value-type="float" office:value="6312">
            <text:p>6312</text:p>
          </table:table-cell>
          <table:table-cell table:formula="of:= &quot;X&quot;&amp; [.C749]" office:value-type="string" office:string-value="X6312">
            <text:p>X6312</text:p>
          </table:table-cell>
          <table:table-cell table:formula="of:=[.E750]+[.$J$6]" office:value-type="float" office:value="2050.75">
            <text:p>2050.75</text:p>
          </table:table-cell>
          <table:table-cell table:formula="of:=&quot;Y&quot; &amp; [.E749]" office:value-type="string" office:string-value="Y2050.75">
            <text:p>Y2050.75</text:p>
          </table:table-cell>
          <table:table-cell table:formula="of:=[.C749] +6" office:value-type="float" office:value="6318">
            <text:p>6318</text:p>
          </table:table-cell>
          <table:table-cell table:formula="of:=&quot;X&quot;&amp; [.G749]" office:value-type="string" office:string-value="X6318">
            <text:p>X6318</text:p>
          </table:table-cell>
          <table:table-cell table:number-columns-repeated="6"/>
          <table:table-cell table:style-name="ce7" table:formula="of:=[.B750]" office:value-type="string" office:string-value="N757">
            <text:p>N757</text:p>
          </table:table-cell>
          <table:table-cell table:style-name="ce7" table:formula="of:=[.D750]" office:value-type="string" office:string-value="X6312">
            <text:p>X6312</text:p>
          </table:table-cell>
          <table:table-cell table:style-name="ce7" table:formula="of:=[.F750]" office:value-type="string" office:string-value="Y2045">
            <text:p>Y2045</text:p>
          </table:table-cell>
          <table:table-cell/>
          <table:table-cell table:formula="of:=[.B750]" office:value-type="string" office:string-value="N757">
            <text:p>N757</text:p>
          </table:table-cell>
          <table:table-cell table:formula="of:=[.H750]" office:value-type="string" office:string-value="X6318">
            <text:p>X6318</text:p>
          </table:table-cell>
          <table:table-cell table:formula="of:=[.F750]" office:value-type="string" office:string-value="Y2045">
            <text:p>Y2045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table:formula="of:=&quot;N&quot;&amp;[.A750]" office:value-type="string" office:string-value="N757">
            <text:p>N757</text:p>
          </table:table-cell>
          <table:table-cell table:formula="of:=[.$C$985]" office:value-type="float" office:value="6312">
            <text:p>6312</text:p>
          </table:table-cell>
          <table:table-cell table:formula="of:= &quot;X&quot;&amp; [.C750]" office:value-type="string" office:string-value="X6312">
            <text:p>X6312</text:p>
          </table:table-cell>
          <table:table-cell table:formula="of:=[.E751]+[.$J$6]" office:value-type="float" office:value="2045">
            <text:p>2045</text:p>
          </table:table-cell>
          <table:table-cell table:formula="of:=&quot;Y&quot; &amp; [.E750]" office:value-type="string" office:string-value="Y2045">
            <text:p>Y2045</text:p>
          </table:table-cell>
          <table:table-cell table:formula="of:=[.C750] +6" office:value-type="float" office:value="6318">
            <text:p>6318</text:p>
          </table:table-cell>
          <table:table-cell table:formula="of:=&quot;X&quot;&amp; [.G750]" office:value-type="string" office:string-value="X6318">
            <text:p>X6318</text:p>
          </table:table-cell>
          <table:table-cell table:number-columns-repeated="6"/>
          <table:table-cell table:style-name="ce7" table:formula="of:=[.B751]" office:value-type="string" office:string-value="N758">
            <text:p>N758</text:p>
          </table:table-cell>
          <table:table-cell table:style-name="ce7" table:formula="of:=[.D751]" office:value-type="string" office:string-value="X6312">
            <text:p>X6312</text:p>
          </table:table-cell>
          <table:table-cell table:style-name="ce7" table:formula="of:=[.F751]" office:value-type="string" office:string-value="Y2039.25">
            <text:p>Y2039.25</text:p>
          </table:table-cell>
          <table:table-cell/>
          <table:table-cell table:formula="of:=[.B751]" office:value-type="string" office:string-value="N758">
            <text:p>N758</text:p>
          </table:table-cell>
          <table:table-cell table:formula="of:=[.H751]" office:value-type="string" office:string-value="X6318">
            <text:p>X6318</text:p>
          </table:table-cell>
          <table:table-cell table:formula="of:=[.F751]" office:value-type="string" office:string-value="Y2039.25">
            <text:p>Y2039.25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table:formula="of:=&quot;N&quot;&amp;[.A751]" office:value-type="string" office:string-value="N758">
            <text:p>N758</text:p>
          </table:table-cell>
          <table:table-cell table:formula="of:=[.$C$985]" office:value-type="float" office:value="6312">
            <text:p>6312</text:p>
          </table:table-cell>
          <table:table-cell table:formula="of:= &quot;X&quot;&amp; [.C751]" office:value-type="string" office:string-value="X6312">
            <text:p>X6312</text:p>
          </table:table-cell>
          <table:table-cell table:formula="of:=[.E752]+[.$J$6]" office:value-type="float" office:value="2039.25">
            <text:p>2039.25</text:p>
          </table:table-cell>
          <table:table-cell table:formula="of:=&quot;Y&quot; &amp; [.E751]" office:value-type="string" office:string-value="Y2039.25">
            <text:p>Y2039.25</text:p>
          </table:table-cell>
          <table:table-cell table:formula="of:=[.C751] +6" office:value-type="float" office:value="6318">
            <text:p>6318</text:p>
          </table:table-cell>
          <table:table-cell table:formula="of:=&quot;X&quot;&amp; [.G751]" office:value-type="string" office:string-value="X6318">
            <text:p>X6318</text:p>
          </table:table-cell>
          <table:table-cell table:number-columns-repeated="6"/>
          <table:table-cell table:style-name="ce7" table:formula="of:=[.B752]" office:value-type="string" office:string-value="N759">
            <text:p>N759</text:p>
          </table:table-cell>
          <table:table-cell table:style-name="ce7" table:formula="of:=[.D752]" office:value-type="string" office:string-value="X6312">
            <text:p>X6312</text:p>
          </table:table-cell>
          <table:table-cell table:style-name="ce7" table:formula="of:=[.F752]" office:value-type="string" office:string-value="Y2033.5">
            <text:p>Y2033.5</text:p>
          </table:table-cell>
          <table:table-cell/>
          <table:table-cell table:formula="of:=[.B752]" office:value-type="string" office:string-value="N759">
            <text:p>N759</text:p>
          </table:table-cell>
          <table:table-cell table:formula="of:=[.H752]" office:value-type="string" office:string-value="X6318">
            <text:p>X6318</text:p>
          </table:table-cell>
          <table:table-cell table:formula="of:=[.F752]" office:value-type="string" office:string-value="Y2033.5">
            <text:p>Y2033.5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table:formula="of:=&quot;N&quot;&amp;[.A752]" office:value-type="string" office:string-value="N759">
            <text:p>N759</text:p>
          </table:table-cell>
          <table:table-cell table:formula="of:=[.$C$985]" office:value-type="float" office:value="6312">
            <text:p>6312</text:p>
          </table:table-cell>
          <table:table-cell table:formula="of:= &quot;X&quot;&amp; [.C752]" office:value-type="string" office:string-value="X6312">
            <text:p>X6312</text:p>
          </table:table-cell>
          <table:table-cell table:formula="of:=[.E753]+[.$J$6]" office:value-type="float" office:value="2033.5">
            <text:p>2033.5</text:p>
          </table:table-cell>
          <table:table-cell table:formula="of:=&quot;Y&quot; &amp; [.E752]" office:value-type="string" office:string-value="Y2033.5">
            <text:p>Y2033.5</text:p>
          </table:table-cell>
          <table:table-cell table:formula="of:=[.C752] +6" office:value-type="float" office:value="6318">
            <text:p>6318</text:p>
          </table:table-cell>
          <table:table-cell table:formula="of:=&quot;X&quot;&amp; [.G752]" office:value-type="string" office:string-value="X6318">
            <text:p>X6318</text:p>
          </table:table-cell>
          <table:table-cell table:number-columns-repeated="6"/>
          <table:table-cell table:style-name="ce7" table:formula="of:=[.B753]" office:value-type="string" office:string-value="N760">
            <text:p>N760</text:p>
          </table:table-cell>
          <table:table-cell table:style-name="ce7" table:formula="of:=[.D753]" office:value-type="string" office:string-value="X6312">
            <text:p>X6312</text:p>
          </table:table-cell>
          <table:table-cell table:style-name="ce7" table:formula="of:=[.F753]" office:value-type="string" office:string-value="Y2027.75">
            <text:p>Y2027.75</text:p>
          </table:table-cell>
          <table:table-cell/>
          <table:table-cell table:formula="of:=[.B753]" office:value-type="string" office:string-value="N760">
            <text:p>N760</text:p>
          </table:table-cell>
          <table:table-cell table:formula="of:=[.H753]" office:value-type="string" office:string-value="X6318">
            <text:p>X6318</text:p>
          </table:table-cell>
          <table:table-cell table:formula="of:=[.F753]" office:value-type="string" office:string-value="Y2027.75">
            <text:p>Y2027.75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table:formula="of:=&quot;N&quot;&amp;[.A753]" office:value-type="string" office:string-value="N760">
            <text:p>N760</text:p>
          </table:table-cell>
          <table:table-cell table:formula="of:=[.$C$985]" office:value-type="float" office:value="6312">
            <text:p>6312</text:p>
          </table:table-cell>
          <table:table-cell table:formula="of:= &quot;X&quot;&amp; [.C753]" office:value-type="string" office:string-value="X6312">
            <text:p>X6312</text:p>
          </table:table-cell>
          <table:table-cell table:formula="of:=[.E754]+[.$J$6]" office:value-type="float" office:value="2027.75">
            <text:p>2027.75</text:p>
          </table:table-cell>
          <table:table-cell table:formula="of:=&quot;Y&quot; &amp; [.E753]" office:value-type="string" office:string-value="Y2027.75">
            <text:p>Y2027.75</text:p>
          </table:table-cell>
          <table:table-cell table:formula="of:=[.C753] +6" office:value-type="float" office:value="6318">
            <text:p>6318</text:p>
          </table:table-cell>
          <table:table-cell table:formula="of:=&quot;X&quot;&amp; [.G753]" office:value-type="string" office:string-value="X6318">
            <text:p>X6318</text:p>
          </table:table-cell>
          <table:table-cell table:number-columns-repeated="6"/>
          <table:table-cell table:style-name="ce7" table:formula="of:=[.B754]" office:value-type="string" office:string-value="N761">
            <text:p>N761</text:p>
          </table:table-cell>
          <table:table-cell table:style-name="ce7" table:formula="of:=[.D754]" office:value-type="string" office:string-value="X6312">
            <text:p>X6312</text:p>
          </table:table-cell>
          <table:table-cell table:style-name="ce7" table:formula="of:=[.F754]" office:value-type="string" office:string-value="Y2022">
            <text:p>Y2022</text:p>
          </table:table-cell>
          <table:table-cell/>
          <table:table-cell table:formula="of:=[.B754]" office:value-type="string" office:string-value="N761">
            <text:p>N761</text:p>
          </table:table-cell>
          <table:table-cell table:formula="of:=[.H754]" office:value-type="string" office:string-value="X6318">
            <text:p>X6318</text:p>
          </table:table-cell>
          <table:table-cell table:formula="of:=[.F754]" office:value-type="string" office:string-value="Y2022">
            <text:p>Y2022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table:formula="of:=&quot;N&quot;&amp;[.A754]" office:value-type="string" office:string-value="N761">
            <text:p>N761</text:p>
          </table:table-cell>
          <table:table-cell table:formula="of:=[.$C$985]" office:value-type="float" office:value="6312">
            <text:p>6312</text:p>
          </table:table-cell>
          <table:table-cell table:formula="of:= &quot;X&quot;&amp; [.C754]" office:value-type="string" office:string-value="X6312">
            <text:p>X6312</text:p>
          </table:table-cell>
          <table:table-cell table:formula="of:=[.E755]+[.$J$6]" office:value-type="float" office:value="2022">
            <text:p>2022</text:p>
          </table:table-cell>
          <table:table-cell table:formula="of:=&quot;Y&quot; &amp; [.E754]" office:value-type="string" office:string-value="Y2022">
            <text:p>Y2022</text:p>
          </table:table-cell>
          <table:table-cell table:formula="of:=[.C754] +6" office:value-type="float" office:value="6318">
            <text:p>6318</text:p>
          </table:table-cell>
          <table:table-cell table:formula="of:=&quot;X&quot;&amp; [.G754]" office:value-type="string" office:string-value="X6318">
            <text:p>X6318</text:p>
          </table:table-cell>
          <table:table-cell table:number-columns-repeated="6"/>
          <table:table-cell table:style-name="ce7" table:formula="of:=[.B755]" office:value-type="string" office:string-value="N762">
            <text:p>N762</text:p>
          </table:table-cell>
          <table:table-cell table:style-name="ce7" table:formula="of:=[.D755]" office:value-type="string" office:string-value="X6312">
            <text:p>X6312</text:p>
          </table:table-cell>
          <table:table-cell table:style-name="ce7" table:formula="of:=[.F755]" office:value-type="string" office:string-value="Y2016.25">
            <text:p>Y2016.25</text:p>
          </table:table-cell>
          <table:table-cell/>
          <table:table-cell table:formula="of:=[.B755]" office:value-type="string" office:string-value="N762">
            <text:p>N762</text:p>
          </table:table-cell>
          <table:table-cell table:formula="of:=[.H755]" office:value-type="string" office:string-value="X6318">
            <text:p>X6318</text:p>
          </table:table-cell>
          <table:table-cell table:formula="of:=[.F755]" office:value-type="string" office:string-value="Y2016.25">
            <text:p>Y2016.25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table:formula="of:=&quot;N&quot;&amp;[.A755]" office:value-type="string" office:string-value="N762">
            <text:p>N762</text:p>
          </table:table-cell>
          <table:table-cell table:formula="of:=[.$C$985]" office:value-type="float" office:value="6312">
            <text:p>6312</text:p>
          </table:table-cell>
          <table:table-cell table:formula="of:= &quot;X&quot;&amp; [.C755]" office:value-type="string" office:string-value="X6312">
            <text:p>X6312</text:p>
          </table:table-cell>
          <table:table-cell table:formula="of:=[.E756]+[.$J$6]" office:value-type="float" office:value="2016.25">
            <text:p>2016.25</text:p>
          </table:table-cell>
          <table:table-cell table:formula="of:=&quot;Y&quot; &amp; [.E755]" office:value-type="string" office:string-value="Y2016.25">
            <text:p>Y2016.25</text:p>
          </table:table-cell>
          <table:table-cell table:formula="of:=[.C755] +6" office:value-type="float" office:value="6318">
            <text:p>6318</text:p>
          </table:table-cell>
          <table:table-cell table:formula="of:=&quot;X&quot;&amp; [.G755]" office:value-type="string" office:string-value="X6318">
            <text:p>X6318</text:p>
          </table:table-cell>
          <table:table-cell table:number-columns-repeated="6"/>
          <table:table-cell table:style-name="ce7" table:formula="of:=[.B756]" office:value-type="string" office:string-value="N763">
            <text:p>N763</text:p>
          </table:table-cell>
          <table:table-cell table:style-name="ce7" table:formula="of:=[.D756]" office:value-type="string" office:string-value="X6312">
            <text:p>X6312</text:p>
          </table:table-cell>
          <table:table-cell table:style-name="ce7" table:formula="of:=[.F756]" office:value-type="string" office:string-value="Y2010.5">
            <text:p>Y2010.5</text:p>
          </table:table-cell>
          <table:table-cell/>
          <table:table-cell table:formula="of:=[.B756]" office:value-type="string" office:string-value="N763">
            <text:p>N763</text:p>
          </table:table-cell>
          <table:table-cell table:formula="of:=[.H756]" office:value-type="string" office:string-value="X6318">
            <text:p>X6318</text:p>
          </table:table-cell>
          <table:table-cell table:formula="of:=[.F756]" office:value-type="string" office:string-value="Y2010.5">
            <text:p>Y2010.5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table:formula="of:=&quot;N&quot;&amp;[.A756]" office:value-type="string" office:string-value="N763">
            <text:p>N763</text:p>
          </table:table-cell>
          <table:table-cell table:formula="of:=[.$C$985]" office:value-type="float" office:value="6312">
            <text:p>6312</text:p>
          </table:table-cell>
          <table:table-cell table:formula="of:= &quot;X&quot;&amp; [.C756]" office:value-type="string" office:string-value="X6312">
            <text:p>X6312</text:p>
          </table:table-cell>
          <table:table-cell table:formula="of:=[.E757]+[.$J$6]" office:value-type="float" office:value="2010.5">
            <text:p>2010.5</text:p>
          </table:table-cell>
          <table:table-cell table:formula="of:=&quot;Y&quot; &amp; [.E756]" office:value-type="string" office:string-value="Y2010.5">
            <text:p>Y2010.5</text:p>
          </table:table-cell>
          <table:table-cell table:formula="of:=[.C756] +6" office:value-type="float" office:value="6318">
            <text:p>6318</text:p>
          </table:table-cell>
          <table:table-cell table:formula="of:=&quot;X&quot;&amp; [.G756]" office:value-type="string" office:string-value="X6318">
            <text:p>X6318</text:p>
          </table:table-cell>
          <table:table-cell table:number-columns-repeated="6"/>
          <table:table-cell table:style-name="ce7" table:formula="of:=[.B757]" office:value-type="string" office:string-value="N764">
            <text:p>N764</text:p>
          </table:table-cell>
          <table:table-cell table:style-name="ce7" table:formula="of:=[.D757]" office:value-type="string" office:string-value="X6312">
            <text:p>X6312</text:p>
          </table:table-cell>
          <table:table-cell table:style-name="ce7" table:formula="of:=[.F757]" office:value-type="string" office:string-value="Y2004.75">
            <text:p>Y2004.75</text:p>
          </table:table-cell>
          <table:table-cell/>
          <table:table-cell table:formula="of:=[.B757]" office:value-type="string" office:string-value="N764">
            <text:p>N764</text:p>
          </table:table-cell>
          <table:table-cell table:formula="of:=[.H757]" office:value-type="string" office:string-value="X6318">
            <text:p>X6318</text:p>
          </table:table-cell>
          <table:table-cell table:formula="of:=[.F757]" office:value-type="string" office:string-value="Y2004.75">
            <text:p>Y2004.75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table:formula="of:=&quot;N&quot;&amp;[.A757]" office:value-type="string" office:string-value="N764">
            <text:p>N764</text:p>
          </table:table-cell>
          <table:table-cell table:formula="of:=[.$C$985]" office:value-type="float" office:value="6312">
            <text:p>6312</text:p>
          </table:table-cell>
          <table:table-cell table:formula="of:= &quot;X&quot;&amp; [.C757]" office:value-type="string" office:string-value="X6312">
            <text:p>X6312</text:p>
          </table:table-cell>
          <table:table-cell table:formula="of:=[.E758]+[.$J$6]" office:value-type="float" office:value="2004.75">
            <text:p>2004.75</text:p>
          </table:table-cell>
          <table:table-cell table:formula="of:=&quot;Y&quot; &amp; [.E757]" office:value-type="string" office:string-value="Y2004.75">
            <text:p>Y2004.75</text:p>
          </table:table-cell>
          <table:table-cell table:formula="of:=[.C757] +6" office:value-type="float" office:value="6318">
            <text:p>6318</text:p>
          </table:table-cell>
          <table:table-cell table:formula="of:=&quot;X&quot;&amp; [.G757]" office:value-type="string" office:string-value="X6318">
            <text:p>X6318</text:p>
          </table:table-cell>
          <table:table-cell table:number-columns-repeated="6"/>
          <table:table-cell table:style-name="ce7" table:formula="of:=[.B758]" office:value-type="string" office:string-value="N765">
            <text:p>N765</text:p>
          </table:table-cell>
          <table:table-cell table:style-name="ce7" table:formula="of:=[.D758]" office:value-type="string" office:string-value="X6312">
            <text:p>X6312</text:p>
          </table:table-cell>
          <table:table-cell table:style-name="ce7" table:formula="of:=[.F758]" office:value-type="string" office:string-value="Y1999">
            <text:p>Y1999</text:p>
          </table:table-cell>
          <table:table-cell/>
          <table:table-cell table:formula="of:=[.B758]" office:value-type="string" office:string-value="N765">
            <text:p>N765</text:p>
          </table:table-cell>
          <table:table-cell table:formula="of:=[.H758]" office:value-type="string" office:string-value="X6318">
            <text:p>X6318</text:p>
          </table:table-cell>
          <table:table-cell table:formula="of:=[.F758]" office:value-type="string" office:string-value="Y1999">
            <text:p>Y1999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table:formula="of:=&quot;N&quot;&amp;[.A758]" office:value-type="string" office:string-value="N765">
            <text:p>N765</text:p>
          </table:table-cell>
          <table:table-cell table:formula="of:=[.$C$985]" office:value-type="float" office:value="6312">
            <text:p>6312</text:p>
          </table:table-cell>
          <table:table-cell table:formula="of:= &quot;X&quot;&amp; [.C758]" office:value-type="string" office:string-value="X6312">
            <text:p>X6312</text:p>
          </table:table-cell>
          <table:table-cell table:formula="of:=[.E759]+[.$J$6]" office:value-type="float" office:value="1999">
            <text:p>1999</text:p>
          </table:table-cell>
          <table:table-cell table:formula="of:=&quot;Y&quot; &amp; [.E758]" office:value-type="string" office:string-value="Y1999">
            <text:p>Y1999</text:p>
          </table:table-cell>
          <table:table-cell table:formula="of:=[.C758] +6" office:value-type="float" office:value="6318">
            <text:p>6318</text:p>
          </table:table-cell>
          <table:table-cell table:formula="of:=&quot;X&quot;&amp; [.G758]" office:value-type="string" office:string-value="X6318">
            <text:p>X6318</text:p>
          </table:table-cell>
          <table:table-cell table:number-columns-repeated="6"/>
          <table:table-cell table:style-name="ce7" table:formula="of:=[.B759]" office:value-type="string" office:string-value="N766">
            <text:p>N766</text:p>
          </table:table-cell>
          <table:table-cell table:style-name="ce7" table:formula="of:=[.D759]" office:value-type="string" office:string-value="X6312">
            <text:p>X6312</text:p>
          </table:table-cell>
          <table:table-cell table:style-name="ce7" table:formula="of:=[.F759]" office:value-type="string" office:string-value="Y1993.25">
            <text:p>Y1993.25</text:p>
          </table:table-cell>
          <table:table-cell/>
          <table:table-cell table:formula="of:=[.B759]" office:value-type="string" office:string-value="N766">
            <text:p>N766</text:p>
          </table:table-cell>
          <table:table-cell table:formula="of:=[.H759]" office:value-type="string" office:string-value="X6318">
            <text:p>X6318</text:p>
          </table:table-cell>
          <table:table-cell table:formula="of:=[.F759]" office:value-type="string" office:string-value="Y1993.25">
            <text:p>Y1993.25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table:formula="of:=&quot;N&quot;&amp;[.A759]" office:value-type="string" office:string-value="N766">
            <text:p>N766</text:p>
          </table:table-cell>
          <table:table-cell table:formula="of:=[.$C$985]" office:value-type="float" office:value="6312">
            <text:p>6312</text:p>
          </table:table-cell>
          <table:table-cell table:formula="of:= &quot;X&quot;&amp; [.C759]" office:value-type="string" office:string-value="X6312">
            <text:p>X6312</text:p>
          </table:table-cell>
          <table:table-cell table:formula="of:=[.E760]+[.$J$6]" office:value-type="float" office:value="1993.25">
            <text:p>1993.25</text:p>
          </table:table-cell>
          <table:table-cell table:formula="of:=&quot;Y&quot; &amp; [.E759]" office:value-type="string" office:string-value="Y1993.25">
            <text:p>Y1993.25</text:p>
          </table:table-cell>
          <table:table-cell table:formula="of:=[.C759] +6" office:value-type="float" office:value="6318">
            <text:p>6318</text:p>
          </table:table-cell>
          <table:table-cell table:formula="of:=&quot;X&quot;&amp; [.G759]" office:value-type="string" office:string-value="X6318">
            <text:p>X6318</text:p>
          </table:table-cell>
          <table:table-cell table:number-columns-repeated="6"/>
          <table:table-cell table:style-name="ce7" table:formula="of:=[.B760]" office:value-type="string" office:string-value="N767">
            <text:p>N767</text:p>
          </table:table-cell>
          <table:table-cell table:style-name="ce7" table:formula="of:=[.D760]" office:value-type="string" office:string-value="X6312">
            <text:p>X6312</text:p>
          </table:table-cell>
          <table:table-cell table:style-name="ce7" table:formula="of:=[.F760]" office:value-type="string" office:string-value="Y1987.5">
            <text:p>Y1987.5</text:p>
          </table:table-cell>
          <table:table-cell/>
          <table:table-cell table:formula="of:=[.B760]" office:value-type="string" office:string-value="N767">
            <text:p>N767</text:p>
          </table:table-cell>
          <table:table-cell table:formula="of:=[.H760]" office:value-type="string" office:string-value="X6318">
            <text:p>X6318</text:p>
          </table:table-cell>
          <table:table-cell table:formula="of:=[.F760]" office:value-type="string" office:string-value="Y1987.5">
            <text:p>Y1987.5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table:formula="of:=&quot;N&quot;&amp;[.A760]" office:value-type="string" office:string-value="N767">
            <text:p>N767</text:p>
          </table:table-cell>
          <table:table-cell table:formula="of:=[.$C$985]" office:value-type="float" office:value="6312">
            <text:p>6312</text:p>
          </table:table-cell>
          <table:table-cell table:formula="of:= &quot;X&quot;&amp; [.C760]" office:value-type="string" office:string-value="X6312">
            <text:p>X6312</text:p>
          </table:table-cell>
          <table:table-cell table:formula="of:=[.E761]+[.$J$6]" office:value-type="float" office:value="1987.5">
            <text:p>1987.5</text:p>
          </table:table-cell>
          <table:table-cell table:formula="of:=&quot;Y&quot; &amp; [.E760]" office:value-type="string" office:string-value="Y1987.5">
            <text:p>Y1987.5</text:p>
          </table:table-cell>
          <table:table-cell table:formula="of:=[.C760] +6" office:value-type="float" office:value="6318">
            <text:p>6318</text:p>
          </table:table-cell>
          <table:table-cell table:formula="of:=&quot;X&quot;&amp; [.G760]" office:value-type="string" office:string-value="X6318">
            <text:p>X6318</text:p>
          </table:table-cell>
          <table:table-cell table:number-columns-repeated="6"/>
          <table:table-cell table:style-name="ce7" table:formula="of:=[.B761]" office:value-type="string" office:string-value="N768">
            <text:p>N768</text:p>
          </table:table-cell>
          <table:table-cell table:style-name="ce7" table:formula="of:=[.D761]" office:value-type="string" office:string-value="X6312">
            <text:p>X6312</text:p>
          </table:table-cell>
          <table:table-cell table:style-name="ce7" table:formula="of:=[.F761]" office:value-type="string" office:string-value="Y1981.75">
            <text:p>Y1981.75</text:p>
          </table:table-cell>
          <table:table-cell/>
          <table:table-cell table:formula="of:=[.B761]" office:value-type="string" office:string-value="N768">
            <text:p>N768</text:p>
          </table:table-cell>
          <table:table-cell table:formula="of:=[.H761]" office:value-type="string" office:string-value="X6318">
            <text:p>X6318</text:p>
          </table:table-cell>
          <table:table-cell table:formula="of:=[.F761]" office:value-type="string" office:string-value="Y1981.75">
            <text:p>Y1981.75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table:formula="of:=&quot;N&quot;&amp;[.A761]" office:value-type="string" office:string-value="N768">
            <text:p>N768</text:p>
          </table:table-cell>
          <table:table-cell table:formula="of:=[.$C$985]" office:value-type="float" office:value="6312">
            <text:p>6312</text:p>
          </table:table-cell>
          <table:table-cell table:formula="of:= &quot;X&quot;&amp; [.C761]" office:value-type="string" office:string-value="X6312">
            <text:p>X6312</text:p>
          </table:table-cell>
          <table:table-cell table:formula="of:=[.E762]+[.$J$6]" office:value-type="float" office:value="1981.75">
            <text:p>1981.75</text:p>
          </table:table-cell>
          <table:table-cell table:formula="of:=&quot;Y&quot; &amp; [.E761]" office:value-type="string" office:string-value="Y1981.75">
            <text:p>Y1981.75</text:p>
          </table:table-cell>
          <table:table-cell table:formula="of:=[.C761] +6" office:value-type="float" office:value="6318">
            <text:p>6318</text:p>
          </table:table-cell>
          <table:table-cell table:formula="of:=&quot;X&quot;&amp; [.G761]" office:value-type="string" office:string-value="X6318">
            <text:p>X6318</text:p>
          </table:table-cell>
          <table:table-cell table:number-columns-repeated="6"/>
          <table:table-cell table:style-name="ce7" table:formula="of:=[.B762]" office:value-type="string" office:string-value="N769">
            <text:p>N769</text:p>
          </table:table-cell>
          <table:table-cell table:style-name="ce7" table:formula="of:=[.D762]" office:value-type="string" office:string-value="X6312">
            <text:p>X6312</text:p>
          </table:table-cell>
          <table:table-cell table:style-name="ce7" table:formula="of:=[.F762]" office:value-type="string" office:string-value="Y1976">
            <text:p>Y1976</text:p>
          </table:table-cell>
          <table:table-cell/>
          <table:table-cell table:formula="of:=[.B762]" office:value-type="string" office:string-value="N769">
            <text:p>N769</text:p>
          </table:table-cell>
          <table:table-cell table:formula="of:=[.H762]" office:value-type="string" office:string-value="X6318">
            <text:p>X6318</text:p>
          </table:table-cell>
          <table:table-cell table:formula="of:=[.F762]" office:value-type="string" office:string-value="Y1976">
            <text:p>Y1976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table:formula="of:=&quot;N&quot;&amp;[.A762]" office:value-type="string" office:string-value="N769">
            <text:p>N769</text:p>
          </table:table-cell>
          <table:table-cell table:formula="of:=[.$C$985]" office:value-type="float" office:value="6312">
            <text:p>6312</text:p>
          </table:table-cell>
          <table:table-cell table:formula="of:= &quot;X&quot;&amp; [.C762]" office:value-type="string" office:string-value="X6312">
            <text:p>X6312</text:p>
          </table:table-cell>
          <table:table-cell table:formula="of:=[.E763]+[.$J$6]" office:value-type="float" office:value="1976">
            <text:p>1976</text:p>
          </table:table-cell>
          <table:table-cell table:formula="of:=&quot;Y&quot; &amp; [.E762]" office:value-type="string" office:string-value="Y1976">
            <text:p>Y1976</text:p>
          </table:table-cell>
          <table:table-cell table:formula="of:=[.C762] +6" office:value-type="float" office:value="6318">
            <text:p>6318</text:p>
          </table:table-cell>
          <table:table-cell table:formula="of:=&quot;X&quot;&amp; [.G762]" office:value-type="string" office:string-value="X6318">
            <text:p>X6318</text:p>
          </table:table-cell>
          <table:table-cell table:number-columns-repeated="6"/>
          <table:table-cell table:style-name="ce7" table:formula="of:=[.B763]" office:value-type="string" office:string-value="N770">
            <text:p>N770</text:p>
          </table:table-cell>
          <table:table-cell table:style-name="ce7" table:formula="of:=[.D763]" office:value-type="string" office:string-value="X6312">
            <text:p>X6312</text:p>
          </table:table-cell>
          <table:table-cell table:style-name="ce7" table:formula="of:=[.F763]" office:value-type="string" office:string-value="Y1970.25">
            <text:p>Y1970.25</text:p>
          </table:table-cell>
          <table:table-cell/>
          <table:table-cell table:formula="of:=[.B763]" office:value-type="string" office:string-value="N770">
            <text:p>N770</text:p>
          </table:table-cell>
          <table:table-cell table:formula="of:=[.H763]" office:value-type="string" office:string-value="X6318">
            <text:p>X6318</text:p>
          </table:table-cell>
          <table:table-cell table:formula="of:=[.F763]" office:value-type="string" office:string-value="Y1970.25">
            <text:p>Y1970.25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table:formula="of:=&quot;N&quot;&amp;[.A763]" office:value-type="string" office:string-value="N770">
            <text:p>N770</text:p>
          </table:table-cell>
          <table:table-cell table:formula="of:=[.$C$985]" office:value-type="float" office:value="6312">
            <text:p>6312</text:p>
          </table:table-cell>
          <table:table-cell table:formula="of:= &quot;X&quot;&amp; [.C763]" office:value-type="string" office:string-value="X6312">
            <text:p>X6312</text:p>
          </table:table-cell>
          <table:table-cell table:formula="of:=[.E764]+[.$J$6]" office:value-type="float" office:value="1970.25">
            <text:p>1970.25</text:p>
          </table:table-cell>
          <table:table-cell table:formula="of:=&quot;Y&quot; &amp; [.E763]" office:value-type="string" office:string-value="Y1970.25">
            <text:p>Y1970.25</text:p>
          </table:table-cell>
          <table:table-cell table:formula="of:=[.C763] +6" office:value-type="float" office:value="6318">
            <text:p>6318</text:p>
          </table:table-cell>
          <table:table-cell table:formula="of:=&quot;X&quot;&amp; [.G763]" office:value-type="string" office:string-value="X6318">
            <text:p>X6318</text:p>
          </table:table-cell>
          <table:table-cell table:number-columns-repeated="6"/>
          <table:table-cell table:style-name="ce7" table:formula="of:=[.B764]" office:value-type="string" office:string-value="N771">
            <text:p>N771</text:p>
          </table:table-cell>
          <table:table-cell table:style-name="ce7" table:formula="of:=[.D764]" office:value-type="string" office:string-value="X6312">
            <text:p>X6312</text:p>
          </table:table-cell>
          <table:table-cell table:style-name="ce7" table:formula="of:=[.F764]" office:value-type="string" office:string-value="Y1964.5">
            <text:p>Y1964.5</text:p>
          </table:table-cell>
          <table:table-cell/>
          <table:table-cell table:formula="of:=[.B764]" office:value-type="string" office:string-value="N771">
            <text:p>N771</text:p>
          </table:table-cell>
          <table:table-cell table:formula="of:=[.H764]" office:value-type="string" office:string-value="X6318">
            <text:p>X6318</text:p>
          </table:table-cell>
          <table:table-cell table:formula="of:=[.F764]" office:value-type="string" office:string-value="Y1964.5">
            <text:p>Y1964.5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table:formula="of:=&quot;N&quot;&amp;[.A764]" office:value-type="string" office:string-value="N771">
            <text:p>N771</text:p>
          </table:table-cell>
          <table:table-cell table:formula="of:=[.$C$985]" office:value-type="float" office:value="6312">
            <text:p>6312</text:p>
          </table:table-cell>
          <table:table-cell table:formula="of:= &quot;X&quot;&amp; [.C764]" office:value-type="string" office:string-value="X6312">
            <text:p>X6312</text:p>
          </table:table-cell>
          <table:table-cell table:formula="of:=[.E765]+[.$J$6]" office:value-type="float" office:value="1964.5">
            <text:p>1964.5</text:p>
          </table:table-cell>
          <table:table-cell table:formula="of:=&quot;Y&quot; &amp; [.E764]" office:value-type="string" office:string-value="Y1964.5">
            <text:p>Y1964.5</text:p>
          </table:table-cell>
          <table:table-cell table:formula="of:=[.C764] +6" office:value-type="float" office:value="6318">
            <text:p>6318</text:p>
          </table:table-cell>
          <table:table-cell table:formula="of:=&quot;X&quot;&amp; [.G764]" office:value-type="string" office:string-value="X6318">
            <text:p>X6318</text:p>
          </table:table-cell>
          <table:table-cell table:number-columns-repeated="6"/>
          <table:table-cell table:style-name="ce7" table:formula="of:=[.B765]" office:value-type="string" office:string-value="N772">
            <text:p>N772</text:p>
          </table:table-cell>
          <table:table-cell table:style-name="ce7" table:formula="of:=[.D765]" office:value-type="string" office:string-value="X6312">
            <text:p>X6312</text:p>
          </table:table-cell>
          <table:table-cell table:style-name="ce7" table:formula="of:=[.F765]" office:value-type="string" office:string-value="Y1958.75">
            <text:p>Y1958.75</text:p>
          </table:table-cell>
          <table:table-cell/>
          <table:table-cell table:formula="of:=[.B765]" office:value-type="string" office:string-value="N772">
            <text:p>N772</text:p>
          </table:table-cell>
          <table:table-cell table:formula="of:=[.H765]" office:value-type="string" office:string-value="X6318">
            <text:p>X6318</text:p>
          </table:table-cell>
          <table:table-cell table:formula="of:=[.F765]" office:value-type="string" office:string-value="Y1958.75">
            <text:p>Y1958.75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table:formula="of:=&quot;N&quot;&amp;[.A765]" office:value-type="string" office:string-value="N772">
            <text:p>N772</text:p>
          </table:table-cell>
          <table:table-cell table:formula="of:=[.$C$985]" office:value-type="float" office:value="6312">
            <text:p>6312</text:p>
          </table:table-cell>
          <table:table-cell table:formula="of:= &quot;X&quot;&amp; [.C765]" office:value-type="string" office:string-value="X6312">
            <text:p>X6312</text:p>
          </table:table-cell>
          <table:table-cell table:formula="of:=[.E766]+[.$J$6]" office:value-type="float" office:value="1958.75">
            <text:p>1958.75</text:p>
          </table:table-cell>
          <table:table-cell table:formula="of:=&quot;Y&quot; &amp; [.E765]" office:value-type="string" office:string-value="Y1958.75">
            <text:p>Y1958.75</text:p>
          </table:table-cell>
          <table:table-cell table:formula="of:=[.C765] +6" office:value-type="float" office:value="6318">
            <text:p>6318</text:p>
          </table:table-cell>
          <table:table-cell table:formula="of:=&quot;X&quot;&amp; [.G765]" office:value-type="string" office:string-value="X6318">
            <text:p>X6318</text:p>
          </table:table-cell>
          <table:table-cell table:number-columns-repeated="6"/>
          <table:table-cell table:style-name="ce7" table:formula="of:=[.B766]" office:value-type="string" office:string-value="N773">
            <text:p>N773</text:p>
          </table:table-cell>
          <table:table-cell table:style-name="ce7" table:formula="of:=[.D766]" office:value-type="string" office:string-value="X6312">
            <text:p>X6312</text:p>
          </table:table-cell>
          <table:table-cell table:style-name="ce7" table:formula="of:=[.F766]" office:value-type="string" office:string-value="Y1953">
            <text:p>Y1953</text:p>
          </table:table-cell>
          <table:table-cell/>
          <table:table-cell table:formula="of:=[.B766]" office:value-type="string" office:string-value="N773">
            <text:p>N773</text:p>
          </table:table-cell>
          <table:table-cell table:formula="of:=[.H766]" office:value-type="string" office:string-value="X6318">
            <text:p>X6318</text:p>
          </table:table-cell>
          <table:table-cell table:formula="of:=[.F766]" office:value-type="string" office:string-value="Y1953">
            <text:p>Y1953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table:formula="of:=&quot;N&quot;&amp;[.A766]" office:value-type="string" office:string-value="N773">
            <text:p>N773</text:p>
          </table:table-cell>
          <table:table-cell table:formula="of:=[.$C$985]" office:value-type="float" office:value="6312">
            <text:p>6312</text:p>
          </table:table-cell>
          <table:table-cell table:formula="of:= &quot;X&quot;&amp; [.C766]" office:value-type="string" office:string-value="X6312">
            <text:p>X6312</text:p>
          </table:table-cell>
          <table:table-cell table:formula="of:=[.E767]+[.$J$6]" office:value-type="float" office:value="1953">
            <text:p>1953</text:p>
          </table:table-cell>
          <table:table-cell table:formula="of:=&quot;Y&quot; &amp; [.E766]" office:value-type="string" office:string-value="Y1953">
            <text:p>Y1953</text:p>
          </table:table-cell>
          <table:table-cell table:formula="of:=[.C766] +6" office:value-type="float" office:value="6318">
            <text:p>6318</text:p>
          </table:table-cell>
          <table:table-cell table:formula="of:=&quot;X&quot;&amp; [.G766]" office:value-type="string" office:string-value="X6318">
            <text:p>X6318</text:p>
          </table:table-cell>
          <table:table-cell table:number-columns-repeated="6"/>
          <table:table-cell table:style-name="ce7" table:formula="of:=[.B767]" office:value-type="string" office:string-value="N774">
            <text:p>N774</text:p>
          </table:table-cell>
          <table:table-cell table:style-name="ce7" table:formula="of:=[.D767]" office:value-type="string" office:string-value="X6312">
            <text:p>X6312</text:p>
          </table:table-cell>
          <table:table-cell table:style-name="ce7" table:formula="of:=[.F767]" office:value-type="string" office:string-value="Y1947.25">
            <text:p>Y1947.25</text:p>
          </table:table-cell>
          <table:table-cell/>
          <table:table-cell table:formula="of:=[.B767]" office:value-type="string" office:string-value="N774">
            <text:p>N774</text:p>
          </table:table-cell>
          <table:table-cell table:formula="of:=[.H767]" office:value-type="string" office:string-value="X6318">
            <text:p>X6318</text:p>
          </table:table-cell>
          <table:table-cell table:formula="of:=[.F767]" office:value-type="string" office:string-value="Y1947.25">
            <text:p>Y1947.25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table:formula="of:=&quot;N&quot;&amp;[.A767]" office:value-type="string" office:string-value="N774">
            <text:p>N774</text:p>
          </table:table-cell>
          <table:table-cell table:formula="of:=[.$C$985]" office:value-type="float" office:value="6312">
            <text:p>6312</text:p>
          </table:table-cell>
          <table:table-cell table:formula="of:= &quot;X&quot;&amp; [.C767]" office:value-type="string" office:string-value="X6312">
            <text:p>X6312</text:p>
          </table:table-cell>
          <table:table-cell table:formula="of:=[.E768]+[.$J$6]" office:value-type="float" office:value="1947.25">
            <text:p>1947.25</text:p>
          </table:table-cell>
          <table:table-cell table:formula="of:=&quot;Y&quot; &amp; [.E767]" office:value-type="string" office:string-value="Y1947.25">
            <text:p>Y1947.25</text:p>
          </table:table-cell>
          <table:table-cell table:formula="of:=[.C767] +6" office:value-type="float" office:value="6318">
            <text:p>6318</text:p>
          </table:table-cell>
          <table:table-cell table:formula="of:=&quot;X&quot;&amp; [.G767]" office:value-type="string" office:string-value="X6318">
            <text:p>X6318</text:p>
          </table:table-cell>
          <table:table-cell table:number-columns-repeated="6"/>
          <table:table-cell table:style-name="ce7" table:formula="of:=[.B768]" office:value-type="string" office:string-value="N775">
            <text:p>N775</text:p>
          </table:table-cell>
          <table:table-cell table:style-name="ce7" table:formula="of:=[.D768]" office:value-type="string" office:string-value="X6312">
            <text:p>X6312</text:p>
          </table:table-cell>
          <table:table-cell table:style-name="ce7" table:formula="of:=[.F768]" office:value-type="string" office:string-value="Y1941.5">
            <text:p>Y1941.5</text:p>
          </table:table-cell>
          <table:table-cell/>
          <table:table-cell table:formula="of:=[.B768]" office:value-type="string" office:string-value="N775">
            <text:p>N775</text:p>
          </table:table-cell>
          <table:table-cell table:formula="of:=[.H768]" office:value-type="string" office:string-value="X6318">
            <text:p>X6318</text:p>
          </table:table-cell>
          <table:table-cell table:formula="of:=[.F768]" office:value-type="string" office:string-value="Y1941.5">
            <text:p>Y1941.5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table:formula="of:=&quot;N&quot;&amp;[.A768]" office:value-type="string" office:string-value="N775">
            <text:p>N775</text:p>
          </table:table-cell>
          <table:table-cell table:formula="of:=[.$C$985]" office:value-type="float" office:value="6312">
            <text:p>6312</text:p>
          </table:table-cell>
          <table:table-cell table:formula="of:= &quot;X&quot;&amp; [.C768]" office:value-type="string" office:string-value="X6312">
            <text:p>X6312</text:p>
          </table:table-cell>
          <table:table-cell table:formula="of:=[.E769]+[.$J$6]" office:value-type="float" office:value="1941.5">
            <text:p>1941.5</text:p>
          </table:table-cell>
          <table:table-cell table:formula="of:=&quot;Y&quot; &amp; [.E768]" office:value-type="string" office:string-value="Y1941.5">
            <text:p>Y1941.5</text:p>
          </table:table-cell>
          <table:table-cell table:formula="of:=[.C768] +6" office:value-type="float" office:value="6318">
            <text:p>6318</text:p>
          </table:table-cell>
          <table:table-cell table:formula="of:=&quot;X&quot;&amp; [.G768]" office:value-type="string" office:string-value="X6318">
            <text:p>X6318</text:p>
          </table:table-cell>
          <table:table-cell table:number-columns-repeated="6"/>
          <table:table-cell table:style-name="ce7" table:formula="of:=[.B769]" office:value-type="string" office:string-value="N776">
            <text:p>N776</text:p>
          </table:table-cell>
          <table:table-cell table:style-name="ce7" table:formula="of:=[.D769]" office:value-type="string" office:string-value="X6312">
            <text:p>X6312</text:p>
          </table:table-cell>
          <table:table-cell table:style-name="ce7" table:formula="of:=[.F769]" office:value-type="string" office:string-value="Y1935.75">
            <text:p>Y1935.75</text:p>
          </table:table-cell>
          <table:table-cell/>
          <table:table-cell table:formula="of:=[.B769]" office:value-type="string" office:string-value="N776">
            <text:p>N776</text:p>
          </table:table-cell>
          <table:table-cell table:formula="of:=[.H769]" office:value-type="string" office:string-value="X6318">
            <text:p>X6318</text:p>
          </table:table-cell>
          <table:table-cell table:formula="of:=[.F769]" office:value-type="string" office:string-value="Y1935.75">
            <text:p>Y1935.75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table:formula="of:=&quot;N&quot;&amp;[.A769]" office:value-type="string" office:string-value="N776">
            <text:p>N776</text:p>
          </table:table-cell>
          <table:table-cell table:formula="of:=[.$C$985]" office:value-type="float" office:value="6312">
            <text:p>6312</text:p>
          </table:table-cell>
          <table:table-cell table:formula="of:= &quot;X&quot;&amp; [.C769]" office:value-type="string" office:string-value="X6312">
            <text:p>X6312</text:p>
          </table:table-cell>
          <table:table-cell table:formula="of:=[.E770]+[.$J$6]" office:value-type="float" office:value="1935.75">
            <text:p>1935.75</text:p>
          </table:table-cell>
          <table:table-cell table:formula="of:=&quot;Y&quot; &amp; [.E769]" office:value-type="string" office:string-value="Y1935.75">
            <text:p>Y1935.75</text:p>
          </table:table-cell>
          <table:table-cell table:formula="of:=[.C769] +6" office:value-type="float" office:value="6318">
            <text:p>6318</text:p>
          </table:table-cell>
          <table:table-cell table:formula="of:=&quot;X&quot;&amp; [.G769]" office:value-type="string" office:string-value="X6318">
            <text:p>X6318</text:p>
          </table:table-cell>
          <table:table-cell table:number-columns-repeated="6"/>
          <table:table-cell table:style-name="ce7" table:formula="of:=[.B770]" office:value-type="string" office:string-value="N777">
            <text:p>N777</text:p>
          </table:table-cell>
          <table:table-cell table:style-name="ce7" table:formula="of:=[.D770]" office:value-type="string" office:string-value="X6312">
            <text:p>X6312</text:p>
          </table:table-cell>
          <table:table-cell table:style-name="ce7" table:formula="of:=[.F770]" office:value-type="string" office:string-value="Y1930">
            <text:p>Y1930</text:p>
          </table:table-cell>
          <table:table-cell/>
          <table:table-cell table:formula="of:=[.B770]" office:value-type="string" office:string-value="N777">
            <text:p>N777</text:p>
          </table:table-cell>
          <table:table-cell table:formula="of:=[.H770]" office:value-type="string" office:string-value="X6318">
            <text:p>X6318</text:p>
          </table:table-cell>
          <table:table-cell table:formula="of:=[.F770]" office:value-type="string" office:string-value="Y1930">
            <text:p>Y1930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table:formula="of:=&quot;N&quot;&amp;[.A770]" office:value-type="string" office:string-value="N777">
            <text:p>N777</text:p>
          </table:table-cell>
          <table:table-cell table:formula="of:=[.$C$985]" office:value-type="float" office:value="6312">
            <text:p>6312</text:p>
          </table:table-cell>
          <table:table-cell table:formula="of:= &quot;X&quot;&amp; [.C770]" office:value-type="string" office:string-value="X6312">
            <text:p>X6312</text:p>
          </table:table-cell>
          <table:table-cell table:formula="of:=[.E771]+[.$J$6]" office:value-type="float" office:value="1930">
            <text:p>1930</text:p>
          </table:table-cell>
          <table:table-cell table:formula="of:=&quot;Y&quot; &amp; [.E770]" office:value-type="string" office:string-value="Y1930">
            <text:p>Y1930</text:p>
          </table:table-cell>
          <table:table-cell table:formula="of:=[.C770] +6" office:value-type="float" office:value="6318">
            <text:p>6318</text:p>
          </table:table-cell>
          <table:table-cell table:formula="of:=&quot;X&quot;&amp; [.G770]" office:value-type="string" office:string-value="X6318">
            <text:p>X6318</text:p>
          </table:table-cell>
          <table:table-cell table:number-columns-repeated="6"/>
          <table:table-cell table:style-name="ce7" table:formula="of:=[.B771]" office:value-type="string" office:string-value="N778">
            <text:p>N778</text:p>
          </table:table-cell>
          <table:table-cell table:style-name="ce7" table:formula="of:=[.D771]" office:value-type="string" office:string-value="X6312">
            <text:p>X6312</text:p>
          </table:table-cell>
          <table:table-cell table:style-name="ce7" table:formula="of:=[.F771]" office:value-type="string" office:string-value="Y1924.25">
            <text:p>Y1924.25</text:p>
          </table:table-cell>
          <table:table-cell/>
          <table:table-cell table:formula="of:=[.B771]" office:value-type="string" office:string-value="N778">
            <text:p>N778</text:p>
          </table:table-cell>
          <table:table-cell table:formula="of:=[.H771]" office:value-type="string" office:string-value="X6318">
            <text:p>X6318</text:p>
          </table:table-cell>
          <table:table-cell table:formula="of:=[.F771]" office:value-type="string" office:string-value="Y1924.25">
            <text:p>Y1924.25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table:formula="of:=&quot;N&quot;&amp;[.A771]" office:value-type="string" office:string-value="N778">
            <text:p>N778</text:p>
          </table:table-cell>
          <table:table-cell table:formula="of:=[.$C$985]" office:value-type="float" office:value="6312">
            <text:p>6312</text:p>
          </table:table-cell>
          <table:table-cell table:formula="of:= &quot;X&quot;&amp; [.C771]" office:value-type="string" office:string-value="X6312">
            <text:p>X6312</text:p>
          </table:table-cell>
          <table:table-cell table:formula="of:=[.E772]+[.$J$6]" office:value-type="float" office:value="1924.25">
            <text:p>1924.25</text:p>
          </table:table-cell>
          <table:table-cell table:formula="of:=&quot;Y&quot; &amp; [.E771]" office:value-type="string" office:string-value="Y1924.25">
            <text:p>Y1924.25</text:p>
          </table:table-cell>
          <table:table-cell table:formula="of:=[.C771] +6" office:value-type="float" office:value="6318">
            <text:p>6318</text:p>
          </table:table-cell>
          <table:table-cell table:formula="of:=&quot;X&quot;&amp; [.G771]" office:value-type="string" office:string-value="X6318">
            <text:p>X6318</text:p>
          </table:table-cell>
          <table:table-cell table:number-columns-repeated="6"/>
          <table:table-cell table:style-name="ce7" table:formula="of:=[.B772]" office:value-type="string" office:string-value="N779">
            <text:p>N779</text:p>
          </table:table-cell>
          <table:table-cell table:style-name="ce7" table:formula="of:=[.D772]" office:value-type="string" office:string-value="X6312">
            <text:p>X6312</text:p>
          </table:table-cell>
          <table:table-cell table:style-name="ce7" table:formula="of:=[.F772]" office:value-type="string" office:string-value="Y1918.5">
            <text:p>Y1918.5</text:p>
          </table:table-cell>
          <table:table-cell/>
          <table:table-cell table:formula="of:=[.B772]" office:value-type="string" office:string-value="N779">
            <text:p>N779</text:p>
          </table:table-cell>
          <table:table-cell table:formula="of:=[.H772]" office:value-type="string" office:string-value="X6318">
            <text:p>X6318</text:p>
          </table:table-cell>
          <table:table-cell table:formula="of:=[.F772]" office:value-type="string" office:string-value="Y1918.5">
            <text:p>Y1918.5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table:formula="of:=&quot;N&quot;&amp;[.A772]" office:value-type="string" office:string-value="N779">
            <text:p>N779</text:p>
          </table:table-cell>
          <table:table-cell table:formula="of:=[.$C$985]" office:value-type="float" office:value="6312">
            <text:p>6312</text:p>
          </table:table-cell>
          <table:table-cell table:formula="of:= &quot;X&quot;&amp; [.C772]" office:value-type="string" office:string-value="X6312">
            <text:p>X6312</text:p>
          </table:table-cell>
          <table:table-cell table:formula="of:=[.E773]+[.$J$6]" office:value-type="float" office:value="1918.5">
            <text:p>1918.5</text:p>
          </table:table-cell>
          <table:table-cell table:formula="of:=&quot;Y&quot; &amp; [.E772]" office:value-type="string" office:string-value="Y1918.5">
            <text:p>Y1918.5</text:p>
          </table:table-cell>
          <table:table-cell table:formula="of:=[.C772] +6" office:value-type="float" office:value="6318">
            <text:p>6318</text:p>
          </table:table-cell>
          <table:table-cell table:formula="of:=&quot;X&quot;&amp; [.G772]" office:value-type="string" office:string-value="X6318">
            <text:p>X6318</text:p>
          </table:table-cell>
          <table:table-cell table:number-columns-repeated="6"/>
          <table:table-cell table:style-name="ce7" table:formula="of:=[.B773]" office:value-type="string" office:string-value="N780">
            <text:p>N780</text:p>
          </table:table-cell>
          <table:table-cell table:style-name="ce7" table:formula="of:=[.D773]" office:value-type="string" office:string-value="X6312">
            <text:p>X6312</text:p>
          </table:table-cell>
          <table:table-cell table:style-name="ce7" table:formula="of:=[.F773]" office:value-type="string" office:string-value="Y1912.75">
            <text:p>Y1912.75</text:p>
          </table:table-cell>
          <table:table-cell/>
          <table:table-cell table:formula="of:=[.B773]" office:value-type="string" office:string-value="N780">
            <text:p>N780</text:p>
          </table:table-cell>
          <table:table-cell table:formula="of:=[.H773]" office:value-type="string" office:string-value="X6318">
            <text:p>X6318</text:p>
          </table:table-cell>
          <table:table-cell table:formula="of:=[.F773]" office:value-type="string" office:string-value="Y1912.75">
            <text:p>Y1912.75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table:formula="of:=&quot;N&quot;&amp;[.A773]" office:value-type="string" office:string-value="N780">
            <text:p>N780</text:p>
          </table:table-cell>
          <table:table-cell table:formula="of:=[.$C$985]" office:value-type="float" office:value="6312">
            <text:p>6312</text:p>
          </table:table-cell>
          <table:table-cell table:formula="of:= &quot;X&quot;&amp; [.C773]" office:value-type="string" office:string-value="X6312">
            <text:p>X6312</text:p>
          </table:table-cell>
          <table:table-cell table:formula="of:=[.E774]+[.$J$6]" office:value-type="float" office:value="1912.75">
            <text:p>1912.75</text:p>
          </table:table-cell>
          <table:table-cell table:formula="of:=&quot;Y&quot; &amp; [.E773]" office:value-type="string" office:string-value="Y1912.75">
            <text:p>Y1912.75</text:p>
          </table:table-cell>
          <table:table-cell table:formula="of:=[.C773] +6" office:value-type="float" office:value="6318">
            <text:p>6318</text:p>
          </table:table-cell>
          <table:table-cell table:formula="of:=&quot;X&quot;&amp; [.G773]" office:value-type="string" office:string-value="X6318">
            <text:p>X6318</text:p>
          </table:table-cell>
          <table:table-cell table:number-columns-repeated="6"/>
          <table:table-cell table:style-name="ce7" table:formula="of:=[.B774]" office:value-type="string" office:string-value="N781">
            <text:p>N781</text:p>
          </table:table-cell>
          <table:table-cell table:style-name="ce7" table:formula="of:=[.D774]" office:value-type="string" office:string-value="X6312">
            <text:p>X6312</text:p>
          </table:table-cell>
          <table:table-cell table:style-name="ce7" table:formula="of:=[.F774]" office:value-type="string" office:string-value="Y1907">
            <text:p>Y1907</text:p>
          </table:table-cell>
          <table:table-cell/>
          <table:table-cell table:formula="of:=[.B774]" office:value-type="string" office:string-value="N781">
            <text:p>N781</text:p>
          </table:table-cell>
          <table:table-cell table:formula="of:=[.H774]" office:value-type="string" office:string-value="X6318">
            <text:p>X6318</text:p>
          </table:table-cell>
          <table:table-cell table:formula="of:=[.F774]" office:value-type="string" office:string-value="Y1907">
            <text:p>Y1907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table:formula="of:=&quot;N&quot;&amp;[.A774]" office:value-type="string" office:string-value="N781">
            <text:p>N781</text:p>
          </table:table-cell>
          <table:table-cell table:formula="of:=[.$C$985]" office:value-type="float" office:value="6312">
            <text:p>6312</text:p>
          </table:table-cell>
          <table:table-cell table:formula="of:= &quot;X&quot;&amp; [.C774]" office:value-type="string" office:string-value="X6312">
            <text:p>X6312</text:p>
          </table:table-cell>
          <table:table-cell table:formula="of:=[.E775]+[.$J$6]" office:value-type="float" office:value="1907">
            <text:p>1907</text:p>
          </table:table-cell>
          <table:table-cell table:formula="of:=&quot;Y&quot; &amp; [.E774]" office:value-type="string" office:string-value="Y1907">
            <text:p>Y1907</text:p>
          </table:table-cell>
          <table:table-cell table:formula="of:=[.C774] +6" office:value-type="float" office:value="6318">
            <text:p>6318</text:p>
          </table:table-cell>
          <table:table-cell table:formula="of:=&quot;X&quot;&amp; [.G774]" office:value-type="string" office:string-value="X6318">
            <text:p>X6318</text:p>
          </table:table-cell>
          <table:table-cell table:number-columns-repeated="6"/>
          <table:table-cell table:style-name="ce7" table:formula="of:=[.B775]" office:value-type="string" office:string-value="N782">
            <text:p>N782</text:p>
          </table:table-cell>
          <table:table-cell table:style-name="ce7" table:formula="of:=[.D775]" office:value-type="string" office:string-value="X6312">
            <text:p>X6312</text:p>
          </table:table-cell>
          <table:table-cell table:style-name="ce7" table:formula="of:=[.F775]" office:value-type="string" office:string-value="Y1901.25">
            <text:p>Y1901.25</text:p>
          </table:table-cell>
          <table:table-cell/>
          <table:table-cell table:formula="of:=[.B775]" office:value-type="string" office:string-value="N782">
            <text:p>N782</text:p>
          </table:table-cell>
          <table:table-cell table:formula="of:=[.H775]" office:value-type="string" office:string-value="X6318">
            <text:p>X6318</text:p>
          </table:table-cell>
          <table:table-cell table:formula="of:=[.F775]" office:value-type="string" office:string-value="Y1901.25">
            <text:p>Y1901.25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table:formula="of:=&quot;N&quot;&amp;[.A775]" office:value-type="string" office:string-value="N782">
            <text:p>N782</text:p>
          </table:table-cell>
          <table:table-cell table:formula="of:=[.$C$985]" office:value-type="float" office:value="6312">
            <text:p>6312</text:p>
          </table:table-cell>
          <table:table-cell table:formula="of:= &quot;X&quot;&amp; [.C775]" office:value-type="string" office:string-value="X6312">
            <text:p>X6312</text:p>
          </table:table-cell>
          <table:table-cell table:formula="of:=[.E776]+[.$J$6]" office:value-type="float" office:value="1901.25">
            <text:p>1901.25</text:p>
          </table:table-cell>
          <table:table-cell table:formula="of:=&quot;Y&quot; &amp; [.E775]" office:value-type="string" office:string-value="Y1901.25">
            <text:p>Y1901.25</text:p>
          </table:table-cell>
          <table:table-cell table:formula="of:=[.C775] +6" office:value-type="float" office:value="6318">
            <text:p>6318</text:p>
          </table:table-cell>
          <table:table-cell table:formula="of:=&quot;X&quot;&amp; [.G775]" office:value-type="string" office:string-value="X6318">
            <text:p>X6318</text:p>
          </table:table-cell>
          <table:table-cell table:number-columns-repeated="6"/>
          <table:table-cell table:style-name="ce7" table:formula="of:=[.B776]" office:value-type="string" office:string-value="N783">
            <text:p>N783</text:p>
          </table:table-cell>
          <table:table-cell table:style-name="ce7" table:formula="of:=[.D776]" office:value-type="string" office:string-value="X6312">
            <text:p>X6312</text:p>
          </table:table-cell>
          <table:table-cell table:style-name="ce7" table:formula="of:=[.F776]" office:value-type="string" office:string-value="Y1895.5">
            <text:p>Y1895.5</text:p>
          </table:table-cell>
          <table:table-cell/>
          <table:table-cell table:formula="of:=[.B776]" office:value-type="string" office:string-value="N783">
            <text:p>N783</text:p>
          </table:table-cell>
          <table:table-cell table:formula="of:=[.H776]" office:value-type="string" office:string-value="X6318">
            <text:p>X6318</text:p>
          </table:table-cell>
          <table:table-cell table:formula="of:=[.F776]" office:value-type="string" office:string-value="Y1895.5">
            <text:p>Y1895.5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table:formula="of:=&quot;N&quot;&amp;[.A776]" office:value-type="string" office:string-value="N783">
            <text:p>N783</text:p>
          </table:table-cell>
          <table:table-cell table:formula="of:=[.$C$985]" office:value-type="float" office:value="6312">
            <text:p>6312</text:p>
          </table:table-cell>
          <table:table-cell table:formula="of:= &quot;X&quot;&amp; [.C776]" office:value-type="string" office:string-value="X6312">
            <text:p>X6312</text:p>
          </table:table-cell>
          <table:table-cell table:formula="of:=[.E777]+[.$J$6]" office:value-type="float" office:value="1895.5">
            <text:p>1895.5</text:p>
          </table:table-cell>
          <table:table-cell table:formula="of:=&quot;Y&quot; &amp; [.E776]" office:value-type="string" office:string-value="Y1895.5">
            <text:p>Y1895.5</text:p>
          </table:table-cell>
          <table:table-cell table:formula="of:=[.C776] +6" office:value-type="float" office:value="6318">
            <text:p>6318</text:p>
          </table:table-cell>
          <table:table-cell table:formula="of:=&quot;X&quot;&amp; [.G776]" office:value-type="string" office:string-value="X6318">
            <text:p>X6318</text:p>
          </table:table-cell>
          <table:table-cell table:number-columns-repeated="6"/>
          <table:table-cell table:style-name="ce7" table:formula="of:=[.B777]" office:value-type="string" office:string-value="N784">
            <text:p>N784</text:p>
          </table:table-cell>
          <table:table-cell table:style-name="ce7" table:formula="of:=[.D777]" office:value-type="string" office:string-value="X6312">
            <text:p>X6312</text:p>
          </table:table-cell>
          <table:table-cell table:style-name="ce7" table:formula="of:=[.F777]" office:value-type="string" office:string-value="Y1889.75">
            <text:p>Y1889.75</text:p>
          </table:table-cell>
          <table:table-cell/>
          <table:table-cell table:formula="of:=[.B777]" office:value-type="string" office:string-value="N784">
            <text:p>N784</text:p>
          </table:table-cell>
          <table:table-cell table:formula="of:=[.H777]" office:value-type="string" office:string-value="X6318">
            <text:p>X6318</text:p>
          </table:table-cell>
          <table:table-cell table:formula="of:=[.F777]" office:value-type="string" office:string-value="Y1889.75">
            <text:p>Y1889.75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table:formula="of:=&quot;N&quot;&amp;[.A777]" office:value-type="string" office:string-value="N784">
            <text:p>N784</text:p>
          </table:table-cell>
          <table:table-cell table:formula="of:=[.$C$985]" office:value-type="float" office:value="6312">
            <text:p>6312</text:p>
          </table:table-cell>
          <table:table-cell table:formula="of:= &quot;X&quot;&amp; [.C777]" office:value-type="string" office:string-value="X6312">
            <text:p>X6312</text:p>
          </table:table-cell>
          <table:table-cell table:formula="of:=[.E778]+[.$J$6]" office:value-type="float" office:value="1889.75">
            <text:p>1889.75</text:p>
          </table:table-cell>
          <table:table-cell table:formula="of:=&quot;Y&quot; &amp; [.E777]" office:value-type="string" office:string-value="Y1889.75">
            <text:p>Y1889.75</text:p>
          </table:table-cell>
          <table:table-cell table:formula="of:=[.C777] +6" office:value-type="float" office:value="6318">
            <text:p>6318</text:p>
          </table:table-cell>
          <table:table-cell table:formula="of:=&quot;X&quot;&amp; [.G777]" office:value-type="string" office:string-value="X6318">
            <text:p>X6318</text:p>
          </table:table-cell>
          <table:table-cell table:number-columns-repeated="6"/>
          <table:table-cell table:style-name="ce7" table:formula="of:=[.B778]" office:value-type="string" office:string-value="N785">
            <text:p>N785</text:p>
          </table:table-cell>
          <table:table-cell table:style-name="ce7" table:formula="of:=[.D778]" office:value-type="string" office:string-value="X6312">
            <text:p>X6312</text:p>
          </table:table-cell>
          <table:table-cell table:style-name="ce7" table:formula="of:=[.F778]" office:value-type="string" office:string-value="Y1884">
            <text:p>Y1884</text:p>
          </table:table-cell>
          <table:table-cell/>
          <table:table-cell table:formula="of:=[.B778]" office:value-type="string" office:string-value="N785">
            <text:p>N785</text:p>
          </table:table-cell>
          <table:table-cell table:formula="of:=[.H778]" office:value-type="string" office:string-value="X6318">
            <text:p>X6318</text:p>
          </table:table-cell>
          <table:table-cell table:formula="of:=[.F778]" office:value-type="string" office:string-value="Y1884">
            <text:p>Y1884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table:formula="of:=&quot;N&quot;&amp;[.A778]" office:value-type="string" office:string-value="N785">
            <text:p>N785</text:p>
          </table:table-cell>
          <table:table-cell table:formula="of:=[.$C$985]" office:value-type="float" office:value="6312">
            <text:p>6312</text:p>
          </table:table-cell>
          <table:table-cell table:formula="of:= &quot;X&quot;&amp; [.C778]" office:value-type="string" office:string-value="X6312">
            <text:p>X6312</text:p>
          </table:table-cell>
          <table:table-cell table:formula="of:=[.E779]+[.$J$6]" office:value-type="float" office:value="1884">
            <text:p>1884</text:p>
          </table:table-cell>
          <table:table-cell table:formula="of:=&quot;Y&quot; &amp; [.E778]" office:value-type="string" office:string-value="Y1884">
            <text:p>Y1884</text:p>
          </table:table-cell>
          <table:table-cell table:formula="of:=[.C778] +6" office:value-type="float" office:value="6318">
            <text:p>6318</text:p>
          </table:table-cell>
          <table:table-cell table:formula="of:=&quot;X&quot;&amp; [.G778]" office:value-type="string" office:string-value="X6318">
            <text:p>X6318</text:p>
          </table:table-cell>
          <table:table-cell table:number-columns-repeated="6"/>
          <table:table-cell table:style-name="ce7" table:formula="of:=[.B779]" office:value-type="string" office:string-value="N786">
            <text:p>N786</text:p>
          </table:table-cell>
          <table:table-cell table:style-name="ce7" table:formula="of:=[.D779]" office:value-type="string" office:string-value="X6312">
            <text:p>X6312</text:p>
          </table:table-cell>
          <table:table-cell table:style-name="ce7" table:formula="of:=[.F779]" office:value-type="string" office:string-value="Y1878.25">
            <text:p>Y1878.25</text:p>
          </table:table-cell>
          <table:table-cell/>
          <table:table-cell table:formula="of:=[.B779]" office:value-type="string" office:string-value="N786">
            <text:p>N786</text:p>
          </table:table-cell>
          <table:table-cell table:formula="of:=[.H779]" office:value-type="string" office:string-value="X6318">
            <text:p>X6318</text:p>
          </table:table-cell>
          <table:table-cell table:formula="of:=[.F779]" office:value-type="string" office:string-value="Y1878.25">
            <text:p>Y1878.25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table:formula="of:=&quot;N&quot;&amp;[.A779]" office:value-type="string" office:string-value="N786">
            <text:p>N786</text:p>
          </table:table-cell>
          <table:table-cell table:formula="of:=[.$C$985]" office:value-type="float" office:value="6312">
            <text:p>6312</text:p>
          </table:table-cell>
          <table:table-cell table:formula="of:= &quot;X&quot;&amp; [.C779]" office:value-type="string" office:string-value="X6312">
            <text:p>X6312</text:p>
          </table:table-cell>
          <table:table-cell table:formula="of:=[.E780]+[.$J$6]" office:value-type="float" office:value="1878.25">
            <text:p>1878.25</text:p>
          </table:table-cell>
          <table:table-cell table:formula="of:=&quot;Y&quot; &amp; [.E779]" office:value-type="string" office:string-value="Y1878.25">
            <text:p>Y1878.25</text:p>
          </table:table-cell>
          <table:table-cell table:formula="of:=[.C779] +6" office:value-type="float" office:value="6318">
            <text:p>6318</text:p>
          </table:table-cell>
          <table:table-cell table:formula="of:=&quot;X&quot;&amp; [.G779]" office:value-type="string" office:string-value="X6318">
            <text:p>X6318</text:p>
          </table:table-cell>
          <table:table-cell table:number-columns-repeated="6"/>
          <table:table-cell table:style-name="ce7" table:formula="of:=[.B780]" office:value-type="string" office:string-value="N787">
            <text:p>N787</text:p>
          </table:table-cell>
          <table:table-cell table:style-name="ce7" table:formula="of:=[.D780]" office:value-type="string" office:string-value="X6312">
            <text:p>X6312</text:p>
          </table:table-cell>
          <table:table-cell table:style-name="ce7" table:formula="of:=[.F780]" office:value-type="string" office:string-value="Y1872.5">
            <text:p>Y1872.5</text:p>
          </table:table-cell>
          <table:table-cell/>
          <table:table-cell table:formula="of:=[.B780]" office:value-type="string" office:string-value="N787">
            <text:p>N787</text:p>
          </table:table-cell>
          <table:table-cell table:formula="of:=[.H780]" office:value-type="string" office:string-value="X6318">
            <text:p>X6318</text:p>
          </table:table-cell>
          <table:table-cell table:formula="of:=[.F780]" office:value-type="string" office:string-value="Y1872.5">
            <text:p>Y1872.5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table:formula="of:=&quot;N&quot;&amp;[.A780]" office:value-type="string" office:string-value="N787">
            <text:p>N787</text:p>
          </table:table-cell>
          <table:table-cell table:formula="of:=[.$C$985]" office:value-type="float" office:value="6312">
            <text:p>6312</text:p>
          </table:table-cell>
          <table:table-cell table:formula="of:= &quot;X&quot;&amp; [.C780]" office:value-type="string" office:string-value="X6312">
            <text:p>X6312</text:p>
          </table:table-cell>
          <table:table-cell table:formula="of:=[.E781]+[.$J$6]" office:value-type="float" office:value="1872.5">
            <text:p>1872.5</text:p>
          </table:table-cell>
          <table:table-cell table:formula="of:=&quot;Y&quot; &amp; [.E780]" office:value-type="string" office:string-value="Y1872.5">
            <text:p>Y1872.5</text:p>
          </table:table-cell>
          <table:table-cell table:formula="of:=[.C780] +6" office:value-type="float" office:value="6318">
            <text:p>6318</text:p>
          </table:table-cell>
          <table:table-cell table:formula="of:=&quot;X&quot;&amp; [.G780]" office:value-type="string" office:string-value="X6318">
            <text:p>X6318</text:p>
          </table:table-cell>
          <table:table-cell table:number-columns-repeated="6"/>
          <table:table-cell table:style-name="ce7" table:formula="of:=[.B781]" office:value-type="string" office:string-value="N788">
            <text:p>N788</text:p>
          </table:table-cell>
          <table:table-cell table:style-name="ce7" table:formula="of:=[.D781]" office:value-type="string" office:string-value="X6312">
            <text:p>X6312</text:p>
          </table:table-cell>
          <table:table-cell table:style-name="ce7" table:formula="of:=[.F781]" office:value-type="string" office:string-value="Y1866.75">
            <text:p>Y1866.75</text:p>
          </table:table-cell>
          <table:table-cell/>
          <table:table-cell table:formula="of:=[.B781]" office:value-type="string" office:string-value="N788">
            <text:p>N788</text:p>
          </table:table-cell>
          <table:table-cell table:formula="of:=[.H781]" office:value-type="string" office:string-value="X6318">
            <text:p>X6318</text:p>
          </table:table-cell>
          <table:table-cell table:formula="of:=[.F781]" office:value-type="string" office:string-value="Y1866.75">
            <text:p>Y1866.75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table:formula="of:=&quot;N&quot;&amp;[.A781]" office:value-type="string" office:string-value="N788">
            <text:p>N788</text:p>
          </table:table-cell>
          <table:table-cell table:formula="of:=[.$C$985]" office:value-type="float" office:value="6312">
            <text:p>6312</text:p>
          </table:table-cell>
          <table:table-cell table:formula="of:= &quot;X&quot;&amp; [.C781]" office:value-type="string" office:string-value="X6312">
            <text:p>X6312</text:p>
          </table:table-cell>
          <table:table-cell table:formula="of:=[.E782]+[.$J$6]" office:value-type="float" office:value="1866.75">
            <text:p>1866.75</text:p>
          </table:table-cell>
          <table:table-cell table:formula="of:=&quot;Y&quot; &amp; [.E781]" office:value-type="string" office:string-value="Y1866.75">
            <text:p>Y1866.75</text:p>
          </table:table-cell>
          <table:table-cell table:formula="of:=[.C781] +6" office:value-type="float" office:value="6318">
            <text:p>6318</text:p>
          </table:table-cell>
          <table:table-cell table:formula="of:=&quot;X&quot;&amp; [.G781]" office:value-type="string" office:string-value="X6318">
            <text:p>X6318</text:p>
          </table:table-cell>
          <table:table-cell table:number-columns-repeated="6"/>
          <table:table-cell table:style-name="ce7" table:formula="of:=[.B782]" office:value-type="string" office:string-value="N789">
            <text:p>N789</text:p>
          </table:table-cell>
          <table:table-cell table:style-name="ce7" table:formula="of:=[.D782]" office:value-type="string" office:string-value="X6312">
            <text:p>X6312</text:p>
          </table:table-cell>
          <table:table-cell table:style-name="ce7" table:formula="of:=[.F782]" office:value-type="string" office:string-value="Y1861">
            <text:p>Y1861</text:p>
          </table:table-cell>
          <table:table-cell/>
          <table:table-cell table:formula="of:=[.B782]" office:value-type="string" office:string-value="N789">
            <text:p>N789</text:p>
          </table:table-cell>
          <table:table-cell table:formula="of:=[.H782]" office:value-type="string" office:string-value="X6318">
            <text:p>X6318</text:p>
          </table:table-cell>
          <table:table-cell table:formula="of:=[.F782]" office:value-type="string" office:string-value="Y1861">
            <text:p>Y1861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table:formula="of:=&quot;N&quot;&amp;[.A782]" office:value-type="string" office:string-value="N789">
            <text:p>N789</text:p>
          </table:table-cell>
          <table:table-cell table:formula="of:=[.$C$985]" office:value-type="float" office:value="6312">
            <text:p>6312</text:p>
          </table:table-cell>
          <table:table-cell table:formula="of:= &quot;X&quot;&amp; [.C782]" office:value-type="string" office:string-value="X6312">
            <text:p>X6312</text:p>
          </table:table-cell>
          <table:table-cell table:formula="of:=[.E783]+[.$J$6]" office:value-type="float" office:value="1861">
            <text:p>1861</text:p>
          </table:table-cell>
          <table:table-cell table:formula="of:=&quot;Y&quot; &amp; [.E782]" office:value-type="string" office:string-value="Y1861">
            <text:p>Y1861</text:p>
          </table:table-cell>
          <table:table-cell table:formula="of:=[.C782] +6" office:value-type="float" office:value="6318">
            <text:p>6318</text:p>
          </table:table-cell>
          <table:table-cell table:formula="of:=&quot;X&quot;&amp; [.G782]" office:value-type="string" office:string-value="X6318">
            <text:p>X6318</text:p>
          </table:table-cell>
          <table:table-cell table:number-columns-repeated="6"/>
          <table:table-cell table:style-name="ce7" table:formula="of:=[.B783]" office:value-type="string" office:string-value="N790">
            <text:p>N790</text:p>
          </table:table-cell>
          <table:table-cell table:style-name="ce7" table:formula="of:=[.D783]" office:value-type="string" office:string-value="X6312">
            <text:p>X6312</text:p>
          </table:table-cell>
          <table:table-cell table:style-name="ce7" table:formula="of:=[.F783]" office:value-type="string" office:string-value="Y1855.25">
            <text:p>Y1855.25</text:p>
          </table:table-cell>
          <table:table-cell/>
          <table:table-cell table:formula="of:=[.B783]" office:value-type="string" office:string-value="N790">
            <text:p>N790</text:p>
          </table:table-cell>
          <table:table-cell table:formula="of:=[.H783]" office:value-type="string" office:string-value="X6318">
            <text:p>X6318</text:p>
          </table:table-cell>
          <table:table-cell table:formula="of:=[.F783]" office:value-type="string" office:string-value="Y1855.25">
            <text:p>Y1855.25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table:formula="of:=&quot;N&quot;&amp;[.A783]" office:value-type="string" office:string-value="N790">
            <text:p>N790</text:p>
          </table:table-cell>
          <table:table-cell table:formula="of:=[.$C$985]" office:value-type="float" office:value="6312">
            <text:p>6312</text:p>
          </table:table-cell>
          <table:table-cell table:formula="of:= &quot;X&quot;&amp; [.C783]" office:value-type="string" office:string-value="X6312">
            <text:p>X6312</text:p>
          </table:table-cell>
          <table:table-cell table:formula="of:=[.E784]+[.$J$6]" office:value-type="float" office:value="1855.25">
            <text:p>1855.25</text:p>
          </table:table-cell>
          <table:table-cell table:formula="of:=&quot;Y&quot; &amp; [.E783]" office:value-type="string" office:string-value="Y1855.25">
            <text:p>Y1855.25</text:p>
          </table:table-cell>
          <table:table-cell table:formula="of:=[.C783] +6" office:value-type="float" office:value="6318">
            <text:p>6318</text:p>
          </table:table-cell>
          <table:table-cell table:formula="of:=&quot;X&quot;&amp; [.G783]" office:value-type="string" office:string-value="X6318">
            <text:p>X6318</text:p>
          </table:table-cell>
          <table:table-cell table:number-columns-repeated="6"/>
          <table:table-cell table:style-name="ce7" table:formula="of:=[.B784]" office:value-type="string" office:string-value="N791">
            <text:p>N791</text:p>
          </table:table-cell>
          <table:table-cell table:style-name="ce7" table:formula="of:=[.D784]" office:value-type="string" office:string-value="X6312">
            <text:p>X6312</text:p>
          </table:table-cell>
          <table:table-cell table:style-name="ce7" table:formula="of:=[.F784]" office:value-type="string" office:string-value="Y1849.5">
            <text:p>Y1849.5</text:p>
          </table:table-cell>
          <table:table-cell/>
          <table:table-cell table:formula="of:=[.B784]" office:value-type="string" office:string-value="N791">
            <text:p>N791</text:p>
          </table:table-cell>
          <table:table-cell table:formula="of:=[.H784]" office:value-type="string" office:string-value="X6318">
            <text:p>X6318</text:p>
          </table:table-cell>
          <table:table-cell table:formula="of:=[.F784]" office:value-type="string" office:string-value="Y1849.5">
            <text:p>Y1849.5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table:formula="of:=&quot;N&quot;&amp;[.A784]" office:value-type="string" office:string-value="N791">
            <text:p>N791</text:p>
          </table:table-cell>
          <table:table-cell table:formula="of:=[.$C$985]" office:value-type="float" office:value="6312">
            <text:p>6312</text:p>
          </table:table-cell>
          <table:table-cell table:formula="of:= &quot;X&quot;&amp; [.C784]" office:value-type="string" office:string-value="X6312">
            <text:p>X6312</text:p>
          </table:table-cell>
          <table:table-cell table:formula="of:=[.E785]+[.$J$6]" office:value-type="float" office:value="1849.5">
            <text:p>1849.5</text:p>
          </table:table-cell>
          <table:table-cell table:formula="of:=&quot;Y&quot; &amp; [.E784]" office:value-type="string" office:string-value="Y1849.5">
            <text:p>Y1849.5</text:p>
          </table:table-cell>
          <table:table-cell table:formula="of:=[.C784] +6" office:value-type="float" office:value="6318">
            <text:p>6318</text:p>
          </table:table-cell>
          <table:table-cell table:formula="of:=&quot;X&quot;&amp; [.G784]" office:value-type="string" office:string-value="X6318">
            <text:p>X6318</text:p>
          </table:table-cell>
          <table:table-cell table:number-columns-repeated="6"/>
          <table:table-cell table:style-name="ce7" table:formula="of:=[.B785]" office:value-type="string" office:string-value="N792">
            <text:p>N792</text:p>
          </table:table-cell>
          <table:table-cell table:style-name="ce7" table:formula="of:=[.D785]" office:value-type="string" office:string-value="X6312">
            <text:p>X6312</text:p>
          </table:table-cell>
          <table:table-cell table:style-name="ce7" table:formula="of:=[.F785]" office:value-type="string" office:string-value="Y1843.75">
            <text:p>Y1843.75</text:p>
          </table:table-cell>
          <table:table-cell/>
          <table:table-cell table:formula="of:=[.B785]" office:value-type="string" office:string-value="N792">
            <text:p>N792</text:p>
          </table:table-cell>
          <table:table-cell table:formula="of:=[.H785]" office:value-type="string" office:string-value="X6318">
            <text:p>X6318</text:p>
          </table:table-cell>
          <table:table-cell table:formula="of:=[.F785]" office:value-type="string" office:string-value="Y1843.75">
            <text:p>Y1843.75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table:formula="of:=&quot;N&quot;&amp;[.A785]" office:value-type="string" office:string-value="N792">
            <text:p>N792</text:p>
          </table:table-cell>
          <table:table-cell table:formula="of:=[.$C$985]" office:value-type="float" office:value="6312">
            <text:p>6312</text:p>
          </table:table-cell>
          <table:table-cell table:formula="of:= &quot;X&quot;&amp; [.C785]" office:value-type="string" office:string-value="X6312">
            <text:p>X6312</text:p>
          </table:table-cell>
          <table:table-cell table:formula="of:=[.E786]+[.$J$6]" office:value-type="float" office:value="1843.75">
            <text:p>1843.75</text:p>
          </table:table-cell>
          <table:table-cell table:formula="of:=&quot;Y&quot; &amp; [.E785]" office:value-type="string" office:string-value="Y1843.75">
            <text:p>Y1843.75</text:p>
          </table:table-cell>
          <table:table-cell table:formula="of:=[.C785] +6" office:value-type="float" office:value="6318">
            <text:p>6318</text:p>
          </table:table-cell>
          <table:table-cell table:formula="of:=&quot;X&quot;&amp; [.G785]" office:value-type="string" office:string-value="X6318">
            <text:p>X6318</text:p>
          </table:table-cell>
          <table:table-cell table:number-columns-repeated="6"/>
          <table:table-cell table:style-name="ce7" table:formula="of:=[.B786]" office:value-type="string" office:string-value="N793">
            <text:p>N793</text:p>
          </table:table-cell>
          <table:table-cell table:style-name="ce7" table:formula="of:=[.D786]" office:value-type="string" office:string-value="X6312">
            <text:p>X6312</text:p>
          </table:table-cell>
          <table:table-cell table:style-name="ce7" table:formula="of:=[.F786]" office:value-type="string" office:string-value="Y1838">
            <text:p>Y1838</text:p>
          </table:table-cell>
          <table:table-cell/>
          <table:table-cell table:formula="of:=[.B786]" office:value-type="string" office:string-value="N793">
            <text:p>N793</text:p>
          </table:table-cell>
          <table:table-cell table:formula="of:=[.H786]" office:value-type="string" office:string-value="X6318">
            <text:p>X6318</text:p>
          </table:table-cell>
          <table:table-cell table:formula="of:=[.F786]" office:value-type="string" office:string-value="Y1838">
            <text:p>Y1838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table:formula="of:=&quot;N&quot;&amp;[.A786]" office:value-type="string" office:string-value="N793">
            <text:p>N793</text:p>
          </table:table-cell>
          <table:table-cell table:formula="of:=[.$C$985]" office:value-type="float" office:value="6312">
            <text:p>6312</text:p>
          </table:table-cell>
          <table:table-cell table:formula="of:= &quot;X&quot;&amp; [.C786]" office:value-type="string" office:string-value="X6312">
            <text:p>X6312</text:p>
          </table:table-cell>
          <table:table-cell table:formula="of:=[.E787]+[.$J$6]" office:value-type="float" office:value="1838">
            <text:p>1838</text:p>
          </table:table-cell>
          <table:table-cell table:formula="of:=&quot;Y&quot; &amp; [.E786]" office:value-type="string" office:string-value="Y1838">
            <text:p>Y1838</text:p>
          </table:table-cell>
          <table:table-cell table:formula="of:=[.C786] +6" office:value-type="float" office:value="6318">
            <text:p>6318</text:p>
          </table:table-cell>
          <table:table-cell table:formula="of:=&quot;X&quot;&amp; [.G786]" office:value-type="string" office:string-value="X6318">
            <text:p>X6318</text:p>
          </table:table-cell>
          <table:table-cell table:number-columns-repeated="6"/>
          <table:table-cell table:style-name="ce7" table:formula="of:=[.B787]" office:value-type="string" office:string-value="N794">
            <text:p>N794</text:p>
          </table:table-cell>
          <table:table-cell table:style-name="ce7" table:formula="of:=[.D787]" office:value-type="string" office:string-value="X6312">
            <text:p>X6312</text:p>
          </table:table-cell>
          <table:table-cell table:style-name="ce7" table:formula="of:=[.F787]" office:value-type="string" office:string-value="Y1832.25">
            <text:p>Y1832.25</text:p>
          </table:table-cell>
          <table:table-cell/>
          <table:table-cell table:formula="of:=[.B787]" office:value-type="string" office:string-value="N794">
            <text:p>N794</text:p>
          </table:table-cell>
          <table:table-cell table:formula="of:=[.H787]" office:value-type="string" office:string-value="X6318">
            <text:p>X6318</text:p>
          </table:table-cell>
          <table:table-cell table:formula="of:=[.F787]" office:value-type="string" office:string-value="Y1832.25">
            <text:p>Y1832.25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table:formula="of:=&quot;N&quot;&amp;[.A787]" office:value-type="string" office:string-value="N794">
            <text:p>N794</text:p>
          </table:table-cell>
          <table:table-cell table:formula="of:=[.$C$985]" office:value-type="float" office:value="6312">
            <text:p>6312</text:p>
          </table:table-cell>
          <table:table-cell table:formula="of:= &quot;X&quot;&amp; [.C787]" office:value-type="string" office:string-value="X6312">
            <text:p>X6312</text:p>
          </table:table-cell>
          <table:table-cell table:formula="of:=[.E788]+[.$J$6]" office:value-type="float" office:value="1832.25">
            <text:p>1832.25</text:p>
          </table:table-cell>
          <table:table-cell table:formula="of:=&quot;Y&quot; &amp; [.E787]" office:value-type="string" office:string-value="Y1832.25">
            <text:p>Y1832.25</text:p>
          </table:table-cell>
          <table:table-cell table:formula="of:=[.C787] +6" office:value-type="float" office:value="6318">
            <text:p>6318</text:p>
          </table:table-cell>
          <table:table-cell table:formula="of:=&quot;X&quot;&amp; [.G787]" office:value-type="string" office:string-value="X6318">
            <text:p>X6318</text:p>
          </table:table-cell>
          <table:table-cell table:number-columns-repeated="6"/>
          <table:table-cell table:style-name="ce7" table:formula="of:=[.B788]" office:value-type="string" office:string-value="N795">
            <text:p>N795</text:p>
          </table:table-cell>
          <table:table-cell table:style-name="ce7" table:formula="of:=[.D788]" office:value-type="string" office:string-value="X6312">
            <text:p>X6312</text:p>
          </table:table-cell>
          <table:table-cell table:style-name="ce7" table:formula="of:=[.F788]" office:value-type="string" office:string-value="Y1826.5">
            <text:p>Y1826.5</text:p>
          </table:table-cell>
          <table:table-cell/>
          <table:table-cell table:formula="of:=[.B788]" office:value-type="string" office:string-value="N795">
            <text:p>N795</text:p>
          </table:table-cell>
          <table:table-cell table:formula="of:=[.H788]" office:value-type="string" office:string-value="X6318">
            <text:p>X6318</text:p>
          </table:table-cell>
          <table:table-cell table:formula="of:=[.F788]" office:value-type="string" office:string-value="Y1826.5">
            <text:p>Y1826.5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table:formula="of:=&quot;N&quot;&amp;[.A788]" office:value-type="string" office:string-value="N795">
            <text:p>N795</text:p>
          </table:table-cell>
          <table:table-cell table:formula="of:=[.$C$985]" office:value-type="float" office:value="6312">
            <text:p>6312</text:p>
          </table:table-cell>
          <table:table-cell table:formula="of:= &quot;X&quot;&amp; [.C788]" office:value-type="string" office:string-value="X6312">
            <text:p>X6312</text:p>
          </table:table-cell>
          <table:table-cell table:formula="of:=[.E789]+[.$J$6]" office:value-type="float" office:value="1826.5">
            <text:p>1826.5</text:p>
          </table:table-cell>
          <table:table-cell table:formula="of:=&quot;Y&quot; &amp; [.E788]" office:value-type="string" office:string-value="Y1826.5">
            <text:p>Y1826.5</text:p>
          </table:table-cell>
          <table:table-cell table:formula="of:=[.C788] +6" office:value-type="float" office:value="6318">
            <text:p>6318</text:p>
          </table:table-cell>
          <table:table-cell table:formula="of:=&quot;X&quot;&amp; [.G788]" office:value-type="string" office:string-value="X6318">
            <text:p>X6318</text:p>
          </table:table-cell>
          <table:table-cell table:number-columns-repeated="6"/>
          <table:table-cell table:style-name="ce7" table:formula="of:=[.B789]" office:value-type="string" office:string-value="N796">
            <text:p>N796</text:p>
          </table:table-cell>
          <table:table-cell table:style-name="ce7" table:formula="of:=[.D789]" office:value-type="string" office:string-value="X6312">
            <text:p>X6312</text:p>
          </table:table-cell>
          <table:table-cell table:style-name="ce7" table:formula="of:=[.F789]" office:value-type="string" office:string-value="Y1820.75">
            <text:p>Y1820.75</text:p>
          </table:table-cell>
          <table:table-cell/>
          <table:table-cell table:formula="of:=[.B789]" office:value-type="string" office:string-value="N796">
            <text:p>N796</text:p>
          </table:table-cell>
          <table:table-cell table:formula="of:=[.H789]" office:value-type="string" office:string-value="X6318">
            <text:p>X6318</text:p>
          </table:table-cell>
          <table:table-cell table:formula="of:=[.F789]" office:value-type="string" office:string-value="Y1820.75">
            <text:p>Y1820.75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table:formula="of:=&quot;N&quot;&amp;[.A789]" office:value-type="string" office:string-value="N796">
            <text:p>N796</text:p>
          </table:table-cell>
          <table:table-cell table:formula="of:=[.$C$985]" office:value-type="float" office:value="6312">
            <text:p>6312</text:p>
          </table:table-cell>
          <table:table-cell table:formula="of:= &quot;X&quot;&amp; [.C789]" office:value-type="string" office:string-value="X6312">
            <text:p>X6312</text:p>
          </table:table-cell>
          <table:table-cell table:formula="of:=[.E790]+[.$J$6]" office:value-type="float" office:value="1820.75">
            <text:p>1820.75</text:p>
          </table:table-cell>
          <table:table-cell table:formula="of:=&quot;Y&quot; &amp; [.E789]" office:value-type="string" office:string-value="Y1820.75">
            <text:p>Y1820.75</text:p>
          </table:table-cell>
          <table:table-cell table:formula="of:=[.C789] +6" office:value-type="float" office:value="6318">
            <text:p>6318</text:p>
          </table:table-cell>
          <table:table-cell table:formula="of:=&quot;X&quot;&amp; [.G789]" office:value-type="string" office:string-value="X6318">
            <text:p>X6318</text:p>
          </table:table-cell>
          <table:table-cell table:number-columns-repeated="6"/>
          <table:table-cell table:style-name="ce7" table:formula="of:=[.B790]" office:value-type="string" office:string-value="N797">
            <text:p>N797</text:p>
          </table:table-cell>
          <table:table-cell table:style-name="ce7" table:formula="of:=[.D790]" office:value-type="string" office:string-value="X6312">
            <text:p>X6312</text:p>
          </table:table-cell>
          <table:table-cell table:style-name="ce7" table:formula="of:=[.F790]" office:value-type="string" office:string-value="Y1815">
            <text:p>Y1815</text:p>
          </table:table-cell>
          <table:table-cell/>
          <table:table-cell table:formula="of:=[.B790]" office:value-type="string" office:string-value="N797">
            <text:p>N797</text:p>
          </table:table-cell>
          <table:table-cell table:formula="of:=[.H790]" office:value-type="string" office:string-value="X6318">
            <text:p>X6318</text:p>
          </table:table-cell>
          <table:table-cell table:formula="of:=[.F790]" office:value-type="string" office:string-value="Y1815">
            <text:p>Y1815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table:formula="of:=&quot;N&quot;&amp;[.A790]" office:value-type="string" office:string-value="N797">
            <text:p>N797</text:p>
          </table:table-cell>
          <table:table-cell table:formula="of:=[.$C$985]" office:value-type="float" office:value="6312">
            <text:p>6312</text:p>
          </table:table-cell>
          <table:table-cell table:formula="of:= &quot;X&quot;&amp; [.C790]" office:value-type="string" office:string-value="X6312">
            <text:p>X6312</text:p>
          </table:table-cell>
          <table:table-cell table:formula="of:=[.E791]+[.$J$6]" office:value-type="float" office:value="1815">
            <text:p>1815</text:p>
          </table:table-cell>
          <table:table-cell table:formula="of:=&quot;Y&quot; &amp; [.E790]" office:value-type="string" office:string-value="Y1815">
            <text:p>Y1815</text:p>
          </table:table-cell>
          <table:table-cell table:formula="of:=[.C790] +6" office:value-type="float" office:value="6318">
            <text:p>6318</text:p>
          </table:table-cell>
          <table:table-cell table:formula="of:=&quot;X&quot;&amp; [.G790]" office:value-type="string" office:string-value="X6318">
            <text:p>X6318</text:p>
          </table:table-cell>
          <table:table-cell table:number-columns-repeated="6"/>
          <table:table-cell table:style-name="ce7" table:formula="of:=[.B791]" office:value-type="string" office:string-value="N798">
            <text:p>N798</text:p>
          </table:table-cell>
          <table:table-cell table:style-name="ce7" table:formula="of:=[.D791]" office:value-type="string" office:string-value="X6312">
            <text:p>X6312</text:p>
          </table:table-cell>
          <table:table-cell table:style-name="ce7" table:formula="of:=[.F791]" office:value-type="string" office:string-value="Y1809.25">
            <text:p>Y1809.25</text:p>
          </table:table-cell>
          <table:table-cell/>
          <table:table-cell table:formula="of:=[.B791]" office:value-type="string" office:string-value="N798">
            <text:p>N798</text:p>
          </table:table-cell>
          <table:table-cell table:formula="of:=[.H791]" office:value-type="string" office:string-value="X6318">
            <text:p>X6318</text:p>
          </table:table-cell>
          <table:table-cell table:formula="of:=[.F791]" office:value-type="string" office:string-value="Y1809.25">
            <text:p>Y1809.25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table:formula="of:=&quot;N&quot;&amp;[.A791]" office:value-type="string" office:string-value="N798">
            <text:p>N798</text:p>
          </table:table-cell>
          <table:table-cell table:formula="of:=[.$C$985]" office:value-type="float" office:value="6312">
            <text:p>6312</text:p>
          </table:table-cell>
          <table:table-cell table:formula="of:= &quot;X&quot;&amp; [.C791]" office:value-type="string" office:string-value="X6312">
            <text:p>X6312</text:p>
          </table:table-cell>
          <table:table-cell table:formula="of:=[.E792]+[.$J$6]" office:value-type="float" office:value="1809.25">
            <text:p>1809.25</text:p>
          </table:table-cell>
          <table:table-cell table:formula="of:=&quot;Y&quot; &amp; [.E791]" office:value-type="string" office:string-value="Y1809.25">
            <text:p>Y1809.25</text:p>
          </table:table-cell>
          <table:table-cell table:formula="of:=[.C791] +6" office:value-type="float" office:value="6318">
            <text:p>6318</text:p>
          </table:table-cell>
          <table:table-cell table:formula="of:=&quot;X&quot;&amp; [.G791]" office:value-type="string" office:string-value="X6318">
            <text:p>X6318</text:p>
          </table:table-cell>
          <table:table-cell table:number-columns-repeated="6"/>
          <table:table-cell table:style-name="ce7" table:formula="of:=[.B792]" office:value-type="string" office:string-value="N799">
            <text:p>N799</text:p>
          </table:table-cell>
          <table:table-cell table:style-name="ce7" table:formula="of:=[.D792]" office:value-type="string" office:string-value="X6312">
            <text:p>X6312</text:p>
          </table:table-cell>
          <table:table-cell table:style-name="ce7" table:formula="of:=[.F792]" office:value-type="string" office:string-value="Y1803.5">
            <text:p>Y1803.5</text:p>
          </table:table-cell>
          <table:table-cell/>
          <table:table-cell table:formula="of:=[.B792]" office:value-type="string" office:string-value="N799">
            <text:p>N799</text:p>
          </table:table-cell>
          <table:table-cell table:formula="of:=[.H792]" office:value-type="string" office:string-value="X6318">
            <text:p>X6318</text:p>
          </table:table-cell>
          <table:table-cell table:formula="of:=[.F792]" office:value-type="string" office:string-value="Y1803.5">
            <text:p>Y1803.5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table:formula="of:=&quot;N&quot;&amp;[.A792]" office:value-type="string" office:string-value="N799">
            <text:p>N799</text:p>
          </table:table-cell>
          <table:table-cell table:formula="of:=[.$C$985]" office:value-type="float" office:value="6312">
            <text:p>6312</text:p>
          </table:table-cell>
          <table:table-cell table:formula="of:= &quot;X&quot;&amp; [.C792]" office:value-type="string" office:string-value="X6312">
            <text:p>X6312</text:p>
          </table:table-cell>
          <table:table-cell table:formula="of:=[.E793]+[.$J$6]" office:value-type="float" office:value="1803.5">
            <text:p>1803.5</text:p>
          </table:table-cell>
          <table:table-cell table:formula="of:=&quot;Y&quot; &amp; [.E792]" office:value-type="string" office:string-value="Y1803.5">
            <text:p>Y1803.5</text:p>
          </table:table-cell>
          <table:table-cell table:formula="of:=[.C792] +6" office:value-type="float" office:value="6318">
            <text:p>6318</text:p>
          </table:table-cell>
          <table:table-cell table:formula="of:=&quot;X&quot;&amp; [.G792]" office:value-type="string" office:string-value="X6318">
            <text:p>X6318</text:p>
          </table:table-cell>
          <table:table-cell table:number-columns-repeated="6"/>
          <table:table-cell table:style-name="ce7" table:formula="of:=[.B793]" office:value-type="string" office:string-value="N800">
            <text:p>N800</text:p>
          </table:table-cell>
          <table:table-cell table:style-name="ce7" table:formula="of:=[.D793]" office:value-type="string" office:string-value="X6312">
            <text:p>X6312</text:p>
          </table:table-cell>
          <table:table-cell table:style-name="ce7" table:formula="of:=[.F793]" office:value-type="string" office:string-value="Y1797.75">
            <text:p>Y1797.75</text:p>
          </table:table-cell>
          <table:table-cell/>
          <table:table-cell table:formula="of:=[.B793]" office:value-type="string" office:string-value="N800">
            <text:p>N800</text:p>
          </table:table-cell>
          <table:table-cell table:formula="of:=[.H793]" office:value-type="string" office:string-value="X6318">
            <text:p>X6318</text:p>
          </table:table-cell>
          <table:table-cell table:formula="of:=[.F793]" office:value-type="string" office:string-value="Y1797.75">
            <text:p>Y1797.75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table:formula="of:=&quot;N&quot;&amp;[.A793]" office:value-type="string" office:string-value="N800">
            <text:p>N800</text:p>
          </table:table-cell>
          <table:table-cell table:formula="of:=[.$C$985]" office:value-type="float" office:value="6312">
            <text:p>6312</text:p>
          </table:table-cell>
          <table:table-cell table:formula="of:= &quot;X&quot;&amp; [.C793]" office:value-type="string" office:string-value="X6312">
            <text:p>X6312</text:p>
          </table:table-cell>
          <table:table-cell table:formula="of:=[.E794]+[.$J$6]" office:value-type="float" office:value="1797.75">
            <text:p>1797.75</text:p>
          </table:table-cell>
          <table:table-cell table:formula="of:=&quot;Y&quot; &amp; [.E793]" office:value-type="string" office:string-value="Y1797.75">
            <text:p>Y1797.75</text:p>
          </table:table-cell>
          <table:table-cell table:formula="of:=[.C793] +6" office:value-type="float" office:value="6318">
            <text:p>6318</text:p>
          </table:table-cell>
          <table:table-cell table:formula="of:=&quot;X&quot;&amp; [.G793]" office:value-type="string" office:string-value="X6318">
            <text:p>X6318</text:p>
          </table:table-cell>
          <table:table-cell table:number-columns-repeated="6"/>
          <table:table-cell table:style-name="ce7" table:formula="of:=[.B794]" office:value-type="string" office:string-value="N801">
            <text:p>N801</text:p>
          </table:table-cell>
          <table:table-cell table:style-name="ce7" table:formula="of:=[.D794]" office:value-type="string" office:string-value="X6312">
            <text:p>X6312</text:p>
          </table:table-cell>
          <table:table-cell table:style-name="ce7" table:formula="of:=[.F794]" office:value-type="string" office:string-value="Y1792">
            <text:p>Y1792</text:p>
          </table:table-cell>
          <table:table-cell/>
          <table:table-cell table:formula="of:=[.B794]" office:value-type="string" office:string-value="N801">
            <text:p>N801</text:p>
          </table:table-cell>
          <table:table-cell table:formula="of:=[.H794]" office:value-type="string" office:string-value="X6318">
            <text:p>X6318</text:p>
          </table:table-cell>
          <table:table-cell table:formula="of:=[.F794]" office:value-type="string" office:string-value="Y1792">
            <text:p>Y1792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table:formula="of:=&quot;N&quot;&amp;[.A794]" office:value-type="string" office:string-value="N801">
            <text:p>N801</text:p>
          </table:table-cell>
          <table:table-cell table:formula="of:=[.$C$985]" office:value-type="float" office:value="6312">
            <text:p>6312</text:p>
          </table:table-cell>
          <table:table-cell table:formula="of:= &quot;X&quot;&amp; [.C794]" office:value-type="string" office:string-value="X6312">
            <text:p>X6312</text:p>
          </table:table-cell>
          <table:table-cell table:formula="of:=[.E795]+[.$J$6]" office:value-type="float" office:value="1792">
            <text:p>1792</text:p>
          </table:table-cell>
          <table:table-cell table:formula="of:=&quot;Y&quot; &amp; [.E794]" office:value-type="string" office:string-value="Y1792">
            <text:p>Y1792</text:p>
          </table:table-cell>
          <table:table-cell table:formula="of:=[.C794] +6" office:value-type="float" office:value="6318">
            <text:p>6318</text:p>
          </table:table-cell>
          <table:table-cell table:formula="of:=&quot;X&quot;&amp; [.G794]" office:value-type="string" office:string-value="X6318">
            <text:p>X6318</text:p>
          </table:table-cell>
          <table:table-cell table:number-columns-repeated="6"/>
          <table:table-cell table:style-name="ce7" table:formula="of:=[.B795]" office:value-type="string" office:string-value="N802">
            <text:p>N802</text:p>
          </table:table-cell>
          <table:table-cell table:style-name="ce7" table:formula="of:=[.D795]" office:value-type="string" office:string-value="X6312">
            <text:p>X6312</text:p>
          </table:table-cell>
          <table:table-cell table:style-name="ce7" table:formula="of:=[.F795]" office:value-type="string" office:string-value="Y1786.25">
            <text:p>Y1786.25</text:p>
          </table:table-cell>
          <table:table-cell/>
          <table:table-cell table:formula="of:=[.B795]" office:value-type="string" office:string-value="N802">
            <text:p>N802</text:p>
          </table:table-cell>
          <table:table-cell table:formula="of:=[.H795]" office:value-type="string" office:string-value="X6318">
            <text:p>X6318</text:p>
          </table:table-cell>
          <table:table-cell table:formula="of:=[.F795]" office:value-type="string" office:string-value="Y1786.25">
            <text:p>Y1786.25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table:formula="of:=&quot;N&quot;&amp;[.A795]" office:value-type="string" office:string-value="N802">
            <text:p>N802</text:p>
          </table:table-cell>
          <table:table-cell table:formula="of:=[.$C$985]" office:value-type="float" office:value="6312">
            <text:p>6312</text:p>
          </table:table-cell>
          <table:table-cell table:formula="of:= &quot;X&quot;&amp; [.C795]" office:value-type="string" office:string-value="X6312">
            <text:p>X6312</text:p>
          </table:table-cell>
          <table:table-cell table:formula="of:=[.E796]+[.$J$6]" office:value-type="float" office:value="1786.25">
            <text:p>1786.25</text:p>
          </table:table-cell>
          <table:table-cell table:formula="of:=&quot;Y&quot; &amp; [.E795]" office:value-type="string" office:string-value="Y1786.25">
            <text:p>Y1786.25</text:p>
          </table:table-cell>
          <table:table-cell table:formula="of:=[.C795] +6" office:value-type="float" office:value="6318">
            <text:p>6318</text:p>
          </table:table-cell>
          <table:table-cell table:formula="of:=&quot;X&quot;&amp; [.G795]" office:value-type="string" office:string-value="X6318">
            <text:p>X6318</text:p>
          </table:table-cell>
          <table:table-cell table:number-columns-repeated="6"/>
          <table:table-cell table:style-name="ce7" table:formula="of:=[.B796]" office:value-type="string" office:string-value="N803">
            <text:p>N803</text:p>
          </table:table-cell>
          <table:table-cell table:style-name="ce7" table:formula="of:=[.D796]" office:value-type="string" office:string-value="X6312">
            <text:p>X6312</text:p>
          </table:table-cell>
          <table:table-cell table:style-name="ce7" table:formula="of:=[.F796]" office:value-type="string" office:string-value="Y1780.5">
            <text:p>Y1780.5</text:p>
          </table:table-cell>
          <table:table-cell/>
          <table:table-cell table:formula="of:=[.B796]" office:value-type="string" office:string-value="N803">
            <text:p>N803</text:p>
          </table:table-cell>
          <table:table-cell table:formula="of:=[.H796]" office:value-type="string" office:string-value="X6318">
            <text:p>X6318</text:p>
          </table:table-cell>
          <table:table-cell table:formula="of:=[.F796]" office:value-type="string" office:string-value="Y1780.5">
            <text:p>Y1780.5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table:formula="of:=&quot;N&quot;&amp;[.A796]" office:value-type="string" office:string-value="N803">
            <text:p>N803</text:p>
          </table:table-cell>
          <table:table-cell table:formula="of:=[.$C$985]" office:value-type="float" office:value="6312">
            <text:p>6312</text:p>
          </table:table-cell>
          <table:table-cell table:formula="of:= &quot;X&quot;&amp; [.C796]" office:value-type="string" office:string-value="X6312">
            <text:p>X6312</text:p>
          </table:table-cell>
          <table:table-cell table:formula="of:=[.E797]+[.$J$6]" office:value-type="float" office:value="1780.5">
            <text:p>1780.5</text:p>
          </table:table-cell>
          <table:table-cell table:formula="of:=&quot;Y&quot; &amp; [.E796]" office:value-type="string" office:string-value="Y1780.5">
            <text:p>Y1780.5</text:p>
          </table:table-cell>
          <table:table-cell table:formula="of:=[.C796] +6" office:value-type="float" office:value="6318">
            <text:p>6318</text:p>
          </table:table-cell>
          <table:table-cell table:formula="of:=&quot;X&quot;&amp; [.G796]" office:value-type="string" office:string-value="X6318">
            <text:p>X6318</text:p>
          </table:table-cell>
          <table:table-cell table:number-columns-repeated="6"/>
          <table:table-cell table:style-name="ce7" table:formula="of:=[.B797]" office:value-type="string" office:string-value="N804">
            <text:p>N804</text:p>
          </table:table-cell>
          <table:table-cell table:style-name="ce7" table:formula="of:=[.D797]" office:value-type="string" office:string-value="X6312">
            <text:p>X6312</text:p>
          </table:table-cell>
          <table:table-cell table:style-name="ce7" table:formula="of:=[.F797]" office:value-type="string" office:string-value="Y1774.75">
            <text:p>Y1774.75</text:p>
          </table:table-cell>
          <table:table-cell/>
          <table:table-cell table:formula="of:=[.B797]" office:value-type="string" office:string-value="N804">
            <text:p>N804</text:p>
          </table:table-cell>
          <table:table-cell table:formula="of:=[.H797]" office:value-type="string" office:string-value="X6318">
            <text:p>X6318</text:p>
          </table:table-cell>
          <table:table-cell table:formula="of:=[.F797]" office:value-type="string" office:string-value="Y1774.75">
            <text:p>Y1774.75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table:formula="of:=&quot;N&quot;&amp;[.A797]" office:value-type="string" office:string-value="N804">
            <text:p>N804</text:p>
          </table:table-cell>
          <table:table-cell table:formula="of:=[.$C$985]" office:value-type="float" office:value="6312">
            <text:p>6312</text:p>
          </table:table-cell>
          <table:table-cell table:formula="of:= &quot;X&quot;&amp; [.C797]" office:value-type="string" office:string-value="X6312">
            <text:p>X6312</text:p>
          </table:table-cell>
          <table:table-cell table:formula="of:=[.E798]+[.$J$6]" office:value-type="float" office:value="1774.75">
            <text:p>1774.75</text:p>
          </table:table-cell>
          <table:table-cell table:formula="of:=&quot;Y&quot; &amp; [.E797]" office:value-type="string" office:string-value="Y1774.75">
            <text:p>Y1774.75</text:p>
          </table:table-cell>
          <table:table-cell table:formula="of:=[.C797] +6" office:value-type="float" office:value="6318">
            <text:p>6318</text:p>
          </table:table-cell>
          <table:table-cell table:formula="of:=&quot;X&quot;&amp; [.G797]" office:value-type="string" office:string-value="X6318">
            <text:p>X6318</text:p>
          </table:table-cell>
          <table:table-cell table:number-columns-repeated="6"/>
          <table:table-cell table:style-name="ce7" table:formula="of:=[.B798]" office:value-type="string" office:string-value="N805">
            <text:p>N805</text:p>
          </table:table-cell>
          <table:table-cell table:style-name="ce7" table:formula="of:=[.D798]" office:value-type="string" office:string-value="X6312">
            <text:p>X6312</text:p>
          </table:table-cell>
          <table:table-cell table:style-name="ce7" table:formula="of:=[.F798]" office:value-type="string" office:string-value="Y1769">
            <text:p>Y1769</text:p>
          </table:table-cell>
          <table:table-cell/>
          <table:table-cell table:formula="of:=[.B798]" office:value-type="string" office:string-value="N805">
            <text:p>N805</text:p>
          </table:table-cell>
          <table:table-cell table:formula="of:=[.H798]" office:value-type="string" office:string-value="X6318">
            <text:p>X6318</text:p>
          </table:table-cell>
          <table:table-cell table:formula="of:=[.F798]" office:value-type="string" office:string-value="Y1769">
            <text:p>Y1769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table:formula="of:=&quot;N&quot;&amp;[.A798]" office:value-type="string" office:string-value="N805">
            <text:p>N805</text:p>
          </table:table-cell>
          <table:table-cell table:formula="of:=[.$C$985]" office:value-type="float" office:value="6312">
            <text:p>6312</text:p>
          </table:table-cell>
          <table:table-cell table:formula="of:= &quot;X&quot;&amp; [.C798]" office:value-type="string" office:string-value="X6312">
            <text:p>X6312</text:p>
          </table:table-cell>
          <table:table-cell table:formula="of:=[.E799]+[.$J$6]" office:value-type="float" office:value="1769">
            <text:p>1769</text:p>
          </table:table-cell>
          <table:table-cell table:formula="of:=&quot;Y&quot; &amp; [.E798]" office:value-type="string" office:string-value="Y1769">
            <text:p>Y1769</text:p>
          </table:table-cell>
          <table:table-cell table:formula="of:=[.C798] +6" office:value-type="float" office:value="6318">
            <text:p>6318</text:p>
          </table:table-cell>
          <table:table-cell table:formula="of:=&quot;X&quot;&amp; [.G798]" office:value-type="string" office:string-value="X6318">
            <text:p>X6318</text:p>
          </table:table-cell>
          <table:table-cell table:number-columns-repeated="6"/>
          <table:table-cell table:style-name="ce7" table:formula="of:=[.B799]" office:value-type="string" office:string-value="N806">
            <text:p>N806</text:p>
          </table:table-cell>
          <table:table-cell table:style-name="ce7" table:formula="of:=[.D799]" office:value-type="string" office:string-value="X6312">
            <text:p>X6312</text:p>
          </table:table-cell>
          <table:table-cell table:style-name="ce7" table:formula="of:=[.F799]" office:value-type="string" office:string-value="Y1763.25">
            <text:p>Y1763.25</text:p>
          </table:table-cell>
          <table:table-cell/>
          <table:table-cell table:formula="of:=[.B799]" office:value-type="string" office:string-value="N806">
            <text:p>N806</text:p>
          </table:table-cell>
          <table:table-cell table:formula="of:=[.H799]" office:value-type="string" office:string-value="X6318">
            <text:p>X6318</text:p>
          </table:table-cell>
          <table:table-cell table:formula="of:=[.F799]" office:value-type="string" office:string-value="Y1763.25">
            <text:p>Y1763.25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table:formula="of:=&quot;N&quot;&amp;[.A799]" office:value-type="string" office:string-value="N806">
            <text:p>N806</text:p>
          </table:table-cell>
          <table:table-cell table:formula="of:=[.$C$985]" office:value-type="float" office:value="6312">
            <text:p>6312</text:p>
          </table:table-cell>
          <table:table-cell table:formula="of:= &quot;X&quot;&amp; [.C799]" office:value-type="string" office:string-value="X6312">
            <text:p>X6312</text:p>
          </table:table-cell>
          <table:table-cell table:formula="of:=[.E800]+[.$J$6]" office:value-type="float" office:value="1763.25">
            <text:p>1763.25</text:p>
          </table:table-cell>
          <table:table-cell table:formula="of:=&quot;Y&quot; &amp; [.E799]" office:value-type="string" office:string-value="Y1763.25">
            <text:p>Y1763.25</text:p>
          </table:table-cell>
          <table:table-cell table:formula="of:=[.C799] +6" office:value-type="float" office:value="6318">
            <text:p>6318</text:p>
          </table:table-cell>
          <table:table-cell table:formula="of:=&quot;X&quot;&amp; [.G799]" office:value-type="string" office:string-value="X6318">
            <text:p>X6318</text:p>
          </table:table-cell>
          <table:table-cell table:number-columns-repeated="6"/>
          <table:table-cell table:style-name="ce7" table:formula="of:=[.B800]" office:value-type="string" office:string-value="N807">
            <text:p>N807</text:p>
          </table:table-cell>
          <table:table-cell table:style-name="ce7" table:formula="of:=[.D800]" office:value-type="string" office:string-value="X6312">
            <text:p>X6312</text:p>
          </table:table-cell>
          <table:table-cell table:style-name="ce7" table:formula="of:=[.F800]" office:value-type="string" office:string-value="Y1757.5">
            <text:p>Y1757.5</text:p>
          </table:table-cell>
          <table:table-cell/>
          <table:table-cell table:formula="of:=[.B800]" office:value-type="string" office:string-value="N807">
            <text:p>N807</text:p>
          </table:table-cell>
          <table:table-cell table:formula="of:=[.H800]" office:value-type="string" office:string-value="X6318">
            <text:p>X6318</text:p>
          </table:table-cell>
          <table:table-cell table:formula="of:=[.F800]" office:value-type="string" office:string-value="Y1757.5">
            <text:p>Y1757.5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table:formula="of:=&quot;N&quot;&amp;[.A800]" office:value-type="string" office:string-value="N807">
            <text:p>N807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00]" office:value-type="string" office:string-value="X6312">
            <text:p>X6312</text:p>
          </table:table-cell>
          <table:table-cell table:formula="of:=[.E801]+[.$J$6]" office:value-type="float" office:value="1757.5">
            <text:p>1757.5</text:p>
          </table:table-cell>
          <table:table-cell table:formula="of:=&quot;Y&quot; &amp; [.E800]" office:value-type="string" office:string-value="Y1757.5">
            <text:p>Y1757.5</text:p>
          </table:table-cell>
          <table:table-cell table:formula="of:=[.C800] +6" office:value-type="float" office:value="6318">
            <text:p>6318</text:p>
          </table:table-cell>
          <table:table-cell table:formula="of:=&quot;X&quot;&amp; [.G800]" office:value-type="string" office:string-value="X6318">
            <text:p>X6318</text:p>
          </table:table-cell>
          <table:table-cell table:number-columns-repeated="6"/>
          <table:table-cell table:style-name="ce7" table:formula="of:=[.B801]" office:value-type="string" office:string-value="N808">
            <text:p>N808</text:p>
          </table:table-cell>
          <table:table-cell table:style-name="ce7" table:formula="of:=[.D801]" office:value-type="string" office:string-value="X6312">
            <text:p>X6312</text:p>
          </table:table-cell>
          <table:table-cell table:style-name="ce7" table:formula="of:=[.F801]" office:value-type="string" office:string-value="Y1751.75">
            <text:p>Y1751.75</text:p>
          </table:table-cell>
          <table:table-cell/>
          <table:table-cell table:formula="of:=[.B801]" office:value-type="string" office:string-value="N808">
            <text:p>N808</text:p>
          </table:table-cell>
          <table:table-cell table:formula="of:=[.H801]" office:value-type="string" office:string-value="X6318">
            <text:p>X6318</text:p>
          </table:table-cell>
          <table:table-cell table:formula="of:=[.F801]" office:value-type="string" office:string-value="Y1751.75">
            <text:p>Y1751.75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table:formula="of:=&quot;N&quot;&amp;[.A801]" office:value-type="string" office:string-value="N808">
            <text:p>N808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01]" office:value-type="string" office:string-value="X6312">
            <text:p>X6312</text:p>
          </table:table-cell>
          <table:table-cell table:formula="of:=[.E802]+[.$J$6]" office:value-type="float" office:value="1751.75">
            <text:p>1751.75</text:p>
          </table:table-cell>
          <table:table-cell table:formula="of:=&quot;Y&quot; &amp; [.E801]" office:value-type="string" office:string-value="Y1751.75">
            <text:p>Y1751.75</text:p>
          </table:table-cell>
          <table:table-cell table:formula="of:=[.C801] +6" office:value-type="float" office:value="6318">
            <text:p>6318</text:p>
          </table:table-cell>
          <table:table-cell table:formula="of:=&quot;X&quot;&amp; [.G801]" office:value-type="string" office:string-value="X6318">
            <text:p>X6318</text:p>
          </table:table-cell>
          <table:table-cell table:number-columns-repeated="6"/>
          <table:table-cell table:style-name="ce7" table:formula="of:=[.B802]" office:value-type="string" office:string-value="N809">
            <text:p>N809</text:p>
          </table:table-cell>
          <table:table-cell table:style-name="ce7" table:formula="of:=[.D802]" office:value-type="string" office:string-value="X6312">
            <text:p>X6312</text:p>
          </table:table-cell>
          <table:table-cell table:style-name="ce7" table:formula="of:=[.F802]" office:value-type="string" office:string-value="Y1746">
            <text:p>Y1746</text:p>
          </table:table-cell>
          <table:table-cell/>
          <table:table-cell table:formula="of:=[.B802]" office:value-type="string" office:string-value="N809">
            <text:p>N809</text:p>
          </table:table-cell>
          <table:table-cell table:formula="of:=[.H802]" office:value-type="string" office:string-value="X6318">
            <text:p>X6318</text:p>
          </table:table-cell>
          <table:table-cell table:formula="of:=[.F802]" office:value-type="string" office:string-value="Y1746">
            <text:p>Y1746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table:formula="of:=&quot;N&quot;&amp;[.A802]" office:value-type="string" office:string-value="N809">
            <text:p>N809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02]" office:value-type="string" office:string-value="X6312">
            <text:p>X6312</text:p>
          </table:table-cell>
          <table:table-cell table:formula="of:=[.E803]+[.$J$6]" office:value-type="float" office:value="1746">
            <text:p>1746</text:p>
          </table:table-cell>
          <table:table-cell table:formula="of:=&quot;Y&quot; &amp; [.E802]" office:value-type="string" office:string-value="Y1746">
            <text:p>Y1746</text:p>
          </table:table-cell>
          <table:table-cell table:formula="of:=[.C802] +6" office:value-type="float" office:value="6318">
            <text:p>6318</text:p>
          </table:table-cell>
          <table:table-cell table:formula="of:=&quot;X&quot;&amp; [.G802]" office:value-type="string" office:string-value="X6318">
            <text:p>X6318</text:p>
          </table:table-cell>
          <table:table-cell table:number-columns-repeated="6"/>
          <table:table-cell table:style-name="ce7" table:formula="of:=[.B803]" office:value-type="string" office:string-value="N810">
            <text:p>N810</text:p>
          </table:table-cell>
          <table:table-cell table:style-name="ce7" table:formula="of:=[.D803]" office:value-type="string" office:string-value="X6312">
            <text:p>X6312</text:p>
          </table:table-cell>
          <table:table-cell table:style-name="ce7" table:formula="of:=[.F803]" office:value-type="string" office:string-value="Y1740.25">
            <text:p>Y1740.25</text:p>
          </table:table-cell>
          <table:table-cell/>
          <table:table-cell table:formula="of:=[.B803]" office:value-type="string" office:string-value="N810">
            <text:p>N810</text:p>
          </table:table-cell>
          <table:table-cell table:formula="of:=[.H803]" office:value-type="string" office:string-value="X6318">
            <text:p>X6318</text:p>
          </table:table-cell>
          <table:table-cell table:formula="of:=[.F803]" office:value-type="string" office:string-value="Y1740.25">
            <text:p>Y1740.25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table:formula="of:=&quot;N&quot;&amp;[.A803]" office:value-type="string" office:string-value="N810">
            <text:p>N810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03]" office:value-type="string" office:string-value="X6312">
            <text:p>X6312</text:p>
          </table:table-cell>
          <table:table-cell table:formula="of:=[.E804]+[.$J$6]" office:value-type="float" office:value="1740.25">
            <text:p>1740.25</text:p>
          </table:table-cell>
          <table:table-cell table:formula="of:=&quot;Y&quot; &amp; [.E803]" office:value-type="string" office:string-value="Y1740.25">
            <text:p>Y1740.25</text:p>
          </table:table-cell>
          <table:table-cell table:formula="of:=[.C803] +6" office:value-type="float" office:value="6318">
            <text:p>6318</text:p>
          </table:table-cell>
          <table:table-cell table:formula="of:=&quot;X&quot;&amp; [.G803]" office:value-type="string" office:string-value="X6318">
            <text:p>X6318</text:p>
          </table:table-cell>
          <table:table-cell table:number-columns-repeated="6"/>
          <table:table-cell table:style-name="ce7" table:formula="of:=[.B804]" office:value-type="string" office:string-value="N811">
            <text:p>N811</text:p>
          </table:table-cell>
          <table:table-cell table:style-name="ce7" table:formula="of:=[.D804]" office:value-type="string" office:string-value="X6312">
            <text:p>X6312</text:p>
          </table:table-cell>
          <table:table-cell table:style-name="ce7" table:formula="of:=[.F804]" office:value-type="string" office:string-value="Y1734.5">
            <text:p>Y1734.5</text:p>
          </table:table-cell>
          <table:table-cell/>
          <table:table-cell table:formula="of:=[.B804]" office:value-type="string" office:string-value="N811">
            <text:p>N811</text:p>
          </table:table-cell>
          <table:table-cell table:formula="of:=[.H804]" office:value-type="string" office:string-value="X6318">
            <text:p>X6318</text:p>
          </table:table-cell>
          <table:table-cell table:formula="of:=[.F804]" office:value-type="string" office:string-value="Y1734.5">
            <text:p>Y1734.5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table:formula="of:=&quot;N&quot;&amp;[.A804]" office:value-type="string" office:string-value="N811">
            <text:p>N811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04]" office:value-type="string" office:string-value="X6312">
            <text:p>X6312</text:p>
          </table:table-cell>
          <table:table-cell table:formula="of:=[.E805]+[.$J$6]" office:value-type="float" office:value="1734.5">
            <text:p>1734.5</text:p>
          </table:table-cell>
          <table:table-cell table:formula="of:=&quot;Y&quot; &amp; [.E804]" office:value-type="string" office:string-value="Y1734.5">
            <text:p>Y1734.5</text:p>
          </table:table-cell>
          <table:table-cell table:formula="of:=[.C804] +6" office:value-type="float" office:value="6318">
            <text:p>6318</text:p>
          </table:table-cell>
          <table:table-cell table:formula="of:=&quot;X&quot;&amp; [.G804]" office:value-type="string" office:string-value="X6318">
            <text:p>X6318</text:p>
          </table:table-cell>
          <table:table-cell table:number-columns-repeated="6"/>
          <table:table-cell table:style-name="ce7" table:formula="of:=[.B805]" office:value-type="string" office:string-value="N812">
            <text:p>N812</text:p>
          </table:table-cell>
          <table:table-cell table:style-name="ce7" table:formula="of:=[.D805]" office:value-type="string" office:string-value="X6312">
            <text:p>X6312</text:p>
          </table:table-cell>
          <table:table-cell table:style-name="ce7" table:formula="of:=[.F805]" office:value-type="string" office:string-value="Y1728.75">
            <text:p>Y1728.75</text:p>
          </table:table-cell>
          <table:table-cell/>
          <table:table-cell table:formula="of:=[.B805]" office:value-type="string" office:string-value="N812">
            <text:p>N812</text:p>
          </table:table-cell>
          <table:table-cell table:formula="of:=[.H805]" office:value-type="string" office:string-value="X6318">
            <text:p>X6318</text:p>
          </table:table-cell>
          <table:table-cell table:formula="of:=[.F805]" office:value-type="string" office:string-value="Y1728.75">
            <text:p>Y1728.75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table:formula="of:=&quot;N&quot;&amp;[.A805]" office:value-type="string" office:string-value="N812">
            <text:p>N812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05]" office:value-type="string" office:string-value="X6312">
            <text:p>X6312</text:p>
          </table:table-cell>
          <table:table-cell table:formula="of:=[.E806]+[.$J$6]" office:value-type="float" office:value="1728.75">
            <text:p>1728.75</text:p>
          </table:table-cell>
          <table:table-cell table:formula="of:=&quot;Y&quot; &amp; [.E805]" office:value-type="string" office:string-value="Y1728.75">
            <text:p>Y1728.75</text:p>
          </table:table-cell>
          <table:table-cell table:formula="of:=[.C805] +6" office:value-type="float" office:value="6318">
            <text:p>6318</text:p>
          </table:table-cell>
          <table:table-cell table:formula="of:=&quot;X&quot;&amp; [.G805]" office:value-type="string" office:string-value="X6318">
            <text:p>X6318</text:p>
          </table:table-cell>
          <table:table-cell table:number-columns-repeated="6"/>
          <table:table-cell table:style-name="ce7" table:formula="of:=[.B806]" office:value-type="string" office:string-value="N813">
            <text:p>N813</text:p>
          </table:table-cell>
          <table:table-cell table:style-name="ce7" table:formula="of:=[.D806]" office:value-type="string" office:string-value="X6312">
            <text:p>X6312</text:p>
          </table:table-cell>
          <table:table-cell table:style-name="ce7" table:formula="of:=[.F806]" office:value-type="string" office:string-value="Y1723">
            <text:p>Y1723</text:p>
          </table:table-cell>
          <table:table-cell/>
          <table:table-cell table:formula="of:=[.B806]" office:value-type="string" office:string-value="N813">
            <text:p>N813</text:p>
          </table:table-cell>
          <table:table-cell table:formula="of:=[.H806]" office:value-type="string" office:string-value="X6318">
            <text:p>X6318</text:p>
          </table:table-cell>
          <table:table-cell table:formula="of:=[.F806]" office:value-type="string" office:string-value="Y1723">
            <text:p>Y1723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table:formula="of:=&quot;N&quot;&amp;[.A806]" office:value-type="string" office:string-value="N813">
            <text:p>N813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06]" office:value-type="string" office:string-value="X6312">
            <text:p>X6312</text:p>
          </table:table-cell>
          <table:table-cell table:formula="of:=[.E807]+[.$J$6]" office:value-type="float" office:value="1723">
            <text:p>1723</text:p>
          </table:table-cell>
          <table:table-cell table:formula="of:=&quot;Y&quot; &amp; [.E806]" office:value-type="string" office:string-value="Y1723">
            <text:p>Y1723</text:p>
          </table:table-cell>
          <table:table-cell table:formula="of:=[.C806] +6" office:value-type="float" office:value="6318">
            <text:p>6318</text:p>
          </table:table-cell>
          <table:table-cell table:formula="of:=&quot;X&quot;&amp; [.G806]" office:value-type="string" office:string-value="X6318">
            <text:p>X6318</text:p>
          </table:table-cell>
          <table:table-cell table:number-columns-repeated="6"/>
          <table:table-cell table:style-name="ce7" table:formula="of:=[.B807]" office:value-type="string" office:string-value="N814">
            <text:p>N814</text:p>
          </table:table-cell>
          <table:table-cell table:style-name="ce7" table:formula="of:=[.D807]" office:value-type="string" office:string-value="X6312">
            <text:p>X6312</text:p>
          </table:table-cell>
          <table:table-cell table:style-name="ce7" table:formula="of:=[.F807]" office:value-type="string" office:string-value="Y1717.25">
            <text:p>Y1717.25</text:p>
          </table:table-cell>
          <table:table-cell/>
          <table:table-cell table:formula="of:=[.B807]" office:value-type="string" office:string-value="N814">
            <text:p>N814</text:p>
          </table:table-cell>
          <table:table-cell table:formula="of:=[.H807]" office:value-type="string" office:string-value="X6318">
            <text:p>X6318</text:p>
          </table:table-cell>
          <table:table-cell table:formula="of:=[.F807]" office:value-type="string" office:string-value="Y1717.25">
            <text:p>Y1717.25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table:formula="of:=&quot;N&quot;&amp;[.A807]" office:value-type="string" office:string-value="N814">
            <text:p>N814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07]" office:value-type="string" office:string-value="X6312">
            <text:p>X6312</text:p>
          </table:table-cell>
          <table:table-cell table:formula="of:=[.E808]+[.$J$6]" office:value-type="float" office:value="1717.25">
            <text:p>1717.25</text:p>
          </table:table-cell>
          <table:table-cell table:formula="of:=&quot;Y&quot; &amp; [.E807]" office:value-type="string" office:string-value="Y1717.25">
            <text:p>Y1717.25</text:p>
          </table:table-cell>
          <table:table-cell table:formula="of:=[.C807] +6" office:value-type="float" office:value="6318">
            <text:p>6318</text:p>
          </table:table-cell>
          <table:table-cell table:formula="of:=&quot;X&quot;&amp; [.G807]" office:value-type="string" office:string-value="X6318">
            <text:p>X6318</text:p>
          </table:table-cell>
          <table:table-cell table:number-columns-repeated="6"/>
          <table:table-cell table:style-name="ce7" table:formula="of:=[.B808]" office:value-type="string" office:string-value="N815">
            <text:p>N815</text:p>
          </table:table-cell>
          <table:table-cell table:style-name="ce7" table:formula="of:=[.D808]" office:value-type="string" office:string-value="X6312">
            <text:p>X6312</text:p>
          </table:table-cell>
          <table:table-cell table:style-name="ce7" table:formula="of:=[.F808]" office:value-type="string" office:string-value="Y1711.5">
            <text:p>Y1711.5</text:p>
          </table:table-cell>
          <table:table-cell/>
          <table:table-cell table:formula="of:=[.B808]" office:value-type="string" office:string-value="N815">
            <text:p>N815</text:p>
          </table:table-cell>
          <table:table-cell table:formula="of:=[.H808]" office:value-type="string" office:string-value="X6318">
            <text:p>X6318</text:p>
          </table:table-cell>
          <table:table-cell table:formula="of:=[.F808]" office:value-type="string" office:string-value="Y1711.5">
            <text:p>Y1711.5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table:formula="of:=&quot;N&quot;&amp;[.A808]" office:value-type="string" office:string-value="N815">
            <text:p>N815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08]" office:value-type="string" office:string-value="X6312">
            <text:p>X6312</text:p>
          </table:table-cell>
          <table:table-cell table:formula="of:=[.E809]+[.$J$6]" office:value-type="float" office:value="1711.5">
            <text:p>1711.5</text:p>
          </table:table-cell>
          <table:table-cell table:formula="of:=&quot;Y&quot; &amp; [.E808]" office:value-type="string" office:string-value="Y1711.5">
            <text:p>Y1711.5</text:p>
          </table:table-cell>
          <table:table-cell table:formula="of:=[.C808] +6" office:value-type="float" office:value="6318">
            <text:p>6318</text:p>
          </table:table-cell>
          <table:table-cell table:formula="of:=&quot;X&quot;&amp; [.G808]" office:value-type="string" office:string-value="X6318">
            <text:p>X6318</text:p>
          </table:table-cell>
          <table:table-cell table:number-columns-repeated="6"/>
          <table:table-cell table:style-name="ce7" table:formula="of:=[.B809]" office:value-type="string" office:string-value="N816">
            <text:p>N816</text:p>
          </table:table-cell>
          <table:table-cell table:style-name="ce7" table:formula="of:=[.D809]" office:value-type="string" office:string-value="X6312">
            <text:p>X6312</text:p>
          </table:table-cell>
          <table:table-cell table:style-name="ce7" table:formula="of:=[.F809]" office:value-type="string" office:string-value="Y1705.75">
            <text:p>Y1705.75</text:p>
          </table:table-cell>
          <table:table-cell/>
          <table:table-cell table:formula="of:=[.B809]" office:value-type="string" office:string-value="N816">
            <text:p>N816</text:p>
          </table:table-cell>
          <table:table-cell table:formula="of:=[.H809]" office:value-type="string" office:string-value="X6318">
            <text:p>X6318</text:p>
          </table:table-cell>
          <table:table-cell table:formula="of:=[.F809]" office:value-type="string" office:string-value="Y1705.75">
            <text:p>Y1705.75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table:formula="of:=&quot;N&quot;&amp;[.A809]" office:value-type="string" office:string-value="N816">
            <text:p>N816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09]" office:value-type="string" office:string-value="X6312">
            <text:p>X6312</text:p>
          </table:table-cell>
          <table:table-cell table:formula="of:=[.E810]+[.$J$6]" office:value-type="float" office:value="1705.75">
            <text:p>1705.75</text:p>
          </table:table-cell>
          <table:table-cell table:formula="of:=&quot;Y&quot; &amp; [.E809]" office:value-type="string" office:string-value="Y1705.75">
            <text:p>Y1705.75</text:p>
          </table:table-cell>
          <table:table-cell table:formula="of:=[.C809] +6" office:value-type="float" office:value="6318">
            <text:p>6318</text:p>
          </table:table-cell>
          <table:table-cell table:formula="of:=&quot;X&quot;&amp; [.G809]" office:value-type="string" office:string-value="X6318">
            <text:p>X6318</text:p>
          </table:table-cell>
          <table:table-cell table:number-columns-repeated="6"/>
          <table:table-cell table:style-name="ce7" table:formula="of:=[.B810]" office:value-type="string" office:string-value="N817">
            <text:p>N817</text:p>
          </table:table-cell>
          <table:table-cell table:style-name="ce7" table:formula="of:=[.D810]" office:value-type="string" office:string-value="X6312">
            <text:p>X6312</text:p>
          </table:table-cell>
          <table:table-cell table:style-name="ce7" table:formula="of:=[.F810]" office:value-type="string" office:string-value="Y1700">
            <text:p>Y1700</text:p>
          </table:table-cell>
          <table:table-cell/>
          <table:table-cell table:formula="of:=[.B810]" office:value-type="string" office:string-value="N817">
            <text:p>N817</text:p>
          </table:table-cell>
          <table:table-cell table:formula="of:=[.H810]" office:value-type="string" office:string-value="X6318">
            <text:p>X6318</text:p>
          </table:table-cell>
          <table:table-cell table:formula="of:=[.F810]" office:value-type="string" office:string-value="Y1700">
            <text:p>Y1700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table:formula="of:=&quot;N&quot;&amp;[.A810]" office:value-type="string" office:string-value="N817">
            <text:p>N817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10]" office:value-type="string" office:string-value="X6312">
            <text:p>X6312</text:p>
          </table:table-cell>
          <table:table-cell table:formula="of:=[.E811]+[.$J$6]" office:value-type="float" office:value="1700">
            <text:p>1700</text:p>
          </table:table-cell>
          <table:table-cell table:formula="of:=&quot;Y&quot; &amp; [.E810]" office:value-type="string" office:string-value="Y1700">
            <text:p>Y1700</text:p>
          </table:table-cell>
          <table:table-cell table:formula="of:=[.C810] +6" office:value-type="float" office:value="6318">
            <text:p>6318</text:p>
          </table:table-cell>
          <table:table-cell table:formula="of:=&quot;X&quot;&amp; [.G810]" office:value-type="string" office:string-value="X6318">
            <text:p>X6318</text:p>
          </table:table-cell>
          <table:table-cell table:number-columns-repeated="6"/>
          <table:table-cell table:style-name="ce7" table:formula="of:=[.B811]" office:value-type="string" office:string-value="N818">
            <text:p>N818</text:p>
          </table:table-cell>
          <table:table-cell table:style-name="ce7" table:formula="of:=[.D811]" office:value-type="string" office:string-value="X6312">
            <text:p>X6312</text:p>
          </table:table-cell>
          <table:table-cell table:style-name="ce7" table:formula="of:=[.F811]" office:value-type="string" office:string-value="Y1694.25">
            <text:p>Y1694.25</text:p>
          </table:table-cell>
          <table:table-cell/>
          <table:table-cell table:formula="of:=[.B811]" office:value-type="string" office:string-value="N818">
            <text:p>N818</text:p>
          </table:table-cell>
          <table:table-cell table:formula="of:=[.H811]" office:value-type="string" office:string-value="X6318">
            <text:p>X6318</text:p>
          </table:table-cell>
          <table:table-cell table:formula="of:=[.F811]" office:value-type="string" office:string-value="Y1694.25">
            <text:p>Y1694.25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table:formula="of:=&quot;N&quot;&amp;[.A811]" office:value-type="string" office:string-value="N818">
            <text:p>N818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11]" office:value-type="string" office:string-value="X6312">
            <text:p>X6312</text:p>
          </table:table-cell>
          <table:table-cell table:formula="of:=[.E812]+[.$J$6]" office:value-type="float" office:value="1694.25">
            <text:p>1694.25</text:p>
          </table:table-cell>
          <table:table-cell table:formula="of:=&quot;Y&quot; &amp; [.E811]" office:value-type="string" office:string-value="Y1694.25">
            <text:p>Y1694.25</text:p>
          </table:table-cell>
          <table:table-cell table:formula="of:=[.C811] +6" office:value-type="float" office:value="6318">
            <text:p>6318</text:p>
          </table:table-cell>
          <table:table-cell table:formula="of:=&quot;X&quot;&amp; [.G811]" office:value-type="string" office:string-value="X6318">
            <text:p>X6318</text:p>
          </table:table-cell>
          <table:table-cell table:number-columns-repeated="6"/>
          <table:table-cell table:style-name="ce7" table:formula="of:=[.B812]" office:value-type="string" office:string-value="N819">
            <text:p>N819</text:p>
          </table:table-cell>
          <table:table-cell table:style-name="ce7" table:formula="of:=[.D812]" office:value-type="string" office:string-value="X6312">
            <text:p>X6312</text:p>
          </table:table-cell>
          <table:table-cell table:style-name="ce7" table:formula="of:=[.F812]" office:value-type="string" office:string-value="Y1688.5">
            <text:p>Y1688.5</text:p>
          </table:table-cell>
          <table:table-cell/>
          <table:table-cell table:formula="of:=[.B812]" office:value-type="string" office:string-value="N819">
            <text:p>N819</text:p>
          </table:table-cell>
          <table:table-cell table:formula="of:=[.H812]" office:value-type="string" office:string-value="X6318">
            <text:p>X6318</text:p>
          </table:table-cell>
          <table:table-cell table:formula="of:=[.F812]" office:value-type="string" office:string-value="Y1688.5">
            <text:p>Y1688.5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table:formula="of:=&quot;N&quot;&amp;[.A812]" office:value-type="string" office:string-value="N819">
            <text:p>N819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12]" office:value-type="string" office:string-value="X6312">
            <text:p>X6312</text:p>
          </table:table-cell>
          <table:table-cell table:formula="of:=[.E813]+[.$J$6]" office:value-type="float" office:value="1688.5">
            <text:p>1688.5</text:p>
          </table:table-cell>
          <table:table-cell table:formula="of:=&quot;Y&quot; &amp; [.E812]" office:value-type="string" office:string-value="Y1688.5">
            <text:p>Y1688.5</text:p>
          </table:table-cell>
          <table:table-cell table:formula="of:=[.C812] +6" office:value-type="float" office:value="6318">
            <text:p>6318</text:p>
          </table:table-cell>
          <table:table-cell table:formula="of:=&quot;X&quot;&amp; [.G812]" office:value-type="string" office:string-value="X6318">
            <text:p>X6318</text:p>
          </table:table-cell>
          <table:table-cell table:number-columns-repeated="6"/>
          <table:table-cell table:style-name="ce7" table:formula="of:=[.B813]" office:value-type="string" office:string-value="N820">
            <text:p>N820</text:p>
          </table:table-cell>
          <table:table-cell table:style-name="ce7" table:formula="of:=[.D813]" office:value-type="string" office:string-value="X6312">
            <text:p>X6312</text:p>
          </table:table-cell>
          <table:table-cell table:style-name="ce7" table:formula="of:=[.F813]" office:value-type="string" office:string-value="Y1682.75">
            <text:p>Y1682.75</text:p>
          </table:table-cell>
          <table:table-cell/>
          <table:table-cell table:formula="of:=[.B813]" office:value-type="string" office:string-value="N820">
            <text:p>N820</text:p>
          </table:table-cell>
          <table:table-cell table:formula="of:=[.H813]" office:value-type="string" office:string-value="X6318">
            <text:p>X6318</text:p>
          </table:table-cell>
          <table:table-cell table:formula="of:=[.F813]" office:value-type="string" office:string-value="Y1682.75">
            <text:p>Y1682.75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table:formula="of:=&quot;N&quot;&amp;[.A813]" office:value-type="string" office:string-value="N820">
            <text:p>N820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13]" office:value-type="string" office:string-value="X6312">
            <text:p>X6312</text:p>
          </table:table-cell>
          <table:table-cell table:formula="of:=[.E814]+[.$J$6]" office:value-type="float" office:value="1682.75">
            <text:p>1682.75</text:p>
          </table:table-cell>
          <table:table-cell table:formula="of:=&quot;Y&quot; &amp; [.E813]" office:value-type="string" office:string-value="Y1682.75">
            <text:p>Y1682.75</text:p>
          </table:table-cell>
          <table:table-cell table:formula="of:=[.C813] +6" office:value-type="float" office:value="6318">
            <text:p>6318</text:p>
          </table:table-cell>
          <table:table-cell table:formula="of:=&quot;X&quot;&amp; [.G813]" office:value-type="string" office:string-value="X6318">
            <text:p>X6318</text:p>
          </table:table-cell>
          <table:table-cell table:number-columns-repeated="6"/>
          <table:table-cell table:style-name="ce7" table:formula="of:=[.B814]" office:value-type="string" office:string-value="N821">
            <text:p>N821</text:p>
          </table:table-cell>
          <table:table-cell table:style-name="ce7" table:formula="of:=[.D814]" office:value-type="string" office:string-value="X6312">
            <text:p>X6312</text:p>
          </table:table-cell>
          <table:table-cell table:style-name="ce7" table:formula="of:=[.F814]" office:value-type="string" office:string-value="Y1677">
            <text:p>Y1677</text:p>
          </table:table-cell>
          <table:table-cell/>
          <table:table-cell table:formula="of:=[.B814]" office:value-type="string" office:string-value="N821">
            <text:p>N821</text:p>
          </table:table-cell>
          <table:table-cell table:formula="of:=[.H814]" office:value-type="string" office:string-value="X6318">
            <text:p>X6318</text:p>
          </table:table-cell>
          <table:table-cell table:formula="of:=[.F814]" office:value-type="string" office:string-value="Y1677">
            <text:p>Y1677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table:formula="of:=&quot;N&quot;&amp;[.A814]" office:value-type="string" office:string-value="N821">
            <text:p>N821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14]" office:value-type="string" office:string-value="X6312">
            <text:p>X6312</text:p>
          </table:table-cell>
          <table:table-cell table:formula="of:=[.E815]+[.$J$6]" office:value-type="float" office:value="1677">
            <text:p>1677</text:p>
          </table:table-cell>
          <table:table-cell table:formula="of:=&quot;Y&quot; &amp; [.E814]" office:value-type="string" office:string-value="Y1677">
            <text:p>Y1677</text:p>
          </table:table-cell>
          <table:table-cell table:formula="of:=[.C814] +6" office:value-type="float" office:value="6318">
            <text:p>6318</text:p>
          </table:table-cell>
          <table:table-cell table:formula="of:=&quot;X&quot;&amp; [.G814]" office:value-type="string" office:string-value="X6318">
            <text:p>X6318</text:p>
          </table:table-cell>
          <table:table-cell table:number-columns-repeated="6"/>
          <table:table-cell table:style-name="ce7" table:formula="of:=[.B815]" office:value-type="string" office:string-value="N822">
            <text:p>N822</text:p>
          </table:table-cell>
          <table:table-cell table:style-name="ce7" table:formula="of:=[.D815]" office:value-type="string" office:string-value="X6312">
            <text:p>X6312</text:p>
          </table:table-cell>
          <table:table-cell table:style-name="ce7" table:formula="of:=[.F815]" office:value-type="string" office:string-value="Y1671.25">
            <text:p>Y1671.25</text:p>
          </table:table-cell>
          <table:table-cell/>
          <table:table-cell table:formula="of:=[.B815]" office:value-type="string" office:string-value="N822">
            <text:p>N822</text:p>
          </table:table-cell>
          <table:table-cell table:formula="of:=[.H815]" office:value-type="string" office:string-value="X6318">
            <text:p>X6318</text:p>
          </table:table-cell>
          <table:table-cell table:formula="of:=[.F815]" office:value-type="string" office:string-value="Y1671.25">
            <text:p>Y1671.25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table:formula="of:=&quot;N&quot;&amp;[.A815]" office:value-type="string" office:string-value="N822">
            <text:p>N822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15]" office:value-type="string" office:string-value="X6312">
            <text:p>X6312</text:p>
          </table:table-cell>
          <table:table-cell table:formula="of:=[.E816]+[.$J$6]" office:value-type="float" office:value="1671.25">
            <text:p>1671.25</text:p>
          </table:table-cell>
          <table:table-cell table:formula="of:=&quot;Y&quot; &amp; [.E815]" office:value-type="string" office:string-value="Y1671.25">
            <text:p>Y1671.25</text:p>
          </table:table-cell>
          <table:table-cell table:formula="of:=[.C815] +6" office:value-type="float" office:value="6318">
            <text:p>6318</text:p>
          </table:table-cell>
          <table:table-cell table:formula="of:=&quot;X&quot;&amp; [.G815]" office:value-type="string" office:string-value="X6318">
            <text:p>X6318</text:p>
          </table:table-cell>
          <table:table-cell table:number-columns-repeated="6"/>
          <table:table-cell table:style-name="ce7" table:formula="of:=[.B816]" office:value-type="string" office:string-value="N823">
            <text:p>N823</text:p>
          </table:table-cell>
          <table:table-cell table:style-name="ce7" table:formula="of:=[.D816]" office:value-type="string" office:string-value="X6312">
            <text:p>X6312</text:p>
          </table:table-cell>
          <table:table-cell table:style-name="ce7" table:formula="of:=[.F816]" office:value-type="string" office:string-value="Y1665.5">
            <text:p>Y1665.5</text:p>
          </table:table-cell>
          <table:table-cell/>
          <table:table-cell table:formula="of:=[.B816]" office:value-type="string" office:string-value="N823">
            <text:p>N823</text:p>
          </table:table-cell>
          <table:table-cell table:formula="of:=[.H816]" office:value-type="string" office:string-value="X6318">
            <text:p>X6318</text:p>
          </table:table-cell>
          <table:table-cell table:formula="of:=[.F816]" office:value-type="string" office:string-value="Y1665.5">
            <text:p>Y1665.5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table:formula="of:=&quot;N&quot;&amp;[.A816]" office:value-type="string" office:string-value="N823">
            <text:p>N823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16]" office:value-type="string" office:string-value="X6312">
            <text:p>X6312</text:p>
          </table:table-cell>
          <table:table-cell table:formula="of:=[.E817]+[.$J$6]" office:value-type="float" office:value="1665.5">
            <text:p>1665.5</text:p>
          </table:table-cell>
          <table:table-cell table:formula="of:=&quot;Y&quot; &amp; [.E816]" office:value-type="string" office:string-value="Y1665.5">
            <text:p>Y1665.5</text:p>
          </table:table-cell>
          <table:table-cell table:formula="of:=[.C816] +6" office:value-type="float" office:value="6318">
            <text:p>6318</text:p>
          </table:table-cell>
          <table:table-cell table:formula="of:=&quot;X&quot;&amp; [.G816]" office:value-type="string" office:string-value="X6318">
            <text:p>X6318</text:p>
          </table:table-cell>
          <table:table-cell table:number-columns-repeated="6"/>
          <table:table-cell table:style-name="ce7" table:formula="of:=[.B817]" office:value-type="string" office:string-value="N824">
            <text:p>N824</text:p>
          </table:table-cell>
          <table:table-cell table:style-name="ce7" table:formula="of:=[.D817]" office:value-type="string" office:string-value="X6312">
            <text:p>X6312</text:p>
          </table:table-cell>
          <table:table-cell table:style-name="ce7" table:formula="of:=[.F817]" office:value-type="string" office:string-value="Y1659.75">
            <text:p>Y1659.75</text:p>
          </table:table-cell>
          <table:table-cell/>
          <table:table-cell table:formula="of:=[.B817]" office:value-type="string" office:string-value="N824">
            <text:p>N824</text:p>
          </table:table-cell>
          <table:table-cell table:formula="of:=[.H817]" office:value-type="string" office:string-value="X6318">
            <text:p>X6318</text:p>
          </table:table-cell>
          <table:table-cell table:formula="of:=[.F817]" office:value-type="string" office:string-value="Y1659.75">
            <text:p>Y1659.75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table:formula="of:=&quot;N&quot;&amp;[.A817]" office:value-type="string" office:string-value="N824">
            <text:p>N824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17]" office:value-type="string" office:string-value="X6312">
            <text:p>X6312</text:p>
          </table:table-cell>
          <table:table-cell table:formula="of:=[.E818]+[.$J$6]" office:value-type="float" office:value="1659.75">
            <text:p>1659.75</text:p>
          </table:table-cell>
          <table:table-cell table:formula="of:=&quot;Y&quot; &amp; [.E817]" office:value-type="string" office:string-value="Y1659.75">
            <text:p>Y1659.75</text:p>
          </table:table-cell>
          <table:table-cell table:formula="of:=[.C817] +6" office:value-type="float" office:value="6318">
            <text:p>6318</text:p>
          </table:table-cell>
          <table:table-cell table:formula="of:=&quot;X&quot;&amp; [.G817]" office:value-type="string" office:string-value="X6318">
            <text:p>X6318</text:p>
          </table:table-cell>
          <table:table-cell table:number-columns-repeated="6"/>
          <table:table-cell table:style-name="ce7" table:formula="of:=[.B818]" office:value-type="string" office:string-value="N825">
            <text:p>N825</text:p>
          </table:table-cell>
          <table:table-cell table:style-name="ce7" table:formula="of:=[.D818]" office:value-type="string" office:string-value="X6312">
            <text:p>X6312</text:p>
          </table:table-cell>
          <table:table-cell table:style-name="ce7" table:formula="of:=[.F818]" office:value-type="string" office:string-value="Y1654">
            <text:p>Y1654</text:p>
          </table:table-cell>
          <table:table-cell/>
          <table:table-cell table:formula="of:=[.B818]" office:value-type="string" office:string-value="N825">
            <text:p>N825</text:p>
          </table:table-cell>
          <table:table-cell table:formula="of:=[.H818]" office:value-type="string" office:string-value="X6318">
            <text:p>X6318</text:p>
          </table:table-cell>
          <table:table-cell table:formula="of:=[.F818]" office:value-type="string" office:string-value="Y1654">
            <text:p>Y1654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table:formula="of:=&quot;N&quot;&amp;[.A818]" office:value-type="string" office:string-value="N825">
            <text:p>N825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18]" office:value-type="string" office:string-value="X6312">
            <text:p>X6312</text:p>
          </table:table-cell>
          <table:table-cell table:formula="of:=[.E819]+[.$J$6]" office:value-type="float" office:value="1654">
            <text:p>1654</text:p>
          </table:table-cell>
          <table:table-cell table:formula="of:=&quot;Y&quot; &amp; [.E818]" office:value-type="string" office:string-value="Y1654">
            <text:p>Y1654</text:p>
          </table:table-cell>
          <table:table-cell table:formula="of:=[.C818] +6" office:value-type="float" office:value="6318">
            <text:p>6318</text:p>
          </table:table-cell>
          <table:table-cell table:formula="of:=&quot;X&quot;&amp; [.G818]" office:value-type="string" office:string-value="X6318">
            <text:p>X6318</text:p>
          </table:table-cell>
          <table:table-cell table:number-columns-repeated="6"/>
          <table:table-cell table:style-name="ce7" table:formula="of:=[.B819]" office:value-type="string" office:string-value="N826">
            <text:p>N826</text:p>
          </table:table-cell>
          <table:table-cell table:style-name="ce7" table:formula="of:=[.D819]" office:value-type="string" office:string-value="X6312">
            <text:p>X6312</text:p>
          </table:table-cell>
          <table:table-cell table:style-name="ce7" table:formula="of:=[.F819]" office:value-type="string" office:string-value="Y1648.25">
            <text:p>Y1648.25</text:p>
          </table:table-cell>
          <table:table-cell/>
          <table:table-cell table:formula="of:=[.B819]" office:value-type="string" office:string-value="N826">
            <text:p>N826</text:p>
          </table:table-cell>
          <table:table-cell table:formula="of:=[.H819]" office:value-type="string" office:string-value="X6318">
            <text:p>X6318</text:p>
          </table:table-cell>
          <table:table-cell table:formula="of:=[.F819]" office:value-type="string" office:string-value="Y1648.25">
            <text:p>Y1648.25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table:formula="of:=&quot;N&quot;&amp;[.A819]" office:value-type="string" office:string-value="N826">
            <text:p>N826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19]" office:value-type="string" office:string-value="X6312">
            <text:p>X6312</text:p>
          </table:table-cell>
          <table:table-cell table:formula="of:=[.E820]+[.$J$6]" office:value-type="float" office:value="1648.25">
            <text:p>1648.25</text:p>
          </table:table-cell>
          <table:table-cell table:formula="of:=&quot;Y&quot; &amp; [.E819]" office:value-type="string" office:string-value="Y1648.25">
            <text:p>Y1648.25</text:p>
          </table:table-cell>
          <table:table-cell table:formula="of:=[.C819] +6" office:value-type="float" office:value="6318">
            <text:p>6318</text:p>
          </table:table-cell>
          <table:table-cell table:formula="of:=&quot;X&quot;&amp; [.G819]" office:value-type="string" office:string-value="X6318">
            <text:p>X6318</text:p>
          </table:table-cell>
          <table:table-cell table:number-columns-repeated="6"/>
          <table:table-cell table:style-name="ce7" table:formula="of:=[.B820]" office:value-type="string" office:string-value="N827">
            <text:p>N827</text:p>
          </table:table-cell>
          <table:table-cell table:style-name="ce7" table:formula="of:=[.D820]" office:value-type="string" office:string-value="X6312">
            <text:p>X6312</text:p>
          </table:table-cell>
          <table:table-cell table:style-name="ce7" table:formula="of:=[.F820]" office:value-type="string" office:string-value="Y1642.5">
            <text:p>Y1642.5</text:p>
          </table:table-cell>
          <table:table-cell/>
          <table:table-cell table:formula="of:=[.B820]" office:value-type="string" office:string-value="N827">
            <text:p>N827</text:p>
          </table:table-cell>
          <table:table-cell table:formula="of:=[.H820]" office:value-type="string" office:string-value="X6318">
            <text:p>X6318</text:p>
          </table:table-cell>
          <table:table-cell table:formula="of:=[.F820]" office:value-type="string" office:string-value="Y1642.5">
            <text:p>Y1642.5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table:formula="of:=&quot;N&quot;&amp;[.A820]" office:value-type="string" office:string-value="N827">
            <text:p>N827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20]" office:value-type="string" office:string-value="X6312">
            <text:p>X6312</text:p>
          </table:table-cell>
          <table:table-cell table:formula="of:=[.E821]+[.$J$6]" office:value-type="float" office:value="1642.5">
            <text:p>1642.5</text:p>
          </table:table-cell>
          <table:table-cell table:formula="of:=&quot;Y&quot; &amp; [.E820]" office:value-type="string" office:string-value="Y1642.5">
            <text:p>Y1642.5</text:p>
          </table:table-cell>
          <table:table-cell table:formula="of:=[.C820] +6" office:value-type="float" office:value="6318">
            <text:p>6318</text:p>
          </table:table-cell>
          <table:table-cell table:formula="of:=&quot;X&quot;&amp; [.G820]" office:value-type="string" office:string-value="X6318">
            <text:p>X6318</text:p>
          </table:table-cell>
          <table:table-cell table:number-columns-repeated="6"/>
          <table:table-cell table:style-name="ce7" table:formula="of:=[.B821]" office:value-type="string" office:string-value="N828">
            <text:p>N828</text:p>
          </table:table-cell>
          <table:table-cell table:style-name="ce7" table:formula="of:=[.D821]" office:value-type="string" office:string-value="X6312">
            <text:p>X6312</text:p>
          </table:table-cell>
          <table:table-cell table:style-name="ce7" table:formula="of:=[.F821]" office:value-type="string" office:string-value="Y1636.75">
            <text:p>Y1636.75</text:p>
          </table:table-cell>
          <table:table-cell/>
          <table:table-cell table:formula="of:=[.B821]" office:value-type="string" office:string-value="N828">
            <text:p>N828</text:p>
          </table:table-cell>
          <table:table-cell table:formula="of:=[.H821]" office:value-type="string" office:string-value="X6318">
            <text:p>X6318</text:p>
          </table:table-cell>
          <table:table-cell table:formula="of:=[.F821]" office:value-type="string" office:string-value="Y1636.75">
            <text:p>Y1636.75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table:formula="of:=&quot;N&quot;&amp;[.A821]" office:value-type="string" office:string-value="N828">
            <text:p>N828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21]" office:value-type="string" office:string-value="X6312">
            <text:p>X6312</text:p>
          </table:table-cell>
          <table:table-cell table:formula="of:=[.E822]+[.$J$6]" office:value-type="float" office:value="1636.75">
            <text:p>1636.75</text:p>
          </table:table-cell>
          <table:table-cell table:formula="of:=&quot;Y&quot; &amp; [.E821]" office:value-type="string" office:string-value="Y1636.75">
            <text:p>Y1636.75</text:p>
          </table:table-cell>
          <table:table-cell table:formula="of:=[.C821] +6" office:value-type="float" office:value="6318">
            <text:p>6318</text:p>
          </table:table-cell>
          <table:table-cell table:formula="of:=&quot;X&quot;&amp; [.G821]" office:value-type="string" office:string-value="X6318">
            <text:p>X6318</text:p>
          </table:table-cell>
          <table:table-cell table:number-columns-repeated="6"/>
          <table:table-cell table:style-name="ce7" table:formula="of:=[.B822]" office:value-type="string" office:string-value="N829">
            <text:p>N829</text:p>
          </table:table-cell>
          <table:table-cell table:style-name="ce7" table:formula="of:=[.D822]" office:value-type="string" office:string-value="X6312">
            <text:p>X6312</text:p>
          </table:table-cell>
          <table:table-cell table:style-name="ce7" table:formula="of:=[.F822]" office:value-type="string" office:string-value="Y1631">
            <text:p>Y1631</text:p>
          </table:table-cell>
          <table:table-cell/>
          <table:table-cell table:formula="of:=[.B822]" office:value-type="string" office:string-value="N829">
            <text:p>N829</text:p>
          </table:table-cell>
          <table:table-cell table:formula="of:=[.H822]" office:value-type="string" office:string-value="X6318">
            <text:p>X6318</text:p>
          </table:table-cell>
          <table:table-cell table:formula="of:=[.F822]" office:value-type="string" office:string-value="Y1631">
            <text:p>Y1631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table:formula="of:=&quot;N&quot;&amp;[.A822]" office:value-type="string" office:string-value="N829">
            <text:p>N829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22]" office:value-type="string" office:string-value="X6312">
            <text:p>X6312</text:p>
          </table:table-cell>
          <table:table-cell table:formula="of:=[.E823]+[.$J$6]" office:value-type="float" office:value="1631">
            <text:p>1631</text:p>
          </table:table-cell>
          <table:table-cell table:formula="of:=&quot;Y&quot; &amp; [.E822]" office:value-type="string" office:string-value="Y1631">
            <text:p>Y1631</text:p>
          </table:table-cell>
          <table:table-cell table:formula="of:=[.C822] +6" office:value-type="float" office:value="6318">
            <text:p>6318</text:p>
          </table:table-cell>
          <table:table-cell table:formula="of:=&quot;X&quot;&amp; [.G822]" office:value-type="string" office:string-value="X6318">
            <text:p>X6318</text:p>
          </table:table-cell>
          <table:table-cell table:number-columns-repeated="6"/>
          <table:table-cell table:style-name="ce7" table:formula="of:=[.B823]" office:value-type="string" office:string-value="N830">
            <text:p>N830</text:p>
          </table:table-cell>
          <table:table-cell table:style-name="ce7" table:formula="of:=[.D823]" office:value-type="string" office:string-value="X6312">
            <text:p>X6312</text:p>
          </table:table-cell>
          <table:table-cell table:style-name="ce7" table:formula="of:=[.F823]" office:value-type="string" office:string-value="Y1625.25">
            <text:p>Y1625.25</text:p>
          </table:table-cell>
          <table:table-cell/>
          <table:table-cell table:formula="of:=[.B823]" office:value-type="string" office:string-value="N830">
            <text:p>N830</text:p>
          </table:table-cell>
          <table:table-cell table:formula="of:=[.H823]" office:value-type="string" office:string-value="X6318">
            <text:p>X6318</text:p>
          </table:table-cell>
          <table:table-cell table:formula="of:=[.F823]" office:value-type="string" office:string-value="Y1625.25">
            <text:p>Y1625.25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table:formula="of:=&quot;N&quot;&amp;[.A823]" office:value-type="string" office:string-value="N830">
            <text:p>N830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23]" office:value-type="string" office:string-value="X6312">
            <text:p>X6312</text:p>
          </table:table-cell>
          <table:table-cell table:formula="of:=[.E824]+[.$J$6]" office:value-type="float" office:value="1625.25">
            <text:p>1625.25</text:p>
          </table:table-cell>
          <table:table-cell table:formula="of:=&quot;Y&quot; &amp; [.E823]" office:value-type="string" office:string-value="Y1625.25">
            <text:p>Y1625.25</text:p>
          </table:table-cell>
          <table:table-cell table:formula="of:=[.C823] +6" office:value-type="float" office:value="6318">
            <text:p>6318</text:p>
          </table:table-cell>
          <table:table-cell table:formula="of:=&quot;X&quot;&amp; [.G823]" office:value-type="string" office:string-value="X6318">
            <text:p>X6318</text:p>
          </table:table-cell>
          <table:table-cell table:number-columns-repeated="6"/>
          <table:table-cell table:style-name="ce7" table:formula="of:=[.B824]" office:value-type="string" office:string-value="N831">
            <text:p>N831</text:p>
          </table:table-cell>
          <table:table-cell table:style-name="ce7" table:formula="of:=[.D824]" office:value-type="string" office:string-value="X6312">
            <text:p>X6312</text:p>
          </table:table-cell>
          <table:table-cell table:style-name="ce7" table:formula="of:=[.F824]" office:value-type="string" office:string-value="Y1619.5">
            <text:p>Y1619.5</text:p>
          </table:table-cell>
          <table:table-cell/>
          <table:table-cell table:formula="of:=[.B824]" office:value-type="string" office:string-value="N831">
            <text:p>N831</text:p>
          </table:table-cell>
          <table:table-cell table:formula="of:=[.H824]" office:value-type="string" office:string-value="X6318">
            <text:p>X6318</text:p>
          </table:table-cell>
          <table:table-cell table:formula="of:=[.F824]" office:value-type="string" office:string-value="Y1619.5">
            <text:p>Y1619.5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table:formula="of:=&quot;N&quot;&amp;[.A824]" office:value-type="string" office:string-value="N831">
            <text:p>N831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24]" office:value-type="string" office:string-value="X6312">
            <text:p>X6312</text:p>
          </table:table-cell>
          <table:table-cell table:formula="of:=[.E825]+[.$J$6]" office:value-type="float" office:value="1619.5">
            <text:p>1619.5</text:p>
          </table:table-cell>
          <table:table-cell table:formula="of:=&quot;Y&quot; &amp; [.E824]" office:value-type="string" office:string-value="Y1619.5">
            <text:p>Y1619.5</text:p>
          </table:table-cell>
          <table:table-cell table:formula="of:=[.C824] +6" office:value-type="float" office:value="6318">
            <text:p>6318</text:p>
          </table:table-cell>
          <table:table-cell table:formula="of:=&quot;X&quot;&amp; [.G824]" office:value-type="string" office:string-value="X6318">
            <text:p>X6318</text:p>
          </table:table-cell>
          <table:table-cell table:number-columns-repeated="6"/>
          <table:table-cell table:style-name="ce7" table:formula="of:=[.B825]" office:value-type="string" office:string-value="N832">
            <text:p>N832</text:p>
          </table:table-cell>
          <table:table-cell table:style-name="ce7" table:formula="of:=[.D825]" office:value-type="string" office:string-value="X6312">
            <text:p>X6312</text:p>
          </table:table-cell>
          <table:table-cell table:style-name="ce7" table:formula="of:=[.F825]" office:value-type="string" office:string-value="Y1613.75">
            <text:p>Y1613.75</text:p>
          </table:table-cell>
          <table:table-cell/>
          <table:table-cell table:formula="of:=[.B825]" office:value-type="string" office:string-value="N832">
            <text:p>N832</text:p>
          </table:table-cell>
          <table:table-cell table:formula="of:=[.H825]" office:value-type="string" office:string-value="X6318">
            <text:p>X6318</text:p>
          </table:table-cell>
          <table:table-cell table:formula="of:=[.F825]" office:value-type="string" office:string-value="Y1613.75">
            <text:p>Y1613.75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table:formula="of:=&quot;N&quot;&amp;[.A825]" office:value-type="string" office:string-value="N832">
            <text:p>N832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25]" office:value-type="string" office:string-value="X6312">
            <text:p>X6312</text:p>
          </table:table-cell>
          <table:table-cell table:formula="of:=[.E826]+[.$J$6]" office:value-type="float" office:value="1613.75">
            <text:p>1613.75</text:p>
          </table:table-cell>
          <table:table-cell table:formula="of:=&quot;Y&quot; &amp; [.E825]" office:value-type="string" office:string-value="Y1613.75">
            <text:p>Y1613.75</text:p>
          </table:table-cell>
          <table:table-cell table:formula="of:=[.C825] +6" office:value-type="float" office:value="6318">
            <text:p>6318</text:p>
          </table:table-cell>
          <table:table-cell table:formula="of:=&quot;X&quot;&amp; [.G825]" office:value-type="string" office:string-value="X6318">
            <text:p>X6318</text:p>
          </table:table-cell>
          <table:table-cell table:number-columns-repeated="6"/>
          <table:table-cell table:style-name="ce7" table:formula="of:=[.B826]" office:value-type="string" office:string-value="N833">
            <text:p>N833</text:p>
          </table:table-cell>
          <table:table-cell table:style-name="ce7" table:formula="of:=[.D826]" office:value-type="string" office:string-value="X6312">
            <text:p>X6312</text:p>
          </table:table-cell>
          <table:table-cell table:style-name="ce7" table:formula="of:=[.F826]" office:value-type="string" office:string-value="Y1608">
            <text:p>Y1608</text:p>
          </table:table-cell>
          <table:table-cell/>
          <table:table-cell table:formula="of:=[.B826]" office:value-type="string" office:string-value="N833">
            <text:p>N833</text:p>
          </table:table-cell>
          <table:table-cell table:formula="of:=[.H826]" office:value-type="string" office:string-value="X6318">
            <text:p>X6318</text:p>
          </table:table-cell>
          <table:table-cell table:formula="of:=[.F826]" office:value-type="string" office:string-value="Y1608">
            <text:p>Y1608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table:formula="of:=&quot;N&quot;&amp;[.A826]" office:value-type="string" office:string-value="N833">
            <text:p>N833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26]" office:value-type="string" office:string-value="X6312">
            <text:p>X6312</text:p>
          </table:table-cell>
          <table:table-cell table:formula="of:=[.E827]+[.$J$6]" office:value-type="float" office:value="1608">
            <text:p>1608</text:p>
          </table:table-cell>
          <table:table-cell table:formula="of:=&quot;Y&quot; &amp; [.E826]" office:value-type="string" office:string-value="Y1608">
            <text:p>Y1608</text:p>
          </table:table-cell>
          <table:table-cell table:formula="of:=[.C826] +6" office:value-type="float" office:value="6318">
            <text:p>6318</text:p>
          </table:table-cell>
          <table:table-cell table:formula="of:=&quot;X&quot;&amp; [.G826]" office:value-type="string" office:string-value="X6318">
            <text:p>X6318</text:p>
          </table:table-cell>
          <table:table-cell table:number-columns-repeated="6"/>
          <table:table-cell table:style-name="ce7" table:formula="of:=[.B827]" office:value-type="string" office:string-value="N834">
            <text:p>N834</text:p>
          </table:table-cell>
          <table:table-cell table:style-name="ce7" table:formula="of:=[.D827]" office:value-type="string" office:string-value="X6312">
            <text:p>X6312</text:p>
          </table:table-cell>
          <table:table-cell table:style-name="ce7" table:formula="of:=[.F827]" office:value-type="string" office:string-value="Y1602.25">
            <text:p>Y1602.25</text:p>
          </table:table-cell>
          <table:table-cell/>
          <table:table-cell table:formula="of:=[.B827]" office:value-type="string" office:string-value="N834">
            <text:p>N834</text:p>
          </table:table-cell>
          <table:table-cell table:formula="of:=[.H827]" office:value-type="string" office:string-value="X6318">
            <text:p>X6318</text:p>
          </table:table-cell>
          <table:table-cell table:formula="of:=[.F827]" office:value-type="string" office:string-value="Y1602.25">
            <text:p>Y1602.25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table:formula="of:=&quot;N&quot;&amp;[.A827]" office:value-type="string" office:string-value="N834">
            <text:p>N834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27]" office:value-type="string" office:string-value="X6312">
            <text:p>X6312</text:p>
          </table:table-cell>
          <table:table-cell table:formula="of:=[.E828]+[.$J$6]" office:value-type="float" office:value="1602.25">
            <text:p>1602.25</text:p>
          </table:table-cell>
          <table:table-cell table:formula="of:=&quot;Y&quot; &amp; [.E827]" office:value-type="string" office:string-value="Y1602.25">
            <text:p>Y1602.25</text:p>
          </table:table-cell>
          <table:table-cell table:formula="of:=[.C827] +6" office:value-type="float" office:value="6318">
            <text:p>6318</text:p>
          </table:table-cell>
          <table:table-cell table:formula="of:=&quot;X&quot;&amp; [.G827]" office:value-type="string" office:string-value="X6318">
            <text:p>X6318</text:p>
          </table:table-cell>
          <table:table-cell table:number-columns-repeated="6"/>
          <table:table-cell table:style-name="ce7" table:formula="of:=[.B828]" office:value-type="string" office:string-value="N835">
            <text:p>N835</text:p>
          </table:table-cell>
          <table:table-cell table:style-name="ce7" table:formula="of:=[.D828]" office:value-type="string" office:string-value="X6312">
            <text:p>X6312</text:p>
          </table:table-cell>
          <table:table-cell table:style-name="ce7" table:formula="of:=[.F828]" office:value-type="string" office:string-value="Y1596.5">
            <text:p>Y1596.5</text:p>
          </table:table-cell>
          <table:table-cell/>
          <table:table-cell table:formula="of:=[.B828]" office:value-type="string" office:string-value="N835">
            <text:p>N835</text:p>
          </table:table-cell>
          <table:table-cell table:formula="of:=[.H828]" office:value-type="string" office:string-value="X6318">
            <text:p>X6318</text:p>
          </table:table-cell>
          <table:table-cell table:formula="of:=[.F828]" office:value-type="string" office:string-value="Y1596.5">
            <text:p>Y1596.5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table:formula="of:=&quot;N&quot;&amp;[.A828]" office:value-type="string" office:string-value="N835">
            <text:p>N835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28]" office:value-type="string" office:string-value="X6312">
            <text:p>X6312</text:p>
          </table:table-cell>
          <table:table-cell table:formula="of:=[.E829]+[.$J$6]" office:value-type="float" office:value="1596.5">
            <text:p>1596.5</text:p>
          </table:table-cell>
          <table:table-cell table:formula="of:=&quot;Y&quot; &amp; [.E828]" office:value-type="string" office:string-value="Y1596.5">
            <text:p>Y1596.5</text:p>
          </table:table-cell>
          <table:table-cell table:formula="of:=[.C828] +6" office:value-type="float" office:value="6318">
            <text:p>6318</text:p>
          </table:table-cell>
          <table:table-cell table:formula="of:=&quot;X&quot;&amp; [.G828]" office:value-type="string" office:string-value="X6318">
            <text:p>X6318</text:p>
          </table:table-cell>
          <table:table-cell table:number-columns-repeated="6"/>
          <table:table-cell table:style-name="ce7" table:formula="of:=[.B829]" office:value-type="string" office:string-value="N836">
            <text:p>N836</text:p>
          </table:table-cell>
          <table:table-cell table:style-name="ce7" table:formula="of:=[.D829]" office:value-type="string" office:string-value="X6312">
            <text:p>X6312</text:p>
          </table:table-cell>
          <table:table-cell table:style-name="ce7" table:formula="of:=[.F829]" office:value-type="string" office:string-value="Y1590.75">
            <text:p>Y1590.75</text:p>
          </table:table-cell>
          <table:table-cell/>
          <table:table-cell table:formula="of:=[.B829]" office:value-type="string" office:string-value="N836">
            <text:p>N836</text:p>
          </table:table-cell>
          <table:table-cell table:formula="of:=[.H829]" office:value-type="string" office:string-value="X6318">
            <text:p>X6318</text:p>
          </table:table-cell>
          <table:table-cell table:formula="of:=[.F829]" office:value-type="string" office:string-value="Y1590.75">
            <text:p>Y1590.75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table:formula="of:=&quot;N&quot;&amp;[.A829]" office:value-type="string" office:string-value="N836">
            <text:p>N836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29]" office:value-type="string" office:string-value="X6312">
            <text:p>X6312</text:p>
          </table:table-cell>
          <table:table-cell table:formula="of:=[.E830]+[.$J$6]" office:value-type="float" office:value="1590.75">
            <text:p>1590.75</text:p>
          </table:table-cell>
          <table:table-cell table:formula="of:=&quot;Y&quot; &amp; [.E829]" office:value-type="string" office:string-value="Y1590.75">
            <text:p>Y1590.75</text:p>
          </table:table-cell>
          <table:table-cell table:formula="of:=[.C829] +6" office:value-type="float" office:value="6318">
            <text:p>6318</text:p>
          </table:table-cell>
          <table:table-cell table:formula="of:=&quot;X&quot;&amp; [.G829]" office:value-type="string" office:string-value="X6318">
            <text:p>X6318</text:p>
          </table:table-cell>
          <table:table-cell table:number-columns-repeated="6"/>
          <table:table-cell table:style-name="ce7" table:formula="of:=[.B830]" office:value-type="string" office:string-value="N837">
            <text:p>N837</text:p>
          </table:table-cell>
          <table:table-cell table:style-name="ce7" table:formula="of:=[.D830]" office:value-type="string" office:string-value="X6312">
            <text:p>X6312</text:p>
          </table:table-cell>
          <table:table-cell table:style-name="ce7" table:formula="of:=[.F830]" office:value-type="string" office:string-value="Y1585">
            <text:p>Y1585</text:p>
          </table:table-cell>
          <table:table-cell/>
          <table:table-cell table:formula="of:=[.B830]" office:value-type="string" office:string-value="N837">
            <text:p>N837</text:p>
          </table:table-cell>
          <table:table-cell table:formula="of:=[.H830]" office:value-type="string" office:string-value="X6318">
            <text:p>X6318</text:p>
          </table:table-cell>
          <table:table-cell table:formula="of:=[.F830]" office:value-type="string" office:string-value="Y1585">
            <text:p>Y1585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table:formula="of:=&quot;N&quot;&amp;[.A830]" office:value-type="string" office:string-value="N837">
            <text:p>N837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30]" office:value-type="string" office:string-value="X6312">
            <text:p>X6312</text:p>
          </table:table-cell>
          <table:table-cell table:formula="of:=[.E831]+[.$J$6]" office:value-type="float" office:value="1585">
            <text:p>1585</text:p>
          </table:table-cell>
          <table:table-cell table:formula="of:=&quot;Y&quot; &amp; [.E830]" office:value-type="string" office:string-value="Y1585">
            <text:p>Y1585</text:p>
          </table:table-cell>
          <table:table-cell table:formula="of:=[.C830] +6" office:value-type="float" office:value="6318">
            <text:p>6318</text:p>
          </table:table-cell>
          <table:table-cell table:formula="of:=&quot;X&quot;&amp; [.G830]" office:value-type="string" office:string-value="X6318">
            <text:p>X6318</text:p>
          </table:table-cell>
          <table:table-cell table:number-columns-repeated="6"/>
          <table:table-cell table:style-name="ce7" table:formula="of:=[.B831]" office:value-type="string" office:string-value="N838">
            <text:p>N838</text:p>
          </table:table-cell>
          <table:table-cell table:style-name="ce7" table:formula="of:=[.D831]" office:value-type="string" office:string-value="X6312">
            <text:p>X6312</text:p>
          </table:table-cell>
          <table:table-cell table:style-name="ce7" table:formula="of:=[.F831]" office:value-type="string" office:string-value="Y1579.25">
            <text:p>Y1579.25</text:p>
          </table:table-cell>
          <table:table-cell/>
          <table:table-cell table:formula="of:=[.B831]" office:value-type="string" office:string-value="N838">
            <text:p>N838</text:p>
          </table:table-cell>
          <table:table-cell table:formula="of:=[.H831]" office:value-type="string" office:string-value="X6318">
            <text:p>X6318</text:p>
          </table:table-cell>
          <table:table-cell table:formula="of:=[.F831]" office:value-type="string" office:string-value="Y1579.25">
            <text:p>Y1579.25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table:formula="of:=&quot;N&quot;&amp;[.A831]" office:value-type="string" office:string-value="N838">
            <text:p>N838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31]" office:value-type="string" office:string-value="X6312">
            <text:p>X6312</text:p>
          </table:table-cell>
          <table:table-cell table:formula="of:=[.E832]+[.$J$6]" office:value-type="float" office:value="1579.25">
            <text:p>1579.25</text:p>
          </table:table-cell>
          <table:table-cell table:formula="of:=&quot;Y&quot; &amp; [.E831]" office:value-type="string" office:string-value="Y1579.25">
            <text:p>Y1579.25</text:p>
          </table:table-cell>
          <table:table-cell table:formula="of:=[.C831] +6" office:value-type="float" office:value="6318">
            <text:p>6318</text:p>
          </table:table-cell>
          <table:table-cell table:formula="of:=&quot;X&quot;&amp; [.G831]" office:value-type="string" office:string-value="X6318">
            <text:p>X6318</text:p>
          </table:table-cell>
          <table:table-cell table:number-columns-repeated="6"/>
          <table:table-cell table:style-name="ce7" table:formula="of:=[.B832]" office:value-type="string" office:string-value="N839">
            <text:p>N839</text:p>
          </table:table-cell>
          <table:table-cell table:style-name="ce7" table:formula="of:=[.D832]" office:value-type="string" office:string-value="X6312">
            <text:p>X6312</text:p>
          </table:table-cell>
          <table:table-cell table:style-name="ce7" table:formula="of:=[.F832]" office:value-type="string" office:string-value="Y1573.5">
            <text:p>Y1573.5</text:p>
          </table:table-cell>
          <table:table-cell/>
          <table:table-cell table:formula="of:=[.B832]" office:value-type="string" office:string-value="N839">
            <text:p>N839</text:p>
          </table:table-cell>
          <table:table-cell table:formula="of:=[.H832]" office:value-type="string" office:string-value="X6318">
            <text:p>X6318</text:p>
          </table:table-cell>
          <table:table-cell table:formula="of:=[.F832]" office:value-type="string" office:string-value="Y1573.5">
            <text:p>Y1573.5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table:formula="of:=&quot;N&quot;&amp;[.A832]" office:value-type="string" office:string-value="N839">
            <text:p>N839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32]" office:value-type="string" office:string-value="X6312">
            <text:p>X6312</text:p>
          </table:table-cell>
          <table:table-cell table:formula="of:=[.E833]+[.$J$6]" office:value-type="float" office:value="1573.5">
            <text:p>1573.5</text:p>
          </table:table-cell>
          <table:table-cell table:formula="of:=&quot;Y&quot; &amp; [.E832]" office:value-type="string" office:string-value="Y1573.5">
            <text:p>Y1573.5</text:p>
          </table:table-cell>
          <table:table-cell table:formula="of:=[.C832] +6" office:value-type="float" office:value="6318">
            <text:p>6318</text:p>
          </table:table-cell>
          <table:table-cell table:formula="of:=&quot;X&quot;&amp; [.G832]" office:value-type="string" office:string-value="X6318">
            <text:p>X6318</text:p>
          </table:table-cell>
          <table:table-cell table:number-columns-repeated="6"/>
          <table:table-cell table:style-name="ce7" table:formula="of:=[.B833]" office:value-type="string" office:string-value="N840">
            <text:p>N840</text:p>
          </table:table-cell>
          <table:table-cell table:style-name="ce7" table:formula="of:=[.D833]" office:value-type="string" office:string-value="X6312">
            <text:p>X6312</text:p>
          </table:table-cell>
          <table:table-cell table:style-name="ce7" table:formula="of:=[.F833]" office:value-type="string" office:string-value="Y1567.75">
            <text:p>Y1567.75</text:p>
          </table:table-cell>
          <table:table-cell/>
          <table:table-cell table:formula="of:=[.B833]" office:value-type="string" office:string-value="N840">
            <text:p>N840</text:p>
          </table:table-cell>
          <table:table-cell table:formula="of:=[.H833]" office:value-type="string" office:string-value="X6318">
            <text:p>X6318</text:p>
          </table:table-cell>
          <table:table-cell table:formula="of:=[.F833]" office:value-type="string" office:string-value="Y1567.75">
            <text:p>Y1567.75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table:formula="of:=&quot;N&quot;&amp;[.A833]" office:value-type="string" office:string-value="N840">
            <text:p>N840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33]" office:value-type="string" office:string-value="X6312">
            <text:p>X6312</text:p>
          </table:table-cell>
          <table:table-cell table:formula="of:=[.E834]+[.$J$6]" office:value-type="float" office:value="1567.75">
            <text:p>1567.75</text:p>
          </table:table-cell>
          <table:table-cell table:formula="of:=&quot;Y&quot; &amp; [.E833]" office:value-type="string" office:string-value="Y1567.75">
            <text:p>Y1567.75</text:p>
          </table:table-cell>
          <table:table-cell table:formula="of:=[.C833] +6" office:value-type="float" office:value="6318">
            <text:p>6318</text:p>
          </table:table-cell>
          <table:table-cell table:formula="of:=&quot;X&quot;&amp; [.G833]" office:value-type="string" office:string-value="X6318">
            <text:p>X6318</text:p>
          </table:table-cell>
          <table:table-cell table:number-columns-repeated="6"/>
          <table:table-cell table:style-name="ce7" table:formula="of:=[.B834]" office:value-type="string" office:string-value="N841">
            <text:p>N841</text:p>
          </table:table-cell>
          <table:table-cell table:style-name="ce7" table:formula="of:=[.D834]" office:value-type="string" office:string-value="X6312">
            <text:p>X6312</text:p>
          </table:table-cell>
          <table:table-cell table:style-name="ce7" table:formula="of:=[.F834]" office:value-type="string" office:string-value="Y1562">
            <text:p>Y1562</text:p>
          </table:table-cell>
          <table:table-cell/>
          <table:table-cell table:formula="of:=[.B834]" office:value-type="string" office:string-value="N841">
            <text:p>N841</text:p>
          </table:table-cell>
          <table:table-cell table:formula="of:=[.H834]" office:value-type="string" office:string-value="X6318">
            <text:p>X6318</text:p>
          </table:table-cell>
          <table:table-cell table:formula="of:=[.F834]" office:value-type="string" office:string-value="Y1562">
            <text:p>Y1562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table:formula="of:=&quot;N&quot;&amp;[.A834]" office:value-type="string" office:string-value="N841">
            <text:p>N841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34]" office:value-type="string" office:string-value="X6312">
            <text:p>X6312</text:p>
          </table:table-cell>
          <table:table-cell table:formula="of:=[.E835]+[.$J$6]" office:value-type="float" office:value="1562">
            <text:p>1562</text:p>
          </table:table-cell>
          <table:table-cell table:formula="of:=&quot;Y&quot; &amp; [.E834]" office:value-type="string" office:string-value="Y1562">
            <text:p>Y1562</text:p>
          </table:table-cell>
          <table:table-cell table:formula="of:=[.C834] +6" office:value-type="float" office:value="6318">
            <text:p>6318</text:p>
          </table:table-cell>
          <table:table-cell table:formula="of:=&quot;X&quot;&amp; [.G834]" office:value-type="string" office:string-value="X6318">
            <text:p>X6318</text:p>
          </table:table-cell>
          <table:table-cell table:number-columns-repeated="6"/>
          <table:table-cell table:style-name="ce7" table:formula="of:=[.B835]" office:value-type="string" office:string-value="N842">
            <text:p>N842</text:p>
          </table:table-cell>
          <table:table-cell table:style-name="ce7" table:formula="of:=[.D835]" office:value-type="string" office:string-value="X6312">
            <text:p>X6312</text:p>
          </table:table-cell>
          <table:table-cell table:style-name="ce7" table:formula="of:=[.F835]" office:value-type="string" office:string-value="Y1556.25">
            <text:p>Y1556.25</text:p>
          </table:table-cell>
          <table:table-cell/>
          <table:table-cell table:formula="of:=[.B835]" office:value-type="string" office:string-value="N842">
            <text:p>N842</text:p>
          </table:table-cell>
          <table:table-cell table:formula="of:=[.H835]" office:value-type="string" office:string-value="X6318">
            <text:p>X6318</text:p>
          </table:table-cell>
          <table:table-cell table:formula="of:=[.F835]" office:value-type="string" office:string-value="Y1556.25">
            <text:p>Y1556.25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table:formula="of:=&quot;N&quot;&amp;[.A835]" office:value-type="string" office:string-value="N842">
            <text:p>N842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35]" office:value-type="string" office:string-value="X6312">
            <text:p>X6312</text:p>
          </table:table-cell>
          <table:table-cell table:formula="of:=[.E836]+[.$J$6]" office:value-type="float" office:value="1556.25">
            <text:p>1556.25</text:p>
          </table:table-cell>
          <table:table-cell table:formula="of:=&quot;Y&quot; &amp; [.E835]" office:value-type="string" office:string-value="Y1556.25">
            <text:p>Y1556.25</text:p>
          </table:table-cell>
          <table:table-cell table:formula="of:=[.C835] +6" office:value-type="float" office:value="6318">
            <text:p>6318</text:p>
          </table:table-cell>
          <table:table-cell table:formula="of:=&quot;X&quot;&amp; [.G835]" office:value-type="string" office:string-value="X6318">
            <text:p>X6318</text:p>
          </table:table-cell>
          <table:table-cell table:number-columns-repeated="6"/>
          <table:table-cell table:style-name="ce7" table:formula="of:=[.B836]" office:value-type="string" office:string-value="N843">
            <text:p>N843</text:p>
          </table:table-cell>
          <table:table-cell table:style-name="ce7" table:formula="of:=[.D836]" office:value-type="string" office:string-value="X6312">
            <text:p>X6312</text:p>
          </table:table-cell>
          <table:table-cell table:style-name="ce7" table:formula="of:=[.F836]" office:value-type="string" office:string-value="Y1550.5">
            <text:p>Y1550.5</text:p>
          </table:table-cell>
          <table:table-cell/>
          <table:table-cell table:formula="of:=[.B836]" office:value-type="string" office:string-value="N843">
            <text:p>N843</text:p>
          </table:table-cell>
          <table:table-cell table:formula="of:=[.H836]" office:value-type="string" office:string-value="X6318">
            <text:p>X6318</text:p>
          </table:table-cell>
          <table:table-cell table:formula="of:=[.F836]" office:value-type="string" office:string-value="Y1550.5">
            <text:p>Y1550.5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table:formula="of:=&quot;N&quot;&amp;[.A836]" office:value-type="string" office:string-value="N843">
            <text:p>N843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36]" office:value-type="string" office:string-value="X6312">
            <text:p>X6312</text:p>
          </table:table-cell>
          <table:table-cell table:formula="of:=[.E837]+[.$J$6]" office:value-type="float" office:value="1550.5">
            <text:p>1550.5</text:p>
          </table:table-cell>
          <table:table-cell table:formula="of:=&quot;Y&quot; &amp; [.E836]" office:value-type="string" office:string-value="Y1550.5">
            <text:p>Y1550.5</text:p>
          </table:table-cell>
          <table:table-cell table:formula="of:=[.C836] +6" office:value-type="float" office:value="6318">
            <text:p>6318</text:p>
          </table:table-cell>
          <table:table-cell table:formula="of:=&quot;X&quot;&amp; [.G836]" office:value-type="string" office:string-value="X6318">
            <text:p>X6318</text:p>
          </table:table-cell>
          <table:table-cell table:number-columns-repeated="6"/>
          <table:table-cell table:style-name="ce7" table:formula="of:=[.B837]" office:value-type="string" office:string-value="N844">
            <text:p>N844</text:p>
          </table:table-cell>
          <table:table-cell table:style-name="ce7" table:formula="of:=[.D837]" office:value-type="string" office:string-value="X6312">
            <text:p>X6312</text:p>
          </table:table-cell>
          <table:table-cell table:style-name="ce7" table:formula="of:=[.F837]" office:value-type="string" office:string-value="Y1544.75">
            <text:p>Y1544.75</text:p>
          </table:table-cell>
          <table:table-cell/>
          <table:table-cell table:formula="of:=[.B837]" office:value-type="string" office:string-value="N844">
            <text:p>N844</text:p>
          </table:table-cell>
          <table:table-cell table:formula="of:=[.H837]" office:value-type="string" office:string-value="X6318">
            <text:p>X6318</text:p>
          </table:table-cell>
          <table:table-cell table:formula="of:=[.F837]" office:value-type="string" office:string-value="Y1544.75">
            <text:p>Y1544.75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table:formula="of:=&quot;N&quot;&amp;[.A837]" office:value-type="string" office:string-value="N844">
            <text:p>N844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37]" office:value-type="string" office:string-value="X6312">
            <text:p>X6312</text:p>
          </table:table-cell>
          <table:table-cell table:formula="of:=[.E838]+[.$J$6]" office:value-type="float" office:value="1544.75">
            <text:p>1544.75</text:p>
          </table:table-cell>
          <table:table-cell table:formula="of:=&quot;Y&quot; &amp; [.E837]" office:value-type="string" office:string-value="Y1544.75">
            <text:p>Y1544.75</text:p>
          </table:table-cell>
          <table:table-cell table:formula="of:=[.C837] +6" office:value-type="float" office:value="6318">
            <text:p>6318</text:p>
          </table:table-cell>
          <table:table-cell table:formula="of:=&quot;X&quot;&amp; [.G837]" office:value-type="string" office:string-value="X6318">
            <text:p>X6318</text:p>
          </table:table-cell>
          <table:table-cell table:number-columns-repeated="6"/>
          <table:table-cell table:style-name="ce7" table:formula="of:=[.B838]" office:value-type="string" office:string-value="N845">
            <text:p>N845</text:p>
          </table:table-cell>
          <table:table-cell table:style-name="ce7" table:formula="of:=[.D838]" office:value-type="string" office:string-value="X6312">
            <text:p>X6312</text:p>
          </table:table-cell>
          <table:table-cell table:style-name="ce7" table:formula="of:=[.F838]" office:value-type="string" office:string-value="Y1539">
            <text:p>Y1539</text:p>
          </table:table-cell>
          <table:table-cell/>
          <table:table-cell table:formula="of:=[.B838]" office:value-type="string" office:string-value="N845">
            <text:p>N845</text:p>
          </table:table-cell>
          <table:table-cell table:formula="of:=[.H838]" office:value-type="string" office:string-value="X6318">
            <text:p>X6318</text:p>
          </table:table-cell>
          <table:table-cell table:formula="of:=[.F838]" office:value-type="string" office:string-value="Y1539">
            <text:p>Y1539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table:formula="of:=&quot;N&quot;&amp;[.A838]" office:value-type="string" office:string-value="N845">
            <text:p>N845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38]" office:value-type="string" office:string-value="X6312">
            <text:p>X6312</text:p>
          </table:table-cell>
          <table:table-cell table:formula="of:=[.E839]+[.$J$6]" office:value-type="float" office:value="1539">
            <text:p>1539</text:p>
          </table:table-cell>
          <table:table-cell table:formula="of:=&quot;Y&quot; &amp; [.E838]" office:value-type="string" office:string-value="Y1539">
            <text:p>Y1539</text:p>
          </table:table-cell>
          <table:table-cell table:formula="of:=[.C838] +6" office:value-type="float" office:value="6318">
            <text:p>6318</text:p>
          </table:table-cell>
          <table:table-cell table:formula="of:=&quot;X&quot;&amp; [.G838]" office:value-type="string" office:string-value="X6318">
            <text:p>X6318</text:p>
          </table:table-cell>
          <table:table-cell table:number-columns-repeated="6"/>
          <table:table-cell table:style-name="ce7" table:formula="of:=[.B839]" office:value-type="string" office:string-value="N846">
            <text:p>N846</text:p>
          </table:table-cell>
          <table:table-cell table:style-name="ce7" table:formula="of:=[.D839]" office:value-type="string" office:string-value="X6312">
            <text:p>X6312</text:p>
          </table:table-cell>
          <table:table-cell table:style-name="ce7" table:formula="of:=[.F839]" office:value-type="string" office:string-value="Y1533.25">
            <text:p>Y1533.25</text:p>
          </table:table-cell>
          <table:table-cell/>
          <table:table-cell table:formula="of:=[.B839]" office:value-type="string" office:string-value="N846">
            <text:p>N846</text:p>
          </table:table-cell>
          <table:table-cell table:formula="of:=[.H839]" office:value-type="string" office:string-value="X6318">
            <text:p>X6318</text:p>
          </table:table-cell>
          <table:table-cell table:formula="of:=[.F839]" office:value-type="string" office:string-value="Y1533.25">
            <text:p>Y1533.25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table:formula="of:=&quot;N&quot;&amp;[.A839]" office:value-type="string" office:string-value="N846">
            <text:p>N846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39]" office:value-type="string" office:string-value="X6312">
            <text:p>X6312</text:p>
          </table:table-cell>
          <table:table-cell table:formula="of:=[.E840]+[.$J$6]" office:value-type="float" office:value="1533.25">
            <text:p>1533.25</text:p>
          </table:table-cell>
          <table:table-cell table:formula="of:=&quot;Y&quot; &amp; [.E839]" office:value-type="string" office:string-value="Y1533.25">
            <text:p>Y1533.25</text:p>
          </table:table-cell>
          <table:table-cell table:formula="of:=[.C839] +6" office:value-type="float" office:value="6318">
            <text:p>6318</text:p>
          </table:table-cell>
          <table:table-cell table:formula="of:=&quot;X&quot;&amp; [.G839]" office:value-type="string" office:string-value="X6318">
            <text:p>X6318</text:p>
          </table:table-cell>
          <table:table-cell table:number-columns-repeated="6"/>
          <table:table-cell table:style-name="ce7" table:formula="of:=[.B840]" office:value-type="string" office:string-value="N847">
            <text:p>N847</text:p>
          </table:table-cell>
          <table:table-cell table:style-name="ce7" table:formula="of:=[.D840]" office:value-type="string" office:string-value="X6312">
            <text:p>X6312</text:p>
          </table:table-cell>
          <table:table-cell table:style-name="ce7" table:formula="of:=[.F840]" office:value-type="string" office:string-value="Y1527.5">
            <text:p>Y1527.5</text:p>
          </table:table-cell>
          <table:table-cell/>
          <table:table-cell table:formula="of:=[.B840]" office:value-type="string" office:string-value="N847">
            <text:p>N847</text:p>
          </table:table-cell>
          <table:table-cell table:formula="of:=[.H840]" office:value-type="string" office:string-value="X6318">
            <text:p>X6318</text:p>
          </table:table-cell>
          <table:table-cell table:formula="of:=[.F840]" office:value-type="string" office:string-value="Y1527.5">
            <text:p>Y1527.5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table:formula="of:=&quot;N&quot;&amp;[.A840]" office:value-type="string" office:string-value="N847">
            <text:p>N847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40]" office:value-type="string" office:string-value="X6312">
            <text:p>X6312</text:p>
          </table:table-cell>
          <table:table-cell table:formula="of:=[.E841]+[.$J$6]" office:value-type="float" office:value="1527.5">
            <text:p>1527.5</text:p>
          </table:table-cell>
          <table:table-cell table:formula="of:=&quot;Y&quot; &amp; [.E840]" office:value-type="string" office:string-value="Y1527.5">
            <text:p>Y1527.5</text:p>
          </table:table-cell>
          <table:table-cell table:formula="of:=[.C840] +6" office:value-type="float" office:value="6318">
            <text:p>6318</text:p>
          </table:table-cell>
          <table:table-cell table:formula="of:=&quot;X&quot;&amp; [.G840]" office:value-type="string" office:string-value="X6318">
            <text:p>X6318</text:p>
          </table:table-cell>
          <table:table-cell table:number-columns-repeated="6"/>
          <table:table-cell table:style-name="ce7" table:formula="of:=[.B841]" office:value-type="string" office:string-value="N848">
            <text:p>N848</text:p>
          </table:table-cell>
          <table:table-cell table:style-name="ce7" table:formula="of:=[.D841]" office:value-type="string" office:string-value="X6312">
            <text:p>X6312</text:p>
          </table:table-cell>
          <table:table-cell table:style-name="ce7" table:formula="of:=[.F841]" office:value-type="string" office:string-value="Y1521.75">
            <text:p>Y1521.75</text:p>
          </table:table-cell>
          <table:table-cell/>
          <table:table-cell table:formula="of:=[.B841]" office:value-type="string" office:string-value="N848">
            <text:p>N848</text:p>
          </table:table-cell>
          <table:table-cell table:formula="of:=[.H841]" office:value-type="string" office:string-value="X6318">
            <text:p>X6318</text:p>
          </table:table-cell>
          <table:table-cell table:formula="of:=[.F841]" office:value-type="string" office:string-value="Y1521.75">
            <text:p>Y1521.75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table:formula="of:=&quot;N&quot;&amp;[.A841]" office:value-type="string" office:string-value="N848">
            <text:p>N848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41]" office:value-type="string" office:string-value="X6312">
            <text:p>X6312</text:p>
          </table:table-cell>
          <table:table-cell table:formula="of:=[.E842]+[.$J$6]" office:value-type="float" office:value="1521.75">
            <text:p>1521.75</text:p>
          </table:table-cell>
          <table:table-cell table:formula="of:=&quot;Y&quot; &amp; [.E841]" office:value-type="string" office:string-value="Y1521.75">
            <text:p>Y1521.75</text:p>
          </table:table-cell>
          <table:table-cell table:formula="of:=[.C841] +6" office:value-type="float" office:value="6318">
            <text:p>6318</text:p>
          </table:table-cell>
          <table:table-cell table:formula="of:=&quot;X&quot;&amp; [.G841]" office:value-type="string" office:string-value="X6318">
            <text:p>X6318</text:p>
          </table:table-cell>
          <table:table-cell table:number-columns-repeated="6"/>
          <table:table-cell table:style-name="ce7" table:formula="of:=[.B842]" office:value-type="string" office:string-value="N849">
            <text:p>N849</text:p>
          </table:table-cell>
          <table:table-cell table:style-name="ce7" table:formula="of:=[.D842]" office:value-type="string" office:string-value="X6312">
            <text:p>X6312</text:p>
          </table:table-cell>
          <table:table-cell table:style-name="ce7" table:formula="of:=[.F842]" office:value-type="string" office:string-value="Y1516">
            <text:p>Y1516</text:p>
          </table:table-cell>
          <table:table-cell/>
          <table:table-cell table:formula="of:=[.B842]" office:value-type="string" office:string-value="N849">
            <text:p>N849</text:p>
          </table:table-cell>
          <table:table-cell table:formula="of:=[.H842]" office:value-type="string" office:string-value="X6318">
            <text:p>X6318</text:p>
          </table:table-cell>
          <table:table-cell table:formula="of:=[.F842]" office:value-type="string" office:string-value="Y1516">
            <text:p>Y1516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table:formula="of:=&quot;N&quot;&amp;[.A842]" office:value-type="string" office:string-value="N849">
            <text:p>N849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42]" office:value-type="string" office:string-value="X6312">
            <text:p>X6312</text:p>
          </table:table-cell>
          <table:table-cell table:formula="of:=[.E843]+[.$J$6]" office:value-type="float" office:value="1516">
            <text:p>1516</text:p>
          </table:table-cell>
          <table:table-cell table:formula="of:=&quot;Y&quot; &amp; [.E842]" office:value-type="string" office:string-value="Y1516">
            <text:p>Y1516</text:p>
          </table:table-cell>
          <table:table-cell table:formula="of:=[.C842] +6" office:value-type="float" office:value="6318">
            <text:p>6318</text:p>
          </table:table-cell>
          <table:table-cell table:formula="of:=&quot;X&quot;&amp; [.G842]" office:value-type="string" office:string-value="X6318">
            <text:p>X6318</text:p>
          </table:table-cell>
          <table:table-cell table:number-columns-repeated="6"/>
          <table:table-cell table:style-name="ce7" table:formula="of:=[.B843]" office:value-type="string" office:string-value="N850">
            <text:p>N850</text:p>
          </table:table-cell>
          <table:table-cell table:style-name="ce7" table:formula="of:=[.D843]" office:value-type="string" office:string-value="X6312">
            <text:p>X6312</text:p>
          </table:table-cell>
          <table:table-cell table:style-name="ce7" table:formula="of:=[.F843]" office:value-type="string" office:string-value="Y1510.25">
            <text:p>Y1510.25</text:p>
          </table:table-cell>
          <table:table-cell/>
          <table:table-cell table:formula="of:=[.B843]" office:value-type="string" office:string-value="N850">
            <text:p>N850</text:p>
          </table:table-cell>
          <table:table-cell table:formula="of:=[.H843]" office:value-type="string" office:string-value="X6318">
            <text:p>X6318</text:p>
          </table:table-cell>
          <table:table-cell table:formula="of:=[.F843]" office:value-type="string" office:string-value="Y1510.25">
            <text:p>Y1510.25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table:formula="of:=&quot;N&quot;&amp;[.A843]" office:value-type="string" office:string-value="N850">
            <text:p>N850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43]" office:value-type="string" office:string-value="X6312">
            <text:p>X6312</text:p>
          </table:table-cell>
          <table:table-cell table:formula="of:=[.E844]+[.$J$6]" office:value-type="float" office:value="1510.25">
            <text:p>1510.25</text:p>
          </table:table-cell>
          <table:table-cell table:formula="of:=&quot;Y&quot; &amp; [.E843]" office:value-type="string" office:string-value="Y1510.25">
            <text:p>Y1510.25</text:p>
          </table:table-cell>
          <table:table-cell table:formula="of:=[.C843] +6" office:value-type="float" office:value="6318">
            <text:p>6318</text:p>
          </table:table-cell>
          <table:table-cell table:formula="of:=&quot;X&quot;&amp; [.G843]" office:value-type="string" office:string-value="X6318">
            <text:p>X6318</text:p>
          </table:table-cell>
          <table:table-cell table:number-columns-repeated="6"/>
          <table:table-cell table:style-name="ce7" table:formula="of:=[.B844]" office:value-type="string" office:string-value="N851">
            <text:p>N851</text:p>
          </table:table-cell>
          <table:table-cell table:style-name="ce7" table:formula="of:=[.D844]" office:value-type="string" office:string-value="X6312">
            <text:p>X6312</text:p>
          </table:table-cell>
          <table:table-cell table:style-name="ce7" table:formula="of:=[.F844]" office:value-type="string" office:string-value="Y1504.5">
            <text:p>Y1504.5</text:p>
          </table:table-cell>
          <table:table-cell/>
          <table:table-cell table:formula="of:=[.B844]" office:value-type="string" office:string-value="N851">
            <text:p>N851</text:p>
          </table:table-cell>
          <table:table-cell table:formula="of:=[.H844]" office:value-type="string" office:string-value="X6318">
            <text:p>X6318</text:p>
          </table:table-cell>
          <table:table-cell table:formula="of:=[.F844]" office:value-type="string" office:string-value="Y1504.5">
            <text:p>Y1504.5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table:formula="of:=&quot;N&quot;&amp;[.A844]" office:value-type="string" office:string-value="N851">
            <text:p>N851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44]" office:value-type="string" office:string-value="X6312">
            <text:p>X6312</text:p>
          </table:table-cell>
          <table:table-cell table:formula="of:=[.E845]+[.$J$6]" office:value-type="float" office:value="1504.5">
            <text:p>1504.5</text:p>
          </table:table-cell>
          <table:table-cell table:formula="of:=&quot;Y&quot; &amp; [.E844]" office:value-type="string" office:string-value="Y1504.5">
            <text:p>Y1504.5</text:p>
          </table:table-cell>
          <table:table-cell table:formula="of:=[.C844] +6" office:value-type="float" office:value="6318">
            <text:p>6318</text:p>
          </table:table-cell>
          <table:table-cell table:formula="of:=&quot;X&quot;&amp; [.G844]" office:value-type="string" office:string-value="X6318">
            <text:p>X6318</text:p>
          </table:table-cell>
          <table:table-cell table:number-columns-repeated="6"/>
          <table:table-cell table:style-name="ce7" table:formula="of:=[.B845]" office:value-type="string" office:string-value="N852">
            <text:p>N852</text:p>
          </table:table-cell>
          <table:table-cell table:style-name="ce7" table:formula="of:=[.D845]" office:value-type="string" office:string-value="X6312">
            <text:p>X6312</text:p>
          </table:table-cell>
          <table:table-cell table:style-name="ce7" table:formula="of:=[.F845]" office:value-type="string" office:string-value="Y1498.75">
            <text:p>Y1498.75</text:p>
          </table:table-cell>
          <table:table-cell/>
          <table:table-cell table:formula="of:=[.B845]" office:value-type="string" office:string-value="N852">
            <text:p>N852</text:p>
          </table:table-cell>
          <table:table-cell table:formula="of:=[.H845]" office:value-type="string" office:string-value="X6318">
            <text:p>X6318</text:p>
          </table:table-cell>
          <table:table-cell table:formula="of:=[.F845]" office:value-type="string" office:string-value="Y1498.75">
            <text:p>Y1498.75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table:formula="of:=&quot;N&quot;&amp;[.A845]" office:value-type="string" office:string-value="N852">
            <text:p>N852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45]" office:value-type="string" office:string-value="X6312">
            <text:p>X6312</text:p>
          </table:table-cell>
          <table:table-cell table:formula="of:=[.E846]+[.$J$6]" office:value-type="float" office:value="1498.75">
            <text:p>1498.75</text:p>
          </table:table-cell>
          <table:table-cell table:formula="of:=&quot;Y&quot; &amp; [.E845]" office:value-type="string" office:string-value="Y1498.75">
            <text:p>Y1498.75</text:p>
          </table:table-cell>
          <table:table-cell table:formula="of:=[.C845] +6" office:value-type="float" office:value="6318">
            <text:p>6318</text:p>
          </table:table-cell>
          <table:table-cell table:formula="of:=&quot;X&quot;&amp; [.G845]" office:value-type="string" office:string-value="X6318">
            <text:p>X6318</text:p>
          </table:table-cell>
          <table:table-cell table:number-columns-repeated="6"/>
          <table:table-cell table:style-name="ce7" table:formula="of:=[.B846]" office:value-type="string" office:string-value="N853">
            <text:p>N853</text:p>
          </table:table-cell>
          <table:table-cell table:style-name="ce7" table:formula="of:=[.D846]" office:value-type="string" office:string-value="X6312">
            <text:p>X6312</text:p>
          </table:table-cell>
          <table:table-cell table:style-name="ce7" table:formula="of:=[.F846]" office:value-type="string" office:string-value="Y1493">
            <text:p>Y1493</text:p>
          </table:table-cell>
          <table:table-cell/>
          <table:table-cell table:formula="of:=[.B846]" office:value-type="string" office:string-value="N853">
            <text:p>N853</text:p>
          </table:table-cell>
          <table:table-cell table:formula="of:=[.H846]" office:value-type="string" office:string-value="X6318">
            <text:p>X6318</text:p>
          </table:table-cell>
          <table:table-cell table:formula="of:=[.F846]" office:value-type="string" office:string-value="Y1493">
            <text:p>Y1493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table:formula="of:=&quot;N&quot;&amp;[.A846]" office:value-type="string" office:string-value="N853">
            <text:p>N853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46]" office:value-type="string" office:string-value="X6312">
            <text:p>X6312</text:p>
          </table:table-cell>
          <table:table-cell table:formula="of:=[.E847]+[.$J$6]" office:value-type="float" office:value="1493">
            <text:p>1493</text:p>
          </table:table-cell>
          <table:table-cell table:formula="of:=&quot;Y&quot; &amp; [.E846]" office:value-type="string" office:string-value="Y1493">
            <text:p>Y1493</text:p>
          </table:table-cell>
          <table:table-cell table:formula="of:=[.C846] +6" office:value-type="float" office:value="6318">
            <text:p>6318</text:p>
          </table:table-cell>
          <table:table-cell table:formula="of:=&quot;X&quot;&amp; [.G846]" office:value-type="string" office:string-value="X6318">
            <text:p>X6318</text:p>
          </table:table-cell>
          <table:table-cell table:number-columns-repeated="6"/>
          <table:table-cell table:style-name="ce7" table:formula="of:=[.B847]" office:value-type="string" office:string-value="N854">
            <text:p>N854</text:p>
          </table:table-cell>
          <table:table-cell table:style-name="ce7" table:formula="of:=[.D847]" office:value-type="string" office:string-value="X6312">
            <text:p>X6312</text:p>
          </table:table-cell>
          <table:table-cell table:style-name="ce7" table:formula="of:=[.F847]" office:value-type="string" office:string-value="Y1487.25">
            <text:p>Y1487.25</text:p>
          </table:table-cell>
          <table:table-cell/>
          <table:table-cell table:formula="of:=[.B847]" office:value-type="string" office:string-value="N854">
            <text:p>N854</text:p>
          </table:table-cell>
          <table:table-cell table:formula="of:=[.H847]" office:value-type="string" office:string-value="X6318">
            <text:p>X6318</text:p>
          </table:table-cell>
          <table:table-cell table:formula="of:=[.F847]" office:value-type="string" office:string-value="Y1487.25">
            <text:p>Y1487.25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table:formula="of:=&quot;N&quot;&amp;[.A847]" office:value-type="string" office:string-value="N854">
            <text:p>N854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47]" office:value-type="string" office:string-value="X6312">
            <text:p>X6312</text:p>
          </table:table-cell>
          <table:table-cell table:formula="of:=[.E848]+[.$J$6]" office:value-type="float" office:value="1487.25">
            <text:p>1487.25</text:p>
          </table:table-cell>
          <table:table-cell table:formula="of:=&quot;Y&quot; &amp; [.E847]" office:value-type="string" office:string-value="Y1487.25">
            <text:p>Y1487.25</text:p>
          </table:table-cell>
          <table:table-cell table:formula="of:=[.C847] +6" office:value-type="float" office:value="6318">
            <text:p>6318</text:p>
          </table:table-cell>
          <table:table-cell table:formula="of:=&quot;X&quot;&amp; [.G847]" office:value-type="string" office:string-value="X6318">
            <text:p>X6318</text:p>
          </table:table-cell>
          <table:table-cell table:number-columns-repeated="6"/>
          <table:table-cell table:style-name="ce7" table:formula="of:=[.B848]" office:value-type="string" office:string-value="N855">
            <text:p>N855</text:p>
          </table:table-cell>
          <table:table-cell table:style-name="ce7" table:formula="of:=[.D848]" office:value-type="string" office:string-value="X6312">
            <text:p>X6312</text:p>
          </table:table-cell>
          <table:table-cell table:style-name="ce7" table:formula="of:=[.F848]" office:value-type="string" office:string-value="Y1481.5">
            <text:p>Y1481.5</text:p>
          </table:table-cell>
          <table:table-cell/>
          <table:table-cell table:formula="of:=[.B848]" office:value-type="string" office:string-value="N855">
            <text:p>N855</text:p>
          </table:table-cell>
          <table:table-cell table:formula="of:=[.H848]" office:value-type="string" office:string-value="X6318">
            <text:p>X6318</text:p>
          </table:table-cell>
          <table:table-cell table:formula="of:=[.F848]" office:value-type="string" office:string-value="Y1481.5">
            <text:p>Y1481.5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table:formula="of:=&quot;N&quot;&amp;[.A848]" office:value-type="string" office:string-value="N855">
            <text:p>N855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48]" office:value-type="string" office:string-value="X6312">
            <text:p>X6312</text:p>
          </table:table-cell>
          <table:table-cell table:formula="of:=[.E849]+[.$J$6]" office:value-type="float" office:value="1481.5">
            <text:p>1481.5</text:p>
          </table:table-cell>
          <table:table-cell table:formula="of:=&quot;Y&quot; &amp; [.E848]" office:value-type="string" office:string-value="Y1481.5">
            <text:p>Y1481.5</text:p>
          </table:table-cell>
          <table:table-cell table:formula="of:=[.C848] +6" office:value-type="float" office:value="6318">
            <text:p>6318</text:p>
          </table:table-cell>
          <table:table-cell table:formula="of:=&quot;X&quot;&amp; [.G848]" office:value-type="string" office:string-value="X6318">
            <text:p>X6318</text:p>
          </table:table-cell>
          <table:table-cell table:number-columns-repeated="6"/>
          <table:table-cell table:style-name="ce7" table:formula="of:=[.B849]" office:value-type="string" office:string-value="N856">
            <text:p>N856</text:p>
          </table:table-cell>
          <table:table-cell table:style-name="ce7" table:formula="of:=[.D849]" office:value-type="string" office:string-value="X6312">
            <text:p>X6312</text:p>
          </table:table-cell>
          <table:table-cell table:style-name="ce7" table:formula="of:=[.F849]" office:value-type="string" office:string-value="Y1475.75">
            <text:p>Y1475.75</text:p>
          </table:table-cell>
          <table:table-cell/>
          <table:table-cell table:formula="of:=[.B849]" office:value-type="string" office:string-value="N856">
            <text:p>N856</text:p>
          </table:table-cell>
          <table:table-cell table:formula="of:=[.H849]" office:value-type="string" office:string-value="X6318">
            <text:p>X6318</text:p>
          </table:table-cell>
          <table:table-cell table:formula="of:=[.F849]" office:value-type="string" office:string-value="Y1475.75">
            <text:p>Y1475.75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table:formula="of:=&quot;N&quot;&amp;[.A849]" office:value-type="string" office:string-value="N856">
            <text:p>N856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49]" office:value-type="string" office:string-value="X6312">
            <text:p>X6312</text:p>
          </table:table-cell>
          <table:table-cell table:formula="of:=[.E850]+[.$J$6]" office:value-type="float" office:value="1475.75">
            <text:p>1475.75</text:p>
          </table:table-cell>
          <table:table-cell table:formula="of:=&quot;Y&quot; &amp; [.E849]" office:value-type="string" office:string-value="Y1475.75">
            <text:p>Y1475.75</text:p>
          </table:table-cell>
          <table:table-cell table:formula="of:=[.C849] +6" office:value-type="float" office:value="6318">
            <text:p>6318</text:p>
          </table:table-cell>
          <table:table-cell table:formula="of:=&quot;X&quot;&amp; [.G849]" office:value-type="string" office:string-value="X6318">
            <text:p>X6318</text:p>
          </table:table-cell>
          <table:table-cell table:number-columns-repeated="6"/>
          <table:table-cell table:style-name="ce7" table:formula="of:=[.B850]" office:value-type="string" office:string-value="N857">
            <text:p>N857</text:p>
          </table:table-cell>
          <table:table-cell table:style-name="ce7" table:formula="of:=[.D850]" office:value-type="string" office:string-value="X6312">
            <text:p>X6312</text:p>
          </table:table-cell>
          <table:table-cell table:style-name="ce7" table:formula="of:=[.F850]" office:value-type="string" office:string-value="Y1470">
            <text:p>Y1470</text:p>
          </table:table-cell>
          <table:table-cell/>
          <table:table-cell table:formula="of:=[.B850]" office:value-type="string" office:string-value="N857">
            <text:p>N857</text:p>
          </table:table-cell>
          <table:table-cell table:formula="of:=[.H850]" office:value-type="string" office:string-value="X6318">
            <text:p>X6318</text:p>
          </table:table-cell>
          <table:table-cell table:formula="of:=[.F850]" office:value-type="string" office:string-value="Y1470">
            <text:p>Y1470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table:formula="of:=&quot;N&quot;&amp;[.A850]" office:value-type="string" office:string-value="N857">
            <text:p>N857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50]" office:value-type="string" office:string-value="X6312">
            <text:p>X6312</text:p>
          </table:table-cell>
          <table:table-cell table:formula="of:=[.E851]+[.$J$6]" office:value-type="float" office:value="1470">
            <text:p>1470</text:p>
          </table:table-cell>
          <table:table-cell table:formula="of:=&quot;Y&quot; &amp; [.E850]" office:value-type="string" office:string-value="Y1470">
            <text:p>Y1470</text:p>
          </table:table-cell>
          <table:table-cell table:formula="of:=[.C850] +6" office:value-type="float" office:value="6318">
            <text:p>6318</text:p>
          </table:table-cell>
          <table:table-cell table:formula="of:=&quot;X&quot;&amp; [.G850]" office:value-type="string" office:string-value="X6318">
            <text:p>X6318</text:p>
          </table:table-cell>
          <table:table-cell table:number-columns-repeated="6"/>
          <table:table-cell table:style-name="ce7" table:formula="of:=[.B851]" office:value-type="string" office:string-value="N858">
            <text:p>N858</text:p>
          </table:table-cell>
          <table:table-cell table:style-name="ce7" table:formula="of:=[.D851]" office:value-type="string" office:string-value="X6312">
            <text:p>X6312</text:p>
          </table:table-cell>
          <table:table-cell table:style-name="ce7" table:formula="of:=[.F851]" office:value-type="string" office:string-value="Y1464.25">
            <text:p>Y1464.25</text:p>
          </table:table-cell>
          <table:table-cell/>
          <table:table-cell table:formula="of:=[.B851]" office:value-type="string" office:string-value="N858">
            <text:p>N858</text:p>
          </table:table-cell>
          <table:table-cell table:formula="of:=[.H851]" office:value-type="string" office:string-value="X6318">
            <text:p>X6318</text:p>
          </table:table-cell>
          <table:table-cell table:formula="of:=[.F851]" office:value-type="string" office:string-value="Y1464.25">
            <text:p>Y1464.25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table:formula="of:=&quot;N&quot;&amp;[.A851]" office:value-type="string" office:string-value="N858">
            <text:p>N858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51]" office:value-type="string" office:string-value="X6312">
            <text:p>X6312</text:p>
          </table:table-cell>
          <table:table-cell table:formula="of:=[.E852]+[.$J$6]" office:value-type="float" office:value="1464.25">
            <text:p>1464.25</text:p>
          </table:table-cell>
          <table:table-cell table:formula="of:=&quot;Y&quot; &amp; [.E851]" office:value-type="string" office:string-value="Y1464.25">
            <text:p>Y1464.25</text:p>
          </table:table-cell>
          <table:table-cell table:formula="of:=[.C851] +6" office:value-type="float" office:value="6318">
            <text:p>6318</text:p>
          </table:table-cell>
          <table:table-cell table:formula="of:=&quot;X&quot;&amp; [.G851]" office:value-type="string" office:string-value="X6318">
            <text:p>X6318</text:p>
          </table:table-cell>
          <table:table-cell table:number-columns-repeated="6"/>
          <table:table-cell table:style-name="ce7" table:formula="of:=[.B852]" office:value-type="string" office:string-value="N859">
            <text:p>N859</text:p>
          </table:table-cell>
          <table:table-cell table:style-name="ce7" table:formula="of:=[.D852]" office:value-type="string" office:string-value="X6312">
            <text:p>X6312</text:p>
          </table:table-cell>
          <table:table-cell table:style-name="ce7" table:formula="of:=[.F852]" office:value-type="string" office:string-value="Y1458.5">
            <text:p>Y1458.5</text:p>
          </table:table-cell>
          <table:table-cell/>
          <table:table-cell table:formula="of:=[.B852]" office:value-type="string" office:string-value="N859">
            <text:p>N859</text:p>
          </table:table-cell>
          <table:table-cell table:formula="of:=[.H852]" office:value-type="string" office:string-value="X6318">
            <text:p>X6318</text:p>
          </table:table-cell>
          <table:table-cell table:formula="of:=[.F852]" office:value-type="string" office:string-value="Y1458.5">
            <text:p>Y1458.5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table:formula="of:=&quot;N&quot;&amp;[.A852]" office:value-type="string" office:string-value="N859">
            <text:p>N859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52]" office:value-type="string" office:string-value="X6312">
            <text:p>X6312</text:p>
          </table:table-cell>
          <table:table-cell table:formula="of:=[.E853]+[.$J$6]" office:value-type="float" office:value="1458.5">
            <text:p>1458.5</text:p>
          </table:table-cell>
          <table:table-cell table:formula="of:=&quot;Y&quot; &amp; [.E852]" office:value-type="string" office:string-value="Y1458.5">
            <text:p>Y1458.5</text:p>
          </table:table-cell>
          <table:table-cell table:formula="of:=[.C852] +6" office:value-type="float" office:value="6318">
            <text:p>6318</text:p>
          </table:table-cell>
          <table:table-cell table:formula="of:=&quot;X&quot;&amp; [.G852]" office:value-type="string" office:string-value="X6318">
            <text:p>X6318</text:p>
          </table:table-cell>
          <table:table-cell table:number-columns-repeated="6"/>
          <table:table-cell table:style-name="ce7" table:formula="of:=[.B853]" office:value-type="string" office:string-value="N860">
            <text:p>N860</text:p>
          </table:table-cell>
          <table:table-cell table:style-name="ce7" table:formula="of:=[.D853]" office:value-type="string" office:string-value="X6312">
            <text:p>X6312</text:p>
          </table:table-cell>
          <table:table-cell table:style-name="ce7" table:formula="of:=[.F853]" office:value-type="string" office:string-value="Y1452.75">
            <text:p>Y1452.75</text:p>
          </table:table-cell>
          <table:table-cell/>
          <table:table-cell table:formula="of:=[.B853]" office:value-type="string" office:string-value="N860">
            <text:p>N860</text:p>
          </table:table-cell>
          <table:table-cell table:formula="of:=[.H853]" office:value-type="string" office:string-value="X6318">
            <text:p>X6318</text:p>
          </table:table-cell>
          <table:table-cell table:formula="of:=[.F853]" office:value-type="string" office:string-value="Y1452.75">
            <text:p>Y1452.75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table:formula="of:=&quot;N&quot;&amp;[.A853]" office:value-type="string" office:string-value="N860">
            <text:p>N860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53]" office:value-type="string" office:string-value="X6312">
            <text:p>X6312</text:p>
          </table:table-cell>
          <table:table-cell table:formula="of:=[.E854]+[.$J$6]" office:value-type="float" office:value="1452.75">
            <text:p>1452.75</text:p>
          </table:table-cell>
          <table:table-cell table:formula="of:=&quot;Y&quot; &amp; [.E853]" office:value-type="string" office:string-value="Y1452.75">
            <text:p>Y1452.75</text:p>
          </table:table-cell>
          <table:table-cell table:formula="of:=[.C853] +6" office:value-type="float" office:value="6318">
            <text:p>6318</text:p>
          </table:table-cell>
          <table:table-cell table:formula="of:=&quot;X&quot;&amp; [.G853]" office:value-type="string" office:string-value="X6318">
            <text:p>X6318</text:p>
          </table:table-cell>
          <table:table-cell table:number-columns-repeated="6"/>
          <table:table-cell table:style-name="ce7" table:formula="of:=[.B854]" office:value-type="string" office:string-value="N861">
            <text:p>N861</text:p>
          </table:table-cell>
          <table:table-cell table:style-name="ce7" table:formula="of:=[.D854]" office:value-type="string" office:string-value="X6312">
            <text:p>X6312</text:p>
          </table:table-cell>
          <table:table-cell table:style-name="ce7" table:formula="of:=[.F854]" office:value-type="string" office:string-value="Y1447">
            <text:p>Y1447</text:p>
          </table:table-cell>
          <table:table-cell/>
          <table:table-cell table:formula="of:=[.B854]" office:value-type="string" office:string-value="N861">
            <text:p>N861</text:p>
          </table:table-cell>
          <table:table-cell table:formula="of:=[.H854]" office:value-type="string" office:string-value="X6318">
            <text:p>X6318</text:p>
          </table:table-cell>
          <table:table-cell table:formula="of:=[.F854]" office:value-type="string" office:string-value="Y1447">
            <text:p>Y1447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table:formula="of:=&quot;N&quot;&amp;[.A854]" office:value-type="string" office:string-value="N861">
            <text:p>N861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54]" office:value-type="string" office:string-value="X6312">
            <text:p>X6312</text:p>
          </table:table-cell>
          <table:table-cell table:formula="of:=[.E855]+[.$J$6]" office:value-type="float" office:value="1447">
            <text:p>1447</text:p>
          </table:table-cell>
          <table:table-cell table:formula="of:=&quot;Y&quot; &amp; [.E854]" office:value-type="string" office:string-value="Y1447">
            <text:p>Y1447</text:p>
          </table:table-cell>
          <table:table-cell table:formula="of:=[.C854] +6" office:value-type="float" office:value="6318">
            <text:p>6318</text:p>
          </table:table-cell>
          <table:table-cell table:formula="of:=&quot;X&quot;&amp; [.G854]" office:value-type="string" office:string-value="X6318">
            <text:p>X6318</text:p>
          </table:table-cell>
          <table:table-cell table:number-columns-repeated="6"/>
          <table:table-cell table:style-name="ce7" table:formula="of:=[.B855]" office:value-type="string" office:string-value="N862">
            <text:p>N862</text:p>
          </table:table-cell>
          <table:table-cell table:style-name="ce7" table:formula="of:=[.D855]" office:value-type="string" office:string-value="X6312">
            <text:p>X6312</text:p>
          </table:table-cell>
          <table:table-cell table:style-name="ce7" table:formula="of:=[.F855]" office:value-type="string" office:string-value="Y1441.25">
            <text:p>Y1441.25</text:p>
          </table:table-cell>
          <table:table-cell/>
          <table:table-cell table:formula="of:=[.B855]" office:value-type="string" office:string-value="N862">
            <text:p>N862</text:p>
          </table:table-cell>
          <table:table-cell table:formula="of:=[.H855]" office:value-type="string" office:string-value="X6318">
            <text:p>X6318</text:p>
          </table:table-cell>
          <table:table-cell table:formula="of:=[.F855]" office:value-type="string" office:string-value="Y1441.25">
            <text:p>Y1441.25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table:formula="of:=&quot;N&quot;&amp;[.A855]" office:value-type="string" office:string-value="N862">
            <text:p>N862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55]" office:value-type="string" office:string-value="X6312">
            <text:p>X6312</text:p>
          </table:table-cell>
          <table:table-cell table:formula="of:=[.E856]+[.$J$6]" office:value-type="float" office:value="1441.25">
            <text:p>1441.25</text:p>
          </table:table-cell>
          <table:table-cell table:formula="of:=&quot;Y&quot; &amp; [.E855]" office:value-type="string" office:string-value="Y1441.25">
            <text:p>Y1441.25</text:p>
          </table:table-cell>
          <table:table-cell table:formula="of:=[.C855] +6" office:value-type="float" office:value="6318">
            <text:p>6318</text:p>
          </table:table-cell>
          <table:table-cell table:formula="of:=&quot;X&quot;&amp; [.G855]" office:value-type="string" office:string-value="X6318">
            <text:p>X6318</text:p>
          </table:table-cell>
          <table:table-cell table:number-columns-repeated="6"/>
          <table:table-cell table:style-name="ce7" table:formula="of:=[.B856]" office:value-type="string" office:string-value="N863">
            <text:p>N863</text:p>
          </table:table-cell>
          <table:table-cell table:style-name="ce7" table:formula="of:=[.D856]" office:value-type="string" office:string-value="X6312">
            <text:p>X6312</text:p>
          </table:table-cell>
          <table:table-cell table:style-name="ce7" table:formula="of:=[.F856]" office:value-type="string" office:string-value="Y1435.5">
            <text:p>Y1435.5</text:p>
          </table:table-cell>
          <table:table-cell/>
          <table:table-cell table:formula="of:=[.B856]" office:value-type="string" office:string-value="N863">
            <text:p>N863</text:p>
          </table:table-cell>
          <table:table-cell table:formula="of:=[.H856]" office:value-type="string" office:string-value="X6318">
            <text:p>X6318</text:p>
          </table:table-cell>
          <table:table-cell table:formula="of:=[.F856]" office:value-type="string" office:string-value="Y1435.5">
            <text:p>Y1435.5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table:formula="of:=&quot;N&quot;&amp;[.A856]" office:value-type="string" office:string-value="N863">
            <text:p>N863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56]" office:value-type="string" office:string-value="X6312">
            <text:p>X6312</text:p>
          </table:table-cell>
          <table:table-cell table:formula="of:=[.E857]+[.$J$6]" office:value-type="float" office:value="1435.5">
            <text:p>1435.5</text:p>
          </table:table-cell>
          <table:table-cell table:formula="of:=&quot;Y&quot; &amp; [.E856]" office:value-type="string" office:string-value="Y1435.5">
            <text:p>Y1435.5</text:p>
          </table:table-cell>
          <table:table-cell table:formula="of:=[.C856] +6" office:value-type="float" office:value="6318">
            <text:p>6318</text:p>
          </table:table-cell>
          <table:table-cell table:formula="of:=&quot;X&quot;&amp; [.G856]" office:value-type="string" office:string-value="X6318">
            <text:p>X6318</text:p>
          </table:table-cell>
          <table:table-cell table:number-columns-repeated="6"/>
          <table:table-cell table:style-name="ce7" table:formula="of:=[.B857]" office:value-type="string" office:string-value="N864">
            <text:p>N864</text:p>
          </table:table-cell>
          <table:table-cell table:style-name="ce7" table:formula="of:=[.D857]" office:value-type="string" office:string-value="X6312">
            <text:p>X6312</text:p>
          </table:table-cell>
          <table:table-cell table:style-name="ce7" table:formula="of:=[.F857]" office:value-type="string" office:string-value="Y1429.75">
            <text:p>Y1429.75</text:p>
          </table:table-cell>
          <table:table-cell/>
          <table:table-cell table:formula="of:=[.B857]" office:value-type="string" office:string-value="N864">
            <text:p>N864</text:p>
          </table:table-cell>
          <table:table-cell table:formula="of:=[.H857]" office:value-type="string" office:string-value="X6318">
            <text:p>X6318</text:p>
          </table:table-cell>
          <table:table-cell table:formula="of:=[.F857]" office:value-type="string" office:string-value="Y1429.75">
            <text:p>Y1429.75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table:formula="of:=&quot;N&quot;&amp;[.A857]" office:value-type="string" office:string-value="N864">
            <text:p>N864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57]" office:value-type="string" office:string-value="X6312">
            <text:p>X6312</text:p>
          </table:table-cell>
          <table:table-cell table:formula="of:=[.E858]+[.$J$6]" office:value-type="float" office:value="1429.75">
            <text:p>1429.75</text:p>
          </table:table-cell>
          <table:table-cell table:formula="of:=&quot;Y&quot; &amp; [.E857]" office:value-type="string" office:string-value="Y1429.75">
            <text:p>Y1429.75</text:p>
          </table:table-cell>
          <table:table-cell table:formula="of:=[.C857] +6" office:value-type="float" office:value="6318">
            <text:p>6318</text:p>
          </table:table-cell>
          <table:table-cell table:formula="of:=&quot;X&quot;&amp; [.G857]" office:value-type="string" office:string-value="X6318">
            <text:p>X6318</text:p>
          </table:table-cell>
          <table:table-cell table:number-columns-repeated="6"/>
          <table:table-cell table:style-name="ce7" table:formula="of:=[.B858]" office:value-type="string" office:string-value="N865">
            <text:p>N865</text:p>
          </table:table-cell>
          <table:table-cell table:style-name="ce7" table:formula="of:=[.D858]" office:value-type="string" office:string-value="X6312">
            <text:p>X6312</text:p>
          </table:table-cell>
          <table:table-cell table:style-name="ce7" table:formula="of:=[.F858]" office:value-type="string" office:string-value="Y1424">
            <text:p>Y1424</text:p>
          </table:table-cell>
          <table:table-cell/>
          <table:table-cell table:formula="of:=[.B858]" office:value-type="string" office:string-value="N865">
            <text:p>N865</text:p>
          </table:table-cell>
          <table:table-cell table:formula="of:=[.H858]" office:value-type="string" office:string-value="X6318">
            <text:p>X6318</text:p>
          </table:table-cell>
          <table:table-cell table:formula="of:=[.F858]" office:value-type="string" office:string-value="Y1424">
            <text:p>Y1424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table:formula="of:=&quot;N&quot;&amp;[.A858]" office:value-type="string" office:string-value="N865">
            <text:p>N865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58]" office:value-type="string" office:string-value="X6312">
            <text:p>X6312</text:p>
          </table:table-cell>
          <table:table-cell table:formula="of:=[.E859]+[.$J$6]" office:value-type="float" office:value="1424">
            <text:p>1424</text:p>
          </table:table-cell>
          <table:table-cell table:formula="of:=&quot;Y&quot; &amp; [.E858]" office:value-type="string" office:string-value="Y1424">
            <text:p>Y1424</text:p>
          </table:table-cell>
          <table:table-cell table:formula="of:=[.C858] +6" office:value-type="float" office:value="6318">
            <text:p>6318</text:p>
          </table:table-cell>
          <table:table-cell table:formula="of:=&quot;X&quot;&amp; [.G858]" office:value-type="string" office:string-value="X6318">
            <text:p>X6318</text:p>
          </table:table-cell>
          <table:table-cell table:number-columns-repeated="6"/>
          <table:table-cell table:style-name="ce7" table:formula="of:=[.B859]" office:value-type="string" office:string-value="N866">
            <text:p>N866</text:p>
          </table:table-cell>
          <table:table-cell table:style-name="ce7" table:formula="of:=[.D859]" office:value-type="string" office:string-value="X6312">
            <text:p>X6312</text:p>
          </table:table-cell>
          <table:table-cell table:style-name="ce7" table:formula="of:=[.F859]" office:value-type="string" office:string-value="Y1418.25">
            <text:p>Y1418.25</text:p>
          </table:table-cell>
          <table:table-cell/>
          <table:table-cell table:formula="of:=[.B859]" office:value-type="string" office:string-value="N866">
            <text:p>N866</text:p>
          </table:table-cell>
          <table:table-cell table:formula="of:=[.H859]" office:value-type="string" office:string-value="X6318">
            <text:p>X6318</text:p>
          </table:table-cell>
          <table:table-cell table:formula="of:=[.F859]" office:value-type="string" office:string-value="Y1418.25">
            <text:p>Y1418.25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table:formula="of:=&quot;N&quot;&amp;[.A859]" office:value-type="string" office:string-value="N866">
            <text:p>N866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59]" office:value-type="string" office:string-value="X6312">
            <text:p>X6312</text:p>
          </table:table-cell>
          <table:table-cell table:formula="of:=[.E860]+[.$J$6]" office:value-type="float" office:value="1418.25">
            <text:p>1418.25</text:p>
          </table:table-cell>
          <table:table-cell table:formula="of:=&quot;Y&quot; &amp; [.E859]" office:value-type="string" office:string-value="Y1418.25">
            <text:p>Y1418.25</text:p>
          </table:table-cell>
          <table:table-cell table:formula="of:=[.C859] +6" office:value-type="float" office:value="6318">
            <text:p>6318</text:p>
          </table:table-cell>
          <table:table-cell table:formula="of:=&quot;X&quot;&amp; [.G859]" office:value-type="string" office:string-value="X6318">
            <text:p>X6318</text:p>
          </table:table-cell>
          <table:table-cell table:number-columns-repeated="6"/>
          <table:table-cell table:style-name="ce7" table:formula="of:=[.B860]" office:value-type="string" office:string-value="N867">
            <text:p>N867</text:p>
          </table:table-cell>
          <table:table-cell table:style-name="ce7" table:formula="of:=[.D860]" office:value-type="string" office:string-value="X6312">
            <text:p>X6312</text:p>
          </table:table-cell>
          <table:table-cell table:style-name="ce7" table:formula="of:=[.F860]" office:value-type="string" office:string-value="Y1412.5">
            <text:p>Y1412.5</text:p>
          </table:table-cell>
          <table:table-cell/>
          <table:table-cell table:formula="of:=[.B860]" office:value-type="string" office:string-value="N867">
            <text:p>N867</text:p>
          </table:table-cell>
          <table:table-cell table:formula="of:=[.H860]" office:value-type="string" office:string-value="X6318">
            <text:p>X6318</text:p>
          </table:table-cell>
          <table:table-cell table:formula="of:=[.F860]" office:value-type="string" office:string-value="Y1412.5">
            <text:p>Y1412.5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table:formula="of:=&quot;N&quot;&amp;[.A860]" office:value-type="string" office:string-value="N867">
            <text:p>N867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60]" office:value-type="string" office:string-value="X6312">
            <text:p>X6312</text:p>
          </table:table-cell>
          <table:table-cell table:formula="of:=[.E861]+[.$J$6]" office:value-type="float" office:value="1412.5">
            <text:p>1412.5</text:p>
          </table:table-cell>
          <table:table-cell table:formula="of:=&quot;Y&quot; &amp; [.E860]" office:value-type="string" office:string-value="Y1412.5">
            <text:p>Y1412.5</text:p>
          </table:table-cell>
          <table:table-cell table:formula="of:=[.C860] +6" office:value-type="float" office:value="6318">
            <text:p>6318</text:p>
          </table:table-cell>
          <table:table-cell table:formula="of:=&quot;X&quot;&amp; [.G860]" office:value-type="string" office:string-value="X6318">
            <text:p>X6318</text:p>
          </table:table-cell>
          <table:table-cell table:number-columns-repeated="6"/>
          <table:table-cell table:style-name="ce7" table:formula="of:=[.B861]" office:value-type="string" office:string-value="N868">
            <text:p>N868</text:p>
          </table:table-cell>
          <table:table-cell table:style-name="ce7" table:formula="of:=[.D861]" office:value-type="string" office:string-value="X6312">
            <text:p>X6312</text:p>
          </table:table-cell>
          <table:table-cell table:style-name="ce7" table:formula="of:=[.F861]" office:value-type="string" office:string-value="Y1406.75">
            <text:p>Y1406.75</text:p>
          </table:table-cell>
          <table:table-cell/>
          <table:table-cell table:formula="of:=[.B861]" office:value-type="string" office:string-value="N868">
            <text:p>N868</text:p>
          </table:table-cell>
          <table:table-cell table:formula="of:=[.H861]" office:value-type="string" office:string-value="X6318">
            <text:p>X6318</text:p>
          </table:table-cell>
          <table:table-cell table:formula="of:=[.F861]" office:value-type="string" office:string-value="Y1406.75">
            <text:p>Y1406.75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table:formula="of:=&quot;N&quot;&amp;[.A861]" office:value-type="string" office:string-value="N868">
            <text:p>N868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61]" office:value-type="string" office:string-value="X6312">
            <text:p>X6312</text:p>
          </table:table-cell>
          <table:table-cell table:formula="of:=[.E862]+[.$J$6]" office:value-type="float" office:value="1406.75">
            <text:p>1406.75</text:p>
          </table:table-cell>
          <table:table-cell table:formula="of:=&quot;Y&quot; &amp; [.E861]" office:value-type="string" office:string-value="Y1406.75">
            <text:p>Y1406.75</text:p>
          </table:table-cell>
          <table:table-cell table:formula="of:=[.C861] +6" office:value-type="float" office:value="6318">
            <text:p>6318</text:p>
          </table:table-cell>
          <table:table-cell table:formula="of:=&quot;X&quot;&amp; [.G861]" office:value-type="string" office:string-value="X6318">
            <text:p>X6318</text:p>
          </table:table-cell>
          <table:table-cell table:number-columns-repeated="6"/>
          <table:table-cell table:style-name="ce7" table:formula="of:=[.B862]" office:value-type="string" office:string-value="N869">
            <text:p>N869</text:p>
          </table:table-cell>
          <table:table-cell table:style-name="ce7" table:formula="of:=[.D862]" office:value-type="string" office:string-value="X6312">
            <text:p>X6312</text:p>
          </table:table-cell>
          <table:table-cell table:style-name="ce7" table:formula="of:=[.F862]" office:value-type="string" office:string-value="Y1401">
            <text:p>Y1401</text:p>
          </table:table-cell>
          <table:table-cell/>
          <table:table-cell table:formula="of:=[.B862]" office:value-type="string" office:string-value="N869">
            <text:p>N869</text:p>
          </table:table-cell>
          <table:table-cell table:formula="of:=[.H862]" office:value-type="string" office:string-value="X6318">
            <text:p>X6318</text:p>
          </table:table-cell>
          <table:table-cell table:formula="of:=[.F862]" office:value-type="string" office:string-value="Y1401">
            <text:p>Y1401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table:formula="of:=&quot;N&quot;&amp;[.A862]" office:value-type="string" office:string-value="N869">
            <text:p>N869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62]" office:value-type="string" office:string-value="X6312">
            <text:p>X6312</text:p>
          </table:table-cell>
          <table:table-cell table:formula="of:=[.E863]+[.$J$6]" office:value-type="float" office:value="1401">
            <text:p>1401</text:p>
          </table:table-cell>
          <table:table-cell table:formula="of:=&quot;Y&quot; &amp; [.E862]" office:value-type="string" office:string-value="Y1401">
            <text:p>Y1401</text:p>
          </table:table-cell>
          <table:table-cell table:formula="of:=[.C862] +6" office:value-type="float" office:value="6318">
            <text:p>6318</text:p>
          </table:table-cell>
          <table:table-cell table:formula="of:=&quot;X&quot;&amp; [.G862]" office:value-type="string" office:string-value="X6318">
            <text:p>X6318</text:p>
          </table:table-cell>
          <table:table-cell table:number-columns-repeated="6"/>
          <table:table-cell table:style-name="ce7" table:formula="of:=[.B863]" office:value-type="string" office:string-value="N870">
            <text:p>N870</text:p>
          </table:table-cell>
          <table:table-cell table:style-name="ce7" table:formula="of:=[.D863]" office:value-type="string" office:string-value="X6312">
            <text:p>X6312</text:p>
          </table:table-cell>
          <table:table-cell table:style-name="ce7" table:formula="of:=[.F863]" office:value-type="string" office:string-value="Y1395.25">
            <text:p>Y1395.25</text:p>
          </table:table-cell>
          <table:table-cell/>
          <table:table-cell table:formula="of:=[.B863]" office:value-type="string" office:string-value="N870">
            <text:p>N870</text:p>
          </table:table-cell>
          <table:table-cell table:formula="of:=[.H863]" office:value-type="string" office:string-value="X6318">
            <text:p>X6318</text:p>
          </table:table-cell>
          <table:table-cell table:formula="of:=[.F863]" office:value-type="string" office:string-value="Y1395.25">
            <text:p>Y1395.25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table:formula="of:=&quot;N&quot;&amp;[.A863]" office:value-type="string" office:string-value="N870">
            <text:p>N870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63]" office:value-type="string" office:string-value="X6312">
            <text:p>X6312</text:p>
          </table:table-cell>
          <table:table-cell table:formula="of:=[.E864]+[.$J$6]" office:value-type="float" office:value="1395.25">
            <text:p>1395.25</text:p>
          </table:table-cell>
          <table:table-cell table:formula="of:=&quot;Y&quot; &amp; [.E863]" office:value-type="string" office:string-value="Y1395.25">
            <text:p>Y1395.25</text:p>
          </table:table-cell>
          <table:table-cell table:formula="of:=[.C863] +6" office:value-type="float" office:value="6318">
            <text:p>6318</text:p>
          </table:table-cell>
          <table:table-cell table:formula="of:=&quot;X&quot;&amp; [.G863]" office:value-type="string" office:string-value="X6318">
            <text:p>X6318</text:p>
          </table:table-cell>
          <table:table-cell table:number-columns-repeated="6"/>
          <table:table-cell table:style-name="ce7" table:formula="of:=[.B864]" office:value-type="string" office:string-value="N871">
            <text:p>N871</text:p>
          </table:table-cell>
          <table:table-cell table:style-name="ce7" table:formula="of:=[.D864]" office:value-type="string" office:string-value="X6312">
            <text:p>X6312</text:p>
          </table:table-cell>
          <table:table-cell table:style-name="ce7" table:formula="of:=[.F864]" office:value-type="string" office:string-value="Y1389.5">
            <text:p>Y1389.5</text:p>
          </table:table-cell>
          <table:table-cell/>
          <table:table-cell table:formula="of:=[.B864]" office:value-type="string" office:string-value="N871">
            <text:p>N871</text:p>
          </table:table-cell>
          <table:table-cell table:formula="of:=[.H864]" office:value-type="string" office:string-value="X6318">
            <text:p>X6318</text:p>
          </table:table-cell>
          <table:table-cell table:formula="of:=[.F864]" office:value-type="string" office:string-value="Y1389.5">
            <text:p>Y1389.5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table:formula="of:=&quot;N&quot;&amp;[.A864]" office:value-type="string" office:string-value="N871">
            <text:p>N871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64]" office:value-type="string" office:string-value="X6312">
            <text:p>X6312</text:p>
          </table:table-cell>
          <table:table-cell table:formula="of:=[.E865]+[.$J$6]" office:value-type="float" office:value="1389.5">
            <text:p>1389.5</text:p>
          </table:table-cell>
          <table:table-cell table:formula="of:=&quot;Y&quot; &amp; [.E864]" office:value-type="string" office:string-value="Y1389.5">
            <text:p>Y1389.5</text:p>
          </table:table-cell>
          <table:table-cell table:formula="of:=[.C864] +6" office:value-type="float" office:value="6318">
            <text:p>6318</text:p>
          </table:table-cell>
          <table:table-cell table:formula="of:=&quot;X&quot;&amp; [.G864]" office:value-type="string" office:string-value="X6318">
            <text:p>X6318</text:p>
          </table:table-cell>
          <table:table-cell table:number-columns-repeated="6"/>
          <table:table-cell table:style-name="ce7" table:formula="of:=[.B865]" office:value-type="string" office:string-value="N872">
            <text:p>N872</text:p>
          </table:table-cell>
          <table:table-cell table:style-name="ce7" table:formula="of:=[.D865]" office:value-type="string" office:string-value="X6312">
            <text:p>X6312</text:p>
          </table:table-cell>
          <table:table-cell table:style-name="ce7" table:formula="of:=[.F865]" office:value-type="string" office:string-value="Y1383.75">
            <text:p>Y1383.75</text:p>
          </table:table-cell>
          <table:table-cell/>
          <table:table-cell table:formula="of:=[.B865]" office:value-type="string" office:string-value="N872">
            <text:p>N872</text:p>
          </table:table-cell>
          <table:table-cell table:formula="of:=[.H865]" office:value-type="string" office:string-value="X6318">
            <text:p>X6318</text:p>
          </table:table-cell>
          <table:table-cell table:formula="of:=[.F865]" office:value-type="string" office:string-value="Y1383.75">
            <text:p>Y1383.75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table:formula="of:=&quot;N&quot;&amp;[.A865]" office:value-type="string" office:string-value="N872">
            <text:p>N872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65]" office:value-type="string" office:string-value="X6312">
            <text:p>X6312</text:p>
          </table:table-cell>
          <table:table-cell table:formula="of:=[.E866]+[.$J$6]" office:value-type="float" office:value="1383.75">
            <text:p>1383.75</text:p>
          </table:table-cell>
          <table:table-cell table:formula="of:=&quot;Y&quot; &amp; [.E865]" office:value-type="string" office:string-value="Y1383.75">
            <text:p>Y1383.75</text:p>
          </table:table-cell>
          <table:table-cell table:formula="of:=[.C865] +6" office:value-type="float" office:value="6318">
            <text:p>6318</text:p>
          </table:table-cell>
          <table:table-cell table:formula="of:=&quot;X&quot;&amp; [.G865]" office:value-type="string" office:string-value="X6318">
            <text:p>X6318</text:p>
          </table:table-cell>
          <table:table-cell table:number-columns-repeated="6"/>
          <table:table-cell table:style-name="ce7" table:formula="of:=[.B866]" office:value-type="string" office:string-value="N873">
            <text:p>N873</text:p>
          </table:table-cell>
          <table:table-cell table:style-name="ce7" table:formula="of:=[.D866]" office:value-type="string" office:string-value="X6312">
            <text:p>X6312</text:p>
          </table:table-cell>
          <table:table-cell table:style-name="ce7" table:formula="of:=[.F866]" office:value-type="string" office:string-value="Y1378">
            <text:p>Y1378</text:p>
          </table:table-cell>
          <table:table-cell/>
          <table:table-cell table:formula="of:=[.B866]" office:value-type="string" office:string-value="N873">
            <text:p>N873</text:p>
          </table:table-cell>
          <table:table-cell table:formula="of:=[.H866]" office:value-type="string" office:string-value="X6318">
            <text:p>X6318</text:p>
          </table:table-cell>
          <table:table-cell table:formula="of:=[.F866]" office:value-type="string" office:string-value="Y1378">
            <text:p>Y1378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table:formula="of:=&quot;N&quot;&amp;[.A866]" office:value-type="string" office:string-value="N873">
            <text:p>N873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66]" office:value-type="string" office:string-value="X6312">
            <text:p>X6312</text:p>
          </table:table-cell>
          <table:table-cell table:formula="of:=[.E867]+[.$J$6]" office:value-type="float" office:value="1378">
            <text:p>1378</text:p>
          </table:table-cell>
          <table:table-cell table:formula="of:=&quot;Y&quot; &amp; [.E866]" office:value-type="string" office:string-value="Y1378">
            <text:p>Y1378</text:p>
          </table:table-cell>
          <table:table-cell table:formula="of:=[.C866] +6" office:value-type="float" office:value="6318">
            <text:p>6318</text:p>
          </table:table-cell>
          <table:table-cell table:formula="of:=&quot;X&quot;&amp; [.G866]" office:value-type="string" office:string-value="X6318">
            <text:p>X6318</text:p>
          </table:table-cell>
          <table:table-cell table:number-columns-repeated="6"/>
          <table:table-cell table:style-name="ce7" table:formula="of:=[.B867]" office:value-type="string" office:string-value="N874">
            <text:p>N874</text:p>
          </table:table-cell>
          <table:table-cell table:style-name="ce7" table:formula="of:=[.D867]" office:value-type="string" office:string-value="X6312">
            <text:p>X6312</text:p>
          </table:table-cell>
          <table:table-cell table:style-name="ce7" table:formula="of:=[.F867]" office:value-type="string" office:string-value="Y1372.25">
            <text:p>Y1372.25</text:p>
          </table:table-cell>
          <table:table-cell/>
          <table:table-cell table:formula="of:=[.B867]" office:value-type="string" office:string-value="N874">
            <text:p>N874</text:p>
          </table:table-cell>
          <table:table-cell table:formula="of:=[.H867]" office:value-type="string" office:string-value="X6318">
            <text:p>X6318</text:p>
          </table:table-cell>
          <table:table-cell table:formula="of:=[.F867]" office:value-type="string" office:string-value="Y1372.25">
            <text:p>Y1372.25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table:formula="of:=&quot;N&quot;&amp;[.A867]" office:value-type="string" office:string-value="N874">
            <text:p>N874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67]" office:value-type="string" office:string-value="X6312">
            <text:p>X6312</text:p>
          </table:table-cell>
          <table:table-cell table:formula="of:=[.E868]+[.$J$6]" office:value-type="float" office:value="1372.25">
            <text:p>1372.25</text:p>
          </table:table-cell>
          <table:table-cell table:formula="of:=&quot;Y&quot; &amp; [.E867]" office:value-type="string" office:string-value="Y1372.25">
            <text:p>Y1372.25</text:p>
          </table:table-cell>
          <table:table-cell table:formula="of:=[.C867] +6" office:value-type="float" office:value="6318">
            <text:p>6318</text:p>
          </table:table-cell>
          <table:table-cell table:formula="of:=&quot;X&quot;&amp; [.G867]" office:value-type="string" office:string-value="X6318">
            <text:p>X6318</text:p>
          </table:table-cell>
          <table:table-cell table:number-columns-repeated="6"/>
          <table:table-cell table:style-name="ce7" table:formula="of:=[.B868]" office:value-type="string" office:string-value="N875">
            <text:p>N875</text:p>
          </table:table-cell>
          <table:table-cell table:style-name="ce7" table:formula="of:=[.D868]" office:value-type="string" office:string-value="X6312">
            <text:p>X6312</text:p>
          </table:table-cell>
          <table:table-cell table:style-name="ce7" table:formula="of:=[.F868]" office:value-type="string" office:string-value="Y1366.5">
            <text:p>Y1366.5</text:p>
          </table:table-cell>
          <table:table-cell/>
          <table:table-cell table:formula="of:=[.B868]" office:value-type="string" office:string-value="N875">
            <text:p>N875</text:p>
          </table:table-cell>
          <table:table-cell table:formula="of:=[.H868]" office:value-type="string" office:string-value="X6318">
            <text:p>X6318</text:p>
          </table:table-cell>
          <table:table-cell table:formula="of:=[.F868]" office:value-type="string" office:string-value="Y1366.5">
            <text:p>Y1366.5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table:formula="of:=&quot;N&quot;&amp;[.A868]" office:value-type="string" office:string-value="N875">
            <text:p>N875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68]" office:value-type="string" office:string-value="X6312">
            <text:p>X6312</text:p>
          </table:table-cell>
          <table:table-cell table:formula="of:=[.E869]+[.$J$6]" office:value-type="float" office:value="1366.5">
            <text:p>1366.5</text:p>
          </table:table-cell>
          <table:table-cell table:formula="of:=&quot;Y&quot; &amp; [.E868]" office:value-type="string" office:string-value="Y1366.5">
            <text:p>Y1366.5</text:p>
          </table:table-cell>
          <table:table-cell table:formula="of:=[.C868] +6" office:value-type="float" office:value="6318">
            <text:p>6318</text:p>
          </table:table-cell>
          <table:table-cell table:formula="of:=&quot;X&quot;&amp; [.G868]" office:value-type="string" office:string-value="X6318">
            <text:p>X6318</text:p>
          </table:table-cell>
          <table:table-cell table:number-columns-repeated="6"/>
          <table:table-cell table:style-name="ce7" table:formula="of:=[.B869]" office:value-type="string" office:string-value="N876">
            <text:p>N876</text:p>
          </table:table-cell>
          <table:table-cell table:style-name="ce7" table:formula="of:=[.D869]" office:value-type="string" office:string-value="X6312">
            <text:p>X6312</text:p>
          </table:table-cell>
          <table:table-cell table:style-name="ce7" table:formula="of:=[.F869]" office:value-type="string" office:string-value="Y1360.75">
            <text:p>Y1360.75</text:p>
          </table:table-cell>
          <table:table-cell/>
          <table:table-cell table:formula="of:=[.B869]" office:value-type="string" office:string-value="N876">
            <text:p>N876</text:p>
          </table:table-cell>
          <table:table-cell table:formula="of:=[.H869]" office:value-type="string" office:string-value="X6318">
            <text:p>X6318</text:p>
          </table:table-cell>
          <table:table-cell table:formula="of:=[.F869]" office:value-type="string" office:string-value="Y1360.75">
            <text:p>Y1360.75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table:formula="of:=&quot;N&quot;&amp;[.A869]" office:value-type="string" office:string-value="N876">
            <text:p>N876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69]" office:value-type="string" office:string-value="X6312">
            <text:p>X6312</text:p>
          </table:table-cell>
          <table:table-cell table:formula="of:=[.E870]+[.$J$6]" office:value-type="float" office:value="1360.75">
            <text:p>1360.75</text:p>
          </table:table-cell>
          <table:table-cell table:formula="of:=&quot;Y&quot; &amp; [.E869]" office:value-type="string" office:string-value="Y1360.75">
            <text:p>Y1360.75</text:p>
          </table:table-cell>
          <table:table-cell table:formula="of:=[.C869] +6" office:value-type="float" office:value="6318">
            <text:p>6318</text:p>
          </table:table-cell>
          <table:table-cell table:formula="of:=&quot;X&quot;&amp; [.G869]" office:value-type="string" office:string-value="X6318">
            <text:p>X6318</text:p>
          </table:table-cell>
          <table:table-cell table:number-columns-repeated="6"/>
          <table:table-cell table:style-name="ce7" table:formula="of:=[.B870]" office:value-type="string" office:string-value="N877">
            <text:p>N877</text:p>
          </table:table-cell>
          <table:table-cell table:style-name="ce7" table:formula="of:=[.D870]" office:value-type="string" office:string-value="X6312">
            <text:p>X6312</text:p>
          </table:table-cell>
          <table:table-cell table:style-name="ce7" table:formula="of:=[.F870]" office:value-type="string" office:string-value="Y1355">
            <text:p>Y1355</text:p>
          </table:table-cell>
          <table:table-cell/>
          <table:table-cell table:formula="of:=[.B870]" office:value-type="string" office:string-value="N877">
            <text:p>N877</text:p>
          </table:table-cell>
          <table:table-cell table:formula="of:=[.H870]" office:value-type="string" office:string-value="X6318">
            <text:p>X6318</text:p>
          </table:table-cell>
          <table:table-cell table:formula="of:=[.F870]" office:value-type="string" office:string-value="Y1355">
            <text:p>Y1355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table:formula="of:=&quot;N&quot;&amp;[.A870]" office:value-type="string" office:string-value="N877">
            <text:p>N877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70]" office:value-type="string" office:string-value="X6312">
            <text:p>X6312</text:p>
          </table:table-cell>
          <table:table-cell table:formula="of:=[.E871]+[.$J$6]" office:value-type="float" office:value="1355">
            <text:p>1355</text:p>
          </table:table-cell>
          <table:table-cell table:formula="of:=&quot;Y&quot; &amp; [.E870]" office:value-type="string" office:string-value="Y1355">
            <text:p>Y1355</text:p>
          </table:table-cell>
          <table:table-cell table:formula="of:=[.C870] +6" office:value-type="float" office:value="6318">
            <text:p>6318</text:p>
          </table:table-cell>
          <table:table-cell table:formula="of:=&quot;X&quot;&amp; [.G870]" office:value-type="string" office:string-value="X6318">
            <text:p>X6318</text:p>
          </table:table-cell>
          <table:table-cell table:number-columns-repeated="6"/>
          <table:table-cell table:style-name="ce7" table:formula="of:=[.B871]" office:value-type="string" office:string-value="N878">
            <text:p>N878</text:p>
          </table:table-cell>
          <table:table-cell table:style-name="ce7" table:formula="of:=[.D871]" office:value-type="string" office:string-value="X6312">
            <text:p>X6312</text:p>
          </table:table-cell>
          <table:table-cell table:style-name="ce7" table:formula="of:=[.F871]" office:value-type="string" office:string-value="Y1349.25">
            <text:p>Y1349.25</text:p>
          </table:table-cell>
          <table:table-cell/>
          <table:table-cell table:formula="of:=[.B871]" office:value-type="string" office:string-value="N878">
            <text:p>N878</text:p>
          </table:table-cell>
          <table:table-cell table:formula="of:=[.H871]" office:value-type="string" office:string-value="X6318">
            <text:p>X6318</text:p>
          </table:table-cell>
          <table:table-cell table:formula="of:=[.F871]" office:value-type="string" office:string-value="Y1349.25">
            <text:p>Y1349.25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table:formula="of:=&quot;N&quot;&amp;[.A871]" office:value-type="string" office:string-value="N878">
            <text:p>N878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71]" office:value-type="string" office:string-value="X6312">
            <text:p>X6312</text:p>
          </table:table-cell>
          <table:table-cell table:formula="of:=[.E872]+[.$J$6]" office:value-type="float" office:value="1349.25">
            <text:p>1349.25</text:p>
          </table:table-cell>
          <table:table-cell table:formula="of:=&quot;Y&quot; &amp; [.E871]" office:value-type="string" office:string-value="Y1349.25">
            <text:p>Y1349.25</text:p>
          </table:table-cell>
          <table:table-cell table:formula="of:=[.C871] +6" office:value-type="float" office:value="6318">
            <text:p>6318</text:p>
          </table:table-cell>
          <table:table-cell table:formula="of:=&quot;X&quot;&amp; [.G871]" office:value-type="string" office:string-value="X6318">
            <text:p>X6318</text:p>
          </table:table-cell>
          <table:table-cell table:number-columns-repeated="6"/>
          <table:table-cell table:style-name="ce7" table:formula="of:=[.B872]" office:value-type="string" office:string-value="N879">
            <text:p>N879</text:p>
          </table:table-cell>
          <table:table-cell table:style-name="ce7" table:formula="of:=[.D872]" office:value-type="string" office:string-value="X6312">
            <text:p>X6312</text:p>
          </table:table-cell>
          <table:table-cell table:style-name="ce7" table:formula="of:=[.F872]" office:value-type="string" office:string-value="Y1343.5">
            <text:p>Y1343.5</text:p>
          </table:table-cell>
          <table:table-cell/>
          <table:table-cell table:formula="of:=[.B872]" office:value-type="string" office:string-value="N879">
            <text:p>N879</text:p>
          </table:table-cell>
          <table:table-cell table:formula="of:=[.H872]" office:value-type="string" office:string-value="X6318">
            <text:p>X6318</text:p>
          </table:table-cell>
          <table:table-cell table:formula="of:=[.F872]" office:value-type="string" office:string-value="Y1343.5">
            <text:p>Y1343.5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table:formula="of:=&quot;N&quot;&amp;[.A872]" office:value-type="string" office:string-value="N879">
            <text:p>N879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72]" office:value-type="string" office:string-value="X6312">
            <text:p>X6312</text:p>
          </table:table-cell>
          <table:table-cell table:formula="of:=[.E873]+[.$J$6]" office:value-type="float" office:value="1343.5">
            <text:p>1343.5</text:p>
          </table:table-cell>
          <table:table-cell table:formula="of:=&quot;Y&quot; &amp; [.E872]" office:value-type="string" office:string-value="Y1343.5">
            <text:p>Y1343.5</text:p>
          </table:table-cell>
          <table:table-cell table:formula="of:=[.C872] +6" office:value-type="float" office:value="6318">
            <text:p>6318</text:p>
          </table:table-cell>
          <table:table-cell table:formula="of:=&quot;X&quot;&amp; [.G872]" office:value-type="string" office:string-value="X6318">
            <text:p>X6318</text:p>
          </table:table-cell>
          <table:table-cell table:number-columns-repeated="6"/>
          <table:table-cell table:style-name="ce7" table:formula="of:=[.B873]" office:value-type="string" office:string-value="N880">
            <text:p>N880</text:p>
          </table:table-cell>
          <table:table-cell table:style-name="ce7" table:formula="of:=[.D873]" office:value-type="string" office:string-value="X6312">
            <text:p>X6312</text:p>
          </table:table-cell>
          <table:table-cell table:style-name="ce7" table:formula="of:=[.F873]" office:value-type="string" office:string-value="Y1337.75">
            <text:p>Y1337.75</text:p>
          </table:table-cell>
          <table:table-cell/>
          <table:table-cell table:formula="of:=[.B873]" office:value-type="string" office:string-value="N880">
            <text:p>N880</text:p>
          </table:table-cell>
          <table:table-cell table:formula="of:=[.H873]" office:value-type="string" office:string-value="X6318">
            <text:p>X6318</text:p>
          </table:table-cell>
          <table:table-cell table:formula="of:=[.F873]" office:value-type="string" office:string-value="Y1337.75">
            <text:p>Y1337.75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table:formula="of:=&quot;N&quot;&amp;[.A873]" office:value-type="string" office:string-value="N880">
            <text:p>N880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73]" office:value-type="string" office:string-value="X6312">
            <text:p>X6312</text:p>
          </table:table-cell>
          <table:table-cell table:formula="of:=[.E874]+[.$J$6]" office:value-type="float" office:value="1337.75">
            <text:p>1337.75</text:p>
          </table:table-cell>
          <table:table-cell table:formula="of:=&quot;Y&quot; &amp; [.E873]" office:value-type="string" office:string-value="Y1337.75">
            <text:p>Y1337.75</text:p>
          </table:table-cell>
          <table:table-cell table:formula="of:=[.C873] +6" office:value-type="float" office:value="6318">
            <text:p>6318</text:p>
          </table:table-cell>
          <table:table-cell table:formula="of:=&quot;X&quot;&amp; [.G873]" office:value-type="string" office:string-value="X6318">
            <text:p>X6318</text:p>
          </table:table-cell>
          <table:table-cell table:number-columns-repeated="6"/>
          <table:table-cell table:style-name="ce7" table:formula="of:=[.B874]" office:value-type="string" office:string-value="N881">
            <text:p>N881</text:p>
          </table:table-cell>
          <table:table-cell table:style-name="ce7" table:formula="of:=[.D874]" office:value-type="string" office:string-value="X6312">
            <text:p>X6312</text:p>
          </table:table-cell>
          <table:table-cell table:style-name="ce7" table:formula="of:=[.F874]" office:value-type="string" office:string-value="Y1332">
            <text:p>Y1332</text:p>
          </table:table-cell>
          <table:table-cell/>
          <table:table-cell table:formula="of:=[.B874]" office:value-type="string" office:string-value="N881">
            <text:p>N881</text:p>
          </table:table-cell>
          <table:table-cell table:formula="of:=[.H874]" office:value-type="string" office:string-value="X6318">
            <text:p>X6318</text:p>
          </table:table-cell>
          <table:table-cell table:formula="of:=[.F874]" office:value-type="string" office:string-value="Y1332">
            <text:p>Y1332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table:formula="of:=&quot;N&quot;&amp;[.A874]" office:value-type="string" office:string-value="N881">
            <text:p>N881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74]" office:value-type="string" office:string-value="X6312">
            <text:p>X6312</text:p>
          </table:table-cell>
          <table:table-cell table:formula="of:=[.E875]+[.$J$6]" office:value-type="float" office:value="1332">
            <text:p>1332</text:p>
          </table:table-cell>
          <table:table-cell table:formula="of:=&quot;Y&quot; &amp; [.E874]" office:value-type="string" office:string-value="Y1332">
            <text:p>Y1332</text:p>
          </table:table-cell>
          <table:table-cell table:formula="of:=[.C874] +6" office:value-type="float" office:value="6318">
            <text:p>6318</text:p>
          </table:table-cell>
          <table:table-cell table:formula="of:=&quot;X&quot;&amp; [.G874]" office:value-type="string" office:string-value="X6318">
            <text:p>X6318</text:p>
          </table:table-cell>
          <table:table-cell table:number-columns-repeated="6"/>
          <table:table-cell table:style-name="ce7" table:formula="of:=[.B875]" office:value-type="string" office:string-value="N882">
            <text:p>N882</text:p>
          </table:table-cell>
          <table:table-cell table:style-name="ce7" table:formula="of:=[.D875]" office:value-type="string" office:string-value="X6312">
            <text:p>X6312</text:p>
          </table:table-cell>
          <table:table-cell table:style-name="ce7" table:formula="of:=[.F875]" office:value-type="string" office:string-value="Y1326.25">
            <text:p>Y1326.25</text:p>
          </table:table-cell>
          <table:table-cell/>
          <table:table-cell table:formula="of:=[.B875]" office:value-type="string" office:string-value="N882">
            <text:p>N882</text:p>
          </table:table-cell>
          <table:table-cell table:formula="of:=[.H875]" office:value-type="string" office:string-value="X6318">
            <text:p>X6318</text:p>
          </table:table-cell>
          <table:table-cell table:formula="of:=[.F875]" office:value-type="string" office:string-value="Y1326.25">
            <text:p>Y1326.25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table:formula="of:=&quot;N&quot;&amp;[.A875]" office:value-type="string" office:string-value="N882">
            <text:p>N882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75]" office:value-type="string" office:string-value="X6312">
            <text:p>X6312</text:p>
          </table:table-cell>
          <table:table-cell table:formula="of:=[.E876]+[.$J$6]" office:value-type="float" office:value="1326.25">
            <text:p>1326.25</text:p>
          </table:table-cell>
          <table:table-cell table:formula="of:=&quot;Y&quot; &amp; [.E875]" office:value-type="string" office:string-value="Y1326.25">
            <text:p>Y1326.25</text:p>
          </table:table-cell>
          <table:table-cell table:formula="of:=[.C875] +6" office:value-type="float" office:value="6318">
            <text:p>6318</text:p>
          </table:table-cell>
          <table:table-cell table:formula="of:=&quot;X&quot;&amp; [.G875]" office:value-type="string" office:string-value="X6318">
            <text:p>X6318</text:p>
          </table:table-cell>
          <table:table-cell table:number-columns-repeated="6"/>
          <table:table-cell table:style-name="ce7" table:formula="of:=[.B876]" office:value-type="string" office:string-value="N883">
            <text:p>N883</text:p>
          </table:table-cell>
          <table:table-cell table:style-name="ce7" table:formula="of:=[.D876]" office:value-type="string" office:string-value="X6312">
            <text:p>X6312</text:p>
          </table:table-cell>
          <table:table-cell table:style-name="ce7" table:formula="of:=[.F876]" office:value-type="string" office:string-value="Y1320.5">
            <text:p>Y1320.5</text:p>
          </table:table-cell>
          <table:table-cell/>
          <table:table-cell table:formula="of:=[.B876]" office:value-type="string" office:string-value="N883">
            <text:p>N883</text:p>
          </table:table-cell>
          <table:table-cell table:formula="of:=[.H876]" office:value-type="string" office:string-value="X6318">
            <text:p>X6318</text:p>
          </table:table-cell>
          <table:table-cell table:formula="of:=[.F876]" office:value-type="string" office:string-value="Y1320.5">
            <text:p>Y1320.5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table:formula="of:=&quot;N&quot;&amp;[.A876]" office:value-type="string" office:string-value="N883">
            <text:p>N883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76]" office:value-type="string" office:string-value="X6312">
            <text:p>X6312</text:p>
          </table:table-cell>
          <table:table-cell table:formula="of:=[.E877]+[.$J$6]" office:value-type="float" office:value="1320.5">
            <text:p>1320.5</text:p>
          </table:table-cell>
          <table:table-cell table:formula="of:=&quot;Y&quot; &amp; [.E876]" office:value-type="string" office:string-value="Y1320.5">
            <text:p>Y1320.5</text:p>
          </table:table-cell>
          <table:table-cell table:formula="of:=[.C876] +6" office:value-type="float" office:value="6318">
            <text:p>6318</text:p>
          </table:table-cell>
          <table:table-cell table:formula="of:=&quot;X&quot;&amp; [.G876]" office:value-type="string" office:string-value="X6318">
            <text:p>X6318</text:p>
          </table:table-cell>
          <table:table-cell table:number-columns-repeated="6"/>
          <table:table-cell table:style-name="ce7" table:formula="of:=[.B877]" office:value-type="string" office:string-value="N884">
            <text:p>N884</text:p>
          </table:table-cell>
          <table:table-cell table:style-name="ce7" table:formula="of:=[.D877]" office:value-type="string" office:string-value="X6312">
            <text:p>X6312</text:p>
          </table:table-cell>
          <table:table-cell table:style-name="ce7" table:formula="of:=[.F877]" office:value-type="string" office:string-value="Y1314.75">
            <text:p>Y1314.75</text:p>
          </table:table-cell>
          <table:table-cell/>
          <table:table-cell table:formula="of:=[.B877]" office:value-type="string" office:string-value="N884">
            <text:p>N884</text:p>
          </table:table-cell>
          <table:table-cell table:formula="of:=[.H877]" office:value-type="string" office:string-value="X6318">
            <text:p>X6318</text:p>
          </table:table-cell>
          <table:table-cell table:formula="of:=[.F877]" office:value-type="string" office:string-value="Y1314.75">
            <text:p>Y1314.75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table:formula="of:=&quot;N&quot;&amp;[.A877]" office:value-type="string" office:string-value="N884">
            <text:p>N884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77]" office:value-type="string" office:string-value="X6312">
            <text:p>X6312</text:p>
          </table:table-cell>
          <table:table-cell table:formula="of:=[.E878]+[.$J$6]" office:value-type="float" office:value="1314.75">
            <text:p>1314.75</text:p>
          </table:table-cell>
          <table:table-cell table:formula="of:=&quot;Y&quot; &amp; [.E877]" office:value-type="string" office:string-value="Y1314.75">
            <text:p>Y1314.75</text:p>
          </table:table-cell>
          <table:table-cell table:formula="of:=[.C877] +6" office:value-type="float" office:value="6318">
            <text:p>6318</text:p>
          </table:table-cell>
          <table:table-cell table:formula="of:=&quot;X&quot;&amp; [.G877]" office:value-type="string" office:string-value="X6318">
            <text:p>X6318</text:p>
          </table:table-cell>
          <table:table-cell table:number-columns-repeated="6"/>
          <table:table-cell table:style-name="ce7" table:formula="of:=[.B878]" office:value-type="string" office:string-value="N885">
            <text:p>N885</text:p>
          </table:table-cell>
          <table:table-cell table:style-name="ce7" table:formula="of:=[.D878]" office:value-type="string" office:string-value="X6312">
            <text:p>X6312</text:p>
          </table:table-cell>
          <table:table-cell table:style-name="ce7" table:formula="of:=[.F878]" office:value-type="string" office:string-value="Y1309">
            <text:p>Y1309</text:p>
          </table:table-cell>
          <table:table-cell/>
          <table:table-cell table:formula="of:=[.B878]" office:value-type="string" office:string-value="N885">
            <text:p>N885</text:p>
          </table:table-cell>
          <table:table-cell table:formula="of:=[.H878]" office:value-type="string" office:string-value="X6318">
            <text:p>X6318</text:p>
          </table:table-cell>
          <table:table-cell table:formula="of:=[.F878]" office:value-type="string" office:string-value="Y1309">
            <text:p>Y1309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table:formula="of:=&quot;N&quot;&amp;[.A878]" office:value-type="string" office:string-value="N885">
            <text:p>N885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78]" office:value-type="string" office:string-value="X6312">
            <text:p>X6312</text:p>
          </table:table-cell>
          <table:table-cell table:formula="of:=[.E879]+[.$J$6]" office:value-type="float" office:value="1309">
            <text:p>1309</text:p>
          </table:table-cell>
          <table:table-cell table:formula="of:=&quot;Y&quot; &amp; [.E878]" office:value-type="string" office:string-value="Y1309">
            <text:p>Y1309</text:p>
          </table:table-cell>
          <table:table-cell table:formula="of:=[.C878] +6" office:value-type="float" office:value="6318">
            <text:p>6318</text:p>
          </table:table-cell>
          <table:table-cell table:formula="of:=&quot;X&quot;&amp; [.G878]" office:value-type="string" office:string-value="X6318">
            <text:p>X6318</text:p>
          </table:table-cell>
          <table:table-cell table:number-columns-repeated="6"/>
          <table:table-cell table:style-name="ce7" table:formula="of:=[.B879]" office:value-type="string" office:string-value="N886">
            <text:p>N886</text:p>
          </table:table-cell>
          <table:table-cell table:style-name="ce7" table:formula="of:=[.D879]" office:value-type="string" office:string-value="X6312">
            <text:p>X6312</text:p>
          </table:table-cell>
          <table:table-cell table:style-name="ce7" table:formula="of:=[.F879]" office:value-type="string" office:string-value="Y1303.25">
            <text:p>Y1303.25</text:p>
          </table:table-cell>
          <table:table-cell/>
          <table:table-cell table:formula="of:=[.B879]" office:value-type="string" office:string-value="N886">
            <text:p>N886</text:p>
          </table:table-cell>
          <table:table-cell table:formula="of:=[.H879]" office:value-type="string" office:string-value="X6318">
            <text:p>X6318</text:p>
          </table:table-cell>
          <table:table-cell table:formula="of:=[.F879]" office:value-type="string" office:string-value="Y1303.25">
            <text:p>Y1303.25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table:formula="of:=&quot;N&quot;&amp;[.A879]" office:value-type="string" office:string-value="N886">
            <text:p>N886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79]" office:value-type="string" office:string-value="X6312">
            <text:p>X6312</text:p>
          </table:table-cell>
          <table:table-cell table:formula="of:=[.E880]+[.$J$6]" office:value-type="float" office:value="1303.25">
            <text:p>1303.25</text:p>
          </table:table-cell>
          <table:table-cell table:formula="of:=&quot;Y&quot; &amp; [.E879]" office:value-type="string" office:string-value="Y1303.25">
            <text:p>Y1303.25</text:p>
          </table:table-cell>
          <table:table-cell table:formula="of:=[.C879] +6" office:value-type="float" office:value="6318">
            <text:p>6318</text:p>
          </table:table-cell>
          <table:table-cell table:formula="of:=&quot;X&quot;&amp; [.G879]" office:value-type="string" office:string-value="X6318">
            <text:p>X6318</text:p>
          </table:table-cell>
          <table:table-cell table:number-columns-repeated="6"/>
          <table:table-cell table:style-name="ce7" table:formula="of:=[.B880]" office:value-type="string" office:string-value="N887">
            <text:p>N887</text:p>
          </table:table-cell>
          <table:table-cell table:style-name="ce7" table:formula="of:=[.D880]" office:value-type="string" office:string-value="X6312">
            <text:p>X6312</text:p>
          </table:table-cell>
          <table:table-cell table:style-name="ce7" table:formula="of:=[.F880]" office:value-type="string" office:string-value="Y1297.5">
            <text:p>Y1297.5</text:p>
          </table:table-cell>
          <table:table-cell/>
          <table:table-cell table:formula="of:=[.B880]" office:value-type="string" office:string-value="N887">
            <text:p>N887</text:p>
          </table:table-cell>
          <table:table-cell table:formula="of:=[.H880]" office:value-type="string" office:string-value="X6318">
            <text:p>X6318</text:p>
          </table:table-cell>
          <table:table-cell table:formula="of:=[.F880]" office:value-type="string" office:string-value="Y1297.5">
            <text:p>Y1297.5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table:formula="of:=&quot;N&quot;&amp;[.A880]" office:value-type="string" office:string-value="N887">
            <text:p>N887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80]" office:value-type="string" office:string-value="X6312">
            <text:p>X6312</text:p>
          </table:table-cell>
          <table:table-cell table:formula="of:=[.E881]+[.$J$6]" office:value-type="float" office:value="1297.5">
            <text:p>1297.5</text:p>
          </table:table-cell>
          <table:table-cell table:formula="of:=&quot;Y&quot; &amp; [.E880]" office:value-type="string" office:string-value="Y1297.5">
            <text:p>Y1297.5</text:p>
          </table:table-cell>
          <table:table-cell table:formula="of:=[.C880] +6" office:value-type="float" office:value="6318">
            <text:p>6318</text:p>
          </table:table-cell>
          <table:table-cell table:formula="of:=&quot;X&quot;&amp; [.G880]" office:value-type="string" office:string-value="X6318">
            <text:p>X6318</text:p>
          </table:table-cell>
          <table:table-cell table:number-columns-repeated="6"/>
          <table:table-cell table:style-name="ce7" table:formula="of:=[.B881]" office:value-type="string" office:string-value="N888">
            <text:p>N888</text:p>
          </table:table-cell>
          <table:table-cell table:style-name="ce7" table:formula="of:=[.D881]" office:value-type="string" office:string-value="X6312">
            <text:p>X6312</text:p>
          </table:table-cell>
          <table:table-cell table:style-name="ce7" table:formula="of:=[.F881]" office:value-type="string" office:string-value="Y1291.75">
            <text:p>Y1291.75</text:p>
          </table:table-cell>
          <table:table-cell/>
          <table:table-cell table:formula="of:=[.B881]" office:value-type="string" office:string-value="N888">
            <text:p>N888</text:p>
          </table:table-cell>
          <table:table-cell table:formula="of:=[.H881]" office:value-type="string" office:string-value="X6318">
            <text:p>X6318</text:p>
          </table:table-cell>
          <table:table-cell table:formula="of:=[.F881]" office:value-type="string" office:string-value="Y1291.75">
            <text:p>Y1291.75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table:formula="of:=&quot;N&quot;&amp;[.A881]" office:value-type="string" office:string-value="N888">
            <text:p>N888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81]" office:value-type="string" office:string-value="X6312">
            <text:p>X6312</text:p>
          </table:table-cell>
          <table:table-cell table:formula="of:=[.E882]+[.$J$6]" office:value-type="float" office:value="1291.75">
            <text:p>1291.75</text:p>
          </table:table-cell>
          <table:table-cell table:formula="of:=&quot;Y&quot; &amp; [.E881]" office:value-type="string" office:string-value="Y1291.75">
            <text:p>Y1291.75</text:p>
          </table:table-cell>
          <table:table-cell table:formula="of:=[.C881] +6" office:value-type="float" office:value="6318">
            <text:p>6318</text:p>
          </table:table-cell>
          <table:table-cell table:formula="of:=&quot;X&quot;&amp; [.G881]" office:value-type="string" office:string-value="X6318">
            <text:p>X6318</text:p>
          </table:table-cell>
          <table:table-cell table:number-columns-repeated="6"/>
          <table:table-cell table:style-name="ce7" table:formula="of:=[.B882]" office:value-type="string" office:string-value="N889">
            <text:p>N889</text:p>
          </table:table-cell>
          <table:table-cell table:style-name="ce7" table:formula="of:=[.D882]" office:value-type="string" office:string-value="X6312">
            <text:p>X6312</text:p>
          </table:table-cell>
          <table:table-cell table:style-name="ce7" table:formula="of:=[.F882]" office:value-type="string" office:string-value="Y1286">
            <text:p>Y1286</text:p>
          </table:table-cell>
          <table:table-cell/>
          <table:table-cell table:formula="of:=[.B882]" office:value-type="string" office:string-value="N889">
            <text:p>N889</text:p>
          </table:table-cell>
          <table:table-cell table:formula="of:=[.H882]" office:value-type="string" office:string-value="X6318">
            <text:p>X6318</text:p>
          </table:table-cell>
          <table:table-cell table:formula="of:=[.F882]" office:value-type="string" office:string-value="Y1286">
            <text:p>Y1286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table:formula="of:=&quot;N&quot;&amp;[.A882]" office:value-type="string" office:string-value="N889">
            <text:p>N889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82]" office:value-type="string" office:string-value="X6312">
            <text:p>X6312</text:p>
          </table:table-cell>
          <table:table-cell table:formula="of:=[.E883]+[.$J$6]" office:value-type="float" office:value="1286">
            <text:p>1286</text:p>
          </table:table-cell>
          <table:table-cell table:formula="of:=&quot;Y&quot; &amp; [.E882]" office:value-type="string" office:string-value="Y1286">
            <text:p>Y1286</text:p>
          </table:table-cell>
          <table:table-cell table:formula="of:=[.C882] +6" office:value-type="float" office:value="6318">
            <text:p>6318</text:p>
          </table:table-cell>
          <table:table-cell table:formula="of:=&quot;X&quot;&amp; [.G882]" office:value-type="string" office:string-value="X6318">
            <text:p>X6318</text:p>
          </table:table-cell>
          <table:table-cell table:number-columns-repeated="6"/>
          <table:table-cell table:style-name="ce7" table:formula="of:=[.B883]" office:value-type="string" office:string-value="N890">
            <text:p>N890</text:p>
          </table:table-cell>
          <table:table-cell table:style-name="ce7" table:formula="of:=[.D883]" office:value-type="string" office:string-value="X6312">
            <text:p>X6312</text:p>
          </table:table-cell>
          <table:table-cell table:style-name="ce7" table:formula="of:=[.F883]" office:value-type="string" office:string-value="Y1280.25">
            <text:p>Y1280.25</text:p>
          </table:table-cell>
          <table:table-cell/>
          <table:table-cell table:formula="of:=[.B883]" office:value-type="string" office:string-value="N890">
            <text:p>N890</text:p>
          </table:table-cell>
          <table:table-cell table:formula="of:=[.H883]" office:value-type="string" office:string-value="X6318">
            <text:p>X6318</text:p>
          </table:table-cell>
          <table:table-cell table:formula="of:=[.F883]" office:value-type="string" office:string-value="Y1280.25">
            <text:p>Y1280.25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table:formula="of:=&quot;N&quot;&amp;[.A883]" office:value-type="string" office:string-value="N890">
            <text:p>N890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83]" office:value-type="string" office:string-value="X6312">
            <text:p>X6312</text:p>
          </table:table-cell>
          <table:table-cell table:formula="of:=[.E884]+[.$J$6]" office:value-type="float" office:value="1280.25">
            <text:p>1280.25</text:p>
          </table:table-cell>
          <table:table-cell table:formula="of:=&quot;Y&quot; &amp; [.E883]" office:value-type="string" office:string-value="Y1280.25">
            <text:p>Y1280.25</text:p>
          </table:table-cell>
          <table:table-cell table:formula="of:=[.C883] +6" office:value-type="float" office:value="6318">
            <text:p>6318</text:p>
          </table:table-cell>
          <table:table-cell table:formula="of:=&quot;X&quot;&amp; [.G883]" office:value-type="string" office:string-value="X6318">
            <text:p>X6318</text:p>
          </table:table-cell>
          <table:table-cell table:number-columns-repeated="6"/>
          <table:table-cell table:style-name="ce7" table:formula="of:=[.B884]" office:value-type="string" office:string-value="N891">
            <text:p>N891</text:p>
          </table:table-cell>
          <table:table-cell table:style-name="ce7" table:formula="of:=[.D884]" office:value-type="string" office:string-value="X6312">
            <text:p>X6312</text:p>
          </table:table-cell>
          <table:table-cell table:style-name="ce7" table:formula="of:=[.F884]" office:value-type="string" office:string-value="Y1274.5">
            <text:p>Y1274.5</text:p>
          </table:table-cell>
          <table:table-cell/>
          <table:table-cell table:formula="of:=[.B884]" office:value-type="string" office:string-value="N891">
            <text:p>N891</text:p>
          </table:table-cell>
          <table:table-cell table:formula="of:=[.H884]" office:value-type="string" office:string-value="X6318">
            <text:p>X6318</text:p>
          </table:table-cell>
          <table:table-cell table:formula="of:=[.F884]" office:value-type="string" office:string-value="Y1274.5">
            <text:p>Y1274.5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table:formula="of:=&quot;N&quot;&amp;[.A884]" office:value-type="string" office:string-value="N891">
            <text:p>N891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84]" office:value-type="string" office:string-value="X6312">
            <text:p>X6312</text:p>
          </table:table-cell>
          <table:table-cell table:formula="of:=[.E885]+[.$J$6]" office:value-type="float" office:value="1274.5">
            <text:p>1274.5</text:p>
          </table:table-cell>
          <table:table-cell table:formula="of:=&quot;Y&quot; &amp; [.E884]" office:value-type="string" office:string-value="Y1274.5">
            <text:p>Y1274.5</text:p>
          </table:table-cell>
          <table:table-cell table:formula="of:=[.C884] +6" office:value-type="float" office:value="6318">
            <text:p>6318</text:p>
          </table:table-cell>
          <table:table-cell table:formula="of:=&quot;X&quot;&amp; [.G884]" office:value-type="string" office:string-value="X6318">
            <text:p>X6318</text:p>
          </table:table-cell>
          <table:table-cell table:number-columns-repeated="6"/>
          <table:table-cell table:style-name="ce7" table:formula="of:=[.B885]" office:value-type="string" office:string-value="N892">
            <text:p>N892</text:p>
          </table:table-cell>
          <table:table-cell table:style-name="ce7" table:formula="of:=[.D885]" office:value-type="string" office:string-value="X6312">
            <text:p>X6312</text:p>
          </table:table-cell>
          <table:table-cell table:style-name="ce7" table:formula="of:=[.F885]" office:value-type="string" office:string-value="Y1268.75">
            <text:p>Y1268.75</text:p>
          </table:table-cell>
          <table:table-cell/>
          <table:table-cell table:formula="of:=[.B885]" office:value-type="string" office:string-value="N892">
            <text:p>N892</text:p>
          </table:table-cell>
          <table:table-cell table:formula="of:=[.H885]" office:value-type="string" office:string-value="X6318">
            <text:p>X6318</text:p>
          </table:table-cell>
          <table:table-cell table:formula="of:=[.F885]" office:value-type="string" office:string-value="Y1268.75">
            <text:p>Y1268.75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table:formula="of:=&quot;N&quot;&amp;[.A885]" office:value-type="string" office:string-value="N892">
            <text:p>N892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85]" office:value-type="string" office:string-value="X6312">
            <text:p>X6312</text:p>
          </table:table-cell>
          <table:table-cell table:formula="of:=[.E886]+[.$J$6]" office:value-type="float" office:value="1268.75">
            <text:p>1268.75</text:p>
          </table:table-cell>
          <table:table-cell table:formula="of:=&quot;Y&quot; &amp; [.E885]" office:value-type="string" office:string-value="Y1268.75">
            <text:p>Y1268.75</text:p>
          </table:table-cell>
          <table:table-cell table:formula="of:=[.C885] +6" office:value-type="float" office:value="6318">
            <text:p>6318</text:p>
          </table:table-cell>
          <table:table-cell table:formula="of:=&quot;X&quot;&amp; [.G885]" office:value-type="string" office:string-value="X6318">
            <text:p>X6318</text:p>
          </table:table-cell>
          <table:table-cell table:number-columns-repeated="6"/>
          <table:table-cell table:style-name="ce7" table:formula="of:=[.B886]" office:value-type="string" office:string-value="N893">
            <text:p>N893</text:p>
          </table:table-cell>
          <table:table-cell table:style-name="ce7" table:formula="of:=[.D886]" office:value-type="string" office:string-value="X6312">
            <text:p>X6312</text:p>
          </table:table-cell>
          <table:table-cell table:style-name="ce7" table:formula="of:=[.F886]" office:value-type="string" office:string-value="Y1263">
            <text:p>Y1263</text:p>
          </table:table-cell>
          <table:table-cell/>
          <table:table-cell table:formula="of:=[.B886]" office:value-type="string" office:string-value="N893">
            <text:p>N893</text:p>
          </table:table-cell>
          <table:table-cell table:formula="of:=[.H886]" office:value-type="string" office:string-value="X6318">
            <text:p>X6318</text:p>
          </table:table-cell>
          <table:table-cell table:formula="of:=[.F886]" office:value-type="string" office:string-value="Y1263">
            <text:p>Y1263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table:formula="of:=&quot;N&quot;&amp;[.A886]" office:value-type="string" office:string-value="N893">
            <text:p>N893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86]" office:value-type="string" office:string-value="X6312">
            <text:p>X6312</text:p>
          </table:table-cell>
          <table:table-cell table:formula="of:=[.E887]+[.$J$6]" office:value-type="float" office:value="1263">
            <text:p>1263</text:p>
          </table:table-cell>
          <table:table-cell table:formula="of:=&quot;Y&quot; &amp; [.E886]" office:value-type="string" office:string-value="Y1263">
            <text:p>Y1263</text:p>
          </table:table-cell>
          <table:table-cell table:formula="of:=[.C886] +6" office:value-type="float" office:value="6318">
            <text:p>6318</text:p>
          </table:table-cell>
          <table:table-cell table:formula="of:=&quot;X&quot;&amp; [.G886]" office:value-type="string" office:string-value="X6318">
            <text:p>X6318</text:p>
          </table:table-cell>
          <table:table-cell table:number-columns-repeated="6"/>
          <table:table-cell table:style-name="ce7" table:formula="of:=[.B887]" office:value-type="string" office:string-value="N894">
            <text:p>N894</text:p>
          </table:table-cell>
          <table:table-cell table:style-name="ce7" table:formula="of:=[.D887]" office:value-type="string" office:string-value="X6312">
            <text:p>X6312</text:p>
          </table:table-cell>
          <table:table-cell table:style-name="ce7" table:formula="of:=[.F887]" office:value-type="string" office:string-value="Y1257.25">
            <text:p>Y1257.25</text:p>
          </table:table-cell>
          <table:table-cell/>
          <table:table-cell table:formula="of:=[.B887]" office:value-type="string" office:string-value="N894">
            <text:p>N894</text:p>
          </table:table-cell>
          <table:table-cell table:formula="of:=[.H887]" office:value-type="string" office:string-value="X6318">
            <text:p>X6318</text:p>
          </table:table-cell>
          <table:table-cell table:formula="of:=[.F887]" office:value-type="string" office:string-value="Y1257.25">
            <text:p>Y1257.25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table:formula="of:=&quot;N&quot;&amp;[.A887]" office:value-type="string" office:string-value="N894">
            <text:p>N894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87]" office:value-type="string" office:string-value="X6312">
            <text:p>X6312</text:p>
          </table:table-cell>
          <table:table-cell table:formula="of:=[.E888]+[.$J$6]" office:value-type="float" office:value="1257.25">
            <text:p>1257.25</text:p>
          </table:table-cell>
          <table:table-cell table:formula="of:=&quot;Y&quot; &amp; [.E887]" office:value-type="string" office:string-value="Y1257.25">
            <text:p>Y1257.25</text:p>
          </table:table-cell>
          <table:table-cell table:formula="of:=[.C887] +6" office:value-type="float" office:value="6318">
            <text:p>6318</text:p>
          </table:table-cell>
          <table:table-cell table:formula="of:=&quot;X&quot;&amp; [.G887]" office:value-type="string" office:string-value="X6318">
            <text:p>X6318</text:p>
          </table:table-cell>
          <table:table-cell table:number-columns-repeated="6"/>
          <table:table-cell table:style-name="ce7" table:formula="of:=[.B888]" office:value-type="string" office:string-value="N895">
            <text:p>N895</text:p>
          </table:table-cell>
          <table:table-cell table:style-name="ce7" table:formula="of:=[.D888]" office:value-type="string" office:string-value="X6312">
            <text:p>X6312</text:p>
          </table:table-cell>
          <table:table-cell table:style-name="ce7" table:formula="of:=[.F888]" office:value-type="string" office:string-value="Y1251.5">
            <text:p>Y1251.5</text:p>
          </table:table-cell>
          <table:table-cell/>
          <table:table-cell table:formula="of:=[.B888]" office:value-type="string" office:string-value="N895">
            <text:p>N895</text:p>
          </table:table-cell>
          <table:table-cell table:formula="of:=[.H888]" office:value-type="string" office:string-value="X6318">
            <text:p>X6318</text:p>
          </table:table-cell>
          <table:table-cell table:formula="of:=[.F888]" office:value-type="string" office:string-value="Y1251.5">
            <text:p>Y1251.5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table:formula="of:=&quot;N&quot;&amp;[.A888]" office:value-type="string" office:string-value="N895">
            <text:p>N895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88]" office:value-type="string" office:string-value="X6312">
            <text:p>X6312</text:p>
          </table:table-cell>
          <table:table-cell table:formula="of:=[.E889]+[.$J$6]" office:value-type="float" office:value="1251.5">
            <text:p>1251.5</text:p>
          </table:table-cell>
          <table:table-cell table:formula="of:=&quot;Y&quot; &amp; [.E888]" office:value-type="string" office:string-value="Y1251.5">
            <text:p>Y1251.5</text:p>
          </table:table-cell>
          <table:table-cell table:formula="of:=[.C888] +6" office:value-type="float" office:value="6318">
            <text:p>6318</text:p>
          </table:table-cell>
          <table:table-cell table:formula="of:=&quot;X&quot;&amp; [.G888]" office:value-type="string" office:string-value="X6318">
            <text:p>X6318</text:p>
          </table:table-cell>
          <table:table-cell table:number-columns-repeated="6"/>
          <table:table-cell table:style-name="ce7" table:formula="of:=[.B889]" office:value-type="string" office:string-value="N896">
            <text:p>N896</text:p>
          </table:table-cell>
          <table:table-cell table:style-name="ce7" table:formula="of:=[.D889]" office:value-type="string" office:string-value="X6312">
            <text:p>X6312</text:p>
          </table:table-cell>
          <table:table-cell table:style-name="ce7" table:formula="of:=[.F889]" office:value-type="string" office:string-value="Y1245.75">
            <text:p>Y1245.75</text:p>
          </table:table-cell>
          <table:table-cell/>
          <table:table-cell table:formula="of:=[.B889]" office:value-type="string" office:string-value="N896">
            <text:p>N896</text:p>
          </table:table-cell>
          <table:table-cell table:formula="of:=[.H889]" office:value-type="string" office:string-value="X6318">
            <text:p>X6318</text:p>
          </table:table-cell>
          <table:table-cell table:formula="of:=[.F889]" office:value-type="string" office:string-value="Y1245.75">
            <text:p>Y1245.75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table:formula="of:=&quot;N&quot;&amp;[.A889]" office:value-type="string" office:string-value="N896">
            <text:p>N896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89]" office:value-type="string" office:string-value="X6312">
            <text:p>X6312</text:p>
          </table:table-cell>
          <table:table-cell table:formula="of:=[.E890]+[.$J$6]" office:value-type="float" office:value="1245.75">
            <text:p>1245.75</text:p>
          </table:table-cell>
          <table:table-cell table:formula="of:=&quot;Y&quot; &amp; [.E889]" office:value-type="string" office:string-value="Y1245.75">
            <text:p>Y1245.75</text:p>
          </table:table-cell>
          <table:table-cell table:formula="of:=[.C889] +6" office:value-type="float" office:value="6318">
            <text:p>6318</text:p>
          </table:table-cell>
          <table:table-cell table:formula="of:=&quot;X&quot;&amp; [.G889]" office:value-type="string" office:string-value="X6318">
            <text:p>X6318</text:p>
          </table:table-cell>
          <table:table-cell table:number-columns-repeated="6"/>
          <table:table-cell table:style-name="ce7" table:formula="of:=[.B890]" office:value-type="string" office:string-value="N897">
            <text:p>N897</text:p>
          </table:table-cell>
          <table:table-cell table:style-name="ce7" table:formula="of:=[.D890]" office:value-type="string" office:string-value="X6312">
            <text:p>X6312</text:p>
          </table:table-cell>
          <table:table-cell table:style-name="ce7" table:formula="of:=[.F890]" office:value-type="string" office:string-value="Y1240">
            <text:p>Y1240</text:p>
          </table:table-cell>
          <table:table-cell/>
          <table:table-cell table:formula="of:=[.B890]" office:value-type="string" office:string-value="N897">
            <text:p>N897</text:p>
          </table:table-cell>
          <table:table-cell table:formula="of:=[.H890]" office:value-type="string" office:string-value="X6318">
            <text:p>X6318</text:p>
          </table:table-cell>
          <table:table-cell table:formula="of:=[.F890]" office:value-type="string" office:string-value="Y1240">
            <text:p>Y1240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table:formula="of:=&quot;N&quot;&amp;[.A890]" office:value-type="string" office:string-value="N897">
            <text:p>N897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90]" office:value-type="string" office:string-value="X6312">
            <text:p>X6312</text:p>
          </table:table-cell>
          <table:table-cell table:formula="of:=[.E891]+[.$J$6]" office:value-type="float" office:value="1240">
            <text:p>1240</text:p>
          </table:table-cell>
          <table:table-cell table:formula="of:=&quot;Y&quot; &amp; [.E890]" office:value-type="string" office:string-value="Y1240">
            <text:p>Y1240</text:p>
          </table:table-cell>
          <table:table-cell table:formula="of:=[.C890] +6" office:value-type="float" office:value="6318">
            <text:p>6318</text:p>
          </table:table-cell>
          <table:table-cell table:formula="of:=&quot;X&quot;&amp; [.G890]" office:value-type="string" office:string-value="X6318">
            <text:p>X6318</text:p>
          </table:table-cell>
          <table:table-cell table:number-columns-repeated="6"/>
          <table:table-cell table:style-name="ce7" table:formula="of:=[.B891]" office:value-type="string" office:string-value="N898">
            <text:p>N898</text:p>
          </table:table-cell>
          <table:table-cell table:style-name="ce7" table:formula="of:=[.D891]" office:value-type="string" office:string-value="X6312">
            <text:p>X6312</text:p>
          </table:table-cell>
          <table:table-cell table:style-name="ce7" table:formula="of:=[.F891]" office:value-type="string" office:string-value="Y1234.25">
            <text:p>Y1234.25</text:p>
          </table:table-cell>
          <table:table-cell/>
          <table:table-cell table:formula="of:=[.B891]" office:value-type="string" office:string-value="N898">
            <text:p>N898</text:p>
          </table:table-cell>
          <table:table-cell table:formula="of:=[.H891]" office:value-type="string" office:string-value="X6318">
            <text:p>X6318</text:p>
          </table:table-cell>
          <table:table-cell table:formula="of:=[.F891]" office:value-type="string" office:string-value="Y1234.25">
            <text:p>Y1234.25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table:formula="of:=&quot;N&quot;&amp;[.A891]" office:value-type="string" office:string-value="N898">
            <text:p>N898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91]" office:value-type="string" office:string-value="X6312">
            <text:p>X6312</text:p>
          </table:table-cell>
          <table:table-cell table:formula="of:=[.E892]+[.$J$6]" office:value-type="float" office:value="1234.25">
            <text:p>1234.25</text:p>
          </table:table-cell>
          <table:table-cell table:formula="of:=&quot;Y&quot; &amp; [.E891]" office:value-type="string" office:string-value="Y1234.25">
            <text:p>Y1234.25</text:p>
          </table:table-cell>
          <table:table-cell table:formula="of:=[.C891] +6" office:value-type="float" office:value="6318">
            <text:p>6318</text:p>
          </table:table-cell>
          <table:table-cell table:formula="of:=&quot;X&quot;&amp; [.G891]" office:value-type="string" office:string-value="X6318">
            <text:p>X6318</text:p>
          </table:table-cell>
          <table:table-cell table:number-columns-repeated="6"/>
          <table:table-cell table:style-name="ce7" table:formula="of:=[.B892]" office:value-type="string" office:string-value="N899">
            <text:p>N899</text:p>
          </table:table-cell>
          <table:table-cell table:style-name="ce7" table:formula="of:=[.D892]" office:value-type="string" office:string-value="X6312">
            <text:p>X6312</text:p>
          </table:table-cell>
          <table:table-cell table:style-name="ce7" table:formula="of:=[.F892]" office:value-type="string" office:string-value="Y1228.5">
            <text:p>Y1228.5</text:p>
          </table:table-cell>
          <table:table-cell/>
          <table:table-cell table:formula="of:=[.B892]" office:value-type="string" office:string-value="N899">
            <text:p>N899</text:p>
          </table:table-cell>
          <table:table-cell table:formula="of:=[.H892]" office:value-type="string" office:string-value="X6318">
            <text:p>X6318</text:p>
          </table:table-cell>
          <table:table-cell table:formula="of:=[.F892]" office:value-type="string" office:string-value="Y1228.5">
            <text:p>Y1228.5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table:formula="of:=&quot;N&quot;&amp;[.A892]" office:value-type="string" office:string-value="N899">
            <text:p>N899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92]" office:value-type="string" office:string-value="X6312">
            <text:p>X6312</text:p>
          </table:table-cell>
          <table:table-cell table:formula="of:=[.E893]+[.$J$6]" office:value-type="float" office:value="1228.5">
            <text:p>1228.5</text:p>
          </table:table-cell>
          <table:table-cell table:formula="of:=&quot;Y&quot; &amp; [.E892]" office:value-type="string" office:string-value="Y1228.5">
            <text:p>Y1228.5</text:p>
          </table:table-cell>
          <table:table-cell table:formula="of:=[.C892] +6" office:value-type="float" office:value="6318">
            <text:p>6318</text:p>
          </table:table-cell>
          <table:table-cell table:formula="of:=&quot;X&quot;&amp; [.G892]" office:value-type="string" office:string-value="X6318">
            <text:p>X6318</text:p>
          </table:table-cell>
          <table:table-cell table:number-columns-repeated="6"/>
          <table:table-cell table:style-name="ce7" table:formula="of:=[.B893]" office:value-type="string" office:string-value="N900">
            <text:p>N900</text:p>
          </table:table-cell>
          <table:table-cell table:style-name="ce7" table:formula="of:=[.D893]" office:value-type="string" office:string-value="X6312">
            <text:p>X6312</text:p>
          </table:table-cell>
          <table:table-cell table:style-name="ce7" table:formula="of:=[.F893]" office:value-type="string" office:string-value="Y1222.75">
            <text:p>Y1222.75</text:p>
          </table:table-cell>
          <table:table-cell/>
          <table:table-cell table:formula="of:=[.B893]" office:value-type="string" office:string-value="N900">
            <text:p>N900</text:p>
          </table:table-cell>
          <table:table-cell table:formula="of:=[.H893]" office:value-type="string" office:string-value="X6318">
            <text:p>X6318</text:p>
          </table:table-cell>
          <table:table-cell table:formula="of:=[.F893]" office:value-type="string" office:string-value="Y1222.75">
            <text:p>Y1222.75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table:formula="of:=&quot;N&quot;&amp;[.A893]" office:value-type="string" office:string-value="N900">
            <text:p>N900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93]" office:value-type="string" office:string-value="X6312">
            <text:p>X6312</text:p>
          </table:table-cell>
          <table:table-cell table:formula="of:=[.E894]+[.$J$6]" office:value-type="float" office:value="1222.75">
            <text:p>1222.75</text:p>
          </table:table-cell>
          <table:table-cell table:formula="of:=&quot;Y&quot; &amp; [.E893]" office:value-type="string" office:string-value="Y1222.75">
            <text:p>Y1222.75</text:p>
          </table:table-cell>
          <table:table-cell table:formula="of:=[.C893] +6" office:value-type="float" office:value="6318">
            <text:p>6318</text:p>
          </table:table-cell>
          <table:table-cell table:formula="of:=&quot;X&quot;&amp; [.G893]" office:value-type="string" office:string-value="X6318">
            <text:p>X6318</text:p>
          </table:table-cell>
          <table:table-cell table:number-columns-repeated="6"/>
          <table:table-cell table:style-name="ce7" table:formula="of:=[.B894]" office:value-type="string" office:string-value="N901">
            <text:p>N901</text:p>
          </table:table-cell>
          <table:table-cell table:style-name="ce7" table:formula="of:=[.D894]" office:value-type="string" office:string-value="X6312">
            <text:p>X6312</text:p>
          </table:table-cell>
          <table:table-cell table:style-name="ce7" table:formula="of:=[.F894]" office:value-type="string" office:string-value="Y1217">
            <text:p>Y1217</text:p>
          </table:table-cell>
          <table:table-cell/>
          <table:table-cell table:formula="of:=[.B894]" office:value-type="string" office:string-value="N901">
            <text:p>N901</text:p>
          </table:table-cell>
          <table:table-cell table:formula="of:=[.H894]" office:value-type="string" office:string-value="X6318">
            <text:p>X6318</text:p>
          </table:table-cell>
          <table:table-cell table:formula="of:=[.F894]" office:value-type="string" office:string-value="Y1217">
            <text:p>Y1217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table:formula="of:=&quot;N&quot;&amp;[.A894]" office:value-type="string" office:string-value="N901">
            <text:p>N901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94]" office:value-type="string" office:string-value="X6312">
            <text:p>X6312</text:p>
          </table:table-cell>
          <table:table-cell table:formula="of:=[.E895]+[.$J$6]" office:value-type="float" office:value="1217">
            <text:p>1217</text:p>
          </table:table-cell>
          <table:table-cell table:formula="of:=&quot;Y&quot; &amp; [.E894]" office:value-type="string" office:string-value="Y1217">
            <text:p>Y1217</text:p>
          </table:table-cell>
          <table:table-cell table:formula="of:=[.C894] +6" office:value-type="float" office:value="6318">
            <text:p>6318</text:p>
          </table:table-cell>
          <table:table-cell table:formula="of:=&quot;X&quot;&amp; [.G894]" office:value-type="string" office:string-value="X6318">
            <text:p>X6318</text:p>
          </table:table-cell>
          <table:table-cell table:number-columns-repeated="6"/>
          <table:table-cell table:style-name="ce7" table:formula="of:=[.B895]" office:value-type="string" office:string-value="N902">
            <text:p>N902</text:p>
          </table:table-cell>
          <table:table-cell table:style-name="ce7" table:formula="of:=[.D895]" office:value-type="string" office:string-value="X6312">
            <text:p>X6312</text:p>
          </table:table-cell>
          <table:table-cell table:style-name="ce7" table:formula="of:=[.F895]" office:value-type="string" office:string-value="Y1211.25">
            <text:p>Y1211.25</text:p>
          </table:table-cell>
          <table:table-cell/>
          <table:table-cell table:formula="of:=[.B895]" office:value-type="string" office:string-value="N902">
            <text:p>N902</text:p>
          </table:table-cell>
          <table:table-cell table:formula="of:=[.H895]" office:value-type="string" office:string-value="X6318">
            <text:p>X6318</text:p>
          </table:table-cell>
          <table:table-cell table:formula="of:=[.F895]" office:value-type="string" office:string-value="Y1211.25">
            <text:p>Y1211.25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table:formula="of:=&quot;N&quot;&amp;[.A895]" office:value-type="string" office:string-value="N902">
            <text:p>N902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95]" office:value-type="string" office:string-value="X6312">
            <text:p>X6312</text:p>
          </table:table-cell>
          <table:table-cell table:formula="of:=[.E896]+[.$J$6]" office:value-type="float" office:value="1211.25">
            <text:p>1211.25</text:p>
          </table:table-cell>
          <table:table-cell table:formula="of:=&quot;Y&quot; &amp; [.E895]" office:value-type="string" office:string-value="Y1211.25">
            <text:p>Y1211.25</text:p>
          </table:table-cell>
          <table:table-cell table:formula="of:=[.C895] +6" office:value-type="float" office:value="6318">
            <text:p>6318</text:p>
          </table:table-cell>
          <table:table-cell table:formula="of:=&quot;X&quot;&amp; [.G895]" office:value-type="string" office:string-value="X6318">
            <text:p>X6318</text:p>
          </table:table-cell>
          <table:table-cell table:number-columns-repeated="6"/>
          <table:table-cell table:style-name="ce7" table:formula="of:=[.B896]" office:value-type="string" office:string-value="N903">
            <text:p>N903</text:p>
          </table:table-cell>
          <table:table-cell table:style-name="ce7" table:formula="of:=[.D896]" office:value-type="string" office:string-value="X6312">
            <text:p>X6312</text:p>
          </table:table-cell>
          <table:table-cell table:style-name="ce7" table:formula="of:=[.F896]" office:value-type="string" office:string-value="Y1205.5">
            <text:p>Y1205.5</text:p>
          </table:table-cell>
          <table:table-cell/>
          <table:table-cell table:formula="of:=[.B896]" office:value-type="string" office:string-value="N903">
            <text:p>N903</text:p>
          </table:table-cell>
          <table:table-cell table:formula="of:=[.H896]" office:value-type="string" office:string-value="X6318">
            <text:p>X6318</text:p>
          </table:table-cell>
          <table:table-cell table:formula="of:=[.F896]" office:value-type="string" office:string-value="Y1205.5">
            <text:p>Y1205.5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table:formula="of:=&quot;N&quot;&amp;[.A896]" office:value-type="string" office:string-value="N903">
            <text:p>N903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96]" office:value-type="string" office:string-value="X6312">
            <text:p>X6312</text:p>
          </table:table-cell>
          <table:table-cell table:formula="of:=[.E897]+[.$J$6]" office:value-type="float" office:value="1205.5">
            <text:p>1205.5</text:p>
          </table:table-cell>
          <table:table-cell table:formula="of:=&quot;Y&quot; &amp; [.E896]" office:value-type="string" office:string-value="Y1205.5">
            <text:p>Y1205.5</text:p>
          </table:table-cell>
          <table:table-cell table:formula="of:=[.C896] +6" office:value-type="float" office:value="6318">
            <text:p>6318</text:p>
          </table:table-cell>
          <table:table-cell table:formula="of:=&quot;X&quot;&amp; [.G896]" office:value-type="string" office:string-value="X6318">
            <text:p>X6318</text:p>
          </table:table-cell>
          <table:table-cell table:number-columns-repeated="6"/>
          <table:table-cell table:style-name="ce7" table:formula="of:=[.B897]" office:value-type="string" office:string-value="N904">
            <text:p>N904</text:p>
          </table:table-cell>
          <table:table-cell table:style-name="ce7" table:formula="of:=[.D897]" office:value-type="string" office:string-value="X6312">
            <text:p>X6312</text:p>
          </table:table-cell>
          <table:table-cell table:style-name="ce7" table:formula="of:=[.F897]" office:value-type="string" office:string-value="Y1199.75">
            <text:p>Y1199.75</text:p>
          </table:table-cell>
          <table:table-cell/>
          <table:table-cell table:formula="of:=[.B897]" office:value-type="string" office:string-value="N904">
            <text:p>N904</text:p>
          </table:table-cell>
          <table:table-cell table:formula="of:=[.H897]" office:value-type="string" office:string-value="X6318">
            <text:p>X6318</text:p>
          </table:table-cell>
          <table:table-cell table:formula="of:=[.F897]" office:value-type="string" office:string-value="Y1199.75">
            <text:p>Y1199.75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table:formula="of:=&quot;N&quot;&amp;[.A897]" office:value-type="string" office:string-value="N904">
            <text:p>N904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97]" office:value-type="string" office:string-value="X6312">
            <text:p>X6312</text:p>
          </table:table-cell>
          <table:table-cell table:formula="of:=[.E898]+[.$J$6]" office:value-type="float" office:value="1199.75">
            <text:p>1199.75</text:p>
          </table:table-cell>
          <table:table-cell table:formula="of:=&quot;Y&quot; &amp; [.E897]" office:value-type="string" office:string-value="Y1199.75">
            <text:p>Y1199.75</text:p>
          </table:table-cell>
          <table:table-cell table:formula="of:=[.C897] +6" office:value-type="float" office:value="6318">
            <text:p>6318</text:p>
          </table:table-cell>
          <table:table-cell table:formula="of:=&quot;X&quot;&amp; [.G897]" office:value-type="string" office:string-value="X6318">
            <text:p>X6318</text:p>
          </table:table-cell>
          <table:table-cell table:number-columns-repeated="6"/>
          <table:table-cell table:style-name="ce7" table:formula="of:=[.B898]" office:value-type="string" office:string-value="N905">
            <text:p>N905</text:p>
          </table:table-cell>
          <table:table-cell table:style-name="ce7" table:formula="of:=[.D898]" office:value-type="string" office:string-value="X6312">
            <text:p>X6312</text:p>
          </table:table-cell>
          <table:table-cell table:style-name="ce7" table:formula="of:=[.F898]" office:value-type="string" office:string-value="Y1194">
            <text:p>Y1194</text:p>
          </table:table-cell>
          <table:table-cell/>
          <table:table-cell table:formula="of:=[.B898]" office:value-type="string" office:string-value="N905">
            <text:p>N905</text:p>
          </table:table-cell>
          <table:table-cell table:formula="of:=[.H898]" office:value-type="string" office:string-value="X6318">
            <text:p>X6318</text:p>
          </table:table-cell>
          <table:table-cell table:formula="of:=[.F898]" office:value-type="string" office:string-value="Y1194">
            <text:p>Y1194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table:formula="of:=&quot;N&quot;&amp;[.A898]" office:value-type="string" office:string-value="N905">
            <text:p>N905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98]" office:value-type="string" office:string-value="X6312">
            <text:p>X6312</text:p>
          </table:table-cell>
          <table:table-cell table:formula="of:=[.E899]+[.$J$6]" office:value-type="float" office:value="1194">
            <text:p>1194</text:p>
          </table:table-cell>
          <table:table-cell table:formula="of:=&quot;Y&quot; &amp; [.E898]" office:value-type="string" office:string-value="Y1194">
            <text:p>Y1194</text:p>
          </table:table-cell>
          <table:table-cell table:formula="of:=[.C898] +6" office:value-type="float" office:value="6318">
            <text:p>6318</text:p>
          </table:table-cell>
          <table:table-cell table:formula="of:=&quot;X&quot;&amp; [.G898]" office:value-type="string" office:string-value="X6318">
            <text:p>X6318</text:p>
          </table:table-cell>
          <table:table-cell table:number-columns-repeated="6"/>
          <table:table-cell table:style-name="ce7" table:formula="of:=[.B899]" office:value-type="string" office:string-value="N906">
            <text:p>N906</text:p>
          </table:table-cell>
          <table:table-cell table:style-name="ce7" table:formula="of:=[.D899]" office:value-type="string" office:string-value="X6312">
            <text:p>X6312</text:p>
          </table:table-cell>
          <table:table-cell table:style-name="ce7" table:formula="of:=[.F899]" office:value-type="string" office:string-value="Y1188.25">
            <text:p>Y1188.25</text:p>
          </table:table-cell>
          <table:table-cell/>
          <table:table-cell table:formula="of:=[.B899]" office:value-type="string" office:string-value="N906">
            <text:p>N906</text:p>
          </table:table-cell>
          <table:table-cell table:formula="of:=[.H899]" office:value-type="string" office:string-value="X6318">
            <text:p>X6318</text:p>
          </table:table-cell>
          <table:table-cell table:formula="of:=[.F899]" office:value-type="string" office:string-value="Y1188.25">
            <text:p>Y1188.25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table:formula="of:=&quot;N&quot;&amp;[.A899]" office:value-type="string" office:string-value="N906">
            <text:p>N906</text:p>
          </table:table-cell>
          <table:table-cell table:formula="of:=[.$C$985]" office:value-type="float" office:value="6312">
            <text:p>6312</text:p>
          </table:table-cell>
          <table:table-cell table:formula="of:= &quot;X&quot;&amp; [.C899]" office:value-type="string" office:string-value="X6312">
            <text:p>X6312</text:p>
          </table:table-cell>
          <table:table-cell table:formula="of:=[.E900]+[.$J$6]" office:value-type="float" office:value="1188.25">
            <text:p>1188.25</text:p>
          </table:table-cell>
          <table:table-cell table:formula="of:=&quot;Y&quot; &amp; [.E899]" office:value-type="string" office:string-value="Y1188.25">
            <text:p>Y1188.25</text:p>
          </table:table-cell>
          <table:table-cell table:formula="of:=[.C899] +6" office:value-type="float" office:value="6318">
            <text:p>6318</text:p>
          </table:table-cell>
          <table:table-cell table:formula="of:=&quot;X&quot;&amp; [.G899]" office:value-type="string" office:string-value="X6318">
            <text:p>X6318</text:p>
          </table:table-cell>
          <table:table-cell table:number-columns-repeated="6"/>
          <table:table-cell table:style-name="ce7" table:formula="of:=[.B900]" office:value-type="string" office:string-value="N907">
            <text:p>N907</text:p>
          </table:table-cell>
          <table:table-cell table:style-name="ce7" table:formula="of:=[.D900]" office:value-type="string" office:string-value="X6312">
            <text:p>X6312</text:p>
          </table:table-cell>
          <table:table-cell table:style-name="ce7" table:formula="of:=[.F900]" office:value-type="string" office:string-value="Y1182.5">
            <text:p>Y1182.5</text:p>
          </table:table-cell>
          <table:table-cell/>
          <table:table-cell table:formula="of:=[.B900]" office:value-type="string" office:string-value="N907">
            <text:p>N907</text:p>
          </table:table-cell>
          <table:table-cell table:formula="of:=[.H900]" office:value-type="string" office:string-value="X6318">
            <text:p>X6318</text:p>
          </table:table-cell>
          <table:table-cell table:formula="of:=[.F900]" office:value-type="string" office:string-value="Y1182.5">
            <text:p>Y1182.5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table:formula="of:=&quot;N&quot;&amp;[.A900]" office:value-type="string" office:string-value="N907">
            <text:p>N907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00]" office:value-type="string" office:string-value="X6312">
            <text:p>X6312</text:p>
          </table:table-cell>
          <table:table-cell table:formula="of:=[.E901]+[.$J$6]" office:value-type="float" office:value="1182.5">
            <text:p>1182.5</text:p>
          </table:table-cell>
          <table:table-cell table:formula="of:=&quot;Y&quot; &amp; [.E900]" office:value-type="string" office:string-value="Y1182.5">
            <text:p>Y1182.5</text:p>
          </table:table-cell>
          <table:table-cell table:formula="of:=[.C900] +6" office:value-type="float" office:value="6318">
            <text:p>6318</text:p>
          </table:table-cell>
          <table:table-cell table:formula="of:=&quot;X&quot;&amp; [.G900]" office:value-type="string" office:string-value="X6318">
            <text:p>X6318</text:p>
          </table:table-cell>
          <table:table-cell table:number-columns-repeated="6"/>
          <table:table-cell table:style-name="ce7" table:formula="of:=[.B901]" office:value-type="string" office:string-value="N908">
            <text:p>N908</text:p>
          </table:table-cell>
          <table:table-cell table:style-name="ce7" table:formula="of:=[.D901]" office:value-type="string" office:string-value="X6312">
            <text:p>X6312</text:p>
          </table:table-cell>
          <table:table-cell table:style-name="ce7" table:formula="of:=[.F901]" office:value-type="string" office:string-value="Y1176.75">
            <text:p>Y1176.75</text:p>
          </table:table-cell>
          <table:table-cell/>
          <table:table-cell table:formula="of:=[.B901]" office:value-type="string" office:string-value="N908">
            <text:p>N908</text:p>
          </table:table-cell>
          <table:table-cell table:formula="of:=[.H901]" office:value-type="string" office:string-value="X6318">
            <text:p>X6318</text:p>
          </table:table-cell>
          <table:table-cell table:formula="of:=[.F901]" office:value-type="string" office:string-value="Y1176.75">
            <text:p>Y1176.75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table:formula="of:=&quot;N&quot;&amp;[.A901]" office:value-type="string" office:string-value="N908">
            <text:p>N908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01]" office:value-type="string" office:string-value="X6312">
            <text:p>X6312</text:p>
          </table:table-cell>
          <table:table-cell table:formula="of:=[.E902]+[.$J$6]" office:value-type="float" office:value="1176.75">
            <text:p>1176.75</text:p>
          </table:table-cell>
          <table:table-cell table:formula="of:=&quot;Y&quot; &amp; [.E901]" office:value-type="string" office:string-value="Y1176.75">
            <text:p>Y1176.75</text:p>
          </table:table-cell>
          <table:table-cell table:formula="of:=[.C901] +6" office:value-type="float" office:value="6318">
            <text:p>6318</text:p>
          </table:table-cell>
          <table:table-cell table:formula="of:=&quot;X&quot;&amp; [.G901]" office:value-type="string" office:string-value="X6318">
            <text:p>X6318</text:p>
          </table:table-cell>
          <table:table-cell table:number-columns-repeated="6"/>
          <table:table-cell table:style-name="ce7" table:formula="of:=[.B902]" office:value-type="string" office:string-value="N909">
            <text:p>N909</text:p>
          </table:table-cell>
          <table:table-cell table:style-name="ce7" table:formula="of:=[.D902]" office:value-type="string" office:string-value="X6312">
            <text:p>X6312</text:p>
          </table:table-cell>
          <table:table-cell table:style-name="ce7" table:formula="of:=[.F902]" office:value-type="string" office:string-value="Y1171">
            <text:p>Y1171</text:p>
          </table:table-cell>
          <table:table-cell/>
          <table:table-cell table:formula="of:=[.B902]" office:value-type="string" office:string-value="N909">
            <text:p>N909</text:p>
          </table:table-cell>
          <table:table-cell table:formula="of:=[.H902]" office:value-type="string" office:string-value="X6318">
            <text:p>X6318</text:p>
          </table:table-cell>
          <table:table-cell table:formula="of:=[.F902]" office:value-type="string" office:string-value="Y1171">
            <text:p>Y1171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table:formula="of:=&quot;N&quot;&amp;[.A902]" office:value-type="string" office:string-value="N909">
            <text:p>N909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02]" office:value-type="string" office:string-value="X6312">
            <text:p>X6312</text:p>
          </table:table-cell>
          <table:table-cell table:formula="of:=[.E903]+[.$J$6]" office:value-type="float" office:value="1171">
            <text:p>1171</text:p>
          </table:table-cell>
          <table:table-cell table:formula="of:=&quot;Y&quot; &amp; [.E902]" office:value-type="string" office:string-value="Y1171">
            <text:p>Y1171</text:p>
          </table:table-cell>
          <table:table-cell table:formula="of:=[.C902] +6" office:value-type="float" office:value="6318">
            <text:p>6318</text:p>
          </table:table-cell>
          <table:table-cell table:formula="of:=&quot;X&quot;&amp; [.G902]" office:value-type="string" office:string-value="X6318">
            <text:p>X6318</text:p>
          </table:table-cell>
          <table:table-cell table:number-columns-repeated="6"/>
          <table:table-cell table:style-name="ce7" table:formula="of:=[.B903]" office:value-type="string" office:string-value="N910">
            <text:p>N910</text:p>
          </table:table-cell>
          <table:table-cell table:style-name="ce7" table:formula="of:=[.D903]" office:value-type="string" office:string-value="X6312">
            <text:p>X6312</text:p>
          </table:table-cell>
          <table:table-cell table:style-name="ce7" table:formula="of:=[.F903]" office:value-type="string" office:string-value="Y1165.25">
            <text:p>Y1165.25</text:p>
          </table:table-cell>
          <table:table-cell/>
          <table:table-cell table:formula="of:=[.B903]" office:value-type="string" office:string-value="N910">
            <text:p>N910</text:p>
          </table:table-cell>
          <table:table-cell table:formula="of:=[.H903]" office:value-type="string" office:string-value="X6318">
            <text:p>X6318</text:p>
          </table:table-cell>
          <table:table-cell table:formula="of:=[.F903]" office:value-type="string" office:string-value="Y1165.25">
            <text:p>Y1165.25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table:formula="of:=&quot;N&quot;&amp;[.A903]" office:value-type="string" office:string-value="N910">
            <text:p>N910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03]" office:value-type="string" office:string-value="X6312">
            <text:p>X6312</text:p>
          </table:table-cell>
          <table:table-cell table:formula="of:=[.E904]+[.$J$6]" office:value-type="float" office:value="1165.25">
            <text:p>1165.25</text:p>
          </table:table-cell>
          <table:table-cell table:formula="of:=&quot;Y&quot; &amp; [.E903]" office:value-type="string" office:string-value="Y1165.25">
            <text:p>Y1165.25</text:p>
          </table:table-cell>
          <table:table-cell table:formula="of:=[.C903] +6" office:value-type="float" office:value="6318">
            <text:p>6318</text:p>
          </table:table-cell>
          <table:table-cell table:formula="of:=&quot;X&quot;&amp; [.G903]" office:value-type="string" office:string-value="X6318">
            <text:p>X6318</text:p>
          </table:table-cell>
          <table:table-cell table:number-columns-repeated="6"/>
          <table:table-cell table:style-name="ce7" table:formula="of:=[.B904]" office:value-type="string" office:string-value="N911">
            <text:p>N911</text:p>
          </table:table-cell>
          <table:table-cell table:style-name="ce7" table:formula="of:=[.D904]" office:value-type="string" office:string-value="X6312">
            <text:p>X6312</text:p>
          </table:table-cell>
          <table:table-cell table:style-name="ce7" table:formula="of:=[.F904]" office:value-type="string" office:string-value="Y1159.5">
            <text:p>Y1159.5</text:p>
          </table:table-cell>
          <table:table-cell/>
          <table:table-cell table:formula="of:=[.B904]" office:value-type="string" office:string-value="N911">
            <text:p>N911</text:p>
          </table:table-cell>
          <table:table-cell table:formula="of:=[.H904]" office:value-type="string" office:string-value="X6318">
            <text:p>X6318</text:p>
          </table:table-cell>
          <table:table-cell table:formula="of:=[.F904]" office:value-type="string" office:string-value="Y1159.5">
            <text:p>Y1159.5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table:formula="of:=&quot;N&quot;&amp;[.A904]" office:value-type="string" office:string-value="N911">
            <text:p>N911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04]" office:value-type="string" office:string-value="X6312">
            <text:p>X6312</text:p>
          </table:table-cell>
          <table:table-cell table:formula="of:=[.E905]+[.$J$6]" office:value-type="float" office:value="1159.5">
            <text:p>1159.5</text:p>
          </table:table-cell>
          <table:table-cell table:formula="of:=&quot;Y&quot; &amp; [.E904]" office:value-type="string" office:string-value="Y1159.5">
            <text:p>Y1159.5</text:p>
          </table:table-cell>
          <table:table-cell table:formula="of:=[.C904] +6" office:value-type="float" office:value="6318">
            <text:p>6318</text:p>
          </table:table-cell>
          <table:table-cell table:formula="of:=&quot;X&quot;&amp; [.G904]" office:value-type="string" office:string-value="X6318">
            <text:p>X6318</text:p>
          </table:table-cell>
          <table:table-cell table:number-columns-repeated="6"/>
          <table:table-cell table:style-name="ce7" table:formula="of:=[.B905]" office:value-type="string" office:string-value="N912">
            <text:p>N912</text:p>
          </table:table-cell>
          <table:table-cell table:style-name="ce7" table:formula="of:=[.D905]" office:value-type="string" office:string-value="X6312">
            <text:p>X6312</text:p>
          </table:table-cell>
          <table:table-cell table:style-name="ce7" table:formula="of:=[.F905]" office:value-type="string" office:string-value="Y1153.75">
            <text:p>Y1153.75</text:p>
          </table:table-cell>
          <table:table-cell/>
          <table:table-cell table:formula="of:=[.B905]" office:value-type="string" office:string-value="N912">
            <text:p>N912</text:p>
          </table:table-cell>
          <table:table-cell table:formula="of:=[.H905]" office:value-type="string" office:string-value="X6318">
            <text:p>X6318</text:p>
          </table:table-cell>
          <table:table-cell table:formula="of:=[.F905]" office:value-type="string" office:string-value="Y1153.75">
            <text:p>Y1153.75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table:formula="of:=&quot;N&quot;&amp;[.A905]" office:value-type="string" office:string-value="N912">
            <text:p>N912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05]" office:value-type="string" office:string-value="X6312">
            <text:p>X6312</text:p>
          </table:table-cell>
          <table:table-cell table:formula="of:=[.E906]+[.$J$6]" office:value-type="float" office:value="1153.75">
            <text:p>1153.75</text:p>
          </table:table-cell>
          <table:table-cell table:formula="of:=&quot;Y&quot; &amp; [.E905]" office:value-type="string" office:string-value="Y1153.75">
            <text:p>Y1153.75</text:p>
          </table:table-cell>
          <table:table-cell table:formula="of:=[.C905] +6" office:value-type="float" office:value="6318">
            <text:p>6318</text:p>
          </table:table-cell>
          <table:table-cell table:formula="of:=&quot;X&quot;&amp; [.G905]" office:value-type="string" office:string-value="X6318">
            <text:p>X6318</text:p>
          </table:table-cell>
          <table:table-cell table:number-columns-repeated="6"/>
          <table:table-cell table:style-name="ce7" table:formula="of:=[.B906]" office:value-type="string" office:string-value="N913">
            <text:p>N913</text:p>
          </table:table-cell>
          <table:table-cell table:style-name="ce7" table:formula="of:=[.D906]" office:value-type="string" office:string-value="X6312">
            <text:p>X6312</text:p>
          </table:table-cell>
          <table:table-cell table:style-name="ce7" table:formula="of:=[.F906]" office:value-type="string" office:string-value="Y1148">
            <text:p>Y1148</text:p>
          </table:table-cell>
          <table:table-cell/>
          <table:table-cell table:formula="of:=[.B906]" office:value-type="string" office:string-value="N913">
            <text:p>N913</text:p>
          </table:table-cell>
          <table:table-cell table:formula="of:=[.H906]" office:value-type="string" office:string-value="X6318">
            <text:p>X6318</text:p>
          </table:table-cell>
          <table:table-cell table:formula="of:=[.F906]" office:value-type="string" office:string-value="Y1148">
            <text:p>Y1148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table:formula="of:=&quot;N&quot;&amp;[.A906]" office:value-type="string" office:string-value="N913">
            <text:p>N913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06]" office:value-type="string" office:string-value="X6312">
            <text:p>X6312</text:p>
          </table:table-cell>
          <table:table-cell table:formula="of:=[.E907]+[.$J$6]" office:value-type="float" office:value="1148">
            <text:p>1148</text:p>
          </table:table-cell>
          <table:table-cell table:formula="of:=&quot;Y&quot; &amp; [.E906]" office:value-type="string" office:string-value="Y1148">
            <text:p>Y1148</text:p>
          </table:table-cell>
          <table:table-cell table:formula="of:=[.C906] +6" office:value-type="float" office:value="6318">
            <text:p>6318</text:p>
          </table:table-cell>
          <table:table-cell table:formula="of:=&quot;X&quot;&amp; [.G906]" office:value-type="string" office:string-value="X6318">
            <text:p>X6318</text:p>
          </table:table-cell>
          <table:table-cell table:number-columns-repeated="6"/>
          <table:table-cell table:style-name="ce7" table:formula="of:=[.B907]" office:value-type="string" office:string-value="N914">
            <text:p>N914</text:p>
          </table:table-cell>
          <table:table-cell table:style-name="ce7" table:formula="of:=[.D907]" office:value-type="string" office:string-value="X6312">
            <text:p>X6312</text:p>
          </table:table-cell>
          <table:table-cell table:style-name="ce7" table:formula="of:=[.F907]" office:value-type="string" office:string-value="Y1142.25">
            <text:p>Y1142.25</text:p>
          </table:table-cell>
          <table:table-cell/>
          <table:table-cell table:formula="of:=[.B907]" office:value-type="string" office:string-value="N914">
            <text:p>N914</text:p>
          </table:table-cell>
          <table:table-cell table:formula="of:=[.H907]" office:value-type="string" office:string-value="X6318">
            <text:p>X6318</text:p>
          </table:table-cell>
          <table:table-cell table:formula="of:=[.F907]" office:value-type="string" office:string-value="Y1142.25">
            <text:p>Y1142.25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table:formula="of:=&quot;N&quot;&amp;[.A907]" office:value-type="string" office:string-value="N914">
            <text:p>N914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07]" office:value-type="string" office:string-value="X6312">
            <text:p>X6312</text:p>
          </table:table-cell>
          <table:table-cell table:formula="of:=[.E908]+[.$J$6]" office:value-type="float" office:value="1142.25">
            <text:p>1142.25</text:p>
          </table:table-cell>
          <table:table-cell table:formula="of:=&quot;Y&quot; &amp; [.E907]" office:value-type="string" office:string-value="Y1142.25">
            <text:p>Y1142.25</text:p>
          </table:table-cell>
          <table:table-cell table:formula="of:=[.C907] +6" office:value-type="float" office:value="6318">
            <text:p>6318</text:p>
          </table:table-cell>
          <table:table-cell table:formula="of:=&quot;X&quot;&amp; [.G907]" office:value-type="string" office:string-value="X6318">
            <text:p>X6318</text:p>
          </table:table-cell>
          <table:table-cell table:number-columns-repeated="6"/>
          <table:table-cell table:style-name="ce7" table:formula="of:=[.B908]" office:value-type="string" office:string-value="N915">
            <text:p>N915</text:p>
          </table:table-cell>
          <table:table-cell table:style-name="ce7" table:formula="of:=[.D908]" office:value-type="string" office:string-value="X6312">
            <text:p>X6312</text:p>
          </table:table-cell>
          <table:table-cell table:style-name="ce7" table:formula="of:=[.F908]" office:value-type="string" office:string-value="Y1136.5">
            <text:p>Y1136.5</text:p>
          </table:table-cell>
          <table:table-cell/>
          <table:table-cell table:formula="of:=[.B908]" office:value-type="string" office:string-value="N915">
            <text:p>N915</text:p>
          </table:table-cell>
          <table:table-cell table:formula="of:=[.H908]" office:value-type="string" office:string-value="X6318">
            <text:p>X6318</text:p>
          </table:table-cell>
          <table:table-cell table:formula="of:=[.F908]" office:value-type="string" office:string-value="Y1136.5">
            <text:p>Y1136.5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table:formula="of:=&quot;N&quot;&amp;[.A908]" office:value-type="string" office:string-value="N915">
            <text:p>N915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08]" office:value-type="string" office:string-value="X6312">
            <text:p>X6312</text:p>
          </table:table-cell>
          <table:table-cell table:formula="of:=[.E909]+[.$J$6]" office:value-type="float" office:value="1136.5">
            <text:p>1136.5</text:p>
          </table:table-cell>
          <table:table-cell table:formula="of:=&quot;Y&quot; &amp; [.E908]" office:value-type="string" office:string-value="Y1136.5">
            <text:p>Y1136.5</text:p>
          </table:table-cell>
          <table:table-cell table:formula="of:=[.C908] +6" office:value-type="float" office:value="6318">
            <text:p>6318</text:p>
          </table:table-cell>
          <table:table-cell table:formula="of:=&quot;X&quot;&amp; [.G908]" office:value-type="string" office:string-value="X6318">
            <text:p>X6318</text:p>
          </table:table-cell>
          <table:table-cell table:number-columns-repeated="6"/>
          <table:table-cell table:style-name="ce7" table:formula="of:=[.B909]" office:value-type="string" office:string-value="N916">
            <text:p>N916</text:p>
          </table:table-cell>
          <table:table-cell table:style-name="ce7" table:formula="of:=[.D909]" office:value-type="string" office:string-value="X6312">
            <text:p>X6312</text:p>
          </table:table-cell>
          <table:table-cell table:style-name="ce7" table:formula="of:=[.F909]" office:value-type="string" office:string-value="Y1130.75">
            <text:p>Y1130.75</text:p>
          </table:table-cell>
          <table:table-cell/>
          <table:table-cell table:formula="of:=[.B909]" office:value-type="string" office:string-value="N916">
            <text:p>N916</text:p>
          </table:table-cell>
          <table:table-cell table:formula="of:=[.H909]" office:value-type="string" office:string-value="X6318">
            <text:p>X6318</text:p>
          </table:table-cell>
          <table:table-cell table:formula="of:=[.F909]" office:value-type="string" office:string-value="Y1130.75">
            <text:p>Y1130.75</text:p>
          </table:table-cell>
        </table:table-row>
        <table:table-row table:style-name="ro1">
          <table:table-cell office:value-type="float" office:value="916">
            <text:p>916</text:p>
          </table:table-cell>
          <table:table-cell table:formula="of:=&quot;N&quot;&amp;[.A909]" office:value-type="string" office:string-value="N916">
            <text:p>N916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09]" office:value-type="string" office:string-value="X6312">
            <text:p>X6312</text:p>
          </table:table-cell>
          <table:table-cell table:formula="of:=[.E910]+[.$J$6]" office:value-type="float" office:value="1130.75">
            <text:p>1130.75</text:p>
          </table:table-cell>
          <table:table-cell table:formula="of:=&quot;Y&quot; &amp; [.E909]" office:value-type="string" office:string-value="Y1130.75">
            <text:p>Y1130.75</text:p>
          </table:table-cell>
          <table:table-cell table:formula="of:=[.C909] +6" office:value-type="float" office:value="6318">
            <text:p>6318</text:p>
          </table:table-cell>
          <table:table-cell table:formula="of:=&quot;X&quot;&amp; [.G909]" office:value-type="string" office:string-value="X6318">
            <text:p>X6318</text:p>
          </table:table-cell>
          <table:table-cell table:number-columns-repeated="6"/>
          <table:table-cell table:style-name="ce7" table:formula="of:=[.B910]" office:value-type="string" office:string-value="N917">
            <text:p>N917</text:p>
          </table:table-cell>
          <table:table-cell table:style-name="ce7" table:formula="of:=[.D910]" office:value-type="string" office:string-value="X6312">
            <text:p>X6312</text:p>
          </table:table-cell>
          <table:table-cell table:style-name="ce7" table:formula="of:=[.F910]" office:value-type="string" office:string-value="Y1125">
            <text:p>Y1125</text:p>
          </table:table-cell>
          <table:table-cell/>
          <table:table-cell table:formula="of:=[.B910]" office:value-type="string" office:string-value="N917">
            <text:p>N917</text:p>
          </table:table-cell>
          <table:table-cell table:formula="of:=[.H910]" office:value-type="string" office:string-value="X6318">
            <text:p>X6318</text:p>
          </table:table-cell>
          <table:table-cell table:formula="of:=[.F910]" office:value-type="string" office:string-value="Y1125">
            <text:p>Y1125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table:formula="of:=&quot;N&quot;&amp;[.A910]" office:value-type="string" office:string-value="N917">
            <text:p>N917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10]" office:value-type="string" office:string-value="X6312">
            <text:p>X6312</text:p>
          </table:table-cell>
          <table:table-cell table:formula="of:=[.E911]+[.$J$6]" office:value-type="float" office:value="1125">
            <text:p>1125</text:p>
          </table:table-cell>
          <table:table-cell table:formula="of:=&quot;Y&quot; &amp; [.E910]" office:value-type="string" office:string-value="Y1125">
            <text:p>Y1125</text:p>
          </table:table-cell>
          <table:table-cell table:formula="of:=[.C910] +6" office:value-type="float" office:value="6318">
            <text:p>6318</text:p>
          </table:table-cell>
          <table:table-cell table:formula="of:=&quot;X&quot;&amp; [.G910]" office:value-type="string" office:string-value="X6318">
            <text:p>X6318</text:p>
          </table:table-cell>
          <table:table-cell table:number-columns-repeated="6"/>
          <table:table-cell table:style-name="ce7" table:formula="of:=[.B911]" office:value-type="string" office:string-value="N918">
            <text:p>N918</text:p>
          </table:table-cell>
          <table:table-cell table:style-name="ce7" table:formula="of:=[.D911]" office:value-type="string" office:string-value="X6312">
            <text:p>X6312</text:p>
          </table:table-cell>
          <table:table-cell table:style-name="ce7" table:formula="of:=[.F911]" office:value-type="string" office:string-value="Y1119.25">
            <text:p>Y1119.25</text:p>
          </table:table-cell>
          <table:table-cell/>
          <table:table-cell table:formula="of:=[.B911]" office:value-type="string" office:string-value="N918">
            <text:p>N918</text:p>
          </table:table-cell>
          <table:table-cell table:formula="of:=[.H911]" office:value-type="string" office:string-value="X6318">
            <text:p>X6318</text:p>
          </table:table-cell>
          <table:table-cell table:formula="of:=[.F911]" office:value-type="string" office:string-value="Y1119.25">
            <text:p>Y1119.25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table:formula="of:=&quot;N&quot;&amp;[.A911]" office:value-type="string" office:string-value="N918">
            <text:p>N918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11]" office:value-type="string" office:string-value="X6312">
            <text:p>X6312</text:p>
          </table:table-cell>
          <table:table-cell table:formula="of:=[.E912]+[.$J$6]" office:value-type="float" office:value="1119.25">
            <text:p>1119.25</text:p>
          </table:table-cell>
          <table:table-cell table:formula="of:=&quot;Y&quot; &amp; [.E911]" office:value-type="string" office:string-value="Y1119.25">
            <text:p>Y1119.25</text:p>
          </table:table-cell>
          <table:table-cell table:formula="of:=[.C911] +6" office:value-type="float" office:value="6318">
            <text:p>6318</text:p>
          </table:table-cell>
          <table:table-cell table:formula="of:=&quot;X&quot;&amp; [.G911]" office:value-type="string" office:string-value="X6318">
            <text:p>X6318</text:p>
          </table:table-cell>
          <table:table-cell table:number-columns-repeated="6"/>
          <table:table-cell table:style-name="ce7" table:formula="of:=[.B912]" office:value-type="string" office:string-value="N919">
            <text:p>N919</text:p>
          </table:table-cell>
          <table:table-cell table:style-name="ce7" table:formula="of:=[.D912]" office:value-type="string" office:string-value="X6312">
            <text:p>X6312</text:p>
          </table:table-cell>
          <table:table-cell table:style-name="ce7" table:formula="of:=[.F912]" office:value-type="string" office:string-value="Y1113.5">
            <text:p>Y1113.5</text:p>
          </table:table-cell>
          <table:table-cell/>
          <table:table-cell table:formula="of:=[.B912]" office:value-type="string" office:string-value="N919">
            <text:p>N919</text:p>
          </table:table-cell>
          <table:table-cell table:formula="of:=[.H912]" office:value-type="string" office:string-value="X6318">
            <text:p>X6318</text:p>
          </table:table-cell>
          <table:table-cell table:formula="of:=[.F912]" office:value-type="string" office:string-value="Y1113.5">
            <text:p>Y1113.5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table:formula="of:=&quot;N&quot;&amp;[.A912]" office:value-type="string" office:string-value="N919">
            <text:p>N919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12]" office:value-type="string" office:string-value="X6312">
            <text:p>X6312</text:p>
          </table:table-cell>
          <table:table-cell table:formula="of:=[.E913]+[.$J$6]" office:value-type="float" office:value="1113.5">
            <text:p>1113.5</text:p>
          </table:table-cell>
          <table:table-cell table:formula="of:=&quot;Y&quot; &amp; [.E912]" office:value-type="string" office:string-value="Y1113.5">
            <text:p>Y1113.5</text:p>
          </table:table-cell>
          <table:table-cell table:formula="of:=[.C912] +6" office:value-type="float" office:value="6318">
            <text:p>6318</text:p>
          </table:table-cell>
          <table:table-cell table:formula="of:=&quot;X&quot;&amp; [.G912]" office:value-type="string" office:string-value="X6318">
            <text:p>X6318</text:p>
          </table:table-cell>
          <table:table-cell table:number-columns-repeated="6"/>
          <table:table-cell table:style-name="ce7" table:formula="of:=[.B913]" office:value-type="string" office:string-value="N920">
            <text:p>N920</text:p>
          </table:table-cell>
          <table:table-cell table:style-name="ce7" table:formula="of:=[.D913]" office:value-type="string" office:string-value="X6312">
            <text:p>X6312</text:p>
          </table:table-cell>
          <table:table-cell table:style-name="ce7" table:formula="of:=[.F913]" office:value-type="string" office:string-value="Y1107.75">
            <text:p>Y1107.75</text:p>
          </table:table-cell>
          <table:table-cell/>
          <table:table-cell table:formula="of:=[.B913]" office:value-type="string" office:string-value="N920">
            <text:p>N920</text:p>
          </table:table-cell>
          <table:table-cell table:formula="of:=[.H913]" office:value-type="string" office:string-value="X6318">
            <text:p>X6318</text:p>
          </table:table-cell>
          <table:table-cell table:formula="of:=[.F913]" office:value-type="string" office:string-value="Y1107.75">
            <text:p>Y1107.75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table:formula="of:=&quot;N&quot;&amp;[.A913]" office:value-type="string" office:string-value="N920">
            <text:p>N920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13]" office:value-type="string" office:string-value="X6312">
            <text:p>X6312</text:p>
          </table:table-cell>
          <table:table-cell table:formula="of:=[.E914]+[.$J$6]" office:value-type="float" office:value="1107.75">
            <text:p>1107.75</text:p>
          </table:table-cell>
          <table:table-cell table:formula="of:=&quot;Y&quot; &amp; [.E913]" office:value-type="string" office:string-value="Y1107.75">
            <text:p>Y1107.75</text:p>
          </table:table-cell>
          <table:table-cell table:formula="of:=[.C913] +6" office:value-type="float" office:value="6318">
            <text:p>6318</text:p>
          </table:table-cell>
          <table:table-cell table:formula="of:=&quot;X&quot;&amp; [.G913]" office:value-type="string" office:string-value="X6318">
            <text:p>X6318</text:p>
          </table:table-cell>
          <table:table-cell table:number-columns-repeated="6"/>
          <table:table-cell table:style-name="ce7" table:formula="of:=[.B914]" office:value-type="string" office:string-value="N921">
            <text:p>N921</text:p>
          </table:table-cell>
          <table:table-cell table:style-name="ce7" table:formula="of:=[.D914]" office:value-type="string" office:string-value="X6312">
            <text:p>X6312</text:p>
          </table:table-cell>
          <table:table-cell table:style-name="ce7" table:formula="of:=[.F914]" office:value-type="string" office:string-value="Y1102">
            <text:p>Y1102</text:p>
          </table:table-cell>
          <table:table-cell/>
          <table:table-cell table:formula="of:=[.B914]" office:value-type="string" office:string-value="N921">
            <text:p>N921</text:p>
          </table:table-cell>
          <table:table-cell table:formula="of:=[.H914]" office:value-type="string" office:string-value="X6318">
            <text:p>X6318</text:p>
          </table:table-cell>
          <table:table-cell table:formula="of:=[.F914]" office:value-type="string" office:string-value="Y1102">
            <text:p>Y1102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table:formula="of:=&quot;N&quot;&amp;[.A914]" office:value-type="string" office:string-value="N921">
            <text:p>N921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14]" office:value-type="string" office:string-value="X6312">
            <text:p>X6312</text:p>
          </table:table-cell>
          <table:table-cell table:formula="of:=[.E915]+[.$J$6]" office:value-type="float" office:value="1102">
            <text:p>1102</text:p>
          </table:table-cell>
          <table:table-cell table:formula="of:=&quot;Y&quot; &amp; [.E914]" office:value-type="string" office:string-value="Y1102">
            <text:p>Y1102</text:p>
          </table:table-cell>
          <table:table-cell table:formula="of:=[.C914] +6" office:value-type="float" office:value="6318">
            <text:p>6318</text:p>
          </table:table-cell>
          <table:table-cell table:formula="of:=&quot;X&quot;&amp; [.G914]" office:value-type="string" office:string-value="X6318">
            <text:p>X6318</text:p>
          </table:table-cell>
          <table:table-cell table:number-columns-repeated="6"/>
          <table:table-cell table:style-name="ce7" table:formula="of:=[.B915]" office:value-type="string" office:string-value="N922">
            <text:p>N922</text:p>
          </table:table-cell>
          <table:table-cell table:style-name="ce7" table:formula="of:=[.D915]" office:value-type="string" office:string-value="X6312">
            <text:p>X6312</text:p>
          </table:table-cell>
          <table:table-cell table:style-name="ce7" table:formula="of:=[.F915]" office:value-type="string" office:string-value="Y1096.25">
            <text:p>Y1096.25</text:p>
          </table:table-cell>
          <table:table-cell/>
          <table:table-cell table:formula="of:=[.B915]" office:value-type="string" office:string-value="N922">
            <text:p>N922</text:p>
          </table:table-cell>
          <table:table-cell table:formula="of:=[.H915]" office:value-type="string" office:string-value="X6318">
            <text:p>X6318</text:p>
          </table:table-cell>
          <table:table-cell table:formula="of:=[.F915]" office:value-type="string" office:string-value="Y1096.25">
            <text:p>Y1096.25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table:formula="of:=&quot;N&quot;&amp;[.A915]" office:value-type="string" office:string-value="N922">
            <text:p>N922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15]" office:value-type="string" office:string-value="X6312">
            <text:p>X6312</text:p>
          </table:table-cell>
          <table:table-cell table:formula="of:=[.E916]+[.$J$6]" office:value-type="float" office:value="1096.25">
            <text:p>1096.25</text:p>
          </table:table-cell>
          <table:table-cell table:formula="of:=&quot;Y&quot; &amp; [.E915]" office:value-type="string" office:string-value="Y1096.25">
            <text:p>Y1096.25</text:p>
          </table:table-cell>
          <table:table-cell table:formula="of:=[.C915] +6" office:value-type="float" office:value="6318">
            <text:p>6318</text:p>
          </table:table-cell>
          <table:table-cell table:formula="of:=&quot;X&quot;&amp; [.G915]" office:value-type="string" office:string-value="X6318">
            <text:p>X6318</text:p>
          </table:table-cell>
          <table:table-cell table:number-columns-repeated="6"/>
          <table:table-cell table:style-name="ce7" table:formula="of:=[.B916]" office:value-type="string" office:string-value="N923">
            <text:p>N923</text:p>
          </table:table-cell>
          <table:table-cell table:style-name="ce7" table:formula="of:=[.D916]" office:value-type="string" office:string-value="X6312">
            <text:p>X6312</text:p>
          </table:table-cell>
          <table:table-cell table:style-name="ce7" table:formula="of:=[.F916]" office:value-type="string" office:string-value="Y1090.5">
            <text:p>Y1090.5</text:p>
          </table:table-cell>
          <table:table-cell/>
          <table:table-cell table:formula="of:=[.B916]" office:value-type="string" office:string-value="N923">
            <text:p>N923</text:p>
          </table:table-cell>
          <table:table-cell table:formula="of:=[.H916]" office:value-type="string" office:string-value="X6318">
            <text:p>X6318</text:p>
          </table:table-cell>
          <table:table-cell table:formula="of:=[.F916]" office:value-type="string" office:string-value="Y1090.5">
            <text:p>Y1090.5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table:formula="of:=&quot;N&quot;&amp;[.A916]" office:value-type="string" office:string-value="N923">
            <text:p>N923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16]" office:value-type="string" office:string-value="X6312">
            <text:p>X6312</text:p>
          </table:table-cell>
          <table:table-cell table:formula="of:=[.E917]+[.$J$6]" office:value-type="float" office:value="1090.5">
            <text:p>1090.5</text:p>
          </table:table-cell>
          <table:table-cell table:formula="of:=&quot;Y&quot; &amp; [.E916]" office:value-type="string" office:string-value="Y1090.5">
            <text:p>Y1090.5</text:p>
          </table:table-cell>
          <table:table-cell table:formula="of:=[.C916] +6" office:value-type="float" office:value="6318">
            <text:p>6318</text:p>
          </table:table-cell>
          <table:table-cell table:formula="of:=&quot;X&quot;&amp; [.G916]" office:value-type="string" office:string-value="X6318">
            <text:p>X6318</text:p>
          </table:table-cell>
          <table:table-cell table:number-columns-repeated="6"/>
          <table:table-cell table:style-name="ce7" table:formula="of:=[.B917]" office:value-type="string" office:string-value="N924">
            <text:p>N924</text:p>
          </table:table-cell>
          <table:table-cell table:style-name="ce7" table:formula="of:=[.D917]" office:value-type="string" office:string-value="X6312">
            <text:p>X6312</text:p>
          </table:table-cell>
          <table:table-cell table:style-name="ce7" table:formula="of:=[.F917]" office:value-type="string" office:string-value="Y1084.75">
            <text:p>Y1084.75</text:p>
          </table:table-cell>
          <table:table-cell/>
          <table:table-cell table:formula="of:=[.B917]" office:value-type="string" office:string-value="N924">
            <text:p>N924</text:p>
          </table:table-cell>
          <table:table-cell table:formula="of:=[.H917]" office:value-type="string" office:string-value="X6318">
            <text:p>X6318</text:p>
          </table:table-cell>
          <table:table-cell table:formula="of:=[.F917]" office:value-type="string" office:string-value="Y1084.75">
            <text:p>Y1084.75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table:formula="of:=&quot;N&quot;&amp;[.A917]" office:value-type="string" office:string-value="N924">
            <text:p>N924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17]" office:value-type="string" office:string-value="X6312">
            <text:p>X6312</text:p>
          </table:table-cell>
          <table:table-cell table:formula="of:=[.E918]+[.$J$6]" office:value-type="float" office:value="1084.75">
            <text:p>1084.75</text:p>
          </table:table-cell>
          <table:table-cell table:formula="of:=&quot;Y&quot; &amp; [.E917]" office:value-type="string" office:string-value="Y1084.75">
            <text:p>Y1084.75</text:p>
          </table:table-cell>
          <table:table-cell table:formula="of:=[.C917] +6" office:value-type="float" office:value="6318">
            <text:p>6318</text:p>
          </table:table-cell>
          <table:table-cell table:formula="of:=&quot;X&quot;&amp; [.G917]" office:value-type="string" office:string-value="X6318">
            <text:p>X6318</text:p>
          </table:table-cell>
          <table:table-cell table:number-columns-repeated="6"/>
          <table:table-cell table:style-name="ce7" table:formula="of:=[.B918]" office:value-type="string" office:string-value="N925">
            <text:p>N925</text:p>
          </table:table-cell>
          <table:table-cell table:style-name="ce7" table:formula="of:=[.D918]" office:value-type="string" office:string-value="X6312">
            <text:p>X6312</text:p>
          </table:table-cell>
          <table:table-cell table:style-name="ce7" table:formula="of:=[.F918]" office:value-type="string" office:string-value="Y1079">
            <text:p>Y1079</text:p>
          </table:table-cell>
          <table:table-cell/>
          <table:table-cell table:formula="of:=[.B918]" office:value-type="string" office:string-value="N925">
            <text:p>N925</text:p>
          </table:table-cell>
          <table:table-cell table:formula="of:=[.H918]" office:value-type="string" office:string-value="X6318">
            <text:p>X6318</text:p>
          </table:table-cell>
          <table:table-cell table:formula="of:=[.F918]" office:value-type="string" office:string-value="Y1079">
            <text:p>Y1079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table:formula="of:=&quot;N&quot;&amp;[.A918]" office:value-type="string" office:string-value="N925">
            <text:p>N925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18]" office:value-type="string" office:string-value="X6312">
            <text:p>X6312</text:p>
          </table:table-cell>
          <table:table-cell table:formula="of:=[.E919]+[.$J$6]" office:value-type="float" office:value="1079">
            <text:p>1079</text:p>
          </table:table-cell>
          <table:table-cell table:formula="of:=&quot;Y&quot; &amp; [.E918]" office:value-type="string" office:string-value="Y1079">
            <text:p>Y1079</text:p>
          </table:table-cell>
          <table:table-cell table:formula="of:=[.C918] +6" office:value-type="float" office:value="6318">
            <text:p>6318</text:p>
          </table:table-cell>
          <table:table-cell table:formula="of:=&quot;X&quot;&amp; [.G918]" office:value-type="string" office:string-value="X6318">
            <text:p>X6318</text:p>
          </table:table-cell>
          <table:table-cell table:number-columns-repeated="6"/>
          <table:table-cell table:style-name="ce7" table:formula="of:=[.B919]" office:value-type="string" office:string-value="N926">
            <text:p>N926</text:p>
          </table:table-cell>
          <table:table-cell table:style-name="ce7" table:formula="of:=[.D919]" office:value-type="string" office:string-value="X6312">
            <text:p>X6312</text:p>
          </table:table-cell>
          <table:table-cell table:style-name="ce7" table:formula="of:=[.F919]" office:value-type="string" office:string-value="Y1073.25">
            <text:p>Y1073.25</text:p>
          </table:table-cell>
          <table:table-cell/>
          <table:table-cell table:formula="of:=[.B919]" office:value-type="string" office:string-value="N926">
            <text:p>N926</text:p>
          </table:table-cell>
          <table:table-cell table:formula="of:=[.H919]" office:value-type="string" office:string-value="X6318">
            <text:p>X6318</text:p>
          </table:table-cell>
          <table:table-cell table:formula="of:=[.F919]" office:value-type="string" office:string-value="Y1073.25">
            <text:p>Y1073.25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table:formula="of:=&quot;N&quot;&amp;[.A919]" office:value-type="string" office:string-value="N926">
            <text:p>N926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19]" office:value-type="string" office:string-value="X6312">
            <text:p>X6312</text:p>
          </table:table-cell>
          <table:table-cell table:formula="of:=[.E920]+[.$J$6]" office:value-type="float" office:value="1073.25">
            <text:p>1073.25</text:p>
          </table:table-cell>
          <table:table-cell table:formula="of:=&quot;Y&quot; &amp; [.E919]" office:value-type="string" office:string-value="Y1073.25">
            <text:p>Y1073.25</text:p>
          </table:table-cell>
          <table:table-cell table:formula="of:=[.C919] +6" office:value-type="float" office:value="6318">
            <text:p>6318</text:p>
          </table:table-cell>
          <table:table-cell table:formula="of:=&quot;X&quot;&amp; [.G919]" office:value-type="string" office:string-value="X6318">
            <text:p>X6318</text:p>
          </table:table-cell>
          <table:table-cell table:number-columns-repeated="6"/>
          <table:table-cell table:style-name="ce7" table:formula="of:=[.B920]" office:value-type="string" office:string-value="N927">
            <text:p>N927</text:p>
          </table:table-cell>
          <table:table-cell table:style-name="ce7" table:formula="of:=[.D920]" office:value-type="string" office:string-value="X6312">
            <text:p>X6312</text:p>
          </table:table-cell>
          <table:table-cell table:style-name="ce7" table:formula="of:=[.F920]" office:value-type="string" office:string-value="Y1067.5">
            <text:p>Y1067.5</text:p>
          </table:table-cell>
          <table:table-cell/>
          <table:table-cell table:formula="of:=[.B920]" office:value-type="string" office:string-value="N927">
            <text:p>N927</text:p>
          </table:table-cell>
          <table:table-cell table:formula="of:=[.H920]" office:value-type="string" office:string-value="X6318">
            <text:p>X6318</text:p>
          </table:table-cell>
          <table:table-cell table:formula="of:=[.F920]" office:value-type="string" office:string-value="Y1067.5">
            <text:p>Y1067.5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table:formula="of:=&quot;N&quot;&amp;[.A920]" office:value-type="string" office:string-value="N927">
            <text:p>N927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20]" office:value-type="string" office:string-value="X6312">
            <text:p>X6312</text:p>
          </table:table-cell>
          <table:table-cell table:formula="of:=[.E921]+[.$J$6]" office:value-type="float" office:value="1067.5">
            <text:p>1067.5</text:p>
          </table:table-cell>
          <table:table-cell table:formula="of:=&quot;Y&quot; &amp; [.E920]" office:value-type="string" office:string-value="Y1067.5">
            <text:p>Y1067.5</text:p>
          </table:table-cell>
          <table:table-cell table:formula="of:=[.C920] +6" office:value-type="float" office:value="6318">
            <text:p>6318</text:p>
          </table:table-cell>
          <table:table-cell table:formula="of:=&quot;X&quot;&amp; [.G920]" office:value-type="string" office:string-value="X6318">
            <text:p>X6318</text:p>
          </table:table-cell>
          <table:table-cell table:number-columns-repeated="6"/>
          <table:table-cell table:style-name="ce7" table:formula="of:=[.B921]" office:value-type="string" office:string-value="N928">
            <text:p>N928</text:p>
          </table:table-cell>
          <table:table-cell table:style-name="ce7" table:formula="of:=[.D921]" office:value-type="string" office:string-value="X6312">
            <text:p>X6312</text:p>
          </table:table-cell>
          <table:table-cell table:style-name="ce7" table:formula="of:=[.F921]" office:value-type="string" office:string-value="Y1061.75">
            <text:p>Y1061.75</text:p>
          </table:table-cell>
          <table:table-cell/>
          <table:table-cell table:formula="of:=[.B921]" office:value-type="string" office:string-value="N928">
            <text:p>N928</text:p>
          </table:table-cell>
          <table:table-cell table:formula="of:=[.H921]" office:value-type="string" office:string-value="X6318">
            <text:p>X6318</text:p>
          </table:table-cell>
          <table:table-cell table:formula="of:=[.F921]" office:value-type="string" office:string-value="Y1061.75">
            <text:p>Y1061.75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table:formula="of:=&quot;N&quot;&amp;[.A921]" office:value-type="string" office:string-value="N928">
            <text:p>N928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21]" office:value-type="string" office:string-value="X6312">
            <text:p>X6312</text:p>
          </table:table-cell>
          <table:table-cell table:formula="of:=[.E922]+[.$J$6]" office:value-type="float" office:value="1061.75">
            <text:p>1061.75</text:p>
          </table:table-cell>
          <table:table-cell table:formula="of:=&quot;Y&quot; &amp; [.E921]" office:value-type="string" office:string-value="Y1061.75">
            <text:p>Y1061.75</text:p>
          </table:table-cell>
          <table:table-cell table:formula="of:=[.C921] +6" office:value-type="float" office:value="6318">
            <text:p>6318</text:p>
          </table:table-cell>
          <table:table-cell table:formula="of:=&quot;X&quot;&amp; [.G921]" office:value-type="string" office:string-value="X6318">
            <text:p>X6318</text:p>
          </table:table-cell>
          <table:table-cell table:number-columns-repeated="6"/>
          <table:table-cell table:style-name="ce7" table:formula="of:=[.B922]" office:value-type="string" office:string-value="N929">
            <text:p>N929</text:p>
          </table:table-cell>
          <table:table-cell table:style-name="ce7" table:formula="of:=[.D922]" office:value-type="string" office:string-value="X6312">
            <text:p>X6312</text:p>
          </table:table-cell>
          <table:table-cell table:style-name="ce7" table:formula="of:=[.F922]" office:value-type="string" office:string-value="Y1056">
            <text:p>Y1056</text:p>
          </table:table-cell>
          <table:table-cell/>
          <table:table-cell table:formula="of:=[.B922]" office:value-type="string" office:string-value="N929">
            <text:p>N929</text:p>
          </table:table-cell>
          <table:table-cell table:formula="of:=[.H922]" office:value-type="string" office:string-value="X6318">
            <text:p>X6318</text:p>
          </table:table-cell>
          <table:table-cell table:formula="of:=[.F922]" office:value-type="string" office:string-value="Y1056">
            <text:p>Y1056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table:formula="of:=&quot;N&quot;&amp;[.A922]" office:value-type="string" office:string-value="N929">
            <text:p>N929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22]" office:value-type="string" office:string-value="X6312">
            <text:p>X6312</text:p>
          </table:table-cell>
          <table:table-cell table:formula="of:=[.E923]+[.$J$6]" office:value-type="float" office:value="1056">
            <text:p>1056</text:p>
          </table:table-cell>
          <table:table-cell table:formula="of:=&quot;Y&quot; &amp; [.E922]" office:value-type="string" office:string-value="Y1056">
            <text:p>Y1056</text:p>
          </table:table-cell>
          <table:table-cell table:formula="of:=[.C922] +6" office:value-type="float" office:value="6318">
            <text:p>6318</text:p>
          </table:table-cell>
          <table:table-cell table:formula="of:=&quot;X&quot;&amp; [.G922]" office:value-type="string" office:string-value="X6318">
            <text:p>X6318</text:p>
          </table:table-cell>
          <table:table-cell table:number-columns-repeated="6"/>
          <table:table-cell table:style-name="ce7" table:formula="of:=[.B923]" office:value-type="string" office:string-value="N930">
            <text:p>N930</text:p>
          </table:table-cell>
          <table:table-cell table:style-name="ce7" table:formula="of:=[.D923]" office:value-type="string" office:string-value="X6312">
            <text:p>X6312</text:p>
          </table:table-cell>
          <table:table-cell table:style-name="ce7" table:formula="of:=[.F923]" office:value-type="string" office:string-value="Y1050.25">
            <text:p>Y1050.25</text:p>
          </table:table-cell>
          <table:table-cell/>
          <table:table-cell table:formula="of:=[.B923]" office:value-type="string" office:string-value="N930">
            <text:p>N930</text:p>
          </table:table-cell>
          <table:table-cell table:formula="of:=[.H923]" office:value-type="string" office:string-value="X6318">
            <text:p>X6318</text:p>
          </table:table-cell>
          <table:table-cell table:formula="of:=[.F923]" office:value-type="string" office:string-value="Y1050.25">
            <text:p>Y1050.25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table:formula="of:=&quot;N&quot;&amp;[.A923]" office:value-type="string" office:string-value="N930">
            <text:p>N930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23]" office:value-type="string" office:string-value="X6312">
            <text:p>X6312</text:p>
          </table:table-cell>
          <table:table-cell table:formula="of:=[.E924]+[.$J$6]" office:value-type="float" office:value="1050.25">
            <text:p>1050.25</text:p>
          </table:table-cell>
          <table:table-cell table:formula="of:=&quot;Y&quot; &amp; [.E923]" office:value-type="string" office:string-value="Y1050.25">
            <text:p>Y1050.25</text:p>
          </table:table-cell>
          <table:table-cell table:formula="of:=[.C923] +6" office:value-type="float" office:value="6318">
            <text:p>6318</text:p>
          </table:table-cell>
          <table:table-cell table:formula="of:=&quot;X&quot;&amp; [.G923]" office:value-type="string" office:string-value="X6318">
            <text:p>X6318</text:p>
          </table:table-cell>
          <table:table-cell table:number-columns-repeated="6"/>
          <table:table-cell table:style-name="ce7" table:formula="of:=[.B924]" office:value-type="string" office:string-value="N931">
            <text:p>N931</text:p>
          </table:table-cell>
          <table:table-cell table:style-name="ce7" table:formula="of:=[.D924]" office:value-type="string" office:string-value="X6312">
            <text:p>X6312</text:p>
          </table:table-cell>
          <table:table-cell table:style-name="ce7" table:formula="of:=[.F924]" office:value-type="string" office:string-value="Y1044.5">
            <text:p>Y1044.5</text:p>
          </table:table-cell>
          <table:table-cell/>
          <table:table-cell table:formula="of:=[.B924]" office:value-type="string" office:string-value="N931">
            <text:p>N931</text:p>
          </table:table-cell>
          <table:table-cell table:formula="of:=[.H924]" office:value-type="string" office:string-value="X6318">
            <text:p>X6318</text:p>
          </table:table-cell>
          <table:table-cell table:formula="of:=[.F924]" office:value-type="string" office:string-value="Y1044.5">
            <text:p>Y1044.5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table:formula="of:=&quot;N&quot;&amp;[.A924]" office:value-type="string" office:string-value="N931">
            <text:p>N931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24]" office:value-type="string" office:string-value="X6312">
            <text:p>X6312</text:p>
          </table:table-cell>
          <table:table-cell table:formula="of:=[.E925]+[.$J$6]" office:value-type="float" office:value="1044.5">
            <text:p>1044.5</text:p>
          </table:table-cell>
          <table:table-cell table:formula="of:=&quot;Y&quot; &amp; [.E924]" office:value-type="string" office:string-value="Y1044.5">
            <text:p>Y1044.5</text:p>
          </table:table-cell>
          <table:table-cell table:formula="of:=[.C924] +6" office:value-type="float" office:value="6318">
            <text:p>6318</text:p>
          </table:table-cell>
          <table:table-cell table:formula="of:=&quot;X&quot;&amp; [.G924]" office:value-type="string" office:string-value="X6318">
            <text:p>X6318</text:p>
          </table:table-cell>
          <table:table-cell table:number-columns-repeated="6"/>
          <table:table-cell table:style-name="ce7" table:formula="of:=[.B925]" office:value-type="string" office:string-value="N932">
            <text:p>N932</text:p>
          </table:table-cell>
          <table:table-cell table:style-name="ce7" table:formula="of:=[.D925]" office:value-type="string" office:string-value="X6312">
            <text:p>X6312</text:p>
          </table:table-cell>
          <table:table-cell table:style-name="ce7" table:formula="of:=[.F925]" office:value-type="string" office:string-value="Y1038.75">
            <text:p>Y1038.75</text:p>
          </table:table-cell>
          <table:table-cell/>
          <table:table-cell table:formula="of:=[.B925]" office:value-type="string" office:string-value="N932">
            <text:p>N932</text:p>
          </table:table-cell>
          <table:table-cell table:formula="of:=[.H925]" office:value-type="string" office:string-value="X6318">
            <text:p>X6318</text:p>
          </table:table-cell>
          <table:table-cell table:formula="of:=[.F925]" office:value-type="string" office:string-value="Y1038.75">
            <text:p>Y1038.75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table:formula="of:=&quot;N&quot;&amp;[.A925]" office:value-type="string" office:string-value="N932">
            <text:p>N932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25]" office:value-type="string" office:string-value="X6312">
            <text:p>X6312</text:p>
          </table:table-cell>
          <table:table-cell table:formula="of:=[.E926]+[.$J$6]" office:value-type="float" office:value="1038.75">
            <text:p>1038.75</text:p>
          </table:table-cell>
          <table:table-cell table:formula="of:=&quot;Y&quot; &amp; [.E925]" office:value-type="string" office:string-value="Y1038.75">
            <text:p>Y1038.75</text:p>
          </table:table-cell>
          <table:table-cell table:formula="of:=[.C925] +6" office:value-type="float" office:value="6318">
            <text:p>6318</text:p>
          </table:table-cell>
          <table:table-cell table:formula="of:=&quot;X&quot;&amp; [.G925]" office:value-type="string" office:string-value="X6318">
            <text:p>X6318</text:p>
          </table:table-cell>
          <table:table-cell table:number-columns-repeated="6"/>
          <table:table-cell table:style-name="ce7" table:formula="of:=[.B926]" office:value-type="string" office:string-value="N933">
            <text:p>N933</text:p>
          </table:table-cell>
          <table:table-cell table:style-name="ce7" table:formula="of:=[.D926]" office:value-type="string" office:string-value="X6312">
            <text:p>X6312</text:p>
          </table:table-cell>
          <table:table-cell table:style-name="ce7" table:formula="of:=[.F926]" office:value-type="string" office:string-value="Y1033">
            <text:p>Y1033</text:p>
          </table:table-cell>
          <table:table-cell/>
          <table:table-cell table:formula="of:=[.B926]" office:value-type="string" office:string-value="N933">
            <text:p>N933</text:p>
          </table:table-cell>
          <table:table-cell table:formula="of:=[.H926]" office:value-type="string" office:string-value="X6318">
            <text:p>X6318</text:p>
          </table:table-cell>
          <table:table-cell table:formula="of:=[.F926]" office:value-type="string" office:string-value="Y1033">
            <text:p>Y1033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table:formula="of:=&quot;N&quot;&amp;[.A926]" office:value-type="string" office:string-value="N933">
            <text:p>N933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26]" office:value-type="string" office:string-value="X6312">
            <text:p>X6312</text:p>
          </table:table-cell>
          <table:table-cell table:formula="of:=[.E927]+[.$J$6]" office:value-type="float" office:value="1033">
            <text:p>1033</text:p>
          </table:table-cell>
          <table:table-cell table:formula="of:=&quot;Y&quot; &amp; [.E926]" office:value-type="string" office:string-value="Y1033">
            <text:p>Y1033</text:p>
          </table:table-cell>
          <table:table-cell table:formula="of:=[.C926] +6" office:value-type="float" office:value="6318">
            <text:p>6318</text:p>
          </table:table-cell>
          <table:table-cell table:formula="of:=&quot;X&quot;&amp; [.G926]" office:value-type="string" office:string-value="X6318">
            <text:p>X6318</text:p>
          </table:table-cell>
          <table:table-cell table:number-columns-repeated="6"/>
          <table:table-cell table:style-name="ce7" table:formula="of:=[.B927]" office:value-type="string" office:string-value="N934">
            <text:p>N934</text:p>
          </table:table-cell>
          <table:table-cell table:style-name="ce7" table:formula="of:=[.D927]" office:value-type="string" office:string-value="X6312">
            <text:p>X6312</text:p>
          </table:table-cell>
          <table:table-cell table:style-name="ce7" table:formula="of:=[.F927]" office:value-type="string" office:string-value="Y1027.25">
            <text:p>Y1027.25</text:p>
          </table:table-cell>
          <table:table-cell/>
          <table:table-cell table:formula="of:=[.B927]" office:value-type="string" office:string-value="N934">
            <text:p>N934</text:p>
          </table:table-cell>
          <table:table-cell table:formula="of:=[.H927]" office:value-type="string" office:string-value="X6318">
            <text:p>X6318</text:p>
          </table:table-cell>
          <table:table-cell table:formula="of:=[.F927]" office:value-type="string" office:string-value="Y1027.25">
            <text:p>Y1027.25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table:formula="of:=&quot;N&quot;&amp;[.A927]" office:value-type="string" office:string-value="N934">
            <text:p>N934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27]" office:value-type="string" office:string-value="X6312">
            <text:p>X6312</text:p>
          </table:table-cell>
          <table:table-cell table:formula="of:=[.E928]+[.$J$6]" office:value-type="float" office:value="1027.25">
            <text:p>1027.25</text:p>
          </table:table-cell>
          <table:table-cell table:formula="of:=&quot;Y&quot; &amp; [.E927]" office:value-type="string" office:string-value="Y1027.25">
            <text:p>Y1027.25</text:p>
          </table:table-cell>
          <table:table-cell table:formula="of:=[.C927] +6" office:value-type="float" office:value="6318">
            <text:p>6318</text:p>
          </table:table-cell>
          <table:table-cell table:formula="of:=&quot;X&quot;&amp; [.G927]" office:value-type="string" office:string-value="X6318">
            <text:p>X6318</text:p>
          </table:table-cell>
          <table:table-cell table:number-columns-repeated="6"/>
          <table:table-cell table:style-name="ce7" table:formula="of:=[.B928]" office:value-type="string" office:string-value="N935">
            <text:p>N935</text:p>
          </table:table-cell>
          <table:table-cell table:style-name="ce7" table:formula="of:=[.D928]" office:value-type="string" office:string-value="X6312">
            <text:p>X6312</text:p>
          </table:table-cell>
          <table:table-cell table:style-name="ce7" table:formula="of:=[.F928]" office:value-type="string" office:string-value="Y1021.5">
            <text:p>Y1021.5</text:p>
          </table:table-cell>
          <table:table-cell/>
          <table:table-cell table:formula="of:=[.B928]" office:value-type="string" office:string-value="N935">
            <text:p>N935</text:p>
          </table:table-cell>
          <table:table-cell table:formula="of:=[.H928]" office:value-type="string" office:string-value="X6318">
            <text:p>X6318</text:p>
          </table:table-cell>
          <table:table-cell table:formula="of:=[.F928]" office:value-type="string" office:string-value="Y1021.5">
            <text:p>Y1021.5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table:formula="of:=&quot;N&quot;&amp;[.A928]" office:value-type="string" office:string-value="N935">
            <text:p>N935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28]" office:value-type="string" office:string-value="X6312">
            <text:p>X6312</text:p>
          </table:table-cell>
          <table:table-cell table:formula="of:=[.E929]+[.$J$6]" office:value-type="float" office:value="1021.5">
            <text:p>1021.5</text:p>
          </table:table-cell>
          <table:table-cell table:formula="of:=&quot;Y&quot; &amp; [.E928]" office:value-type="string" office:string-value="Y1021.5">
            <text:p>Y1021.5</text:p>
          </table:table-cell>
          <table:table-cell table:formula="of:=[.C928] +6" office:value-type="float" office:value="6318">
            <text:p>6318</text:p>
          </table:table-cell>
          <table:table-cell table:formula="of:=&quot;X&quot;&amp; [.G928]" office:value-type="string" office:string-value="X6318">
            <text:p>X6318</text:p>
          </table:table-cell>
          <table:table-cell table:number-columns-repeated="6"/>
          <table:table-cell table:style-name="ce7" table:formula="of:=[.B929]" office:value-type="string" office:string-value="N936">
            <text:p>N936</text:p>
          </table:table-cell>
          <table:table-cell table:style-name="ce7" table:formula="of:=[.D929]" office:value-type="string" office:string-value="X6312">
            <text:p>X6312</text:p>
          </table:table-cell>
          <table:table-cell table:style-name="ce7" table:formula="of:=[.F929]" office:value-type="string" office:string-value="Y1015.75">
            <text:p>Y1015.75</text:p>
          </table:table-cell>
          <table:table-cell/>
          <table:table-cell table:formula="of:=[.B929]" office:value-type="string" office:string-value="N936">
            <text:p>N936</text:p>
          </table:table-cell>
          <table:table-cell table:formula="of:=[.H929]" office:value-type="string" office:string-value="X6318">
            <text:p>X6318</text:p>
          </table:table-cell>
          <table:table-cell table:formula="of:=[.F929]" office:value-type="string" office:string-value="Y1015.75">
            <text:p>Y1015.75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table:formula="of:=&quot;N&quot;&amp;[.A929]" office:value-type="string" office:string-value="N936">
            <text:p>N936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29]" office:value-type="string" office:string-value="X6312">
            <text:p>X6312</text:p>
          </table:table-cell>
          <table:table-cell table:formula="of:=[.E930]+[.$J$6]" office:value-type="float" office:value="1015.75">
            <text:p>1015.75</text:p>
          </table:table-cell>
          <table:table-cell table:formula="of:=&quot;Y&quot; &amp; [.E929]" office:value-type="string" office:string-value="Y1015.75">
            <text:p>Y1015.75</text:p>
          </table:table-cell>
          <table:table-cell table:formula="of:=[.C929] +6" office:value-type="float" office:value="6318">
            <text:p>6318</text:p>
          </table:table-cell>
          <table:table-cell table:formula="of:=&quot;X&quot;&amp; [.G929]" office:value-type="string" office:string-value="X6318">
            <text:p>X6318</text:p>
          </table:table-cell>
          <table:table-cell table:number-columns-repeated="6"/>
          <table:table-cell table:style-name="ce7" table:formula="of:=[.B930]" office:value-type="string" office:string-value="N937">
            <text:p>N937</text:p>
          </table:table-cell>
          <table:table-cell table:style-name="ce7" table:formula="of:=[.D930]" office:value-type="string" office:string-value="X6312">
            <text:p>X6312</text:p>
          </table:table-cell>
          <table:table-cell table:style-name="ce7" table:formula="of:=[.F930]" office:value-type="string" office:string-value="Y1010">
            <text:p>Y1010</text:p>
          </table:table-cell>
          <table:table-cell/>
          <table:table-cell table:formula="of:=[.B930]" office:value-type="string" office:string-value="N937">
            <text:p>N937</text:p>
          </table:table-cell>
          <table:table-cell table:formula="of:=[.H930]" office:value-type="string" office:string-value="X6318">
            <text:p>X6318</text:p>
          </table:table-cell>
          <table:table-cell table:formula="of:=[.F930]" office:value-type="string" office:string-value="Y1010">
            <text:p>Y1010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table:formula="of:=&quot;N&quot;&amp;[.A930]" office:value-type="string" office:string-value="N937">
            <text:p>N937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30]" office:value-type="string" office:string-value="X6312">
            <text:p>X6312</text:p>
          </table:table-cell>
          <table:table-cell table:formula="of:=[.E931]+[.$J$6]" office:value-type="float" office:value="1010">
            <text:p>1010</text:p>
          </table:table-cell>
          <table:table-cell table:formula="of:=&quot;Y&quot; &amp; [.E930]" office:value-type="string" office:string-value="Y1010">
            <text:p>Y1010</text:p>
          </table:table-cell>
          <table:table-cell table:formula="of:=[.C930] +6" office:value-type="float" office:value="6318">
            <text:p>6318</text:p>
          </table:table-cell>
          <table:table-cell table:formula="of:=&quot;X&quot;&amp; [.G930]" office:value-type="string" office:string-value="X6318">
            <text:p>X6318</text:p>
          </table:table-cell>
          <table:table-cell table:number-columns-repeated="6"/>
          <table:table-cell table:style-name="ce7" table:formula="of:=[.B931]" office:value-type="string" office:string-value="N938">
            <text:p>N938</text:p>
          </table:table-cell>
          <table:table-cell table:style-name="ce7" table:formula="of:=[.D931]" office:value-type="string" office:string-value="X6312">
            <text:p>X6312</text:p>
          </table:table-cell>
          <table:table-cell table:style-name="ce7" table:formula="of:=[.F931]" office:value-type="string" office:string-value="Y1004.25">
            <text:p>Y1004.25</text:p>
          </table:table-cell>
          <table:table-cell/>
          <table:table-cell table:formula="of:=[.B931]" office:value-type="string" office:string-value="N938">
            <text:p>N938</text:p>
          </table:table-cell>
          <table:table-cell table:formula="of:=[.H931]" office:value-type="string" office:string-value="X6318">
            <text:p>X6318</text:p>
          </table:table-cell>
          <table:table-cell table:formula="of:=[.F931]" office:value-type="string" office:string-value="Y1004.25">
            <text:p>Y1004.25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table:formula="of:=&quot;N&quot;&amp;[.A931]" office:value-type="string" office:string-value="N938">
            <text:p>N938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31]" office:value-type="string" office:string-value="X6312">
            <text:p>X6312</text:p>
          </table:table-cell>
          <table:table-cell table:formula="of:=[.E932]+[.$J$6]" office:value-type="float" office:value="1004.25">
            <text:p>1004.25</text:p>
          </table:table-cell>
          <table:table-cell table:formula="of:=&quot;Y&quot; &amp; [.E931]" office:value-type="string" office:string-value="Y1004.25">
            <text:p>Y1004.25</text:p>
          </table:table-cell>
          <table:table-cell table:formula="of:=[.C931] +6" office:value-type="float" office:value="6318">
            <text:p>6318</text:p>
          </table:table-cell>
          <table:table-cell table:formula="of:=&quot;X&quot;&amp; [.G931]" office:value-type="string" office:string-value="X6318">
            <text:p>X6318</text:p>
          </table:table-cell>
          <table:table-cell table:number-columns-repeated="6"/>
          <table:table-cell table:style-name="ce7" table:formula="of:=[.B932]" office:value-type="string" office:string-value="N939">
            <text:p>N939</text:p>
          </table:table-cell>
          <table:table-cell table:style-name="ce7" table:formula="of:=[.D932]" office:value-type="string" office:string-value="X6312">
            <text:p>X6312</text:p>
          </table:table-cell>
          <table:table-cell table:style-name="ce7" table:formula="of:=[.F932]" office:value-type="string" office:string-value="Y998.5">
            <text:p>Y998.5</text:p>
          </table:table-cell>
          <table:table-cell/>
          <table:table-cell table:formula="of:=[.B932]" office:value-type="string" office:string-value="N939">
            <text:p>N939</text:p>
          </table:table-cell>
          <table:table-cell table:formula="of:=[.H932]" office:value-type="string" office:string-value="X6318">
            <text:p>X6318</text:p>
          </table:table-cell>
          <table:table-cell table:formula="of:=[.F932]" office:value-type="string" office:string-value="Y998.5">
            <text:p>Y998.5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table:formula="of:=&quot;N&quot;&amp;[.A932]" office:value-type="string" office:string-value="N939">
            <text:p>N939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32]" office:value-type="string" office:string-value="X6312">
            <text:p>X6312</text:p>
          </table:table-cell>
          <table:table-cell table:formula="of:=[.E933]+[.$J$6]" office:value-type="float" office:value="998.5">
            <text:p>998.5</text:p>
          </table:table-cell>
          <table:table-cell table:formula="of:=&quot;Y&quot; &amp; [.E932]" office:value-type="string" office:string-value="Y998.5">
            <text:p>Y998.5</text:p>
          </table:table-cell>
          <table:table-cell table:formula="of:=[.C932] +6" office:value-type="float" office:value="6318">
            <text:p>6318</text:p>
          </table:table-cell>
          <table:table-cell table:formula="of:=&quot;X&quot;&amp; [.G932]" office:value-type="string" office:string-value="X6318">
            <text:p>X6318</text:p>
          </table:table-cell>
          <table:table-cell table:number-columns-repeated="6"/>
          <table:table-cell table:style-name="ce7" table:formula="of:=[.B933]" office:value-type="string" office:string-value="N940">
            <text:p>N940</text:p>
          </table:table-cell>
          <table:table-cell table:style-name="ce7" table:formula="of:=[.D933]" office:value-type="string" office:string-value="X6312">
            <text:p>X6312</text:p>
          </table:table-cell>
          <table:table-cell table:style-name="ce7" table:formula="of:=[.F933]" office:value-type="string" office:string-value="Y992.75">
            <text:p>Y992.75</text:p>
          </table:table-cell>
          <table:table-cell/>
          <table:table-cell table:formula="of:=[.B933]" office:value-type="string" office:string-value="N940">
            <text:p>N940</text:p>
          </table:table-cell>
          <table:table-cell table:formula="of:=[.H933]" office:value-type="string" office:string-value="X6318">
            <text:p>X6318</text:p>
          </table:table-cell>
          <table:table-cell table:formula="of:=[.F933]" office:value-type="string" office:string-value="Y992.75">
            <text:p>Y992.75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table:formula="of:=&quot;N&quot;&amp;[.A933]" office:value-type="string" office:string-value="N940">
            <text:p>N940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33]" office:value-type="string" office:string-value="X6312">
            <text:p>X6312</text:p>
          </table:table-cell>
          <table:table-cell table:formula="of:=[.E934]+[.$J$6]" office:value-type="float" office:value="992.75">
            <text:p>992.75</text:p>
          </table:table-cell>
          <table:table-cell table:formula="of:=&quot;Y&quot; &amp; [.E933]" office:value-type="string" office:string-value="Y992.75">
            <text:p>Y992.75</text:p>
          </table:table-cell>
          <table:table-cell table:formula="of:=[.C933] +6" office:value-type="float" office:value="6318">
            <text:p>6318</text:p>
          </table:table-cell>
          <table:table-cell table:formula="of:=&quot;X&quot;&amp; [.G933]" office:value-type="string" office:string-value="X6318">
            <text:p>X6318</text:p>
          </table:table-cell>
          <table:table-cell table:number-columns-repeated="6"/>
          <table:table-cell table:style-name="ce7" table:formula="of:=[.B934]" office:value-type="string" office:string-value="N941">
            <text:p>N941</text:p>
          </table:table-cell>
          <table:table-cell table:style-name="ce7" table:formula="of:=[.D934]" office:value-type="string" office:string-value="X6312">
            <text:p>X6312</text:p>
          </table:table-cell>
          <table:table-cell table:style-name="ce7" table:formula="of:=[.F934]" office:value-type="string" office:string-value="Y987">
            <text:p>Y987</text:p>
          </table:table-cell>
          <table:table-cell/>
          <table:table-cell table:formula="of:=[.B934]" office:value-type="string" office:string-value="N941">
            <text:p>N941</text:p>
          </table:table-cell>
          <table:table-cell table:formula="of:=[.H934]" office:value-type="string" office:string-value="X6318">
            <text:p>X6318</text:p>
          </table:table-cell>
          <table:table-cell table:formula="of:=[.F934]" office:value-type="string" office:string-value="Y987">
            <text:p>Y987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table:formula="of:=&quot;N&quot;&amp;[.A934]" office:value-type="string" office:string-value="N941">
            <text:p>N941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34]" office:value-type="string" office:string-value="X6312">
            <text:p>X6312</text:p>
          </table:table-cell>
          <table:table-cell table:formula="of:=[.E935]+[.$J$6]" office:value-type="float" office:value="987">
            <text:p>987</text:p>
          </table:table-cell>
          <table:table-cell table:formula="of:=&quot;Y&quot; &amp; [.E934]" office:value-type="string" office:string-value="Y987">
            <text:p>Y987</text:p>
          </table:table-cell>
          <table:table-cell table:formula="of:=[.C934] +6" office:value-type="float" office:value="6318">
            <text:p>6318</text:p>
          </table:table-cell>
          <table:table-cell table:formula="of:=&quot;X&quot;&amp; [.G934]" office:value-type="string" office:string-value="X6318">
            <text:p>X6318</text:p>
          </table:table-cell>
          <table:table-cell table:number-columns-repeated="6"/>
          <table:table-cell table:style-name="ce7" table:formula="of:=[.B935]" office:value-type="string" office:string-value="N942">
            <text:p>N942</text:p>
          </table:table-cell>
          <table:table-cell table:style-name="ce7" table:formula="of:=[.D935]" office:value-type="string" office:string-value="X6312">
            <text:p>X6312</text:p>
          </table:table-cell>
          <table:table-cell table:style-name="ce7" table:formula="of:=[.F935]" office:value-type="string" office:string-value="Y981.25">
            <text:p>Y981.25</text:p>
          </table:table-cell>
          <table:table-cell/>
          <table:table-cell table:formula="of:=[.B935]" office:value-type="string" office:string-value="N942">
            <text:p>N942</text:p>
          </table:table-cell>
          <table:table-cell table:formula="of:=[.H935]" office:value-type="string" office:string-value="X6318">
            <text:p>X6318</text:p>
          </table:table-cell>
          <table:table-cell table:formula="of:=[.F935]" office:value-type="string" office:string-value="Y981.25">
            <text:p>Y981.25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table:formula="of:=&quot;N&quot;&amp;[.A935]" office:value-type="string" office:string-value="N942">
            <text:p>N942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35]" office:value-type="string" office:string-value="X6312">
            <text:p>X6312</text:p>
          </table:table-cell>
          <table:table-cell table:formula="of:=[.E936]+[.$J$6]" office:value-type="float" office:value="981.25">
            <text:p>981.25</text:p>
          </table:table-cell>
          <table:table-cell table:formula="of:=&quot;Y&quot; &amp; [.E935]" office:value-type="string" office:string-value="Y981.25">
            <text:p>Y981.25</text:p>
          </table:table-cell>
          <table:table-cell table:formula="of:=[.C935] +6" office:value-type="float" office:value="6318">
            <text:p>6318</text:p>
          </table:table-cell>
          <table:table-cell table:formula="of:=&quot;X&quot;&amp; [.G935]" office:value-type="string" office:string-value="X6318">
            <text:p>X6318</text:p>
          </table:table-cell>
          <table:table-cell table:number-columns-repeated="6"/>
          <table:table-cell table:style-name="ce7" table:formula="of:=[.B936]" office:value-type="string" office:string-value="N943">
            <text:p>N943</text:p>
          </table:table-cell>
          <table:table-cell table:style-name="ce7" table:formula="of:=[.D936]" office:value-type="string" office:string-value="X6312">
            <text:p>X6312</text:p>
          </table:table-cell>
          <table:table-cell table:style-name="ce7" table:formula="of:=[.F936]" office:value-type="string" office:string-value="Y975.5">
            <text:p>Y975.5</text:p>
          </table:table-cell>
          <table:table-cell/>
          <table:table-cell table:formula="of:=[.B936]" office:value-type="string" office:string-value="N943">
            <text:p>N943</text:p>
          </table:table-cell>
          <table:table-cell table:formula="of:=[.H936]" office:value-type="string" office:string-value="X6318">
            <text:p>X6318</text:p>
          </table:table-cell>
          <table:table-cell table:formula="of:=[.F936]" office:value-type="string" office:string-value="Y975.5">
            <text:p>Y975.5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table:formula="of:=&quot;N&quot;&amp;[.A936]" office:value-type="string" office:string-value="N943">
            <text:p>N943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36]" office:value-type="string" office:string-value="X6312">
            <text:p>X6312</text:p>
          </table:table-cell>
          <table:table-cell table:formula="of:=[.E937]+[.$J$6]" office:value-type="float" office:value="975.5">
            <text:p>975.5</text:p>
          </table:table-cell>
          <table:table-cell table:formula="of:=&quot;Y&quot; &amp; [.E936]" office:value-type="string" office:string-value="Y975.5">
            <text:p>Y975.5</text:p>
          </table:table-cell>
          <table:table-cell table:formula="of:=[.C936] +6" office:value-type="float" office:value="6318">
            <text:p>6318</text:p>
          </table:table-cell>
          <table:table-cell table:formula="of:=&quot;X&quot;&amp; [.G936]" office:value-type="string" office:string-value="X6318">
            <text:p>X6318</text:p>
          </table:table-cell>
          <table:table-cell table:number-columns-repeated="6"/>
          <table:table-cell table:style-name="ce7" table:formula="of:=[.B937]" office:value-type="string" office:string-value="N944">
            <text:p>N944</text:p>
          </table:table-cell>
          <table:table-cell table:style-name="ce7" table:formula="of:=[.D937]" office:value-type="string" office:string-value="X6312">
            <text:p>X6312</text:p>
          </table:table-cell>
          <table:table-cell table:style-name="ce7" table:formula="of:=[.F937]" office:value-type="string" office:string-value="Y969.75">
            <text:p>Y969.75</text:p>
          </table:table-cell>
          <table:table-cell/>
          <table:table-cell table:formula="of:=[.B937]" office:value-type="string" office:string-value="N944">
            <text:p>N944</text:p>
          </table:table-cell>
          <table:table-cell table:formula="of:=[.H937]" office:value-type="string" office:string-value="X6318">
            <text:p>X6318</text:p>
          </table:table-cell>
          <table:table-cell table:formula="of:=[.F937]" office:value-type="string" office:string-value="Y969.75">
            <text:p>Y969.75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table:formula="of:=&quot;N&quot;&amp;[.A937]" office:value-type="string" office:string-value="N944">
            <text:p>N944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37]" office:value-type="string" office:string-value="X6312">
            <text:p>X6312</text:p>
          </table:table-cell>
          <table:table-cell table:formula="of:=[.E938]+[.$J$6]" office:value-type="float" office:value="969.75">
            <text:p>969.75</text:p>
          </table:table-cell>
          <table:table-cell table:formula="of:=&quot;Y&quot; &amp; [.E937]" office:value-type="string" office:string-value="Y969.75">
            <text:p>Y969.75</text:p>
          </table:table-cell>
          <table:table-cell table:formula="of:=[.C937] +6" office:value-type="float" office:value="6318">
            <text:p>6318</text:p>
          </table:table-cell>
          <table:table-cell table:formula="of:=&quot;X&quot;&amp; [.G937]" office:value-type="string" office:string-value="X6318">
            <text:p>X6318</text:p>
          </table:table-cell>
          <table:table-cell table:number-columns-repeated="6"/>
          <table:table-cell table:style-name="ce7" table:formula="of:=[.B938]" office:value-type="string" office:string-value="N945">
            <text:p>N945</text:p>
          </table:table-cell>
          <table:table-cell table:style-name="ce7" table:formula="of:=[.D938]" office:value-type="string" office:string-value="X6312">
            <text:p>X6312</text:p>
          </table:table-cell>
          <table:table-cell table:style-name="ce7" table:formula="of:=[.F938]" office:value-type="string" office:string-value="Y964">
            <text:p>Y964</text:p>
          </table:table-cell>
          <table:table-cell/>
          <table:table-cell table:formula="of:=[.B938]" office:value-type="string" office:string-value="N945">
            <text:p>N945</text:p>
          </table:table-cell>
          <table:table-cell table:formula="of:=[.H938]" office:value-type="string" office:string-value="X6318">
            <text:p>X6318</text:p>
          </table:table-cell>
          <table:table-cell table:formula="of:=[.F938]" office:value-type="string" office:string-value="Y964">
            <text:p>Y964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table:formula="of:=&quot;N&quot;&amp;[.A938]" office:value-type="string" office:string-value="N945">
            <text:p>N945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38]" office:value-type="string" office:string-value="X6312">
            <text:p>X6312</text:p>
          </table:table-cell>
          <table:table-cell table:formula="of:=[.E939]+[.$J$6]" office:value-type="float" office:value="964">
            <text:p>964</text:p>
          </table:table-cell>
          <table:table-cell table:formula="of:=&quot;Y&quot; &amp; [.E938]" office:value-type="string" office:string-value="Y964">
            <text:p>Y964</text:p>
          </table:table-cell>
          <table:table-cell table:formula="of:=[.C938] +6" office:value-type="float" office:value="6318">
            <text:p>6318</text:p>
          </table:table-cell>
          <table:table-cell table:formula="of:=&quot;X&quot;&amp; [.G938]" office:value-type="string" office:string-value="X6318">
            <text:p>X6318</text:p>
          </table:table-cell>
          <table:table-cell table:number-columns-repeated="6"/>
          <table:table-cell table:style-name="ce7" table:formula="of:=[.B939]" office:value-type="string" office:string-value="N946">
            <text:p>N946</text:p>
          </table:table-cell>
          <table:table-cell table:style-name="ce7" table:formula="of:=[.D939]" office:value-type="string" office:string-value="X6312">
            <text:p>X6312</text:p>
          </table:table-cell>
          <table:table-cell table:style-name="ce7" table:formula="of:=[.F939]" office:value-type="string" office:string-value="Y958.25">
            <text:p>Y958.25</text:p>
          </table:table-cell>
          <table:table-cell/>
          <table:table-cell table:formula="of:=[.B939]" office:value-type="string" office:string-value="N946">
            <text:p>N946</text:p>
          </table:table-cell>
          <table:table-cell table:formula="of:=[.H939]" office:value-type="string" office:string-value="X6318">
            <text:p>X6318</text:p>
          </table:table-cell>
          <table:table-cell table:formula="of:=[.F939]" office:value-type="string" office:string-value="Y958.25">
            <text:p>Y958.25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table:formula="of:=&quot;N&quot;&amp;[.A939]" office:value-type="string" office:string-value="N946">
            <text:p>N946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39]" office:value-type="string" office:string-value="X6312">
            <text:p>X6312</text:p>
          </table:table-cell>
          <table:table-cell table:formula="of:=[.E940]+[.$J$6]" office:value-type="float" office:value="958.25">
            <text:p>958.25</text:p>
          </table:table-cell>
          <table:table-cell table:formula="of:=&quot;Y&quot; &amp; [.E939]" office:value-type="string" office:string-value="Y958.25">
            <text:p>Y958.25</text:p>
          </table:table-cell>
          <table:table-cell table:formula="of:=[.C939] +6" office:value-type="float" office:value="6318">
            <text:p>6318</text:p>
          </table:table-cell>
          <table:table-cell table:formula="of:=&quot;X&quot;&amp; [.G939]" office:value-type="string" office:string-value="X6318">
            <text:p>X6318</text:p>
          </table:table-cell>
          <table:table-cell table:number-columns-repeated="6"/>
          <table:table-cell table:style-name="ce7" table:formula="of:=[.B940]" office:value-type="string" office:string-value="N947">
            <text:p>N947</text:p>
          </table:table-cell>
          <table:table-cell table:style-name="ce7" table:formula="of:=[.D940]" office:value-type="string" office:string-value="X6312">
            <text:p>X6312</text:p>
          </table:table-cell>
          <table:table-cell table:style-name="ce7" table:formula="of:=[.F940]" office:value-type="string" office:string-value="Y952.5">
            <text:p>Y952.5</text:p>
          </table:table-cell>
          <table:table-cell/>
          <table:table-cell table:formula="of:=[.B940]" office:value-type="string" office:string-value="N947">
            <text:p>N947</text:p>
          </table:table-cell>
          <table:table-cell table:formula="of:=[.H940]" office:value-type="string" office:string-value="X6318">
            <text:p>X6318</text:p>
          </table:table-cell>
          <table:table-cell table:formula="of:=[.F940]" office:value-type="string" office:string-value="Y952.5">
            <text:p>Y952.5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table:formula="of:=&quot;N&quot;&amp;[.A940]" office:value-type="string" office:string-value="N947">
            <text:p>N947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40]" office:value-type="string" office:string-value="X6312">
            <text:p>X6312</text:p>
          </table:table-cell>
          <table:table-cell table:formula="of:=[.E941]+[.$J$6]" office:value-type="float" office:value="952.5">
            <text:p>952.5</text:p>
          </table:table-cell>
          <table:table-cell table:formula="of:=&quot;Y&quot; &amp; [.E940]" office:value-type="string" office:string-value="Y952.5">
            <text:p>Y952.5</text:p>
          </table:table-cell>
          <table:table-cell table:formula="of:=[.C940] +6" office:value-type="float" office:value="6318">
            <text:p>6318</text:p>
          </table:table-cell>
          <table:table-cell table:formula="of:=&quot;X&quot;&amp; [.G940]" office:value-type="string" office:string-value="X6318">
            <text:p>X6318</text:p>
          </table:table-cell>
          <table:table-cell table:number-columns-repeated="6"/>
          <table:table-cell table:style-name="ce7" table:formula="of:=[.B941]" office:value-type="string" office:string-value="N948">
            <text:p>N948</text:p>
          </table:table-cell>
          <table:table-cell table:style-name="ce7" table:formula="of:=[.D941]" office:value-type="string" office:string-value="X6312">
            <text:p>X6312</text:p>
          </table:table-cell>
          <table:table-cell table:style-name="ce7" table:formula="of:=[.F941]" office:value-type="string" office:string-value="Y946.75">
            <text:p>Y946.75</text:p>
          </table:table-cell>
          <table:table-cell/>
          <table:table-cell table:formula="of:=[.B941]" office:value-type="string" office:string-value="N948">
            <text:p>N948</text:p>
          </table:table-cell>
          <table:table-cell table:formula="of:=[.H941]" office:value-type="string" office:string-value="X6318">
            <text:p>X6318</text:p>
          </table:table-cell>
          <table:table-cell table:formula="of:=[.F941]" office:value-type="string" office:string-value="Y946.75">
            <text:p>Y946.75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table:formula="of:=&quot;N&quot;&amp;[.A941]" office:value-type="string" office:string-value="N948">
            <text:p>N948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41]" office:value-type="string" office:string-value="X6312">
            <text:p>X6312</text:p>
          </table:table-cell>
          <table:table-cell table:formula="of:=[.E942]+[.$J$6]" office:value-type="float" office:value="946.75">
            <text:p>946.75</text:p>
          </table:table-cell>
          <table:table-cell table:formula="of:=&quot;Y&quot; &amp; [.E941]" office:value-type="string" office:string-value="Y946.75">
            <text:p>Y946.75</text:p>
          </table:table-cell>
          <table:table-cell table:formula="of:=[.C941] +6" office:value-type="float" office:value="6318">
            <text:p>6318</text:p>
          </table:table-cell>
          <table:table-cell table:formula="of:=&quot;X&quot;&amp; [.G941]" office:value-type="string" office:string-value="X6318">
            <text:p>X6318</text:p>
          </table:table-cell>
          <table:table-cell table:number-columns-repeated="6"/>
          <table:table-cell table:style-name="ce7" table:formula="of:=[.B942]" office:value-type="string" office:string-value="N949">
            <text:p>N949</text:p>
          </table:table-cell>
          <table:table-cell table:style-name="ce7" table:formula="of:=[.D942]" office:value-type="string" office:string-value="X6312">
            <text:p>X6312</text:p>
          </table:table-cell>
          <table:table-cell table:style-name="ce7" table:formula="of:=[.F942]" office:value-type="string" office:string-value="Y941">
            <text:p>Y941</text:p>
          </table:table-cell>
          <table:table-cell/>
          <table:table-cell table:formula="of:=[.B942]" office:value-type="string" office:string-value="N949">
            <text:p>N949</text:p>
          </table:table-cell>
          <table:table-cell table:formula="of:=[.H942]" office:value-type="string" office:string-value="X6318">
            <text:p>X6318</text:p>
          </table:table-cell>
          <table:table-cell table:formula="of:=[.F942]" office:value-type="string" office:string-value="Y941">
            <text:p>Y941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table:formula="of:=&quot;N&quot;&amp;[.A942]" office:value-type="string" office:string-value="N949">
            <text:p>N949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42]" office:value-type="string" office:string-value="X6312">
            <text:p>X6312</text:p>
          </table:table-cell>
          <table:table-cell table:formula="of:=[.E943]+[.$J$6]" office:value-type="float" office:value="941">
            <text:p>941</text:p>
          </table:table-cell>
          <table:table-cell table:formula="of:=&quot;Y&quot; &amp; [.E942]" office:value-type="string" office:string-value="Y941">
            <text:p>Y941</text:p>
          </table:table-cell>
          <table:table-cell table:formula="of:=[.C942] +6" office:value-type="float" office:value="6318">
            <text:p>6318</text:p>
          </table:table-cell>
          <table:table-cell table:formula="of:=&quot;X&quot;&amp; [.G942]" office:value-type="string" office:string-value="X6318">
            <text:p>X6318</text:p>
          </table:table-cell>
          <table:table-cell table:number-columns-repeated="6"/>
          <table:table-cell table:style-name="ce7" table:formula="of:=[.B943]" office:value-type="string" office:string-value="N950">
            <text:p>N950</text:p>
          </table:table-cell>
          <table:table-cell table:style-name="ce7" table:formula="of:=[.D943]" office:value-type="string" office:string-value="X6312">
            <text:p>X6312</text:p>
          </table:table-cell>
          <table:table-cell table:style-name="ce7" table:formula="of:=[.F943]" office:value-type="string" office:string-value="Y935.25">
            <text:p>Y935.25</text:p>
          </table:table-cell>
          <table:table-cell/>
          <table:table-cell table:formula="of:=[.B943]" office:value-type="string" office:string-value="N950">
            <text:p>N950</text:p>
          </table:table-cell>
          <table:table-cell table:formula="of:=[.H943]" office:value-type="string" office:string-value="X6318">
            <text:p>X6318</text:p>
          </table:table-cell>
          <table:table-cell table:formula="of:=[.F943]" office:value-type="string" office:string-value="Y935.25">
            <text:p>Y935.25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table:formula="of:=&quot;N&quot;&amp;[.A943]" office:value-type="string" office:string-value="N950">
            <text:p>N950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43]" office:value-type="string" office:string-value="X6312">
            <text:p>X6312</text:p>
          </table:table-cell>
          <table:table-cell table:formula="of:=[.E944]+[.$J$6]" office:value-type="float" office:value="935.25">
            <text:p>935.25</text:p>
          </table:table-cell>
          <table:table-cell table:formula="of:=&quot;Y&quot; &amp; [.E943]" office:value-type="string" office:string-value="Y935.25">
            <text:p>Y935.25</text:p>
          </table:table-cell>
          <table:table-cell table:formula="of:=[.C943] +6" office:value-type="float" office:value="6318">
            <text:p>6318</text:p>
          </table:table-cell>
          <table:table-cell table:formula="of:=&quot;X&quot;&amp; [.G943]" office:value-type="string" office:string-value="X6318">
            <text:p>X6318</text:p>
          </table:table-cell>
          <table:table-cell table:number-columns-repeated="6"/>
          <table:table-cell table:style-name="ce7" table:formula="of:=[.B944]" office:value-type="string" office:string-value="N951">
            <text:p>N951</text:p>
          </table:table-cell>
          <table:table-cell table:style-name="ce7" table:formula="of:=[.D944]" office:value-type="string" office:string-value="X6312">
            <text:p>X6312</text:p>
          </table:table-cell>
          <table:table-cell table:style-name="ce7" table:formula="of:=[.F944]" office:value-type="string" office:string-value="Y929.5">
            <text:p>Y929.5</text:p>
          </table:table-cell>
          <table:table-cell/>
          <table:table-cell table:formula="of:=[.B944]" office:value-type="string" office:string-value="N951">
            <text:p>N951</text:p>
          </table:table-cell>
          <table:table-cell table:formula="of:=[.H944]" office:value-type="string" office:string-value="X6318">
            <text:p>X6318</text:p>
          </table:table-cell>
          <table:table-cell table:formula="of:=[.F944]" office:value-type="string" office:string-value="Y929.5">
            <text:p>Y929.5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table:formula="of:=&quot;N&quot;&amp;[.A944]" office:value-type="string" office:string-value="N951">
            <text:p>N951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44]" office:value-type="string" office:string-value="X6312">
            <text:p>X6312</text:p>
          </table:table-cell>
          <table:table-cell table:formula="of:=[.E945]+[.$J$6]" office:value-type="float" office:value="929.5">
            <text:p>929.5</text:p>
          </table:table-cell>
          <table:table-cell table:formula="of:=&quot;Y&quot; &amp; [.E944]" office:value-type="string" office:string-value="Y929.5">
            <text:p>Y929.5</text:p>
          </table:table-cell>
          <table:table-cell table:formula="of:=[.C944] +6" office:value-type="float" office:value="6318">
            <text:p>6318</text:p>
          </table:table-cell>
          <table:table-cell table:formula="of:=&quot;X&quot;&amp; [.G944]" office:value-type="string" office:string-value="X6318">
            <text:p>X6318</text:p>
          </table:table-cell>
          <table:table-cell table:number-columns-repeated="6"/>
          <table:table-cell table:style-name="ce7" table:formula="of:=[.B945]" office:value-type="string" office:string-value="N952">
            <text:p>N952</text:p>
          </table:table-cell>
          <table:table-cell table:style-name="ce7" table:formula="of:=[.D945]" office:value-type="string" office:string-value="X6312">
            <text:p>X6312</text:p>
          </table:table-cell>
          <table:table-cell table:style-name="ce7" table:formula="of:=[.F945]" office:value-type="string" office:string-value="Y923.75">
            <text:p>Y923.75</text:p>
          </table:table-cell>
          <table:table-cell/>
          <table:table-cell table:formula="of:=[.B945]" office:value-type="string" office:string-value="N952">
            <text:p>N952</text:p>
          </table:table-cell>
          <table:table-cell table:formula="of:=[.H945]" office:value-type="string" office:string-value="X6318">
            <text:p>X6318</text:p>
          </table:table-cell>
          <table:table-cell table:formula="of:=[.F945]" office:value-type="string" office:string-value="Y923.75">
            <text:p>Y923.75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table:formula="of:=&quot;N&quot;&amp;[.A945]" office:value-type="string" office:string-value="N952">
            <text:p>N952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45]" office:value-type="string" office:string-value="X6312">
            <text:p>X6312</text:p>
          </table:table-cell>
          <table:table-cell table:formula="of:=[.E946]+[.$J$6]" office:value-type="float" office:value="923.75">
            <text:p>923.75</text:p>
          </table:table-cell>
          <table:table-cell table:formula="of:=&quot;Y&quot; &amp; [.E945]" office:value-type="string" office:string-value="Y923.75">
            <text:p>Y923.75</text:p>
          </table:table-cell>
          <table:table-cell table:formula="of:=[.C945] +6" office:value-type="float" office:value="6318">
            <text:p>6318</text:p>
          </table:table-cell>
          <table:table-cell table:formula="of:=&quot;X&quot;&amp; [.G945]" office:value-type="string" office:string-value="X6318">
            <text:p>X6318</text:p>
          </table:table-cell>
          <table:table-cell table:number-columns-repeated="6"/>
          <table:table-cell table:style-name="ce7" table:formula="of:=[.B946]" office:value-type="string" office:string-value="N953">
            <text:p>N953</text:p>
          </table:table-cell>
          <table:table-cell table:style-name="ce7" table:formula="of:=[.D946]" office:value-type="string" office:string-value="X6312">
            <text:p>X6312</text:p>
          </table:table-cell>
          <table:table-cell table:style-name="ce7" table:formula="of:=[.F946]" office:value-type="string" office:string-value="Y918">
            <text:p>Y918</text:p>
          </table:table-cell>
          <table:table-cell/>
          <table:table-cell table:formula="of:=[.B946]" office:value-type="string" office:string-value="N953">
            <text:p>N953</text:p>
          </table:table-cell>
          <table:table-cell table:formula="of:=[.H946]" office:value-type="string" office:string-value="X6318">
            <text:p>X6318</text:p>
          </table:table-cell>
          <table:table-cell table:formula="of:=[.F946]" office:value-type="string" office:string-value="Y918">
            <text:p>Y918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table:formula="of:=&quot;N&quot;&amp;[.A946]" office:value-type="string" office:string-value="N953">
            <text:p>N953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46]" office:value-type="string" office:string-value="X6312">
            <text:p>X6312</text:p>
          </table:table-cell>
          <table:table-cell table:formula="of:=[.E947]+[.$J$6]" office:value-type="float" office:value="918">
            <text:p>918</text:p>
          </table:table-cell>
          <table:table-cell table:formula="of:=&quot;Y&quot; &amp; [.E946]" office:value-type="string" office:string-value="Y918">
            <text:p>Y918</text:p>
          </table:table-cell>
          <table:table-cell table:formula="of:=[.C946] +6" office:value-type="float" office:value="6318">
            <text:p>6318</text:p>
          </table:table-cell>
          <table:table-cell table:formula="of:=&quot;X&quot;&amp; [.G946]" office:value-type="string" office:string-value="X6318">
            <text:p>X6318</text:p>
          </table:table-cell>
          <table:table-cell table:number-columns-repeated="6"/>
          <table:table-cell table:style-name="ce7" table:formula="of:=[.B947]" office:value-type="string" office:string-value="N954">
            <text:p>N954</text:p>
          </table:table-cell>
          <table:table-cell table:style-name="ce7" table:formula="of:=[.D947]" office:value-type="string" office:string-value="X6312">
            <text:p>X6312</text:p>
          </table:table-cell>
          <table:table-cell table:style-name="ce7" table:formula="of:=[.F947]" office:value-type="string" office:string-value="Y912.25">
            <text:p>Y912.25</text:p>
          </table:table-cell>
          <table:table-cell/>
          <table:table-cell table:formula="of:=[.B947]" office:value-type="string" office:string-value="N954">
            <text:p>N954</text:p>
          </table:table-cell>
          <table:table-cell table:formula="of:=[.H947]" office:value-type="string" office:string-value="X6318">
            <text:p>X6318</text:p>
          </table:table-cell>
          <table:table-cell table:formula="of:=[.F947]" office:value-type="string" office:string-value="Y912.25">
            <text:p>Y912.25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table:formula="of:=&quot;N&quot;&amp;[.A947]" office:value-type="string" office:string-value="N954">
            <text:p>N954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47]" office:value-type="string" office:string-value="X6312">
            <text:p>X6312</text:p>
          </table:table-cell>
          <table:table-cell table:formula="of:=[.E948]+[.$J$6]" office:value-type="float" office:value="912.25">
            <text:p>912.25</text:p>
          </table:table-cell>
          <table:table-cell table:formula="of:=&quot;Y&quot; &amp; [.E947]" office:value-type="string" office:string-value="Y912.25">
            <text:p>Y912.25</text:p>
          </table:table-cell>
          <table:table-cell table:formula="of:=[.C947] +6" office:value-type="float" office:value="6318">
            <text:p>6318</text:p>
          </table:table-cell>
          <table:table-cell table:formula="of:=&quot;X&quot;&amp; [.G947]" office:value-type="string" office:string-value="X6318">
            <text:p>X6318</text:p>
          </table:table-cell>
          <table:table-cell table:number-columns-repeated="6"/>
          <table:table-cell table:style-name="ce7" table:formula="of:=[.B948]" office:value-type="string" office:string-value="N955">
            <text:p>N955</text:p>
          </table:table-cell>
          <table:table-cell table:style-name="ce7" table:formula="of:=[.D948]" office:value-type="string" office:string-value="X6312">
            <text:p>X6312</text:p>
          </table:table-cell>
          <table:table-cell table:style-name="ce7" table:formula="of:=[.F948]" office:value-type="string" office:string-value="Y906.5">
            <text:p>Y906.5</text:p>
          </table:table-cell>
          <table:table-cell/>
          <table:table-cell table:formula="of:=[.B948]" office:value-type="string" office:string-value="N955">
            <text:p>N955</text:p>
          </table:table-cell>
          <table:table-cell table:formula="of:=[.H948]" office:value-type="string" office:string-value="X6318">
            <text:p>X6318</text:p>
          </table:table-cell>
          <table:table-cell table:formula="of:=[.F948]" office:value-type="string" office:string-value="Y906.5">
            <text:p>Y906.5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table:formula="of:=&quot;N&quot;&amp;[.A948]" office:value-type="string" office:string-value="N955">
            <text:p>N955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48]" office:value-type="string" office:string-value="X6312">
            <text:p>X6312</text:p>
          </table:table-cell>
          <table:table-cell table:formula="of:=[.E949]+[.$J$6]" office:value-type="float" office:value="906.5">
            <text:p>906.5</text:p>
          </table:table-cell>
          <table:table-cell table:formula="of:=&quot;Y&quot; &amp; [.E948]" office:value-type="string" office:string-value="Y906.5">
            <text:p>Y906.5</text:p>
          </table:table-cell>
          <table:table-cell table:formula="of:=[.C948] +6" office:value-type="float" office:value="6318">
            <text:p>6318</text:p>
          </table:table-cell>
          <table:table-cell table:formula="of:=&quot;X&quot;&amp; [.G948]" office:value-type="string" office:string-value="X6318">
            <text:p>X6318</text:p>
          </table:table-cell>
          <table:table-cell table:number-columns-repeated="6"/>
          <table:table-cell table:style-name="ce7" table:formula="of:=[.B949]" office:value-type="string" office:string-value="N956">
            <text:p>N956</text:p>
          </table:table-cell>
          <table:table-cell table:style-name="ce7" table:formula="of:=[.D949]" office:value-type="string" office:string-value="X6312">
            <text:p>X6312</text:p>
          </table:table-cell>
          <table:table-cell table:style-name="ce7" table:formula="of:=[.F949]" office:value-type="string" office:string-value="Y900.75">
            <text:p>Y900.75</text:p>
          </table:table-cell>
          <table:table-cell/>
          <table:table-cell table:formula="of:=[.B949]" office:value-type="string" office:string-value="N956">
            <text:p>N956</text:p>
          </table:table-cell>
          <table:table-cell table:formula="of:=[.H949]" office:value-type="string" office:string-value="X6318">
            <text:p>X6318</text:p>
          </table:table-cell>
          <table:table-cell table:formula="of:=[.F949]" office:value-type="string" office:string-value="Y900.75">
            <text:p>Y900.75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table:formula="of:=&quot;N&quot;&amp;[.A949]" office:value-type="string" office:string-value="N956">
            <text:p>N956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49]" office:value-type="string" office:string-value="X6312">
            <text:p>X6312</text:p>
          </table:table-cell>
          <table:table-cell table:formula="of:=[.E950]+[.$J$6]" office:value-type="float" office:value="900.75">
            <text:p>900.75</text:p>
          </table:table-cell>
          <table:table-cell table:formula="of:=&quot;Y&quot; &amp; [.E949]" office:value-type="string" office:string-value="Y900.75">
            <text:p>Y900.75</text:p>
          </table:table-cell>
          <table:table-cell table:formula="of:=[.C949] +6" office:value-type="float" office:value="6318">
            <text:p>6318</text:p>
          </table:table-cell>
          <table:table-cell table:formula="of:=&quot;X&quot;&amp; [.G949]" office:value-type="string" office:string-value="X6318">
            <text:p>X6318</text:p>
          </table:table-cell>
          <table:table-cell table:number-columns-repeated="6"/>
          <table:table-cell table:style-name="ce7" table:formula="of:=[.B950]" office:value-type="string" office:string-value="N957">
            <text:p>N957</text:p>
          </table:table-cell>
          <table:table-cell table:style-name="ce7" table:formula="of:=[.D950]" office:value-type="string" office:string-value="X6312">
            <text:p>X6312</text:p>
          </table:table-cell>
          <table:table-cell table:style-name="ce7" table:formula="of:=[.F950]" office:value-type="string" office:string-value="Y895">
            <text:p>Y895</text:p>
          </table:table-cell>
          <table:table-cell/>
          <table:table-cell table:formula="of:=[.B950]" office:value-type="string" office:string-value="N957">
            <text:p>N957</text:p>
          </table:table-cell>
          <table:table-cell table:formula="of:=[.H950]" office:value-type="string" office:string-value="X6318">
            <text:p>X6318</text:p>
          </table:table-cell>
          <table:table-cell table:formula="of:=[.F950]" office:value-type="string" office:string-value="Y895">
            <text:p>Y895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table:formula="of:=&quot;N&quot;&amp;[.A950]" office:value-type="string" office:string-value="N957">
            <text:p>N957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50]" office:value-type="string" office:string-value="X6312">
            <text:p>X6312</text:p>
          </table:table-cell>
          <table:table-cell table:formula="of:=[.E951]+[.$J$6]" office:value-type="float" office:value="895">
            <text:p>895</text:p>
          </table:table-cell>
          <table:table-cell table:formula="of:=&quot;Y&quot; &amp; [.E950]" office:value-type="string" office:string-value="Y895">
            <text:p>Y895</text:p>
          </table:table-cell>
          <table:table-cell table:formula="of:=[.C950] +6" office:value-type="float" office:value="6318">
            <text:p>6318</text:p>
          </table:table-cell>
          <table:table-cell table:formula="of:=&quot;X&quot;&amp; [.G950]" office:value-type="string" office:string-value="X6318">
            <text:p>X6318</text:p>
          </table:table-cell>
          <table:table-cell table:number-columns-repeated="6"/>
          <table:table-cell table:style-name="ce7" table:formula="of:=[.B951]" office:value-type="string" office:string-value="N958">
            <text:p>N958</text:p>
          </table:table-cell>
          <table:table-cell table:style-name="ce7" table:formula="of:=[.D951]" office:value-type="string" office:string-value="X6312">
            <text:p>X6312</text:p>
          </table:table-cell>
          <table:table-cell table:style-name="ce7" table:formula="of:=[.F951]" office:value-type="string" office:string-value="Y889.25">
            <text:p>Y889.25</text:p>
          </table:table-cell>
          <table:table-cell/>
          <table:table-cell table:formula="of:=[.B951]" office:value-type="string" office:string-value="N958">
            <text:p>N958</text:p>
          </table:table-cell>
          <table:table-cell table:formula="of:=[.H951]" office:value-type="string" office:string-value="X6318">
            <text:p>X6318</text:p>
          </table:table-cell>
          <table:table-cell table:formula="of:=[.F951]" office:value-type="string" office:string-value="Y889.25">
            <text:p>Y889.25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table:formula="of:=&quot;N&quot;&amp;[.A951]" office:value-type="string" office:string-value="N958">
            <text:p>N958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51]" office:value-type="string" office:string-value="X6312">
            <text:p>X6312</text:p>
          </table:table-cell>
          <table:table-cell table:formula="of:=[.E952]+[.$J$6]" office:value-type="float" office:value="889.25">
            <text:p>889.25</text:p>
          </table:table-cell>
          <table:table-cell table:formula="of:=&quot;Y&quot; &amp; [.E951]" office:value-type="string" office:string-value="Y889.25">
            <text:p>Y889.25</text:p>
          </table:table-cell>
          <table:table-cell table:formula="of:=[.C951] +6" office:value-type="float" office:value="6318">
            <text:p>6318</text:p>
          </table:table-cell>
          <table:table-cell table:formula="of:=&quot;X&quot;&amp; [.G951]" office:value-type="string" office:string-value="X6318">
            <text:p>X6318</text:p>
          </table:table-cell>
          <table:table-cell table:number-columns-repeated="6"/>
          <table:table-cell table:style-name="ce7" table:formula="of:=[.B952]" office:value-type="string" office:string-value="N959">
            <text:p>N959</text:p>
          </table:table-cell>
          <table:table-cell table:style-name="ce7" table:formula="of:=[.D952]" office:value-type="string" office:string-value="X6312">
            <text:p>X6312</text:p>
          </table:table-cell>
          <table:table-cell table:style-name="ce7" table:formula="of:=[.F952]" office:value-type="string" office:string-value="Y883.5">
            <text:p>Y883.5</text:p>
          </table:table-cell>
          <table:table-cell/>
          <table:table-cell table:formula="of:=[.B952]" office:value-type="string" office:string-value="N959">
            <text:p>N959</text:p>
          </table:table-cell>
          <table:table-cell table:formula="of:=[.H952]" office:value-type="string" office:string-value="X6318">
            <text:p>X6318</text:p>
          </table:table-cell>
          <table:table-cell table:formula="of:=[.F952]" office:value-type="string" office:string-value="Y883.5">
            <text:p>Y883.5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table:formula="of:=&quot;N&quot;&amp;[.A952]" office:value-type="string" office:string-value="N959">
            <text:p>N959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52]" office:value-type="string" office:string-value="X6312">
            <text:p>X6312</text:p>
          </table:table-cell>
          <table:table-cell table:formula="of:=[.E953]+[.$J$6]" office:value-type="float" office:value="883.5">
            <text:p>883.5</text:p>
          </table:table-cell>
          <table:table-cell table:formula="of:=&quot;Y&quot; &amp; [.E952]" office:value-type="string" office:string-value="Y883.5">
            <text:p>Y883.5</text:p>
          </table:table-cell>
          <table:table-cell table:formula="of:=[.C952] +6" office:value-type="float" office:value="6318">
            <text:p>6318</text:p>
          </table:table-cell>
          <table:table-cell table:formula="of:=&quot;X&quot;&amp; [.G952]" office:value-type="string" office:string-value="X6318">
            <text:p>X6318</text:p>
          </table:table-cell>
          <table:table-cell table:number-columns-repeated="6"/>
          <table:table-cell table:style-name="ce7" table:formula="of:=[.B953]" office:value-type="string" office:string-value="N960">
            <text:p>N960</text:p>
          </table:table-cell>
          <table:table-cell table:style-name="ce7" table:formula="of:=[.D953]" office:value-type="string" office:string-value="X6312">
            <text:p>X6312</text:p>
          </table:table-cell>
          <table:table-cell table:style-name="ce7" table:formula="of:=[.F953]" office:value-type="string" office:string-value="Y877.75">
            <text:p>Y877.75</text:p>
          </table:table-cell>
          <table:table-cell/>
          <table:table-cell table:formula="of:=[.B953]" office:value-type="string" office:string-value="N960">
            <text:p>N960</text:p>
          </table:table-cell>
          <table:table-cell table:formula="of:=[.H953]" office:value-type="string" office:string-value="X6318">
            <text:p>X6318</text:p>
          </table:table-cell>
          <table:table-cell table:formula="of:=[.F953]" office:value-type="string" office:string-value="Y877.75">
            <text:p>Y877.75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table:formula="of:=&quot;N&quot;&amp;[.A953]" office:value-type="string" office:string-value="N960">
            <text:p>N960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53]" office:value-type="string" office:string-value="X6312">
            <text:p>X6312</text:p>
          </table:table-cell>
          <table:table-cell table:formula="of:=[.E954]+[.$J$6]" office:value-type="float" office:value="877.75">
            <text:p>877.75</text:p>
          </table:table-cell>
          <table:table-cell table:formula="of:=&quot;Y&quot; &amp; [.E953]" office:value-type="string" office:string-value="Y877.75">
            <text:p>Y877.75</text:p>
          </table:table-cell>
          <table:table-cell table:formula="of:=[.C953] +6" office:value-type="float" office:value="6318">
            <text:p>6318</text:p>
          </table:table-cell>
          <table:table-cell table:formula="of:=&quot;X&quot;&amp; [.G953]" office:value-type="string" office:string-value="X6318">
            <text:p>X6318</text:p>
          </table:table-cell>
          <table:table-cell table:number-columns-repeated="6"/>
          <table:table-cell table:style-name="ce7" table:formula="of:=[.B954]" office:value-type="string" office:string-value="N961">
            <text:p>N961</text:p>
          </table:table-cell>
          <table:table-cell table:style-name="ce7" table:formula="of:=[.D954]" office:value-type="string" office:string-value="X6312">
            <text:p>X6312</text:p>
          </table:table-cell>
          <table:table-cell table:style-name="ce7" table:formula="of:=[.F954]" office:value-type="string" office:string-value="Y872">
            <text:p>Y872</text:p>
          </table:table-cell>
          <table:table-cell/>
          <table:table-cell table:formula="of:=[.B954]" office:value-type="string" office:string-value="N961">
            <text:p>N961</text:p>
          </table:table-cell>
          <table:table-cell table:formula="of:=[.H954]" office:value-type="string" office:string-value="X6318">
            <text:p>X6318</text:p>
          </table:table-cell>
          <table:table-cell table:formula="of:=[.F954]" office:value-type="string" office:string-value="Y872">
            <text:p>Y872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table:formula="of:=&quot;N&quot;&amp;[.A954]" office:value-type="string" office:string-value="N961">
            <text:p>N961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54]" office:value-type="string" office:string-value="X6312">
            <text:p>X6312</text:p>
          </table:table-cell>
          <table:table-cell table:formula="of:=[.E955]+[.$J$6]" office:value-type="float" office:value="872">
            <text:p>872</text:p>
          </table:table-cell>
          <table:table-cell table:formula="of:=&quot;Y&quot; &amp; [.E954]" office:value-type="string" office:string-value="Y872">
            <text:p>Y872</text:p>
          </table:table-cell>
          <table:table-cell table:formula="of:=[.C954] +6" office:value-type="float" office:value="6318">
            <text:p>6318</text:p>
          </table:table-cell>
          <table:table-cell table:formula="of:=&quot;X&quot;&amp; [.G954]" office:value-type="string" office:string-value="X6318">
            <text:p>X6318</text:p>
          </table:table-cell>
          <table:table-cell table:number-columns-repeated="6"/>
          <table:table-cell table:style-name="ce7" table:formula="of:=[.B955]" office:value-type="string" office:string-value="N962">
            <text:p>N962</text:p>
          </table:table-cell>
          <table:table-cell table:style-name="ce7" table:formula="of:=[.D955]" office:value-type="string" office:string-value="X6312">
            <text:p>X6312</text:p>
          </table:table-cell>
          <table:table-cell table:style-name="ce7" table:formula="of:=[.F955]" office:value-type="string" office:string-value="Y866.25">
            <text:p>Y866.25</text:p>
          </table:table-cell>
          <table:table-cell/>
          <table:table-cell table:formula="of:=[.B955]" office:value-type="string" office:string-value="N962">
            <text:p>N962</text:p>
          </table:table-cell>
          <table:table-cell table:formula="of:=[.H955]" office:value-type="string" office:string-value="X6318">
            <text:p>X6318</text:p>
          </table:table-cell>
          <table:table-cell table:formula="of:=[.F955]" office:value-type="string" office:string-value="Y866.25">
            <text:p>Y866.25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table:formula="of:=&quot;N&quot;&amp;[.A955]" office:value-type="string" office:string-value="N962">
            <text:p>N962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55]" office:value-type="string" office:string-value="X6312">
            <text:p>X6312</text:p>
          </table:table-cell>
          <table:table-cell table:formula="of:=[.E956]+[.$J$6]" office:value-type="float" office:value="866.25">
            <text:p>866.25</text:p>
          </table:table-cell>
          <table:table-cell table:formula="of:=&quot;Y&quot; &amp; [.E955]" office:value-type="string" office:string-value="Y866.25">
            <text:p>Y866.25</text:p>
          </table:table-cell>
          <table:table-cell table:formula="of:=[.C955] +6" office:value-type="float" office:value="6318">
            <text:p>6318</text:p>
          </table:table-cell>
          <table:table-cell table:formula="of:=&quot;X&quot;&amp; [.G955]" office:value-type="string" office:string-value="X6318">
            <text:p>X6318</text:p>
          </table:table-cell>
          <table:table-cell table:number-columns-repeated="6"/>
          <table:table-cell table:style-name="ce7" table:formula="of:=[.B956]" office:value-type="string" office:string-value="N963">
            <text:p>N963</text:p>
          </table:table-cell>
          <table:table-cell table:style-name="ce7" table:formula="of:=[.D956]" office:value-type="string" office:string-value="X6312">
            <text:p>X6312</text:p>
          </table:table-cell>
          <table:table-cell table:style-name="ce7" table:formula="of:=[.F956]" office:value-type="string" office:string-value="Y860.5">
            <text:p>Y860.5</text:p>
          </table:table-cell>
          <table:table-cell/>
          <table:table-cell table:formula="of:=[.B956]" office:value-type="string" office:string-value="N963">
            <text:p>N963</text:p>
          </table:table-cell>
          <table:table-cell table:formula="of:=[.H956]" office:value-type="string" office:string-value="X6318">
            <text:p>X6318</text:p>
          </table:table-cell>
          <table:table-cell table:formula="of:=[.F956]" office:value-type="string" office:string-value="Y860.5">
            <text:p>Y860.5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table:formula="of:=&quot;N&quot;&amp;[.A956]" office:value-type="string" office:string-value="N963">
            <text:p>N963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56]" office:value-type="string" office:string-value="X6312">
            <text:p>X6312</text:p>
          </table:table-cell>
          <table:table-cell table:formula="of:=[.E957]+[.$J$6]" office:value-type="float" office:value="860.5">
            <text:p>860.5</text:p>
          </table:table-cell>
          <table:table-cell table:formula="of:=&quot;Y&quot; &amp; [.E956]" office:value-type="string" office:string-value="Y860.5">
            <text:p>Y860.5</text:p>
          </table:table-cell>
          <table:table-cell table:formula="of:=[.C956] +6" office:value-type="float" office:value="6318">
            <text:p>6318</text:p>
          </table:table-cell>
          <table:table-cell table:formula="of:=&quot;X&quot;&amp; [.G956]" office:value-type="string" office:string-value="X6318">
            <text:p>X6318</text:p>
          </table:table-cell>
          <table:table-cell table:number-columns-repeated="6"/>
          <table:table-cell table:style-name="ce7" table:formula="of:=[.B957]" office:value-type="string" office:string-value="N964">
            <text:p>N964</text:p>
          </table:table-cell>
          <table:table-cell table:style-name="ce7" table:formula="of:=[.D957]" office:value-type="string" office:string-value="X6312">
            <text:p>X6312</text:p>
          </table:table-cell>
          <table:table-cell table:style-name="ce7" table:formula="of:=[.F957]" office:value-type="string" office:string-value="Y854.75">
            <text:p>Y854.75</text:p>
          </table:table-cell>
          <table:table-cell/>
          <table:table-cell table:formula="of:=[.B957]" office:value-type="string" office:string-value="N964">
            <text:p>N964</text:p>
          </table:table-cell>
          <table:table-cell table:formula="of:=[.H957]" office:value-type="string" office:string-value="X6318">
            <text:p>X6318</text:p>
          </table:table-cell>
          <table:table-cell table:formula="of:=[.F957]" office:value-type="string" office:string-value="Y854.75">
            <text:p>Y854.75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table:formula="of:=&quot;N&quot;&amp;[.A957]" office:value-type="string" office:string-value="N964">
            <text:p>N964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57]" office:value-type="string" office:string-value="X6312">
            <text:p>X6312</text:p>
          </table:table-cell>
          <table:table-cell table:formula="of:=[.E958]+[.$J$6]" office:value-type="float" office:value="854.75">
            <text:p>854.75</text:p>
          </table:table-cell>
          <table:table-cell table:formula="of:=&quot;Y&quot; &amp; [.E957]" office:value-type="string" office:string-value="Y854.75">
            <text:p>Y854.75</text:p>
          </table:table-cell>
          <table:table-cell table:formula="of:=[.C957] +6" office:value-type="float" office:value="6318">
            <text:p>6318</text:p>
          </table:table-cell>
          <table:table-cell table:formula="of:=&quot;X&quot;&amp; [.G957]" office:value-type="string" office:string-value="X6318">
            <text:p>X6318</text:p>
          </table:table-cell>
          <table:table-cell table:number-columns-repeated="6"/>
          <table:table-cell table:style-name="ce7" table:formula="of:=[.B958]" office:value-type="string" office:string-value="N965">
            <text:p>N965</text:p>
          </table:table-cell>
          <table:table-cell table:style-name="ce7" table:formula="of:=[.D958]" office:value-type="string" office:string-value="X6312">
            <text:p>X6312</text:p>
          </table:table-cell>
          <table:table-cell table:style-name="ce7" table:formula="of:=[.F958]" office:value-type="string" office:string-value="Y849">
            <text:p>Y849</text:p>
          </table:table-cell>
          <table:table-cell/>
          <table:table-cell table:formula="of:=[.B958]" office:value-type="string" office:string-value="N965">
            <text:p>N965</text:p>
          </table:table-cell>
          <table:table-cell table:formula="of:=[.H958]" office:value-type="string" office:string-value="X6318">
            <text:p>X6318</text:p>
          </table:table-cell>
          <table:table-cell table:formula="of:=[.F958]" office:value-type="string" office:string-value="Y849">
            <text:p>Y849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table:formula="of:=&quot;N&quot;&amp;[.A958]" office:value-type="string" office:string-value="N965">
            <text:p>N965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58]" office:value-type="string" office:string-value="X6312">
            <text:p>X6312</text:p>
          </table:table-cell>
          <table:table-cell table:formula="of:=[.E959]+[.$J$6]" office:value-type="float" office:value="849">
            <text:p>849</text:p>
          </table:table-cell>
          <table:table-cell table:formula="of:=&quot;Y&quot; &amp; [.E958]" office:value-type="string" office:string-value="Y849">
            <text:p>Y849</text:p>
          </table:table-cell>
          <table:table-cell table:formula="of:=[.C958] +6" office:value-type="float" office:value="6318">
            <text:p>6318</text:p>
          </table:table-cell>
          <table:table-cell table:formula="of:=&quot;X&quot;&amp; [.G958]" office:value-type="string" office:string-value="X6318">
            <text:p>X6318</text:p>
          </table:table-cell>
          <table:table-cell table:number-columns-repeated="6"/>
          <table:table-cell table:style-name="ce7" table:formula="of:=[.B959]" office:value-type="string" office:string-value="N966">
            <text:p>N966</text:p>
          </table:table-cell>
          <table:table-cell table:style-name="ce7" table:formula="of:=[.D959]" office:value-type="string" office:string-value="X6312">
            <text:p>X6312</text:p>
          </table:table-cell>
          <table:table-cell table:style-name="ce7" table:formula="of:=[.F959]" office:value-type="string" office:string-value="Y843.25">
            <text:p>Y843.25</text:p>
          </table:table-cell>
          <table:table-cell/>
          <table:table-cell table:formula="of:=[.B959]" office:value-type="string" office:string-value="N966">
            <text:p>N966</text:p>
          </table:table-cell>
          <table:table-cell table:formula="of:=[.H959]" office:value-type="string" office:string-value="X6318">
            <text:p>X6318</text:p>
          </table:table-cell>
          <table:table-cell table:formula="of:=[.F959]" office:value-type="string" office:string-value="Y843.25">
            <text:p>Y843.25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table:formula="of:=&quot;N&quot;&amp;[.A959]" office:value-type="string" office:string-value="N966">
            <text:p>N966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59]" office:value-type="string" office:string-value="X6312">
            <text:p>X6312</text:p>
          </table:table-cell>
          <table:table-cell table:formula="of:=[.E960]+[.$J$6]" office:value-type="float" office:value="843.25">
            <text:p>843.25</text:p>
          </table:table-cell>
          <table:table-cell table:formula="of:=&quot;Y&quot; &amp; [.E959]" office:value-type="string" office:string-value="Y843.25">
            <text:p>Y843.25</text:p>
          </table:table-cell>
          <table:table-cell table:formula="of:=[.C959] +6" office:value-type="float" office:value="6318">
            <text:p>6318</text:p>
          </table:table-cell>
          <table:table-cell table:formula="of:=&quot;X&quot;&amp; [.G959]" office:value-type="string" office:string-value="X6318">
            <text:p>X6318</text:p>
          </table:table-cell>
          <table:table-cell table:number-columns-repeated="6"/>
          <table:table-cell table:style-name="ce7" table:formula="of:=[.B960]" office:value-type="string" office:string-value="N967">
            <text:p>N967</text:p>
          </table:table-cell>
          <table:table-cell table:style-name="ce7" table:formula="of:=[.D960]" office:value-type="string" office:string-value="X6312">
            <text:p>X6312</text:p>
          </table:table-cell>
          <table:table-cell table:style-name="ce7" table:formula="of:=[.F960]" office:value-type="string" office:string-value="Y837.5">
            <text:p>Y837.5</text:p>
          </table:table-cell>
          <table:table-cell/>
          <table:table-cell table:formula="of:=[.B960]" office:value-type="string" office:string-value="N967">
            <text:p>N967</text:p>
          </table:table-cell>
          <table:table-cell table:formula="of:=[.H960]" office:value-type="string" office:string-value="X6318">
            <text:p>X6318</text:p>
          </table:table-cell>
          <table:table-cell table:formula="of:=[.F960]" office:value-type="string" office:string-value="Y837.5">
            <text:p>Y837.5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table:formula="of:=&quot;N&quot;&amp;[.A960]" office:value-type="string" office:string-value="N967">
            <text:p>N967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60]" office:value-type="string" office:string-value="X6312">
            <text:p>X6312</text:p>
          </table:table-cell>
          <table:table-cell table:formula="of:=[.E961]+[.$J$6]" office:value-type="float" office:value="837.5">
            <text:p>837.5</text:p>
          </table:table-cell>
          <table:table-cell table:formula="of:=&quot;Y&quot; &amp; [.E960]" office:value-type="string" office:string-value="Y837.5">
            <text:p>Y837.5</text:p>
          </table:table-cell>
          <table:table-cell table:formula="of:=[.C960] +6" office:value-type="float" office:value="6318">
            <text:p>6318</text:p>
          </table:table-cell>
          <table:table-cell table:formula="of:=&quot;X&quot;&amp; [.G960]" office:value-type="string" office:string-value="X6318">
            <text:p>X6318</text:p>
          </table:table-cell>
          <table:table-cell table:number-columns-repeated="6"/>
          <table:table-cell table:style-name="ce7" table:formula="of:=[.B961]" office:value-type="string" office:string-value="N968">
            <text:p>N968</text:p>
          </table:table-cell>
          <table:table-cell table:style-name="ce7" table:formula="of:=[.D961]" office:value-type="string" office:string-value="X6312">
            <text:p>X6312</text:p>
          </table:table-cell>
          <table:table-cell table:style-name="ce7" table:formula="of:=[.F961]" office:value-type="string" office:string-value="Y831.75">
            <text:p>Y831.75</text:p>
          </table:table-cell>
          <table:table-cell/>
          <table:table-cell table:formula="of:=[.B961]" office:value-type="string" office:string-value="N968">
            <text:p>N968</text:p>
          </table:table-cell>
          <table:table-cell table:formula="of:=[.H961]" office:value-type="string" office:string-value="X6318">
            <text:p>X6318</text:p>
          </table:table-cell>
          <table:table-cell table:formula="of:=[.F961]" office:value-type="string" office:string-value="Y831.75">
            <text:p>Y831.75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table:formula="of:=&quot;N&quot;&amp;[.A961]" office:value-type="string" office:string-value="N968">
            <text:p>N968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61]" office:value-type="string" office:string-value="X6312">
            <text:p>X6312</text:p>
          </table:table-cell>
          <table:table-cell table:formula="of:=[.E962]+[.$J$6]" office:value-type="float" office:value="831.75">
            <text:p>831.75</text:p>
          </table:table-cell>
          <table:table-cell table:formula="of:=&quot;Y&quot; &amp; [.E961]" office:value-type="string" office:string-value="Y831.75">
            <text:p>Y831.75</text:p>
          </table:table-cell>
          <table:table-cell table:formula="of:=[.C961] +6" office:value-type="float" office:value="6318">
            <text:p>6318</text:p>
          </table:table-cell>
          <table:table-cell table:formula="of:=&quot;X&quot;&amp; [.G961]" office:value-type="string" office:string-value="X6318">
            <text:p>X6318</text:p>
          </table:table-cell>
          <table:table-cell table:number-columns-repeated="6"/>
          <table:table-cell table:style-name="ce7" table:formula="of:=[.B962]" office:value-type="string" office:string-value="N969">
            <text:p>N969</text:p>
          </table:table-cell>
          <table:table-cell table:style-name="ce7" table:formula="of:=[.D962]" office:value-type="string" office:string-value="X6312">
            <text:p>X6312</text:p>
          </table:table-cell>
          <table:table-cell table:style-name="ce7" table:formula="of:=[.F962]" office:value-type="string" office:string-value="Y826">
            <text:p>Y826</text:p>
          </table:table-cell>
          <table:table-cell/>
          <table:table-cell table:formula="of:=[.B962]" office:value-type="string" office:string-value="N969">
            <text:p>N969</text:p>
          </table:table-cell>
          <table:table-cell table:formula="of:=[.H962]" office:value-type="string" office:string-value="X6318">
            <text:p>X6318</text:p>
          </table:table-cell>
          <table:table-cell table:formula="of:=[.F962]" office:value-type="string" office:string-value="Y826">
            <text:p>Y826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table:formula="of:=&quot;N&quot;&amp;[.A962]" office:value-type="string" office:string-value="N969">
            <text:p>N969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62]" office:value-type="string" office:string-value="X6312">
            <text:p>X6312</text:p>
          </table:table-cell>
          <table:table-cell table:formula="of:=[.E963]+[.$J$6]" office:value-type="float" office:value="826">
            <text:p>826</text:p>
          </table:table-cell>
          <table:table-cell table:formula="of:=&quot;Y&quot; &amp; [.E962]" office:value-type="string" office:string-value="Y826">
            <text:p>Y826</text:p>
          </table:table-cell>
          <table:table-cell table:formula="of:=[.C962] +6" office:value-type="float" office:value="6318">
            <text:p>6318</text:p>
          </table:table-cell>
          <table:table-cell table:formula="of:=&quot;X&quot;&amp; [.G962]" office:value-type="string" office:string-value="X6318">
            <text:p>X6318</text:p>
          </table:table-cell>
          <table:table-cell table:number-columns-repeated="6"/>
          <table:table-cell table:style-name="ce7" table:formula="of:=[.B963]" office:value-type="string" office:string-value="N970">
            <text:p>N970</text:p>
          </table:table-cell>
          <table:table-cell table:style-name="ce7" table:formula="of:=[.D963]" office:value-type="string" office:string-value="X6312">
            <text:p>X6312</text:p>
          </table:table-cell>
          <table:table-cell table:style-name="ce7" table:formula="of:=[.F963]" office:value-type="string" office:string-value="Y820.25">
            <text:p>Y820.25</text:p>
          </table:table-cell>
          <table:table-cell/>
          <table:table-cell table:formula="of:=[.B963]" office:value-type="string" office:string-value="N970">
            <text:p>N970</text:p>
          </table:table-cell>
          <table:table-cell table:formula="of:=[.H963]" office:value-type="string" office:string-value="X6318">
            <text:p>X6318</text:p>
          </table:table-cell>
          <table:table-cell table:formula="of:=[.F963]" office:value-type="string" office:string-value="Y820.25">
            <text:p>Y820.25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table:formula="of:=&quot;N&quot;&amp;[.A963]" office:value-type="string" office:string-value="N970">
            <text:p>N970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63]" office:value-type="string" office:string-value="X6312">
            <text:p>X6312</text:p>
          </table:table-cell>
          <table:table-cell table:formula="of:=[.E964]+[.$J$6]" office:value-type="float" office:value="820.25">
            <text:p>820.25</text:p>
          </table:table-cell>
          <table:table-cell table:formula="of:=&quot;Y&quot; &amp; [.E963]" office:value-type="string" office:string-value="Y820.25">
            <text:p>Y820.25</text:p>
          </table:table-cell>
          <table:table-cell table:formula="of:=[.C963] +6" office:value-type="float" office:value="6318">
            <text:p>6318</text:p>
          </table:table-cell>
          <table:table-cell table:formula="of:=&quot;X&quot;&amp; [.G963]" office:value-type="string" office:string-value="X6318">
            <text:p>X6318</text:p>
          </table:table-cell>
          <table:table-cell table:number-columns-repeated="6"/>
          <table:table-cell table:style-name="ce7" table:formula="of:=[.B964]" office:value-type="string" office:string-value="N971">
            <text:p>N971</text:p>
          </table:table-cell>
          <table:table-cell table:style-name="ce7" table:formula="of:=[.D964]" office:value-type="string" office:string-value="X6312">
            <text:p>X6312</text:p>
          </table:table-cell>
          <table:table-cell table:style-name="ce7" table:formula="of:=[.F964]" office:value-type="string" office:string-value="Y814.5">
            <text:p>Y814.5</text:p>
          </table:table-cell>
          <table:table-cell/>
          <table:table-cell table:formula="of:=[.B964]" office:value-type="string" office:string-value="N971">
            <text:p>N971</text:p>
          </table:table-cell>
          <table:table-cell table:formula="of:=[.H964]" office:value-type="string" office:string-value="X6318">
            <text:p>X6318</text:p>
          </table:table-cell>
          <table:table-cell table:formula="of:=[.F964]" office:value-type="string" office:string-value="Y814.5">
            <text:p>Y814.5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table:formula="of:=&quot;N&quot;&amp;[.A964]" office:value-type="string" office:string-value="N971">
            <text:p>N971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64]" office:value-type="string" office:string-value="X6312">
            <text:p>X6312</text:p>
          </table:table-cell>
          <table:table-cell table:formula="of:=[.E965]+[.$J$6]" office:value-type="float" office:value="814.5">
            <text:p>814.5</text:p>
          </table:table-cell>
          <table:table-cell table:formula="of:=&quot;Y&quot; &amp; [.E964]" office:value-type="string" office:string-value="Y814.5">
            <text:p>Y814.5</text:p>
          </table:table-cell>
          <table:table-cell table:formula="of:=[.C964] +6" office:value-type="float" office:value="6318">
            <text:p>6318</text:p>
          </table:table-cell>
          <table:table-cell table:formula="of:=&quot;X&quot;&amp; [.G964]" office:value-type="string" office:string-value="X6318">
            <text:p>X6318</text:p>
          </table:table-cell>
          <table:table-cell table:number-columns-repeated="6"/>
          <table:table-cell table:style-name="ce7" table:formula="of:=[.B965]" office:value-type="string" office:string-value="N972">
            <text:p>N972</text:p>
          </table:table-cell>
          <table:table-cell table:style-name="ce7" table:formula="of:=[.D965]" office:value-type="string" office:string-value="X6312">
            <text:p>X6312</text:p>
          </table:table-cell>
          <table:table-cell table:style-name="ce7" table:formula="of:=[.F965]" office:value-type="string" office:string-value="Y808.75">
            <text:p>Y808.75</text:p>
          </table:table-cell>
          <table:table-cell/>
          <table:table-cell table:formula="of:=[.B965]" office:value-type="string" office:string-value="N972">
            <text:p>N972</text:p>
          </table:table-cell>
          <table:table-cell table:formula="of:=[.H965]" office:value-type="string" office:string-value="X6318">
            <text:p>X6318</text:p>
          </table:table-cell>
          <table:table-cell table:formula="of:=[.F965]" office:value-type="string" office:string-value="Y808.75">
            <text:p>Y808.75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table:formula="of:=&quot;N&quot;&amp;[.A965]" office:value-type="string" office:string-value="N972">
            <text:p>N972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65]" office:value-type="string" office:string-value="X6312">
            <text:p>X6312</text:p>
          </table:table-cell>
          <table:table-cell table:formula="of:=[.E966]+[.$J$6]" office:value-type="float" office:value="808.75">
            <text:p>808.75</text:p>
          </table:table-cell>
          <table:table-cell table:formula="of:=&quot;Y&quot; &amp; [.E965]" office:value-type="string" office:string-value="Y808.75">
            <text:p>Y808.75</text:p>
          </table:table-cell>
          <table:table-cell table:formula="of:=[.C965] +6" office:value-type="float" office:value="6318">
            <text:p>6318</text:p>
          </table:table-cell>
          <table:table-cell table:formula="of:=&quot;X&quot;&amp; [.G965]" office:value-type="string" office:string-value="X6318">
            <text:p>X6318</text:p>
          </table:table-cell>
          <table:table-cell table:number-columns-repeated="6"/>
          <table:table-cell table:style-name="ce7" table:formula="of:=[.B966]" office:value-type="string" office:string-value="N973">
            <text:p>N973</text:p>
          </table:table-cell>
          <table:table-cell table:style-name="ce7" table:formula="of:=[.D966]" office:value-type="string" office:string-value="X6312">
            <text:p>X6312</text:p>
          </table:table-cell>
          <table:table-cell table:style-name="ce7" table:formula="of:=[.F966]" office:value-type="string" office:string-value="Y803">
            <text:p>Y803</text:p>
          </table:table-cell>
          <table:table-cell/>
          <table:table-cell table:formula="of:=[.B966]" office:value-type="string" office:string-value="N973">
            <text:p>N973</text:p>
          </table:table-cell>
          <table:table-cell table:formula="of:=[.H966]" office:value-type="string" office:string-value="X6318">
            <text:p>X6318</text:p>
          </table:table-cell>
          <table:table-cell table:formula="of:=[.F966]" office:value-type="string" office:string-value="Y803">
            <text:p>Y803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table:formula="of:=&quot;N&quot;&amp;[.A966]" office:value-type="string" office:string-value="N973">
            <text:p>N973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66]" office:value-type="string" office:string-value="X6312">
            <text:p>X6312</text:p>
          </table:table-cell>
          <table:table-cell table:formula="of:=[.E967]+[.$J$6]" office:value-type="float" office:value="803">
            <text:p>803</text:p>
          </table:table-cell>
          <table:table-cell table:formula="of:=&quot;Y&quot; &amp; [.E966]" office:value-type="string" office:string-value="Y803">
            <text:p>Y803</text:p>
          </table:table-cell>
          <table:table-cell table:formula="of:=[.C966] +6" office:value-type="float" office:value="6318">
            <text:p>6318</text:p>
          </table:table-cell>
          <table:table-cell table:formula="of:=&quot;X&quot;&amp; [.G966]" office:value-type="string" office:string-value="X6318">
            <text:p>X6318</text:p>
          </table:table-cell>
          <table:table-cell table:number-columns-repeated="6"/>
          <table:table-cell table:style-name="ce7" table:formula="of:=[.B967]" office:value-type="string" office:string-value="N974">
            <text:p>N974</text:p>
          </table:table-cell>
          <table:table-cell table:style-name="ce7" table:formula="of:=[.D967]" office:value-type="string" office:string-value="X6312">
            <text:p>X6312</text:p>
          </table:table-cell>
          <table:table-cell table:style-name="ce7" table:formula="of:=[.F967]" office:value-type="string" office:string-value="Y797.25">
            <text:p>Y797.25</text:p>
          </table:table-cell>
          <table:table-cell/>
          <table:table-cell table:formula="of:=[.B967]" office:value-type="string" office:string-value="N974">
            <text:p>N974</text:p>
          </table:table-cell>
          <table:table-cell table:formula="of:=[.H967]" office:value-type="string" office:string-value="X6318">
            <text:p>X6318</text:p>
          </table:table-cell>
          <table:table-cell table:formula="of:=[.F967]" office:value-type="string" office:string-value="Y797.25">
            <text:p>Y797.25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table:formula="of:=&quot;N&quot;&amp;[.A967]" office:value-type="string" office:string-value="N974">
            <text:p>N974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67]" office:value-type="string" office:string-value="X6312">
            <text:p>X6312</text:p>
          </table:table-cell>
          <table:table-cell table:formula="of:=[.E968]+[.$J$6]" office:value-type="float" office:value="797.25">
            <text:p>797.25</text:p>
          </table:table-cell>
          <table:table-cell table:formula="of:=&quot;Y&quot; &amp; [.E967]" office:value-type="string" office:string-value="Y797.25">
            <text:p>Y797.25</text:p>
          </table:table-cell>
          <table:table-cell table:formula="of:=[.C967] +6" office:value-type="float" office:value="6318">
            <text:p>6318</text:p>
          </table:table-cell>
          <table:table-cell table:formula="of:=&quot;X&quot;&amp; [.G967]" office:value-type="string" office:string-value="X6318">
            <text:p>X6318</text:p>
          </table:table-cell>
          <table:table-cell table:number-columns-repeated="6"/>
          <table:table-cell table:style-name="ce7" table:formula="of:=[.B968]" office:value-type="string" office:string-value="N975">
            <text:p>N975</text:p>
          </table:table-cell>
          <table:table-cell table:style-name="ce7" table:formula="of:=[.D968]" office:value-type="string" office:string-value="X6312">
            <text:p>X6312</text:p>
          </table:table-cell>
          <table:table-cell table:style-name="ce7" table:formula="of:=[.F968]" office:value-type="string" office:string-value="Y791.5">
            <text:p>Y791.5</text:p>
          </table:table-cell>
          <table:table-cell/>
          <table:table-cell table:formula="of:=[.B968]" office:value-type="string" office:string-value="N975">
            <text:p>N975</text:p>
          </table:table-cell>
          <table:table-cell table:formula="of:=[.H968]" office:value-type="string" office:string-value="X6318">
            <text:p>X6318</text:p>
          </table:table-cell>
          <table:table-cell table:formula="of:=[.F968]" office:value-type="string" office:string-value="Y791.5">
            <text:p>Y791.5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table:formula="of:=&quot;N&quot;&amp;[.A968]" office:value-type="string" office:string-value="N975">
            <text:p>N975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68]" office:value-type="string" office:string-value="X6312">
            <text:p>X6312</text:p>
          </table:table-cell>
          <table:table-cell table:formula="of:=[.E969]+[.$J$6]" office:value-type="float" office:value="791.5">
            <text:p>791.5</text:p>
          </table:table-cell>
          <table:table-cell table:formula="of:=&quot;Y&quot; &amp; [.E968]" office:value-type="string" office:string-value="Y791.5">
            <text:p>Y791.5</text:p>
          </table:table-cell>
          <table:table-cell table:formula="of:=[.C968] +6" office:value-type="float" office:value="6318">
            <text:p>6318</text:p>
          </table:table-cell>
          <table:table-cell table:formula="of:=&quot;X&quot;&amp; [.G968]" office:value-type="string" office:string-value="X6318">
            <text:p>X6318</text:p>
          </table:table-cell>
          <table:table-cell table:number-columns-repeated="6"/>
          <table:table-cell table:style-name="ce7" table:formula="of:=[.B969]" office:value-type="string" office:string-value="N976">
            <text:p>N976</text:p>
          </table:table-cell>
          <table:table-cell table:style-name="ce7" table:formula="of:=[.D969]" office:value-type="string" office:string-value="X6312">
            <text:p>X6312</text:p>
          </table:table-cell>
          <table:table-cell table:style-name="ce7" table:formula="of:=[.F969]" office:value-type="string" office:string-value="Y785.75">
            <text:p>Y785.75</text:p>
          </table:table-cell>
          <table:table-cell/>
          <table:table-cell table:formula="of:=[.B969]" office:value-type="string" office:string-value="N976">
            <text:p>N976</text:p>
          </table:table-cell>
          <table:table-cell table:formula="of:=[.H969]" office:value-type="string" office:string-value="X6318">
            <text:p>X6318</text:p>
          </table:table-cell>
          <table:table-cell table:formula="of:=[.F969]" office:value-type="string" office:string-value="Y785.75">
            <text:p>Y785.75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table:formula="of:=&quot;N&quot;&amp;[.A969]" office:value-type="string" office:string-value="N976">
            <text:p>N976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69]" office:value-type="string" office:string-value="X6312">
            <text:p>X6312</text:p>
          </table:table-cell>
          <table:table-cell table:formula="of:=[.E970]+[.$J$6]" office:value-type="float" office:value="785.75">
            <text:p>785.75</text:p>
          </table:table-cell>
          <table:table-cell table:formula="of:=&quot;Y&quot; &amp; [.E969]" office:value-type="string" office:string-value="Y785.75">
            <text:p>Y785.75</text:p>
          </table:table-cell>
          <table:table-cell table:formula="of:=[.C969] +6" office:value-type="float" office:value="6318">
            <text:p>6318</text:p>
          </table:table-cell>
          <table:table-cell table:formula="of:=&quot;X&quot;&amp; [.G969]" office:value-type="string" office:string-value="X6318">
            <text:p>X6318</text:p>
          </table:table-cell>
          <table:table-cell table:number-columns-repeated="6"/>
          <table:table-cell table:style-name="ce7" table:formula="of:=[.B970]" office:value-type="string" office:string-value="N977">
            <text:p>N977</text:p>
          </table:table-cell>
          <table:table-cell table:style-name="ce7" table:formula="of:=[.D970]" office:value-type="string" office:string-value="X6312">
            <text:p>X6312</text:p>
          </table:table-cell>
          <table:table-cell table:style-name="ce7" table:formula="of:=[.F970]" office:value-type="string" office:string-value="Y780">
            <text:p>Y780</text:p>
          </table:table-cell>
          <table:table-cell/>
          <table:table-cell table:formula="of:=[.B970]" office:value-type="string" office:string-value="N977">
            <text:p>N977</text:p>
          </table:table-cell>
          <table:table-cell table:formula="of:=[.H970]" office:value-type="string" office:string-value="X6318">
            <text:p>X6318</text:p>
          </table:table-cell>
          <table:table-cell table:formula="of:=[.F970]" office:value-type="string" office:string-value="Y780">
            <text:p>Y780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table:formula="of:=&quot;N&quot;&amp;[.A970]" office:value-type="string" office:string-value="N977">
            <text:p>N977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70]" office:value-type="string" office:string-value="X6312">
            <text:p>X6312</text:p>
          </table:table-cell>
          <table:table-cell table:formula="of:=[.E971]+[.$J$6]" office:value-type="float" office:value="780">
            <text:p>780</text:p>
          </table:table-cell>
          <table:table-cell table:formula="of:=&quot;Y&quot; &amp; [.E970]" office:value-type="string" office:string-value="Y780">
            <text:p>Y780</text:p>
          </table:table-cell>
          <table:table-cell table:formula="of:=[.C970] +6" office:value-type="float" office:value="6318">
            <text:p>6318</text:p>
          </table:table-cell>
          <table:table-cell table:formula="of:=&quot;X&quot;&amp; [.G970]" office:value-type="string" office:string-value="X6318">
            <text:p>X6318</text:p>
          </table:table-cell>
          <table:table-cell table:number-columns-repeated="6"/>
          <table:table-cell table:style-name="ce7" table:formula="of:=[.B971]" office:value-type="string" office:string-value="N978">
            <text:p>N978</text:p>
          </table:table-cell>
          <table:table-cell table:style-name="ce7" table:formula="of:=[.D971]" office:value-type="string" office:string-value="X6312">
            <text:p>X6312</text:p>
          </table:table-cell>
          <table:table-cell table:style-name="ce7" table:formula="of:=[.F971]" office:value-type="string" office:string-value="Y774.25">
            <text:p>Y774.25</text:p>
          </table:table-cell>
          <table:table-cell/>
          <table:table-cell table:formula="of:=[.B971]" office:value-type="string" office:string-value="N978">
            <text:p>N978</text:p>
          </table:table-cell>
          <table:table-cell table:formula="of:=[.H971]" office:value-type="string" office:string-value="X6318">
            <text:p>X6318</text:p>
          </table:table-cell>
          <table:table-cell table:formula="of:=[.F971]" office:value-type="string" office:string-value="Y774.25">
            <text:p>Y774.25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table:formula="of:=&quot;N&quot;&amp;[.A971]" office:value-type="string" office:string-value="N978">
            <text:p>N978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71]" office:value-type="string" office:string-value="X6312">
            <text:p>X6312</text:p>
          </table:table-cell>
          <table:table-cell table:formula="of:=[.E972]+[.$J$6]" office:value-type="float" office:value="774.25">
            <text:p>774.25</text:p>
          </table:table-cell>
          <table:table-cell table:formula="of:=&quot;Y&quot; &amp; [.E971]" office:value-type="string" office:string-value="Y774.25">
            <text:p>Y774.25</text:p>
          </table:table-cell>
          <table:table-cell table:formula="of:=[.C971] +6" office:value-type="float" office:value="6318">
            <text:p>6318</text:p>
          </table:table-cell>
          <table:table-cell table:formula="of:=&quot;X&quot;&amp; [.G971]" office:value-type="string" office:string-value="X6318">
            <text:p>X6318</text:p>
          </table:table-cell>
          <table:table-cell table:number-columns-repeated="6"/>
          <table:table-cell table:style-name="ce7" table:formula="of:=[.B972]" office:value-type="string" office:string-value="N979">
            <text:p>N979</text:p>
          </table:table-cell>
          <table:table-cell table:style-name="ce7" table:formula="of:=[.D972]" office:value-type="string" office:string-value="X6312">
            <text:p>X6312</text:p>
          </table:table-cell>
          <table:table-cell table:style-name="ce7" table:formula="of:=[.F972]" office:value-type="string" office:string-value="Y768.5">
            <text:p>Y768.5</text:p>
          </table:table-cell>
          <table:table-cell/>
          <table:table-cell table:formula="of:=[.B972]" office:value-type="string" office:string-value="N979">
            <text:p>N979</text:p>
          </table:table-cell>
          <table:table-cell table:formula="of:=[.H972]" office:value-type="string" office:string-value="X6318">
            <text:p>X6318</text:p>
          </table:table-cell>
          <table:table-cell table:formula="of:=[.F972]" office:value-type="string" office:string-value="Y768.5">
            <text:p>Y768.5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table:formula="of:=&quot;N&quot;&amp;[.A972]" office:value-type="string" office:string-value="N979">
            <text:p>N979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72]" office:value-type="string" office:string-value="X6312">
            <text:p>X6312</text:p>
          </table:table-cell>
          <table:table-cell table:formula="of:=[.E973]+[.$J$6]" office:value-type="float" office:value="768.5">
            <text:p>768.5</text:p>
          </table:table-cell>
          <table:table-cell table:formula="of:=&quot;Y&quot; &amp; [.E972]" office:value-type="string" office:string-value="Y768.5">
            <text:p>Y768.5</text:p>
          </table:table-cell>
          <table:table-cell table:formula="of:=[.C972] +6" office:value-type="float" office:value="6318">
            <text:p>6318</text:p>
          </table:table-cell>
          <table:table-cell table:formula="of:=&quot;X&quot;&amp; [.G972]" office:value-type="string" office:string-value="X6318">
            <text:p>X6318</text:p>
          </table:table-cell>
          <table:table-cell table:number-columns-repeated="6"/>
          <table:table-cell table:style-name="ce7" table:formula="of:=[.B973]" office:value-type="string" office:string-value="N980">
            <text:p>N980</text:p>
          </table:table-cell>
          <table:table-cell table:style-name="ce7" table:formula="of:=[.D973]" office:value-type="string" office:string-value="X6312">
            <text:p>X6312</text:p>
          </table:table-cell>
          <table:table-cell table:style-name="ce7" table:formula="of:=[.F973]" office:value-type="string" office:string-value="Y762.75">
            <text:p>Y762.75</text:p>
          </table:table-cell>
          <table:table-cell/>
          <table:table-cell table:formula="of:=[.B973]" office:value-type="string" office:string-value="N980">
            <text:p>N980</text:p>
          </table:table-cell>
          <table:table-cell table:formula="of:=[.H973]" office:value-type="string" office:string-value="X6318">
            <text:p>X6318</text:p>
          </table:table-cell>
          <table:table-cell table:formula="of:=[.F973]" office:value-type="string" office:string-value="Y762.75">
            <text:p>Y762.75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table:formula="of:=&quot;N&quot;&amp;[.A973]" office:value-type="string" office:string-value="N980">
            <text:p>N980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73]" office:value-type="string" office:string-value="X6312">
            <text:p>X6312</text:p>
          </table:table-cell>
          <table:table-cell table:formula="of:=[.E974]+[.$J$6]" office:value-type="float" office:value="762.75">
            <text:p>762.75</text:p>
          </table:table-cell>
          <table:table-cell table:formula="of:=&quot;Y&quot; &amp; [.E973]" office:value-type="string" office:string-value="Y762.75">
            <text:p>Y762.75</text:p>
          </table:table-cell>
          <table:table-cell table:formula="of:=[.C973] +6" office:value-type="float" office:value="6318">
            <text:p>6318</text:p>
          </table:table-cell>
          <table:table-cell table:formula="of:=&quot;X&quot;&amp; [.G973]" office:value-type="string" office:string-value="X6318">
            <text:p>X6318</text:p>
          </table:table-cell>
          <table:table-cell table:number-columns-repeated="6"/>
          <table:table-cell table:style-name="ce7" table:formula="of:=[.B974]" office:value-type="string" office:string-value="N981">
            <text:p>N981</text:p>
          </table:table-cell>
          <table:table-cell table:style-name="ce7" table:formula="of:=[.D974]" office:value-type="string" office:string-value="X6312">
            <text:p>X6312</text:p>
          </table:table-cell>
          <table:table-cell table:style-name="ce7" table:formula="of:=[.F974]" office:value-type="string" office:string-value="Y757">
            <text:p>Y757</text:p>
          </table:table-cell>
          <table:table-cell/>
          <table:table-cell table:formula="of:=[.B974]" office:value-type="string" office:string-value="N981">
            <text:p>N981</text:p>
          </table:table-cell>
          <table:table-cell table:formula="of:=[.H974]" office:value-type="string" office:string-value="X6318">
            <text:p>X6318</text:p>
          </table:table-cell>
          <table:table-cell table:formula="of:=[.F974]" office:value-type="string" office:string-value="Y757">
            <text:p>Y757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table:formula="of:=&quot;N&quot;&amp;[.A974]" office:value-type="string" office:string-value="N981">
            <text:p>N981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74]" office:value-type="string" office:string-value="X6312">
            <text:p>X6312</text:p>
          </table:table-cell>
          <table:table-cell table:formula="of:=[.E975]+[.$J$6]" office:value-type="float" office:value="757">
            <text:p>757</text:p>
          </table:table-cell>
          <table:table-cell table:formula="of:=&quot;Y&quot; &amp; [.E974]" office:value-type="string" office:string-value="Y757">
            <text:p>Y757</text:p>
          </table:table-cell>
          <table:table-cell table:formula="of:=[.C974] +6" office:value-type="float" office:value="6318">
            <text:p>6318</text:p>
          </table:table-cell>
          <table:table-cell table:formula="of:=&quot;X&quot;&amp; [.G974]" office:value-type="string" office:string-value="X6318">
            <text:p>X6318</text:p>
          </table:table-cell>
          <table:table-cell table:number-columns-repeated="6"/>
          <table:table-cell table:style-name="ce7" table:formula="of:=[.B975]" office:value-type="string" office:string-value="N982">
            <text:p>N982</text:p>
          </table:table-cell>
          <table:table-cell table:style-name="ce7" table:formula="of:=[.D975]" office:value-type="string" office:string-value="X6312">
            <text:p>X6312</text:p>
          </table:table-cell>
          <table:table-cell table:style-name="ce7" table:formula="of:=[.F975]" office:value-type="string" office:string-value="Y751.25">
            <text:p>Y751.25</text:p>
          </table:table-cell>
          <table:table-cell/>
          <table:table-cell table:formula="of:=[.B975]" office:value-type="string" office:string-value="N982">
            <text:p>N982</text:p>
          </table:table-cell>
          <table:table-cell table:formula="of:=[.H975]" office:value-type="string" office:string-value="X6318">
            <text:p>X6318</text:p>
          </table:table-cell>
          <table:table-cell table:formula="of:=[.F975]" office:value-type="string" office:string-value="Y751.25">
            <text:p>Y751.25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table:formula="of:=&quot;N&quot;&amp;[.A975]" office:value-type="string" office:string-value="N982">
            <text:p>N982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75]" office:value-type="string" office:string-value="X6312">
            <text:p>X6312</text:p>
          </table:table-cell>
          <table:table-cell table:formula="of:=[.E976]+[.$J$6]" office:value-type="float" office:value="751.25">
            <text:p>751.25</text:p>
          </table:table-cell>
          <table:table-cell table:formula="of:=&quot;Y&quot; &amp; [.E975]" office:value-type="string" office:string-value="Y751.25">
            <text:p>Y751.25</text:p>
          </table:table-cell>
          <table:table-cell table:formula="of:=[.C975] +6" office:value-type="float" office:value="6318">
            <text:p>6318</text:p>
          </table:table-cell>
          <table:table-cell table:formula="of:=&quot;X&quot;&amp; [.G975]" office:value-type="string" office:string-value="X6318">
            <text:p>X6318</text:p>
          </table:table-cell>
          <table:table-cell table:number-columns-repeated="6"/>
          <table:table-cell table:style-name="ce7" table:formula="of:=[.B976]" office:value-type="string" office:string-value="N983">
            <text:p>N983</text:p>
          </table:table-cell>
          <table:table-cell table:style-name="ce7" table:formula="of:=[.D976]" office:value-type="string" office:string-value="X6312">
            <text:p>X6312</text:p>
          </table:table-cell>
          <table:table-cell table:style-name="ce7" table:formula="of:=[.F976]" office:value-type="string" office:string-value="Y745.5">
            <text:p>Y745.5</text:p>
          </table:table-cell>
          <table:table-cell/>
          <table:table-cell table:formula="of:=[.B976]" office:value-type="string" office:string-value="N983">
            <text:p>N983</text:p>
          </table:table-cell>
          <table:table-cell table:formula="of:=[.H976]" office:value-type="string" office:string-value="X6318">
            <text:p>X6318</text:p>
          </table:table-cell>
          <table:table-cell table:formula="of:=[.F976]" office:value-type="string" office:string-value="Y745.5">
            <text:p>Y745.5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table:formula="of:=&quot;N&quot;&amp;[.A976]" office:value-type="string" office:string-value="N983">
            <text:p>N983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76]" office:value-type="string" office:string-value="X6312">
            <text:p>X6312</text:p>
          </table:table-cell>
          <table:table-cell table:formula="of:=[.E977]+[.$J$6]" office:value-type="float" office:value="745.5">
            <text:p>745.5</text:p>
          </table:table-cell>
          <table:table-cell table:formula="of:=&quot;Y&quot; &amp; [.E976]" office:value-type="string" office:string-value="Y745.5">
            <text:p>Y745.5</text:p>
          </table:table-cell>
          <table:table-cell table:formula="of:=[.C976] +6" office:value-type="float" office:value="6318">
            <text:p>6318</text:p>
          </table:table-cell>
          <table:table-cell table:formula="of:=&quot;X&quot;&amp; [.G976]" office:value-type="string" office:string-value="X6318">
            <text:p>X6318</text:p>
          </table:table-cell>
          <table:table-cell table:number-columns-repeated="6"/>
          <table:table-cell table:style-name="ce7" table:formula="of:=[.B977]" office:value-type="string" office:string-value="N984">
            <text:p>N984</text:p>
          </table:table-cell>
          <table:table-cell table:style-name="ce7" table:formula="of:=[.D977]" office:value-type="string" office:string-value="X6312">
            <text:p>X6312</text:p>
          </table:table-cell>
          <table:table-cell table:style-name="ce7" table:formula="of:=[.F977]" office:value-type="string" office:string-value="Y739.75">
            <text:p>Y739.75</text:p>
          </table:table-cell>
          <table:table-cell/>
          <table:table-cell table:formula="of:=[.B977]" office:value-type="string" office:string-value="N984">
            <text:p>N984</text:p>
          </table:table-cell>
          <table:table-cell table:formula="of:=[.H977]" office:value-type="string" office:string-value="X6318">
            <text:p>X6318</text:p>
          </table:table-cell>
          <table:table-cell table:formula="of:=[.F977]" office:value-type="string" office:string-value="Y739.75">
            <text:p>Y739.75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table:formula="of:=&quot;N&quot;&amp;[.A977]" office:value-type="string" office:string-value="N984">
            <text:p>N984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77]" office:value-type="string" office:string-value="X6312">
            <text:p>X6312</text:p>
          </table:table-cell>
          <table:table-cell table:formula="of:=[.E978]+[.$J$6]" office:value-type="float" office:value="739.75">
            <text:p>739.75</text:p>
          </table:table-cell>
          <table:table-cell table:formula="of:=&quot;Y&quot; &amp; [.E977]" office:value-type="string" office:string-value="Y739.75">
            <text:p>Y739.75</text:p>
          </table:table-cell>
          <table:table-cell table:formula="of:=[.C977] +6" office:value-type="float" office:value="6318">
            <text:p>6318</text:p>
          </table:table-cell>
          <table:table-cell table:formula="of:=&quot;X&quot;&amp; [.G977]" office:value-type="string" office:string-value="X6318">
            <text:p>X6318</text:p>
          </table:table-cell>
          <table:table-cell table:number-columns-repeated="6"/>
          <table:table-cell table:style-name="ce7" table:formula="of:=[.B978]" office:value-type="string" office:string-value="N985">
            <text:p>N985</text:p>
          </table:table-cell>
          <table:table-cell table:style-name="ce7" table:formula="of:=[.D978]" office:value-type="string" office:string-value="X6312">
            <text:p>X6312</text:p>
          </table:table-cell>
          <table:table-cell table:style-name="ce7" table:formula="of:=[.F978]" office:value-type="string" office:string-value="Y734">
            <text:p>Y734</text:p>
          </table:table-cell>
          <table:table-cell/>
          <table:table-cell table:formula="of:=[.B978]" office:value-type="string" office:string-value="N985">
            <text:p>N985</text:p>
          </table:table-cell>
          <table:table-cell table:formula="of:=[.H978]" office:value-type="string" office:string-value="X6318">
            <text:p>X6318</text:p>
          </table:table-cell>
          <table:table-cell table:formula="of:=[.F978]" office:value-type="string" office:string-value="Y734">
            <text:p>Y734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table:formula="of:=&quot;N&quot;&amp;[.A978]" office:value-type="string" office:string-value="N985">
            <text:p>N985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78]" office:value-type="string" office:string-value="X6312">
            <text:p>X6312</text:p>
          </table:table-cell>
          <table:table-cell table:formula="of:=[.E979]+[.$J$6]" office:value-type="float" office:value="734">
            <text:p>734</text:p>
          </table:table-cell>
          <table:table-cell table:formula="of:=&quot;Y&quot; &amp; [.E978]" office:value-type="string" office:string-value="Y734">
            <text:p>Y734</text:p>
          </table:table-cell>
          <table:table-cell table:formula="of:=[.C978] +6" office:value-type="float" office:value="6318">
            <text:p>6318</text:p>
          </table:table-cell>
          <table:table-cell table:formula="of:=&quot;X&quot;&amp; [.G978]" office:value-type="string" office:string-value="X6318">
            <text:p>X6318</text:p>
          </table:table-cell>
          <table:table-cell table:number-columns-repeated="6"/>
          <table:table-cell table:style-name="ce7" table:formula="of:=[.B979]" office:value-type="string" office:string-value="N986">
            <text:p>N986</text:p>
          </table:table-cell>
          <table:table-cell table:style-name="ce7" table:formula="of:=[.D979]" office:value-type="string" office:string-value="X6312">
            <text:p>X6312</text:p>
          </table:table-cell>
          <table:table-cell table:style-name="ce7" table:formula="of:=[.F979]" office:value-type="string" office:string-value="Y728.25">
            <text:p>Y728.25</text:p>
          </table:table-cell>
          <table:table-cell/>
          <table:table-cell table:formula="of:=[.B979]" office:value-type="string" office:string-value="N986">
            <text:p>N986</text:p>
          </table:table-cell>
          <table:table-cell table:formula="of:=[.H979]" office:value-type="string" office:string-value="X6318">
            <text:p>X6318</text:p>
          </table:table-cell>
          <table:table-cell table:formula="of:=[.F979]" office:value-type="string" office:string-value="Y728.25">
            <text:p>Y728.25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table:formula="of:=&quot;N&quot;&amp;[.A979]" office:value-type="string" office:string-value="N986">
            <text:p>N986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79]" office:value-type="string" office:string-value="X6312">
            <text:p>X6312</text:p>
          </table:table-cell>
          <table:table-cell table:formula="of:=[.E980]+[.$J$6]" office:value-type="float" office:value="728.25">
            <text:p>728.25</text:p>
          </table:table-cell>
          <table:table-cell table:formula="of:=&quot;Y&quot; &amp; [.E979]" office:value-type="string" office:string-value="Y728.25">
            <text:p>Y728.25</text:p>
          </table:table-cell>
          <table:table-cell table:formula="of:=[.C979] +6" office:value-type="float" office:value="6318">
            <text:p>6318</text:p>
          </table:table-cell>
          <table:table-cell table:formula="of:=&quot;X&quot;&amp; [.G979]" office:value-type="string" office:string-value="X6318">
            <text:p>X6318</text:p>
          </table:table-cell>
          <table:table-cell table:number-columns-repeated="6"/>
          <table:table-cell table:style-name="ce7" table:formula="of:=[.B980]" office:value-type="string" office:string-value="N987">
            <text:p>N987</text:p>
          </table:table-cell>
          <table:table-cell table:style-name="ce7" table:formula="of:=[.D980]" office:value-type="string" office:string-value="X6312">
            <text:p>X6312</text:p>
          </table:table-cell>
          <table:table-cell table:style-name="ce7" table:formula="of:=[.F980]" office:value-type="string" office:string-value="Y722.5">
            <text:p>Y722.5</text:p>
          </table:table-cell>
          <table:table-cell/>
          <table:table-cell table:formula="of:=[.B980]" office:value-type="string" office:string-value="N987">
            <text:p>N987</text:p>
          </table:table-cell>
          <table:table-cell table:formula="of:=[.H980]" office:value-type="string" office:string-value="X6318">
            <text:p>X6318</text:p>
          </table:table-cell>
          <table:table-cell table:formula="of:=[.F980]" office:value-type="string" office:string-value="Y722.5">
            <text:p>Y722.5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table:formula="of:=&quot;N&quot;&amp;[.A980]" office:value-type="string" office:string-value="N987">
            <text:p>N987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80]" office:value-type="string" office:string-value="X6312">
            <text:p>X6312</text:p>
          </table:table-cell>
          <table:table-cell table:formula="of:=[.E981]+[.$J$6]" office:value-type="float" office:value="722.5">
            <text:p>722.5</text:p>
          </table:table-cell>
          <table:table-cell table:formula="of:=&quot;Y&quot; &amp; [.E980]" office:value-type="string" office:string-value="Y722.5">
            <text:p>Y722.5</text:p>
          </table:table-cell>
          <table:table-cell table:formula="of:=[.C980] +6" office:value-type="float" office:value="6318">
            <text:p>6318</text:p>
          </table:table-cell>
          <table:table-cell table:formula="of:=&quot;X&quot;&amp; [.G980]" office:value-type="string" office:string-value="X6318">
            <text:p>X6318</text:p>
          </table:table-cell>
          <table:table-cell table:number-columns-repeated="6"/>
          <table:table-cell table:style-name="ce7" table:formula="of:=[.B981]" office:value-type="string" office:string-value="N988">
            <text:p>N988</text:p>
          </table:table-cell>
          <table:table-cell table:style-name="ce7" table:formula="of:=[.D981]" office:value-type="string" office:string-value="X6312">
            <text:p>X6312</text:p>
          </table:table-cell>
          <table:table-cell table:style-name="ce7" table:formula="of:=[.F981]" office:value-type="string" office:string-value="Y716.75">
            <text:p>Y716.75</text:p>
          </table:table-cell>
          <table:table-cell/>
          <table:table-cell table:formula="of:=[.B981]" office:value-type="string" office:string-value="N988">
            <text:p>N988</text:p>
          </table:table-cell>
          <table:table-cell table:formula="of:=[.H981]" office:value-type="string" office:string-value="X6318">
            <text:p>X6318</text:p>
          </table:table-cell>
          <table:table-cell table:formula="of:=[.F981]" office:value-type="string" office:string-value="Y716.75">
            <text:p>Y716.75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table:formula="of:=&quot;N&quot;&amp;[.A981]" office:value-type="string" office:string-value="N988">
            <text:p>N988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81]" office:value-type="string" office:string-value="X6312">
            <text:p>X6312</text:p>
          </table:table-cell>
          <table:table-cell table:formula="of:=[.E982]+[.$J$6]" office:value-type="float" office:value="716.75">
            <text:p>716.75</text:p>
          </table:table-cell>
          <table:table-cell table:formula="of:=&quot;Y&quot; &amp; [.E981]" office:value-type="string" office:string-value="Y716.75">
            <text:p>Y716.75</text:p>
          </table:table-cell>
          <table:table-cell table:formula="of:=[.C981] +6" office:value-type="float" office:value="6318">
            <text:p>6318</text:p>
          </table:table-cell>
          <table:table-cell table:formula="of:=&quot;X&quot;&amp; [.G981]" office:value-type="string" office:string-value="X6318">
            <text:p>X6318</text:p>
          </table:table-cell>
          <table:table-cell table:number-columns-repeated="6"/>
          <table:table-cell table:style-name="ce7" table:formula="of:=[.B982]" office:value-type="string" office:string-value="N989">
            <text:p>N989</text:p>
          </table:table-cell>
          <table:table-cell table:style-name="ce7" table:formula="of:=[.D982]" office:value-type="string" office:string-value="X6312">
            <text:p>X6312</text:p>
          </table:table-cell>
          <table:table-cell table:style-name="ce7" table:formula="of:=[.F982]" office:value-type="string" office:string-value="Y711">
            <text:p>Y711</text:p>
          </table:table-cell>
          <table:table-cell/>
          <table:table-cell table:formula="of:=[.B982]" office:value-type="string" office:string-value="N989">
            <text:p>N989</text:p>
          </table:table-cell>
          <table:table-cell table:formula="of:=[.H982]" office:value-type="string" office:string-value="X6318">
            <text:p>X6318</text:p>
          </table:table-cell>
          <table:table-cell table:formula="of:=[.F982]" office:value-type="string" office:string-value="Y711">
            <text:p>Y711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table:formula="of:=&quot;N&quot;&amp;[.A982]" office:value-type="string" office:string-value="N989">
            <text:p>N989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82]" office:value-type="string" office:string-value="X6312">
            <text:p>X6312</text:p>
          </table:table-cell>
          <table:table-cell table:formula="of:=[.E983]+[.$J$6]" office:value-type="float" office:value="711">
            <text:p>711</text:p>
          </table:table-cell>
          <table:table-cell table:formula="of:=&quot;Y&quot; &amp; [.E982]" office:value-type="string" office:string-value="Y711">
            <text:p>Y711</text:p>
          </table:table-cell>
          <table:table-cell table:formula="of:=[.C982] +6" office:value-type="float" office:value="6318">
            <text:p>6318</text:p>
          </table:table-cell>
          <table:table-cell table:formula="of:=&quot;X&quot;&amp; [.G982]" office:value-type="string" office:string-value="X6318">
            <text:p>X6318</text:p>
          </table:table-cell>
          <table:table-cell table:number-columns-repeated="6"/>
          <table:table-cell table:style-name="ce7" table:formula="of:=[.B983]" office:value-type="string" office:string-value="N990">
            <text:p>N990</text:p>
          </table:table-cell>
          <table:table-cell table:style-name="ce7" table:formula="of:=[.D983]" office:value-type="string" office:string-value="X6312">
            <text:p>X6312</text:p>
          </table:table-cell>
          <table:table-cell table:style-name="ce7" table:formula="of:=[.F983]" office:value-type="string" office:string-value="Y705.25">
            <text:p>Y705.25</text:p>
          </table:table-cell>
          <table:table-cell/>
          <table:table-cell table:formula="of:=[.B983]" office:value-type="string" office:string-value="N990">
            <text:p>N990</text:p>
          </table:table-cell>
          <table:table-cell table:formula="of:=[.H983]" office:value-type="string" office:string-value="X6318">
            <text:p>X6318</text:p>
          </table:table-cell>
          <table:table-cell table:formula="of:=[.F983]" office:value-type="string" office:string-value="Y705.25">
            <text:p>Y705.25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table:formula="of:=&quot;N&quot;&amp;[.A983]" office:value-type="string" office:string-value="N990">
            <text:p>N990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83]" office:value-type="string" office:string-value="X6312">
            <text:p>X6312</text:p>
          </table:table-cell>
          <table:table-cell table:formula="of:=[.E984]+[.$J$6]" office:value-type="float" office:value="705.25">
            <text:p>705.25</text:p>
          </table:table-cell>
          <table:table-cell table:formula="of:=&quot;Y&quot; &amp; [.E983]" office:value-type="string" office:string-value="Y705.25">
            <text:p>Y705.25</text:p>
          </table:table-cell>
          <table:table-cell table:formula="of:=[.C983] +6" office:value-type="float" office:value="6318">
            <text:p>6318</text:p>
          </table:table-cell>
          <table:table-cell table:formula="of:=&quot;X&quot;&amp; [.G983]" office:value-type="string" office:string-value="X6318">
            <text:p>X6318</text:p>
          </table:table-cell>
          <table:table-cell table:number-columns-repeated="6"/>
          <table:table-cell table:style-name="ce7" table:formula="of:=[.B984]" office:value-type="string" office:string-value="N991">
            <text:p>N991</text:p>
          </table:table-cell>
          <table:table-cell table:style-name="ce7" table:formula="of:=[.D984]" office:value-type="string" office:string-value="X6312">
            <text:p>X6312</text:p>
          </table:table-cell>
          <table:table-cell table:style-name="ce7" table:formula="of:=[.F984]" office:value-type="string" office:string-value="Y699.5">
            <text:p>Y699.5</text:p>
          </table:table-cell>
          <table:table-cell/>
          <table:table-cell table:formula="of:=[.B984]" office:value-type="string" office:string-value="N991">
            <text:p>N991</text:p>
          </table:table-cell>
          <table:table-cell table:formula="of:=[.H984]" office:value-type="string" office:string-value="X6318">
            <text:p>X6318</text:p>
          </table:table-cell>
          <table:table-cell table:formula="of:=[.F984]" office:value-type="string" office:string-value="Y699.5">
            <text:p>Y699.5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table:formula="of:=&quot;N&quot;&amp;[.A984]" office:value-type="string" office:string-value="N991">
            <text:p>N991</text:p>
          </table:table-cell>
          <table:table-cell table:formula="of:=[.$C$985]" office:value-type="float" office:value="6312">
            <text:p>6312</text:p>
          </table:table-cell>
          <table:table-cell table:formula="of:= &quot;X&quot;&amp; [.C984]" office:value-type="string" office:string-value="X6312">
            <text:p>X6312</text:p>
          </table:table-cell>
          <table:table-cell table:formula="of:=[.E985]+[.$J$6]" office:value-type="float" office:value="699.5">
            <text:p>699.5</text:p>
          </table:table-cell>
          <table:table-cell table:formula="of:=&quot;Y&quot; &amp; [.E984]" office:value-type="string" office:string-value="Y699.5">
            <text:p>Y699.5</text:p>
          </table:table-cell>
          <table:table-cell table:formula="of:=[.C984] +6" office:value-type="float" office:value="6318">
            <text:p>6318</text:p>
          </table:table-cell>
          <table:table-cell table:formula="of:=&quot;X&quot;&amp; [.G984]" office:value-type="string" office:string-value="X6318">
            <text:p>X6318</text:p>
          </table:table-cell>
          <table:table-cell table:number-columns-repeated="6"/>
          <table:table-cell table:style-name="ce7" table:formula="of:=[.B985]" office:value-type="string" office:string-value="N992">
            <text:p>N992</text:p>
          </table:table-cell>
          <table:table-cell table:style-name="ce7" table:formula="of:=[.D985]" office:value-type="string" office:string-value="X6312">
            <text:p>X6312</text:p>
          </table:table-cell>
          <table:table-cell table:style-name="ce7" table:formula="of:=[.F985]" office:value-type="string" office:string-value="Y693.75">
            <text:p>Y693.75</text:p>
          </table:table-cell>
          <table:table-cell/>
          <table:table-cell table:formula="of:=[.B985]" office:value-type="string" office:string-value="N992">
            <text:p>N992</text:p>
          </table:table-cell>
          <table:table-cell table:formula="of:=[.H985]" office:value-type="string" office:string-value="X6318">
            <text:p>X6318</text:p>
          </table:table-cell>
          <table:table-cell table:formula="of:=[.F985]" office:value-type="string" office:string-value="Y693.75">
            <text:p>Y693.75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table:formula="of:=&quot;N&quot;&amp;[.A985]" office:value-type="string" office:string-value="N992">
            <text:p>N992</text:p>
          </table:table-cell>
          <table:table-cell table:formula="of:=[.C986]-[.$J$4]" office:value-type="float" office:value="6312">
            <text:p>6312</text:p>
          </table:table-cell>
          <table:table-cell table:formula="of:= &quot;X&quot;&amp; [.C985]" office:value-type="string" office:string-value="X6312">
            <text:p>X6312</text:p>
          </table:table-cell>
          <table:table-cell table:formula="of:=[.E986]+[.$J$5]" office:value-type="float" office:value="693.75">
            <text:p>693.75</text:p>
          </table:table-cell>
          <table:table-cell table:formula="of:=&quot;Y&quot; &amp; [.E985]" office:value-type="string" office:string-value="Y693.75">
            <text:p>Y693.75</text:p>
          </table:table-cell>
          <table:table-cell table:formula="of:=[.C985] +6" office:value-type="float" office:value="6318">
            <text:p>6318</text:p>
          </table:table-cell>
          <table:table-cell table:formula="of:=&quot;X&quot;&amp; [.G985]" office:value-type="string" office:string-value="X6318">
            <text:p>X6318</text:p>
          </table:table-cell>
          <table:table-cell table:number-columns-repeated="6"/>
          <table:table-cell table:style-name="ce7" table:formula="of:=[.B986]" office:value-type="string" office:string-value="N993">
            <text:p>N993</text:p>
          </table:table-cell>
          <table:table-cell table:style-name="ce7" table:formula="of:=[.D986]" office:value-type="string" office:string-value="X6316">
            <text:p>X6316</text:p>
          </table:table-cell>
          <table:table-cell table:style-name="ce7" table:formula="of:=[.F986]" office:value-type="string" office:string-value="Y690.875">
            <text:p>Y690.875</text:p>
          </table:table-cell>
          <table:table-cell/>
          <table:table-cell table:formula="of:=[.B986]" office:value-type="string" office:string-value="N993">
            <text:p>N993</text:p>
          </table:table-cell>
          <table:table-cell table:formula="of:=[.H986]" office:value-type="string" office:string-value="X6322">
            <text:p>X6322</text:p>
          </table:table-cell>
          <table:table-cell table:formula="of:=[.F986]" office:value-type="string" office:string-value="Y690.875">
            <text:p>Y690.875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table:formula="of:=&quot;N&quot;&amp;[.A986]" office:value-type="string" office:string-value="N993">
            <text:p>N993</text:p>
          </table:table-cell>
          <table:table-cell table:formula="of:=[.C987]-[.$J$4]" office:value-type="float" office:value="6316">
            <text:p>6316</text:p>
          </table:table-cell>
          <table:table-cell table:formula="of:= &quot;X&quot;&amp; [.C986]" office:value-type="string" office:string-value="X6316">
            <text:p>X6316</text:p>
          </table:table-cell>
          <table:table-cell table:formula="of:=[.E987]+[.$J$5]" office:value-type="float" office:value="690.875">
            <text:p>690.875</text:p>
          </table:table-cell>
          <table:table-cell table:formula="of:=&quot;Y&quot; &amp; [.E986]" office:value-type="string" office:string-value="Y690.875">
            <text:p>Y690.875</text:p>
          </table:table-cell>
          <table:table-cell table:formula="of:=[.C986] +6" office:value-type="float" office:value="6322">
            <text:p>6322</text:p>
          </table:table-cell>
          <table:table-cell table:formula="of:=&quot;X&quot;&amp; [.G986]" office:value-type="string" office:string-value="X6322">
            <text:p>X6322</text:p>
          </table:table-cell>
          <table:table-cell table:number-columns-repeated="6"/>
          <table:table-cell table:style-name="ce7" table:formula="of:=[.B987]" office:value-type="string" office:string-value="N994">
            <text:p>N994</text:p>
          </table:table-cell>
          <table:table-cell table:style-name="ce7" table:formula="of:=[.D987]" office:value-type="string" office:string-value="X6320">
            <text:p>X6320</text:p>
          </table:table-cell>
          <table:table-cell table:style-name="ce7" table:formula="of:=[.F987]" office:value-type="string" office:string-value="Y688">
            <text:p>Y688</text:p>
          </table:table-cell>
          <table:table-cell/>
          <table:table-cell table:formula="of:=[.B987]" office:value-type="string" office:string-value="N994">
            <text:p>N994</text:p>
          </table:table-cell>
          <table:table-cell table:formula="of:=[.H987]" office:value-type="string" office:string-value="X6326">
            <text:p>X6326</text:p>
          </table:table-cell>
          <table:table-cell table:formula="of:=[.F987]" office:value-type="string" office:string-value="Y688">
            <text:p>Y688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table:formula="of:=&quot;N&quot;&amp;[.A987]" office:value-type="string" office:string-value="N994">
            <text:p>N994</text:p>
          </table:table-cell>
          <table:table-cell table:formula="of:=[.C988]-[.$J$4]" office:value-type="float" office:value="6320">
            <text:p>6320</text:p>
          </table:table-cell>
          <table:table-cell table:formula="of:= &quot;X&quot;&amp; [.C987]" office:value-type="string" office:string-value="X6320">
            <text:p>X6320</text:p>
          </table:table-cell>
          <table:table-cell table:formula="of:=[.E988]+[.$J$5]" office:value-type="float" office:value="688">
            <text:p>688</text:p>
          </table:table-cell>
          <table:table-cell table:formula="of:=&quot;Y&quot; &amp; [.E987]" office:value-type="string" office:string-value="Y688">
            <text:p>Y688</text:p>
          </table:table-cell>
          <table:table-cell table:formula="of:=[.C987] +6" office:value-type="float" office:value="6326">
            <text:p>6326</text:p>
          </table:table-cell>
          <table:table-cell table:formula="of:=&quot;X&quot;&amp; [.G987]" office:value-type="string" office:string-value="X6326">
            <text:p>X6326</text:p>
          </table:table-cell>
          <table:table-cell table:number-columns-repeated="6"/>
          <table:table-cell table:style-name="ce7" table:formula="of:=[.B988]" office:value-type="string" office:string-value="N995">
            <text:p>N995</text:p>
          </table:table-cell>
          <table:table-cell table:style-name="ce7" table:formula="of:=[.D988]" office:value-type="string" office:string-value="X6324">
            <text:p>X6324</text:p>
          </table:table-cell>
          <table:table-cell table:style-name="ce7" table:formula="of:=[.F988]" office:value-type="string" office:string-value="Y685.125">
            <text:p>Y685.125</text:p>
          </table:table-cell>
          <table:table-cell/>
          <table:table-cell table:formula="of:=[.B988]" office:value-type="string" office:string-value="N995">
            <text:p>N995</text:p>
          </table:table-cell>
          <table:table-cell table:formula="of:=[.H988]" office:value-type="string" office:string-value="X6330">
            <text:p>X6330</text:p>
          </table:table-cell>
          <table:table-cell table:formula="of:=[.F988]" office:value-type="string" office:string-value="Y685.125">
            <text:p>Y685.125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table:formula="of:=&quot;N&quot;&amp;[.A988]" office:value-type="string" office:string-value="N995">
            <text:p>N995</text:p>
          </table:table-cell>
          <table:table-cell table:formula="of:=[.C989]-[.$J$4]" office:value-type="float" office:value="6324">
            <text:p>6324</text:p>
          </table:table-cell>
          <table:table-cell table:formula="of:= &quot;X&quot;&amp; [.C988]" office:value-type="string" office:string-value="X6324">
            <text:p>X6324</text:p>
          </table:table-cell>
          <table:table-cell table:formula="of:=[.E989]+[.$J$5]" office:value-type="float" office:value="685.125">
            <text:p>685.125</text:p>
          </table:table-cell>
          <table:table-cell table:formula="of:=&quot;Y&quot; &amp; [.E988]" office:value-type="string" office:string-value="Y685.125">
            <text:p>Y685.125</text:p>
          </table:table-cell>
          <table:table-cell table:formula="of:=[.C988] +6" office:value-type="float" office:value="6330">
            <text:p>6330</text:p>
          </table:table-cell>
          <table:table-cell table:formula="of:=&quot;X&quot;&amp; [.G988]" office:value-type="string" office:string-value="X6330">
            <text:p>X6330</text:p>
          </table:table-cell>
          <table:table-cell table:number-columns-repeated="6"/>
          <table:table-cell table:style-name="ce7" table:formula="of:=[.B989]" office:value-type="string" office:string-value="N996">
            <text:p>N996</text:p>
          </table:table-cell>
          <table:table-cell table:style-name="ce7" table:formula="of:=[.D989]" office:value-type="string" office:string-value="X6328">
            <text:p>X6328</text:p>
          </table:table-cell>
          <table:table-cell table:style-name="ce7" table:formula="of:=[.F989]" office:value-type="string" office:string-value="Y682.25">
            <text:p>Y682.25</text:p>
          </table:table-cell>
          <table:table-cell/>
          <table:table-cell table:formula="of:=[.B989]" office:value-type="string" office:string-value="N996">
            <text:p>N996</text:p>
          </table:table-cell>
          <table:table-cell table:formula="of:=[.H989]" office:value-type="string" office:string-value="X6334">
            <text:p>X6334</text:p>
          </table:table-cell>
          <table:table-cell table:formula="of:=[.F989]" office:value-type="string" office:string-value="Y682.25">
            <text:p>Y682.25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table:formula="of:=&quot;N&quot;&amp;[.A989]" office:value-type="string" office:string-value="N996">
            <text:p>N996</text:p>
          </table:table-cell>
          <table:table-cell table:formula="of:=[.C990]-[.$J$4]" office:value-type="float" office:value="6328">
            <text:p>6328</text:p>
          </table:table-cell>
          <table:table-cell table:formula="of:= &quot;X&quot;&amp; [.C989]" office:value-type="string" office:string-value="X6328">
            <text:p>X6328</text:p>
          </table:table-cell>
          <table:table-cell table:formula="of:=[.E990]+[.$J$5]" office:value-type="float" office:value="682.25">
            <text:p>682.25</text:p>
          </table:table-cell>
          <table:table-cell table:formula="of:=&quot;Y&quot; &amp; [.E989]" office:value-type="string" office:string-value="Y682.25">
            <text:p>Y682.25</text:p>
          </table:table-cell>
          <table:table-cell table:formula="of:=[.C989] +6" office:value-type="float" office:value="6334">
            <text:p>6334</text:p>
          </table:table-cell>
          <table:table-cell table:formula="of:=&quot;X&quot;&amp; [.G989]" office:value-type="string" office:string-value="X6334">
            <text:p>X6334</text:p>
          </table:table-cell>
          <table:table-cell table:number-columns-repeated="6"/>
          <table:table-cell table:style-name="ce7" table:formula="of:=[.B990]" office:value-type="string" office:string-value="N997">
            <text:p>N997</text:p>
          </table:table-cell>
          <table:table-cell table:style-name="ce7" table:formula="of:=[.D990]" office:value-type="string" office:string-value="X6332">
            <text:p>X6332</text:p>
          </table:table-cell>
          <table:table-cell table:style-name="ce7" table:formula="of:=[.F990]" office:value-type="string" office:string-value="Y679.375">
            <text:p>Y679.375</text:p>
          </table:table-cell>
          <table:table-cell/>
          <table:table-cell table:formula="of:=[.B990]" office:value-type="string" office:string-value="N997">
            <text:p>N997</text:p>
          </table:table-cell>
          <table:table-cell table:formula="of:=[.H990]" office:value-type="string" office:string-value="X6338">
            <text:p>X6338</text:p>
          </table:table-cell>
          <table:table-cell table:formula="of:=[.F990]" office:value-type="string" office:string-value="Y679.375">
            <text:p>Y679.375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table:formula="of:=&quot;N&quot;&amp;[.A990]" office:value-type="string" office:string-value="N997">
            <text:p>N997</text:p>
          </table:table-cell>
          <table:table-cell table:formula="of:=[.C991]-[.$J$4]" office:value-type="float" office:value="6332">
            <text:p>6332</text:p>
          </table:table-cell>
          <table:table-cell table:formula="of:= &quot;X&quot;&amp; [.C990]" office:value-type="string" office:string-value="X6332">
            <text:p>X6332</text:p>
          </table:table-cell>
          <table:table-cell table:formula="of:=[.E991]+[.$J$5]" office:value-type="float" office:value="679.375">
            <text:p>679.375</text:p>
          </table:table-cell>
          <table:table-cell table:formula="of:=&quot;Y&quot; &amp; [.E990]" office:value-type="string" office:string-value="Y679.375">
            <text:p>Y679.375</text:p>
          </table:table-cell>
          <table:table-cell table:formula="of:=[.C990] +6" office:value-type="float" office:value="6338">
            <text:p>6338</text:p>
          </table:table-cell>
          <table:table-cell table:formula="of:=&quot;X&quot;&amp; [.G990]" office:value-type="string" office:string-value="X6338">
            <text:p>X6338</text:p>
          </table:table-cell>
          <table:table-cell table:number-columns-repeated="6"/>
          <table:table-cell table:style-name="ce7" table:formula="of:=[.B991]" office:value-type="string" office:string-value="N998">
            <text:p>N998</text:p>
          </table:table-cell>
          <table:table-cell table:style-name="ce7" table:formula="of:=[.D991]" office:value-type="string" office:string-value="X6336">
            <text:p>X6336</text:p>
          </table:table-cell>
          <table:table-cell table:style-name="ce7" table:formula="of:=[.F991]" office:value-type="string" office:string-value="Y676.5">
            <text:p>Y676.5</text:p>
          </table:table-cell>
          <table:table-cell/>
          <table:table-cell table:formula="of:=[.B991]" office:value-type="string" office:string-value="N998">
            <text:p>N998</text:p>
          </table:table-cell>
          <table:table-cell table:formula="of:=[.H991]" office:value-type="string" office:string-value="X6342">
            <text:p>X6342</text:p>
          </table:table-cell>
          <table:table-cell table:formula="of:=[.F991]" office:value-type="string" office:string-value="Y676.5">
            <text:p>Y676.5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table:formula="of:=&quot;N&quot;&amp;[.A991]" office:value-type="string" office:string-value="N998">
            <text:p>N998</text:p>
          </table:table-cell>
          <table:table-cell table:formula="of:=[.C992]-[.$J$4]" office:value-type="float" office:value="6336">
            <text:p>6336</text:p>
          </table:table-cell>
          <table:table-cell table:formula="of:= &quot;X&quot;&amp; [.C991]" office:value-type="string" office:string-value="X6336">
            <text:p>X6336</text:p>
          </table:table-cell>
          <table:table-cell table:formula="of:=[.E992]+[.$J$5]" office:value-type="float" office:value="676.5">
            <text:p>676.5</text:p>
          </table:table-cell>
          <table:table-cell table:formula="of:=&quot;Y&quot; &amp; [.E991]" office:value-type="string" office:string-value="Y676.5">
            <text:p>Y676.5</text:p>
          </table:table-cell>
          <table:table-cell table:formula="of:=[.C991] +6" office:value-type="float" office:value="6342">
            <text:p>6342</text:p>
          </table:table-cell>
          <table:table-cell table:formula="of:=&quot;X&quot;&amp; [.G991]" office:value-type="string" office:string-value="X6342">
            <text:p>X6342</text:p>
          </table:table-cell>
          <table:table-cell table:number-columns-repeated="6"/>
          <table:table-cell table:style-name="ce7" table:formula="of:=[.B992]" office:value-type="string" office:string-value="N999">
            <text:p>N999</text:p>
          </table:table-cell>
          <table:table-cell table:style-name="ce7" table:formula="of:=[.D992]" office:value-type="string" office:string-value="X6340">
            <text:p>X6340</text:p>
          </table:table-cell>
          <table:table-cell table:style-name="ce7" table:formula="of:=[.F992]" office:value-type="string" office:string-value="Y673.625">
            <text:p>Y673.625</text:p>
          </table:table-cell>
          <table:table-cell/>
          <table:table-cell table:formula="of:=[.B992]" office:value-type="string" office:string-value="N999">
            <text:p>N999</text:p>
          </table:table-cell>
          <table:table-cell table:formula="of:=[.H992]" office:value-type="string" office:string-value="X6346">
            <text:p>X6346</text:p>
          </table:table-cell>
          <table:table-cell table:formula="of:=[.F992]" office:value-type="string" office:string-value="Y673.625">
            <text:p>Y673.625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table:formula="of:=&quot;N&quot;&amp;[.A992]" office:value-type="string" office:string-value="N999">
            <text:p>N999</text:p>
          </table:table-cell>
          <table:table-cell table:formula="of:=[.C993]-[.$J$4]" office:value-type="float" office:value="6340">
            <text:p>6340</text:p>
          </table:table-cell>
          <table:table-cell table:formula="of:= &quot;X&quot;&amp; [.C992]" office:value-type="string" office:string-value="X6340">
            <text:p>X6340</text:p>
          </table:table-cell>
          <table:table-cell table:formula="of:=[.E993]+[.$J$5]" office:value-type="float" office:value="673.625">
            <text:p>673.625</text:p>
          </table:table-cell>
          <table:table-cell table:formula="of:=&quot;Y&quot; &amp; [.E992]" office:value-type="string" office:string-value="Y673.625">
            <text:p>Y673.625</text:p>
          </table:table-cell>
          <table:table-cell table:formula="of:=[.C992] +6" office:value-type="float" office:value="6346">
            <text:p>6346</text:p>
          </table:table-cell>
          <table:table-cell table:formula="of:=&quot;X&quot;&amp; [.G992]" office:value-type="string" office:string-value="X6346">
            <text:p>X6346</text:p>
          </table:table-cell>
          <table:table-cell table:number-columns-repeated="6"/>
          <table:table-cell table:style-name="ce7" table:formula="of:=[.B993]" office:value-type="string" office:string-value="N1000">
            <text:p>N1000</text:p>
          </table:table-cell>
          <table:table-cell table:style-name="ce7" table:formula="of:=[.D993]" office:value-type="string" office:string-value="X6344">
            <text:p>X6344</text:p>
          </table:table-cell>
          <table:table-cell table:style-name="ce7" table:formula="of:=[.F993]" office:value-type="string" office:string-value="Y670.75">
            <text:p>Y670.75</text:p>
          </table:table-cell>
          <table:table-cell/>
          <table:table-cell table:formula="of:=[.B993]" office:value-type="string" office:string-value="N1000">
            <text:p>N1000</text:p>
          </table:table-cell>
          <table:table-cell table:formula="of:=[.H993]" office:value-type="string" office:string-value="X6350">
            <text:p>X6350</text:p>
          </table:table-cell>
          <table:table-cell table:formula="of:=[.F993]" office:value-type="string" office:string-value="Y670.75">
            <text:p>Y670.75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formula="of:=&quot;N&quot;&amp;[.A993]" office:value-type="string" office:string-value="N1000">
            <text:p>N1000</text:p>
          </table:table-cell>
          <table:table-cell table:formula="of:=[.C994]-[.$J$4]" office:value-type="float" office:value="6344">
            <text:p>6344</text:p>
          </table:table-cell>
          <table:table-cell table:formula="of:= &quot;X&quot;&amp; [.C993]" office:value-type="string" office:string-value="X6344">
            <text:p>X6344</text:p>
          </table:table-cell>
          <table:table-cell table:formula="of:=[.E994]+[.$J$5]" office:value-type="float" office:value="670.75">
            <text:p>670.75</text:p>
          </table:table-cell>
          <table:table-cell table:formula="of:=&quot;Y&quot; &amp; [.E993]" office:value-type="string" office:string-value="Y670.75">
            <text:p>Y670.75</text:p>
          </table:table-cell>
          <table:table-cell table:formula="of:=[.C993] +6" office:value-type="float" office:value="6350">
            <text:p>6350</text:p>
          </table:table-cell>
          <table:table-cell table:formula="of:=&quot;X&quot;&amp; [.G993]" office:value-type="string" office:string-value="X6350">
            <text:p>X6350</text:p>
          </table:table-cell>
          <table:table-cell table:number-columns-repeated="6"/>
          <table:table-cell table:style-name="ce7" table:formula="of:=[.B994]" office:value-type="string" office:string-value="N1001">
            <text:p>N1001</text:p>
          </table:table-cell>
          <table:table-cell table:style-name="ce7" table:formula="of:=[.D994]" office:value-type="string" office:string-value="X6348">
            <text:p>X6348</text:p>
          </table:table-cell>
          <table:table-cell table:style-name="ce7" table:formula="of:=[.F994]" office:value-type="string" office:string-value="Y667.875">
            <text:p>Y667.875</text:p>
          </table:table-cell>
          <table:table-cell/>
          <table:table-cell table:formula="of:=[.B994]" office:value-type="string" office:string-value="N1001">
            <text:p>N1001</text:p>
          </table:table-cell>
          <table:table-cell table:formula="of:=[.H994]" office:value-type="string" office:string-value="X6354">
            <text:p>X6354</text:p>
          </table:table-cell>
          <table:table-cell table:formula="of:=[.F994]" office:value-type="string" office:string-value="Y667.875">
            <text:p>Y667.875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table:formula="of:=&quot;N&quot;&amp;[.A994]" office:value-type="string" office:string-value="N1001">
            <text:p>N1001</text:p>
          </table:table-cell>
          <table:table-cell table:formula="of:=[.C995]-[.$J$4]" office:value-type="float" office:value="6348">
            <text:p>6348</text:p>
          </table:table-cell>
          <table:table-cell table:formula="of:= &quot;X&quot;&amp; [.C994]" office:value-type="string" office:string-value="X6348">
            <text:p>X6348</text:p>
          </table:table-cell>
          <table:table-cell table:formula="of:=[.E995]+[.$J$5]" office:value-type="float" office:value="667.875">
            <text:p>667.875</text:p>
          </table:table-cell>
          <table:table-cell table:formula="of:=&quot;Y&quot; &amp; [.E994]" office:value-type="string" office:string-value="Y667.875">
            <text:p>Y667.875</text:p>
          </table:table-cell>
          <table:table-cell table:formula="of:=[.C994] +6" office:value-type="float" office:value="6354">
            <text:p>6354</text:p>
          </table:table-cell>
          <table:table-cell table:formula="of:=&quot;X&quot;&amp; [.G994]" office:value-type="string" office:string-value="X6354">
            <text:p>X6354</text:p>
          </table:table-cell>
          <table:table-cell table:number-columns-repeated="6"/>
          <table:table-cell table:style-name="ce7" table:formula="of:=[.B995]" office:value-type="string" office:string-value="N1002">
            <text:p>N1002</text:p>
          </table:table-cell>
          <table:table-cell table:style-name="ce7" table:formula="of:=[.D995]" office:value-type="string" office:string-value="X6352">
            <text:p>X6352</text:p>
          </table:table-cell>
          <table:table-cell table:style-name="ce7" table:formula="of:=[.F995]" office:value-type="string" office:string-value="Y665">
            <text:p>Y665</text:p>
          </table:table-cell>
          <table:table-cell/>
          <table:table-cell table:formula="of:=[.B995]" office:value-type="string" office:string-value="N1002">
            <text:p>N1002</text:p>
          </table:table-cell>
          <table:table-cell table:formula="of:=[.H995]" office:value-type="string" office:string-value="X6358">
            <text:p>X6358</text:p>
          </table:table-cell>
          <table:table-cell table:formula="of:=[.F995]" office:value-type="string" office:string-value="Y665">
            <text:p>Y665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table:formula="of:=&quot;N&quot;&amp;[.A995]" office:value-type="string" office:string-value="N1002">
            <text:p>N1002</text:p>
          </table:table-cell>
          <table:table-cell table:formula="of:=[.C996]-[.$J$4]" office:value-type="float" office:value="6352">
            <text:p>6352</text:p>
          </table:table-cell>
          <table:table-cell table:formula="of:= &quot;X&quot;&amp; [.C995]" office:value-type="string" office:string-value="X6352">
            <text:p>X6352</text:p>
          </table:table-cell>
          <table:table-cell table:formula="of:=[.E996]+[.$J$5]" office:value-type="float" office:value="665">
            <text:p>665</text:p>
          </table:table-cell>
          <table:table-cell table:formula="of:=&quot;Y&quot; &amp; [.E995]" office:value-type="string" office:string-value="Y665">
            <text:p>Y665</text:p>
          </table:table-cell>
          <table:table-cell table:formula="of:=[.C995] +6" office:value-type="float" office:value="6358">
            <text:p>6358</text:p>
          </table:table-cell>
          <table:table-cell table:formula="of:=&quot;X&quot;&amp; [.G995]" office:value-type="string" office:string-value="X6358">
            <text:p>X6358</text:p>
          </table:table-cell>
          <table:table-cell table:number-columns-repeated="6"/>
          <table:table-cell table:style-name="ce7" table:formula="of:=[.B996]" office:value-type="string" office:string-value="N1003">
            <text:p>N1003</text:p>
          </table:table-cell>
          <table:table-cell table:style-name="ce7" table:formula="of:=[.D996]" office:value-type="string" office:string-value="X6356">
            <text:p>X6356</text:p>
          </table:table-cell>
          <table:table-cell table:style-name="ce7" table:formula="of:=[.F996]" office:value-type="string" office:string-value="Y662.125">
            <text:p>Y662.125</text:p>
          </table:table-cell>
          <table:table-cell/>
          <table:table-cell table:formula="of:=[.B996]" office:value-type="string" office:string-value="N1003">
            <text:p>N1003</text:p>
          </table:table-cell>
          <table:table-cell table:formula="of:=[.H996]" office:value-type="string" office:string-value="X6362">
            <text:p>X6362</text:p>
          </table:table-cell>
          <table:table-cell table:formula="of:=[.F996]" office:value-type="string" office:string-value="Y662.125">
            <text:p>Y662.125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table:formula="of:=&quot;N&quot;&amp;[.A996]" office:value-type="string" office:string-value="N1003">
            <text:p>N1003</text:p>
          </table:table-cell>
          <table:table-cell table:formula="of:=[.C997]-[.$J$4]" office:value-type="float" office:value="6356">
            <text:p>6356</text:p>
          </table:table-cell>
          <table:table-cell table:formula="of:= &quot;X&quot;&amp; [.C996]" office:value-type="string" office:string-value="X6356">
            <text:p>X6356</text:p>
          </table:table-cell>
          <table:table-cell table:formula="of:=[.E997]+[.$J$5]" office:value-type="float" office:value="662.125">
            <text:p>662.125</text:p>
          </table:table-cell>
          <table:table-cell table:formula="of:=&quot;Y&quot; &amp; [.E996]" office:value-type="string" office:string-value="Y662.125">
            <text:p>Y662.125</text:p>
          </table:table-cell>
          <table:table-cell table:formula="of:=[.C996] +6" office:value-type="float" office:value="6362">
            <text:p>6362</text:p>
          </table:table-cell>
          <table:table-cell table:formula="of:=&quot;X&quot;&amp; [.G996]" office:value-type="string" office:string-value="X6362">
            <text:p>X6362</text:p>
          </table:table-cell>
          <table:table-cell table:number-columns-repeated="6"/>
          <table:table-cell table:style-name="ce7" table:formula="of:=[.B997]" office:value-type="string" office:string-value="N1004">
            <text:p>N1004</text:p>
          </table:table-cell>
          <table:table-cell table:style-name="ce7" table:formula="of:=[.D997]" office:value-type="string" office:string-value="X6360">
            <text:p>X6360</text:p>
          </table:table-cell>
          <table:table-cell table:style-name="ce7" table:formula="of:=[.F997]" office:value-type="string" office:string-value="Y659.25">
            <text:p>Y659.25</text:p>
          </table:table-cell>
          <table:table-cell/>
          <table:table-cell table:formula="of:=[.B997]" office:value-type="string" office:string-value="N1004">
            <text:p>N1004</text:p>
          </table:table-cell>
          <table:table-cell table:formula="of:=[.H997]" office:value-type="string" office:string-value="X6366">
            <text:p>X6366</text:p>
          </table:table-cell>
          <table:table-cell table:formula="of:=[.F997]" office:value-type="string" office:string-value="Y659.25">
            <text:p>Y659.25</text:p>
          </table:table-cell>
        </table:table-row>
        <table:table-row table:style-name="ro1">
          <table:table-cell office:value-type="float" office:value="1004">
            <text:p>1004</text:p>
          </table:table-cell>
          <table:table-cell table:formula="of:=&quot;N&quot;&amp;[.A997]" office:value-type="string" office:string-value="N1004">
            <text:p>N1004</text:p>
          </table:table-cell>
          <table:table-cell table:formula="of:=[.C998]-[.$J$4]" office:value-type="float" office:value="6360">
            <text:p>6360</text:p>
          </table:table-cell>
          <table:table-cell table:formula="of:= &quot;X&quot;&amp; [.C997]" office:value-type="string" office:string-value="X6360">
            <text:p>X6360</text:p>
          </table:table-cell>
          <table:table-cell table:formula="of:=[.E998]+[.$J$5]" office:value-type="float" office:value="659.25">
            <text:p>659.25</text:p>
          </table:table-cell>
          <table:table-cell table:formula="of:=&quot;Y&quot; &amp; [.E997]" office:value-type="string" office:string-value="Y659.25">
            <text:p>Y659.25</text:p>
          </table:table-cell>
          <table:table-cell table:formula="of:=[.C997] +6" office:value-type="float" office:value="6366">
            <text:p>6366</text:p>
          </table:table-cell>
          <table:table-cell table:formula="of:=&quot;X&quot;&amp; [.G997]" office:value-type="string" office:string-value="X6366">
            <text:p>X6366</text:p>
          </table:table-cell>
          <table:table-cell table:number-columns-repeated="6"/>
          <table:table-cell table:style-name="ce7" table:formula="of:=[.B998]" office:value-type="string" office:string-value="N1005">
            <text:p>N1005</text:p>
          </table:table-cell>
          <table:table-cell table:style-name="ce7" table:formula="of:=[.D998]" office:value-type="string" office:string-value="X6364">
            <text:p>X6364</text:p>
          </table:table-cell>
          <table:table-cell table:style-name="ce7" table:formula="of:=[.F998]" office:value-type="string" office:string-value="Y656.375">
            <text:p>Y656.375</text:p>
          </table:table-cell>
          <table:table-cell/>
          <table:table-cell table:formula="of:=[.B998]" office:value-type="string" office:string-value="N1005">
            <text:p>N1005</text:p>
          </table:table-cell>
          <table:table-cell table:formula="of:=[.H998]" office:value-type="string" office:string-value="X6370">
            <text:p>X6370</text:p>
          </table:table-cell>
          <table:table-cell table:formula="of:=[.F998]" office:value-type="string" office:string-value="Y656.375">
            <text:p>Y656.375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table:formula="of:=&quot;N&quot;&amp;[.A998]" office:value-type="string" office:string-value="N1005">
            <text:p>N1005</text:p>
          </table:table-cell>
          <table:table-cell table:formula="of:=[.C999]-[.$J$4]" office:value-type="float" office:value="6364">
            <text:p>6364</text:p>
          </table:table-cell>
          <table:table-cell table:formula="of:= &quot;X&quot;&amp; [.C998]" office:value-type="string" office:string-value="X6364">
            <text:p>X6364</text:p>
          </table:table-cell>
          <table:table-cell table:formula="of:=[.E999]+[.$J$5]" office:value-type="float" office:value="656.375">
            <text:p>656.375</text:p>
          </table:table-cell>
          <table:table-cell table:formula="of:=&quot;Y&quot; &amp; [.E998]" office:value-type="string" office:string-value="Y656.375">
            <text:p>Y656.375</text:p>
          </table:table-cell>
          <table:table-cell table:formula="of:=[.C998] +6" office:value-type="float" office:value="6370">
            <text:p>6370</text:p>
          </table:table-cell>
          <table:table-cell table:formula="of:=&quot;X&quot;&amp; [.G998]" office:value-type="string" office:string-value="X6370">
            <text:p>X6370</text:p>
          </table:table-cell>
          <table:table-cell table:number-columns-repeated="6"/>
          <table:table-cell table:style-name="ce7" table:formula="of:=[.B999]" office:value-type="string" office:string-value="N1006">
            <text:p>N1006</text:p>
          </table:table-cell>
          <table:table-cell table:style-name="ce7" table:formula="of:=[.D999]" office:value-type="string" office:string-value="X6368">
            <text:p>X6368</text:p>
          </table:table-cell>
          <table:table-cell table:style-name="ce7" table:formula="of:=[.F999]" office:value-type="string" office:string-value="Y653.5">
            <text:p>Y653.5</text:p>
          </table:table-cell>
          <table:table-cell/>
          <table:table-cell table:formula="of:=[.B999]" office:value-type="string" office:string-value="N1006">
            <text:p>N1006</text:p>
          </table:table-cell>
          <table:table-cell table:formula="of:=[.H999]" office:value-type="string" office:string-value="X6374">
            <text:p>X6374</text:p>
          </table:table-cell>
          <table:table-cell table:formula="of:=[.F999]" office:value-type="string" office:string-value="Y653.5">
            <text:p>Y653.5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table:formula="of:=&quot;N&quot;&amp;[.A999]" office:value-type="string" office:string-value="N1006">
            <text:p>N1006</text:p>
          </table:table-cell>
          <table:table-cell table:formula="of:=[.C1000]-[.$J$4]" office:value-type="float" office:value="6368">
            <text:p>6368</text:p>
          </table:table-cell>
          <table:table-cell table:formula="of:= &quot;X&quot;&amp; [.C999]" office:value-type="string" office:string-value="X6368">
            <text:p>X6368</text:p>
          </table:table-cell>
          <table:table-cell table:formula="of:=[.E1000]+[.$J$5]" office:value-type="float" office:value="653.5">
            <text:p>653.5</text:p>
          </table:table-cell>
          <table:table-cell table:formula="of:=&quot;Y&quot; &amp; [.E999]" office:value-type="string" office:string-value="Y653.5">
            <text:p>Y653.5</text:p>
          </table:table-cell>
          <table:table-cell table:formula="of:=[.C999] +6" office:value-type="float" office:value="6374">
            <text:p>6374</text:p>
          </table:table-cell>
          <table:table-cell table:formula="of:=&quot;X&quot;&amp; [.G999]" office:value-type="string" office:string-value="X6374">
            <text:p>X6374</text:p>
          </table:table-cell>
          <table:table-cell table:number-columns-repeated="6"/>
          <table:table-cell table:style-name="ce7" table:formula="of:=[.B1000]" office:value-type="string" office:string-value="N1007">
            <text:p>N1007</text:p>
          </table:table-cell>
          <table:table-cell table:style-name="ce7" table:formula="of:=[.D1000]" office:value-type="string" office:string-value="X6372">
            <text:p>X6372</text:p>
          </table:table-cell>
          <table:table-cell table:style-name="ce7" table:formula="of:=[.F1000]" office:value-type="string" office:string-value="Y650.625">
            <text:p>Y650.625</text:p>
          </table:table-cell>
          <table:table-cell/>
          <table:table-cell table:formula="of:=[.B1000]" office:value-type="string" office:string-value="N1007">
            <text:p>N1007</text:p>
          </table:table-cell>
          <table:table-cell table:formula="of:=[.H1000]" office:value-type="string" office:string-value="X6378">
            <text:p>X6378</text:p>
          </table:table-cell>
          <table:table-cell table:formula="of:=[.F1000]" office:value-type="string" office:string-value="Y650.625">
            <text:p>Y650.625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table:formula="of:=&quot;N&quot;&amp;[.A1000]" office:value-type="string" office:string-value="N1007">
            <text:p>N1007</text:p>
          </table:table-cell>
          <table:table-cell table:formula="of:=[.C1001]-[.$J$4]" office:value-type="float" office:value="6372">
            <text:p>6372</text:p>
          </table:table-cell>
          <table:table-cell table:formula="of:= &quot;X&quot;&amp; [.C1000]" office:value-type="string" office:string-value="X6372">
            <text:p>X6372</text:p>
          </table:table-cell>
          <table:table-cell table:formula="of:=[.E1001]+[.$J$5]" office:value-type="float" office:value="650.625">
            <text:p>650.625</text:p>
          </table:table-cell>
          <table:table-cell table:formula="of:=&quot;Y&quot; &amp; [.E1000]" office:value-type="string" office:string-value="Y650.625">
            <text:p>Y650.625</text:p>
          </table:table-cell>
          <table:table-cell table:formula="of:=[.C1000] +6" office:value-type="float" office:value="6378">
            <text:p>6378</text:p>
          </table:table-cell>
          <table:table-cell table:formula="of:=&quot;X&quot;&amp; [.G1000]" office:value-type="string" office:string-value="X6378">
            <text:p>X6378</text:p>
          </table:table-cell>
          <table:table-cell table:number-columns-repeated="6"/>
          <table:table-cell table:style-name="ce7" table:formula="of:=[.B1001]" office:value-type="string" office:string-value="N1008">
            <text:p>N1008</text:p>
          </table:table-cell>
          <table:table-cell table:style-name="ce7" table:formula="of:=[.D1001]" office:value-type="string" office:string-value="X6376">
            <text:p>X6376</text:p>
          </table:table-cell>
          <table:table-cell table:style-name="ce7" table:formula="of:=[.F1001]" office:value-type="string" office:string-value="Y647.75">
            <text:p>Y647.75</text:p>
          </table:table-cell>
          <table:table-cell/>
          <table:table-cell table:formula="of:=[.B1001]" office:value-type="string" office:string-value="N1008">
            <text:p>N1008</text:p>
          </table:table-cell>
          <table:table-cell table:formula="of:=[.H1001]" office:value-type="string" office:string-value="X6382">
            <text:p>X6382</text:p>
          </table:table-cell>
          <table:table-cell table:formula="of:=[.F1001]" office:value-type="string" office:string-value="Y647.75">
            <text:p>Y647.75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 table:formula="of:=&quot;N&quot;&amp;[.A1001]" office:value-type="string" office:string-value="N1008">
            <text:p>N1008</text:p>
          </table:table-cell>
          <table:table-cell table:formula="of:=[.C1002]-[.$J$4]" office:value-type="float" office:value="6376">
            <text:p>6376</text:p>
          </table:table-cell>
          <table:table-cell table:formula="of:= &quot;X&quot;&amp; [.C1001]" office:value-type="string" office:string-value="X6376">
            <text:p>X6376</text:p>
          </table:table-cell>
          <table:table-cell table:formula="of:=[.E1002]+[.$J$5]" office:value-type="float" office:value="647.75">
            <text:p>647.75</text:p>
          </table:table-cell>
          <table:table-cell table:formula="of:=&quot;Y&quot; &amp; [.E1001]" office:value-type="string" office:string-value="Y647.75">
            <text:p>Y647.75</text:p>
          </table:table-cell>
          <table:table-cell table:formula="of:=[.C1001] +6" office:value-type="float" office:value="6382">
            <text:p>6382</text:p>
          </table:table-cell>
          <table:table-cell table:formula="of:=&quot;X&quot;&amp; [.G1001]" office:value-type="string" office:string-value="X6382">
            <text:p>X6382</text:p>
          </table:table-cell>
          <table:table-cell table:number-columns-repeated="6"/>
          <table:table-cell table:style-name="ce7" table:formula="of:=[.B1002]" office:value-type="string" office:string-value="N1009">
            <text:p>N1009</text:p>
          </table:table-cell>
          <table:table-cell table:style-name="ce7" table:formula="of:=[.D1002]" office:value-type="string" office:string-value="X6380">
            <text:p>X6380</text:p>
          </table:table-cell>
          <table:table-cell table:style-name="ce7" table:formula="of:=[.F1002]" office:value-type="string" office:string-value="Y644.875">
            <text:p>Y644.875</text:p>
          </table:table-cell>
          <table:table-cell/>
          <table:table-cell table:formula="of:=[.B1002]" office:value-type="string" office:string-value="N1009">
            <text:p>N1009</text:p>
          </table:table-cell>
          <table:table-cell table:formula="of:=[.H1002]" office:value-type="string" office:string-value="X6386">
            <text:p>X6386</text:p>
          </table:table-cell>
          <table:table-cell table:formula="of:=[.F1002]" office:value-type="string" office:string-value="Y644.875">
            <text:p>Y644.875</text:p>
          </table:table-cell>
        </table:table-row>
        <table:table-row table:style-name="ro1">
          <table:table-cell office:value-type="float" office:value="1009">
            <text:p>1009</text:p>
          </table:table-cell>
          <table:table-cell table:formula="of:=&quot;N&quot;&amp;[.A1002]" office:value-type="string" office:string-value="N1009">
            <text:p>N1009</text:p>
          </table:table-cell>
          <table:table-cell table:formula="of:=[.C1003]-[.$J$4]" office:value-type="float" office:value="6380">
            <text:p>6380</text:p>
          </table:table-cell>
          <table:table-cell table:formula="of:= &quot;X&quot;&amp; [.C1002]" office:value-type="string" office:string-value="X6380">
            <text:p>X6380</text:p>
          </table:table-cell>
          <table:table-cell table:formula="of:=[.E1003]+[.$J$5]" office:value-type="float" office:value="644.875">
            <text:p>644.875</text:p>
          </table:table-cell>
          <table:table-cell table:formula="of:=&quot;Y&quot; &amp; [.E1002]" office:value-type="string" office:string-value="Y644.875">
            <text:p>Y644.875</text:p>
          </table:table-cell>
          <table:table-cell table:formula="of:=[.C1002] +6" office:value-type="float" office:value="6386">
            <text:p>6386</text:p>
          </table:table-cell>
          <table:table-cell table:formula="of:=&quot;X&quot;&amp; [.G1002]" office:value-type="string" office:string-value="X6386">
            <text:p>X6386</text:p>
          </table:table-cell>
          <table:table-cell table:number-columns-repeated="6"/>
          <table:table-cell table:style-name="ce7" table:formula="of:=[.B1003]" office:value-type="string" office:string-value="N1010">
            <text:p>N1010</text:p>
          </table:table-cell>
          <table:table-cell table:style-name="ce7" table:formula="of:=[.D1003]" office:value-type="string" office:string-value="X6384">
            <text:p>X6384</text:p>
          </table:table-cell>
          <table:table-cell table:style-name="ce7" table:formula="of:=[.F1003]" office:value-type="string" office:string-value="Y642">
            <text:p>Y642</text:p>
          </table:table-cell>
          <table:table-cell/>
          <table:table-cell table:formula="of:=[.B1003]" office:value-type="string" office:string-value="N1010">
            <text:p>N1010</text:p>
          </table:table-cell>
          <table:table-cell table:formula="of:=[.H1003]" office:value-type="string" office:string-value="X6390">
            <text:p>X6390</text:p>
          </table:table-cell>
          <table:table-cell table:formula="of:=[.F1003]" office:value-type="string" office:string-value="Y642">
            <text:p>Y642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table:formula="of:=&quot;N&quot;&amp;[.A1003]" office:value-type="string" office:string-value="N1010">
            <text:p>N1010</text:p>
          </table:table-cell>
          <table:table-cell table:formula="of:=[.C1004]-[.$J$4]" office:value-type="float" office:value="6384">
            <text:p>6384</text:p>
          </table:table-cell>
          <table:table-cell table:formula="of:= &quot;X&quot;&amp; [.C1003]" office:value-type="string" office:string-value="X6384">
            <text:p>X6384</text:p>
          </table:table-cell>
          <table:table-cell table:formula="of:=[.E1004]+[.$J$5]" office:value-type="float" office:value="642">
            <text:p>642</text:p>
          </table:table-cell>
          <table:table-cell table:formula="of:=&quot;Y&quot; &amp; [.E1003]" office:value-type="string" office:string-value="Y642">
            <text:p>Y642</text:p>
          </table:table-cell>
          <table:table-cell table:formula="of:=[.C1003] +6" office:value-type="float" office:value="6390">
            <text:p>6390</text:p>
          </table:table-cell>
          <table:table-cell table:formula="of:=&quot;X&quot;&amp; [.G1003]" office:value-type="string" office:string-value="X6390">
            <text:p>X6390</text:p>
          </table:table-cell>
          <table:table-cell table:number-columns-repeated="6"/>
          <table:table-cell table:style-name="ce7" table:formula="of:=[.B1004]" office:value-type="string" office:string-value="N1011">
            <text:p>N1011</text:p>
          </table:table-cell>
          <table:table-cell table:style-name="ce7" table:formula="of:=[.D1004]" office:value-type="string" office:string-value="X6388">
            <text:p>X6388</text:p>
          </table:table-cell>
          <table:table-cell table:style-name="ce7" table:formula="of:=[.F1004]" office:value-type="string" office:string-value="Y639.125">
            <text:p>Y639.125</text:p>
          </table:table-cell>
          <table:table-cell/>
          <table:table-cell table:formula="of:=[.B1004]" office:value-type="string" office:string-value="N1011">
            <text:p>N1011</text:p>
          </table:table-cell>
          <table:table-cell table:formula="of:=[.H1004]" office:value-type="string" office:string-value="X6394">
            <text:p>X6394</text:p>
          </table:table-cell>
          <table:table-cell table:formula="of:=[.F1004]" office:value-type="string" office:string-value="Y639.125">
            <text:p>Y639.125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table:formula="of:=&quot;N&quot;&amp;[.A1004]" office:value-type="string" office:string-value="N1011">
            <text:p>N1011</text:p>
          </table:table-cell>
          <table:table-cell table:formula="of:=[.C1005]-[.$J$4]" office:value-type="float" office:value="6388">
            <text:p>6388</text:p>
          </table:table-cell>
          <table:table-cell table:formula="of:= &quot;X&quot;&amp; [.C1004]" office:value-type="string" office:string-value="X6388">
            <text:p>X6388</text:p>
          </table:table-cell>
          <table:table-cell table:formula="of:=[.E1005]+[.$J$5]" office:value-type="float" office:value="639.125">
            <text:p>639.125</text:p>
          </table:table-cell>
          <table:table-cell table:formula="of:=&quot;Y&quot; &amp; [.E1004]" office:value-type="string" office:string-value="Y639.125">
            <text:p>Y639.125</text:p>
          </table:table-cell>
          <table:table-cell table:formula="of:=[.C1004] +6" office:value-type="float" office:value="6394">
            <text:p>6394</text:p>
          </table:table-cell>
          <table:table-cell table:formula="of:=&quot;X&quot;&amp; [.G1004]" office:value-type="string" office:string-value="X6394">
            <text:p>X6394</text:p>
          </table:table-cell>
          <table:table-cell table:number-columns-repeated="6"/>
          <table:table-cell table:style-name="ce7" table:formula="of:=[.B1005]" office:value-type="string" office:string-value="N1012">
            <text:p>N1012</text:p>
          </table:table-cell>
          <table:table-cell table:style-name="ce7" table:formula="of:=[.D1005]" office:value-type="string" office:string-value="X6392">
            <text:p>X6392</text:p>
          </table:table-cell>
          <table:table-cell table:style-name="ce7" table:formula="of:=[.F1005]" office:value-type="string" office:string-value="Y636.25">
            <text:p>Y636.25</text:p>
          </table:table-cell>
          <table:table-cell/>
          <table:table-cell table:formula="of:=[.B1005]" office:value-type="string" office:string-value="N1012">
            <text:p>N1012</text:p>
          </table:table-cell>
          <table:table-cell table:formula="of:=[.H1005]" office:value-type="string" office:string-value="X6398">
            <text:p>X6398</text:p>
          </table:table-cell>
          <table:table-cell table:formula="of:=[.F1005]" office:value-type="string" office:string-value="Y636.25">
            <text:p>Y636.25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table:formula="of:=&quot;N&quot;&amp;[.A1005]" office:value-type="string" office:string-value="N1012">
            <text:p>N1012</text:p>
          </table:table-cell>
          <table:table-cell table:formula="of:=[.C1006]-[.$J$4]" office:value-type="float" office:value="6392">
            <text:p>6392</text:p>
          </table:table-cell>
          <table:table-cell table:formula="of:= &quot;X&quot;&amp; [.C1005]" office:value-type="string" office:string-value="X6392">
            <text:p>X6392</text:p>
          </table:table-cell>
          <table:table-cell table:formula="of:=[.E1006]+[.$J$5]" office:value-type="float" office:value="636.25">
            <text:p>636.25</text:p>
          </table:table-cell>
          <table:table-cell table:formula="of:=&quot;Y&quot; &amp; [.E1005]" office:value-type="string" office:string-value="Y636.25">
            <text:p>Y636.25</text:p>
          </table:table-cell>
          <table:table-cell table:formula="of:=[.C1005] +6" office:value-type="float" office:value="6398">
            <text:p>6398</text:p>
          </table:table-cell>
          <table:table-cell table:formula="of:=&quot;X&quot;&amp; [.G1005]" office:value-type="string" office:string-value="X6398">
            <text:p>X6398</text:p>
          </table:table-cell>
          <table:table-cell table:number-columns-repeated="6"/>
          <table:table-cell table:style-name="ce7" table:formula="of:=[.B1006]" office:value-type="string" office:string-value="N1013">
            <text:p>N1013</text:p>
          </table:table-cell>
          <table:table-cell table:style-name="ce7" table:formula="of:=[.D1006]" office:value-type="string" office:string-value="X6396">
            <text:p>X6396</text:p>
          </table:table-cell>
          <table:table-cell table:style-name="ce7" table:formula="of:=[.F1006]" office:value-type="string" office:string-value="Y633.375">
            <text:p>Y633.375</text:p>
          </table:table-cell>
          <table:table-cell/>
          <table:table-cell table:formula="of:=[.B1006]" office:value-type="string" office:string-value="N1013">
            <text:p>N1013</text:p>
          </table:table-cell>
          <table:table-cell table:formula="of:=[.H1006]" office:value-type="string" office:string-value="X6402">
            <text:p>X6402</text:p>
          </table:table-cell>
          <table:table-cell table:formula="of:=[.F1006]" office:value-type="string" office:string-value="Y633.375">
            <text:p>Y633.375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table:formula="of:=&quot;N&quot;&amp;[.A1006]" office:value-type="string" office:string-value="N1013">
            <text:p>N1013</text:p>
          </table:table-cell>
          <table:table-cell table:formula="of:=[.C1007]-[.$J$4]" office:value-type="float" office:value="6396">
            <text:p>6396</text:p>
          </table:table-cell>
          <table:table-cell table:formula="of:= &quot;X&quot;&amp; [.C1006]" office:value-type="string" office:string-value="X6396">
            <text:p>X6396</text:p>
          </table:table-cell>
          <table:table-cell table:formula="of:=[.E1007]+[.$J$5]" office:value-type="float" office:value="633.375">
            <text:p>633.375</text:p>
          </table:table-cell>
          <table:table-cell table:formula="of:=&quot;Y&quot; &amp; [.E1006]" office:value-type="string" office:string-value="Y633.375">
            <text:p>Y633.375</text:p>
          </table:table-cell>
          <table:table-cell table:formula="of:=[.C1006] +6" office:value-type="float" office:value="6402">
            <text:p>6402</text:p>
          </table:table-cell>
          <table:table-cell table:formula="of:=&quot;X&quot;&amp; [.G1006]" office:value-type="string" office:string-value="X6402">
            <text:p>X6402</text:p>
          </table:table-cell>
          <table:table-cell table:number-columns-repeated="6"/>
          <table:table-cell table:style-name="ce7" table:formula="of:=[.B1007]" office:value-type="string" office:string-value="N1014">
            <text:p>N1014</text:p>
          </table:table-cell>
          <table:table-cell table:style-name="ce7" table:formula="of:=[.D1007]" office:value-type="string" office:string-value="X6400">
            <text:p>X6400</text:p>
          </table:table-cell>
          <table:table-cell table:style-name="ce7" table:formula="of:=[.F1007]" office:value-type="string" office:string-value="Y630.5">
            <text:p>Y630.5</text:p>
          </table:table-cell>
          <table:table-cell/>
          <table:table-cell table:formula="of:=[.B1007]" office:value-type="string" office:string-value="N1014">
            <text:p>N1014</text:p>
          </table:table-cell>
          <table:table-cell table:formula="of:=[.H1007]" office:value-type="string" office:string-value="X6406">
            <text:p>X6406</text:p>
          </table:table-cell>
          <table:table-cell table:formula="of:=[.F1007]" office:value-type="string" office:string-value="Y630.5">
            <text:p>Y630.5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 table:formula="of:=&quot;N&quot;&amp;[.A1007]" office:value-type="string" office:string-value="N1014">
            <text:p>N1014</text:p>
          </table:table-cell>
          <table:table-cell table:formula="of:=[.C1008]-[.$J$4]" office:value-type="float" office:value="6400">
            <text:p>6400</text:p>
          </table:table-cell>
          <table:table-cell table:formula="of:= &quot;X&quot;&amp; [.C1007]" office:value-type="string" office:string-value="X6400">
            <text:p>X6400</text:p>
          </table:table-cell>
          <table:table-cell table:formula="of:=[.E1008]+[.$J$5]" office:value-type="float" office:value="630.5">
            <text:p>630.5</text:p>
          </table:table-cell>
          <table:table-cell table:formula="of:=&quot;Y&quot; &amp; [.E1007]" office:value-type="string" office:string-value="Y630.5">
            <text:p>Y630.5</text:p>
          </table:table-cell>
          <table:table-cell table:formula="of:=[.C1007] +6" office:value-type="float" office:value="6406">
            <text:p>6406</text:p>
          </table:table-cell>
          <table:table-cell table:formula="of:=&quot;X&quot;&amp; [.G1007]" office:value-type="string" office:string-value="X6406">
            <text:p>X6406</text:p>
          </table:table-cell>
          <table:table-cell table:number-columns-repeated="6"/>
          <table:table-cell table:style-name="ce7" table:formula="of:=[.B1008]" office:value-type="string" office:string-value="N1015">
            <text:p>N1015</text:p>
          </table:table-cell>
          <table:table-cell table:style-name="ce7" table:formula="of:=[.D1008]" office:value-type="string" office:string-value="X6404">
            <text:p>X6404</text:p>
          </table:table-cell>
          <table:table-cell table:style-name="ce7" table:formula="of:=[.F1008]" office:value-type="string" office:string-value="Y627.625">
            <text:p>Y627.625</text:p>
          </table:table-cell>
          <table:table-cell/>
          <table:table-cell table:formula="of:=[.B1008]" office:value-type="string" office:string-value="N1015">
            <text:p>N1015</text:p>
          </table:table-cell>
          <table:table-cell table:formula="of:=[.H1008]" office:value-type="string" office:string-value="X6410">
            <text:p>X6410</text:p>
          </table:table-cell>
          <table:table-cell table:formula="of:=[.F1008]" office:value-type="string" office:string-value="Y627.625">
            <text:p>Y627.625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table:formula="of:=&quot;N&quot;&amp;[.A1008]" office:value-type="string" office:string-value="N1015">
            <text:p>N1015</text:p>
          </table:table-cell>
          <table:table-cell table:formula="of:=[.C1009]-[.$J$4]" office:value-type="float" office:value="6404">
            <text:p>6404</text:p>
          </table:table-cell>
          <table:table-cell table:formula="of:= &quot;X&quot;&amp; [.C1008]" office:value-type="string" office:string-value="X6404">
            <text:p>X6404</text:p>
          </table:table-cell>
          <table:table-cell table:formula="of:=[.E1009]+[.$J$5]" office:value-type="float" office:value="627.625">
            <text:p>627.625</text:p>
          </table:table-cell>
          <table:table-cell table:formula="of:=&quot;Y&quot; &amp; [.E1008]" office:value-type="string" office:string-value="Y627.625">
            <text:p>Y627.625</text:p>
          </table:table-cell>
          <table:table-cell table:formula="of:=[.C1008] +6" office:value-type="float" office:value="6410">
            <text:p>6410</text:p>
          </table:table-cell>
          <table:table-cell table:formula="of:=&quot;X&quot;&amp; [.G1008]" office:value-type="string" office:string-value="X6410">
            <text:p>X6410</text:p>
          </table:table-cell>
          <table:table-cell table:number-columns-repeated="6"/>
          <table:table-cell table:style-name="ce7" table:formula="of:=[.B1009]" office:value-type="string" office:string-value="N1016">
            <text:p>N1016</text:p>
          </table:table-cell>
          <table:table-cell table:style-name="ce7" table:formula="of:=[.D1009]" office:value-type="string" office:string-value="X6408">
            <text:p>X6408</text:p>
          </table:table-cell>
          <table:table-cell table:style-name="ce7" table:formula="of:=[.F1009]" office:value-type="string" office:string-value="Y624.75">
            <text:p>Y624.75</text:p>
          </table:table-cell>
          <table:table-cell/>
          <table:table-cell table:formula="of:=[.B1009]" office:value-type="string" office:string-value="N1016">
            <text:p>N1016</text:p>
          </table:table-cell>
          <table:table-cell table:formula="of:=[.H1009]" office:value-type="string" office:string-value="X6414">
            <text:p>X6414</text:p>
          </table:table-cell>
          <table:table-cell table:formula="of:=[.F1009]" office:value-type="string" office:string-value="Y624.75">
            <text:p>Y624.75</text:p>
          </table:table-cell>
        </table:table-row>
        <table:table-row table:style-name="ro1">
          <table:table-cell office:value-type="float" office:value="1016">
            <text:p>1016</text:p>
          </table:table-cell>
          <table:table-cell table:formula="of:=&quot;N&quot;&amp;[.A1009]" office:value-type="string" office:string-value="N1016">
            <text:p>N1016</text:p>
          </table:table-cell>
          <table:table-cell table:formula="of:=[.C1010]-[.$J$4]" office:value-type="float" office:value="6408">
            <text:p>6408</text:p>
          </table:table-cell>
          <table:table-cell table:formula="of:= &quot;X&quot;&amp; [.C1009]" office:value-type="string" office:string-value="X6408">
            <text:p>X6408</text:p>
          </table:table-cell>
          <table:table-cell table:formula="of:=[.E1010]+[.$J$5]" office:value-type="float" office:value="624.75">
            <text:p>624.75</text:p>
          </table:table-cell>
          <table:table-cell table:formula="of:=&quot;Y&quot; &amp; [.E1009]" office:value-type="string" office:string-value="Y624.75">
            <text:p>Y624.75</text:p>
          </table:table-cell>
          <table:table-cell table:formula="of:=[.C1009] +6" office:value-type="float" office:value="6414">
            <text:p>6414</text:p>
          </table:table-cell>
          <table:table-cell table:formula="of:=&quot;X&quot;&amp; [.G1009]" office:value-type="string" office:string-value="X6414">
            <text:p>X6414</text:p>
          </table:table-cell>
          <table:table-cell table:number-columns-repeated="6"/>
          <table:table-cell table:style-name="ce7" table:formula="of:=[.B1010]" office:value-type="string" office:string-value="N1017">
            <text:p>N1017</text:p>
          </table:table-cell>
          <table:table-cell table:style-name="ce7" table:formula="of:=[.D1010]" office:value-type="string" office:string-value="X6412">
            <text:p>X6412</text:p>
          </table:table-cell>
          <table:table-cell table:style-name="ce7" table:formula="of:=[.F1010]" office:value-type="string" office:string-value="Y621.875">
            <text:p>Y621.875</text:p>
          </table:table-cell>
          <table:table-cell/>
          <table:table-cell table:formula="of:=[.B1010]" office:value-type="string" office:string-value="N1017">
            <text:p>N1017</text:p>
          </table:table-cell>
          <table:table-cell table:formula="of:=[.H1010]" office:value-type="string" office:string-value="X6418">
            <text:p>X6418</text:p>
          </table:table-cell>
          <table:table-cell table:formula="of:=[.F1010]" office:value-type="string" office:string-value="Y621.875">
            <text:p>Y621.875</text:p>
          </table:table-cell>
        </table:table-row>
        <table:table-row table:style-name="ro1">
          <table:table-cell office:value-type="float" office:value="1017">
            <text:p>1017</text:p>
          </table:table-cell>
          <table:table-cell table:formula="of:=&quot;N&quot;&amp;[.A1010]" office:value-type="string" office:string-value="N1017">
            <text:p>N1017</text:p>
          </table:table-cell>
          <table:table-cell table:formula="of:=[.C1011]-[.$J$4]" office:value-type="float" office:value="6412">
            <text:p>6412</text:p>
          </table:table-cell>
          <table:table-cell table:formula="of:= &quot;X&quot;&amp; [.C1010]" office:value-type="string" office:string-value="X6412">
            <text:p>X6412</text:p>
          </table:table-cell>
          <table:table-cell table:formula="of:=[.E1011]+[.$J$5]" office:value-type="float" office:value="621.875">
            <text:p>621.875</text:p>
          </table:table-cell>
          <table:table-cell table:formula="of:=&quot;Y&quot; &amp; [.E1010]" office:value-type="string" office:string-value="Y621.875">
            <text:p>Y621.875</text:p>
          </table:table-cell>
          <table:table-cell table:formula="of:=[.C1010] +6" office:value-type="float" office:value="6418">
            <text:p>6418</text:p>
          </table:table-cell>
          <table:table-cell table:formula="of:=&quot;X&quot;&amp; [.G1010]" office:value-type="string" office:string-value="X6418">
            <text:p>X6418</text:p>
          </table:table-cell>
          <table:table-cell table:number-columns-repeated="6"/>
          <table:table-cell table:style-name="ce7" table:formula="of:=[.B1011]" office:value-type="string" office:string-value="N1018">
            <text:p>N1018</text:p>
          </table:table-cell>
          <table:table-cell table:style-name="ce7" table:formula="of:=[.D1011]" office:value-type="string" office:string-value="X6416">
            <text:p>X6416</text:p>
          </table:table-cell>
          <table:table-cell table:style-name="ce7" table:formula="of:=[.F1011]" office:value-type="string" office:string-value="Y619">
            <text:p>Y619</text:p>
          </table:table-cell>
          <table:table-cell/>
          <table:table-cell table:formula="of:=[.B1011]" office:value-type="string" office:string-value="N1018">
            <text:p>N1018</text:p>
          </table:table-cell>
          <table:table-cell table:formula="of:=[.H1011]" office:value-type="string" office:string-value="X6422">
            <text:p>X6422</text:p>
          </table:table-cell>
          <table:table-cell table:formula="of:=[.F1011]" office:value-type="string" office:string-value="Y619">
            <text:p>Y619</text:p>
          </table:table-cell>
        </table:table-row>
        <table:table-row table:style-name="ro1">
          <table:table-cell office:value-type="float" office:value="1018">
            <text:p>1018</text:p>
          </table:table-cell>
          <table:table-cell table:formula="of:=&quot;N&quot;&amp;[.A1011]" office:value-type="string" office:string-value="N1018">
            <text:p>N1018</text:p>
          </table:table-cell>
          <table:table-cell table:formula="of:=[.C1012]-[.$J$4]" office:value-type="float" office:value="6416">
            <text:p>6416</text:p>
          </table:table-cell>
          <table:table-cell table:formula="of:= &quot;X&quot;&amp; [.C1011]" office:value-type="string" office:string-value="X6416">
            <text:p>X6416</text:p>
          </table:table-cell>
          <table:table-cell table:formula="of:=[.E1012]+[.$J$5]" office:value-type="float" office:value="619">
            <text:p>619</text:p>
          </table:table-cell>
          <table:table-cell table:formula="of:=&quot;Y&quot; &amp; [.E1011]" office:value-type="string" office:string-value="Y619">
            <text:p>Y619</text:p>
          </table:table-cell>
          <table:table-cell table:formula="of:=[.C1011] +6" office:value-type="float" office:value="6422">
            <text:p>6422</text:p>
          </table:table-cell>
          <table:table-cell table:formula="of:=&quot;X&quot;&amp; [.G1011]" office:value-type="string" office:string-value="X6422">
            <text:p>X6422</text:p>
          </table:table-cell>
          <table:table-cell table:number-columns-repeated="6"/>
          <table:table-cell table:style-name="ce7" table:formula="of:=[.B1012]" office:value-type="string" office:string-value="N1019">
            <text:p>N1019</text:p>
          </table:table-cell>
          <table:table-cell table:style-name="ce7" table:formula="of:=[.D1012]" office:value-type="string" office:string-value="X6420">
            <text:p>X6420</text:p>
          </table:table-cell>
          <table:table-cell table:style-name="ce7" table:formula="of:=[.F1012]" office:value-type="string" office:string-value="Y616.125">
            <text:p>Y616.125</text:p>
          </table:table-cell>
          <table:table-cell/>
          <table:table-cell table:formula="of:=[.B1012]" office:value-type="string" office:string-value="N1019">
            <text:p>N1019</text:p>
          </table:table-cell>
          <table:table-cell table:formula="of:=[.H1012]" office:value-type="string" office:string-value="X6426">
            <text:p>X6426</text:p>
          </table:table-cell>
          <table:table-cell table:formula="of:=[.F1012]" office:value-type="string" office:string-value="Y616.125">
            <text:p>Y616.125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table:formula="of:=&quot;N&quot;&amp;[.A1012]" office:value-type="string" office:string-value="N1019">
            <text:p>N1019</text:p>
          </table:table-cell>
          <table:table-cell table:formula="of:=[.C1013]-[.$J$4]" office:value-type="float" office:value="6420">
            <text:p>6420</text:p>
          </table:table-cell>
          <table:table-cell table:formula="of:= &quot;X&quot;&amp; [.C1012]" office:value-type="string" office:string-value="X6420">
            <text:p>X6420</text:p>
          </table:table-cell>
          <table:table-cell table:formula="of:=[.E1013]+[.$J$5]" office:value-type="float" office:value="616.125">
            <text:p>616.125</text:p>
          </table:table-cell>
          <table:table-cell table:formula="of:=&quot;Y&quot; &amp; [.E1012]" office:value-type="string" office:string-value="Y616.125">
            <text:p>Y616.125</text:p>
          </table:table-cell>
          <table:table-cell table:formula="of:=[.C1012] +6" office:value-type="float" office:value="6426">
            <text:p>6426</text:p>
          </table:table-cell>
          <table:table-cell table:formula="of:=&quot;X&quot;&amp; [.G1012]" office:value-type="string" office:string-value="X6426">
            <text:p>X6426</text:p>
          </table:table-cell>
          <table:table-cell table:number-columns-repeated="6"/>
          <table:table-cell table:style-name="ce7" table:formula="of:=[.B1013]" office:value-type="string" office:string-value="N1020">
            <text:p>N1020</text:p>
          </table:table-cell>
          <table:table-cell table:style-name="ce7" table:formula="of:=[.D1013]" office:value-type="string" office:string-value="X6424">
            <text:p>X6424</text:p>
          </table:table-cell>
          <table:table-cell table:style-name="ce7" table:formula="of:=[.F1013]" office:value-type="string" office:string-value="Y613.25">
            <text:p>Y613.25</text:p>
          </table:table-cell>
          <table:table-cell/>
          <table:table-cell table:formula="of:=[.B1013]" office:value-type="string" office:string-value="N1020">
            <text:p>N1020</text:p>
          </table:table-cell>
          <table:table-cell table:formula="of:=[.H1013]" office:value-type="string" office:string-value="X6430">
            <text:p>X6430</text:p>
          </table:table-cell>
          <table:table-cell table:formula="of:=[.F1013]" office:value-type="string" office:string-value="Y613.25">
            <text:p>Y613.25</text:p>
          </table:table-cell>
        </table:table-row>
        <table:table-row table:style-name="ro1">
          <table:table-cell office:value-type="float" office:value="1020">
            <text:p>1020</text:p>
          </table:table-cell>
          <table:table-cell table:formula="of:=&quot;N&quot;&amp;[.A1013]" office:value-type="string" office:string-value="N1020">
            <text:p>N1020</text:p>
          </table:table-cell>
          <table:table-cell table:formula="of:=[.C1014]-[.$J$4]" office:value-type="float" office:value="6424">
            <text:p>6424</text:p>
          </table:table-cell>
          <table:table-cell table:formula="of:= &quot;X&quot;&amp; [.C1013]" office:value-type="string" office:string-value="X6424">
            <text:p>X6424</text:p>
          </table:table-cell>
          <table:table-cell table:formula="of:=[.E1014]+[.$J$5]" office:value-type="float" office:value="613.25">
            <text:p>613.25</text:p>
          </table:table-cell>
          <table:table-cell table:formula="of:=&quot;Y&quot; &amp; [.E1013]" office:value-type="string" office:string-value="Y613.25">
            <text:p>Y613.25</text:p>
          </table:table-cell>
          <table:table-cell table:formula="of:=[.C1013] +6" office:value-type="float" office:value="6430">
            <text:p>6430</text:p>
          </table:table-cell>
          <table:table-cell table:formula="of:=&quot;X&quot;&amp; [.G1013]" office:value-type="string" office:string-value="X6430">
            <text:p>X6430</text:p>
          </table:table-cell>
          <table:table-cell table:number-columns-repeated="6"/>
          <table:table-cell table:style-name="ce7" table:formula="of:=[.B1014]" office:value-type="string" office:string-value="N1021">
            <text:p>N1021</text:p>
          </table:table-cell>
          <table:table-cell table:style-name="ce7" table:formula="of:=[.D1014]" office:value-type="string" office:string-value="X6428">
            <text:p>X6428</text:p>
          </table:table-cell>
          <table:table-cell table:style-name="ce7" table:formula="of:=[.F1014]" office:value-type="string" office:string-value="Y610.375">
            <text:p>Y610.375</text:p>
          </table:table-cell>
          <table:table-cell/>
          <table:table-cell table:formula="of:=[.B1014]" office:value-type="string" office:string-value="N1021">
            <text:p>N1021</text:p>
          </table:table-cell>
          <table:table-cell table:formula="of:=[.H1014]" office:value-type="string" office:string-value="X6434">
            <text:p>X6434</text:p>
          </table:table-cell>
          <table:table-cell table:formula="of:=[.F1014]" office:value-type="string" office:string-value="Y610.375">
            <text:p>Y610.375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table:formula="of:=&quot;N&quot;&amp;[.A1014]" office:value-type="string" office:string-value="N1021">
            <text:p>N1021</text:p>
          </table:table-cell>
          <table:table-cell table:formula="of:=[.C1015]-[.$J$4]" office:value-type="float" office:value="6428">
            <text:p>6428</text:p>
          </table:table-cell>
          <table:table-cell table:formula="of:= &quot;X&quot;&amp; [.C1014]" office:value-type="string" office:string-value="X6428">
            <text:p>X6428</text:p>
          </table:table-cell>
          <table:table-cell table:formula="of:=[.E1015]+[.$J$5]" office:value-type="float" office:value="610.375">
            <text:p>610.375</text:p>
          </table:table-cell>
          <table:table-cell table:formula="of:=&quot;Y&quot; &amp; [.E1014]" office:value-type="string" office:string-value="Y610.375">
            <text:p>Y610.375</text:p>
          </table:table-cell>
          <table:table-cell table:formula="of:=[.C1014] +6" office:value-type="float" office:value="6434">
            <text:p>6434</text:p>
          </table:table-cell>
          <table:table-cell table:formula="of:=&quot;X&quot;&amp; [.G1014]" office:value-type="string" office:string-value="X6434">
            <text:p>X6434</text:p>
          </table:table-cell>
          <table:table-cell table:number-columns-repeated="6"/>
          <table:table-cell table:style-name="ce7" table:formula="of:=[.B1015]" office:value-type="string" office:string-value="N1022">
            <text:p>N1022</text:p>
          </table:table-cell>
          <table:table-cell table:style-name="ce7" table:formula="of:=[.D1015]" office:value-type="string" office:string-value="X6432">
            <text:p>X6432</text:p>
          </table:table-cell>
          <table:table-cell table:style-name="ce7" table:formula="of:=[.F1015]" office:value-type="string" office:string-value="Y607.5">
            <text:p>Y607.5</text:p>
          </table:table-cell>
          <table:table-cell/>
          <table:table-cell table:formula="of:=[.B1015]" office:value-type="string" office:string-value="N1022">
            <text:p>N1022</text:p>
          </table:table-cell>
          <table:table-cell table:formula="of:=[.H1015]" office:value-type="string" office:string-value="X6438">
            <text:p>X6438</text:p>
          </table:table-cell>
          <table:table-cell table:formula="of:=[.F1015]" office:value-type="string" office:string-value="Y607.5">
            <text:p>Y607.5</text:p>
          </table:table-cell>
        </table:table-row>
        <table:table-row table:style-name="ro1">
          <table:table-cell office:value-type="float" office:value="1022">
            <text:p>1022</text:p>
          </table:table-cell>
          <table:table-cell table:formula="of:=&quot;N&quot;&amp;[.A1015]" office:value-type="string" office:string-value="N1022">
            <text:p>N1022</text:p>
          </table:table-cell>
          <table:table-cell table:formula="of:=[.C1016]-[.$J$4]" office:value-type="float" office:value="6432">
            <text:p>6432</text:p>
          </table:table-cell>
          <table:table-cell table:formula="of:= &quot;X&quot;&amp; [.C1015]" office:value-type="string" office:string-value="X6432">
            <text:p>X6432</text:p>
          </table:table-cell>
          <table:table-cell table:formula="of:=[.E1016]+[.$J$5]" office:value-type="float" office:value="607.5">
            <text:p>607.5</text:p>
          </table:table-cell>
          <table:table-cell table:formula="of:=&quot;Y&quot; &amp; [.E1015]" office:value-type="string" office:string-value="Y607.5">
            <text:p>Y607.5</text:p>
          </table:table-cell>
          <table:table-cell table:formula="of:=[.C1015] +6" office:value-type="float" office:value="6438">
            <text:p>6438</text:p>
          </table:table-cell>
          <table:table-cell table:formula="of:=&quot;X&quot;&amp; [.G1015]" office:value-type="string" office:string-value="X6438">
            <text:p>X6438</text:p>
          </table:table-cell>
          <table:table-cell table:number-columns-repeated="6"/>
          <table:table-cell table:style-name="ce7" table:formula="of:=[.B1016]" office:value-type="string" office:string-value="N1023">
            <text:p>N1023</text:p>
          </table:table-cell>
          <table:table-cell table:style-name="ce7" table:formula="of:=[.D1016]" office:value-type="string" office:string-value="X6436">
            <text:p>X6436</text:p>
          </table:table-cell>
          <table:table-cell table:style-name="ce7" table:formula="of:=[.F1016]" office:value-type="string" office:string-value="Y604.625">
            <text:p>Y604.625</text:p>
          </table:table-cell>
          <table:table-cell/>
          <table:table-cell table:formula="of:=[.B1016]" office:value-type="string" office:string-value="N1023">
            <text:p>N1023</text:p>
          </table:table-cell>
          <table:table-cell table:formula="of:=[.H1016]" office:value-type="string" office:string-value="X6442">
            <text:p>X6442</text:p>
          </table:table-cell>
          <table:table-cell table:formula="of:=[.F1016]" office:value-type="string" office:string-value="Y604.625">
            <text:p>Y604.625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table:formula="of:=&quot;N&quot;&amp;[.A1016]" office:value-type="string" office:string-value="N1023">
            <text:p>N1023</text:p>
          </table:table-cell>
          <table:table-cell table:formula="of:=[.C1017]-[.$J$4]" office:value-type="float" office:value="6436">
            <text:p>6436</text:p>
          </table:table-cell>
          <table:table-cell table:formula="of:= &quot;X&quot;&amp; [.C1016]" office:value-type="string" office:string-value="X6436">
            <text:p>X6436</text:p>
          </table:table-cell>
          <table:table-cell table:formula="of:=[.E1017]+[.$J$5]" office:value-type="float" office:value="604.625">
            <text:p>604.625</text:p>
          </table:table-cell>
          <table:table-cell table:formula="of:=&quot;Y&quot; &amp; [.E1016]" office:value-type="string" office:string-value="Y604.625">
            <text:p>Y604.625</text:p>
          </table:table-cell>
          <table:table-cell table:formula="of:=[.C1016] +6" office:value-type="float" office:value="6442">
            <text:p>6442</text:p>
          </table:table-cell>
          <table:table-cell table:formula="of:=&quot;X&quot;&amp; [.G1016]" office:value-type="string" office:string-value="X6442">
            <text:p>X6442</text:p>
          </table:table-cell>
          <table:table-cell table:number-columns-repeated="6"/>
          <table:table-cell table:style-name="ce7" table:formula="of:=[.B1017]" office:value-type="string" office:string-value="N1024">
            <text:p>N1024</text:p>
          </table:table-cell>
          <table:table-cell table:style-name="ce7" table:formula="of:=[.D1017]" office:value-type="string" office:string-value="X6440">
            <text:p>X6440</text:p>
          </table:table-cell>
          <table:table-cell table:style-name="ce7" table:formula="of:=[.F1017]" office:value-type="string" office:string-value="Y601.75">
            <text:p>Y601.75</text:p>
          </table:table-cell>
          <table:table-cell/>
          <table:table-cell table:formula="of:=[.B1017]" office:value-type="string" office:string-value="N1024">
            <text:p>N1024</text:p>
          </table:table-cell>
          <table:table-cell table:formula="of:=[.H1017]" office:value-type="string" office:string-value="X6446">
            <text:p>X6446</text:p>
          </table:table-cell>
          <table:table-cell table:formula="of:=[.F1017]" office:value-type="string" office:string-value="Y601.75">
            <text:p>Y601.75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table:formula="of:=&quot;N&quot;&amp;[.A1017]" office:value-type="string" office:string-value="N1024">
            <text:p>N1024</text:p>
          </table:table-cell>
          <table:table-cell table:formula="of:=[.C1018]-[.$J$4]" office:value-type="float" office:value="6440">
            <text:p>6440</text:p>
          </table:table-cell>
          <table:table-cell table:formula="of:= &quot;X&quot;&amp; [.C1017]" office:value-type="string" office:string-value="X6440">
            <text:p>X6440</text:p>
          </table:table-cell>
          <table:table-cell table:formula="of:=[.E1018]+[.$J$5]" office:value-type="float" office:value="601.75">
            <text:p>601.75</text:p>
          </table:table-cell>
          <table:table-cell table:formula="of:=&quot;Y&quot; &amp; [.E1017]" office:value-type="string" office:string-value="Y601.75">
            <text:p>Y601.75</text:p>
          </table:table-cell>
          <table:table-cell table:formula="of:=[.C1017] +6" office:value-type="float" office:value="6446">
            <text:p>6446</text:p>
          </table:table-cell>
          <table:table-cell table:formula="of:=&quot;X&quot;&amp; [.G1017]" office:value-type="string" office:string-value="X6446">
            <text:p>X6446</text:p>
          </table:table-cell>
          <table:table-cell table:number-columns-repeated="6"/>
          <table:table-cell table:style-name="ce7" table:formula="of:=[.B1018]" office:value-type="string" office:string-value="N1025">
            <text:p>N1025</text:p>
          </table:table-cell>
          <table:table-cell table:style-name="ce7" table:formula="of:=[.D1018]" office:value-type="string" office:string-value="X6444">
            <text:p>X6444</text:p>
          </table:table-cell>
          <table:table-cell table:style-name="ce7" table:formula="of:=[.F1018]" office:value-type="string" office:string-value="Y598.875">
            <text:p>Y598.875</text:p>
          </table:table-cell>
          <table:table-cell/>
          <table:table-cell table:formula="of:=[.B1018]" office:value-type="string" office:string-value="N1025">
            <text:p>N1025</text:p>
          </table:table-cell>
          <table:table-cell table:formula="of:=[.H1018]" office:value-type="string" office:string-value="X6450">
            <text:p>X6450</text:p>
          </table:table-cell>
          <table:table-cell table:formula="of:=[.F1018]" office:value-type="string" office:string-value="Y598.875">
            <text:p>Y598.875</text:p>
          </table:table-cell>
        </table:table-row>
        <table:table-row table:style-name="ro1">
          <table:table-cell office:value-type="float" office:value="1025">
            <text:p>1025</text:p>
          </table:table-cell>
          <table:table-cell table:formula="of:=&quot;N&quot;&amp;[.A1018]" office:value-type="string" office:string-value="N1025">
            <text:p>N1025</text:p>
          </table:table-cell>
          <table:table-cell table:formula="of:=[.C1019]-[.$J$4]" office:value-type="float" office:value="6444">
            <text:p>6444</text:p>
          </table:table-cell>
          <table:table-cell table:formula="of:= &quot;X&quot;&amp; [.C1018]" office:value-type="string" office:string-value="X6444">
            <text:p>X6444</text:p>
          </table:table-cell>
          <table:table-cell table:formula="of:=[.E1019]+[.$J$5]" office:value-type="float" office:value="598.875">
            <text:p>598.875</text:p>
          </table:table-cell>
          <table:table-cell table:formula="of:=&quot;Y&quot; &amp; [.E1018]" office:value-type="string" office:string-value="Y598.875">
            <text:p>Y598.875</text:p>
          </table:table-cell>
          <table:table-cell table:formula="of:=[.C1018] +6" office:value-type="float" office:value="6450">
            <text:p>6450</text:p>
          </table:table-cell>
          <table:table-cell table:formula="of:=&quot;X&quot;&amp; [.G1018]" office:value-type="string" office:string-value="X6450">
            <text:p>X6450</text:p>
          </table:table-cell>
          <table:table-cell table:number-columns-repeated="6"/>
          <table:table-cell table:style-name="ce7" table:formula="of:=[.B1019]" office:value-type="string" office:string-value="N1026">
            <text:p>N1026</text:p>
          </table:table-cell>
          <table:table-cell table:style-name="ce7" table:formula="of:=[.D1019]" office:value-type="string" office:string-value="X6448">
            <text:p>X6448</text:p>
          </table:table-cell>
          <table:table-cell table:style-name="ce7" table:formula="of:=[.F1019]" office:value-type="string" office:string-value="Y596">
            <text:p>Y596</text:p>
          </table:table-cell>
          <table:table-cell/>
          <table:table-cell table:formula="of:=[.B1019]" office:value-type="string" office:string-value="N1026">
            <text:p>N1026</text:p>
          </table:table-cell>
          <table:table-cell table:formula="of:=[.H1019]" office:value-type="string" office:string-value="X6454">
            <text:p>X6454</text:p>
          </table:table-cell>
          <table:table-cell table:formula="of:=[.F1019]" office:value-type="string" office:string-value="Y596">
            <text:p>Y596</text:p>
          </table:table-cell>
        </table:table-row>
        <table:table-row table:style-name="ro1">
          <table:table-cell office:value-type="float" office:value="1026">
            <text:p>1026</text:p>
          </table:table-cell>
          <table:table-cell table:formula="of:=&quot;N&quot;&amp;[.A1019]" office:value-type="string" office:string-value="N1026">
            <text:p>N1026</text:p>
          </table:table-cell>
          <table:table-cell table:formula="of:=[.C1020]-[.$J$4]" office:value-type="float" office:value="6448">
            <text:p>6448</text:p>
          </table:table-cell>
          <table:table-cell table:formula="of:= &quot;X&quot;&amp; [.C1019]" office:value-type="string" office:string-value="X6448">
            <text:p>X6448</text:p>
          </table:table-cell>
          <table:table-cell table:formula="of:=[.E1020]+[.$J$5]" office:value-type="float" office:value="596">
            <text:p>596</text:p>
          </table:table-cell>
          <table:table-cell table:formula="of:=&quot;Y&quot; &amp; [.E1019]" office:value-type="string" office:string-value="Y596">
            <text:p>Y596</text:p>
          </table:table-cell>
          <table:table-cell table:formula="of:=[.C1019] +6" office:value-type="float" office:value="6454">
            <text:p>6454</text:p>
          </table:table-cell>
          <table:table-cell table:formula="of:=&quot;X&quot;&amp; [.G1019]" office:value-type="string" office:string-value="X6454">
            <text:p>X6454</text:p>
          </table:table-cell>
          <table:table-cell table:number-columns-repeated="6"/>
          <table:table-cell table:style-name="ce7" table:formula="of:=[.B1020]" office:value-type="string" office:string-value="N1027">
            <text:p>N1027</text:p>
          </table:table-cell>
          <table:table-cell table:style-name="ce7" table:formula="of:=[.D1020]" office:value-type="string" office:string-value="X6452">
            <text:p>X6452</text:p>
          </table:table-cell>
          <table:table-cell table:style-name="ce7" table:formula="of:=[.F1020]" office:value-type="string" office:string-value="Y593.125">
            <text:p>Y593.125</text:p>
          </table:table-cell>
          <table:table-cell/>
          <table:table-cell table:formula="of:=[.B1020]" office:value-type="string" office:string-value="N1027">
            <text:p>N1027</text:p>
          </table:table-cell>
          <table:table-cell table:formula="of:=[.H1020]" office:value-type="string" office:string-value="X6458">
            <text:p>X6458</text:p>
          </table:table-cell>
          <table:table-cell table:formula="of:=[.F1020]" office:value-type="string" office:string-value="Y593.125">
            <text:p>Y593.125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table:formula="of:=&quot;N&quot;&amp;[.A1020]" office:value-type="string" office:string-value="N1027">
            <text:p>N1027</text:p>
          </table:table-cell>
          <table:table-cell table:formula="of:=[.C1021]-[.$J$4]" office:value-type="float" office:value="6452">
            <text:p>6452</text:p>
          </table:table-cell>
          <table:table-cell table:formula="of:= &quot;X&quot;&amp; [.C1020]" office:value-type="string" office:string-value="X6452">
            <text:p>X6452</text:p>
          </table:table-cell>
          <table:table-cell table:formula="of:=[.E1021]+[.$J$5]" office:value-type="float" office:value="593.125">
            <text:p>593.125</text:p>
          </table:table-cell>
          <table:table-cell table:formula="of:=&quot;Y&quot; &amp; [.E1020]" office:value-type="string" office:string-value="Y593.125">
            <text:p>Y593.125</text:p>
          </table:table-cell>
          <table:table-cell table:formula="of:=[.C1020] +6" office:value-type="float" office:value="6458">
            <text:p>6458</text:p>
          </table:table-cell>
          <table:table-cell table:formula="of:=&quot;X&quot;&amp; [.G1020]" office:value-type="string" office:string-value="X6458">
            <text:p>X6458</text:p>
          </table:table-cell>
          <table:table-cell table:number-columns-repeated="6"/>
          <table:table-cell table:style-name="ce7" table:formula="of:=[.B1021]" office:value-type="string" office:string-value="N1028">
            <text:p>N1028</text:p>
          </table:table-cell>
          <table:table-cell table:style-name="ce7" table:formula="of:=[.D1021]" office:value-type="string" office:string-value="X6456">
            <text:p>X6456</text:p>
          </table:table-cell>
          <table:table-cell table:style-name="ce7" table:formula="of:=[.F1021]" office:value-type="string" office:string-value="Y590.25">
            <text:p>Y590.25</text:p>
          </table:table-cell>
          <table:table-cell/>
          <table:table-cell table:formula="of:=[.B1021]" office:value-type="string" office:string-value="N1028">
            <text:p>N1028</text:p>
          </table:table-cell>
          <table:table-cell table:formula="of:=[.H1021]" office:value-type="string" office:string-value="X6462">
            <text:p>X6462</text:p>
          </table:table-cell>
          <table:table-cell table:formula="of:=[.F1021]" office:value-type="string" office:string-value="Y590.25">
            <text:p>Y590.25</text:p>
          </table:table-cell>
        </table:table-row>
        <table:table-row table:style-name="ro1">
          <table:table-cell office:value-type="float" office:value="1028">
            <text:p>1028</text:p>
          </table:table-cell>
          <table:table-cell table:formula="of:=&quot;N&quot;&amp;[.A1021]" office:value-type="string" office:string-value="N1028">
            <text:p>N1028</text:p>
          </table:table-cell>
          <table:table-cell table:formula="of:=[.C1022]-[.$J$4]" office:value-type="float" office:value="6456">
            <text:p>6456</text:p>
          </table:table-cell>
          <table:table-cell table:formula="of:= &quot;X&quot;&amp; [.C1021]" office:value-type="string" office:string-value="X6456">
            <text:p>X6456</text:p>
          </table:table-cell>
          <table:table-cell table:formula="of:=[.E1022]+[.$J$5]" office:value-type="float" office:value="590.25">
            <text:p>590.25</text:p>
          </table:table-cell>
          <table:table-cell table:formula="of:=&quot;Y&quot; &amp; [.E1021]" office:value-type="string" office:string-value="Y590.25">
            <text:p>Y590.25</text:p>
          </table:table-cell>
          <table:table-cell table:formula="of:=[.C1021] +6" office:value-type="float" office:value="6462">
            <text:p>6462</text:p>
          </table:table-cell>
          <table:table-cell table:formula="of:=&quot;X&quot;&amp; [.G1021]" office:value-type="string" office:string-value="X6462">
            <text:p>X6462</text:p>
          </table:table-cell>
          <table:table-cell table:number-columns-repeated="6"/>
          <table:table-cell table:style-name="ce7" table:formula="of:=[.B1022]" office:value-type="string" office:string-value="N1029">
            <text:p>N1029</text:p>
          </table:table-cell>
          <table:table-cell table:style-name="ce7" table:formula="of:=[.D1022]" office:value-type="string" office:string-value="X6460">
            <text:p>X6460</text:p>
          </table:table-cell>
          <table:table-cell table:style-name="ce7" table:formula="of:=[.F1022]" office:value-type="string" office:string-value="Y587.375">
            <text:p>Y587.375</text:p>
          </table:table-cell>
          <table:table-cell/>
          <table:table-cell table:formula="of:=[.B1022]" office:value-type="string" office:string-value="N1029">
            <text:p>N1029</text:p>
          </table:table-cell>
          <table:table-cell table:formula="of:=[.H1022]" office:value-type="string" office:string-value="X6466">
            <text:p>X6466</text:p>
          </table:table-cell>
          <table:table-cell table:formula="of:=[.F1022]" office:value-type="string" office:string-value="Y587.375">
            <text:p>Y587.375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table:formula="of:=&quot;N&quot;&amp;[.A1022]" office:value-type="string" office:string-value="N1029">
            <text:p>N1029</text:p>
          </table:table-cell>
          <table:table-cell table:formula="of:=[.C1023]-[.$J$4]" office:value-type="float" office:value="6460">
            <text:p>6460</text:p>
          </table:table-cell>
          <table:table-cell table:formula="of:= &quot;X&quot;&amp; [.C1022]" office:value-type="string" office:string-value="X6460">
            <text:p>X6460</text:p>
          </table:table-cell>
          <table:table-cell table:formula="of:=[.E1023]+[.$J$5]" office:value-type="float" office:value="587.375">
            <text:p>587.375</text:p>
          </table:table-cell>
          <table:table-cell table:formula="of:=&quot;Y&quot; &amp; [.E1022]" office:value-type="string" office:string-value="Y587.375">
            <text:p>Y587.375</text:p>
          </table:table-cell>
          <table:table-cell table:formula="of:=[.C1022] +6" office:value-type="float" office:value="6466">
            <text:p>6466</text:p>
          </table:table-cell>
          <table:table-cell table:formula="of:=&quot;X&quot;&amp; [.G1022]" office:value-type="string" office:string-value="X6466">
            <text:p>X6466</text:p>
          </table:table-cell>
          <table:table-cell table:number-columns-repeated="6"/>
          <table:table-cell table:style-name="ce7" table:formula="of:=[.B1023]" office:value-type="string" office:string-value="N1030">
            <text:p>N1030</text:p>
          </table:table-cell>
          <table:table-cell table:style-name="ce7" table:formula="of:=[.D1023]" office:value-type="string" office:string-value="X6464">
            <text:p>X6464</text:p>
          </table:table-cell>
          <table:table-cell table:style-name="ce7" table:formula="of:=[.F1023]" office:value-type="string" office:string-value="Y584.5">
            <text:p>Y584.5</text:p>
          </table:table-cell>
          <table:table-cell/>
          <table:table-cell table:formula="of:=[.B1023]" office:value-type="string" office:string-value="N1030">
            <text:p>N1030</text:p>
          </table:table-cell>
          <table:table-cell table:formula="of:=[.H1023]" office:value-type="string" office:string-value="X6470">
            <text:p>X6470</text:p>
          </table:table-cell>
          <table:table-cell table:formula="of:=[.F1023]" office:value-type="string" office:string-value="Y584.5">
            <text:p>Y584.5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table:formula="of:=&quot;N&quot;&amp;[.A1023]" office:value-type="string" office:string-value="N1030">
            <text:p>N1030</text:p>
          </table:table-cell>
          <table:table-cell table:formula="of:=[.C1024]-[.$J$4]" office:value-type="float" office:value="6464">
            <text:p>6464</text:p>
          </table:table-cell>
          <table:table-cell table:formula="of:= &quot;X&quot;&amp; [.C1023]" office:value-type="string" office:string-value="X6464">
            <text:p>X6464</text:p>
          </table:table-cell>
          <table:table-cell table:formula="of:=[.E1024]+[.$J$5]" office:value-type="float" office:value="584.5">
            <text:p>584.5</text:p>
          </table:table-cell>
          <table:table-cell table:formula="of:=&quot;Y&quot; &amp; [.E1023]" office:value-type="string" office:string-value="Y584.5">
            <text:p>Y584.5</text:p>
          </table:table-cell>
          <table:table-cell table:formula="of:=[.C1023] +6" office:value-type="float" office:value="6470">
            <text:p>6470</text:p>
          </table:table-cell>
          <table:table-cell table:formula="of:=&quot;X&quot;&amp; [.G1023]" office:value-type="string" office:string-value="X6470">
            <text:p>X6470</text:p>
          </table:table-cell>
          <table:table-cell table:number-columns-repeated="6"/>
          <table:table-cell table:style-name="ce7" table:formula="of:=[.B1024]" office:value-type="string" office:string-value="N1031">
            <text:p>N1031</text:p>
          </table:table-cell>
          <table:table-cell table:style-name="ce7" table:formula="of:=[.D1024]" office:value-type="string" office:string-value="X6468">
            <text:p>X6468</text:p>
          </table:table-cell>
          <table:table-cell table:style-name="ce7" table:formula="of:=[.F1024]" office:value-type="string" office:string-value="Y581.625">
            <text:p>Y581.625</text:p>
          </table:table-cell>
          <table:table-cell/>
          <table:table-cell table:formula="of:=[.B1024]" office:value-type="string" office:string-value="N1031">
            <text:p>N1031</text:p>
          </table:table-cell>
          <table:table-cell table:formula="of:=[.H1024]" office:value-type="string" office:string-value="X6474">
            <text:p>X6474</text:p>
          </table:table-cell>
          <table:table-cell table:formula="of:=[.F1024]" office:value-type="string" office:string-value="Y581.625">
            <text:p>Y581.625</text:p>
          </table:table-cell>
        </table:table-row>
        <table:table-row table:style-name="ro1">
          <table:table-cell office:value-type="float" office:value="1031">
            <text:p>1031</text:p>
          </table:table-cell>
          <table:table-cell table:formula="of:=&quot;N&quot;&amp;[.A1024]" office:value-type="string" office:string-value="N1031">
            <text:p>N1031</text:p>
          </table:table-cell>
          <table:table-cell table:formula="of:=[.C1025]-[.$J$4]" office:value-type="float" office:value="6468">
            <text:p>6468</text:p>
          </table:table-cell>
          <table:table-cell table:formula="of:= &quot;X&quot;&amp; [.C1024]" office:value-type="string" office:string-value="X6468">
            <text:p>X6468</text:p>
          </table:table-cell>
          <table:table-cell table:formula="of:=[.E1025]+[.$J$5]" office:value-type="float" office:value="581.625">
            <text:p>581.625</text:p>
          </table:table-cell>
          <table:table-cell table:formula="of:=&quot;Y&quot; &amp; [.E1024]" office:value-type="string" office:string-value="Y581.625">
            <text:p>Y581.625</text:p>
          </table:table-cell>
          <table:table-cell table:formula="of:=[.C1024] +6" office:value-type="float" office:value="6474">
            <text:p>6474</text:p>
          </table:table-cell>
          <table:table-cell table:formula="of:=&quot;X&quot;&amp; [.G1024]" office:value-type="string" office:string-value="X6474">
            <text:p>X6474</text:p>
          </table:table-cell>
          <table:table-cell table:number-columns-repeated="6"/>
          <table:table-cell table:style-name="ce7" table:formula="of:=[.B1025]" office:value-type="string" office:string-value="N1032">
            <text:p>N1032</text:p>
          </table:table-cell>
          <table:table-cell table:style-name="ce7" table:formula="of:=[.D1025]" office:value-type="string" office:string-value="X6472">
            <text:p>X6472</text:p>
          </table:table-cell>
          <table:table-cell table:style-name="ce7" table:formula="of:=[.F1025]" office:value-type="string" office:string-value="Y578.75">
            <text:p>Y578.75</text:p>
          </table:table-cell>
          <table:table-cell/>
          <table:table-cell table:formula="of:=[.B1025]" office:value-type="string" office:string-value="N1032">
            <text:p>N1032</text:p>
          </table:table-cell>
          <table:table-cell table:formula="of:=[.H1025]" office:value-type="string" office:string-value="X6478">
            <text:p>X6478</text:p>
          </table:table-cell>
          <table:table-cell table:formula="of:=[.F1025]" office:value-type="string" office:string-value="Y578.75">
            <text:p>Y578.75</text:p>
          </table:table-cell>
        </table:table-row>
        <table:table-row table:style-name="ro1">
          <table:table-cell office:value-type="float" office:value="1032">
            <text:p>1032</text:p>
          </table:table-cell>
          <table:table-cell table:formula="of:=&quot;N&quot;&amp;[.A1025]" office:value-type="string" office:string-value="N1032">
            <text:p>N1032</text:p>
          </table:table-cell>
          <table:table-cell table:formula="of:=[.C1026]-[.$J$4]" office:value-type="float" office:value="6472">
            <text:p>6472</text:p>
          </table:table-cell>
          <table:table-cell table:formula="of:= &quot;X&quot;&amp; [.C1025]" office:value-type="string" office:string-value="X6472">
            <text:p>X6472</text:p>
          </table:table-cell>
          <table:table-cell table:formula="of:=[.E1026]+[.$J$5]" office:value-type="float" office:value="578.75">
            <text:p>578.75</text:p>
          </table:table-cell>
          <table:table-cell table:formula="of:=&quot;Y&quot; &amp; [.E1025]" office:value-type="string" office:string-value="Y578.75">
            <text:p>Y578.75</text:p>
          </table:table-cell>
          <table:table-cell table:formula="of:=[.C1025] +6" office:value-type="float" office:value="6478">
            <text:p>6478</text:p>
          </table:table-cell>
          <table:table-cell table:formula="of:=&quot;X&quot;&amp; [.G1025]" office:value-type="string" office:string-value="X6478">
            <text:p>X6478</text:p>
          </table:table-cell>
          <table:table-cell table:number-columns-repeated="6"/>
          <table:table-cell table:style-name="ce7" table:formula="of:=[.B1026]" office:value-type="string" office:string-value="N1033">
            <text:p>N1033</text:p>
          </table:table-cell>
          <table:table-cell table:style-name="ce7" table:formula="of:=[.D1026]" office:value-type="string" office:string-value="X6476">
            <text:p>X6476</text:p>
          </table:table-cell>
          <table:table-cell table:style-name="ce7" table:formula="of:=[.F1026]" office:value-type="string" office:string-value="Y575.875">
            <text:p>Y575.875</text:p>
          </table:table-cell>
          <table:table-cell/>
          <table:table-cell table:formula="of:=[.B1026]" office:value-type="string" office:string-value="N1033">
            <text:p>N1033</text:p>
          </table:table-cell>
          <table:table-cell table:formula="of:=[.H1026]" office:value-type="string" office:string-value="X6482">
            <text:p>X6482</text:p>
          </table:table-cell>
          <table:table-cell table:formula="of:=[.F1026]" office:value-type="string" office:string-value="Y575.875">
            <text:p>Y575.875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 table:formula="of:=&quot;N&quot;&amp;[.A1026]" office:value-type="string" office:string-value="N1033">
            <text:p>N1033</text:p>
          </table:table-cell>
          <table:table-cell table:formula="of:=[.C1027]-[.$J$4]" office:value-type="float" office:value="6476">
            <text:p>6476</text:p>
          </table:table-cell>
          <table:table-cell table:formula="of:= &quot;X&quot;&amp; [.C1026]" office:value-type="string" office:string-value="X6476">
            <text:p>X6476</text:p>
          </table:table-cell>
          <table:table-cell table:formula="of:=[.E1027]+[.$J$5]" office:value-type="float" office:value="575.875">
            <text:p>575.875</text:p>
          </table:table-cell>
          <table:table-cell table:formula="of:=&quot;Y&quot; &amp; [.E1026]" office:value-type="string" office:string-value="Y575.875">
            <text:p>Y575.875</text:p>
          </table:table-cell>
          <table:table-cell table:formula="of:=[.C1026] +6" office:value-type="float" office:value="6482">
            <text:p>6482</text:p>
          </table:table-cell>
          <table:table-cell table:formula="of:=&quot;X&quot;&amp; [.G1026]" office:value-type="string" office:string-value="X6482">
            <text:p>X6482</text:p>
          </table:table-cell>
          <table:table-cell table:number-columns-repeated="6"/>
          <table:table-cell table:style-name="ce7" table:formula="of:=[.B1027]" office:value-type="string" office:string-value="N1034">
            <text:p>N1034</text:p>
          </table:table-cell>
          <table:table-cell table:style-name="ce7" table:formula="of:=[.D1027]" office:value-type="string" office:string-value="X6480">
            <text:p>X6480</text:p>
          </table:table-cell>
          <table:table-cell table:style-name="ce7" table:formula="of:=[.F1027]" office:value-type="string" office:string-value="Y573">
            <text:p>Y573</text:p>
          </table:table-cell>
          <table:table-cell/>
          <table:table-cell table:formula="of:=[.B1027]" office:value-type="string" office:string-value="N1034">
            <text:p>N1034</text:p>
          </table:table-cell>
          <table:table-cell table:formula="of:=[.H1027]" office:value-type="string" office:string-value="X6486">
            <text:p>X6486</text:p>
          </table:table-cell>
          <table:table-cell table:formula="of:=[.F1027]" office:value-type="string" office:string-value="Y573">
            <text:p>Y573</text:p>
          </table:table-cell>
        </table:table-row>
        <table:table-row table:style-name="ro1">
          <table:table-cell office:value-type="float" office:value="1034">
            <text:p>1034</text:p>
          </table:table-cell>
          <table:table-cell table:formula="of:=&quot;N&quot;&amp;[.A1027]" office:value-type="string" office:string-value="N1034">
            <text:p>N1034</text:p>
          </table:table-cell>
          <table:table-cell table:formula="of:=[.C1028]-[.$J$4]" office:value-type="float" office:value="6480">
            <text:p>6480</text:p>
          </table:table-cell>
          <table:table-cell table:formula="of:= &quot;X&quot;&amp; [.C1027]" office:value-type="string" office:string-value="X6480">
            <text:p>X6480</text:p>
          </table:table-cell>
          <table:table-cell table:formula="of:=[.E1028]+[.$J$5]" office:value-type="float" office:value="573">
            <text:p>573</text:p>
          </table:table-cell>
          <table:table-cell table:formula="of:=&quot;Y&quot; &amp; [.E1027]" office:value-type="string" office:string-value="Y573">
            <text:p>Y573</text:p>
          </table:table-cell>
          <table:table-cell table:formula="of:=[.C1027] +6" office:value-type="float" office:value="6486">
            <text:p>6486</text:p>
          </table:table-cell>
          <table:table-cell table:formula="of:=&quot;X&quot;&amp; [.G1027]" office:value-type="string" office:string-value="X6486">
            <text:p>X6486</text:p>
          </table:table-cell>
          <table:table-cell table:number-columns-repeated="6"/>
          <table:table-cell table:style-name="ce7" table:formula="of:=[.B1028]" office:value-type="string" office:string-value="N1035">
            <text:p>N1035</text:p>
          </table:table-cell>
          <table:table-cell table:style-name="ce7" table:formula="of:=[.D1028]" office:value-type="string" office:string-value="X6484">
            <text:p>X6484</text:p>
          </table:table-cell>
          <table:table-cell table:style-name="ce7" table:formula="of:=[.F1028]" office:value-type="string" office:string-value="Y570.125">
            <text:p>Y570.125</text:p>
          </table:table-cell>
          <table:table-cell/>
          <table:table-cell table:formula="of:=[.B1028]" office:value-type="string" office:string-value="N1035">
            <text:p>N1035</text:p>
          </table:table-cell>
          <table:table-cell table:formula="of:=[.H1028]" office:value-type="string" office:string-value="X6490">
            <text:p>X6490</text:p>
          </table:table-cell>
          <table:table-cell table:formula="of:=[.F1028]" office:value-type="string" office:string-value="Y570.125">
            <text:p>Y570.125</text:p>
          </table:table-cell>
        </table:table-row>
        <table:table-row table:style-name="ro1">
          <table:table-cell office:value-type="float" office:value="1035">
            <text:p>1035</text:p>
          </table:table-cell>
          <table:table-cell table:formula="of:=&quot;N&quot;&amp;[.A1028]" office:value-type="string" office:string-value="N1035">
            <text:p>N1035</text:p>
          </table:table-cell>
          <table:table-cell table:formula="of:=[.C1029]-[.$J$4]" office:value-type="float" office:value="6484">
            <text:p>6484</text:p>
          </table:table-cell>
          <table:table-cell table:formula="of:= &quot;X&quot;&amp; [.C1028]" office:value-type="string" office:string-value="X6484">
            <text:p>X6484</text:p>
          </table:table-cell>
          <table:table-cell table:formula="of:=[.E1029]+[.$J$5]" office:value-type="float" office:value="570.125">
            <text:p>570.125</text:p>
          </table:table-cell>
          <table:table-cell table:formula="of:=&quot;Y&quot; &amp; [.E1028]" office:value-type="string" office:string-value="Y570.125">
            <text:p>Y570.125</text:p>
          </table:table-cell>
          <table:table-cell table:formula="of:=[.C1028] +6" office:value-type="float" office:value="6490">
            <text:p>6490</text:p>
          </table:table-cell>
          <table:table-cell table:formula="of:=&quot;X&quot;&amp; [.G1028]" office:value-type="string" office:string-value="X6490">
            <text:p>X6490</text:p>
          </table:table-cell>
          <table:table-cell table:number-columns-repeated="6"/>
          <table:table-cell table:style-name="ce7" table:formula="of:=[.B1029]" office:value-type="string" office:string-value="N1036">
            <text:p>N1036</text:p>
          </table:table-cell>
          <table:table-cell table:style-name="ce7" table:formula="of:=[.D1029]" office:value-type="string" office:string-value="X6488">
            <text:p>X6488</text:p>
          </table:table-cell>
          <table:table-cell table:style-name="ce7" table:formula="of:=[.F1029]" office:value-type="string" office:string-value="Y567.25">
            <text:p>Y567.25</text:p>
          </table:table-cell>
          <table:table-cell/>
          <table:table-cell table:formula="of:=[.B1029]" office:value-type="string" office:string-value="N1036">
            <text:p>N1036</text:p>
          </table:table-cell>
          <table:table-cell table:formula="of:=[.H1029]" office:value-type="string" office:string-value="X6494">
            <text:p>X6494</text:p>
          </table:table-cell>
          <table:table-cell table:formula="of:=[.F1029]" office:value-type="string" office:string-value="Y567.25">
            <text:p>Y567.25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table:formula="of:=&quot;N&quot;&amp;[.A1029]" office:value-type="string" office:string-value="N1036">
            <text:p>N1036</text:p>
          </table:table-cell>
          <table:table-cell table:formula="of:=[.C1030]-[.$J$4]" office:value-type="float" office:value="6488">
            <text:p>6488</text:p>
          </table:table-cell>
          <table:table-cell table:formula="of:= &quot;X&quot;&amp; [.C1029]" office:value-type="string" office:string-value="X6488">
            <text:p>X6488</text:p>
          </table:table-cell>
          <table:table-cell table:formula="of:=[.E1030]+[.$J$5]" office:value-type="float" office:value="567.25">
            <text:p>567.25</text:p>
          </table:table-cell>
          <table:table-cell table:formula="of:=&quot;Y&quot; &amp; [.E1029]" office:value-type="string" office:string-value="Y567.25">
            <text:p>Y567.25</text:p>
          </table:table-cell>
          <table:table-cell table:formula="of:=[.C1029] +6" office:value-type="float" office:value="6494">
            <text:p>6494</text:p>
          </table:table-cell>
          <table:table-cell table:formula="of:=&quot;X&quot;&amp; [.G1029]" office:value-type="string" office:string-value="X6494">
            <text:p>X6494</text:p>
          </table:table-cell>
          <table:table-cell table:number-columns-repeated="6"/>
          <table:table-cell table:style-name="ce7" table:formula="of:=[.B1030]" office:value-type="string" office:string-value="N1037">
            <text:p>N1037</text:p>
          </table:table-cell>
          <table:table-cell table:style-name="ce7" table:formula="of:=[.D1030]" office:value-type="string" office:string-value="X6492">
            <text:p>X6492</text:p>
          </table:table-cell>
          <table:table-cell table:style-name="ce7" table:formula="of:=[.F1030]" office:value-type="string" office:string-value="Y564.375">
            <text:p>Y564.375</text:p>
          </table:table-cell>
          <table:table-cell/>
          <table:table-cell table:formula="of:=[.B1030]" office:value-type="string" office:string-value="N1037">
            <text:p>N1037</text:p>
          </table:table-cell>
          <table:table-cell table:formula="of:=[.H1030]" office:value-type="string" office:string-value="X6498">
            <text:p>X6498</text:p>
          </table:table-cell>
          <table:table-cell table:formula="of:=[.F1030]" office:value-type="string" office:string-value="Y564.375">
            <text:p>Y564.375</text:p>
          </table:table-cell>
        </table:table-row>
        <table:table-row table:style-name="ro1">
          <table:table-cell office:value-type="float" office:value="1037">
            <text:p>1037</text:p>
          </table:table-cell>
          <table:table-cell table:formula="of:=&quot;N&quot;&amp;[.A1030]" office:value-type="string" office:string-value="N1037">
            <text:p>N1037</text:p>
          </table:table-cell>
          <table:table-cell table:formula="of:=[.C1031]-[.$J$4]" office:value-type="float" office:value="6492">
            <text:p>6492</text:p>
          </table:table-cell>
          <table:table-cell table:formula="of:= &quot;X&quot;&amp; [.C1030]" office:value-type="string" office:string-value="X6492">
            <text:p>X6492</text:p>
          </table:table-cell>
          <table:table-cell table:formula="of:=[.E1031]+[.$J$5]" office:value-type="float" office:value="564.375">
            <text:p>564.375</text:p>
          </table:table-cell>
          <table:table-cell table:formula="of:=&quot;Y&quot; &amp; [.E1030]" office:value-type="string" office:string-value="Y564.375">
            <text:p>Y564.375</text:p>
          </table:table-cell>
          <table:table-cell table:formula="of:=[.C1030] +6" office:value-type="float" office:value="6498">
            <text:p>6498</text:p>
          </table:table-cell>
          <table:table-cell table:formula="of:=&quot;X&quot;&amp; [.G1030]" office:value-type="string" office:string-value="X6498">
            <text:p>X6498</text:p>
          </table:table-cell>
          <table:table-cell table:number-columns-repeated="6"/>
          <table:table-cell table:style-name="ce7" table:formula="of:=[.B1031]" office:value-type="string" office:string-value="N1038">
            <text:p>N1038</text:p>
          </table:table-cell>
          <table:table-cell table:style-name="ce7" table:formula="of:=[.D1031]" office:value-type="string" office:string-value="X6496">
            <text:p>X6496</text:p>
          </table:table-cell>
          <table:table-cell table:style-name="ce7" table:formula="of:=[.F1031]" office:value-type="string" office:string-value="Y561.5">
            <text:p>Y561.5</text:p>
          </table:table-cell>
          <table:table-cell/>
          <table:table-cell table:formula="of:=[.B1031]" office:value-type="string" office:string-value="N1038">
            <text:p>N1038</text:p>
          </table:table-cell>
          <table:table-cell table:formula="of:=[.H1031]" office:value-type="string" office:string-value="X6502">
            <text:p>X6502</text:p>
          </table:table-cell>
          <table:table-cell table:formula="of:=[.F1031]" office:value-type="string" office:string-value="Y561.5">
            <text:p>Y561.5</text:p>
          </table:table-cell>
        </table:table-row>
        <table:table-row table:style-name="ro1">
          <table:table-cell office:value-type="float" office:value="1038">
            <text:p>1038</text:p>
          </table:table-cell>
          <table:table-cell table:formula="of:=&quot;N&quot;&amp;[.A1031]" office:value-type="string" office:string-value="N1038">
            <text:p>N1038</text:p>
          </table:table-cell>
          <table:table-cell table:formula="of:=[.C1032]-[.$J$4]" office:value-type="float" office:value="6496">
            <text:p>6496</text:p>
          </table:table-cell>
          <table:table-cell table:formula="of:= &quot;X&quot;&amp; [.C1031]" office:value-type="string" office:string-value="X6496">
            <text:p>X6496</text:p>
          </table:table-cell>
          <table:table-cell table:formula="of:=[.E1032]+[.$J$5]" office:value-type="float" office:value="561.5">
            <text:p>561.5</text:p>
          </table:table-cell>
          <table:table-cell table:formula="of:=&quot;Y&quot; &amp; [.E1031]" office:value-type="string" office:string-value="Y561.5">
            <text:p>Y561.5</text:p>
          </table:table-cell>
          <table:table-cell table:formula="of:=[.C1031] +6" office:value-type="float" office:value="6502">
            <text:p>6502</text:p>
          </table:table-cell>
          <table:table-cell table:formula="of:=&quot;X&quot;&amp; [.G1031]" office:value-type="string" office:string-value="X6502">
            <text:p>X6502</text:p>
          </table:table-cell>
          <table:table-cell table:number-columns-repeated="6"/>
          <table:table-cell table:style-name="ce7" table:formula="of:=[.B1032]" office:value-type="string" office:string-value="N1039">
            <text:p>N1039</text:p>
          </table:table-cell>
          <table:table-cell table:style-name="ce7" table:formula="of:=[.D1032]" office:value-type="string" office:string-value="X6500">
            <text:p>X6500</text:p>
          </table:table-cell>
          <table:table-cell table:style-name="ce7" table:formula="of:=[.F1032]" office:value-type="string" office:string-value="Y558.625">
            <text:p>Y558.625</text:p>
          </table:table-cell>
          <table:table-cell/>
          <table:table-cell table:formula="of:=[.B1032]" office:value-type="string" office:string-value="N1039">
            <text:p>N1039</text:p>
          </table:table-cell>
          <table:table-cell table:formula="of:=[.H1032]" office:value-type="string" office:string-value="X6506">
            <text:p>X6506</text:p>
          </table:table-cell>
          <table:table-cell table:formula="of:=[.F1032]" office:value-type="string" office:string-value="Y558.625">
            <text:p>Y558.625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table:formula="of:=&quot;N&quot;&amp;[.A1032]" office:value-type="string" office:string-value="N1039">
            <text:p>N1039</text:p>
          </table:table-cell>
          <table:table-cell table:formula="of:=[.C1033]-[.$J$4]" office:value-type="float" office:value="6500">
            <text:p>6500</text:p>
          </table:table-cell>
          <table:table-cell table:formula="of:= &quot;X&quot;&amp; [.C1032]" office:value-type="string" office:string-value="X6500">
            <text:p>X6500</text:p>
          </table:table-cell>
          <table:table-cell table:formula="of:=[.E1033]+[.$J$5]" office:value-type="float" office:value="558.625">
            <text:p>558.625</text:p>
          </table:table-cell>
          <table:table-cell table:formula="of:=&quot;Y&quot; &amp; [.E1032]" office:value-type="string" office:string-value="Y558.625">
            <text:p>Y558.625</text:p>
          </table:table-cell>
          <table:table-cell table:formula="of:=[.C1032] +6" office:value-type="float" office:value="6506">
            <text:p>6506</text:p>
          </table:table-cell>
          <table:table-cell table:formula="of:=&quot;X&quot;&amp; [.G1032]" office:value-type="string" office:string-value="X6506">
            <text:p>X6506</text:p>
          </table:table-cell>
          <table:table-cell table:number-columns-repeated="6"/>
          <table:table-cell table:style-name="ce7" table:formula="of:=[.B1033]" office:value-type="string" office:string-value="N1040">
            <text:p>N1040</text:p>
          </table:table-cell>
          <table:table-cell table:style-name="ce7" table:formula="of:=[.D1033]" office:value-type="string" office:string-value="X6504">
            <text:p>X6504</text:p>
          </table:table-cell>
          <table:table-cell table:style-name="ce7" table:formula="of:=[.F1033]" office:value-type="string" office:string-value="Y555.75">
            <text:p>Y555.75</text:p>
          </table:table-cell>
          <table:table-cell/>
          <table:table-cell table:formula="of:=[.B1033]" office:value-type="string" office:string-value="N1040">
            <text:p>N1040</text:p>
          </table:table-cell>
          <table:table-cell table:formula="of:=[.H1033]" office:value-type="string" office:string-value="X6510">
            <text:p>X6510</text:p>
          </table:table-cell>
          <table:table-cell table:formula="of:=[.F1033]" office:value-type="string" office:string-value="Y555.75">
            <text:p>Y555.75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table:formula="of:=&quot;N&quot;&amp;[.A1033]" office:value-type="string" office:string-value="N1040">
            <text:p>N1040</text:p>
          </table:table-cell>
          <table:table-cell table:formula="of:=[.C1034]-[.$J$4]" office:value-type="float" office:value="6504">
            <text:p>6504</text:p>
          </table:table-cell>
          <table:table-cell table:formula="of:= &quot;X&quot;&amp; [.C1033]" office:value-type="string" office:string-value="X6504">
            <text:p>X6504</text:p>
          </table:table-cell>
          <table:table-cell table:formula="of:=[.E1034]+[.$J$5]" office:value-type="float" office:value="555.75">
            <text:p>555.75</text:p>
          </table:table-cell>
          <table:table-cell table:formula="of:=&quot;Y&quot; &amp; [.E1033]" office:value-type="string" office:string-value="Y555.75">
            <text:p>Y555.75</text:p>
          </table:table-cell>
          <table:table-cell table:formula="of:=[.C1033] +6" office:value-type="float" office:value="6510">
            <text:p>6510</text:p>
          </table:table-cell>
          <table:table-cell table:formula="of:=&quot;X&quot;&amp; [.G1033]" office:value-type="string" office:string-value="X6510">
            <text:p>X6510</text:p>
          </table:table-cell>
          <table:table-cell table:number-columns-repeated="6"/>
          <table:table-cell table:style-name="ce7" table:formula="of:=[.B1034]" office:value-type="string" office:string-value="N1041">
            <text:p>N1041</text:p>
          </table:table-cell>
          <table:table-cell table:style-name="ce7" table:formula="of:=[.D1034]" office:value-type="string" office:string-value="X6508">
            <text:p>X6508</text:p>
          </table:table-cell>
          <table:table-cell table:style-name="ce7" table:formula="of:=[.F1034]" office:value-type="string" office:string-value="Y552.875">
            <text:p>Y552.875</text:p>
          </table:table-cell>
          <table:table-cell/>
          <table:table-cell table:formula="of:=[.B1034]" office:value-type="string" office:string-value="N1041">
            <text:p>N1041</text:p>
          </table:table-cell>
          <table:table-cell table:formula="of:=[.H1034]" office:value-type="string" office:string-value="X6514">
            <text:p>X6514</text:p>
          </table:table-cell>
          <table:table-cell table:formula="of:=[.F1034]" office:value-type="string" office:string-value="Y552.875">
            <text:p>Y552.875</text:p>
          </table:table-cell>
        </table:table-row>
        <table:table-row table:style-name="ro1">
          <table:table-cell office:value-type="float" office:value="1041">
            <text:p>1041</text:p>
          </table:table-cell>
          <table:table-cell table:formula="of:=&quot;N&quot;&amp;[.A1034]" office:value-type="string" office:string-value="N1041">
            <text:p>N1041</text:p>
          </table:table-cell>
          <table:table-cell table:formula="of:=[.C1035]-[.$J$4]" office:value-type="float" office:value="6508">
            <text:p>6508</text:p>
          </table:table-cell>
          <table:table-cell table:formula="of:= &quot;X&quot;&amp; [.C1034]" office:value-type="string" office:string-value="X6508">
            <text:p>X6508</text:p>
          </table:table-cell>
          <table:table-cell table:formula="of:=[.E1035]+[.$J$5]" office:value-type="float" office:value="552.875">
            <text:p>552.875</text:p>
          </table:table-cell>
          <table:table-cell table:formula="of:=&quot;Y&quot; &amp; [.E1034]" office:value-type="string" office:string-value="Y552.875">
            <text:p>Y552.875</text:p>
          </table:table-cell>
          <table:table-cell table:formula="of:=[.C1034] +6" office:value-type="float" office:value="6514">
            <text:p>6514</text:p>
          </table:table-cell>
          <table:table-cell table:formula="of:=&quot;X&quot;&amp; [.G1034]" office:value-type="string" office:string-value="X6514">
            <text:p>X6514</text:p>
          </table:table-cell>
          <table:table-cell table:number-columns-repeated="6"/>
          <table:table-cell table:style-name="ce7" table:formula="of:=[.B1035]" office:value-type="string" office:string-value="N1042">
            <text:p>N1042</text:p>
          </table:table-cell>
          <table:table-cell table:style-name="ce7" table:formula="of:=[.D1035]" office:value-type="string" office:string-value="X6512">
            <text:p>X6512</text:p>
          </table:table-cell>
          <table:table-cell table:style-name="ce7" table:formula="of:=[.F1035]" office:value-type="string" office:string-value="Y550">
            <text:p>Y550</text:p>
          </table:table-cell>
          <table:table-cell/>
          <table:table-cell table:formula="of:=[.B1035]" office:value-type="string" office:string-value="N1042">
            <text:p>N1042</text:p>
          </table:table-cell>
          <table:table-cell table:formula="of:=[.H1035]" office:value-type="string" office:string-value="X6518">
            <text:p>X6518</text:p>
          </table:table-cell>
          <table:table-cell table:formula="of:=[.F1035]" office:value-type="string" office:string-value="Y550">
            <text:p>Y550</text:p>
          </table:table-cell>
        </table:table-row>
        <table:table-row table:style-name="ro1">
          <table:table-cell office:value-type="float" office:value="1042">
            <text:p>1042</text:p>
          </table:table-cell>
          <table:table-cell table:formula="of:=&quot;N&quot;&amp;[.A1035]" office:value-type="string" office:string-value="N1042">
            <text:p>N1042</text:p>
          </table:table-cell>
          <table:table-cell table:formula="of:=[.C1036]-[.$J$4]" office:value-type="float" office:value="6512">
            <text:p>6512</text:p>
          </table:table-cell>
          <table:table-cell table:formula="of:= &quot;X&quot;&amp; [.C1035]" office:value-type="string" office:string-value="X6512">
            <text:p>X6512</text:p>
          </table:table-cell>
          <table:table-cell table:formula="of:=[.E1036]+[.$J$5]" office:value-type="float" office:value="550">
            <text:p>550</text:p>
          </table:table-cell>
          <table:table-cell table:formula="of:=&quot;Y&quot; &amp; [.E1035]" office:value-type="string" office:string-value="Y550">
            <text:p>Y550</text:p>
          </table:table-cell>
          <table:table-cell table:formula="of:=[.C1035] +6" office:value-type="float" office:value="6518">
            <text:p>6518</text:p>
          </table:table-cell>
          <table:table-cell table:formula="of:=&quot;X&quot;&amp; [.G1035]" office:value-type="string" office:string-value="X6518">
            <text:p>X6518</text:p>
          </table:table-cell>
          <table:table-cell table:number-columns-repeated="6"/>
          <table:table-cell table:style-name="ce7" table:formula="of:=[.B1036]" office:value-type="string" office:string-value="N1043">
            <text:p>N1043</text:p>
          </table:table-cell>
          <table:table-cell table:style-name="ce7" table:formula="of:=[.D1036]" office:value-type="string" office:string-value="X6516">
            <text:p>X6516</text:p>
          </table:table-cell>
          <table:table-cell table:style-name="ce7" table:formula="of:=[.F1036]" office:value-type="string" office:string-value="Y547.125">
            <text:p>Y547.125</text:p>
          </table:table-cell>
          <table:table-cell/>
          <table:table-cell table:formula="of:=[.B1036]" office:value-type="string" office:string-value="N1043">
            <text:p>N1043</text:p>
          </table:table-cell>
          <table:table-cell table:formula="of:=[.H1036]" office:value-type="string" office:string-value="X6522">
            <text:p>X6522</text:p>
          </table:table-cell>
          <table:table-cell table:formula="of:=[.F1036]" office:value-type="string" office:string-value="Y547.125">
            <text:p>Y547.125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table:formula="of:=&quot;N&quot;&amp;[.A1036]" office:value-type="string" office:string-value="N1043">
            <text:p>N1043</text:p>
          </table:table-cell>
          <table:table-cell table:formula="of:=[.C1037]-[.$J$4]" office:value-type="float" office:value="6516">
            <text:p>6516</text:p>
          </table:table-cell>
          <table:table-cell table:formula="of:= &quot;X&quot;&amp; [.C1036]" office:value-type="string" office:string-value="X6516">
            <text:p>X6516</text:p>
          </table:table-cell>
          <table:table-cell table:formula="of:=[.E1037]+[.$J$5]" office:value-type="float" office:value="547.125">
            <text:p>547.125</text:p>
          </table:table-cell>
          <table:table-cell table:formula="of:=&quot;Y&quot; &amp; [.E1036]" office:value-type="string" office:string-value="Y547.125">
            <text:p>Y547.125</text:p>
          </table:table-cell>
          <table:table-cell table:formula="of:=[.C1036] +6" office:value-type="float" office:value="6522">
            <text:p>6522</text:p>
          </table:table-cell>
          <table:table-cell table:formula="of:=&quot;X&quot;&amp; [.G1036]" office:value-type="string" office:string-value="X6522">
            <text:p>X6522</text:p>
          </table:table-cell>
          <table:table-cell table:number-columns-repeated="6"/>
          <table:table-cell table:style-name="ce7" table:formula="of:=[.B1037]" office:value-type="string" office:string-value="N1044">
            <text:p>N1044</text:p>
          </table:table-cell>
          <table:table-cell table:style-name="ce7" table:formula="of:=[.D1037]" office:value-type="string" office:string-value="X6520">
            <text:p>X6520</text:p>
          </table:table-cell>
          <table:table-cell table:style-name="ce7" table:formula="of:=[.F1037]" office:value-type="string" office:string-value="Y544.25">
            <text:p>Y544.25</text:p>
          </table:table-cell>
          <table:table-cell/>
          <table:table-cell table:formula="of:=[.B1037]" office:value-type="string" office:string-value="N1044">
            <text:p>N1044</text:p>
          </table:table-cell>
          <table:table-cell table:formula="of:=[.H1037]" office:value-type="string" office:string-value="X6526">
            <text:p>X6526</text:p>
          </table:table-cell>
          <table:table-cell table:formula="of:=[.F1037]" office:value-type="string" office:string-value="Y544.25">
            <text:p>Y544.25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table:formula="of:=&quot;N&quot;&amp;[.A1037]" office:value-type="string" office:string-value="N1044">
            <text:p>N1044</text:p>
          </table:table-cell>
          <table:table-cell table:formula="of:=[.C1038]-[.$J$4]" office:value-type="float" office:value="6520">
            <text:p>6520</text:p>
          </table:table-cell>
          <table:table-cell table:formula="of:= &quot;X&quot;&amp; [.C1037]" office:value-type="string" office:string-value="X6520">
            <text:p>X6520</text:p>
          </table:table-cell>
          <table:table-cell table:formula="of:=[.E1038]+[.$J$5]" office:value-type="float" office:value="544.25">
            <text:p>544.25</text:p>
          </table:table-cell>
          <table:table-cell table:formula="of:=&quot;Y&quot; &amp; [.E1037]" office:value-type="string" office:string-value="Y544.25">
            <text:p>Y544.25</text:p>
          </table:table-cell>
          <table:table-cell table:formula="of:=[.C1037] +6" office:value-type="float" office:value="6526">
            <text:p>6526</text:p>
          </table:table-cell>
          <table:table-cell table:formula="of:=&quot;X&quot;&amp; [.G1037]" office:value-type="string" office:string-value="X6526">
            <text:p>X6526</text:p>
          </table:table-cell>
          <table:table-cell table:number-columns-repeated="6"/>
          <table:table-cell table:style-name="ce7" table:formula="of:=[.B1038]" office:value-type="string" office:string-value="N1045">
            <text:p>N1045</text:p>
          </table:table-cell>
          <table:table-cell table:style-name="ce7" table:formula="of:=[.D1038]" office:value-type="string" office:string-value="X6524">
            <text:p>X6524</text:p>
          </table:table-cell>
          <table:table-cell table:style-name="ce7" table:formula="of:=[.F1038]" office:value-type="string" office:string-value="Y541.375">
            <text:p>Y541.375</text:p>
          </table:table-cell>
          <table:table-cell/>
          <table:table-cell table:formula="of:=[.B1038]" office:value-type="string" office:string-value="N1045">
            <text:p>N1045</text:p>
          </table:table-cell>
          <table:table-cell table:formula="of:=[.H1038]" office:value-type="string" office:string-value="X6530">
            <text:p>X6530</text:p>
          </table:table-cell>
          <table:table-cell table:formula="of:=[.F1038]" office:value-type="string" office:string-value="Y541.375">
            <text:p>Y541.375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table:formula="of:=&quot;N&quot;&amp;[.A1038]" office:value-type="string" office:string-value="N1045">
            <text:p>N1045</text:p>
          </table:table-cell>
          <table:table-cell table:formula="of:=[.C1039]-[.$J$4]" office:value-type="float" office:value="6524">
            <text:p>6524</text:p>
          </table:table-cell>
          <table:table-cell table:formula="of:= &quot;X&quot;&amp; [.C1038]" office:value-type="string" office:string-value="X6524">
            <text:p>X6524</text:p>
          </table:table-cell>
          <table:table-cell table:formula="of:=[.E1039]+[.$J$5]" office:value-type="float" office:value="541.375">
            <text:p>541.375</text:p>
          </table:table-cell>
          <table:table-cell table:formula="of:=&quot;Y&quot; &amp; [.E1038]" office:value-type="string" office:string-value="Y541.375">
            <text:p>Y541.375</text:p>
          </table:table-cell>
          <table:table-cell table:formula="of:=[.C1038] +6" office:value-type="float" office:value="6530">
            <text:p>6530</text:p>
          </table:table-cell>
          <table:table-cell table:formula="of:=&quot;X&quot;&amp; [.G1038]" office:value-type="string" office:string-value="X6530">
            <text:p>X6530</text:p>
          </table:table-cell>
          <table:table-cell table:number-columns-repeated="6"/>
          <table:table-cell table:style-name="ce7" table:formula="of:=[.B1039]" office:value-type="string" office:string-value="N1046">
            <text:p>N1046</text:p>
          </table:table-cell>
          <table:table-cell table:style-name="ce7" table:formula="of:=[.D1039]" office:value-type="string" office:string-value="X6528">
            <text:p>X6528</text:p>
          </table:table-cell>
          <table:table-cell table:style-name="ce7" table:formula="of:=[.F1039]" office:value-type="string" office:string-value="Y538.5">
            <text:p>Y538.5</text:p>
          </table:table-cell>
          <table:table-cell/>
          <table:table-cell table:formula="of:=[.B1039]" office:value-type="string" office:string-value="N1046">
            <text:p>N1046</text:p>
          </table:table-cell>
          <table:table-cell table:formula="of:=[.H1039]" office:value-type="string" office:string-value="X6534">
            <text:p>X6534</text:p>
          </table:table-cell>
          <table:table-cell table:formula="of:=[.F1039]" office:value-type="string" office:string-value="Y538.5">
            <text:p>Y538.5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table:formula="of:=&quot;N&quot;&amp;[.A1039]" office:value-type="string" office:string-value="N1046">
            <text:p>N1046</text:p>
          </table:table-cell>
          <table:table-cell table:formula="of:=[.C1040]-[.$J$4]" office:value-type="float" office:value="6528">
            <text:p>6528</text:p>
          </table:table-cell>
          <table:table-cell table:formula="of:= &quot;X&quot;&amp; [.C1039]" office:value-type="string" office:string-value="X6528">
            <text:p>X6528</text:p>
          </table:table-cell>
          <table:table-cell table:formula="of:=[.E1040]+[.$J$5]" office:value-type="float" office:value="538.5">
            <text:p>538.5</text:p>
          </table:table-cell>
          <table:table-cell table:formula="of:=&quot;Y&quot; &amp; [.E1039]" office:value-type="string" office:string-value="Y538.5">
            <text:p>Y538.5</text:p>
          </table:table-cell>
          <table:table-cell table:formula="of:=[.C1039] +6" office:value-type="float" office:value="6534">
            <text:p>6534</text:p>
          </table:table-cell>
          <table:table-cell table:formula="of:=&quot;X&quot;&amp; [.G1039]" office:value-type="string" office:string-value="X6534">
            <text:p>X6534</text:p>
          </table:table-cell>
          <table:table-cell table:number-columns-repeated="6"/>
          <table:table-cell table:style-name="ce7" table:formula="of:=[.B1040]" office:value-type="string" office:string-value="N1047">
            <text:p>N1047</text:p>
          </table:table-cell>
          <table:table-cell table:style-name="ce7" table:formula="of:=[.D1040]" office:value-type="string" office:string-value="X6532">
            <text:p>X6532</text:p>
          </table:table-cell>
          <table:table-cell table:style-name="ce7" table:formula="of:=[.F1040]" office:value-type="string" office:string-value="Y535.625">
            <text:p>Y535.625</text:p>
          </table:table-cell>
          <table:table-cell/>
          <table:table-cell table:formula="of:=[.B1040]" office:value-type="string" office:string-value="N1047">
            <text:p>N1047</text:p>
          </table:table-cell>
          <table:table-cell table:formula="of:=[.H1040]" office:value-type="string" office:string-value="X6538">
            <text:p>X6538</text:p>
          </table:table-cell>
          <table:table-cell table:formula="of:=[.F1040]" office:value-type="string" office:string-value="Y535.625">
            <text:p>Y535.625</text:p>
          </table:table-cell>
        </table:table-row>
        <table:table-row table:style-name="ro1">
          <table:table-cell office:value-type="float" office:value="1047">
            <text:p>1047</text:p>
          </table:table-cell>
          <table:table-cell table:formula="of:=&quot;N&quot;&amp;[.A1040]" office:value-type="string" office:string-value="N1047">
            <text:p>N1047</text:p>
          </table:table-cell>
          <table:table-cell table:formula="of:=[.C1041]-[.$J$4]" office:value-type="float" office:value="6532">
            <text:p>6532</text:p>
          </table:table-cell>
          <table:table-cell table:formula="of:= &quot;X&quot;&amp; [.C1040]" office:value-type="string" office:string-value="X6532">
            <text:p>X6532</text:p>
          </table:table-cell>
          <table:table-cell table:formula="of:=[.E1041]+[.$J$5]" office:value-type="float" office:value="535.625">
            <text:p>535.625</text:p>
          </table:table-cell>
          <table:table-cell table:formula="of:=&quot;Y&quot; &amp; [.E1040]" office:value-type="string" office:string-value="Y535.625">
            <text:p>Y535.625</text:p>
          </table:table-cell>
          <table:table-cell table:formula="of:=[.C1040] +6" office:value-type="float" office:value="6538">
            <text:p>6538</text:p>
          </table:table-cell>
          <table:table-cell table:formula="of:=&quot;X&quot;&amp; [.G1040]" office:value-type="string" office:string-value="X6538">
            <text:p>X6538</text:p>
          </table:table-cell>
          <table:table-cell table:number-columns-repeated="6"/>
          <table:table-cell table:style-name="ce7" table:formula="of:=[.B1041]" office:value-type="string" office:string-value="N1048">
            <text:p>N1048</text:p>
          </table:table-cell>
          <table:table-cell table:style-name="ce7" table:formula="of:=[.D1041]" office:value-type="string" office:string-value="X6536">
            <text:p>X6536</text:p>
          </table:table-cell>
          <table:table-cell table:style-name="ce7" table:formula="of:=[.F1041]" office:value-type="string" office:string-value="Y532.75">
            <text:p>Y532.75</text:p>
          </table:table-cell>
          <table:table-cell/>
          <table:table-cell table:formula="of:=[.B1041]" office:value-type="string" office:string-value="N1048">
            <text:p>N1048</text:p>
          </table:table-cell>
          <table:table-cell table:formula="of:=[.H1041]" office:value-type="string" office:string-value="X6542">
            <text:p>X6542</text:p>
          </table:table-cell>
          <table:table-cell table:formula="of:=[.F1041]" office:value-type="string" office:string-value="Y532.75">
            <text:p>Y532.75</text:p>
          </table:table-cell>
        </table:table-row>
        <table:table-row table:style-name="ro1">
          <table:table-cell office:value-type="float" office:value="1048">
            <text:p>1048</text:p>
          </table:table-cell>
          <table:table-cell table:formula="of:=&quot;N&quot;&amp;[.A1041]" office:value-type="string" office:string-value="N1048">
            <text:p>N1048</text:p>
          </table:table-cell>
          <table:table-cell table:formula="of:=[.C1042]-[.$J$4]" office:value-type="float" office:value="6536">
            <text:p>6536</text:p>
          </table:table-cell>
          <table:table-cell table:formula="of:= &quot;X&quot;&amp; [.C1041]" office:value-type="string" office:string-value="X6536">
            <text:p>X6536</text:p>
          </table:table-cell>
          <table:table-cell table:formula="of:=[.E1042]+[.$J$5]" office:value-type="float" office:value="532.75">
            <text:p>532.75</text:p>
          </table:table-cell>
          <table:table-cell table:formula="of:=&quot;Y&quot; &amp; [.E1041]" office:value-type="string" office:string-value="Y532.75">
            <text:p>Y532.75</text:p>
          </table:table-cell>
          <table:table-cell table:formula="of:=[.C1041] +6" office:value-type="float" office:value="6542">
            <text:p>6542</text:p>
          </table:table-cell>
          <table:table-cell table:formula="of:=&quot;X&quot;&amp; [.G1041]" office:value-type="string" office:string-value="X6542">
            <text:p>X6542</text:p>
          </table:table-cell>
          <table:table-cell table:number-columns-repeated="6"/>
          <table:table-cell table:style-name="ce7" table:formula="of:=[.B1042]" office:value-type="string" office:string-value="N1049">
            <text:p>N1049</text:p>
          </table:table-cell>
          <table:table-cell table:style-name="ce7" table:formula="of:=[.D1042]" office:value-type="string" office:string-value="X6540">
            <text:p>X6540</text:p>
          </table:table-cell>
          <table:table-cell table:style-name="ce7" table:formula="of:=[.F1042]" office:value-type="string" office:string-value="Y529.875">
            <text:p>Y529.875</text:p>
          </table:table-cell>
          <table:table-cell/>
          <table:table-cell table:formula="of:=[.B1042]" office:value-type="string" office:string-value="N1049">
            <text:p>N1049</text:p>
          </table:table-cell>
          <table:table-cell table:formula="of:=[.H1042]" office:value-type="string" office:string-value="X6546">
            <text:p>X6546</text:p>
          </table:table-cell>
          <table:table-cell table:formula="of:=[.F1042]" office:value-type="string" office:string-value="Y529.875">
            <text:p>Y529.875</text:p>
          </table:table-cell>
        </table:table-row>
        <table:table-row table:style-name="ro1">
          <table:table-cell office:value-type="float" office:value="1049">
            <text:p>1049</text:p>
          </table:table-cell>
          <table:table-cell table:formula="of:=&quot;N&quot;&amp;[.A1042]" office:value-type="string" office:string-value="N1049">
            <text:p>N1049</text:p>
          </table:table-cell>
          <table:table-cell table:formula="of:=[.C1043]-[.$J$4]" office:value-type="float" office:value="6540">
            <text:p>6540</text:p>
          </table:table-cell>
          <table:table-cell table:formula="of:= &quot;X&quot;&amp; [.C1042]" office:value-type="string" office:string-value="X6540">
            <text:p>X6540</text:p>
          </table:table-cell>
          <table:table-cell table:formula="of:=[.E1043]+[.$J$5]" office:value-type="float" office:value="529.875">
            <text:p>529.875</text:p>
          </table:table-cell>
          <table:table-cell table:formula="of:=&quot;Y&quot; &amp; [.E1042]" office:value-type="string" office:string-value="Y529.875">
            <text:p>Y529.875</text:p>
          </table:table-cell>
          <table:table-cell table:formula="of:=[.C1042] +6" office:value-type="float" office:value="6546">
            <text:p>6546</text:p>
          </table:table-cell>
          <table:table-cell table:formula="of:=&quot;X&quot;&amp; [.G1042]" office:value-type="string" office:string-value="X6546">
            <text:p>X6546</text:p>
          </table:table-cell>
          <table:table-cell table:number-columns-repeated="6"/>
          <table:table-cell table:style-name="ce7" table:formula="of:=[.B1043]" office:value-type="string" office:string-value="N1050">
            <text:p>N1050</text:p>
          </table:table-cell>
          <table:table-cell table:style-name="ce7" table:formula="of:=[.D1043]" office:value-type="string" office:string-value="X6544">
            <text:p>X6544</text:p>
          </table:table-cell>
          <table:table-cell table:style-name="ce7" table:formula="of:=[.F1043]" office:value-type="string" office:string-value="Y527">
            <text:p>Y527</text:p>
          </table:table-cell>
          <table:table-cell/>
          <table:table-cell table:formula="of:=[.B1043]" office:value-type="string" office:string-value="N1050">
            <text:p>N1050</text:p>
          </table:table-cell>
          <table:table-cell table:formula="of:=[.H1043]" office:value-type="string" office:string-value="X6550">
            <text:p>X6550</text:p>
          </table:table-cell>
          <table:table-cell table:formula="of:=[.F1043]" office:value-type="string" office:string-value="Y527">
            <text:p>Y527</text:p>
          </table:table-cell>
        </table:table-row>
        <table:table-row table:style-name="ro1">
          <table:table-cell office:value-type="float" office:value="1050">
            <text:p>1050</text:p>
          </table:table-cell>
          <table:table-cell table:formula="of:=&quot;N&quot;&amp;[.A1043]" office:value-type="string" office:string-value="N1050">
            <text:p>N1050</text:p>
          </table:table-cell>
          <table:table-cell table:formula="of:=[.C1044]-[.$J$4]" office:value-type="float" office:value="6544">
            <text:p>6544</text:p>
          </table:table-cell>
          <table:table-cell table:formula="of:= &quot;X&quot;&amp; [.C1043]" office:value-type="string" office:string-value="X6544">
            <text:p>X6544</text:p>
          </table:table-cell>
          <table:table-cell table:formula="of:=[.E1044]+[.$J$5]" office:value-type="float" office:value="527">
            <text:p>527</text:p>
          </table:table-cell>
          <table:table-cell table:formula="of:=&quot;Y&quot; &amp; [.E1043]" office:value-type="string" office:string-value="Y527">
            <text:p>Y527</text:p>
          </table:table-cell>
          <table:table-cell table:formula="of:=[.C1043] +6" office:value-type="float" office:value="6550">
            <text:p>6550</text:p>
          </table:table-cell>
          <table:table-cell table:formula="of:=&quot;X&quot;&amp; [.G1043]" office:value-type="string" office:string-value="X6550">
            <text:p>X6550</text:p>
          </table:table-cell>
          <table:table-cell table:number-columns-repeated="6"/>
          <table:table-cell table:style-name="ce7" table:formula="of:=[.B1044]" office:value-type="string" office:string-value="N1051">
            <text:p>N1051</text:p>
          </table:table-cell>
          <table:table-cell table:style-name="ce7" table:formula="of:=[.D1044]" office:value-type="string" office:string-value="X6548">
            <text:p>X6548</text:p>
          </table:table-cell>
          <table:table-cell table:style-name="ce7" table:formula="of:=[.F1044]" office:value-type="string" office:string-value="Y524.125">
            <text:p>Y524.125</text:p>
          </table:table-cell>
          <table:table-cell/>
          <table:table-cell table:formula="of:=[.B1044]" office:value-type="string" office:string-value="N1051">
            <text:p>N1051</text:p>
          </table:table-cell>
          <table:table-cell table:formula="of:=[.H1044]" office:value-type="string" office:string-value="X6554">
            <text:p>X6554</text:p>
          </table:table-cell>
          <table:table-cell table:formula="of:=[.F1044]" office:value-type="string" office:string-value="Y524.125">
            <text:p>Y524.125</text:p>
          </table:table-cell>
        </table:table-row>
        <table:table-row table:style-name="ro1">
          <table:table-cell office:value-type="float" office:value="1051">
            <text:p>1051</text:p>
          </table:table-cell>
          <table:table-cell table:formula="of:=&quot;N&quot;&amp;[.A1044]" office:value-type="string" office:string-value="N1051">
            <text:p>N1051</text:p>
          </table:table-cell>
          <table:table-cell table:formula="of:=[.C1045]-[.$J$4]" office:value-type="float" office:value="6548">
            <text:p>6548</text:p>
          </table:table-cell>
          <table:table-cell table:formula="of:= &quot;X&quot;&amp; [.C1044]" office:value-type="string" office:string-value="X6548">
            <text:p>X6548</text:p>
          </table:table-cell>
          <table:table-cell table:formula="of:=[.E1045]+[.$J$5]" office:value-type="float" office:value="524.125">
            <text:p>524.125</text:p>
          </table:table-cell>
          <table:table-cell table:formula="of:=&quot;Y&quot; &amp; [.E1044]" office:value-type="string" office:string-value="Y524.125">
            <text:p>Y524.125</text:p>
          </table:table-cell>
          <table:table-cell table:formula="of:=[.C1044] +6" office:value-type="float" office:value="6554">
            <text:p>6554</text:p>
          </table:table-cell>
          <table:table-cell table:formula="of:=&quot;X&quot;&amp; [.G1044]" office:value-type="string" office:string-value="X6554">
            <text:p>X6554</text:p>
          </table:table-cell>
          <table:table-cell table:number-columns-repeated="6"/>
          <table:table-cell table:style-name="ce7" table:formula="of:=[.B1045]" office:value-type="string" office:string-value="N1052">
            <text:p>N1052</text:p>
          </table:table-cell>
          <table:table-cell table:style-name="ce7" table:formula="of:=[.D1045]" office:value-type="string" office:string-value="X6552">
            <text:p>X6552</text:p>
          </table:table-cell>
          <table:table-cell table:style-name="ce7" table:formula="of:=[.F1045]" office:value-type="string" office:string-value="Y521.25">
            <text:p>Y521.25</text:p>
          </table:table-cell>
          <table:table-cell/>
          <table:table-cell table:formula="of:=[.B1045]" office:value-type="string" office:string-value="N1052">
            <text:p>N1052</text:p>
          </table:table-cell>
          <table:table-cell table:formula="of:=[.H1045]" office:value-type="string" office:string-value="X6558">
            <text:p>X6558</text:p>
          </table:table-cell>
          <table:table-cell table:formula="of:=[.F1045]" office:value-type="string" office:string-value="Y521.25">
            <text:p>Y521.25</text:p>
          </table:table-cell>
        </table:table-row>
        <table:table-row table:style-name="ro1">
          <table:table-cell office:value-type="float" office:value="1052">
            <text:p>1052</text:p>
          </table:table-cell>
          <table:table-cell table:formula="of:=&quot;N&quot;&amp;[.A1045]" office:value-type="string" office:string-value="N1052">
            <text:p>N1052</text:p>
          </table:table-cell>
          <table:table-cell table:formula="of:=[.C1046]-[.$J$4]" office:value-type="float" office:value="6552">
            <text:p>6552</text:p>
          </table:table-cell>
          <table:table-cell table:formula="of:= &quot;X&quot;&amp; [.C1045]" office:value-type="string" office:string-value="X6552">
            <text:p>X6552</text:p>
          </table:table-cell>
          <table:table-cell table:formula="of:=[.E1046]+[.$J$5]" office:value-type="float" office:value="521.25">
            <text:p>521.25</text:p>
          </table:table-cell>
          <table:table-cell table:formula="of:=&quot;Y&quot; &amp; [.E1045]" office:value-type="string" office:string-value="Y521.25">
            <text:p>Y521.25</text:p>
          </table:table-cell>
          <table:table-cell table:formula="of:=[.C1045] +6" office:value-type="float" office:value="6558">
            <text:p>6558</text:p>
          </table:table-cell>
          <table:table-cell table:formula="of:=&quot;X&quot;&amp; [.G1045]" office:value-type="string" office:string-value="X6558">
            <text:p>X6558</text:p>
          </table:table-cell>
          <table:table-cell table:number-columns-repeated="6"/>
          <table:table-cell table:style-name="ce7" table:formula="of:=[.B1046]" office:value-type="string" office:string-value="N1053">
            <text:p>N1053</text:p>
          </table:table-cell>
          <table:table-cell table:style-name="ce7" table:formula="of:=[.D1046]" office:value-type="string" office:string-value="X6556">
            <text:p>X6556</text:p>
          </table:table-cell>
          <table:table-cell table:style-name="ce7" table:formula="of:=[.F1046]" office:value-type="string" office:string-value="Y518.375">
            <text:p>Y518.375</text:p>
          </table:table-cell>
          <table:table-cell/>
          <table:table-cell table:formula="of:=[.B1046]" office:value-type="string" office:string-value="N1053">
            <text:p>N1053</text:p>
          </table:table-cell>
          <table:table-cell table:formula="of:=[.H1046]" office:value-type="string" office:string-value="X6562">
            <text:p>X6562</text:p>
          </table:table-cell>
          <table:table-cell table:formula="of:=[.F1046]" office:value-type="string" office:string-value="Y518.375">
            <text:p>Y518.375</text:p>
          </table:table-cell>
        </table:table-row>
        <table:table-row table:style-name="ro1">
          <table:table-cell office:value-type="float" office:value="1053">
            <text:p>1053</text:p>
          </table:table-cell>
          <table:table-cell table:formula="of:=&quot;N&quot;&amp;[.A1046]" office:value-type="string" office:string-value="N1053">
            <text:p>N1053</text:p>
          </table:table-cell>
          <table:table-cell table:formula="of:=[.C1047]-[.$J$4]" office:value-type="float" office:value="6556">
            <text:p>6556</text:p>
          </table:table-cell>
          <table:table-cell table:formula="of:= &quot;X&quot;&amp; [.C1046]" office:value-type="string" office:string-value="X6556">
            <text:p>X6556</text:p>
          </table:table-cell>
          <table:table-cell table:formula="of:=[.E1047]+[.$J$5]" office:value-type="float" office:value="518.375">
            <text:p>518.375</text:p>
          </table:table-cell>
          <table:table-cell table:formula="of:=&quot;Y&quot; &amp; [.E1046]" office:value-type="string" office:string-value="Y518.375">
            <text:p>Y518.375</text:p>
          </table:table-cell>
          <table:table-cell table:formula="of:=[.C1046] +6" office:value-type="float" office:value="6562">
            <text:p>6562</text:p>
          </table:table-cell>
          <table:table-cell table:formula="of:=&quot;X&quot;&amp; [.G1046]" office:value-type="string" office:string-value="X6562">
            <text:p>X6562</text:p>
          </table:table-cell>
          <table:table-cell table:number-columns-repeated="6"/>
          <table:table-cell table:style-name="ce7" table:formula="of:=[.B1047]" office:value-type="string" office:string-value="N1054">
            <text:p>N1054</text:p>
          </table:table-cell>
          <table:table-cell table:style-name="ce7" table:formula="of:=[.D1047]" office:value-type="string" office:string-value="X6560">
            <text:p>X6560</text:p>
          </table:table-cell>
          <table:table-cell table:style-name="ce7" table:formula="of:=[.F1047]" office:value-type="string" office:string-value="Y515.5">
            <text:p>Y515.5</text:p>
          </table:table-cell>
          <table:table-cell/>
          <table:table-cell table:formula="of:=[.B1047]" office:value-type="string" office:string-value="N1054">
            <text:p>N1054</text:p>
          </table:table-cell>
          <table:table-cell table:formula="of:=[.H1047]" office:value-type="string" office:string-value="X6566">
            <text:p>X6566</text:p>
          </table:table-cell>
          <table:table-cell table:formula="of:=[.F1047]" office:value-type="string" office:string-value="Y515.5">
            <text:p>Y515.5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table:formula="of:=&quot;N&quot;&amp;[.A1047]" office:value-type="string" office:string-value="N1054">
            <text:p>N1054</text:p>
          </table:table-cell>
          <table:table-cell table:formula="of:=[.C1048]-[.$J$4]" office:value-type="float" office:value="6560">
            <text:p>6560</text:p>
          </table:table-cell>
          <table:table-cell table:formula="of:= &quot;X&quot;&amp; [.C1047]" office:value-type="string" office:string-value="X6560">
            <text:p>X6560</text:p>
          </table:table-cell>
          <table:table-cell table:formula="of:=[.E1048]+[.$J$5]" office:value-type="float" office:value="515.5">
            <text:p>515.5</text:p>
          </table:table-cell>
          <table:table-cell table:formula="of:=&quot;Y&quot; &amp; [.E1047]" office:value-type="string" office:string-value="Y515.5">
            <text:p>Y515.5</text:p>
          </table:table-cell>
          <table:table-cell table:formula="of:=[.C1047] +6" office:value-type="float" office:value="6566">
            <text:p>6566</text:p>
          </table:table-cell>
          <table:table-cell table:formula="of:=&quot;X&quot;&amp; [.G1047]" office:value-type="string" office:string-value="X6566">
            <text:p>X6566</text:p>
          </table:table-cell>
          <table:table-cell table:number-columns-repeated="6"/>
          <table:table-cell table:style-name="ce7" table:formula="of:=[.B1048]" office:value-type="string" office:string-value="N1055">
            <text:p>N1055</text:p>
          </table:table-cell>
          <table:table-cell table:style-name="ce7" table:formula="of:=[.D1048]" office:value-type="string" office:string-value="X6564">
            <text:p>X6564</text:p>
          </table:table-cell>
          <table:table-cell table:style-name="ce7" table:formula="of:=[.F1048]" office:value-type="string" office:string-value="Y512.625">
            <text:p>Y512.625</text:p>
          </table:table-cell>
          <table:table-cell/>
          <table:table-cell table:formula="of:=[.B1048]" office:value-type="string" office:string-value="N1055">
            <text:p>N1055</text:p>
          </table:table-cell>
          <table:table-cell table:formula="of:=[.H1048]" office:value-type="string" office:string-value="X6570">
            <text:p>X6570</text:p>
          </table:table-cell>
          <table:table-cell table:formula="of:=[.F1048]" office:value-type="string" office:string-value="Y512.625">
            <text:p>Y512.625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table:formula="of:=&quot;N&quot;&amp;[.A1048]" office:value-type="string" office:string-value="N1055">
            <text:p>N1055</text:p>
          </table:table-cell>
          <table:table-cell table:formula="of:=[.C1049]-[.$J$4]" office:value-type="float" office:value="6564">
            <text:p>6564</text:p>
          </table:table-cell>
          <table:table-cell table:formula="of:= &quot;X&quot;&amp; [.C1048]" office:value-type="string" office:string-value="X6564">
            <text:p>X6564</text:p>
          </table:table-cell>
          <table:table-cell table:formula="of:=[.E1049]+[.$J$5]" office:value-type="float" office:value="512.625">
            <text:p>512.625</text:p>
          </table:table-cell>
          <table:table-cell table:formula="of:=&quot;Y&quot; &amp; [.E1048]" office:value-type="string" office:string-value="Y512.625">
            <text:p>Y512.625</text:p>
          </table:table-cell>
          <table:table-cell table:formula="of:=[.C1048] +6" office:value-type="float" office:value="6570">
            <text:p>6570</text:p>
          </table:table-cell>
          <table:table-cell table:formula="of:=&quot;X&quot;&amp; [.G1048]" office:value-type="string" office:string-value="X6570">
            <text:p>X6570</text:p>
          </table:table-cell>
          <table:table-cell table:number-columns-repeated="6"/>
          <table:table-cell table:style-name="ce7" table:formula="of:=[.B1049]" office:value-type="string" office:string-value="N1056">
            <text:p>N1056</text:p>
          </table:table-cell>
          <table:table-cell table:style-name="ce7" table:formula="of:=[.D1049]" office:value-type="string" office:string-value="X6568">
            <text:p>X6568</text:p>
          </table:table-cell>
          <table:table-cell table:style-name="ce7" table:formula="of:=[.F1049]" office:value-type="string" office:string-value="Y509.75">
            <text:p>Y509.75</text:p>
          </table:table-cell>
          <table:table-cell/>
          <table:table-cell table:formula="of:=[.B1049]" office:value-type="string" office:string-value="N1056">
            <text:p>N1056</text:p>
          </table:table-cell>
          <table:table-cell table:formula="of:=[.H1049]" office:value-type="string" office:string-value="X6574">
            <text:p>X6574</text:p>
          </table:table-cell>
          <table:table-cell table:formula="of:=[.F1049]" office:value-type="string" office:string-value="Y509.75">
            <text:p>Y509.75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table:formula="of:=&quot;N&quot;&amp;[.A1049]" office:value-type="string" office:string-value="N1056">
            <text:p>N1056</text:p>
          </table:table-cell>
          <table:table-cell table:formula="of:=[.C1050]-[.$J$4]" office:value-type="float" office:value="6568">
            <text:p>6568</text:p>
          </table:table-cell>
          <table:table-cell table:formula="of:= &quot;X&quot;&amp; [.C1049]" office:value-type="string" office:string-value="X6568">
            <text:p>X6568</text:p>
          </table:table-cell>
          <table:table-cell table:formula="of:=[.E1050]+[.$J$5]" office:value-type="float" office:value="509.75">
            <text:p>509.75</text:p>
          </table:table-cell>
          <table:table-cell table:formula="of:=&quot;Y&quot; &amp; [.E1049]" office:value-type="string" office:string-value="Y509.75">
            <text:p>Y509.75</text:p>
          </table:table-cell>
          <table:table-cell table:formula="of:=[.C1049] +6" office:value-type="float" office:value="6574">
            <text:p>6574</text:p>
          </table:table-cell>
          <table:table-cell table:formula="of:=&quot;X&quot;&amp; [.G1049]" office:value-type="string" office:string-value="X6574">
            <text:p>X6574</text:p>
          </table:table-cell>
          <table:table-cell table:number-columns-repeated="6"/>
          <table:table-cell table:style-name="ce7" table:formula="of:=[.B1050]" office:value-type="string" office:string-value="N1057">
            <text:p>N1057</text:p>
          </table:table-cell>
          <table:table-cell table:style-name="ce7" table:formula="of:=[.D1050]" office:value-type="string" office:string-value="X6572">
            <text:p>X6572</text:p>
          </table:table-cell>
          <table:table-cell table:style-name="ce7" table:formula="of:=[.F1050]" office:value-type="string" office:string-value="Y506.875">
            <text:p>Y506.875</text:p>
          </table:table-cell>
          <table:table-cell/>
          <table:table-cell table:formula="of:=[.B1050]" office:value-type="string" office:string-value="N1057">
            <text:p>N1057</text:p>
          </table:table-cell>
          <table:table-cell table:formula="of:=[.H1050]" office:value-type="string" office:string-value="X6578">
            <text:p>X6578</text:p>
          </table:table-cell>
          <table:table-cell table:formula="of:=[.F1050]" office:value-type="string" office:string-value="Y506.875">
            <text:p>Y506.875</text:p>
          </table:table-cell>
        </table:table-row>
        <table:table-row table:style-name="ro1">
          <table:table-cell office:value-type="float" office:value="1057">
            <text:p>1057</text:p>
          </table:table-cell>
          <table:table-cell table:formula="of:=&quot;N&quot;&amp;[.A1050]" office:value-type="string" office:string-value="N1057">
            <text:p>N1057</text:p>
          </table:table-cell>
          <table:table-cell table:formula="of:=[.C1051]-[.$J$4]" office:value-type="float" office:value="6572">
            <text:p>6572</text:p>
          </table:table-cell>
          <table:table-cell table:formula="of:= &quot;X&quot;&amp; [.C1050]" office:value-type="string" office:string-value="X6572">
            <text:p>X6572</text:p>
          </table:table-cell>
          <table:table-cell table:formula="of:=[.E1051]+[.$J$5]" office:value-type="float" office:value="506.875">
            <text:p>506.875</text:p>
          </table:table-cell>
          <table:table-cell table:formula="of:=&quot;Y&quot; &amp; [.E1050]" office:value-type="string" office:string-value="Y506.875">
            <text:p>Y506.875</text:p>
          </table:table-cell>
          <table:table-cell table:formula="of:=[.C1050] +6" office:value-type="float" office:value="6578">
            <text:p>6578</text:p>
          </table:table-cell>
          <table:table-cell table:formula="of:=&quot;X&quot;&amp; [.G1050]" office:value-type="string" office:string-value="X6578">
            <text:p>X6578</text:p>
          </table:table-cell>
          <table:table-cell table:number-columns-repeated="6"/>
          <table:table-cell table:style-name="ce7" table:formula="of:=[.B1051]" office:value-type="string" office:string-value="N1058">
            <text:p>N1058</text:p>
          </table:table-cell>
          <table:table-cell table:style-name="ce7" table:formula="of:=[.D1051]" office:value-type="string" office:string-value="X6576">
            <text:p>X6576</text:p>
          </table:table-cell>
          <table:table-cell table:style-name="ce7" table:formula="of:=[.F1051]" office:value-type="string" office:string-value="Y504">
            <text:p>Y504</text:p>
          </table:table-cell>
          <table:table-cell/>
          <table:table-cell table:formula="of:=[.B1051]" office:value-type="string" office:string-value="N1058">
            <text:p>N1058</text:p>
          </table:table-cell>
          <table:table-cell table:formula="of:=[.H1051]" office:value-type="string" office:string-value="X6582">
            <text:p>X6582</text:p>
          </table:table-cell>
          <table:table-cell table:formula="of:=[.F1051]" office:value-type="string" office:string-value="Y504">
            <text:p>Y504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table:formula="of:=&quot;N&quot;&amp;[.A1051]" office:value-type="string" office:string-value="N1058">
            <text:p>N1058</text:p>
          </table:table-cell>
          <table:table-cell table:formula="of:=[.C1052]-[.$J$4]" office:value-type="float" office:value="6576">
            <text:p>6576</text:p>
          </table:table-cell>
          <table:table-cell table:formula="of:= &quot;X&quot;&amp; [.C1051]" office:value-type="string" office:string-value="X6576">
            <text:p>X6576</text:p>
          </table:table-cell>
          <table:table-cell table:formula="of:=[.E1052]+[.$J$5]" office:value-type="float" office:value="504">
            <text:p>504</text:p>
          </table:table-cell>
          <table:table-cell table:formula="of:=&quot;Y&quot; &amp; [.E1051]" office:value-type="string" office:string-value="Y504">
            <text:p>Y504</text:p>
          </table:table-cell>
          <table:table-cell table:formula="of:=[.C1051] +6" office:value-type="float" office:value="6582">
            <text:p>6582</text:p>
          </table:table-cell>
          <table:table-cell table:formula="of:=&quot;X&quot;&amp; [.G1051]" office:value-type="string" office:string-value="X6582">
            <text:p>X6582</text:p>
          </table:table-cell>
          <table:table-cell table:number-columns-repeated="6"/>
          <table:table-cell table:style-name="ce7" table:formula="of:=[.B1052]" office:value-type="string" office:string-value="N1059">
            <text:p>N1059</text:p>
          </table:table-cell>
          <table:table-cell table:style-name="ce7" table:formula="of:=[.D1052]" office:value-type="string" office:string-value="X6580">
            <text:p>X6580</text:p>
          </table:table-cell>
          <table:table-cell table:style-name="ce7" table:formula="of:=[.F1052]" office:value-type="string" office:string-value="Y501.125">
            <text:p>Y501.125</text:p>
          </table:table-cell>
          <table:table-cell/>
          <table:table-cell table:formula="of:=[.B1052]" office:value-type="string" office:string-value="N1059">
            <text:p>N1059</text:p>
          </table:table-cell>
          <table:table-cell table:formula="of:=[.H1052]" office:value-type="string" office:string-value="X6586">
            <text:p>X6586</text:p>
          </table:table-cell>
          <table:table-cell table:formula="of:=[.F1052]" office:value-type="string" office:string-value="Y501.125">
            <text:p>Y501.125</text:p>
          </table:table-cell>
        </table:table-row>
        <table:table-row table:style-name="ro1">
          <table:table-cell office:value-type="float" office:value="1059">
            <text:p>1059</text:p>
          </table:table-cell>
          <table:table-cell table:formula="of:=&quot;N&quot;&amp;[.A1052]" office:value-type="string" office:string-value="N1059">
            <text:p>N1059</text:p>
          </table:table-cell>
          <table:table-cell table:formula="of:=[.C1053]-[.$J$4]" office:value-type="float" office:value="6580">
            <text:p>6580</text:p>
          </table:table-cell>
          <table:table-cell table:formula="of:= &quot;X&quot;&amp; [.C1052]" office:value-type="string" office:string-value="X6580">
            <text:p>X6580</text:p>
          </table:table-cell>
          <table:table-cell table:formula="of:=[.E1053]+[.$J$5]" office:value-type="float" office:value="501.125">
            <text:p>501.125</text:p>
          </table:table-cell>
          <table:table-cell table:formula="of:=&quot;Y&quot; &amp; [.E1052]" office:value-type="string" office:string-value="Y501.125">
            <text:p>Y501.125</text:p>
          </table:table-cell>
          <table:table-cell table:formula="of:=[.C1052] +6" office:value-type="float" office:value="6586">
            <text:p>6586</text:p>
          </table:table-cell>
          <table:table-cell table:formula="of:=&quot;X&quot;&amp; [.G1052]" office:value-type="string" office:string-value="X6586">
            <text:p>X6586</text:p>
          </table:table-cell>
          <table:table-cell table:number-columns-repeated="6"/>
          <table:table-cell table:style-name="ce7" table:formula="of:=[.B1053]" office:value-type="string" office:string-value="N1060">
            <text:p>N1060</text:p>
          </table:table-cell>
          <table:table-cell table:style-name="ce7" table:formula="of:=[.D1053]" office:value-type="string" office:string-value="X6584">
            <text:p>X6584</text:p>
          </table:table-cell>
          <table:table-cell table:style-name="ce7" table:formula="of:=[.F1053]" office:value-type="string" office:string-value="Y498.25">
            <text:p>Y498.25</text:p>
          </table:table-cell>
          <table:table-cell/>
          <table:table-cell table:formula="of:=[.B1053]" office:value-type="string" office:string-value="N1060">
            <text:p>N1060</text:p>
          </table:table-cell>
          <table:table-cell table:formula="of:=[.H1053]" office:value-type="string" office:string-value="X6590">
            <text:p>X6590</text:p>
          </table:table-cell>
          <table:table-cell table:formula="of:=[.F1053]" office:value-type="string" office:string-value="Y498.25">
            <text:p>Y498.25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table:formula="of:=&quot;N&quot;&amp;[.A1053]" office:value-type="string" office:string-value="N1060">
            <text:p>N1060</text:p>
          </table:table-cell>
          <table:table-cell table:formula="of:=[.C1054]-[.$J$4]" office:value-type="float" office:value="6584">
            <text:p>6584</text:p>
          </table:table-cell>
          <table:table-cell table:formula="of:= &quot;X&quot;&amp; [.C1053]" office:value-type="string" office:string-value="X6584">
            <text:p>X6584</text:p>
          </table:table-cell>
          <table:table-cell table:formula="of:=[.E1054]+[.$J$5]" office:value-type="float" office:value="498.25">
            <text:p>498.25</text:p>
          </table:table-cell>
          <table:table-cell table:formula="of:=&quot;Y&quot; &amp; [.E1053]" office:value-type="string" office:string-value="Y498.25">
            <text:p>Y498.25</text:p>
          </table:table-cell>
          <table:table-cell table:formula="of:=[.C1053] +6" office:value-type="float" office:value="6590">
            <text:p>6590</text:p>
          </table:table-cell>
          <table:table-cell table:formula="of:=&quot;X&quot;&amp; [.G1053]" office:value-type="string" office:string-value="X6590">
            <text:p>X6590</text:p>
          </table:table-cell>
          <table:table-cell table:number-columns-repeated="6"/>
          <table:table-cell table:style-name="ce7" table:formula="of:=[.B1054]" office:value-type="string" office:string-value="N1061">
            <text:p>N1061</text:p>
          </table:table-cell>
          <table:table-cell table:style-name="ce7" table:formula="of:=[.D1054]" office:value-type="string" office:string-value="X6588">
            <text:p>X6588</text:p>
          </table:table-cell>
          <table:table-cell table:style-name="ce7" table:formula="of:=[.F1054]" office:value-type="string" office:string-value="Y495.375">
            <text:p>Y495.375</text:p>
          </table:table-cell>
          <table:table-cell/>
          <table:table-cell table:formula="of:=[.B1054]" office:value-type="string" office:string-value="N1061">
            <text:p>N1061</text:p>
          </table:table-cell>
          <table:table-cell table:formula="of:=[.H1054]" office:value-type="string" office:string-value="X6594">
            <text:p>X6594</text:p>
          </table:table-cell>
          <table:table-cell table:formula="of:=[.F1054]" office:value-type="string" office:string-value="Y495.375">
            <text:p>Y495.375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table:formula="of:=&quot;N&quot;&amp;[.A1054]" office:value-type="string" office:string-value="N1061">
            <text:p>N1061</text:p>
          </table:table-cell>
          <table:table-cell table:formula="of:=[.C1055]-[.$J$4]" office:value-type="float" office:value="6588">
            <text:p>6588</text:p>
          </table:table-cell>
          <table:table-cell table:formula="of:= &quot;X&quot;&amp; [.C1054]" office:value-type="string" office:string-value="X6588">
            <text:p>X6588</text:p>
          </table:table-cell>
          <table:table-cell table:formula="of:=[.E1055]+[.$J$5]" office:value-type="float" office:value="495.375">
            <text:p>495.375</text:p>
          </table:table-cell>
          <table:table-cell table:formula="of:=&quot;Y&quot; &amp; [.E1054]" office:value-type="string" office:string-value="Y495.375">
            <text:p>Y495.375</text:p>
          </table:table-cell>
          <table:table-cell table:formula="of:=[.C1054] +6" office:value-type="float" office:value="6594">
            <text:p>6594</text:p>
          </table:table-cell>
          <table:table-cell table:formula="of:=&quot;X&quot;&amp; [.G1054]" office:value-type="string" office:string-value="X6594">
            <text:p>X6594</text:p>
          </table:table-cell>
          <table:table-cell table:number-columns-repeated="6"/>
          <table:table-cell table:style-name="ce7" table:formula="of:=[.B1055]" office:value-type="string" office:string-value="N1062">
            <text:p>N1062</text:p>
          </table:table-cell>
          <table:table-cell table:style-name="ce7" table:formula="of:=[.D1055]" office:value-type="string" office:string-value="X6592">
            <text:p>X6592</text:p>
          </table:table-cell>
          <table:table-cell table:style-name="ce7" table:formula="of:=[.F1055]" office:value-type="string" office:string-value="Y492.5">
            <text:p>Y492.5</text:p>
          </table:table-cell>
          <table:table-cell/>
          <table:table-cell table:formula="of:=[.B1055]" office:value-type="string" office:string-value="N1062">
            <text:p>N1062</text:p>
          </table:table-cell>
          <table:table-cell table:formula="of:=[.H1055]" office:value-type="string" office:string-value="X6598">
            <text:p>X6598</text:p>
          </table:table-cell>
          <table:table-cell table:formula="of:=[.F1055]" office:value-type="string" office:string-value="Y492.5">
            <text:p>Y492.5</text:p>
          </table:table-cell>
        </table:table-row>
        <table:table-row table:style-name="ro1">
          <table:table-cell office:value-type="float" office:value="1062">
            <text:p>1062</text:p>
          </table:table-cell>
          <table:table-cell table:formula="of:=&quot;N&quot;&amp;[.A1055]" office:value-type="string" office:string-value="N1062">
            <text:p>N1062</text:p>
          </table:table-cell>
          <table:table-cell table:formula="of:=[.C1056]-[.$J$4]" office:value-type="float" office:value="6592">
            <text:p>6592</text:p>
          </table:table-cell>
          <table:table-cell table:formula="of:= &quot;X&quot;&amp; [.C1055]" office:value-type="string" office:string-value="X6592">
            <text:p>X6592</text:p>
          </table:table-cell>
          <table:table-cell table:formula="of:=[.E1056]+[.$J$5]" office:value-type="float" office:value="492.5">
            <text:p>492.5</text:p>
          </table:table-cell>
          <table:table-cell table:formula="of:=&quot;Y&quot; &amp; [.E1055]" office:value-type="string" office:string-value="Y492.5">
            <text:p>Y492.5</text:p>
          </table:table-cell>
          <table:table-cell table:formula="of:=[.C1055] +6" office:value-type="float" office:value="6598">
            <text:p>6598</text:p>
          </table:table-cell>
          <table:table-cell table:formula="of:=&quot;X&quot;&amp; [.G1055]" office:value-type="string" office:string-value="X6598">
            <text:p>X6598</text:p>
          </table:table-cell>
          <table:table-cell table:number-columns-repeated="6"/>
          <table:table-cell table:style-name="ce7" table:formula="of:=[.B1056]" office:value-type="string" office:string-value="N1063">
            <text:p>N1063</text:p>
          </table:table-cell>
          <table:table-cell table:style-name="ce7" table:formula="of:=[.D1056]" office:value-type="string" office:string-value="X6596">
            <text:p>X6596</text:p>
          </table:table-cell>
          <table:table-cell table:style-name="ce7" table:formula="of:=[.F1056]" office:value-type="string" office:string-value="Y489.625">
            <text:p>Y489.625</text:p>
          </table:table-cell>
          <table:table-cell/>
          <table:table-cell table:formula="of:=[.B1056]" office:value-type="string" office:string-value="N1063">
            <text:p>N1063</text:p>
          </table:table-cell>
          <table:table-cell table:formula="of:=[.H1056]" office:value-type="string" office:string-value="X6602">
            <text:p>X6602</text:p>
          </table:table-cell>
          <table:table-cell table:formula="of:=[.F1056]" office:value-type="string" office:string-value="Y489.625">
            <text:p>Y489.625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table:formula="of:=&quot;N&quot;&amp;[.A1056]" office:value-type="string" office:string-value="N1063">
            <text:p>N1063</text:p>
          </table:table-cell>
          <table:table-cell table:formula="of:=[.C1057]-[.$J$4]" office:value-type="float" office:value="6596">
            <text:p>6596</text:p>
          </table:table-cell>
          <table:table-cell table:formula="of:= &quot;X&quot;&amp; [.C1056]" office:value-type="string" office:string-value="X6596">
            <text:p>X6596</text:p>
          </table:table-cell>
          <table:table-cell table:formula="of:=[.E1057]+[.$J$5]" office:value-type="float" office:value="489.625">
            <text:p>489.625</text:p>
          </table:table-cell>
          <table:table-cell table:formula="of:=&quot;Y&quot; &amp; [.E1056]" office:value-type="string" office:string-value="Y489.625">
            <text:p>Y489.625</text:p>
          </table:table-cell>
          <table:table-cell table:formula="of:=[.C1056] +6" office:value-type="float" office:value="6602">
            <text:p>6602</text:p>
          </table:table-cell>
          <table:table-cell table:formula="of:=&quot;X&quot;&amp; [.G1056]" office:value-type="string" office:string-value="X6602">
            <text:p>X6602</text:p>
          </table:table-cell>
          <table:table-cell table:number-columns-repeated="6"/>
          <table:table-cell table:style-name="ce7" table:formula="of:=[.B1057]" office:value-type="string" office:string-value="N1064">
            <text:p>N1064</text:p>
          </table:table-cell>
          <table:table-cell table:style-name="ce7" table:formula="of:=[.D1057]" office:value-type="string" office:string-value="X6600">
            <text:p>X6600</text:p>
          </table:table-cell>
          <table:table-cell table:style-name="ce7" table:formula="of:=[.F1057]" office:value-type="string" office:string-value="Y486.75">
            <text:p>Y486.75</text:p>
          </table:table-cell>
          <table:table-cell/>
          <table:table-cell table:formula="of:=[.B1057]" office:value-type="string" office:string-value="N1064">
            <text:p>N1064</text:p>
          </table:table-cell>
          <table:table-cell table:formula="of:=[.H1057]" office:value-type="string" office:string-value="X6606">
            <text:p>X6606</text:p>
          </table:table-cell>
          <table:table-cell table:formula="of:=[.F1057]" office:value-type="string" office:string-value="Y486.75">
            <text:p>Y486.75</text:p>
          </table:table-cell>
        </table:table-row>
        <table:table-row table:style-name="ro1">
          <table:table-cell office:value-type="float" office:value="1064">
            <text:p>1064</text:p>
          </table:table-cell>
          <table:table-cell table:formula="of:=&quot;N&quot;&amp;[.A1057]" office:value-type="string" office:string-value="N1064">
            <text:p>N1064</text:p>
          </table:table-cell>
          <table:table-cell table:formula="of:=[.C1058]-[.$J$4]" office:value-type="float" office:value="6600">
            <text:p>6600</text:p>
          </table:table-cell>
          <table:table-cell table:formula="of:= &quot;X&quot;&amp; [.C1057]" office:value-type="string" office:string-value="X6600">
            <text:p>X6600</text:p>
          </table:table-cell>
          <table:table-cell table:formula="of:=[.E1058]+[.$J$5]" office:value-type="float" office:value="486.75">
            <text:p>486.75</text:p>
          </table:table-cell>
          <table:table-cell table:formula="of:=&quot;Y&quot; &amp; [.E1057]" office:value-type="string" office:string-value="Y486.75">
            <text:p>Y486.75</text:p>
          </table:table-cell>
          <table:table-cell table:formula="of:=[.C1057] +6" office:value-type="float" office:value="6606">
            <text:p>6606</text:p>
          </table:table-cell>
          <table:table-cell table:formula="of:=&quot;X&quot;&amp; [.G1057]" office:value-type="string" office:string-value="X6606">
            <text:p>X6606</text:p>
          </table:table-cell>
          <table:table-cell table:number-columns-repeated="6"/>
          <table:table-cell table:style-name="ce7" table:formula="of:=[.B1058]" office:value-type="string" office:string-value="N1065">
            <text:p>N1065</text:p>
          </table:table-cell>
          <table:table-cell table:style-name="ce7" table:formula="of:=[.D1058]" office:value-type="string" office:string-value="X6604">
            <text:p>X6604</text:p>
          </table:table-cell>
          <table:table-cell table:style-name="ce7" table:formula="of:=[.F1058]" office:value-type="string" office:string-value="Y483.875">
            <text:p>Y483.875</text:p>
          </table:table-cell>
          <table:table-cell/>
          <table:table-cell table:formula="of:=[.B1058]" office:value-type="string" office:string-value="N1065">
            <text:p>N1065</text:p>
          </table:table-cell>
          <table:table-cell table:formula="of:=[.H1058]" office:value-type="string" office:string-value="X6610">
            <text:p>X6610</text:p>
          </table:table-cell>
          <table:table-cell table:formula="of:=[.F1058]" office:value-type="string" office:string-value="Y483.875">
            <text:p>Y483.875</text:p>
          </table:table-cell>
        </table:table-row>
        <table:table-row table:style-name="ro1">
          <table:table-cell office:value-type="float" office:value="1065">
            <text:p>1065</text:p>
          </table:table-cell>
          <table:table-cell table:formula="of:=&quot;N&quot;&amp;[.A1058]" office:value-type="string" office:string-value="N1065">
            <text:p>N1065</text:p>
          </table:table-cell>
          <table:table-cell table:formula="of:=[.C1059]-[.$J$4]" office:value-type="float" office:value="6604">
            <text:p>6604</text:p>
          </table:table-cell>
          <table:table-cell table:formula="of:= &quot;X&quot;&amp; [.C1058]" office:value-type="string" office:string-value="X6604">
            <text:p>X6604</text:p>
          </table:table-cell>
          <table:table-cell table:formula="of:=[.E1059]+[.$J$5]" office:value-type="float" office:value="483.875">
            <text:p>483.875</text:p>
          </table:table-cell>
          <table:table-cell table:formula="of:=&quot;Y&quot; &amp; [.E1058]" office:value-type="string" office:string-value="Y483.875">
            <text:p>Y483.875</text:p>
          </table:table-cell>
          <table:table-cell table:formula="of:=[.C1058] +6" office:value-type="float" office:value="6610">
            <text:p>6610</text:p>
          </table:table-cell>
          <table:table-cell table:formula="of:=&quot;X&quot;&amp; [.G1058]" office:value-type="string" office:string-value="X6610">
            <text:p>X6610</text:p>
          </table:table-cell>
          <table:table-cell table:number-columns-repeated="6"/>
          <table:table-cell table:style-name="ce7" table:formula="of:=[.B1059]" office:value-type="string" office:string-value="N1066">
            <text:p>N1066</text:p>
          </table:table-cell>
          <table:table-cell table:style-name="ce7" table:formula="of:=[.D1059]" office:value-type="string" office:string-value="X6608">
            <text:p>X6608</text:p>
          </table:table-cell>
          <table:table-cell table:style-name="ce7" table:formula="of:=[.F1059]" office:value-type="string" office:string-value="Y481">
            <text:p>Y481</text:p>
          </table:table-cell>
          <table:table-cell/>
          <table:table-cell table:formula="of:=[.B1059]" office:value-type="string" office:string-value="N1066">
            <text:p>N1066</text:p>
          </table:table-cell>
          <table:table-cell table:formula="of:=[.H1059]" office:value-type="string" office:string-value="X6614">
            <text:p>X6614</text:p>
          </table:table-cell>
          <table:table-cell table:formula="of:=[.F1059]" office:value-type="string" office:string-value="Y481">
            <text:p>Y481</text:p>
          </table:table-cell>
        </table:table-row>
        <table:table-row table:style-name="ro1">
          <table:table-cell office:value-type="float" office:value="1066">
            <text:p>1066</text:p>
          </table:table-cell>
          <table:table-cell table:formula="of:=&quot;N&quot;&amp;[.A1059]" office:value-type="string" office:string-value="N1066">
            <text:p>N1066</text:p>
          </table:table-cell>
          <table:table-cell table:formula="of:=[.C1060]-[.$J$4]" office:value-type="float" office:value="6608">
            <text:p>6608</text:p>
          </table:table-cell>
          <table:table-cell table:formula="of:= &quot;X&quot;&amp; [.C1059]" office:value-type="string" office:string-value="X6608">
            <text:p>X6608</text:p>
          </table:table-cell>
          <table:table-cell table:formula="of:=[.E1060]+[.$J$5]" office:value-type="float" office:value="481">
            <text:p>481</text:p>
          </table:table-cell>
          <table:table-cell table:formula="of:=&quot;Y&quot; &amp; [.E1059]" office:value-type="string" office:string-value="Y481">
            <text:p>Y481</text:p>
          </table:table-cell>
          <table:table-cell table:formula="of:=[.C1059] +6" office:value-type="float" office:value="6614">
            <text:p>6614</text:p>
          </table:table-cell>
          <table:table-cell table:formula="of:=&quot;X&quot;&amp; [.G1059]" office:value-type="string" office:string-value="X6614">
            <text:p>X6614</text:p>
          </table:table-cell>
          <table:table-cell table:number-columns-repeated="6"/>
          <table:table-cell table:style-name="ce7" table:formula="of:=[.B1060]" office:value-type="string" office:string-value="N1067">
            <text:p>N1067</text:p>
          </table:table-cell>
          <table:table-cell table:style-name="ce7" table:formula="of:=[.D1060]" office:value-type="string" office:string-value="X6612">
            <text:p>X6612</text:p>
          </table:table-cell>
          <table:table-cell table:style-name="ce7" table:formula="of:=[.F1060]" office:value-type="string" office:string-value="Y478.125">
            <text:p>Y478.125</text:p>
          </table:table-cell>
          <table:table-cell/>
          <table:table-cell table:formula="of:=[.B1060]" office:value-type="string" office:string-value="N1067">
            <text:p>N1067</text:p>
          </table:table-cell>
          <table:table-cell table:formula="of:=[.H1060]" office:value-type="string" office:string-value="X6618">
            <text:p>X6618</text:p>
          </table:table-cell>
          <table:table-cell table:formula="of:=[.F1060]" office:value-type="string" office:string-value="Y478.125">
            <text:p>Y478.125</text:p>
          </table:table-cell>
        </table:table-row>
        <table:table-row table:style-name="ro1">
          <table:table-cell office:value-type="float" office:value="1067">
            <text:p>1067</text:p>
          </table:table-cell>
          <table:table-cell table:formula="of:=&quot;N&quot;&amp;[.A1060]" office:value-type="string" office:string-value="N1067">
            <text:p>N1067</text:p>
          </table:table-cell>
          <table:table-cell table:formula="of:=[.C1061]-[.$J$4]" office:value-type="float" office:value="6612">
            <text:p>6612</text:p>
          </table:table-cell>
          <table:table-cell table:formula="of:= &quot;X&quot;&amp; [.C1060]" office:value-type="string" office:string-value="X6612">
            <text:p>X6612</text:p>
          </table:table-cell>
          <table:table-cell table:formula="of:=[.E1061]+[.$J$5]" office:value-type="float" office:value="478.125">
            <text:p>478.125</text:p>
          </table:table-cell>
          <table:table-cell table:formula="of:=&quot;Y&quot; &amp; [.E1060]" office:value-type="string" office:string-value="Y478.125">
            <text:p>Y478.125</text:p>
          </table:table-cell>
          <table:table-cell table:formula="of:=[.C1060] +6" office:value-type="float" office:value="6618">
            <text:p>6618</text:p>
          </table:table-cell>
          <table:table-cell table:formula="of:=&quot;X&quot;&amp; [.G1060]" office:value-type="string" office:string-value="X6618">
            <text:p>X6618</text:p>
          </table:table-cell>
          <table:table-cell table:number-columns-repeated="6"/>
          <table:table-cell table:style-name="ce7" table:formula="of:=[.B1061]" office:value-type="string" office:string-value="N1068">
            <text:p>N1068</text:p>
          </table:table-cell>
          <table:table-cell table:style-name="ce7" table:formula="of:=[.D1061]" office:value-type="string" office:string-value="X6616">
            <text:p>X6616</text:p>
          </table:table-cell>
          <table:table-cell table:style-name="ce7" table:formula="of:=[.F1061]" office:value-type="string" office:string-value="Y475.25">
            <text:p>Y475.25</text:p>
          </table:table-cell>
          <table:table-cell/>
          <table:table-cell table:formula="of:=[.B1061]" office:value-type="string" office:string-value="N1068">
            <text:p>N1068</text:p>
          </table:table-cell>
          <table:table-cell table:formula="of:=[.H1061]" office:value-type="string" office:string-value="X6622">
            <text:p>X6622</text:p>
          </table:table-cell>
          <table:table-cell table:formula="of:=[.F1061]" office:value-type="string" office:string-value="Y475.25">
            <text:p>Y475.25</text:p>
          </table:table-cell>
        </table:table-row>
        <table:table-row table:style-name="ro1">
          <table:table-cell office:value-type="float" office:value="1068">
            <text:p>1068</text:p>
          </table:table-cell>
          <table:table-cell table:formula="of:=&quot;N&quot;&amp;[.A1061]" office:value-type="string" office:string-value="N1068">
            <text:p>N1068</text:p>
          </table:table-cell>
          <table:table-cell table:formula="of:=[.C1062]-[.$J$4]" office:value-type="float" office:value="6616">
            <text:p>6616</text:p>
          </table:table-cell>
          <table:table-cell table:formula="of:= &quot;X&quot;&amp; [.C1061]" office:value-type="string" office:string-value="X6616">
            <text:p>X6616</text:p>
          </table:table-cell>
          <table:table-cell table:formula="of:=[.E1062]+[.$J$5]" office:value-type="float" office:value="475.25">
            <text:p>475.25</text:p>
          </table:table-cell>
          <table:table-cell table:formula="of:=&quot;Y&quot; &amp; [.E1061]" office:value-type="string" office:string-value="Y475.25">
            <text:p>Y475.25</text:p>
          </table:table-cell>
          <table:table-cell table:formula="of:=[.C1061] +6" office:value-type="float" office:value="6622">
            <text:p>6622</text:p>
          </table:table-cell>
          <table:table-cell table:formula="of:=&quot;X&quot;&amp; [.G1061]" office:value-type="string" office:string-value="X6622">
            <text:p>X6622</text:p>
          </table:table-cell>
          <table:table-cell table:number-columns-repeated="6"/>
          <table:table-cell table:style-name="ce7" table:formula="of:=[.B1062]" office:value-type="string" office:string-value="N1069">
            <text:p>N1069</text:p>
          </table:table-cell>
          <table:table-cell table:style-name="ce7" table:formula="of:=[.D1062]" office:value-type="string" office:string-value="X6620">
            <text:p>X6620</text:p>
          </table:table-cell>
          <table:table-cell table:style-name="ce7" table:formula="of:=[.F1062]" office:value-type="string" office:string-value="Y472.375">
            <text:p>Y472.375</text:p>
          </table:table-cell>
          <table:table-cell/>
          <table:table-cell table:formula="of:=[.B1062]" office:value-type="string" office:string-value="N1069">
            <text:p>N1069</text:p>
          </table:table-cell>
          <table:table-cell table:formula="of:=[.H1062]" office:value-type="string" office:string-value="X6626">
            <text:p>X6626</text:p>
          </table:table-cell>
          <table:table-cell table:formula="of:=[.F1062]" office:value-type="string" office:string-value="Y472.375">
            <text:p>Y472.375</text:p>
          </table:table-cell>
        </table:table-row>
        <table:table-row table:style-name="ro1">
          <table:table-cell office:value-type="float" office:value="1069">
            <text:p>1069</text:p>
          </table:table-cell>
          <table:table-cell table:formula="of:=&quot;N&quot;&amp;[.A1062]" office:value-type="string" office:string-value="N1069">
            <text:p>N1069</text:p>
          </table:table-cell>
          <table:table-cell table:formula="of:=[.C1063]-[.$J$4]" office:value-type="float" office:value="6620">
            <text:p>6620</text:p>
          </table:table-cell>
          <table:table-cell table:formula="of:= &quot;X&quot;&amp; [.C1062]" office:value-type="string" office:string-value="X6620">
            <text:p>X6620</text:p>
          </table:table-cell>
          <table:table-cell table:formula="of:=[.E1063]+[.$J$5]" office:value-type="float" office:value="472.375">
            <text:p>472.375</text:p>
          </table:table-cell>
          <table:table-cell table:formula="of:=&quot;Y&quot; &amp; [.E1062]" office:value-type="string" office:string-value="Y472.375">
            <text:p>Y472.375</text:p>
          </table:table-cell>
          <table:table-cell table:formula="of:=[.C1062] +6" office:value-type="float" office:value="6626">
            <text:p>6626</text:p>
          </table:table-cell>
          <table:table-cell table:formula="of:=&quot;X&quot;&amp; [.G1062]" office:value-type="string" office:string-value="X6626">
            <text:p>X6626</text:p>
          </table:table-cell>
          <table:table-cell table:number-columns-repeated="6"/>
          <table:table-cell table:style-name="ce7" table:formula="of:=[.B1063]" office:value-type="string" office:string-value="N1070">
            <text:p>N1070</text:p>
          </table:table-cell>
          <table:table-cell table:style-name="ce7" table:formula="of:=[.D1063]" office:value-type="string" office:string-value="X6624">
            <text:p>X6624</text:p>
          </table:table-cell>
          <table:table-cell table:style-name="ce7" table:formula="of:=[.F1063]" office:value-type="string" office:string-value="Y469.5">
            <text:p>Y469.5</text:p>
          </table:table-cell>
          <table:table-cell/>
          <table:table-cell table:formula="of:=[.B1063]" office:value-type="string" office:string-value="N1070">
            <text:p>N1070</text:p>
          </table:table-cell>
          <table:table-cell table:formula="of:=[.H1063]" office:value-type="string" office:string-value="X6630">
            <text:p>X6630</text:p>
          </table:table-cell>
          <table:table-cell table:formula="of:=[.F1063]" office:value-type="string" office:string-value="Y469.5">
            <text:p>Y469.5</text:p>
          </table:table-cell>
        </table:table-row>
        <table:table-row table:style-name="ro1">
          <table:table-cell office:value-type="float" office:value="1070">
            <text:p>1070</text:p>
          </table:table-cell>
          <table:table-cell table:formula="of:=&quot;N&quot;&amp;[.A1063]" office:value-type="string" office:string-value="N1070">
            <text:p>N1070</text:p>
          </table:table-cell>
          <table:table-cell table:formula="of:=[.C1064]-[.$J$4]" office:value-type="float" office:value="6624">
            <text:p>6624</text:p>
          </table:table-cell>
          <table:table-cell table:formula="of:= &quot;X&quot;&amp; [.C1063]" office:value-type="string" office:string-value="X6624">
            <text:p>X6624</text:p>
          </table:table-cell>
          <table:table-cell table:formula="of:=[.E1064]+[.$J$5]" office:value-type="float" office:value="469.5">
            <text:p>469.5</text:p>
          </table:table-cell>
          <table:table-cell table:formula="of:=&quot;Y&quot; &amp; [.E1063]" office:value-type="string" office:string-value="Y469.5">
            <text:p>Y469.5</text:p>
          </table:table-cell>
          <table:table-cell table:formula="of:=[.C1063] +6" office:value-type="float" office:value="6630">
            <text:p>6630</text:p>
          </table:table-cell>
          <table:table-cell table:formula="of:=&quot;X&quot;&amp; [.G1063]" office:value-type="string" office:string-value="X6630">
            <text:p>X6630</text:p>
          </table:table-cell>
          <table:table-cell table:number-columns-repeated="6"/>
          <table:table-cell table:style-name="ce7" table:formula="of:=[.B1064]" office:value-type="string" office:string-value="N1071">
            <text:p>N1071</text:p>
          </table:table-cell>
          <table:table-cell table:style-name="ce7" table:formula="of:=[.D1064]" office:value-type="string" office:string-value="X6628">
            <text:p>X6628</text:p>
          </table:table-cell>
          <table:table-cell table:style-name="ce7" table:formula="of:=[.F1064]" office:value-type="string" office:string-value="Y466.625">
            <text:p>Y466.625</text:p>
          </table:table-cell>
          <table:table-cell/>
          <table:table-cell table:formula="of:=[.B1064]" office:value-type="string" office:string-value="N1071">
            <text:p>N1071</text:p>
          </table:table-cell>
          <table:table-cell table:formula="of:=[.H1064]" office:value-type="string" office:string-value="X6634">
            <text:p>X6634</text:p>
          </table:table-cell>
          <table:table-cell table:formula="of:=[.F1064]" office:value-type="string" office:string-value="Y466.625">
            <text:p>Y466.625</text:p>
          </table:table-cell>
        </table:table-row>
        <table:table-row table:style-name="ro1">
          <table:table-cell office:value-type="float" office:value="1071">
            <text:p>1071</text:p>
          </table:table-cell>
          <table:table-cell table:formula="of:=&quot;N&quot;&amp;[.A1064]" office:value-type="string" office:string-value="N1071">
            <text:p>N1071</text:p>
          </table:table-cell>
          <table:table-cell table:formula="of:=[.C1065]-[.$J$4]" office:value-type="float" office:value="6628">
            <text:p>6628</text:p>
          </table:table-cell>
          <table:table-cell table:formula="of:= &quot;X&quot;&amp; [.C1064]" office:value-type="string" office:string-value="X6628">
            <text:p>X6628</text:p>
          </table:table-cell>
          <table:table-cell table:formula="of:=[.E1065]+[.$J$5]" office:value-type="float" office:value="466.625">
            <text:p>466.625</text:p>
          </table:table-cell>
          <table:table-cell table:formula="of:=&quot;Y&quot; &amp; [.E1064]" office:value-type="string" office:string-value="Y466.625">
            <text:p>Y466.625</text:p>
          </table:table-cell>
          <table:table-cell table:formula="of:=[.C1064] +6" office:value-type="float" office:value="6634">
            <text:p>6634</text:p>
          </table:table-cell>
          <table:table-cell table:formula="of:=&quot;X&quot;&amp; [.G1064]" office:value-type="string" office:string-value="X6634">
            <text:p>X6634</text:p>
          </table:table-cell>
          <table:table-cell table:number-columns-repeated="6"/>
          <table:table-cell table:style-name="ce7" table:formula="of:=[.B1065]" office:value-type="string" office:string-value="N1072">
            <text:p>N1072</text:p>
          </table:table-cell>
          <table:table-cell table:style-name="ce7" table:formula="of:=[.D1065]" office:value-type="string" office:string-value="X6632">
            <text:p>X6632</text:p>
          </table:table-cell>
          <table:table-cell table:style-name="ce7" table:formula="of:=[.F1065]" office:value-type="string" office:string-value="Y463.75">
            <text:p>Y463.75</text:p>
          </table:table-cell>
          <table:table-cell/>
          <table:table-cell table:formula="of:=[.B1065]" office:value-type="string" office:string-value="N1072">
            <text:p>N1072</text:p>
          </table:table-cell>
          <table:table-cell table:formula="of:=[.H1065]" office:value-type="string" office:string-value="X6638">
            <text:p>X6638</text:p>
          </table:table-cell>
          <table:table-cell table:formula="of:=[.F1065]" office:value-type="string" office:string-value="Y463.75">
            <text:p>Y463.75</text:p>
          </table:table-cell>
        </table:table-row>
        <table:table-row table:style-name="ro1">
          <table:table-cell office:value-type="float" office:value="1072">
            <text:p>1072</text:p>
          </table:table-cell>
          <table:table-cell table:formula="of:=&quot;N&quot;&amp;[.A1065]" office:value-type="string" office:string-value="N1072">
            <text:p>N1072</text:p>
          </table:table-cell>
          <table:table-cell table:formula="of:=[.C1066]-[.$J$4]" office:value-type="float" office:value="6632">
            <text:p>6632</text:p>
          </table:table-cell>
          <table:table-cell table:formula="of:= &quot;X&quot;&amp; [.C1065]" office:value-type="string" office:string-value="X6632">
            <text:p>X6632</text:p>
          </table:table-cell>
          <table:table-cell table:formula="of:=[.E1066]+[.$J$5]" office:value-type="float" office:value="463.75">
            <text:p>463.75</text:p>
          </table:table-cell>
          <table:table-cell table:formula="of:=&quot;Y&quot; &amp; [.E1065]" office:value-type="string" office:string-value="Y463.75">
            <text:p>Y463.75</text:p>
          </table:table-cell>
          <table:table-cell table:formula="of:=[.C1065] +6" office:value-type="float" office:value="6638">
            <text:p>6638</text:p>
          </table:table-cell>
          <table:table-cell table:formula="of:=&quot;X&quot;&amp; [.G1065]" office:value-type="string" office:string-value="X6638">
            <text:p>X6638</text:p>
          </table:table-cell>
          <table:table-cell table:number-columns-repeated="6"/>
          <table:table-cell table:style-name="ce7" table:formula="of:=[.B1066]" office:value-type="string" office:string-value="N1073">
            <text:p>N1073</text:p>
          </table:table-cell>
          <table:table-cell table:style-name="ce7" table:formula="of:=[.D1066]" office:value-type="string" office:string-value="X6636">
            <text:p>X6636</text:p>
          </table:table-cell>
          <table:table-cell table:style-name="ce7" table:formula="of:=[.F1066]" office:value-type="string" office:string-value="Y460.875">
            <text:p>Y460.875</text:p>
          </table:table-cell>
          <table:table-cell/>
          <table:table-cell table:formula="of:=[.B1066]" office:value-type="string" office:string-value="N1073">
            <text:p>N1073</text:p>
          </table:table-cell>
          <table:table-cell table:formula="of:=[.H1066]" office:value-type="string" office:string-value="X6642">
            <text:p>X6642</text:p>
          </table:table-cell>
          <table:table-cell table:formula="of:=[.F1066]" office:value-type="string" office:string-value="Y460.875">
            <text:p>Y460.875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table:formula="of:=&quot;N&quot;&amp;[.A1066]" office:value-type="string" office:string-value="N1073">
            <text:p>N1073</text:p>
          </table:table-cell>
          <table:table-cell table:formula="of:=[.C1067]-[.$J$4]" office:value-type="float" office:value="6636">
            <text:p>6636</text:p>
          </table:table-cell>
          <table:table-cell table:formula="of:= &quot;X&quot;&amp; [.C1066]" office:value-type="string" office:string-value="X6636">
            <text:p>X6636</text:p>
          </table:table-cell>
          <table:table-cell table:formula="of:=[.E1067]+[.$J$5]" office:value-type="float" office:value="460.875">
            <text:p>460.875</text:p>
          </table:table-cell>
          <table:table-cell table:formula="of:=&quot;Y&quot; &amp; [.E1066]" office:value-type="string" office:string-value="Y460.875">
            <text:p>Y460.875</text:p>
          </table:table-cell>
          <table:table-cell table:formula="of:=[.C1066] +6" office:value-type="float" office:value="6642">
            <text:p>6642</text:p>
          </table:table-cell>
          <table:table-cell table:formula="of:=&quot;X&quot;&amp; [.G1066]" office:value-type="string" office:string-value="X6642">
            <text:p>X6642</text:p>
          </table:table-cell>
          <table:table-cell table:number-columns-repeated="6"/>
          <table:table-cell table:style-name="ce7" table:formula="of:=[.B1067]" office:value-type="string" office:string-value="N1074">
            <text:p>N1074</text:p>
          </table:table-cell>
          <table:table-cell table:style-name="ce7" table:formula="of:=[.D1067]" office:value-type="string" office:string-value="X6640">
            <text:p>X6640</text:p>
          </table:table-cell>
          <table:table-cell table:style-name="ce7" table:formula="of:=[.F1067]" office:value-type="string" office:string-value="Y458">
            <text:p>Y458</text:p>
          </table:table-cell>
          <table:table-cell/>
          <table:table-cell table:formula="of:=[.B1067]" office:value-type="string" office:string-value="N1074">
            <text:p>N1074</text:p>
          </table:table-cell>
          <table:table-cell table:formula="of:=[.H1067]" office:value-type="string" office:string-value="X6646">
            <text:p>X6646</text:p>
          </table:table-cell>
          <table:table-cell table:formula="of:=[.F1067]" office:value-type="string" office:string-value="Y458">
            <text:p>Y458</text:p>
          </table:table-cell>
        </table:table-row>
        <table:table-row table:style-name="ro1">
          <table:table-cell office:value-type="float" office:value="1074">
            <text:p>1074</text:p>
          </table:table-cell>
          <table:table-cell table:formula="of:=&quot;N&quot;&amp;[.A1067]" office:value-type="string" office:string-value="N1074">
            <text:p>N1074</text:p>
          </table:table-cell>
          <table:table-cell table:formula="of:=[.C1068]-[.$J$4]" office:value-type="float" office:value="6640">
            <text:p>6640</text:p>
          </table:table-cell>
          <table:table-cell table:formula="of:= &quot;X&quot;&amp; [.C1067]" office:value-type="string" office:string-value="X6640">
            <text:p>X6640</text:p>
          </table:table-cell>
          <table:table-cell table:formula="of:=[.E1068]+[.$J$5]" office:value-type="float" office:value="458">
            <text:p>458</text:p>
          </table:table-cell>
          <table:table-cell table:formula="of:=&quot;Y&quot; &amp; [.E1067]" office:value-type="string" office:string-value="Y458">
            <text:p>Y458</text:p>
          </table:table-cell>
          <table:table-cell table:formula="of:=[.C1067] +6" office:value-type="float" office:value="6646">
            <text:p>6646</text:p>
          </table:table-cell>
          <table:table-cell table:formula="of:=&quot;X&quot;&amp; [.G1067]" office:value-type="string" office:string-value="X6646">
            <text:p>X6646</text:p>
          </table:table-cell>
          <table:table-cell table:number-columns-repeated="6"/>
          <table:table-cell table:style-name="ce7" table:formula="of:=[.B1068]" office:value-type="string" office:string-value="N1075">
            <text:p>N1075</text:p>
          </table:table-cell>
          <table:table-cell table:style-name="ce7" table:formula="of:=[.D1068]" office:value-type="string" office:string-value="X6644">
            <text:p>X6644</text:p>
          </table:table-cell>
          <table:table-cell table:style-name="ce7" table:formula="of:=[.F1068]" office:value-type="string" office:string-value="Y455.125">
            <text:p>Y455.125</text:p>
          </table:table-cell>
          <table:table-cell/>
          <table:table-cell table:formula="of:=[.B1068]" office:value-type="string" office:string-value="N1075">
            <text:p>N1075</text:p>
          </table:table-cell>
          <table:table-cell table:formula="of:=[.H1068]" office:value-type="string" office:string-value="X6650">
            <text:p>X6650</text:p>
          </table:table-cell>
          <table:table-cell table:formula="of:=[.F1068]" office:value-type="string" office:string-value="Y455.125">
            <text:p>Y455.125</text:p>
          </table:table-cell>
        </table:table-row>
        <table:table-row table:style-name="ro1">
          <table:table-cell office:value-type="float" office:value="1075">
            <text:p>1075</text:p>
          </table:table-cell>
          <table:table-cell table:formula="of:=&quot;N&quot;&amp;[.A1068]" office:value-type="string" office:string-value="N1075">
            <text:p>N1075</text:p>
          </table:table-cell>
          <table:table-cell table:formula="of:=[.C1069]-[.$J$4]" office:value-type="float" office:value="6644">
            <text:p>6644</text:p>
          </table:table-cell>
          <table:table-cell table:formula="of:= &quot;X&quot;&amp; [.C1068]" office:value-type="string" office:string-value="X6644">
            <text:p>X6644</text:p>
          </table:table-cell>
          <table:table-cell table:formula="of:=[.E1069]+[.$J$5]" office:value-type="float" office:value="455.125">
            <text:p>455.125</text:p>
          </table:table-cell>
          <table:table-cell table:formula="of:=&quot;Y&quot; &amp; [.E1068]" office:value-type="string" office:string-value="Y455.125">
            <text:p>Y455.125</text:p>
          </table:table-cell>
          <table:table-cell table:formula="of:=[.C1068] +6" office:value-type="float" office:value="6650">
            <text:p>6650</text:p>
          </table:table-cell>
          <table:table-cell table:formula="of:=&quot;X&quot;&amp; [.G1068]" office:value-type="string" office:string-value="X6650">
            <text:p>X6650</text:p>
          </table:table-cell>
          <table:table-cell table:number-columns-repeated="6"/>
          <table:table-cell table:style-name="ce7" table:formula="of:=[.B1069]" office:value-type="string" office:string-value="N1076">
            <text:p>N1076</text:p>
          </table:table-cell>
          <table:table-cell table:style-name="ce7" table:formula="of:=[.D1069]" office:value-type="string" office:string-value="X6648">
            <text:p>X6648</text:p>
          </table:table-cell>
          <table:table-cell table:style-name="ce7" table:formula="of:=[.F1069]" office:value-type="string" office:string-value="Y452.25">
            <text:p>Y452.25</text:p>
          </table:table-cell>
          <table:table-cell/>
          <table:table-cell table:formula="of:=[.B1069]" office:value-type="string" office:string-value="N1076">
            <text:p>N1076</text:p>
          </table:table-cell>
          <table:table-cell table:formula="of:=[.H1069]" office:value-type="string" office:string-value="X6654">
            <text:p>X6654</text:p>
          </table:table-cell>
          <table:table-cell table:formula="of:=[.F1069]" office:value-type="string" office:string-value="Y452.25">
            <text:p>Y452.25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table:formula="of:=&quot;N&quot;&amp;[.A1069]" office:value-type="string" office:string-value="N1076">
            <text:p>N1076</text:p>
          </table:table-cell>
          <table:table-cell table:formula="of:=[.C1070]-[.$J$4]" office:value-type="float" office:value="6648">
            <text:p>6648</text:p>
          </table:table-cell>
          <table:table-cell table:formula="of:= &quot;X&quot;&amp; [.C1069]" office:value-type="string" office:string-value="X6648">
            <text:p>X6648</text:p>
          </table:table-cell>
          <table:table-cell table:formula="of:=[.E1070]+[.$J$5]" office:value-type="float" office:value="452.25">
            <text:p>452.25</text:p>
          </table:table-cell>
          <table:table-cell table:formula="of:=&quot;Y&quot; &amp; [.E1069]" office:value-type="string" office:string-value="Y452.25">
            <text:p>Y452.25</text:p>
          </table:table-cell>
          <table:table-cell table:formula="of:=[.C1069] +6" office:value-type="float" office:value="6654">
            <text:p>6654</text:p>
          </table:table-cell>
          <table:table-cell table:formula="of:=&quot;X&quot;&amp; [.G1069]" office:value-type="string" office:string-value="X6654">
            <text:p>X6654</text:p>
          </table:table-cell>
          <table:table-cell table:number-columns-repeated="6"/>
          <table:table-cell table:style-name="ce7" table:formula="of:=[.B1070]" office:value-type="string" office:string-value="N1077">
            <text:p>N1077</text:p>
          </table:table-cell>
          <table:table-cell table:style-name="ce7" table:formula="of:=[.D1070]" office:value-type="string" office:string-value="X6652">
            <text:p>X6652</text:p>
          </table:table-cell>
          <table:table-cell table:style-name="ce7" table:formula="of:=[.F1070]" office:value-type="string" office:string-value="Y449.375">
            <text:p>Y449.375</text:p>
          </table:table-cell>
          <table:table-cell/>
          <table:table-cell table:formula="of:=[.B1070]" office:value-type="string" office:string-value="N1077">
            <text:p>N1077</text:p>
          </table:table-cell>
          <table:table-cell table:formula="of:=[.H1070]" office:value-type="string" office:string-value="X6658">
            <text:p>X6658</text:p>
          </table:table-cell>
          <table:table-cell table:formula="of:=[.F1070]" office:value-type="string" office:string-value="Y449.375">
            <text:p>Y449.375</text:p>
          </table:table-cell>
        </table:table-row>
        <table:table-row table:style-name="ro1">
          <table:table-cell office:value-type="float" office:value="1077">
            <text:p>1077</text:p>
          </table:table-cell>
          <table:table-cell table:formula="of:=&quot;N&quot;&amp;[.A1070]" office:value-type="string" office:string-value="N1077">
            <text:p>N1077</text:p>
          </table:table-cell>
          <table:table-cell table:formula="of:=[.C1071]-[.$J$4]" office:value-type="float" office:value="6652">
            <text:p>6652</text:p>
          </table:table-cell>
          <table:table-cell table:formula="of:= &quot;X&quot;&amp; [.C1070]" office:value-type="string" office:string-value="X6652">
            <text:p>X6652</text:p>
          </table:table-cell>
          <table:table-cell table:formula="of:=[.E1071]+[.$J$5]" office:value-type="float" office:value="449.375">
            <text:p>449.375</text:p>
          </table:table-cell>
          <table:table-cell table:formula="of:=&quot;Y&quot; &amp; [.E1070]" office:value-type="string" office:string-value="Y449.375">
            <text:p>Y449.375</text:p>
          </table:table-cell>
          <table:table-cell table:formula="of:=[.C1070] +6" office:value-type="float" office:value="6658">
            <text:p>6658</text:p>
          </table:table-cell>
          <table:table-cell table:formula="of:=&quot;X&quot;&amp; [.G1070]" office:value-type="string" office:string-value="X6658">
            <text:p>X6658</text:p>
          </table:table-cell>
          <table:table-cell table:number-columns-repeated="6"/>
          <table:table-cell table:style-name="ce7" table:formula="of:=[.B1071]" office:value-type="string" office:string-value="N1078">
            <text:p>N1078</text:p>
          </table:table-cell>
          <table:table-cell table:style-name="ce7" table:formula="of:=[.D1071]" office:value-type="string" office:string-value="X6656">
            <text:p>X6656</text:p>
          </table:table-cell>
          <table:table-cell table:style-name="ce7" table:formula="of:=[.F1071]" office:value-type="string" office:string-value="Y446.5">
            <text:p>Y446.5</text:p>
          </table:table-cell>
          <table:table-cell/>
          <table:table-cell table:formula="of:=[.B1071]" office:value-type="string" office:string-value="N1078">
            <text:p>N1078</text:p>
          </table:table-cell>
          <table:table-cell table:formula="of:=[.H1071]" office:value-type="string" office:string-value="X6662">
            <text:p>X6662</text:p>
          </table:table-cell>
          <table:table-cell table:formula="of:=[.F1071]" office:value-type="string" office:string-value="Y446.5">
            <text:p>Y446.5</text:p>
          </table:table-cell>
        </table:table-row>
        <table:table-row table:style-name="ro1">
          <table:table-cell office:value-type="float" office:value="1078">
            <text:p>1078</text:p>
          </table:table-cell>
          <table:table-cell table:formula="of:=&quot;N&quot;&amp;[.A1071]" office:value-type="string" office:string-value="N1078">
            <text:p>N1078</text:p>
          </table:table-cell>
          <table:table-cell table:formula="of:=[.C1072]-[.$J$4]" office:value-type="float" office:value="6656">
            <text:p>6656</text:p>
          </table:table-cell>
          <table:table-cell table:formula="of:= &quot;X&quot;&amp; [.C1071]" office:value-type="string" office:string-value="X6656">
            <text:p>X6656</text:p>
          </table:table-cell>
          <table:table-cell table:formula="of:=[.E1072]+[.$J$5]" office:value-type="float" office:value="446.5">
            <text:p>446.5</text:p>
          </table:table-cell>
          <table:table-cell table:formula="of:=&quot;Y&quot; &amp; [.E1071]" office:value-type="string" office:string-value="Y446.5">
            <text:p>Y446.5</text:p>
          </table:table-cell>
          <table:table-cell table:formula="of:=[.C1071] +6" office:value-type="float" office:value="6662">
            <text:p>6662</text:p>
          </table:table-cell>
          <table:table-cell table:formula="of:=&quot;X&quot;&amp; [.G1071]" office:value-type="string" office:string-value="X6662">
            <text:p>X6662</text:p>
          </table:table-cell>
          <table:table-cell table:number-columns-repeated="6"/>
          <table:table-cell table:style-name="ce7" table:formula="of:=[.B1072]" office:value-type="string" office:string-value="N1079">
            <text:p>N1079</text:p>
          </table:table-cell>
          <table:table-cell table:style-name="ce7" table:formula="of:=[.D1072]" office:value-type="string" office:string-value="X6660">
            <text:p>X6660</text:p>
          </table:table-cell>
          <table:table-cell table:style-name="ce7" table:formula="of:=[.F1072]" office:value-type="string" office:string-value="Y443.625">
            <text:p>Y443.625</text:p>
          </table:table-cell>
          <table:table-cell/>
          <table:table-cell table:formula="of:=[.B1072]" office:value-type="string" office:string-value="N1079">
            <text:p>N1079</text:p>
          </table:table-cell>
          <table:table-cell table:formula="of:=[.H1072]" office:value-type="string" office:string-value="X6666">
            <text:p>X6666</text:p>
          </table:table-cell>
          <table:table-cell table:formula="of:=[.F1072]" office:value-type="string" office:string-value="Y443.625">
            <text:p>Y443.625</text:p>
          </table:table-cell>
        </table:table-row>
        <table:table-row table:style-name="ro1">
          <table:table-cell office:value-type="float" office:value="1079">
            <text:p>1079</text:p>
          </table:table-cell>
          <table:table-cell table:formula="of:=&quot;N&quot;&amp;[.A1072]" office:value-type="string" office:string-value="N1079">
            <text:p>N1079</text:p>
          </table:table-cell>
          <table:table-cell table:formula="of:=[.C1073]-[.$J$4]" office:value-type="float" office:value="6660">
            <text:p>6660</text:p>
          </table:table-cell>
          <table:table-cell table:formula="of:= &quot;X&quot;&amp; [.C1072]" office:value-type="string" office:string-value="X6660">
            <text:p>X6660</text:p>
          </table:table-cell>
          <table:table-cell table:formula="of:=[.E1073]+[.$J$5]" office:value-type="float" office:value="443.625">
            <text:p>443.625</text:p>
          </table:table-cell>
          <table:table-cell table:formula="of:=&quot;Y&quot; &amp; [.E1072]" office:value-type="string" office:string-value="Y443.625">
            <text:p>Y443.625</text:p>
          </table:table-cell>
          <table:table-cell table:formula="of:=[.C1072] +6" office:value-type="float" office:value="6666">
            <text:p>6666</text:p>
          </table:table-cell>
          <table:table-cell table:formula="of:=&quot;X&quot;&amp; [.G1072]" office:value-type="string" office:string-value="X6666">
            <text:p>X6666</text:p>
          </table:table-cell>
          <table:table-cell table:number-columns-repeated="6"/>
          <table:table-cell table:style-name="ce7" table:formula="of:=[.B1073]" office:value-type="string" office:string-value="N1080">
            <text:p>N1080</text:p>
          </table:table-cell>
          <table:table-cell table:style-name="ce7" table:formula="of:=[.D1073]" office:value-type="string" office:string-value="X6664">
            <text:p>X6664</text:p>
          </table:table-cell>
          <table:table-cell table:style-name="ce7" table:formula="of:=[.F1073]" office:value-type="string" office:string-value="Y440.75">
            <text:p>Y440.75</text:p>
          </table:table-cell>
          <table:table-cell/>
          <table:table-cell table:formula="of:=[.B1073]" office:value-type="string" office:string-value="N1080">
            <text:p>N1080</text:p>
          </table:table-cell>
          <table:table-cell table:formula="of:=[.H1073]" office:value-type="string" office:string-value="X6670">
            <text:p>X6670</text:p>
          </table:table-cell>
          <table:table-cell table:formula="of:=[.F1073]" office:value-type="string" office:string-value="Y440.75">
            <text:p>Y440.75</text:p>
          </table:table-cell>
        </table:table-row>
        <table:table-row table:style-name="ro1">
          <table:table-cell office:value-type="float" office:value="1080">
            <text:p>1080</text:p>
          </table:table-cell>
          <table:table-cell table:formula="of:=&quot;N&quot;&amp;[.A1073]" office:value-type="string" office:string-value="N1080">
            <text:p>N1080</text:p>
          </table:table-cell>
          <table:table-cell table:formula="of:=[.C1074]-[.$J$4]" office:value-type="float" office:value="6664">
            <text:p>6664</text:p>
          </table:table-cell>
          <table:table-cell table:formula="of:= &quot;X&quot;&amp; [.C1073]" office:value-type="string" office:string-value="X6664">
            <text:p>X6664</text:p>
          </table:table-cell>
          <table:table-cell table:formula="of:=[.E1074]+[.$J$5]" office:value-type="float" office:value="440.75">
            <text:p>440.75</text:p>
          </table:table-cell>
          <table:table-cell table:formula="of:=&quot;Y&quot; &amp; [.E1073]" office:value-type="string" office:string-value="Y440.75">
            <text:p>Y440.75</text:p>
          </table:table-cell>
          <table:table-cell table:formula="of:=[.C1073] +6" office:value-type="float" office:value="6670">
            <text:p>6670</text:p>
          </table:table-cell>
          <table:table-cell table:formula="of:=&quot;X&quot;&amp; [.G1073]" office:value-type="string" office:string-value="X6670">
            <text:p>X6670</text:p>
          </table:table-cell>
          <table:table-cell table:number-columns-repeated="6"/>
          <table:table-cell table:style-name="ce7" table:formula="of:=[.B1074]" office:value-type="string" office:string-value="N1081">
            <text:p>N1081</text:p>
          </table:table-cell>
          <table:table-cell table:style-name="ce7" table:formula="of:=[.D1074]" office:value-type="string" office:string-value="X6668">
            <text:p>X6668</text:p>
          </table:table-cell>
          <table:table-cell table:style-name="ce7" table:formula="of:=[.F1074]" office:value-type="string" office:string-value="Y437.875">
            <text:p>Y437.875</text:p>
          </table:table-cell>
          <table:table-cell/>
          <table:table-cell table:formula="of:=[.B1074]" office:value-type="string" office:string-value="N1081">
            <text:p>N1081</text:p>
          </table:table-cell>
          <table:table-cell table:formula="of:=[.H1074]" office:value-type="string" office:string-value="X6674">
            <text:p>X6674</text:p>
          </table:table-cell>
          <table:table-cell table:formula="of:=[.F1074]" office:value-type="string" office:string-value="Y437.875">
            <text:p>Y437.875</text:p>
          </table:table-cell>
        </table:table-row>
        <table:table-row table:style-name="ro1">
          <table:table-cell office:value-type="float" office:value="1081">
            <text:p>1081</text:p>
          </table:table-cell>
          <table:table-cell table:formula="of:=&quot;N&quot;&amp;[.A1074]" office:value-type="string" office:string-value="N1081">
            <text:p>N1081</text:p>
          </table:table-cell>
          <table:table-cell table:formula="of:=[.C1075]-[.$J$4]" office:value-type="float" office:value="6668">
            <text:p>6668</text:p>
          </table:table-cell>
          <table:table-cell table:formula="of:= &quot;X&quot;&amp; [.C1074]" office:value-type="string" office:string-value="X6668">
            <text:p>X6668</text:p>
          </table:table-cell>
          <table:table-cell table:formula="of:=[.E1075]+[.$J$5]" office:value-type="float" office:value="437.875">
            <text:p>437.875</text:p>
          </table:table-cell>
          <table:table-cell table:formula="of:=&quot;Y&quot; &amp; [.E1074]" office:value-type="string" office:string-value="Y437.875">
            <text:p>Y437.875</text:p>
          </table:table-cell>
          <table:table-cell table:formula="of:=[.C1074] +6" office:value-type="float" office:value="6674">
            <text:p>6674</text:p>
          </table:table-cell>
          <table:table-cell table:formula="of:=&quot;X&quot;&amp; [.G1074]" office:value-type="string" office:string-value="X6674">
            <text:p>X6674</text:p>
          </table:table-cell>
          <table:table-cell table:number-columns-repeated="6"/>
          <table:table-cell table:style-name="ce7" table:formula="of:=[.B1075]" office:value-type="string" office:string-value="N1082">
            <text:p>N1082</text:p>
          </table:table-cell>
          <table:table-cell table:style-name="ce7" table:formula="of:=[.D1075]" office:value-type="string" office:string-value="X6672">
            <text:p>X6672</text:p>
          </table:table-cell>
          <table:table-cell table:style-name="ce7" table:formula="of:=[.F1075]" office:value-type="string" office:string-value="Y435">
            <text:p>Y435</text:p>
          </table:table-cell>
          <table:table-cell/>
          <table:table-cell table:formula="of:=[.B1075]" office:value-type="string" office:string-value="N1082">
            <text:p>N1082</text:p>
          </table:table-cell>
          <table:table-cell table:formula="of:=[.H1075]" office:value-type="string" office:string-value="X6678">
            <text:p>X6678</text:p>
          </table:table-cell>
          <table:table-cell table:formula="of:=[.F1075]" office:value-type="string" office:string-value="Y435">
            <text:p>Y435</text:p>
          </table:table-cell>
        </table:table-row>
        <table:table-row table:style-name="ro1">
          <table:table-cell office:value-type="float" office:value="1082">
            <text:p>1082</text:p>
          </table:table-cell>
          <table:table-cell table:formula="of:=&quot;N&quot;&amp;[.A1075]" office:value-type="string" office:string-value="N1082">
            <text:p>N1082</text:p>
          </table:table-cell>
          <table:table-cell table:formula="of:=[.C1076]-[.$J$4]" office:value-type="float" office:value="6672">
            <text:p>6672</text:p>
          </table:table-cell>
          <table:table-cell table:formula="of:= &quot;X&quot;&amp; [.C1075]" office:value-type="string" office:string-value="X6672">
            <text:p>X6672</text:p>
          </table:table-cell>
          <table:table-cell table:formula="of:=[.E1076]+[.$J$5]" office:value-type="float" office:value="435">
            <text:p>435</text:p>
          </table:table-cell>
          <table:table-cell table:formula="of:=&quot;Y&quot; &amp; [.E1075]" office:value-type="string" office:string-value="Y435">
            <text:p>Y435</text:p>
          </table:table-cell>
          <table:table-cell table:formula="of:=[.C1075] +6" office:value-type="float" office:value="6678">
            <text:p>6678</text:p>
          </table:table-cell>
          <table:table-cell table:formula="of:=&quot;X&quot;&amp; [.G1075]" office:value-type="string" office:string-value="X6678">
            <text:p>X6678</text:p>
          </table:table-cell>
          <table:table-cell table:number-columns-repeated="6"/>
          <table:table-cell table:style-name="ce7" table:formula="of:=[.B1076]" office:value-type="string" office:string-value="N1083">
            <text:p>N1083</text:p>
          </table:table-cell>
          <table:table-cell table:style-name="ce7" table:formula="of:=[.D1076]" office:value-type="string" office:string-value="X6676">
            <text:p>X6676</text:p>
          </table:table-cell>
          <table:table-cell table:style-name="ce7" table:formula="of:=[.F1076]" office:value-type="string" office:string-value="Y432.125">
            <text:p>Y432.125</text:p>
          </table:table-cell>
          <table:table-cell/>
          <table:table-cell table:formula="of:=[.B1076]" office:value-type="string" office:string-value="N1083">
            <text:p>N1083</text:p>
          </table:table-cell>
          <table:table-cell table:formula="of:=[.H1076]" office:value-type="string" office:string-value="X6682">
            <text:p>X6682</text:p>
          </table:table-cell>
          <table:table-cell table:formula="of:=[.F1076]" office:value-type="string" office:string-value="Y432.125">
            <text:p>Y432.125</text:p>
          </table:table-cell>
        </table:table-row>
        <table:table-row table:style-name="ro1">
          <table:table-cell office:value-type="float" office:value="1083">
            <text:p>1083</text:p>
          </table:table-cell>
          <table:table-cell table:formula="of:=&quot;N&quot;&amp;[.A1076]" office:value-type="string" office:string-value="N1083">
            <text:p>N1083</text:p>
          </table:table-cell>
          <table:table-cell table:formula="of:=[.C1077]-[.$J$4]" office:value-type="float" office:value="6676">
            <text:p>6676</text:p>
          </table:table-cell>
          <table:table-cell table:formula="of:= &quot;X&quot;&amp; [.C1076]" office:value-type="string" office:string-value="X6676">
            <text:p>X6676</text:p>
          </table:table-cell>
          <table:table-cell table:formula="of:=[.E1077]+[.$J$5]" office:value-type="float" office:value="432.125">
            <text:p>432.125</text:p>
          </table:table-cell>
          <table:table-cell table:formula="of:=&quot;Y&quot; &amp; [.E1076]" office:value-type="string" office:string-value="Y432.125">
            <text:p>Y432.125</text:p>
          </table:table-cell>
          <table:table-cell table:formula="of:=[.C1076] +6" office:value-type="float" office:value="6682">
            <text:p>6682</text:p>
          </table:table-cell>
          <table:table-cell table:formula="of:=&quot;X&quot;&amp; [.G1076]" office:value-type="string" office:string-value="X6682">
            <text:p>X6682</text:p>
          </table:table-cell>
          <table:table-cell table:number-columns-repeated="6"/>
          <table:table-cell table:style-name="ce7" table:formula="of:=[.B1077]" office:value-type="string" office:string-value="N1084">
            <text:p>N1084</text:p>
          </table:table-cell>
          <table:table-cell table:style-name="ce7" table:formula="of:=[.D1077]" office:value-type="string" office:string-value="X6680">
            <text:p>X6680</text:p>
          </table:table-cell>
          <table:table-cell table:style-name="ce7" table:formula="of:=[.F1077]" office:value-type="string" office:string-value="Y429.25">
            <text:p>Y429.25</text:p>
          </table:table-cell>
          <table:table-cell/>
          <table:table-cell table:formula="of:=[.B1077]" office:value-type="string" office:string-value="N1084">
            <text:p>N1084</text:p>
          </table:table-cell>
          <table:table-cell table:formula="of:=[.H1077]" office:value-type="string" office:string-value="X6686">
            <text:p>X6686</text:p>
          </table:table-cell>
          <table:table-cell table:formula="of:=[.F1077]" office:value-type="string" office:string-value="Y429.25">
            <text:p>Y429.25</text:p>
          </table:table-cell>
        </table:table-row>
        <table:table-row table:style-name="ro1">
          <table:table-cell office:value-type="float" office:value="1084">
            <text:p>1084</text:p>
          </table:table-cell>
          <table:table-cell table:formula="of:=&quot;N&quot;&amp;[.A1077]" office:value-type="string" office:string-value="N1084">
            <text:p>N1084</text:p>
          </table:table-cell>
          <table:table-cell table:formula="of:=[.C1078]-[.$J$4]" office:value-type="float" office:value="6680">
            <text:p>6680</text:p>
          </table:table-cell>
          <table:table-cell table:formula="of:= &quot;X&quot;&amp; [.C1077]" office:value-type="string" office:string-value="X6680">
            <text:p>X6680</text:p>
          </table:table-cell>
          <table:table-cell table:formula="of:=[.E1078]+[.$J$5]" office:value-type="float" office:value="429.25">
            <text:p>429.25</text:p>
          </table:table-cell>
          <table:table-cell table:formula="of:=&quot;Y&quot; &amp; [.E1077]" office:value-type="string" office:string-value="Y429.25">
            <text:p>Y429.25</text:p>
          </table:table-cell>
          <table:table-cell table:formula="of:=[.C1077] +6" office:value-type="float" office:value="6686">
            <text:p>6686</text:p>
          </table:table-cell>
          <table:table-cell table:formula="of:=&quot;X&quot;&amp; [.G1077]" office:value-type="string" office:string-value="X6686">
            <text:p>X6686</text:p>
          </table:table-cell>
          <table:table-cell table:number-columns-repeated="6"/>
          <table:table-cell table:style-name="ce7" table:formula="of:=[.B1078]" office:value-type="string" office:string-value="N1085">
            <text:p>N1085</text:p>
          </table:table-cell>
          <table:table-cell table:style-name="ce7" table:formula="of:=[.D1078]" office:value-type="string" office:string-value="X6684">
            <text:p>X6684</text:p>
          </table:table-cell>
          <table:table-cell table:style-name="ce7" table:formula="of:=[.F1078]" office:value-type="string" office:string-value="Y426.375">
            <text:p>Y426.375</text:p>
          </table:table-cell>
          <table:table-cell/>
          <table:table-cell table:formula="of:=[.B1078]" office:value-type="string" office:string-value="N1085">
            <text:p>N1085</text:p>
          </table:table-cell>
          <table:table-cell table:formula="of:=[.H1078]" office:value-type="string" office:string-value="X6690">
            <text:p>X6690</text:p>
          </table:table-cell>
          <table:table-cell table:formula="of:=[.F1078]" office:value-type="string" office:string-value="Y426.375">
            <text:p>Y426.375</text:p>
          </table:table-cell>
        </table:table-row>
        <table:table-row table:style-name="ro1">
          <table:table-cell office:value-type="float" office:value="1085">
            <text:p>1085</text:p>
          </table:table-cell>
          <table:table-cell table:formula="of:=&quot;N&quot;&amp;[.A1078]" office:value-type="string" office:string-value="N1085">
            <text:p>N1085</text:p>
          </table:table-cell>
          <table:table-cell table:formula="of:=[.C1079]-[.$J$4]" office:value-type="float" office:value="6684">
            <text:p>6684</text:p>
          </table:table-cell>
          <table:table-cell table:formula="of:= &quot;X&quot;&amp; [.C1078]" office:value-type="string" office:string-value="X6684">
            <text:p>X6684</text:p>
          </table:table-cell>
          <table:table-cell table:formula="of:=[.E1079]+[.$J$5]" office:value-type="float" office:value="426.375">
            <text:p>426.375</text:p>
          </table:table-cell>
          <table:table-cell table:formula="of:=&quot;Y&quot; &amp; [.E1078]" office:value-type="string" office:string-value="Y426.375">
            <text:p>Y426.375</text:p>
          </table:table-cell>
          <table:table-cell table:formula="of:=[.C1078] +6" office:value-type="float" office:value="6690">
            <text:p>6690</text:p>
          </table:table-cell>
          <table:table-cell table:formula="of:=&quot;X&quot;&amp; [.G1078]" office:value-type="string" office:string-value="X6690">
            <text:p>X6690</text:p>
          </table:table-cell>
          <table:table-cell table:number-columns-repeated="6"/>
          <table:table-cell table:style-name="ce7" table:formula="of:=[.B1079]" office:value-type="string" office:string-value="N1086">
            <text:p>N1086</text:p>
          </table:table-cell>
          <table:table-cell table:style-name="ce7" table:formula="of:=[.D1079]" office:value-type="string" office:string-value="X6688">
            <text:p>X6688</text:p>
          </table:table-cell>
          <table:table-cell table:style-name="ce7" table:formula="of:=[.F1079]" office:value-type="string" office:string-value="Y423.5">
            <text:p>Y423.5</text:p>
          </table:table-cell>
          <table:table-cell/>
          <table:table-cell table:formula="of:=[.B1079]" office:value-type="string" office:string-value="N1086">
            <text:p>N1086</text:p>
          </table:table-cell>
          <table:table-cell table:formula="of:=[.H1079]" office:value-type="string" office:string-value="X6694">
            <text:p>X6694</text:p>
          </table:table-cell>
          <table:table-cell table:formula="of:=[.F1079]" office:value-type="string" office:string-value="Y423.5">
            <text:p>Y423.5</text:p>
          </table:table-cell>
        </table:table-row>
        <table:table-row table:style-name="ro1">
          <table:table-cell office:value-type="float" office:value="1086">
            <text:p>1086</text:p>
          </table:table-cell>
          <table:table-cell table:formula="of:=&quot;N&quot;&amp;[.A1079]" office:value-type="string" office:string-value="N1086">
            <text:p>N1086</text:p>
          </table:table-cell>
          <table:table-cell table:formula="of:=[.C1080]-[.$J$4]" office:value-type="float" office:value="6688">
            <text:p>6688</text:p>
          </table:table-cell>
          <table:table-cell table:formula="of:= &quot;X&quot;&amp; [.C1079]" office:value-type="string" office:string-value="X6688">
            <text:p>X6688</text:p>
          </table:table-cell>
          <table:table-cell table:formula="of:=[.E1080]+[.$J$5]" office:value-type="float" office:value="423.5">
            <text:p>423.5</text:p>
          </table:table-cell>
          <table:table-cell table:formula="of:=&quot;Y&quot; &amp; [.E1079]" office:value-type="string" office:string-value="Y423.5">
            <text:p>Y423.5</text:p>
          </table:table-cell>
          <table:table-cell table:formula="of:=[.C1079] +6" office:value-type="float" office:value="6694">
            <text:p>6694</text:p>
          </table:table-cell>
          <table:table-cell table:formula="of:=&quot;X&quot;&amp; [.G1079]" office:value-type="string" office:string-value="X6694">
            <text:p>X6694</text:p>
          </table:table-cell>
          <table:table-cell table:number-columns-repeated="6"/>
          <table:table-cell table:style-name="ce7" table:formula="of:=[.B1080]" office:value-type="string" office:string-value="N1087">
            <text:p>N1087</text:p>
          </table:table-cell>
          <table:table-cell table:style-name="ce7" table:formula="of:=[.D1080]" office:value-type="string" office:string-value="X6692">
            <text:p>X6692</text:p>
          </table:table-cell>
          <table:table-cell table:style-name="ce7" table:formula="of:=[.F1080]" office:value-type="string" office:string-value="Y420.625">
            <text:p>Y420.625</text:p>
          </table:table-cell>
          <table:table-cell/>
          <table:table-cell table:formula="of:=[.B1080]" office:value-type="string" office:string-value="N1087">
            <text:p>N1087</text:p>
          </table:table-cell>
          <table:table-cell table:formula="of:=[.H1080]" office:value-type="string" office:string-value="X6698">
            <text:p>X6698</text:p>
          </table:table-cell>
          <table:table-cell table:formula="of:=[.F1080]" office:value-type="string" office:string-value="Y420.625">
            <text:p>Y420.625</text:p>
          </table:table-cell>
        </table:table-row>
        <table:table-row table:style-name="ro1">
          <table:table-cell office:value-type="float" office:value="1087">
            <text:p>1087</text:p>
          </table:table-cell>
          <table:table-cell table:formula="of:=&quot;N&quot;&amp;[.A1080]" office:value-type="string" office:string-value="N1087">
            <text:p>N1087</text:p>
          </table:table-cell>
          <table:table-cell table:formula="of:=[.C1081]-[.$J$4]" office:value-type="float" office:value="6692">
            <text:p>6692</text:p>
          </table:table-cell>
          <table:table-cell table:formula="of:= &quot;X&quot;&amp; [.C1080]" office:value-type="string" office:string-value="X6692">
            <text:p>X6692</text:p>
          </table:table-cell>
          <table:table-cell table:formula="of:=[.E1081]+[.$J$5]" office:value-type="float" office:value="420.625">
            <text:p>420.625</text:p>
          </table:table-cell>
          <table:table-cell table:formula="of:=&quot;Y&quot; &amp; [.E1080]" office:value-type="string" office:string-value="Y420.625">
            <text:p>Y420.625</text:p>
          </table:table-cell>
          <table:table-cell table:formula="of:=[.C1080] +6" office:value-type="float" office:value="6698">
            <text:p>6698</text:p>
          </table:table-cell>
          <table:table-cell table:formula="of:=&quot;X&quot;&amp; [.G1080]" office:value-type="string" office:string-value="X6698">
            <text:p>X6698</text:p>
          </table:table-cell>
          <table:table-cell table:number-columns-repeated="6"/>
          <table:table-cell table:style-name="ce7" table:formula="of:=[.B1081]" office:value-type="string" office:string-value="N1088">
            <text:p>N1088</text:p>
          </table:table-cell>
          <table:table-cell table:style-name="ce7" table:formula="of:=[.D1081]" office:value-type="string" office:string-value="X6696">
            <text:p>X6696</text:p>
          </table:table-cell>
          <table:table-cell table:style-name="ce7" table:formula="of:=[.F1081]" office:value-type="string" office:string-value="Y417.75">
            <text:p>Y417.75</text:p>
          </table:table-cell>
          <table:table-cell/>
          <table:table-cell table:formula="of:=[.B1081]" office:value-type="string" office:string-value="N1088">
            <text:p>N1088</text:p>
          </table:table-cell>
          <table:table-cell table:formula="of:=[.H1081]" office:value-type="string" office:string-value="X6702">
            <text:p>X6702</text:p>
          </table:table-cell>
          <table:table-cell table:formula="of:=[.F1081]" office:value-type="string" office:string-value="Y417.75">
            <text:p>Y417.75</text:p>
          </table:table-cell>
        </table:table-row>
        <table:table-row table:style-name="ro1">
          <table:table-cell office:value-type="float" office:value="1088">
            <text:p>1088</text:p>
          </table:table-cell>
          <table:table-cell table:formula="of:=&quot;N&quot;&amp;[.A1081]" office:value-type="string" office:string-value="N1088">
            <text:p>N1088</text:p>
          </table:table-cell>
          <table:table-cell table:formula="of:=[.C1082]-[.$J$4]" office:value-type="float" office:value="6696">
            <text:p>6696</text:p>
          </table:table-cell>
          <table:table-cell table:formula="of:= &quot;X&quot;&amp; [.C1081]" office:value-type="string" office:string-value="X6696">
            <text:p>X6696</text:p>
          </table:table-cell>
          <table:table-cell table:formula="of:=[.E1082]+[.$J$5]" office:value-type="float" office:value="417.75">
            <text:p>417.75</text:p>
          </table:table-cell>
          <table:table-cell table:formula="of:=&quot;Y&quot; &amp; [.E1081]" office:value-type="string" office:string-value="Y417.75">
            <text:p>Y417.75</text:p>
          </table:table-cell>
          <table:table-cell table:formula="of:=[.C1081] +6" office:value-type="float" office:value="6702">
            <text:p>6702</text:p>
          </table:table-cell>
          <table:table-cell table:formula="of:=&quot;X&quot;&amp; [.G1081]" office:value-type="string" office:string-value="X6702">
            <text:p>X6702</text:p>
          </table:table-cell>
          <table:table-cell table:number-columns-repeated="6"/>
          <table:table-cell table:style-name="ce7" table:formula="of:=[.B1082]" office:value-type="string" office:string-value="N1089">
            <text:p>N1089</text:p>
          </table:table-cell>
          <table:table-cell table:style-name="ce7" table:formula="of:=[.D1082]" office:value-type="string" office:string-value="X6700">
            <text:p>X6700</text:p>
          </table:table-cell>
          <table:table-cell table:style-name="ce7" table:formula="of:=[.F1082]" office:value-type="string" office:string-value="Y414.875">
            <text:p>Y414.875</text:p>
          </table:table-cell>
          <table:table-cell/>
          <table:table-cell table:formula="of:=[.B1082]" office:value-type="string" office:string-value="N1089">
            <text:p>N1089</text:p>
          </table:table-cell>
          <table:table-cell table:formula="of:=[.H1082]" office:value-type="string" office:string-value="X6706">
            <text:p>X6706</text:p>
          </table:table-cell>
          <table:table-cell table:formula="of:=[.F1082]" office:value-type="string" office:string-value="Y414.875">
            <text:p>Y414.875</text:p>
          </table:table-cell>
        </table:table-row>
        <table:table-row table:style-name="ro1">
          <table:table-cell office:value-type="float" office:value="1089">
            <text:p>1089</text:p>
          </table:table-cell>
          <table:table-cell table:formula="of:=&quot;N&quot;&amp;[.A1082]" office:value-type="string" office:string-value="N1089">
            <text:p>N1089</text:p>
          </table:table-cell>
          <table:table-cell table:formula="of:=[.C1083]-[.$J$4]" office:value-type="float" office:value="6700">
            <text:p>6700</text:p>
          </table:table-cell>
          <table:table-cell table:formula="of:= &quot;X&quot;&amp; [.C1082]" office:value-type="string" office:string-value="X6700">
            <text:p>X6700</text:p>
          </table:table-cell>
          <table:table-cell table:formula="of:=[.E1083]+[.$J$5]" office:value-type="float" office:value="414.875">
            <text:p>414.875</text:p>
          </table:table-cell>
          <table:table-cell table:formula="of:=&quot;Y&quot; &amp; [.E1082]" office:value-type="string" office:string-value="Y414.875">
            <text:p>Y414.875</text:p>
          </table:table-cell>
          <table:table-cell table:formula="of:=[.C1082] +6" office:value-type="float" office:value="6706">
            <text:p>6706</text:p>
          </table:table-cell>
          <table:table-cell table:formula="of:=&quot;X&quot;&amp; [.G1082]" office:value-type="string" office:string-value="X6706">
            <text:p>X6706</text:p>
          </table:table-cell>
          <table:table-cell table:number-columns-repeated="6"/>
          <table:table-cell table:style-name="ce7" table:formula="of:=[.B1083]" office:value-type="string" office:string-value="N1090">
            <text:p>N1090</text:p>
          </table:table-cell>
          <table:table-cell table:style-name="ce7" table:formula="of:=[.D1083]" office:value-type="string" office:string-value="X6704">
            <text:p>X6704</text:p>
          </table:table-cell>
          <table:table-cell table:style-name="ce7" table:formula="of:=[.F1083]" office:value-type="string" office:string-value="Y412">
            <text:p>Y412</text:p>
          </table:table-cell>
          <table:table-cell/>
          <table:table-cell table:formula="of:=[.B1083]" office:value-type="string" office:string-value="N1090">
            <text:p>N1090</text:p>
          </table:table-cell>
          <table:table-cell table:formula="of:=[.H1083]" office:value-type="string" office:string-value="X6710">
            <text:p>X6710</text:p>
          </table:table-cell>
          <table:table-cell table:formula="of:=[.F1083]" office:value-type="string" office:string-value="Y412">
            <text:p>Y412</text:p>
          </table:table-cell>
        </table:table-row>
        <table:table-row table:style-name="ro1">
          <table:table-cell office:value-type="float" office:value="1090">
            <text:p>1090</text:p>
          </table:table-cell>
          <table:table-cell table:formula="of:=&quot;N&quot;&amp;[.A1083]" office:value-type="string" office:string-value="N1090">
            <text:p>N1090</text:p>
          </table:table-cell>
          <table:table-cell table:formula="of:=[.C1084]-[.$J$4]" office:value-type="float" office:value="6704">
            <text:p>6704</text:p>
          </table:table-cell>
          <table:table-cell table:formula="of:= &quot;X&quot;&amp; [.C1083]" office:value-type="string" office:string-value="X6704">
            <text:p>X6704</text:p>
          </table:table-cell>
          <table:table-cell table:formula="of:=[.E1084]+[.$J$5]" office:value-type="float" office:value="412">
            <text:p>412</text:p>
          </table:table-cell>
          <table:table-cell table:formula="of:=&quot;Y&quot; &amp; [.E1083]" office:value-type="string" office:string-value="Y412">
            <text:p>Y412</text:p>
          </table:table-cell>
          <table:table-cell table:formula="of:=[.C1083] +6" office:value-type="float" office:value="6710">
            <text:p>6710</text:p>
          </table:table-cell>
          <table:table-cell table:formula="of:=&quot;X&quot;&amp; [.G1083]" office:value-type="string" office:string-value="X6710">
            <text:p>X6710</text:p>
          </table:table-cell>
          <table:table-cell table:number-columns-repeated="6"/>
          <table:table-cell table:style-name="ce7" table:formula="of:=[.B1084]" office:value-type="string" office:string-value="N1091">
            <text:p>N1091</text:p>
          </table:table-cell>
          <table:table-cell table:style-name="ce7" table:formula="of:=[.D1084]" office:value-type="string" office:string-value="X6708">
            <text:p>X6708</text:p>
          </table:table-cell>
          <table:table-cell table:style-name="ce7" table:formula="of:=[.F1084]" office:value-type="string" office:string-value="Y409.125">
            <text:p>Y409.125</text:p>
          </table:table-cell>
          <table:table-cell/>
          <table:table-cell table:formula="of:=[.B1084]" office:value-type="string" office:string-value="N1091">
            <text:p>N1091</text:p>
          </table:table-cell>
          <table:table-cell table:formula="of:=[.H1084]" office:value-type="string" office:string-value="X6714">
            <text:p>X6714</text:p>
          </table:table-cell>
          <table:table-cell table:formula="of:=[.F1084]" office:value-type="string" office:string-value="Y409.125">
            <text:p>Y409.125</text:p>
          </table:table-cell>
        </table:table-row>
        <table:table-row table:style-name="ro1">
          <table:table-cell office:value-type="float" office:value="1091">
            <text:p>1091</text:p>
          </table:table-cell>
          <table:table-cell table:formula="of:=&quot;N&quot;&amp;[.A1084]" office:value-type="string" office:string-value="N1091">
            <text:p>N1091</text:p>
          </table:table-cell>
          <table:table-cell table:formula="of:=[.C1085]-[.$J$4]" office:value-type="float" office:value="6708">
            <text:p>6708</text:p>
          </table:table-cell>
          <table:table-cell table:formula="of:= &quot;X&quot;&amp; [.C1084]" office:value-type="string" office:string-value="X6708">
            <text:p>X6708</text:p>
          </table:table-cell>
          <table:table-cell table:formula="of:=[.E1085]+[.$J$5]" office:value-type="float" office:value="409.125">
            <text:p>409.125</text:p>
          </table:table-cell>
          <table:table-cell table:formula="of:=&quot;Y&quot; &amp; [.E1084]" office:value-type="string" office:string-value="Y409.125">
            <text:p>Y409.125</text:p>
          </table:table-cell>
          <table:table-cell table:formula="of:=[.C1084] +6" office:value-type="float" office:value="6714">
            <text:p>6714</text:p>
          </table:table-cell>
          <table:table-cell table:formula="of:=&quot;X&quot;&amp; [.G1084]" office:value-type="string" office:string-value="X6714">
            <text:p>X6714</text:p>
          </table:table-cell>
          <table:table-cell table:number-columns-repeated="6"/>
          <table:table-cell table:style-name="ce7" table:formula="of:=[.B1085]" office:value-type="string" office:string-value="N1092">
            <text:p>N1092</text:p>
          </table:table-cell>
          <table:table-cell table:style-name="ce7" table:formula="of:=[.D1085]" office:value-type="string" office:string-value="X6712">
            <text:p>X6712</text:p>
          </table:table-cell>
          <table:table-cell table:style-name="ce7" table:formula="of:=[.F1085]" office:value-type="string" office:string-value="Y406.25">
            <text:p>Y406.25</text:p>
          </table:table-cell>
          <table:table-cell/>
          <table:table-cell table:formula="of:=[.B1085]" office:value-type="string" office:string-value="N1092">
            <text:p>N1092</text:p>
          </table:table-cell>
          <table:table-cell table:formula="of:=[.H1085]" office:value-type="string" office:string-value="X6718">
            <text:p>X6718</text:p>
          </table:table-cell>
          <table:table-cell table:formula="of:=[.F1085]" office:value-type="string" office:string-value="Y406.25">
            <text:p>Y406.25</text:p>
          </table:table-cell>
        </table:table-row>
        <table:table-row table:style-name="ro1">
          <table:table-cell office:value-type="float" office:value="1092">
            <text:p>1092</text:p>
          </table:table-cell>
          <table:table-cell table:formula="of:=&quot;N&quot;&amp;[.A1085]" office:value-type="string" office:string-value="N1092">
            <text:p>N1092</text:p>
          </table:table-cell>
          <table:table-cell table:formula="of:=[.C1086]-[.$J$4]" office:value-type="float" office:value="6712">
            <text:p>6712</text:p>
          </table:table-cell>
          <table:table-cell table:formula="of:= &quot;X&quot;&amp; [.C1085]" office:value-type="string" office:string-value="X6712">
            <text:p>X6712</text:p>
          </table:table-cell>
          <table:table-cell table:formula="of:=[.E1086]+[.$J$5]" office:value-type="float" office:value="406.25">
            <text:p>406.25</text:p>
          </table:table-cell>
          <table:table-cell table:formula="of:=&quot;Y&quot; &amp; [.E1085]" office:value-type="string" office:string-value="Y406.25">
            <text:p>Y406.25</text:p>
          </table:table-cell>
          <table:table-cell table:formula="of:=[.C1085] +6" office:value-type="float" office:value="6718">
            <text:p>6718</text:p>
          </table:table-cell>
          <table:table-cell table:formula="of:=&quot;X&quot;&amp; [.G1085]" office:value-type="string" office:string-value="X6718">
            <text:p>X6718</text:p>
          </table:table-cell>
          <table:table-cell table:number-columns-repeated="6"/>
          <table:table-cell table:style-name="ce7" table:formula="of:=[.B1086]" office:value-type="string" office:string-value="N1093">
            <text:p>N1093</text:p>
          </table:table-cell>
          <table:table-cell table:style-name="ce7" table:formula="of:=[.D1086]" office:value-type="string" office:string-value="X6716">
            <text:p>X6716</text:p>
          </table:table-cell>
          <table:table-cell table:style-name="ce7" table:formula="of:=[.F1086]" office:value-type="string" office:string-value="Y403.375">
            <text:p>Y403.375</text:p>
          </table:table-cell>
          <table:table-cell/>
          <table:table-cell table:formula="of:=[.B1086]" office:value-type="string" office:string-value="N1093">
            <text:p>N1093</text:p>
          </table:table-cell>
          <table:table-cell table:formula="of:=[.H1086]" office:value-type="string" office:string-value="X6722">
            <text:p>X6722</text:p>
          </table:table-cell>
          <table:table-cell table:formula="of:=[.F1086]" office:value-type="string" office:string-value="Y403.375">
            <text:p>Y403.375</text:p>
          </table:table-cell>
        </table:table-row>
        <table:table-row table:style-name="ro1">
          <table:table-cell office:value-type="float" office:value="1093">
            <text:p>1093</text:p>
          </table:table-cell>
          <table:table-cell table:formula="of:=&quot;N&quot;&amp;[.A1086]" office:value-type="string" office:string-value="N1093">
            <text:p>N1093</text:p>
          </table:table-cell>
          <table:table-cell table:formula="of:=[.C1087]-[.$J$4]" office:value-type="float" office:value="6716">
            <text:p>6716</text:p>
          </table:table-cell>
          <table:table-cell table:formula="of:= &quot;X&quot;&amp; [.C1086]" office:value-type="string" office:string-value="X6716">
            <text:p>X6716</text:p>
          </table:table-cell>
          <table:table-cell table:formula="of:=[.E1087]+[.$J$5]" office:value-type="float" office:value="403.375">
            <text:p>403.375</text:p>
          </table:table-cell>
          <table:table-cell table:formula="of:=&quot;Y&quot; &amp; [.E1086]" office:value-type="string" office:string-value="Y403.375">
            <text:p>Y403.375</text:p>
          </table:table-cell>
          <table:table-cell table:formula="of:=[.C1086] +6" office:value-type="float" office:value="6722">
            <text:p>6722</text:p>
          </table:table-cell>
          <table:table-cell table:formula="of:=&quot;X&quot;&amp; [.G1086]" office:value-type="string" office:string-value="X6722">
            <text:p>X6722</text:p>
          </table:table-cell>
          <table:table-cell table:number-columns-repeated="6"/>
          <table:table-cell table:style-name="ce7" table:formula="of:=[.B1087]" office:value-type="string" office:string-value="N1094">
            <text:p>N1094</text:p>
          </table:table-cell>
          <table:table-cell table:style-name="ce7" table:formula="of:=[.D1087]" office:value-type="string" office:string-value="X6720">
            <text:p>X6720</text:p>
          </table:table-cell>
          <table:table-cell table:style-name="ce7" table:formula="of:=[.F1087]" office:value-type="string" office:string-value="Y400.5">
            <text:p>Y400.5</text:p>
          </table:table-cell>
          <table:table-cell/>
          <table:table-cell table:formula="of:=[.B1087]" office:value-type="string" office:string-value="N1094">
            <text:p>N1094</text:p>
          </table:table-cell>
          <table:table-cell table:formula="of:=[.H1087]" office:value-type="string" office:string-value="X6726">
            <text:p>X6726</text:p>
          </table:table-cell>
          <table:table-cell table:formula="of:=[.F1087]" office:value-type="string" office:string-value="Y400.5">
            <text:p>Y400.5</text:p>
          </table:table-cell>
        </table:table-row>
        <table:table-row table:style-name="ro1">
          <table:table-cell office:value-type="float" office:value="1094">
            <text:p>1094</text:p>
          </table:table-cell>
          <table:table-cell table:formula="of:=&quot;N&quot;&amp;[.A1087]" office:value-type="string" office:string-value="N1094">
            <text:p>N1094</text:p>
          </table:table-cell>
          <table:table-cell table:formula="of:=[.C1088]-[.$J$4]" office:value-type="float" office:value="6720">
            <text:p>6720</text:p>
          </table:table-cell>
          <table:table-cell table:formula="of:= &quot;X&quot;&amp; [.C1087]" office:value-type="string" office:string-value="X6720">
            <text:p>X6720</text:p>
          </table:table-cell>
          <table:table-cell table:formula="of:=[.E1088]+[.$J$5]" office:value-type="float" office:value="400.5">
            <text:p>400.5</text:p>
          </table:table-cell>
          <table:table-cell table:formula="of:=&quot;Y&quot; &amp; [.E1087]" office:value-type="string" office:string-value="Y400.5">
            <text:p>Y400.5</text:p>
          </table:table-cell>
          <table:table-cell table:formula="of:=[.C1087] +6" office:value-type="float" office:value="6726">
            <text:p>6726</text:p>
          </table:table-cell>
          <table:table-cell table:formula="of:=&quot;X&quot;&amp; [.G1087]" office:value-type="string" office:string-value="X6726">
            <text:p>X6726</text:p>
          </table:table-cell>
          <table:table-cell table:number-columns-repeated="6"/>
          <table:table-cell table:style-name="ce7" table:formula="of:=[.B1088]" office:value-type="string" office:string-value="N1095">
            <text:p>N1095</text:p>
          </table:table-cell>
          <table:table-cell table:style-name="ce7" table:formula="of:=[.D1088]" office:value-type="string" office:string-value="X6724">
            <text:p>X6724</text:p>
          </table:table-cell>
          <table:table-cell table:style-name="ce7" table:formula="of:=[.F1088]" office:value-type="string" office:string-value="Y397.625">
            <text:p>Y397.625</text:p>
          </table:table-cell>
          <table:table-cell/>
          <table:table-cell table:formula="of:=[.B1088]" office:value-type="string" office:string-value="N1095">
            <text:p>N1095</text:p>
          </table:table-cell>
          <table:table-cell table:formula="of:=[.H1088]" office:value-type="string" office:string-value="X6730">
            <text:p>X6730</text:p>
          </table:table-cell>
          <table:table-cell table:formula="of:=[.F1088]" office:value-type="string" office:string-value="Y397.625">
            <text:p>Y397.625</text:p>
          </table:table-cell>
        </table:table-row>
        <table:table-row table:style-name="ro1">
          <table:table-cell office:value-type="float" office:value="1095">
            <text:p>1095</text:p>
          </table:table-cell>
          <table:table-cell table:formula="of:=&quot;N&quot;&amp;[.A1088]" office:value-type="string" office:string-value="N1095">
            <text:p>N1095</text:p>
          </table:table-cell>
          <table:table-cell table:formula="of:=[.C1089]-[.$J$4]" office:value-type="float" office:value="6724">
            <text:p>6724</text:p>
          </table:table-cell>
          <table:table-cell table:formula="of:= &quot;X&quot;&amp; [.C1088]" office:value-type="string" office:string-value="X6724">
            <text:p>X6724</text:p>
          </table:table-cell>
          <table:table-cell table:formula="of:=[.E1089]+[.$J$5]" office:value-type="float" office:value="397.625">
            <text:p>397.625</text:p>
          </table:table-cell>
          <table:table-cell table:formula="of:=&quot;Y&quot; &amp; [.E1088]" office:value-type="string" office:string-value="Y397.625">
            <text:p>Y397.625</text:p>
          </table:table-cell>
          <table:table-cell table:formula="of:=[.C1088] +6" office:value-type="float" office:value="6730">
            <text:p>6730</text:p>
          </table:table-cell>
          <table:table-cell table:formula="of:=&quot;X&quot;&amp; [.G1088]" office:value-type="string" office:string-value="X6730">
            <text:p>X6730</text:p>
          </table:table-cell>
          <table:table-cell table:number-columns-repeated="6"/>
          <table:table-cell table:style-name="ce7" table:formula="of:=[.B1089]" office:value-type="string" office:string-value="N1096">
            <text:p>N1096</text:p>
          </table:table-cell>
          <table:table-cell table:style-name="ce7" table:formula="of:=[.D1089]" office:value-type="string" office:string-value="X6728">
            <text:p>X6728</text:p>
          </table:table-cell>
          <table:table-cell table:style-name="ce7" table:formula="of:=[.F1089]" office:value-type="string" office:string-value="Y394.75">
            <text:p>Y394.75</text:p>
          </table:table-cell>
          <table:table-cell/>
          <table:table-cell table:formula="of:=[.B1089]" office:value-type="string" office:string-value="N1096">
            <text:p>N1096</text:p>
          </table:table-cell>
          <table:table-cell table:formula="of:=[.H1089]" office:value-type="string" office:string-value="X6734">
            <text:p>X6734</text:p>
          </table:table-cell>
          <table:table-cell table:formula="of:=[.F1089]" office:value-type="string" office:string-value="Y394.75">
            <text:p>Y394.75</text:p>
          </table:table-cell>
        </table:table-row>
        <table:table-row table:style-name="ro1">
          <table:table-cell office:value-type="float" office:value="1096">
            <text:p>1096</text:p>
          </table:table-cell>
          <table:table-cell table:formula="of:=&quot;N&quot;&amp;[.A1089]" office:value-type="string" office:string-value="N1096">
            <text:p>N1096</text:p>
          </table:table-cell>
          <table:table-cell table:formula="of:=[.C1090]-[.$J$4]" office:value-type="float" office:value="6728">
            <text:p>6728</text:p>
          </table:table-cell>
          <table:table-cell table:formula="of:= &quot;X&quot;&amp; [.C1089]" office:value-type="string" office:string-value="X6728">
            <text:p>X6728</text:p>
          </table:table-cell>
          <table:table-cell table:formula="of:=[.E1090]+[.$J$5]" office:value-type="float" office:value="394.75">
            <text:p>394.75</text:p>
          </table:table-cell>
          <table:table-cell table:formula="of:=&quot;Y&quot; &amp; [.E1089]" office:value-type="string" office:string-value="Y394.75">
            <text:p>Y394.75</text:p>
          </table:table-cell>
          <table:table-cell table:formula="of:=[.C1089] +6" office:value-type="float" office:value="6734">
            <text:p>6734</text:p>
          </table:table-cell>
          <table:table-cell table:formula="of:=&quot;X&quot;&amp; [.G1089]" office:value-type="string" office:string-value="X6734">
            <text:p>X6734</text:p>
          </table:table-cell>
          <table:table-cell table:number-columns-repeated="6"/>
          <table:table-cell table:style-name="ce7" table:formula="of:=[.B1090]" office:value-type="string" office:string-value="N1097">
            <text:p>N1097</text:p>
          </table:table-cell>
          <table:table-cell table:style-name="ce7" table:formula="of:=[.D1090]" office:value-type="string" office:string-value="X6732">
            <text:p>X6732</text:p>
          </table:table-cell>
          <table:table-cell table:style-name="ce7" table:formula="of:=[.F1090]" office:value-type="string" office:string-value="Y391.875">
            <text:p>Y391.875</text:p>
          </table:table-cell>
          <table:table-cell/>
          <table:table-cell table:formula="of:=[.B1090]" office:value-type="string" office:string-value="N1097">
            <text:p>N1097</text:p>
          </table:table-cell>
          <table:table-cell table:formula="of:=[.H1090]" office:value-type="string" office:string-value="X6738">
            <text:p>X6738</text:p>
          </table:table-cell>
          <table:table-cell table:formula="of:=[.F1090]" office:value-type="string" office:string-value="Y391.875">
            <text:p>Y391.875</text:p>
          </table:table-cell>
        </table:table-row>
        <table:table-row table:style-name="ro1">
          <table:table-cell office:value-type="float" office:value="1097">
            <text:p>1097</text:p>
          </table:table-cell>
          <table:table-cell table:formula="of:=&quot;N&quot;&amp;[.A1090]" office:value-type="string" office:string-value="N1097">
            <text:p>N1097</text:p>
          </table:table-cell>
          <table:table-cell table:formula="of:=[.C1091]-[.$J$4]" office:value-type="float" office:value="6732">
            <text:p>6732</text:p>
          </table:table-cell>
          <table:table-cell table:formula="of:= &quot;X&quot;&amp; [.C1090]" office:value-type="string" office:string-value="X6732">
            <text:p>X6732</text:p>
          </table:table-cell>
          <table:table-cell table:formula="of:=[.E1091]+[.$J$5]" office:value-type="float" office:value="391.875">
            <text:p>391.875</text:p>
          </table:table-cell>
          <table:table-cell table:formula="of:=&quot;Y&quot; &amp; [.E1090]" office:value-type="string" office:string-value="Y391.875">
            <text:p>Y391.875</text:p>
          </table:table-cell>
          <table:table-cell table:formula="of:=[.C1090] +6" office:value-type="float" office:value="6738">
            <text:p>6738</text:p>
          </table:table-cell>
          <table:table-cell table:formula="of:=&quot;X&quot;&amp; [.G1090]" office:value-type="string" office:string-value="X6738">
            <text:p>X6738</text:p>
          </table:table-cell>
          <table:table-cell table:number-columns-repeated="6"/>
          <table:table-cell table:style-name="ce7" table:formula="of:=[.B1091]" office:value-type="string" office:string-value="N1098">
            <text:p>N1098</text:p>
          </table:table-cell>
          <table:table-cell table:style-name="ce7" table:formula="of:=[.D1091]" office:value-type="string" office:string-value="X6736">
            <text:p>X6736</text:p>
          </table:table-cell>
          <table:table-cell table:style-name="ce7" table:formula="of:=[.F1091]" office:value-type="string" office:string-value="Y389">
            <text:p>Y389</text:p>
          </table:table-cell>
          <table:table-cell/>
          <table:table-cell table:formula="of:=[.B1091]" office:value-type="string" office:string-value="N1098">
            <text:p>N1098</text:p>
          </table:table-cell>
          <table:table-cell table:formula="of:=[.H1091]" office:value-type="string" office:string-value="X6742">
            <text:p>X6742</text:p>
          </table:table-cell>
          <table:table-cell table:formula="of:=[.F1091]" office:value-type="string" office:string-value="Y389">
            <text:p>Y389</text:p>
          </table:table-cell>
        </table:table-row>
        <table:table-row table:style-name="ro1">
          <table:table-cell office:value-type="float" office:value="1098">
            <text:p>1098</text:p>
          </table:table-cell>
          <table:table-cell table:formula="of:=&quot;N&quot;&amp;[.A1091]" office:value-type="string" office:string-value="N1098">
            <text:p>N1098</text:p>
          </table:table-cell>
          <table:table-cell table:formula="of:=[.C1092]-[.$J$4]" office:value-type="float" office:value="6736">
            <text:p>6736</text:p>
          </table:table-cell>
          <table:table-cell table:formula="of:= &quot;X&quot;&amp; [.C1091]" office:value-type="string" office:string-value="X6736">
            <text:p>X6736</text:p>
          </table:table-cell>
          <table:table-cell table:formula="of:=[.E1092]+[.$J$5]" office:value-type="float" office:value="389">
            <text:p>389</text:p>
          </table:table-cell>
          <table:table-cell table:formula="of:=&quot;Y&quot; &amp; [.E1091]" office:value-type="string" office:string-value="Y389">
            <text:p>Y389</text:p>
          </table:table-cell>
          <table:table-cell table:formula="of:=[.C1091] +6" office:value-type="float" office:value="6742">
            <text:p>6742</text:p>
          </table:table-cell>
          <table:table-cell table:formula="of:=&quot;X&quot;&amp; [.G1091]" office:value-type="string" office:string-value="X6742">
            <text:p>X6742</text:p>
          </table:table-cell>
          <table:table-cell table:number-columns-repeated="6"/>
          <table:table-cell table:style-name="ce7" table:formula="of:=[.B1092]" office:value-type="string" office:string-value="N1099">
            <text:p>N1099</text:p>
          </table:table-cell>
          <table:table-cell table:style-name="ce7" table:formula="of:=[.D1092]" office:value-type="string" office:string-value="X6740">
            <text:p>X6740</text:p>
          </table:table-cell>
          <table:table-cell table:style-name="ce7" table:formula="of:=[.F1092]" office:value-type="string" office:string-value="Y386.125">
            <text:p>Y386.125</text:p>
          </table:table-cell>
          <table:table-cell/>
          <table:table-cell table:formula="of:=[.B1092]" office:value-type="string" office:string-value="N1099">
            <text:p>N1099</text:p>
          </table:table-cell>
          <table:table-cell table:formula="of:=[.H1092]" office:value-type="string" office:string-value="X6746">
            <text:p>X6746</text:p>
          </table:table-cell>
          <table:table-cell table:formula="of:=[.F1092]" office:value-type="string" office:string-value="Y386.125">
            <text:p>Y386.125</text:p>
          </table:table-cell>
        </table:table-row>
        <table:table-row table:style-name="ro1">
          <table:table-cell office:value-type="float" office:value="1099">
            <text:p>1099</text:p>
          </table:table-cell>
          <table:table-cell table:formula="of:=&quot;N&quot;&amp;[.A1092]" office:value-type="string" office:string-value="N1099">
            <text:p>N1099</text:p>
          </table:table-cell>
          <table:table-cell table:formula="of:=[.C1093]-[.$J$4]" office:value-type="float" office:value="6740">
            <text:p>6740</text:p>
          </table:table-cell>
          <table:table-cell table:formula="of:= &quot;X&quot;&amp; [.C1092]" office:value-type="string" office:string-value="X6740">
            <text:p>X6740</text:p>
          </table:table-cell>
          <table:table-cell table:formula="of:=[.E1093]+[.$J$5]" office:value-type="float" office:value="386.125">
            <text:p>386.125</text:p>
          </table:table-cell>
          <table:table-cell table:formula="of:=&quot;Y&quot; &amp; [.E1092]" office:value-type="string" office:string-value="Y386.125">
            <text:p>Y386.125</text:p>
          </table:table-cell>
          <table:table-cell table:formula="of:=[.C1092] +6" office:value-type="float" office:value="6746">
            <text:p>6746</text:p>
          </table:table-cell>
          <table:table-cell table:formula="of:=&quot;X&quot;&amp; [.G1092]" office:value-type="string" office:string-value="X6746">
            <text:p>X6746</text:p>
          </table:table-cell>
          <table:table-cell table:number-columns-repeated="6"/>
          <table:table-cell table:style-name="ce7" table:formula="of:=[.B1093]" office:value-type="string" office:string-value="N1100">
            <text:p>N1100</text:p>
          </table:table-cell>
          <table:table-cell table:style-name="ce7" table:formula="of:=[.D1093]" office:value-type="string" office:string-value="X6744">
            <text:p>X6744</text:p>
          </table:table-cell>
          <table:table-cell table:style-name="ce7" table:formula="of:=[.F1093]" office:value-type="string" office:string-value="Y383.25">
            <text:p>Y383.25</text:p>
          </table:table-cell>
          <table:table-cell/>
          <table:table-cell table:formula="of:=[.B1093]" office:value-type="string" office:string-value="N1100">
            <text:p>N1100</text:p>
          </table:table-cell>
          <table:table-cell table:formula="of:=[.H1093]" office:value-type="string" office:string-value="X6750">
            <text:p>X6750</text:p>
          </table:table-cell>
          <table:table-cell table:formula="of:=[.F1093]" office:value-type="string" office:string-value="Y383.25">
            <text:p>Y383.25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table:formula="of:=&quot;N&quot;&amp;[.A1093]" office:value-type="string" office:string-value="N1100">
            <text:p>N1100</text:p>
          </table:table-cell>
          <table:table-cell table:formula="of:=[.C1094]-[.$J$4]" office:value-type="float" office:value="6744">
            <text:p>6744</text:p>
          </table:table-cell>
          <table:table-cell table:formula="of:= &quot;X&quot;&amp; [.C1093]" office:value-type="string" office:string-value="X6744">
            <text:p>X6744</text:p>
          </table:table-cell>
          <table:table-cell table:formula="of:=[.E1094]+[.$J$5]" office:value-type="float" office:value="383.25">
            <text:p>383.25</text:p>
          </table:table-cell>
          <table:table-cell table:formula="of:=&quot;Y&quot; &amp; [.E1093]" office:value-type="string" office:string-value="Y383.25">
            <text:p>Y383.25</text:p>
          </table:table-cell>
          <table:table-cell table:formula="of:=[.C1093] +6" office:value-type="float" office:value="6750">
            <text:p>6750</text:p>
          </table:table-cell>
          <table:table-cell table:formula="of:=&quot;X&quot;&amp; [.G1093]" office:value-type="string" office:string-value="X6750">
            <text:p>X6750</text:p>
          </table:table-cell>
          <table:table-cell table:number-columns-repeated="6"/>
          <table:table-cell table:style-name="ce7" table:formula="of:=[.B1094]" office:value-type="string" office:string-value="N1101">
            <text:p>N1101</text:p>
          </table:table-cell>
          <table:table-cell table:style-name="ce7" table:formula="of:=[.D1094]" office:value-type="string" office:string-value="X6748">
            <text:p>X6748</text:p>
          </table:table-cell>
          <table:table-cell table:style-name="ce7" table:formula="of:=[.F1094]" office:value-type="string" office:string-value="Y380.375">
            <text:p>Y380.375</text:p>
          </table:table-cell>
          <table:table-cell/>
          <table:table-cell table:formula="of:=[.B1094]" office:value-type="string" office:string-value="N1101">
            <text:p>N1101</text:p>
          </table:table-cell>
          <table:table-cell table:formula="of:=[.H1094]" office:value-type="string" office:string-value="X6754">
            <text:p>X6754</text:p>
          </table:table-cell>
          <table:table-cell table:formula="of:=[.F1094]" office:value-type="string" office:string-value="Y380.375">
            <text:p>Y380.375</text:p>
          </table:table-cell>
        </table:table-row>
        <table:table-row table:style-name="ro1">
          <table:table-cell office:value-type="float" office:value="1101">
            <text:p>1101</text:p>
          </table:table-cell>
          <table:table-cell table:formula="of:=&quot;N&quot;&amp;[.A1094]" office:value-type="string" office:string-value="N1101">
            <text:p>N1101</text:p>
          </table:table-cell>
          <table:table-cell table:formula="of:=[.C1095]-[.$J$4]" office:value-type="float" office:value="6748">
            <text:p>6748</text:p>
          </table:table-cell>
          <table:table-cell table:formula="of:= &quot;X&quot;&amp; [.C1094]" office:value-type="string" office:string-value="X6748">
            <text:p>X6748</text:p>
          </table:table-cell>
          <table:table-cell table:formula="of:=[.E1095]+[.$J$5]" office:value-type="float" office:value="380.375">
            <text:p>380.375</text:p>
          </table:table-cell>
          <table:table-cell table:formula="of:=&quot;Y&quot; &amp; [.E1094]" office:value-type="string" office:string-value="Y380.375">
            <text:p>Y380.375</text:p>
          </table:table-cell>
          <table:table-cell table:formula="of:=[.C1094] +6" office:value-type="float" office:value="6754">
            <text:p>6754</text:p>
          </table:table-cell>
          <table:table-cell table:formula="of:=&quot;X&quot;&amp; [.G1094]" office:value-type="string" office:string-value="X6754">
            <text:p>X6754</text:p>
          </table:table-cell>
          <table:table-cell table:number-columns-repeated="6"/>
          <table:table-cell table:style-name="ce7" table:formula="of:=[.B1095]" office:value-type="string" office:string-value="N1102">
            <text:p>N1102</text:p>
          </table:table-cell>
          <table:table-cell table:style-name="ce7" table:formula="of:=[.D1095]" office:value-type="string" office:string-value="X6752">
            <text:p>X6752</text:p>
          </table:table-cell>
          <table:table-cell table:style-name="ce7" table:formula="of:=[.F1095]" office:value-type="string" office:string-value="Y377.5">
            <text:p>Y377.5</text:p>
          </table:table-cell>
          <table:table-cell/>
          <table:table-cell table:formula="of:=[.B1095]" office:value-type="string" office:string-value="N1102">
            <text:p>N1102</text:p>
          </table:table-cell>
          <table:table-cell table:formula="of:=[.H1095]" office:value-type="string" office:string-value="X6758">
            <text:p>X6758</text:p>
          </table:table-cell>
          <table:table-cell table:formula="of:=[.F1095]" office:value-type="string" office:string-value="Y377.5">
            <text:p>Y377.5</text:p>
          </table:table-cell>
        </table:table-row>
        <table:table-row table:style-name="ro1">
          <table:table-cell office:value-type="float" office:value="1102">
            <text:p>1102</text:p>
          </table:table-cell>
          <table:table-cell table:formula="of:=&quot;N&quot;&amp;[.A1095]" office:value-type="string" office:string-value="N1102">
            <text:p>N1102</text:p>
          </table:table-cell>
          <table:table-cell table:formula="of:=[.C1096]-[.$J$4]" office:value-type="float" office:value="6752">
            <text:p>6752</text:p>
          </table:table-cell>
          <table:table-cell table:formula="of:= &quot;X&quot;&amp; [.C1095]" office:value-type="string" office:string-value="X6752">
            <text:p>X6752</text:p>
          </table:table-cell>
          <table:table-cell table:formula="of:=[.E1096]+[.$J$5]" office:value-type="float" office:value="377.5">
            <text:p>377.5</text:p>
          </table:table-cell>
          <table:table-cell table:formula="of:=&quot;Y&quot; &amp; [.E1095]" office:value-type="string" office:string-value="Y377.5">
            <text:p>Y377.5</text:p>
          </table:table-cell>
          <table:table-cell table:formula="of:=[.C1095] +6" office:value-type="float" office:value="6758">
            <text:p>6758</text:p>
          </table:table-cell>
          <table:table-cell table:formula="of:=&quot;X&quot;&amp; [.G1095]" office:value-type="string" office:string-value="X6758">
            <text:p>X6758</text:p>
          </table:table-cell>
          <table:table-cell table:number-columns-repeated="6"/>
          <table:table-cell table:style-name="ce7" table:formula="of:=[.B1096]" office:value-type="string" office:string-value="N1103">
            <text:p>N1103</text:p>
          </table:table-cell>
          <table:table-cell table:style-name="ce7" table:formula="of:=[.D1096]" office:value-type="string" office:string-value="X6756">
            <text:p>X6756</text:p>
          </table:table-cell>
          <table:table-cell table:style-name="ce7" table:formula="of:=[.F1096]" office:value-type="string" office:string-value="Y374.625">
            <text:p>Y374.625</text:p>
          </table:table-cell>
          <table:table-cell/>
          <table:table-cell table:formula="of:=[.B1096]" office:value-type="string" office:string-value="N1103">
            <text:p>N1103</text:p>
          </table:table-cell>
          <table:table-cell table:formula="of:=[.H1096]" office:value-type="string" office:string-value="X6762">
            <text:p>X6762</text:p>
          </table:table-cell>
          <table:table-cell table:formula="of:=[.F1096]" office:value-type="string" office:string-value="Y374.625">
            <text:p>Y374.625</text:p>
          </table:table-cell>
        </table:table-row>
        <table:table-row table:style-name="ro1">
          <table:table-cell office:value-type="float" office:value="1103">
            <text:p>1103</text:p>
          </table:table-cell>
          <table:table-cell table:formula="of:=&quot;N&quot;&amp;[.A1096]" office:value-type="string" office:string-value="N1103">
            <text:p>N1103</text:p>
          </table:table-cell>
          <table:table-cell table:formula="of:=[.C1097]-[.$J$4]" office:value-type="float" office:value="6756">
            <text:p>6756</text:p>
          </table:table-cell>
          <table:table-cell table:formula="of:= &quot;X&quot;&amp; [.C1096]" office:value-type="string" office:string-value="X6756">
            <text:p>X6756</text:p>
          </table:table-cell>
          <table:table-cell table:formula="of:=[.E1097]+[.$J$5]" office:value-type="float" office:value="374.625">
            <text:p>374.625</text:p>
          </table:table-cell>
          <table:table-cell table:formula="of:=&quot;Y&quot; &amp; [.E1096]" office:value-type="string" office:string-value="Y374.625">
            <text:p>Y374.625</text:p>
          </table:table-cell>
          <table:table-cell table:formula="of:=[.C1096] +6" office:value-type="float" office:value="6762">
            <text:p>6762</text:p>
          </table:table-cell>
          <table:table-cell table:formula="of:=&quot;X&quot;&amp; [.G1096]" office:value-type="string" office:string-value="X6762">
            <text:p>X6762</text:p>
          </table:table-cell>
          <table:table-cell table:number-columns-repeated="6"/>
          <table:table-cell table:style-name="ce7" table:formula="of:=[.B1097]" office:value-type="string" office:string-value="N1104">
            <text:p>N1104</text:p>
          </table:table-cell>
          <table:table-cell table:style-name="ce7" table:formula="of:=[.D1097]" office:value-type="string" office:string-value="X6760">
            <text:p>X6760</text:p>
          </table:table-cell>
          <table:table-cell table:style-name="ce7" table:formula="of:=[.F1097]" office:value-type="string" office:string-value="Y371.75">
            <text:p>Y371.75</text:p>
          </table:table-cell>
          <table:table-cell/>
          <table:table-cell table:formula="of:=[.B1097]" office:value-type="string" office:string-value="N1104">
            <text:p>N1104</text:p>
          </table:table-cell>
          <table:table-cell table:formula="of:=[.H1097]" office:value-type="string" office:string-value="X6766">
            <text:p>X6766</text:p>
          </table:table-cell>
          <table:table-cell table:formula="of:=[.F1097]" office:value-type="string" office:string-value="Y371.75">
            <text:p>Y371.75</text:p>
          </table:table-cell>
        </table:table-row>
        <table:table-row table:style-name="ro1">
          <table:table-cell office:value-type="float" office:value="1104">
            <text:p>1104</text:p>
          </table:table-cell>
          <table:table-cell table:formula="of:=&quot;N&quot;&amp;[.A1097]" office:value-type="string" office:string-value="N1104">
            <text:p>N1104</text:p>
          </table:table-cell>
          <table:table-cell table:formula="of:=[.C1098]-[.$J$4]" office:value-type="float" office:value="6760">
            <text:p>6760</text:p>
          </table:table-cell>
          <table:table-cell table:formula="of:= &quot;X&quot;&amp; [.C1097]" office:value-type="string" office:string-value="X6760">
            <text:p>X6760</text:p>
          </table:table-cell>
          <table:table-cell table:formula="of:=[.E1098]+[.$J$5]" office:value-type="float" office:value="371.75">
            <text:p>371.75</text:p>
          </table:table-cell>
          <table:table-cell table:formula="of:=&quot;Y&quot; &amp; [.E1097]" office:value-type="string" office:string-value="Y371.75">
            <text:p>Y371.75</text:p>
          </table:table-cell>
          <table:table-cell table:formula="of:=[.C1097] +6" office:value-type="float" office:value="6766">
            <text:p>6766</text:p>
          </table:table-cell>
          <table:table-cell table:formula="of:=&quot;X&quot;&amp; [.G1097]" office:value-type="string" office:string-value="X6766">
            <text:p>X6766</text:p>
          </table:table-cell>
          <table:table-cell table:number-columns-repeated="6"/>
          <table:table-cell table:style-name="ce7" table:formula="of:=[.B1098]" office:value-type="string" office:string-value="N1105">
            <text:p>N1105</text:p>
          </table:table-cell>
          <table:table-cell table:style-name="ce7" table:formula="of:=[.D1098]" office:value-type="string" office:string-value="X6764">
            <text:p>X6764</text:p>
          </table:table-cell>
          <table:table-cell table:style-name="ce7" table:formula="of:=[.F1098]" office:value-type="string" office:string-value="Y368.875">
            <text:p>Y368.875</text:p>
          </table:table-cell>
          <table:table-cell/>
          <table:table-cell table:formula="of:=[.B1098]" office:value-type="string" office:string-value="N1105">
            <text:p>N1105</text:p>
          </table:table-cell>
          <table:table-cell table:formula="of:=[.H1098]" office:value-type="string" office:string-value="X6770">
            <text:p>X6770</text:p>
          </table:table-cell>
          <table:table-cell table:formula="of:=[.F1098]" office:value-type="string" office:string-value="Y368.875">
            <text:p>Y368.875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table:formula="of:=&quot;N&quot;&amp;[.A1098]" office:value-type="string" office:string-value="N1105">
            <text:p>N1105</text:p>
          </table:table-cell>
          <table:table-cell table:formula="of:=[.C1099]-[.$J$4]" office:value-type="float" office:value="6764">
            <text:p>6764</text:p>
          </table:table-cell>
          <table:table-cell table:formula="of:= &quot;X&quot;&amp; [.C1098]" office:value-type="string" office:string-value="X6764">
            <text:p>X6764</text:p>
          </table:table-cell>
          <table:table-cell table:formula="of:=[.E1099]+[.$J$5]" office:value-type="float" office:value="368.875">
            <text:p>368.875</text:p>
          </table:table-cell>
          <table:table-cell table:formula="of:=&quot;Y&quot; &amp; [.E1098]" office:value-type="string" office:string-value="Y368.875">
            <text:p>Y368.875</text:p>
          </table:table-cell>
          <table:table-cell table:formula="of:=[.C1098] +6" office:value-type="float" office:value="6770">
            <text:p>6770</text:p>
          </table:table-cell>
          <table:table-cell table:formula="of:=&quot;X&quot;&amp; [.G1098]" office:value-type="string" office:string-value="X6770">
            <text:p>X6770</text:p>
          </table:table-cell>
          <table:table-cell table:number-columns-repeated="6"/>
          <table:table-cell table:style-name="ce7" table:formula="of:=[.B1099]" office:value-type="string" office:string-value="N1106">
            <text:p>N1106</text:p>
          </table:table-cell>
          <table:table-cell table:style-name="ce7" table:formula="of:=[.D1099]" office:value-type="string" office:string-value="X6768">
            <text:p>X6768</text:p>
          </table:table-cell>
          <table:table-cell table:style-name="ce7" table:formula="of:=[.F1099]" office:value-type="string" office:string-value="Y366">
            <text:p>Y366</text:p>
          </table:table-cell>
          <table:table-cell/>
          <table:table-cell table:formula="of:=[.B1099]" office:value-type="string" office:string-value="N1106">
            <text:p>N1106</text:p>
          </table:table-cell>
          <table:table-cell table:formula="of:=[.H1099]" office:value-type="string" office:string-value="X6774">
            <text:p>X6774</text:p>
          </table:table-cell>
          <table:table-cell table:formula="of:=[.F1099]" office:value-type="string" office:string-value="Y366">
            <text:p>Y366</text:p>
          </table:table-cell>
        </table:table-row>
        <table:table-row table:style-name="ro1">
          <table:table-cell office:value-type="float" office:value="1106">
            <text:p>1106</text:p>
          </table:table-cell>
          <table:table-cell table:formula="of:=&quot;N&quot;&amp;[.A1099]" office:value-type="string" office:string-value="N1106">
            <text:p>N1106</text:p>
          </table:table-cell>
          <table:table-cell table:formula="of:=[.C1100]-[.$J$4]" office:value-type="float" office:value="6768">
            <text:p>6768</text:p>
          </table:table-cell>
          <table:table-cell table:formula="of:= &quot;X&quot;&amp; [.C1099]" office:value-type="string" office:string-value="X6768">
            <text:p>X6768</text:p>
          </table:table-cell>
          <table:table-cell table:formula="of:=[.E1100]+[.$J$5]" office:value-type="float" office:value="366">
            <text:p>366</text:p>
          </table:table-cell>
          <table:table-cell table:formula="of:=&quot;Y&quot; &amp; [.E1099]" office:value-type="string" office:string-value="Y366">
            <text:p>Y366</text:p>
          </table:table-cell>
          <table:table-cell table:formula="of:=[.C1099] +6" office:value-type="float" office:value="6774">
            <text:p>6774</text:p>
          </table:table-cell>
          <table:table-cell table:formula="of:=&quot;X&quot;&amp; [.G1099]" office:value-type="string" office:string-value="X6774">
            <text:p>X6774</text:p>
          </table:table-cell>
          <table:table-cell table:number-columns-repeated="6"/>
          <table:table-cell table:style-name="ce7" table:formula="of:=[.B1100]" office:value-type="string" office:string-value="N1107">
            <text:p>N1107</text:p>
          </table:table-cell>
          <table:table-cell table:style-name="ce7" table:formula="of:=[.D1100]" office:value-type="string" office:string-value="X6772">
            <text:p>X6772</text:p>
          </table:table-cell>
          <table:table-cell table:style-name="ce7" table:formula="of:=[.F1100]" office:value-type="string" office:string-value="Y363.125">
            <text:p>Y363.125</text:p>
          </table:table-cell>
          <table:table-cell/>
          <table:table-cell table:formula="of:=[.B1100]" office:value-type="string" office:string-value="N1107">
            <text:p>N1107</text:p>
          </table:table-cell>
          <table:table-cell table:formula="of:=[.H1100]" office:value-type="string" office:string-value="X6778">
            <text:p>X6778</text:p>
          </table:table-cell>
          <table:table-cell table:formula="of:=[.F1100]" office:value-type="string" office:string-value="Y363.125">
            <text:p>Y363.125</text:p>
          </table:table-cell>
        </table:table-row>
        <table:table-row table:style-name="ro1">
          <table:table-cell office:value-type="float" office:value="1107">
            <text:p>1107</text:p>
          </table:table-cell>
          <table:table-cell table:formula="of:=&quot;N&quot;&amp;[.A1100]" office:value-type="string" office:string-value="N1107">
            <text:p>N1107</text:p>
          </table:table-cell>
          <table:table-cell table:formula="of:=[.C1101]-[.$J$4]" office:value-type="float" office:value="6772">
            <text:p>6772</text:p>
          </table:table-cell>
          <table:table-cell table:formula="of:= &quot;X&quot;&amp; [.C1100]" office:value-type="string" office:string-value="X6772">
            <text:p>X6772</text:p>
          </table:table-cell>
          <table:table-cell table:formula="of:=[.E1101]+[.$J$5]" office:value-type="float" office:value="363.125">
            <text:p>363.125</text:p>
          </table:table-cell>
          <table:table-cell table:formula="of:=&quot;Y&quot; &amp; [.E1100]" office:value-type="string" office:string-value="Y363.125">
            <text:p>Y363.125</text:p>
          </table:table-cell>
          <table:table-cell table:formula="of:=[.C1100] +6" office:value-type="float" office:value="6778">
            <text:p>6778</text:p>
          </table:table-cell>
          <table:table-cell table:formula="of:=&quot;X&quot;&amp; [.G1100]" office:value-type="string" office:string-value="X6778">
            <text:p>X6778</text:p>
          </table:table-cell>
          <table:table-cell table:number-columns-repeated="6"/>
          <table:table-cell table:style-name="ce7" table:formula="of:=[.B1101]" office:value-type="string" office:string-value="N1108">
            <text:p>N1108</text:p>
          </table:table-cell>
          <table:table-cell table:style-name="ce7" table:formula="of:=[.D1101]" office:value-type="string" office:string-value="X6776">
            <text:p>X6776</text:p>
          </table:table-cell>
          <table:table-cell table:style-name="ce7" table:formula="of:=[.F1101]" office:value-type="string" office:string-value="Y360.25">
            <text:p>Y360.25</text:p>
          </table:table-cell>
          <table:table-cell/>
          <table:table-cell table:formula="of:=[.B1101]" office:value-type="string" office:string-value="N1108">
            <text:p>N1108</text:p>
          </table:table-cell>
          <table:table-cell table:formula="of:=[.H1101]" office:value-type="string" office:string-value="X6782">
            <text:p>X6782</text:p>
          </table:table-cell>
          <table:table-cell table:formula="of:=[.F1101]" office:value-type="string" office:string-value="Y360.25">
            <text:p>Y360.25</text:p>
          </table:table-cell>
        </table:table-row>
        <table:table-row table:style-name="ro1">
          <table:table-cell office:value-type="float" office:value="1108">
            <text:p>1108</text:p>
          </table:table-cell>
          <table:table-cell table:formula="of:=&quot;N&quot;&amp;[.A1101]" office:value-type="string" office:string-value="N1108">
            <text:p>N1108</text:p>
          </table:table-cell>
          <table:table-cell table:formula="of:=[.C1102]-[.$J$4]" office:value-type="float" office:value="6776">
            <text:p>6776</text:p>
          </table:table-cell>
          <table:table-cell table:formula="of:= &quot;X&quot;&amp; [.C1101]" office:value-type="string" office:string-value="X6776">
            <text:p>X6776</text:p>
          </table:table-cell>
          <table:table-cell table:formula="of:=[.E1102]+[.$J$5]" office:value-type="float" office:value="360.25">
            <text:p>360.25</text:p>
          </table:table-cell>
          <table:table-cell table:formula="of:=&quot;Y&quot; &amp; [.E1101]" office:value-type="string" office:string-value="Y360.25">
            <text:p>Y360.25</text:p>
          </table:table-cell>
          <table:table-cell table:formula="of:=[.C1101] +6" office:value-type="float" office:value="6782">
            <text:p>6782</text:p>
          </table:table-cell>
          <table:table-cell table:formula="of:=&quot;X&quot;&amp; [.G1101]" office:value-type="string" office:string-value="X6782">
            <text:p>X6782</text:p>
          </table:table-cell>
          <table:table-cell table:number-columns-repeated="6"/>
          <table:table-cell table:style-name="ce7" table:formula="of:=[.B1102]" office:value-type="string" office:string-value="N1109">
            <text:p>N1109</text:p>
          </table:table-cell>
          <table:table-cell table:style-name="ce7" table:formula="of:=[.D1102]" office:value-type="string" office:string-value="X6780">
            <text:p>X6780</text:p>
          </table:table-cell>
          <table:table-cell table:style-name="ce7" table:formula="of:=[.F1102]" office:value-type="string" office:string-value="Y357.375">
            <text:p>Y357.375</text:p>
          </table:table-cell>
          <table:table-cell/>
          <table:table-cell table:formula="of:=[.B1102]" office:value-type="string" office:string-value="N1109">
            <text:p>N1109</text:p>
          </table:table-cell>
          <table:table-cell table:formula="of:=[.H1102]" office:value-type="string" office:string-value="X6786">
            <text:p>X6786</text:p>
          </table:table-cell>
          <table:table-cell table:formula="of:=[.F1102]" office:value-type="string" office:string-value="Y357.375">
            <text:p>Y357.375</text:p>
          </table:table-cell>
        </table:table-row>
        <table:table-row table:style-name="ro1">
          <table:table-cell office:value-type="float" office:value="1109">
            <text:p>1109</text:p>
          </table:table-cell>
          <table:table-cell table:formula="of:=&quot;N&quot;&amp;[.A1102]" office:value-type="string" office:string-value="N1109">
            <text:p>N1109</text:p>
          </table:table-cell>
          <table:table-cell table:formula="of:=[.C1103]-[.$J$4]" office:value-type="float" office:value="6780">
            <text:p>6780</text:p>
          </table:table-cell>
          <table:table-cell table:formula="of:= &quot;X&quot;&amp; [.C1102]" office:value-type="string" office:string-value="X6780">
            <text:p>X6780</text:p>
          </table:table-cell>
          <table:table-cell table:formula="of:=[.E1103]+[.$J$5]" office:value-type="float" office:value="357.375">
            <text:p>357.375</text:p>
          </table:table-cell>
          <table:table-cell table:formula="of:=&quot;Y&quot; &amp; [.E1102]" office:value-type="string" office:string-value="Y357.375">
            <text:p>Y357.375</text:p>
          </table:table-cell>
          <table:table-cell table:formula="of:=[.C1102] +6" office:value-type="float" office:value="6786">
            <text:p>6786</text:p>
          </table:table-cell>
          <table:table-cell table:formula="of:=&quot;X&quot;&amp; [.G1102]" office:value-type="string" office:string-value="X6786">
            <text:p>X6786</text:p>
          </table:table-cell>
          <table:table-cell table:number-columns-repeated="6"/>
          <table:table-cell table:style-name="ce7" table:formula="of:=[.B1103]" office:value-type="string" office:string-value="N1110">
            <text:p>N1110</text:p>
          </table:table-cell>
          <table:table-cell table:style-name="ce7" table:formula="of:=[.D1103]" office:value-type="string" office:string-value="X6784">
            <text:p>X6784</text:p>
          </table:table-cell>
          <table:table-cell table:style-name="ce7" table:formula="of:=[.F1103]" office:value-type="string" office:string-value="Y354.5">
            <text:p>Y354.5</text:p>
          </table:table-cell>
          <table:table-cell/>
          <table:table-cell table:formula="of:=[.B1103]" office:value-type="string" office:string-value="N1110">
            <text:p>N1110</text:p>
          </table:table-cell>
          <table:table-cell table:formula="of:=[.H1103]" office:value-type="string" office:string-value="X6790">
            <text:p>X6790</text:p>
          </table:table-cell>
          <table:table-cell table:formula="of:=[.F1103]" office:value-type="string" office:string-value="Y354.5">
            <text:p>Y354.5</text:p>
          </table:table-cell>
        </table:table-row>
        <table:table-row table:style-name="ro1">
          <table:table-cell office:value-type="float" office:value="1110">
            <text:p>1110</text:p>
          </table:table-cell>
          <table:table-cell table:formula="of:=&quot;N&quot;&amp;[.A1103]" office:value-type="string" office:string-value="N1110">
            <text:p>N1110</text:p>
          </table:table-cell>
          <table:table-cell table:formula="of:=[.C1104]-[.$J$4]" office:value-type="float" office:value="6784">
            <text:p>6784</text:p>
          </table:table-cell>
          <table:table-cell table:formula="of:= &quot;X&quot;&amp; [.C1103]" office:value-type="string" office:string-value="X6784">
            <text:p>X6784</text:p>
          </table:table-cell>
          <table:table-cell table:formula="of:=[.E1104]+[.$J$5]" office:value-type="float" office:value="354.5">
            <text:p>354.5</text:p>
          </table:table-cell>
          <table:table-cell table:formula="of:=&quot;Y&quot; &amp; [.E1103]" office:value-type="string" office:string-value="Y354.5">
            <text:p>Y354.5</text:p>
          </table:table-cell>
          <table:table-cell table:formula="of:=[.C1103] +6" office:value-type="float" office:value="6790">
            <text:p>6790</text:p>
          </table:table-cell>
          <table:table-cell table:formula="of:=&quot;X&quot;&amp; [.G1103]" office:value-type="string" office:string-value="X6790">
            <text:p>X6790</text:p>
          </table:table-cell>
          <table:table-cell table:number-columns-repeated="6"/>
          <table:table-cell table:style-name="ce7" table:formula="of:=[.B1104]" office:value-type="string" office:string-value="N1111">
            <text:p>N1111</text:p>
          </table:table-cell>
          <table:table-cell table:style-name="ce7" table:formula="of:=[.D1104]" office:value-type="string" office:string-value="X6788">
            <text:p>X6788</text:p>
          </table:table-cell>
          <table:table-cell table:style-name="ce7" table:formula="of:=[.F1104]" office:value-type="string" office:string-value="Y351.625">
            <text:p>Y351.625</text:p>
          </table:table-cell>
          <table:table-cell/>
          <table:table-cell table:formula="of:=[.B1104]" office:value-type="string" office:string-value="N1111">
            <text:p>N1111</text:p>
          </table:table-cell>
          <table:table-cell table:formula="of:=[.H1104]" office:value-type="string" office:string-value="X6794">
            <text:p>X6794</text:p>
          </table:table-cell>
          <table:table-cell table:formula="of:=[.F1104]" office:value-type="string" office:string-value="Y351.625">
            <text:p>Y351.625</text:p>
          </table:table-cell>
        </table:table-row>
        <table:table-row table:style-name="ro1">
          <table:table-cell office:value-type="float" office:value="1111">
            <text:p>1111</text:p>
          </table:table-cell>
          <table:table-cell table:formula="of:=&quot;N&quot;&amp;[.A1104]" office:value-type="string" office:string-value="N1111">
            <text:p>N1111</text:p>
          </table:table-cell>
          <table:table-cell table:formula="of:=[.C1105]-[.$J$4]" office:value-type="float" office:value="6788">
            <text:p>6788</text:p>
          </table:table-cell>
          <table:table-cell table:formula="of:= &quot;X&quot;&amp; [.C1104]" office:value-type="string" office:string-value="X6788">
            <text:p>X6788</text:p>
          </table:table-cell>
          <table:table-cell table:formula="of:=[.E1105]+[.$J$5]" office:value-type="float" office:value="351.625">
            <text:p>351.625</text:p>
          </table:table-cell>
          <table:table-cell table:formula="of:=&quot;Y&quot; &amp; [.E1104]" office:value-type="string" office:string-value="Y351.625">
            <text:p>Y351.625</text:p>
          </table:table-cell>
          <table:table-cell table:formula="of:=[.C1104] +6" office:value-type="float" office:value="6794">
            <text:p>6794</text:p>
          </table:table-cell>
          <table:table-cell table:formula="of:=&quot;X&quot;&amp; [.G1104]" office:value-type="string" office:string-value="X6794">
            <text:p>X6794</text:p>
          </table:table-cell>
          <table:table-cell table:number-columns-repeated="6"/>
          <table:table-cell table:style-name="ce7" table:formula="of:=[.B1105]" office:value-type="string" office:string-value="N1112">
            <text:p>N1112</text:p>
          </table:table-cell>
          <table:table-cell table:style-name="ce7" table:formula="of:=[.D1105]" office:value-type="string" office:string-value="X6792">
            <text:p>X6792</text:p>
          </table:table-cell>
          <table:table-cell table:style-name="ce7" table:formula="of:=[.F1105]" office:value-type="string" office:string-value="Y348.75">
            <text:p>Y348.75</text:p>
          </table:table-cell>
          <table:table-cell/>
          <table:table-cell table:formula="of:=[.B1105]" office:value-type="string" office:string-value="N1112">
            <text:p>N1112</text:p>
          </table:table-cell>
          <table:table-cell table:formula="of:=[.H1105]" office:value-type="string" office:string-value="X6798">
            <text:p>X6798</text:p>
          </table:table-cell>
          <table:table-cell table:formula="of:=[.F1105]" office:value-type="string" office:string-value="Y348.75">
            <text:p>Y348.75</text:p>
          </table:table-cell>
        </table:table-row>
        <table:table-row table:style-name="ro1">
          <table:table-cell office:value-type="float" office:value="1112">
            <text:p>1112</text:p>
          </table:table-cell>
          <table:table-cell table:formula="of:=&quot;N&quot;&amp;[.A1105]" office:value-type="string" office:string-value="N1112">
            <text:p>N1112</text:p>
          </table:table-cell>
          <table:table-cell table:formula="of:=[.C1106]-[.$J$4]" office:value-type="float" office:value="6792">
            <text:p>6792</text:p>
          </table:table-cell>
          <table:table-cell table:formula="of:= &quot;X&quot;&amp; [.C1105]" office:value-type="string" office:string-value="X6792">
            <text:p>X6792</text:p>
          </table:table-cell>
          <table:table-cell table:formula="of:=[.E1106]+[.$J$5]" office:value-type="float" office:value="348.75">
            <text:p>348.75</text:p>
          </table:table-cell>
          <table:table-cell table:formula="of:=&quot;Y&quot; &amp; [.E1105]" office:value-type="string" office:string-value="Y348.75">
            <text:p>Y348.75</text:p>
          </table:table-cell>
          <table:table-cell table:formula="of:=[.C1105] +6" office:value-type="float" office:value="6798">
            <text:p>6798</text:p>
          </table:table-cell>
          <table:table-cell table:formula="of:=&quot;X&quot;&amp; [.G1105]" office:value-type="string" office:string-value="X6798">
            <text:p>X6798</text:p>
          </table:table-cell>
          <table:table-cell table:number-columns-repeated="6"/>
          <table:table-cell table:style-name="ce7" table:formula="of:=[.B1106]" office:value-type="string" office:string-value="N1113">
            <text:p>N1113</text:p>
          </table:table-cell>
          <table:table-cell table:style-name="ce7" table:formula="of:=[.D1106]" office:value-type="string" office:string-value="X6796">
            <text:p>X6796</text:p>
          </table:table-cell>
          <table:table-cell table:style-name="ce7" table:formula="of:=[.F1106]" office:value-type="string" office:string-value="Y345.875">
            <text:p>Y345.875</text:p>
          </table:table-cell>
          <table:table-cell/>
          <table:table-cell table:formula="of:=[.B1106]" office:value-type="string" office:string-value="N1113">
            <text:p>N1113</text:p>
          </table:table-cell>
          <table:table-cell table:formula="of:=[.H1106]" office:value-type="string" office:string-value="X6802">
            <text:p>X6802</text:p>
          </table:table-cell>
          <table:table-cell table:formula="of:=[.F1106]" office:value-type="string" office:string-value="Y345.875">
            <text:p>Y345.875</text:p>
          </table:table-cell>
        </table:table-row>
        <table:table-row table:style-name="ro1">
          <table:table-cell office:value-type="float" office:value="1113">
            <text:p>1113</text:p>
          </table:table-cell>
          <table:table-cell table:formula="of:=&quot;N&quot;&amp;[.A1106]" office:value-type="string" office:string-value="N1113">
            <text:p>N1113</text:p>
          </table:table-cell>
          <table:table-cell table:formula="of:=[.C1107]-[.$J$4]" office:value-type="float" office:value="6796">
            <text:p>6796</text:p>
          </table:table-cell>
          <table:table-cell table:formula="of:= &quot;X&quot;&amp; [.C1106]" office:value-type="string" office:string-value="X6796">
            <text:p>X6796</text:p>
          </table:table-cell>
          <table:table-cell table:formula="of:=[.E1107]+[.$J$5]" office:value-type="float" office:value="345.875">
            <text:p>345.875</text:p>
          </table:table-cell>
          <table:table-cell table:formula="of:=&quot;Y&quot; &amp; [.E1106]" office:value-type="string" office:string-value="Y345.875">
            <text:p>Y345.875</text:p>
          </table:table-cell>
          <table:table-cell table:formula="of:=[.C1106] +6" office:value-type="float" office:value="6802">
            <text:p>6802</text:p>
          </table:table-cell>
          <table:table-cell table:formula="of:=&quot;X&quot;&amp; [.G1106]" office:value-type="string" office:string-value="X6802">
            <text:p>X6802</text:p>
          </table:table-cell>
          <table:table-cell table:number-columns-repeated="6"/>
          <table:table-cell table:style-name="ce7" table:formula="of:=[.B1107]" office:value-type="string" office:string-value="N1114">
            <text:p>N1114</text:p>
          </table:table-cell>
          <table:table-cell table:style-name="ce7" table:formula="of:=[.D1107]" office:value-type="string" office:string-value="X6800">
            <text:p>X6800</text:p>
          </table:table-cell>
          <table:table-cell table:style-name="ce7" table:formula="of:=[.F1107]" office:value-type="string" office:string-value="Y343">
            <text:p>Y343</text:p>
          </table:table-cell>
          <table:table-cell/>
          <table:table-cell table:formula="of:=[.B1107]" office:value-type="string" office:string-value="N1114">
            <text:p>N1114</text:p>
          </table:table-cell>
          <table:table-cell table:formula="of:=[.H1107]" office:value-type="string" office:string-value="X6806">
            <text:p>X6806</text:p>
          </table:table-cell>
          <table:table-cell table:formula="of:=[.F1107]" office:value-type="string" office:string-value="Y343">
            <text:p>Y343</text:p>
          </table:table-cell>
        </table:table-row>
        <table:table-row table:style-name="ro1">
          <table:table-cell office:value-type="float" office:value="1114">
            <text:p>1114</text:p>
          </table:table-cell>
          <table:table-cell table:formula="of:=&quot;N&quot;&amp;[.A1107]" office:value-type="string" office:string-value="N1114">
            <text:p>N1114</text:p>
          </table:table-cell>
          <table:table-cell table:formula="of:=[.C1108]-[.$J$4]" office:value-type="float" office:value="6800">
            <text:p>6800</text:p>
          </table:table-cell>
          <table:table-cell table:formula="of:= &quot;X&quot;&amp; [.C1107]" office:value-type="string" office:string-value="X6800">
            <text:p>X6800</text:p>
          </table:table-cell>
          <table:table-cell table:formula="of:=[.E1108]+[.$J$5]" office:value-type="float" office:value="343">
            <text:p>343</text:p>
          </table:table-cell>
          <table:table-cell table:formula="of:=&quot;Y&quot; &amp; [.E1107]" office:value-type="string" office:string-value="Y343">
            <text:p>Y343</text:p>
          </table:table-cell>
          <table:table-cell table:formula="of:=[.C1107] +6" office:value-type="float" office:value="6806">
            <text:p>6806</text:p>
          </table:table-cell>
          <table:table-cell table:formula="of:=&quot;X&quot;&amp; [.G1107]" office:value-type="string" office:string-value="X6806">
            <text:p>X6806</text:p>
          </table:table-cell>
          <table:table-cell table:number-columns-repeated="6"/>
          <table:table-cell table:style-name="ce7" table:formula="of:=[.B1108]" office:value-type="string" office:string-value="N1115">
            <text:p>N1115</text:p>
          </table:table-cell>
          <table:table-cell table:style-name="ce7" table:formula="of:=[.D1108]" office:value-type="string" office:string-value="X6804">
            <text:p>X6804</text:p>
          </table:table-cell>
          <table:table-cell table:style-name="ce7" table:formula="of:=[.F1108]" office:value-type="string" office:string-value="Y340.125">
            <text:p>Y340.125</text:p>
          </table:table-cell>
          <table:table-cell/>
          <table:table-cell table:formula="of:=[.B1108]" office:value-type="string" office:string-value="N1115">
            <text:p>N1115</text:p>
          </table:table-cell>
          <table:table-cell table:formula="of:=[.H1108]" office:value-type="string" office:string-value="X6810">
            <text:p>X6810</text:p>
          </table:table-cell>
          <table:table-cell table:formula="of:=[.F1108]" office:value-type="string" office:string-value="Y340.125">
            <text:p>Y340.125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table:formula="of:=&quot;N&quot;&amp;[.A1108]" office:value-type="string" office:string-value="N1115">
            <text:p>N1115</text:p>
          </table:table-cell>
          <table:table-cell table:formula="of:=[.C1109]-[.$J$4]" office:value-type="float" office:value="6804">
            <text:p>6804</text:p>
          </table:table-cell>
          <table:table-cell table:formula="of:= &quot;X&quot;&amp; [.C1108]" office:value-type="string" office:string-value="X6804">
            <text:p>X6804</text:p>
          </table:table-cell>
          <table:table-cell table:formula="of:=[.E1109]+[.$J$5]" office:value-type="float" office:value="340.125">
            <text:p>340.125</text:p>
          </table:table-cell>
          <table:table-cell table:formula="of:=&quot;Y&quot; &amp; [.E1108]" office:value-type="string" office:string-value="Y340.125">
            <text:p>Y340.125</text:p>
          </table:table-cell>
          <table:table-cell table:formula="of:=[.C1108] +6" office:value-type="float" office:value="6810">
            <text:p>6810</text:p>
          </table:table-cell>
          <table:table-cell table:formula="of:=&quot;X&quot;&amp; [.G1108]" office:value-type="string" office:string-value="X6810">
            <text:p>X6810</text:p>
          </table:table-cell>
          <table:table-cell table:number-columns-repeated="6"/>
          <table:table-cell table:style-name="ce7" table:formula="of:=[.B1109]" office:value-type="string" office:string-value="N1116">
            <text:p>N1116</text:p>
          </table:table-cell>
          <table:table-cell table:style-name="ce7" table:formula="of:=[.D1109]" office:value-type="string" office:string-value="X6808">
            <text:p>X6808</text:p>
          </table:table-cell>
          <table:table-cell table:style-name="ce7" table:formula="of:=[.F1109]" office:value-type="string" office:string-value="Y337.25">
            <text:p>Y337.25</text:p>
          </table:table-cell>
          <table:table-cell/>
          <table:table-cell table:formula="of:=[.B1109]" office:value-type="string" office:string-value="N1116">
            <text:p>N1116</text:p>
          </table:table-cell>
          <table:table-cell table:formula="of:=[.H1109]" office:value-type="string" office:string-value="X6814">
            <text:p>X6814</text:p>
          </table:table-cell>
          <table:table-cell table:formula="of:=[.F1109]" office:value-type="string" office:string-value="Y337.25">
            <text:p>Y337.25</text:p>
          </table:table-cell>
        </table:table-row>
        <table:table-row table:style-name="ro1">
          <table:table-cell office:value-type="float" office:value="1116">
            <text:p>1116</text:p>
          </table:table-cell>
          <table:table-cell table:formula="of:=&quot;N&quot;&amp;[.A1109]" office:value-type="string" office:string-value="N1116">
            <text:p>N1116</text:p>
          </table:table-cell>
          <table:table-cell table:formula="of:=[.C1110]-[.$J$4]" office:value-type="float" office:value="6808">
            <text:p>6808</text:p>
          </table:table-cell>
          <table:table-cell table:formula="of:= &quot;X&quot;&amp; [.C1109]" office:value-type="string" office:string-value="X6808">
            <text:p>X6808</text:p>
          </table:table-cell>
          <table:table-cell table:formula="of:=[.E1110]+[.$J$5]" office:value-type="float" office:value="337.25">
            <text:p>337.25</text:p>
          </table:table-cell>
          <table:table-cell table:formula="of:=&quot;Y&quot; &amp; [.E1109]" office:value-type="string" office:string-value="Y337.25">
            <text:p>Y337.25</text:p>
          </table:table-cell>
          <table:table-cell table:formula="of:=[.C1109] +6" office:value-type="float" office:value="6814">
            <text:p>6814</text:p>
          </table:table-cell>
          <table:table-cell table:formula="of:=&quot;X&quot;&amp; [.G1109]" office:value-type="string" office:string-value="X6814">
            <text:p>X6814</text:p>
          </table:table-cell>
          <table:table-cell table:number-columns-repeated="6"/>
          <table:table-cell table:style-name="ce7" table:formula="of:=[.B1110]" office:value-type="string" office:string-value="N1117">
            <text:p>N1117</text:p>
          </table:table-cell>
          <table:table-cell table:style-name="ce7" table:formula="of:=[.D1110]" office:value-type="string" office:string-value="X6812">
            <text:p>X6812</text:p>
          </table:table-cell>
          <table:table-cell table:style-name="ce7" table:formula="of:=[.F1110]" office:value-type="string" office:string-value="Y334.375">
            <text:p>Y334.375</text:p>
          </table:table-cell>
          <table:table-cell/>
          <table:table-cell table:formula="of:=[.B1110]" office:value-type="string" office:string-value="N1117">
            <text:p>N1117</text:p>
          </table:table-cell>
          <table:table-cell table:formula="of:=[.H1110]" office:value-type="string" office:string-value="X6818">
            <text:p>X6818</text:p>
          </table:table-cell>
          <table:table-cell table:formula="of:=[.F1110]" office:value-type="string" office:string-value="Y334.375">
            <text:p>Y334.375</text:p>
          </table:table-cell>
        </table:table-row>
        <table:table-row table:style-name="ro1">
          <table:table-cell office:value-type="float" office:value="1117">
            <text:p>1117</text:p>
          </table:table-cell>
          <table:table-cell table:formula="of:=&quot;N&quot;&amp;[.A1110]" office:value-type="string" office:string-value="N1117">
            <text:p>N1117</text:p>
          </table:table-cell>
          <table:table-cell table:formula="of:=[.C1111]-[.$J$4]" office:value-type="float" office:value="6812">
            <text:p>6812</text:p>
          </table:table-cell>
          <table:table-cell table:formula="of:= &quot;X&quot;&amp; [.C1110]" office:value-type="string" office:string-value="X6812">
            <text:p>X6812</text:p>
          </table:table-cell>
          <table:table-cell table:formula="of:=[.E1111]+[.$J$5]" office:value-type="float" office:value="334.375">
            <text:p>334.375</text:p>
          </table:table-cell>
          <table:table-cell table:formula="of:=&quot;Y&quot; &amp; [.E1110]" office:value-type="string" office:string-value="Y334.375">
            <text:p>Y334.375</text:p>
          </table:table-cell>
          <table:table-cell table:formula="of:=[.C1110] +6" office:value-type="float" office:value="6818">
            <text:p>6818</text:p>
          </table:table-cell>
          <table:table-cell table:formula="of:=&quot;X&quot;&amp; [.G1110]" office:value-type="string" office:string-value="X6818">
            <text:p>X6818</text:p>
          </table:table-cell>
          <table:table-cell table:number-columns-repeated="6"/>
          <table:table-cell table:style-name="ce7" table:formula="of:=[.B1111]" office:value-type="string" office:string-value="N1118">
            <text:p>N1118</text:p>
          </table:table-cell>
          <table:table-cell table:style-name="ce7" table:formula="of:=[.D1111]" office:value-type="string" office:string-value="X6816">
            <text:p>X6816</text:p>
          </table:table-cell>
          <table:table-cell table:style-name="ce7" table:formula="of:=[.F1111]" office:value-type="string" office:string-value="Y331.5">
            <text:p>Y331.5</text:p>
          </table:table-cell>
          <table:table-cell/>
          <table:table-cell table:formula="of:=[.B1111]" office:value-type="string" office:string-value="N1118">
            <text:p>N1118</text:p>
          </table:table-cell>
          <table:table-cell table:formula="of:=[.H1111]" office:value-type="string" office:string-value="X6822">
            <text:p>X6822</text:p>
          </table:table-cell>
          <table:table-cell table:formula="of:=[.F1111]" office:value-type="string" office:string-value="Y331.5">
            <text:p>Y331.5</text:p>
          </table:table-cell>
        </table:table-row>
        <table:table-row table:style-name="ro1">
          <table:table-cell office:value-type="float" office:value="1118">
            <text:p>1118</text:p>
          </table:table-cell>
          <table:table-cell table:formula="of:=&quot;N&quot;&amp;[.A1111]" office:value-type="string" office:string-value="N1118">
            <text:p>N1118</text:p>
          </table:table-cell>
          <table:table-cell table:formula="of:=[.C1112]-[.$J$4]" office:value-type="float" office:value="6816">
            <text:p>6816</text:p>
          </table:table-cell>
          <table:table-cell table:formula="of:= &quot;X&quot;&amp; [.C1111]" office:value-type="string" office:string-value="X6816">
            <text:p>X6816</text:p>
          </table:table-cell>
          <table:table-cell table:formula="of:=[.E1112]+[.$J$5]" office:value-type="float" office:value="331.5">
            <text:p>331.5</text:p>
          </table:table-cell>
          <table:table-cell table:formula="of:=&quot;Y&quot; &amp; [.E1111]" office:value-type="string" office:string-value="Y331.5">
            <text:p>Y331.5</text:p>
          </table:table-cell>
          <table:table-cell table:formula="of:=[.C1111] +6" office:value-type="float" office:value="6822">
            <text:p>6822</text:p>
          </table:table-cell>
          <table:table-cell table:formula="of:=&quot;X&quot;&amp; [.G1111]" office:value-type="string" office:string-value="X6822">
            <text:p>X6822</text:p>
          </table:table-cell>
          <table:table-cell table:number-columns-repeated="6"/>
          <table:table-cell table:style-name="ce7" table:formula="of:=[.B1112]" office:value-type="string" office:string-value="N1119">
            <text:p>N1119</text:p>
          </table:table-cell>
          <table:table-cell table:style-name="ce7" table:formula="of:=[.D1112]" office:value-type="string" office:string-value="X6820">
            <text:p>X6820</text:p>
          </table:table-cell>
          <table:table-cell table:style-name="ce7" table:formula="of:=[.F1112]" office:value-type="string" office:string-value="Y328.625">
            <text:p>Y328.625</text:p>
          </table:table-cell>
          <table:table-cell/>
          <table:table-cell table:formula="of:=[.B1112]" office:value-type="string" office:string-value="N1119">
            <text:p>N1119</text:p>
          </table:table-cell>
          <table:table-cell table:formula="of:=[.H1112]" office:value-type="string" office:string-value="X6826">
            <text:p>X6826</text:p>
          </table:table-cell>
          <table:table-cell table:formula="of:=[.F1112]" office:value-type="string" office:string-value="Y328.625">
            <text:p>Y328.625</text:p>
          </table:table-cell>
        </table:table-row>
        <table:table-row table:style-name="ro1">
          <table:table-cell office:value-type="float" office:value="1119">
            <text:p>1119</text:p>
          </table:table-cell>
          <table:table-cell table:formula="of:=&quot;N&quot;&amp;[.A1112]" office:value-type="string" office:string-value="N1119">
            <text:p>N1119</text:p>
          </table:table-cell>
          <table:table-cell table:formula="of:=[.C1113]-[.$J$4]" office:value-type="float" office:value="6820">
            <text:p>6820</text:p>
          </table:table-cell>
          <table:table-cell table:formula="of:= &quot;X&quot;&amp; [.C1112]" office:value-type="string" office:string-value="X6820">
            <text:p>X6820</text:p>
          </table:table-cell>
          <table:table-cell table:formula="of:=[.E1113]+[.$J$5]" office:value-type="float" office:value="328.625">
            <text:p>328.625</text:p>
          </table:table-cell>
          <table:table-cell table:formula="of:=&quot;Y&quot; &amp; [.E1112]" office:value-type="string" office:string-value="Y328.625">
            <text:p>Y328.625</text:p>
          </table:table-cell>
          <table:table-cell table:formula="of:=[.C1112] +6" office:value-type="float" office:value="6826">
            <text:p>6826</text:p>
          </table:table-cell>
          <table:table-cell table:formula="of:=&quot;X&quot;&amp; [.G1112]" office:value-type="string" office:string-value="X6826">
            <text:p>X6826</text:p>
          </table:table-cell>
          <table:table-cell table:number-columns-repeated="6"/>
          <table:table-cell table:style-name="ce7" table:formula="of:=[.B1113]" office:value-type="string" office:string-value="N1120">
            <text:p>N1120</text:p>
          </table:table-cell>
          <table:table-cell table:style-name="ce7" table:formula="of:=[.D1113]" office:value-type="string" office:string-value="X6824">
            <text:p>X6824</text:p>
          </table:table-cell>
          <table:table-cell table:style-name="ce7" table:formula="of:=[.F1113]" office:value-type="string" office:string-value="Y325.75">
            <text:p>Y325.75</text:p>
          </table:table-cell>
          <table:table-cell/>
          <table:table-cell table:formula="of:=[.B1113]" office:value-type="string" office:string-value="N1120">
            <text:p>N1120</text:p>
          </table:table-cell>
          <table:table-cell table:formula="of:=[.H1113]" office:value-type="string" office:string-value="X6830">
            <text:p>X6830</text:p>
          </table:table-cell>
          <table:table-cell table:formula="of:=[.F1113]" office:value-type="string" office:string-value="Y325.75">
            <text:p>Y325.75</text:p>
          </table:table-cell>
        </table:table-row>
        <table:table-row table:style-name="ro1">
          <table:table-cell office:value-type="float" office:value="1120">
            <text:p>1120</text:p>
          </table:table-cell>
          <table:table-cell table:formula="of:=&quot;N&quot;&amp;[.A1113]" office:value-type="string" office:string-value="N1120">
            <text:p>N1120</text:p>
          </table:table-cell>
          <table:table-cell table:formula="of:=[.C1114]-[.$J$4]" office:value-type="float" office:value="6824">
            <text:p>6824</text:p>
          </table:table-cell>
          <table:table-cell table:formula="of:= &quot;X&quot;&amp; [.C1113]" office:value-type="string" office:string-value="X6824">
            <text:p>X6824</text:p>
          </table:table-cell>
          <table:table-cell table:formula="of:=[.E1114]+[.$J$5]" office:value-type="float" office:value="325.75">
            <text:p>325.75</text:p>
          </table:table-cell>
          <table:table-cell table:formula="of:=&quot;Y&quot; &amp; [.E1113]" office:value-type="string" office:string-value="Y325.75">
            <text:p>Y325.75</text:p>
          </table:table-cell>
          <table:table-cell table:formula="of:=[.C1113] +6" office:value-type="float" office:value="6830">
            <text:p>6830</text:p>
          </table:table-cell>
          <table:table-cell table:formula="of:=&quot;X&quot;&amp; [.G1113]" office:value-type="string" office:string-value="X6830">
            <text:p>X6830</text:p>
          </table:table-cell>
          <table:table-cell table:number-columns-repeated="6"/>
          <table:table-cell table:style-name="ce7" table:formula="of:=[.B1114]" office:value-type="string" office:string-value="N1121">
            <text:p>N1121</text:p>
          </table:table-cell>
          <table:table-cell table:style-name="ce7" table:formula="of:=[.D1114]" office:value-type="string" office:string-value="X6828">
            <text:p>X6828</text:p>
          </table:table-cell>
          <table:table-cell table:style-name="ce7" table:formula="of:=[.F1114]" office:value-type="string" office:string-value="Y322.875">
            <text:p>Y322.875</text:p>
          </table:table-cell>
          <table:table-cell/>
          <table:table-cell table:formula="of:=[.B1114]" office:value-type="string" office:string-value="N1121">
            <text:p>N1121</text:p>
          </table:table-cell>
          <table:table-cell table:formula="of:=[.H1114]" office:value-type="string" office:string-value="X6834">
            <text:p>X6834</text:p>
          </table:table-cell>
          <table:table-cell table:formula="of:=[.F1114]" office:value-type="string" office:string-value="Y322.875">
            <text:p>Y322.875</text:p>
          </table:table-cell>
        </table:table-row>
        <table:table-row table:style-name="ro1">
          <table:table-cell office:value-type="float" office:value="1121">
            <text:p>1121</text:p>
          </table:table-cell>
          <table:table-cell table:formula="of:=&quot;N&quot;&amp;[.A1114]" office:value-type="string" office:string-value="N1121">
            <text:p>N1121</text:p>
          </table:table-cell>
          <table:table-cell table:formula="of:=[.C1115]-[.$J$4]" office:value-type="float" office:value="6828">
            <text:p>6828</text:p>
          </table:table-cell>
          <table:table-cell table:formula="of:= &quot;X&quot;&amp; [.C1114]" office:value-type="string" office:string-value="X6828">
            <text:p>X6828</text:p>
          </table:table-cell>
          <table:table-cell table:formula="of:=[.E1115]+[.$J$5]" office:value-type="float" office:value="322.875">
            <text:p>322.875</text:p>
          </table:table-cell>
          <table:table-cell table:formula="of:=&quot;Y&quot; &amp; [.E1114]" office:value-type="string" office:string-value="Y322.875">
            <text:p>Y322.875</text:p>
          </table:table-cell>
          <table:table-cell table:formula="of:=[.C1114] +6" office:value-type="float" office:value="6834">
            <text:p>6834</text:p>
          </table:table-cell>
          <table:table-cell table:formula="of:=&quot;X&quot;&amp; [.G1114]" office:value-type="string" office:string-value="X6834">
            <text:p>X6834</text:p>
          </table:table-cell>
          <table:table-cell table:number-columns-repeated="6"/>
          <table:table-cell table:style-name="ce7" table:formula="of:=[.B1115]" office:value-type="string" office:string-value="N1122">
            <text:p>N1122</text:p>
          </table:table-cell>
          <table:table-cell table:style-name="ce7" table:formula="of:=[.D1115]" office:value-type="string" office:string-value="X6832">
            <text:p>X6832</text:p>
          </table:table-cell>
          <table:table-cell table:style-name="ce7" table:formula="of:=[.F1115]" office:value-type="string" office:string-value="Y320">
            <text:p>Y320</text:p>
          </table:table-cell>
          <table:table-cell/>
          <table:table-cell table:formula="of:=[.B1115]" office:value-type="string" office:string-value="N1122">
            <text:p>N1122</text:p>
          </table:table-cell>
          <table:table-cell table:formula="of:=[.H1115]" office:value-type="string" office:string-value="X6838">
            <text:p>X6838</text:p>
          </table:table-cell>
          <table:table-cell table:formula="of:=[.F1115]" office:value-type="string" office:string-value="Y320">
            <text:p>Y320</text:p>
          </table:table-cell>
        </table:table-row>
        <table:table-row table:style-name="ro1">
          <table:table-cell office:value-type="float" office:value="1122">
            <text:p>1122</text:p>
          </table:table-cell>
          <table:table-cell table:formula="of:=&quot;N&quot;&amp;[.A1115]" office:value-type="string" office:string-value="N1122">
            <text:p>N1122</text:p>
          </table:table-cell>
          <table:table-cell table:formula="of:=[.C1116]-[.$J$4]" office:value-type="float" office:value="6832">
            <text:p>6832</text:p>
          </table:table-cell>
          <table:table-cell table:formula="of:= &quot;X&quot;&amp; [.C1115]" office:value-type="string" office:string-value="X6832">
            <text:p>X6832</text:p>
          </table:table-cell>
          <table:table-cell table:formula="of:=[.E1116]+[.$J$5]" office:value-type="float" office:value="320">
            <text:p>320</text:p>
          </table:table-cell>
          <table:table-cell table:formula="of:=&quot;Y&quot; &amp; [.E1115]" office:value-type="string" office:string-value="Y320">
            <text:p>Y320</text:p>
          </table:table-cell>
          <table:table-cell table:formula="of:=[.C1115] +6" office:value-type="float" office:value="6838">
            <text:p>6838</text:p>
          </table:table-cell>
          <table:table-cell table:formula="of:=&quot;X&quot;&amp; [.G1115]" office:value-type="string" office:string-value="X6838">
            <text:p>X6838</text:p>
          </table:table-cell>
          <table:table-cell table:number-columns-repeated="6"/>
          <table:table-cell table:style-name="ce7" table:formula="of:=[.B1116]" office:value-type="string" office:string-value="N1123">
            <text:p>N1123</text:p>
          </table:table-cell>
          <table:table-cell table:style-name="ce7" table:formula="of:=[.D1116]" office:value-type="string" office:string-value="X6836">
            <text:p>X6836</text:p>
          </table:table-cell>
          <table:table-cell table:style-name="ce7" table:formula="of:=[.F1116]" office:value-type="string" office:string-value="Y317.125">
            <text:p>Y317.125</text:p>
          </table:table-cell>
          <table:table-cell/>
          <table:table-cell table:formula="of:=[.B1116]" office:value-type="string" office:string-value="N1123">
            <text:p>N1123</text:p>
          </table:table-cell>
          <table:table-cell table:formula="of:=[.H1116]" office:value-type="string" office:string-value="X6842">
            <text:p>X6842</text:p>
          </table:table-cell>
          <table:table-cell table:formula="of:=[.F1116]" office:value-type="string" office:string-value="Y317.125">
            <text:p>Y317.125</text:p>
          </table:table-cell>
        </table:table-row>
        <table:table-row table:style-name="ro1">
          <table:table-cell office:value-type="float" office:value="1123">
            <text:p>1123</text:p>
          </table:table-cell>
          <table:table-cell table:formula="of:=&quot;N&quot;&amp;[.A1116]" office:value-type="string" office:string-value="N1123">
            <text:p>N1123</text:p>
          </table:table-cell>
          <table:table-cell table:formula="of:=[.C1117]-[.$J$4]" office:value-type="float" office:value="6836">
            <text:p>6836</text:p>
          </table:table-cell>
          <table:table-cell table:formula="of:= &quot;X&quot;&amp; [.C1116]" office:value-type="string" office:string-value="X6836">
            <text:p>X6836</text:p>
          </table:table-cell>
          <table:table-cell table:formula="of:=[.E1117]+[.$J$5]" office:value-type="float" office:value="317.125">
            <text:p>317.125</text:p>
          </table:table-cell>
          <table:table-cell table:formula="of:=&quot;Y&quot; &amp; [.E1116]" office:value-type="string" office:string-value="Y317.125">
            <text:p>Y317.125</text:p>
          </table:table-cell>
          <table:table-cell table:formula="of:=[.C1116] +6" office:value-type="float" office:value="6842">
            <text:p>6842</text:p>
          </table:table-cell>
          <table:table-cell table:formula="of:=&quot;X&quot;&amp; [.G1116]" office:value-type="string" office:string-value="X6842">
            <text:p>X6842</text:p>
          </table:table-cell>
          <table:table-cell table:number-columns-repeated="6"/>
          <table:table-cell table:style-name="ce7" table:formula="of:=[.B1117]" office:value-type="string" office:string-value="N1124">
            <text:p>N1124</text:p>
          </table:table-cell>
          <table:table-cell table:style-name="ce7" table:formula="of:=[.D1117]" office:value-type="string" office:string-value="X6840">
            <text:p>X6840</text:p>
          </table:table-cell>
          <table:table-cell table:style-name="ce7" table:formula="of:=[.F1117]" office:value-type="string" office:string-value="Y314.25">
            <text:p>Y314.25</text:p>
          </table:table-cell>
          <table:table-cell/>
          <table:table-cell table:formula="of:=[.B1117]" office:value-type="string" office:string-value="N1124">
            <text:p>N1124</text:p>
          </table:table-cell>
          <table:table-cell table:formula="of:=[.H1117]" office:value-type="string" office:string-value="X6846">
            <text:p>X6846</text:p>
          </table:table-cell>
          <table:table-cell table:formula="of:=[.F1117]" office:value-type="string" office:string-value="Y314.25">
            <text:p>Y314.25</text:p>
          </table:table-cell>
        </table:table-row>
        <table:table-row table:style-name="ro1">
          <table:table-cell office:value-type="float" office:value="1124">
            <text:p>1124</text:p>
          </table:table-cell>
          <table:table-cell table:formula="of:=&quot;N&quot;&amp;[.A1117]" office:value-type="string" office:string-value="N1124">
            <text:p>N1124</text:p>
          </table:table-cell>
          <table:table-cell table:formula="of:=[.C1118]-[.$J$4]" office:value-type="float" office:value="6840">
            <text:p>6840</text:p>
          </table:table-cell>
          <table:table-cell table:formula="of:= &quot;X&quot;&amp; [.C1117]" office:value-type="string" office:string-value="X6840">
            <text:p>X6840</text:p>
          </table:table-cell>
          <table:table-cell table:formula="of:=[.E1118]+[.$J$5]" office:value-type="float" office:value="314.25">
            <text:p>314.25</text:p>
          </table:table-cell>
          <table:table-cell table:formula="of:=&quot;Y&quot; &amp; [.E1117]" office:value-type="string" office:string-value="Y314.25">
            <text:p>Y314.25</text:p>
          </table:table-cell>
          <table:table-cell table:formula="of:=[.C1117] +6" office:value-type="float" office:value="6846">
            <text:p>6846</text:p>
          </table:table-cell>
          <table:table-cell table:formula="of:=&quot;X&quot;&amp; [.G1117]" office:value-type="string" office:string-value="X6846">
            <text:p>X6846</text:p>
          </table:table-cell>
          <table:table-cell table:number-columns-repeated="6"/>
          <table:table-cell table:style-name="ce7" table:formula="of:=[.B1118]" office:value-type="string" office:string-value="N1125">
            <text:p>N1125</text:p>
          </table:table-cell>
          <table:table-cell table:style-name="ce7" table:formula="of:=[.D1118]" office:value-type="string" office:string-value="X6844">
            <text:p>X6844</text:p>
          </table:table-cell>
          <table:table-cell table:style-name="ce7" table:formula="of:=[.F1118]" office:value-type="string" office:string-value="Y311.375">
            <text:p>Y311.375</text:p>
          </table:table-cell>
          <table:table-cell/>
          <table:table-cell table:formula="of:=[.B1118]" office:value-type="string" office:string-value="N1125">
            <text:p>N1125</text:p>
          </table:table-cell>
          <table:table-cell table:formula="of:=[.H1118]" office:value-type="string" office:string-value="X6850">
            <text:p>X6850</text:p>
          </table:table-cell>
          <table:table-cell table:formula="of:=[.F1118]" office:value-type="string" office:string-value="Y311.375">
            <text:p>Y311.375</text:p>
          </table:table-cell>
        </table:table-row>
        <table:table-row table:style-name="ro1">
          <table:table-cell office:value-type="float" office:value="1125">
            <text:p>1125</text:p>
          </table:table-cell>
          <table:table-cell table:formula="of:=&quot;N&quot;&amp;[.A1118]" office:value-type="string" office:string-value="N1125">
            <text:p>N1125</text:p>
          </table:table-cell>
          <table:table-cell table:formula="of:=[.C1119]-[.$J$4]" office:value-type="float" office:value="6844">
            <text:p>6844</text:p>
          </table:table-cell>
          <table:table-cell table:formula="of:= &quot;X&quot;&amp; [.C1118]" office:value-type="string" office:string-value="X6844">
            <text:p>X6844</text:p>
          </table:table-cell>
          <table:table-cell table:formula="of:=[.E1119]+[.$J$5]" office:value-type="float" office:value="311.375">
            <text:p>311.375</text:p>
          </table:table-cell>
          <table:table-cell table:formula="of:=&quot;Y&quot; &amp; [.E1118]" office:value-type="string" office:string-value="Y311.375">
            <text:p>Y311.375</text:p>
          </table:table-cell>
          <table:table-cell table:formula="of:=[.C1118] +6" office:value-type="float" office:value="6850">
            <text:p>6850</text:p>
          </table:table-cell>
          <table:table-cell table:formula="of:=&quot;X&quot;&amp; [.G1118]" office:value-type="string" office:string-value="X6850">
            <text:p>X6850</text:p>
          </table:table-cell>
          <table:table-cell table:number-columns-repeated="6"/>
          <table:table-cell table:style-name="ce7" table:formula="of:=[.B1119]" office:value-type="string" office:string-value="N1126">
            <text:p>N1126</text:p>
          </table:table-cell>
          <table:table-cell table:style-name="ce7" table:formula="of:=[.D1119]" office:value-type="string" office:string-value="X6848">
            <text:p>X6848</text:p>
          </table:table-cell>
          <table:table-cell table:style-name="ce7" table:formula="of:=[.F1119]" office:value-type="string" office:string-value="Y308.5">
            <text:p>Y308.5</text:p>
          </table:table-cell>
          <table:table-cell/>
          <table:table-cell table:formula="of:=[.B1119]" office:value-type="string" office:string-value="N1126">
            <text:p>N1126</text:p>
          </table:table-cell>
          <table:table-cell table:formula="of:=[.H1119]" office:value-type="string" office:string-value="X6854">
            <text:p>X6854</text:p>
          </table:table-cell>
          <table:table-cell table:formula="of:=[.F1119]" office:value-type="string" office:string-value="Y308.5">
            <text:p>Y308.5</text:p>
          </table:table-cell>
        </table:table-row>
        <table:table-row table:style-name="ro1">
          <table:table-cell office:value-type="float" office:value="1126">
            <text:p>1126</text:p>
          </table:table-cell>
          <table:table-cell table:formula="of:=&quot;N&quot;&amp;[.A1119]" office:value-type="string" office:string-value="N1126">
            <text:p>N1126</text:p>
          </table:table-cell>
          <table:table-cell table:formula="of:=[.C1120]-[.$J$4]" office:value-type="float" office:value="6848">
            <text:p>6848</text:p>
          </table:table-cell>
          <table:table-cell table:formula="of:= &quot;X&quot;&amp; [.C1119]" office:value-type="string" office:string-value="X6848">
            <text:p>X6848</text:p>
          </table:table-cell>
          <table:table-cell table:formula="of:=[.E1120]+[.$J$5]" office:value-type="float" office:value="308.5">
            <text:p>308.5</text:p>
          </table:table-cell>
          <table:table-cell table:formula="of:=&quot;Y&quot; &amp; [.E1119]" office:value-type="string" office:string-value="Y308.5">
            <text:p>Y308.5</text:p>
          </table:table-cell>
          <table:table-cell table:formula="of:=[.C1119] +6" office:value-type="float" office:value="6854">
            <text:p>6854</text:p>
          </table:table-cell>
          <table:table-cell table:formula="of:=&quot;X&quot;&amp; [.G1119]" office:value-type="string" office:string-value="X6854">
            <text:p>X6854</text:p>
          </table:table-cell>
          <table:table-cell table:number-columns-repeated="6"/>
          <table:table-cell table:style-name="ce7" table:formula="of:=[.B1120]" office:value-type="string" office:string-value="N1127">
            <text:p>N1127</text:p>
          </table:table-cell>
          <table:table-cell table:style-name="ce7" table:formula="of:=[.D1120]" office:value-type="string" office:string-value="X6852">
            <text:p>X6852</text:p>
          </table:table-cell>
          <table:table-cell table:style-name="ce7" table:formula="of:=[.F1120]" office:value-type="string" office:string-value="Y305.625">
            <text:p>Y305.625</text:p>
          </table:table-cell>
          <table:table-cell/>
          <table:table-cell table:formula="of:=[.B1120]" office:value-type="string" office:string-value="N1127">
            <text:p>N1127</text:p>
          </table:table-cell>
          <table:table-cell table:formula="of:=[.H1120]" office:value-type="string" office:string-value="X6858">
            <text:p>X6858</text:p>
          </table:table-cell>
          <table:table-cell table:formula="of:=[.F1120]" office:value-type="string" office:string-value="Y305.625">
            <text:p>Y305.625</text:p>
          </table:table-cell>
        </table:table-row>
        <table:table-row table:style-name="ro1">
          <table:table-cell office:value-type="float" office:value="1127">
            <text:p>1127</text:p>
          </table:table-cell>
          <table:table-cell table:formula="of:=&quot;N&quot;&amp;[.A1120]" office:value-type="string" office:string-value="N1127">
            <text:p>N1127</text:p>
          </table:table-cell>
          <table:table-cell table:formula="of:=[.C1121]-[.$J$4]" office:value-type="float" office:value="6852">
            <text:p>6852</text:p>
          </table:table-cell>
          <table:table-cell table:formula="of:= &quot;X&quot;&amp; [.C1120]" office:value-type="string" office:string-value="X6852">
            <text:p>X6852</text:p>
          </table:table-cell>
          <table:table-cell table:formula="of:=[.E1121]+[.$J$5]" office:value-type="float" office:value="305.625">
            <text:p>305.625</text:p>
          </table:table-cell>
          <table:table-cell table:formula="of:=&quot;Y&quot; &amp; [.E1120]" office:value-type="string" office:string-value="Y305.625">
            <text:p>Y305.625</text:p>
          </table:table-cell>
          <table:table-cell table:formula="of:=[.C1120] +6" office:value-type="float" office:value="6858">
            <text:p>6858</text:p>
          </table:table-cell>
          <table:table-cell table:formula="of:=&quot;X&quot;&amp; [.G1120]" office:value-type="string" office:string-value="X6858">
            <text:p>X6858</text:p>
          </table:table-cell>
          <table:table-cell table:number-columns-repeated="6"/>
          <table:table-cell table:style-name="ce7" table:formula="of:=[.B1121]" office:value-type="string" office:string-value="N1128">
            <text:p>N1128</text:p>
          </table:table-cell>
          <table:table-cell table:style-name="ce7" table:formula="of:=[.D1121]" office:value-type="string" office:string-value="X6856">
            <text:p>X6856</text:p>
          </table:table-cell>
          <table:table-cell table:style-name="ce7" table:formula="of:=[.F1121]" office:value-type="string" office:string-value="Y302.75">
            <text:p>Y302.75</text:p>
          </table:table-cell>
          <table:table-cell/>
          <table:table-cell table:formula="of:=[.B1121]" office:value-type="string" office:string-value="N1128">
            <text:p>N1128</text:p>
          </table:table-cell>
          <table:table-cell table:formula="of:=[.H1121]" office:value-type="string" office:string-value="X6862">
            <text:p>X6862</text:p>
          </table:table-cell>
          <table:table-cell table:formula="of:=[.F1121]" office:value-type="string" office:string-value="Y302.75">
            <text:p>Y302.75</text:p>
          </table:table-cell>
        </table:table-row>
        <table:table-row table:style-name="ro1">
          <table:table-cell office:value-type="float" office:value="1128">
            <text:p>1128</text:p>
          </table:table-cell>
          <table:table-cell table:formula="of:=&quot;N&quot;&amp;[.A1121]" office:value-type="string" office:string-value="N1128">
            <text:p>N1128</text:p>
          </table:table-cell>
          <table:table-cell table:formula="of:=[.C1122]-[.$J$4]" office:value-type="float" office:value="6856">
            <text:p>6856</text:p>
          </table:table-cell>
          <table:table-cell table:formula="of:= &quot;X&quot;&amp; [.C1121]" office:value-type="string" office:string-value="X6856">
            <text:p>X6856</text:p>
          </table:table-cell>
          <table:table-cell table:formula="of:=[.E1122]+[.$J$5]" office:value-type="float" office:value="302.75">
            <text:p>302.75</text:p>
          </table:table-cell>
          <table:table-cell table:formula="of:=&quot;Y&quot; &amp; [.E1121]" office:value-type="string" office:string-value="Y302.75">
            <text:p>Y302.75</text:p>
          </table:table-cell>
          <table:table-cell table:formula="of:=[.C1121] +6" office:value-type="float" office:value="6862">
            <text:p>6862</text:p>
          </table:table-cell>
          <table:table-cell table:formula="of:=&quot;X&quot;&amp; [.G1121]" office:value-type="string" office:string-value="X6862">
            <text:p>X6862</text:p>
          </table:table-cell>
          <table:table-cell table:number-columns-repeated="6"/>
          <table:table-cell table:style-name="ce7" table:formula="of:=[.B1122]" office:value-type="string" office:string-value="N1129">
            <text:p>N1129</text:p>
          </table:table-cell>
          <table:table-cell table:style-name="ce7" table:formula="of:=[.D1122]" office:value-type="string" office:string-value="X6860">
            <text:p>X6860</text:p>
          </table:table-cell>
          <table:table-cell table:style-name="ce7" table:formula="of:=[.F1122]" office:value-type="string" office:string-value="Y299.875">
            <text:p>Y299.875</text:p>
          </table:table-cell>
          <table:table-cell/>
          <table:table-cell table:formula="of:=[.B1122]" office:value-type="string" office:string-value="N1129">
            <text:p>N1129</text:p>
          </table:table-cell>
          <table:table-cell table:formula="of:=[.H1122]" office:value-type="string" office:string-value="X6866">
            <text:p>X6866</text:p>
          </table:table-cell>
          <table:table-cell table:formula="of:=[.F1122]" office:value-type="string" office:string-value="Y299.875">
            <text:p>Y299.875</text:p>
          </table:table-cell>
        </table:table-row>
        <table:table-row table:style-name="ro1">
          <table:table-cell office:value-type="float" office:value="1129">
            <text:p>1129</text:p>
          </table:table-cell>
          <table:table-cell table:formula="of:=&quot;N&quot;&amp;[.A1122]" office:value-type="string" office:string-value="N1129">
            <text:p>N1129</text:p>
          </table:table-cell>
          <table:table-cell table:formula="of:=[.C1123]-[.$J$4]" office:value-type="float" office:value="6860">
            <text:p>6860</text:p>
          </table:table-cell>
          <table:table-cell table:formula="of:= &quot;X&quot;&amp; [.C1122]" office:value-type="string" office:string-value="X6860">
            <text:p>X6860</text:p>
          </table:table-cell>
          <table:table-cell table:formula="of:=[.E1123]+[.$J$5]" office:value-type="float" office:value="299.875">
            <text:p>299.875</text:p>
          </table:table-cell>
          <table:table-cell table:formula="of:=&quot;Y&quot; &amp; [.E1122]" office:value-type="string" office:string-value="Y299.875">
            <text:p>Y299.875</text:p>
          </table:table-cell>
          <table:table-cell table:formula="of:=[.C1122] +6" office:value-type="float" office:value="6866">
            <text:p>6866</text:p>
          </table:table-cell>
          <table:table-cell table:formula="of:=&quot;X&quot;&amp; [.G1122]" office:value-type="string" office:string-value="X6866">
            <text:p>X6866</text:p>
          </table:table-cell>
          <table:table-cell table:number-columns-repeated="6"/>
          <table:table-cell table:style-name="ce7" table:formula="of:=[.B1123]" office:value-type="string" office:string-value="N1130">
            <text:p>N1130</text:p>
          </table:table-cell>
          <table:table-cell table:style-name="ce7" table:formula="of:=[.D1123]" office:value-type="string" office:string-value="X6864">
            <text:p>X6864</text:p>
          </table:table-cell>
          <table:table-cell table:style-name="ce7" table:formula="of:=[.F1123]" office:value-type="string" office:string-value="Y297">
            <text:p>Y297</text:p>
          </table:table-cell>
          <table:table-cell/>
          <table:table-cell table:formula="of:=[.B1123]" office:value-type="string" office:string-value="N1130">
            <text:p>N1130</text:p>
          </table:table-cell>
          <table:table-cell table:formula="of:=[.H1123]" office:value-type="string" office:string-value="X6870">
            <text:p>X6870</text:p>
          </table:table-cell>
          <table:table-cell table:formula="of:=[.F1123]" office:value-type="string" office:string-value="Y297">
            <text:p>Y297</text:p>
          </table:table-cell>
        </table:table-row>
        <table:table-row table:style-name="ro1">
          <table:table-cell office:value-type="float" office:value="1130">
            <text:p>1130</text:p>
          </table:table-cell>
          <table:table-cell table:formula="of:=&quot;N&quot;&amp;[.A1123]" office:value-type="string" office:string-value="N1130">
            <text:p>N1130</text:p>
          </table:table-cell>
          <table:table-cell table:formula="of:=[.C1124]-[.$J$4]" office:value-type="float" office:value="6864">
            <text:p>6864</text:p>
          </table:table-cell>
          <table:table-cell table:formula="of:= &quot;X&quot;&amp; [.C1123]" office:value-type="string" office:string-value="X6864">
            <text:p>X6864</text:p>
          </table:table-cell>
          <table:table-cell table:formula="of:=[.E1124]+[.$J$5]" office:value-type="float" office:value="297">
            <text:p>297</text:p>
          </table:table-cell>
          <table:table-cell table:formula="of:=&quot;Y&quot; &amp; [.E1123]" office:value-type="string" office:string-value="Y297">
            <text:p>Y297</text:p>
          </table:table-cell>
          <table:table-cell table:formula="of:=[.C1123] +6" office:value-type="float" office:value="6870">
            <text:p>6870</text:p>
          </table:table-cell>
          <table:table-cell table:formula="of:=&quot;X&quot;&amp; [.G1123]" office:value-type="string" office:string-value="X6870">
            <text:p>X6870</text:p>
          </table:table-cell>
          <table:table-cell table:number-columns-repeated="6"/>
          <table:table-cell table:style-name="ce7" table:formula="of:=[.B1124]" office:value-type="string" office:string-value="N1131">
            <text:p>N1131</text:p>
          </table:table-cell>
          <table:table-cell table:style-name="ce7" table:formula="of:=[.D1124]" office:value-type="string" office:string-value="X6868">
            <text:p>X6868</text:p>
          </table:table-cell>
          <table:table-cell table:style-name="ce7" table:formula="of:=[.F1124]" office:value-type="string" office:string-value="Y294.125">
            <text:p>Y294.125</text:p>
          </table:table-cell>
          <table:table-cell/>
          <table:table-cell table:formula="of:=[.B1124]" office:value-type="string" office:string-value="N1131">
            <text:p>N1131</text:p>
          </table:table-cell>
          <table:table-cell table:formula="of:=[.H1124]" office:value-type="string" office:string-value="X6874">
            <text:p>X6874</text:p>
          </table:table-cell>
          <table:table-cell table:formula="of:=[.F1124]" office:value-type="string" office:string-value="Y294.125">
            <text:p>Y294.125</text:p>
          </table:table-cell>
        </table:table-row>
        <table:table-row table:style-name="ro1">
          <table:table-cell office:value-type="float" office:value="1131">
            <text:p>1131</text:p>
          </table:table-cell>
          <table:table-cell table:formula="of:=&quot;N&quot;&amp;[.A1124]" office:value-type="string" office:string-value="N1131">
            <text:p>N1131</text:p>
          </table:table-cell>
          <table:table-cell table:formula="of:=[.C1125]-[.$J$4]" office:value-type="float" office:value="6868">
            <text:p>6868</text:p>
          </table:table-cell>
          <table:table-cell table:formula="of:= &quot;X&quot;&amp; [.C1124]" office:value-type="string" office:string-value="X6868">
            <text:p>X6868</text:p>
          </table:table-cell>
          <table:table-cell table:formula="of:=[.E1125]+[.$J$5]" office:value-type="float" office:value="294.125">
            <text:p>294.125</text:p>
          </table:table-cell>
          <table:table-cell table:formula="of:=&quot;Y&quot; &amp; [.E1124]" office:value-type="string" office:string-value="Y294.125">
            <text:p>Y294.125</text:p>
          </table:table-cell>
          <table:table-cell table:formula="of:=[.C1124] +6" office:value-type="float" office:value="6874">
            <text:p>6874</text:p>
          </table:table-cell>
          <table:table-cell table:formula="of:=&quot;X&quot;&amp; [.G1124]" office:value-type="string" office:string-value="X6874">
            <text:p>X6874</text:p>
          </table:table-cell>
          <table:table-cell table:number-columns-repeated="6"/>
          <table:table-cell table:style-name="ce7" table:formula="of:=[.B1125]" office:value-type="string" office:string-value="N1132">
            <text:p>N1132</text:p>
          </table:table-cell>
          <table:table-cell table:style-name="ce7" table:formula="of:=[.D1125]" office:value-type="string" office:string-value="X6872">
            <text:p>X6872</text:p>
          </table:table-cell>
          <table:table-cell table:style-name="ce7" table:formula="of:=[.F1125]" office:value-type="string" office:string-value="Y291.25">
            <text:p>Y291.25</text:p>
          </table:table-cell>
          <table:table-cell/>
          <table:table-cell table:formula="of:=[.B1125]" office:value-type="string" office:string-value="N1132">
            <text:p>N1132</text:p>
          </table:table-cell>
          <table:table-cell table:formula="of:=[.H1125]" office:value-type="string" office:string-value="X6878">
            <text:p>X6878</text:p>
          </table:table-cell>
          <table:table-cell table:formula="of:=[.F1125]" office:value-type="string" office:string-value="Y291.25">
            <text:p>Y291.25</text:p>
          </table:table-cell>
        </table:table-row>
        <table:table-row table:style-name="ro1">
          <table:table-cell office:value-type="float" office:value="1132">
            <text:p>1132</text:p>
          </table:table-cell>
          <table:table-cell table:formula="of:=&quot;N&quot;&amp;[.A1125]" office:value-type="string" office:string-value="N1132">
            <text:p>N1132</text:p>
          </table:table-cell>
          <table:table-cell table:formula="of:=[.C1126]-[.$J$4]" office:value-type="float" office:value="6872">
            <text:p>6872</text:p>
          </table:table-cell>
          <table:table-cell table:formula="of:= &quot;X&quot;&amp; [.C1125]" office:value-type="string" office:string-value="X6872">
            <text:p>X6872</text:p>
          </table:table-cell>
          <table:table-cell table:formula="of:=[.E1126]+[.$J$5]" office:value-type="float" office:value="291.25">
            <text:p>291.25</text:p>
          </table:table-cell>
          <table:table-cell table:formula="of:=&quot;Y&quot; &amp; [.E1125]" office:value-type="string" office:string-value="Y291.25">
            <text:p>Y291.25</text:p>
          </table:table-cell>
          <table:table-cell table:formula="of:=[.C1125] +6" office:value-type="float" office:value="6878">
            <text:p>6878</text:p>
          </table:table-cell>
          <table:table-cell table:formula="of:=&quot;X&quot;&amp; [.G1125]" office:value-type="string" office:string-value="X6878">
            <text:p>X6878</text:p>
          </table:table-cell>
          <table:table-cell table:number-columns-repeated="6"/>
          <table:table-cell table:style-name="ce7" table:formula="of:=[.B1126]" office:value-type="string" office:string-value="N1133">
            <text:p>N1133</text:p>
          </table:table-cell>
          <table:table-cell table:style-name="ce7" table:formula="of:=[.D1126]" office:value-type="string" office:string-value="X6876">
            <text:p>X6876</text:p>
          </table:table-cell>
          <table:table-cell table:style-name="ce7" table:formula="of:=[.F1126]" office:value-type="string" office:string-value="Y288.375">
            <text:p>Y288.375</text:p>
          </table:table-cell>
          <table:table-cell/>
          <table:table-cell table:formula="of:=[.B1126]" office:value-type="string" office:string-value="N1133">
            <text:p>N1133</text:p>
          </table:table-cell>
          <table:table-cell table:formula="of:=[.H1126]" office:value-type="string" office:string-value="X6882">
            <text:p>X6882</text:p>
          </table:table-cell>
          <table:table-cell table:formula="of:=[.F1126]" office:value-type="string" office:string-value="Y288.375">
            <text:p>Y288.375</text:p>
          </table:table-cell>
        </table:table-row>
        <table:table-row table:style-name="ro1">
          <table:table-cell office:value-type="float" office:value="1133">
            <text:p>1133</text:p>
          </table:table-cell>
          <table:table-cell table:formula="of:=&quot;N&quot;&amp;[.A1126]" office:value-type="string" office:string-value="N1133">
            <text:p>N1133</text:p>
          </table:table-cell>
          <table:table-cell table:formula="of:=[.C1127]-[.$J$4]" office:value-type="float" office:value="6876">
            <text:p>6876</text:p>
          </table:table-cell>
          <table:table-cell table:formula="of:= &quot;X&quot;&amp; [.C1126]" office:value-type="string" office:string-value="X6876">
            <text:p>X6876</text:p>
          </table:table-cell>
          <table:table-cell table:formula="of:=[.E1127]+[.$J$5]" office:value-type="float" office:value="288.375">
            <text:p>288.375</text:p>
          </table:table-cell>
          <table:table-cell table:formula="of:=&quot;Y&quot; &amp; [.E1126]" office:value-type="string" office:string-value="Y288.375">
            <text:p>Y288.375</text:p>
          </table:table-cell>
          <table:table-cell table:formula="of:=[.C1126] +6" office:value-type="float" office:value="6882">
            <text:p>6882</text:p>
          </table:table-cell>
          <table:table-cell table:formula="of:=&quot;X&quot;&amp; [.G1126]" office:value-type="string" office:string-value="X6882">
            <text:p>X6882</text:p>
          </table:table-cell>
          <table:table-cell table:number-columns-repeated="6"/>
          <table:table-cell table:style-name="ce7" table:formula="of:=[.B1127]" office:value-type="string" office:string-value="N1134">
            <text:p>N1134</text:p>
          </table:table-cell>
          <table:table-cell table:style-name="ce7" table:formula="of:=[.D1127]" office:value-type="string" office:string-value="X6880">
            <text:p>X6880</text:p>
          </table:table-cell>
          <table:table-cell table:style-name="ce7" table:formula="of:=[.F1127]" office:value-type="string" office:string-value="Y285.5">
            <text:p>Y285.5</text:p>
          </table:table-cell>
          <table:table-cell/>
          <table:table-cell table:formula="of:=[.B1127]" office:value-type="string" office:string-value="N1134">
            <text:p>N1134</text:p>
          </table:table-cell>
          <table:table-cell table:formula="of:=[.H1127]" office:value-type="string" office:string-value="X6886">
            <text:p>X6886</text:p>
          </table:table-cell>
          <table:table-cell table:formula="of:=[.F1127]" office:value-type="string" office:string-value="Y285.5">
            <text:p>Y285.5</text:p>
          </table:table-cell>
        </table:table-row>
        <table:table-row table:style-name="ro1">
          <table:table-cell office:value-type="float" office:value="1134">
            <text:p>1134</text:p>
          </table:table-cell>
          <table:table-cell table:formula="of:=&quot;N&quot;&amp;[.A1127]" office:value-type="string" office:string-value="N1134">
            <text:p>N1134</text:p>
          </table:table-cell>
          <table:table-cell table:formula="of:=[.C1128]-[.$J$4]" office:value-type="float" office:value="6880">
            <text:p>6880</text:p>
          </table:table-cell>
          <table:table-cell table:formula="of:= &quot;X&quot;&amp; [.C1127]" office:value-type="string" office:string-value="X6880">
            <text:p>X6880</text:p>
          </table:table-cell>
          <table:table-cell table:formula="of:=[.E1128]+[.$J$5]" office:value-type="float" office:value="285.5">
            <text:p>285.5</text:p>
          </table:table-cell>
          <table:table-cell table:formula="of:=&quot;Y&quot; &amp; [.E1127]" office:value-type="string" office:string-value="Y285.5">
            <text:p>Y285.5</text:p>
          </table:table-cell>
          <table:table-cell table:formula="of:=[.C1127] +6" office:value-type="float" office:value="6886">
            <text:p>6886</text:p>
          </table:table-cell>
          <table:table-cell table:formula="of:=&quot;X&quot;&amp; [.G1127]" office:value-type="string" office:string-value="X6886">
            <text:p>X6886</text:p>
          </table:table-cell>
          <table:table-cell table:number-columns-repeated="6"/>
          <table:table-cell table:style-name="ce7" table:formula="of:=[.B1128]" office:value-type="string" office:string-value="N1135">
            <text:p>N1135</text:p>
          </table:table-cell>
          <table:table-cell table:style-name="ce7" table:formula="of:=[.D1128]" office:value-type="string" office:string-value="X6884">
            <text:p>X6884</text:p>
          </table:table-cell>
          <table:table-cell table:style-name="ce7" table:formula="of:=[.F1128]" office:value-type="string" office:string-value="Y282.625">
            <text:p>Y282.625</text:p>
          </table:table-cell>
          <table:table-cell/>
          <table:table-cell table:formula="of:=[.B1128]" office:value-type="string" office:string-value="N1135">
            <text:p>N1135</text:p>
          </table:table-cell>
          <table:table-cell table:formula="of:=[.H1128]" office:value-type="string" office:string-value="X6890">
            <text:p>X6890</text:p>
          </table:table-cell>
          <table:table-cell table:formula="of:=[.F1128]" office:value-type="string" office:string-value="Y282.625">
            <text:p>Y282.625</text:p>
          </table:table-cell>
        </table:table-row>
        <table:table-row table:style-name="ro1">
          <table:table-cell office:value-type="float" office:value="1135">
            <text:p>1135</text:p>
          </table:table-cell>
          <table:table-cell table:formula="of:=&quot;N&quot;&amp;[.A1128]" office:value-type="string" office:string-value="N1135">
            <text:p>N1135</text:p>
          </table:table-cell>
          <table:table-cell table:formula="of:=[.C1129]-[.$J$4]" office:value-type="float" office:value="6884">
            <text:p>6884</text:p>
          </table:table-cell>
          <table:table-cell table:formula="of:= &quot;X&quot;&amp; [.C1128]" office:value-type="string" office:string-value="X6884">
            <text:p>X6884</text:p>
          </table:table-cell>
          <table:table-cell table:formula="of:=[.E1129]+[.$J$5]" office:value-type="float" office:value="282.625">
            <text:p>282.625</text:p>
          </table:table-cell>
          <table:table-cell table:formula="of:=&quot;Y&quot; &amp; [.E1128]" office:value-type="string" office:string-value="Y282.625">
            <text:p>Y282.625</text:p>
          </table:table-cell>
          <table:table-cell table:formula="of:=[.C1128] +6" office:value-type="float" office:value="6890">
            <text:p>6890</text:p>
          </table:table-cell>
          <table:table-cell table:formula="of:=&quot;X&quot;&amp; [.G1128]" office:value-type="string" office:string-value="X6890">
            <text:p>X6890</text:p>
          </table:table-cell>
          <table:table-cell table:number-columns-repeated="6"/>
          <table:table-cell table:style-name="ce7" table:formula="of:=[.B1129]" office:value-type="string" office:string-value="N1136">
            <text:p>N1136</text:p>
          </table:table-cell>
          <table:table-cell table:style-name="ce7" table:formula="of:=[.D1129]" office:value-type="string" office:string-value="X6888">
            <text:p>X6888</text:p>
          </table:table-cell>
          <table:table-cell table:style-name="ce7" table:formula="of:=[.F1129]" office:value-type="string" office:string-value="Y279.75">
            <text:p>Y279.75</text:p>
          </table:table-cell>
          <table:table-cell/>
          <table:table-cell table:formula="of:=[.B1129]" office:value-type="string" office:string-value="N1136">
            <text:p>N1136</text:p>
          </table:table-cell>
          <table:table-cell table:formula="of:=[.H1129]" office:value-type="string" office:string-value="X6894">
            <text:p>X6894</text:p>
          </table:table-cell>
          <table:table-cell table:formula="of:=[.F1129]" office:value-type="string" office:string-value="Y279.75">
            <text:p>Y279.75</text:p>
          </table:table-cell>
        </table:table-row>
        <table:table-row table:style-name="ro1">
          <table:table-cell office:value-type="float" office:value="1136">
            <text:p>1136</text:p>
          </table:table-cell>
          <table:table-cell table:formula="of:=&quot;N&quot;&amp;[.A1129]" office:value-type="string" office:string-value="N1136">
            <text:p>N1136</text:p>
          </table:table-cell>
          <table:table-cell table:formula="of:=[.C1130]-[.$J$4]" office:value-type="float" office:value="6888">
            <text:p>6888</text:p>
          </table:table-cell>
          <table:table-cell table:formula="of:= &quot;X&quot;&amp; [.C1129]" office:value-type="string" office:string-value="X6888">
            <text:p>X6888</text:p>
          </table:table-cell>
          <table:table-cell table:formula="of:=[.E1130]+[.$J$5]" office:value-type="float" office:value="279.75">
            <text:p>279.75</text:p>
          </table:table-cell>
          <table:table-cell table:formula="of:=&quot;Y&quot; &amp; [.E1129]" office:value-type="string" office:string-value="Y279.75">
            <text:p>Y279.75</text:p>
          </table:table-cell>
          <table:table-cell table:formula="of:=[.C1129] +6" office:value-type="float" office:value="6894">
            <text:p>6894</text:p>
          </table:table-cell>
          <table:table-cell table:formula="of:=&quot;X&quot;&amp; [.G1129]" office:value-type="string" office:string-value="X6894">
            <text:p>X6894</text:p>
          </table:table-cell>
          <table:table-cell table:number-columns-repeated="6"/>
          <table:table-cell table:style-name="ce7" table:formula="of:=[.B1130]" office:value-type="string" office:string-value="N1137">
            <text:p>N1137</text:p>
          </table:table-cell>
          <table:table-cell table:style-name="ce7" table:formula="of:=[.D1130]" office:value-type="string" office:string-value="X6892">
            <text:p>X6892</text:p>
          </table:table-cell>
          <table:table-cell table:style-name="ce7" table:formula="of:=[.F1130]" office:value-type="string" office:string-value="Y276.875">
            <text:p>Y276.875</text:p>
          </table:table-cell>
          <table:table-cell/>
          <table:table-cell table:formula="of:=[.B1130]" office:value-type="string" office:string-value="N1137">
            <text:p>N1137</text:p>
          </table:table-cell>
          <table:table-cell table:formula="of:=[.H1130]" office:value-type="string" office:string-value="X6898">
            <text:p>X6898</text:p>
          </table:table-cell>
          <table:table-cell table:formula="of:=[.F1130]" office:value-type="string" office:string-value="Y276.875">
            <text:p>Y276.875</text:p>
          </table:table-cell>
        </table:table-row>
        <table:table-row table:style-name="ro1">
          <table:table-cell office:value-type="float" office:value="1137">
            <text:p>1137</text:p>
          </table:table-cell>
          <table:table-cell table:formula="of:=&quot;N&quot;&amp;[.A1130]" office:value-type="string" office:string-value="N1137">
            <text:p>N1137</text:p>
          </table:table-cell>
          <table:table-cell table:formula="of:=[.C1131]-[.$J$4]" office:value-type="float" office:value="6892">
            <text:p>6892</text:p>
          </table:table-cell>
          <table:table-cell table:formula="of:= &quot;X&quot;&amp; [.C1130]" office:value-type="string" office:string-value="X6892">
            <text:p>X6892</text:p>
          </table:table-cell>
          <table:table-cell table:formula="of:=[.E1131]+[.$J$5]" office:value-type="float" office:value="276.875">
            <text:p>276.875</text:p>
          </table:table-cell>
          <table:table-cell table:formula="of:=&quot;Y&quot; &amp; [.E1130]" office:value-type="string" office:string-value="Y276.875">
            <text:p>Y276.875</text:p>
          </table:table-cell>
          <table:table-cell table:formula="of:=[.C1130] +6" office:value-type="float" office:value="6898">
            <text:p>6898</text:p>
          </table:table-cell>
          <table:table-cell table:formula="of:=&quot;X&quot;&amp; [.G1130]" office:value-type="string" office:string-value="X6898">
            <text:p>X6898</text:p>
          </table:table-cell>
          <table:table-cell table:number-columns-repeated="6"/>
          <table:table-cell table:style-name="ce7" table:formula="of:=[.B1131]" office:value-type="string" office:string-value="N1138">
            <text:p>N1138</text:p>
          </table:table-cell>
          <table:table-cell table:style-name="ce7" table:formula="of:=[.D1131]" office:value-type="string" office:string-value="X6896">
            <text:p>X6896</text:p>
          </table:table-cell>
          <table:table-cell table:style-name="ce7" table:formula="of:=[.F1131]" office:value-type="string" office:string-value="Y274">
            <text:p>Y274</text:p>
          </table:table-cell>
          <table:table-cell/>
          <table:table-cell table:formula="of:=[.B1131]" office:value-type="string" office:string-value="N1138">
            <text:p>N1138</text:p>
          </table:table-cell>
          <table:table-cell table:formula="of:=[.H1131]" office:value-type="string" office:string-value="X6902">
            <text:p>X6902</text:p>
          </table:table-cell>
          <table:table-cell table:formula="of:=[.F1131]" office:value-type="string" office:string-value="Y274">
            <text:p>Y274</text:p>
          </table:table-cell>
        </table:table-row>
        <table:table-row table:style-name="ro1">
          <table:table-cell office:value-type="float" office:value="1138">
            <text:p>1138</text:p>
          </table:table-cell>
          <table:table-cell table:formula="of:=&quot;N&quot;&amp;[.A1131]" office:value-type="string" office:string-value="N1138">
            <text:p>N1138</text:p>
          </table:table-cell>
          <table:table-cell table:formula="of:=[.C1132]-[.$J$4]" office:value-type="float" office:value="6896">
            <text:p>6896</text:p>
          </table:table-cell>
          <table:table-cell table:formula="of:= &quot;X&quot;&amp; [.C1131]" office:value-type="string" office:string-value="X6896">
            <text:p>X6896</text:p>
          </table:table-cell>
          <table:table-cell table:formula="of:=[.E1132]+[.$J$5]" office:value-type="float" office:value="274">
            <text:p>274</text:p>
          </table:table-cell>
          <table:table-cell table:formula="of:=&quot;Y&quot; &amp; [.E1131]" office:value-type="string" office:string-value="Y274">
            <text:p>Y274</text:p>
          </table:table-cell>
          <table:table-cell table:formula="of:=[.C1131] +6" office:value-type="float" office:value="6902">
            <text:p>6902</text:p>
          </table:table-cell>
          <table:table-cell table:formula="of:=&quot;X&quot;&amp; [.G1131]" office:value-type="string" office:string-value="X6902">
            <text:p>X6902</text:p>
          </table:table-cell>
          <table:table-cell table:number-columns-repeated="6"/>
          <table:table-cell table:style-name="ce7" table:formula="of:=[.B1132]" office:value-type="string" office:string-value="N1139">
            <text:p>N1139</text:p>
          </table:table-cell>
          <table:table-cell table:style-name="ce7" table:formula="of:=[.D1132]" office:value-type="string" office:string-value="X6900">
            <text:p>X6900</text:p>
          </table:table-cell>
          <table:table-cell table:style-name="ce7" table:formula="of:=[.F1132]" office:value-type="string" office:string-value="Y271.125">
            <text:p>Y271.125</text:p>
          </table:table-cell>
          <table:table-cell/>
          <table:table-cell table:formula="of:=[.B1132]" office:value-type="string" office:string-value="N1139">
            <text:p>N1139</text:p>
          </table:table-cell>
          <table:table-cell table:formula="of:=[.H1132]" office:value-type="string" office:string-value="X6906">
            <text:p>X6906</text:p>
          </table:table-cell>
          <table:table-cell table:formula="of:=[.F1132]" office:value-type="string" office:string-value="Y271.125">
            <text:p>Y271.125</text:p>
          </table:table-cell>
        </table:table-row>
        <table:table-row table:style-name="ro1">
          <table:table-cell office:value-type="float" office:value="1139">
            <text:p>1139</text:p>
          </table:table-cell>
          <table:table-cell table:formula="of:=&quot;N&quot;&amp;[.A1132]" office:value-type="string" office:string-value="N1139">
            <text:p>N1139</text:p>
          </table:table-cell>
          <table:table-cell table:formula="of:=[.C1133]-[.$J$4]" office:value-type="float" office:value="6900">
            <text:p>6900</text:p>
          </table:table-cell>
          <table:table-cell table:formula="of:= &quot;X&quot;&amp; [.C1132]" office:value-type="string" office:string-value="X6900">
            <text:p>X6900</text:p>
          </table:table-cell>
          <table:table-cell table:formula="of:=[.E1133]+[.$J$5]" office:value-type="float" office:value="271.125">
            <text:p>271.125</text:p>
          </table:table-cell>
          <table:table-cell table:formula="of:=&quot;Y&quot; &amp; [.E1132]" office:value-type="string" office:string-value="Y271.125">
            <text:p>Y271.125</text:p>
          </table:table-cell>
          <table:table-cell table:formula="of:=[.C1132] +6" office:value-type="float" office:value="6906">
            <text:p>6906</text:p>
          </table:table-cell>
          <table:table-cell table:formula="of:=&quot;X&quot;&amp; [.G1132]" office:value-type="string" office:string-value="X6906">
            <text:p>X6906</text:p>
          </table:table-cell>
          <table:table-cell table:number-columns-repeated="6"/>
          <table:table-cell table:style-name="ce7" table:formula="of:=[.B1133]" office:value-type="string" office:string-value="N1140">
            <text:p>N1140</text:p>
          </table:table-cell>
          <table:table-cell table:style-name="ce7" table:formula="of:=[.D1133]" office:value-type="string" office:string-value="X6904">
            <text:p>X6904</text:p>
          </table:table-cell>
          <table:table-cell table:style-name="ce7" table:formula="of:=[.F1133]" office:value-type="string" office:string-value="Y268.25">
            <text:p>Y268.25</text:p>
          </table:table-cell>
          <table:table-cell/>
          <table:table-cell table:formula="of:=[.B1133]" office:value-type="string" office:string-value="N1140">
            <text:p>N1140</text:p>
          </table:table-cell>
          <table:table-cell table:formula="of:=[.H1133]" office:value-type="string" office:string-value="X6910">
            <text:p>X6910</text:p>
          </table:table-cell>
          <table:table-cell table:formula="of:=[.F1133]" office:value-type="string" office:string-value="Y268.25">
            <text:p>Y268.25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table:formula="of:=&quot;N&quot;&amp;[.A1133]" office:value-type="string" office:string-value="N1140">
            <text:p>N1140</text:p>
          </table:table-cell>
          <table:table-cell table:formula="of:=[.C1134]-[.$J$4]" office:value-type="float" office:value="6904">
            <text:p>6904</text:p>
          </table:table-cell>
          <table:table-cell table:formula="of:= &quot;X&quot;&amp; [.C1133]" office:value-type="string" office:string-value="X6904">
            <text:p>X6904</text:p>
          </table:table-cell>
          <table:table-cell table:formula="of:=[.E1134]+[.$J$5]" office:value-type="float" office:value="268.25">
            <text:p>268.25</text:p>
          </table:table-cell>
          <table:table-cell table:formula="of:=&quot;Y&quot; &amp; [.E1133]" office:value-type="string" office:string-value="Y268.25">
            <text:p>Y268.25</text:p>
          </table:table-cell>
          <table:table-cell table:formula="of:=[.C1133] +6" office:value-type="float" office:value="6910">
            <text:p>6910</text:p>
          </table:table-cell>
          <table:table-cell table:formula="of:=&quot;X&quot;&amp; [.G1133]" office:value-type="string" office:string-value="X6910">
            <text:p>X6910</text:p>
          </table:table-cell>
          <table:table-cell table:number-columns-repeated="6"/>
          <table:table-cell table:style-name="ce7" table:formula="of:=[.B1134]" office:value-type="string" office:string-value="N1141">
            <text:p>N1141</text:p>
          </table:table-cell>
          <table:table-cell table:style-name="ce7" table:formula="of:=[.D1134]" office:value-type="string" office:string-value="X6908">
            <text:p>X6908</text:p>
          </table:table-cell>
          <table:table-cell table:style-name="ce7" table:formula="of:=[.F1134]" office:value-type="string" office:string-value="Y265.375">
            <text:p>Y265.375</text:p>
          </table:table-cell>
          <table:table-cell/>
          <table:table-cell table:formula="of:=[.B1134]" office:value-type="string" office:string-value="N1141">
            <text:p>N1141</text:p>
          </table:table-cell>
          <table:table-cell table:formula="of:=[.H1134]" office:value-type="string" office:string-value="X6914">
            <text:p>X6914</text:p>
          </table:table-cell>
          <table:table-cell table:formula="of:=[.F1134]" office:value-type="string" office:string-value="Y265.375">
            <text:p>Y265.375</text:p>
          </table:table-cell>
        </table:table-row>
        <table:table-row table:style-name="ro1">
          <table:table-cell office:value-type="float" office:value="1141">
            <text:p>1141</text:p>
          </table:table-cell>
          <table:table-cell table:formula="of:=&quot;N&quot;&amp;[.A1134]" office:value-type="string" office:string-value="N1141">
            <text:p>N1141</text:p>
          </table:table-cell>
          <table:table-cell table:formula="of:=[.C1135]-[.$J$4]" office:value-type="float" office:value="6908">
            <text:p>6908</text:p>
          </table:table-cell>
          <table:table-cell table:formula="of:= &quot;X&quot;&amp; [.C1134]" office:value-type="string" office:string-value="X6908">
            <text:p>X6908</text:p>
          </table:table-cell>
          <table:table-cell table:formula="of:=[.E1135]+[.$J$5]" office:value-type="float" office:value="265.375">
            <text:p>265.375</text:p>
          </table:table-cell>
          <table:table-cell table:formula="of:=&quot;Y&quot; &amp; [.E1134]" office:value-type="string" office:string-value="Y265.375">
            <text:p>Y265.375</text:p>
          </table:table-cell>
          <table:table-cell table:formula="of:=[.C1134] +6" office:value-type="float" office:value="6914">
            <text:p>6914</text:p>
          </table:table-cell>
          <table:table-cell table:formula="of:=&quot;X&quot;&amp; [.G1134]" office:value-type="string" office:string-value="X6914">
            <text:p>X6914</text:p>
          </table:table-cell>
          <table:table-cell table:number-columns-repeated="6"/>
          <table:table-cell table:style-name="ce7" table:formula="of:=[.B1135]" office:value-type="string" office:string-value="N1142">
            <text:p>N1142</text:p>
          </table:table-cell>
          <table:table-cell table:style-name="ce7" table:formula="of:=[.D1135]" office:value-type="string" office:string-value="X6912">
            <text:p>X6912</text:p>
          </table:table-cell>
          <table:table-cell table:style-name="ce7" table:formula="of:=[.F1135]" office:value-type="string" office:string-value="Y262.5">
            <text:p>Y262.5</text:p>
          </table:table-cell>
          <table:table-cell/>
          <table:table-cell table:formula="of:=[.B1135]" office:value-type="string" office:string-value="N1142">
            <text:p>N1142</text:p>
          </table:table-cell>
          <table:table-cell table:formula="of:=[.H1135]" office:value-type="string" office:string-value="X6918">
            <text:p>X6918</text:p>
          </table:table-cell>
          <table:table-cell table:formula="of:=[.F1135]" office:value-type="string" office:string-value="Y262.5">
            <text:p>Y262.5</text:p>
          </table:table-cell>
        </table:table-row>
        <table:table-row table:style-name="ro1">
          <table:table-cell office:value-type="float" office:value="1142">
            <text:p>1142</text:p>
          </table:table-cell>
          <table:table-cell table:formula="of:=&quot;N&quot;&amp;[.A1135]" office:value-type="string" office:string-value="N1142">
            <text:p>N1142</text:p>
          </table:table-cell>
          <table:table-cell table:formula="of:=[.C1136]-[.$J$4]" office:value-type="float" office:value="6912">
            <text:p>6912</text:p>
          </table:table-cell>
          <table:table-cell table:formula="of:= &quot;X&quot;&amp; [.C1135]" office:value-type="string" office:string-value="X6912">
            <text:p>X6912</text:p>
          </table:table-cell>
          <table:table-cell table:formula="of:=[.E1136]+[.$J$5]" office:value-type="float" office:value="262.5">
            <text:p>262.5</text:p>
          </table:table-cell>
          <table:table-cell table:formula="of:=&quot;Y&quot; &amp; [.E1135]" office:value-type="string" office:string-value="Y262.5">
            <text:p>Y262.5</text:p>
          </table:table-cell>
          <table:table-cell table:formula="of:=[.C1135] +6" office:value-type="float" office:value="6918">
            <text:p>6918</text:p>
          </table:table-cell>
          <table:table-cell table:formula="of:=&quot;X&quot;&amp; [.G1135]" office:value-type="string" office:string-value="X6918">
            <text:p>X6918</text:p>
          </table:table-cell>
          <table:table-cell table:number-columns-repeated="6"/>
          <table:table-cell table:style-name="ce7" table:formula="of:=[.B1136]" office:value-type="string" office:string-value="N1143">
            <text:p>N1143</text:p>
          </table:table-cell>
          <table:table-cell table:style-name="ce7" table:formula="of:=[.D1136]" office:value-type="string" office:string-value="X6916">
            <text:p>X6916</text:p>
          </table:table-cell>
          <table:table-cell table:style-name="ce7" table:formula="of:=[.F1136]" office:value-type="string" office:string-value="Y259.625">
            <text:p>Y259.625</text:p>
          </table:table-cell>
          <table:table-cell/>
          <table:table-cell table:formula="of:=[.B1136]" office:value-type="string" office:string-value="N1143">
            <text:p>N1143</text:p>
          </table:table-cell>
          <table:table-cell table:formula="of:=[.H1136]" office:value-type="string" office:string-value="X6922">
            <text:p>X6922</text:p>
          </table:table-cell>
          <table:table-cell table:formula="of:=[.F1136]" office:value-type="string" office:string-value="Y259.625">
            <text:p>Y259.625</text:p>
          </table:table-cell>
        </table:table-row>
        <table:table-row table:style-name="ro1">
          <table:table-cell office:value-type="float" office:value="1143">
            <text:p>1143</text:p>
          </table:table-cell>
          <table:table-cell table:formula="of:=&quot;N&quot;&amp;[.A1136]" office:value-type="string" office:string-value="N1143">
            <text:p>N1143</text:p>
          </table:table-cell>
          <table:table-cell table:formula="of:=[.C1137]-[.$J$4]" office:value-type="float" office:value="6916">
            <text:p>6916</text:p>
          </table:table-cell>
          <table:table-cell table:formula="of:= &quot;X&quot;&amp; [.C1136]" office:value-type="string" office:string-value="X6916">
            <text:p>X6916</text:p>
          </table:table-cell>
          <table:table-cell table:formula="of:=[.E1137]+[.$J$5]" office:value-type="float" office:value="259.625">
            <text:p>259.625</text:p>
          </table:table-cell>
          <table:table-cell table:formula="of:=&quot;Y&quot; &amp; [.E1136]" office:value-type="string" office:string-value="Y259.625">
            <text:p>Y259.625</text:p>
          </table:table-cell>
          <table:table-cell table:formula="of:=[.C1136] +6" office:value-type="float" office:value="6922">
            <text:p>6922</text:p>
          </table:table-cell>
          <table:table-cell table:formula="of:=&quot;X&quot;&amp; [.G1136]" office:value-type="string" office:string-value="X6922">
            <text:p>X6922</text:p>
          </table:table-cell>
          <table:table-cell table:number-columns-repeated="6"/>
          <table:table-cell table:style-name="ce7" table:formula="of:=[.B1137]" office:value-type="string" office:string-value="N1144">
            <text:p>N1144</text:p>
          </table:table-cell>
          <table:table-cell table:style-name="ce7" table:formula="of:=[.D1137]" office:value-type="string" office:string-value="X6920">
            <text:p>X6920</text:p>
          </table:table-cell>
          <table:table-cell table:style-name="ce7" table:formula="of:=[.F1137]" office:value-type="string" office:string-value="Y256.75">
            <text:p>Y256.75</text:p>
          </table:table-cell>
          <table:table-cell/>
          <table:table-cell table:formula="of:=[.B1137]" office:value-type="string" office:string-value="N1144">
            <text:p>N1144</text:p>
          </table:table-cell>
          <table:table-cell table:formula="of:=[.H1137]" office:value-type="string" office:string-value="X6926">
            <text:p>X6926</text:p>
          </table:table-cell>
          <table:table-cell table:formula="of:=[.F1137]" office:value-type="string" office:string-value="Y256.75">
            <text:p>Y256.75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table:formula="of:=&quot;N&quot;&amp;[.A1137]" office:value-type="string" office:string-value="N1144">
            <text:p>N1144</text:p>
          </table:table-cell>
          <table:table-cell table:formula="of:=[.C1138]-[.$J$4]" office:value-type="float" office:value="6920">
            <text:p>6920</text:p>
          </table:table-cell>
          <table:table-cell table:formula="of:= &quot;X&quot;&amp; [.C1137]" office:value-type="string" office:string-value="X6920">
            <text:p>X6920</text:p>
          </table:table-cell>
          <table:table-cell table:formula="of:=[.E1138]+[.$J$5]" office:value-type="float" office:value="256.75">
            <text:p>256.75</text:p>
          </table:table-cell>
          <table:table-cell table:formula="of:=&quot;Y&quot; &amp; [.E1137]" office:value-type="string" office:string-value="Y256.75">
            <text:p>Y256.75</text:p>
          </table:table-cell>
          <table:table-cell table:formula="of:=[.C1137] +6" office:value-type="float" office:value="6926">
            <text:p>6926</text:p>
          </table:table-cell>
          <table:table-cell table:formula="of:=&quot;X&quot;&amp; [.G1137]" office:value-type="string" office:string-value="X6926">
            <text:p>X6926</text:p>
          </table:table-cell>
          <table:table-cell table:number-columns-repeated="6"/>
          <table:table-cell table:style-name="ce7" table:formula="of:=[.B1138]" office:value-type="string" office:string-value="N1145">
            <text:p>N1145</text:p>
          </table:table-cell>
          <table:table-cell table:style-name="ce7" table:formula="of:=[.D1138]" office:value-type="string" office:string-value="X6924">
            <text:p>X6924</text:p>
          </table:table-cell>
          <table:table-cell table:style-name="ce7" table:formula="of:=[.F1138]" office:value-type="string" office:string-value="Y253.875">
            <text:p>Y253.875</text:p>
          </table:table-cell>
          <table:table-cell/>
          <table:table-cell table:formula="of:=[.B1138]" office:value-type="string" office:string-value="N1145">
            <text:p>N1145</text:p>
          </table:table-cell>
          <table:table-cell table:formula="of:=[.H1138]" office:value-type="string" office:string-value="X6930">
            <text:p>X6930</text:p>
          </table:table-cell>
          <table:table-cell table:formula="of:=[.F1138]" office:value-type="string" office:string-value="Y253.875">
            <text:p>Y253.875</text:p>
          </table:table-cell>
        </table:table-row>
        <table:table-row table:style-name="ro1">
          <table:table-cell office:value-type="float" office:value="1145">
            <text:p>1145</text:p>
          </table:table-cell>
          <table:table-cell table:formula="of:=&quot;N&quot;&amp;[.A1138]" office:value-type="string" office:string-value="N1145">
            <text:p>N1145</text:p>
          </table:table-cell>
          <table:table-cell table:formula="of:=[.C1139]-[.$J$4]" office:value-type="float" office:value="6924">
            <text:p>6924</text:p>
          </table:table-cell>
          <table:table-cell table:formula="of:= &quot;X&quot;&amp; [.C1138]" office:value-type="string" office:string-value="X6924">
            <text:p>X6924</text:p>
          </table:table-cell>
          <table:table-cell table:formula="of:=[.E1139]+[.$J$5]" office:value-type="float" office:value="253.875">
            <text:p>253.875</text:p>
          </table:table-cell>
          <table:table-cell table:formula="of:=&quot;Y&quot; &amp; [.E1138]" office:value-type="string" office:string-value="Y253.875">
            <text:p>Y253.875</text:p>
          </table:table-cell>
          <table:table-cell table:formula="of:=[.C1138] +6" office:value-type="float" office:value="6930">
            <text:p>6930</text:p>
          </table:table-cell>
          <table:table-cell table:formula="of:=&quot;X&quot;&amp; [.G1138]" office:value-type="string" office:string-value="X6930">
            <text:p>X6930</text:p>
          </table:table-cell>
          <table:table-cell table:number-columns-repeated="6"/>
          <table:table-cell table:style-name="ce7" table:formula="of:=[.B1139]" office:value-type="string" office:string-value="N1146">
            <text:p>N1146</text:p>
          </table:table-cell>
          <table:table-cell table:style-name="ce7" table:formula="of:=[.D1139]" office:value-type="string" office:string-value="X6928">
            <text:p>X6928</text:p>
          </table:table-cell>
          <table:table-cell table:style-name="ce7" table:formula="of:=[.F1139]" office:value-type="string" office:string-value="Y251">
            <text:p>Y251</text:p>
          </table:table-cell>
          <table:table-cell/>
          <table:table-cell table:formula="of:=[.B1139]" office:value-type="string" office:string-value="N1146">
            <text:p>N1146</text:p>
          </table:table-cell>
          <table:table-cell table:formula="of:=[.H1139]" office:value-type="string" office:string-value="X6934">
            <text:p>X6934</text:p>
          </table:table-cell>
          <table:table-cell table:formula="of:=[.F1139]" office:value-type="string" office:string-value="Y251">
            <text:p>Y251</text:p>
          </table:table-cell>
        </table:table-row>
        <table:table-row table:style-name="ro1">
          <table:table-cell office:value-type="float" office:value="1146">
            <text:p>1146</text:p>
          </table:table-cell>
          <table:table-cell table:formula="of:=&quot;N&quot;&amp;[.A1139]" office:value-type="string" office:string-value="N1146">
            <text:p>N1146</text:p>
          </table:table-cell>
          <table:table-cell table:formula="of:=[.C1140]-[.$J$4]" office:value-type="float" office:value="6928">
            <text:p>6928</text:p>
          </table:table-cell>
          <table:table-cell table:formula="of:= &quot;X&quot;&amp; [.C1139]" office:value-type="string" office:string-value="X6928">
            <text:p>X6928</text:p>
          </table:table-cell>
          <table:table-cell table:formula="of:=[.E1140]+[.$J$5]" office:value-type="float" office:value="251">
            <text:p>251</text:p>
          </table:table-cell>
          <table:table-cell table:formula="of:=&quot;Y&quot; &amp; [.E1139]" office:value-type="string" office:string-value="Y251">
            <text:p>Y251</text:p>
          </table:table-cell>
          <table:table-cell table:formula="of:=[.C1139] +6" office:value-type="float" office:value="6934">
            <text:p>6934</text:p>
          </table:table-cell>
          <table:table-cell table:formula="of:=&quot;X&quot;&amp; [.G1139]" office:value-type="string" office:string-value="X6934">
            <text:p>X6934</text:p>
          </table:table-cell>
          <table:table-cell table:number-columns-repeated="6"/>
          <table:table-cell table:style-name="ce7" table:formula="of:=[.B1140]" office:value-type="string" office:string-value="N1147">
            <text:p>N1147</text:p>
          </table:table-cell>
          <table:table-cell table:style-name="ce7" table:formula="of:=[.D1140]" office:value-type="string" office:string-value="X6932">
            <text:p>X6932</text:p>
          </table:table-cell>
          <table:table-cell table:style-name="ce7" table:formula="of:=[.F1140]" office:value-type="string" office:string-value="Y248.125">
            <text:p>Y248.125</text:p>
          </table:table-cell>
          <table:table-cell/>
          <table:table-cell table:formula="of:=[.B1140]" office:value-type="string" office:string-value="N1147">
            <text:p>N1147</text:p>
          </table:table-cell>
          <table:table-cell table:formula="of:=[.H1140]" office:value-type="string" office:string-value="X6938">
            <text:p>X6938</text:p>
          </table:table-cell>
          <table:table-cell table:formula="of:=[.F1140]" office:value-type="string" office:string-value="Y248.125">
            <text:p>Y248.125</text:p>
          </table:table-cell>
        </table:table-row>
        <table:table-row table:style-name="ro1">
          <table:table-cell office:value-type="float" office:value="1147">
            <text:p>1147</text:p>
          </table:table-cell>
          <table:table-cell table:formula="of:=&quot;N&quot;&amp;[.A1140]" office:value-type="string" office:string-value="N1147">
            <text:p>N1147</text:p>
          </table:table-cell>
          <table:table-cell table:formula="of:=[.C1141]-[.$J$4]" office:value-type="float" office:value="6932">
            <text:p>6932</text:p>
          </table:table-cell>
          <table:table-cell table:formula="of:= &quot;X&quot;&amp; [.C1140]" office:value-type="string" office:string-value="X6932">
            <text:p>X6932</text:p>
          </table:table-cell>
          <table:table-cell table:formula="of:=[.E1141]+[.$J$5]" office:value-type="float" office:value="248.125">
            <text:p>248.125</text:p>
          </table:table-cell>
          <table:table-cell table:formula="of:=&quot;Y&quot; &amp; [.E1140]" office:value-type="string" office:string-value="Y248.125">
            <text:p>Y248.125</text:p>
          </table:table-cell>
          <table:table-cell table:formula="of:=[.C1140] +6" office:value-type="float" office:value="6938">
            <text:p>6938</text:p>
          </table:table-cell>
          <table:table-cell table:formula="of:=&quot;X&quot;&amp; [.G1140]" office:value-type="string" office:string-value="X6938">
            <text:p>X6938</text:p>
          </table:table-cell>
          <table:table-cell table:number-columns-repeated="6"/>
          <table:table-cell table:style-name="ce7" table:formula="of:=[.B1141]" office:value-type="string" office:string-value="N1148">
            <text:p>N1148</text:p>
          </table:table-cell>
          <table:table-cell table:style-name="ce7" table:formula="of:=[.D1141]" office:value-type="string" office:string-value="X6936">
            <text:p>X6936</text:p>
          </table:table-cell>
          <table:table-cell table:style-name="ce7" table:formula="of:=[.F1141]" office:value-type="string" office:string-value="Y245.25">
            <text:p>Y245.25</text:p>
          </table:table-cell>
          <table:table-cell/>
          <table:table-cell table:formula="of:=[.B1141]" office:value-type="string" office:string-value="N1148">
            <text:p>N1148</text:p>
          </table:table-cell>
          <table:table-cell table:formula="of:=[.H1141]" office:value-type="string" office:string-value="X6942">
            <text:p>X6942</text:p>
          </table:table-cell>
          <table:table-cell table:formula="of:=[.F1141]" office:value-type="string" office:string-value="Y245.25">
            <text:p>Y245.25</text:p>
          </table:table-cell>
        </table:table-row>
        <table:table-row table:style-name="ro1">
          <table:table-cell office:value-type="float" office:value="1148">
            <text:p>1148</text:p>
          </table:table-cell>
          <table:table-cell table:formula="of:=&quot;N&quot;&amp;[.A1141]" office:value-type="string" office:string-value="N1148">
            <text:p>N1148</text:p>
          </table:table-cell>
          <table:table-cell table:formula="of:=[.C1142]-[.$J$4]" office:value-type="float" office:value="6936">
            <text:p>6936</text:p>
          </table:table-cell>
          <table:table-cell table:formula="of:= &quot;X&quot;&amp; [.C1141]" office:value-type="string" office:string-value="X6936">
            <text:p>X6936</text:p>
          </table:table-cell>
          <table:table-cell table:formula="of:=[.E1142]+[.$J$5]" office:value-type="float" office:value="245.25">
            <text:p>245.25</text:p>
          </table:table-cell>
          <table:table-cell table:formula="of:=&quot;Y&quot; &amp; [.E1141]" office:value-type="string" office:string-value="Y245.25">
            <text:p>Y245.25</text:p>
          </table:table-cell>
          <table:table-cell table:formula="of:=[.C1141] +6" office:value-type="float" office:value="6942">
            <text:p>6942</text:p>
          </table:table-cell>
          <table:table-cell table:formula="of:=&quot;X&quot;&amp; [.G1141]" office:value-type="string" office:string-value="X6942">
            <text:p>X6942</text:p>
          </table:table-cell>
          <table:table-cell table:number-columns-repeated="6"/>
          <table:table-cell table:style-name="ce7" table:formula="of:=[.B1142]" office:value-type="string" office:string-value="N1149">
            <text:p>N1149</text:p>
          </table:table-cell>
          <table:table-cell table:style-name="ce7" table:formula="of:=[.D1142]" office:value-type="string" office:string-value="X6940">
            <text:p>X6940</text:p>
          </table:table-cell>
          <table:table-cell table:style-name="ce7" table:formula="of:=[.F1142]" office:value-type="string" office:string-value="Y242.375">
            <text:p>Y242.375</text:p>
          </table:table-cell>
          <table:table-cell/>
          <table:table-cell table:formula="of:=[.B1142]" office:value-type="string" office:string-value="N1149">
            <text:p>N1149</text:p>
          </table:table-cell>
          <table:table-cell table:formula="of:=[.H1142]" office:value-type="string" office:string-value="X6946">
            <text:p>X6946</text:p>
          </table:table-cell>
          <table:table-cell table:formula="of:=[.F1142]" office:value-type="string" office:string-value="Y242.375">
            <text:p>Y242.375</text:p>
          </table:table-cell>
        </table:table-row>
        <table:table-row table:style-name="ro1">
          <table:table-cell office:value-type="float" office:value="1149">
            <text:p>1149</text:p>
          </table:table-cell>
          <table:table-cell table:formula="of:=&quot;N&quot;&amp;[.A1142]" office:value-type="string" office:string-value="N1149">
            <text:p>N1149</text:p>
          </table:table-cell>
          <table:table-cell table:formula="of:=[.C1143]-[.$J$4]" office:value-type="float" office:value="6940">
            <text:p>6940</text:p>
          </table:table-cell>
          <table:table-cell table:formula="of:= &quot;X&quot;&amp; [.C1142]" office:value-type="string" office:string-value="X6940">
            <text:p>X6940</text:p>
          </table:table-cell>
          <table:table-cell table:formula="of:=[.E1143]+[.$J$5]" office:value-type="float" office:value="242.375">
            <text:p>242.375</text:p>
          </table:table-cell>
          <table:table-cell table:formula="of:=&quot;Y&quot; &amp; [.E1142]" office:value-type="string" office:string-value="Y242.375">
            <text:p>Y242.375</text:p>
          </table:table-cell>
          <table:table-cell table:formula="of:=[.C1142] +6" office:value-type="float" office:value="6946">
            <text:p>6946</text:p>
          </table:table-cell>
          <table:table-cell table:formula="of:=&quot;X&quot;&amp; [.G1142]" office:value-type="string" office:string-value="X6946">
            <text:p>X6946</text:p>
          </table:table-cell>
          <table:table-cell table:number-columns-repeated="6"/>
          <table:table-cell table:style-name="ce7" table:formula="of:=[.B1143]" office:value-type="string" office:string-value="N1150">
            <text:p>N1150</text:p>
          </table:table-cell>
          <table:table-cell table:style-name="ce7" table:formula="of:=[.D1143]" office:value-type="string" office:string-value="X6944">
            <text:p>X6944</text:p>
          </table:table-cell>
          <table:table-cell table:style-name="ce7" table:formula="of:=[.F1143]" office:value-type="string" office:string-value="Y239.5">
            <text:p>Y239.5</text:p>
          </table:table-cell>
          <table:table-cell/>
          <table:table-cell table:formula="of:=[.B1143]" office:value-type="string" office:string-value="N1150">
            <text:p>N1150</text:p>
          </table:table-cell>
          <table:table-cell table:formula="of:=[.H1143]" office:value-type="string" office:string-value="X6950">
            <text:p>X6950</text:p>
          </table:table-cell>
          <table:table-cell table:formula="of:=[.F1143]" office:value-type="string" office:string-value="Y239.5">
            <text:p>Y239.5</text:p>
          </table:table-cell>
        </table:table-row>
        <table:table-row table:style-name="ro1">
          <table:table-cell office:value-type="float" office:value="1150">
            <text:p>1150</text:p>
          </table:table-cell>
          <table:table-cell table:formula="of:=&quot;N&quot;&amp;[.A1143]" office:value-type="string" office:string-value="N1150">
            <text:p>N1150</text:p>
          </table:table-cell>
          <table:table-cell office:value-type="float" office:value="6944">
            <text:p>6944</text:p>
          </table:table-cell>
          <table:table-cell table:formula="of:= &quot;X&quot;&amp; [.C1143]" office:value-type="string" office:string-value="X6944">
            <text:p>X6944</text:p>
          </table:table-cell>
          <table:table-cell office:value-type="float" office:value="239.5">
            <text:p>239.5</text:p>
          </table:table-cell>
          <table:table-cell table:formula="of:=&quot;Y&quot; &amp; [.E1143]" office:value-type="string" office:string-value="Y239.5">
            <text:p>Y239.5</text:p>
          </table:table-cell>
          <table:table-cell table:formula="of:=[.C1143] +6" office:value-type="float" office:value="6950">
            <text:p>6950</text:p>
          </table:table-cell>
          <table:table-cell table:formula="of:=&quot;X&quot;&amp; [.G1143]" office:value-type="string" office:string-value="X6950">
            <text:p>X6950</text:p>
          </table:table-cell>
          <table:table-cell table:number-columns-repeated="6"/>
          <table:table-cell table:style-name="ce7" table:formula="of:=[.B1144]" office:value-type="string" office:string-value="N1151">
            <text:p>N1151</text:p>
          </table:table-cell>
          <table:table-cell table:style-name="ce7" table:formula="of:=[.D1144]" office:value-type="string" office:string-value="X6948">
            <text:p>X6948</text:p>
          </table:table-cell>
          <table:table-cell table:style-name="ce7" table:formula="of:=[.F1144]" office:value-type="string" office:string-value="Y242.375">
            <text:p>Y242.375</text:p>
          </table:table-cell>
          <table:table-cell/>
          <table:table-cell table:formula="of:=[.B1144]" office:value-type="string" office:string-value="N1151">
            <text:p>N1151</text:p>
          </table:table-cell>
          <table:table-cell table:formula="of:=[.H1144]" office:value-type="string" office:string-value="X6954">
            <text:p>X6954</text:p>
          </table:table-cell>
          <table:table-cell table:formula="of:=[.F1144]" office:value-type="string" office:string-value="Y242.375">
            <text:p>Y242.375</text:p>
          </table:table-cell>
        </table:table-row>
        <table:table-row table:style-name="ro1">
          <table:table-cell office:value-type="float" office:value="1151">
            <text:p>1151</text:p>
          </table:table-cell>
          <table:table-cell table:formula="of:=&quot;N&quot;&amp;[.A1144]" office:value-type="string" office:string-value="N1151">
            <text:p>N1151</text:p>
          </table:table-cell>
          <table:table-cell table:formula="of:=[.C1143]+[.$J$4]" office:value-type="float" office:value="6948">
            <text:p>6948</text:p>
          </table:table-cell>
          <table:table-cell table:formula="of:= &quot;X&quot;&amp; [.C1144]" office:value-type="string" office:string-value="X6948">
            <text:p>X6948</text:p>
          </table:table-cell>
          <table:table-cell table:formula="of:=[.E1143]+[.$J$5]" office:value-type="float" office:value="242.375">
            <text:p>242.375</text:p>
          </table:table-cell>
          <table:table-cell table:formula="of:=&quot;Y&quot; &amp; [.E1144]" office:value-type="string" office:string-value="Y242.375">
            <text:p>Y242.375</text:p>
          </table:table-cell>
          <table:table-cell table:formula="of:=[.C1144] +6" office:value-type="float" office:value="6954">
            <text:p>6954</text:p>
          </table:table-cell>
          <table:table-cell table:formula="of:=&quot;X&quot;&amp; [.G1144]" office:value-type="string" office:string-value="X6954">
            <text:p>X6954</text:p>
          </table:table-cell>
          <table:table-cell table:number-columns-repeated="6"/>
          <table:table-cell table:style-name="ce7" table:formula="of:=[.B1145]" office:value-type="float" office:value="0">
            <text:p>0</text:p>
          </table:table-cell>
          <table:table-cell table:number-columns-repeated="6"/>
        </table:table-row>
        <table:table-row table:style-name="ro1">
          <table:table-cell/>
          <table:table-cell/>
          <table:table-cell table:number-columns-repeated="12"/>
          <table:table-cell table:style-name="ce7" table:formula="of:=[.B1146]" office:value-type="float" office:value="0">
            <text:p>0</text:p>
          </table:table-cell>
          <table:table-cell table:number-columns-repeated="6"/>
        </table:table-row>
        <table:table-row table:style-name="ro1">
          <table:table-cell/>
          <table:table-cell/>
          <table:table-cell table:number-columns-repeated="12"/>
          <table:table-cell table:style-name="ce7" table:formula="of:=[.B1147]" office:value-type="float" office:value="0">
            <text:p>0</text:p>
          </table:table-cell>
          <table:table-cell table:number-columns-repeated="6"/>
        </table:table-row>
        <table:table-row table:style-name="ro1">
          <table:table-cell/>
          <table:table-cell/>
          <table:table-cell table:number-columns-repeated="19"/>
        </table:table-row>
        <table:table-row table:style-name="ro1" table:number-rows-repeated="1047428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24/10/2017</text:date>, <text:time>12:4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to DUNE</meta:initial-creator>
    <meta:creation-date>2017-08-24T10:06:30.41</meta:creation-date>
    <dc:date>2017-10-24T12:40:39.33</dc:date>
    <dc:creator>Proto DUNE</dc:creator>
    <meta:editing-duration>P14DT2H20M7S</meta:editing-duration>
    <meta:editing-cycles>17</meta:editing-cycles>
    <meta:generator>OpenOffice/4.1.3$Win32 OpenOffice.org_project/413m1$Build-9783</meta:generator>
    <meta:document-statistic meta:table-count="3" meta:cell-count="16030" meta:object-count="0"/>
  </office:meta>
</office:document-meta>
</file>